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a2f6d" officeooo:paragraph-rsid="000a2f6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a2f6d" officeooo:paragraph-rsid="000b701c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a2f6d" officeooo:paragraph-rsid="03cfc94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ba2e1" officeooo:paragraph-rsid="000ba2e1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0d3298" officeooo:paragraph-rsid="000d3298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weight="bold" officeooo:rsid="000d3298" officeooo:paragraph-rsid="01d674d8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fo:font-weight="bold" officeooo:rsid="0010624f" officeooo:paragraph-rsid="0010624f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fo:font-weight="bold" officeooo:rsid="001f575c" officeooo:paragraph-rsid="001f575c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8pt" fo:font-weight="bold" officeooo:rsid="001f575c" officeooo:paragraph-rsid="032aa048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8pt" fo:font-weight="bold" officeooo:rsid="00209250" officeooo:paragraph-rsid="00209250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8pt" fo:font-weight="bold" officeooo:rsid="00209250" officeooo:paragraph-rsid="0050b480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8pt" fo:font-weight="bold" officeooo:rsid="0042e444" officeooo:paragraph-rsid="0042e444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8pt" fo:font-weight="bold" officeooo:rsid="00484293" officeooo:paragraph-rsid="00484293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8pt" fo:font-weight="bold" officeooo:rsid="00484293" officeooo:paragraph-rsid="005127b5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8pt" fo:font-weight="bold" officeooo:rsid="00484293" officeooo:paragraph-rsid="00773236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8pt" fo:font-weight="bold" officeooo:rsid="00484293" officeooo:paragraph-rsid="008fb542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8pt" fo:font-weight="bold" officeooo:rsid="00484293" officeooo:paragraph-rsid="00a83d6c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8pt" fo:font-weight="bold" officeooo:rsid="00484293" officeooo:paragraph-rsid="00b16fdf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8pt" fo:font-weight="bold" officeooo:rsid="00484293" officeooo:paragraph-rsid="00c7f60e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8pt" fo:font-weight="bold" officeooo:rsid="00484293" officeooo:paragraph-rsid="00d2fbf2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8pt" fo:font-weight="bold" officeooo:rsid="00484293" officeooo:paragraph-rsid="00e9fe53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8pt" fo:font-weight="bold" officeooo:rsid="00484293" officeooo:paragraph-rsid="00ec35af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8pt" fo:font-weight="bold" officeooo:rsid="00484293" officeooo:paragraph-rsid="01192acd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8pt" fo:font-weight="bold" officeooo:rsid="00484293" officeooo:paragraph-rsid="012b4300" style:font-size-asian="18pt" style:font-weight-asian="bold" style:font-size-complex="18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8pt" fo:font-weight="bold" officeooo:rsid="00484293" officeooo:paragraph-rsid="016578ac" style:font-size-asian="18pt" style:font-weight-asian="bold" style:font-size-complex="18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8pt" fo:font-weight="bold" officeooo:rsid="00484293" officeooo:paragraph-rsid="01672d51" style:font-size-asian="18pt" style:font-weight-asian="bold" style:font-size-complex="18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8pt" fo:font-weight="bold" officeooo:rsid="00484293" officeooo:paragraph-rsid="0181bc2a" style:font-size-asian="18pt" style:font-weight-asian="bold" style:font-size-complex="18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8pt" fo:font-weight="bold" officeooo:rsid="00484293" officeooo:paragraph-rsid="01831233" style:font-size-asian="18pt" style:font-weight-asian="bold" style:font-size-complex="18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8pt" fo:font-weight="bold" officeooo:rsid="00484293" officeooo:paragraph-rsid="019372fe" style:font-size-asian="18pt" style:font-weight-asian="bold" style:font-size-complex="18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8pt" fo:font-weight="bold" officeooo:rsid="00484293" officeooo:paragraph-rsid="01a090e7" style:font-size-asian="18pt" style:font-weight-asian="bold" style:font-size-complex="18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8pt" fo:font-weight="bold" officeooo:rsid="00484293" officeooo:paragraph-rsid="01a33138" style:font-size-asian="18pt" style:font-weight-asian="bold" style:font-size-complex="18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8pt" fo:font-weight="bold" officeooo:rsid="00484293" officeooo:paragraph-rsid="01c2deb0" style:font-size-asian="18pt" style:font-weight-asian="bold" style:font-size-complex="18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8pt" fo:font-weight="bold" officeooo:rsid="00484293" officeooo:paragraph-rsid="020cf77b" style:font-size-asian="18pt" style:font-weight-asian="bold" style:font-size-complex="18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8pt" fo:font-weight="bold" officeooo:rsid="00484293" officeooo:paragraph-rsid="0214572a" style:font-size-asian="18pt" style:font-weight-asian="bold" style:font-size-complex="18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8pt" fo:font-weight="bold" officeooo:rsid="00484293" officeooo:paragraph-rsid="022e8a5e" style:font-size-asian="18pt" style:font-weight-asian="bold" style:font-size-complex="18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8pt" fo:font-weight="bold" officeooo:rsid="00484293" officeooo:paragraph-rsid="023bc2a7" style:font-size-asian="18pt" style:font-weight-asian="bold" style:font-size-complex="18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8pt" fo:font-weight="bold" officeooo:rsid="00484293" officeooo:paragraph-rsid="025d5ca0" style:font-size-asian="18pt" style:font-weight-asian="bold" style:font-size-complex="18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8pt" fo:font-weight="bold" officeooo:rsid="00484293" officeooo:paragraph-rsid="027e2afc" style:font-size-asian="18pt" style:font-weight-asian="bold" style:font-size-complex="18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8pt" fo:font-weight="bold" officeooo:rsid="00484293" officeooo:paragraph-rsid="0286a3c1" style:font-size-asian="18pt" style:font-weight-asian="bold" style:font-size-complex="18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8pt" fo:font-weight="bold" officeooo:rsid="00484293" officeooo:paragraph-rsid="029ee24c" style:font-size-asian="18pt" style:font-weight-asian="bold" style:font-size-complex="18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8pt" fo:font-weight="bold" officeooo:rsid="00484293" officeooo:paragraph-rsid="02a3dce2" style:font-size-asian="18pt" style:font-weight-asian="bold" style:font-size-complex="18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8pt" fo:font-weight="bold" officeooo:rsid="00484293" officeooo:paragraph-rsid="02a531f7" style:font-size-asian="18pt" style:font-weight-asian="bold" style:font-size-complex="18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8pt" fo:font-weight="bold" officeooo:rsid="00484293" officeooo:paragraph-rsid="02a80c30" style:font-size-asian="18pt" style:font-weight-asian="bold" style:font-size-complex="18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8pt" fo:font-weight="bold" officeooo:rsid="00484293" officeooo:paragraph-rsid="02ac1b43" style:font-size-asian="18pt" style:font-weight-asian="bold" style:font-size-complex="18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8pt" fo:font-weight="bold" officeooo:rsid="00484293" officeooo:paragraph-rsid="02d45090" style:font-size-asian="18pt" style:font-weight-asian="bold" style:font-size-complex="18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8pt" fo:font-weight="bold" officeooo:rsid="00484293" officeooo:paragraph-rsid="02edb5fe" style:font-size-asian="18pt" style:font-weight-asian="bold" style:font-size-complex="18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8pt" fo:font-weight="bold" officeooo:rsid="00484293" officeooo:paragraph-rsid="02f27e92" style:font-size-asian="18pt" style:font-weight-asian="bold" style:font-size-complex="18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8pt" fo:font-weight="bold" officeooo:rsid="00484293" officeooo:paragraph-rsid="040caa75" style:font-size-asian="18pt" style:font-weight-asian="bold" style:font-size-complex="18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8pt" fo:font-weight="bold" officeooo:rsid="00484293" officeooo:paragraph-rsid="04109576" style:font-size-asian="18pt" style:font-weight-asian="bold" style:font-size-complex="18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8pt" fo:font-weight="bold" officeooo:rsid="00484293" officeooo:paragraph-rsid="0413056d" style:font-size-asian="18pt" style:font-weight-asian="bold" style:font-size-complex="18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8pt" fo:font-weight="bold" officeooo:rsid="00484293" officeooo:paragraph-rsid="041812ba" style:font-size-asian="18pt" style:font-weight-asian="bold" style:font-size-complex="18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8pt" fo:font-weight="bold" officeooo:rsid="00484293" officeooo:paragraph-rsid="041cd9ea" style:font-size-asian="18pt" style:font-weight-asian="bold" style:font-size-complex="18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8pt" fo:font-weight="bold" officeooo:rsid="00484293" officeooo:paragraph-rsid="045e5303" style:font-size-asian="18pt" style:font-weight-asian="bold" style:font-size-complex="18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8pt" fo:font-weight="bold" officeooo:rsid="03693a9d" officeooo:paragraph-rsid="03693a9d" style:font-size-asian="18pt" style:font-weight-asian="bold" style:font-size-complex="18pt" style:font-weight-complex="bold"/>
    </style:style>
    <style:style style:name="P55" style:family="paragraph" style:parent-style-name="Standard" style:master-page-name="">
      <loext:graphic-properties draw:fill="none"/>
      <style:paragraph-properties fo:margin-left="2.499cm" fo:margin-right="0cm" fo:text-align="start" style:justify-single-word="false" fo:text-indent="0cm" style:auto-text-indent="false" style:page-number="auto" fo:background-color="transparent"/>
      <style:text-properties fo:font-size="18pt" fo:font-weight="bold" officeooo:rsid="03693a9d" officeooo:paragraph-rsid="03d21031" style:font-size-asian="18pt" style:font-weight-asian="bold" style:font-size-complex="18pt" style:font-weight-complex="bold"/>
    </style:style>
    <style:style style:name="P56" style:family="paragraph" style:parent-style-name="Standard">
      <loext:graphic-properties draw:fill="none"/>
      <style:paragraph-properties fo:margin-left="2.499cm" fo:margin-right="0cm" fo:text-align="start" style:justify-single-word="false" fo:text-indent="0cm" style:auto-text-indent="false" fo:background-color="transparent"/>
      <style:text-properties fo:font-size="18pt" fo:font-weight="bold" officeooo:rsid="03693a9d" officeooo:paragraph-rsid="03d21031" style:font-size-asian="18pt" style:font-weight-asian="bold" style:font-size-complex="18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8pt" fo:font-weight="bold" officeooo:rsid="03693a9d" officeooo:paragraph-rsid="0426961d" style:font-size-asian="18pt" style:font-weight-asian="bold" style:font-size-complex="18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0a2f6d" officeooo:paragraph-rsid="000a2f6d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0b701c" officeooo:paragraph-rsid="000b701c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0b701c" officeooo:paragraph-rsid="03cfbea1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0b701c" officeooo:paragraph-rsid="03b66ec0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0b701c" officeooo:paragraph-rsid="03cfc94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09250" officeooo:paragraph-rsid="00209250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10624f" officeooo:paragraph-rsid="002d8e0c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3fa8b2" officeooo:paragraph-rsid="00382ffc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4883cb" officeooo:paragraph-rsid="005127b5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4883cb" officeooo:paragraph-rsid="00773236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4883cb" officeooo:paragraph-rsid="008fb542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4883cb" officeooo:paragraph-rsid="00a83d6c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4883cb" officeooo:paragraph-rsid="00b16fdf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4883cb" officeooo:paragraph-rsid="00c7f60e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4883cb" officeooo:paragraph-rsid="00d2fbf2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4883cb" officeooo:paragraph-rsid="00e9fe53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4883cb" officeooo:paragraph-rsid="00ec35af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4883cb" officeooo:paragraph-rsid="0286a3c1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4883cb" officeooo:paragraph-rsid="02ac1b43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4883cb" officeooo:paragraph-rsid="03eccc8e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4d1619" officeooo:paragraph-rsid="0050b480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3cfbea1" officeooo:paragraph-rsid="03cfbea1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d2fbf2" officeooo:paragraph-rsid="03eccc8e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4pt" fo:font-weight="bold" officeooo:rsid="005127b5" officeooo:paragraph-rsid="005127b5" style:font-size-asian="14pt" style:font-weight-asian="bold" style:font-size-complex="14pt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size="14pt" fo:font-weight="bold" officeooo:rsid="005127b5" officeooo:paragraph-rsid="00773236" style:font-size-asian="14pt" style:font-weight-asian="bold" style:font-size-complex="14pt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size="14pt" fo:font-weight="bold" officeooo:rsid="005127b5" officeooo:paragraph-rsid="008fb542" style:font-size-asian="14pt" style:font-weight-asian="bold" style:font-size-complex="14pt" style:font-weight-complex="bold"/>
    </style:style>
    <style:style style:name="P84" style:family="paragraph" style:parent-style-name="Standard">
      <style:paragraph-properties fo:text-align="start" style:justify-single-word="false"/>
      <style:text-properties fo:font-size="14pt" fo:font-weight="bold" officeooo:rsid="005127b5" officeooo:paragraph-rsid="00382ffc" style:font-size-asian="14pt" style:font-weight-asian="bold" style:font-size-complex="14pt" style:font-weight-complex="bold"/>
    </style:style>
    <style:style style:name="P85" style:family="paragraph" style:parent-style-name="Standard">
      <style:paragraph-properties fo:text-align="start" style:justify-single-word="false"/>
      <style:text-properties fo:font-size="14pt" fo:font-weight="bold" officeooo:rsid="005127b5" officeooo:paragraph-rsid="040caa75" style:font-size-asian="14pt" style:font-weight-asian="bold" style:font-size-complex="14pt" style:font-weight-complex="bold"/>
    </style:style>
    <style:style style:name="P86" style:family="paragraph" style:parent-style-name="Standard">
      <style:paragraph-properties fo:text-align="start" style:justify-single-word="false"/>
      <style:text-properties fo:font-size="14pt" fo:font-weight="bold" officeooo:rsid="005127b5" officeooo:paragraph-rsid="040f5d59" style:font-size-asian="14pt" style:font-weight-asian="bold" style:font-size-complex="14pt" style:font-weight-complex="bold"/>
    </style:style>
    <style:style style:name="P87" style:family="paragraph" style:parent-style-name="Standard">
      <style:paragraph-properties fo:text-align="start" style:justify-single-word="false"/>
      <style:text-properties fo:font-size="14pt" fo:font-weight="bold" officeooo:rsid="005127b5" officeooo:paragraph-rsid="048fa720" style:font-size-asian="14pt" style:font-weight-asian="bold" style:font-size-complex="14pt" style:font-weight-complex="bold"/>
    </style:style>
    <style:style style:name="P88" style:family="paragraph" style:parent-style-name="Standard">
      <style:paragraph-properties fo:text-align="start" style:justify-single-word="false"/>
      <style:text-properties fo:font-size="14pt" fo:font-weight="bold" officeooo:rsid="008fb542" officeooo:paragraph-rsid="008fb542" style:font-size-asian="14pt" style:font-weight-asian="bold" style:font-size-complex="14pt" style:font-weight-complex="bold"/>
    </style:style>
    <style:style style:name="P89" style:family="paragraph" style:parent-style-name="Standard">
      <style:paragraph-properties fo:text-align="start" style:justify-single-word="false"/>
      <style:text-properties fo:font-size="14pt" fo:font-weight="bold" officeooo:rsid="00c7f60e" officeooo:paragraph-rsid="02ac1b43" style:font-size-asian="14pt" style:font-weight-asian="bold" style:font-size-complex="14pt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size="14pt" fo:font-weight="normal" officeooo:rsid="005127b5" officeooo:paragraph-rsid="00382ffc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4pt" fo:font-weight="normal" officeooo:rsid="005127b5" officeooo:paragraph-rsid="005127b5" style:font-size-asian="14pt" style:font-weight-asian="normal" style:font-size-complex="14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4pt" fo:font-weight="normal" officeooo:rsid="005127b5" officeooo:paragraph-rsid="04109576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4pt" fo:font-weight="normal" officeooo:rsid="005127b5" officeooo:paragraph-rsid="0413056d" style:font-size-asian="14pt" style:font-weight-asian="normal" style:font-size-complex="14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4pt" fo:font-weight="normal" officeooo:rsid="005127b5" officeooo:paragraph-rsid="04132621" style:font-size-asian="14pt" style:font-weight-asian="normal" style:font-size-complex="14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4pt" fo:font-weight="normal" officeooo:rsid="005127b5" officeooo:paragraph-rsid="0414cacf" style:font-size-asian="14pt" style:font-weight-asian="normal" style:font-size-complex="14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4pt" fo:font-weight="normal" officeooo:rsid="005127b5" officeooo:paragraph-rsid="04165871" style:font-size-asian="14pt" style:font-weight-asian="normal" style:font-size-complex="14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4pt" fo:font-weight="normal" officeooo:rsid="005127b5" officeooo:paragraph-rsid="041812ba" style:font-size-asian="14pt" style:font-weight-asian="normal" style:font-size-complex="14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4pt" fo:font-weight="normal" officeooo:rsid="005127b5" officeooo:paragraph-rsid="0419b2c3" style:font-size-asian="14pt" style:font-weight-asian="normal" style:font-size-complex="14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4pt" fo:font-weight="normal" officeooo:rsid="005127b5" officeooo:paragraph-rsid="041cd9ea" style:font-size-asian="14pt" style:font-weight-asian="normal" style:font-size-complex="14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4pt" fo:font-weight="normal" officeooo:rsid="005127b5" officeooo:paragraph-rsid="041e4c5f" style:font-size-asian="14pt" style:font-weight-asian="normal" style:font-size-complex="14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0pt" fo:font-weight="normal" officeooo:rsid="00484293" officeooo:paragraph-rsid="00484293" style:font-size-asian="10pt" style:font-weight-asian="normal" style:font-size-complex="10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0pt" fo:font-weight="normal" officeooo:rsid="00484293" officeooo:paragraph-rsid="005127b5" style:font-size-asian="10pt" style:font-weight-asian="normal" style:font-size-complex="10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0pt" fo:font-weight="normal" officeooo:rsid="000a2f6d" officeooo:paragraph-rsid="000b701c" style:font-size-asian="10pt" style:font-weight-asian="normal" style:font-size-complex="10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0pt" fo:font-weight="normal" officeooo:rsid="00131b12" officeooo:paragraph-rsid="0021a083" style:font-size-asian="10pt" style:font-weight-asian="normal" style:font-size-complex="10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0pt" fo:font-weight="normal" officeooo:rsid="00131b12" officeooo:paragraph-rsid="002d8e0c" style:font-size-asian="10pt" style:font-weight-asian="normal" style:font-size-complex="10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0pt" fo:font-weight="normal" officeooo:rsid="00131b12" officeooo:paragraph-rsid="030b63d6" style:font-size-asian="10pt" style:font-weight-asian="normal" style:font-size-complex="10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0pt" fo:font-weight="normal" officeooo:rsid="00131b12" officeooo:paragraph-rsid="039da747" style:font-size-asian="10pt" style:font-weight-asian="normal" style:font-size-complex="10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0pt" fo:font-weight="normal" officeooo:rsid="00131b12" officeooo:paragraph-rsid="043b787c" style:font-size-asian="10pt" style:font-weight-asian="normal" style:font-size-complex="10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0pt" fo:font-weight="normal" officeooo:rsid="00158c69" officeooo:paragraph-rsid="0021a083" style:font-size-asian="10pt" style:font-weight-asian="normal" style:font-size-complex="10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0pt" fo:font-weight="normal" officeooo:rsid="00158c69" officeooo:paragraph-rsid="030b63d6" style:font-size-asian="10pt" style:font-weight-asian="normal" style:font-size-complex="10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0pt" fo:font-weight="normal" officeooo:rsid="00158c69" officeooo:paragraph-rsid="030caf58" style:font-size-asian="10pt" style:font-weight-asian="normal" style:font-size-complex="10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0pt" fo:font-weight="normal" officeooo:rsid="00173fda" officeooo:paragraph-rsid="0021a083" style:font-size-asian="10pt" style:font-weight-asian="normal" style:font-size-complex="10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0pt" fo:font-weight="normal" officeooo:rsid="00173fda" officeooo:paragraph-rsid="030caf58" style:font-size-asian="10pt" style:font-weight-asian="normal" style:font-size-complex="10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0pt" fo:font-weight="normal" officeooo:rsid="001b9450" officeooo:paragraph-rsid="0021a083" style:font-size-asian="10pt" style:font-weight-asian="normal" style:font-size-complex="10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0pt" fo:font-weight="normal" officeooo:rsid="001b9450" officeooo:paragraph-rsid="00173fda" style:font-size-asian="10pt" style:font-weight-asian="normal" style:font-size-complex="10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0pt" fo:font-weight="normal" officeooo:rsid="001b9450" officeooo:paragraph-rsid="030caf58" style:font-size-asian="10pt" style:font-weight-asian="normal" style:font-size-complex="10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0pt" fo:font-weight="normal" officeooo:rsid="001b9450" officeooo:paragraph-rsid="030cf29d" style:font-size-asian="10pt" style:font-weight-asian="normal" style:font-size-complex="10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0pt" fo:font-weight="normal" officeooo:rsid="001b9450" officeooo:paragraph-rsid="03106d68" style:font-size-asian="10pt" style:font-weight-asian="normal" style:font-size-complex="10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0pt" fo:font-weight="normal" officeooo:rsid="001d594c" officeooo:paragraph-rsid="00173fda" style:font-size-asian="10pt" style:font-weight-asian="normal" style:font-size-complex="10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0pt" fo:font-weight="normal" officeooo:rsid="0018f47e" officeooo:paragraph-rsid="0021a083" style:font-size-asian="10pt" style:font-weight-asian="normal" style:font-size-complex="10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0pt" fo:font-weight="normal" officeooo:rsid="0018f47e" officeooo:paragraph-rsid="030cf29d" style:font-size-asian="10pt" style:font-weight-asian="normal" style:font-size-complex="10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0pt" fo:font-weight="normal" officeooo:rsid="0018f47e" officeooo:paragraph-rsid="030e548a" style:font-size-asian="10pt" style:font-weight-asian="normal" style:font-size-complex="10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0pt" fo:font-weight="normal" officeooo:rsid="0018f47e" officeooo:paragraph-rsid="03106d68" style:font-size-asian="10pt" style:font-weight-asian="normal" style:font-size-complex="10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0pt" fo:font-weight="normal" officeooo:rsid="0018f47e" officeooo:paragraph-rsid="045a263b" style:font-size-asian="10pt" style:font-weight-asian="normal" style:font-size-complex="10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0pt" fo:font-weight="normal" officeooo:rsid="0042e444" officeooo:paragraph-rsid="0042e444" style:font-size-asian="10pt" style:font-weight-asian="normal" style:font-size-complex="10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0pt" fo:font-weight="normal" officeooo:rsid="0042e444" officeooo:paragraph-rsid="01dd2667" style:font-size-asian="10pt" style:font-weight-asian="normal" style:font-size-complex="10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0pt" fo:font-weight="normal" officeooo:rsid="00209250" officeooo:paragraph-rsid="00209250" style:font-size-asian="10pt" style:font-weight-asian="normal" style:font-size-complex="10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0pt" fo:font-weight="normal" officeooo:rsid="00209250" officeooo:paragraph-rsid="0314c755" style:font-size-asian="10pt" style:font-weight-asian="normal" style:font-size-complex="10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0pt" fo:font-weight="normal" officeooo:rsid="00238c15" officeooo:paragraph-rsid="00209250" style:font-size-asian="10pt" style:font-weight-asian="normal" style:font-size-complex="10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0pt" fo:font-weight="normal" officeooo:rsid="00238c15" officeooo:paragraph-rsid="0314c755" style:font-size-asian="10pt" style:font-weight-asian="normal" style:font-size-complex="10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0pt" fo:font-weight="normal" officeooo:rsid="0028eab8" officeooo:paragraph-rsid="0025bf76" style:font-size-asian="10pt" style:font-weight-asian="normal" style:font-size-complex="10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0pt" fo:font-weight="normal" officeooo:rsid="0028eab8" officeooo:paragraph-rsid="0028eab8" style:font-size-asian="10pt" style:font-weight-asian="normal" style:font-size-complex="10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0pt" fo:font-weight="normal" officeooo:rsid="002e5e9b" officeooo:paragraph-rsid="002e5e9b" style:font-size-asian="10pt" style:font-weight-asian="normal" style:font-size-complex="10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0pt" fo:font-weight="normal" officeooo:rsid="00344d72" officeooo:paragraph-rsid="00344d72" style:font-size-asian="10pt" style:font-weight-asian="normal" style:font-size-complex="10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0pt" fo:font-weight="normal" officeooo:rsid="00344d72" officeooo:paragraph-rsid="00562773" style:font-size-asian="10pt" style:font-weight-asian="normal" style:font-size-complex="10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0pt" fo:font-weight="normal" officeooo:rsid="0036779b" officeooo:paragraph-rsid="0036779b" style:font-size-asian="10pt" style:font-weight-asian="normal" style:font-size-complex="10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0pt" fo:font-weight="normal" officeooo:rsid="0036779b" officeooo:paragraph-rsid="0318e793" style:font-size-asian="10pt" style:font-weight-asian="normal" style:font-size-complex="10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0pt" fo:font-weight="normal" officeooo:rsid="003a29f0" officeooo:paragraph-rsid="00382ffc" style:font-size-asian="10pt" style:font-weight-asian="normal" style:font-size-complex="10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0pt" fo:font-weight="normal" officeooo:rsid="003a29f0" officeooo:paragraph-rsid="0318e793" style:font-size-asian="10pt" style:font-weight-asian="normal" style:font-size-complex="10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0pt" fo:font-weight="normal" officeooo:rsid="003a29f0" officeooo:paragraph-rsid="031a086f" style:font-size-asian="10pt" style:font-weight-asian="normal" style:font-size-complex="10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0pt" fo:font-weight="normal" officeooo:rsid="003da980" officeooo:paragraph-rsid="00382ffc" style:font-size-asian="10pt" style:font-weight-asian="normal" style:font-size-complex="10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0pt" fo:font-weight="normal" officeooo:rsid="003da980" officeooo:paragraph-rsid="004a2164" style:font-size-asian="10pt" style:font-weight-asian="normal" style:font-size-complex="10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0pt" fo:font-weight="normal" officeooo:rsid="003da980" officeooo:paragraph-rsid="031dfd0d" style:font-size-asian="10pt" style:font-weight-asian="normal" style:font-size-complex="10pt" style:font-weight-complex="normal"/>
    </style:style>
    <style:style style:name="P144" style:family="paragraph" style:parent-style-name="Standard">
      <style:paragraph-properties fo:text-align="start" style:justify-single-word="false">
        <style:tab-stops/>
      </style:paragraph-properties>
      <style:text-properties fo:font-size="10pt" fo:font-weight="normal" officeooo:rsid="003da980" officeooo:paragraph-rsid="031dfd0d" style:font-size-asian="10pt" style:font-weight-asian="normal" style:font-size-complex="10pt" style:font-weight-complex="normal"/>
    </style:style>
    <style:style style:name="P145" style:family="paragraph" style:parent-style-name="Standard">
      <style:paragraph-properties fo:text-align="start" style:justify-single-word="false">
        <style:tab-stops>
          <style:tab-stop style:position="0.94cm"/>
        </style:tab-stops>
      </style:paragraph-properties>
      <style:text-properties fo:font-size="10pt" fo:font-weight="normal" officeooo:rsid="003da980" officeooo:paragraph-rsid="031dfd0d" style:font-size-asian="10pt" style:font-weight-asian="normal" style:font-size-complex="10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04a2164" style:font-size-asian="10pt" style:font-weight-asian="normal" style:font-size-complex="10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05127b5" style:font-size-asian="10pt" style:font-weight-asian="normal" style:font-size-complex="10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052f8a0" style:font-size-asian="10pt" style:font-weight-asian="normal" style:font-size-complex="10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053c768" style:font-size-asian="10pt" style:font-weight-asian="normal" style:font-size-complex="10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0562773" style:font-size-asian="10pt" style:font-weight-asian="normal" style:font-size-complex="10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0671750" style:font-size-asian="10pt" style:font-weight-asian="normal" style:font-size-complex="10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0773236" style:font-size-asian="10pt" style:font-weight-asian="normal" style:font-size-complex="10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0787587" style:font-size-asian="10pt" style:font-weight-asian="normal" style:font-size-complex="10pt" style:font-weight-complex="normal"/>
    </style:style>
    <style:style style:name="P154" style:family="paragraph" style:parent-style-name="Standard">
      <style:paragraph-properties fo:text-align="start" style:justify-single-word="false">
        <style:tab-stops>
          <style:tab-stop style:position="0.504cm"/>
        </style:tab-stops>
      </style:paragraph-properties>
      <style:text-properties fo:font-size="10pt" fo:font-weight="normal" officeooo:rsid="004883cb" officeooo:paragraph-rsid="007edad1" style:font-size-asian="10pt" style:font-weight-asian="normal" style:font-size-complex="10pt" style:font-weight-complex="normal"/>
    </style:style>
    <style:style style:name="P155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fo:font-size="10pt" fo:font-weight="normal" officeooo:rsid="004883cb" officeooo:paragraph-rsid="00773236" style:font-size-asian="10pt" style:font-weight-asian="normal" style:font-size-complex="10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0825bee" style:font-size-asian="10pt" style:font-weight-asian="normal" style:font-size-complex="10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08fb542" style:font-size-asian="10pt" style:font-weight-asian="normal" style:font-size-complex="10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0a83d6c" style:font-size-asian="10pt" style:font-weight-asian="normal" style:font-size-complex="10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0ab02d1" style:font-size-asian="10pt" style:font-weight-asian="normal" style:font-size-complex="10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0b16fdf" style:font-size-asian="10pt" style:font-weight-asian="normal" style:font-size-complex="10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0b1bea7" style:font-size-asian="10pt" style:font-weight-asian="normal" style:font-size-complex="10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0b3b60a" style:font-size-asian="10pt" style:font-weight-asian="normal" style:font-size-complex="10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0c7f60e" style:font-size-asian="10pt" style:font-weight-asian="normal" style:font-size-complex="10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0c9aab9" style:font-size-asian="10pt" style:font-weight-asian="normal" style:font-size-complex="10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0c9e754" style:font-size-asian="10pt" style:font-weight-asian="normal" style:font-size-complex="10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0cb0dd3" style:font-size-asian="10pt" style:font-weight-asian="normal" style:font-size-complex="10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0ccdebf" style:font-size-asian="10pt" style:font-weight-asian="normal" style:font-size-complex="10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0ce31bd" style:font-size-asian="10pt" style:font-weight-asian="normal" style:font-size-complex="10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0d2fbf2" style:font-size-asian="10pt" style:font-weight-asian="normal" style:font-size-complex="10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0d49ae1" style:font-size-asian="10pt" style:font-weight-asian="normal" style:font-size-complex="10pt" style:font-weight-complex="normal"/>
    </style:style>
    <style:style style:name="P171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0d56ab0" style:font-size-asian="10pt" style:font-weight-asian="normal" style:font-size-complex="10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0d71b8f" style:font-size-asian="10pt" style:font-weight-asian="normal" style:font-size-complex="10pt" style:font-weight-complex="normal"/>
    </style:style>
    <style:style style:name="P173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0db0210" style:font-size-asian="10pt" style:font-weight-asian="normal" style:font-size-complex="10pt" style:font-weight-complex="normal"/>
    </style:style>
    <style:style style:name="P174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0dbe830" style:font-size-asian="10pt" style:font-weight-asian="normal" style:font-size-complex="10pt" style:font-weight-complex="normal"/>
    </style:style>
    <style:style style:name="P175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0dcf38d" style:font-size-asian="10pt" style:font-weight-asian="normal" style:font-size-complex="10pt" style:font-weight-complex="normal"/>
    </style:style>
    <style:style style:name="P176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0ef0ca6" style:font-size-asian="10pt" style:font-weight-asian="normal" style:font-size-complex="10pt" style:font-weight-complex="normal"/>
    </style:style>
    <style:style style:name="P177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1ef9171" style:font-size-asian="10pt" style:font-weight-asian="normal" style:font-size-complex="10pt" style:font-weight-complex="normal"/>
    </style:style>
    <style:style style:name="P178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286a3c1" style:font-size-asian="10pt" style:font-weight-asian="normal" style:font-size-complex="10pt" style:font-weight-complex="normal"/>
    </style:style>
    <style:style style:name="P179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28c8d35" style:font-size-asian="10pt" style:font-weight-asian="normal" style:font-size-complex="10pt" style:font-weight-complex="normal"/>
    </style:style>
    <style:style style:name="P180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28e0db9" style:font-size-asian="10pt" style:font-weight-asian="normal" style:font-size-complex="10pt" style:font-weight-complex="normal"/>
    </style:style>
    <style:style style:name="P181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28f11e9" style:font-size-asian="10pt" style:font-weight-asian="normal" style:font-size-complex="10pt" style:font-weight-complex="normal"/>
    </style:style>
    <style:style style:name="P182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28ff6d1" style:font-size-asian="10pt" style:font-weight-asian="normal" style:font-size-complex="10pt" style:font-weight-complex="normal"/>
    </style:style>
    <style:style style:name="P183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291bbf1" style:font-size-asian="10pt" style:font-weight-asian="normal" style:font-size-complex="10pt" style:font-weight-complex="normal"/>
    </style:style>
    <style:style style:name="P184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2923dac" style:font-size-asian="10pt" style:font-weight-asian="normal" style:font-size-complex="10pt" style:font-weight-complex="normal"/>
    </style:style>
    <style:style style:name="P185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293c9a0" style:font-size-asian="10pt" style:font-weight-asian="normal" style:font-size-complex="10pt" style:font-weight-complex="normal"/>
    </style:style>
    <style:style style:name="P186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299ff37" style:font-size-asian="10pt" style:font-weight-asian="normal" style:font-size-complex="10pt" style:font-weight-complex="normal"/>
    </style:style>
    <style:style style:name="P187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2ac1b43" style:font-size-asian="10pt" style:font-weight-asian="normal" style:font-size-complex="10pt" style:font-weight-complex="normal"/>
    </style:style>
    <style:style style:name="P188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2addcf2" style:font-size-asian="10pt" style:font-weight-asian="normal" style:font-size-complex="10pt" style:font-weight-complex="normal"/>
    </style:style>
    <style:style style:name="P189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2d45090" style:font-size-asian="10pt" style:font-weight-asian="normal" style:font-size-complex="10pt" style:font-weight-complex="normal"/>
    </style:style>
    <style:style style:name="P190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2d51090" style:font-size-asian="10pt" style:font-weight-asian="normal" style:font-size-complex="10pt" style:font-weight-complex="normal"/>
    </style:style>
    <style:style style:name="P191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2ec062b" style:font-size-asian="10pt" style:font-weight-asian="normal" style:font-size-complex="10pt" style:font-weight-complex="normal"/>
    </style:style>
    <style:style style:name="P192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2ee0f2d" style:font-size-asian="10pt" style:font-weight-asian="normal" style:font-size-complex="10pt" style:font-weight-complex="normal"/>
    </style:style>
    <style:style style:name="P193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32aa048" style:font-size-asian="10pt" style:font-weight-asian="normal" style:font-size-complex="10pt" style:font-weight-complex="normal"/>
    </style:style>
    <style:style style:name="P194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32c1fbf" style:font-size-asian="10pt" style:font-weight-asian="normal" style:font-size-complex="10pt" style:font-weight-complex="normal"/>
    </style:style>
    <style:style style:name="P195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32c3ac5" style:font-size-asian="10pt" style:font-weight-asian="normal" style:font-size-complex="10pt" style:font-weight-complex="normal"/>
    </style:style>
    <style:style style:name="P196" style:family="paragraph" style:parent-style-name="Standard">
      <style:paragraph-properties fo:text-align="start" style:justify-single-word="false">
        <style:tab-stops>
          <style:tab-stop style:position="1.097cm"/>
        </style:tab-stops>
      </style:paragraph-properties>
      <style:text-properties fo:font-size="10pt" fo:font-weight="normal" officeooo:rsid="004883cb" officeooo:paragraph-rsid="00b1bea7" style:font-size-asian="10pt" style:font-weight-asian="normal" style:font-size-complex="10pt" style:font-weight-complex="normal"/>
    </style:style>
    <style:style style:name="P197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3370bd4" style:font-size-asian="10pt" style:font-weight-asian="normal" style:font-size-complex="10pt" style:font-weight-complex="normal"/>
    </style:style>
    <style:style style:name="P198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33886a3" style:font-size-asian="10pt" style:font-weight-asian="normal" style:font-size-complex="10pt" style:font-weight-complex="normal"/>
    </style:style>
    <style:style style:name="P199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3dc6718" style:font-size-asian="10pt" style:font-weight-asian="normal" style:font-size-complex="10pt" style:font-weight-complex="normal"/>
    </style:style>
    <style:style style:name="P200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3edb8b4" style:font-size-asian="10pt" style:font-weight-asian="normal" style:font-size-complex="10pt" style:font-weight-complex="normal"/>
    </style:style>
    <style:style style:name="P201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3efd3b3" style:font-size-asian="10pt" style:font-weight-asian="normal" style:font-size-complex="10pt" style:font-weight-complex="normal"/>
    </style:style>
    <style:style style:name="P202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3f19195" style:font-size-asian="10pt" style:font-weight-asian="normal" style:font-size-complex="10pt" style:font-weight-complex="normal"/>
    </style:style>
    <style:style style:name="P203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3f44553" style:font-size-asian="10pt" style:font-weight-asian="normal" style:font-size-complex="10pt" style:font-weight-complex="normal"/>
    </style:style>
    <style:style style:name="P204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40dd336" style:font-size-asian="10pt" style:font-weight-asian="normal" style:font-size-complex="10pt" style:font-weight-complex="normal"/>
    </style:style>
    <style:style style:name="P205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411011f" style:font-size-asian="10pt" style:font-weight-asian="normal" style:font-size-complex="10pt" style:font-weight-complex="normal"/>
    </style:style>
    <style:style style:name="P206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4132621" style:font-size-asian="10pt" style:font-weight-asian="normal" style:font-size-complex="10pt" style:font-weight-complex="normal"/>
    </style:style>
    <style:style style:name="P207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41812ba" style:font-size-asian="10pt" style:font-weight-asian="normal" style:font-size-complex="10pt" style:font-weight-complex="normal"/>
    </style:style>
    <style:style style:name="P208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41cd9ea" style:font-size-asian="10pt" style:font-weight-asian="normal" style:font-size-complex="10pt" style:font-weight-complex="normal"/>
    </style:style>
    <style:style style:name="P209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08583f0" style:font-size-asian="10pt" style:font-weight-asian="normal" style:font-size-complex="10pt" style:font-weight-complex="normal"/>
    </style:style>
    <style:style style:name="P210" style:family="paragraph" style:parent-style-name="Standard">
      <style:paragraph-properties fo:text-align="start" style:justify-single-word="false"/>
      <style:text-properties fo:font-size="10pt" fo:font-weight="normal" officeooo:rsid="004a2164" officeooo:paragraph-rsid="004a784f" style:font-size-asian="10pt" style:font-weight-asian="normal" style:font-size-complex="10pt" style:font-weight-complex="normal"/>
    </style:style>
    <style:style style:name="P211" style:family="paragraph" style:parent-style-name="Standard">
      <style:paragraph-properties fo:text-align="start" style:justify-single-word="false"/>
      <style:text-properties fo:font-size="10pt" fo:font-weight="normal" officeooo:rsid="004a2164" officeooo:paragraph-rsid="0052f8a0" style:font-size-asian="10pt" style:font-weight-asian="normal" style:font-size-complex="10pt" style:font-weight-complex="normal"/>
    </style:style>
    <style:style style:name="P212" style:family="paragraph" style:parent-style-name="Standard">
      <style:paragraph-properties fo:text-align="start" style:justify-single-word="false">
        <style:tab-stops>
          <style:tab-stop style:position="1.898cm"/>
        </style:tab-stops>
      </style:paragraph-properties>
      <style:text-properties fo:font-size="10pt" fo:font-weight="normal" officeooo:rsid="004a2164" officeooo:paragraph-rsid="004a784f" style:font-size-asian="10pt" style:font-weight-asian="normal" style:font-size-complex="10pt" style:font-weight-complex="normal"/>
    </style:style>
    <style:style style:name="P213" style:family="paragraph" style:parent-style-name="Standard">
      <style:paragraph-properties fo:text-align="start" style:justify-single-word="false"/>
      <style:text-properties fo:font-size="10pt" fo:font-weight="normal" officeooo:rsid="004a2164" officeooo:paragraph-rsid="007cf656" style:font-size-asian="10pt" style:font-weight-asian="normal" style:font-size-complex="10pt" style:font-weight-complex="normal"/>
    </style:style>
    <style:style style:name="P214" style:family="paragraph" style:parent-style-name="Standard">
      <style:paragraph-properties fo:text-align="start" style:justify-single-word="false"/>
      <style:text-properties fo:font-size="10pt" fo:font-weight="normal" officeooo:rsid="004a784f" officeooo:paragraph-rsid="00382ffc" style:font-size-asian="10pt" style:font-weight-asian="normal" style:font-size-complex="10pt" style:font-weight-complex="normal"/>
    </style:style>
    <style:style style:name="P215" style:family="paragraph" style:parent-style-name="Standard">
      <style:paragraph-properties fo:text-align="start" style:justify-single-word="false"/>
      <style:text-properties fo:font-size="10pt" fo:font-weight="normal" officeooo:rsid="004a784f" officeooo:paragraph-rsid="00a252d4" style:font-size-asian="10pt" style:font-weight-asian="normal" style:font-size-complex="10pt" style:font-weight-complex="normal"/>
    </style:style>
    <style:style style:name="P216" style:family="paragraph" style:parent-style-name="Standard">
      <style:paragraph-properties fo:text-align="start" style:justify-single-word="false"/>
      <style:text-properties fo:font-size="10pt" fo:font-weight="normal" officeooo:rsid="004bc71d" officeooo:paragraph-rsid="00382ffc" style:font-size-asian="10pt" style:font-weight-asian="normal" style:font-size-complex="10pt" style:font-weight-complex="normal"/>
    </style:style>
    <style:style style:name="P217" style:family="paragraph" style:parent-style-name="Standard">
      <style:paragraph-properties fo:text-align="start" style:justify-single-word="false"/>
      <style:text-properties fo:font-size="10pt" fo:font-weight="normal" officeooo:rsid="004bca02" officeooo:paragraph-rsid="00382ffc" style:font-size-asian="10pt" style:font-weight-asian="normal" style:font-size-complex="10pt" style:font-weight-complex="normal"/>
    </style:style>
    <style:style style:name="P218" style:family="paragraph" style:parent-style-name="Standard">
      <style:paragraph-properties fo:text-align="start" style:justify-single-word="false"/>
      <style:text-properties fo:font-size="10pt" fo:font-weight="normal" officeooo:rsid="004bca02" officeooo:paragraph-rsid="004e40e1" style:font-size-asian="10pt" style:font-weight-asian="normal" style:font-size-complex="10pt" style:font-weight-complex="normal"/>
    </style:style>
    <style:style style:name="P219" style:family="paragraph" style:parent-style-name="Standard">
      <style:paragraph-properties fo:text-align="start" style:justify-single-word="false"/>
      <style:text-properties fo:font-size="10pt" fo:font-weight="normal" officeooo:rsid="004bca02" officeooo:paragraph-rsid="031fd681" style:font-size-asian="10pt" style:font-weight-asian="normal" style:font-size-complex="10pt" style:font-weight-complex="normal"/>
    </style:style>
    <style:style style:name="P220" style:family="paragraph" style:parent-style-name="Standard">
      <style:paragraph-properties fo:text-align="start" style:justify-single-word="false"/>
      <style:text-properties fo:font-size="10pt" fo:font-weight="normal" officeooo:rsid="004d1619" officeooo:paragraph-rsid="00382ffc" style:font-size-asian="10pt" style:font-weight-asian="normal" style:font-size-complex="10pt" style:font-weight-complex="normal"/>
    </style:style>
    <style:style style:name="P221" style:family="paragraph" style:parent-style-name="Standard">
      <style:paragraph-properties fo:text-align="start" style:justify-single-word="false"/>
      <style:text-properties fo:font-size="10pt" fo:font-weight="normal" officeooo:rsid="004d1619" officeooo:paragraph-rsid="03e3a966" style:font-size-asian="10pt" style:font-weight-asian="normal" style:font-size-complex="10pt" style:font-weight-complex="normal"/>
    </style:style>
    <style:style style:name="P222" style:family="paragraph" style:parent-style-name="Standard">
      <style:paragraph-properties fo:text-align="start" style:justify-single-word="false"/>
      <style:text-properties fo:font-size="10pt" fo:font-weight="normal" officeooo:rsid="004d1619" officeooo:paragraph-rsid="03e9da0c" style:font-size-asian="10pt" style:font-weight-asian="normal" style:font-size-complex="10pt" style:font-weight-complex="normal"/>
    </style:style>
    <style:style style:name="P223" style:family="paragraph" style:parent-style-name="Standard">
      <style:paragraph-properties fo:text-align="start" style:justify-single-word="false"/>
      <style:text-properties fo:font-size="10pt" fo:font-weight="normal" officeooo:rsid="004d1619" officeooo:paragraph-rsid="0413056d" style:font-size-asian="10pt" style:font-weight-asian="normal" style:font-size-complex="10pt" style:font-weight-complex="normal"/>
    </style:style>
    <style:style style:name="P224" style:family="paragraph" style:parent-style-name="Standard">
      <style:paragraph-properties fo:text-align="start" style:justify-single-word="false"/>
      <style:text-properties fo:font-size="10pt" fo:font-weight="normal" officeooo:rsid="004e40e1" officeooo:paragraph-rsid="004e40e1" style:font-size-asian="10pt" style:font-weight-asian="normal" style:font-size-complex="10pt" style:font-weight-complex="normal"/>
    </style:style>
    <style:style style:name="P225" style:family="paragraph" style:parent-style-name="Standard">
      <style:paragraph-properties fo:text-align="start" style:justify-single-word="false"/>
      <style:text-properties fo:font-size="10pt" fo:font-weight="normal" officeooo:rsid="0052f8a0" officeooo:paragraph-rsid="005127b5" style:font-size-asian="10pt" style:font-weight-asian="normal" style:font-size-complex="10pt" style:font-weight-complex="normal"/>
    </style:style>
    <style:style style:name="P226" style:family="paragraph" style:parent-style-name="Standard">
      <style:paragraph-properties fo:text-align="start" style:justify-single-word="false"/>
      <style:text-properties fo:font-size="10pt" fo:font-weight="normal" officeooo:rsid="0052f8a0" officeooo:paragraph-rsid="0052f8a0" style:font-size-asian="10pt" style:font-weight-asian="normal" style:font-size-complex="10pt" style:font-weight-complex="normal"/>
    </style:style>
    <style:style style:name="P227" style:family="paragraph" style:parent-style-name="Standard">
      <style:paragraph-properties fo:text-align="start" style:justify-single-word="false"/>
      <style:text-properties fo:font-size="10pt" fo:font-weight="normal" officeooo:rsid="0052f8a0" officeooo:paragraph-rsid="00773236" style:font-size-asian="10pt" style:font-weight-asian="normal" style:font-size-complex="10pt" style:font-weight-complex="normal"/>
    </style:style>
    <style:style style:name="P228" style:family="paragraph" style:parent-style-name="Standard">
      <style:paragraph-properties fo:text-align="start" style:justify-single-word="false"/>
      <style:text-properties fo:font-size="10pt" fo:font-weight="normal" officeooo:rsid="0052f8a0" officeooo:paragraph-rsid="008fb542" style:font-size-asian="10pt" style:font-weight-asian="normal" style:font-size-complex="10pt" style:font-weight-complex="normal"/>
    </style:style>
    <style:style style:name="P229" style:family="paragraph" style:parent-style-name="Standard">
      <style:paragraph-properties fo:text-align="start" style:justify-single-word="false"/>
      <style:text-properties fo:font-size="10pt" fo:font-weight="normal" officeooo:rsid="0052f8a0" officeooo:paragraph-rsid="00917500" style:font-size-asian="10pt" style:font-weight-asian="normal" style:font-size-complex="10pt" style:font-weight-complex="normal"/>
    </style:style>
    <style:style style:name="P230" style:family="paragraph" style:parent-style-name="Standard">
      <style:paragraph-properties fo:text-align="start" style:justify-single-word="false"/>
      <style:text-properties fo:font-size="10pt" fo:font-weight="normal" officeooo:rsid="0052f8a0" officeooo:paragraph-rsid="00925fc6" style:font-size-asian="10pt" style:font-weight-asian="normal" style:font-size-complex="10pt" style:font-weight-complex="normal"/>
    </style:style>
    <style:style style:name="P231" style:family="paragraph" style:parent-style-name="Standard">
      <style:paragraph-properties fo:text-align="start" style:justify-single-word="false"/>
      <style:text-properties fo:font-size="10pt" fo:font-weight="normal" officeooo:rsid="0052f8a0" officeooo:paragraph-rsid="0096a2de" style:font-size-asian="10pt" style:font-weight-asian="normal" style:font-size-complex="10pt" style:font-weight-complex="normal"/>
    </style:style>
    <style:style style:name="P232" style:family="paragraph" style:parent-style-name="Standard">
      <style:paragraph-properties fo:text-align="start" style:justify-single-word="false"/>
      <style:text-properties fo:font-size="10pt" fo:font-weight="normal" officeooo:rsid="0052f8a0" officeooo:paragraph-rsid="00977b4e" style:font-size-asian="10pt" style:font-weight-asian="normal" style:font-size-complex="10pt" style:font-weight-complex="normal"/>
    </style:style>
    <style:style style:name="P233" style:family="paragraph" style:parent-style-name="Standard">
      <style:paragraph-properties fo:text-align="start" style:justify-single-word="false"/>
      <style:text-properties fo:font-size="10pt" fo:font-weight="normal" officeooo:rsid="0052f8a0" officeooo:paragraph-rsid="0098c78c" style:font-size-asian="10pt" style:font-weight-asian="normal" style:font-size-complex="10pt" style:font-weight-complex="normal"/>
    </style:style>
    <style:style style:name="P234" style:family="paragraph" style:parent-style-name="Standard">
      <style:paragraph-properties fo:text-align="start" style:justify-single-word="false"/>
      <style:text-properties fo:font-size="10pt" fo:font-weight="normal" officeooo:rsid="0052f8a0" officeooo:paragraph-rsid="00a83d6c" style:font-size-asian="10pt" style:font-weight-asian="normal" style:font-size-complex="10pt" style:font-weight-complex="normal"/>
    </style:style>
    <style:style style:name="P235" style:family="paragraph" style:parent-style-name="Standard">
      <style:paragraph-properties fo:text-align="start" style:justify-single-word="false"/>
      <style:text-properties fo:font-size="10pt" fo:font-weight="normal" officeooo:rsid="0052f8a0" officeooo:paragraph-rsid="00d2fbf2" style:font-size-asian="10pt" style:font-weight-asian="normal" style:font-size-complex="10pt" style:font-weight-complex="normal"/>
    </style:style>
    <style:style style:name="P236" style:family="paragraph" style:parent-style-name="Standard">
      <style:paragraph-properties fo:text-align="start" style:justify-single-word="false"/>
      <style:text-properties fo:font-size="10pt" fo:font-weight="normal" officeooo:rsid="0052f8a0" officeooo:paragraph-rsid="00e9fe53" style:font-size-asian="10pt" style:font-weight-asian="normal" style:font-size-complex="10pt" style:font-weight-complex="normal"/>
    </style:style>
    <style:style style:name="P237" style:family="paragraph" style:parent-style-name="Standard">
      <style:paragraph-properties fo:text-align="start" style:justify-single-word="false"/>
      <style:text-properties fo:font-size="10pt" fo:font-weight="normal" officeooo:rsid="0052f8a0" officeooo:paragraph-rsid="01192acd" style:font-size-asian="10pt" style:font-weight-asian="normal" style:font-size-complex="10pt" style:font-weight-complex="normal"/>
    </style:style>
    <style:style style:name="P238" style:family="paragraph" style:parent-style-name="Standard">
      <style:paragraph-properties fo:text-align="start" style:justify-single-word="false"/>
      <style:text-properties fo:font-size="10pt" fo:font-weight="normal" officeooo:rsid="0052f8a0" officeooo:paragraph-rsid="015426a2" style:font-size-asian="10pt" style:font-weight-asian="normal" style:font-size-complex="10pt" style:font-weight-complex="normal"/>
    </style:style>
    <style:style style:name="P239" style:family="paragraph" style:parent-style-name="Standard">
      <style:paragraph-properties fo:text-align="start" style:justify-single-word="false"/>
      <style:text-properties fo:font-size="10pt" fo:font-weight="normal" officeooo:rsid="0052f8a0" officeooo:paragraph-rsid="016578ac" style:font-size-asian="10pt" style:font-weight-asian="normal" style:font-size-complex="10pt" style:font-weight-complex="normal"/>
    </style:style>
    <style:style style:name="P240" style:family="paragraph" style:parent-style-name="Standard">
      <style:paragraph-properties fo:text-align="start" style:justify-single-word="false"/>
      <style:text-properties fo:font-size="10pt" fo:font-weight="normal" officeooo:rsid="0052f8a0" officeooo:paragraph-rsid="01672d51" style:font-size-asian="10pt" style:font-weight-asian="normal" style:font-size-complex="10pt" style:font-weight-complex="normal"/>
    </style:style>
    <style:style style:name="P241" style:family="paragraph" style:parent-style-name="Standard">
      <style:paragraph-properties fo:text-align="start" style:justify-single-word="false"/>
      <style:text-properties fo:font-size="10pt" fo:font-weight="normal" officeooo:rsid="0052f8a0" officeooo:paragraph-rsid="0181bc2a" style:font-size-asian="10pt" style:font-weight-asian="normal" style:font-size-complex="10pt" style:font-weight-complex="normal"/>
    </style:style>
    <style:style style:name="P242" style:family="paragraph" style:parent-style-name="Standard">
      <style:paragraph-properties fo:text-align="start" style:justify-single-word="false"/>
      <style:text-properties fo:font-size="10pt" fo:font-weight="normal" officeooo:rsid="0052f8a0" officeooo:paragraph-rsid="01831233" style:font-size-asian="10pt" style:font-weight-asian="normal" style:font-size-complex="10pt" style:font-weight-complex="normal"/>
    </style:style>
    <style:style style:name="P243" style:family="paragraph" style:parent-style-name="Standard">
      <style:paragraph-properties fo:text-align="start" style:justify-single-word="false"/>
      <style:text-properties fo:font-size="10pt" fo:font-weight="normal" officeooo:rsid="0052f8a0" officeooo:paragraph-rsid="018a7368" style:font-size-asian="10pt" style:font-weight-asian="normal" style:font-size-complex="10pt" style:font-weight-complex="normal"/>
    </style:style>
    <style:style style:name="P244" style:family="paragraph" style:parent-style-name="Standard">
      <style:paragraph-properties fo:text-align="start" style:justify-single-word="false"/>
      <style:text-properties fo:font-size="10pt" fo:font-weight="normal" officeooo:rsid="0052f8a0" officeooo:paragraph-rsid="020cf77b" style:font-size-asian="10pt" style:font-weight-asian="normal" style:font-size-complex="10pt" style:font-weight-complex="normal"/>
    </style:style>
    <style:style style:name="P245" style:family="paragraph" style:parent-style-name="Standard">
      <style:paragraph-properties fo:text-align="start" style:justify-single-word="false"/>
      <style:text-properties fo:font-size="10pt" fo:font-weight="normal" officeooo:rsid="0052f8a0" officeooo:paragraph-rsid="0286a3c1" style:font-size-asian="10pt" style:font-weight-asian="normal" style:font-size-complex="10pt" style:font-weight-complex="normal"/>
    </style:style>
    <style:style style:name="P246" style:family="paragraph" style:parent-style-name="Standard">
      <style:paragraph-properties fo:text-align="start" style:justify-single-word="false"/>
      <style:text-properties fo:font-size="10pt" fo:font-weight="normal" officeooo:rsid="0052f8a0" officeooo:paragraph-rsid="02ac1b43" style:font-size-asian="10pt" style:font-weight-asian="normal" style:font-size-complex="10pt" style:font-weight-complex="normal"/>
    </style:style>
    <style:style style:name="P247" style:family="paragraph" style:parent-style-name="Standard">
      <style:paragraph-properties fo:text-align="start" style:justify-single-word="false"/>
      <style:text-properties fo:font-size="10pt" fo:font-weight="normal" officeooo:rsid="0052f8a0" officeooo:paragraph-rsid="02d45090" style:font-size-asian="10pt" style:font-weight-asian="normal" style:font-size-complex="10pt" style:font-weight-complex="normal"/>
    </style:style>
    <style:style style:name="P248" style:family="paragraph" style:parent-style-name="Standard">
      <style:paragraph-properties fo:text-align="start" style:justify-single-word="false"/>
      <style:text-properties fo:font-size="10pt" fo:font-weight="normal" officeooo:rsid="0052f8a0" officeooo:paragraph-rsid="032cd80c" style:font-size-asian="10pt" style:font-weight-asian="normal" style:font-size-complex="10pt" style:font-weight-complex="normal"/>
    </style:style>
    <style:style style:name="P249" style:family="paragraph" style:parent-style-name="Standard">
      <style:paragraph-properties fo:text-align="start" style:justify-single-word="false"/>
      <style:text-properties fo:font-size="10pt" fo:font-weight="normal" officeooo:rsid="0052f8a0" officeooo:paragraph-rsid="03338fe1" style:font-size-asian="10pt" style:font-weight-asian="normal" style:font-size-complex="10pt" style:font-weight-complex="normal"/>
    </style:style>
    <style:style style:name="P250" style:family="paragraph" style:parent-style-name="Standard">
      <style:paragraph-properties fo:text-align="start" style:justify-single-word="false"/>
      <style:text-properties fo:font-size="10pt" fo:font-weight="normal" officeooo:rsid="0052f8a0" officeooo:paragraph-rsid="033af6d7" style:font-size-asian="10pt" style:font-weight-asian="normal" style:font-size-complex="10pt" style:font-weight-complex="normal"/>
    </style:style>
    <style:style style:name="P251" style:family="paragraph" style:parent-style-name="Standard">
      <style:paragraph-properties fo:text-align="start" style:justify-single-word="false">
        <style:tab-stops>
          <style:tab-stop style:position="0.905cm"/>
        </style:tab-stops>
      </style:paragraph-properties>
      <style:text-properties fo:font-size="10pt" fo:font-weight="normal" officeooo:rsid="0052f8a0" officeooo:paragraph-rsid="018a7368" style:font-size-asian="10pt" style:font-weight-asian="normal" style:font-size-complex="10pt" style:font-weight-complex="normal"/>
    </style:style>
    <style:style style:name="P252" style:family="paragraph" style:parent-style-name="Standard">
      <style:paragraph-properties fo:text-align="start" style:justify-single-word="false"/>
      <style:text-properties fo:font-size="10pt" fo:font-weight="normal" officeooo:rsid="0052f8a0" officeooo:paragraph-rsid="00b16fdf" style:font-size-asian="10pt" style:font-weight-asian="normal" style:font-size-complex="10pt" style:font-weight-complex="normal"/>
    </style:style>
    <style:style style:name="P253" style:family="paragraph" style:parent-style-name="Standard">
      <style:paragraph-properties fo:text-align="start" style:justify-single-word="false"/>
      <style:text-properties fo:font-size="10pt" fo:font-weight="normal" officeooo:rsid="0052f8a0" officeooo:paragraph-rsid="040caa75" style:font-size-asian="10pt" style:font-weight-asian="normal" style:font-size-complex="10pt" style:font-weight-complex="normal"/>
    </style:style>
    <style:style style:name="P254" style:family="paragraph" style:parent-style-name="Standard">
      <style:paragraph-properties fo:text-align="start" style:justify-single-word="false"/>
      <style:text-properties fo:font-size="10pt" fo:font-weight="normal" officeooo:rsid="0052f8a0" officeooo:paragraph-rsid="04109576" style:font-size-asian="10pt" style:font-weight-asian="normal" style:font-size-complex="10pt" style:font-weight-complex="normal"/>
    </style:style>
    <style:style style:name="P255" style:family="paragraph" style:parent-style-name="Standard">
      <style:paragraph-properties fo:text-align="start" style:justify-single-word="false"/>
      <style:text-properties fo:font-size="10pt" fo:font-weight="normal" officeooo:rsid="0052f8a0" officeooo:paragraph-rsid="0413056d" style:font-size-asian="10pt" style:font-weight-asian="normal" style:font-size-complex="10pt" style:font-weight-complex="normal"/>
    </style:style>
    <style:style style:name="P256" style:family="paragraph" style:parent-style-name="Standard">
      <style:paragraph-properties fo:text-align="start" style:justify-single-word="false"/>
      <style:text-properties fo:font-size="10pt" fo:font-weight="normal" officeooo:rsid="0052f8a0" officeooo:paragraph-rsid="041812ba" style:font-size-asian="10pt" style:font-weight-asian="normal" style:font-size-complex="10pt" style:font-weight-complex="normal"/>
    </style:style>
    <style:style style:name="P257" style:family="paragraph" style:parent-style-name="Standard">
      <style:paragraph-properties fo:text-align="start" style:justify-single-word="false"/>
      <style:text-properties fo:font-size="10pt" fo:font-weight="normal" officeooo:rsid="0052f8a0" officeooo:paragraph-rsid="041cd9ea" style:font-size-asian="10pt" style:font-weight-asian="normal" style:font-size-complex="10pt" style:font-weight-complex="normal"/>
    </style:style>
    <style:style style:name="P258" style:family="paragraph" style:parent-style-name="Standard">
      <style:paragraph-properties fo:text-align="start" style:justify-single-word="false"/>
      <style:text-properties fo:font-size="10pt" fo:font-weight="normal" officeooo:rsid="00581112" officeooo:paragraph-rsid="00584aaa" style:font-size-asian="10pt" style:font-weight-asian="normal" style:font-size-complex="10pt" style:font-weight-complex="normal"/>
    </style:style>
    <style:style style:name="P259" style:family="paragraph" style:parent-style-name="Standard">
      <style:paragraph-properties fo:text-align="start" style:justify-single-word="false"/>
      <style:text-properties fo:font-size="10pt" fo:font-weight="normal" officeooo:rsid="00581112" officeooo:paragraph-rsid="0060afea" style:font-size-asian="10pt" style:font-weight-asian="normal" style:font-size-complex="10pt" style:font-weight-complex="normal"/>
    </style:style>
    <style:style style:name="P260" style:family="paragraph" style:parent-style-name="Standard">
      <style:paragraph-properties fo:text-align="start" style:justify-single-word="false"/>
      <style:text-properties fo:font-size="10pt" fo:font-weight="normal" officeooo:rsid="00581112" officeooo:paragraph-rsid="00663a0b" style:font-size-asian="10pt" style:font-weight-asian="normal" style:font-size-complex="10pt" style:font-weight-complex="normal"/>
    </style:style>
    <style:style style:name="P261" style:family="paragraph" style:parent-style-name="Standard">
      <style:paragraph-properties fo:text-align="start" style:justify-single-word="false"/>
      <style:text-properties fo:font-size="10pt" fo:font-weight="normal" officeooo:rsid="00581112" officeooo:paragraph-rsid="00671750" style:font-size-asian="10pt" style:font-weight-asian="normal" style:font-size-complex="10pt" style:font-weight-complex="normal"/>
    </style:style>
    <style:style style:name="P262" style:family="paragraph" style:parent-style-name="Standard">
      <style:paragraph-properties fo:text-align="start" style:justify-single-word="false"/>
      <style:text-properties fo:font-size="10pt" fo:font-weight="normal" officeooo:rsid="00581112" officeooo:paragraph-rsid="0068e7aa" style:font-size-asian="10pt" style:font-weight-asian="normal" style:font-size-complex="10pt" style:font-weight-complex="normal"/>
    </style:style>
    <style:style style:name="P263" style:family="paragraph" style:parent-style-name="Standard">
      <style:paragraph-properties fo:text-align="start" style:justify-single-word="false"/>
      <style:text-properties fo:font-size="10pt" fo:font-weight="normal" officeooo:rsid="00581112" officeooo:paragraph-rsid="0052f8a0" style:font-size-asian="10pt" style:font-weight-asian="normal" style:font-size-complex="10pt" style:font-weight-complex="normal"/>
    </style:style>
    <style:style style:name="P264" style:family="paragraph" style:parent-style-name="Standard">
      <style:paragraph-properties fo:text-align="start" style:justify-single-word="false"/>
      <style:text-properties fo:font-size="10pt" fo:font-weight="normal" officeooo:rsid="00581112" officeooo:paragraph-rsid="006d780c" style:font-size-asian="10pt" style:font-weight-asian="normal" style:font-size-complex="10pt" style:font-weight-complex="normal"/>
    </style:style>
    <style:style style:name="P265" style:family="paragraph" style:parent-style-name="Standard">
      <style:paragraph-properties fo:text-align="start" style:justify-single-word="false"/>
      <style:text-properties fo:font-size="10pt" fo:font-weight="normal" officeooo:rsid="00581112" officeooo:paragraph-rsid="006e73ba" style:font-size-asian="10pt" style:font-weight-asian="normal" style:font-size-complex="10pt" style:font-weight-complex="normal"/>
    </style:style>
    <style:style style:name="P266" style:family="paragraph" style:parent-style-name="Standard">
      <style:paragraph-properties fo:text-align="start" style:justify-single-word="false"/>
      <style:text-properties fo:font-size="10pt" fo:font-weight="normal" officeooo:rsid="00581112" officeooo:paragraph-rsid="00720d1a" style:font-size-asian="10pt" style:font-weight-asian="normal" style:font-size-complex="10pt" style:font-weight-complex="normal"/>
    </style:style>
    <style:style style:name="P267" style:family="paragraph" style:parent-style-name="Standard">
      <style:paragraph-properties fo:text-align="start" style:justify-single-word="false"/>
      <style:text-properties fo:font-size="10pt" fo:font-weight="normal" officeooo:rsid="00581112" officeooo:paragraph-rsid="00756bc2" style:font-size-asian="10pt" style:font-weight-asian="normal" style:font-size-complex="10pt" style:font-weight-complex="normal"/>
    </style:style>
    <style:style style:name="P268" style:family="paragraph" style:parent-style-name="Standard">
      <style:paragraph-properties fo:text-align="start" style:justify-single-word="false"/>
      <style:text-properties fo:font-size="10pt" fo:font-weight="normal" officeooo:rsid="00581112" officeooo:paragraph-rsid="007edad1" style:font-size-asian="10pt" style:font-weight-asian="normal" style:font-size-complex="10pt" style:font-weight-complex="normal"/>
    </style:style>
    <style:style style:name="P269" style:family="paragraph" style:parent-style-name="Standard">
      <style:paragraph-properties fo:text-align="start" style:justify-single-word="false"/>
      <style:text-properties fo:font-size="10pt" fo:font-weight="normal" officeooo:rsid="00581112" officeooo:paragraph-rsid="0080d253" style:font-size-asian="10pt" style:font-weight-asian="normal" style:font-size-complex="10pt" style:font-weight-complex="normal"/>
    </style:style>
    <style:style style:name="P270" style:family="paragraph" style:parent-style-name="Standard">
      <style:paragraph-properties fo:text-align="start" style:justify-single-word="false"/>
      <style:text-properties fo:font-size="10pt" fo:font-weight="normal" officeooo:rsid="00581112" officeooo:paragraph-rsid="01ecb8ec" style:font-size-asian="10pt" style:font-weight-asian="normal" style:font-size-complex="10pt" style:font-weight-complex="normal"/>
    </style:style>
    <style:style style:name="P271" style:family="paragraph" style:parent-style-name="Standard">
      <style:paragraph-properties fo:text-align="start" style:justify-single-word="false"/>
      <style:text-properties fo:font-size="10pt" fo:font-weight="normal" officeooo:rsid="00581112" officeooo:paragraph-rsid="01ee69b0" style:font-size-asian="10pt" style:font-weight-asian="normal" style:font-size-complex="10pt" style:font-weight-complex="normal"/>
    </style:style>
    <style:style style:name="P272" style:family="paragraph" style:parent-style-name="Standard">
      <style:paragraph-properties fo:text-align="start" style:justify-single-word="false"/>
      <style:text-properties fo:font-size="10pt" fo:font-weight="normal" officeooo:rsid="00581112" officeooo:paragraph-rsid="01ef9171" style:font-size-asian="10pt" style:font-weight-asian="normal" style:font-size-complex="10pt" style:font-weight-complex="normal"/>
    </style:style>
    <style:style style:name="P273" style:family="paragraph" style:parent-style-name="Standard">
      <style:paragraph-properties fo:text-align="start" style:justify-single-word="false"/>
      <style:text-properties fo:font-size="10pt" fo:font-weight="normal" officeooo:rsid="00581112" officeooo:paragraph-rsid="03209cbc" style:font-size-asian="10pt" style:font-weight-asian="normal" style:font-size-complex="10pt" style:font-weight-complex="normal"/>
    </style:style>
    <style:style style:name="P274" style:family="paragraph" style:parent-style-name="Standard">
      <style:paragraph-properties fo:text-align="start" style:justify-single-word="false"/>
      <style:text-properties fo:font-size="10pt" fo:font-weight="normal" officeooo:rsid="00581112" officeooo:paragraph-rsid="0320e91c" style:font-size-asian="10pt" style:font-weight-asian="normal" style:font-size-complex="10pt" style:font-weight-complex="normal"/>
    </style:style>
    <style:style style:name="P275" style:family="paragraph" style:parent-style-name="Standard">
      <style:paragraph-properties fo:text-align="start" style:justify-single-word="false"/>
      <style:text-properties fo:font-size="10pt" fo:font-weight="normal" officeooo:rsid="00581112" officeooo:paragraph-rsid="0322e632" style:font-size-asian="10pt" style:font-weight-asian="normal" style:font-size-complex="10pt" style:font-weight-complex="normal"/>
    </style:style>
    <style:style style:name="P276" style:family="paragraph" style:parent-style-name="Standard">
      <style:paragraph-properties fo:text-align="start" style:justify-single-word="false"/>
      <style:text-properties fo:font-size="10pt" fo:font-weight="normal" officeooo:rsid="00581112" officeooo:paragraph-rsid="0324bbcd" style:font-size-asian="10pt" style:font-weight-asian="normal" style:font-size-complex="10pt" style:font-weight-complex="normal"/>
    </style:style>
    <style:style style:name="P277" style:family="paragraph" style:parent-style-name="Standard">
      <style:paragraph-properties fo:text-align="start" style:justify-single-word="false">
        <style:tab-stops>
          <style:tab-stop style:position="0.697cm"/>
        </style:tab-stops>
      </style:paragraph-properties>
      <style:text-properties fo:font-size="10pt" fo:font-weight="normal" officeooo:rsid="00581112" officeooo:paragraph-rsid="006e73ba" style:font-size-asian="10pt" style:font-weight-asian="normal" style:font-size-complex="10pt" style:font-weight-complex="normal"/>
    </style:style>
    <style:style style:name="P278" style:family="paragraph" style:parent-style-name="Standard">
      <style:paragraph-properties fo:text-align="start" style:justify-single-word="false"/>
      <style:text-properties fo:font-size="10pt" fo:font-weight="normal" officeooo:rsid="00581112" officeooo:paragraph-rsid="0327e185" style:font-size-asian="10pt" style:font-weight-asian="normal" style:font-size-complex="10pt" style:font-weight-complex="normal"/>
    </style:style>
    <style:style style:name="P279" style:family="paragraph" style:parent-style-name="Standard">
      <style:paragraph-properties fo:text-align="start" style:justify-single-word="false"/>
      <style:text-properties fo:font-size="10pt" fo:font-weight="normal" officeooo:rsid="00581112" officeooo:paragraph-rsid="03e571c5" style:font-size-asian="10pt" style:font-weight-asian="normal" style:font-size-complex="10pt" style:font-weight-complex="normal"/>
    </style:style>
    <style:style style:name="P280" style:family="paragraph" style:parent-style-name="Standard">
      <style:paragraph-properties fo:text-align="start" style:justify-single-word="false"/>
      <style:text-properties fo:font-size="10pt" fo:font-weight="normal" officeooo:rsid="00581112" officeooo:paragraph-rsid="03eaf9ed" style:font-size-asian="10pt" style:font-weight-asian="normal" style:font-size-complex="10pt" style:font-weight-complex="normal"/>
    </style:style>
    <style:style style:name="P281" style:family="paragraph" style:parent-style-name="Standard">
      <style:paragraph-properties fo:text-align="start" style:justify-single-word="false"/>
      <style:text-properties fo:font-size="10pt" fo:font-weight="normal" officeooo:rsid="00663a0b" officeooo:paragraph-rsid="00663a0b" style:font-size-asian="10pt" style:font-weight-asian="normal" style:font-size-complex="10pt" style:font-weight-complex="normal"/>
    </style:style>
    <style:style style:name="P282" style:family="paragraph" style:parent-style-name="Standard">
      <style:paragraph-properties fo:text-align="start" style:justify-single-word="false"/>
      <style:text-properties fo:font-size="10pt" fo:font-weight="normal" officeooo:rsid="00663a0b" officeooo:paragraph-rsid="03209cbc" style:font-size-asian="10pt" style:font-weight-asian="normal" style:font-size-complex="10pt" style:font-weight-complex="normal"/>
    </style:style>
    <style:style style:name="P283" style:family="paragraph" style:parent-style-name="Standard">
      <style:paragraph-properties fo:text-align="start" style:justify-single-word="false"/>
      <style:text-properties fo:font-size="10pt" fo:font-weight="normal" officeooo:rsid="0060afea" officeooo:paragraph-rsid="0060afea" style:font-size-asian="10pt" style:font-weight-asian="normal" style:font-size-complex="10pt" style:font-weight-complex="normal"/>
    </style:style>
    <style:style style:name="P284" style:family="paragraph" style:parent-style-name="Standard">
      <style:paragraph-properties fo:text-align="start" style:justify-single-word="false"/>
      <style:text-properties fo:font-size="10pt" fo:font-weight="normal" officeooo:rsid="0060afea" officeooo:paragraph-rsid="03209cbc" style:font-size-asian="10pt" style:font-weight-asian="normal" style:font-size-complex="10pt" style:font-weight-complex="normal"/>
    </style:style>
    <style:style style:name="P285" style:family="paragraph" style:parent-style-name="Standard">
      <style:paragraph-properties fo:text-align="start" style:justify-single-word="false"/>
      <style:text-properties fo:font-size="10pt" fo:font-weight="normal" officeooo:rsid="00720d1a" officeooo:paragraph-rsid="00756bc2" style:font-size-asian="10pt" style:font-weight-asian="normal" style:font-size-complex="10pt" style:font-weight-complex="normal"/>
    </style:style>
    <style:style style:name="P286" style:family="paragraph" style:parent-style-name="Standard">
      <style:paragraph-properties fo:text-align="start" style:justify-single-word="false"/>
      <style:text-properties fo:font-size="10pt" fo:font-weight="normal" officeooo:rsid="000d9978" officeooo:paragraph-rsid="007cf656" style:font-size-asian="10pt" style:font-weight-asian="normal" style:font-size-complex="10pt" style:font-weight-complex="normal"/>
    </style:style>
    <style:style style:name="P287" style:family="paragraph" style:parent-style-name="Standard">
      <style:paragraph-properties fo:text-align="start" style:justify-single-word="false"/>
      <style:text-properties fo:font-size="10pt" fo:font-weight="normal" officeooo:rsid="009d751c" officeooo:paragraph-rsid="005127b5" style:font-size-asian="10pt" style:font-weight-asian="normal" style:font-size-complex="10pt" style:font-weight-complex="normal"/>
    </style:style>
    <style:style style:name="P288" style:family="paragraph" style:parent-style-name="Standard">
      <style:paragraph-properties fo:text-align="start" style:justify-single-word="false"/>
      <style:text-properties fo:font-size="10pt" fo:font-weight="normal" officeooo:rsid="009d751c" officeooo:paragraph-rsid="040caa75" style:font-size-asian="10pt" style:font-weight-asian="normal" style:font-size-complex="10pt" style:font-weight-complex="normal"/>
    </style:style>
    <style:style style:name="P289" style:family="paragraph" style:parent-style-name="Standard">
      <style:paragraph-properties fo:text-align="start" style:justify-single-word="false"/>
      <style:text-properties fo:font-size="10pt" fo:font-weight="normal" officeooo:rsid="009d751c" officeooo:paragraph-rsid="04109576" style:font-size-asian="10pt" style:font-weight-asian="normal" style:font-size-complex="10pt" style:font-weight-complex="normal"/>
    </style:style>
    <style:style style:name="P290" style:family="paragraph" style:parent-style-name="Standard">
      <style:paragraph-properties fo:text-align="start" style:justify-single-word="false"/>
      <style:text-properties fo:font-size="10pt" fo:font-weight="normal" officeooo:rsid="009d751c" officeooo:paragraph-rsid="0413056d" style:font-size-asian="10pt" style:font-weight-asian="normal" style:font-size-complex="10pt" style:font-weight-complex="normal"/>
    </style:style>
    <style:style style:name="P291" style:family="paragraph" style:parent-style-name="Standard">
      <style:paragraph-properties fo:text-align="start" style:justify-single-word="false"/>
      <style:text-properties fo:font-size="10pt" fo:font-weight="normal" officeooo:rsid="009d751c" officeooo:paragraph-rsid="041812ba" style:font-size-asian="10pt" style:font-weight-asian="normal" style:font-size-complex="10pt" style:font-weight-complex="normal"/>
    </style:style>
    <style:style style:name="P292" style:family="paragraph" style:parent-style-name="Standard">
      <style:paragraph-properties fo:text-align="start" style:justify-single-word="false"/>
      <style:text-properties fo:font-size="10pt" fo:font-weight="normal" officeooo:rsid="009d751c" officeooo:paragraph-rsid="041cd9ea" style:font-size-asian="10pt" style:font-weight-asian="normal" style:font-size-complex="10pt" style:font-weight-complex="normal"/>
    </style:style>
    <style:style style:name="P293" style:family="paragraph" style:parent-style-name="Standard">
      <style:paragraph-properties fo:text-align="start" style:justify-single-word="false"/>
      <style:text-properties fo:font-size="10pt" fo:font-weight="normal" officeooo:rsid="009d82ed" officeooo:paragraph-rsid="00773236" style:font-size-asian="10pt" style:font-weight-asian="normal" style:font-size-complex="10pt" style:font-weight-complex="normal"/>
    </style:style>
    <style:style style:name="P294" style:family="paragraph" style:parent-style-name="Standard">
      <style:paragraph-properties fo:text-align="start" style:justify-single-word="false"/>
      <style:text-properties fo:font-size="10pt" fo:font-weight="normal" officeooo:rsid="009e729d" officeooo:paragraph-rsid="008fb542" style:font-size-asian="10pt" style:font-weight-asian="normal" style:font-size-complex="10pt" style:font-weight-complex="normal"/>
    </style:style>
    <style:style style:name="P295" style:family="paragraph" style:parent-style-name="Standard">
      <style:paragraph-properties fo:text-align="start" style:justify-single-word="false"/>
      <style:text-properties fo:font-size="10pt" fo:font-weight="normal" officeooo:rsid="00a03ee8" officeooo:paragraph-rsid="00a83d6c" style:font-size-asian="10pt" style:font-weight-asian="normal" style:font-size-complex="10pt" style:font-weight-complex="normal"/>
    </style:style>
    <style:style style:name="P296" style:family="paragraph" style:parent-style-name="Standard">
      <style:paragraph-properties fo:text-align="start" style:justify-single-word="false"/>
      <style:text-properties fo:font-size="10pt" fo:font-weight="normal" officeooo:rsid="00a03ee8" officeooo:paragraph-rsid="00b16fdf" style:font-size-asian="10pt" style:font-weight-asian="normal" style:font-size-complex="10pt" style:font-weight-complex="normal"/>
    </style:style>
    <style:style style:name="P297" style:family="paragraph" style:parent-style-name="Standard">
      <style:paragraph-properties fo:text-align="start" style:justify-single-word="false"/>
      <style:text-properties fo:font-size="10pt" fo:font-weight="normal" officeooo:rsid="00a03ee8" officeooo:paragraph-rsid="00c7f60e" style:font-size-asian="10pt" style:font-weight-asian="normal" style:font-size-complex="10pt" style:font-weight-complex="normal"/>
    </style:style>
    <style:style style:name="P298" style:family="paragraph" style:parent-style-name="Standard">
      <style:paragraph-properties fo:text-align="start" style:justify-single-word="false"/>
      <style:text-properties fo:font-size="10pt" fo:font-weight="normal" officeooo:rsid="00a03ee8" officeooo:paragraph-rsid="00d2fbf2" style:font-size-asian="10pt" style:font-weight-asian="normal" style:font-size-complex="10pt" style:font-weight-complex="normal"/>
    </style:style>
    <style:style style:name="P299" style:family="paragraph" style:parent-style-name="Standard">
      <style:paragraph-properties fo:text-align="start" style:justify-single-word="false"/>
      <style:text-properties fo:font-size="10pt" fo:font-weight="normal" officeooo:rsid="00a03ee8" officeooo:paragraph-rsid="00e9fe53" style:font-size-asian="10pt" style:font-weight-asian="normal" style:font-size-complex="10pt" style:font-weight-complex="normal"/>
    </style:style>
    <style:style style:name="P300" style:family="paragraph" style:parent-style-name="Standard">
      <style:paragraph-properties fo:text-align="start" style:justify-single-word="false"/>
      <style:text-properties fo:font-size="10pt" fo:font-weight="normal" officeooo:rsid="00a03ee8" officeooo:paragraph-rsid="00ec35af" style:font-size-asian="10pt" style:font-weight-asian="normal" style:font-size-complex="10pt" style:font-weight-complex="normal"/>
    </style:style>
    <style:style style:name="P301" style:family="paragraph" style:parent-style-name="Standard">
      <style:paragraph-properties fo:text-align="start" style:justify-single-word="false"/>
      <style:text-properties fo:font-size="10pt" fo:font-weight="normal" officeooo:rsid="00a03ee8" officeooo:paragraph-rsid="01192acd" style:font-size-asian="10pt" style:font-weight-asian="normal" style:font-size-complex="10pt" style:font-weight-complex="normal"/>
    </style:style>
    <style:style style:name="P302" style:family="paragraph" style:parent-style-name="Standard">
      <style:paragraph-properties fo:text-align="start" style:justify-single-word="false"/>
      <style:text-properties fo:font-size="10pt" fo:font-weight="normal" officeooo:rsid="00a03ee8" officeooo:paragraph-rsid="012b4300" style:font-size-asian="10pt" style:font-weight-asian="normal" style:font-size-complex="10pt" style:font-weight-complex="normal"/>
    </style:style>
    <style:style style:name="P303" style:family="paragraph" style:parent-style-name="Standard">
      <style:paragraph-properties fo:text-align="start" style:justify-single-word="false"/>
      <style:text-properties fo:font-size="10pt" fo:font-weight="normal" officeooo:rsid="00a03ee8" officeooo:paragraph-rsid="016578ac" style:font-size-asian="10pt" style:font-weight-asian="normal" style:font-size-complex="10pt" style:font-weight-complex="normal"/>
    </style:style>
    <style:style style:name="P304" style:family="paragraph" style:parent-style-name="Standard">
      <style:paragraph-properties fo:text-align="start" style:justify-single-word="false"/>
      <style:text-properties fo:font-size="10pt" fo:font-weight="normal" officeooo:rsid="00a03ee8" officeooo:paragraph-rsid="01672d51" style:font-size-asian="10pt" style:font-weight-asian="normal" style:font-size-complex="10pt" style:font-weight-complex="normal"/>
    </style:style>
    <style:style style:name="P305" style:family="paragraph" style:parent-style-name="Standard">
      <style:paragraph-properties fo:text-align="start" style:justify-single-word="false"/>
      <style:text-properties fo:font-size="10pt" fo:font-weight="normal" officeooo:rsid="00a03ee8" officeooo:paragraph-rsid="0181bc2a" style:font-size-asian="10pt" style:font-weight-asian="normal" style:font-size-complex="10pt" style:font-weight-complex="normal"/>
    </style:style>
    <style:style style:name="P306" style:family="paragraph" style:parent-style-name="Standard">
      <style:paragraph-properties fo:text-align="start" style:justify-single-word="false"/>
      <style:text-properties fo:font-size="10pt" fo:font-weight="normal" officeooo:rsid="00a03ee8" officeooo:paragraph-rsid="01831233" style:font-size-asian="10pt" style:font-weight-asian="normal" style:font-size-complex="10pt" style:font-weight-complex="normal"/>
    </style:style>
    <style:style style:name="P307" style:family="paragraph" style:parent-style-name="Standard">
      <style:paragraph-properties fo:text-align="start" style:justify-single-word="false"/>
      <style:text-properties fo:font-size="10pt" fo:font-weight="normal" officeooo:rsid="00a03ee8" officeooo:paragraph-rsid="018a7368" style:font-size-asian="10pt" style:font-weight-asian="normal" style:font-size-complex="10pt" style:font-weight-complex="normal"/>
    </style:style>
    <style:style style:name="P308" style:family="paragraph" style:parent-style-name="Standard">
      <style:paragraph-properties fo:text-align="start" style:justify-single-word="false"/>
      <style:text-properties fo:font-size="10pt" fo:font-weight="normal" officeooo:rsid="00a03ee8" officeooo:paragraph-rsid="019372fe" style:font-size-asian="10pt" style:font-weight-asian="normal" style:font-size-complex="10pt" style:font-weight-complex="normal"/>
    </style:style>
    <style:style style:name="P309" style:family="paragraph" style:parent-style-name="Standard">
      <style:paragraph-properties fo:text-align="start" style:justify-single-word="false"/>
      <style:text-properties fo:font-size="10pt" fo:font-weight="normal" officeooo:rsid="00a03ee8" officeooo:paragraph-rsid="01a090e7" style:font-size-asian="10pt" style:font-weight-asian="normal" style:font-size-complex="10pt" style:font-weight-complex="normal"/>
    </style:style>
    <style:style style:name="P310" style:family="paragraph" style:parent-style-name="Standard">
      <style:paragraph-properties fo:text-align="start" style:justify-single-word="false"/>
      <style:text-properties fo:font-size="10pt" fo:font-weight="normal" officeooo:rsid="00a03ee8" officeooo:paragraph-rsid="01c2deb0" style:font-size-asian="10pt" style:font-weight-asian="normal" style:font-size-complex="10pt" style:font-weight-complex="normal"/>
    </style:style>
    <style:style style:name="P311" style:family="paragraph" style:parent-style-name="Standard">
      <style:paragraph-properties fo:text-align="start" style:justify-single-word="false"/>
      <style:text-properties fo:font-size="10pt" fo:font-weight="normal" officeooo:rsid="00a03ee8" officeooo:paragraph-rsid="020cf77b" style:font-size-asian="10pt" style:font-weight-asian="normal" style:font-size-complex="10pt" style:font-weight-complex="normal"/>
    </style:style>
    <style:style style:name="P312" style:family="paragraph" style:parent-style-name="Standard">
      <style:paragraph-properties fo:text-align="start" style:justify-single-word="false"/>
      <style:text-properties fo:font-size="10pt" fo:font-weight="normal" officeooo:rsid="00a03ee8" officeooo:paragraph-rsid="0214572a" style:font-size-asian="10pt" style:font-weight-asian="normal" style:font-size-complex="10pt" style:font-weight-complex="normal"/>
    </style:style>
    <style:style style:name="P313" style:family="paragraph" style:parent-style-name="Standard">
      <style:paragraph-properties fo:text-align="start" style:justify-single-word="false"/>
      <style:text-properties fo:font-size="10pt" fo:font-weight="normal" officeooo:rsid="00a03ee8" officeooo:paragraph-rsid="022e8a5e" style:font-size-asian="10pt" style:font-weight-asian="normal" style:font-size-complex="10pt" style:font-weight-complex="normal"/>
    </style:style>
    <style:style style:name="P314" style:family="paragraph" style:parent-style-name="Standard">
      <style:paragraph-properties fo:text-align="start" style:justify-single-word="false"/>
      <style:text-properties fo:font-size="10pt" fo:font-weight="normal" officeooo:rsid="00a03ee8" officeooo:paragraph-rsid="023bc2a7" style:font-size-asian="10pt" style:font-weight-asian="normal" style:font-size-complex="10pt" style:font-weight-complex="normal"/>
    </style:style>
    <style:style style:name="P315" style:family="paragraph" style:parent-style-name="Standard">
      <style:paragraph-properties fo:text-align="start" style:justify-single-word="false"/>
      <style:text-properties fo:font-size="10pt" fo:font-weight="normal" officeooo:rsid="00a03ee8" officeooo:paragraph-rsid="025d5ca0" style:font-size-asian="10pt" style:font-weight-asian="normal" style:font-size-complex="10pt" style:font-weight-complex="normal"/>
    </style:style>
    <style:style style:name="P316" style:family="paragraph" style:parent-style-name="Standard">
      <style:paragraph-properties fo:text-align="start" style:justify-single-word="false"/>
      <style:text-properties fo:font-size="10pt" fo:font-weight="normal" officeooo:rsid="00a03ee8" officeooo:paragraph-rsid="027e2afc" style:font-size-asian="10pt" style:font-weight-asian="normal" style:font-size-complex="10pt" style:font-weight-complex="normal"/>
    </style:style>
    <style:style style:name="P317" style:family="paragraph" style:parent-style-name="Standard">
      <style:paragraph-properties fo:text-align="start" style:justify-single-word="false"/>
      <style:text-properties fo:font-size="10pt" fo:font-weight="normal" officeooo:rsid="00a03ee8" officeooo:paragraph-rsid="0286a3c1" style:font-size-asian="10pt" style:font-weight-asian="normal" style:font-size-complex="10pt" style:font-weight-complex="normal"/>
    </style:style>
    <style:style style:name="P318" style:family="paragraph" style:parent-style-name="Standard">
      <style:paragraph-properties fo:text-align="start" style:justify-single-word="false"/>
      <style:text-properties fo:font-size="10pt" fo:font-weight="normal" officeooo:rsid="00a03ee8" officeooo:paragraph-rsid="029ee24c" style:font-size-asian="10pt" style:font-weight-asian="normal" style:font-size-complex="10pt" style:font-weight-complex="normal"/>
    </style:style>
    <style:style style:name="P319" style:family="paragraph" style:parent-style-name="Standard">
      <style:paragraph-properties fo:text-align="start" style:justify-single-word="false"/>
      <style:text-properties fo:font-size="10pt" fo:font-weight="normal" officeooo:rsid="00a03ee8" officeooo:paragraph-rsid="02a3dce2" style:font-size-asian="10pt" style:font-weight-asian="normal" style:font-size-complex="10pt" style:font-weight-complex="normal"/>
    </style:style>
    <style:style style:name="P320" style:family="paragraph" style:parent-style-name="Standard">
      <style:paragraph-properties fo:text-align="start" style:justify-single-word="false"/>
      <style:text-properties fo:font-size="10pt" fo:font-weight="normal" officeooo:rsid="00a03ee8" officeooo:paragraph-rsid="02a531f7" style:font-size-asian="10pt" style:font-weight-asian="normal" style:font-size-complex="10pt" style:font-weight-complex="normal"/>
    </style:style>
    <style:style style:name="P321" style:family="paragraph" style:parent-style-name="Standard">
      <style:paragraph-properties fo:text-align="start" style:justify-single-word="false"/>
      <style:text-properties fo:font-size="10pt" fo:font-weight="normal" officeooo:rsid="00a03ee8" officeooo:paragraph-rsid="02a80c30" style:font-size-asian="10pt" style:font-weight-asian="normal" style:font-size-complex="10pt" style:font-weight-complex="normal"/>
    </style:style>
    <style:style style:name="P322" style:family="paragraph" style:parent-style-name="Standard">
      <style:paragraph-properties fo:text-align="start" style:justify-single-word="false"/>
      <style:text-properties fo:font-size="10pt" fo:font-weight="normal" officeooo:rsid="00a03ee8" officeooo:paragraph-rsid="02ac1b43" style:font-size-asian="10pt" style:font-weight-asian="normal" style:font-size-complex="10pt" style:font-weight-complex="normal"/>
    </style:style>
    <style:style style:name="P323" style:family="paragraph" style:parent-style-name="Standard">
      <style:paragraph-properties fo:text-align="start" style:justify-single-word="false"/>
      <style:text-properties fo:font-size="10pt" fo:font-weight="normal" officeooo:rsid="00a03ee8" officeooo:paragraph-rsid="02d45090" style:font-size-asian="10pt" style:font-weight-asian="normal" style:font-size-complex="10pt" style:font-weight-complex="normal"/>
    </style:style>
    <style:style style:name="P324" style:family="paragraph" style:parent-style-name="Standard">
      <style:paragraph-properties fo:text-align="start" style:justify-single-word="false"/>
      <style:text-properties fo:font-size="10pt" fo:font-weight="normal" officeooo:rsid="00a03ee8" officeooo:paragraph-rsid="02edb5fe" style:font-size-asian="10pt" style:font-weight-asian="normal" style:font-size-complex="10pt" style:font-weight-complex="normal"/>
    </style:style>
    <style:style style:name="P325" style:family="paragraph" style:parent-style-name="Standard">
      <style:paragraph-properties fo:text-align="start" style:justify-single-word="false"/>
      <style:text-properties fo:font-size="10pt" fo:font-weight="normal" officeooo:rsid="00a03ee8" officeooo:paragraph-rsid="02f27e92" style:font-size-asian="10pt" style:font-weight-asian="normal" style:font-size-complex="10pt" style:font-weight-complex="normal"/>
    </style:style>
    <style:style style:name="P326" style:family="paragraph" style:parent-style-name="Standard">
      <style:paragraph-properties fo:text-align="start" style:justify-single-word="false"/>
      <style:text-properties fo:font-size="10pt" fo:font-weight="normal" officeooo:rsid="00a03ee8" officeooo:paragraph-rsid="045e5303" style:font-size-asian="10pt" style:font-weight-asian="normal" style:font-size-complex="10pt" style:font-weight-complex="normal"/>
    </style:style>
    <style:style style:name="P327" style:family="paragraph" style:parent-style-name="Standard">
      <style:paragraph-properties fo:text-align="start" style:justify-single-word="false"/>
      <style:text-properties fo:font-size="10pt" fo:font-weight="normal" officeooo:rsid="01192acd" officeooo:paragraph-rsid="01192acd" style:font-size-asian="10pt" style:font-weight-asian="normal" style:font-size-complex="10pt" style:font-weight-complex="normal"/>
    </style:style>
    <style:style style:name="P328" style:family="paragraph" style:parent-style-name="Standard">
      <style:paragraph-properties fo:text-align="start" style:justify-single-word="false"/>
      <style:text-properties fo:font-size="10pt" fo:font-weight="normal" officeooo:rsid="011ce1af" officeooo:paragraph-rsid="011ce1af" style:font-size-asian="10pt" style:font-weight-asian="normal" style:font-size-complex="10pt" style:font-weight-complex="normal"/>
    </style:style>
    <style:style style:name="P329" style:family="paragraph" style:parent-style-name="Standard">
      <style:paragraph-properties fo:text-align="start" style:justify-single-word="false"/>
      <style:text-properties fo:font-size="10pt" fo:font-weight="normal" officeooo:rsid="011ce1af" officeooo:paragraph-rsid="011d04da" style:font-size-asian="10pt" style:font-weight-asian="normal" style:font-size-complex="10pt" style:font-weight-complex="normal"/>
    </style:style>
    <style:style style:name="P330" style:family="paragraph" style:parent-style-name="Standard">
      <style:paragraph-properties fo:text-align="start" style:justify-single-word="false"/>
      <style:text-properties fo:font-size="10pt" fo:font-weight="normal" officeooo:rsid="011d04da" officeooo:paragraph-rsid="011d04da" style:font-size-asian="10pt" style:font-weight-asian="normal" style:font-size-complex="10pt" style:font-weight-complex="normal"/>
    </style:style>
    <style:style style:name="P331" style:family="paragraph" style:parent-style-name="Standard">
      <style:paragraph-properties fo:text-align="start" style:justify-single-word="false"/>
      <style:text-properties fo:font-size="10pt" fo:font-weight="normal" officeooo:rsid="01201a72" officeooo:paragraph-rsid="011d04da" style:font-size-asian="10pt" style:font-weight-asian="normal" style:font-size-complex="10pt" style:font-weight-complex="normal"/>
    </style:style>
    <style:style style:name="P332" style:family="paragraph" style:parent-style-name="Standard">
      <style:paragraph-properties fo:text-align="start" style:justify-single-word="false"/>
      <style:text-properties fo:font-size="10pt" fo:font-weight="normal" officeooo:rsid="01201a72" officeooo:paragraph-rsid="01201a72" style:font-size-asian="10pt" style:font-weight-asian="normal" style:font-size-complex="10pt" style:font-weight-complex="normal"/>
    </style:style>
    <style:style style:name="P333" style:family="paragraph" style:parent-style-name="Standard">
      <style:paragraph-properties fo:text-align="start" style:justify-single-word="false"/>
      <style:text-properties fo:font-size="10pt" fo:font-weight="normal" officeooo:rsid="012b4300" officeooo:paragraph-rsid="012b4300" style:font-size-asian="10pt" style:font-weight-asian="normal" style:font-size-complex="10pt" style:font-weight-complex="normal"/>
    </style:style>
    <style:style style:name="P334" style:family="paragraph" style:parent-style-name="Standard">
      <style:paragraph-properties fo:text-align="start" style:justify-single-word="false"/>
      <style:text-properties fo:font-size="10pt" fo:font-weight="normal" officeooo:rsid="012b4300" officeooo:paragraph-rsid="012d1d35" style:font-size-asian="10pt" style:font-weight-asian="normal" style:font-size-complex="10pt" style:font-weight-complex="normal"/>
    </style:style>
    <style:style style:name="P335" style:family="paragraph" style:parent-style-name="Standard">
      <style:paragraph-properties fo:text-align="start" style:justify-single-word="false"/>
      <style:text-properties fo:font-size="10pt" fo:font-weight="normal" officeooo:rsid="012b4300" officeooo:paragraph-rsid="01304170" style:font-size-asian="10pt" style:font-weight-asian="normal" style:font-size-complex="10pt" style:font-weight-complex="normal"/>
    </style:style>
    <style:style style:name="P336" style:family="paragraph" style:parent-style-name="Standard">
      <style:paragraph-properties fo:text-align="start" style:justify-single-word="false"/>
      <style:text-properties fo:font-size="10pt" fo:font-weight="normal" officeooo:rsid="012b4300" officeooo:paragraph-rsid="013224b1" style:font-size-asian="10pt" style:font-weight-asian="normal" style:font-size-complex="10pt" style:font-weight-complex="normal"/>
    </style:style>
    <style:style style:name="P337" style:family="paragraph" style:parent-style-name="Standard">
      <style:paragraph-properties fo:text-align="start" style:justify-single-word="false"/>
      <style:text-properties fo:font-size="10pt" fo:font-weight="normal" officeooo:rsid="012b4300" officeooo:paragraph-rsid="013de457" style:font-size-asian="10pt" style:font-weight-asian="normal" style:font-size-complex="10pt" style:font-weight-complex="normal"/>
    </style:style>
    <style:style style:name="P338" style:family="paragraph" style:parent-style-name="Standard">
      <style:paragraph-properties fo:text-align="start" style:justify-single-word="false"/>
      <style:text-properties fo:font-size="10pt" fo:font-weight="normal" officeooo:rsid="012b4300" officeooo:paragraph-rsid="0143d39c" style:font-size-asian="10pt" style:font-weight-asian="normal" style:font-size-complex="10pt" style:font-weight-complex="normal"/>
    </style:style>
    <style:style style:name="P339" style:family="paragraph" style:parent-style-name="Standard">
      <style:paragraph-properties fo:text-align="start" style:justify-single-word="false"/>
      <style:text-properties fo:font-size="10pt" fo:font-weight="normal" officeooo:rsid="012b4300" officeooo:paragraph-rsid="01444d53" style:font-size-asian="10pt" style:font-weight-asian="normal" style:font-size-complex="10pt" style:font-weight-complex="normal"/>
    </style:style>
    <style:style style:name="P340" style:family="paragraph" style:parent-style-name="Standard">
      <style:paragraph-properties fo:text-align="start" style:justify-single-word="false"/>
      <style:text-properties fo:font-size="10pt" fo:font-weight="normal" officeooo:rsid="012b4300" officeooo:paragraph-rsid="01455f74" style:font-size-asian="10pt" style:font-weight-asian="normal" style:font-size-complex="10pt" style:font-weight-complex="normal"/>
    </style:style>
    <style:style style:name="P341" style:family="paragraph" style:parent-style-name="Standard">
      <style:paragraph-properties fo:text-align="start" style:justify-single-word="false"/>
      <style:text-properties fo:font-size="10pt" fo:font-weight="normal" officeooo:rsid="012b4300" officeooo:paragraph-rsid="014635fd" style:font-size-asian="10pt" style:font-weight-asian="normal" style:font-size-complex="10pt" style:font-weight-complex="normal"/>
    </style:style>
    <style:style style:name="P342" style:family="paragraph" style:parent-style-name="Standard">
      <style:paragraph-properties fo:text-align="start" style:justify-single-word="false"/>
      <style:text-properties fo:font-size="10pt" fo:font-weight="normal" officeooo:rsid="012b4300" officeooo:paragraph-rsid="01473c5a" style:font-size-asian="10pt" style:font-weight-asian="normal" style:font-size-complex="10pt" style:font-weight-complex="normal"/>
    </style:style>
    <style:style style:name="P343" style:family="paragraph" style:parent-style-name="Standard">
      <style:paragraph-properties fo:text-align="start" style:justify-single-word="false"/>
      <style:text-properties fo:font-size="10pt" fo:font-weight="normal" officeooo:rsid="012b4300" officeooo:paragraph-rsid="0147f087" style:font-size-asian="10pt" style:font-weight-asian="normal" style:font-size-complex="10pt" style:font-weight-complex="normal"/>
    </style:style>
    <style:style style:name="P344" style:family="paragraph" style:parent-style-name="Standard">
      <style:paragraph-properties fo:text-align="start" style:justify-single-word="false"/>
      <style:text-properties fo:font-size="10pt" fo:font-weight="normal" officeooo:rsid="012b4300" officeooo:paragraph-rsid="01490ab9" style:font-size-asian="10pt" style:font-weight-asian="normal" style:font-size-complex="10pt" style:font-weight-complex="normal"/>
    </style:style>
    <style:style style:name="P345" style:family="paragraph" style:parent-style-name="Standard">
      <style:paragraph-properties fo:text-align="start" style:justify-single-word="false"/>
      <style:text-properties fo:font-size="10pt" fo:font-weight="normal" officeooo:rsid="012b4300" officeooo:paragraph-rsid="014a45ba" style:font-size-asian="10pt" style:font-weight-asian="normal" style:font-size-complex="10pt" style:font-weight-complex="normal"/>
    </style:style>
    <style:style style:name="P346" style:family="paragraph" style:parent-style-name="Standard">
      <style:paragraph-properties fo:text-align="start" style:justify-single-word="false"/>
      <style:text-properties fo:font-size="10pt" fo:font-weight="normal" officeooo:rsid="012b4300" officeooo:paragraph-rsid="014b0be5" style:font-size-asian="10pt" style:font-weight-asian="normal" style:font-size-complex="10pt" style:font-weight-complex="normal"/>
    </style:style>
    <style:style style:name="P347" style:family="paragraph" style:parent-style-name="Standard">
      <style:paragraph-properties fo:text-align="start" style:justify-single-word="false"/>
      <style:text-properties fo:font-size="10pt" fo:font-weight="normal" officeooo:rsid="012b4300" officeooo:paragraph-rsid="0153e5cd" style:font-size-asian="10pt" style:font-weight-asian="normal" style:font-size-complex="10pt" style:font-weight-complex="normal"/>
    </style:style>
    <style:style style:name="P348" style:family="paragraph" style:parent-style-name="Standard">
      <style:paragraph-properties fo:text-align="start" style:justify-single-word="false"/>
      <style:text-properties fo:font-size="10pt" fo:font-weight="normal" officeooo:rsid="012b4300" officeooo:paragraph-rsid="01573c88" style:font-size-asian="10pt" style:font-weight-asian="normal" style:font-size-complex="10pt" style:font-weight-complex="normal"/>
    </style:style>
    <style:style style:name="P349" style:family="paragraph" style:parent-style-name="Standard">
      <style:paragraph-properties fo:text-align="start" style:justify-single-word="false"/>
      <style:text-properties fo:font-size="10pt" fo:font-weight="normal" officeooo:rsid="012b4300" officeooo:paragraph-rsid="015982d3" style:font-size-asian="10pt" style:font-weight-asian="normal" style:font-size-complex="10pt" style:font-weight-complex="normal"/>
    </style:style>
    <style:style style:name="P350" style:family="paragraph" style:parent-style-name="Standard">
      <style:paragraph-properties fo:text-align="start" style:justify-single-word="false"/>
      <style:text-properties fo:font-size="10pt" fo:font-weight="normal" officeooo:rsid="012b4300" officeooo:paragraph-rsid="015c3125" style:font-size-asian="10pt" style:font-weight-asian="normal" style:font-size-complex="10pt" style:font-weight-complex="normal"/>
    </style:style>
    <style:style style:name="P351" style:family="paragraph" style:parent-style-name="Standard">
      <style:paragraph-properties fo:text-align="start" style:justify-single-word="false"/>
      <style:text-properties fo:font-size="10pt" fo:font-weight="normal" officeooo:rsid="012b4300" officeooo:paragraph-rsid="015cfa6a" style:font-size-asian="10pt" style:font-weight-asian="normal" style:font-size-complex="10pt" style:font-weight-complex="normal"/>
    </style:style>
    <style:style style:name="P352" style:family="paragraph" style:parent-style-name="Standard">
      <style:paragraph-properties fo:text-align="start" style:justify-single-word="false"/>
      <style:text-properties fo:font-size="10pt" fo:font-weight="normal" officeooo:rsid="012b4300" officeooo:paragraph-rsid="0181bc2a" style:font-size-asian="10pt" style:font-weight-asian="normal" style:font-size-complex="10pt" style:font-weight-complex="normal"/>
    </style:style>
    <style:style style:name="P353" style:family="paragraph" style:parent-style-name="Standard">
      <style:paragraph-properties fo:text-align="start" style:justify-single-word="false"/>
      <style:text-properties fo:font-size="10pt" fo:font-weight="normal" officeooo:rsid="012b4300" officeooo:paragraph-rsid="01831233" style:font-size-asian="10pt" style:font-weight-asian="normal" style:font-size-complex="10pt" style:font-weight-complex="normal"/>
    </style:style>
    <style:style style:name="P354" style:family="paragraph" style:parent-style-name="Standard">
      <style:paragraph-properties fo:text-align="start" style:justify-single-word="false"/>
      <style:text-properties fo:font-size="10pt" fo:font-weight="normal" officeooo:rsid="012b4300" officeooo:paragraph-rsid="018a7368" style:font-size-asian="10pt" style:font-weight-asian="normal" style:font-size-complex="10pt" style:font-weight-complex="normal"/>
    </style:style>
    <style:style style:name="P355" style:family="paragraph" style:parent-style-name="Standard">
      <style:paragraph-properties fo:text-align="start" style:justify-single-word="false"/>
      <style:text-properties fo:font-size="10pt" fo:font-weight="normal" officeooo:rsid="012b4300" officeooo:paragraph-rsid="018a978b" style:font-size-asian="10pt" style:font-weight-asian="normal" style:font-size-complex="10pt" style:font-weight-complex="normal"/>
    </style:style>
    <style:style style:name="P356" style:family="paragraph" style:parent-style-name="Standard">
      <style:paragraph-properties fo:text-align="start" style:justify-single-word="false"/>
      <style:text-properties fo:font-size="10pt" fo:font-weight="normal" officeooo:rsid="012b4300" officeooo:paragraph-rsid="018ab948" style:font-size-asian="10pt" style:font-weight-asian="normal" style:font-size-complex="10pt" style:font-weight-complex="normal"/>
    </style:style>
    <style:style style:name="P357" style:family="paragraph" style:parent-style-name="Standard">
      <style:paragraph-properties fo:text-align="start" style:justify-single-word="false"/>
      <style:text-properties fo:font-size="10pt" fo:font-weight="normal" officeooo:rsid="012b4300" officeooo:paragraph-rsid="020cf77b" style:font-size-asian="10pt" style:font-weight-asian="normal" style:font-size-complex="10pt" style:font-weight-complex="normal"/>
    </style:style>
    <style:style style:name="P358" style:family="paragraph" style:parent-style-name="Standard">
      <style:paragraph-properties fo:text-align="start" style:justify-single-word="false"/>
      <style:text-properties fo:font-size="10pt" fo:font-weight="normal" officeooo:rsid="012b4300" officeooo:paragraph-rsid="033fc1d7" style:font-size-asian="10pt" style:font-weight-asian="normal" style:font-size-complex="10pt" style:font-weight-complex="normal"/>
    </style:style>
    <style:style style:name="P359" style:family="paragraph" style:parent-style-name="Standard">
      <style:paragraph-properties fo:text-align="start" style:justify-single-word="false">
        <style:tab-stops>
          <style:tab-stop style:position="0.905cm"/>
        </style:tab-stops>
      </style:paragraph-properties>
      <style:text-properties fo:font-size="10pt" fo:font-weight="normal" officeooo:rsid="012b4300" officeooo:paragraph-rsid="01573c88" style:font-size-asian="10pt" style:font-weight-asian="normal" style:font-size-complex="10pt" style:font-weight-complex="normal"/>
    </style:style>
    <style:style style:name="P360" style:family="paragraph" style:parent-style-name="Standard">
      <style:paragraph-properties fo:text-align="start" style:justify-single-word="false"/>
      <style:text-properties fo:font-size="10pt" fo:font-weight="normal" officeooo:rsid="012b4300" officeooo:paragraph-rsid="016578ac" style:font-size-asian="10pt" style:font-weight-asian="normal" style:font-size-complex="10pt" style:font-weight-complex="normal"/>
    </style:style>
    <style:style style:name="P361" style:family="paragraph" style:parent-style-name="Standard">
      <style:paragraph-properties fo:text-align="start" style:justify-single-word="false"/>
      <style:text-properties fo:font-size="10pt" fo:font-weight="normal" officeooo:rsid="012d1d35" officeooo:paragraph-rsid="016578ac" style:font-size-asian="10pt" style:font-weight-asian="normal" style:font-size-complex="10pt" style:font-weight-complex="normal"/>
    </style:style>
    <style:style style:name="P362" style:family="paragraph" style:parent-style-name="Standard">
      <style:paragraph-properties fo:text-align="start" style:justify-single-word="false"/>
      <style:text-properties fo:font-size="10pt" fo:font-weight="normal" officeooo:rsid="012d1d35" officeooo:paragraph-rsid="01672d51" style:font-size-asian="10pt" style:font-weight-asian="normal" style:font-size-complex="10pt" style:font-weight-complex="normal"/>
    </style:style>
    <style:style style:name="P363" style:family="paragraph" style:parent-style-name="Standard">
      <style:paragraph-properties fo:text-align="start" style:justify-single-word="false"/>
      <style:text-properties fo:font-size="10pt" fo:font-weight="normal" officeooo:rsid="012d1d35" officeooo:paragraph-rsid="0181bc2a" style:font-size-asian="10pt" style:font-weight-asian="normal" style:font-size-complex="10pt" style:font-weight-complex="normal"/>
    </style:style>
    <style:style style:name="P364" style:family="paragraph" style:parent-style-name="Standard">
      <style:paragraph-properties fo:text-align="start" style:justify-single-word="false"/>
      <style:text-properties fo:font-size="10pt" fo:font-weight="normal" officeooo:rsid="012d1d35" officeooo:paragraph-rsid="01831233" style:font-size-asian="10pt" style:font-weight-asian="normal" style:font-size-complex="10pt" style:font-weight-complex="normal"/>
    </style:style>
    <style:style style:name="P365" style:family="paragraph" style:parent-style-name="Standard">
      <style:paragraph-properties fo:text-align="start" style:justify-single-word="false"/>
      <style:text-properties fo:font-size="10pt" fo:font-weight="normal" officeooo:rsid="012d1d35" officeooo:paragraph-rsid="018a7368" style:font-size-asian="10pt" style:font-weight-asian="normal" style:font-size-complex="10pt" style:font-weight-complex="normal"/>
    </style:style>
    <style:style style:name="P366" style:family="paragraph" style:parent-style-name="Standard">
      <style:paragraph-properties fo:text-align="start" style:justify-single-word="false"/>
      <style:text-properties fo:font-size="10pt" fo:font-weight="normal" officeooo:rsid="012d1d35" officeooo:paragraph-rsid="020cf77b" style:font-size-asian="10pt" style:font-weight-asian="normal" style:font-size-complex="10pt" style:font-weight-complex="normal"/>
    </style:style>
    <style:style style:name="P367" style:family="paragraph" style:parent-style-name="Standard">
      <style:paragraph-properties fo:text-align="start" style:justify-single-word="false"/>
      <style:text-properties fo:font-size="10pt" fo:font-weight="normal" officeooo:rsid="018a7368" officeooo:paragraph-rsid="018a7368" style:font-size-asian="10pt" style:font-weight-asian="normal" style:font-size-complex="10pt" style:font-weight-complex="normal"/>
    </style:style>
    <style:style style:name="P368" style:family="paragraph" style:parent-style-name="Standard">
      <style:paragraph-properties fo:text-align="start" style:justify-single-word="false"/>
      <style:text-properties fo:font-size="10pt" fo:font-weight="normal" officeooo:rsid="018a7368" officeooo:paragraph-rsid="03e2ac75" style:font-size-asian="10pt" style:font-weight-asian="normal" style:font-size-complex="10pt" style:font-weight-complex="normal"/>
    </style:style>
    <style:style style:name="P369" style:family="paragraph" style:parent-style-name="Standard">
      <style:paragraph-properties fo:text-align="start" style:justify-single-word="false"/>
      <style:text-properties fo:font-size="10pt" fo:font-weight="normal" officeooo:rsid="003307e1" officeooo:paragraph-rsid="030748b0" style:font-size-asian="10pt" style:font-weight-asian="normal" style:font-size-complex="10pt" style:font-weight-complex="normal"/>
    </style:style>
    <style:style style:name="P370" style:family="paragraph" style:parent-style-name="Standard">
      <style:paragraph-properties fo:text-align="start" style:justify-single-word="false"/>
      <style:text-properties fo:font-size="10pt" fo:font-weight="normal" officeooo:rsid="002452d0" officeooo:paragraph-rsid="03158394" style:font-size-asian="10pt" style:font-weight-asian="normal" style:font-size-complex="10pt" style:font-weight-complex="normal"/>
    </style:style>
    <style:style style:name="P371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fo:font-size="10pt" fo:font-weight="normal" officeooo:rsid="002452d0" officeooo:paragraph-rsid="03158394" style:font-size-asian="10pt" style:font-weight-asian="normal" style:font-size-complex="10pt" style:font-weight-complex="normal"/>
    </style:style>
    <style:style style:name="P372" style:family="paragraph" style:parent-style-name="Standard">
      <style:paragraph-properties fo:text-align="start" style:justify-single-word="false"/>
      <style:text-properties fo:font-size="10pt" fo:font-weight="normal" officeooo:rsid="002452d0" officeooo:paragraph-rsid="00209250" style:font-size-asian="10pt" style:font-weight-asian="normal" style:font-size-complex="10pt" style:font-weight-complex="normal"/>
    </style:style>
    <style:style style:name="P373" style:family="paragraph" style:parent-style-name="Standard">
      <style:paragraph-properties fo:text-align="start" style:justify-single-word="false"/>
      <style:text-properties fo:font-size="10pt" fo:font-weight="normal" officeooo:rsid="0025bf76" officeooo:paragraph-rsid="03158394" style:font-size-asian="10pt" style:font-weight-asian="normal" style:font-size-complex="10pt" style:font-weight-complex="normal"/>
    </style:style>
    <style:style style:name="P374" style:family="paragraph" style:parent-style-name="Standard">
      <style:paragraph-properties fo:text-align="start" style:justify-single-word="false"/>
      <style:text-properties fo:font-size="10pt" fo:font-weight="normal" officeooo:rsid="0026b736" officeooo:paragraph-rsid="03158394" style:font-size-asian="10pt" style:font-weight-asian="normal" style:font-size-complex="10pt" style:font-weight-complex="normal"/>
    </style:style>
    <style:style style:name="P375" style:family="paragraph" style:parent-style-name="Standard">
      <style:paragraph-properties fo:text-align="start" style:justify-single-word="false"/>
      <style:text-properties fo:font-size="10pt" fo:font-weight="normal" officeooo:rsid="0026b736" officeooo:paragraph-rsid="0315ed70" style:font-size-asian="10pt" style:font-weight-asian="normal" style:font-size-complex="10pt" style:font-weight-complex="normal"/>
    </style:style>
    <style:style style:name="P376" style:family="paragraph" style:parent-style-name="Standard">
      <style:paragraph-properties fo:text-align="start" style:justify-single-word="false"/>
      <style:text-properties fo:font-size="10pt" fo:font-weight="normal" officeooo:rsid="0026b736" officeooo:paragraph-rsid="0316885c" style:font-size-asian="10pt" style:font-weight-asian="normal" style:font-size-complex="10pt" style:font-weight-complex="normal"/>
    </style:style>
    <style:style style:name="P377" style:family="paragraph" style:parent-style-name="Standard">
      <style:paragraph-properties fo:text-align="start" style:justify-single-word="false"/>
      <style:text-properties fo:font-size="10pt" fo:font-weight="normal" officeooo:rsid="002d8e0c" officeooo:paragraph-rsid="0316885c" style:font-size-asian="10pt" style:font-weight-asian="normal" style:font-size-complex="10pt" style:font-weight-complex="normal"/>
    </style:style>
    <style:style style:name="P378" style:family="paragraph" style:parent-style-name="Standard">
      <style:paragraph-properties fo:text-align="start" style:justify-single-word="false"/>
      <style:text-properties fo:font-size="10pt" fo:font-weight="normal" officeooo:rsid="002f59cf" officeooo:paragraph-rsid="03182b04" style:font-size-asian="10pt" style:font-weight-asian="normal" style:font-size-complex="10pt" style:font-weight-complex="normal"/>
    </style:style>
    <style:style style:name="P379" style:family="paragraph" style:parent-style-name="Standard">
      <style:paragraph-properties fo:text-align="start" style:justify-single-word="false"/>
      <style:text-properties fo:font-size="10pt" fo:font-weight="normal" officeooo:rsid="003137d2" officeooo:paragraph-rsid="03182b04" style:font-size-asian="10pt" style:font-weight-asian="normal" style:font-size-complex="10pt" style:font-weight-complex="normal"/>
    </style:style>
    <style:style style:name="P380" style:family="paragraph" style:parent-style-name="Standard">
      <style:paragraph-properties fo:text-align="start" style:justify-single-word="false"/>
      <style:text-properties fo:font-size="10pt" fo:font-weight="normal" officeooo:rsid="003137d2" officeooo:paragraph-rsid="003137d2" style:font-size-asian="10pt" style:font-weight-asian="normal" style:font-size-complex="10pt" style:font-weight-complex="normal"/>
    </style:style>
    <style:style style:name="P381" style:family="paragraph" style:parent-style-name="Standard">
      <style:paragraph-properties fo:text-align="start" style:justify-single-word="false"/>
      <style:text-properties fo:font-size="10pt" fo:font-weight="normal" officeooo:rsid="00354af8" officeooo:paragraph-rsid="03182b04" style:font-size-asian="10pt" style:font-weight-asian="normal" style:font-size-complex="10pt" style:font-weight-complex="normal"/>
    </style:style>
    <style:style style:name="P382" style:family="paragraph" style:parent-style-name="Standard">
      <style:paragraph-properties fo:text-align="start" style:justify-single-word="false"/>
      <style:text-properties fo:font-size="10pt" fo:font-weight="normal" officeooo:rsid="00354af8" officeooo:paragraph-rsid="0318e793" style:font-size-asian="10pt" style:font-weight-asian="normal" style:font-size-complex="10pt" style:font-weight-complex="normal"/>
    </style:style>
    <style:style style:name="P383" style:family="paragraph" style:parent-style-name="Standard">
      <style:paragraph-properties fo:text-align="start" style:justify-single-word="false"/>
      <style:text-properties fo:font-size="10pt" fo:font-weight="normal" officeooo:rsid="00354af8" officeooo:paragraph-rsid="00344d72" style:font-size-asian="10pt" style:font-weight-asian="normal" style:font-size-complex="10pt" style:font-weight-complex="normal"/>
    </style:style>
    <style:style style:name="P384" style:family="paragraph" style:parent-style-name="Standard">
      <style:paragraph-properties fo:text-align="start" style:justify-single-word="false"/>
      <style:text-properties fo:font-size="10pt" fo:font-weight="normal" officeooo:rsid="003ae1ef" officeooo:paragraph-rsid="031a086f" style:font-size-asian="10pt" style:font-weight-asian="normal" style:font-size-complex="10pt" style:font-weight-complex="normal"/>
    </style:style>
    <style:style style:name="P385" style:family="paragraph" style:parent-style-name="Standard">
      <style:paragraph-properties fo:text-align="start" style:justify-single-word="false"/>
      <style:text-properties fo:font-size="10pt" fo:font-weight="normal" officeooo:rsid="003ae1ef" officeooo:paragraph-rsid="00382ffc" style:font-size-asian="10pt" style:font-weight-asian="normal" style:font-size-complex="10pt" style:font-weight-complex="normal"/>
    </style:style>
    <style:style style:name="P386" style:family="paragraph" style:parent-style-name="Standard">
      <style:paragraph-properties fo:text-align="start" style:justify-single-word="false"/>
      <style:text-properties fo:font-size="10pt" fo:font-weight="normal" officeooo:rsid="003c4f49" officeooo:paragraph-rsid="031a086f" style:font-size-asian="10pt" style:font-weight-asian="normal" style:font-size-complex="10pt" style:font-weight-complex="normal"/>
    </style:style>
    <style:style style:name="P387" style:family="paragraph" style:parent-style-name="Standard">
      <style:paragraph-properties fo:text-align="start" style:justify-single-word="false"/>
      <style:text-properties fo:font-size="10pt" fo:font-weight="normal" officeooo:rsid="003c4f49" officeooo:paragraph-rsid="00382ffc" style:font-size-asian="10pt" style:font-weight-asian="normal" style:font-size-complex="10pt" style:font-weight-complex="normal"/>
    </style:style>
    <style:style style:name="P388" style:family="paragraph" style:parent-style-name="Standard">
      <style:paragraph-properties fo:text-align="start" style:justify-single-word="false"/>
      <style:text-properties fo:font-size="10pt" fo:font-weight="normal" officeooo:rsid="0098c78c" officeooo:paragraph-rsid="032c3ac5" style:font-size-asian="10pt" style:font-weight-asian="normal" style:font-size-complex="10pt" style:font-weight-complex="normal"/>
    </style:style>
    <style:style style:name="P389" style:family="paragraph" style:parent-style-name="Standard">
      <style:paragraph-properties fo:text-align="start" style:justify-single-word="false"/>
      <style:text-properties fo:font-size="10pt" fo:font-weight="normal" officeooo:rsid="0342d66c" officeooo:paragraph-rsid="000d9978" style:font-size-asian="10pt" style:font-weight-asian="normal" style:font-size-complex="10pt" style:font-weight-complex="normal"/>
    </style:style>
    <style:style style:name="P390" style:family="paragraph" style:parent-style-name="Standard">
      <style:paragraph-properties fo:text-align="start" style:justify-single-word="false"/>
      <style:text-properties fo:font-size="10pt" fo:font-weight="normal" officeooo:rsid="0345da6e" officeooo:paragraph-rsid="0345da6e" style:font-size-asian="10pt" style:font-weight-asian="normal" style:font-size-complex="10pt" style:font-weight-complex="normal"/>
    </style:style>
    <style:style style:name="P391" style:family="paragraph" style:parent-style-name="Standard">
      <style:paragraph-properties fo:text-align="start" style:justify-single-word="false"/>
      <style:text-properties fo:font-size="10pt" fo:font-weight="normal" officeooo:rsid="0345da6e" officeooo:paragraph-rsid="0346485d" style:font-size-asian="10pt" style:font-weight-asian="normal" style:font-size-complex="10pt" style:font-weight-complex="normal"/>
    </style:style>
    <style:style style:name="P392" style:family="paragraph" style:parent-style-name="Standard">
      <style:paragraph-properties fo:text-align="start" style:justify-single-word="false"/>
      <style:text-properties fo:font-size="10pt" fo:font-weight="normal" officeooo:rsid="0345da6e" officeooo:paragraph-rsid="03d094dc" style:font-size-asian="10pt" style:font-weight-asian="normal" style:font-size-complex="10pt" style:font-weight-complex="normal"/>
    </style:style>
    <style:style style:name="P393" style:family="paragraph" style:parent-style-name="Standard">
      <style:paragraph-properties fo:text-align="start" style:justify-single-word="false"/>
      <style:text-properties fo:font-size="10pt" fo:font-weight="normal" officeooo:rsid="03467e5a" officeooo:paragraph-rsid="03467e5a" style:font-size-asian="10pt" style:font-weight-asian="normal" style:font-size-complex="10pt" style:font-weight-complex="normal"/>
    </style:style>
    <style:style style:name="P394" style:family="paragraph" style:parent-style-name="Standard">
      <style:paragraph-properties fo:text-align="start" style:justify-single-word="false"/>
      <style:text-properties fo:font-size="10pt" fo:font-weight="normal" officeooo:rsid="0349f221" officeooo:paragraph-rsid="0349dbda" style:font-size-asian="10pt" style:font-weight-asian="normal" style:font-size-complex="10pt" style:font-weight-complex="normal"/>
    </style:style>
    <style:style style:name="P395" style:family="paragraph" style:parent-style-name="Standard">
      <style:paragraph-properties fo:text-align="start" style:justify-single-word="false"/>
      <style:text-properties fo:font-size="10pt" fo:font-weight="normal" officeooo:rsid="035c307c" officeooo:paragraph-rsid="0349dbda" style:font-size-asian="10pt" style:font-weight-asian="normal" style:font-size-complex="10pt" style:font-weight-complex="normal"/>
    </style:style>
    <style:style style:name="P396" style:family="paragraph" style:parent-style-name="Standard">
      <style:paragraph-properties fo:text-align="start" style:justify-single-word="false"/>
      <style:text-properties fo:font-size="10pt" fo:font-weight="normal" officeooo:rsid="035dbdca" officeooo:paragraph-rsid="035dbdca" style:font-size-asian="10pt" style:font-weight-asian="normal" style:font-size-complex="10pt" style:font-weight-complex="normal"/>
    </style:style>
    <style:style style:name="P397" style:family="paragraph" style:parent-style-name="Standard">
      <style:paragraph-properties fo:text-align="start" style:justify-single-word="false"/>
      <style:text-properties fo:font-size="10pt" fo:font-weight="normal" officeooo:rsid="035f1060" officeooo:paragraph-rsid="035dbdca" style:font-size-asian="10pt" style:font-weight-asian="normal" style:font-size-complex="10pt" style:font-weight-complex="normal"/>
    </style:style>
    <style:style style:name="P398" style:family="paragraph" style:parent-style-name="Standard">
      <style:paragraph-properties fo:text-align="start" style:justify-single-word="false"/>
      <style:text-properties fo:font-size="10pt" fo:font-weight="normal" officeooo:rsid="0373bbfd" officeooo:paragraph-rsid="0373bbfd" style:font-size-asian="10pt" style:font-weight-asian="normal" style:font-size-complex="10pt" style:font-weight-complex="normal"/>
    </style:style>
    <style:style style:name="P399" style:family="paragraph" style:parent-style-name="Standard">
      <style:paragraph-properties fo:text-align="start" style:justify-single-word="false"/>
      <style:text-properties fo:font-size="10pt" fo:font-weight="normal" officeooo:rsid="0344c9dc" officeooo:paragraph-rsid="0344c9dc" style:font-size-asian="10pt" style:font-weight-asian="normal" style:font-size-complex="10pt" style:font-weight-complex="normal"/>
    </style:style>
    <style:style style:name="P400" style:family="paragraph" style:parent-style-name="Standard">
      <style:paragraph-properties fo:text-align="start" style:justify-single-word="false"/>
      <style:text-properties fo:font-size="10pt" fo:font-weight="normal" officeooo:rsid="040dd336" officeooo:paragraph-rsid="00382ffc" style:font-size-asian="10pt" style:font-weight-asian="normal" style:font-size-complex="10pt" style:font-weight-complex="normal"/>
    </style:style>
    <style:style style:name="P401" style:family="paragraph" style:parent-style-name="Standard">
      <style:paragraph-properties fo:text-align="start" style:justify-single-word="false"/>
      <style:text-properties fo:font-size="10pt" fo:font-weight="normal" officeooo:rsid="040dd336" officeooo:paragraph-rsid="04109576" style:font-size-asian="10pt" style:font-weight-asian="normal" style:font-size-complex="10pt" style:font-weight-complex="normal"/>
    </style:style>
    <style:style style:name="P402" style:family="paragraph" style:parent-style-name="Standard">
      <style:paragraph-properties fo:text-align="start" style:justify-single-word="false"/>
      <style:text-properties fo:font-size="10pt" fo:font-weight="normal" officeooo:rsid="00c7f60e" officeooo:paragraph-rsid="00c7f60e" style:font-size-asian="8.75pt" style:font-weight-asian="normal" style:font-size-complex="10pt" style:font-weight-complex="normal"/>
    </style:style>
    <style:style style:name="P403" style:family="paragraph" style:parent-style-name="Standard">
      <style:paragraph-properties fo:text-align="start" style:justify-single-word="false"/>
      <style:text-properties fo:font-size="10pt" fo:font-weight="normal" officeooo:rsid="00c7f60e" officeooo:paragraph-rsid="00d2fbf2" style:font-size-asian="8.75pt" style:font-weight-asian="normal" style:font-size-complex="10pt" style:font-weight-complex="normal"/>
    </style:style>
    <style:style style:name="P404" style:family="paragraph" style:parent-style-name="Standard">
      <style:paragraph-properties fo:text-align="start" style:justify-single-word="false"/>
      <style:text-properties fo:font-size="10pt" fo:font-weight="normal" officeooo:rsid="00c7f60e" officeooo:paragraph-rsid="00d71b8f" style:font-size-asian="8.75pt" style:font-weight-asian="normal" style:font-size-complex="10pt" style:font-weight-complex="normal"/>
    </style:style>
    <style:style style:name="P405" style:family="paragraph" style:parent-style-name="Standard">
      <style:paragraph-properties fo:text-align="start" style:justify-single-word="false"/>
      <style:text-properties fo:font-size="10pt" fo:font-weight="normal" officeooo:rsid="00c7f60e" officeooo:paragraph-rsid="0286a3c1" style:font-size-asian="8.75pt" style:font-weight-asian="normal" style:font-size-complex="10pt" style:font-weight-complex="normal"/>
    </style:style>
    <style:style style:name="P406" style:family="paragraph" style:parent-style-name="Standard">
      <style:paragraph-properties fo:text-align="start" style:justify-single-word="false"/>
      <style:text-properties fo:font-size="10pt" fo:font-weight="normal" officeooo:rsid="00c7f60e" officeooo:paragraph-rsid="02ac1b43" style:font-size-asian="8.75pt" style:font-weight-asian="normal" style:font-size-complex="10pt" style:font-weight-complex="normal"/>
    </style:style>
    <style:style style:name="P407" style:family="paragraph" style:parent-style-name="Standard">
      <style:paragraph-properties fo:text-align="start" style:justify-single-word="false"/>
      <style:text-properties fo:font-size="10pt" fo:font-weight="normal" officeooo:rsid="00c7f60e" officeooo:paragraph-rsid="02d51090" style:font-size-asian="8.75pt" style:font-weight-asian="normal" style:font-size-complex="10pt" style:font-weight-complex="normal"/>
    </style:style>
    <style:style style:name="P408" style:family="paragraph" style:parent-style-name="Standard">
      <style:paragraph-properties fo:text-align="start" style:justify-single-word="false"/>
      <style:text-properties fo:font-size="10pt" fo:font-weight="normal" officeooo:rsid="00c7f60e" officeooo:paragraph-rsid="03f19195" style:font-size-asian="8.75pt" style:font-weight-asian="normal" style:font-size-complex="10pt" style:font-weight-complex="normal"/>
    </style:style>
    <style:style style:name="P409" style:family="paragraph" style:parent-style-name="Standard">
      <style:paragraph-properties fo:text-align="start" style:justify-single-word="false"/>
      <style:text-properties fo:font-size="10pt" fo:font-weight="normal" officeooo:rsid="00c9aab9" officeooo:paragraph-rsid="00cb0dd3" style:font-size-asian="8.75pt" style:font-weight-asian="normal" style:font-size-complex="10pt" style:font-weight-complex="normal"/>
    </style:style>
    <style:style style:name="P410" style:family="paragraph" style:parent-style-name="Standard">
      <style:paragraph-properties fo:text-align="start" style:justify-single-word="false"/>
      <style:text-properties fo:font-size="10pt" fo:font-weight="normal" officeooo:rsid="00c9aab9" officeooo:paragraph-rsid="0286a3c1" style:font-size-asian="8.75pt" style:font-weight-asian="normal" style:font-size-complex="10pt" style:font-weight-complex="normal"/>
    </style:style>
    <style:style style:name="P411" style:family="paragraph" style:parent-style-name="Standard">
      <style:paragraph-properties fo:text-align="start" style:justify-single-word="false"/>
      <style:text-properties fo:font-size="10pt" fo:font-weight="normal" officeooo:rsid="00c9aab9" officeooo:paragraph-rsid="03370bd4" style:font-size-asian="8.75pt" style:font-weight-asian="normal" style:font-size-complex="10pt" style:font-weight-complex="normal"/>
    </style:style>
    <style:style style:name="P412" style:family="paragraph" style:parent-style-name="Standard">
      <style:paragraph-properties fo:text-align="start" style:justify-single-word="false"/>
      <style:text-properties fo:font-size="10pt" fo:font-weight="normal" officeooo:rsid="00cb0dd3" officeooo:paragraph-rsid="00cb0dd3" style:font-size-asian="8.75pt" style:font-weight-asian="normal" style:font-size-complex="10pt" style:font-weight-complex="normal"/>
    </style:style>
    <style:style style:name="P413" style:family="paragraph" style:parent-style-name="Standard">
      <style:paragraph-properties fo:text-align="start" style:justify-single-word="false"/>
      <style:text-properties fo:font-size="10pt" fo:font-weight="normal" officeooo:rsid="00d49ae1" officeooo:paragraph-rsid="00d49ae1" style:font-size-asian="8.75pt" style:font-weight-asian="normal" style:font-size-complex="10pt" style:font-weight-complex="normal"/>
    </style:style>
    <style:style style:name="P414" style:family="paragraph" style:parent-style-name="Standard">
      <style:paragraph-properties fo:text-align="start" style:justify-single-word="false"/>
      <style:text-properties fo:font-size="10pt" fo:font-weight="normal" officeooo:rsid="00d2fbf2" officeooo:paragraph-rsid="02d51090" style:font-size-asian="8.75pt" style:font-weight-asian="normal" style:font-size-complex="10pt" style:font-weight-complex="normal"/>
    </style:style>
    <style:style style:name="P415" style:family="paragraph" style:parent-style-name="Standard">
      <style:paragraph-properties fo:text-align="start" style:justify-single-word="false"/>
      <style:text-properties fo:font-size="10pt" fo:font-weight="normal" officeooo:rsid="029e1645" officeooo:paragraph-rsid="029e1645" style:font-size-asian="8.75pt" style:font-weight-asian="normal" style:font-size-complex="10pt" style:font-weight-complex="normal"/>
    </style:style>
    <style:style style:name="P416" style:family="paragraph" style:parent-style-name="Standard">
      <style:paragraph-properties fo:text-align="start" style:justify-single-word="false"/>
      <style:text-properties fo:font-size="10pt" fo:font-weight="normal" officeooo:rsid="0096a2de" officeooo:paragraph-rsid="0096a2de" style:font-size-asian="8.75pt" style:font-weight-asian="normal" style:font-size-complex="10pt" style:font-weight-complex="normal"/>
    </style:style>
    <style:style style:name="P417" style:family="paragraph" style:parent-style-name="Standard">
      <style:paragraph-properties fo:text-align="start" style:justify-single-word="false"/>
      <style:text-properties fo:font-size="10pt" fo:font-weight="bold" officeooo:rsid="00484293" officeooo:paragraph-rsid="00484293" style:font-size-asian="10pt" style:font-weight-asian="bold" style:font-size-complex="10pt" style:font-weight-complex="bold"/>
    </style:style>
    <style:style style:name="P418" style:family="paragraph" style:parent-style-name="Standard">
      <style:paragraph-properties fo:text-align="start" style:justify-single-word="false"/>
      <style:text-properties fo:font-size="10pt" fo:font-weight="bold" officeooo:rsid="00484293" officeooo:paragraph-rsid="005127b5" style:font-size-asian="10pt" style:font-weight-asian="bold" style:font-size-complex="10pt" style:font-weight-complex="bold"/>
    </style:style>
    <style:style style:name="P419" style:family="paragraph" style:parent-style-name="Standard">
      <style:paragraph-properties fo:text-align="start" style:justify-single-word="false"/>
      <style:text-properties fo:font-size="10pt" fo:font-weight="bold" officeooo:rsid="00484293" officeooo:paragraph-rsid="004a2164" style:font-size-asian="10pt" style:font-weight-asian="bold" style:font-size-complex="10pt" style:font-weight-complex="bold"/>
    </style:style>
    <style:style style:name="P420" style:family="paragraph" style:parent-style-name="Standard">
      <style:paragraph-properties fo:text-align="start" style:justify-single-word="false"/>
      <style:text-properties fo:font-size="10pt" fo:font-weight="bold" officeooo:rsid="00484293" officeooo:paragraph-rsid="004883cb" style:font-size-asian="10pt" style:font-weight-asian="bold" style:font-size-complex="10pt" style:font-weight-complex="bold"/>
    </style:style>
    <style:style style:name="P421" style:family="paragraph" style:parent-style-name="Standard">
      <style:paragraph-properties fo:text-align="start" style:justify-single-word="false"/>
      <style:text-properties fo:font-size="10pt" fo:font-weight="bold" officeooo:rsid="00484293" officeooo:paragraph-rsid="0052f8a0" style:font-size-asian="10pt" style:font-weight-asian="bold" style:font-size-complex="10pt" style:font-weight-complex="bold"/>
    </style:style>
    <style:style style:name="P422" style:family="paragraph" style:parent-style-name="Standard">
      <style:paragraph-properties fo:text-align="start" style:justify-single-word="false"/>
      <style:text-properties fo:font-size="10pt" fo:font-weight="bold" officeooo:rsid="00484293" officeooo:paragraph-rsid="00671750" style:font-size-asian="10pt" style:font-weight-asian="bold" style:font-size-complex="10pt" style:font-weight-complex="bold"/>
    </style:style>
    <style:style style:name="P423" style:family="paragraph" style:parent-style-name="Standard">
      <style:paragraph-properties fo:text-align="start" style:justify-single-word="false"/>
      <style:text-properties fo:font-size="10pt" fo:font-weight="bold" officeooo:rsid="00484293" officeooo:paragraph-rsid="00773236" style:font-size-asian="10pt" style:font-weight-asian="bold" style:font-size-complex="10pt" style:font-weight-complex="bold"/>
    </style:style>
    <style:style style:name="P424" style:family="paragraph" style:parent-style-name="Standard">
      <style:paragraph-properties fo:text-align="start" style:justify-single-word="false"/>
      <style:text-properties fo:font-size="10pt" fo:font-weight="bold" officeooo:rsid="00484293" officeooo:paragraph-rsid="008fb542" style:font-size-asian="10pt" style:font-weight-asian="bold" style:font-size-complex="10pt" style:font-weight-complex="bold"/>
    </style:style>
    <style:style style:name="P425" style:family="paragraph" style:parent-style-name="Standard">
      <style:paragraph-properties fo:text-align="start" style:justify-single-word="false"/>
      <style:text-properties fo:font-size="10pt" fo:font-weight="bold" officeooo:rsid="00484293" officeooo:paragraph-rsid="00a83d6c" style:font-size-asian="10pt" style:font-weight-asian="bold" style:font-size-complex="10pt" style:font-weight-complex="bold"/>
    </style:style>
    <style:style style:name="P426" style:family="paragraph" style:parent-style-name="Standard">
      <style:paragraph-properties fo:text-align="start" style:justify-single-word="false"/>
      <style:text-properties fo:font-size="10pt" fo:font-weight="bold" officeooo:rsid="00484293" officeooo:paragraph-rsid="00b16fdf" style:font-size-asian="10pt" style:font-weight-asian="bold" style:font-size-complex="10pt" style:font-weight-complex="bold"/>
    </style:style>
    <style:style style:name="P427" style:family="paragraph" style:parent-style-name="Standard">
      <style:paragraph-properties fo:text-align="start" style:justify-single-word="false"/>
      <style:text-properties fo:font-size="10pt" fo:font-weight="bold" officeooo:rsid="00484293" officeooo:paragraph-rsid="00c7f60e" style:font-size-asian="10pt" style:font-weight-asian="bold" style:font-size-complex="10pt" style:font-weight-complex="bold"/>
    </style:style>
    <style:style style:name="P428" style:family="paragraph" style:parent-style-name="Standard">
      <style:paragraph-properties fo:text-align="start" style:justify-single-word="false"/>
      <style:text-properties fo:font-size="10pt" fo:font-weight="bold" officeooo:rsid="00484293" officeooo:paragraph-rsid="00d2fbf2" style:font-size-asian="10pt" style:font-weight-asian="bold" style:font-size-complex="10pt" style:font-weight-complex="bold"/>
    </style:style>
    <style:style style:name="P429" style:family="paragraph" style:parent-style-name="Standard">
      <style:paragraph-properties fo:text-align="start" style:justify-single-word="false"/>
      <style:text-properties fo:font-size="10pt" fo:font-weight="bold" officeooo:rsid="00484293" officeooo:paragraph-rsid="00e9fe53" style:font-size-asian="10pt" style:font-weight-asian="bold" style:font-size-complex="10pt" style:font-weight-complex="bold"/>
    </style:style>
    <style:style style:name="P430" style:family="paragraph" style:parent-style-name="Standard">
      <style:paragraph-properties fo:text-align="start" style:justify-single-word="false"/>
      <style:text-properties fo:font-size="10pt" fo:font-weight="bold" officeooo:rsid="00484293" officeooo:paragraph-rsid="00ec35af" style:font-size-asian="10pt" style:font-weight-asian="bold" style:font-size-complex="10pt" style:font-weight-complex="bold"/>
    </style:style>
    <style:style style:name="P431" style:family="paragraph" style:parent-style-name="Standard">
      <style:paragraph-properties fo:text-align="start" style:justify-single-word="false"/>
      <style:text-properties fo:font-size="10pt" fo:font-weight="bold" officeooo:rsid="00484293" officeooo:paragraph-rsid="01192acd" style:font-size-asian="10pt" style:font-weight-asian="bold" style:font-size-complex="10pt" style:font-weight-complex="bold"/>
    </style:style>
    <style:style style:name="P432" style:family="paragraph" style:parent-style-name="Standard">
      <style:paragraph-properties fo:text-align="start" style:justify-single-word="false"/>
      <style:text-properties fo:font-size="10pt" fo:font-weight="bold" officeooo:rsid="00484293" officeooo:paragraph-rsid="011ce1af" style:font-size-asian="10pt" style:font-weight-asian="bold" style:font-size-complex="10pt" style:font-weight-complex="bold"/>
    </style:style>
    <style:style style:name="P433" style:family="paragraph" style:parent-style-name="Standard">
      <style:paragraph-properties fo:text-align="start" style:justify-single-word="false"/>
      <style:text-properties fo:font-size="10pt" fo:font-weight="bold" officeooo:rsid="00484293" officeooo:paragraph-rsid="011d04da" style:font-size-asian="10pt" style:font-weight-asian="bold" style:font-size-complex="10pt" style:font-weight-complex="bold"/>
    </style:style>
    <style:style style:name="P434" style:family="paragraph" style:parent-style-name="Standard">
      <style:paragraph-properties fo:text-align="start" style:justify-single-word="false"/>
      <style:text-properties fo:font-size="10pt" fo:font-weight="bold" officeooo:rsid="00484293" officeooo:paragraph-rsid="01201a72" style:font-size-asian="10pt" style:font-weight-asian="bold" style:font-size-complex="10pt" style:font-weight-complex="bold"/>
    </style:style>
    <style:style style:name="P435" style:family="paragraph" style:parent-style-name="Standard">
      <style:paragraph-properties fo:text-align="start" style:justify-single-word="false"/>
      <style:text-properties fo:font-size="10pt" fo:font-weight="bold" officeooo:rsid="00484293" officeooo:paragraph-rsid="01215954" style:font-size-asian="10pt" style:font-weight-asian="bold" style:font-size-complex="10pt" style:font-weight-complex="bold"/>
    </style:style>
    <style:style style:name="P436" style:family="paragraph" style:parent-style-name="Standard">
      <style:paragraph-properties fo:text-align="start" style:justify-single-word="false"/>
      <style:text-properties fo:font-size="10pt" fo:font-weight="bold" officeooo:rsid="00484293" officeooo:paragraph-rsid="01226f6d" style:font-size-asian="10pt" style:font-weight-asian="bold" style:font-size-complex="10pt" style:font-weight-complex="bold"/>
    </style:style>
    <style:style style:name="P437" style:family="paragraph" style:parent-style-name="Standard">
      <style:paragraph-properties fo:text-align="start" style:justify-single-word="false"/>
      <style:text-properties fo:font-size="10pt" fo:font-weight="bold" officeooo:rsid="00484293" officeooo:paragraph-rsid="0124f1ca" style:font-size-asian="10pt" style:font-weight-asian="bold" style:font-size-complex="10pt" style:font-weight-complex="bold"/>
    </style:style>
    <style:style style:name="P438" style:family="paragraph" style:parent-style-name="Standard">
      <style:paragraph-properties fo:text-align="start" style:justify-single-word="false"/>
      <style:text-properties fo:font-size="10pt" fo:font-weight="bold" officeooo:rsid="00484293" officeooo:paragraph-rsid="0129a23b" style:font-size-asian="10pt" style:font-weight-asian="bold" style:font-size-complex="10pt" style:font-weight-complex="bold"/>
    </style:style>
    <style:style style:name="P439" style:family="paragraph" style:parent-style-name="Standard">
      <style:paragraph-properties fo:text-align="start" style:justify-single-word="false"/>
      <style:text-properties fo:font-size="10pt" fo:font-weight="bold" officeooo:rsid="00484293" officeooo:paragraph-rsid="012b4300" style:font-size-asian="10pt" style:font-weight-asian="bold" style:font-size-complex="10pt" style:font-weight-complex="bold"/>
    </style:style>
    <style:style style:name="P440" style:family="paragraph" style:parent-style-name="Standard">
      <style:paragraph-properties fo:text-align="start" style:justify-single-word="false"/>
      <style:text-properties fo:font-size="10pt" fo:font-weight="bold" officeooo:rsid="00484293" officeooo:paragraph-rsid="016578ac" style:font-size-asian="10pt" style:font-weight-asian="bold" style:font-size-complex="10pt" style:font-weight-complex="bold"/>
    </style:style>
    <style:style style:name="P441" style:family="paragraph" style:parent-style-name="Standard">
      <style:paragraph-properties fo:text-align="start" style:justify-single-word="false"/>
      <style:text-properties fo:font-size="10pt" fo:font-weight="bold" officeooo:rsid="00484293" officeooo:paragraph-rsid="01672d51" style:font-size-asian="10pt" style:font-weight-asian="bold" style:font-size-complex="10pt" style:font-weight-complex="bold"/>
    </style:style>
    <style:style style:name="P442" style:family="paragraph" style:parent-style-name="Standard">
      <style:paragraph-properties fo:text-align="start" style:justify-single-word="false"/>
      <style:text-properties fo:font-size="10pt" fo:font-weight="bold" officeooo:rsid="00484293" officeooo:paragraph-rsid="01711130" style:font-size-asian="10pt" style:font-weight-asian="bold" style:font-size-complex="10pt" style:font-weight-complex="bold"/>
    </style:style>
    <style:style style:name="P443" style:family="paragraph" style:parent-style-name="Standard">
      <style:paragraph-properties fo:text-align="start" style:justify-single-word="false"/>
      <style:text-properties fo:font-size="10pt" fo:font-weight="bold" officeooo:rsid="00484293" officeooo:paragraph-rsid="0181bc2a" style:font-size-asian="10pt" style:font-weight-asian="bold" style:font-size-complex="10pt" style:font-weight-complex="bold"/>
    </style:style>
    <style:style style:name="P444" style:family="paragraph" style:parent-style-name="Standard">
      <style:paragraph-properties fo:text-align="start" style:justify-single-word="false"/>
      <style:text-properties fo:font-size="10pt" fo:font-weight="bold" officeooo:rsid="00484293" officeooo:paragraph-rsid="01831233" style:font-size-asian="10pt" style:font-weight-asian="bold" style:font-size-complex="10pt" style:font-weight-complex="bold"/>
    </style:style>
    <style:style style:name="P445" style:family="paragraph" style:parent-style-name="Standard">
      <style:paragraph-properties fo:text-align="start" style:justify-single-word="false"/>
      <style:text-properties fo:font-size="10pt" fo:font-weight="bold" officeooo:rsid="00484293" officeooo:paragraph-rsid="018a7368" style:font-size-asian="10pt" style:font-weight-asian="bold" style:font-size-complex="10pt" style:font-weight-complex="bold"/>
    </style:style>
    <style:style style:name="P446" style:family="paragraph" style:parent-style-name="Standard">
      <style:paragraph-properties fo:text-align="start" style:justify-single-word="false"/>
      <style:text-properties fo:font-size="10pt" fo:font-weight="bold" officeooo:rsid="00484293" officeooo:paragraph-rsid="018a978b" style:font-size-asian="10pt" style:font-weight-asian="bold" style:font-size-complex="10pt" style:font-weight-complex="bold"/>
    </style:style>
    <style:style style:name="P447" style:family="paragraph" style:parent-style-name="Standard">
      <style:paragraph-properties fo:text-align="start" style:justify-single-word="false"/>
      <style:text-properties fo:font-size="10pt" fo:font-weight="bold" officeooo:rsid="00484293" officeooo:paragraph-rsid="019372fe" style:font-size-asian="10pt" style:font-weight-asian="bold" style:font-size-complex="10pt" style:font-weight-complex="bold"/>
    </style:style>
    <style:style style:name="P448" style:family="paragraph" style:parent-style-name="Standard">
      <style:paragraph-properties fo:text-align="start" style:justify-single-word="false"/>
      <style:text-properties fo:font-size="10pt" fo:font-weight="bold" officeooo:rsid="00484293" officeooo:paragraph-rsid="01a090e7" style:font-size-asian="10pt" style:font-weight-asian="bold" style:font-size-complex="10pt" style:font-weight-complex="bold"/>
    </style:style>
    <style:style style:name="P449" style:family="paragraph" style:parent-style-name="Standard">
      <style:paragraph-properties fo:text-align="start" style:justify-single-word="false"/>
      <style:text-properties fo:font-size="10pt" fo:font-weight="bold" officeooo:rsid="00484293" officeooo:paragraph-rsid="01a33138" style:font-size-asian="10pt" style:font-weight-asian="bold" style:font-size-complex="10pt" style:font-weight-complex="bold"/>
    </style:style>
    <style:style style:name="P450" style:family="paragraph" style:parent-style-name="Standard">
      <style:paragraph-properties fo:text-align="start" style:justify-single-word="false"/>
      <style:text-properties fo:font-size="10pt" fo:font-weight="bold" officeooo:rsid="00484293" officeooo:paragraph-rsid="01c2deb0" style:font-size-asian="10pt" style:font-weight-asian="bold" style:font-size-complex="10pt" style:font-weight-complex="bold"/>
    </style:style>
    <style:style style:name="P451" style:family="paragraph" style:parent-style-name="Standard">
      <style:paragraph-properties fo:text-align="start" style:justify-single-word="false"/>
      <style:text-properties fo:font-size="10pt" fo:font-weight="bold" officeooo:rsid="00484293" officeooo:paragraph-rsid="020cf77b" style:font-size-asian="10pt" style:font-weight-asian="bold" style:font-size-complex="10pt" style:font-weight-complex="bold"/>
    </style:style>
    <style:style style:name="P452" style:family="paragraph" style:parent-style-name="Standard">
      <style:paragraph-properties fo:text-align="start" style:justify-single-word="false"/>
      <style:text-properties fo:font-size="10pt" fo:font-weight="bold" officeooo:rsid="00484293" officeooo:paragraph-rsid="0214572a" style:font-size-asian="10pt" style:font-weight-asian="bold" style:font-size-complex="10pt" style:font-weight-complex="bold"/>
    </style:style>
    <style:style style:name="P453" style:family="paragraph" style:parent-style-name="Standard">
      <style:paragraph-properties fo:text-align="start" style:justify-single-word="false"/>
      <style:text-properties fo:font-size="10pt" fo:font-weight="bold" officeooo:rsid="00484293" officeooo:paragraph-rsid="022e8a5e" style:font-size-asian="10pt" style:font-weight-asian="bold" style:font-size-complex="10pt" style:font-weight-complex="bold"/>
    </style:style>
    <style:style style:name="P454" style:family="paragraph" style:parent-style-name="Standard">
      <style:paragraph-properties fo:text-align="start" style:justify-single-word="false"/>
      <style:text-properties fo:font-size="10pt" fo:font-weight="bold" officeooo:rsid="00484293" officeooo:paragraph-rsid="023bc2a7" style:font-size-asian="10pt" style:font-weight-asian="bold" style:font-size-complex="10pt" style:font-weight-complex="bold"/>
    </style:style>
    <style:style style:name="P455" style:family="paragraph" style:parent-style-name="Standard">
      <style:paragraph-properties fo:text-align="start" style:justify-single-word="false"/>
      <style:text-properties fo:font-size="10pt" fo:font-weight="bold" officeooo:rsid="00484293" officeooo:paragraph-rsid="025d5ca0" style:font-size-asian="10pt" style:font-weight-asian="bold" style:font-size-complex="10pt" style:font-weight-complex="bold"/>
    </style:style>
    <style:style style:name="P456" style:family="paragraph" style:parent-style-name="Standard">
      <style:paragraph-properties fo:text-align="start" style:justify-single-word="false"/>
      <style:text-properties fo:font-size="10pt" fo:font-weight="bold" officeooo:rsid="00484293" officeooo:paragraph-rsid="027e2afc" style:font-size-asian="10pt" style:font-weight-asian="bold" style:font-size-complex="10pt" style:font-weight-complex="bold"/>
    </style:style>
    <style:style style:name="P457" style:family="paragraph" style:parent-style-name="Standard">
      <style:paragraph-properties fo:text-align="start" style:justify-single-word="false"/>
      <style:text-properties fo:font-size="10pt" fo:font-weight="bold" officeooo:rsid="00484293" officeooo:paragraph-rsid="0286a3c1" style:font-size-asian="10pt" style:font-weight-asian="bold" style:font-size-complex="10pt" style:font-weight-complex="bold"/>
    </style:style>
    <style:style style:name="P458" style:family="paragraph" style:parent-style-name="Standard">
      <style:paragraph-properties fo:text-align="start" style:justify-single-word="false"/>
      <style:text-properties fo:font-size="10pt" fo:font-weight="bold" officeooo:rsid="00484293" officeooo:paragraph-rsid="029ee24c" style:font-size-asian="10pt" style:font-weight-asian="bold" style:font-size-complex="10pt" style:font-weight-complex="bold"/>
    </style:style>
    <style:style style:name="P459" style:family="paragraph" style:parent-style-name="Standard">
      <style:paragraph-properties fo:text-align="start" style:justify-single-word="false"/>
      <style:text-properties fo:font-size="10pt" fo:font-weight="bold" officeooo:rsid="00484293" officeooo:paragraph-rsid="02a3dce2" style:font-size-asian="10pt" style:font-weight-asian="bold" style:font-size-complex="10pt" style:font-weight-complex="bold"/>
    </style:style>
    <style:style style:name="P460" style:family="paragraph" style:parent-style-name="Standard">
      <style:paragraph-properties fo:text-align="start" style:justify-single-word="false"/>
      <style:text-properties fo:font-size="10pt" fo:font-weight="bold" officeooo:rsid="00484293" officeooo:paragraph-rsid="02a531f7" style:font-size-asian="10pt" style:font-weight-asian="bold" style:font-size-complex="10pt" style:font-weight-complex="bold"/>
    </style:style>
    <style:style style:name="P461" style:family="paragraph" style:parent-style-name="Standard">
      <style:paragraph-properties fo:text-align="start" style:justify-single-word="false"/>
      <style:text-properties fo:font-size="10pt" fo:font-weight="bold" officeooo:rsid="00484293" officeooo:paragraph-rsid="02a64e7c" style:font-size-asian="10pt" style:font-weight-asian="bold" style:font-size-complex="10pt" style:font-weight-complex="bold"/>
    </style:style>
    <style:style style:name="P462" style:family="paragraph" style:parent-style-name="Standard">
      <style:paragraph-properties fo:text-align="start" style:justify-single-word="false"/>
      <style:text-properties fo:font-size="10pt" fo:font-weight="bold" officeooo:rsid="00484293" officeooo:paragraph-rsid="02a80c30" style:font-size-asian="10pt" style:font-weight-asian="bold" style:font-size-complex="10pt" style:font-weight-complex="bold"/>
    </style:style>
    <style:style style:name="P463" style:family="paragraph" style:parent-style-name="Standard">
      <style:paragraph-properties fo:text-align="start" style:justify-single-word="false"/>
      <style:text-properties fo:font-size="10pt" fo:font-weight="bold" officeooo:rsid="00484293" officeooo:paragraph-rsid="02ac1b43" style:font-size-asian="10pt" style:font-weight-asian="bold" style:font-size-complex="10pt" style:font-weight-complex="bold"/>
    </style:style>
    <style:style style:name="P464" style:family="paragraph" style:parent-style-name="Standard">
      <style:paragraph-properties fo:text-align="start" style:justify-single-word="false"/>
      <style:text-properties fo:font-size="10pt" fo:font-weight="bold" officeooo:rsid="00484293" officeooo:paragraph-rsid="02d45090" style:font-size-asian="10pt" style:font-weight-asian="bold" style:font-size-complex="10pt" style:font-weight-complex="bold"/>
    </style:style>
    <style:style style:name="P465" style:family="paragraph" style:parent-style-name="Standard">
      <style:paragraph-properties fo:text-align="start" style:justify-single-word="false"/>
      <style:text-properties fo:font-size="10pt" fo:font-weight="bold" officeooo:rsid="00484293" officeooo:paragraph-rsid="02edb5fe" style:font-size-asian="10pt" style:font-weight-asian="bold" style:font-size-complex="10pt" style:font-weight-complex="bold"/>
    </style:style>
    <style:style style:name="P466" style:family="paragraph" style:parent-style-name="Standard">
      <style:paragraph-properties fo:text-align="start" style:justify-single-word="false"/>
      <style:text-properties fo:font-size="10pt" fo:font-weight="bold" officeooo:rsid="00484293" officeooo:paragraph-rsid="02f27e92" style:font-size-asian="10pt" style:font-weight-asian="bold" style:font-size-complex="10pt" style:font-weight-complex="bold"/>
    </style:style>
    <style:style style:name="P467" style:family="paragraph" style:parent-style-name="Standard">
      <style:paragraph-properties fo:text-align="start" style:justify-single-word="false"/>
      <style:text-properties fo:font-size="10pt" fo:font-weight="bold" officeooo:rsid="00484293" officeooo:paragraph-rsid="032c3ac5" style:font-size-asian="10pt" style:font-weight-asian="bold" style:font-size-complex="10pt" style:font-weight-complex="bold"/>
    </style:style>
    <style:style style:name="P468" style:family="paragraph" style:parent-style-name="Standard">
      <style:paragraph-properties fo:text-align="start" style:justify-single-word="false"/>
      <style:text-properties fo:font-size="10pt" fo:font-weight="bold" officeooo:rsid="00484293" officeooo:paragraph-rsid="033af6d7" style:font-size-asian="10pt" style:font-weight-asian="bold" style:font-size-complex="10pt" style:font-weight-complex="bold"/>
    </style:style>
    <style:style style:name="P469" style:family="paragraph" style:parent-style-name="Standard">
      <style:paragraph-properties fo:text-align="start" style:justify-single-word="false"/>
      <style:text-properties fo:font-size="10pt" fo:font-weight="bold" officeooo:rsid="00484293" officeooo:paragraph-rsid="037e7517" style:font-size-asian="10pt" style:font-weight-asian="bold" style:font-size-complex="10pt" style:font-weight-complex="bold"/>
    </style:style>
    <style:style style:name="P470" style:family="paragraph" style:parent-style-name="Standard">
      <style:paragraph-properties fo:text-align="start" style:justify-single-word="false"/>
      <style:text-properties fo:font-size="10pt" fo:font-weight="bold" officeooo:rsid="00484293" officeooo:paragraph-rsid="03d6ad67" style:font-size-asian="10pt" style:font-weight-asian="bold" style:font-size-complex="10pt" style:font-weight-complex="bold"/>
    </style:style>
    <style:style style:name="P471" style:family="paragraph" style:parent-style-name="Standard">
      <style:paragraph-properties fo:text-align="start" style:justify-single-word="false"/>
      <style:text-properties fo:font-size="10pt" fo:font-weight="bold" officeooo:rsid="00484293" officeooo:paragraph-rsid="040caa75" style:font-size-asian="10pt" style:font-weight-asian="bold" style:font-size-complex="10pt" style:font-weight-complex="bold"/>
    </style:style>
    <style:style style:name="P472" style:family="paragraph" style:parent-style-name="Standard">
      <style:paragraph-properties fo:text-align="start" style:justify-single-word="false"/>
      <style:text-properties fo:font-size="10pt" fo:font-weight="bold" officeooo:rsid="00484293" officeooo:paragraph-rsid="040dd336" style:font-size-asian="10pt" style:font-weight-asian="bold" style:font-size-complex="10pt" style:font-weight-complex="bold"/>
    </style:style>
    <style:style style:name="P473" style:family="paragraph" style:parent-style-name="Standard">
      <style:paragraph-properties fo:text-align="start" style:justify-single-word="false"/>
      <style:text-properties fo:font-size="10pt" fo:font-weight="bold" officeooo:rsid="00484293" officeooo:paragraph-rsid="04109576" style:font-size-asian="10pt" style:font-weight-asian="bold" style:font-size-complex="10pt" style:font-weight-complex="bold"/>
    </style:style>
    <style:style style:name="P474" style:family="paragraph" style:parent-style-name="Standard">
      <style:paragraph-properties fo:text-align="start" style:justify-single-word="false"/>
      <style:text-properties fo:font-size="10pt" fo:font-weight="bold" officeooo:rsid="00484293" officeooo:paragraph-rsid="0413056d" style:font-size-asian="10pt" style:font-weight-asian="bold" style:font-size-complex="10pt" style:font-weight-complex="bold"/>
    </style:style>
    <style:style style:name="P475" style:family="paragraph" style:parent-style-name="Standard">
      <style:paragraph-properties fo:text-align="start" style:justify-single-word="false"/>
      <style:text-properties fo:font-size="10pt" fo:font-weight="bold" officeooo:rsid="00484293" officeooo:paragraph-rsid="0414cacf" style:font-size-asian="10pt" style:font-weight-asian="bold" style:font-size-complex="10pt" style:font-weight-complex="bold"/>
    </style:style>
    <style:style style:name="P476" style:family="paragraph" style:parent-style-name="Standard">
      <style:paragraph-properties fo:text-align="start" style:justify-single-word="false"/>
      <style:text-properties fo:font-size="10pt" fo:font-weight="bold" officeooo:rsid="00484293" officeooo:paragraph-rsid="041812ba" style:font-size-asian="10pt" style:font-weight-asian="bold" style:font-size-complex="10pt" style:font-weight-complex="bold"/>
    </style:style>
    <style:style style:name="P477" style:family="paragraph" style:parent-style-name="Standard">
      <style:paragraph-properties fo:text-align="start" style:justify-single-word="false"/>
      <style:text-properties fo:font-size="10pt" fo:font-weight="bold" officeooo:rsid="00484293" officeooo:paragraph-rsid="041cd9ea" style:font-size-asian="10pt" style:font-weight-asian="bold" style:font-size-complex="10pt" style:font-weight-complex="bold"/>
    </style:style>
    <style:style style:name="P478" style:family="paragraph" style:parent-style-name="Standard">
      <style:paragraph-properties fo:text-align="start" style:justify-single-word="false"/>
      <style:text-properties fo:font-size="10pt" fo:font-weight="bold" officeooo:rsid="00484293" officeooo:paragraph-rsid="0443c2e4" style:font-size-asian="10pt" style:font-weight-asian="bold" style:font-size-complex="10pt" style:font-weight-complex="bold"/>
    </style:style>
    <style:style style:name="P479" style:family="paragraph" style:parent-style-name="Standard">
      <style:paragraph-properties fo:text-align="start" style:justify-single-word="false"/>
      <style:text-properties fo:font-size="10pt" fo:font-weight="bold" officeooo:rsid="00484293" officeooo:paragraph-rsid="0449cf90" style:font-size-asian="10pt" style:font-weight-asian="bold" style:font-size-complex="10pt" style:font-weight-complex="bold"/>
    </style:style>
    <style:style style:name="P480" style:family="paragraph" style:parent-style-name="Standard">
      <style:paragraph-properties fo:text-align="start" style:justify-single-word="false"/>
      <style:text-properties fo:font-size="10pt" fo:font-weight="bold" officeooo:rsid="00484293" officeooo:paragraph-rsid="045e5303" style:font-size-asian="10pt" style:font-weight-asian="bold" style:font-size-complex="10pt" style:font-weight-complex="bold"/>
    </style:style>
    <style:style style:name="P481" style:family="paragraph" style:parent-style-name="Standard">
      <style:paragraph-properties fo:text-align="start" style:justify-single-word="false"/>
      <style:text-properties fo:font-size="10pt" fo:font-weight="bold" officeooo:rsid="000a2f6d" officeooo:paragraph-rsid="000b701c" style:font-size-asian="10pt" style:font-weight-asian="bold" style:font-size-complex="10pt" style:font-weight-complex="bold"/>
    </style:style>
    <style:style style:name="P482" style:family="paragraph" style:parent-style-name="Standard">
      <style:paragraph-properties fo:text-align="start" style:justify-single-word="false"/>
      <style:text-properties fo:font-size="10pt" fo:font-weight="bold" officeooo:rsid="000a2f6d" officeooo:paragraph-rsid="003307e1" style:font-size-asian="10pt" style:font-weight-asian="bold" style:font-size-complex="10pt" style:font-weight-complex="bold"/>
    </style:style>
    <style:style style:name="P483" style:family="paragraph" style:parent-style-name="Standard">
      <style:paragraph-properties fo:text-align="start" style:justify-single-word="false"/>
      <style:text-properties fo:font-size="10pt" fo:font-weight="bold" officeooo:rsid="000a2f6d" officeooo:paragraph-rsid="03088d35" style:font-size-asian="10pt" style:font-weight-asian="bold" style:font-size-complex="10pt" style:font-weight-complex="bold"/>
    </style:style>
    <style:style style:name="P484" style:family="paragraph" style:parent-style-name="Standard">
      <style:paragraph-properties fo:text-align="start" style:justify-single-word="false"/>
      <style:text-properties fo:font-size="10pt" fo:font-weight="bold" officeooo:rsid="000d3298" officeooo:paragraph-rsid="000d9978" style:font-size-asian="10pt" style:font-weight-asian="bold" style:font-size-complex="10pt" style:font-weight-complex="bold"/>
    </style:style>
    <style:style style:name="P485" style:family="paragraph" style:parent-style-name="Standard" style:master-page-name="">
      <loext:graphic-properties draw:fill="none"/>
      <style:paragraph-properties fo:margin-left="2.499cm" fo:margin-right="0cm" fo:text-align="start" style:justify-single-word="false" fo:text-indent="0cm" style:auto-text-indent="false" style:page-number="auto" fo:background-color="transparent"/>
      <style:text-properties fo:font-size="10pt" fo:font-weight="bold" officeooo:rsid="000d3298" officeooo:paragraph-rsid="000d9978" style:font-size-asian="10pt" style:font-weight-asian="bold" style:font-size-complex="10pt" style:font-weight-complex="bold"/>
    </style:style>
    <style:style style:name="P486" style:family="paragraph" style:parent-style-name="Standard">
      <style:paragraph-properties fo:text-align="start" style:justify-single-word="false"/>
      <style:text-properties fo:font-size="10pt" fo:font-weight="bold" officeooo:rsid="000d3298" officeooo:paragraph-rsid="00173fda" style:font-size-asian="10pt" style:font-weight-asian="bold" style:font-size-complex="10pt" style:font-weight-complex="bold"/>
    </style:style>
    <style:style style:name="P487" style:family="paragraph" style:parent-style-name="Standard">
      <style:paragraph-properties fo:text-align="start" style:justify-single-word="false"/>
      <style:text-properties fo:font-size="10pt" fo:font-weight="bold" officeooo:rsid="000d3298" officeooo:paragraph-rsid="007cf656" style:font-size-asian="10pt" style:font-weight-asian="bold" style:font-size-complex="10pt" style:font-weight-complex="bold"/>
    </style:style>
    <style:style style:name="P488" style:family="paragraph" style:parent-style-name="Standard">
      <style:paragraph-properties fo:text-align="start" style:justify-single-word="false"/>
      <style:text-properties fo:font-size="10pt" fo:font-weight="bold" officeooo:rsid="000d3298" officeooo:paragraph-rsid="030b63d6" style:font-size-asian="10pt" style:font-weight-asian="bold" style:font-size-complex="10pt" style:font-weight-complex="bold"/>
    </style:style>
    <style:style style:name="P489" style:family="paragraph" style:parent-style-name="Standard">
      <style:paragraph-properties fo:text-align="start" style:justify-single-word="false">
        <style:tab-stops>
          <style:tab-stop style:position="0.801cm"/>
        </style:tab-stops>
      </style:paragraph-properties>
      <style:text-properties fo:font-size="10pt" fo:font-weight="bold" officeooo:rsid="000d3298" officeooo:paragraph-rsid="030b63d6" style:font-size-asian="10pt" style:font-weight-asian="bold" style:font-size-complex="10pt" style:font-weight-complex="bold"/>
    </style:style>
    <style:style style:name="P490" style:family="paragraph" style:parent-style-name="Standard">
      <style:paragraph-properties fo:text-align="start" style:justify-single-word="false"/>
      <style:text-properties fo:font-size="10pt" fo:font-weight="bold" officeooo:rsid="000d3298" officeooo:paragraph-rsid="030caf58" style:font-size-asian="10pt" style:font-weight-asian="bold" style:font-size-complex="10pt" style:font-weight-complex="bold"/>
    </style:style>
    <style:style style:name="P491" style:family="paragraph" style:parent-style-name="Standard">
      <style:paragraph-properties fo:text-align="start" style:justify-single-word="false"/>
      <style:text-properties fo:font-size="10pt" fo:font-weight="bold" officeooo:rsid="000d3298" officeooo:paragraph-rsid="030cf29d" style:font-size-asian="10pt" style:font-weight-asian="bold" style:font-size-complex="10pt" style:font-weight-complex="bold"/>
    </style:style>
    <style:style style:name="P492" style:family="paragraph" style:parent-style-name="Standard">
      <style:paragraph-properties fo:text-align="start" style:justify-single-word="false"/>
      <style:text-properties fo:font-size="10pt" fo:font-weight="bold" officeooo:rsid="000d3298" officeooo:paragraph-rsid="03106d68" style:font-size-asian="10pt" style:font-weight-asian="bold" style:font-size-complex="10pt" style:font-weight-complex="bold"/>
    </style:style>
    <style:style style:name="P493" style:family="paragraph" style:parent-style-name="Standard">
      <style:paragraph-properties fo:text-align="start" style:justify-single-word="false"/>
      <style:text-properties fo:font-size="10pt" fo:font-weight="bold" officeooo:rsid="000d3298" officeooo:paragraph-rsid="0345da6e" style:font-size-asian="10pt" style:font-weight-asian="bold" style:font-size-complex="10pt" style:font-weight-complex="bold"/>
    </style:style>
    <style:style style:name="P494" style:family="paragraph" style:parent-style-name="Standard" style:master-page-name="">
      <loext:graphic-properties draw:fill="none"/>
      <style:paragraph-properties fo:margin-left="2.499cm" fo:margin-right="0cm" fo:text-align="start" style:justify-single-word="false" fo:text-indent="0cm" style:auto-text-indent="false" style:page-number="auto" fo:background-color="transparent"/>
      <style:text-properties fo:font-size="10pt" fo:font-weight="bold" officeooo:rsid="000d3298" officeooo:paragraph-rsid="0345da6e" style:font-size-asian="10pt" style:font-weight-asian="bold" style:font-size-complex="10pt" style:font-weight-complex="bold"/>
    </style:style>
    <style:style style:name="P495" style:family="paragraph" style:parent-style-name="Standard" style:master-page-name="">
      <loext:graphic-properties draw:fill="none"/>
      <style:paragraph-properties fo:margin-left="2.401cm" fo:margin-right="0cm" fo:text-align="start" style:justify-single-word="false" fo:text-indent="0cm" style:auto-text-indent="false" style:page-number="auto" fo:background-color="transparent"/>
      <style:text-properties fo:font-size="10pt" fo:font-weight="bold" officeooo:rsid="000d3298" officeooo:paragraph-rsid="0345da6e" style:font-size-asian="10pt" style:font-weight-asian="bold" style:font-size-complex="10pt" style:font-weight-complex="bold"/>
    </style:style>
    <style:style style:name="P496" style:family="paragraph" style:parent-style-name="Standard">
      <loext:graphic-properties draw:fill="none"/>
      <style:paragraph-properties fo:margin-left="2.401cm" fo:margin-right="0cm" fo:text-align="start" style:justify-single-word="false" fo:text-indent="0cm" style:auto-text-indent="false" fo:background-color="transparent"/>
      <style:text-properties fo:font-size="10pt" fo:font-weight="bold" officeooo:rsid="000d3298" officeooo:paragraph-rsid="0345da6e" style:font-size-asian="10pt" style:font-weight-asian="bold" style:font-size-complex="10pt" style:font-weight-complex="bold"/>
    </style:style>
    <style:style style:name="P497" style:family="paragraph" style:parent-style-name="Standard">
      <loext:graphic-properties draw:fill="none"/>
      <style:paragraph-properties fo:margin-left="2.9cm" fo:margin-right="0cm" fo:text-align="start" style:justify-single-word="false" fo:text-indent="0cm" style:auto-text-indent="false" fo:background-color="transparent"/>
      <style:text-properties fo:font-size="10pt" fo:font-weight="bold" officeooo:rsid="000d3298" officeooo:paragraph-rsid="0345da6e" style:font-size-asian="10pt" style:font-weight-asian="bold" style:font-size-complex="10pt" style:font-weight-complex="bold"/>
    </style:style>
    <style:style style:name="P498" style:family="paragraph" style:parent-style-name="Standard">
      <style:paragraph-properties fo:text-align="start" style:justify-single-word="false"/>
      <style:text-properties fo:font-size="10pt" fo:font-weight="bold" officeooo:rsid="000d3298" officeooo:paragraph-rsid="0346485d" style:font-size-asian="10pt" style:font-weight-asian="bold" style:font-size-complex="10pt" style:font-weight-complex="bold"/>
    </style:style>
    <style:style style:name="P499" style:family="paragraph" style:parent-style-name="Standard" style:master-page-name="">
      <loext:graphic-properties draw:fill="none"/>
      <style:paragraph-properties fo:margin-left="2.499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fo:font-size="10pt" fo:font-weight="bold" officeooo:rsid="000d3298" officeooo:paragraph-rsid="03467e5a" style:font-size-asian="10pt" style:font-weight-asian="bold" style:font-size-complex="10pt" style:font-weight-complex="bold"/>
    </style:style>
    <style:style style:name="P500" style:family="paragraph" style:parent-style-name="Standard">
      <loext:graphic-properties draw:fill="none"/>
      <style:paragraph-properties fo:margin-left="2.499cm" fo:margin-right="0cm" fo:text-align="start" style:justify-single-word="false" fo:text-indent="0cm" style:auto-text-indent="false" fo:background-color="transparent">
        <style:tab-stops/>
      </style:paragraph-properties>
      <style:text-properties fo:font-size="10pt" fo:font-weight="bold" officeooo:rsid="000d3298" officeooo:paragraph-rsid="03467e5a" style:font-size-asian="10pt" style:font-weight-asian="bold" style:font-size-complex="10pt" style:font-weight-complex="bold"/>
    </style:style>
    <style:style style:name="P501" style:family="paragraph" style:parent-style-name="Standard">
      <style:paragraph-properties fo:text-align="start" style:justify-single-word="false"/>
      <style:text-properties fo:font-size="10pt" fo:font-weight="bold" officeooo:rsid="000d3298" officeooo:paragraph-rsid="0349dbda" style:font-size-asian="10pt" style:font-weight-asian="bold" style:font-size-complex="10pt" style:font-weight-complex="bold"/>
    </style:style>
    <style:style style:name="P502" style:family="paragraph" style:parent-style-name="Standard">
      <style:paragraph-properties fo:text-align="start" style:justify-single-word="false"/>
      <style:text-properties fo:font-size="10pt" fo:font-weight="bold" officeooo:rsid="000d3298" officeooo:paragraph-rsid="035dbdca" style:font-size-asian="10pt" style:font-weight-asian="bold" style:font-size-complex="10pt" style:font-weight-complex="bold"/>
    </style:style>
    <style:style style:name="P503" style:family="paragraph" style:parent-style-name="Standard">
      <style:paragraph-properties fo:text-align="start" style:justify-single-word="false"/>
      <style:text-properties fo:font-size="10pt" fo:font-weight="bold" officeooo:rsid="000d3298" officeooo:paragraph-rsid="03607aea" style:font-size-asian="10pt" style:font-weight-asian="bold" style:font-size-complex="10pt" style:font-weight-complex="bold"/>
    </style:style>
    <style:style style:name="P504" style:family="paragraph" style:parent-style-name="Standard">
      <style:paragraph-properties fo:text-align="start" style:justify-single-word="false"/>
      <style:text-properties fo:font-size="10pt" fo:font-weight="bold" officeooo:rsid="000d3298" officeooo:paragraph-rsid="043a43d7" style:font-size-asian="10pt" style:font-weight-asian="bold" style:font-size-complex="10pt" style:font-weight-complex="bold"/>
    </style:style>
    <style:style style:name="P505" style:family="paragraph" style:parent-style-name="Standard">
      <style:paragraph-properties fo:text-align="start" style:justify-single-word="false"/>
      <style:text-properties fo:font-size="10pt" fo:font-weight="bold" officeooo:rsid="000d3298" officeooo:paragraph-rsid="0455bcfa" style:font-size-asian="10pt" style:font-weight-asian="bold" style:font-size-complex="10pt" style:font-weight-complex="bold"/>
    </style:style>
    <style:style style:name="P506" style:family="paragraph" style:parent-style-name="Standard">
      <style:paragraph-properties fo:text-align="start" style:justify-single-word="false"/>
      <style:text-properties fo:font-size="10pt" fo:font-weight="bold" officeooo:rsid="0042e444" officeooo:paragraph-rsid="0042e444" style:font-size-asian="10pt" style:font-weight-asian="bold" style:font-size-complex="10pt" style:font-weight-complex="bold"/>
    </style:style>
    <style:style style:name="P507" style:family="paragraph" style:parent-style-name="Standard">
      <style:paragraph-properties fo:text-align="start" style:justify-single-word="false"/>
      <style:text-properties fo:font-size="10pt" fo:font-weight="bold" officeooo:rsid="0042e444" officeooo:paragraph-rsid="01dd2667" style:font-size-asian="10pt" style:font-weight-asian="bold" style:font-size-complex="10pt" style:font-weight-complex="bold"/>
    </style:style>
    <style:style style:name="P508" style:family="paragraph" style:parent-style-name="Standard">
      <style:paragraph-properties fo:text-align="start" style:justify-single-word="false"/>
      <style:text-properties fo:font-size="10pt" fo:font-weight="bold" officeooo:rsid="0042e444" officeooo:paragraph-rsid="042236dc" style:font-size-asian="10pt" style:font-weight-asian="bold" style:font-size-complex="10pt" style:font-weight-complex="bold"/>
    </style:style>
    <style:style style:name="P509" style:family="paragraph" style:parent-style-name="Standard">
      <style:paragraph-properties fo:text-align="start" style:justify-single-word="false"/>
      <style:text-properties fo:font-size="10pt" fo:font-weight="bold" officeooo:rsid="00209250" officeooo:paragraph-rsid="00209250" style:font-size-asian="10pt" style:font-weight-asian="bold" style:font-size-complex="10pt" style:font-weight-complex="bold"/>
    </style:style>
    <style:style style:name="P510" style:family="paragraph" style:parent-style-name="Standard">
      <style:paragraph-properties fo:text-align="start" style:justify-single-word="false"/>
      <style:text-properties fo:font-size="10pt" fo:font-weight="bold" officeooo:rsid="00209250" officeooo:paragraph-rsid="0021d596" style:font-size-asian="10pt" style:font-weight-asian="bold" style:font-size-complex="10pt" style:font-weight-complex="bold"/>
    </style:style>
    <style:style style:name="P511" style:family="paragraph" style:parent-style-name="Standard">
      <style:paragraph-properties fo:text-align="start" style:justify-single-word="false"/>
      <style:text-properties fo:font-size="10pt" fo:font-weight="bold" officeooo:rsid="00209250" officeooo:paragraph-rsid="0025bf76" style:font-size-asian="10pt" style:font-weight-asian="bold" style:font-size-complex="10pt" style:font-weight-complex="bold"/>
    </style:style>
    <style:style style:name="P512" style:family="paragraph" style:parent-style-name="Standard">
      <style:paragraph-properties fo:text-align="start" style:justify-single-word="false"/>
      <style:text-properties fo:font-size="10pt" fo:font-weight="bold" officeooo:rsid="00209250" officeooo:paragraph-rsid="003137d2" style:font-size-asian="10pt" style:font-weight-asian="bold" style:font-size-complex="10pt" style:font-weight-complex="bold"/>
    </style:style>
    <style:style style:name="P513" style:family="paragraph" style:parent-style-name="Standard">
      <style:paragraph-properties fo:text-align="start" style:justify-single-word="false"/>
      <style:text-properties fo:font-size="10pt" fo:font-weight="bold" officeooo:rsid="00209250" officeooo:paragraph-rsid="00344d72" style:font-size-asian="10pt" style:font-weight-asian="bold" style:font-size-complex="10pt" style:font-weight-complex="bold"/>
    </style:style>
    <style:style style:name="P514" style:family="paragraph" style:parent-style-name="Standard">
      <style:paragraph-properties fo:text-align="start" style:justify-single-word="false"/>
      <style:text-properties fo:font-size="10pt" fo:font-weight="bold" officeooo:rsid="00209250" officeooo:paragraph-rsid="00382ffc" style:font-size-asian="10pt" style:font-weight-asian="bold" style:font-size-complex="10pt" style:font-weight-complex="bold"/>
    </style:style>
    <style:style style:name="P515" style:family="paragraph" style:parent-style-name="Standard">
      <style:paragraph-properties fo:text-align="start" style:justify-single-word="false">
        <style:tab-stops>
          <style:tab-stop style:position="1.898cm"/>
        </style:tab-stops>
      </style:paragraph-properties>
      <style:text-properties fo:font-size="10pt" fo:font-weight="bold" officeooo:rsid="00209250" officeooo:paragraph-rsid="004a784f" style:font-size-asian="10pt" style:font-weight-asian="bold" style:font-size-complex="10pt" style:font-weight-complex="bold"/>
    </style:style>
    <style:style style:name="P516" style:family="paragraph" style:parent-style-name="Standard">
      <style:paragraph-properties fo:text-align="start" style:justify-single-word="false"/>
      <style:text-properties fo:font-size="10pt" fo:font-weight="bold" officeooo:rsid="00209250" officeooo:paragraph-rsid="00a252d4" style:font-size-asian="10pt" style:font-weight-asian="bold" style:font-size-complex="10pt" style:font-weight-complex="bold"/>
    </style:style>
    <style:style style:name="P517" style:family="paragraph" style:parent-style-name="Standard">
      <style:paragraph-properties fo:text-align="start" style:justify-single-word="false"/>
      <style:text-properties fo:font-size="10pt" fo:font-weight="bold" officeooo:rsid="00209250" officeooo:paragraph-rsid="01834e6f" style:font-size-asian="10pt" style:font-weight-asian="bold" style:font-size-complex="10pt" style:font-weight-complex="bold"/>
    </style:style>
    <style:style style:name="P518" style:family="paragraph" style:parent-style-name="Standard">
      <style:paragraph-properties fo:text-align="start" style:justify-single-word="false"/>
      <style:text-properties fo:font-size="10pt" fo:font-weight="bold" officeooo:rsid="00209250" officeooo:paragraph-rsid="01e85617" style:font-size-asian="10pt" style:font-weight-asian="bold" style:font-size-complex="10pt" style:font-weight-complex="bold"/>
    </style:style>
    <style:style style:name="P519" style:family="paragraph" style:parent-style-name="Standard">
      <style:paragraph-properties fo:text-align="start" style:justify-single-word="false"/>
      <style:text-properties fo:font-size="10pt" fo:font-weight="bold" officeooo:rsid="00209250" officeooo:paragraph-rsid="03127542" style:font-size-asian="10pt" style:font-weight-asian="bold" style:font-size-complex="10pt" style:font-weight-complex="bold"/>
    </style:style>
    <style:style style:name="P520" style:family="paragraph" style:parent-style-name="Standard">
      <style:paragraph-properties fo:text-align="start" style:justify-single-word="false"/>
      <style:text-properties fo:font-size="10pt" fo:font-weight="bold" officeooo:rsid="00209250" officeooo:paragraph-rsid="031326bb" style:font-size-asian="10pt" style:font-weight-asian="bold" style:font-size-complex="10pt" style:font-weight-complex="bold"/>
    </style:style>
    <style:style style:name="P521" style:family="paragraph" style:parent-style-name="Standard">
      <style:paragraph-properties fo:text-align="start" style:justify-single-word="false"/>
      <style:text-properties fo:font-size="10pt" fo:font-weight="bold" officeooo:rsid="00209250" officeooo:paragraph-rsid="0314c755" style:font-size-asian="10pt" style:font-weight-asian="bold" style:font-size-complex="10pt" style:font-weight-complex="bold"/>
    </style:style>
    <style:style style:name="P522" style:family="paragraph" style:parent-style-name="Standard">
      <style:paragraph-properties fo:text-align="start" style:justify-single-word="false"/>
      <style:text-properties fo:font-size="10pt" fo:font-weight="bold" officeooo:rsid="00209250" officeooo:paragraph-rsid="03158394" style:font-size-asian="10pt" style:font-weight-asian="bold" style:font-size-complex="10pt" style:font-weight-complex="bold"/>
    </style:style>
    <style:style style:name="P523" style:family="paragraph" style:parent-style-name="Standard">
      <style:paragraph-properties fo:text-align="start" style:justify-single-word="false">
        <style:tab-stops>
          <style:tab-stop style:position="1.097cm"/>
        </style:tab-stops>
      </style:paragraph-properties>
      <style:text-properties fo:font-size="10pt" fo:font-weight="bold" officeooo:rsid="00209250" officeooo:paragraph-rsid="03158394" style:font-size-asian="10pt" style:font-weight-asian="bold" style:font-size-complex="10pt" style:font-weight-complex="bold"/>
    </style:style>
    <style:style style:name="P524" style:family="paragraph" style:parent-style-name="Standard">
      <style:paragraph-properties fo:text-align="start" style:justify-single-word="false"/>
      <style:text-properties fo:font-size="10pt" fo:font-weight="bold" officeooo:rsid="00209250" officeooo:paragraph-rsid="0315ed70" style:font-size-asian="10pt" style:font-weight-asian="bold" style:font-size-complex="10pt" style:font-weight-complex="bold"/>
    </style:style>
    <style:style style:name="P525" style:family="paragraph" style:parent-style-name="Standard">
      <style:paragraph-properties fo:text-align="start" style:justify-single-word="false"/>
      <style:text-properties fo:font-size="10pt" fo:font-weight="bold" officeooo:rsid="00209250" officeooo:paragraph-rsid="0316885c" style:font-size-asian="10pt" style:font-weight-asian="bold" style:font-size-complex="10pt" style:font-weight-complex="bold"/>
    </style:style>
    <style:style style:name="P526" style:family="paragraph" style:parent-style-name="Standard">
      <style:paragraph-properties fo:text-align="start" style:justify-single-word="false"/>
      <style:text-properties fo:font-size="10pt" fo:font-weight="bold" officeooo:rsid="00209250" officeooo:paragraph-rsid="03182b04" style:font-size-asian="10pt" style:font-weight-asian="bold" style:font-size-complex="10pt" style:font-weight-complex="bold"/>
    </style:style>
    <style:style style:name="P527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fo:font-size="10pt" fo:font-weight="bold" officeooo:rsid="00209250" officeooo:paragraph-rsid="03182b04" style:font-size-asian="10pt" style:font-weight-asian="bold" style:font-size-complex="10pt" style:font-weight-complex="bold"/>
    </style:style>
    <style:style style:name="P528" style:family="paragraph" style:parent-style-name="Standard">
      <style:paragraph-properties fo:text-align="start" style:justify-single-word="false"/>
      <style:text-properties fo:font-size="10pt" fo:font-weight="bold" officeooo:rsid="00209250" officeooo:paragraph-rsid="0318e793" style:font-size-asian="10pt" style:font-weight-asian="bold" style:font-size-complex="10pt" style:font-weight-complex="bold"/>
    </style:style>
    <style:style style:name="P529" style:family="paragraph" style:parent-style-name="Standard">
      <style:paragraph-properties fo:text-align="start" style:justify-single-word="false"/>
      <style:text-properties fo:font-size="10pt" fo:font-weight="bold" officeooo:rsid="00209250" officeooo:paragraph-rsid="031a086f" style:font-size-asian="10pt" style:font-weight-asian="bold" style:font-size-complex="10pt" style:font-weight-complex="bold"/>
    </style:style>
    <style:style style:name="P530" style:family="paragraph" style:parent-style-name="Standard">
      <style:paragraph-properties fo:text-align="start" style:justify-single-word="false">
        <style:tab-stops>
          <style:tab-stop style:position="0.697cm"/>
        </style:tab-stops>
      </style:paragraph-properties>
      <style:text-properties fo:font-size="10pt" fo:font-weight="bold" officeooo:rsid="00209250" officeooo:paragraph-rsid="031a086f" style:font-size-asian="10pt" style:font-weight-asian="bold" style:font-size-complex="10pt" style:font-weight-complex="bold"/>
    </style:style>
    <style:style style:name="P531" style:family="paragraph" style:parent-style-name="Standard">
      <style:paragraph-properties fo:text-align="start" style:justify-single-word="false"/>
      <style:text-properties fo:font-size="10pt" fo:font-weight="bold" officeooo:rsid="00209250" officeooo:paragraph-rsid="031dfd0d" style:font-size-asian="10pt" style:font-weight-asian="bold" style:font-size-complex="10pt" style:font-weight-complex="bold"/>
    </style:style>
    <style:style style:name="P532" style:family="paragraph" style:parent-style-name="Standard">
      <style:paragraph-properties fo:text-align="start" style:justify-single-word="false"/>
      <style:text-properties fo:font-size="10pt" fo:font-weight="bold" officeooo:rsid="00209250" officeooo:paragraph-rsid="031fd681" style:font-size-asian="10pt" style:font-weight-asian="bold" style:font-size-complex="10pt" style:font-weight-complex="bold"/>
    </style:style>
    <style:style style:name="P533" style:family="paragraph" style:parent-style-name="Standard">
      <style:paragraph-properties fo:text-align="start" style:justify-single-word="false"/>
      <style:text-properties fo:font-size="10pt" fo:font-weight="bold" officeooo:rsid="00209250" officeooo:paragraph-rsid="040dd336" style:font-size-asian="10pt" style:font-weight-asian="bold" style:font-size-complex="10pt" style:font-weight-complex="bold"/>
    </style:style>
    <style:style style:name="P534" style:family="paragraph" style:parent-style-name="Standard">
      <style:paragraph-properties fo:text-align="start" style:justify-single-word="false"/>
      <style:text-properties fo:font-size="10pt" fo:font-weight="bold" officeooo:rsid="00209250" officeooo:paragraph-rsid="04109576" style:font-size-asian="10pt" style:font-weight-asian="bold" style:font-size-complex="10pt" style:font-weight-complex="bold"/>
    </style:style>
    <style:style style:name="P535" style:family="paragraph" style:parent-style-name="Standard">
      <style:paragraph-properties fo:text-align="start" style:justify-single-word="false"/>
      <style:text-properties fo:font-size="10pt" fo:font-weight="bold" officeooo:rsid="00209250" officeooo:paragraph-rsid="0411011f" style:font-size-asian="10pt" style:font-weight-asian="bold" style:font-size-complex="10pt" style:font-weight-complex="bold"/>
    </style:style>
    <style:style style:name="P536" style:family="paragraph" style:parent-style-name="Standard">
      <style:paragraph-properties fo:text-align="start" style:justify-single-word="false"/>
      <style:text-properties fo:font-size="10pt" fo:font-weight="bold" officeooo:rsid="00209250" officeooo:paragraph-rsid="0413056d" style:font-size-asian="10pt" style:font-weight-asian="bold" style:font-size-complex="10pt" style:font-weight-complex="bold"/>
    </style:style>
    <style:style style:name="P537" style:family="paragraph" style:parent-style-name="Standard">
      <style:paragraph-properties fo:text-align="start" style:justify-single-word="false"/>
      <style:text-properties fo:font-size="10pt" fo:font-weight="bold" officeooo:rsid="00209250" officeooo:paragraph-rsid="04132621" style:font-size-asian="10pt" style:font-weight-asian="bold" style:font-size-complex="10pt" style:font-weight-complex="bold"/>
    </style:style>
    <style:style style:name="P538" style:family="paragraph" style:parent-style-name="Standard">
      <style:paragraph-properties fo:text-align="start" style:justify-single-word="false"/>
      <style:text-properties fo:font-size="10pt" fo:font-weight="bold" officeooo:rsid="00209250" officeooo:paragraph-rsid="041812ba" style:font-size-asian="10pt" style:font-weight-asian="bold" style:font-size-complex="10pt" style:font-weight-complex="bold"/>
    </style:style>
    <style:style style:name="P539" style:family="paragraph" style:parent-style-name="Standard">
      <style:paragraph-properties fo:text-align="start" style:justify-single-word="false"/>
      <style:text-properties fo:font-size="10pt" fo:font-weight="bold" officeooo:rsid="00209250" officeooo:paragraph-rsid="041cd9ea" style:font-size-asian="10pt" style:font-weight-asian="bold" style:font-size-complex="10pt" style:font-weight-complex="bold"/>
    </style:style>
    <style:style style:name="P540" style:family="paragraph" style:parent-style-name="Standard">
      <loext:graphic-properties draw:fill="none"/>
      <style:paragraph-properties fo:margin-left="2.499cm" fo:margin-right="0cm" fo:text-align="start" style:justify-single-word="false" fo:text-indent="0cm" style:auto-text-indent="false" fo:background-color="transparent">
        <style:tab-stops/>
      </style:paragraph-properties>
      <style:text-properties fo:font-size="10pt" fo:font-weight="bold" officeooo:rsid="03467e5a" officeooo:paragraph-rsid="03467e5a" style:font-size-asian="10pt" style:font-weight-asian="bold" style:font-size-complex="10pt" style:font-weight-complex="bold"/>
    </style:style>
    <style:style style:name="P541" style:family="paragraph" style:parent-style-name="Standard" style:master-page-name="">
      <loext:graphic-properties draw:fill="none"/>
      <style:paragraph-properties fo:margin-left="2.499cm" fo:margin-right="0cm" fo:text-align="start" style:justify-single-word="false" fo:text-indent="0cm" style:auto-text-indent="false" style:page-number="auto" fo:background-color="transparent"/>
      <style:text-properties fo:font-size="10pt" fo:font-weight="bold" officeooo:rsid="0349dbda" officeooo:paragraph-rsid="0349dbda" style:font-size-asian="10pt" style:font-weight-asian="bold" style:font-size-complex="10pt" style:font-weight-complex="bold"/>
    </style:style>
    <style:style style:name="P542" style:family="paragraph" style:parent-style-name="Standard">
      <loext:graphic-properties draw:fill="none"/>
      <style:paragraph-properties fo:margin-left="2.499cm" fo:margin-right="0cm" fo:text-align="start" style:justify-single-word="false" fo:text-indent="0cm" style:auto-text-indent="false" fo:background-color="transparent"/>
      <style:text-properties fo:font-size="10pt" fo:font-weight="bold" officeooo:rsid="0349dbda" officeooo:paragraph-rsid="0349dbda" style:font-size-asian="10pt" style:font-weight-asian="bold" style:font-size-complex="10pt" style:font-weight-complex="bold"/>
    </style:style>
    <style:style style:name="P543" style:family="paragraph" style:parent-style-name="Standard">
      <loext:graphic-properties draw:fill="none"/>
      <style:paragraph-properties fo:margin-left="1.3cm" fo:margin-right="0cm" fo:text-align="start" style:justify-single-word="false" fo:text-indent="0cm" style:auto-text-indent="false" fo:background-color="transparent"/>
      <style:text-properties fo:font-size="10pt" fo:font-weight="bold" officeooo:rsid="0349dbda" officeooo:paragraph-rsid="0349f221" style:font-size-asian="10pt" style:font-weight-asian="bold" style:font-size-complex="10pt" style:font-weight-complex="bold"/>
    </style:style>
    <style:style style:name="P544" style:family="paragraph" style:parent-style-name="Standard">
      <loext:graphic-properties draw:fill="none"/>
      <style:paragraph-properties fo:margin-left="1.3cm" fo:margin-right="0cm" fo:text-align="start" style:justify-single-word="false" fo:text-indent="0cm" style:auto-text-indent="false" fo:background-color="transparent"/>
      <style:text-properties fo:font-size="10pt" fo:font-weight="bold" officeooo:rsid="034bb59b" officeooo:paragraph-rsid="034bb59b" style:font-size-asian="10pt" style:font-weight-asian="bold" style:font-size-complex="10pt" style:font-weight-complex="bold"/>
    </style:style>
    <style:style style:name="P545" style:family="paragraph" style:parent-style-name="Standard">
      <loext:graphic-properties draw:fill="none"/>
      <style:paragraph-properties fo:margin-left="1.3cm" fo:margin-right="0cm" fo:text-align="start" style:justify-single-word="false" fo:text-indent="0cm" style:auto-text-indent="false" fo:background-color="transparent"/>
      <style:text-properties fo:font-size="10pt" fo:font-weight="bold" officeooo:rsid="034bb59b" officeooo:paragraph-rsid="034c13b6" style:font-size-asian="10pt" style:font-weight-asian="bold" style:font-size-complex="10pt" style:font-weight-complex="bold"/>
    </style:style>
    <style:style style:name="P546" style:family="paragraph" style:parent-style-name="Standard">
      <loext:graphic-properties draw:fill="none"/>
      <style:paragraph-properties fo:margin-left="1.3cm" fo:margin-right="0cm" fo:text-align="start" style:justify-single-word="false" fo:text-indent="0cm" style:auto-text-indent="false" fo:background-color="transparent"/>
      <style:text-properties fo:font-size="10pt" fo:font-weight="bold" officeooo:rsid="034bb59b" officeooo:paragraph-rsid="034dbf85" style:font-size-asian="10pt" style:font-weight-asian="bold" style:font-size-complex="10pt" style:font-weight-complex="bold"/>
    </style:style>
    <style:style style:name="P547" style:family="paragraph" style:parent-style-name="Standard">
      <loext:graphic-properties draw:fill="none"/>
      <style:paragraph-properties fo:margin-left="1.3cm" fo:margin-right="0cm" fo:text-align="start" style:justify-single-word="false" fo:text-indent="0cm" style:auto-text-indent="false" fo:background-color="transparent"/>
      <style:text-properties fo:font-size="10pt" fo:font-weight="bold" officeooo:rsid="034bb59b" officeooo:paragraph-rsid="0354bc8e" style:font-size-asian="10pt" style:font-weight-asian="bold" style:font-size-complex="10pt" style:font-weight-complex="bold"/>
    </style:style>
    <style:style style:name="P548" style:family="paragraph" style:parent-style-name="Standard">
      <loext:graphic-properties draw:fill="none"/>
      <style:paragraph-properties fo:margin-left="1.3cm" fo:margin-right="0cm" fo:text-align="start" style:justify-single-word="false" fo:text-indent="0cm" style:auto-text-indent="false" fo:background-color="transparent"/>
      <style:text-properties fo:font-size="10pt" fo:font-weight="bold" officeooo:rsid="034c13b6" officeooo:paragraph-rsid="034c13b6" style:font-size-asian="10pt" style:font-weight-asian="bold" style:font-size-complex="10pt" style:font-weight-complex="bold"/>
    </style:style>
    <style:style style:name="P549" style:family="paragraph" style:parent-style-name="Standard">
      <loext:graphic-properties draw:fill="none"/>
      <style:paragraph-properties fo:margin-left="1.3cm" fo:margin-right="0cm" fo:text-align="start" style:justify-single-word="false" fo:text-indent="0cm" style:auto-text-indent="false" fo:background-color="transparent"/>
      <style:text-properties fo:font-size="10pt" fo:font-weight="bold" officeooo:rsid="034c13b6" officeooo:paragraph-rsid="034dbf85" style:font-size-asian="10pt" style:font-weight-asian="bold" style:font-size-complex="10pt" style:font-weight-complex="bold"/>
    </style:style>
    <style:style style:name="P550" style:family="paragraph" style:parent-style-name="Standard">
      <loext:graphic-properties draw:fill="none"/>
      <style:paragraph-properties fo:margin-left="1.3cm" fo:margin-right="0cm" fo:text-align="start" style:justify-single-word="false" fo:text-indent="0cm" style:auto-text-indent="false" fo:background-color="transparent"/>
      <style:text-properties fo:font-size="10pt" fo:font-weight="bold" officeooo:rsid="034dbf85" officeooo:paragraph-rsid="034dbf85" style:font-size-asian="10pt" style:font-weight-asian="bold" style:font-size-complex="10pt" style:font-weight-complex="bold"/>
    </style:style>
    <style:style style:name="P551" style:family="paragraph" style:parent-style-name="Standard">
      <loext:graphic-properties draw:fill="none"/>
      <style:paragraph-properties fo:margin-left="1.3cm" fo:margin-right="0cm" fo:text-align="start" style:justify-single-word="false" fo:text-indent="0cm" style:auto-text-indent="false" fo:background-color="transparent"/>
      <style:text-properties fo:font-size="10pt" fo:font-weight="bold" officeooo:rsid="034dbf85" officeooo:paragraph-rsid="035847fb" style:font-size-asian="10pt" style:font-weight-asian="bold" style:font-size-complex="10pt" style:font-weight-complex="bold"/>
    </style:style>
    <style:style style:name="P552" style:family="paragraph" style:parent-style-name="Standard">
      <loext:graphic-properties draw:fill="none"/>
      <style:paragraph-properties fo:margin-left="1.3cm" fo:margin-right="0cm" fo:text-align="start" style:justify-single-word="false" fo:text-indent="0cm" style:auto-text-indent="false" fo:background-color="transparent"/>
      <style:text-properties fo:font-size="10pt" fo:font-weight="bold" officeooo:rsid="034e46e9" officeooo:paragraph-rsid="034e46e9" style:font-size-asian="10pt" style:font-weight-asian="bold" style:font-size-complex="10pt" style:font-weight-complex="bold"/>
    </style:style>
    <style:style style:name="P553" style:family="paragraph" style:parent-style-name="Standard">
      <loext:graphic-properties draw:fill="none"/>
      <style:paragraph-properties fo:margin-left="1.3cm" fo:margin-right="0cm" fo:text-align="start" style:justify-single-word="false" fo:text-indent="0cm" style:auto-text-indent="false" fo:background-color="transparent"/>
      <style:text-properties fo:font-size="10pt" fo:font-weight="bold" officeooo:rsid="034f1fa2" officeooo:paragraph-rsid="034f1fa2" style:font-size-asian="10pt" style:font-weight-asian="bold" style:font-size-complex="10pt" style:font-weight-complex="bold"/>
    </style:style>
    <style:style style:name="P554" style:family="paragraph" style:parent-style-name="Standard">
      <loext:graphic-properties draw:fill="none"/>
      <style:paragraph-properties fo:margin-left="1.3cm" fo:margin-right="0cm" fo:text-align="start" style:justify-single-word="false" fo:text-indent="0cm" style:auto-text-indent="false" fo:background-color="transparent"/>
      <style:text-properties fo:font-size="10pt" fo:font-weight="bold" officeooo:rsid="034fe1ca" officeooo:paragraph-rsid="034fe1ca" style:font-size-asian="10pt" style:font-weight-asian="bold" style:font-size-complex="10pt" style:font-weight-complex="bold"/>
    </style:style>
    <style:style style:name="P555" style:family="paragraph" style:parent-style-name="Standard">
      <loext:graphic-properties draw:fill="none"/>
      <style:paragraph-properties fo:margin-left="1.3cm" fo:margin-right="0cm" fo:text-align="start" style:justify-single-word="false" fo:text-indent="0cm" style:auto-text-indent="false" fo:background-color="transparent"/>
      <style:text-properties fo:font-size="10pt" fo:font-weight="bold" officeooo:rsid="03566188" officeooo:paragraph-rsid="03566188" style:font-size-asian="10pt" style:font-weight-asian="bold" style:font-size-complex="10pt" style:font-weight-complex="bold"/>
    </style:style>
    <style:style style:name="P556" style:family="paragraph" style:parent-style-name="Standard">
      <loext:graphic-properties draw:fill="none"/>
      <style:paragraph-properties fo:margin-left="1.3cm" fo:margin-right="0cm" fo:text-align="start" style:justify-single-word="false" fo:text-indent="0cm" style:auto-text-indent="false" fo:background-color="transparent"/>
      <style:text-properties fo:font-size="10pt" fo:font-weight="bold" officeooo:rsid="035847fb" officeooo:paragraph-rsid="035847fb" style:font-size-asian="10pt" style:font-weight-asian="bold" style:font-size-complex="10pt" style:font-weight-complex="bold"/>
    </style:style>
    <style:style style:name="P557" style:family="paragraph" style:parent-style-name="Standard">
      <style:paragraph-properties fo:text-align="start" style:justify-single-word="false"/>
      <style:text-properties fo:font-size="10pt" fo:font-weight="bold" officeooo:rsid="00484293" officeooo:paragraph-rsid="02ac1b43" style:font-size-asian="8.75pt" style:font-weight-asian="bold" style:font-size-complex="10pt" style:font-weight-complex="bold"/>
    </style:style>
    <style:style style:name="P558" style:family="paragraph" style:parent-style-name="Standard">
      <style:paragraph-properties fo:text-align="start" style:justify-single-word="false"/>
      <style:text-properties style:font-name="FreeMono" fo:font-size="10pt" fo:font-weight="normal" officeooo:rsid="004883cb" officeooo:paragraph-rsid="00773236" style:font-size-asian="10pt" style:font-weight-asian="normal" style:font-size-complex="10pt" style:font-weight-complex="normal"/>
    </style:style>
    <style:style style:name="P559" style:family="paragraph" style:parent-style-name="Standard">
      <style:paragraph-properties fo:text-align="start" style:justify-single-word="false"/>
      <style:text-properties style:font-name="FreeMono" fo:font-size="10pt" fo:font-weight="normal" officeooo:rsid="004883cb" officeooo:paragraph-rsid="00ccdebf" style:font-size-asian="10pt" style:font-weight-asian="normal" style:font-size-complex="10pt" style:font-weight-complex="normal"/>
    </style:style>
    <style:style style:name="P560" style:family="paragraph" style:parent-style-name="Standard">
      <style:paragraph-properties fo:text-align="start" style:justify-single-word="false"/>
      <style:text-properties style:font-name="FreeMono" fo:font-size="10pt" fo:font-weight="normal" officeooo:rsid="012e422c" officeooo:paragraph-rsid="016578ac" style:font-size-asian="10pt" style:font-weight-asian="normal" style:font-size-complex="10pt" style:font-weight-complex="normal"/>
    </style:style>
    <style:style style:name="P561" style:family="paragraph" style:parent-style-name="Standard">
      <style:paragraph-properties fo:text-align="start" style:justify-single-word="false"/>
      <style:text-properties style:font-name="FreeMono" fo:font-size="8pt" fo:font-weight="bold" officeooo:rsid="000d3298" officeooo:paragraph-rsid="03106d68" style:font-size-asian="8pt" style:font-weight-asian="bold" style:font-size-complex="8pt" style:font-weight-complex="bold"/>
    </style:style>
    <style:style style:name="P562" style:family="paragraph" style:parent-style-name="Standard">
      <style:paragraph-properties fo:text-align="start" style:justify-single-word="false"/>
      <style:text-properties style:font-name="FreeMono" fo:font-size="8pt" fo:font-weight="bold" officeooo:rsid="000d3298" officeooo:paragraph-rsid="0349dbda" style:font-size-asian="8pt" style:font-weight-asian="bold" style:font-size-complex="8pt" style:font-weight-complex="bold"/>
    </style:style>
    <style:style style:name="P563" style:family="paragraph" style:parent-style-name="Standard">
      <style:paragraph-properties fo:text-align="start" style:justify-single-word="false"/>
      <style:text-properties style:font-name="FreeMono" fo:font-size="8pt" fo:font-weight="bold" officeooo:rsid="000d3298" officeooo:paragraph-rsid="035dbdca" style:font-size-asian="8pt" style:font-weight-asian="bold" style:font-size-complex="8pt" style:font-weight-complex="bold"/>
    </style:style>
    <style:style style:name="P564" style:family="paragraph" style:parent-style-name="Standard">
      <style:paragraph-properties fo:text-align="start" style:justify-single-word="false"/>
      <style:text-properties style:font-name="FreeMono" fo:font-size="8pt" fo:font-weight="bold" officeooo:rsid="000d3298" officeooo:paragraph-rsid="03607aea" style:font-size-asian="8pt" style:font-weight-asian="bold" style:font-size-complex="8pt" style:font-weight-complex="bold"/>
    </style:style>
    <style:style style:name="P565" style:family="paragraph" style:parent-style-name="Standard">
      <style:paragraph-properties fo:text-align="start" style:justify-single-word="false"/>
      <style:text-properties style:font-name="FreeMono" fo:font-size="8pt" fo:font-weight="bold" officeooo:rsid="000d3298" officeooo:paragraph-rsid="03cfc94d" style:font-size-asian="8pt" style:font-weight-asian="bold" style:font-size-complex="8pt" style:font-weight-complex="bold"/>
    </style:style>
    <style:style style:name="P566" style:family="paragraph" style:parent-style-name="Standard">
      <style:paragraph-properties fo:text-align="start" style:justify-single-word="false"/>
      <style:text-properties style:font-name="FreeMono" fo:font-size="8pt" fo:font-weight="bold" officeooo:rsid="000d3298" officeooo:paragraph-rsid="00173fda" style:font-size-asian="8pt" style:font-weight-asian="bold" style:font-size-complex="8pt" style:font-weight-complex="bold"/>
    </style:style>
    <style:style style:name="P567" style:family="paragraph" style:parent-style-name="Standard">
      <style:paragraph-properties fo:text-align="start" style:justify-single-word="false"/>
      <style:text-properties style:font-name="FreeMono" fo:font-size="8pt" fo:font-weight="bold" officeooo:rsid="00209250" officeooo:paragraph-rsid="004a2164" style:font-size-asian="8pt" style:font-weight-asian="bold" style:font-size-complex="8pt" style:font-weight-complex="bold"/>
    </style:style>
    <style:style style:name="P568" style:family="paragraph" style:parent-style-name="Standard">
      <style:paragraph-properties fo:text-align="start" style:justify-single-word="false"/>
      <style:text-properties style:font-name="FreeMono" fo:font-size="8pt" fo:font-weight="bold" officeooo:rsid="00209250" officeooo:paragraph-rsid="00382ffc" style:font-size-asian="8pt" style:font-weight-asian="bold" style:font-size-complex="8pt" style:font-weight-complex="bold"/>
    </style:style>
    <style:style style:name="P569" style:family="paragraph" style:parent-style-name="Standard">
      <style:paragraph-properties fo:text-align="start" style:justify-single-word="false"/>
      <style:text-properties style:font-name="FreeMono" fo:font-size="8pt" fo:font-weight="bold" officeooo:rsid="00209250" officeooo:paragraph-rsid="040dd336" style:font-size-asian="8pt" style:font-weight-asian="bold" style:font-size-complex="8pt" style:font-weight-complex="bold"/>
    </style:style>
    <style:style style:name="P570" style:family="paragraph" style:parent-style-name="Standard">
      <style:paragraph-properties fo:text-align="start" style:justify-single-word="false">
        <style:tab-stops>
          <style:tab-stop style:position="0.697cm"/>
        </style:tab-stops>
      </style:paragraph-properties>
      <style:text-properties style:font-name="FreeMono" fo:font-size="8pt" fo:font-weight="bold" officeooo:rsid="00209250" officeooo:paragraph-rsid="00382ffc" style:font-size-asian="8pt" style:font-weight-asian="bold" style:font-size-complex="8pt" style:font-weight-complex="bold"/>
    </style:style>
    <style:style style:name="P571" style:family="paragraph" style:parent-style-name="Standard">
      <style:paragraph-properties fo:text-align="start" style:justify-single-word="false"/>
      <style:text-properties style:font-name="FreeMono" fo:font-size="8pt" fo:font-weight="bold" officeooo:rsid="00209250" officeooo:paragraph-rsid="04109576" style:font-size-asian="8pt" style:font-weight-asian="bold" style:font-size-complex="8pt" style:font-weight-complex="bold"/>
    </style:style>
    <style:style style:name="P572" style:family="paragraph" style:parent-style-name="Standard">
      <style:paragraph-properties fo:text-align="start" style:justify-single-word="false"/>
      <style:text-properties style:font-name="FreeMono" fo:font-size="8pt" fo:font-weight="bold" officeooo:rsid="00209250" officeooo:paragraph-rsid="0411011f" style:font-size-asian="8pt" style:font-weight-asian="bold" style:font-size-complex="8pt" style:font-weight-complex="bold"/>
    </style:style>
    <style:style style:name="P573" style:family="paragraph" style:parent-style-name="Standard">
      <style:paragraph-properties fo:text-align="start" style:justify-single-word="false"/>
      <style:text-properties style:font-name="FreeMono" fo:font-size="8pt" fo:font-weight="bold" officeooo:rsid="00209250" officeooo:paragraph-rsid="0413056d" style:font-size-asian="8pt" style:font-weight-asian="bold" style:font-size-complex="8pt" style:font-weight-complex="bold"/>
    </style:style>
    <style:style style:name="P574" style:family="paragraph" style:parent-style-name="Standard">
      <style:paragraph-properties fo:text-align="start" style:justify-single-word="false"/>
      <style:text-properties style:font-name="FreeMono" fo:font-size="8pt" fo:font-weight="bold" officeooo:rsid="00209250" officeooo:paragraph-rsid="04132621" style:font-size-asian="8pt" style:font-weight-asian="bold" style:font-size-complex="8pt" style:font-weight-complex="bold"/>
    </style:style>
    <style:style style:name="P575" style:family="paragraph" style:parent-style-name="Standard">
      <style:paragraph-properties fo:text-align="start" style:justify-single-word="false"/>
      <style:text-properties style:font-name="FreeMono" fo:font-size="8pt" fo:font-weight="bold" officeooo:rsid="00209250" officeooo:paragraph-rsid="041812ba" style:font-size-asian="8pt" style:font-weight-asian="bold" style:font-size-complex="8pt" style:font-weight-complex="bold"/>
    </style:style>
    <style:style style:name="P576" style:family="paragraph" style:parent-style-name="Standard">
      <style:paragraph-properties fo:text-align="start" style:justify-single-word="false"/>
      <style:text-properties style:font-name="FreeMono" fo:font-size="8pt" fo:font-weight="bold" officeooo:rsid="00209250" officeooo:paragraph-rsid="041cd9ea" style:font-size-asian="8pt" style:font-weight-asian="bold" style:font-size-complex="8pt" style:font-weight-complex="bold"/>
    </style:style>
    <style:style style:name="P577" style:family="paragraph" style:parent-style-name="Standard">
      <style:paragraph-properties fo:text-align="start" style:justify-single-word="false"/>
      <style:text-properties style:font-name="FreeMono" fo:font-size="8pt" fo:font-weight="bold" officeooo:rsid="00209250" officeooo:paragraph-rsid="041e4c5f" style:font-size-asian="8pt" style:font-weight-asian="bold" style:font-size-complex="8pt" style:font-weight-complex="bold"/>
    </style:style>
    <style:style style:name="P578" style:family="paragraph" style:parent-style-name="Standard">
      <style:paragraph-properties fo:text-align="start" style:justify-single-word="false"/>
      <style:text-properties style:font-name="FreeMono" fo:font-size="8pt" fo:font-weight="bold" officeooo:rsid="00209250" officeooo:paragraph-rsid="045a263b" style:font-size-asian="8pt" style:font-weight-asian="bold" style:font-size-complex="8pt" style:font-weight-complex="bold"/>
    </style:style>
    <style:style style:name="P579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04a2164" style:font-size-asian="8pt" style:font-weight-asian="bold" style:font-size-complex="8pt" style:font-weight-complex="bold"/>
    </style:style>
    <style:style style:name="P580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052f8a0" style:font-size-asian="8pt" style:font-weight-asian="bold" style:font-size-complex="8pt" style:font-weight-complex="bold"/>
    </style:style>
    <style:style style:name="P581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0d2fbf2" style:font-size-asian="8pt" style:font-weight-asian="bold" style:font-size-complex="8pt" style:font-weight-complex="bold"/>
    </style:style>
    <style:style style:name="P582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0e9fe53" style:font-size-asian="8pt" style:font-weight-asian="bold" style:font-size-complex="8pt" style:font-weight-complex="bold"/>
    </style:style>
    <style:style style:name="P583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0ec35af" style:font-size-asian="8pt" style:font-weight-asian="bold" style:font-size-complex="8pt" style:font-weight-complex="bold"/>
    </style:style>
    <style:style style:name="P584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1192acd" style:font-size-asian="8pt" style:font-weight-asian="bold" style:font-size-complex="8pt" style:font-weight-complex="bold"/>
    </style:style>
    <style:style style:name="P585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11d04da" style:font-size-asian="8pt" style:font-weight-asian="bold" style:font-size-complex="8pt" style:font-weight-complex="bold"/>
    </style:style>
    <style:style style:name="P586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12b4300" style:font-size-asian="8pt" style:font-weight-asian="bold" style:font-size-complex="8pt" style:font-weight-complex="bold"/>
    </style:style>
    <style:style style:name="P587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16578ac" style:font-size-asian="8pt" style:font-weight-asian="bold" style:font-size-complex="8pt" style:font-weight-complex="bold"/>
    </style:style>
    <style:style style:name="P588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1672d51" style:font-size-asian="8pt" style:font-weight-asian="bold" style:font-size-complex="8pt" style:font-weight-complex="bold"/>
    </style:style>
    <style:style style:name="P589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181bc2a" style:font-size-asian="8pt" style:font-weight-asian="bold" style:font-size-complex="8pt" style:font-weight-complex="bold"/>
    </style:style>
    <style:style style:name="P590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1831233" style:font-size-asian="8pt" style:font-weight-asian="bold" style:font-size-complex="8pt" style:font-weight-complex="bold"/>
    </style:style>
    <style:style style:name="P591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18a7368" style:font-size-asian="8pt" style:font-weight-asian="bold" style:font-size-complex="8pt" style:font-weight-complex="bold"/>
    </style:style>
    <style:style style:name="P592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19372fe" style:font-size-asian="8pt" style:font-weight-asian="bold" style:font-size-complex="8pt" style:font-weight-complex="bold"/>
    </style:style>
    <style:style style:name="P593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19469e2" style:font-size-asian="8pt" style:font-weight-asian="bold" style:font-size-complex="8pt" style:font-weight-complex="bold"/>
    </style:style>
    <style:style style:name="P594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194cdb8" style:font-size-asian="8pt" style:font-weight-asian="bold" style:font-size-complex="8pt" style:font-weight-complex="bold"/>
    </style:style>
    <style:style style:name="P595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195a159" style:font-size-asian="8pt" style:font-weight-asian="bold" style:font-size-complex="8pt" style:font-weight-complex="bold"/>
    </style:style>
    <style:style style:name="P596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19788b2" style:font-size-asian="8pt" style:font-weight-asian="bold" style:font-size-complex="8pt" style:font-weight-complex="bold"/>
    </style:style>
    <style:style style:name="P597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19aea13" style:font-size-asian="8pt" style:font-weight-asian="bold" style:font-size-complex="8pt" style:font-weight-complex="bold"/>
    </style:style>
    <style:style style:name="P598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19b504e" style:font-size-asian="8pt" style:font-weight-asian="bold" style:font-size-complex="8pt" style:font-weight-complex="bold"/>
    </style:style>
    <style:style style:name="P599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19d10dc" style:font-size-asian="8pt" style:font-weight-asian="bold" style:font-size-complex="8pt" style:font-weight-complex="bold"/>
    </style:style>
    <style:style style:name="P600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1a090e7" style:font-size-asian="8pt" style:font-weight-asian="bold" style:font-size-complex="8pt" style:font-weight-complex="bold"/>
    </style:style>
    <style:style style:name="P601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1a6c744" style:font-size-asian="8pt" style:font-weight-asian="bold" style:font-size-complex="8pt" style:font-weight-complex="bold"/>
    </style:style>
    <style:style style:name="P602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1c2deb0" style:font-size-asian="8pt" style:font-weight-asian="bold" style:font-size-complex="8pt" style:font-weight-complex="bold"/>
    </style:style>
    <style:style style:name="P603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1c34322" style:font-size-asian="8pt" style:font-weight-asian="bold" style:font-size-complex="8pt" style:font-weight-complex="bold"/>
    </style:style>
    <style:style style:name="P604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20cf77b" style:font-size-asian="8pt" style:font-weight-asian="bold" style:font-size-complex="8pt" style:font-weight-complex="bold"/>
    </style:style>
    <style:style style:name="P605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214572a" style:font-size-asian="8pt" style:font-weight-asian="bold" style:font-size-complex="8pt" style:font-weight-complex="bold"/>
    </style:style>
    <style:style style:name="P606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216e717" style:font-size-asian="8pt" style:font-weight-asian="bold" style:font-size-complex="8pt" style:font-weight-complex="bold"/>
    </style:style>
    <style:style style:name="P607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217f143" style:font-size-asian="8pt" style:font-weight-asian="bold" style:font-size-complex="8pt" style:font-weight-complex="bold"/>
    </style:style>
    <style:style style:name="P608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219c778" style:font-size-asian="8pt" style:font-weight-asian="bold" style:font-size-complex="8pt" style:font-weight-complex="bold"/>
    </style:style>
    <style:style style:name="P609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219f823" style:font-size-asian="8pt" style:font-weight-asian="bold" style:font-size-complex="8pt" style:font-weight-complex="bold"/>
    </style:style>
    <style:style style:name="P610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21f69cc" style:font-size-asian="8pt" style:font-weight-asian="bold" style:font-size-complex="8pt" style:font-weight-complex="bold"/>
    </style:style>
    <style:style style:name="P611" style:family="paragraph" style:parent-style-name="Standard">
      <style:paragraph-properties fo:text-align="start" style:justify-single-word="false">
        <style:tab-stops>
          <style:tab-stop style:position="0.905cm"/>
        </style:tab-stops>
      </style:paragraph-properties>
      <style:text-properties style:font-name="FreeMono" fo:font-size="8pt" fo:font-weight="bold" officeooo:rsid="00484293" officeooo:paragraph-rsid="0216e717" style:font-size-asian="8pt" style:font-weight-asian="bold" style:font-size-complex="8pt" style:font-weight-complex="bold"/>
    </style:style>
    <style:style style:name="P612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21bd2c5" style:font-size-asian="8pt" style:font-weight-asian="bold" style:font-size-complex="8pt" style:font-weight-complex="bold"/>
    </style:style>
    <style:style style:name="P613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223c69c" style:font-size-asian="8pt" style:font-weight-asian="bold" style:font-size-complex="8pt" style:font-weight-complex="bold"/>
    </style:style>
    <style:style style:name="P614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227cb42" style:font-size-asian="8pt" style:font-weight-asian="bold" style:font-size-complex="8pt" style:font-weight-complex="bold"/>
    </style:style>
    <style:style style:name="P615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22e8a5e" style:font-size-asian="8pt" style:font-weight-asian="bold" style:font-size-complex="8pt" style:font-weight-complex="bold"/>
    </style:style>
    <style:style style:name="P616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233af34" style:font-size-asian="8pt" style:font-weight-asian="bold" style:font-size-complex="8pt" style:font-weight-complex="bold"/>
    </style:style>
    <style:style style:name="P617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2348593" style:font-size-asian="8pt" style:font-weight-asian="bold" style:font-size-complex="8pt" style:font-weight-complex="bold"/>
    </style:style>
    <style:style style:name="P618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23a8012" style:font-size-asian="8pt" style:font-weight-asian="bold" style:font-size-complex="8pt" style:font-weight-complex="bold"/>
    </style:style>
    <style:style style:name="P619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23bc2a7" style:font-size-asian="8pt" style:font-weight-asian="bold" style:font-size-complex="8pt" style:font-weight-complex="bold"/>
    </style:style>
    <style:style style:name="P620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2407505" style:font-size-asian="8pt" style:font-weight-asian="bold" style:font-size-complex="8pt" style:font-weight-complex="bold"/>
    </style:style>
    <style:style style:name="P621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2369592" style:font-size-asian="8pt" style:font-weight-asian="bold" style:font-size-complex="8pt" style:font-weight-complex="bold"/>
    </style:style>
    <style:style style:name="P622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23d5e11" style:font-size-asian="8pt" style:font-weight-asian="bold" style:font-size-complex="8pt" style:font-weight-complex="bold"/>
    </style:style>
    <style:style style:name="P623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23ef5a9" style:font-size-asian="8pt" style:font-weight-asian="bold" style:font-size-complex="8pt" style:font-weight-complex="bold"/>
    </style:style>
    <style:style style:name="P624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2414bec" style:font-size-asian="8pt" style:font-weight-asian="bold" style:font-size-complex="8pt" style:font-weight-complex="bold"/>
    </style:style>
    <style:style style:name="P625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25d5ca0" style:font-size-asian="8pt" style:font-weight-asian="bold" style:font-size-complex="8pt" style:font-weight-complex="bold"/>
    </style:style>
    <style:style style:name="P626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24393c8" style:font-size-asian="8pt" style:font-weight-asian="bold" style:font-size-complex="8pt" style:font-weight-complex="bold"/>
    </style:style>
    <style:style style:name="P627" style:family="paragraph" style:parent-style-name="Standard">
      <style:paragraph-properties fo:text-align="start" style:justify-single-word="false">
        <style:tab-stops/>
      </style:paragraph-properties>
      <style:text-properties style:font-name="FreeMono" fo:font-size="8pt" fo:font-weight="bold" officeooo:rsid="00484293" officeooo:paragraph-rsid="0247df84" style:font-size-asian="8pt" style:font-weight-asian="bold" style:font-size-complex="8pt" style:font-weight-complex="bold"/>
    </style:style>
    <style:style style:name="P628" style:family="paragraph" style:parent-style-name="Standard">
      <style:paragraph-properties fo:text-align="start" style:justify-single-word="false">
        <style:tab-stops/>
      </style:paragraph-properties>
      <style:text-properties style:font-name="FreeMono" fo:font-size="8pt" fo:font-weight="bold" officeooo:rsid="00484293" officeooo:paragraph-rsid="0249b0d7" style:font-size-asian="8pt" style:font-weight-asian="bold" style:font-size-complex="8pt" style:font-weight-complex="bold"/>
    </style:style>
    <style:style style:name="P629" style:family="paragraph" style:parent-style-name="Standard">
      <style:paragraph-properties fo:text-align="start" style:justify-single-word="false">
        <style:tab-stops/>
      </style:paragraph-properties>
      <style:text-properties style:font-name="FreeMono" fo:font-size="8pt" fo:font-weight="bold" officeooo:rsid="00484293" officeooo:paragraph-rsid="019372fe" style:font-size-asian="8pt" style:font-weight-asian="bold" style:font-size-complex="8pt" style:font-weight-complex="bold"/>
    </style:style>
    <style:style style:name="P630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247df84" style:font-size-asian="8pt" style:font-weight-asian="bold" style:font-size-complex="8pt" style:font-weight-complex="bold"/>
    </style:style>
    <style:style style:name="P631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2770f3a" style:font-size-asian="8pt" style:font-weight-asian="bold" style:font-size-complex="8pt" style:font-weight-complex="bold"/>
    </style:style>
    <style:style style:name="P632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27e2afc" style:font-size-asian="8pt" style:font-weight-asian="bold" style:font-size-complex="8pt" style:font-weight-complex="bold"/>
    </style:style>
    <style:style style:name="P633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286a3c1" style:font-size-asian="8pt" style:font-weight-asian="bold" style:font-size-complex="8pt" style:font-weight-complex="bold"/>
    </style:style>
    <style:style style:name="P634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2150ac7" style:font-size-asian="8pt" style:font-weight-asian="bold" style:font-size-complex="8pt" style:font-weight-complex="bold"/>
    </style:style>
    <style:style style:name="P635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2a531f7" style:font-size-asian="8pt" style:font-weight-asian="bold" style:font-size-complex="8pt" style:font-weight-complex="bold"/>
    </style:style>
    <style:style style:name="P636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29ee24c" style:font-size-asian="8pt" style:font-weight-asian="bold" style:font-size-complex="8pt" style:font-weight-complex="bold"/>
    </style:style>
    <style:style style:name="P637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2a80c30" style:font-size-asian="8pt" style:font-weight-asian="bold" style:font-size-complex="8pt" style:font-weight-complex="bold"/>
    </style:style>
    <style:style style:name="P638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2ac1b43" style:font-size-asian="8pt" style:font-weight-asian="bold" style:font-size-complex="8pt" style:font-weight-complex="bold"/>
    </style:style>
    <style:style style:name="P639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2edb5fe" style:font-size-asian="8pt" style:font-weight-asian="bold" style:font-size-complex="8pt" style:font-weight-complex="bold"/>
    </style:style>
    <style:style style:name="P640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2f27e92" style:font-size-asian="8pt" style:font-weight-asian="bold" style:font-size-complex="8pt" style:font-weight-complex="bold"/>
    </style:style>
    <style:style style:name="P641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384c6c6" style:font-size-asian="8pt" style:font-weight-asian="bold" style:font-size-complex="8pt" style:font-weight-complex="bold"/>
    </style:style>
    <style:style style:name="P642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38c9874" style:font-size-asian="8pt" style:font-weight-asian="bold" style:font-size-complex="8pt" style:font-weight-complex="bold"/>
    </style:style>
    <style:style style:name="P643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21bb0d9" style:font-size-asian="8pt" style:font-weight-asian="bold" style:font-size-complex="8pt" style:font-weight-complex="bold"/>
    </style:style>
    <style:style style:name="P644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3a69e14" style:font-size-asian="8pt" style:font-weight-asian="bold" style:font-size-complex="8pt" style:font-weight-complex="bold"/>
    </style:style>
    <style:style style:name="P645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3ab16b4" style:font-size-asian="8pt" style:font-weight-asian="bold" style:font-size-complex="8pt" style:font-weight-complex="bold"/>
    </style:style>
    <style:style style:name="P646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3ab7726" style:font-size-asian="8pt" style:font-weight-asian="bold" style:font-size-complex="8pt" style:font-weight-complex="bold"/>
    </style:style>
    <style:style style:name="P647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3ac7585" style:font-size-asian="8pt" style:font-weight-asian="bold" style:font-size-complex="8pt" style:font-weight-complex="bold"/>
    </style:style>
    <style:style style:name="P648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3acf764" style:font-size-asian="8pt" style:font-weight-asian="bold" style:font-size-complex="8pt" style:font-weight-complex="bold"/>
    </style:style>
    <style:style style:name="P649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3b08ac7" style:font-size-asian="8pt" style:font-weight-asian="bold" style:font-size-complex="8pt" style:font-weight-complex="bold"/>
    </style:style>
    <style:style style:name="P650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3e18531" style:font-size-asian="8pt" style:font-weight-asian="bold" style:font-size-complex="8pt" style:font-weight-complex="bold"/>
    </style:style>
    <style:style style:name="P651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3fc6450" style:font-size-asian="8pt" style:font-weight-asian="bold" style:font-size-complex="8pt" style:font-weight-complex="bold"/>
    </style:style>
    <style:style style:name="P652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41cd9ea" style:font-size-asian="8pt" style:font-weight-asian="bold" style:font-size-complex="8pt" style:font-weight-complex="bold"/>
    </style:style>
    <style:style style:name="P653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4363fc1" style:font-size-asian="8pt" style:font-weight-asian="bold" style:font-size-complex="8pt" style:font-weight-complex="bold"/>
    </style:style>
    <style:style style:name="P654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283f7d1" style:font-size-asian="8pt" style:font-weight-asian="bold" style:font-size-complex="8pt" style:font-weight-complex="bold"/>
    </style:style>
    <style:style style:name="P655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44818eb" style:font-size-asian="8pt" style:font-weight-asian="bold" style:font-size-complex="8pt" style:font-weight-complex="bold"/>
    </style:style>
    <style:style style:name="P656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474f167" style:font-size-asian="8pt" style:font-weight-asian="bold" style:font-size-complex="8pt" style:font-weight-complex="bold"/>
    </style:style>
    <style:style style:name="P657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49292ea" style:font-size-asian="8pt" style:font-weight-asian="bold" style:font-size-complex="8pt" style:font-weight-complex="bold"/>
    </style:style>
    <style:style style:name="P658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49590d4" style:font-size-asian="8pt" style:font-weight-asian="bold" style:font-size-complex="8pt" style:font-weight-complex="bold"/>
    </style:style>
    <style:style style:name="P659" style:family="paragraph" style:parent-style-name="Standard">
      <loext:graphic-properties draw:fill="none"/>
      <style:paragraph-properties fo:margin-left="2.499cm" fo:margin-right="0cm" fo:text-align="start" style:justify-single-word="false" fo:text-indent="0cm" style:auto-text-indent="false" fo:background-color="transparent"/>
      <style:text-properties style:font-name="FreeMono" fo:font-size="8pt" fo:font-weight="bold" officeooo:rsid="035847fb" officeooo:paragraph-rsid="035847fb" style:font-size-asian="8pt" style:font-weight-asian="bold" style:font-size-complex="8pt" style:font-weight-complex="bold"/>
    </style:style>
    <style:style style:name="P660" style:family="paragraph" style:parent-style-name="Standard" style:master-page-name="">
      <loext:graphic-properties draw:fill="none"/>
      <style:paragraph-properties fo:margin-left="1.3cm" fo:margin-right="0cm" fo:text-align="start" style:justify-single-word="false" fo:text-indent="0cm" style:auto-text-indent="false" style:page-number="auto" fo:background-color="transparent"/>
      <style:text-properties style:font-name="FreeMono" fo:font-size="8pt" fo:font-weight="bold" officeooo:rsid="035847fb" officeooo:paragraph-rsid="035847fb" style:font-size-asian="8pt" style:font-weight-asian="bold" style:font-size-complex="8pt" style:font-weight-complex="bold"/>
    </style:style>
    <style:style style:name="P661" style:family="paragraph" style:parent-style-name="Standard">
      <loext:graphic-properties draw:fill="none"/>
      <style:paragraph-properties fo:margin-left="2.499cm" fo:margin-right="0cm" fo:text-align="start" style:justify-single-word="false" fo:text-indent="0cm" style:auto-text-indent="false" fo:background-color="transparent"/>
      <style:text-properties style:font-name="FreeMono" fo:font-size="8pt" fo:font-weight="bold" officeooo:rsid="035847fb" officeooo:paragraph-rsid="03d21031" style:font-size-asian="8pt" style:font-weight-asian="bold" style:font-size-complex="8pt" style:font-weight-complex="bold"/>
    </style:style>
    <style:style style:name="P662" style:family="paragraph" style:parent-style-name="Standard" style:master-page-name="">
      <loext:graphic-properties draw:fill="none"/>
      <style:paragraph-properties fo:margin-left="1.3cm" fo:margin-right="0cm" fo:text-align="start" style:justify-single-word="false" fo:text-indent="0cm" style:auto-text-indent="false" style:page-number="auto" fo:background-color="transparent"/>
      <style:text-properties style:font-name="FreeMono" fo:font-size="8pt" fo:font-weight="bold" officeooo:rsid="035847fb" officeooo:paragraph-rsid="0424c9ac" style:font-size-asian="8pt" style:font-weight-asian="bold" style:font-size-complex="8pt" style:font-weight-complex="bold"/>
    </style:style>
    <style:style style:name="P663" style:family="paragraph" style:parent-style-name="Standard">
      <loext:graphic-properties draw:fill="none"/>
      <style:paragraph-properties fo:margin-left="2.499cm" fo:margin-right="0cm" fo:text-align="start" style:justify-single-word="false" fo:text-indent="0cm" style:auto-text-indent="false" fo:background-color="transparent"/>
      <style:text-properties style:font-name="FreeMono" fo:font-size="8pt" fo:font-weight="bold" officeooo:rsid="035847fb" officeooo:paragraph-rsid="0424c9ac" style:font-size-asian="8pt" style:font-weight-asian="bold" style:font-size-complex="8pt" style:font-weight-complex="bold"/>
    </style:style>
    <style:style style:name="P664" style:family="paragraph" style:parent-style-name="Standard">
      <style:paragraph-properties fo:text-align="start" style:justify-single-word="false"/>
      <style:text-properties style:font-name="FreeMono" fo:font-size="8pt" fo:font-weight="bold" officeooo:rsid="0366a689" officeooo:paragraph-rsid="0366a689" style:font-size-asian="8pt" style:font-weight-asian="bold" style:font-size-complex="8pt" style:font-weight-complex="bold"/>
    </style:style>
    <style:style style:name="P665" style:family="paragraph" style:parent-style-name="Standard">
      <style:paragraph-properties fo:text-align="start" style:justify-single-word="false"/>
      <style:text-properties style:font-name="FreeMono" fo:font-size="8pt" fo:font-weight="bold" officeooo:rsid="0366a689" officeooo:paragraph-rsid="03673af2" style:font-size-asian="8pt" style:font-weight-asian="bold" style:font-size-complex="8pt" style:font-weight-complex="bold"/>
    </style:style>
    <style:style style:name="P666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bold" officeooo:rsid="0366a689" officeooo:paragraph-rsid="0366a689" style:font-size-asian="8pt" style:font-weight-asian="bold" style:font-size-complex="8pt" style:font-weight-complex="bold"/>
    </style:style>
    <style:style style:name="P667" style:family="paragraph" style:parent-style-name="Standard">
      <loext:graphic-properties draw:fill="none"/>
      <style:paragraph-properties fo:margin-left="1.3cm" fo:margin-right="0cm" fo:text-align="start" style:justify-single-word="false" fo:text-indent="0cm" style:auto-text-indent="false" fo:background-color="transparent"/>
      <style:text-properties style:font-name="FreeMono" fo:font-size="8pt" fo:font-weight="bold" officeooo:rsid="03590271" officeooo:paragraph-rsid="03590271" style:font-size-asian="8pt" style:font-weight-asian="bold" style:font-size-complex="8pt" style:font-weight-complex="bold"/>
    </style:style>
    <style:style style:name="P668" style:family="paragraph" style:parent-style-name="Standard">
      <loext:graphic-properties draw:fill="none"/>
      <style:paragraph-properties fo:margin-left="1.3cm" fo:margin-right="0cm" fo:text-align="start" style:justify-single-word="false" fo:text-indent="0cm" style:auto-text-indent="false" fo:background-color="transparent"/>
      <style:text-properties style:font-name="FreeMono" fo:font-size="8pt" fo:font-weight="bold" officeooo:rsid="03590271" officeooo:paragraph-rsid="0424c9ac" style:font-size-asian="8pt" style:font-weight-asian="bold" style:font-size-complex="8pt" style:font-weight-complex="bold"/>
    </style:style>
    <style:style style:name="P669" style:family="paragraph" style:parent-style-name="Standard">
      <style:paragraph-properties fo:text-align="start" style:justify-single-word="false"/>
      <style:text-properties style:font-name="FreeMono" fo:font-size="8pt" fo:font-weight="bold" officeooo:rsid="000a2f6d" officeooo:paragraph-rsid="03cfc94d" style:font-size-asian="8pt" style:font-weight-asian="bold" style:font-size-complex="8pt" style:font-weight-complex="bold"/>
    </style:style>
    <style:style style:name="P670" style:family="paragraph" style:parent-style-name="Standard">
      <style:paragraph-properties fo:text-align="start" style:justify-single-word="false"/>
      <style:text-properties style:font-name="FreeMono" fo:font-size="8pt" fo:font-weight="bold" officeooo:rsid="005127b5" officeooo:paragraph-rsid="005127b5" style:font-size-asian="8pt" style:font-weight-asian="bold" style:font-size-complex="8pt" style:font-weight-complex="bold"/>
    </style:style>
    <style:style style:name="P671" style:family="paragraph" style:parent-style-name="Standard">
      <style:paragraph-properties fo:text-align="start" style:justify-single-word="false"/>
      <style:text-properties style:font-name="FreeMono" fo:font-size="8pt" fo:font-weight="bold" officeooo:rsid="005127b5" officeooo:paragraph-rsid="0413056d" style:font-size-asian="8pt" style:font-weight-asian="bold" style:font-size-complex="8pt" style:font-weight-complex="bold"/>
    </style:style>
    <style:style style:name="P672" style:family="paragraph" style:parent-style-name="Standard">
      <style:paragraph-properties fo:text-align="start" style:justify-single-word="false"/>
      <style:text-properties style:font-name="FreeMono" fo:font-size="8pt" fo:font-weight="bold" officeooo:rsid="005127b5" officeooo:paragraph-rsid="041812ba" style:font-size-asian="8pt" style:font-weight-asian="bold" style:font-size-complex="8pt" style:font-weight-complex="bold"/>
    </style:style>
    <style:style style:name="P673" style:family="paragraph" style:parent-style-name="Standard">
      <style:paragraph-properties fo:text-align="start" style:justify-single-word="false"/>
      <style:text-properties style:font-name="FreeMono" fo:font-size="8pt" fo:font-weight="bold" officeooo:rsid="005127b5" officeooo:paragraph-rsid="041cd9ea" style:font-size-asian="8pt" style:font-weight-asian="bold" style:font-size-complex="8pt" style:font-weight-complex="bold"/>
    </style:style>
    <style:style style:name="P674" style:family="paragraph" style:parent-style-name="Standard">
      <loext:graphic-properties draw:fill="none"/>
      <style:paragraph-properties fo:margin-left="1.3cm" fo:margin-right="0cm" fo:text-align="start" style:justify-single-word="false" fo:text-indent="0cm" style:auto-text-indent="false" fo:background-color="transparent"/>
      <style:text-properties style:font-name="FreeMono" fo:font-size="8pt" fo:font-weight="bold" officeooo:rsid="0424c9ac" officeooo:paragraph-rsid="0424c9ac" style:font-size-asian="8pt" style:font-weight-asian="bold" style:font-size-complex="8pt" style:font-weight-complex="bold"/>
    </style:style>
    <style:style style:name="P675" style:family="paragraph" style:parent-style-name="Standard">
      <style:paragraph-properties fo:text-align="start" style:justify-single-word="false"/>
      <style:text-properties style:font-name="FreeMono" fo:font-size="8pt" fo:font-weight="normal" officeooo:rsid="000d9978" officeooo:paragraph-rsid="000d3298" style:font-size-asian="8pt" style:font-weight-asian="normal" style:font-size-complex="8pt" style:font-weight-complex="normal"/>
    </style:style>
    <style:style style:name="P676" style:family="paragraph" style:parent-style-name="Standard">
      <style:paragraph-properties fo:text-align="start" style:justify-single-word="false"/>
      <style:text-properties style:font-name="FreeMono" fo:font-size="8pt" fo:font-weight="normal" officeooo:rsid="000d9978" officeooo:paragraph-rsid="03cfc94d" style:font-size-asian="8pt" style:font-weight-asian="normal" style:font-size-complex="8pt" style:font-weight-complex="normal"/>
    </style:style>
    <style:style style:name="P677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04883cb" style:font-size-asian="8pt" style:font-weight-asian="normal" style:font-size-complex="8pt" style:font-weight-complex="normal"/>
    </style:style>
    <style:style style:name="P678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05127b5" style:font-size-asian="8pt" style:font-weight-asian="normal" style:font-size-complex="8pt" style:font-weight-complex="normal"/>
    </style:style>
    <style:style style:name="P679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0562773" style:font-size-asian="8pt" style:font-weight-asian="normal" style:font-size-complex="8pt" style:font-weight-complex="normal"/>
    </style:style>
    <style:style style:name="P680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052f8a0" style:font-size-asian="8pt" style:font-weight-asian="normal" style:font-size-complex="8pt" style:font-weight-complex="normal"/>
    </style:style>
    <style:style style:name="P681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0663a0b" style:font-size-asian="8pt" style:font-weight-asian="normal" style:font-size-complex="8pt" style:font-weight-complex="normal"/>
    </style:style>
    <style:style style:name="P682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07edad1" style:font-size-asian="8pt" style:font-weight-asian="normal" style:font-size-complex="8pt" style:font-weight-complex="normal"/>
    </style:style>
    <style:style style:name="P683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0773236" style:font-size-asian="8pt" style:font-weight-asian="normal" style:font-size-complex="8pt" style:font-weight-complex="normal"/>
    </style:style>
    <style:style style:name="P684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0773236" style:font-size-asian="8pt" style:font-weight-asian="normal" style:font-size-complex="8pt" style:font-weight-complex="normal"/>
    </style:style>
    <style:style style:name="P685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93c9a0" style:font-size-asian="8pt" style:font-weight-asian="normal" style:font-size-complex="8pt" style:font-weight-complex="normal"/>
    </style:style>
    <style:style style:name="P686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ac1b43" style:font-size-asian="8pt" style:font-weight-asian="normal" style:font-size-complex="8pt" style:font-weight-complex="normal"/>
    </style:style>
    <style:style style:name="P687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ae3762" style:font-size-asian="8pt" style:font-weight-asian="normal" style:font-size-complex="8pt" style:font-weight-complex="normal"/>
    </style:style>
    <style:style style:name="P688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b02b86" style:font-size-asian="8pt" style:font-weight-asian="normal" style:font-size-complex="8pt" style:font-weight-complex="normal"/>
    </style:style>
    <style:style style:name="P689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b19ed6" style:font-size-asian="8pt" style:font-weight-asian="normal" style:font-size-complex="8pt" style:font-weight-complex="normal"/>
    </style:style>
    <style:style style:name="P690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b2a21e" style:font-size-asian="8pt" style:font-weight-asian="normal" style:font-size-complex="8pt" style:font-weight-complex="normal"/>
    </style:style>
    <style:style style:name="P691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b395d9" style:font-size-asian="8pt" style:font-weight-asian="normal" style:font-size-complex="8pt" style:font-weight-complex="normal"/>
    </style:style>
    <style:style style:name="P692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b57378" style:font-size-asian="8pt" style:font-weight-asian="normal" style:font-size-complex="8pt" style:font-weight-complex="normal"/>
    </style:style>
    <style:style style:name="P693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b58018" style:font-size-asian="8pt" style:font-weight-asian="normal" style:font-size-complex="8pt" style:font-weight-complex="normal"/>
    </style:style>
    <style:style style:name="P694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b66134" style:font-size-asian="8pt" style:font-weight-asian="normal" style:font-size-complex="8pt" style:font-weight-complex="normal"/>
    </style:style>
    <style:style style:name="P695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b6ba13" style:font-size-asian="8pt" style:font-weight-asian="normal" style:font-size-complex="8pt" style:font-weight-complex="normal"/>
    </style:style>
    <style:style style:name="P696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b8233c" style:font-size-asian="8pt" style:font-weight-asian="normal" style:font-size-complex="8pt" style:font-weight-complex="normal"/>
    </style:style>
    <style:style style:name="P697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b9a955" style:font-size-asian="8pt" style:font-weight-asian="normal" style:font-size-complex="8pt" style:font-weight-complex="normal"/>
    </style:style>
    <style:style style:name="P698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bccab1" style:font-size-asian="8pt" style:font-weight-asian="normal" style:font-size-complex="8pt" style:font-weight-complex="normal"/>
    </style:style>
    <style:style style:name="P699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bd751f" style:font-size-asian="8pt" style:font-weight-asian="normal" style:font-size-complex="8pt" style:font-weight-complex="normal"/>
    </style:style>
    <style:style style:name="P700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bf6556" style:font-size-asian="8pt" style:font-weight-asian="normal" style:font-size-complex="8pt" style:font-weight-complex="normal"/>
    </style:style>
    <style:style style:name="P701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c07a09" style:font-size-asian="8pt" style:font-weight-asian="normal" style:font-size-complex="8pt" style:font-weight-complex="normal"/>
    </style:style>
    <style:style style:name="P702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c2780f" style:font-size-asian="8pt" style:font-weight-asian="normal" style:font-size-complex="8pt" style:font-weight-complex="normal"/>
    </style:style>
    <style:style style:name="P703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c33a7f" style:font-size-asian="8pt" style:font-weight-asian="normal" style:font-size-complex="8pt" style:font-weight-complex="normal"/>
    </style:style>
    <style:style style:name="P704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c4a25e" style:font-size-asian="8pt" style:font-weight-asian="normal" style:font-size-complex="8pt" style:font-weight-complex="normal"/>
    </style:style>
    <style:style style:name="P705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c68bcb" style:font-size-asian="8pt" style:font-weight-asian="normal" style:font-size-complex="8pt" style:font-weight-complex="normal"/>
    </style:style>
    <style:style style:name="P706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c7b612" style:font-size-asian="8pt" style:font-weight-asian="normal" style:font-size-complex="8pt" style:font-weight-complex="normal"/>
    </style:style>
    <style:style style:name="P707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c7e660" style:font-size-asian="8pt" style:font-weight-asian="normal" style:font-size-complex="8pt" style:font-weight-complex="normal"/>
    </style:style>
    <style:style style:name="P708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c8af79" style:font-size-asian="8pt" style:font-weight-asian="normal" style:font-size-complex="8pt" style:font-weight-complex="normal"/>
    </style:style>
    <style:style style:name="P709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c8b335" style:font-size-asian="8pt" style:font-weight-asian="normal" style:font-size-complex="8pt" style:font-weight-complex="normal"/>
    </style:style>
    <style:style style:name="P710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ca6ce6" style:font-size-asian="8pt" style:font-weight-asian="normal" style:font-size-complex="8pt" style:font-weight-complex="normal"/>
    </style:style>
    <style:style style:name="P711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cb9bcd" style:font-size-asian="8pt" style:font-weight-asian="normal" style:font-size-complex="8pt" style:font-weight-complex="normal"/>
    </style:style>
    <style:style style:name="P712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cc3773" style:font-size-asian="8pt" style:font-weight-asian="normal" style:font-size-complex="8pt" style:font-weight-complex="normal"/>
    </style:style>
    <style:style style:name="P713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cce0a7" style:font-size-asian="8pt" style:font-weight-asian="normal" style:font-size-complex="8pt" style:font-weight-complex="normal"/>
    </style:style>
    <style:style style:name="P714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cdda94" style:font-size-asian="8pt" style:font-weight-asian="normal" style:font-size-complex="8pt" style:font-weight-complex="normal"/>
    </style:style>
    <style:style style:name="P715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ceeffe" style:font-size-asian="8pt" style:font-weight-asian="normal" style:font-size-complex="8pt" style:font-weight-complex="normal"/>
    </style:style>
    <style:style style:name="P716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cb305d" style:font-size-asian="8pt" style:font-weight-asian="normal" style:font-size-complex="8pt" style:font-weight-complex="normal"/>
    </style:style>
    <style:style style:name="P717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da2788" style:font-size-asian="8pt" style:font-weight-asian="normal" style:font-size-complex="8pt" style:font-weight-complex="normal"/>
    </style:style>
    <style:style style:name="P718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db51ea" style:font-size-asian="8pt" style:font-weight-asian="normal" style:font-size-complex="8pt" style:font-weight-complex="normal"/>
    </style:style>
    <style:style style:name="P719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dc232c" style:font-size-asian="8pt" style:font-weight-asian="normal" style:font-size-complex="8pt" style:font-weight-complex="normal"/>
    </style:style>
    <style:style style:name="P720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de0ecd" style:font-size-asian="8pt" style:font-weight-asian="normal" style:font-size-complex="8pt" style:font-weight-complex="normal"/>
    </style:style>
    <style:style style:name="P721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de4897" style:font-size-asian="8pt" style:font-weight-asian="normal" style:font-size-complex="8pt" style:font-weight-complex="normal"/>
    </style:style>
    <style:style style:name="P722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dfd4bc" style:font-size-asian="8pt" style:font-weight-asian="normal" style:font-size-complex="8pt" style:font-weight-complex="normal"/>
    </style:style>
    <style:style style:name="P723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e06d9e" style:font-size-asian="8pt" style:font-weight-asian="normal" style:font-size-complex="8pt" style:font-weight-complex="normal"/>
    </style:style>
    <style:style style:name="P724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e0de3c" style:font-size-asian="8pt" style:font-weight-asian="normal" style:font-size-complex="8pt" style:font-weight-complex="normal"/>
    </style:style>
    <style:style style:name="P725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e2f6db" style:font-size-asian="8pt" style:font-weight-asian="normal" style:font-size-complex="8pt" style:font-weight-complex="normal"/>
    </style:style>
    <style:style style:name="P726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e5a1f4" style:font-size-asian="8pt" style:font-weight-asian="normal" style:font-size-complex="8pt" style:font-weight-complex="normal"/>
    </style:style>
    <style:style style:name="P727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e3bd7b" style:font-size-asian="8pt" style:font-weight-asian="normal" style:font-size-complex="8pt" style:font-weight-complex="normal"/>
    </style:style>
    <style:style style:name="P728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e70c29" style:font-size-asian="8pt" style:font-weight-asian="normal" style:font-size-complex="8pt" style:font-weight-complex="normal"/>
    </style:style>
    <style:style style:name="P729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e74210" style:font-size-asian="8pt" style:font-weight-asian="normal" style:font-size-complex="8pt" style:font-weight-complex="normal"/>
    </style:style>
    <style:style style:name="P730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f2dfc8" style:font-size-asian="8pt" style:font-weight-asian="normal" style:font-size-complex="8pt" style:font-weight-complex="normal"/>
    </style:style>
    <style:style style:name="P731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f47c12" style:font-size-asian="8pt" style:font-weight-asian="normal" style:font-size-complex="8pt" style:font-weight-complex="normal"/>
    </style:style>
    <style:style style:name="P732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f5651c" style:font-size-asian="8pt" style:font-weight-asian="normal" style:font-size-complex="8pt" style:font-weight-complex="normal"/>
    </style:style>
    <style:style style:name="P733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f61c23" style:font-size-asian="8pt" style:font-weight-asian="normal" style:font-size-complex="8pt" style:font-weight-complex="normal"/>
    </style:style>
    <style:style style:name="P734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f6809b" style:font-size-asian="8pt" style:font-weight-asian="normal" style:font-size-complex="8pt" style:font-weight-complex="normal"/>
    </style:style>
    <style:style style:name="P735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f93c29" style:font-size-asian="8pt" style:font-weight-asian="normal" style:font-size-complex="8pt" style:font-weight-complex="normal"/>
    </style:style>
    <style:style style:name="P736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fb306f" style:font-size-asian="8pt" style:font-weight-asian="normal" style:font-size-complex="8pt" style:font-weight-complex="normal"/>
    </style:style>
    <style:style style:name="P737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fcb6f4" style:font-size-asian="8pt" style:font-weight-asian="normal" style:font-size-complex="8pt" style:font-weight-complex="normal"/>
    </style:style>
    <style:style style:name="P738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fd3f91" style:font-size-asian="8pt" style:font-weight-asian="normal" style:font-size-complex="8pt" style:font-weight-complex="normal"/>
    </style:style>
    <style:style style:name="P739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fd4026" style:font-size-asian="8pt" style:font-weight-asian="normal" style:font-size-complex="8pt" style:font-weight-complex="normal"/>
    </style:style>
    <style:style style:name="P740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ff2699" style:font-size-asian="8pt" style:font-weight-asian="normal" style:font-size-complex="8pt" style:font-weight-complex="normal"/>
    </style:style>
    <style:style style:name="P741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c0144f" style:font-size-asian="8pt" style:font-weight-asian="normal" style:font-size-complex="8pt" style:font-weight-complex="normal"/>
    </style:style>
    <style:style style:name="P742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3bb8baa" style:font-size-asian="8pt" style:font-weight-asian="normal" style:font-size-complex="8pt" style:font-weight-complex="normal"/>
    </style:style>
    <style:style style:name="P743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3c00025" style:font-size-asian="8pt" style:font-weight-asian="normal" style:font-size-complex="8pt" style:font-weight-complex="normal"/>
    </style:style>
    <style:style style:name="P744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3c0a7ea" style:font-size-asian="8pt" style:font-weight-asian="normal" style:font-size-complex="8pt" style:font-weight-complex="normal"/>
    </style:style>
    <style:style style:name="P745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3c0c7a7" style:font-size-asian="8pt" style:font-weight-asian="normal" style:font-size-complex="8pt" style:font-weight-complex="normal"/>
    </style:style>
    <style:style style:name="P746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3c26c6a" style:font-size-asian="8pt" style:font-weight-asian="normal" style:font-size-complex="8pt" style:font-weight-complex="normal"/>
    </style:style>
    <style:style style:name="P747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3c7f8d2" style:font-size-asian="8pt" style:font-weight-asian="normal" style:font-size-complex="8pt" style:font-weight-complex="normal"/>
    </style:style>
    <style:style style:name="P748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3c92973" style:font-size-asian="8pt" style:font-weight-asian="normal" style:font-size-complex="8pt" style:font-weight-complex="normal"/>
    </style:style>
    <style:style style:name="P749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3cb2edf" style:font-size-asian="8pt" style:font-weight-asian="normal" style:font-size-complex="8pt" style:font-weight-complex="normal"/>
    </style:style>
    <style:style style:name="P750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3cd410f" style:font-size-asian="8pt" style:font-weight-asian="normal" style:font-size-complex="8pt" style:font-weight-complex="normal"/>
    </style:style>
    <style:style style:name="P751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3cec075" style:font-size-asian="8pt" style:font-weight-asian="normal" style:font-size-complex="8pt" style:font-weight-complex="normal"/>
    </style:style>
    <style:style style:name="P752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3f4a098" style:font-size-asian="8pt" style:font-weight-asian="normal" style:font-size-complex="8pt" style:font-weight-complex="normal"/>
    </style:style>
    <style:style style:name="P753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420872f" style:font-size-asian="8pt" style:font-weight-asian="normal" style:font-size-complex="8pt" style:font-weight-complex="normal"/>
    </style:style>
    <style:style style:name="P754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4298e48" style:font-size-asian="8pt" style:font-weight-asian="normal" style:font-size-complex="8pt" style:font-weight-complex="normal"/>
    </style:style>
    <style:style style:name="P755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99ff37" style:font-size-asian="8pt" style:font-weight-asian="normal" style:font-size-complex="8pt" style:font-weight-complex="normal"/>
    </style:style>
    <style:style style:name="P756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4572b04" style:font-size-asian="8pt" style:font-weight-asian="normal" style:font-size-complex="8pt" style:font-weight-complex="normal"/>
    </style:style>
    <style:style style:name="P757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0787587" style:font-size-asian="8pt" style:font-weight-asian="normal" style:font-size-complex="8pt" style:font-weight-complex="normal"/>
    </style:style>
    <style:style style:name="P758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07b7bff" style:font-size-asian="8pt" style:font-weight-asian="normal" style:font-size-complex="8pt" style:font-weight-complex="normal"/>
    </style:style>
    <style:style style:name="P759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08583f0" style:font-size-asian="8pt" style:font-weight-asian="normal" style:font-size-complex="8pt" style:font-weight-complex="normal"/>
    </style:style>
    <style:style style:name="P760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085f166" style:font-size-asian="8pt" style:font-weight-asian="normal" style:font-size-complex="8pt" style:font-weight-complex="normal"/>
    </style:style>
    <style:style style:name="P761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08771a0" style:font-size-asian="8pt" style:font-weight-asian="normal" style:font-size-complex="8pt" style:font-weight-complex="normal"/>
    </style:style>
    <style:style style:name="P762" style:family="paragraph" style:parent-style-name="Standard">
      <style:paragraph-properties fo:text-align="start" style:justify-single-word="false">
        <style:tab-stops>
          <style:tab-stop style:position="0.801cm"/>
        </style:tab-stops>
      </style:paragraph-properties>
      <style:text-properties style:font-name="FreeMono" fo:font-size="8pt" fo:font-weight="normal" officeooo:rsid="004883cb" officeooo:paragraph-rsid="008771a0" style:font-size-asian="8pt" style:font-weight-asian="normal" style:font-size-complex="8pt" style:font-weight-complex="normal"/>
    </style:style>
    <style:style style:name="P763" style:family="paragraph" style:parent-style-name="Standard">
      <style:paragraph-properties fo:text-align="start" style:justify-single-word="false">
        <style:tab-stops>
          <style:tab-stop style:position="0.801cm"/>
        </style:tab-stops>
      </style:paragraph-properties>
      <style:text-properties style:font-name="FreeMono" fo:font-size="8pt" fo:font-weight="normal" officeooo:rsid="004883cb" officeooo:paragraph-rsid="008ce2cd" style:font-size-asian="8pt" style:font-weight-asian="normal" style:font-size-complex="8pt" style:font-weight-complex="normal"/>
    </style:style>
    <style:style style:name="P764" style:family="paragraph" style:parent-style-name="Standard">
      <style:paragraph-properties fo:text-align="start" style:justify-single-word="false">
        <style:tab-stops>
          <style:tab-stop style:position="0.504cm"/>
        </style:tab-stops>
      </style:paragraph-properties>
      <style:text-properties style:font-name="FreeMono" fo:font-size="8pt" fo:font-weight="normal" officeooo:rsid="004883cb" officeooo:paragraph-rsid="007edad1" style:font-size-asian="8pt" style:font-weight-asian="normal" style:font-size-complex="8pt" style:font-weight-complex="normal"/>
    </style:style>
    <style:style style:name="P765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08fb542" style:font-size-asian="8pt" style:font-weight-asian="normal" style:font-size-complex="8pt" style:font-weight-complex="normal"/>
    </style:style>
    <style:style style:name="P766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0a83d6c" style:font-size-asian="8pt" style:font-weight-asian="normal" style:font-size-complex="8pt" style:font-weight-complex="normal"/>
    </style:style>
    <style:style style:name="P767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0a878f7" style:font-size-asian="8pt" style:font-weight-asian="normal" style:font-size-complex="8pt" style:font-weight-complex="normal"/>
    </style:style>
    <style:style style:name="P768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0ab02d1" style:font-size-asian="8pt" style:font-weight-asian="normal" style:font-size-complex="8pt" style:font-weight-complex="normal"/>
    </style:style>
    <style:style style:name="P769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0b16fdf" style:font-size-asian="8pt" style:font-weight-asian="normal" style:font-size-complex="8pt" style:font-weight-complex="normal"/>
    </style:style>
    <style:style style:name="P770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0d2fbf2" style:font-size-asian="8pt" style:font-weight-asian="normal" style:font-size-complex="8pt" style:font-weight-complex="normal"/>
    </style:style>
    <style:style style:name="P771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0d49ae1" style:font-size-asian="8pt" style:font-weight-asian="normal" style:font-size-complex="8pt" style:font-weight-complex="normal"/>
    </style:style>
    <style:style style:name="P772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0dbe830" style:font-size-asian="8pt" style:font-weight-asian="normal" style:font-size-complex="8pt" style:font-weight-complex="normal"/>
    </style:style>
    <style:style style:name="P773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0dcf38d" style:font-size-asian="8pt" style:font-weight-asian="normal" style:font-size-complex="8pt" style:font-weight-complex="normal"/>
    </style:style>
    <style:style style:name="P774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0df1668" style:font-size-asian="8pt" style:font-weight-asian="normal" style:font-size-complex="8pt" style:font-weight-complex="normal"/>
    </style:style>
    <style:style style:name="P775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0e202df" style:font-size-asian="8pt" style:font-weight-asian="normal" style:font-size-complex="8pt" style:font-weight-complex="normal"/>
    </style:style>
    <style:style style:name="P776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0e457b5" style:font-size-asian="8pt" style:font-weight-asian="normal" style:font-size-complex="8pt" style:font-weight-complex="normal"/>
    </style:style>
    <style:style style:name="P777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0e4b1c2" style:font-size-asian="8pt" style:font-weight-asian="normal" style:font-size-complex="8pt" style:font-weight-complex="normal"/>
    </style:style>
    <style:style style:name="P778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0e9fe53" style:font-size-asian="8pt" style:font-weight-asian="normal" style:font-size-complex="8pt" style:font-weight-complex="normal"/>
    </style:style>
    <style:style style:name="P779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0eefe2d" style:font-size-asian="8pt" style:font-weight-asian="normal" style:font-size-complex="8pt" style:font-weight-complex="normal"/>
    </style:style>
    <style:style style:name="P780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0ea2690" style:font-size-asian="8pt" style:font-weight-asian="normal" style:font-size-complex="8pt" style:font-weight-complex="normal"/>
    </style:style>
    <style:style style:name="P781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0ebd469" style:font-size-asian="8pt" style:font-weight-asian="normal" style:font-size-complex="8pt" style:font-weight-complex="normal"/>
    </style:style>
    <style:style style:name="P782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0ec35af" style:font-size-asian="8pt" style:font-weight-asian="normal" style:font-size-complex="8pt" style:font-weight-complex="normal"/>
    </style:style>
    <style:style style:name="P783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0ef0ca6" style:font-size-asian="8pt" style:font-weight-asian="normal" style:font-size-complex="8pt" style:font-weight-complex="normal"/>
    </style:style>
    <style:style style:name="P784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0f01f9f" style:font-size-asian="8pt" style:font-weight-asian="normal" style:font-size-complex="8pt" style:font-weight-complex="normal"/>
    </style:style>
    <style:style style:name="P785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0f13286" style:font-size-asian="8pt" style:font-weight-asian="normal" style:font-size-complex="8pt" style:font-weight-complex="normal"/>
    </style:style>
    <style:style style:name="P786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0f184bb" style:font-size-asian="8pt" style:font-weight-asian="normal" style:font-size-complex="8pt" style:font-weight-complex="normal"/>
    </style:style>
    <style:style style:name="P787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0f4217f" style:font-size-asian="8pt" style:font-weight-asian="normal" style:font-size-complex="8pt" style:font-weight-complex="normal"/>
    </style:style>
    <style:style style:name="P788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0f60dfd" style:font-size-asian="8pt" style:font-weight-asian="normal" style:font-size-complex="8pt" style:font-weight-complex="normal"/>
    </style:style>
    <style:style style:name="P789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1072e96" style:font-size-asian="8pt" style:font-weight-asian="normal" style:font-size-complex="8pt" style:font-weight-complex="normal"/>
    </style:style>
    <style:style style:name="P790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1112af4" style:font-size-asian="8pt" style:font-weight-asian="normal" style:font-size-complex="8pt" style:font-weight-complex="normal"/>
    </style:style>
    <style:style style:name="P791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18a7368" style:font-size-asian="8pt" style:font-weight-asian="normal" style:font-size-complex="8pt" style:font-weight-complex="normal"/>
    </style:style>
    <style:style style:name="P792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1a47c6e" style:font-size-asian="8pt" style:font-weight-asian="normal" style:font-size-complex="8pt" style:font-weight-complex="normal"/>
    </style:style>
    <style:style style:name="P793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1a090e7" style:font-size-asian="8pt" style:font-weight-asian="normal" style:font-size-complex="8pt" style:font-weight-complex="normal"/>
    </style:style>
    <style:style style:name="P794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1a717f0" style:font-size-asian="8pt" style:font-weight-asian="normal" style:font-size-complex="8pt" style:font-weight-complex="normal"/>
    </style:style>
    <style:style style:name="P795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1aaf4c1" style:font-size-asian="8pt" style:font-weight-asian="normal" style:font-size-complex="8pt" style:font-weight-complex="normal"/>
    </style:style>
    <style:style style:name="P796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1abd04a" style:font-size-asian="8pt" style:font-weight-asian="normal" style:font-size-complex="8pt" style:font-weight-complex="normal"/>
    </style:style>
    <style:style style:name="P797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1ac712d" style:font-size-asian="8pt" style:font-weight-asian="normal" style:font-size-complex="8pt" style:font-weight-complex="normal"/>
    </style:style>
    <style:style style:name="P798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1ae4464" style:font-size-asian="8pt" style:font-weight-asian="normal" style:font-size-complex="8pt" style:font-weight-complex="normal"/>
    </style:style>
    <style:style style:name="P799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1b0eb94" style:font-size-asian="8pt" style:font-weight-asian="normal" style:font-size-complex="8pt" style:font-weight-complex="normal"/>
    </style:style>
    <style:style style:name="P800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1b13b77" style:font-size-asian="8pt" style:font-weight-asian="normal" style:font-size-complex="8pt" style:font-weight-complex="normal"/>
    </style:style>
    <style:style style:name="P801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1b57480" style:font-size-asian="8pt" style:font-weight-asian="normal" style:font-size-complex="8pt" style:font-weight-complex="normal"/>
    </style:style>
    <style:style style:name="P802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1c9e313" style:font-size-asian="8pt" style:font-weight-asian="normal" style:font-size-complex="8pt" style:font-weight-complex="normal"/>
    </style:style>
    <style:style style:name="P803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1c2deb0" style:font-size-asian="8pt" style:font-weight-asian="normal" style:font-size-complex="8pt" style:font-weight-complex="normal"/>
    </style:style>
    <style:style style:name="P804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20f3370" style:font-size-asian="8pt" style:font-weight-asian="normal" style:font-size-complex="8pt" style:font-weight-complex="normal"/>
    </style:style>
    <style:style style:name="P805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214572a" style:font-size-asian="8pt" style:font-weight-asian="normal" style:font-size-complex="8pt" style:font-weight-complex="normal"/>
    </style:style>
    <style:style style:name="P806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22e8a5e" style:font-size-asian="8pt" style:font-weight-asian="normal" style:font-size-complex="8pt" style:font-weight-complex="normal"/>
    </style:style>
    <style:style style:name="P807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23bc2a7" style:font-size-asian="8pt" style:font-weight-asian="normal" style:font-size-complex="8pt" style:font-weight-complex="normal"/>
    </style:style>
    <style:style style:name="P808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25d5ca0" style:font-size-asian="8pt" style:font-weight-asian="normal" style:font-size-complex="8pt" style:font-weight-complex="normal"/>
    </style:style>
    <style:style style:name="P809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27e2afc" style:font-size-asian="8pt" style:font-weight-asian="normal" style:font-size-complex="8pt" style:font-weight-complex="normal"/>
    </style:style>
    <style:style style:name="P810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286a3c1" style:font-size-asian="8pt" style:font-weight-asian="normal" style:font-size-complex="8pt" style:font-weight-complex="normal"/>
    </style:style>
    <style:style style:name="P811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28ff6d1" style:font-size-asian="8pt" style:font-weight-asian="normal" style:font-size-complex="8pt" style:font-weight-complex="normal"/>
    </style:style>
    <style:style style:name="P812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2923dac" style:font-size-asian="8pt" style:font-weight-asian="normal" style:font-size-complex="8pt" style:font-weight-complex="normal"/>
    </style:style>
    <style:style style:name="P813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299ff37" style:font-size-asian="8pt" style:font-weight-asian="normal" style:font-size-complex="8pt" style:font-weight-complex="normal"/>
    </style:style>
    <style:style style:name="P814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2895fbe" style:font-size-asian="8pt" style:font-weight-asian="normal" style:font-size-complex="8pt" style:font-weight-complex="normal"/>
    </style:style>
    <style:style style:name="P815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28b43a0" style:font-size-asian="8pt" style:font-weight-asian="normal" style:font-size-complex="8pt" style:font-weight-complex="normal"/>
    </style:style>
    <style:style style:name="P816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28e0db9" style:font-size-asian="8pt" style:font-weight-asian="normal" style:font-size-complex="8pt" style:font-weight-complex="normal"/>
    </style:style>
    <style:style style:name="P817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29ee24c" style:font-size-asian="8pt" style:font-weight-asian="normal" style:font-size-complex="8pt" style:font-weight-complex="normal"/>
    </style:style>
    <style:style style:name="P818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2a3dce2" style:font-size-asian="8pt" style:font-weight-asian="normal" style:font-size-complex="8pt" style:font-weight-complex="normal"/>
    </style:style>
    <style:style style:name="P819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2a64e7c" style:font-size-asian="8pt" style:font-weight-asian="normal" style:font-size-complex="8pt" style:font-weight-complex="normal"/>
    </style:style>
    <style:style style:name="P820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2a80c30" style:font-size-asian="8pt" style:font-weight-asian="normal" style:font-size-complex="8pt" style:font-weight-complex="normal"/>
    </style:style>
    <style:style style:name="P821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2ac1b43" style:font-size-asian="8pt" style:font-weight-asian="normal" style:font-size-complex="8pt" style:font-weight-complex="normal"/>
    </style:style>
    <style:style style:name="P822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2addcf2" style:font-size-asian="8pt" style:font-weight-asian="normal" style:font-size-complex="8pt" style:font-weight-complex="normal"/>
    </style:style>
    <style:style style:name="P823" style:family="paragraph" style:parent-style-name="Standard">
      <style:paragraph-properties fo:text-align="start" style:justify-single-word="false">
        <style:tab-stops>
          <style:tab-stop style:position="1.097cm"/>
        </style:tab-stops>
      </style:paragraph-properties>
      <style:text-properties style:font-name="FreeMono" fo:font-size="8pt" fo:font-weight="normal" officeooo:rsid="004883cb" officeooo:paragraph-rsid="02b19ed6" style:font-size-asian="8pt" style:font-weight-asian="normal" style:font-size-complex="8pt" style:font-weight-complex="normal"/>
    </style:style>
    <style:style style:name="P824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2d51090" style:font-size-asian="8pt" style:font-weight-asian="normal" style:font-size-complex="8pt" style:font-weight-complex="normal"/>
    </style:style>
    <style:style style:name="P825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2d60378" style:font-size-asian="8pt" style:font-weight-asian="normal" style:font-size-complex="8pt" style:font-weight-complex="normal"/>
    </style:style>
    <style:style style:name="P826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2d903c7" style:font-size-asian="8pt" style:font-weight-asian="normal" style:font-size-complex="8pt" style:font-weight-complex="normal"/>
    </style:style>
    <style:style style:name="P827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2da2788" style:font-size-asian="8pt" style:font-weight-asian="normal" style:font-size-complex="8pt" style:font-weight-complex="normal"/>
    </style:style>
    <style:style style:name="P828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2d45090" style:font-size-asian="8pt" style:font-weight-asian="normal" style:font-size-complex="8pt" style:font-weight-complex="normal"/>
    </style:style>
    <style:style style:name="P829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2e70c29" style:font-size-asian="8pt" style:font-weight-asian="normal" style:font-size-complex="8pt" style:font-weight-complex="normal"/>
    </style:style>
    <style:style style:name="P830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2ec062b" style:font-size-asian="8pt" style:font-weight-asian="normal" style:font-size-complex="8pt" style:font-weight-complex="normal"/>
    </style:style>
    <style:style style:name="P831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2edb5fe" style:font-size-asian="8pt" style:font-weight-asian="normal" style:font-size-complex="8pt" style:font-weight-complex="normal"/>
    </style:style>
    <style:style style:name="P832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2efb10c" style:font-size-asian="8pt" style:font-weight-asian="normal" style:font-size-complex="8pt" style:font-weight-complex="normal"/>
    </style:style>
    <style:style style:name="P833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2f27e92" style:font-size-asian="8pt" style:font-weight-asian="normal" style:font-size-complex="8pt" style:font-weight-complex="normal"/>
    </style:style>
    <style:style style:name="P834" style:family="paragraph" style:parent-style-name="Standard">
      <style:paragraph-properties fo:text-align="start" style:justify-single-word="false">
        <style:tab-stops>
          <style:tab-stop style:position="0.593cm"/>
          <style:tab-stop style:position="0.993cm"/>
        </style:tab-stops>
      </style:paragraph-properties>
      <style:text-properties style:font-name="FreeMono" fo:font-size="8pt" fo:font-weight="normal" officeooo:rsid="004883cb" officeooo:paragraph-rsid="02f6809b" style:font-size-asian="8pt" style:font-weight-asian="normal" style:font-size-complex="8pt" style:font-weight-complex="normal"/>
    </style:style>
    <style:style style:name="P835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0c7f60e" style:font-size-asian="8pt" style:font-weight-asian="normal" style:font-size-complex="8pt" style:font-weight-complex="normal"/>
    </style:style>
    <style:style style:name="P836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0d71b8f" style:font-size-asian="8pt" style:font-weight-asian="normal" style:font-size-complex="8pt" style:font-weight-complex="normal"/>
    </style:style>
    <style:style style:name="P837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33886a3" style:font-size-asian="8pt" style:font-weight-asian="normal" style:font-size-complex="8pt" style:font-weight-complex="normal"/>
    </style:style>
    <style:style style:name="P838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339942f" style:font-size-asian="8pt" style:font-weight-asian="normal" style:font-size-complex="8pt" style:font-weight-complex="normal"/>
    </style:style>
    <style:style style:name="P839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33af6d7" style:font-size-asian="8pt" style:font-weight-asian="normal" style:font-size-complex="8pt" style:font-weight-complex="normal"/>
    </style:style>
    <style:style style:name="P840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33b3347" style:font-size-asian="8pt" style:font-weight-asian="normal" style:font-size-complex="8pt" style:font-weight-complex="normal"/>
    </style:style>
    <style:style style:name="P841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33c3e80" style:font-size-asian="8pt" style:font-weight-asian="normal" style:font-size-complex="8pt" style:font-weight-complex="normal"/>
    </style:style>
    <style:style style:name="P842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33c7c76" style:font-size-asian="8pt" style:font-weight-asian="normal" style:font-size-complex="8pt" style:font-weight-complex="normal"/>
    </style:style>
    <style:style style:name="P843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379f015" style:font-size-asian="8pt" style:font-weight-asian="normal" style:font-size-complex="8pt" style:font-weight-complex="normal"/>
    </style:style>
    <style:style style:name="P844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386bd03" style:font-size-asian="8pt" style:font-weight-asian="normal" style:font-size-complex="8pt" style:font-weight-complex="normal"/>
    </style:style>
    <style:style style:name="P845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3a3cac0" style:font-size-asian="8pt" style:font-weight-asian="normal" style:font-size-complex="8pt" style:font-weight-complex="normal"/>
    </style:style>
    <style:style style:name="P846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3b43c65" style:font-size-asian="8pt" style:font-weight-asian="normal" style:font-size-complex="8pt" style:font-weight-complex="normal"/>
    </style:style>
    <style:style style:name="P847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3b55fd7" style:font-size-asian="8pt" style:font-weight-asian="normal" style:font-size-complex="8pt" style:font-weight-complex="normal"/>
    </style:style>
    <style:style style:name="P848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3eccc8e" style:font-size-asian="8pt" style:font-weight-asian="normal" style:font-size-complex="8pt" style:font-weight-complex="normal"/>
    </style:style>
    <style:style style:name="P849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3f44553" style:font-size-asian="8pt" style:font-weight-asian="normal" style:font-size-complex="8pt" style:font-weight-complex="normal"/>
    </style:style>
    <style:style style:name="P850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3fc031e" style:font-size-asian="8pt" style:font-weight-asian="normal" style:font-size-complex="8pt" style:font-weight-complex="normal"/>
    </style:style>
    <style:style style:name="P851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3fc0bf2" style:font-size-asian="8pt" style:font-weight-asian="normal" style:font-size-complex="8pt" style:font-weight-complex="normal"/>
    </style:style>
    <style:style style:name="P852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4132621" style:font-size-asian="8pt" style:font-weight-asian="normal" style:font-size-complex="8pt" style:font-weight-complex="normal"/>
    </style:style>
    <style:style style:name="P853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41812ba" style:font-size-asian="8pt" style:font-weight-asian="normal" style:font-size-complex="8pt" style:font-weight-complex="normal"/>
    </style:style>
    <style:style style:name="P854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411011f" style:font-size-asian="8pt" style:font-weight-asian="normal" style:font-size-complex="8pt" style:font-weight-complex="normal"/>
    </style:style>
    <style:style style:name="P855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41cd9ea" style:font-size-asian="8pt" style:font-weight-asian="normal" style:font-size-complex="8pt" style:font-weight-complex="normal"/>
    </style:style>
    <style:style style:name="P856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43cbb80" style:font-size-asian="8pt" style:font-weight-asian="normal" style:font-size-complex="8pt" style:font-weight-complex="normal"/>
    </style:style>
    <style:style style:name="P857" style:family="paragraph" style:parent-style-name="Standard">
      <style:paragraph-properties fo:text-align="start" style:justify-single-word="false"/>
      <style:text-properties style:font-name="FreeMono" fo:font-size="8pt" fo:font-weight="normal" officeooo:rsid="003da980" officeooo:paragraph-rsid="00382ffc" style:font-size-asian="8pt" style:font-weight-asian="normal" style:font-size-complex="8pt" style:font-weight-complex="normal"/>
    </style:style>
    <style:style style:name="P858" style:family="paragraph" style:parent-style-name="Standard">
      <style:paragraph-properties fo:text-align="start" style:justify-single-word="false"/>
      <style:text-properties style:font-name="FreeMono" fo:font-size="8pt" fo:font-weight="normal" officeooo:rsid="003da980" officeooo:paragraph-rsid="004a2164" style:font-size-asian="8pt" style:font-weight-asian="normal" style:font-size-complex="8pt" style:font-weight-complex="normal"/>
    </style:style>
    <style:style style:name="P859" style:family="paragraph" style:parent-style-name="Standard">
      <style:paragraph-properties fo:text-align="start" style:justify-single-word="false">
        <style:tab-stops>
          <style:tab-stop style:position="1.898cm"/>
        </style:tab-stops>
      </style:paragraph-properties>
      <style:text-properties style:font-name="FreeMono" fo:font-size="8pt" fo:font-weight="normal" officeooo:rsid="004a2164" officeooo:paragraph-rsid="004a784f" style:font-size-asian="8pt" style:font-weight-asian="normal" style:font-size-complex="8pt" style:font-weight-complex="normal"/>
    </style:style>
    <style:style style:name="P860" style:family="paragraph" style:parent-style-name="Standard">
      <style:paragraph-properties fo:text-align="start" style:justify-single-word="false"/>
      <style:text-properties style:font-name="FreeMono" fo:font-size="8pt" fo:font-weight="normal" officeooo:rsid="00581112" officeooo:paragraph-rsid="00584aaa" style:font-size-asian="8pt" style:font-weight-asian="normal" style:font-size-complex="8pt" style:font-weight-complex="normal"/>
    </style:style>
    <style:style style:name="P861" style:family="paragraph" style:parent-style-name="Standard">
      <style:paragraph-properties fo:text-align="start" style:justify-single-word="false"/>
      <style:text-properties style:font-name="FreeMono" fo:font-size="8pt" fo:font-weight="normal" officeooo:rsid="00581112" officeooo:paragraph-rsid="0052f8a0" style:font-size-asian="8pt" style:font-weight-asian="normal" style:font-size-complex="8pt" style:font-weight-complex="normal"/>
    </style:style>
    <style:style style:name="P862" style:family="paragraph" style:parent-style-name="Standard">
      <style:paragraph-properties fo:text-align="start" style:justify-single-word="false"/>
      <style:text-properties style:font-name="FreeMono" fo:font-size="8pt" fo:font-weight="normal" officeooo:rsid="00581112" officeooo:paragraph-rsid="00671750" style:font-size-asian="8pt" style:font-weight-asian="normal" style:font-size-complex="8pt" style:font-weight-complex="normal"/>
    </style:style>
    <style:style style:name="P863" style:family="paragraph" style:parent-style-name="Standard">
      <style:paragraph-properties fo:text-align="start" style:justify-single-word="false"/>
      <style:text-properties style:font-name="FreeMono" fo:font-size="8pt" fo:font-weight="normal" officeooo:rsid="00581112" officeooo:paragraph-rsid="00663a0b" style:font-size-asian="8pt" style:font-weight-asian="normal" style:font-size-complex="8pt" style:font-weight-complex="normal"/>
    </style:style>
    <style:style style:name="P864" style:family="paragraph" style:parent-style-name="Standard">
      <style:paragraph-properties fo:text-align="start" style:justify-single-word="false"/>
      <style:text-properties style:font-name="FreeMono" fo:font-size="8pt" fo:font-weight="normal" officeooo:rsid="00581112" officeooo:paragraph-rsid="007edad1" style:font-size-asian="8pt" style:font-weight-asian="normal" style:font-size-complex="8pt" style:font-weight-complex="normal"/>
    </style:style>
    <style:style style:name="P865" style:family="paragraph" style:parent-style-name="Standard">
      <style:paragraph-properties fo:text-align="start" style:justify-single-word="false"/>
      <style:text-properties style:font-name="FreeMono" fo:font-size="8pt" fo:font-weight="normal" officeooo:rsid="00581112" officeooo:paragraph-rsid="0068e7aa" style:font-size-asian="8pt" style:font-weight-asian="normal" style:font-size-complex="8pt" style:font-weight-complex="normal"/>
    </style:style>
    <style:style style:name="P866" style:family="paragraph" style:parent-style-name="Standard">
      <style:paragraph-properties fo:text-align="start" style:justify-single-word="false"/>
      <style:text-properties style:font-name="FreeMono" fo:font-size="8pt" fo:font-weight="normal" officeooo:rsid="00581112" officeooo:paragraph-rsid="006d780c" style:font-size-asian="8pt" style:font-weight-asian="normal" style:font-size-complex="8pt" style:font-weight-complex="normal"/>
    </style:style>
    <style:style style:name="P867" style:family="paragraph" style:parent-style-name="Standard">
      <style:paragraph-properties fo:text-align="start" style:justify-single-word="false"/>
      <style:text-properties style:font-name="FreeMono" fo:font-size="8pt" fo:font-weight="normal" officeooo:rsid="00581112" officeooo:paragraph-rsid="006e73ba" style:font-size-asian="8pt" style:font-weight-asian="normal" style:font-size-complex="8pt" style:font-weight-complex="normal"/>
    </style:style>
    <style:style style:name="P868" style:family="paragraph" style:parent-style-name="Standard">
      <style:paragraph-properties fo:text-align="start" style:justify-single-word="false"/>
      <style:text-properties style:font-name="FreeMono" fo:font-size="8pt" fo:font-weight="normal" officeooo:rsid="00581112" officeooo:paragraph-rsid="006ed051" style:font-size-asian="8pt" style:font-weight-asian="normal" style:font-size-complex="8pt" style:font-weight-complex="normal"/>
    </style:style>
    <style:style style:name="P869" style:family="paragraph" style:parent-style-name="Standard">
      <style:paragraph-properties fo:text-align="start" style:justify-single-word="false"/>
      <style:text-properties style:font-name="FreeMono" fo:font-size="8pt" fo:font-weight="normal" officeooo:rsid="00581112" officeooo:paragraph-rsid="00720d1a" style:font-size-asian="8pt" style:font-weight-asian="normal" style:font-size-complex="8pt" style:font-weight-complex="normal"/>
    </style:style>
    <style:style style:name="P870" style:family="paragraph" style:parent-style-name="Standard">
      <style:paragraph-properties fo:text-align="start" style:justify-single-word="false"/>
      <style:text-properties style:font-name="FreeMono" fo:font-size="8pt" fo:font-weight="normal" officeooo:rsid="00581112" officeooo:paragraph-rsid="00756bc2" style:font-size-asian="8pt" style:font-weight-asian="normal" style:font-size-complex="8pt" style:font-weight-complex="normal"/>
    </style:style>
    <style:style style:name="P871" style:family="paragraph" style:parent-style-name="Standard">
      <style:paragraph-properties fo:text-align="start" style:justify-single-word="false"/>
      <style:text-properties style:font-name="FreeMono" fo:font-size="8pt" fo:font-weight="normal" officeooo:rsid="00581112" officeooo:paragraph-rsid="0075954a" style:font-size-asian="8pt" style:font-weight-asian="normal" style:font-size-complex="8pt" style:font-weight-complex="normal"/>
    </style:style>
    <style:style style:name="P872" style:family="paragraph" style:parent-style-name="Standard">
      <style:paragraph-properties fo:text-align="start" style:justify-single-word="false"/>
      <style:text-properties style:font-name="FreeMono" fo:font-size="8pt" fo:font-weight="normal" officeooo:rsid="00581112" officeooo:paragraph-rsid="0080d253" style:font-size-asian="8pt" style:font-weight-asian="normal" style:font-size-complex="8pt" style:font-weight-complex="normal"/>
    </style:style>
    <style:style style:name="P873" style:family="paragraph" style:parent-style-name="Standard">
      <style:paragraph-properties fo:text-align="start" style:justify-single-word="false"/>
      <style:text-properties style:font-name="FreeMono" fo:font-size="8pt" fo:font-weight="normal" officeooo:rsid="00581112" officeooo:paragraph-rsid="0322e632" style:font-size-asian="8pt" style:font-weight-asian="normal" style:font-size-complex="8pt" style:font-weight-complex="normal"/>
    </style:style>
    <style:style style:name="P874" style:family="paragraph" style:parent-style-name="Standard">
      <style:paragraph-properties fo:text-align="start" style:justify-single-word="false"/>
      <style:text-properties style:font-name="FreeMono" fo:font-size="8pt" fo:font-weight="normal" officeooo:rsid="00720d1a" officeooo:paragraph-rsid="00756bc2" style:font-size-asian="8pt" style:font-weight-asian="normal" style:font-size-complex="8pt" style:font-weight-complex="normal"/>
    </style:style>
    <style:style style:name="P875" style:family="paragraph" style:parent-style-name="Standard">
      <style:paragraph-properties fo:text-align="start" style:justify-single-word="false"/>
      <style:text-properties style:font-name="FreeMono" fo:font-size="8pt" fo:font-weight="normal" officeooo:rsid="00773236" officeooo:paragraph-rsid="00773236" style:font-size-asian="8pt" style:font-weight-asian="normal" style:font-size-complex="8pt" style:font-weight-complex="normal"/>
    </style:style>
    <style:style style:name="P876" style:family="paragraph" style:parent-style-name="Standard">
      <style:paragraph-properties fo:text-align="start" style:justify-single-word="false"/>
      <style:text-properties style:font-name="FreeMono" fo:font-size="8pt" fo:font-weight="normal" officeooo:rsid="0085f166" officeooo:paragraph-rsid="008771a0" style:font-size-asian="8pt" style:font-weight-asian="normal" style:font-size-complex="8pt" style:font-weight-complex="normal"/>
    </style:style>
    <style:style style:name="P877" style:family="paragraph" style:parent-style-name="Standard">
      <style:paragraph-properties fo:text-align="start" style:justify-single-word="false"/>
      <style:text-properties style:font-name="FreeMono" fo:font-size="8pt" fo:font-weight="normal" officeooo:rsid="0085f166" officeooo:paragraph-rsid="008583f0" style:font-size-asian="8pt" style:font-weight-asian="normal" style:font-size-complex="8pt" style:font-weight-complex="normal"/>
    </style:style>
    <style:style style:name="P878" style:family="paragraph" style:parent-style-name="Standard">
      <style:paragraph-properties fo:text-align="start" style:justify-single-word="false"/>
      <style:text-properties style:font-name="FreeMono" fo:font-size="8pt" fo:font-weight="normal" officeooo:rsid="0099bfd9" officeooo:paragraph-rsid="00ab02d1" style:font-size-asian="8pt" style:font-weight-asian="normal" style:font-size-complex="8pt" style:font-weight-complex="normal"/>
    </style:style>
    <style:style style:name="P879" style:family="paragraph" style:parent-style-name="Standard">
      <style:paragraph-properties fo:text-align="start" style:justify-single-word="false"/>
      <style:text-properties style:font-name="FreeMono" fo:font-size="8pt" fo:font-weight="normal" officeooo:rsid="0099bfd9" officeooo:paragraph-rsid="00b16fdf" style:font-size-asian="8pt" style:font-weight-asian="normal" style:font-size-complex="8pt" style:font-weight-complex="normal"/>
    </style:style>
    <style:style style:name="P880" style:family="paragraph" style:parent-style-name="Standard">
      <style:paragraph-properties fo:text-align="start" style:justify-single-word="false"/>
      <style:text-properties style:font-name="FreeMono" fo:font-size="8pt" fo:font-weight="normal" officeooo:rsid="0099bfd9" officeooo:paragraph-rsid="00d2fbf2" style:font-size-asian="8pt" style:font-weight-asian="normal" style:font-size-complex="8pt" style:font-weight-complex="normal"/>
    </style:style>
    <style:style style:name="P881" style:family="paragraph" style:parent-style-name="Standard">
      <style:paragraph-properties fo:text-align="start" style:justify-single-word="false"/>
      <style:text-properties style:font-name="FreeMono" fo:font-size="8pt" fo:font-weight="normal" officeooo:rsid="0099bfd9" officeooo:paragraph-rsid="0286a3c1" style:font-size-asian="8pt" style:font-weight-asian="normal" style:font-size-complex="8pt" style:font-weight-complex="normal"/>
    </style:style>
    <style:style style:name="P882" style:family="paragraph" style:parent-style-name="Standard">
      <style:paragraph-properties fo:text-align="start" style:justify-single-word="false"/>
      <style:text-properties style:font-name="FreeMono" fo:font-size="8pt" fo:font-weight="normal" officeooo:rsid="0099cc51" officeooo:paragraph-rsid="00a878f7" style:font-size-asian="8pt" style:font-weight-asian="normal" style:font-size-complex="8pt" style:font-weight-complex="normal"/>
    </style:style>
    <style:style style:name="P883" style:family="paragraph" style:parent-style-name="Standard">
      <style:paragraph-properties fo:text-align="start" style:justify-single-word="false"/>
      <style:text-properties style:font-name="FreeMono" fo:font-size="8pt" fo:font-weight="normal" officeooo:rsid="0099cc51" officeooo:paragraph-rsid="00a92c04" style:font-size-asian="8pt" style:font-weight-asian="normal" style:font-size-complex="8pt" style:font-weight-complex="normal"/>
    </style:style>
    <style:style style:name="P884" style:family="paragraph" style:parent-style-name="Standard">
      <style:paragraph-properties fo:text-align="start" style:justify-single-word="false"/>
      <style:text-properties style:font-name="FreeMono" fo:font-size="8pt" fo:font-weight="normal" officeooo:rsid="0099cc51" officeooo:paragraph-rsid="00a95f13" style:font-size-asian="8pt" style:font-weight-asian="normal" style:font-size-complex="8pt" style:font-weight-complex="normal"/>
    </style:style>
    <style:style style:name="P885" style:family="paragraph" style:parent-style-name="Standard">
      <style:paragraph-properties fo:text-align="start" style:justify-single-word="false"/>
      <style:text-properties style:font-name="FreeMono" fo:font-size="8pt" fo:font-weight="normal" officeooo:rsid="0099cc51" officeooo:paragraph-rsid="00ab02d1" style:font-size-asian="8pt" style:font-weight-asian="normal" style:font-size-complex="8pt" style:font-weight-complex="normal"/>
    </style:style>
    <style:style style:name="P886" style:family="paragraph" style:parent-style-name="Standard">
      <style:paragraph-properties fo:text-align="start" style:justify-single-word="false"/>
      <style:text-properties style:font-name="FreeMono" fo:font-size="8pt" fo:font-weight="normal" officeooo:rsid="0099cc51" officeooo:paragraph-rsid="00ac50c7" style:font-size-asian="8pt" style:font-weight-asian="normal" style:font-size-complex="8pt" style:font-weight-complex="normal"/>
    </style:style>
    <style:style style:name="P887" style:family="paragraph" style:parent-style-name="Standard">
      <style:paragraph-properties fo:text-align="start" style:justify-single-word="false"/>
      <style:text-properties style:font-name="FreeMono" fo:font-size="8pt" fo:font-weight="normal" officeooo:rsid="0099cc51" officeooo:paragraph-rsid="00adeb48" style:font-size-asian="8pt" style:font-weight-asian="normal" style:font-size-complex="8pt" style:font-weight-complex="normal"/>
    </style:style>
    <style:style style:name="P888" style:family="paragraph" style:parent-style-name="Standard">
      <style:paragraph-properties fo:text-align="start" style:justify-single-word="false"/>
      <style:text-properties style:font-name="FreeMono" fo:font-size="8pt" fo:font-weight="normal" officeooo:rsid="0099cc51" officeooo:paragraph-rsid="00b16fdf" style:font-size-asian="8pt" style:font-weight-asian="normal" style:font-size-complex="8pt" style:font-weight-complex="normal"/>
    </style:style>
    <style:style style:name="P889" style:family="paragraph" style:parent-style-name="Standard">
      <style:paragraph-properties fo:text-align="start" style:justify-single-word="false"/>
      <style:text-properties style:font-name="FreeMono" fo:font-size="8pt" fo:font-weight="normal" officeooo:rsid="0099cc51" officeooo:paragraph-rsid="00b51fa0" style:font-size-asian="8pt" style:font-weight-asian="normal" style:font-size-complex="8pt" style:font-weight-complex="normal"/>
    </style:style>
    <style:style style:name="P890" style:family="paragraph" style:parent-style-name="Standard">
      <style:paragraph-properties fo:text-align="start" style:justify-single-word="false"/>
      <style:text-properties style:font-name="FreeMono" fo:font-size="8pt" fo:font-weight="normal" officeooo:rsid="0099cc51" officeooo:paragraph-rsid="00c03470" style:font-size-asian="8pt" style:font-weight-asian="normal" style:font-size-complex="8pt" style:font-weight-complex="normal"/>
    </style:style>
    <style:style style:name="P891" style:family="paragraph" style:parent-style-name="Standard">
      <style:paragraph-properties fo:text-align="start" style:justify-single-word="false"/>
      <style:text-properties style:font-name="FreeMono" fo:font-size="8pt" fo:font-weight="normal" officeooo:rsid="0099cc51" officeooo:paragraph-rsid="01c9e313" style:font-size-asian="8pt" style:font-weight-asian="normal" style:font-size-complex="8pt" style:font-weight-complex="normal"/>
    </style:style>
    <style:style style:name="P892" style:family="paragraph" style:parent-style-name="Standard">
      <style:paragraph-properties fo:text-align="start" style:justify-single-word="false"/>
      <style:text-properties style:font-name="FreeMono" fo:font-size="8pt" fo:font-weight="normal" officeooo:rsid="0099cc51" officeooo:paragraph-rsid="01cc5eb8" style:font-size-asian="8pt" style:font-weight-asian="normal" style:font-size-complex="8pt" style:font-weight-complex="normal"/>
    </style:style>
    <style:style style:name="P893" style:family="paragraph" style:parent-style-name="Standard">
      <style:paragraph-properties fo:text-align="start" style:justify-single-word="false"/>
      <style:text-properties style:font-name="FreeMono" fo:font-size="8pt" fo:font-weight="normal" officeooo:rsid="0099cc51" officeooo:paragraph-rsid="01f2a80b" style:font-size-asian="8pt" style:font-weight-asian="normal" style:font-size-complex="8pt" style:font-weight-complex="normal"/>
    </style:style>
    <style:style style:name="P894" style:family="paragraph" style:parent-style-name="Standard">
      <style:paragraph-properties fo:text-align="start" style:justify-single-word="false"/>
      <style:text-properties style:font-name="FreeMono" fo:font-size="8pt" fo:font-weight="normal" officeooo:rsid="0099cc51" officeooo:paragraph-rsid="01f302b0" style:font-size-asian="8pt" style:font-weight-asian="normal" style:font-size-complex="8pt" style:font-weight-complex="normal"/>
    </style:style>
    <style:style style:name="P895" style:family="paragraph" style:parent-style-name="Standard">
      <style:paragraph-properties fo:text-align="start" style:justify-single-word="false"/>
      <style:text-properties style:font-name="FreeMono" fo:font-size="8pt" fo:font-weight="normal" officeooo:rsid="0099cc51" officeooo:paragraph-rsid="01f358bc" style:font-size-asian="8pt" style:font-weight-asian="normal" style:font-size-complex="8pt" style:font-weight-complex="normal"/>
    </style:style>
    <style:style style:name="P896" style:family="paragraph" style:parent-style-name="Standard">
      <style:paragraph-properties fo:text-align="start" style:justify-single-word="false"/>
      <style:text-properties style:font-name="FreeMono" fo:font-size="8pt" fo:font-weight="normal" officeooo:rsid="0099cc51" officeooo:paragraph-rsid="01f4c61d" style:font-size-asian="8pt" style:font-weight-asian="normal" style:font-size-complex="8pt" style:font-weight-complex="normal"/>
    </style:style>
    <style:style style:name="P897" style:family="paragraph" style:parent-style-name="Standard">
      <style:paragraph-properties fo:text-align="start" style:justify-single-word="false"/>
      <style:text-properties style:font-name="FreeMono" fo:font-size="8pt" fo:font-weight="normal" officeooo:rsid="0099cc51" officeooo:paragraph-rsid="01f5ed9c" style:font-size-asian="8pt" style:font-weight-asian="normal" style:font-size-complex="8pt" style:font-weight-complex="normal"/>
    </style:style>
    <style:style style:name="P898" style:family="paragraph" style:parent-style-name="Standard">
      <style:paragraph-properties fo:text-align="start" style:justify-single-word="false"/>
      <style:text-properties style:font-name="FreeMono" fo:font-size="8pt" fo:font-weight="normal" officeooo:rsid="0099cc51" officeooo:paragraph-rsid="01f8e0e9" style:font-size-asian="8pt" style:font-weight-asian="normal" style:font-size-complex="8pt" style:font-weight-complex="normal"/>
    </style:style>
    <style:style style:name="P899" style:family="paragraph" style:parent-style-name="Standard">
      <style:paragraph-properties fo:text-align="start" style:justify-single-word="false"/>
      <style:text-properties style:font-name="FreeMono" fo:font-size="8pt" fo:font-weight="normal" officeooo:rsid="0099cc51" officeooo:paragraph-rsid="01f9c47e" style:font-size-asian="8pt" style:font-weight-asian="normal" style:font-size-complex="8pt" style:font-weight-complex="normal"/>
    </style:style>
    <style:style style:name="P900" style:family="paragraph" style:parent-style-name="Standard">
      <style:paragraph-properties fo:text-align="start" style:justify-single-word="false"/>
      <style:text-properties style:font-name="FreeMono" fo:font-size="8pt" fo:font-weight="normal" officeooo:rsid="0099cc51" officeooo:paragraph-rsid="01fb7448" style:font-size-asian="8pt" style:font-weight-asian="normal" style:font-size-complex="8pt" style:font-weight-complex="normal"/>
    </style:style>
    <style:style style:name="P901" style:family="paragraph" style:parent-style-name="Standard">
      <style:paragraph-properties fo:text-align="start" style:justify-single-word="false"/>
      <style:text-properties style:font-name="FreeMono" fo:font-size="8pt" fo:font-weight="normal" officeooo:rsid="0099cc51" officeooo:paragraph-rsid="01fb7bc4" style:font-size-asian="8pt" style:font-weight-asian="normal" style:font-size-complex="8pt" style:font-weight-complex="normal"/>
    </style:style>
    <style:style style:name="P902" style:family="paragraph" style:parent-style-name="Standard">
      <style:paragraph-properties fo:text-align="start" style:justify-single-word="false"/>
      <style:text-properties style:font-name="FreeMono" fo:font-size="8pt" fo:font-weight="normal" officeooo:rsid="0099cc51" officeooo:paragraph-rsid="01fbad7d" style:font-size-asian="8pt" style:font-weight-asian="normal" style:font-size-complex="8pt" style:font-weight-complex="normal"/>
    </style:style>
    <style:style style:name="P903" style:family="paragraph" style:parent-style-name="Standard">
      <style:paragraph-properties fo:text-align="start" style:justify-single-word="false"/>
      <style:text-properties style:font-name="FreeMono" fo:font-size="8pt" fo:font-weight="normal" officeooo:rsid="0099cc51" officeooo:paragraph-rsid="0207a1a8" style:font-size-asian="8pt" style:font-weight-asian="normal" style:font-size-complex="8pt" style:font-weight-complex="normal"/>
    </style:style>
    <style:style style:name="P904" style:family="paragraph" style:parent-style-name="Standard">
      <style:paragraph-properties fo:text-align="start" style:justify-single-word="false"/>
      <style:text-properties style:font-name="FreeMono" fo:font-size="8pt" fo:font-weight="normal" officeooo:rsid="0099cc51" officeooo:paragraph-rsid="021170d7" style:font-size-asian="8pt" style:font-weight-asian="normal" style:font-size-complex="8pt" style:font-weight-complex="normal"/>
    </style:style>
    <style:style style:name="P905" style:family="paragraph" style:parent-style-name="Standard">
      <style:paragraph-properties fo:text-align="start" style:justify-single-word="false"/>
      <style:text-properties style:font-name="FreeMono" fo:font-size="8pt" fo:font-weight="normal" officeooo:rsid="0099cc51" officeooo:paragraph-rsid="01fce06e" style:font-size-asian="8pt" style:font-weight-asian="normal" style:font-size-complex="8pt" style:font-weight-complex="normal"/>
    </style:style>
    <style:style style:name="P906" style:family="paragraph" style:parent-style-name="Standard">
      <style:paragraph-properties fo:text-align="start" style:justify-single-word="false"/>
      <style:text-properties style:font-name="FreeMono" fo:font-size="8pt" fo:font-weight="normal" officeooo:rsid="0099cc51" officeooo:paragraph-rsid="01ff192d" style:font-size-asian="8pt" style:font-weight-asian="normal" style:font-size-complex="8pt" style:font-weight-complex="normal"/>
    </style:style>
    <style:style style:name="P907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99cc51" officeooo:paragraph-rsid="02fd4026" style:font-size-asian="8pt" style:font-weight-asian="normal" style:font-size-complex="8pt" style:font-weight-complex="normal"/>
    </style:style>
    <style:style style:name="P908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99cc51" officeooo:paragraph-rsid="02ff2699" style:font-size-asian="8pt" style:font-weight-asian="normal" style:font-size-complex="8pt" style:font-weight-complex="normal"/>
    </style:style>
    <style:style style:name="P909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99cc51" officeooo:paragraph-rsid="0420872f" style:font-size-asian="8pt" style:font-weight-asian="normal" style:font-size-complex="8pt" style:font-weight-complex="normal"/>
    </style:style>
    <style:style style:name="P910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99cc51" officeooo:paragraph-rsid="04298e48" style:font-size-asian="8pt" style:font-weight-asian="normal" style:font-size-complex="8pt" style:font-weight-complex="normal"/>
    </style:style>
    <style:style style:name="P911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99cc51" officeooo:paragraph-rsid="045426c1" style:font-size-asian="8pt" style:font-weight-asian="normal" style:font-size-complex="8pt" style:font-weight-complex="normal"/>
    </style:style>
    <style:style style:name="P912" style:family="paragraph" style:parent-style-name="Standard">
      <style:paragraph-properties fo:text-align="start" style:justify-single-word="false"/>
      <style:text-properties style:font-name="FreeMono" fo:font-size="8pt" fo:font-weight="normal" officeooo:rsid="0099cc51" officeooo:paragraph-rsid="032ff99f" style:font-size-asian="8pt" style:font-weight-asian="normal" style:font-size-complex="8pt" style:font-weight-complex="normal"/>
    </style:style>
    <style:style style:name="P913" style:family="paragraph" style:parent-style-name="Standard">
      <style:paragraph-properties fo:text-align="start" style:justify-single-word="false"/>
      <style:text-properties style:font-name="FreeMono" fo:font-size="8pt" fo:font-weight="normal" officeooo:rsid="0099cc51" officeooo:paragraph-rsid="038c9874" style:font-size-asian="8pt" style:font-weight-asian="normal" style:font-size-complex="8pt" style:font-weight-complex="normal"/>
    </style:style>
    <style:style style:name="P914" style:family="paragraph" style:parent-style-name="Standard">
      <style:paragraph-properties fo:text-align="start" style:justify-single-word="false"/>
      <style:text-properties style:font-name="FreeMono" fo:font-size="8pt" fo:font-weight="normal" officeooo:rsid="0099cc51" officeooo:paragraph-rsid="038d0459" style:font-size-asian="8pt" style:font-weight-asian="normal" style:font-size-complex="8pt" style:font-weight-complex="normal"/>
    </style:style>
    <style:style style:name="P915" style:family="paragraph" style:parent-style-name="Standard">
      <style:paragraph-properties fo:text-align="start" style:justify-single-word="false"/>
      <style:text-properties style:font-name="FreeMono" fo:font-size="8pt" fo:font-weight="normal" officeooo:rsid="0099cc51" officeooo:paragraph-rsid="038e5970" style:font-size-asian="8pt" style:font-weight-asian="normal" style:font-size-complex="8pt" style:font-weight-complex="normal"/>
    </style:style>
    <style:style style:name="P916" style:family="paragraph" style:parent-style-name="Standard">
      <style:paragraph-properties fo:text-align="start" style:justify-single-word="false"/>
      <style:text-properties style:font-name="FreeMono" fo:font-size="8pt" fo:font-weight="normal" officeooo:rsid="0099cc51" officeooo:paragraph-rsid="02119083" style:font-size-asian="8pt" style:font-weight-asian="normal" style:font-size-complex="8pt" style:font-weight-complex="normal"/>
    </style:style>
    <style:style style:name="P917" style:family="paragraph" style:parent-style-name="Standard">
      <style:paragraph-properties fo:text-align="start" style:justify-single-word="false"/>
      <style:text-properties style:font-name="FreeMono" fo:font-size="8pt" fo:font-weight="normal" officeooo:rsid="0099cc51" officeooo:paragraph-rsid="038fa17f" style:font-size-asian="8pt" style:font-weight-asian="normal" style:font-size-complex="8pt" style:font-weight-complex="normal"/>
    </style:style>
    <style:style style:name="P918" style:family="paragraph" style:parent-style-name="Standard">
      <style:paragraph-properties fo:text-align="start" style:justify-single-word="false"/>
      <style:text-properties style:font-name="FreeMono" fo:font-size="8pt" fo:font-weight="normal" officeooo:rsid="0099cc51" officeooo:paragraph-rsid="021245e8" style:font-size-asian="8pt" style:font-weight-asian="normal" style:font-size-complex="8pt" style:font-weight-complex="normal"/>
    </style:style>
    <style:style style:name="P919" style:family="paragraph" style:parent-style-name="Standard">
      <style:paragraph-properties fo:text-align="start" style:justify-single-word="false"/>
      <style:text-properties style:font-name="FreeMono" fo:font-size="8pt" fo:font-weight="normal" officeooo:rsid="0099cc51" officeooo:paragraph-rsid="039024f4" style:font-size-asian="8pt" style:font-weight-asian="normal" style:font-size-complex="8pt" style:font-weight-complex="normal"/>
    </style:style>
    <style:style style:name="P920" style:family="paragraph" style:parent-style-name="Standard">
      <style:paragraph-properties fo:text-align="start" style:justify-single-word="false"/>
      <style:text-properties style:font-name="FreeMono" fo:font-size="8pt" fo:font-weight="normal" officeooo:rsid="0099cc51" officeooo:paragraph-rsid="0478658a" style:font-size-asian="8pt" style:font-weight-asian="normal" style:font-size-complex="8pt" style:font-weight-complex="normal"/>
    </style:style>
    <style:style style:name="P921" style:family="paragraph" style:parent-style-name="Standard">
      <style:paragraph-properties fo:text-align="start" style:justify-single-word="false"/>
      <style:text-properties style:font-name="FreeMono" fo:font-size="8pt" fo:font-weight="normal" officeooo:rsid="00a95f13" officeooo:paragraph-rsid="00a95f13" style:font-size-asian="8pt" style:font-weight-asian="normal" style:font-size-complex="8pt" style:font-weight-complex="normal"/>
    </style:style>
    <style:style style:name="P922" style:family="paragraph" style:parent-style-name="Standard">
      <style:paragraph-properties fo:text-align="start" style:justify-single-word="false"/>
      <style:text-properties style:font-name="FreeMono" fo:font-size="8pt" fo:font-weight="normal" officeooo:rsid="00a95f13" officeooo:paragraph-rsid="00b8ae2d" style:font-size-asian="8pt" style:font-weight-asian="normal" style:font-size-complex="8pt" style:font-weight-complex="normal"/>
    </style:style>
    <style:style style:name="P923" style:family="paragraph" style:parent-style-name="Standard">
      <style:paragraph-properties fo:text-align="start" style:justify-single-word="false"/>
      <style:text-properties style:font-name="FreeMono" fo:font-size="8pt" fo:font-weight="normal" officeooo:rsid="00a95f13" officeooo:paragraph-rsid="00b931a0" style:font-size-asian="8pt" style:font-weight-asian="normal" style:font-size-complex="8pt" style:font-weight-complex="normal"/>
    </style:style>
    <style:style style:name="P924" style:family="paragraph" style:parent-style-name="Standard">
      <style:paragraph-properties fo:text-align="start" style:justify-single-word="false"/>
      <style:text-properties style:font-name="FreeMono" fo:font-size="8pt" fo:font-weight="normal" officeooo:rsid="00a95f13" officeooo:paragraph-rsid="00b966cc" style:font-size-asian="8pt" style:font-weight-asian="normal" style:font-size-complex="8pt" style:font-weight-complex="normal"/>
    </style:style>
    <style:style style:name="P925" style:family="paragraph" style:parent-style-name="Standard">
      <style:paragraph-properties fo:text-align="start" style:justify-single-word="false"/>
      <style:text-properties style:font-name="FreeMono" fo:font-size="8pt" fo:font-weight="normal" officeooo:rsid="00a95f13" officeooo:paragraph-rsid="00ba7b7b" style:font-size-asian="8pt" style:font-weight-asian="normal" style:font-size-complex="8pt" style:font-weight-complex="normal"/>
    </style:style>
    <style:style style:name="P926" style:family="paragraph" style:parent-style-name="Standard">
      <style:paragraph-properties fo:text-align="start" style:justify-single-word="false"/>
      <style:text-properties style:font-name="FreeMono" fo:font-size="8pt" fo:font-weight="normal" officeooo:rsid="00a95f13" officeooo:paragraph-rsid="00bc2736" style:font-size-asian="8pt" style:font-weight-asian="normal" style:font-size-complex="8pt" style:font-weight-complex="normal"/>
    </style:style>
    <style:style style:name="P927" style:family="paragraph" style:parent-style-name="Standard">
      <style:paragraph-properties fo:text-align="start" style:justify-single-word="false"/>
      <style:text-properties style:font-name="FreeMono" fo:font-size="8pt" fo:font-weight="normal" officeooo:rsid="00a95f13" officeooo:paragraph-rsid="00bd7b9a" style:font-size-asian="8pt" style:font-weight-asian="normal" style:font-size-complex="8pt" style:font-weight-complex="normal"/>
    </style:style>
    <style:style style:name="P928" style:family="paragraph" style:parent-style-name="Standard">
      <style:paragraph-properties fo:text-align="start" style:justify-single-word="false"/>
      <style:text-properties style:font-name="FreeMono" fo:font-size="8pt" fo:font-weight="normal" officeooo:rsid="00a95f13" officeooo:paragraph-rsid="00be5ca3" style:font-size-asian="8pt" style:font-weight-asian="normal" style:font-size-complex="8pt" style:font-weight-complex="normal"/>
    </style:style>
    <style:style style:name="P929" style:family="paragraph" style:parent-style-name="Standard">
      <style:paragraph-properties fo:text-align="start" style:justify-single-word="false"/>
      <style:text-properties style:font-name="FreeMono" fo:font-size="8pt" fo:font-weight="normal" officeooo:rsid="00a95f13" officeooo:paragraph-rsid="00c03470" style:font-size-asian="8pt" style:font-weight-asian="normal" style:font-size-complex="8pt" style:font-weight-complex="normal"/>
    </style:style>
    <style:style style:name="P930" style:family="paragraph" style:parent-style-name="Standard">
      <style:paragraph-properties fo:text-align="start" style:justify-single-word="false"/>
      <style:text-properties style:font-name="FreeMono" fo:font-size="8pt" fo:font-weight="normal" officeooo:rsid="00a95f13" officeooo:paragraph-rsid="01cb7839" style:font-size-asian="8pt" style:font-weight-asian="normal" style:font-size-complex="8pt" style:font-weight-complex="normal"/>
    </style:style>
    <style:style style:name="P931" style:family="paragraph" style:parent-style-name="Standard">
      <style:paragraph-properties fo:text-align="start" style:justify-single-word="false"/>
      <style:text-properties style:font-name="FreeMono" fo:font-size="8pt" fo:font-weight="normal" officeooo:rsid="00a95f13" officeooo:paragraph-rsid="01cc5eb8" style:font-size-asian="8pt" style:font-weight-asian="normal" style:font-size-complex="8pt" style:font-weight-complex="normal"/>
    </style:style>
    <style:style style:name="P932" style:family="paragraph" style:parent-style-name="Standard">
      <style:paragraph-properties fo:text-align="start" style:justify-single-word="false"/>
      <style:text-properties style:font-name="FreeMono" fo:font-size="8pt" fo:font-weight="normal" officeooo:rsid="00a95f13" officeooo:paragraph-rsid="020bc37d" style:font-size-asian="8pt" style:font-weight-asian="normal" style:font-size-complex="8pt" style:font-weight-complex="normal"/>
    </style:style>
    <style:style style:name="P933" style:family="paragraph" style:parent-style-name="Standard">
      <style:paragraph-properties fo:text-align="start" style:justify-single-word="false"/>
      <style:text-properties style:font-name="FreeMono" fo:font-size="8pt" fo:font-weight="normal" officeooo:rsid="00a95f13" officeooo:paragraph-rsid="021170d7" style:font-size-asian="8pt" style:font-weight-asian="normal" style:font-size-complex="8pt" style:font-weight-complex="normal"/>
    </style:style>
    <style:style style:name="P934" style:family="paragraph" style:parent-style-name="Standard">
      <style:paragraph-properties fo:text-align="start" style:justify-single-word="false"/>
      <style:text-properties style:font-name="FreeMono" fo:font-size="8pt" fo:font-weight="normal" officeooo:rsid="00a95f13" officeooo:paragraph-rsid="033288b0" style:font-size-asian="8pt" style:font-weight-asian="normal" style:font-size-complex="8pt" style:font-weight-complex="normal"/>
    </style:style>
    <style:style style:name="P935" style:family="paragraph" style:parent-style-name="Standard">
      <style:paragraph-properties fo:text-align="start" style:justify-single-word="false"/>
      <style:text-properties style:font-name="FreeMono" fo:font-size="8pt" fo:font-weight="normal" officeooo:rsid="00a95f13" officeooo:paragraph-rsid="03338fe1" style:font-size-asian="8pt" style:font-weight-asian="normal" style:font-size-complex="8pt" style:font-weight-complex="normal"/>
    </style:style>
    <style:style style:name="P936" style:family="paragraph" style:parent-style-name="Standard">
      <style:paragraph-properties fo:text-align="start" style:justify-single-word="false"/>
      <style:text-properties style:font-name="FreeMono" fo:font-size="8pt" fo:font-weight="normal" officeooo:rsid="00a95f13" officeooo:paragraph-rsid="032ff99f" style:font-size-asian="8pt" style:font-weight-asian="normal" style:font-size-complex="8pt" style:font-weight-complex="normal"/>
    </style:style>
    <style:style style:name="P937" style:family="paragraph" style:parent-style-name="Standard">
      <style:paragraph-properties fo:text-align="start" style:justify-single-word="false"/>
      <style:text-properties style:font-name="FreeMono" fo:font-size="8pt" fo:font-weight="normal" officeooo:rsid="00a95f13" officeooo:paragraph-rsid="03a27bc9" style:font-size-asian="8pt" style:font-weight-asian="normal" style:font-size-complex="8pt" style:font-weight-complex="normal"/>
    </style:style>
    <style:style style:name="P938" style:family="paragraph" style:parent-style-name="Standard">
      <style:paragraph-properties fo:text-align="start" style:justify-single-word="false"/>
      <style:text-properties style:font-name="FreeMono" fo:font-size="8pt" fo:font-weight="normal" officeooo:rsid="00a95f13" officeooo:paragraph-rsid="03a3cac0" style:font-size-asian="8pt" style:font-weight-asian="normal" style:font-size-complex="8pt" style:font-weight-complex="normal"/>
    </style:style>
    <style:style style:name="P939" style:family="paragraph" style:parent-style-name="Standard">
      <style:paragraph-properties fo:text-align="start" style:justify-single-word="false"/>
      <style:text-properties style:font-name="FreeMono" fo:font-size="8pt" fo:font-weight="normal" officeooo:rsid="00a95f13" officeooo:paragraph-rsid="042d1a96" style:font-size-asian="8pt" style:font-weight-asian="normal" style:font-size-complex="8pt" style:font-weight-complex="normal"/>
    </style:style>
    <style:style style:name="P940" style:family="paragraph" style:parent-style-name="Standard">
      <style:paragraph-properties fo:text-align="start" style:justify-single-word="false"/>
      <style:text-properties style:font-name="FreeMono" fo:font-size="8pt" fo:font-weight="normal" officeooo:rsid="00a95f13" officeooo:paragraph-rsid="020be3c0" style:font-size-asian="8pt" style:font-weight-asian="normal" style:font-size-complex="8pt" style:font-weight-complex="normal"/>
    </style:style>
    <style:style style:name="P941" style:family="paragraph" style:parent-style-name="Standard">
      <style:paragraph-properties fo:text-align="start" style:justify-single-word="false">
        <style:tab-stops>
          <style:tab-stop style:position="1.201cm"/>
        </style:tab-stops>
      </style:paragraph-properties>
      <style:text-properties style:font-name="FreeMono" fo:font-size="8pt" fo:font-weight="normal" officeooo:rsid="00a95f13" officeooo:paragraph-rsid="046ff6c0" style:font-size-asian="8pt" style:font-weight-asian="normal" style:font-size-complex="8pt" style:font-weight-complex="normal"/>
    </style:style>
    <style:style style:name="P942" style:family="paragraph" style:parent-style-name="Standard">
      <style:paragraph-properties fo:text-align="start" style:justify-single-word="false"/>
      <style:text-properties style:font-name="FreeMono" fo:font-size="8pt" fo:font-weight="normal" officeooo:rsid="00a92c04" officeooo:paragraph-rsid="00c03470" style:font-size-asian="8pt" style:font-weight-asian="normal" style:font-size-complex="8pt" style:font-weight-complex="normal"/>
    </style:style>
    <style:style style:name="P943" style:family="paragraph" style:parent-style-name="Standard">
      <style:paragraph-properties fo:text-align="start" style:justify-single-word="false"/>
      <style:text-properties style:font-name="FreeMono" fo:font-size="8pt" fo:font-weight="normal" officeooo:rsid="00bc2736" officeooo:paragraph-rsid="00bd7b9a" style:font-size-asian="8pt" style:font-weight-asian="normal" style:font-size-complex="8pt" style:font-weight-complex="normal"/>
    </style:style>
    <style:style style:name="P944" style:family="paragraph" style:parent-style-name="Standard">
      <style:paragraph-properties fo:text-align="start" style:justify-single-word="false"/>
      <style:text-properties style:font-name="FreeMono" fo:font-size="8pt" fo:font-weight="normal" officeooo:rsid="00bc2736" officeooo:paragraph-rsid="020bc37d" style:font-size-asian="8pt" style:font-weight-asian="normal" style:font-size-complex="8pt" style:font-weight-complex="normal"/>
    </style:style>
    <style:style style:name="P945" style:family="paragraph" style:parent-style-name="Standard">
      <style:paragraph-properties fo:text-align="start" style:justify-single-word="false"/>
      <style:text-properties style:font-name="FreeMono" fo:font-size="8pt" fo:font-weight="normal" officeooo:rsid="00c7f60e" officeooo:paragraph-rsid="00d49ae1" style:font-size-asian="8pt" style:font-weight-asian="normal" style:font-size-complex="8pt" style:font-weight-complex="normal"/>
    </style:style>
    <style:style style:name="P946" style:family="paragraph" style:parent-style-name="Standard">
      <style:paragraph-properties fo:text-align="start" style:justify-single-word="false"/>
      <style:text-properties style:font-name="FreeMono" fo:font-size="8pt" fo:font-weight="normal" officeooo:rsid="00c7f60e" officeooo:paragraph-rsid="00c7f60e" style:font-size-asian="8pt" style:font-weight-asian="normal" style:font-size-complex="8pt" style:font-weight-complex="normal"/>
    </style:style>
    <style:style style:name="P947" style:family="paragraph" style:parent-style-name="Standard">
      <style:paragraph-properties fo:text-align="start" style:justify-single-word="false"/>
      <style:text-properties style:font-name="FreeMono" fo:font-size="8pt" fo:font-weight="normal" officeooo:rsid="00c7f60e" officeooo:paragraph-rsid="0286a3c1" style:font-size-asian="8pt" style:font-weight-asian="normal" style:font-size-complex="8pt" style:font-weight-complex="normal"/>
    </style:style>
    <style:style style:name="P948" style:family="paragraph" style:parent-style-name="Standard">
      <style:paragraph-properties fo:text-align="start" style:justify-single-word="false"/>
      <style:text-properties style:font-name="FreeMono" fo:font-size="8pt" fo:font-weight="normal" officeooo:rsid="00c7f60e" officeooo:paragraph-rsid="02b395d9" style:font-size-asian="8pt" style:font-weight-asian="normal" style:font-size-complex="8pt" style:font-weight-complex="normal"/>
    </style:style>
    <style:style style:name="P949" style:family="paragraph" style:parent-style-name="Standard">
      <style:paragraph-properties fo:text-align="start" style:justify-single-word="false"/>
      <style:text-properties style:font-name="FreeMono" fo:font-size="8pt" fo:font-weight="normal" officeooo:rsid="00c7f60e" officeooo:paragraph-rsid="02d51090" style:font-size-asian="8pt" style:font-weight-asian="normal" style:font-size-complex="8pt" style:font-weight-complex="normal"/>
    </style:style>
    <style:style style:name="P950" style:family="paragraph" style:parent-style-name="Standard">
      <style:paragraph-properties fo:text-align="start" style:justify-single-word="false"/>
      <style:text-properties style:font-name="FreeMono" fo:font-size="8pt" fo:font-weight="normal" officeooo:rsid="00c7f60e" officeooo:paragraph-rsid="02da2788" style:font-size-asian="8pt" style:font-weight-asian="normal" style:font-size-complex="8pt" style:font-weight-complex="normal"/>
    </style:style>
    <style:style style:name="P951" style:family="paragraph" style:parent-style-name="Standard">
      <style:paragraph-properties fo:text-align="start" style:justify-single-word="false"/>
      <style:text-properties style:font-name="FreeMono" fo:font-size="8pt" fo:font-weight="normal" officeooo:rsid="00c7f60e" officeooo:paragraph-rsid="02f2dfc8" style:font-size-asian="8pt" style:font-weight-asian="normal" style:font-size-complex="8pt" style:font-weight-complex="normal"/>
    </style:style>
    <style:style style:name="P952" style:family="paragraph" style:parent-style-name="Standard">
      <style:paragraph-properties fo:text-align="start" style:justify-single-word="false"/>
      <style:text-properties style:font-name="FreeMono" fo:font-size="8pt" fo:font-weight="normal" officeooo:rsid="00c7f60e" officeooo:paragraph-rsid="02ac1b43" style:font-size-asian="8pt" style:font-weight-asian="normal" style:font-size-complex="8pt" style:font-weight-complex="normal"/>
    </style:style>
    <style:style style:name="P953" style:family="paragraph" style:parent-style-name="Standard">
      <style:paragraph-properties fo:text-align="start" style:justify-single-word="false"/>
      <style:text-properties style:font-name="FreeMono" fo:font-size="8pt" fo:font-weight="normal" officeooo:rsid="00c7f60e" officeooo:paragraph-rsid="03f4d5b8" style:font-size-asian="8pt" style:font-weight-asian="normal" style:font-size-complex="8pt" style:font-weight-complex="normal"/>
    </style:style>
    <style:style style:name="P954" style:family="paragraph" style:parent-style-name="Standard">
      <style:paragraph-properties fo:text-align="start" style:justify-single-word="false"/>
      <style:text-properties style:font-name="FreeMono" fo:font-size="8pt" fo:font-weight="normal" officeooo:rsid="00c7f60e" officeooo:paragraph-rsid="03f8ab00" style:font-size-asian="8pt" style:font-weight-asian="normal" style:font-size-complex="8pt" style:font-weight-complex="normal"/>
    </style:style>
    <style:style style:name="P955" style:family="paragraph" style:parent-style-name="Standard">
      <style:paragraph-properties fo:text-align="start" style:justify-single-word="false"/>
      <style:text-properties style:font-name="FreeMono" fo:font-size="8pt" fo:font-weight="normal" officeooo:rsid="00c9aab9" officeooo:paragraph-rsid="00c9aab9" style:font-size-asian="8pt" style:font-weight-asian="normal" style:font-size-complex="8pt" style:font-weight-complex="normal"/>
    </style:style>
    <style:style style:name="P956" style:family="paragraph" style:parent-style-name="Standard">
      <style:paragraph-properties fo:text-align="start" style:justify-single-word="false"/>
      <style:text-properties style:font-name="FreeMono" fo:font-size="8pt" fo:font-weight="normal" officeooo:rsid="00d2fbf2" officeooo:paragraph-rsid="00d2fbf2" style:font-size-asian="8pt" style:font-weight-asian="normal" style:font-size-complex="8pt" style:font-weight-complex="normal"/>
    </style:style>
    <style:style style:name="P957" style:family="paragraph" style:parent-style-name="Standard">
      <style:paragraph-properties fo:text-align="start" style:justify-single-word="false"/>
      <style:text-properties style:font-name="FreeMono" fo:font-size="8pt" fo:font-weight="normal" officeooo:rsid="00d2fbf2" officeooo:paragraph-rsid="0286a3c1" style:font-size-asian="8pt" style:font-weight-asian="normal" style:font-size-complex="8pt" style:font-weight-complex="normal"/>
    </style:style>
    <style:style style:name="P958" style:family="paragraph" style:parent-style-name="Standard">
      <style:paragraph-properties fo:text-align="start" style:justify-single-word="false"/>
      <style:text-properties style:font-name="FreeMono" fo:font-size="8pt" fo:font-weight="normal" officeooo:rsid="00d2fbf2" officeooo:paragraph-rsid="02ac1b43" style:font-size-asian="8pt" style:font-weight-asian="normal" style:font-size-complex="8pt" style:font-weight-complex="normal"/>
    </style:style>
    <style:style style:name="P959" style:family="paragraph" style:parent-style-name="Standard">
      <style:paragraph-properties fo:text-align="start" style:justify-single-word="false"/>
      <style:text-properties style:font-name="FreeMono" fo:font-size="8pt" fo:font-weight="normal" officeooo:rsid="00d2fbf2" officeooo:paragraph-rsid="02d45090" style:font-size-asian="8pt" style:font-weight-asian="normal" style:font-size-complex="8pt" style:font-weight-complex="normal"/>
    </style:style>
    <style:style style:name="P960" style:family="paragraph" style:parent-style-name="Standard">
      <style:paragraph-properties fo:text-align="start" style:justify-single-word="false"/>
      <style:text-properties style:font-name="FreeMono" fo:font-size="8pt" fo:font-weight="normal" officeooo:rsid="00d2fbf2" officeooo:paragraph-rsid="02d51090" style:font-size-asian="8pt" style:font-weight-asian="normal" style:font-size-complex="8pt" style:font-weight-complex="normal"/>
    </style:style>
    <style:style style:name="P961" style:family="paragraph" style:parent-style-name="Standard">
      <style:paragraph-properties fo:text-align="start" style:justify-single-word="false"/>
      <style:text-properties style:font-name="FreeMono" fo:font-size="8pt" fo:font-weight="normal" officeooo:rsid="00d2fbf2" officeooo:paragraph-rsid="03b93366" style:font-size-asian="8pt" style:font-weight-asian="normal" style:font-size-complex="8pt" style:font-weight-complex="normal"/>
    </style:style>
    <style:style style:name="P962" style:family="paragraph" style:parent-style-name="Standard">
      <style:paragraph-properties fo:text-align="start" style:justify-single-word="false"/>
      <style:text-properties style:font-name="FreeMono" fo:font-size="8pt" fo:font-weight="normal" officeooo:rsid="00d2fbf2" officeooo:paragraph-rsid="03b93d41" style:font-size-asian="8pt" style:font-weight-asian="normal" style:font-size-complex="8pt" style:font-weight-complex="normal"/>
    </style:style>
    <style:style style:name="P963" style:family="paragraph" style:parent-style-name="Standard">
      <style:paragraph-properties fo:text-align="start" style:justify-single-word="false"/>
      <style:text-properties style:font-name="FreeMono" fo:font-size="8pt" fo:font-weight="normal" officeooo:rsid="00d2fbf2" officeooo:paragraph-rsid="03eccc8e" style:font-size-asian="8pt" style:font-weight-asian="normal" style:font-size-complex="8pt" style:font-weight-complex="normal"/>
    </style:style>
    <style:style style:name="P964" style:family="paragraph" style:parent-style-name="Standard">
      <style:paragraph-properties fo:text-align="start" style:justify-single-word="false"/>
      <style:text-properties style:font-name="FreeMono" fo:font-size="8pt" fo:font-weight="normal" officeooo:rsid="00d49ae1" officeooo:paragraph-rsid="00d49ae1" style:font-size-asian="8pt" style:font-weight-asian="normal" style:font-size-complex="8pt" style:font-weight-complex="normal"/>
    </style:style>
    <style:style style:name="P965" style:family="paragraph" style:parent-style-name="Standard">
      <style:paragraph-properties fo:text-align="start" style:justify-single-word="false"/>
      <style:text-properties style:font-name="FreeMono" fo:font-size="8pt" fo:font-weight="normal" officeooo:rsid="00d49ae1" officeooo:paragraph-rsid="0286a3c1" style:font-size-asian="8pt" style:font-weight-asian="normal" style:font-size-complex="8pt" style:font-weight-complex="normal"/>
    </style:style>
    <style:style style:name="P966" style:family="paragraph" style:parent-style-name="Standard">
      <style:paragraph-properties fo:text-align="start" style:justify-single-word="false"/>
      <style:text-properties style:font-name="FreeMono" fo:font-size="8pt" fo:font-weight="normal" officeooo:rsid="00d56ab0" officeooo:paragraph-rsid="00d71b8f" style:font-size-asian="8pt" style:font-weight-asian="normal" style:font-size-complex="8pt" style:font-weight-complex="normal"/>
    </style:style>
    <style:style style:name="P967" style:family="paragraph" style:parent-style-name="Standard">
      <style:paragraph-properties fo:text-align="start" style:justify-single-word="false"/>
      <style:text-properties style:font-name="FreeMono" fo:font-size="8pt" fo:font-weight="normal" officeooo:rsid="00d56ab0" officeooo:paragraph-rsid="028e0db9" style:font-size-asian="8pt" style:font-weight-asian="normal" style:font-size-complex="8pt" style:font-weight-complex="normal"/>
    </style:style>
    <style:style style:name="P968" style:family="paragraph" style:parent-style-name="Standard">
      <style:paragraph-properties fo:text-align="start" style:justify-single-word="false"/>
      <style:text-properties style:font-name="FreeMono" fo:font-size="8pt" fo:font-weight="normal" officeooo:rsid="00d56ab0" officeooo:paragraph-rsid="033886a3" style:font-size-asian="8pt" style:font-weight-asian="normal" style:font-size-complex="8pt" style:font-weight-complex="normal"/>
    </style:style>
    <style:style style:name="P969" style:family="paragraph" style:parent-style-name="Standard">
      <style:paragraph-properties fo:text-align="start" style:justify-single-word="false"/>
      <style:text-properties style:font-name="FreeMono" fo:font-size="8pt" fo:font-weight="normal" officeooo:rsid="00db0210" officeooo:paragraph-rsid="00dbe830" style:font-size-asian="8pt" style:font-weight-asian="normal" style:font-size-complex="8pt" style:font-weight-complex="normal"/>
    </style:style>
    <style:style style:name="P970" style:family="paragraph" style:parent-style-name="Standard">
      <style:paragraph-properties fo:text-align="start" style:justify-single-word="false"/>
      <style:text-properties style:font-name="FreeMono" fo:font-size="8pt" fo:font-weight="normal" officeooo:rsid="00db0210" officeooo:paragraph-rsid="00dcf38d" style:font-size-asian="8pt" style:font-weight-asian="normal" style:font-size-complex="8pt" style:font-weight-complex="normal"/>
    </style:style>
    <style:style style:name="P971" style:family="paragraph" style:parent-style-name="Standard">
      <style:paragraph-properties fo:text-align="start" style:justify-single-word="false"/>
      <style:text-properties style:font-name="FreeMono" fo:font-size="8pt" fo:font-weight="normal" officeooo:rsid="00db0210" officeooo:paragraph-rsid="028ff6d1" style:font-size-asian="8pt" style:font-weight-asian="normal" style:font-size-complex="8pt" style:font-weight-complex="normal"/>
    </style:style>
    <style:style style:name="P972" style:family="paragraph" style:parent-style-name="Standard">
      <style:paragraph-properties fo:text-align="start" style:justify-single-word="false"/>
      <style:text-properties style:font-name="FreeMono" fo:font-size="8pt" fo:font-weight="normal" officeooo:rsid="00db0210" officeooo:paragraph-rsid="03f44553" style:font-size-asian="8pt" style:font-weight-asian="normal" style:font-size-complex="8pt" style:font-weight-complex="normal"/>
    </style:style>
    <style:style style:name="P973" style:family="paragraph" style:parent-style-name="Standard">
      <style:paragraph-properties fo:text-align="start" style:justify-single-word="false"/>
      <style:text-properties style:font-name="FreeMono" fo:font-size="8pt" fo:font-weight="normal" officeooo:rsid="00dcf38d" officeooo:paragraph-rsid="00dcf38d" style:font-size-asian="8pt" style:font-weight-asian="normal" style:font-size-complex="8pt" style:font-weight-complex="normal"/>
    </style:style>
    <style:style style:name="P974" style:family="paragraph" style:parent-style-name="Standard">
      <style:paragraph-properties fo:text-align="start" style:justify-single-word="false"/>
      <style:text-properties style:font-name="FreeMono" fo:font-size="8pt" fo:font-weight="normal" officeooo:rsid="00dcf38d" officeooo:paragraph-rsid="00df1668" style:font-size-asian="8pt" style:font-weight-asian="normal" style:font-size-complex="8pt" style:font-weight-complex="normal"/>
    </style:style>
    <style:style style:name="P975" style:family="paragraph" style:parent-style-name="Standard">
      <style:paragraph-properties fo:text-align="start" style:justify-single-word="false"/>
      <style:text-properties style:font-name="FreeMono" fo:font-size="8pt" fo:font-weight="normal" officeooo:rsid="00dcf38d" officeooo:paragraph-rsid="0299ff37" style:font-size-asian="8pt" style:font-weight-asian="normal" style:font-size-complex="8pt" style:font-weight-complex="normal"/>
    </style:style>
    <style:style style:name="P976" style:family="paragraph" style:parent-style-name="Standard">
      <style:paragraph-properties fo:text-align="start" style:justify-single-word="false"/>
      <style:text-properties style:font-name="FreeMono" fo:font-size="8pt" fo:font-weight="normal" officeooo:rsid="00dcf38d" officeooo:paragraph-rsid="03a3cac0" style:font-size-asian="8pt" style:font-weight-asian="normal" style:font-size-complex="8pt" style:font-weight-complex="normal"/>
    </style:style>
    <style:style style:name="P977" style:family="paragraph" style:parent-style-name="Standard">
      <style:paragraph-properties fo:text-align="start" style:justify-single-word="false"/>
      <style:text-properties style:font-name="FreeMono" fo:font-size="8pt" fo:font-weight="normal" officeooo:rsid="00df1668" officeooo:paragraph-rsid="00df1668" style:font-size-asian="8pt" style:font-weight-asian="normal" style:font-size-complex="8pt" style:font-weight-complex="normal"/>
    </style:style>
    <style:style style:name="P978" style:family="paragraph" style:parent-style-name="Standard">
      <style:paragraph-properties fo:text-align="start" style:justify-single-word="false"/>
      <style:text-properties style:font-name="FreeMono" fo:font-size="8pt" fo:font-weight="normal" officeooo:rsid="00df1668" officeooo:paragraph-rsid="00e457b5" style:font-size-asian="8pt" style:font-weight-asian="normal" style:font-size-complex="8pt" style:font-weight-complex="normal"/>
    </style:style>
    <style:style style:name="P979" style:family="paragraph" style:parent-style-name="Standard">
      <style:paragraph-properties fo:text-align="start" style:justify-single-word="false"/>
      <style:text-properties style:font-name="FreeMono" fo:font-size="8pt" fo:font-weight="normal" officeooo:rsid="00df1668" officeooo:paragraph-rsid="0299ff37" style:font-size-asian="8pt" style:font-weight-asian="normal" style:font-size-complex="8pt" style:font-weight-complex="normal"/>
    </style:style>
    <style:style style:name="P980" style:family="paragraph" style:parent-style-name="Standard">
      <style:paragraph-properties fo:text-align="start" style:justify-single-word="false"/>
      <style:text-properties style:font-name="FreeMono" fo:font-size="8pt" fo:font-weight="normal" officeooo:rsid="00df1668" officeooo:paragraph-rsid="03f4a098" style:font-size-asian="8pt" style:font-weight-asian="normal" style:font-size-complex="8pt" style:font-weight-complex="normal"/>
    </style:style>
    <style:style style:name="P981" style:family="paragraph" style:parent-style-name="Standard">
      <style:paragraph-properties fo:text-align="start" style:justify-single-word="false"/>
      <style:text-properties style:font-name="FreeMono" fo:font-size="8pt" fo:font-weight="normal" officeooo:rsid="00e202df" officeooo:paragraph-rsid="00e202df" style:font-size-asian="8pt" style:font-weight-asian="normal" style:font-size-complex="8pt" style:font-weight-complex="normal"/>
    </style:style>
    <style:style style:name="P982" style:family="paragraph" style:parent-style-name="Standard">
      <style:paragraph-properties fo:text-align="start" style:justify-single-word="false"/>
      <style:text-properties style:font-name="FreeMono" fo:font-size="8pt" fo:font-weight="normal" officeooo:rsid="00e202df" officeooo:paragraph-rsid="00e9fe53" style:font-size-asian="8pt" style:font-weight-asian="normal" style:font-size-complex="8pt" style:font-weight-complex="normal"/>
    </style:style>
    <style:style style:name="P983" style:family="paragraph" style:parent-style-name="Standard">
      <style:paragraph-properties fo:text-align="start" style:justify-single-word="false"/>
      <style:text-properties style:font-name="FreeMono" fo:font-size="8pt" fo:font-weight="normal" officeooo:rsid="00e202df" officeooo:paragraph-rsid="00eefe2d" style:font-size-asian="8pt" style:font-weight-asian="normal" style:font-size-complex="8pt" style:font-weight-complex="normal"/>
    </style:style>
    <style:style style:name="P984" style:family="paragraph" style:parent-style-name="Standard">
      <style:paragraph-properties fo:text-align="start" style:justify-single-word="false"/>
      <style:text-properties style:font-name="FreeMono" fo:font-size="8pt" fo:font-weight="normal" officeooo:rsid="00e9fe53" officeooo:paragraph-rsid="00e9fe53" style:font-size-asian="8pt" style:font-weight-asian="normal" style:font-size-complex="8pt" style:font-weight-complex="normal"/>
    </style:style>
    <style:style style:name="P985" style:family="paragraph" style:parent-style-name="Standard">
      <style:paragraph-properties fo:text-align="start" style:justify-single-word="false"/>
      <style:text-properties style:font-name="FreeMono" fo:font-size="8pt" fo:font-weight="normal" officeooo:rsid="00ea2690" officeooo:paragraph-rsid="00ebd469" style:font-size-asian="8pt" style:font-weight-asian="normal" style:font-size-complex="8pt" style:font-weight-complex="normal"/>
    </style:style>
    <style:style style:name="P986" style:family="paragraph" style:parent-style-name="Standard">
      <style:paragraph-properties fo:text-align="start" style:justify-single-word="false"/>
      <style:text-properties style:font-name="FreeMono" fo:font-size="8pt" fo:font-weight="normal" officeooo:rsid="00ea2690" officeooo:paragraph-rsid="00ea2690" style:font-size-asian="8pt" style:font-weight-asian="normal" style:font-size-complex="8pt" style:font-weight-complex="normal"/>
    </style:style>
    <style:style style:name="P987" style:family="paragraph" style:parent-style-name="Standard">
      <style:paragraph-properties fo:text-align="start" style:justify-single-word="false"/>
      <style:text-properties style:font-name="FreeMono" fo:font-size="8pt" fo:font-weight="normal" officeooo:rsid="00ed6681" officeooo:paragraph-rsid="00ec35af" style:font-size-asian="8pt" style:font-weight-asian="normal" style:font-size-complex="8pt" style:font-weight-complex="normal"/>
    </style:style>
    <style:style style:name="P988" style:family="paragraph" style:parent-style-name="Standard">
      <style:paragraph-properties fo:text-align="start" style:justify-single-word="false"/>
      <style:text-properties style:font-name="FreeMono" fo:font-size="8pt" fo:font-weight="normal" officeooo:rsid="00eefe2d" officeooo:paragraph-rsid="00ec35af" style:font-size-asian="8pt" style:font-weight-asian="normal" style:font-size-complex="8pt" style:font-weight-complex="normal"/>
    </style:style>
    <style:style style:name="P989" style:family="paragraph" style:parent-style-name="Standard">
      <style:paragraph-properties fo:text-align="start" style:justify-single-word="false"/>
      <style:text-properties style:font-name="FreeMono" fo:font-size="8pt" fo:font-weight="normal" officeooo:rsid="00f01f9f" officeooo:paragraph-rsid="00eefe2d" style:font-size-asian="8pt" style:font-weight-asian="normal" style:font-size-complex="8pt" style:font-weight-complex="normal"/>
    </style:style>
    <style:style style:name="P990" style:family="paragraph" style:parent-style-name="Standard">
      <style:paragraph-properties fo:text-align="start" style:justify-single-word="false"/>
      <style:text-properties style:font-name="FreeMono" fo:font-size="8pt" fo:font-weight="normal" officeooo:rsid="00f01f9f" officeooo:paragraph-rsid="01a84973" style:font-size-asian="8pt" style:font-weight-asian="normal" style:font-size-complex="8pt" style:font-weight-complex="normal"/>
    </style:style>
    <style:style style:name="P991" style:family="paragraph" style:parent-style-name="Standard">
      <style:paragraph-properties fo:text-align="start" style:justify-single-word="false"/>
      <style:text-properties style:font-name="FreeMono" fo:font-size="8pt" fo:font-weight="normal" officeooo:rsid="00f01f9f" officeooo:paragraph-rsid="01c4e253" style:font-size-asian="8pt" style:font-weight-asian="normal" style:font-size-complex="8pt" style:font-weight-complex="normal"/>
    </style:style>
    <style:style style:name="P992" style:family="paragraph" style:parent-style-name="Standard">
      <style:paragraph-properties fo:text-align="start" style:justify-single-word="false">
        <style:tab-stops>
          <style:tab-stop style:position="1.498cm"/>
        </style:tab-stops>
      </style:paragraph-properties>
      <style:text-properties style:font-name="FreeMono" fo:font-size="8pt" fo:font-weight="normal" officeooo:rsid="00f01f9f" officeooo:paragraph-rsid="01c4e253" style:font-size-asian="8pt" style:font-weight-asian="normal" style:font-size-complex="8pt" style:font-weight-complex="normal"/>
    </style:style>
    <style:style style:name="P993" style:family="paragraph" style:parent-style-name="Standard">
      <style:paragraph-properties fo:text-align="start" style:justify-single-word="false">
        <style:tab-stops>
          <style:tab-stop style:position="1.498cm"/>
        </style:tab-stops>
      </style:paragraph-properties>
      <style:text-properties style:font-name="FreeMono" fo:font-size="8pt" fo:font-weight="normal" officeooo:rsid="00f01f9f" officeooo:paragraph-rsid="01c7b24c" style:font-size-asian="8pt" style:font-weight-asian="normal" style:font-size-complex="8pt" style:font-weight-complex="normal"/>
    </style:style>
    <style:style style:name="P994" style:family="paragraph" style:parent-style-name="Standard">
      <style:paragraph-properties fo:text-align="start" style:justify-single-word="false"/>
      <style:text-properties style:font-name="FreeMono" fo:font-size="8pt" fo:font-weight="normal" officeooo:rsid="00f01f9f" officeooo:paragraph-rsid="01c7b24c" style:font-size-asian="8pt" style:font-weight-asian="normal" style:font-size-complex="8pt" style:font-weight-complex="normal"/>
    </style:style>
    <style:style style:name="P995" style:family="paragraph" style:parent-style-name="Standard">
      <style:paragraph-properties fo:text-align="start" style:justify-single-word="false"/>
      <style:text-properties style:font-name="FreeMono" fo:font-size="8pt" fo:font-weight="normal" officeooo:rsid="00f13286" officeooo:paragraph-rsid="00f13286" style:font-size-asian="8pt" style:font-weight-asian="normal" style:font-size-complex="8pt" style:font-weight-complex="normal"/>
    </style:style>
    <style:style style:name="P996" style:family="paragraph" style:parent-style-name="Standard">
      <style:paragraph-properties fo:text-align="start" style:justify-single-word="false"/>
      <style:text-properties style:font-name="FreeMono" fo:font-size="8pt" fo:font-weight="normal" officeooo:rsid="00f13286" officeooo:paragraph-rsid="00f184bb" style:font-size-asian="8pt" style:font-weight-asian="normal" style:font-size-complex="8pt" style:font-weight-complex="normal"/>
    </style:style>
    <style:style style:name="P997" style:family="paragraph" style:parent-style-name="Standard">
      <style:paragraph-properties fo:text-align="start" style:justify-single-word="false"/>
      <style:text-properties style:font-name="FreeMono" fo:font-size="8pt" fo:font-weight="normal" officeooo:rsid="00f60dfd" officeooo:paragraph-rsid="00f60dfd" style:font-size-asian="8pt" style:font-weight-asian="normal" style:font-size-complex="8pt" style:font-weight-complex="normal"/>
    </style:style>
    <style:style style:name="P998" style:family="paragraph" style:parent-style-name="Standard">
      <style:paragraph-properties fo:text-align="start" style:justify-single-word="false"/>
      <style:text-properties style:font-name="FreeMono" fo:font-size="8pt" fo:font-weight="normal" officeooo:rsid="00f60dfd" officeooo:paragraph-rsid="00f617ef" style:font-size-asian="8pt" style:font-weight-asian="normal" style:font-size-complex="8pt" style:font-weight-complex="normal"/>
    </style:style>
    <style:style style:name="P999" style:family="paragraph" style:parent-style-name="Standard">
      <style:paragraph-properties fo:text-align="start" style:justify-single-word="false"/>
      <style:text-properties style:font-name="FreeMono" fo:font-size="8pt" fo:font-weight="normal" officeooo:rsid="00f60dfd" officeooo:paragraph-rsid="00f958e5" style:font-size-asian="8pt" style:font-weight-asian="normal" style:font-size-complex="8pt" style:font-weight-complex="normal"/>
    </style:style>
    <style:style style:name="P1000" style:family="paragraph" style:parent-style-name="Standard">
      <style:paragraph-properties fo:text-align="start" style:justify-single-word="false"/>
      <style:text-properties style:font-name="FreeMono" fo:font-size="8pt" fo:font-weight="normal" officeooo:rsid="00f60dfd" officeooo:paragraph-rsid="00fbc8f9" style:font-size-asian="8pt" style:font-weight-asian="normal" style:font-size-complex="8pt" style:font-weight-complex="normal"/>
    </style:style>
    <style:style style:name="P1001" style:family="paragraph" style:parent-style-name="Standard">
      <style:paragraph-properties fo:text-align="start" style:justify-single-word="false"/>
      <style:text-properties style:font-name="FreeMono" fo:font-size="8pt" fo:font-weight="normal" officeooo:rsid="00f60dfd" officeooo:paragraph-rsid="00fc0f34" style:font-size-asian="8pt" style:font-weight-asian="normal" style:font-size-complex="8pt" style:font-weight-complex="normal"/>
    </style:style>
    <style:style style:name="P1002" style:family="paragraph" style:parent-style-name="Standard">
      <style:paragraph-properties fo:text-align="start" style:justify-single-word="false"/>
      <style:text-properties style:font-name="FreeMono" fo:font-size="8pt" fo:font-weight="normal" officeooo:rsid="00f60dfd" officeooo:paragraph-rsid="00fd96bc" style:font-size-asian="8pt" style:font-weight-asian="normal" style:font-size-complex="8pt" style:font-weight-complex="normal"/>
    </style:style>
    <style:style style:name="P1003" style:family="paragraph" style:parent-style-name="Standard">
      <style:paragraph-properties fo:text-align="start" style:justify-single-word="false"/>
      <style:text-properties style:font-name="FreeMono" fo:font-size="8pt" fo:font-weight="normal" officeooo:rsid="00f60dfd" officeooo:paragraph-rsid="00fdfe53" style:font-size-asian="8pt" style:font-weight-asian="normal" style:font-size-complex="8pt" style:font-weight-complex="normal"/>
    </style:style>
    <style:style style:name="P1004" style:family="paragraph" style:parent-style-name="Standard">
      <style:paragraph-properties fo:text-align="start" style:justify-single-word="false"/>
      <style:text-properties style:font-name="FreeMono" fo:font-size="8pt" fo:font-weight="normal" officeooo:rsid="00f60dfd" officeooo:paragraph-rsid="00fe8d27" style:font-size-asian="8pt" style:font-weight-asian="normal" style:font-size-complex="8pt" style:font-weight-complex="normal"/>
    </style:style>
    <style:style style:name="P1005" style:family="paragraph" style:parent-style-name="Standard">
      <style:paragraph-properties fo:text-align="start" style:justify-single-word="false"/>
      <style:text-properties style:font-name="FreeMono" fo:font-size="8pt" fo:font-weight="normal" officeooo:rsid="00f60dfd" officeooo:paragraph-rsid="0100d7f6" style:font-size-asian="8pt" style:font-weight-asian="normal" style:font-size-complex="8pt" style:font-weight-complex="normal"/>
    </style:style>
    <style:style style:name="P1006" style:family="paragraph" style:parent-style-name="Standard">
      <style:paragraph-properties fo:text-align="start" style:justify-single-word="false"/>
      <style:text-properties style:font-name="FreeMono" fo:font-size="8pt" fo:font-weight="normal" officeooo:rsid="00f60dfd" officeooo:paragraph-rsid="01023e68" style:font-size-asian="8pt" style:font-weight-asian="normal" style:font-size-complex="8pt" style:font-weight-complex="normal"/>
    </style:style>
    <style:style style:name="P1007" style:family="paragraph" style:parent-style-name="Standard">
      <style:paragraph-properties fo:text-align="start" style:justify-single-word="false"/>
      <style:text-properties style:font-name="FreeMono" fo:font-size="8pt" fo:font-weight="normal" officeooo:rsid="00f60dfd" officeooo:paragraph-rsid="01066f05" style:font-size-asian="8pt" style:font-weight-asian="normal" style:font-size-complex="8pt" style:font-weight-complex="normal"/>
    </style:style>
    <style:style style:name="P1008" style:family="paragraph" style:parent-style-name="Standard">
      <style:paragraph-properties fo:text-align="start" style:justify-single-word="false"/>
      <style:text-properties style:font-name="FreeMono" fo:font-size="8pt" fo:font-weight="normal" officeooo:rsid="00f60dfd" officeooo:paragraph-rsid="01072e96" style:font-size-asian="8pt" style:font-weight-asian="normal" style:font-size-complex="8pt" style:font-weight-complex="normal"/>
    </style:style>
    <style:style style:name="P1009" style:family="paragraph" style:parent-style-name="Standard">
      <style:paragraph-properties fo:text-align="start" style:justify-single-word="false"/>
      <style:text-properties style:font-name="FreeMono" fo:font-size="8pt" fo:font-weight="normal" officeooo:rsid="00f60dfd" officeooo:paragraph-rsid="0107ae2a" style:font-size-asian="8pt" style:font-weight-asian="normal" style:font-size-complex="8pt" style:font-weight-complex="normal"/>
    </style:style>
    <style:style style:name="P1010" style:family="paragraph" style:parent-style-name="Standard">
      <style:paragraph-properties fo:text-align="start" style:justify-single-word="false"/>
      <style:text-properties style:font-name="FreeMono" fo:font-size="8pt" fo:font-weight="normal" officeooo:rsid="00f60dfd" officeooo:paragraph-rsid="01b57480" style:font-size-asian="8pt" style:font-weight-asian="normal" style:font-size-complex="8pt" style:font-weight-complex="normal"/>
    </style:style>
    <style:style style:name="P1011" style:family="paragraph" style:parent-style-name="Standard">
      <style:paragraph-properties fo:text-align="start" style:justify-single-word="false"/>
      <style:text-properties style:font-name="FreeMono" fo:font-size="8pt" fo:font-weight="normal" officeooo:rsid="00f60dfd" officeooo:paragraph-rsid="01b6dadf" style:font-size-asian="8pt" style:font-weight-asian="normal" style:font-size-complex="8pt" style:font-weight-complex="normal"/>
    </style:style>
    <style:style style:name="P1012" style:family="paragraph" style:parent-style-name="Standard">
      <style:paragraph-properties fo:text-align="start" style:justify-single-word="false"/>
      <style:text-properties style:font-name="FreeMono" fo:font-size="8pt" fo:font-weight="normal" officeooo:rsid="00f60dfd" officeooo:paragraph-rsid="01b8ba20" style:font-size-asian="8pt" style:font-weight-asian="normal" style:font-size-complex="8pt" style:font-weight-complex="normal"/>
    </style:style>
    <style:style style:name="P1013" style:family="paragraph" style:parent-style-name="Standard">
      <style:paragraph-properties fo:text-align="start" style:justify-single-word="false"/>
      <style:text-properties style:font-name="FreeMono" fo:font-size="8pt" fo:font-weight="normal" officeooo:rsid="00f60dfd" officeooo:paragraph-rsid="01b9db50" style:font-size-asian="8pt" style:font-weight-asian="normal" style:font-size-complex="8pt" style:font-weight-complex="normal"/>
    </style:style>
    <style:style style:name="P1014" style:family="paragraph" style:parent-style-name="Standard">
      <style:paragraph-properties fo:text-align="start" style:justify-single-word="false"/>
      <style:text-properties style:font-name="FreeMono" fo:font-size="8pt" fo:font-weight="normal" officeooo:rsid="00f60dfd" officeooo:paragraph-rsid="01bb50fc" style:font-size-asian="8pt" style:font-weight-asian="normal" style:font-size-complex="8pt" style:font-weight-complex="normal"/>
    </style:style>
    <style:style style:name="P1015" style:family="paragraph" style:parent-style-name="Standard">
      <style:paragraph-properties fo:text-align="start" style:justify-single-word="false"/>
      <style:text-properties style:font-name="FreeMono" fo:font-size="8pt" fo:font-weight="normal" officeooo:rsid="00f60dfd" officeooo:paragraph-rsid="01be3bbb" style:font-size-asian="8pt" style:font-weight-asian="normal" style:font-size-complex="8pt" style:font-weight-complex="normal"/>
    </style:style>
    <style:style style:name="P1016" style:family="paragraph" style:parent-style-name="Standard">
      <style:paragraph-properties fo:text-align="start" style:justify-single-word="false"/>
      <style:text-properties style:font-name="FreeMono" fo:font-size="8pt" fo:font-weight="normal" officeooo:rsid="00f60dfd" officeooo:paragraph-rsid="01f9c47e" style:font-size-asian="8pt" style:font-weight-asian="normal" style:font-size-complex="8pt" style:font-weight-complex="normal"/>
    </style:style>
    <style:style style:name="P1017" style:family="paragraph" style:parent-style-name="Standard">
      <style:paragraph-properties fo:text-align="start" style:justify-single-word="false"/>
      <style:text-properties style:font-name="FreeMono" fo:font-size="8pt" fo:font-weight="normal" officeooo:rsid="00f60dfd" officeooo:paragraph-rsid="02e74210" style:font-size-asian="8pt" style:font-weight-asian="normal" style:font-size-complex="8pt" style:font-weight-complex="normal"/>
    </style:style>
    <style:style style:name="P1018" style:family="paragraph" style:parent-style-name="Standard">
      <style:paragraph-properties fo:text-align="start" style:justify-single-word="false"/>
      <style:text-properties style:font-name="FreeMono" fo:font-size="8pt" fo:font-weight="normal" officeooo:rsid="00f60dfd" officeooo:paragraph-rsid="033d6214" style:font-size-asian="8pt" style:font-weight-asian="normal" style:font-size-complex="8pt" style:font-weight-complex="normal"/>
    </style:style>
    <style:style style:name="P1019" style:family="paragraph" style:parent-style-name="Standard">
      <style:paragraph-properties fo:text-align="start" style:justify-single-word="false"/>
      <style:text-properties style:font-name="FreeMono" fo:font-size="8pt" fo:font-weight="normal" officeooo:rsid="00f60dfd" officeooo:paragraph-rsid="0386bd03" style:font-size-asian="8pt" style:font-weight-asian="normal" style:font-size-complex="8pt" style:font-weight-complex="normal"/>
    </style:style>
    <style:style style:name="P1020" style:family="paragraph" style:parent-style-name="Standard">
      <style:paragraph-properties fo:text-align="start" style:justify-single-word="false"/>
      <style:text-properties style:font-name="FreeMono" fo:font-size="8pt" fo:font-weight="normal" officeooo:rsid="00f60dfd" officeooo:paragraph-rsid="03882105" style:font-size-asian="8pt" style:font-weight-asian="normal" style:font-size-complex="8pt" style:font-weight-complex="normal"/>
    </style:style>
    <style:style style:name="P1021" style:family="paragraph" style:parent-style-name="Standard">
      <style:paragraph-properties fo:text-align="start" style:justify-single-word="false"/>
      <style:text-properties style:font-name="FreeMono" fo:font-size="8pt" fo:font-weight="normal" officeooo:rsid="00f60dfd" officeooo:paragraph-rsid="0470774f" style:font-size-asian="8pt" style:font-weight-asian="normal" style:font-size-complex="8pt" style:font-weight-complex="normal"/>
    </style:style>
    <style:style style:name="P1022" style:family="paragraph" style:parent-style-name="Standard">
      <style:paragraph-properties fo:text-align="start" style:justify-single-word="false"/>
      <style:text-properties style:font-name="FreeMono" fo:font-size="8pt" fo:font-weight="normal" officeooo:rsid="00f958e5" officeooo:paragraph-rsid="00f617ef" style:font-size-asian="8pt" style:font-weight-asian="normal" style:font-size-complex="8pt" style:font-weight-complex="normal"/>
    </style:style>
    <style:style style:name="P1023" style:family="paragraph" style:parent-style-name="Standard">
      <style:paragraph-properties fo:text-align="start" style:justify-single-word="false"/>
      <style:text-properties style:font-name="FreeMono" fo:font-size="8pt" fo:font-weight="normal" officeooo:rsid="00f958e5" officeooo:paragraph-rsid="00fc0f34" style:font-size-asian="8pt" style:font-weight-asian="normal" style:font-size-complex="8pt" style:font-weight-complex="normal"/>
    </style:style>
    <style:style style:name="P1024" style:family="paragraph" style:parent-style-name="Standard">
      <style:paragraph-properties fo:text-align="start" style:justify-single-word="false"/>
      <style:text-properties style:font-name="FreeMono" fo:font-size="8pt" fo:font-weight="normal" officeooo:rsid="00f958e5" officeooo:paragraph-rsid="00fbc8f9" style:font-size-asian="8pt" style:font-weight-asian="normal" style:font-size-complex="8pt" style:font-weight-complex="normal"/>
    </style:style>
    <style:style style:name="P1025" style:family="paragraph" style:parent-style-name="Standard">
      <style:paragraph-properties fo:text-align="start" style:justify-single-word="false"/>
      <style:text-properties style:font-name="FreeMono" fo:font-size="8pt" fo:font-weight="normal" officeooo:rsid="00f958e5" officeooo:paragraph-rsid="00fd96bc" style:font-size-asian="8pt" style:font-weight-asian="normal" style:font-size-complex="8pt" style:font-weight-complex="normal"/>
    </style:style>
    <style:style style:name="P1026" style:family="paragraph" style:parent-style-name="Standard">
      <style:paragraph-properties fo:text-align="start" style:justify-single-word="false"/>
      <style:text-properties style:font-name="FreeMono" fo:font-size="8pt" fo:font-weight="normal" officeooo:rsid="00f958e5" officeooo:paragraph-rsid="01b57480" style:font-size-asian="8pt" style:font-weight-asian="normal" style:font-size-complex="8pt" style:font-weight-complex="normal"/>
    </style:style>
    <style:style style:name="P1027" style:family="paragraph" style:parent-style-name="Standard">
      <style:paragraph-properties fo:text-align="start" style:justify-single-word="false"/>
      <style:text-properties style:font-name="FreeMono" fo:font-size="8pt" fo:font-weight="normal" officeooo:rsid="00f958e5" officeooo:paragraph-rsid="0386bd03" style:font-size-asian="8pt" style:font-weight-asian="normal" style:font-size-complex="8pt" style:font-weight-complex="normal"/>
    </style:style>
    <style:style style:name="P1028" style:family="paragraph" style:parent-style-name="Standard">
      <style:paragraph-properties fo:text-align="start" style:justify-single-word="false"/>
      <style:text-properties style:font-name="FreeMono" fo:font-size="8pt" fo:font-weight="normal" officeooo:rsid="00fc0f34" officeooo:paragraph-rsid="00fdfe53" style:font-size-asian="8pt" style:font-weight-asian="normal" style:font-size-complex="8pt" style:font-weight-complex="normal"/>
    </style:style>
    <style:style style:name="P1029" style:family="paragraph" style:parent-style-name="Standard">
      <style:paragraph-properties fo:text-align="start" style:justify-single-word="false"/>
      <style:text-properties style:font-name="FreeMono" fo:font-size="8pt" fo:font-weight="normal" officeooo:rsid="00fc0f34" officeooo:paragraph-rsid="00fd96bc" style:font-size-asian="8pt" style:font-weight-asian="normal" style:font-size-complex="8pt" style:font-weight-complex="normal"/>
    </style:style>
    <style:style style:name="P1030" style:family="paragraph" style:parent-style-name="Standard">
      <style:paragraph-properties fo:text-align="start" style:justify-single-word="false"/>
      <style:text-properties style:font-name="FreeMono" fo:font-size="8pt" fo:font-weight="normal" officeooo:rsid="00fc0f34" officeooo:paragraph-rsid="01b8ba20" style:font-size-asian="8pt" style:font-weight-asian="normal" style:font-size-complex="8pt" style:font-weight-complex="normal"/>
    </style:style>
    <style:style style:name="P1031" style:family="paragraph" style:parent-style-name="Standard">
      <style:paragraph-properties fo:text-align="start" style:justify-single-word="false"/>
      <style:text-properties style:font-name="FreeMono" fo:font-size="8pt" fo:font-weight="normal" officeooo:rsid="00fc0f34" officeooo:paragraph-rsid="01bb50fc" style:font-size-asian="8pt" style:font-weight-asian="normal" style:font-size-complex="8pt" style:font-weight-complex="normal"/>
    </style:style>
    <style:style style:name="P1032" style:family="paragraph" style:parent-style-name="Standard">
      <style:paragraph-properties fo:text-align="start" style:justify-single-word="false"/>
      <style:text-properties style:font-name="FreeMono" fo:font-size="8pt" fo:font-weight="normal" officeooo:rsid="01023e68" officeooo:paragraph-rsid="01023e68" style:font-size-asian="8pt" style:font-weight-asian="normal" style:font-size-complex="8pt" style:font-weight-complex="normal"/>
    </style:style>
    <style:style style:name="P1033" style:family="paragraph" style:parent-style-name="Standard">
      <style:paragraph-properties fo:text-align="start" style:justify-single-word="false"/>
      <style:text-properties style:font-name="FreeMono" fo:font-size="8pt" fo:font-weight="normal" officeooo:rsid="01023e68" officeooo:paragraph-rsid="01bb50fc" style:font-size-asian="8pt" style:font-weight-asian="normal" style:font-size-complex="8pt" style:font-weight-complex="normal"/>
    </style:style>
    <style:style style:name="P1034" style:family="paragraph" style:parent-style-name="Standard">
      <style:paragraph-properties fo:text-align="start" style:justify-single-word="false"/>
      <style:text-properties style:font-name="FreeMono" fo:font-size="8pt" fo:font-weight="normal" officeooo:rsid="01023e68" officeooo:paragraph-rsid="033d6214" style:font-size-asian="8pt" style:font-weight-asian="normal" style:font-size-complex="8pt" style:font-weight-complex="normal"/>
    </style:style>
    <style:style style:name="P1035" style:family="paragraph" style:parent-style-name="Standard">
      <style:paragraph-properties fo:text-align="start" style:justify-single-word="false"/>
      <style:text-properties style:font-name="FreeMono" fo:font-size="8pt" fo:font-weight="normal" officeooo:rsid="01072e96" officeooo:paragraph-rsid="0107ae2a" style:font-size-asian="8pt" style:font-weight-asian="normal" style:font-size-complex="8pt" style:font-weight-complex="normal"/>
    </style:style>
    <style:style style:name="P1036" style:family="paragraph" style:parent-style-name="Standard">
      <style:paragraph-properties fo:text-align="start" style:justify-single-word="false"/>
      <style:text-properties style:font-name="FreeMono" fo:font-size="8pt" fo:font-weight="normal" officeooo:rsid="01072e96" officeooo:paragraph-rsid="01072e96" style:font-size-asian="8pt" style:font-weight-asian="normal" style:font-size-complex="8pt" style:font-weight-complex="normal"/>
    </style:style>
    <style:style style:name="P1037" style:family="paragraph" style:parent-style-name="Standard">
      <style:paragraph-properties fo:text-align="start" style:justify-single-word="false"/>
      <style:text-properties style:font-name="FreeMono" fo:font-size="8pt" fo:font-weight="normal" officeooo:rsid="01192acd" officeooo:paragraph-rsid="01192acd" style:font-size-asian="8pt" style:font-weight-asian="normal" style:font-size-complex="8pt" style:font-weight-complex="normal"/>
    </style:style>
    <style:style style:name="P1038" style:family="paragraph" style:parent-style-name="Standard">
      <style:paragraph-properties fo:text-align="start" style:justify-single-word="false"/>
      <style:text-properties style:font-name="FreeMono" fo:font-size="8pt" fo:font-weight="normal" officeooo:rsid="01192acd" officeooo:paragraph-rsid="011acee6" style:font-size-asian="8pt" style:font-weight-asian="normal" style:font-size-complex="8pt" style:font-weight-complex="normal"/>
    </style:style>
    <style:style style:name="P1039" style:family="paragraph" style:parent-style-name="Standard">
      <style:paragraph-properties fo:text-align="start" style:justify-single-word="false"/>
      <style:text-properties style:font-name="FreeMono" fo:font-size="8pt" fo:font-weight="normal" officeooo:rsid="01192acd" officeooo:paragraph-rsid="011ce1af" style:font-size-asian="8pt" style:font-weight-asian="normal" style:font-size-complex="8pt" style:font-weight-complex="normal"/>
    </style:style>
    <style:style style:name="P1040" style:family="paragraph" style:parent-style-name="Standard">
      <style:paragraph-properties fo:text-align="start" style:justify-single-word="false"/>
      <style:text-properties style:font-name="FreeMono" fo:font-size="8pt" fo:font-weight="normal" officeooo:rsid="01192acd" officeooo:paragraph-rsid="012b4300" style:font-size-asian="8pt" style:font-weight-asian="normal" style:font-size-complex="8pt" style:font-weight-complex="normal"/>
    </style:style>
    <style:style style:name="P1041" style:family="paragraph" style:parent-style-name="Standard">
      <style:paragraph-properties fo:text-align="start" style:justify-single-word="false"/>
      <style:text-properties style:font-name="FreeMono" fo:font-size="8pt" fo:font-weight="normal" officeooo:rsid="011ce1af" officeooo:paragraph-rsid="011ce1af" style:font-size-asian="8pt" style:font-weight-asian="normal" style:font-size-complex="8pt" style:font-weight-complex="normal"/>
    </style:style>
    <style:style style:name="P1042" style:family="paragraph" style:parent-style-name="Standard">
      <style:paragraph-properties fo:text-align="start" style:justify-single-word="false"/>
      <style:text-properties style:font-name="FreeMono" fo:font-size="8pt" fo:font-weight="normal" officeooo:rsid="011ce1af" officeooo:paragraph-rsid="011d04da" style:font-size-asian="8pt" style:font-weight-asian="normal" style:font-size-complex="8pt" style:font-weight-complex="normal"/>
    </style:style>
    <style:style style:name="P1043" style:family="paragraph" style:parent-style-name="Standard">
      <style:paragraph-properties fo:text-align="start" style:justify-single-word="false"/>
      <style:text-properties style:font-name="FreeMono" fo:font-size="8pt" fo:font-weight="normal" officeooo:rsid="012b4300" officeooo:paragraph-rsid="013224b1" style:font-size-asian="8pt" style:font-weight-asian="normal" style:font-size-complex="8pt" style:font-weight-complex="normal"/>
    </style:style>
    <style:style style:name="P1044" style:family="paragraph" style:parent-style-name="Standard">
      <style:paragraph-properties fo:text-align="start" style:justify-single-word="false"/>
      <style:text-properties style:font-name="FreeMono" fo:font-size="8pt" fo:font-weight="normal" officeooo:rsid="012b4300" officeooo:paragraph-rsid="0132d335" style:font-size-asian="8pt" style:font-weight-asian="normal" style:font-size-complex="8pt" style:font-weight-complex="normal"/>
    </style:style>
    <style:style style:name="P1045" style:family="paragraph" style:parent-style-name="Standard">
      <style:paragraph-properties fo:text-align="start" style:justify-single-word="false"/>
      <style:text-properties style:font-name="FreeMono" fo:font-size="8pt" fo:font-weight="normal" officeooo:rsid="012b4300" officeooo:paragraph-rsid="01339880" style:font-size-asian="8pt" style:font-weight-asian="normal" style:font-size-complex="8pt" style:font-weight-complex="normal"/>
    </style:style>
    <style:style style:name="P1046" style:family="paragraph" style:parent-style-name="Standard">
      <style:paragraph-properties fo:text-align="start" style:justify-single-word="false"/>
      <style:text-properties style:font-name="FreeMono" fo:font-size="8pt" fo:font-weight="normal" officeooo:rsid="012b4300" officeooo:paragraph-rsid="0134dee4" style:font-size-asian="8pt" style:font-weight-asian="normal" style:font-size-complex="8pt" style:font-weight-complex="normal"/>
    </style:style>
    <style:style style:name="P1047" style:family="paragraph" style:parent-style-name="Standard">
      <style:paragraph-properties fo:text-align="start" style:justify-single-word="false"/>
      <style:text-properties style:font-name="FreeMono" fo:font-size="8pt" fo:font-weight="normal" officeooo:rsid="012b4300" officeooo:paragraph-rsid="01366d02" style:font-size-asian="8pt" style:font-weight-asian="normal" style:font-size-complex="8pt" style:font-weight-complex="normal"/>
    </style:style>
    <style:style style:name="P1048" style:family="paragraph" style:parent-style-name="Standard">
      <style:paragraph-properties fo:text-align="start" style:justify-single-word="false"/>
      <style:text-properties style:font-name="FreeMono" fo:font-size="8pt" fo:font-weight="normal" officeooo:rsid="012b4300" officeooo:paragraph-rsid="012d1d35" style:font-size-asian="8pt" style:font-weight-asian="normal" style:font-size-complex="8pt" style:font-weight-complex="normal"/>
    </style:style>
    <style:style style:name="P1049" style:family="paragraph" style:parent-style-name="Standard">
      <style:paragraph-properties fo:text-align="start" style:justify-single-word="false"/>
      <style:text-properties style:font-name="FreeMono" fo:font-size="8pt" fo:font-weight="normal" officeooo:rsid="012b4300" officeooo:paragraph-rsid="012b4300" style:font-size-asian="8pt" style:font-weight-asian="normal" style:font-size-complex="8pt" style:font-weight-complex="normal"/>
    </style:style>
    <style:style style:name="P1050" style:family="paragraph" style:parent-style-name="Standard">
      <style:paragraph-properties fo:text-align="start" style:justify-single-word="false"/>
      <style:text-properties style:font-name="FreeMono" fo:font-size="8pt" fo:font-weight="normal" officeooo:rsid="012b4300" officeooo:paragraph-rsid="0153e5cd" style:font-size-asian="8pt" style:font-weight-asian="normal" style:font-size-complex="8pt" style:font-weight-complex="normal"/>
    </style:style>
    <style:style style:name="P1051" style:family="paragraph" style:parent-style-name="Standard">
      <style:paragraph-properties fo:text-align="start" style:justify-single-word="false"/>
      <style:text-properties style:font-name="FreeMono" fo:font-size="8pt" fo:font-weight="normal" officeooo:rsid="012b4300" officeooo:paragraph-rsid="013de457" style:font-size-asian="8pt" style:font-weight-asian="normal" style:font-size-complex="8pt" style:font-weight-complex="normal"/>
    </style:style>
    <style:style style:name="P1052" style:family="paragraph" style:parent-style-name="Standard">
      <style:paragraph-properties fo:text-align="start" style:justify-single-word="false"/>
      <style:text-properties style:font-name="FreeMono" fo:font-size="8pt" fo:font-weight="normal" officeooo:rsid="012b4300" officeooo:paragraph-rsid="013f914b" style:font-size-asian="8pt" style:font-weight-asian="normal" style:font-size-complex="8pt" style:font-weight-complex="normal"/>
    </style:style>
    <style:style style:name="P1053" style:family="paragraph" style:parent-style-name="Standard">
      <style:paragraph-properties fo:text-align="start" style:justify-single-word="false"/>
      <style:text-properties style:font-name="FreeMono" fo:font-size="8pt" fo:font-weight="normal" officeooo:rsid="012b4300" officeooo:paragraph-rsid="014149b3" style:font-size-asian="8pt" style:font-weight-asian="normal" style:font-size-complex="8pt" style:font-weight-complex="normal"/>
    </style:style>
    <style:style style:name="P1054" style:family="paragraph" style:parent-style-name="Standard">
      <style:paragraph-properties fo:text-align="start" style:justify-single-word="false"/>
      <style:text-properties style:font-name="FreeMono" fo:font-size="8pt" fo:font-weight="normal" officeooo:rsid="012b4300" officeooo:paragraph-rsid="0143d39c" style:font-size-asian="8pt" style:font-weight-asian="normal" style:font-size-complex="8pt" style:font-weight-complex="normal"/>
    </style:style>
    <style:style style:name="P1055" style:family="paragraph" style:parent-style-name="Standard">
      <style:paragraph-properties fo:text-align="start" style:justify-single-word="false"/>
      <style:text-properties style:font-name="FreeMono" fo:font-size="8pt" fo:font-weight="normal" officeooo:rsid="012b4300" officeooo:paragraph-rsid="01444d53" style:font-size-asian="8pt" style:font-weight-asian="normal" style:font-size-complex="8pt" style:font-weight-complex="normal"/>
    </style:style>
    <style:style style:name="P1056" style:family="paragraph" style:parent-style-name="Standard">
      <style:paragraph-properties fo:text-align="start" style:justify-single-word="false"/>
      <style:text-properties style:font-name="FreeMono" fo:font-size="8pt" fo:font-weight="normal" officeooo:rsid="012b4300" officeooo:paragraph-rsid="01455f74" style:font-size-asian="8pt" style:font-weight-asian="normal" style:font-size-complex="8pt" style:font-weight-complex="normal"/>
    </style:style>
    <style:style style:name="P1057" style:family="paragraph" style:parent-style-name="Standard">
      <style:paragraph-properties fo:text-align="start" style:justify-single-word="false"/>
      <style:text-properties style:font-name="FreeMono" fo:font-size="8pt" fo:font-weight="normal" officeooo:rsid="012b4300" officeooo:paragraph-rsid="014635fd" style:font-size-asian="8pt" style:font-weight-asian="normal" style:font-size-complex="8pt" style:font-weight-complex="normal"/>
    </style:style>
    <style:style style:name="P1058" style:family="paragraph" style:parent-style-name="Standard">
      <style:paragraph-properties fo:text-align="start" style:justify-single-word="false"/>
      <style:text-properties style:font-name="FreeMono" fo:font-size="8pt" fo:font-weight="normal" officeooo:rsid="012b4300" officeooo:paragraph-rsid="01473c5a" style:font-size-asian="8pt" style:font-weight-asian="normal" style:font-size-complex="8pt" style:font-weight-complex="normal"/>
    </style:style>
    <style:style style:name="P1059" style:family="paragraph" style:parent-style-name="Standard">
      <style:paragraph-properties fo:text-align="start" style:justify-single-word="false"/>
      <style:text-properties style:font-name="FreeMono" fo:font-size="8pt" fo:font-weight="normal" officeooo:rsid="012b4300" officeooo:paragraph-rsid="0147f087" style:font-size-asian="8pt" style:font-weight-asian="normal" style:font-size-complex="8pt" style:font-weight-complex="normal"/>
    </style:style>
    <style:style style:name="P1060" style:family="paragraph" style:parent-style-name="Standard">
      <style:paragraph-properties fo:text-align="start" style:justify-single-word="false"/>
      <style:text-properties style:font-name="FreeMono" fo:font-size="8pt" fo:font-weight="normal" officeooo:rsid="012b4300" officeooo:paragraph-rsid="01490ab9" style:font-size-asian="8pt" style:font-weight-asian="normal" style:font-size-complex="8pt" style:font-weight-complex="normal"/>
    </style:style>
    <style:style style:name="P1061" style:family="paragraph" style:parent-style-name="Standard">
      <style:paragraph-properties fo:text-align="start" style:justify-single-word="false"/>
      <style:text-properties style:font-name="FreeMono" fo:font-size="8pt" fo:font-weight="normal" officeooo:rsid="012b4300" officeooo:paragraph-rsid="014a45ba" style:font-size-asian="8pt" style:font-weight-asian="normal" style:font-size-complex="8pt" style:font-weight-complex="normal"/>
    </style:style>
    <style:style style:name="P1062" style:family="paragraph" style:parent-style-name="Standard">
      <style:paragraph-properties fo:text-align="start" style:justify-single-word="false">
        <style:tab-stops>
          <style:tab-stop style:position="0.593cm"/>
        </style:tab-stops>
      </style:paragraph-properties>
      <style:text-properties style:font-name="FreeMono" fo:font-size="8pt" fo:font-weight="normal" officeooo:rsid="012b4300" officeooo:paragraph-rsid="0147f087" style:font-size-asian="8pt" style:font-weight-asian="normal" style:font-size-complex="8pt" style:font-weight-complex="normal"/>
    </style:style>
    <style:style style:name="P1063" style:family="paragraph" style:parent-style-name="Standard">
      <style:paragraph-properties fo:text-align="start" style:justify-single-word="false"/>
      <style:text-properties style:font-name="FreeMono" fo:font-size="8pt" fo:font-weight="normal" officeooo:rsid="012b4300" officeooo:paragraph-rsid="01610b17" style:font-size-asian="8pt" style:font-weight-asian="normal" style:font-size-complex="8pt" style:font-weight-complex="normal"/>
    </style:style>
    <style:style style:name="P1064" style:family="paragraph" style:parent-style-name="Standard">
      <style:paragraph-properties fo:text-align="start" style:justify-single-word="false"/>
      <style:text-properties style:font-name="FreeMono" fo:font-size="8pt" fo:font-weight="normal" officeooo:rsid="012b4300" officeooo:paragraph-rsid="0161a692" style:font-size-asian="8pt" style:font-weight-asian="normal" style:font-size-complex="8pt" style:font-weight-complex="normal"/>
    </style:style>
    <style:style style:name="P1065" style:family="paragraph" style:parent-style-name="Standard">
      <style:paragraph-properties fo:text-align="start" style:justify-single-word="false"/>
      <style:text-properties style:font-name="FreeMono" fo:font-size="8pt" fo:font-weight="normal" officeooo:rsid="012b4300" officeooo:paragraph-rsid="016578ac" style:font-size-asian="8pt" style:font-weight-asian="normal" style:font-size-complex="8pt" style:font-weight-complex="normal"/>
    </style:style>
    <style:style style:name="P1066" style:family="paragraph" style:parent-style-name="Standard">
      <style:paragraph-properties fo:text-align="start" style:justify-single-word="false"/>
      <style:text-properties style:font-name="FreeMono" fo:font-size="8pt" fo:font-weight="normal" officeooo:rsid="012b4300" officeooo:paragraph-rsid="01659842" style:font-size-asian="8pt" style:font-weight-asian="normal" style:font-size-complex="8pt" style:font-weight-complex="normal"/>
    </style:style>
    <style:style style:name="P1067" style:family="paragraph" style:parent-style-name="Standard">
      <style:paragraph-properties fo:text-align="start" style:justify-single-word="false"/>
      <style:text-properties style:font-name="FreeMono" fo:font-size="8pt" fo:font-weight="normal" officeooo:rsid="012b4300" officeooo:paragraph-rsid="016f4a7b" style:font-size-asian="8pt" style:font-weight-asian="normal" style:font-size-complex="8pt" style:font-weight-complex="normal"/>
    </style:style>
    <style:style style:name="P1068" style:family="paragraph" style:parent-style-name="Standard">
      <style:paragraph-properties fo:text-align="start" style:justify-single-word="false"/>
      <style:text-properties style:font-name="FreeMono" fo:font-size="8pt" fo:font-weight="normal" officeooo:rsid="012b4300" officeooo:paragraph-rsid="0173b3a9" style:font-size-asian="8pt" style:font-weight-asian="normal" style:font-size-complex="8pt" style:font-weight-complex="normal"/>
    </style:style>
    <style:style style:name="P1069" style:family="paragraph" style:parent-style-name="Standard">
      <style:paragraph-properties fo:text-align="start" style:justify-single-word="false"/>
      <style:text-properties style:font-name="FreeMono" fo:font-size="8pt" fo:font-weight="normal" officeooo:rsid="012b4300" officeooo:paragraph-rsid="0174d3f0" style:font-size-asian="8pt" style:font-weight-asian="normal" style:font-size-complex="8pt" style:font-weight-complex="normal"/>
    </style:style>
    <style:style style:name="P1070" style:family="paragraph" style:parent-style-name="Standard">
      <style:paragraph-properties fo:text-align="start" style:justify-single-word="false"/>
      <style:text-properties style:font-name="FreeMono" fo:font-size="8pt" fo:font-weight="normal" officeooo:rsid="012b4300" officeooo:paragraph-rsid="017500ff" style:font-size-asian="8pt" style:font-weight-asian="normal" style:font-size-complex="8pt" style:font-weight-complex="normal"/>
    </style:style>
    <style:style style:name="P1071" style:family="paragraph" style:parent-style-name="Standard">
      <style:paragraph-properties fo:text-align="start" style:justify-single-word="false"/>
      <style:text-properties style:font-name="FreeMono" fo:font-size="8pt" fo:font-weight="normal" officeooo:rsid="012b4300" officeooo:paragraph-rsid="017855c6" style:font-size-asian="8pt" style:font-weight-asian="normal" style:font-size-complex="8pt" style:font-weight-complex="normal"/>
    </style:style>
    <style:style style:name="P1072" style:family="paragraph" style:parent-style-name="Standard">
      <style:paragraph-properties fo:text-align="start" style:justify-single-word="false"/>
      <style:text-properties style:font-name="FreeMono" fo:font-size="8pt" fo:font-weight="normal" officeooo:rsid="012b4300" officeooo:paragraph-rsid="0179f896" style:font-size-asian="8pt" style:font-weight-asian="normal" style:font-size-complex="8pt" style:font-weight-complex="normal"/>
    </style:style>
    <style:style style:name="P1073" style:family="paragraph" style:parent-style-name="Standard">
      <style:paragraph-properties fo:text-align="start" style:justify-single-word="false"/>
      <style:text-properties style:font-name="FreeMono" fo:font-size="8pt" fo:font-weight="normal" officeooo:rsid="012b4300" officeooo:paragraph-rsid="017bf07d" style:font-size-asian="8pt" style:font-weight-asian="normal" style:font-size-complex="8pt" style:font-weight-complex="normal"/>
    </style:style>
    <style:style style:name="P1074" style:family="paragraph" style:parent-style-name="Standard">
      <style:paragraph-properties fo:text-align="start" style:justify-single-word="false"/>
      <style:text-properties style:font-name="FreeMono" fo:font-size="8pt" fo:font-weight="normal" officeooo:rsid="012b4300" officeooo:paragraph-rsid="017de62d" style:font-size-asian="8pt" style:font-weight-asian="normal" style:font-size-complex="8pt" style:font-weight-complex="normal"/>
    </style:style>
    <style:style style:name="P1075" style:family="paragraph" style:parent-style-name="Standard">
      <style:paragraph-properties fo:text-align="start" style:justify-single-word="false"/>
      <style:text-properties style:font-name="FreeMono" fo:font-size="8pt" fo:font-weight="normal" officeooo:rsid="012b4300" officeooo:paragraph-rsid="018023b5" style:font-size-asian="8pt" style:font-weight-asian="normal" style:font-size-complex="8pt" style:font-weight-complex="normal"/>
    </style:style>
    <style:style style:name="P1076" style:family="paragraph" style:parent-style-name="Standard">
      <style:paragraph-properties fo:text-align="start" style:justify-single-word="false"/>
      <style:text-properties style:font-name="FreeMono" fo:font-size="8pt" fo:font-weight="normal" officeooo:rsid="012b4300" officeooo:paragraph-rsid="01812772" style:font-size-asian="8pt" style:font-weight-asian="normal" style:font-size-complex="8pt" style:font-weight-complex="normal"/>
    </style:style>
    <style:style style:name="P1077" style:family="paragraph" style:parent-style-name="Standard">
      <style:paragraph-properties fo:text-align="start" style:justify-single-word="false"/>
      <style:text-properties style:font-name="FreeMono" fo:font-size="8pt" fo:font-weight="normal" officeooo:rsid="012b4300" officeooo:paragraph-rsid="01831233" style:font-size-asian="8pt" style:font-weight-asian="normal" style:font-size-complex="8pt" style:font-weight-complex="normal"/>
    </style:style>
    <style:style style:name="P1078" style:family="paragraph" style:parent-style-name="Standard">
      <style:paragraph-properties fo:text-align="start" style:justify-single-word="false"/>
      <style:text-properties style:font-name="FreeMono" fo:font-size="8pt" fo:font-weight="normal" officeooo:rsid="012b4300" officeooo:paragraph-rsid="020cf77b" style:font-size-asian="8pt" style:font-weight-asian="normal" style:font-size-complex="8pt" style:font-weight-complex="normal"/>
    </style:style>
    <style:style style:name="P1079" style:family="paragraph" style:parent-style-name="Standard">
      <style:paragraph-properties fo:text-align="start" style:justify-single-word="false"/>
      <style:text-properties style:font-name="FreeMono" fo:font-size="8pt" fo:font-weight="normal" officeooo:rsid="012b4300" officeooo:paragraph-rsid="020f3370" style:font-size-asian="8pt" style:font-weight-asian="normal" style:font-size-complex="8pt" style:font-weight-complex="normal"/>
    </style:style>
    <style:style style:name="P1080" style:family="paragraph" style:parent-style-name="Standard">
      <style:paragraph-properties fo:text-align="start" style:justify-single-word="false"/>
      <style:text-properties style:font-name="FreeMono" fo:font-size="8pt" fo:font-weight="normal" officeooo:rsid="012b4300" officeooo:paragraph-rsid="037fca9d" style:font-size-asian="8pt" style:font-weight-asian="normal" style:font-size-complex="8pt" style:font-weight-complex="normal"/>
    </style:style>
    <style:style style:name="P1081" style:family="paragraph" style:parent-style-name="Standard">
      <style:paragraph-properties fo:text-align="start" style:justify-single-word="false"/>
      <style:text-properties style:font-name="FreeMono" fo:font-size="8pt" fo:font-weight="normal" officeooo:rsid="012b4300" officeooo:paragraph-rsid="0441e91c" style:font-size-asian="8pt" style:font-weight-asian="normal" style:font-size-complex="8pt" style:font-weight-complex="normal"/>
    </style:style>
    <style:style style:name="P1082" style:family="paragraph" style:parent-style-name="Standard">
      <style:paragraph-properties fo:text-align="start" style:justify-single-word="false"/>
      <style:text-properties style:font-name="FreeMono" fo:font-size="8pt" fo:font-weight="normal" officeooo:rsid="012b4300" officeooo:paragraph-rsid="04640262" style:font-size-asian="8pt" style:font-weight-asian="normal" style:font-size-complex="8pt" style:font-weight-complex="normal"/>
    </style:style>
    <style:style style:name="P1083" style:family="paragraph" style:parent-style-name="Standard">
      <style:paragraph-properties fo:text-align="start" style:justify-single-word="false"/>
      <style:text-properties style:font-name="FreeMono" fo:font-size="8pt" fo:font-weight="normal" officeooo:rsid="012e422c" officeooo:paragraph-rsid="01304170" style:font-size-asian="8pt" style:font-weight-asian="normal" style:font-size-complex="8pt" style:font-weight-complex="normal"/>
    </style:style>
    <style:style style:name="P1084" style:family="paragraph" style:parent-style-name="Standard">
      <style:paragraph-properties fo:text-align="start" style:justify-single-word="false"/>
      <style:text-properties style:font-name="FreeMono" fo:font-size="8pt" fo:font-weight="normal" officeooo:rsid="012e422c" officeooo:paragraph-rsid="013de457" style:font-size-asian="8pt" style:font-weight-asian="normal" style:font-size-complex="8pt" style:font-weight-complex="normal"/>
    </style:style>
    <style:style style:name="P1085" style:family="paragraph" style:parent-style-name="Standard">
      <style:paragraph-properties fo:text-align="start" style:justify-single-word="false"/>
      <style:text-properties style:font-name="FreeMono" fo:font-size="8pt" fo:font-weight="normal" officeooo:rsid="012e422c" officeooo:paragraph-rsid="0143d39c" style:font-size-asian="8pt" style:font-weight-asian="normal" style:font-size-complex="8pt" style:font-weight-complex="normal"/>
    </style:style>
    <style:style style:name="P1086" style:family="paragraph" style:parent-style-name="Standard">
      <style:paragraph-properties fo:text-align="start" style:justify-single-word="false"/>
      <style:text-properties style:font-name="FreeMono" fo:font-size="8pt" fo:font-weight="normal" officeooo:rsid="012e422c" officeooo:paragraph-rsid="01711130" style:font-size-asian="8pt" style:font-weight-asian="normal" style:font-size-complex="8pt" style:font-weight-complex="normal"/>
    </style:style>
    <style:style style:name="P1087" style:family="paragraph" style:parent-style-name="Standard">
      <style:paragraph-properties fo:text-align="start" style:justify-single-word="false"/>
      <style:text-properties style:font-name="FreeMono" fo:font-size="8pt" fo:font-weight="normal" officeooo:rsid="012e422c" officeooo:paragraph-rsid="01716858" style:font-size-asian="8pt" style:font-weight-asian="normal" style:font-size-complex="8pt" style:font-weight-complex="normal"/>
    </style:style>
    <style:style style:name="P1088" style:family="paragraph" style:parent-style-name="Standard">
      <style:paragraph-properties fo:text-align="start" style:justify-single-word="false"/>
      <style:text-properties style:font-name="FreeMono" fo:font-size="8pt" fo:font-weight="normal" officeooo:rsid="012e422c" officeooo:paragraph-rsid="037e7517" style:font-size-asian="8pt" style:font-weight-asian="normal" style:font-size-complex="8pt" style:font-weight-complex="normal"/>
    </style:style>
    <style:style style:name="P1089" style:family="paragraph" style:parent-style-name="Standard">
      <style:paragraph-properties fo:text-align="start" style:justify-single-word="false"/>
      <style:text-properties style:font-name="FreeMono" fo:font-size="8pt" fo:font-weight="normal" officeooo:rsid="012e422c" officeooo:paragraph-rsid="049addcc" style:font-size-asian="8pt" style:font-weight-asian="normal" style:font-size-complex="8pt" style:font-weight-complex="normal"/>
    </style:style>
    <style:style style:name="P1090" style:family="paragraph" style:parent-style-name="Standard">
      <style:paragraph-properties fo:text-align="start" style:justify-single-word="false"/>
      <style:text-properties style:font-name="FreeMono" fo:font-size="8pt" fo:font-weight="normal" officeooo:rsid="012e422c" officeooo:paragraph-rsid="049c2a05" style:font-size-asian="8pt" style:font-weight-asian="normal" style:font-size-complex="8pt" style:font-weight-complex="normal"/>
    </style:style>
    <style:style style:name="P1091" style:family="paragraph" style:parent-style-name="Standard">
      <style:paragraph-properties fo:text-align="start" style:justify-single-word="false"/>
      <style:text-properties style:font-name="FreeMono" fo:font-size="8pt" fo:font-weight="normal" officeooo:rsid="013224b1" officeooo:paragraph-rsid="013224b1" style:font-size-asian="8pt" style:font-weight-asian="normal" style:font-size-complex="8pt" style:font-weight-complex="normal"/>
    </style:style>
    <style:style style:name="P1092" style:family="paragraph" style:parent-style-name="Standard">
      <style:paragraph-properties fo:text-align="start" style:justify-single-word="false"/>
      <style:text-properties style:font-name="FreeMono" fo:font-size="8pt" fo:font-weight="normal" officeooo:rsid="0132d335" officeooo:paragraph-rsid="0132d335" style:font-size-asian="8pt" style:font-weight-asian="normal" style:font-size-complex="8pt" style:font-weight-complex="normal"/>
    </style:style>
    <style:style style:name="P1093" style:family="paragraph" style:parent-style-name="Standard">
      <style:paragraph-properties fo:text-align="start" style:justify-single-word="false"/>
      <style:text-properties style:font-name="FreeMono" fo:font-size="8pt" fo:font-weight="normal" officeooo:rsid="0132d335" officeooo:paragraph-rsid="01366d02" style:font-size-asian="8pt" style:font-weight-asian="normal" style:font-size-complex="8pt" style:font-weight-complex="normal"/>
    </style:style>
    <style:style style:name="P1094" style:family="paragraph" style:parent-style-name="Standard">
      <style:paragraph-properties fo:text-align="start" style:justify-single-word="false"/>
      <style:text-properties style:font-name="FreeMono" fo:font-size="8pt" fo:font-weight="normal" officeooo:rsid="01304170" officeooo:paragraph-rsid="01304170" style:font-size-asian="8pt" style:font-weight-asian="normal" style:font-size-complex="8pt" style:font-weight-complex="normal"/>
    </style:style>
    <style:style style:name="P1095" style:family="paragraph" style:parent-style-name="Standard">
      <style:paragraph-properties fo:text-align="start" style:justify-single-word="false"/>
      <style:text-properties style:font-name="FreeMono" fo:font-size="8pt" fo:font-weight="normal" officeooo:rsid="013de457" officeooo:paragraph-rsid="013de457" style:font-size-asian="8pt" style:font-weight-asian="normal" style:font-size-complex="8pt" style:font-weight-complex="normal"/>
    </style:style>
    <style:style style:name="P1096" style:family="paragraph" style:parent-style-name="Standard">
      <style:paragraph-properties fo:text-align="start" style:justify-single-word="false"/>
      <style:text-properties style:font-name="FreeMono" fo:font-size="8pt" fo:font-weight="normal" officeooo:rsid="0143d39c" officeooo:paragraph-rsid="0143d39c" style:font-size-asian="8pt" style:font-weight-asian="normal" style:font-size-complex="8pt" style:font-weight-complex="normal"/>
    </style:style>
    <style:style style:name="P1097" style:family="paragraph" style:parent-style-name="Standard">
      <style:paragraph-properties fo:text-align="start" style:justify-single-word="false"/>
      <style:text-properties style:font-name="FreeMono" fo:font-size="8pt" fo:font-weight="normal" officeooo:rsid="0143d39c" officeooo:paragraph-rsid="015c3125" style:font-size-asian="8pt" style:font-weight-asian="normal" style:font-size-complex="8pt" style:font-weight-complex="normal"/>
    </style:style>
    <style:style style:name="P1098" style:family="paragraph" style:parent-style-name="Standard">
      <style:paragraph-properties fo:text-align="start" style:justify-single-word="false"/>
      <style:text-properties style:font-name="FreeMono" fo:font-size="8pt" fo:font-weight="normal" officeooo:rsid="0143d39c" officeooo:paragraph-rsid="014635fd" style:font-size-asian="8pt" style:font-weight-asian="normal" style:font-size-complex="8pt" style:font-weight-complex="normal"/>
    </style:style>
    <style:style style:name="P1099" style:family="paragraph" style:parent-style-name="Standard">
      <style:paragraph-properties fo:text-align="start" style:justify-single-word="false"/>
      <style:text-properties style:font-name="FreeMono" fo:font-size="8pt" fo:font-weight="normal" officeooo:rsid="0143d39c" officeooo:paragraph-rsid="0147f087" style:font-size-asian="8pt" style:font-weight-asian="normal" style:font-size-complex="8pt" style:font-weight-complex="normal"/>
    </style:style>
    <style:style style:name="P1100" style:family="paragraph" style:parent-style-name="Standard">
      <style:paragraph-properties fo:text-align="start" style:justify-single-word="false"/>
      <style:text-properties style:font-name="FreeMono" fo:font-size="8pt" fo:font-weight="normal" officeooo:rsid="0147f087" officeooo:paragraph-rsid="01490ab9" style:font-size-asian="8pt" style:font-weight-asian="normal" style:font-size-complex="8pt" style:font-weight-complex="normal"/>
    </style:style>
    <style:style style:name="P1101" style:family="paragraph" style:parent-style-name="Standard">
      <style:paragraph-properties fo:text-align="start" style:justify-single-word="false"/>
      <style:text-properties style:font-name="FreeMono" fo:font-size="8pt" fo:font-weight="normal" officeooo:rsid="014635fd" officeooo:paragraph-rsid="01490ab9" style:font-size-asian="8pt" style:font-weight-asian="normal" style:font-size-complex="8pt" style:font-weight-complex="normal"/>
    </style:style>
    <style:style style:name="P1102" style:family="paragraph" style:parent-style-name="Standard">
      <style:paragraph-properties fo:text-align="start" style:justify-single-word="false"/>
      <style:text-properties style:font-name="FreeMono" fo:font-size="8pt" fo:font-weight="normal" officeooo:rsid="014635fd" officeooo:paragraph-rsid="0147f087" style:font-size-asian="8pt" style:font-weight-asian="normal" style:font-size-complex="8pt" style:font-weight-complex="normal"/>
    </style:style>
    <style:style style:name="P1103" style:family="paragraph" style:parent-style-name="Standard">
      <style:paragraph-properties fo:text-align="start" style:justify-single-word="false"/>
      <style:text-properties style:font-name="FreeMono" fo:font-size="8pt" fo:font-weight="normal" officeooo:rsid="014635fd" officeooo:paragraph-rsid="01473c5a" style:font-size-asian="8pt" style:font-weight-asian="normal" style:font-size-complex="8pt" style:font-weight-complex="normal"/>
    </style:style>
    <style:style style:name="P1104" style:family="paragraph" style:parent-style-name="Standard">
      <style:paragraph-properties fo:text-align="start" style:justify-single-word="false"/>
      <style:text-properties style:font-name="FreeMono" fo:font-size="8pt" fo:font-weight="normal" officeooo:rsid="01610b17" officeooo:paragraph-rsid="01610b17" style:font-size-asian="8pt" style:font-weight-asian="normal" style:font-size-complex="8pt" style:font-weight-complex="normal"/>
    </style:style>
    <style:style style:name="P1105" style:family="paragraph" style:parent-style-name="Standard">
      <style:paragraph-properties fo:text-align="start" style:justify-single-word="false"/>
      <style:text-properties style:font-name="FreeMono" fo:font-size="8pt" fo:font-weight="normal" officeooo:rsid="0166f04c" officeooo:paragraph-rsid="016578ac" style:font-size-asian="8pt" style:font-weight-asian="normal" style:font-size-complex="8pt" style:font-weight-complex="normal"/>
    </style:style>
    <style:style style:name="P1106" style:family="paragraph" style:parent-style-name="Standard">
      <style:paragraph-properties fo:text-align="start" style:justify-single-word="false"/>
      <style:text-properties style:font-name="FreeMono" fo:font-size="8pt" fo:font-weight="normal" officeooo:rsid="0166f04c" officeooo:paragraph-rsid="01672d51" style:font-size-asian="8pt" style:font-weight-asian="normal" style:font-size-complex="8pt" style:font-weight-complex="normal"/>
    </style:style>
    <style:style style:name="P1107" style:family="paragraph" style:parent-style-name="Standard">
      <style:paragraph-properties fo:text-align="start" style:justify-single-word="false"/>
      <style:text-properties style:font-name="FreeMono" fo:font-size="8pt" fo:font-weight="normal" officeooo:rsid="0166f04c" officeooo:paragraph-rsid="01711130" style:font-size-asian="8pt" style:font-weight-asian="normal" style:font-size-complex="8pt" style:font-weight-complex="normal"/>
    </style:style>
    <style:style style:name="P1108" style:family="paragraph" style:parent-style-name="Standard">
      <style:paragraph-properties fo:text-align="start" style:justify-single-word="false"/>
      <style:text-properties style:font-name="FreeMono" fo:font-size="8pt" fo:font-weight="normal" officeooo:rsid="0166f04c" officeooo:paragraph-rsid="0181bc2a" style:font-size-asian="8pt" style:font-weight-asian="normal" style:font-size-complex="8pt" style:font-weight-complex="normal"/>
    </style:style>
    <style:style style:name="P1109" style:family="paragraph" style:parent-style-name="Standard">
      <style:paragraph-properties fo:text-align="start" style:justify-single-word="false"/>
      <style:text-properties style:font-name="FreeMono" fo:font-size="8pt" fo:font-weight="normal" officeooo:rsid="0166f04c" officeooo:paragraph-rsid="01831233" style:font-size-asian="8pt" style:font-weight-asian="normal" style:font-size-complex="8pt" style:font-weight-complex="normal"/>
    </style:style>
    <style:style style:name="P1110" style:family="paragraph" style:parent-style-name="Standard">
      <style:paragraph-properties fo:text-align="start" style:justify-single-word="false"/>
      <style:text-properties style:font-name="FreeMono" fo:font-size="8pt" fo:font-weight="normal" officeooo:rsid="0166f04c" officeooo:paragraph-rsid="018a7368" style:font-size-asian="8pt" style:font-weight-asian="normal" style:font-size-complex="8pt" style:font-weight-complex="normal"/>
    </style:style>
    <style:style style:name="P1111" style:family="paragraph" style:parent-style-name="Standard">
      <style:paragraph-properties fo:text-align="start" style:justify-single-word="false"/>
      <style:text-properties style:font-name="FreeMono" fo:font-size="8pt" fo:font-weight="normal" officeooo:rsid="0166f04c" officeooo:paragraph-rsid="019372fe" style:font-size-asian="8pt" style:font-weight-asian="normal" style:font-size-complex="8pt" style:font-weight-complex="normal"/>
    </style:style>
    <style:style style:name="P1112" style:family="paragraph" style:parent-style-name="Standard">
      <style:paragraph-properties fo:text-align="start" style:justify-single-word="false"/>
      <style:text-properties style:font-name="FreeMono" fo:font-size="8pt" fo:font-weight="normal" officeooo:rsid="0166f04c" officeooo:paragraph-rsid="019f8760" style:font-size-asian="8pt" style:font-weight-asian="normal" style:font-size-complex="8pt" style:font-weight-complex="normal"/>
    </style:style>
    <style:style style:name="P1113" style:family="paragraph" style:parent-style-name="Standard">
      <style:paragraph-properties fo:text-align="start" style:justify-single-word="false"/>
      <style:text-properties style:font-name="FreeMono" fo:font-size="8pt" fo:font-weight="normal" officeooo:rsid="0166f04c" officeooo:paragraph-rsid="01a090e7" style:font-size-asian="8pt" style:font-weight-asian="normal" style:font-size-complex="8pt" style:font-weight-complex="normal"/>
    </style:style>
    <style:style style:name="P1114" style:family="paragraph" style:parent-style-name="Standard">
      <style:paragraph-properties fo:text-align="start" style:justify-single-word="false"/>
      <style:text-properties style:font-name="FreeMono" fo:font-size="8pt" fo:font-weight="normal" officeooo:rsid="0166f04c" officeooo:paragraph-rsid="020cf77b" style:font-size-asian="8pt" style:font-weight-asian="normal" style:font-size-complex="8pt" style:font-weight-complex="normal"/>
    </style:style>
    <style:style style:name="P1115" style:family="paragraph" style:parent-style-name="Standard">
      <style:paragraph-properties fo:text-align="start" style:justify-single-word="false">
        <style:tab-stops>
          <style:tab-stop style:position="0.801cm"/>
        </style:tab-stops>
      </style:paragraph-properties>
      <style:text-properties style:font-name="FreeMono" fo:font-size="8pt" fo:font-weight="normal" officeooo:rsid="0166f04c" officeooo:paragraph-rsid="023bc2a7" style:font-size-asian="8pt" style:font-weight-asian="normal" style:font-size-complex="8pt" style:font-weight-complex="normal"/>
    </style:style>
    <style:style style:name="P1116" style:family="paragraph" style:parent-style-name="Standard">
      <style:paragraph-properties fo:text-align="start" style:justify-single-word="false"/>
      <style:text-properties style:font-name="FreeMono" fo:font-size="8pt" fo:font-weight="normal" officeooo:rsid="0166f04c" officeooo:paragraph-rsid="025d5ca0" style:font-size-asian="8pt" style:font-weight-asian="normal" style:font-size-complex="8pt" style:font-weight-complex="normal"/>
    </style:style>
    <style:style style:name="P1117" style:family="paragraph" style:parent-style-name="Standard">
      <style:paragraph-properties fo:text-align="start" style:justify-single-word="false"/>
      <style:text-properties style:font-name="FreeMono" fo:font-size="8pt" fo:font-weight="normal" officeooo:rsid="0166f04c" officeooo:paragraph-rsid="027e2afc" style:font-size-asian="8pt" style:font-weight-asian="normal" style:font-size-complex="8pt" style:font-weight-complex="normal"/>
    </style:style>
    <style:style style:name="P1118" style:family="paragraph" style:parent-style-name="Standard">
      <style:paragraph-properties fo:text-align="start" style:justify-single-word="false"/>
      <style:text-properties style:font-name="FreeMono" fo:font-size="8pt" fo:font-weight="normal" officeooo:rsid="0166f04c" officeooo:paragraph-rsid="029ee24c" style:font-size-asian="8pt" style:font-weight-asian="normal" style:font-size-complex="8pt" style:font-weight-complex="normal"/>
    </style:style>
    <style:style style:name="P1119" style:family="paragraph" style:parent-style-name="Standard">
      <style:paragraph-properties fo:text-align="start" style:justify-single-word="false"/>
      <style:text-properties style:font-name="FreeMono" fo:font-size="8pt" fo:font-weight="normal" officeooo:rsid="0166f04c" officeooo:paragraph-rsid="02a531f7" style:font-size-asian="8pt" style:font-weight-asian="normal" style:font-size-complex="8pt" style:font-weight-complex="normal"/>
    </style:style>
    <style:style style:name="P1120" style:family="paragraph" style:parent-style-name="Standard">
      <style:paragraph-properties fo:text-align="start" style:justify-single-word="false"/>
      <style:text-properties style:font-name="FreeMono" fo:font-size="8pt" fo:font-weight="normal" officeooo:rsid="0166f04c" officeooo:paragraph-rsid="02a80c30" style:font-size-asian="8pt" style:font-weight-asian="normal" style:font-size-complex="8pt" style:font-weight-complex="normal"/>
    </style:style>
    <style:style style:name="P1121" style:family="paragraph" style:parent-style-name="Standard">
      <style:paragraph-properties fo:text-align="start" style:justify-single-word="false"/>
      <style:text-properties style:font-name="FreeMono" fo:font-size="8pt" fo:font-weight="normal" officeooo:rsid="0166f04c" officeooo:paragraph-rsid="037e7517" style:font-size-asian="8pt" style:font-weight-asian="normal" style:font-size-complex="8pt" style:font-weight-complex="normal"/>
    </style:style>
    <style:style style:name="P1122" style:family="paragraph" style:parent-style-name="Standard">
      <style:paragraph-properties fo:text-align="start" style:justify-single-word="false"/>
      <style:text-properties style:font-name="FreeMono" fo:font-size="8pt" fo:font-weight="normal" officeooo:rsid="016578ac" officeooo:paragraph-rsid="016578ac" style:font-size-asian="8pt" style:font-weight-asian="normal" style:font-size-complex="8pt" style:font-weight-complex="normal"/>
    </style:style>
    <style:style style:name="P1123" style:family="paragraph" style:parent-style-name="Standard">
      <style:paragraph-properties fo:text-align="start" style:justify-single-word="false"/>
      <style:text-properties style:font-name="FreeMono" fo:font-size="8pt" fo:font-weight="normal" officeooo:rsid="016578ac" officeooo:paragraph-rsid="01659842" style:font-size-asian="8pt" style:font-weight-asian="normal" style:font-size-complex="8pt" style:font-weight-complex="normal"/>
    </style:style>
    <style:style style:name="P1124" style:family="paragraph" style:parent-style-name="Standard">
      <style:paragraph-properties fo:text-align="start" style:justify-single-word="false"/>
      <style:text-properties style:font-name="FreeMono" fo:font-size="8pt" fo:font-weight="normal" officeooo:rsid="016578ac" officeooo:paragraph-rsid="01672d51" style:font-size-asian="8pt" style:font-weight-asian="normal" style:font-size-complex="8pt" style:font-weight-complex="normal"/>
    </style:style>
    <style:style style:name="P1125" style:family="paragraph" style:parent-style-name="Standard">
      <style:paragraph-properties fo:text-align="start" style:justify-single-word="false"/>
      <style:text-properties style:font-name="FreeMono" fo:font-size="8pt" fo:font-weight="normal" officeooo:rsid="0181bc2a" officeooo:paragraph-rsid="01831233" style:font-size-asian="8pt" style:font-weight-asian="normal" style:font-size-complex="8pt" style:font-weight-complex="normal"/>
    </style:style>
    <style:style style:name="P1126" style:family="paragraph" style:parent-style-name="Standard">
      <style:paragraph-properties fo:text-align="start" style:justify-single-word="false"/>
      <style:text-properties style:font-name="FreeMono" fo:font-size="8pt" fo:font-weight="normal" officeooo:rsid="0181bc2a" officeooo:paragraph-rsid="01a090e7" style:font-size-asian="8pt" style:font-weight-asian="normal" style:font-size-complex="8pt" style:font-weight-complex="normal"/>
    </style:style>
    <style:style style:name="P1127" style:family="paragraph" style:parent-style-name="Standard">
      <style:paragraph-properties fo:text-align="start" style:justify-single-word="false"/>
      <style:text-properties style:font-name="FreeMono" fo:font-size="8pt" fo:font-weight="normal" officeooo:rsid="0181bc2a" officeooo:paragraph-rsid="020cf77b" style:font-size-asian="8pt" style:font-weight-asian="normal" style:font-size-complex="8pt" style:font-weight-complex="normal"/>
    </style:style>
    <style:style style:name="P1128" style:family="paragraph" style:parent-style-name="Standard">
      <style:paragraph-properties fo:text-align="start" style:justify-single-word="false"/>
      <style:text-properties style:font-name="FreeMono" fo:font-size="8pt" fo:font-weight="normal" officeooo:rsid="0181bc2a" officeooo:paragraph-rsid="020f3370" style:font-size-asian="8pt" style:font-weight-asian="normal" style:font-size-complex="8pt" style:font-weight-complex="normal"/>
    </style:style>
    <style:style style:name="P1129" style:family="paragraph" style:parent-style-name="Standard">
      <style:paragraph-properties fo:text-align="start" style:justify-single-word="false"/>
      <style:text-properties style:font-name="FreeMono" fo:font-size="8pt" fo:font-weight="normal" officeooo:rsid="0181bc2a" officeooo:paragraph-rsid="022e8a5e" style:font-size-asian="8pt" style:font-weight-asian="normal" style:font-size-complex="8pt" style:font-weight-complex="normal"/>
    </style:style>
    <style:style style:name="P1130" style:family="paragraph" style:parent-style-name="Standard">
      <style:paragraph-properties fo:text-align="start" style:justify-single-word="false"/>
      <style:text-properties style:font-name="FreeMono" fo:font-size="8pt" fo:font-weight="normal" officeooo:rsid="0181bc2a" officeooo:paragraph-rsid="027e2afc" style:font-size-asian="8pt" style:font-weight-asian="normal" style:font-size-complex="8pt" style:font-weight-complex="normal"/>
    </style:style>
    <style:style style:name="P1131" style:family="paragraph" style:parent-style-name="Standard">
      <style:paragraph-properties fo:text-align="start" style:justify-single-word="false"/>
      <style:text-properties style:font-name="FreeMono" fo:font-size="8pt" fo:font-weight="normal" officeooo:rsid="0181bc2a" officeooo:paragraph-rsid="019372fe" style:font-size-asian="8pt" style:font-weight-asian="normal" style:font-size-complex="8pt" style:font-weight-complex="normal"/>
    </style:style>
    <style:style style:name="P1132" style:family="paragraph" style:parent-style-name="Standard">
      <style:paragraph-properties fo:text-align="start" style:justify-single-word="false"/>
      <style:text-properties style:font-name="FreeMono" fo:font-size="8pt" fo:font-weight="normal" officeooo:rsid="01711130" officeooo:paragraph-rsid="01711130" style:font-size-asian="8pt" style:font-weight-asian="normal" style:font-size-complex="8pt" style:font-weight-complex="normal"/>
    </style:style>
    <style:style style:name="P1133" style:family="paragraph" style:parent-style-name="Standard">
      <style:paragraph-properties fo:text-align="start" style:justify-single-word="false"/>
      <style:text-properties style:font-name="FreeMono" fo:font-size="8pt" fo:font-weight="normal" officeooo:rsid="0174d3f0" officeooo:paragraph-rsid="0174d3f0" style:font-size-asian="8pt" style:font-weight-asian="normal" style:font-size-complex="8pt" style:font-weight-complex="normal"/>
    </style:style>
    <style:style style:name="P1134" style:family="paragraph" style:parent-style-name="Standard">
      <style:paragraph-properties fo:text-align="start" style:justify-single-word="false"/>
      <style:text-properties style:font-name="FreeMono" fo:font-size="8pt" fo:font-weight="normal" officeooo:rsid="0174d3f0" officeooo:paragraph-rsid="017500ff" style:font-size-asian="8pt" style:font-weight-asian="normal" style:font-size-complex="8pt" style:font-weight-complex="normal"/>
    </style:style>
    <style:style style:name="P1135" style:family="paragraph" style:parent-style-name="Standard">
      <style:paragraph-properties fo:text-align="start" style:justify-single-word="false"/>
      <style:text-properties style:font-name="FreeMono" fo:font-size="8pt" fo:font-weight="normal" officeooo:rsid="0179f896" officeooo:paragraph-rsid="018023b5" style:font-size-asian="8pt" style:font-weight-asian="normal" style:font-size-complex="8pt" style:font-weight-complex="normal"/>
    </style:style>
    <style:style style:name="P1136" style:family="paragraph" style:parent-style-name="Standard">
      <style:paragraph-properties fo:text-align="start" style:justify-single-word="false"/>
      <style:text-properties style:font-name="FreeMono" fo:font-size="8pt" fo:font-weight="normal" officeooo:rsid="0179f896" officeooo:paragraph-rsid="0179f896" style:font-size-asian="8pt" style:font-weight-asian="normal" style:font-size-complex="8pt" style:font-weight-complex="normal"/>
    </style:style>
    <style:style style:name="P1137" style:family="paragraph" style:parent-style-name="Standard">
      <style:paragraph-properties fo:text-align="start" style:justify-single-word="false"/>
      <style:text-properties style:font-name="FreeMono" fo:font-size="8pt" fo:font-weight="normal" officeooo:rsid="0179f896" officeooo:paragraph-rsid="017bf07d" style:font-size-asian="8pt" style:font-weight-asian="normal" style:font-size-complex="8pt" style:font-weight-complex="normal"/>
    </style:style>
    <style:style style:name="P1138" style:family="paragraph" style:parent-style-name="Standard">
      <style:paragraph-properties fo:text-align="start" style:justify-single-word="false"/>
      <style:text-properties style:font-name="FreeMono" fo:font-size="8pt" fo:font-weight="normal" officeooo:rsid="0179f896" officeooo:paragraph-rsid="017de62d" style:font-size-asian="8pt" style:font-weight-asian="normal" style:font-size-complex="8pt" style:font-weight-complex="normal"/>
    </style:style>
    <style:style style:name="P1139" style:family="paragraph" style:parent-style-name="Standard">
      <style:paragraph-properties fo:text-align="start" style:justify-single-word="false"/>
      <style:text-properties style:font-name="FreeMono" fo:font-size="8pt" fo:font-weight="normal" officeooo:rsid="0179f896" officeooo:paragraph-rsid="0441e91c" style:font-size-asian="8pt" style:font-weight-asian="normal" style:font-size-complex="8pt" style:font-weight-complex="normal"/>
    </style:style>
    <style:style style:name="P1140" style:family="paragraph" style:parent-style-name="Standard">
      <style:paragraph-properties fo:text-align="start" style:justify-single-word="false"/>
      <style:text-properties style:font-name="FreeMono" fo:font-size="8pt" fo:font-weight="normal" officeooo:rsid="0173a717" officeooo:paragraph-rsid="017500ff" style:font-size-asian="8pt" style:font-weight-asian="normal" style:font-size-complex="8pt" style:font-weight-complex="normal"/>
    </style:style>
    <style:style style:name="P1141" style:family="paragraph" style:parent-style-name="Standard">
      <style:paragraph-properties fo:text-align="start" style:justify-single-word="false"/>
      <style:text-properties style:font-name="FreeMono" fo:font-size="8pt" fo:font-weight="normal" officeooo:rsid="0173a717" officeooo:paragraph-rsid="0179f896" style:font-size-asian="8pt" style:font-weight-asian="normal" style:font-size-complex="8pt" style:font-weight-complex="normal"/>
    </style:style>
    <style:style style:name="P1142" style:family="paragraph" style:parent-style-name="Standard">
      <style:paragraph-properties fo:text-align="start" style:justify-single-word="false"/>
      <style:text-properties style:font-name="FreeMono" fo:font-size="8pt" fo:font-weight="normal" officeooo:rsid="0173a717" officeooo:paragraph-rsid="017bf07d" style:font-size-asian="8pt" style:font-weight-asian="normal" style:font-size-complex="8pt" style:font-weight-complex="normal"/>
    </style:style>
    <style:style style:name="P1143" style:family="paragraph" style:parent-style-name="Standard">
      <style:paragraph-properties fo:text-align="start" style:justify-single-word="false"/>
      <style:text-properties style:font-name="FreeMono" fo:font-size="8pt" fo:font-weight="normal" officeooo:rsid="00484293" officeooo:paragraph-rsid="01a090e7" style:font-size-asian="8pt" style:font-weight-asian="normal" style:font-size-complex="8pt" style:font-weight-complex="normal"/>
    </style:style>
    <style:style style:name="P1144" style:family="paragraph" style:parent-style-name="Standard">
      <style:paragraph-properties fo:text-align="start" style:justify-single-word="false"/>
      <style:text-properties style:font-name="FreeMono" fo:font-size="8pt" fo:font-weight="normal" officeooo:rsid="00484293" officeooo:paragraph-rsid="01c2deb0" style:font-size-asian="8pt" style:font-weight-asian="normal" style:font-size-complex="8pt" style:font-weight-complex="normal"/>
    </style:style>
    <style:style style:name="P1145" style:family="paragraph" style:parent-style-name="Standard">
      <style:paragraph-properties fo:text-align="start" style:justify-single-word="false"/>
      <style:text-properties style:font-name="FreeMono" fo:font-size="8pt" fo:font-weight="normal" officeooo:rsid="00484293" officeooo:paragraph-rsid="022e8a5e" style:font-size-asian="8pt" style:font-weight-asian="normal" style:font-size-complex="8pt" style:font-weight-complex="normal"/>
    </style:style>
    <style:style style:name="P1146" style:family="paragraph" style:parent-style-name="Standard">
      <style:paragraph-properties fo:text-align="start" style:justify-single-word="false"/>
      <style:text-properties style:font-name="FreeMono" fo:font-size="8pt" fo:font-weight="normal" officeooo:rsid="00484293" officeooo:paragraph-rsid="023bc2a7" style:font-size-asian="8pt" style:font-weight-asian="normal" style:font-size-complex="8pt" style:font-weight-complex="normal"/>
    </style:style>
    <style:style style:name="P1147" style:family="paragraph" style:parent-style-name="Standard">
      <style:paragraph-properties fo:text-align="start" style:justify-single-word="false"/>
      <style:text-properties style:font-name="FreeMono" fo:font-size="8pt" fo:font-weight="normal" officeooo:rsid="00484293" officeooo:paragraph-rsid="023d5e11" style:font-size-asian="8pt" style:font-weight-asian="normal" style:font-size-complex="8pt" style:font-weight-complex="normal"/>
    </style:style>
    <style:style style:name="P1148" style:family="paragraph" style:parent-style-name="Standard">
      <style:paragraph-properties fo:text-align="start" style:justify-single-word="false"/>
      <style:text-properties style:font-name="FreeMono" fo:font-size="8pt" fo:font-weight="normal" officeooo:rsid="00484293" officeooo:paragraph-rsid="025e01fc" style:font-size-asian="8pt" style:font-weight-asian="normal" style:font-size-complex="8pt" style:font-weight-complex="normal"/>
    </style:style>
    <style:style style:name="P1149" style:family="paragraph" style:parent-style-name="Standard">
      <style:paragraph-properties fo:text-align="start" style:justify-single-word="false"/>
      <style:text-properties style:font-name="FreeMono" fo:font-size="8pt" fo:font-weight="normal" officeooo:rsid="00484293" officeooo:paragraph-rsid="025e223f" style:font-size-asian="8pt" style:font-weight-asian="normal" style:font-size-complex="8pt" style:font-weight-complex="normal"/>
    </style:style>
    <style:style style:name="P1150" style:family="paragraph" style:parent-style-name="Standard">
      <style:paragraph-properties fo:text-align="start" style:justify-single-word="false"/>
      <style:text-properties style:font-name="FreeMono" fo:font-size="8pt" fo:font-weight="normal" officeooo:rsid="00484293" officeooo:paragraph-rsid="0260f842" style:font-size-asian="8pt" style:font-weight-asian="normal" style:font-size-complex="8pt" style:font-weight-complex="normal"/>
    </style:style>
    <style:style style:name="P1151" style:family="paragraph" style:parent-style-name="Standard">
      <style:paragraph-properties fo:text-align="start" style:justify-single-word="false"/>
      <style:text-properties style:font-name="FreeMono" fo:font-size="8pt" fo:font-weight="normal" officeooo:rsid="00484293" officeooo:paragraph-rsid="026272e5" style:font-size-asian="8pt" style:font-weight-asian="normal" style:font-size-complex="8pt" style:font-weight-complex="normal"/>
    </style:style>
    <style:style style:name="P1152" style:family="paragraph" style:parent-style-name="Standard">
      <style:paragraph-properties fo:text-align="start" style:justify-single-word="false"/>
      <style:text-properties style:font-name="FreeMono" fo:font-size="8pt" fo:font-weight="normal" officeooo:rsid="00484293" officeooo:paragraph-rsid="026328cb" style:font-size-asian="8pt" style:font-weight-asian="normal" style:font-size-complex="8pt" style:font-weight-complex="normal"/>
    </style:style>
    <style:style style:name="P1153" style:family="paragraph" style:parent-style-name="Standard">
      <style:paragraph-properties fo:text-align="start" style:justify-single-word="false"/>
      <style:text-properties style:font-name="FreeMono" fo:font-size="8pt" fo:font-weight="normal" officeooo:rsid="00484293" officeooo:paragraph-rsid="0264dd8d" style:font-size-asian="8pt" style:font-weight-asian="normal" style:font-size-complex="8pt" style:font-weight-complex="normal"/>
    </style:style>
    <style:style style:name="P1154" style:family="paragraph" style:parent-style-name="Standard">
      <style:paragraph-properties fo:text-align="start" style:justify-single-word="false"/>
      <style:text-properties style:font-name="FreeMono" fo:font-size="8pt" fo:font-weight="normal" officeooo:rsid="00484293" officeooo:paragraph-rsid="026a81f1" style:font-size-asian="8pt" style:font-weight-asian="normal" style:font-size-complex="8pt" style:font-weight-complex="normal"/>
    </style:style>
    <style:style style:name="P1155" style:family="paragraph" style:parent-style-name="Standard">
      <style:paragraph-properties fo:text-align="start" style:justify-single-word="false"/>
      <style:text-properties style:font-name="FreeMono" fo:font-size="8pt" fo:font-weight="normal" officeooo:rsid="00484293" officeooo:paragraph-rsid="026c0539" style:font-size-asian="8pt" style:font-weight-asian="normal" style:font-size-complex="8pt" style:font-weight-complex="normal"/>
    </style:style>
    <style:style style:name="P1156" style:family="paragraph" style:parent-style-name="Standard">
      <style:paragraph-properties fo:text-align="start" style:justify-single-word="false"/>
      <style:text-properties style:font-name="FreeMono" fo:font-size="8pt" fo:font-weight="normal" officeooo:rsid="00484293" officeooo:paragraph-rsid="026ed494" style:font-size-asian="8pt" style:font-weight-asian="normal" style:font-size-complex="8pt" style:font-weight-complex="normal"/>
    </style:style>
    <style:style style:name="P1157" style:family="paragraph" style:parent-style-name="Standard">
      <style:paragraph-properties fo:text-align="start" style:justify-single-word="false"/>
      <style:text-properties style:font-name="FreeMono" fo:font-size="8pt" fo:font-weight="normal" officeooo:rsid="00484293" officeooo:paragraph-rsid="02719ead" style:font-size-asian="8pt" style:font-weight-asian="normal" style:font-size-complex="8pt" style:font-weight-complex="normal"/>
    </style:style>
    <style:style style:name="P1158" style:family="paragraph" style:parent-style-name="Standard">
      <style:paragraph-properties fo:text-align="start" style:justify-single-word="false"/>
      <style:text-properties style:font-name="FreeMono" fo:font-size="8pt" fo:font-weight="normal" officeooo:rsid="00484293" officeooo:paragraph-rsid="027302fd" style:font-size-asian="8pt" style:font-weight-asian="normal" style:font-size-complex="8pt" style:font-weight-complex="normal"/>
    </style:style>
    <style:style style:name="P1159" style:family="paragraph" style:parent-style-name="Standard">
      <style:paragraph-properties fo:text-align="start" style:justify-single-word="false"/>
      <style:text-properties style:font-name="FreeMono" fo:font-size="8pt" fo:font-weight="normal" officeooo:rsid="00484293" officeooo:paragraph-rsid="027e2afc" style:font-size-asian="8pt" style:font-weight-asian="normal" style:font-size-complex="8pt" style:font-weight-complex="normal"/>
    </style:style>
    <style:style style:name="P1160" style:family="paragraph" style:parent-style-name="Standard">
      <style:paragraph-properties fo:text-align="start" style:justify-single-word="false"/>
      <style:text-properties style:font-name="FreeMono" fo:font-size="8pt" fo:font-weight="normal" officeooo:rsid="00484293" officeooo:paragraph-rsid="02716426" style:font-size-asian="8pt" style:font-weight-asian="normal" style:font-size-complex="8pt" style:font-weight-complex="normal"/>
    </style:style>
    <style:style style:name="P1161" style:family="paragraph" style:parent-style-name="Standard">
      <style:paragraph-properties fo:text-align="start" style:justify-single-word="false"/>
      <style:text-properties style:font-name="FreeMono" fo:font-size="8pt" fo:font-weight="normal" officeooo:rsid="00484293" officeooo:paragraph-rsid="0274c360" style:font-size-asian="8pt" style:font-weight-asian="normal" style:font-size-complex="8pt" style:font-weight-complex="normal"/>
    </style:style>
    <style:style style:name="P1162" style:family="paragraph" style:parent-style-name="Standard">
      <style:paragraph-properties fo:text-align="start" style:justify-single-word="false"/>
      <style:text-properties style:font-name="FreeMono" fo:font-size="8pt" fo:font-weight="normal" officeooo:rsid="00484293" officeooo:paragraph-rsid="027576f2" style:font-size-asian="8pt" style:font-weight-asian="normal" style:font-size-complex="8pt" style:font-weight-complex="normal"/>
    </style:style>
    <style:style style:name="P1163" style:family="paragraph" style:parent-style-name="Standard">
      <style:paragraph-properties fo:text-align="start" style:justify-single-word="false"/>
      <style:text-properties style:font-name="FreeMono" fo:font-size="8pt" fo:font-weight="normal" officeooo:rsid="00484293" officeooo:paragraph-rsid="02770f3a" style:font-size-asian="8pt" style:font-weight-asian="normal" style:font-size-complex="8pt" style:font-weight-complex="normal"/>
    </style:style>
    <style:style style:name="P1164" style:family="paragraph" style:parent-style-name="Standard">
      <style:paragraph-properties fo:text-align="start" style:justify-single-word="false"/>
      <style:text-properties style:font-name="FreeMono" fo:font-size="8pt" fo:font-weight="normal" officeooo:rsid="00484293" officeooo:paragraph-rsid="027a4c09" style:font-size-asian="8pt" style:font-weight-asian="normal" style:font-size-complex="8pt" style:font-weight-complex="normal"/>
    </style:style>
    <style:style style:name="P1165" style:family="paragraph" style:parent-style-name="Standard">
      <style:paragraph-properties fo:text-align="start" style:justify-single-word="false"/>
      <style:text-properties style:font-name="FreeMono" fo:font-size="8pt" fo:font-weight="normal" officeooo:rsid="00484293" officeooo:paragraph-rsid="027fb0c9" style:font-size-asian="8pt" style:font-weight-asian="normal" style:font-size-complex="8pt" style:font-weight-complex="normal"/>
    </style:style>
    <style:style style:name="P1166" style:family="paragraph" style:parent-style-name="Standard">
      <style:paragraph-properties fo:text-align="start" style:justify-single-word="false"/>
      <style:text-properties style:font-name="FreeMono" fo:font-size="8pt" fo:font-weight="normal" officeooo:rsid="00484293" officeooo:paragraph-rsid="0280eebb" style:font-size-asian="8pt" style:font-weight-asian="normal" style:font-size-complex="8pt" style:font-weight-complex="normal"/>
    </style:style>
    <style:style style:name="P1167" style:family="paragraph" style:parent-style-name="Standard">
      <style:paragraph-properties fo:text-align="start" style:justify-single-word="false"/>
      <style:text-properties style:font-name="FreeMono" fo:font-size="8pt" fo:font-weight="normal" officeooo:rsid="00484293" officeooo:paragraph-rsid="028183d2" style:font-size-asian="8pt" style:font-weight-asian="normal" style:font-size-complex="8pt" style:font-weight-complex="normal"/>
    </style:style>
    <style:style style:name="P1168" style:family="paragraph" style:parent-style-name="Standard">
      <style:paragraph-properties fo:text-align="start" style:justify-single-word="false"/>
      <style:text-properties style:font-name="FreeMono" fo:font-size="8pt" fo:font-weight="normal" officeooo:rsid="00484293" officeooo:paragraph-rsid="02833781" style:font-size-asian="8pt" style:font-weight-asian="normal" style:font-size-complex="8pt" style:font-weight-complex="normal"/>
    </style:style>
    <style:style style:name="P1169" style:family="paragraph" style:parent-style-name="Standard">
      <style:paragraph-properties fo:text-align="start" style:justify-single-word="false"/>
      <style:text-properties style:font-name="FreeMono" fo:font-size="8pt" fo:font-weight="normal" officeooo:rsid="00484293" officeooo:paragraph-rsid="02834762" style:font-size-asian="8pt" style:font-weight-asian="normal" style:font-size-complex="8pt" style:font-weight-complex="normal"/>
    </style:style>
    <style:style style:name="P1170" style:family="paragraph" style:parent-style-name="Standard">
      <style:paragraph-properties fo:text-align="start" style:justify-single-word="false"/>
      <style:text-properties style:font-name="FreeMono" fo:font-size="8pt" fo:font-weight="normal" officeooo:rsid="00484293" officeooo:paragraph-rsid="0283f7d1" style:font-size-asian="8pt" style:font-weight-asian="normal" style:font-size-complex="8pt" style:font-weight-complex="normal"/>
    </style:style>
    <style:style style:name="P1171" style:family="paragraph" style:parent-style-name="Standard">
      <style:paragraph-properties fo:text-align="start" style:justify-single-word="false"/>
      <style:text-properties style:font-name="FreeMono" fo:font-size="8pt" fo:font-weight="normal" officeooo:rsid="00484293" officeooo:paragraph-rsid="02ee0f2d" style:font-size-asian="8pt" style:font-weight-asian="normal" style:font-size-complex="8pt" style:font-weight-complex="normal"/>
    </style:style>
    <style:style style:name="P1172" style:family="paragraph" style:parent-style-name="Standard">
      <style:paragraph-properties fo:text-align="start" style:justify-single-word="false"/>
      <style:text-properties style:font-name="FreeMono" fo:font-size="8pt" fo:font-weight="normal" officeooo:rsid="00484293" officeooo:paragraph-rsid="02f27e92" style:font-size-asian="8pt" style:font-weight-asian="normal" style:font-size-complex="8pt" style:font-weight-complex="normal"/>
    </style:style>
    <style:style style:name="P1173" style:family="paragraph" style:parent-style-name="Standard">
      <style:paragraph-properties fo:text-align="start" style:justify-single-word="false"/>
      <style:text-properties style:font-name="FreeMono" fo:font-size="8pt" fo:font-weight="normal" officeooo:rsid="00484293" officeooo:paragraph-rsid="02f47c12" style:font-size-asian="8pt" style:font-weight-asian="normal" style:font-size-complex="8pt" style:font-weight-complex="normal"/>
    </style:style>
    <style:style style:name="P1174" style:family="paragraph" style:parent-style-name="Standard">
      <style:paragraph-properties fo:text-align="start" style:justify-single-word="false"/>
      <style:text-properties style:font-name="FreeMono" fo:font-size="8pt" fo:font-weight="normal" officeooo:rsid="00484293" officeooo:paragraph-rsid="02f5651c" style:font-size-asian="8pt" style:font-weight-asian="normal" style:font-size-complex="8pt" style:font-weight-complex="normal"/>
    </style:style>
    <style:style style:name="P1175" style:family="paragraph" style:parent-style-name="Standard">
      <style:paragraph-properties fo:text-align="start" style:justify-single-word="false"/>
      <style:text-properties style:font-name="FreeMono" fo:font-size="8pt" fo:font-weight="normal" officeooo:rsid="00484293" officeooo:paragraph-rsid="02efb10c" style:font-size-asian="8pt" style:font-weight-asian="normal" style:font-size-complex="8pt" style:font-weight-complex="normal"/>
    </style:style>
    <style:style style:name="P1176" style:family="paragraph" style:parent-style-name="Standard">
      <style:paragraph-properties fo:text-align="start" style:justify-single-word="false"/>
      <style:text-properties style:font-name="FreeMono" fo:font-size="8pt" fo:font-weight="normal" officeooo:rsid="00484293" officeooo:paragraph-rsid="02f0ad02" style:font-size-asian="8pt" style:font-weight-asian="normal" style:font-size-complex="8pt" style:font-weight-complex="normal"/>
    </style:style>
    <style:style style:name="P1177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4293" officeooo:paragraph-rsid="02f47c12" style:font-size-asian="8pt" style:font-weight-asian="normal" style:font-size-complex="8pt" style:font-weight-complex="normal"/>
    </style:style>
    <style:style style:name="P1178" style:family="paragraph" style:parent-style-name="Standard">
      <style:paragraph-properties fo:text-align="start" style:justify-single-word="false"/>
      <style:text-properties style:font-name="FreeMono" fo:font-size="8pt" fo:font-weight="normal" officeooo:rsid="00484293" officeooo:paragraph-rsid="038a1568" style:font-size-asian="8pt" style:font-weight-asian="normal" style:font-size-complex="8pt" style:font-weight-complex="normal"/>
    </style:style>
    <style:style style:name="P1179" style:family="paragraph" style:parent-style-name="Standard">
      <style:paragraph-properties fo:text-align="start" style:justify-single-word="false"/>
      <style:text-properties style:font-name="FreeMono" fo:font-size="8pt" fo:font-weight="normal" officeooo:rsid="00484293" officeooo:paragraph-rsid="038bf323" style:font-size-asian="8pt" style:font-weight-asian="normal" style:font-size-complex="8pt" style:font-weight-complex="normal"/>
    </style:style>
    <style:style style:name="P1180" style:family="paragraph" style:parent-style-name="Standard">
      <style:paragraph-properties fo:text-align="start" style:justify-single-word="false"/>
      <style:text-properties style:font-name="FreeMono" fo:font-size="8pt" fo:font-weight="normal" officeooo:rsid="00484293" officeooo:paragraph-rsid="03a9200b" style:font-size-asian="8pt" style:font-weight-asian="normal" style:font-size-complex="8pt" style:font-weight-complex="normal"/>
    </style:style>
    <style:style style:name="P1181" style:family="paragraph" style:parent-style-name="Standard">
      <style:paragraph-properties fo:text-align="start" style:justify-single-word="false"/>
      <style:text-properties style:font-name="FreeMono" fo:font-size="8pt" fo:font-weight="normal" officeooo:rsid="00484293" officeooo:paragraph-rsid="0214572a" style:font-size-asian="8pt" style:font-weight-asian="normal" style:font-size-complex="8pt" style:font-weight-complex="normal"/>
    </style:style>
    <style:style style:name="P1182" style:family="paragraph" style:parent-style-name="Standard">
      <style:paragraph-properties fo:text-align="start" style:justify-single-word="false"/>
      <style:text-properties style:font-name="FreeMono" fo:font-size="8pt" fo:font-weight="normal" officeooo:rsid="018a7368" officeooo:paragraph-rsid="018a7368" style:font-size-asian="8pt" style:font-weight-asian="normal" style:font-size-complex="8pt" style:font-weight-complex="normal"/>
    </style:style>
    <style:style style:name="P1183" style:family="paragraph" style:parent-style-name="Standard">
      <style:paragraph-properties fo:text-align="start" style:justify-single-word="false"/>
      <style:text-properties style:font-name="FreeMono" fo:font-size="8pt" fo:font-weight="normal" officeooo:rsid="018a7368" officeooo:paragraph-rsid="03f21313" style:font-size-asian="8pt" style:font-weight-asian="normal" style:font-size-complex="8pt" style:font-weight-complex="normal"/>
    </style:style>
    <style:style style:name="P1184" style:family="paragraph" style:parent-style-name="Standard">
      <style:paragraph-properties fo:text-align="start" style:justify-single-word="false"/>
      <style:text-properties style:font-name="FreeMono" fo:font-size="8pt" fo:font-weight="normal" officeooo:rsid="018a978b" officeooo:paragraph-rsid="018a978b" style:font-size-asian="8pt" style:font-weight-asian="normal" style:font-size-complex="8pt" style:font-weight-complex="normal"/>
    </style:style>
    <style:style style:name="P1185" style:family="paragraph" style:parent-style-name="Standard">
      <style:paragraph-properties fo:text-align="start" style:justify-single-word="false"/>
      <style:text-properties style:font-name="FreeMono" fo:font-size="8pt" fo:font-weight="normal" officeooo:rsid="019372fe" officeooo:paragraph-rsid="019372fe" style:font-size-asian="8pt" style:font-weight-asian="normal" style:font-size-complex="8pt" style:font-weight-complex="normal"/>
    </style:style>
    <style:style style:name="P1186" style:family="paragraph" style:parent-style-name="Standard">
      <style:paragraph-properties fo:text-align="start" style:justify-single-word="false"/>
      <style:text-properties style:font-name="FreeMono" fo:font-size="8pt" fo:font-weight="normal" officeooo:rsid="019372fe" officeooo:paragraph-rsid="019469e2" style:font-size-asian="8pt" style:font-weight-asian="normal" style:font-size-complex="8pt" style:font-weight-complex="normal"/>
    </style:style>
    <style:style style:name="P1187" style:family="paragraph" style:parent-style-name="Standard">
      <style:paragraph-properties fo:text-align="start" style:justify-single-word="false"/>
      <style:text-properties style:font-name="FreeMono" fo:font-size="8pt" fo:font-weight="normal" officeooo:rsid="019372fe" officeooo:paragraph-rsid="03e00cef" style:font-size-asian="8pt" style:font-weight-asian="normal" style:font-size-complex="8pt" style:font-weight-complex="normal"/>
    </style:style>
    <style:style style:name="P1188" style:family="paragraph" style:parent-style-name="Standard">
      <style:paragraph-properties fo:text-align="start" style:justify-single-word="false"/>
      <style:text-properties style:font-name="FreeMono" fo:font-size="8pt" fo:font-weight="normal" officeooo:rsid="019372fe" officeooo:paragraph-rsid="03e2ac75" style:font-size-asian="8pt" style:font-weight-asian="normal" style:font-size-complex="8pt" style:font-weight-complex="normal"/>
    </style:style>
    <style:style style:name="P1189" style:family="paragraph" style:parent-style-name="Standard">
      <style:paragraph-properties fo:text-align="start" style:justify-single-word="false"/>
      <style:text-properties style:font-name="FreeMono" fo:font-size="8pt" fo:font-weight="normal" officeooo:rsid="019372fe" officeooo:paragraph-rsid="0401df2b" style:font-size-asian="8pt" style:font-weight-asian="normal" style:font-size-complex="8pt" style:font-weight-complex="normal"/>
    </style:style>
    <style:style style:name="P1190" style:family="paragraph" style:parent-style-name="Standard">
      <style:paragraph-properties fo:text-align="start" style:justify-single-word="false"/>
      <style:text-properties style:font-name="FreeMono" fo:font-size="8pt" fo:font-weight="normal" officeooo:rsid="0194cdb8" officeooo:paragraph-rsid="0194cdb8" style:font-size-asian="8pt" style:font-weight-asian="normal" style:font-size-complex="8pt" style:font-weight-complex="normal"/>
    </style:style>
    <style:style style:name="P1191" style:family="paragraph" style:parent-style-name="Standard">
      <style:paragraph-properties fo:text-align="start" style:justify-single-word="false"/>
      <style:text-properties style:font-name="FreeMono" fo:font-size="8pt" fo:font-weight="normal" officeooo:rsid="0195a159" officeooo:paragraph-rsid="019788b2" style:font-size-asian="8pt" style:font-weight-asian="normal" style:font-size-complex="8pt" style:font-weight-complex="normal"/>
    </style:style>
    <style:style style:name="P1192" style:family="paragraph" style:parent-style-name="Standard">
      <style:paragraph-properties fo:text-align="start" style:justify-single-word="false"/>
      <style:text-properties style:font-name="FreeMono" fo:font-size="8pt" fo:font-weight="normal" officeooo:rsid="0195a159" officeooo:paragraph-rsid="0195a159" style:font-size-asian="8pt" style:font-weight-asian="normal" style:font-size-complex="8pt" style:font-weight-complex="normal"/>
    </style:style>
    <style:style style:name="P1193" style:family="paragraph" style:parent-style-name="Standard">
      <style:paragraph-properties fo:text-align="start" style:justify-single-word="false"/>
      <style:text-properties style:font-name="FreeMono" fo:font-size="8pt" fo:font-weight="normal" officeooo:rsid="019788b2" officeooo:paragraph-rsid="019b504e" style:font-size-asian="8pt" style:font-weight-asian="normal" style:font-size-complex="8pt" style:font-weight-complex="normal"/>
    </style:style>
    <style:style style:name="P1194" style:family="paragraph" style:parent-style-name="Standard">
      <style:paragraph-properties fo:text-align="start" style:justify-single-word="false"/>
      <style:text-properties style:font-name="FreeMono" fo:font-size="8pt" fo:font-weight="normal" officeooo:rsid="019788b2" officeooo:paragraph-rsid="019788b2" style:font-size-asian="8pt" style:font-weight-asian="normal" style:font-size-complex="8pt" style:font-weight-complex="normal"/>
    </style:style>
    <style:style style:name="P1195" style:family="paragraph" style:parent-style-name="Standard">
      <style:paragraph-properties fo:text-align="start" style:justify-single-word="false"/>
      <style:text-properties style:font-name="FreeMono" fo:font-size="8pt" fo:font-weight="normal" officeooo:rsid="019788b2" officeooo:paragraph-rsid="03fc6450" style:font-size-asian="8pt" style:font-weight-asian="normal" style:font-size-complex="8pt" style:font-weight-complex="normal"/>
    </style:style>
    <style:style style:name="P1196" style:family="paragraph" style:parent-style-name="Standard">
      <style:paragraph-properties fo:text-align="start" style:justify-single-word="false"/>
      <style:text-properties style:font-name="FreeMono" fo:font-size="8pt" fo:font-weight="normal" officeooo:rsid="01a47c6e" officeooo:paragraph-rsid="01a090e7" style:font-size-asian="8pt" style:font-weight-asian="normal" style:font-size-complex="8pt" style:font-weight-complex="normal"/>
    </style:style>
    <style:style style:name="P1197" style:family="paragraph" style:parent-style-name="Standard">
      <style:paragraph-properties fo:text-align="start" style:justify-single-word="false"/>
      <style:text-properties style:font-name="FreeMono" fo:font-size="8pt" fo:font-weight="normal" officeooo:rsid="01a47c6e" officeooo:paragraph-rsid="022e8a5e" style:font-size-asian="8pt" style:font-weight-asian="normal" style:font-size-complex="8pt" style:font-weight-complex="normal"/>
    </style:style>
    <style:style style:name="P1198" style:family="paragraph" style:parent-style-name="Standard">
      <style:paragraph-properties fo:text-align="start" style:justify-single-word="false"/>
      <style:text-properties style:font-name="FreeMono" fo:font-size="8pt" fo:font-weight="normal" officeooo:rsid="01a47c6e" officeooo:paragraph-rsid="023bc2a7" style:font-size-asian="8pt" style:font-weight-asian="normal" style:font-size-complex="8pt" style:font-weight-complex="normal"/>
    </style:style>
    <style:style style:name="P1199" style:family="paragraph" style:parent-style-name="Standard">
      <style:paragraph-properties fo:text-align="start" style:justify-single-word="false"/>
      <style:text-properties style:font-name="FreeMono" fo:font-size="8pt" fo:font-weight="normal" officeooo:rsid="01a47c6e" officeooo:paragraph-rsid="023d5e11" style:font-size-asian="8pt" style:font-weight-asian="normal" style:font-size-complex="8pt" style:font-weight-complex="normal"/>
    </style:style>
    <style:style style:name="P1200" style:family="paragraph" style:parent-style-name="Standard">
      <style:paragraph-properties fo:text-align="start" style:justify-single-word="false"/>
      <style:text-properties style:font-name="FreeMono" fo:font-size="8pt" fo:font-weight="normal" officeooo:rsid="01a47c6e" officeooo:paragraph-rsid="02150ac7" style:font-size-asian="8pt" style:font-weight-asian="normal" style:font-size-complex="8pt" style:font-weight-complex="normal"/>
    </style:style>
    <style:style style:name="P1201" style:family="paragraph" style:parent-style-name="Standard">
      <style:paragraph-properties fo:text-align="start" style:justify-single-word="false"/>
      <style:text-properties style:font-name="FreeMono" fo:font-size="8pt" fo:font-weight="normal" officeooo:rsid="01a47c6e" officeooo:paragraph-rsid="03b89b6c" style:font-size-asian="8pt" style:font-weight-asian="normal" style:font-size-complex="8pt" style:font-weight-complex="normal"/>
    </style:style>
    <style:style style:name="P1202" style:family="paragraph" style:parent-style-name="Standard">
      <style:paragraph-properties fo:text-align="start" style:justify-single-word="false"/>
      <style:text-properties style:font-name="FreeMono" fo:font-size="8pt" fo:font-weight="normal" officeooo:rsid="01a6c744" officeooo:paragraph-rsid="01a6c744" style:font-size-asian="8pt" style:font-weight-asian="normal" style:font-size-complex="8pt" style:font-weight-complex="normal"/>
    </style:style>
    <style:style style:name="P1203" style:family="paragraph" style:parent-style-name="Standard">
      <style:paragraph-properties fo:text-align="start" style:justify-single-word="false"/>
      <style:text-properties style:font-name="FreeMono" fo:font-size="8pt" fo:font-weight="normal" officeooo:rsid="01a6c744" officeooo:paragraph-rsid="019469e2" style:font-size-asian="8pt" style:font-weight-asian="normal" style:font-size-complex="8pt" style:font-weight-complex="normal"/>
    </style:style>
    <style:style style:name="P1204" style:family="paragraph" style:parent-style-name="Standard">
      <style:paragraph-properties fo:text-align="start" style:justify-single-word="false"/>
      <style:text-properties style:font-name="FreeMono" fo:font-size="8pt" fo:font-weight="normal" officeooo:rsid="01a6c744" officeooo:paragraph-rsid="01a717f0" style:font-size-asian="8pt" style:font-weight-asian="normal" style:font-size-complex="8pt" style:font-weight-complex="normal"/>
    </style:style>
    <style:style style:name="P1205" style:family="paragraph" style:parent-style-name="Standard">
      <style:paragraph-properties fo:text-align="start" style:justify-single-word="false"/>
      <style:text-properties style:font-name="FreeMono" fo:font-size="8pt" fo:font-weight="normal" officeooo:rsid="01a6c744" officeooo:paragraph-rsid="01c34322" style:font-size-asian="8pt" style:font-weight-asian="normal" style:font-size-complex="8pt" style:font-weight-complex="normal"/>
    </style:style>
    <style:style style:name="P1206" style:family="paragraph" style:parent-style-name="Standard">
      <style:paragraph-properties fo:text-align="start" style:justify-single-word="false"/>
      <style:text-properties style:font-name="FreeMono" fo:font-size="8pt" fo:font-weight="normal" officeooo:rsid="01a6c744" officeooo:paragraph-rsid="01b0eb94" style:font-size-asian="8pt" style:font-weight-asian="normal" style:font-size-complex="8pt" style:font-weight-complex="normal"/>
    </style:style>
    <style:style style:name="P1207" style:family="paragraph" style:parent-style-name="Standard">
      <style:paragraph-properties fo:text-align="start" style:justify-single-word="false"/>
      <style:text-properties style:font-name="FreeMono" fo:font-size="8pt" fo:font-weight="normal" officeooo:rsid="01a6c744" officeooo:paragraph-rsid="01ac712d" style:font-size-asian="8pt" style:font-weight-asian="normal" style:font-size-complex="8pt" style:font-weight-complex="normal"/>
    </style:style>
    <style:style style:name="P1208" style:family="paragraph" style:parent-style-name="Standard">
      <style:paragraph-properties fo:text-align="start" style:justify-single-word="false"/>
      <style:text-properties style:font-name="FreeMono" fo:font-size="8pt" fo:font-weight="normal" officeooo:rsid="01a6c744" officeooo:paragraph-rsid="01ad004d" style:font-size-asian="8pt" style:font-weight-asian="normal" style:font-size-complex="8pt" style:font-weight-complex="normal"/>
    </style:style>
    <style:style style:name="P1209" style:family="paragraph" style:parent-style-name="Standard">
      <style:paragraph-properties fo:text-align="start" style:justify-single-word="false"/>
      <style:text-properties style:font-name="FreeMono" fo:font-size="8pt" fo:font-weight="normal" officeooo:rsid="01aaf4c1" officeooo:paragraph-rsid="01aaf4c1" style:font-size-asian="8pt" style:font-weight-asian="normal" style:font-size-complex="8pt" style:font-weight-complex="normal"/>
    </style:style>
    <style:style style:name="P1210" style:family="paragraph" style:parent-style-name="Standard">
      <style:paragraph-properties fo:text-align="start" style:justify-single-word="false"/>
      <style:text-properties style:font-name="FreeMono" fo:font-size="8pt" fo:font-weight="normal" officeooo:rsid="01aaf4c1" officeooo:paragraph-rsid="01ac712d" style:font-size-asian="8pt" style:font-weight-asian="normal" style:font-size-complex="8pt" style:font-weight-complex="normal"/>
    </style:style>
    <style:style style:name="P1211" style:family="paragraph" style:parent-style-name="Standard">
      <style:paragraph-properties fo:text-align="start" style:justify-single-word="false"/>
      <style:text-properties style:font-name="FreeMono" fo:font-size="8pt" fo:font-weight="normal" officeooo:rsid="01aaf4c1" officeooo:paragraph-rsid="01ae4464" style:font-size-asian="8pt" style:font-weight-asian="normal" style:font-size-complex="8pt" style:font-weight-complex="normal"/>
    </style:style>
    <style:style style:name="P1212" style:family="paragraph" style:parent-style-name="Standard">
      <style:paragraph-properties fo:text-align="start" style:justify-single-word="false"/>
      <style:text-properties style:font-name="FreeMono" fo:font-size="8pt" fo:font-weight="normal" officeooo:rsid="019aea13" officeooo:paragraph-rsid="01be3bbb" style:font-size-asian="8pt" style:font-weight-asian="normal" style:font-size-complex="8pt" style:font-weight-complex="normal"/>
    </style:style>
    <style:style style:name="P1213" style:family="paragraph" style:parent-style-name="Standard">
      <style:paragraph-properties fo:text-align="start" style:justify-single-word="false"/>
      <style:text-properties style:font-name="FreeMono" fo:font-size="8pt" fo:font-weight="normal" officeooo:rsid="019aea13" officeooo:paragraph-rsid="01c2deb0" style:font-size-asian="8pt" style:font-weight-asian="normal" style:font-size-complex="8pt" style:font-weight-complex="normal"/>
    </style:style>
    <style:style style:name="P1214" style:family="paragraph" style:parent-style-name="Standard">
      <style:paragraph-properties fo:text-align="start" style:justify-single-word="false"/>
      <style:text-properties style:font-name="FreeMono" fo:font-size="8pt" fo:font-weight="normal" officeooo:rsid="019aea13" officeooo:paragraph-rsid="02150ac7" style:font-size-asian="8pt" style:font-weight-asian="normal" style:font-size-complex="8pt" style:font-weight-complex="normal"/>
    </style:style>
    <style:style style:name="P1215" style:family="paragraph" style:parent-style-name="Standard">
      <style:paragraph-properties fo:text-align="start" style:justify-single-word="false"/>
      <style:text-properties style:font-name="FreeMono" fo:font-size="8pt" fo:font-weight="normal" officeooo:rsid="019aea13" officeooo:paragraph-rsid="022e8a5e" style:font-size-asian="8pt" style:font-weight-asian="normal" style:font-size-complex="8pt" style:font-weight-complex="normal"/>
    </style:style>
    <style:style style:name="P1216" style:family="paragraph" style:parent-style-name="Standard">
      <style:paragraph-properties fo:text-align="start" style:justify-single-word="false"/>
      <style:text-properties style:font-name="FreeMono" fo:font-size="8pt" fo:font-weight="normal" officeooo:rsid="019aea13" officeooo:paragraph-rsid="029ee24c" style:font-size-asian="8pt" style:font-weight-asian="normal" style:font-size-complex="8pt" style:font-weight-complex="normal"/>
    </style:style>
    <style:style style:name="P1217" style:family="paragraph" style:parent-style-name="Standard">
      <style:paragraph-properties fo:text-align="start" style:justify-single-word="false"/>
      <style:text-properties style:font-name="FreeMono" fo:font-size="8pt" fo:font-weight="normal" officeooo:rsid="019aea13" officeooo:paragraph-rsid="0214572a" style:font-size-asian="8pt" style:font-weight-asian="normal" style:font-size-complex="8pt" style:font-weight-complex="normal"/>
    </style:style>
    <style:style style:name="P1218" style:family="paragraph" style:parent-style-name="Standard">
      <style:paragraph-properties fo:text-align="start" style:justify-single-word="false"/>
      <style:text-properties style:font-name="FreeMono" fo:font-size="8pt" fo:font-weight="normal" officeooo:rsid="019aea13" officeooo:paragraph-rsid="02edb5fe" style:font-size-asian="8pt" style:font-weight-asian="normal" style:font-size-complex="8pt" style:font-weight-complex="normal"/>
    </style:style>
    <style:style style:name="P1219" style:family="paragraph" style:parent-style-name="Standard">
      <style:paragraph-properties fo:text-align="start" style:justify-single-word="false"/>
      <style:text-properties style:font-name="FreeMono" fo:font-size="8pt" fo:font-weight="normal" officeooo:rsid="019aea13" officeooo:paragraph-rsid="02f27e92" style:font-size-asian="8pt" style:font-weight-asian="normal" style:font-size-complex="8pt" style:font-weight-complex="normal"/>
    </style:style>
    <style:style style:name="P1220" style:family="paragraph" style:parent-style-name="Standard">
      <style:paragraph-properties fo:text-align="start" style:justify-single-word="false"/>
      <style:text-properties style:font-name="FreeMono" fo:font-size="8pt" fo:font-weight="normal" officeooo:rsid="01ae4464" officeooo:paragraph-rsid="01ae4464" style:font-size-asian="8pt" style:font-weight-asian="normal" style:font-size-complex="8pt" style:font-weight-complex="normal"/>
    </style:style>
    <style:style style:name="P1221" style:family="paragraph" style:parent-style-name="Standard">
      <style:paragraph-properties fo:text-align="start" style:justify-single-word="false"/>
      <style:text-properties style:font-name="FreeMono" fo:font-size="8pt" fo:font-weight="normal" officeooo:rsid="0105e621" officeooo:paragraph-rsid="01be3bbb" style:font-size-asian="8pt" style:font-weight-asian="normal" style:font-size-complex="8pt" style:font-weight-complex="normal"/>
    </style:style>
    <style:style style:name="P1222" style:family="paragraph" style:parent-style-name="Standard">
      <style:paragraph-properties fo:text-align="start" style:justify-single-word="false"/>
      <style:text-properties style:font-name="FreeMono" fo:font-size="8pt" fo:font-weight="normal" officeooo:rsid="0105e621" officeooo:paragraph-rsid="02e74210" style:font-size-asian="8pt" style:font-weight-asian="normal" style:font-size-complex="8pt" style:font-weight-complex="normal"/>
    </style:style>
    <style:style style:name="P1223" style:family="paragraph" style:parent-style-name="Standard">
      <style:paragraph-properties fo:text-align="start" style:justify-single-word="false"/>
      <style:text-properties style:font-name="FreeMono" fo:font-size="8pt" fo:font-weight="normal" officeooo:rsid="01c34322" officeooo:paragraph-rsid="01c34322" style:font-size-asian="8pt" style:font-weight-asian="normal" style:font-size-complex="8pt" style:font-weight-complex="normal"/>
    </style:style>
    <style:style style:name="P1224" style:family="paragraph" style:parent-style-name="Standard">
      <style:paragraph-properties fo:text-align="start" style:justify-single-word="false"/>
      <style:text-properties style:font-name="FreeMono" fo:font-size="8pt" fo:font-weight="normal" officeooo:rsid="01c34322" officeooo:paragraph-rsid="022e8a5e" style:font-size-asian="8pt" style:font-weight-asian="normal" style:font-size-complex="8pt" style:font-weight-complex="normal"/>
    </style:style>
    <style:style style:name="P1225" style:family="paragraph" style:parent-style-name="Standard">
      <style:paragraph-properties fo:text-align="start" style:justify-single-word="false"/>
      <style:text-properties style:font-name="FreeMono" fo:font-size="8pt" fo:font-weight="normal" officeooo:rsid="01c34322" officeooo:paragraph-rsid="02348593" style:font-size-asian="8pt" style:font-weight-asian="normal" style:font-size-complex="8pt" style:font-weight-complex="normal"/>
    </style:style>
    <style:style style:name="P1226" style:family="paragraph" style:parent-style-name="Standard">
      <style:paragraph-properties fo:text-align="start" style:justify-single-word="false"/>
      <style:text-properties style:font-name="FreeMono" fo:font-size="8pt" fo:font-weight="normal" officeooo:rsid="01c34322" officeooo:paragraph-rsid="023bc2a7" style:font-size-asian="8pt" style:font-weight-asian="normal" style:font-size-complex="8pt" style:font-weight-complex="normal"/>
    </style:style>
    <style:style style:name="P1227" style:family="paragraph" style:parent-style-name="Standard">
      <style:paragraph-properties fo:text-align="start" style:justify-single-word="false"/>
      <style:text-properties style:font-name="FreeMono" fo:font-size="8pt" fo:font-weight="normal" officeooo:rsid="01c34322" officeooo:paragraph-rsid="02414bec" style:font-size-asian="8pt" style:font-weight-asian="normal" style:font-size-complex="8pt" style:font-weight-complex="normal"/>
    </style:style>
    <style:style style:name="P1228" style:family="paragraph" style:parent-style-name="Standard">
      <style:paragraph-properties fo:text-align="start" style:justify-single-word="false"/>
      <style:text-properties style:font-name="FreeMono" fo:font-size="8pt" fo:font-weight="normal" officeooo:rsid="01c34322" officeooo:paragraph-rsid="0214572a" style:font-size-asian="8pt" style:font-weight-asian="normal" style:font-size-complex="8pt" style:font-weight-complex="normal"/>
    </style:style>
    <style:style style:name="P1229" style:family="paragraph" style:parent-style-name="Standard">
      <style:paragraph-properties fo:text-align="start" style:justify-single-word="false"/>
      <style:text-properties style:font-name="FreeMono" fo:font-size="8pt" fo:font-weight="normal" officeooo:rsid="01c34322" officeooo:paragraph-rsid="02f27e92" style:font-size-asian="8pt" style:font-weight-asian="normal" style:font-size-complex="8pt" style:font-weight-complex="normal"/>
    </style:style>
    <style:style style:name="P1230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1c34322" officeooo:paragraph-rsid="02f27e92" style:font-size-asian="8pt" style:font-weight-asian="normal" style:font-size-complex="8pt" style:font-weight-complex="normal"/>
    </style:style>
    <style:style style:name="P1231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1c34322" officeooo:paragraph-rsid="02f2dd8a" style:font-size-asian="8pt" style:font-weight-asian="normal" style:font-size-complex="8pt" style:font-weight-complex="normal"/>
    </style:style>
    <style:style style:name="P1232" style:family="paragraph" style:parent-style-name="Standard">
      <style:paragraph-properties fo:text-align="start" style:justify-single-word="false"/>
      <style:text-properties style:font-name="FreeMono" fo:font-size="8pt" fo:font-weight="normal" officeooo:rsid="01c34322" officeooo:paragraph-rsid="02edb5fe" style:font-size-asian="8pt" style:font-weight-asian="normal" style:font-size-complex="8pt" style:font-weight-complex="normal"/>
    </style:style>
    <style:style style:name="P1233" style:family="paragraph" style:parent-style-name="Standard">
      <style:paragraph-properties fo:text-align="start" style:justify-single-word="false"/>
      <style:text-properties style:font-name="FreeMono" fo:font-size="8pt" fo:font-weight="normal" officeooo:rsid="00ab02d1" officeooo:paragraph-rsid="01cc5eb8" style:font-size-asian="8pt" style:font-weight-asian="normal" style:font-size-complex="8pt" style:font-weight-complex="normal"/>
    </style:style>
    <style:style style:name="P1234" style:family="paragraph" style:parent-style-name="Standard">
      <style:paragraph-properties fo:text-align="start" style:justify-single-word="false"/>
      <style:text-properties style:font-name="FreeMono" fo:font-size="8pt" fo:font-weight="normal" officeooo:rsid="00ab02d1" officeooo:paragraph-rsid="038c9874" style:font-size-asian="8pt" style:font-weight-asian="normal" style:font-size-complex="8pt" style:font-weight-complex="normal"/>
    </style:style>
    <style:style style:name="P1235" style:family="paragraph" style:parent-style-name="Standard">
      <style:paragraph-properties fo:text-align="start" style:justify-single-word="false"/>
      <style:text-properties style:font-name="FreeMono" fo:font-size="8pt" fo:font-weight="normal" officeooo:rsid="00ab02d1" officeooo:paragraph-rsid="038d0459" style:font-size-asian="8pt" style:font-weight-asian="normal" style:font-size-complex="8pt" style:font-weight-complex="normal"/>
    </style:style>
    <style:style style:name="P1236" style:family="paragraph" style:parent-style-name="Standard">
      <style:paragraph-properties fo:text-align="start" style:justify-single-word="false"/>
      <style:text-properties style:font-name="FreeMono" fo:font-size="8pt" fo:font-weight="normal" officeooo:rsid="01f302b0" officeooo:paragraph-rsid="01f302b0" style:font-size-asian="8pt" style:font-weight-asian="normal" style:font-size-complex="8pt" style:font-weight-complex="normal"/>
    </style:style>
    <style:style style:name="P1237" style:family="paragraph" style:parent-style-name="Standard">
      <style:paragraph-properties fo:text-align="start" style:justify-single-word="false"/>
      <style:text-properties style:font-name="FreeMono" fo:font-size="8pt" fo:font-weight="normal" officeooo:rsid="01f302b0" officeooo:paragraph-rsid="01f358bc" style:font-size-asian="8pt" style:font-weight-asian="normal" style:font-size-complex="8pt" style:font-weight-complex="normal"/>
    </style:style>
    <style:style style:name="P1238" style:family="paragraph" style:parent-style-name="Standard">
      <style:paragraph-properties fo:text-align="start" style:justify-single-word="false"/>
      <style:text-properties style:font-name="FreeMono" fo:font-size="8pt" fo:font-weight="normal" officeooo:rsid="01f302b0" officeooo:paragraph-rsid="01f5ed9c" style:font-size-asian="8pt" style:font-weight-asian="normal" style:font-size-complex="8pt" style:font-weight-complex="normal"/>
    </style:style>
    <style:style style:name="P1239" style:family="paragraph" style:parent-style-name="Standard">
      <style:paragraph-properties fo:text-align="start" style:justify-single-word="false"/>
      <style:text-properties style:font-name="FreeMono" fo:font-size="8pt" fo:font-weight="normal" officeooo:rsid="01f358bc" officeooo:paragraph-rsid="01f358bc" style:font-size-asian="8pt" style:font-weight-asian="normal" style:font-size-complex="8pt" style:font-weight-complex="normal"/>
    </style:style>
    <style:style style:name="P1240" style:family="paragraph" style:parent-style-name="Standard">
      <style:paragraph-properties fo:text-align="start" style:justify-single-word="false"/>
      <style:text-properties style:font-name="FreeMono" fo:font-size="8pt" fo:font-weight="normal" officeooo:rsid="01f358bc" officeooo:paragraph-rsid="01f4c61d" style:font-size-asian="8pt" style:font-weight-asian="normal" style:font-size-complex="8pt" style:font-weight-complex="normal"/>
    </style:style>
    <style:style style:name="P1241" style:family="paragraph" style:parent-style-name="Standard">
      <style:paragraph-properties fo:text-align="start" style:justify-single-word="false"/>
      <style:text-properties style:font-name="FreeMono" fo:font-size="8pt" fo:font-weight="normal" officeooo:rsid="01f358bc" officeooo:paragraph-rsid="01f5ed9c" style:font-size-asian="8pt" style:font-weight-asian="normal" style:font-size-complex="8pt" style:font-weight-complex="normal"/>
    </style:style>
    <style:style style:name="P1242" style:family="paragraph" style:parent-style-name="Standard">
      <style:paragraph-properties fo:text-align="start" style:justify-single-word="false"/>
      <style:text-properties style:font-name="FreeMono" fo:font-size="8pt" fo:font-weight="normal" officeooo:rsid="01f8e0e9" officeooo:paragraph-rsid="01f9c47e" style:font-size-asian="8pt" style:font-weight-asian="normal" style:font-size-complex="8pt" style:font-weight-complex="normal"/>
    </style:style>
    <style:style style:name="P1243" style:family="paragraph" style:parent-style-name="Standard">
      <style:paragraph-properties fo:text-align="start" style:justify-single-word="false"/>
      <style:text-properties style:font-name="FreeMono" fo:font-size="8pt" fo:font-weight="normal" officeooo:rsid="01f8e0e9" officeooo:paragraph-rsid="01fce06e" style:font-size-asian="8pt" style:font-weight-asian="normal" style:font-size-complex="8pt" style:font-weight-complex="normal"/>
    </style:style>
    <style:style style:name="P1244" style:family="paragraph" style:parent-style-name="Standard">
      <style:paragraph-properties fo:text-align="start" style:justify-single-word="false"/>
      <style:text-properties style:font-name="FreeMono" fo:font-size="8pt" fo:font-weight="normal" officeooo:rsid="01f8e0e9" officeooo:paragraph-rsid="01fd40d6" style:font-size-asian="8pt" style:font-weight-asian="normal" style:font-size-complex="8pt" style:font-weight-complex="normal"/>
    </style:style>
    <style:style style:name="P1245" style:family="paragraph" style:parent-style-name="Standard">
      <style:paragraph-properties fo:text-align="start" style:justify-single-word="false"/>
      <style:text-properties style:font-name="FreeMono" fo:font-size="8pt" fo:font-weight="normal" officeooo:rsid="01f8e0e9" officeooo:paragraph-rsid="01feb882" style:font-size-asian="8pt" style:font-weight-asian="normal" style:font-size-complex="8pt" style:font-weight-complex="normal"/>
    </style:style>
    <style:style style:name="P1246" style:family="paragraph" style:parent-style-name="Standard">
      <style:paragraph-properties fo:text-align="start" style:justify-single-word="false"/>
      <style:text-properties style:font-name="FreeMono" fo:font-size="8pt" fo:font-weight="normal" officeooo:rsid="01f8e0e9" officeooo:paragraph-rsid="01ff192d" style:font-size-asian="8pt" style:font-weight-asian="normal" style:font-size-complex="8pt" style:font-weight-complex="normal"/>
    </style:style>
    <style:style style:name="P1247" style:family="paragraph" style:parent-style-name="Standard">
      <style:paragraph-properties fo:text-align="start" style:justify-single-word="false"/>
      <style:text-properties style:font-name="FreeMono" fo:font-size="8pt" fo:font-weight="normal" officeooo:rsid="01f8e0e9" officeooo:paragraph-rsid="02001682" style:font-size-asian="8pt" style:font-weight-asian="normal" style:font-size-complex="8pt" style:font-weight-complex="normal"/>
    </style:style>
    <style:style style:name="P1248" style:family="paragraph" style:parent-style-name="Standard">
      <style:paragraph-properties fo:text-align="start" style:justify-single-word="false"/>
      <style:text-properties style:font-name="FreeMono" fo:font-size="8pt" fo:font-weight="normal" officeooo:rsid="01f8e0e9" officeooo:paragraph-rsid="0202028a" style:font-size-asian="8pt" style:font-weight-asian="normal" style:font-size-complex="8pt" style:font-weight-complex="normal"/>
    </style:style>
    <style:style style:name="P1249" style:family="paragraph" style:parent-style-name="Standard">
      <style:paragraph-properties fo:text-align="start" style:justify-single-word="false">
        <style:tab-stops>
          <style:tab-stop style:position="0.54cm"/>
        </style:tab-stops>
      </style:paragraph-properties>
      <style:text-properties style:font-name="FreeMono" fo:font-size="8pt" fo:font-weight="normal" officeooo:rsid="01f8e0e9" officeooo:paragraph-rsid="0202ae30" style:font-size-asian="8pt" style:font-weight-asian="normal" style:font-size-complex="8pt" style:font-weight-complex="normal"/>
    </style:style>
    <style:style style:name="P1250" style:family="paragraph" style:parent-style-name="Standard">
      <style:paragraph-properties fo:text-align="start" style:justify-single-word="false">
        <style:tab-stops>
          <style:tab-stop style:position="0.54cm"/>
        </style:tab-stops>
      </style:paragraph-properties>
      <style:text-properties style:font-name="FreeMono" fo:font-size="8pt" fo:font-weight="normal" officeooo:rsid="01f8e0e9" officeooo:paragraph-rsid="04799448" style:font-size-asian="8pt" style:font-weight-asian="normal" style:font-size-complex="8pt" style:font-weight-complex="normal"/>
    </style:style>
    <style:style style:name="P1251" style:family="paragraph" style:parent-style-name="Standard">
      <style:paragraph-properties fo:text-align="start" style:justify-single-word="false"/>
      <style:text-properties style:font-name="FreeMono" fo:font-size="8pt" fo:font-weight="normal" officeooo:rsid="01f8e0e9" officeooo:paragraph-rsid="0202ae30" style:font-size-asian="8pt" style:font-weight-asian="normal" style:font-size-complex="8pt" style:font-weight-complex="normal"/>
    </style:style>
    <style:style style:name="P1252" style:family="paragraph" style:parent-style-name="Standard">
      <style:paragraph-properties fo:text-align="start" style:justify-single-word="false"/>
      <style:text-properties style:font-name="FreeMono" fo:font-size="8pt" fo:font-weight="normal" officeooo:rsid="01f8e0e9" officeooo:paragraph-rsid="02044fbf" style:font-size-asian="8pt" style:font-weight-asian="normal" style:font-size-complex="8pt" style:font-weight-complex="normal"/>
    </style:style>
    <style:style style:name="P1253" style:family="paragraph" style:parent-style-name="Standard">
      <style:paragraph-properties fo:text-align="start" style:justify-single-word="false"/>
      <style:text-properties style:font-name="FreeMono" fo:font-size="8pt" fo:font-weight="normal" officeooo:rsid="01f8e0e9" officeooo:paragraph-rsid="0204fbe7" style:font-size-asian="8pt" style:font-weight-asian="normal" style:font-size-complex="8pt" style:font-weight-complex="normal"/>
    </style:style>
    <style:style style:name="P1254" style:family="paragraph" style:parent-style-name="Standard">
      <style:paragraph-properties fo:text-align="start" style:justify-single-word="false"/>
      <style:text-properties style:font-name="FreeMono" fo:font-size="8pt" fo:font-weight="normal" officeooo:rsid="01f8e0e9" officeooo:paragraph-rsid="0206c033" style:font-size-asian="8pt" style:font-weight-asian="normal" style:font-size-complex="8pt" style:font-weight-complex="normal"/>
    </style:style>
    <style:style style:name="P1255" style:family="paragraph" style:parent-style-name="Standard">
      <style:paragraph-properties fo:text-align="start" style:justify-single-word="false"/>
      <style:text-properties style:font-name="FreeMono" fo:font-size="8pt" fo:font-weight="normal" officeooo:rsid="01f8e0e9" officeooo:paragraph-rsid="020bc37d" style:font-size-asian="8pt" style:font-weight-asian="normal" style:font-size-complex="8pt" style:font-weight-complex="normal"/>
    </style:style>
    <style:style style:name="P1256" style:family="paragraph" style:parent-style-name="Standard">
      <style:paragraph-properties fo:text-align="start" style:justify-single-word="false"/>
      <style:text-properties style:font-name="FreeMono" fo:font-size="8pt" fo:font-weight="normal" officeooo:rsid="01f8e0e9" officeooo:paragraph-rsid="02119083" style:font-size-asian="8pt" style:font-weight-asian="normal" style:font-size-complex="8pt" style:font-weight-complex="normal"/>
    </style:style>
    <style:style style:name="P1257" style:family="paragraph" style:parent-style-name="Standard">
      <style:paragraph-properties fo:text-align="start" style:justify-single-word="false"/>
      <style:text-properties style:font-name="FreeMono" fo:font-size="8pt" fo:font-weight="normal" officeooo:rsid="01f8e0e9" officeooo:paragraph-rsid="021245e8" style:font-size-asian="8pt" style:font-weight-asian="normal" style:font-size-complex="8pt" style:font-weight-complex="normal"/>
    </style:style>
    <style:style style:name="P1258" style:family="paragraph" style:parent-style-name="Standard">
      <style:paragraph-properties fo:text-align="start" style:justify-single-word="false"/>
      <style:text-properties style:font-name="FreeMono" fo:font-size="8pt" fo:font-weight="normal" officeooo:rsid="01f8e0e9" officeooo:paragraph-rsid="02132cb8" style:font-size-asian="8pt" style:font-weight-asian="normal" style:font-size-complex="8pt" style:font-weight-complex="normal"/>
    </style:style>
    <style:style style:name="P1259" style:family="paragraph" style:parent-style-name="Standard">
      <style:paragraph-properties fo:text-align="start" style:justify-single-word="false"/>
      <style:text-properties style:font-name="FreeMono" fo:font-size="8pt" fo:font-weight="normal" officeooo:rsid="01f8e0e9" officeooo:paragraph-rsid="01f8e0e9" style:font-size-asian="8pt" style:font-weight-asian="normal" style:font-size-complex="8pt" style:font-weight-complex="normal"/>
    </style:style>
    <style:style style:name="P1260" style:family="paragraph" style:parent-style-name="Standard">
      <style:paragraph-properties fo:text-align="start" style:justify-single-word="false"/>
      <style:text-properties style:font-name="FreeMono" fo:font-size="8pt" fo:font-weight="normal" officeooo:rsid="01f8e0e9" officeooo:paragraph-rsid="02ff2699" style:font-size-asian="8pt" style:font-weight-asian="normal" style:font-size-complex="8pt" style:font-weight-complex="normal"/>
    </style:style>
    <style:style style:name="P1261" style:family="paragraph" style:parent-style-name="Standard">
      <style:paragraph-properties fo:text-align="start" style:justify-single-word="false"/>
      <style:text-properties style:font-name="FreeMono" fo:font-size="8pt" fo:font-weight="normal" officeooo:rsid="01f8e0e9" officeooo:paragraph-rsid="03001be7" style:font-size-asian="8pt" style:font-weight-asian="normal" style:font-size-complex="8pt" style:font-weight-complex="normal"/>
    </style:style>
    <style:style style:name="P1262" style:family="paragraph" style:parent-style-name="Standard">
      <style:paragraph-properties fo:text-align="start" style:justify-single-word="false"/>
      <style:text-properties style:font-name="FreeMono" fo:font-size="8pt" fo:font-weight="normal" officeooo:rsid="01f8e0e9" officeooo:paragraph-rsid="038fa17f" style:font-size-asian="8pt" style:font-weight-asian="normal" style:font-size-complex="8pt" style:font-weight-complex="normal"/>
    </style:style>
    <style:style style:name="P1263" style:family="paragraph" style:parent-style-name="Standard">
      <style:paragraph-properties fo:text-align="start" style:justify-single-word="false"/>
      <style:text-properties style:font-name="FreeMono" fo:font-size="8pt" fo:font-weight="normal" officeooo:rsid="01f8e0e9" officeooo:paragraph-rsid="0390961f" style:font-size-asian="8pt" style:font-weight-asian="normal" style:font-size-complex="8pt" style:font-weight-complex="normal"/>
    </style:style>
    <style:style style:name="P1264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1f8e0e9" officeooo:paragraph-rsid="0420872f" style:font-size-asian="8pt" style:font-weight-asian="normal" style:font-size-complex="8pt" style:font-weight-complex="normal"/>
    </style:style>
    <style:style style:name="P1265" style:family="paragraph" style:parent-style-name="Standard">
      <style:paragraph-properties fo:text-align="start" style:justify-single-word="false"/>
      <style:text-properties style:font-name="FreeMono" fo:font-size="8pt" fo:font-weight="normal" officeooo:rsid="01f8e0e9" officeooo:paragraph-rsid="0445f1c5" style:font-size-asian="8pt" style:font-weight-asian="normal" style:font-size-complex="8pt" style:font-weight-complex="normal"/>
    </style:style>
    <style:style style:name="P1266" style:family="paragraph" style:parent-style-name="Standard">
      <style:paragraph-properties fo:text-align="start" style:justify-single-word="false"/>
      <style:text-properties style:font-name="FreeMono" fo:font-size="8pt" fo:font-weight="normal" officeooo:rsid="01f8e0e9" officeooo:paragraph-rsid="04799448" style:font-size-asian="8pt" style:font-weight-asian="normal" style:font-size-complex="8pt" style:font-weight-complex="normal"/>
    </style:style>
    <style:style style:name="P1267" style:family="paragraph" style:parent-style-name="Standard">
      <style:paragraph-properties fo:text-align="start" style:justify-single-word="false"/>
      <style:text-properties style:font-name="FreeMono" fo:font-size="8pt" fo:font-weight="normal" officeooo:rsid="020cf77b" officeooo:paragraph-rsid="020cf77b" style:font-size-asian="8pt" style:font-weight-asian="normal" style:font-size-complex="8pt" style:font-weight-complex="normal"/>
    </style:style>
    <style:style style:name="P1268" style:family="paragraph" style:parent-style-name="Standard">
      <style:paragraph-properties fo:text-align="start" style:justify-single-word="false"/>
      <style:text-properties style:font-name="FreeMono" fo:font-size="8pt" fo:font-weight="normal" officeooo:rsid="01f4900e" officeooo:paragraph-rsid="01f5ed9c" style:font-size-asian="8pt" style:font-weight-asian="normal" style:font-size-complex="8pt" style:font-weight-complex="normal"/>
    </style:style>
    <style:style style:name="P1269" style:family="paragraph" style:parent-style-name="Standard">
      <style:paragraph-properties fo:text-align="start" style:justify-single-word="false"/>
      <style:text-properties style:font-name="FreeMono" fo:font-size="8pt" fo:font-weight="normal" officeooo:rsid="01f4900e" officeooo:paragraph-rsid="01fb7bc4" style:font-size-asian="8pt" style:font-weight-asian="normal" style:font-size-complex="8pt" style:font-weight-complex="normal"/>
    </style:style>
    <style:style style:name="P1270" style:family="paragraph" style:parent-style-name="Standard">
      <style:paragraph-properties fo:text-align="start" style:justify-single-word="false"/>
      <style:text-properties style:font-name="FreeMono" fo:font-size="8pt" fo:font-weight="normal" officeooo:rsid="01fb7448" officeooo:paragraph-rsid="01fb7448" style:font-size-asian="8pt" style:font-weight-asian="normal" style:font-size-complex="8pt" style:font-weight-complex="normal"/>
    </style:style>
    <style:style style:name="P1271" style:family="paragraph" style:parent-style-name="Standard">
      <style:paragraph-properties fo:text-align="start" style:justify-single-word="false"/>
      <style:text-properties style:font-name="FreeMono" fo:font-size="8pt" fo:font-weight="normal" officeooo:rsid="01fb7448" officeooo:paragraph-rsid="01fb7bc4" style:font-size-asian="8pt" style:font-weight-asian="normal" style:font-size-complex="8pt" style:font-weight-complex="normal"/>
    </style:style>
    <style:style style:name="P1272" style:family="paragraph" style:parent-style-name="Standard">
      <style:paragraph-properties fo:text-align="start" style:justify-single-word="false"/>
      <style:text-properties style:font-name="FreeMono" fo:font-size="8pt" fo:font-weight="normal" officeooo:rsid="02001682" officeooo:paragraph-rsid="01ff192d" style:font-size-asian="8pt" style:font-weight-asian="normal" style:font-size-complex="8pt" style:font-weight-complex="normal"/>
    </style:style>
    <style:style style:name="P1273" style:family="paragraph" style:parent-style-name="Standard">
      <style:paragraph-properties fo:text-align="start" style:justify-single-word="false"/>
      <style:text-properties style:font-name="FreeMono" fo:font-size="8pt" fo:font-weight="normal" officeooo:rsid="02001682" officeooo:paragraph-rsid="02001682" style:font-size-asian="8pt" style:font-weight-asian="normal" style:font-size-complex="8pt" style:font-weight-complex="normal"/>
    </style:style>
    <style:style style:name="P1274" style:family="paragraph" style:parent-style-name="Standard">
      <style:paragraph-properties fo:text-align="start" style:justify-single-word="false"/>
      <style:text-properties style:font-name="FreeMono" fo:font-size="8pt" fo:font-weight="normal" officeooo:rsid="02001682" officeooo:paragraph-rsid="0202028a" style:font-size-asian="8pt" style:font-weight-asian="normal" style:font-size-complex="8pt" style:font-weight-complex="normal"/>
    </style:style>
    <style:style style:name="P1275" style:family="paragraph" style:parent-style-name="Standard">
      <style:paragraph-properties fo:text-align="start" style:justify-single-word="false"/>
      <style:text-properties style:font-name="FreeMono" fo:font-size="8pt" fo:font-weight="normal" officeooo:rsid="02001682" officeooo:paragraph-rsid="0202ae30" style:font-size-asian="8pt" style:font-weight-asian="normal" style:font-size-complex="8pt" style:font-weight-complex="normal"/>
    </style:style>
    <style:style style:name="P1276" style:family="paragraph" style:parent-style-name="Standard">
      <style:paragraph-properties fo:text-align="start" style:justify-single-word="false"/>
      <style:text-properties style:font-name="FreeMono" fo:font-size="8pt" fo:font-weight="normal" officeooo:rsid="02001682" officeooo:paragraph-rsid="0390961f" style:font-size-asian="8pt" style:font-weight-asian="normal" style:font-size-complex="8pt" style:font-weight-complex="normal"/>
    </style:style>
    <style:style style:name="P1277" style:family="paragraph" style:parent-style-name="Standard">
      <style:paragraph-properties fo:text-align="start" style:justify-single-word="false"/>
      <style:text-properties style:font-name="FreeMono" fo:font-size="8pt" fo:font-weight="normal" officeooo:rsid="02001682" officeooo:paragraph-rsid="04799448" style:font-size-asian="8pt" style:font-weight-asian="normal" style:font-size-complex="8pt" style:font-weight-complex="normal"/>
    </style:style>
    <style:style style:name="P1278" style:family="paragraph" style:parent-style-name="Standard">
      <style:paragraph-properties fo:text-align="start" style:justify-single-word="false"/>
      <style:text-properties style:font-name="FreeMono" fo:font-size="8pt" fo:font-weight="normal" officeooo:rsid="0204fbe7" officeooo:paragraph-rsid="0206c033" style:font-size-asian="8pt" style:font-weight-asian="normal" style:font-size-complex="8pt" style:font-weight-complex="normal"/>
    </style:style>
    <style:style style:name="P1279" style:family="paragraph" style:parent-style-name="Standard">
      <style:paragraph-properties fo:text-align="start" style:justify-single-word="false"/>
      <style:text-properties style:font-name="FreeMono" fo:font-size="8pt" fo:font-weight="normal" officeooo:rsid="0204fbe7" officeooo:paragraph-rsid="0445f1c5" style:font-size-asian="8pt" style:font-weight-asian="normal" style:font-size-complex="8pt" style:font-weight-complex="normal"/>
    </style:style>
    <style:style style:name="P1280" style:family="paragraph" style:parent-style-name="Standard">
      <style:paragraph-properties fo:text-align="start" style:justify-single-word="false"/>
      <style:text-properties style:font-name="FreeMono" fo:font-size="8pt" fo:font-weight="normal" officeooo:rsid="0206c033" officeooo:paragraph-rsid="020bc37d" style:font-size-asian="8pt" style:font-weight-asian="normal" style:font-size-complex="8pt" style:font-weight-complex="normal"/>
    </style:style>
    <style:style style:name="P1281" style:family="paragraph" style:parent-style-name="Standard">
      <style:paragraph-properties fo:text-align="start" style:justify-single-word="false"/>
      <style:text-properties style:font-name="FreeMono" fo:font-size="8pt" fo:font-weight="normal" officeooo:rsid="02150ac7" officeooo:paragraph-rsid="0216e717" style:font-size-asian="8pt" style:font-weight-asian="normal" style:font-size-complex="8pt" style:font-weight-complex="normal"/>
    </style:style>
    <style:style style:name="P1282" style:family="paragraph" style:parent-style-name="Standard">
      <style:paragraph-properties fo:text-align="start" style:justify-single-word="false"/>
      <style:text-properties style:font-name="FreeMono" fo:font-size="8pt" fo:font-weight="normal" officeooo:rsid="02150ac7" officeooo:paragraph-rsid="044818eb" style:font-size-asian="8pt" style:font-weight-asian="normal" style:font-size-complex="8pt" style:font-weight-complex="normal"/>
    </style:style>
    <style:style style:name="P1283" style:family="paragraph" style:parent-style-name="Standard">
      <style:paragraph-properties fo:text-align="start" style:justify-single-word="false">
        <style:tab-stops>
          <style:tab-stop style:position="0.905cm"/>
        </style:tab-stops>
      </style:paragraph-properties>
      <style:text-properties style:font-name="FreeMono" fo:font-size="8pt" fo:font-weight="normal" officeooo:rsid="0216e717" officeooo:paragraph-rsid="0216e717" style:font-size-asian="8pt" style:font-weight-asian="normal" style:font-size-complex="8pt" style:font-weight-complex="normal"/>
    </style:style>
    <style:style style:name="P1284" style:family="paragraph" style:parent-style-name="Standard">
      <style:paragraph-properties fo:text-align="start" style:justify-single-word="false"/>
      <style:text-properties style:font-name="FreeMono" fo:font-size="8pt" fo:font-weight="normal" officeooo:rsid="0216e717" officeooo:paragraph-rsid="0217f143" style:font-size-asian="8pt" style:font-weight-asian="normal" style:font-size-complex="8pt" style:font-weight-complex="normal"/>
    </style:style>
    <style:style style:name="P1285" style:family="paragraph" style:parent-style-name="Standard">
      <style:paragraph-properties fo:text-align="start" style:justify-single-word="false"/>
      <style:text-properties style:font-name="FreeMono" fo:font-size="8pt" fo:font-weight="normal" officeooo:rsid="0216e717" officeooo:paragraph-rsid="044818eb" style:font-size-asian="8pt" style:font-weight-asian="normal" style:font-size-complex="8pt" style:font-weight-complex="normal"/>
    </style:style>
    <style:style style:name="P1286" style:family="paragraph" style:parent-style-name="Standard">
      <style:paragraph-properties fo:text-align="start" style:justify-single-word="false"/>
      <style:text-properties style:font-name="FreeMono" fo:font-size="8pt" fo:font-weight="normal" officeooo:rsid="0219c778" officeooo:paragraph-rsid="0216e717" style:font-size-asian="8pt" style:font-weight-asian="normal" style:font-size-complex="8pt" style:font-weight-complex="normal"/>
    </style:style>
    <style:style style:name="P1287" style:family="paragraph" style:parent-style-name="Standard">
      <style:paragraph-properties fo:text-align="start" style:justify-single-word="false"/>
      <style:text-properties style:font-name="FreeMono" fo:font-size="8pt" fo:font-weight="normal" officeooo:rsid="0219c778" officeooo:paragraph-rsid="0219c778" style:font-size-asian="8pt" style:font-weight-asian="normal" style:font-size-complex="8pt" style:font-weight-complex="normal"/>
    </style:style>
    <style:style style:name="P1288" style:family="paragraph" style:parent-style-name="Standard">
      <style:paragraph-properties fo:text-align="start" style:justify-single-word="false"/>
      <style:text-properties style:font-name="FreeMono" fo:font-size="8pt" fo:font-weight="normal" officeooo:rsid="0219c778" officeooo:paragraph-rsid="0219f823" style:font-size-asian="8pt" style:font-weight-asian="normal" style:font-size-complex="8pt" style:font-weight-complex="normal"/>
    </style:style>
    <style:style style:name="P1289" style:family="paragraph" style:parent-style-name="Standard">
      <style:paragraph-properties fo:text-align="start" style:justify-single-word="false"/>
      <style:text-properties style:font-name="FreeMono" fo:font-size="8pt" fo:font-weight="normal" officeooo:rsid="0219c778" officeooo:paragraph-rsid="021bb0d9" style:font-size-asian="8pt" style:font-weight-asian="normal" style:font-size-complex="8pt" style:font-weight-complex="normal"/>
    </style:style>
    <style:style style:name="P1290" style:family="paragraph" style:parent-style-name="Standard">
      <style:paragraph-properties fo:text-align="start" style:justify-single-word="false"/>
      <style:text-properties style:font-name="FreeMono" fo:font-size="8pt" fo:font-weight="normal" officeooo:rsid="0219f823" officeooo:paragraph-rsid="0219f823" style:font-size-asian="8pt" style:font-weight-asian="normal" style:font-size-complex="8pt" style:font-weight-complex="normal"/>
    </style:style>
    <style:style style:name="P1291" style:family="paragraph" style:parent-style-name="Standard">
      <style:paragraph-properties fo:text-align="start" style:justify-single-word="false"/>
      <style:text-properties style:font-name="FreeMono" fo:font-size="8pt" fo:font-weight="normal" officeooo:rsid="0223c69c" officeooo:paragraph-rsid="0227cb42" style:font-size-asian="8pt" style:font-weight-asian="normal" style:font-size-complex="8pt" style:font-weight-complex="normal"/>
    </style:style>
    <style:style style:name="P1292" style:family="paragraph" style:parent-style-name="Standard">
      <style:paragraph-properties fo:text-align="start" style:justify-single-word="false"/>
      <style:text-properties style:font-name="FreeMono" fo:font-size="8pt" fo:font-weight="normal" officeooo:rsid="0223c69c" officeooo:paragraph-rsid="023a8012" style:font-size-asian="8pt" style:font-weight-asian="normal" style:font-size-complex="8pt" style:font-weight-complex="normal"/>
    </style:style>
    <style:style style:name="P1293" style:family="paragraph" style:parent-style-name="Standard">
      <style:paragraph-properties fo:text-align="start" style:justify-single-word="false"/>
      <style:text-properties style:font-name="FreeMono" fo:font-size="8pt" fo:font-weight="normal" officeooo:rsid="0223c69c" officeooo:paragraph-rsid="0223c69c" style:font-size-asian="8pt" style:font-weight-asian="normal" style:font-size-complex="8pt" style:font-weight-complex="normal"/>
    </style:style>
    <style:style style:name="P1294" style:family="paragraph" style:parent-style-name="Standard">
      <style:paragraph-properties fo:text-align="start" style:justify-single-word="false"/>
      <style:text-properties style:font-name="FreeMono" fo:font-size="8pt" fo:font-weight="normal" officeooo:rsid="0223c69c" officeooo:paragraph-rsid="03a69e14" style:font-size-asian="8pt" style:font-weight-asian="normal" style:font-size-complex="8pt" style:font-weight-complex="normal"/>
    </style:style>
    <style:style style:name="P1295" style:family="paragraph" style:parent-style-name="Standard">
      <style:paragraph-properties fo:text-align="start" style:justify-single-word="false"/>
      <style:text-properties style:font-name="FreeMono" fo:font-size="8pt" fo:font-weight="normal" officeooo:rsid="0223c69c" officeooo:paragraph-rsid="03ab16b4" style:font-size-asian="8pt" style:font-weight-asian="normal" style:font-size-complex="8pt" style:font-weight-complex="normal"/>
    </style:style>
    <style:style style:name="P1296" style:family="paragraph" style:parent-style-name="Standard">
      <style:paragraph-properties fo:text-align="start" style:justify-single-word="false"/>
      <style:text-properties style:font-name="FreeMono" fo:font-size="8pt" fo:font-weight="normal" officeooo:rsid="0223c69c" officeooo:paragraph-rsid="03ab7726" style:font-size-asian="8pt" style:font-weight-asian="normal" style:font-size-complex="8pt" style:font-weight-complex="normal"/>
    </style:style>
    <style:style style:name="P1297" style:family="paragraph" style:parent-style-name="Standard">
      <style:paragraph-properties fo:text-align="start" style:justify-single-word="false"/>
      <style:text-properties style:font-name="FreeMono" fo:font-size="8pt" fo:font-weight="normal" officeooo:rsid="0223c69c" officeooo:paragraph-rsid="03acf764" style:font-size-asian="8pt" style:font-weight-asian="normal" style:font-size-complex="8pt" style:font-weight-complex="normal"/>
    </style:style>
    <style:style style:name="P1298" style:family="paragraph" style:parent-style-name="Standard">
      <style:paragraph-properties fo:text-align="start" style:justify-single-word="false"/>
      <style:text-properties style:font-name="FreeMono" fo:font-size="8pt" fo:font-weight="normal" officeooo:rsid="0224c7bd" officeooo:paragraph-rsid="0224c7bd" style:font-size-asian="8pt" style:font-weight-asian="normal" style:font-size-complex="8pt" style:font-weight-complex="normal"/>
    </style:style>
    <style:style style:name="P1299" style:family="paragraph" style:parent-style-name="Standard">
      <style:paragraph-properties fo:text-align="start" style:justify-single-word="false"/>
      <style:text-properties style:font-name="FreeMono" fo:font-size="8pt" fo:font-weight="normal" officeooo:rsid="0224c7bd" officeooo:paragraph-rsid="0228d7b7" style:font-size-asian="8pt" style:font-weight-asian="normal" style:font-size-complex="8pt" style:font-weight-complex="normal"/>
    </style:style>
    <style:style style:name="P1300" style:family="paragraph" style:parent-style-name="Standard">
      <style:paragraph-properties fo:text-align="start" style:justify-single-word="false"/>
      <style:text-properties style:font-name="FreeMono" fo:font-size="8pt" fo:font-weight="normal" officeooo:rsid="0224c7bd" officeooo:paragraph-rsid="022a754f" style:font-size-asian="8pt" style:font-weight-asian="normal" style:font-size-complex="8pt" style:font-weight-complex="normal"/>
    </style:style>
    <style:style style:name="P1301" style:family="paragraph" style:parent-style-name="Standard">
      <style:paragraph-properties fo:text-align="start" style:justify-single-word="false"/>
      <style:text-properties style:font-name="FreeMono" fo:font-size="8pt" fo:font-weight="normal" officeooo:rsid="0224c7bd" officeooo:paragraph-rsid="023a8012" style:font-size-asian="8pt" style:font-weight-asian="normal" style:font-size-complex="8pt" style:font-weight-complex="normal"/>
    </style:style>
    <style:style style:name="P1302" style:family="paragraph" style:parent-style-name="Standard">
      <style:paragraph-properties fo:text-align="start" style:justify-single-word="false"/>
      <style:text-properties style:font-name="FreeMono" fo:font-size="8pt" fo:font-weight="normal" officeooo:rsid="0224c7bd" officeooo:paragraph-rsid="03b08ac7" style:font-size-asian="8pt" style:font-weight-asian="normal" style:font-size-complex="8pt" style:font-weight-complex="normal"/>
    </style:style>
    <style:style style:name="P1303" style:family="paragraph" style:parent-style-name="Standard">
      <style:paragraph-properties fo:text-align="start" style:justify-single-word="false"/>
      <style:text-properties style:font-name="FreeMono" fo:font-size="8pt" fo:font-weight="normal" officeooo:rsid="0228d7b7" officeooo:paragraph-rsid="0228d7b7" style:font-size-asian="8pt" style:font-weight-asian="normal" style:font-size-complex="8pt" style:font-weight-complex="normal"/>
    </style:style>
    <style:style style:name="P1304" style:family="paragraph" style:parent-style-name="Standard">
      <style:paragraph-properties fo:text-align="start" style:justify-single-word="false"/>
      <style:text-properties style:font-name="FreeMono" fo:font-size="8pt" fo:font-weight="normal" officeooo:rsid="0228d7b7" officeooo:paragraph-rsid="022a754f" style:font-size-asian="8pt" style:font-weight-asian="normal" style:font-size-complex="8pt" style:font-weight-complex="normal"/>
    </style:style>
    <style:style style:name="P1305" style:family="paragraph" style:parent-style-name="Standard">
      <style:paragraph-properties fo:text-align="start" style:justify-single-word="false"/>
      <style:text-properties style:font-name="FreeMono" fo:font-size="8pt" fo:font-weight="normal" officeooo:rsid="0228d7b7" officeooo:paragraph-rsid="023a8012" style:font-size-asian="8pt" style:font-weight-asian="normal" style:font-size-complex="8pt" style:font-weight-complex="normal"/>
    </style:style>
    <style:style style:name="P1306" style:family="paragraph" style:parent-style-name="Standard">
      <style:paragraph-properties fo:text-align="start" style:justify-single-word="false"/>
      <style:text-properties style:font-name="FreeMono" fo:font-size="8pt" fo:font-weight="normal" officeooo:rsid="02362869" officeooo:paragraph-rsid="02348593" style:font-size-asian="8pt" style:font-weight-asian="normal" style:font-size-complex="8pt" style:font-weight-complex="normal"/>
    </style:style>
    <style:style style:name="P1307" style:family="paragraph" style:parent-style-name="Standard">
      <style:paragraph-properties fo:text-align="start" style:justify-single-word="false"/>
      <style:text-properties style:font-name="FreeMono" fo:font-size="8pt" fo:font-weight="normal" officeooo:rsid="02369592" officeooo:paragraph-rsid="02348593" style:font-size-asian="8pt" style:font-weight-asian="normal" style:font-size-complex="8pt" style:font-weight-complex="normal"/>
    </style:style>
    <style:style style:name="P1308" style:family="paragraph" style:parent-style-name="Standard">
      <style:paragraph-properties fo:text-align="start" style:justify-single-word="false"/>
      <style:text-properties style:font-name="FreeMono" fo:font-size="8pt" fo:font-weight="normal" officeooo:rsid="02369592" officeooo:paragraph-rsid="02369592" style:font-size-asian="8pt" style:font-weight-asian="normal" style:font-size-complex="8pt" style:font-weight-complex="normal"/>
    </style:style>
    <style:style style:name="P1309" style:family="paragraph" style:parent-style-name="Standard">
      <style:paragraph-properties fo:text-align="start" style:justify-single-word="false"/>
      <style:text-properties style:font-name="FreeMono" fo:font-size="8pt" fo:font-weight="normal" officeooo:rsid="02369592" officeooo:paragraph-rsid="02414bec" style:font-size-asian="8pt" style:font-weight-asian="normal" style:font-size-complex="8pt" style:font-weight-complex="normal"/>
    </style:style>
    <style:style style:name="P1310" style:family="paragraph" style:parent-style-name="Standard">
      <style:paragraph-properties fo:text-align="start" style:justify-single-word="false"/>
      <style:text-properties style:font-name="FreeMono" fo:font-size="8pt" fo:font-weight="normal" officeooo:rsid="023d5e11" officeooo:paragraph-rsid="023bc2a7" style:font-size-asian="8pt" style:font-weight-asian="normal" style:font-size-complex="8pt" style:font-weight-complex="normal"/>
    </style:style>
    <style:style style:name="P1311" style:family="paragraph" style:parent-style-name="Standard">
      <style:paragraph-properties fo:text-align="start" style:justify-single-word="false"/>
      <style:text-properties style:font-name="FreeMono" fo:font-size="8pt" fo:font-weight="normal" officeooo:rsid="023d5e11" officeooo:paragraph-rsid="023d5e11" style:font-size-asian="8pt" style:font-weight-asian="normal" style:font-size-complex="8pt" style:font-weight-complex="normal"/>
    </style:style>
    <style:style style:name="P1312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4393c8" officeooo:paragraph-rsid="0247df84" style:font-size-asian="8pt" style:font-weight-asian="normal" style:font-size-complex="8pt" style:font-weight-complex="normal"/>
    </style:style>
    <style:style style:name="P1313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4393c8" officeooo:paragraph-rsid="0249b0d7" style:font-size-asian="8pt" style:font-weight-asian="normal" style:font-size-complex="8pt" style:font-weight-complex="normal"/>
    </style:style>
    <style:style style:name="P1314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4393c8" officeooo:paragraph-rsid="0249b6b8" style:font-size-asian="8pt" style:font-weight-asian="normal" style:font-size-complex="8pt" style:font-weight-complex="normal"/>
    </style:style>
    <style:style style:name="P1315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4393c8" officeooo:paragraph-rsid="024a7527" style:font-size-asian="8pt" style:font-weight-asian="normal" style:font-size-complex="8pt" style:font-weight-complex="normal"/>
    </style:style>
    <style:style style:name="P1316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4393c8" officeooo:paragraph-rsid="024b04f7" style:font-size-asian="8pt" style:font-weight-asian="normal" style:font-size-complex="8pt" style:font-weight-complex="normal"/>
    </style:style>
    <style:style style:name="P1317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4393c8" officeooo:paragraph-rsid="024bd26a" style:font-size-asian="8pt" style:font-weight-asian="normal" style:font-size-complex="8pt" style:font-weight-complex="normal"/>
    </style:style>
    <style:style style:name="P1318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4393c8" officeooo:paragraph-rsid="024c3837" style:font-size-asian="8pt" style:font-weight-asian="normal" style:font-size-complex="8pt" style:font-weight-complex="normal"/>
    </style:style>
    <style:style style:name="P1319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4393c8" officeooo:paragraph-rsid="024f9b70" style:font-size-asian="8pt" style:font-weight-asian="normal" style:font-size-complex="8pt" style:font-weight-complex="normal"/>
    </style:style>
    <style:style style:name="P1320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4393c8" officeooo:paragraph-rsid="025101e0" style:font-size-asian="8pt" style:font-weight-asian="normal" style:font-size-complex="8pt" style:font-weight-complex="normal"/>
    </style:style>
    <style:style style:name="P1321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4393c8" officeooo:paragraph-rsid="0253f2a5" style:font-size-asian="8pt" style:font-weight-asian="normal" style:font-size-complex="8pt" style:font-weight-complex="normal"/>
    </style:style>
    <style:style style:name="P1322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4393c8" officeooo:paragraph-rsid="0255d4e3" style:font-size-asian="8pt" style:font-weight-asian="normal" style:font-size-complex="8pt" style:font-weight-complex="normal"/>
    </style:style>
    <style:style style:name="P1323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4393c8" officeooo:paragraph-rsid="0256605e" style:font-size-asian="8pt" style:font-weight-asian="normal" style:font-size-complex="8pt" style:font-weight-complex="normal"/>
    </style:style>
    <style:style style:name="P1324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4393c8" officeooo:paragraph-rsid="025773b5" style:font-size-asian="8pt" style:font-weight-asian="normal" style:font-size-complex="8pt" style:font-weight-complex="normal"/>
    </style:style>
    <style:style style:name="P1325" style:family="paragraph" style:parent-style-name="Standard">
      <style:paragraph-properties fo:text-align="start" style:justify-single-word="false"/>
      <style:text-properties style:font-name="FreeMono" fo:font-size="8pt" fo:font-weight="normal" officeooo:rsid="024393c8" officeooo:paragraph-rsid="0247df84" style:font-size-asian="8pt" style:font-weight-asian="normal" style:font-size-complex="8pt" style:font-weight-complex="normal"/>
    </style:style>
    <style:style style:name="P1326" style:family="paragraph" style:parent-style-name="Standard">
      <style:paragraph-properties fo:text-align="start" style:justify-single-word="false"/>
      <style:text-properties style:font-name="FreeMono" fo:font-size="8pt" fo:font-weight="normal" officeooo:rsid="025d5ca0" officeooo:paragraph-rsid="025d5ca0" style:font-size-asian="8pt" style:font-weight-asian="normal" style:font-size-complex="8pt" style:font-weight-complex="normal"/>
    </style:style>
    <style:style style:name="P1327" style:family="paragraph" style:parent-style-name="Standard">
      <style:paragraph-properties fo:text-align="start" style:justify-single-word="false"/>
      <style:text-properties style:font-name="FreeMono" fo:font-size="8pt" fo:font-weight="normal" officeooo:rsid="025d5ca0" officeooo:paragraph-rsid="027e2afc" style:font-size-asian="8pt" style:font-weight-asian="normal" style:font-size-complex="8pt" style:font-weight-complex="normal"/>
    </style:style>
    <style:style style:name="P1328" style:family="paragraph" style:parent-style-name="Standard">
      <style:paragraph-properties fo:text-align="start" style:justify-single-word="false"/>
      <style:text-properties style:font-name="FreeMono" fo:font-size="8pt" fo:font-weight="normal" officeooo:rsid="026272e5" officeooo:paragraph-rsid="0260f842" style:font-size-asian="8pt" style:font-weight-asian="normal" style:font-size-complex="8pt" style:font-weight-complex="normal"/>
    </style:style>
    <style:style style:name="P1329" style:family="paragraph" style:parent-style-name="Standard">
      <style:paragraph-properties fo:text-align="start" style:justify-single-word="false"/>
      <style:text-properties style:font-name="FreeMono" fo:font-size="8pt" fo:font-weight="normal" officeooo:rsid="026272e5" officeooo:paragraph-rsid="026272e5" style:font-size-asian="8pt" style:font-weight-asian="normal" style:font-size-complex="8pt" style:font-weight-complex="normal"/>
    </style:style>
    <style:style style:name="P1330" style:family="paragraph" style:parent-style-name="Standard">
      <style:paragraph-properties fo:text-align="start" style:justify-single-word="false"/>
      <style:text-properties style:font-name="FreeMono" fo:font-size="8pt" fo:font-weight="normal" officeooo:rsid="026272e5" officeooo:paragraph-rsid="027e2afc" style:font-size-asian="8pt" style:font-weight-asian="normal" style:font-size-complex="8pt" style:font-weight-complex="normal"/>
    </style:style>
    <style:style style:name="P1331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6272e5" officeooo:paragraph-rsid="027e2afc" style:font-size-asian="8pt" style:font-weight-asian="normal" style:font-size-complex="8pt" style:font-weight-complex="normal"/>
    </style:style>
    <style:style style:name="P1332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6272e5" officeooo:paragraph-rsid="0280c927" style:font-size-asian="8pt" style:font-weight-asian="normal" style:font-size-complex="8pt" style:font-weight-complex="normal"/>
    </style:style>
    <style:style style:name="P1333" style:family="paragraph" style:parent-style-name="Standard">
      <style:paragraph-properties fo:text-align="start" style:justify-single-word="false"/>
      <style:text-properties style:font-name="FreeMono" fo:font-size="8pt" fo:font-weight="normal" officeooo:rsid="0246e308" officeooo:paragraph-rsid="024393c8" style:font-size-asian="8pt" style:font-weight-asian="normal" style:font-size-complex="8pt" style:font-weight-complex="normal"/>
    </style:style>
    <style:style style:name="P1334" style:family="paragraph" style:parent-style-name="Standard">
      <style:paragraph-properties fo:text-align="start" style:justify-single-word="false">
        <style:tab-stops/>
      </style:paragraph-properties>
      <style:text-properties style:font-name="FreeMono" fo:font-size="8pt" fo:font-weight="normal" officeooo:rsid="0246e308" officeooo:paragraph-rsid="0247df84" style:font-size-asian="8pt" style:font-weight-asian="normal" style:font-size-complex="8pt" style:font-weight-complex="normal"/>
    </style:style>
    <style:style style:name="P1335" style:family="paragraph" style:parent-style-name="Standard">
      <style:paragraph-properties fo:text-align="start" style:justify-single-word="false">
        <style:tab-stops/>
      </style:paragraph-properties>
      <style:text-properties style:font-name="FreeMono" fo:font-size="8pt" fo:font-weight="normal" officeooo:rsid="0247df84" officeooo:paragraph-rsid="0247df84" style:font-size-asian="8pt" style:font-weight-asian="normal" style:font-size-complex="8pt" style:font-weight-complex="normal"/>
    </style:style>
    <style:style style:name="P1336" style:family="paragraph" style:parent-style-name="Standard">
      <style:paragraph-properties fo:text-align="start" style:justify-single-word="false">
        <style:tab-stops/>
      </style:paragraph-properties>
      <style:text-properties style:font-name="FreeMono" fo:font-size="8pt" fo:font-weight="normal" officeooo:rsid="0247df84" officeooo:paragraph-rsid="0249b0d7" style:font-size-asian="8pt" style:font-weight-asian="normal" style:font-size-complex="8pt" style:font-weight-complex="normal"/>
    </style:style>
    <style:style style:name="P1337" style:family="paragraph" style:parent-style-name="Standard">
      <style:paragraph-properties fo:text-align="start" style:justify-single-word="false"/>
      <style:text-properties style:font-name="FreeMono" fo:font-size="8pt" fo:font-weight="normal" officeooo:rsid="0241d8d2" officeooo:paragraph-rsid="0249b0d7" style:font-size-asian="8pt" style:font-weight-asian="normal" style:font-size-complex="8pt" style:font-weight-complex="normal"/>
    </style:style>
    <style:style style:name="P1338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49b0d7" officeooo:paragraph-rsid="0249b0d7" style:font-size-asian="8pt" style:font-weight-asian="normal" style:font-size-complex="8pt" style:font-weight-complex="normal"/>
    </style:style>
    <style:style style:name="P1339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49b0d7" officeooo:paragraph-rsid="0249b6b8" style:font-size-asian="8pt" style:font-weight-asian="normal" style:font-size-complex="8pt" style:font-weight-complex="normal"/>
    </style:style>
    <style:style style:name="P1340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49b6b8" officeooo:paragraph-rsid="024a7527" style:font-size-asian="8pt" style:font-weight-asian="normal" style:font-size-complex="8pt" style:font-weight-complex="normal"/>
    </style:style>
    <style:style style:name="P1341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4a7527" officeooo:paragraph-rsid="024a7527" style:font-size-asian="8pt" style:font-weight-asian="normal" style:font-size-complex="8pt" style:font-weight-complex="normal"/>
    </style:style>
    <style:style style:name="P1342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4a7527" officeooo:paragraph-rsid="024b04f7" style:font-size-asian="8pt" style:font-weight-asian="normal" style:font-size-complex="8pt" style:font-weight-complex="normal"/>
    </style:style>
    <style:style style:name="P1343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4bd26a" officeooo:paragraph-rsid="024bd26a" style:font-size-asian="8pt" style:font-weight-asian="normal" style:font-size-complex="8pt" style:font-weight-complex="normal"/>
    </style:style>
    <style:style style:name="P1344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4bd26a" officeooo:paragraph-rsid="024c3837" style:font-size-asian="8pt" style:font-weight-asian="normal" style:font-size-complex="8pt" style:font-weight-complex="normal"/>
    </style:style>
    <style:style style:name="P1345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4bd26a" officeooo:paragraph-rsid="0253f2a5" style:font-size-asian="8pt" style:font-weight-asian="normal" style:font-size-complex="8pt" style:font-weight-complex="normal"/>
    </style:style>
    <style:style style:name="P1346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4c3837" officeooo:paragraph-rsid="024c3837" style:font-size-asian="8pt" style:font-weight-asian="normal" style:font-size-complex="8pt" style:font-weight-complex="normal"/>
    </style:style>
    <style:style style:name="P1347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4c3837" officeooo:paragraph-rsid="024f9b70" style:font-size-asian="8pt" style:font-weight-asian="normal" style:font-size-complex="8pt" style:font-weight-complex="normal"/>
    </style:style>
    <style:style style:name="P1348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4f9b70" officeooo:paragraph-rsid="024f9b70" style:font-size-asian="8pt" style:font-weight-asian="normal" style:font-size-complex="8pt" style:font-weight-complex="normal"/>
    </style:style>
    <style:style style:name="P1349" style:family="paragraph" style:parent-style-name="Standard">
      <style:paragraph-properties fo:text-align="start" style:justify-single-word="false"/>
      <style:text-properties style:font-name="FreeMono" fo:font-size="8pt" fo:font-weight="normal" officeooo:rsid="02669c77" officeooo:paragraph-rsid="026a81f1" style:font-size-asian="8pt" style:font-weight-asian="normal" style:font-size-complex="8pt" style:font-weight-complex="normal"/>
    </style:style>
    <style:style style:name="P1350" style:family="paragraph" style:parent-style-name="Standard">
      <style:paragraph-properties fo:text-align="start" style:justify-single-word="false"/>
      <style:text-properties style:font-name="FreeMono" fo:font-size="8pt" fo:font-weight="normal" officeooo:rsid="02669c77" officeooo:paragraph-rsid="026c0539" style:font-size-asian="8pt" style:font-weight-asian="normal" style:font-size-complex="8pt" style:font-weight-complex="normal"/>
    </style:style>
    <style:style style:name="P1351" style:family="paragraph" style:parent-style-name="Standard">
      <style:paragraph-properties fo:text-align="start" style:justify-single-word="false"/>
      <style:text-properties style:font-name="FreeMono" fo:font-size="8pt" fo:font-weight="normal" officeooo:rsid="02669c77" officeooo:paragraph-rsid="02716426" style:font-size-asian="8pt" style:font-weight-asian="normal" style:font-size-complex="8pt" style:font-weight-complex="normal"/>
    </style:style>
    <style:style style:name="P1352" style:family="paragraph" style:parent-style-name="Standard">
      <style:paragraph-properties fo:text-align="start" style:justify-single-word="false"/>
      <style:text-properties style:font-name="FreeMono" fo:font-size="8pt" fo:font-weight="normal" officeooo:rsid="02669c77" officeooo:paragraph-rsid="02719ead" style:font-size-asian="8pt" style:font-weight-asian="normal" style:font-size-complex="8pt" style:font-weight-complex="normal"/>
    </style:style>
    <style:style style:name="P1353" style:family="paragraph" style:parent-style-name="Standard">
      <style:paragraph-properties fo:text-align="start" style:justify-single-word="false"/>
      <style:text-properties style:font-name="FreeMono" fo:font-size="8pt" fo:font-weight="normal" officeooo:rsid="02669c77" officeooo:paragraph-rsid="038bf323" style:font-size-asian="8pt" style:font-weight-asian="normal" style:font-size-complex="8pt" style:font-weight-complex="normal"/>
    </style:style>
    <style:style style:name="P1354" style:family="paragraph" style:parent-style-name="Standard">
      <style:paragraph-properties fo:text-align="start" style:justify-single-word="false"/>
      <style:text-properties style:font-name="FreeMono" fo:font-size="8pt" fo:font-weight="normal" officeooo:rsid="02669c77" officeooo:paragraph-rsid="038a1568" style:font-size-asian="8pt" style:font-weight-asian="normal" style:font-size-complex="8pt" style:font-weight-complex="normal"/>
    </style:style>
    <style:style style:name="P1355" style:family="paragraph" style:parent-style-name="Standard">
      <style:paragraph-properties fo:text-align="start" style:justify-single-word="false"/>
      <style:text-properties style:font-name="FreeMono" fo:font-size="8pt" fo:font-weight="normal" officeooo:rsid="026c0539" officeooo:paragraph-rsid="026c0539" style:font-size-asian="8pt" style:font-weight-asian="normal" style:font-size-complex="8pt" style:font-weight-complex="normal"/>
    </style:style>
    <style:style style:name="P1356" style:family="paragraph" style:parent-style-name="Standard">
      <style:paragraph-properties fo:text-align="start" style:justify-single-word="false"/>
      <style:text-properties style:font-name="FreeMono" fo:font-size="8pt" fo:font-weight="normal" officeooo:rsid="01c2deb0" officeooo:paragraph-rsid="01c2deb0" style:font-size-asian="8pt" style:font-weight-asian="normal" style:font-size-complex="8pt" style:font-weight-complex="normal"/>
    </style:style>
    <style:style style:name="P1357" style:family="paragraph" style:parent-style-name="Standard">
      <style:paragraph-properties fo:text-align="start" style:justify-single-word="false"/>
      <style:text-properties style:font-name="FreeMono" fo:font-size="8pt" fo:font-weight="normal" officeooo:rsid="01c2deb0" officeooo:paragraph-rsid="027302fd" style:font-size-asian="8pt" style:font-weight-asian="normal" style:font-size-complex="8pt" style:font-weight-complex="normal"/>
    </style:style>
    <style:style style:name="P1358" style:family="paragraph" style:parent-style-name="Standard">
      <style:paragraph-properties fo:text-align="start" style:justify-single-word="false"/>
      <style:text-properties style:font-name="FreeMono" fo:font-size="8pt" fo:font-weight="normal" officeooo:rsid="01c2deb0" officeooo:paragraph-rsid="02834762" style:font-size-asian="8pt" style:font-weight-asian="normal" style:font-size-complex="8pt" style:font-weight-complex="normal"/>
    </style:style>
    <style:style style:name="P1359" style:family="paragraph" style:parent-style-name="Standard">
      <style:paragraph-properties fo:text-align="start" style:justify-single-word="false"/>
      <style:text-properties style:font-name="FreeMono" fo:font-size="8pt" fo:font-weight="normal" officeooo:rsid="026a81f1" officeooo:paragraph-rsid="027302fd" style:font-size-asian="8pt" style:font-weight-asian="normal" style:font-size-complex="8pt" style:font-weight-complex="normal"/>
    </style:style>
    <style:style style:name="P1360" style:family="paragraph" style:parent-style-name="Standard">
      <style:paragraph-properties fo:text-align="start" style:justify-single-word="false"/>
      <style:text-properties style:font-name="FreeMono" fo:font-size="8pt" fo:font-weight="normal" officeooo:rsid="026a81f1" officeooo:paragraph-rsid="0274c360" style:font-size-asian="8pt" style:font-weight-asian="normal" style:font-size-complex="8pt" style:font-weight-complex="normal"/>
    </style:style>
    <style:style style:name="P1361" style:family="paragraph" style:parent-style-name="Standard">
      <style:paragraph-properties fo:text-align="start" style:justify-single-word="false"/>
      <style:text-properties style:font-name="FreeMono" fo:font-size="8pt" fo:font-weight="normal" officeooo:rsid="0280c927" officeooo:paragraph-rsid="0280c927" style:font-size-asian="8pt" style:font-weight-asian="normal" style:font-size-complex="8pt" style:font-weight-complex="normal"/>
    </style:style>
    <style:style style:name="P1362" style:family="paragraph" style:parent-style-name="Standard">
      <style:paragraph-properties fo:text-align="start" style:justify-single-word="false"/>
      <style:text-properties style:font-name="FreeMono" fo:font-size="8pt" fo:font-weight="normal" officeooo:rsid="0280c927" officeooo:paragraph-rsid="0280eebb" style:font-size-asian="8pt" style:font-weight-asian="normal" style:font-size-complex="8pt" style:font-weight-complex="normal"/>
    </style:style>
    <style:style style:name="P1363" style:family="paragraph" style:parent-style-name="Standard">
      <style:paragraph-properties fo:text-align="start" style:justify-single-word="false"/>
      <style:text-properties style:font-name="FreeMono" fo:font-size="8pt" fo:font-weight="normal" officeooo:rsid="028183d2" officeooo:paragraph-rsid="028183d2" style:font-size-asian="8pt" style:font-weight-asian="normal" style:font-size-complex="8pt" style:font-weight-complex="normal"/>
    </style:style>
    <style:style style:name="P1364" style:family="paragraph" style:parent-style-name="Standard">
      <style:paragraph-properties fo:text-align="start" style:justify-single-word="false"/>
      <style:text-properties style:font-name="FreeMono" fo:font-size="8pt" fo:font-weight="normal" officeooo:rsid="028e0db9" officeooo:paragraph-rsid="028e0db9" style:font-size-asian="8pt" style:font-weight-asian="normal" style:font-size-complex="8pt" style:font-weight-complex="normal"/>
    </style:style>
    <style:style style:name="P1365" style:family="paragraph" style:parent-style-name="Standard">
      <style:paragraph-properties fo:text-align="start" style:justify-single-word="false"/>
      <style:text-properties style:font-name="FreeMono" fo:font-size="8pt" fo:font-weight="normal" officeooo:rsid="028e0db9" officeooo:paragraph-rsid="028f11e9" style:font-size-asian="8pt" style:font-weight-asian="normal" style:font-size-complex="8pt" style:font-weight-complex="normal"/>
    </style:style>
    <style:style style:name="P1366" style:family="paragraph" style:parent-style-name="Standard">
      <style:paragraph-properties fo:text-align="start" style:justify-single-word="false"/>
      <style:text-properties style:font-name="FreeMono" fo:font-size="8pt" fo:font-weight="normal" officeooo:rsid="028e0db9" officeooo:paragraph-rsid="03f44553" style:font-size-asian="8pt" style:font-weight-asian="normal" style:font-size-complex="8pt" style:font-weight-complex="normal"/>
    </style:style>
    <style:style style:name="P1367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93c9a0" officeooo:paragraph-rsid="0299ff37" style:font-size-asian="8pt" style:font-weight-asian="normal" style:font-size-complex="8pt" style:font-weight-complex="normal"/>
    </style:style>
    <style:style style:name="P1368" style:family="paragraph" style:parent-style-name="Standard">
      <style:paragraph-properties fo:text-align="start" style:justify-single-word="false"/>
      <style:text-properties style:font-name="FreeMono" fo:font-size="8pt" fo:font-weight="normal" officeooo:rsid="0293c9a0" officeooo:paragraph-rsid="03edb8b4" style:font-size-asian="8pt" style:font-weight-asian="normal" style:font-size-complex="8pt" style:font-weight-complex="normal"/>
    </style:style>
    <style:style style:name="P1369" style:family="paragraph" style:parent-style-name="Standard">
      <style:paragraph-properties fo:text-align="start" style:justify-single-word="false"/>
      <style:text-properties style:font-name="FreeMono" fo:font-size="8pt" fo:font-weight="normal" officeooo:rsid="0293c9a0" officeooo:paragraph-rsid="03efd3b3" style:font-size-asian="8pt" style:font-weight-asian="normal" style:font-size-complex="8pt" style:font-weight-complex="normal"/>
    </style:style>
    <style:style style:name="P1370" style:family="paragraph" style:parent-style-name="Standard">
      <style:paragraph-properties fo:text-align="start" style:justify-single-word="false"/>
      <style:text-properties style:font-name="FreeMono" fo:font-size="8pt" fo:font-weight="normal" officeooo:rsid="0293c9a0" officeooo:paragraph-rsid="02923dac" style:font-size-asian="8pt" style:font-weight-asian="normal" style:font-size-complex="8pt" style:font-weight-complex="normal"/>
    </style:style>
    <style:style style:name="P1371" style:family="paragraph" style:parent-style-name="Standard">
      <style:paragraph-properties fo:text-align="start" style:justify-single-word="false"/>
      <style:text-properties style:font-name="FreeMono" fo:font-size="8pt" fo:font-weight="normal" officeooo:rsid="0293c9a0" officeooo:paragraph-rsid="03f44553" style:font-size-asian="8pt" style:font-weight-asian="normal" style:font-size-complex="8pt" style:font-weight-complex="normal"/>
    </style:style>
    <style:style style:name="P1372" style:family="paragraph" style:parent-style-name="Standard">
      <style:paragraph-properties fo:text-align="start" style:justify-single-word="false"/>
      <style:text-properties style:font-name="FreeMono" fo:font-size="8pt" fo:font-weight="normal" officeooo:rsid="0293c9a0" officeooo:paragraph-rsid="03f4a098" style:font-size-asian="8pt" style:font-weight-asian="normal" style:font-size-complex="8pt" style:font-weight-complex="normal"/>
    </style:style>
    <style:style style:name="P1373" style:family="paragraph" style:parent-style-name="Standard">
      <style:paragraph-properties fo:text-align="start" style:justify-single-word="false"/>
      <style:text-properties style:font-name="FreeMono" fo:font-size="8pt" fo:font-weight="normal" officeooo:rsid="029ee24c" officeooo:paragraph-rsid="029ee24c" style:font-size-asian="8pt" style:font-weight-asian="normal" style:font-size-complex="8pt" style:font-weight-complex="normal"/>
    </style:style>
    <style:style style:name="P1374" style:family="paragraph" style:parent-style-name="Standard">
      <style:paragraph-properties fo:text-align="start" style:justify-single-word="false"/>
      <style:text-properties style:font-name="FreeMono" fo:font-size="8pt" fo:font-weight="normal" officeooo:rsid="029ee24c" officeooo:paragraph-rsid="02a0e1b1" style:font-size-asian="8pt" style:font-weight-asian="normal" style:font-size-complex="8pt" style:font-weight-complex="normal"/>
    </style:style>
    <style:style style:name="P1375" style:family="paragraph" style:parent-style-name="Standard">
      <style:paragraph-properties fo:text-align="start" style:justify-single-word="false"/>
      <style:text-properties style:font-name="FreeMono" fo:font-size="8pt" fo:font-weight="normal" officeooo:rsid="029ee24c" officeooo:paragraph-rsid="044646e7" style:font-size-asian="8pt" style:font-weight-asian="normal" style:font-size-complex="8pt" style:font-weight-complex="normal"/>
    </style:style>
    <style:style style:name="P1376" style:family="paragraph" style:parent-style-name="Standard">
      <style:paragraph-properties fo:text-align="start" style:justify-single-word="false"/>
      <style:text-properties style:font-name="FreeMono" fo:font-size="8pt" fo:font-weight="normal" officeooo:rsid="02a3dce2" officeooo:paragraph-rsid="029ee24c" style:font-size-asian="8pt" style:font-weight-asian="normal" style:font-size-complex="8pt" style:font-weight-complex="normal"/>
    </style:style>
    <style:style style:name="P1377" style:family="paragraph" style:parent-style-name="Standard">
      <style:paragraph-properties fo:text-align="start" style:justify-single-word="false"/>
      <style:text-properties style:font-name="FreeMono" fo:font-size="8pt" fo:font-weight="normal" officeooo:rsid="02a64e7c" officeooo:paragraph-rsid="02a531f7" style:font-size-asian="8pt" style:font-weight-asian="normal" style:font-size-complex="8pt" style:font-weight-complex="normal"/>
    </style:style>
    <style:style style:name="P1378" style:family="paragraph" style:parent-style-name="Standard">
      <style:paragraph-properties fo:text-align="start" style:justify-single-word="false"/>
      <style:text-properties style:font-name="FreeMono" fo:font-size="8pt" fo:font-weight="normal" officeooo:rsid="02ac1b43" officeooo:paragraph-rsid="02ac1b43" style:font-size-asian="8pt" style:font-weight-asian="normal" style:font-size-complex="8pt" style:font-weight-complex="normal"/>
    </style:style>
    <style:style style:name="P1379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ae3762" officeooo:paragraph-rsid="02b02b86" style:font-size-asian="8pt" style:font-weight-asian="normal" style:font-size-complex="8pt" style:font-weight-complex="normal"/>
    </style:style>
    <style:style style:name="P1380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ae3762" officeooo:paragraph-rsid="02ae3762" style:font-size-asian="8pt" style:font-weight-asian="normal" style:font-size-complex="8pt" style:font-weight-complex="normal"/>
    </style:style>
    <style:style style:name="P1381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ae3762" officeooo:paragraph-rsid="02b19ed6" style:font-size-asian="8pt" style:font-weight-asian="normal" style:font-size-complex="8pt" style:font-weight-complex="normal"/>
    </style:style>
    <style:style style:name="P1382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ae3762" officeooo:paragraph-rsid="02b2a21e" style:font-size-asian="8pt" style:font-weight-asian="normal" style:font-size-complex="8pt" style:font-weight-complex="normal"/>
    </style:style>
    <style:style style:name="P1383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ae3762" officeooo:paragraph-rsid="02b6ba13" style:font-size-asian="8pt" style:font-weight-asian="normal" style:font-size-complex="8pt" style:font-weight-complex="normal"/>
    </style:style>
    <style:style style:name="P1384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ae3762" officeooo:paragraph-rsid="02c8af79" style:font-size-asian="8pt" style:font-weight-asian="normal" style:font-size-complex="8pt" style:font-weight-complex="normal"/>
    </style:style>
    <style:style style:name="P1385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ae3762" officeooo:paragraph-rsid="02c8b335" style:font-size-asian="8pt" style:font-weight-asian="normal" style:font-size-complex="8pt" style:font-weight-complex="normal"/>
    </style:style>
    <style:style style:name="P1386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ae3762" officeooo:paragraph-rsid="02cb9bcd" style:font-size-asian="8pt" style:font-weight-asian="normal" style:font-size-complex="8pt" style:font-weight-complex="normal"/>
    </style:style>
    <style:style style:name="P1387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ae3762" officeooo:paragraph-rsid="03c0c7a7" style:font-size-asian="8pt" style:font-weight-asian="normal" style:font-size-complex="8pt" style:font-weight-complex="normal"/>
    </style:style>
    <style:style style:name="P1388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ae3762" officeooo:paragraph-rsid="044c6557" style:font-size-asian="8pt" style:font-weight-asian="normal" style:font-size-complex="8pt" style:font-weight-complex="normal"/>
    </style:style>
    <style:style style:name="P1389" style:family="paragraph" style:parent-style-name="Standard">
      <style:paragraph-properties fo:text-align="start" style:justify-single-word="false">
        <style:tab-stops>
          <style:tab-stop style:position="1.097cm"/>
        </style:tab-stops>
      </style:paragraph-properties>
      <style:text-properties style:font-name="FreeMono" fo:font-size="8pt" fo:font-weight="normal" officeooo:rsid="02ae3762" officeooo:paragraph-rsid="02b19ed6" style:font-size-asian="8pt" style:font-weight-asian="normal" style:font-size-complex="8pt" style:font-weight-complex="normal"/>
    </style:style>
    <style:style style:name="P1390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b58018" officeooo:paragraph-rsid="02b58018" style:font-size-asian="8pt" style:font-weight-asian="normal" style:font-size-complex="8pt" style:font-weight-complex="normal"/>
    </style:style>
    <style:style style:name="P1391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b57378" officeooo:paragraph-rsid="02b57378" style:font-size-asian="8pt" style:font-weight-asian="normal" style:font-size-complex="8pt" style:font-weight-complex="normal"/>
    </style:style>
    <style:style style:name="P1392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b57378" officeooo:paragraph-rsid="02b8233c" style:font-size-asian="8pt" style:font-weight-asian="normal" style:font-size-complex="8pt" style:font-weight-complex="normal"/>
    </style:style>
    <style:style style:name="P1393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b57378" officeooo:paragraph-rsid="02b9a955" style:font-size-asian="8pt" style:font-weight-asian="normal" style:font-size-complex="8pt" style:font-weight-complex="normal"/>
    </style:style>
    <style:style style:name="P1394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b57378" officeooo:paragraph-rsid="02c68bcb" style:font-size-asian="8pt" style:font-weight-asian="normal" style:font-size-complex="8pt" style:font-weight-complex="normal"/>
    </style:style>
    <style:style style:name="P1395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b57378" officeooo:paragraph-rsid="02c2780f" style:font-size-asian="8pt" style:font-weight-asian="normal" style:font-size-complex="8pt" style:font-weight-complex="normal"/>
    </style:style>
    <style:style style:name="P1396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b57378" officeooo:paragraph-rsid="02db51ea" style:font-size-asian="8pt" style:font-weight-asian="normal" style:font-size-complex="8pt" style:font-weight-complex="normal"/>
    </style:style>
    <style:style style:name="P1397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b57378" officeooo:paragraph-rsid="02f5651c" style:font-size-asian="8pt" style:font-weight-asian="normal" style:font-size-complex="8pt" style:font-weight-complex="normal"/>
    </style:style>
    <style:style style:name="P1398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b57378" officeooo:paragraph-rsid="02f61c23" style:font-size-asian="8pt" style:font-weight-asian="normal" style:font-size-complex="8pt" style:font-weight-complex="normal"/>
    </style:style>
    <style:style style:name="P1399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b57378" officeooo:paragraph-rsid="02f6809b" style:font-size-asian="8pt" style:font-weight-asian="normal" style:font-size-complex="8pt" style:font-weight-complex="normal"/>
    </style:style>
    <style:style style:name="P1400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b57378" officeooo:paragraph-rsid="02f93c29" style:font-size-asian="8pt" style:font-weight-asian="normal" style:font-size-complex="8pt" style:font-weight-complex="normal"/>
    </style:style>
    <style:style style:name="P1401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b66134" officeooo:paragraph-rsid="02b6ba13" style:font-size-asian="8pt" style:font-weight-asian="normal" style:font-size-complex="8pt" style:font-weight-complex="normal"/>
    </style:style>
    <style:style style:name="P1402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b66134" officeooo:paragraph-rsid="02f61c23" style:font-size-asian="8pt" style:font-weight-asian="normal" style:font-size-complex="8pt" style:font-weight-complex="normal"/>
    </style:style>
    <style:style style:name="P1403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c07a09" officeooo:paragraph-rsid="02c07a09" style:font-size-asian="8pt" style:font-weight-asian="normal" style:font-size-complex="8pt" style:font-weight-complex="normal"/>
    </style:style>
    <style:style style:name="P1404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c07a09" officeooo:paragraph-rsid="02c2780f" style:font-size-asian="8pt" style:font-weight-asian="normal" style:font-size-complex="8pt" style:font-weight-complex="normal"/>
    </style:style>
    <style:style style:name="P1405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c07a09" officeooo:paragraph-rsid="02c33a7f" style:font-size-asian="8pt" style:font-weight-asian="normal" style:font-size-complex="8pt" style:font-weight-complex="normal"/>
    </style:style>
    <style:style style:name="P1406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c07a09" officeooo:paragraph-rsid="02c4a25e" style:font-size-asian="8pt" style:font-weight-asian="normal" style:font-size-complex="8pt" style:font-weight-complex="normal"/>
    </style:style>
    <style:style style:name="P1407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c07a09" officeooo:paragraph-rsid="03c26c6a" style:font-size-asian="8pt" style:font-weight-asian="normal" style:font-size-complex="8pt" style:font-weight-complex="normal"/>
    </style:style>
    <style:style style:name="P1408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c07a09" officeooo:paragraph-rsid="02db51ea" style:font-size-asian="8pt" style:font-weight-asian="normal" style:font-size-complex="8pt" style:font-weight-complex="normal"/>
    </style:style>
    <style:style style:name="P1409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c07a09" officeooo:paragraph-rsid="03c7f8d2" style:font-size-asian="8pt" style:font-weight-asian="normal" style:font-size-complex="8pt" style:font-weight-complex="normal"/>
    </style:style>
    <style:style style:name="P1410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c4a25e" officeooo:paragraph-rsid="02c4a25e" style:font-size-asian="8pt" style:font-weight-asian="normal" style:font-size-complex="8pt" style:font-weight-complex="normal"/>
    </style:style>
    <style:style style:name="P1411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c4a25e" officeooo:paragraph-rsid="02db51ea" style:font-size-asian="8pt" style:font-weight-asian="normal" style:font-size-complex="8pt" style:font-weight-complex="normal"/>
    </style:style>
    <style:style style:name="P1412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c68bcb" officeooo:paragraph-rsid="02c68bcb" style:font-size-asian="8pt" style:font-weight-asian="normal" style:font-size-complex="8pt" style:font-weight-complex="normal"/>
    </style:style>
    <style:style style:name="P1413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c68bcb" officeooo:paragraph-rsid="02c7e660" style:font-size-asian="8pt" style:font-weight-asian="normal" style:font-size-complex="8pt" style:font-weight-complex="normal"/>
    </style:style>
    <style:style style:name="P1414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c68bcb" officeooo:paragraph-rsid="02db51ea" style:font-size-asian="8pt" style:font-weight-asian="normal" style:font-size-complex="8pt" style:font-weight-complex="normal"/>
    </style:style>
    <style:style style:name="P1415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c68bcb" officeooo:paragraph-rsid="03c7f8d2" style:font-size-asian="8pt" style:font-weight-asian="normal" style:font-size-complex="8pt" style:font-weight-complex="normal"/>
    </style:style>
    <style:style style:name="P1416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c7e660" officeooo:paragraph-rsid="02c7e660" style:font-size-asian="8pt" style:font-weight-asian="normal" style:font-size-complex="8pt" style:font-weight-complex="normal"/>
    </style:style>
    <style:style style:name="P1417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c7e660" officeooo:paragraph-rsid="02c8af79" style:font-size-asian="8pt" style:font-weight-asian="normal" style:font-size-complex="8pt" style:font-weight-complex="normal"/>
    </style:style>
    <style:style style:name="P1418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c7e660" officeooo:paragraph-rsid="02db51ea" style:font-size-asian="8pt" style:font-weight-asian="normal" style:font-size-complex="8pt" style:font-weight-complex="normal"/>
    </style:style>
    <style:style style:name="P1419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c7e660" officeooo:paragraph-rsid="02dc232c" style:font-size-asian="8pt" style:font-weight-asian="normal" style:font-size-complex="8pt" style:font-weight-complex="normal"/>
    </style:style>
    <style:style style:name="P1420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c7e660" officeooo:paragraph-rsid="03becba6" style:font-size-asian="8pt" style:font-weight-asian="normal" style:font-size-complex="8pt" style:font-weight-complex="normal"/>
    </style:style>
    <style:style style:name="P1421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c7b612" officeooo:paragraph-rsid="02c7e660" style:font-size-asian="8pt" style:font-weight-asian="normal" style:font-size-complex="8pt" style:font-weight-complex="normal"/>
    </style:style>
    <style:style style:name="P1422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c7b612" officeooo:paragraph-rsid="02db51ea" style:font-size-asian="8pt" style:font-weight-asian="normal" style:font-size-complex="8pt" style:font-weight-complex="normal"/>
    </style:style>
    <style:style style:name="P1423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c7b612" officeooo:paragraph-rsid="02fcb6f4" style:font-size-asian="8pt" style:font-weight-asian="normal" style:font-size-complex="8pt" style:font-weight-complex="normal"/>
    </style:style>
    <style:style style:name="P1424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c7b612" officeooo:paragraph-rsid="02fd4026" style:font-size-asian="8pt" style:font-weight-asian="normal" style:font-size-complex="8pt" style:font-weight-complex="normal"/>
    </style:style>
    <style:style style:name="P1425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c7b612" officeooo:paragraph-rsid="02ff2699" style:font-size-asian="8pt" style:font-weight-asian="normal" style:font-size-complex="8pt" style:font-weight-complex="normal"/>
    </style:style>
    <style:style style:name="P1426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cb9bcd" officeooo:paragraph-rsid="02cc3773" style:font-size-asian="8pt" style:font-weight-asian="normal" style:font-size-complex="8pt" style:font-weight-complex="normal"/>
    </style:style>
    <style:style style:name="P1427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cb9bcd" officeooo:paragraph-rsid="02cce0a7" style:font-size-asian="8pt" style:font-weight-asian="normal" style:font-size-complex="8pt" style:font-weight-complex="normal"/>
    </style:style>
    <style:style style:name="P1428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cb9bcd" officeooo:paragraph-rsid="02cb9bcd" style:font-size-asian="8pt" style:font-weight-asian="normal" style:font-size-complex="8pt" style:font-weight-complex="normal"/>
    </style:style>
    <style:style style:name="P1429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cb9bcd" officeooo:paragraph-rsid="03c0c7a7" style:font-size-asian="8pt" style:font-weight-asian="normal" style:font-size-complex="8pt" style:font-weight-complex="normal"/>
    </style:style>
    <style:style style:name="P1430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cc3773" officeooo:paragraph-rsid="02cce0a7" style:font-size-asian="8pt" style:font-weight-asian="normal" style:font-size-complex="8pt" style:font-weight-complex="normal"/>
    </style:style>
    <style:style style:name="P1431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cc3773" officeooo:paragraph-rsid="02cdda94" style:font-size-asian="8pt" style:font-weight-asian="normal" style:font-size-complex="8pt" style:font-weight-complex="normal"/>
    </style:style>
    <style:style style:name="P1432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cc3773" officeooo:paragraph-rsid="02e70c29" style:font-size-asian="8pt" style:font-weight-asian="normal" style:font-size-complex="8pt" style:font-weight-complex="normal"/>
    </style:style>
    <style:style style:name="P1433" style:family="paragraph" style:parent-style-name="Standard">
      <style:paragraph-properties fo:text-align="start" style:justify-single-word="false"/>
      <style:text-properties style:font-name="FreeMono" fo:font-size="8pt" fo:font-weight="normal" officeooo:rsid="02d51090" officeooo:paragraph-rsid="02d45090" style:font-size-asian="8pt" style:font-weight-asian="normal" style:font-size-complex="8pt" style:font-weight-complex="normal"/>
    </style:style>
    <style:style style:name="P1434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addcf2" officeooo:paragraph-rsid="02da2788" style:font-size-asian="8pt" style:font-weight-asian="normal" style:font-size-complex="8pt" style:font-weight-complex="normal"/>
    </style:style>
    <style:style style:name="P1435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de0ecd" officeooo:paragraph-rsid="02de0ecd" style:font-size-asian="8pt" style:font-weight-asian="normal" style:font-size-complex="8pt" style:font-weight-complex="normal"/>
    </style:style>
    <style:style style:name="P1436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de0ecd" officeooo:paragraph-rsid="02dfd4bc" style:font-size-asian="8pt" style:font-weight-asian="normal" style:font-size-complex="8pt" style:font-weight-complex="normal"/>
    </style:style>
    <style:style style:name="P1437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de0ecd" officeooo:paragraph-rsid="02e06d9e" style:font-size-asian="8pt" style:font-weight-asian="normal" style:font-size-complex="8pt" style:font-weight-complex="normal"/>
    </style:style>
    <style:style style:name="P1438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de4897" officeooo:paragraph-rsid="02de4897" style:font-size-asian="8pt" style:font-weight-asian="normal" style:font-size-complex="8pt" style:font-weight-complex="normal"/>
    </style:style>
    <style:style style:name="P1439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de4897" officeooo:paragraph-rsid="02e06d9e" style:font-size-asian="8pt" style:font-weight-asian="normal" style:font-size-complex="8pt" style:font-weight-complex="normal"/>
    </style:style>
    <style:style style:name="P1440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e06d9e" officeooo:paragraph-rsid="02e0de3c" style:font-size-asian="8pt" style:font-weight-asian="normal" style:font-size-complex="8pt" style:font-weight-complex="normal"/>
    </style:style>
    <style:style style:name="P1441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e06d9e" officeooo:paragraph-rsid="02e06d9e" style:font-size-asian="8pt" style:font-weight-asian="normal" style:font-size-complex="8pt" style:font-weight-complex="normal"/>
    </style:style>
    <style:style style:name="P1442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e06d9e" officeooo:paragraph-rsid="02e2f6db" style:font-size-asian="8pt" style:font-weight-asian="normal" style:font-size-complex="8pt" style:font-weight-complex="normal"/>
    </style:style>
    <style:style style:name="P1443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e06d9e" officeooo:paragraph-rsid="03cb2edf" style:font-size-asian="8pt" style:font-weight-asian="normal" style:font-size-complex="8pt" style:font-weight-complex="normal"/>
    </style:style>
    <style:style style:name="P1444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e0de3c" officeooo:paragraph-rsid="02e0de3c" style:font-size-asian="8pt" style:font-weight-asian="normal" style:font-size-complex="8pt" style:font-weight-complex="normal"/>
    </style:style>
    <style:style style:name="P1445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e0de3c" officeooo:paragraph-rsid="02e2f6db" style:font-size-asian="8pt" style:font-weight-asian="normal" style:font-size-complex="8pt" style:font-weight-complex="normal"/>
    </style:style>
    <style:style style:name="P1446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e0de3c" officeooo:paragraph-rsid="02e3bd7b" style:font-size-asian="8pt" style:font-weight-asian="normal" style:font-size-complex="8pt" style:font-weight-complex="normal"/>
    </style:style>
    <style:style style:name="P1447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e0de3c" officeooo:paragraph-rsid="02e7c45c" style:font-size-asian="8pt" style:font-weight-asian="normal" style:font-size-complex="8pt" style:font-weight-complex="normal"/>
    </style:style>
    <style:style style:name="P1448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e0de3c" officeooo:paragraph-rsid="03cb2edf" style:font-size-asian="8pt" style:font-weight-asian="normal" style:font-size-complex="8pt" style:font-weight-complex="normal"/>
    </style:style>
    <style:style style:name="P1449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e2f6db" officeooo:paragraph-rsid="02e2f6db" style:font-size-asian="8pt" style:font-weight-asian="normal" style:font-size-complex="8pt" style:font-weight-complex="normal"/>
    </style:style>
    <style:style style:name="P1450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e5a1f4" officeooo:paragraph-rsid="02e5a1f4" style:font-size-asian="8pt" style:font-weight-asian="normal" style:font-size-complex="8pt" style:font-weight-complex="normal"/>
    </style:style>
    <style:style style:name="P1451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e5a1f4" officeooo:paragraph-rsid="02e70c29" style:font-size-asian="8pt" style:font-weight-asian="normal" style:font-size-complex="8pt" style:font-weight-complex="normal"/>
    </style:style>
    <style:style style:name="P1452" style:family="paragraph" style:parent-style-name="Standard">
      <style:paragraph-properties fo:text-align="start" style:justify-single-word="false"/>
      <style:text-properties style:font-name="FreeMono" fo:font-size="8pt" fo:font-weight="normal" officeooo:rsid="022e8a5e" officeooo:paragraph-rsid="02ee0f2d" style:font-size-asian="8pt" style:font-weight-asian="normal" style:font-size-complex="8pt" style:font-weight-complex="normal"/>
    </style:style>
    <style:style style:name="P1453" style:family="paragraph" style:parent-style-name="Standard">
      <style:paragraph-properties fo:text-align="start" style:justify-single-word="false"/>
      <style:text-properties style:font-name="FreeMono" fo:font-size="8pt" fo:font-weight="normal" officeooo:rsid="02ee0f2d" officeooo:paragraph-rsid="02ee0f2d" style:font-size-asian="8pt" style:font-weight-asian="normal" style:font-size-complex="8pt" style:font-weight-complex="normal"/>
    </style:style>
    <style:style style:name="P1454" style:family="paragraph" style:parent-style-name="Standard">
      <style:paragraph-properties fo:text-align="start" style:justify-single-word="false"/>
      <style:text-properties style:font-name="FreeMono" fo:font-size="8pt" fo:font-weight="normal" officeooo:rsid="02ee0f2d" officeooo:paragraph-rsid="02f47c12" style:font-size-asian="8pt" style:font-weight-asian="normal" style:font-size-complex="8pt" style:font-weight-complex="normal"/>
    </style:style>
    <style:style style:name="P1455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b6ba13" officeooo:paragraph-rsid="02f61c23" style:font-size-asian="8pt" style:font-weight-asian="normal" style:font-size-complex="8pt" style:font-weight-complex="normal"/>
    </style:style>
    <style:style style:name="P1456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2fcb6f4" officeooo:paragraph-rsid="02fcb6f4" style:font-size-asian="8pt" style:font-weight-asian="normal" style:font-size-complex="8pt" style:font-weight-complex="normal"/>
    </style:style>
    <style:style style:name="P1457" style:family="paragraph" style:parent-style-name="Standard">
      <style:paragraph-properties fo:text-align="start" style:justify-single-word="false"/>
      <style:text-properties style:font-name="FreeMono" fo:font-size="8pt" fo:font-weight="normal" officeooo:rsid="004bca02" officeooo:paragraph-rsid="031fd681" style:font-size-asian="8pt" style:font-weight-asian="normal" style:font-size-complex="8pt" style:font-weight-complex="normal"/>
    </style:style>
    <style:style style:name="P1458" style:family="paragraph" style:parent-style-name="Standard">
      <style:paragraph-properties fo:text-align="start" style:justify-single-word="false"/>
      <style:text-properties style:font-name="FreeMono" fo:font-size="8pt" fo:font-weight="normal" officeooo:rsid="00b1bea7" officeooo:paragraph-rsid="00c7f60e" style:font-size-asian="8pt" style:font-weight-asian="normal" style:font-size-complex="8pt" style:font-weight-complex="normal"/>
    </style:style>
    <style:style style:name="P1459" style:family="paragraph" style:parent-style-name="Standard">
      <style:paragraph-properties fo:text-align="start" style:justify-single-word="false"/>
      <style:text-properties style:font-name="FreeMono" fo:font-size="8pt" fo:font-weight="normal" officeooo:rsid="01201a72" officeooo:paragraph-rsid="01226f6d" style:font-size-asian="8pt" style:font-weight-asian="normal" style:font-size-complex="8pt" style:font-weight-complex="normal"/>
    </style:style>
    <style:style style:name="P1460" style:family="paragraph" style:parent-style-name="Standard">
      <loext:graphic-properties draw:fill="none"/>
      <style:paragraph-properties fo:margin-left="2.499cm" fo:margin-right="0cm" fo:text-align="start" style:justify-single-word="false" fo:text-indent="0cm" style:auto-text-indent="false" fo:background-color="transparent"/>
      <style:text-properties style:font-name="FreeMono" fo:font-size="8pt" fo:font-weight="normal" officeooo:rsid="035847fb" officeooo:paragraph-rsid="035847fb" style:font-size-asian="8pt" style:font-weight-asian="normal" style:font-size-complex="8pt" style:font-weight-complex="normal"/>
    </style:style>
    <style:style style:name="P1461" style:family="paragraph" style:parent-style-name="Standard">
      <style:paragraph-properties fo:text-align="start" style:justify-single-word="false"/>
      <style:text-properties style:font-name="FreeMono" fo:font-size="8pt" fo:font-weight="normal" officeooo:rsid="035c307c" officeooo:paragraph-rsid="0349dbda" style:font-size-asian="8pt" style:font-weight-asian="normal" style:font-size-complex="8pt" style:font-weight-complex="normal"/>
    </style:style>
    <style:style style:name="P1462" style:family="paragraph" style:parent-style-name="Standard">
      <style:paragraph-properties fo:text-align="start" style:justify-single-word="false"/>
      <style:text-properties style:font-name="FreeMono" fo:font-size="8pt" fo:font-weight="normal" officeooo:rsid="035c307c" officeooo:paragraph-rsid="035c307c" style:font-size-asian="8pt" style:font-weight-asian="normal" style:font-size-complex="8pt" style:font-weight-complex="normal"/>
    </style:style>
    <style:style style:name="P1463" style:family="paragraph" style:parent-style-name="Standard">
      <style:paragraph-properties fo:text-align="start" style:justify-single-word="false"/>
      <style:text-properties style:font-name="FreeMono" fo:font-size="8pt" fo:font-weight="normal" officeooo:rsid="035dbdca" officeooo:paragraph-rsid="035dbdca" style:font-size-asian="8pt" style:font-weight-asian="normal" style:font-size-complex="8pt" style:font-weight-complex="normal"/>
    </style:style>
    <style:style style:name="P1464" style:family="paragraph" style:parent-style-name="Standard">
      <style:paragraph-properties fo:text-align="start" style:justify-single-word="false"/>
      <style:text-properties style:font-name="FreeMono" fo:font-size="8pt" fo:font-weight="normal" officeooo:rsid="035dbdca" officeooo:paragraph-rsid="046b73db" style:font-size-asian="8pt" style:font-weight-asian="normal" style:font-size-complex="8pt" style:font-weight-complex="normal"/>
    </style:style>
    <style:style style:name="P1465" style:family="paragraph" style:parent-style-name="Standard">
      <style:paragraph-properties fo:text-align="start" style:justify-single-word="false"/>
      <style:text-properties style:font-name="FreeMono" fo:font-size="8pt" fo:font-weight="normal" officeooo:rsid="035f1060" officeooo:paragraph-rsid="035dbdca" style:font-size-asian="8pt" style:font-weight-asian="normal" style:font-size-complex="8pt" style:font-weight-complex="normal"/>
    </style:style>
    <style:style style:name="P1466" style:family="paragraph" style:parent-style-name="Standard">
      <style:paragraph-properties fo:text-align="start" style:justify-single-word="false"/>
      <style:text-properties style:font-name="FreeMono" fo:font-size="8pt" fo:font-weight="normal" officeooo:rsid="035f1060" officeooo:paragraph-rsid="03607aea" style:font-size-asian="8pt" style:font-weight-asian="normal" style:font-size-complex="8pt" style:font-weight-complex="normal"/>
    </style:style>
    <style:style style:name="P1467" style:family="paragraph" style:parent-style-name="Standard">
      <style:paragraph-properties fo:text-align="start" style:justify-single-word="false"/>
      <style:text-properties style:font-name="FreeMono" fo:font-size="8pt" fo:font-weight="normal" officeooo:rsid="03607aea" officeooo:paragraph-rsid="03607aea" style:font-size-asian="8pt" style:font-weight-asian="normal" style:font-size-complex="8pt" style:font-weight-complex="normal"/>
    </style:style>
    <style:style style:name="P1468" style:family="paragraph" style:parent-style-name="Standard">
      <style:paragraph-properties fo:text-align="start" style:justify-single-word="false"/>
      <style:text-properties style:font-name="FreeMono" fo:font-size="8pt" fo:font-weight="normal" officeooo:rsid="026ed494" officeooo:paragraph-rsid="038a1568" style:font-size-asian="8pt" style:font-weight-asian="normal" style:font-size-complex="8pt" style:font-weight-complex="normal"/>
    </style:style>
    <style:style style:name="P1469" style:family="paragraph" style:parent-style-name="Standard">
      <style:paragraph-properties fo:text-align="start" style:justify-single-word="false"/>
      <style:text-properties style:font-name="FreeMono" fo:font-size="8pt" fo:font-weight="normal" officeooo:rsid="0010624f" officeooo:paragraph-rsid="03cfc94d" style:font-size-asian="8pt" style:font-weight-asian="normal" style:font-size-complex="8pt" style:font-weight-complex="normal"/>
    </style:style>
    <style:style style:name="P1470" style:family="paragraph" style:parent-style-name="Standard">
      <style:paragraph-properties fo:text-align="start" style:justify-single-word="false"/>
      <style:text-properties style:font-name="FreeMono" fo:font-size="8pt" fo:font-weight="normal" officeooo:rsid="000a2f6d" officeooo:paragraph-rsid="03cfc94d" style:font-size-asian="8pt" style:font-weight-asian="normal" style:font-size-complex="8pt" style:font-weight-complex="normal"/>
    </style:style>
    <style:style style:name="P1471" style:family="paragraph" style:parent-style-name="Standard">
      <style:paragraph-properties fo:text-align="start" style:justify-single-word="false"/>
      <style:text-properties style:font-name="FreeMono" fo:font-size="8pt" fo:font-weight="normal" officeooo:rsid="000ba2e1" officeooo:paragraph-rsid="03cfc94d" style:font-size-asian="8pt" style:font-weight-asian="normal" style:font-size-complex="8pt" style:font-weight-complex="normal"/>
    </style:style>
    <style:style style:name="P1472" style:family="paragraph" style:parent-style-name="Standard">
      <style:paragraph-properties fo:text-align="start" style:justify-single-word="false"/>
      <style:text-properties style:font-name="FreeMono" fo:font-size="8pt" fo:font-weight="normal" officeooo:rsid="00e056b6" officeooo:paragraph-rsid="00df1668" style:font-size-asian="8pt" style:font-weight-asian="normal" style:font-size-complex="8pt" style:font-weight-complex="normal"/>
    </style:style>
    <style:style style:name="P1473" style:family="paragraph" style:parent-style-name="Standard">
      <style:paragraph-properties fo:text-align="start" style:justify-single-word="false"/>
      <style:text-properties style:font-name="FreeMono" fo:font-size="8pt" fo:font-weight="normal" officeooo:rsid="00e056b6" officeooo:paragraph-rsid="03eb1277" style:font-size-asian="8pt" style:font-weight-asian="normal" style:font-size-complex="8pt" style:font-weight-complex="normal"/>
    </style:style>
    <style:style style:name="P1474" style:family="paragraph" style:parent-style-name="Standard">
      <style:paragraph-properties fo:text-align="start" style:justify-single-word="false"/>
      <style:text-properties style:font-name="FreeMono" fo:font-size="8pt" fo:font-weight="normal" officeooo:rsid="03f19195" officeooo:paragraph-rsid="00c7f60e" style:font-size-asian="8pt" style:font-weight-asian="normal" style:font-size-complex="8pt" style:font-weight-complex="normal"/>
    </style:style>
    <style:style style:name="P1475" style:family="paragraph" style:parent-style-name="Standard">
      <style:paragraph-properties fo:text-align="start" style:justify-single-word="false"/>
      <style:text-properties style:font-name="FreeMono" fo:font-size="8pt" fo:font-weight="normal" officeooo:rsid="00ebd469" officeooo:paragraph-rsid="00ebd469" style:font-size-asian="8pt" style:font-weight-asian="normal" style:font-size-complex="8pt" style:font-weight-complex="normal"/>
    </style:style>
    <style:style style:name="P1476" style:family="paragraph" style:parent-style-name="Standard">
      <style:paragraph-properties fo:text-align="start" style:justify-single-word="false"/>
      <style:text-properties style:font-name="FreeMono" fo:font-size="8pt" fo:font-weight="normal" officeooo:rsid="00ebd469" officeooo:paragraph-rsid="03fc0bf2" style:font-size-asian="8pt" style:font-weight-asian="normal" style:font-size-complex="8pt" style:font-weight-complex="normal"/>
    </style:style>
    <style:style style:name="P1477" style:family="paragraph" style:parent-style-name="Standard">
      <style:paragraph-properties fo:text-align="start" style:justify-single-word="false"/>
      <style:text-properties style:font-name="FreeMono" fo:font-size="8pt" fo:font-weight="normal" officeooo:rsid="004d1619" officeooo:paragraph-rsid="0411011f" style:font-size-asian="8pt" style:font-weight-asian="normal" style:font-size-complex="8pt" style:font-weight-complex="normal"/>
    </style:style>
    <style:style style:name="P1478" style:family="paragraph" style:parent-style-name="Standard">
      <style:paragraph-properties fo:text-align="start" style:justify-single-word="false"/>
      <style:text-properties style:font-name="FreeMono" fo:font-size="8pt" fo:font-weight="normal" officeooo:rsid="040dd336" officeooo:paragraph-rsid="00382ffc" style:font-size-asian="8pt" style:font-weight-asian="normal" style:font-size-complex="8pt" style:font-weight-complex="normal"/>
    </style:style>
    <style:style style:name="P1479" style:family="paragraph" style:parent-style-name="Standard">
      <style:paragraph-properties fo:text-align="start" style:justify-single-word="false"/>
      <style:text-properties style:font-name="FreeMono" fo:font-size="8pt" fo:font-weight="normal" officeooo:rsid="040dd336" officeooo:paragraph-rsid="040dd336" style:font-size-asian="8pt" style:font-weight-asian="normal" style:font-size-complex="8pt" style:font-weight-complex="normal"/>
    </style:style>
    <style:style style:name="P1480" style:family="paragraph" style:parent-style-name="Standard">
      <style:paragraph-properties fo:text-align="start" style:justify-single-word="false"/>
      <style:text-properties style:font-name="FreeMono" fo:font-size="8pt" fo:font-weight="normal" officeooo:rsid="040f5d59" officeooo:paragraph-rsid="040f5d59" style:font-size-asian="8pt" style:font-weight-asian="normal" style:font-size-complex="8pt" style:font-weight-complex="normal"/>
    </style:style>
    <style:style style:name="P1481" style:family="paragraph" style:parent-style-name="Standard">
      <style:paragraph-properties fo:text-align="start" style:justify-single-word="false"/>
      <style:text-properties style:font-name="FreeMono" fo:font-size="8pt" fo:font-weight="normal" officeooo:rsid="005127b5" officeooo:paragraph-rsid="00382ffc" style:font-size-asian="8pt" style:font-weight-asian="normal" style:font-size-complex="8pt" style:font-weight-complex="normal"/>
    </style:style>
    <style:style style:name="P1482" style:family="paragraph" style:parent-style-name="Standard">
      <style:paragraph-properties fo:text-align="start" style:justify-single-word="false"/>
      <style:text-properties style:font-name="FreeMono" fo:font-size="8pt" fo:font-weight="normal" officeooo:rsid="005127b5" officeooo:paragraph-rsid="04109576" style:font-size-asian="8pt" style:font-weight-asian="normal" style:font-size-complex="8pt" style:font-weight-complex="normal"/>
    </style:style>
    <style:style style:name="P1483" style:family="paragraph" style:parent-style-name="Standard">
      <style:paragraph-properties fo:text-align="start" style:justify-single-word="false"/>
      <style:text-properties style:font-name="FreeMono" fo:font-size="8pt" fo:font-weight="normal" officeooo:rsid="005127b5" officeooo:paragraph-rsid="005127b5" style:font-size-asian="8pt" style:font-weight-asian="normal" style:font-size-complex="8pt" style:font-weight-complex="normal"/>
    </style:style>
    <style:style style:name="P1484" style:family="paragraph" style:parent-style-name="Standard">
      <style:paragraph-properties fo:text-align="start" style:justify-single-word="false"/>
      <style:text-properties style:font-name="FreeMono" fo:font-size="8pt" fo:font-weight="normal" officeooo:rsid="005127b5" officeooo:paragraph-rsid="0414cacf" style:font-size-asian="8pt" style:font-weight-asian="normal" style:font-size-complex="8pt" style:font-weight-complex="normal"/>
    </style:style>
    <style:style style:name="P1485" style:family="paragraph" style:parent-style-name="Standard">
      <style:paragraph-properties fo:text-align="start" style:justify-single-word="false"/>
      <style:text-properties style:font-name="FreeMono" fo:font-size="8pt" fo:font-weight="normal" officeooo:rsid="0413056d" officeooo:paragraph-rsid="04109576" style:font-size-asian="8pt" style:font-weight-asian="normal" style:font-size-complex="8pt" style:font-weight-complex="normal"/>
    </style:style>
    <style:style style:name="P1486" style:family="paragraph" style:parent-style-name="Standard">
      <style:paragraph-properties fo:text-align="start" style:justify-single-word="false"/>
      <style:text-properties style:font-name="FreeMono" fo:font-size="8pt" fo:font-weight="normal" officeooo:rsid="0413056d" officeooo:paragraph-rsid="0413056d" style:font-size-asian="8pt" style:font-weight-asian="normal" style:font-size-complex="8pt" style:font-weight-complex="normal"/>
    </style:style>
    <style:style style:name="P1487" style:family="paragraph" style:parent-style-name="Standard">
      <style:paragraph-properties fo:text-align="start" style:justify-single-word="false"/>
      <style:text-properties style:font-name="FreeMono" fo:font-size="8pt" fo:font-weight="normal" officeooo:rsid="0413056d" officeooo:paragraph-rsid="04132621" style:font-size-asian="8pt" style:font-weight-asian="normal" style:font-size-complex="8pt" style:font-weight-complex="normal"/>
    </style:style>
    <style:style style:name="P1488" style:family="paragraph" style:parent-style-name="Standard">
      <style:paragraph-properties fo:text-align="start" style:justify-single-word="false"/>
      <style:text-properties style:font-name="FreeMono" fo:font-size="8pt" fo:font-weight="normal" officeooo:rsid="0413056d" officeooo:paragraph-rsid="041812ba" style:font-size-asian="8pt" style:font-weight-asian="normal" style:font-size-complex="8pt" style:font-weight-complex="normal"/>
    </style:style>
    <style:style style:name="P1489" style:family="paragraph" style:parent-style-name="Standard">
      <style:paragraph-properties fo:text-align="start" style:justify-single-word="false"/>
      <style:text-properties style:font-name="FreeMono" fo:font-size="8pt" fo:font-weight="normal" officeooo:rsid="0413056d" officeooo:paragraph-rsid="041cd9ea" style:font-size-asian="8pt" style:font-weight-asian="normal" style:font-size-complex="8pt" style:font-weight-complex="normal"/>
    </style:style>
    <style:style style:name="P1490" style:family="paragraph" style:parent-style-name="Standard">
      <style:paragraph-properties fo:text-align="start" style:justify-single-word="false"/>
      <style:text-properties style:font-name="FreeMono" fo:font-size="8pt" fo:font-weight="normal" officeooo:rsid="0413056d" officeooo:paragraph-rsid="045a263b" style:font-size-asian="8pt" style:font-weight-asian="normal" style:font-size-complex="8pt" style:font-weight-complex="normal"/>
    </style:style>
    <style:style style:name="P1491" style:family="paragraph" style:parent-style-name="Standard">
      <style:paragraph-properties fo:text-align="start" style:justify-single-word="false"/>
      <style:text-properties style:font-name="FreeMono" fo:font-size="8pt" fo:font-weight="normal" officeooo:rsid="04109ad2" officeooo:paragraph-rsid="04109576" style:font-size-asian="8pt" style:font-weight-asian="normal" style:font-size-complex="8pt" style:font-weight-complex="normal"/>
    </style:style>
    <style:style style:name="P1492" style:family="paragraph" style:parent-style-name="Standard">
      <style:paragraph-properties fo:text-align="start" style:justify-single-word="false"/>
      <style:text-properties style:font-name="FreeMono" fo:font-size="8pt" fo:font-weight="normal" officeooo:rsid="04109ad2" officeooo:paragraph-rsid="0411011f" style:font-size-asian="8pt" style:font-weight-asian="normal" style:font-size-complex="8pt" style:font-weight-complex="normal"/>
    </style:style>
    <style:style style:name="P1493" style:family="paragraph" style:parent-style-name="Standard">
      <style:paragraph-properties fo:text-align="start" style:justify-single-word="false"/>
      <style:text-properties style:font-name="FreeMono" fo:font-size="8pt" fo:font-weight="normal" officeooo:rsid="04132621" officeooo:paragraph-rsid="04165871" style:font-size-asian="8pt" style:font-weight-asian="normal" style:font-size-complex="8pt" style:font-weight-complex="normal"/>
    </style:style>
    <style:style style:name="P1494" style:family="paragraph" style:parent-style-name="Standard">
      <style:paragraph-properties fo:text-align="start" style:justify-single-word="false"/>
      <style:text-properties style:font-name="FreeMono" fo:font-size="8pt" fo:font-weight="normal" officeooo:rsid="04132621" officeooo:paragraph-rsid="04132621" style:font-size-asian="8pt" style:font-weight-asian="normal" style:font-size-complex="8pt" style:font-weight-complex="normal"/>
    </style:style>
    <style:style style:name="P1495" style:family="paragraph" style:parent-style-name="Standard">
      <style:paragraph-properties fo:text-align="start" style:justify-single-word="false"/>
      <style:text-properties style:font-name="FreeMono" fo:font-size="8pt" fo:font-weight="normal" officeooo:rsid="04132621" officeooo:paragraph-rsid="041cd9ea" style:font-size-asian="8pt" style:font-weight-asian="normal" style:font-size-complex="8pt" style:font-weight-complex="normal"/>
    </style:style>
    <style:style style:name="P1496" style:family="paragraph" style:parent-style-name="Standard">
      <style:paragraph-properties fo:text-align="start" style:justify-single-word="false"/>
      <style:text-properties style:font-name="FreeMono" fo:font-size="8pt" fo:font-weight="normal" officeooo:rsid="04132621" officeooo:paragraph-rsid="048fa720" style:font-size-asian="8pt" style:font-weight-asian="normal" style:font-size-complex="8pt" style:font-weight-complex="normal"/>
    </style:style>
    <style:style style:name="P1497" style:family="paragraph" style:parent-style-name="Standard">
      <style:paragraph-properties fo:text-align="start" style:justify-single-word="false"/>
      <style:text-properties style:font-name="FreeMono" fo:font-size="8pt" fo:font-weight="normal" officeooo:rsid="042d1a96" officeooo:paragraph-rsid="042d1a96" style:font-size-asian="8pt" style:font-weight-asian="normal" style:font-size-complex="8pt" style:font-weight-complex="normal"/>
    </style:style>
    <style:style style:name="P1498" style:family="paragraph" style:parent-style-name="Standard">
      <style:paragraph-properties fo:text-align="start" style:justify-single-word="false"/>
      <style:text-properties style:font-name="FreeMono" fo:font-size="8pt" fo:font-weight="normal" officeooo:rsid="04363fc1" officeooo:paragraph-rsid="029ee24c" style:font-size-asian="8pt" style:font-weight-asian="normal" style:font-size-complex="8pt" style:font-weight-complex="normal"/>
    </style:style>
    <style:style style:name="P1499" style:family="paragraph" style:parent-style-name="Standard">
      <style:paragraph-properties fo:text-align="start" style:justify-single-word="false"/>
      <style:text-properties style:font-name="FreeMono" fo:font-size="8pt" fo:font-weight="normal" officeooo:rsid="04363fc1" officeooo:paragraph-rsid="04363fc1" style:font-size-asian="8pt" style:font-weight-asian="normal" style:font-size-complex="8pt" style:font-weight-complex="normal"/>
    </style:style>
    <style:style style:name="P1500" style:family="paragraph" style:parent-style-name="Standard">
      <style:paragraph-properties fo:text-align="start" style:justify-single-word="false"/>
      <style:text-properties style:font-name="FreeMono" fo:font-size="8pt" fo:font-weight="normal" officeooo:rsid="019469e2" officeooo:paragraph-rsid="0469057a" style:font-size-asian="8pt" style:font-weight-asian="normal" style:font-size-complex="8pt" style:font-weight-complex="normal"/>
    </style:style>
    <style:style style:name="P1501" style:family="paragraph" style:parent-style-name="Standard">
      <style:paragraph-properties fo:text-align="start" style:justify-single-word="false"/>
      <style:text-properties style:font-name="FreeMono" fo:font-size="8pt" fo:font-weight="normal" officeooo:rsid="048fa720" officeooo:paragraph-rsid="048fa720" style:font-size-asian="8pt" style:font-weight-asian="normal" style:font-size-complex="8pt" style:font-weight-complex="normal"/>
    </style:style>
    <style:style style:name="P1502" style:family="paragraph" style:parent-style-name="Standard">
      <style:paragraph-properties fo:text-align="start" style:justify-single-word="false"/>
      <style:text-properties style:font-name="FreeMono" fo:font-size="8pt" fo:font-weight="normal" officeooo:rsid="01716858" officeooo:paragraph-rsid="049addcc" style:font-size-asian="8pt" style:font-weight-asian="normal" style:font-size-complex="8pt" style:font-weight-complex="normal"/>
    </style:style>
    <style:style style:name="P1503" style:family="paragraph" style:parent-style-name="Standard">
      <style:paragraph-properties fo:text-align="start" style:justify-single-word="false"/>
      <style:text-properties style:font-name="FreeMono" fo:font-size="8pt" fo:font-weight="normal" officeooo:rsid="00c9aab9" officeooo:paragraph-rsid="00c9e754" style:font-size-asian="8.75pt" style:font-weight-asian="normal" style:font-size-complex="8pt" style:font-weight-complex="normal"/>
    </style:style>
    <style:style style:name="P1504" style:family="paragraph" style:parent-style-name="Standard">
      <style:paragraph-properties fo:text-align="start" style:justify-single-word="false"/>
      <style:text-properties style:font-name="FreeMono" fo:font-size="8pt" fo:font-weight="normal" officeooo:rsid="00c9aab9" officeooo:paragraph-rsid="00cb0dd3" style:font-size-asian="8.75pt" style:font-weight-asian="normal" style:font-size-complex="8pt" style:font-weight-complex="normal"/>
    </style:style>
    <style:style style:name="P1505" style:family="paragraph" style:parent-style-name="Standard">
      <style:paragraph-properties fo:text-align="start" style:justify-single-word="false"/>
      <style:text-properties style:font-name="FreeMono" fo:font-size="8pt" fo:font-weight="normal" officeooo:rsid="00c9aab9" officeooo:paragraph-rsid="00d56ab0" style:font-size-asian="8.75pt" style:font-weight-asian="normal" style:font-size-complex="8pt" style:font-weight-complex="normal"/>
    </style:style>
    <style:style style:name="P1506" style:family="paragraph" style:parent-style-name="Standard">
      <style:paragraph-properties fo:text-align="start" style:justify-single-word="false"/>
      <style:text-properties style:font-name="FreeMono" fo:font-size="8pt" fo:font-weight="normal" officeooo:rsid="00c9aab9" officeooo:paragraph-rsid="028c8d35" style:font-size-asian="8.75pt" style:font-weight-asian="normal" style:font-size-complex="8pt" style:font-weight-complex="normal"/>
    </style:style>
    <style:style style:name="P1507" style:family="paragraph" style:parent-style-name="Standard">
      <style:paragraph-properties fo:text-align="start" style:justify-single-word="false"/>
      <style:text-properties style:font-name="FreeMono" fo:font-size="8pt" fo:font-weight="normal" officeooo:rsid="00c9aab9" officeooo:paragraph-rsid="03edb8b4" style:font-size-asian="8.75pt" style:font-weight-asian="normal" style:font-size-complex="8pt" style:font-weight-complex="normal"/>
    </style:style>
    <style:style style:name="P1508" style:family="paragraph" style:parent-style-name="Standard">
      <style:paragraph-properties fo:text-align="start" style:justify-single-word="false"/>
      <style:text-properties style:font-name="FreeMono" fo:font-size="8pt" fo:font-weight="normal" officeooo:rsid="00c9aab9" officeooo:paragraph-rsid="03f6ceff" style:font-size-asian="8.75pt" style:font-weight-asian="normal" style:font-size-complex="8pt" style:font-weight-complex="normal"/>
    </style:style>
    <style:style style:name="P1509" style:family="paragraph" style:parent-style-name="Standard">
      <style:paragraph-properties fo:text-align="start" style:justify-single-word="false"/>
      <style:text-properties style:font-name="FreeMono" fo:font-size="8pt" fo:font-weight="normal" officeooo:rsid="00d49ae1" officeooo:paragraph-rsid="00d49ae1" style:font-size-asian="8.75pt" style:font-weight-asian="normal" style:font-size-complex="8pt" style:font-weight-complex="normal"/>
    </style:style>
    <style:style style:name="P1510" style:family="paragraph" style:parent-style-name="Standard">
      <style:paragraph-properties fo:text-align="start" style:justify-single-word="false"/>
      <style:text-properties style:font-name="FreeMono" fo:font-size="8pt" fo:font-weight="normal" officeooo:rsid="0099bfd9" officeooo:paragraph-rsid="02ac7ba9" style:font-size-asian="8.75pt" style:font-weight-asian="normal" style:font-size-complex="8pt" style:font-weight-complex="normal"/>
    </style:style>
    <style:style style:name="P1511" style:family="paragraph" style:parent-style-name="Standard">
      <style:paragraph-properties fo:text-align="start" style:justify-single-word="false"/>
      <style:text-properties style:font-name="FreeMono" fo:font-size="8pt" fo:font-weight="normal" officeooo:rsid="0099bfd9" officeooo:paragraph-rsid="02addcf2" style:font-size-asian="8.75pt" style:font-weight-asian="normal" style:font-size-complex="8pt" style:font-weight-complex="normal"/>
    </style:style>
    <style:style style:name="P1512" style:family="paragraph" style:parent-style-name="Standard">
      <style:paragraph-properties fo:text-align="start" style:justify-single-word="false"/>
      <style:text-properties style:font-name="FreeMono" fo:font-size="8pt" fo:font-weight="normal" officeooo:rsid="0099bfd9" officeooo:paragraph-rsid="02d51090" style:font-size-asian="8.75pt" style:font-weight-asian="normal" style:font-size-complex="8pt" style:font-weight-complex="normal"/>
    </style:style>
    <style:style style:name="P1513" style:family="paragraph" style:parent-style-name="Standard">
      <style:paragraph-properties fo:text-align="start" style:justify-single-word="false"/>
      <style:text-properties style:font-name="FreeMono" fo:font-size="8pt" fo:font-weight="normal" officeooo:rsid="03f19195" officeooo:paragraph-rsid="00d49ae1" style:font-size-asian="8.75pt" style:font-weight-asian="normal" style:font-size-complex="8pt" style:font-weight-complex="normal"/>
    </style:style>
    <style:style style:name="P1514" style:family="paragraph" style:parent-style-name="Standard">
      <style:paragraph-properties fo:text-align="start" style:justify-single-word="false"/>
      <style:text-properties style:font-name="FreeMono" fo:font-size="8pt" fo:font-weight="normal" officeooo:rsid="03f19195" officeooo:paragraph-rsid="03f19195" style:font-size-asian="8.75pt" style:font-weight-asian="normal" style:font-size-complex="8pt" style:font-weight-complex="normal"/>
    </style:style>
    <style:style style:name="P1515" style:family="paragraph" style:parent-style-name="Standard">
      <style:paragraph-properties fo:text-align="start" style:justify-single-word="false"/>
      <style:text-properties style:font-name="FreeMono" fo:font-size="8pt" fo:font-weight="normal" officeooo:rsid="03f2dc04" officeooo:paragraph-rsid="028b43a0" style:font-size-asian="8.75pt" style:font-weight-asian="normal" style:font-size-complex="8pt" style:font-weight-complex="normal"/>
    </style:style>
    <style:style style:name="P1516" style:family="paragraph" style:parent-style-name="Standard">
      <style:paragraph-properties fo:text-align="start" style:justify-single-word="false"/>
      <style:text-properties style:font-name="FreeMono" fo:font-size="8pt" fo:font-weight="normal" officeooo:rsid="03f2dc04" officeooo:paragraph-rsid="03f2dc04" style:font-size-asian="8.75pt" style:font-weight-asian="normal" style:font-size-complex="8pt" style:font-weight-complex="normal"/>
    </style:style>
    <style:style style:name="P1517" style:family="paragraph" style:parent-style-name="Standard">
      <style:paragraph-properties fo:text-align="start" style:justify-single-word="false"/>
      <style:text-properties style:font-name="FreeMono" fo:font-size="8pt" fo:font-weight="normal" officeooo:rsid="00cb0dd3" officeooo:paragraph-rsid="00cb0dd3" style:font-size-asian="8.75pt" style:font-weight-asian="normal" style:font-size-complex="8pt" style:font-weight-complex="normal"/>
    </style:style>
    <style:style style:name="P1518" style:family="paragraph" style:parent-style-name="Standard">
      <style:text-properties style:font-name="FreeMono" fo:font-size="8pt" officeooo:paragraph-rsid="02d45090" style:font-size-asian="8pt" style:font-size-complex="8pt"/>
    </style:style>
    <style:style style:name="P1519" style:family="paragraph" style:parent-style-name="Standard">
      <style:paragraph-properties fo:text-align="start" style:justify-single-word="false"/>
      <style:text-properties style:font-name="FreeMono" fo:font-size="8pt" officeooo:paragraph-rsid="03b93d41" style:font-size-asian="8pt" style:font-size-complex="8pt"/>
    </style:style>
    <style:style style:name="P1520" style:family="paragraph" style:parent-style-name="Standard">
      <style:paragraph-properties fo:text-align="start" style:justify-single-word="false"/>
      <style:text-properties style:font-name="FreeMono" fo:font-size="14pt" fo:font-weight="bold" officeooo:rsid="018a7368" officeooo:paragraph-rsid="018a7368" style:font-size-asian="14pt" style:font-weight-asian="bold" style:font-size-complex="14pt" style:font-weight-complex="bold"/>
    </style:style>
    <style:style style:name="P1521" style:family="paragraph" style:parent-style-name="Standard">
      <style:paragraph-properties fo:text-align="start" style:justify-single-word="false"/>
      <style:text-properties style:font-name="FreeMono" fo:font-size="14pt" fo:font-weight="bold" officeooo:rsid="01c2deb0" officeooo:paragraph-rsid="027576f2" style:font-size-asian="14pt" style:font-weight-asian="bold" style:font-size-complex="14pt" style:font-weight-complex="bold"/>
    </style:style>
    <style:style style:name="P1522" style:family="paragraph" style:parent-style-name="Standard">
      <style:paragraph-properties fo:text-align="start" style:justify-single-word="false"/>
      <style:text-properties style:font-name="FreeMono" fo:font-size="14pt" fo:font-weight="bold" officeooo:rsid="029ee24c" officeooo:paragraph-rsid="029ee24c" style:font-size-asian="14pt" style:font-weight-asian="bold" style:font-size-complex="14pt" style:font-weight-complex="bold"/>
    </style:style>
    <style:style style:name="P1523" style:family="paragraph" style:parent-style-name="Standard">
      <style:paragraph-properties fo:text-align="start" style:justify-single-word="false"/>
      <style:text-properties style:font-name="FreeMono" fo:font-size="14pt" fo:font-weight="bold" officeooo:rsid="029ee24c" officeooo:paragraph-rsid="02a3dce2" style:font-size-asian="14pt" style:font-weight-asian="bold" style:font-size-complex="14pt" style:font-weight-complex="bold"/>
    </style:style>
    <style:style style:name="P1524" style:family="paragraph" style:parent-style-name="Standard">
      <style:paragraph-properties fo:text-align="start" style:justify-single-word="false"/>
      <style:text-properties style:font-name="FreeMono" fo:font-size="14pt" fo:font-weight="bold" officeooo:rsid="029ee24c" officeooo:paragraph-rsid="02a80c30" style:font-size-asian="14pt" style:font-weight-asian="bold" style:font-size-complex="14pt" style:font-weight-complex="bold"/>
    </style:style>
    <style:style style:name="P1525" style:family="paragraph" style:parent-style-name="Standard">
      <style:paragraph-properties fo:text-align="start" style:justify-single-word="false">
        <style:tab-stops>
          <style:tab-stop style:position="0.905cm"/>
        </style:tab-stops>
      </style:paragraph-properties>
      <style:text-properties style:font-name="FreeMono" fo:font-size="14pt" fo:font-weight="bold" officeooo:rsid="029ee24c" officeooo:paragraph-rsid="02a80c30" style:font-size-asian="14pt" style:font-weight-asian="bold" style:font-size-complex="14pt" style:font-weight-complex="bold"/>
    </style:style>
    <style:style style:name="P1526" style:family="paragraph" style:parent-style-name="Standard">
      <style:paragraph-properties fo:text-align="start" style:justify-single-word="false"/>
      <style:text-properties style:font-name="FreeMono" fo:font-size="14pt" fo:font-weight="bold" officeooo:rsid="045e5303" officeooo:paragraph-rsid="045e5303" style:font-size-asian="14pt" style:font-weight-asian="bold" style:font-size-complex="14pt" style:font-weight-complex="bold"/>
    </style:style>
    <style:style style:name="P1527" style:family="paragraph" style:parent-style-name="Standard">
      <style:paragraph-properties fo:text-align="start" style:justify-single-word="false"/>
      <style:text-properties style:font-name="FreeMono" fo:font-size="14pt" fo:font-weight="normal" officeooo:rsid="026272e5" officeooo:paragraph-rsid="0260f842" style:font-size-asian="14pt" style:font-weight-asian="normal" style:font-size-complex="14pt" style:font-weight-complex="normal"/>
    </style:style>
    <style:style style:name="P1528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825bee" officeooo:paragraph-rsid="00825bee" style:font-size-asian="10pt" style:font-weight-asian="normal" style:font-size-complex="10pt" style:font-weight-complex="normal"/>
    </style:style>
    <style:style style:name="P1529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a92c04" officeooo:paragraph-rsid="00a92c04" style:font-size-asian="10pt" style:font-weight-asian="normal" style:font-size-complex="10pt" style:font-weight-complex="normal"/>
    </style:style>
    <style:style style:name="P1530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a92c04" officeooo:paragraph-rsid="00b16fdf" style:font-size-asian="10pt" style:font-weight-asian="normal" style:font-size-complex="10pt" style:font-weight-complex="normal"/>
    </style:style>
    <style:style style:name="P1531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a95f13" officeooo:paragraph-rsid="00a95f13" style:font-size-asian="10pt" style:font-weight-asian="normal" style:font-size-complex="10pt" style:font-weight-complex="normal"/>
    </style:style>
    <style:style style:name="P1532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a95f13" officeooo:paragraph-rsid="00b16fdf" style:font-size-asian="10pt" style:font-weight-asian="normal" style:font-size-complex="10pt" style:font-weight-complex="normal"/>
    </style:style>
    <style:style style:name="P1533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a95f13" officeooo:paragraph-rsid="00b75ee4" style:font-size-asian="10pt" style:font-weight-asian="normal" style:font-size-complex="10pt" style:font-weight-complex="normal"/>
    </style:style>
    <style:style style:name="P1534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a95f13" officeooo:paragraph-rsid="00b8ae2d" style:font-size-asian="10pt" style:font-weight-asian="normal" style:font-size-complex="10pt" style:font-weight-complex="normal"/>
    </style:style>
    <style:style style:name="P1535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a95f13" officeooo:paragraph-rsid="00b931a0" style:font-size-asian="10pt" style:font-weight-asian="normal" style:font-size-complex="10pt" style:font-weight-complex="normal"/>
    </style:style>
    <style:style style:name="P1536" style:family="paragraph" style:parent-style-name="Standard">
      <style:paragraph-properties fo:text-align="start" style:justify-single-word="false">
        <style:tab-stops>
          <style:tab-stop style:position="1.201cm"/>
        </style:tab-stops>
      </style:paragraph-properties>
      <style:text-properties style:font-name="Liberation Serif" fo:font-size="10pt" fo:font-weight="normal" officeooo:rsid="00a95f13" officeooo:paragraph-rsid="00b931a0" style:font-size-asian="10pt" style:font-weight-asian="normal" style:font-size-complex="10pt" style:font-weight-complex="normal"/>
    </style:style>
    <style:style style:name="P1537" style:family="paragraph" style:parent-style-name="Standard">
      <style:paragraph-properties fo:text-align="start" style:justify-single-word="false">
        <style:tab-stops>
          <style:tab-stop style:position="1.201cm"/>
        </style:tab-stops>
      </style:paragraph-properties>
      <style:text-properties style:font-name="Liberation Serif" fo:font-size="10pt" fo:font-weight="normal" officeooo:rsid="00a95f13" officeooo:paragraph-rsid="03a3cac0" style:font-size-asian="10pt" style:font-weight-asian="normal" style:font-size-complex="10pt" style:font-weight-complex="normal"/>
    </style:style>
    <style:style style:name="P1538" style:family="paragraph" style:parent-style-name="Standard">
      <style:paragraph-properties fo:text-align="start" style:justify-single-word="false">
        <style:tab-stops>
          <style:tab-stop style:position="1.201cm"/>
        </style:tab-stops>
      </style:paragraph-properties>
      <style:text-properties style:font-name="Liberation Serif" fo:font-size="10pt" fo:font-weight="normal" officeooo:rsid="00a95f13" officeooo:paragraph-rsid="046ff6c0" style:font-size-asian="10pt" style:font-weight-asian="normal" style:font-size-complex="10pt" style:font-weight-complex="normal"/>
    </style:style>
    <style:style style:name="P1539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a95f13" officeooo:paragraph-rsid="00b966cc" style:font-size-asian="10pt" style:font-weight-asian="normal" style:font-size-complex="10pt" style:font-weight-complex="normal"/>
    </style:style>
    <style:style style:name="P1540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a95f13" officeooo:paragraph-rsid="00bc2736" style:font-size-asian="10pt" style:font-weight-asian="normal" style:font-size-complex="10pt" style:font-weight-complex="normal"/>
    </style:style>
    <style:style style:name="P1541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a95f13" officeooo:paragraph-rsid="00bd7b9a" style:font-size-asian="10pt" style:font-weight-asian="normal" style:font-size-complex="10pt" style:font-weight-complex="normal"/>
    </style:style>
    <style:style style:name="P1542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a95f13" officeooo:paragraph-rsid="00be5ca3" style:font-size-asian="10pt" style:font-weight-asian="normal" style:font-size-complex="10pt" style:font-weight-complex="normal"/>
    </style:style>
    <style:style style:name="P1543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a95f13" officeooo:paragraph-rsid="00c03470" style:font-size-asian="10pt" style:font-weight-asian="normal" style:font-size-complex="10pt" style:font-weight-complex="normal"/>
    </style:style>
    <style:style style:name="P1544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a95f13" officeooo:paragraph-rsid="01f2a80b" style:font-size-asian="10pt" style:font-weight-asian="normal" style:font-size-complex="10pt" style:font-weight-complex="normal"/>
    </style:style>
    <style:style style:name="P1545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a95f13" officeooo:paragraph-rsid="032ff99f" style:font-size-asian="10pt" style:font-weight-asian="normal" style:font-size-complex="10pt" style:font-weight-complex="normal"/>
    </style:style>
    <style:style style:name="P1546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a95f13" officeooo:paragraph-rsid="033288b0" style:font-size-asian="10pt" style:font-weight-asian="normal" style:font-size-complex="10pt" style:font-weight-complex="normal"/>
    </style:style>
    <style:style style:name="P1547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a95f13" officeooo:paragraph-rsid="03338fe1" style:font-size-asian="10pt" style:font-weight-asian="normal" style:font-size-complex="10pt" style:font-weight-complex="normal"/>
    </style:style>
    <style:style style:name="P1548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a95f13" officeooo:paragraph-rsid="03a1b573" style:font-size-asian="10pt" style:font-weight-asian="normal" style:font-size-complex="10pt" style:font-weight-complex="normal"/>
    </style:style>
    <style:style style:name="P1549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a95f13" officeooo:paragraph-rsid="03a3cac0" style:font-size-asian="10pt" style:font-weight-asian="normal" style:font-size-complex="10pt" style:font-weight-complex="normal"/>
    </style:style>
    <style:style style:name="P1550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a95f13" officeooo:paragraph-rsid="03db3e87" style:font-size-asian="10pt" style:font-weight-asian="normal" style:font-size-complex="10pt" style:font-weight-complex="normal"/>
    </style:style>
    <style:style style:name="P1551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a95f13" officeooo:paragraph-rsid="046ff6c0" style:font-size-asian="10pt" style:font-weight-asian="normal" style:font-size-complex="10pt" style:font-weight-complex="normal"/>
    </style:style>
    <style:style style:name="P1552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ab02d1" officeooo:paragraph-rsid="00ab02d1" style:font-size-asian="10pt" style:font-weight-asian="normal" style:font-size-complex="10pt" style:font-weight-complex="normal"/>
    </style:style>
    <style:style style:name="P1553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ab02d1" officeooo:paragraph-rsid="00ac50c7" style:font-size-asian="10pt" style:font-weight-asian="normal" style:font-size-complex="10pt" style:font-weight-complex="normal"/>
    </style:style>
    <style:style style:name="P1554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ab02d1" officeooo:paragraph-rsid="01c9e313" style:font-size-asian="10pt" style:font-weight-asian="normal" style:font-size-complex="10pt" style:font-weight-complex="normal"/>
    </style:style>
    <style:style style:name="P1555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ab02d1" officeooo:paragraph-rsid="01cc5eb8" style:font-size-asian="10pt" style:font-weight-asian="normal" style:font-size-complex="10pt" style:font-weight-complex="normal"/>
    </style:style>
    <style:style style:name="P1556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ab02d1" officeooo:paragraph-rsid="021170d7" style:font-size-asian="10pt" style:font-weight-asian="normal" style:font-size-complex="10pt" style:font-weight-complex="normal"/>
    </style:style>
    <style:style style:name="P1557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ac50c7" officeooo:paragraph-rsid="00ab02d1" style:font-size-asian="10pt" style:font-weight-asian="normal" style:font-size-complex="10pt" style:font-weight-complex="normal"/>
    </style:style>
    <style:style style:name="P1558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ac50c7" officeooo:paragraph-rsid="01c9e313" style:font-size-asian="10pt" style:font-weight-asian="normal" style:font-size-complex="10pt" style:font-weight-complex="normal"/>
    </style:style>
    <style:style style:name="P1559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b51fa0" officeooo:paragraph-rsid="00b51fa0" style:font-size-asian="10pt" style:font-weight-asian="normal" style:font-size-complex="10pt" style:font-weight-complex="normal"/>
    </style:style>
    <style:style style:name="P1560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b8ae2d" officeooo:paragraph-rsid="00b8ae2d" style:font-size-asian="10pt" style:font-weight-asian="normal" style:font-size-complex="10pt" style:font-weight-complex="normal"/>
    </style:style>
    <style:style style:name="P1561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b931a0" officeooo:paragraph-rsid="00b931a0" style:font-size-asian="10pt" style:font-weight-asian="normal" style:font-size-complex="10pt" style:font-weight-complex="normal"/>
    </style:style>
    <style:style style:name="P1562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b931a0" officeooo:paragraph-rsid="032ff99f" style:font-size-asian="10pt" style:font-weight-asian="normal" style:font-size-complex="10pt" style:font-weight-complex="normal"/>
    </style:style>
    <style:style style:name="P1563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b931a0" officeooo:paragraph-rsid="033288b0" style:font-size-asian="10pt" style:font-weight-asian="normal" style:font-size-complex="10pt" style:font-weight-complex="normal"/>
    </style:style>
    <style:style style:name="P1564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b931a0" officeooo:paragraph-rsid="03a27bc9" style:font-size-asian="10pt" style:font-weight-asian="normal" style:font-size-complex="10pt" style:font-weight-complex="normal"/>
    </style:style>
    <style:style style:name="P1565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c0eea6" officeooo:paragraph-rsid="00c0eea6" style:font-size-asian="10pt" style:font-weight-asian="normal" style:font-size-complex="10pt" style:font-weight-complex="normal"/>
    </style:style>
    <style:style style:name="P1566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c0eea6" officeooo:paragraph-rsid="00c4b0ea" style:font-size-asian="10pt" style:font-weight-asian="normal" style:font-size-complex="10pt" style:font-weight-complex="normal"/>
    </style:style>
    <style:style style:name="P1567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df1668" officeooo:paragraph-rsid="00df1668" style:font-size-asian="10pt" style:font-weight-asian="normal" style:font-size-complex="10pt" style:font-weight-complex="normal"/>
    </style:style>
    <style:style style:name="P1568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df1668" officeooo:paragraph-rsid="0299ff37" style:font-size-asian="10pt" style:font-weight-asian="normal" style:font-size-complex="10pt" style:font-weight-complex="normal"/>
    </style:style>
    <style:style style:name="P1569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df1668" officeooo:paragraph-rsid="0339942f" style:font-size-asian="10pt" style:font-weight-asian="normal" style:font-size-complex="10pt" style:font-weight-complex="normal"/>
    </style:style>
    <style:style style:name="P1570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df1668" officeooo:paragraph-rsid="03fc031e" style:font-size-asian="10pt" style:font-weight-asian="normal" style:font-size-complex="10pt" style:font-weight-complex="normal"/>
    </style:style>
    <style:style style:name="P1571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dcf38d" officeooo:paragraph-rsid="02ee0f2d" style:font-size-asian="10pt" style:font-weight-asian="normal" style:font-size-complex="10pt" style:font-weight-complex="normal"/>
    </style:style>
    <style:style style:name="P1572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dcf38d" officeooo:paragraph-rsid="0339942f" style:font-size-asian="10pt" style:font-weight-asian="normal" style:font-size-complex="10pt" style:font-weight-complex="normal"/>
    </style:style>
    <style:style style:name="P1573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e056b6" officeooo:paragraph-rsid="00df1668" style:font-size-asian="10pt" style:font-weight-asian="normal" style:font-size-complex="10pt" style:font-weight-complex="normal"/>
    </style:style>
    <style:style style:name="P1574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e056b6" officeooo:paragraph-rsid="03fc031e" style:font-size-asian="10pt" style:font-weight-asian="normal" style:font-size-complex="10pt" style:font-weight-complex="normal"/>
    </style:style>
    <style:style style:name="P1575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e202df" officeooo:paragraph-rsid="00e202df" style:font-size-asian="10pt" style:font-weight-asian="normal" style:font-size-complex="10pt" style:font-weight-complex="normal"/>
    </style:style>
    <style:style style:name="P1576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e202df" officeooo:paragraph-rsid="00eefe2d" style:font-size-asian="10pt" style:font-weight-asian="normal" style:font-size-complex="10pt" style:font-weight-complex="normal"/>
    </style:style>
    <style:style style:name="P1577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e202df" officeooo:paragraph-rsid="0339942f" style:font-size-asian="10pt" style:font-weight-asian="normal" style:font-size-complex="10pt" style:font-weight-complex="normal"/>
    </style:style>
    <style:style style:name="P1578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e202df" officeooo:paragraph-rsid="00e2e700" style:font-size-asian="10pt" style:font-weight-asian="normal" style:font-size-complex="10pt" style:font-weight-complex="normal"/>
    </style:style>
    <style:style style:name="P1579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4883cb" officeooo:paragraph-rsid="00f184bb" style:font-size-asian="10pt" style:font-weight-asian="normal" style:font-size-complex="10pt" style:font-weight-complex="normal"/>
    </style:style>
    <style:style style:name="P1580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4883cb" officeooo:paragraph-rsid="00f3a03a" style:font-size-asian="10pt" style:font-weight-asian="normal" style:font-size-complex="10pt" style:font-weight-complex="normal"/>
    </style:style>
    <style:style style:name="P1581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4883cb" officeooo:paragraph-rsid="00f4217f" style:font-size-asian="10pt" style:font-weight-asian="normal" style:font-size-complex="10pt" style:font-weight-complex="normal"/>
    </style:style>
    <style:style style:name="P1582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4883cb" officeooo:paragraph-rsid="00f60dfd" style:font-size-asian="10pt" style:font-weight-asian="normal" style:font-size-complex="10pt" style:font-weight-complex="normal"/>
    </style:style>
    <style:style style:name="P1583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4883cb" officeooo:paragraph-rsid="01b57480" style:font-size-asian="10pt" style:font-weight-asian="normal" style:font-size-complex="10pt" style:font-weight-complex="normal"/>
    </style:style>
    <style:style style:name="P1584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4883cb" officeooo:paragraph-rsid="028b43a0" style:font-size-asian="10pt" style:font-weight-asian="normal" style:font-size-complex="10pt" style:font-weight-complex="normal"/>
    </style:style>
    <style:style style:name="P1585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4883cb" officeooo:paragraph-rsid="028c8d35" style:font-size-asian="10pt" style:font-weight-asian="normal" style:font-size-complex="10pt" style:font-weight-complex="normal"/>
    </style:style>
    <style:style style:name="P1586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4883cb" officeooo:paragraph-rsid="02ac1b43" style:font-size-asian="10pt" style:font-weight-asian="normal" style:font-size-complex="10pt" style:font-weight-complex="normal"/>
    </style:style>
    <style:style style:name="P1587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4883cb" officeooo:paragraph-rsid="02addcf2" style:font-size-asian="10pt" style:font-weight-asian="normal" style:font-size-complex="10pt" style:font-weight-complex="normal"/>
    </style:style>
    <style:style style:name="P1588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04883cb" officeooo:paragraph-rsid="02b2a21e" style:font-size-asian="10pt" style:font-weight-asian="normal" style:font-size-complex="10pt" style:font-weight-complex="normal"/>
    </style:style>
    <style:style style:name="P1589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04883cb" officeooo:paragraph-rsid="02b57378" style:font-size-asian="10pt" style:font-weight-asian="normal" style:font-size-complex="10pt" style:font-weight-complex="normal"/>
    </style:style>
    <style:style style:name="P1590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04883cb" officeooo:paragraph-rsid="02db51ea" style:font-size-asian="10pt" style:font-weight-asian="normal" style:font-size-complex="10pt" style:font-weight-complex="normal"/>
    </style:style>
    <style:style style:name="P1591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04883cb" officeooo:paragraph-rsid="02e3bd7b" style:font-size-asian="10pt" style:font-weight-asian="normal" style:font-size-complex="10pt" style:font-weight-complex="normal"/>
    </style:style>
    <style:style style:name="P1592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04883cb" officeooo:paragraph-rsid="02e70c29" style:font-size-asian="10pt" style:font-weight-asian="normal" style:font-size-complex="10pt" style:font-weight-complex="normal"/>
    </style:style>
    <style:style style:name="P1593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04883cb" officeooo:paragraph-rsid="02f5651c" style:font-size-asian="10pt" style:font-weight-asian="normal" style:font-size-complex="10pt" style:font-weight-complex="normal"/>
    </style:style>
    <style:style style:name="P1594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04883cb" officeooo:paragraph-rsid="03033728" style:font-size-asian="10pt" style:font-weight-asian="normal" style:font-size-complex="10pt" style:font-weight-complex="normal"/>
    </style:style>
    <style:style style:name="P1595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04883cb" officeooo:paragraph-rsid="02fcb6f4" style:font-size-asian="10pt" style:font-weight-asian="normal" style:font-size-complex="10pt" style:font-weight-complex="normal"/>
    </style:style>
    <style:style style:name="P1596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04883cb" officeooo:paragraph-rsid="02fd3f91" style:font-size-asian="10pt" style:font-weight-asian="normal" style:font-size-complex="10pt" style:font-weight-complex="normal"/>
    </style:style>
    <style:style style:name="P1597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04883cb" officeooo:paragraph-rsid="0299ff37" style:font-size-asian="10pt" style:font-weight-asian="normal" style:font-size-complex="10pt" style:font-weight-complex="normal"/>
    </style:style>
    <style:style style:name="P1598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04883cb" officeooo:paragraph-rsid="03efd3b3" style:font-size-asian="10pt" style:font-weight-asian="normal" style:font-size-complex="10pt" style:font-weight-complex="normal"/>
    </style:style>
    <style:style style:name="P1599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4883cb" officeooo:paragraph-rsid="02d51090" style:font-size-asian="10pt" style:font-weight-asian="normal" style:font-size-complex="10pt" style:font-weight-complex="normal"/>
    </style:style>
    <style:style style:name="P1600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4883cb" officeooo:paragraph-rsid="02e70c29" style:font-size-asian="10pt" style:font-weight-asian="normal" style:font-size-complex="10pt" style:font-weight-complex="normal"/>
    </style:style>
    <style:style style:name="P1601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4883cb" officeooo:paragraph-rsid="033c3e80" style:font-size-asian="10pt" style:font-weight-asian="normal" style:font-size-complex="10pt" style:font-weight-complex="normal"/>
    </style:style>
    <style:style style:name="P1602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e9fe53" officeooo:paragraph-rsid="00ec35af" style:font-size-asian="10pt" style:font-weight-asian="normal" style:font-size-complex="10pt" style:font-weight-complex="normal"/>
    </style:style>
    <style:style style:name="P1603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ea2690" officeooo:paragraph-rsid="00ea2690" style:font-size-asian="10pt" style:font-weight-asian="normal" style:font-size-complex="10pt" style:font-weight-complex="normal"/>
    </style:style>
    <style:style style:name="P1604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f01f9f" officeooo:paragraph-rsid="00f01f9f" style:font-size-asian="10pt" style:font-weight-asian="normal" style:font-size-complex="10pt" style:font-weight-complex="normal"/>
    </style:style>
    <style:style style:name="P1605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f01f9f" officeooo:paragraph-rsid="01a717f0" style:font-size-asian="10pt" style:font-weight-asian="normal" style:font-size-complex="10pt" style:font-weight-complex="normal"/>
    </style:style>
    <style:style style:name="P1606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f01f9f" officeooo:paragraph-rsid="01a84973" style:font-size-asian="10pt" style:font-weight-asian="normal" style:font-size-complex="10pt" style:font-weight-complex="normal"/>
    </style:style>
    <style:style style:name="P1607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f01f9f" officeooo:paragraph-rsid="01aaf4c1" style:font-size-asian="10pt" style:font-weight-asian="normal" style:font-size-complex="10pt" style:font-weight-complex="normal"/>
    </style:style>
    <style:style style:name="P1608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f01f9f" officeooo:paragraph-rsid="01c34322" style:font-size-asian="10pt" style:font-weight-asian="normal" style:font-size-complex="10pt" style:font-weight-complex="normal"/>
    </style:style>
    <style:style style:name="P1609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f01f9f" officeooo:paragraph-rsid="01c4e253" style:font-size-asian="10pt" style:font-weight-asian="normal" style:font-size-complex="10pt" style:font-weight-complex="normal"/>
    </style:style>
    <style:style style:name="P1610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f13286" officeooo:paragraph-rsid="00f13286" style:font-size-asian="10pt" style:font-weight-asian="normal" style:font-size-complex="10pt" style:font-weight-complex="normal"/>
    </style:style>
    <style:style style:name="P1611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ef0ca6" officeooo:paragraph-rsid="00f13286" style:font-size-asian="10pt" style:font-weight-asian="normal" style:font-size-complex="10pt" style:font-weight-complex="normal"/>
    </style:style>
    <style:style style:name="P1612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f60dfd" officeooo:paragraph-rsid="00f617ef" style:font-size-asian="10pt" style:font-weight-asian="normal" style:font-size-complex="10pt" style:font-weight-complex="normal"/>
    </style:style>
    <style:style style:name="P1613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f60dfd" officeooo:paragraph-rsid="01b57480" style:font-size-asian="10pt" style:font-weight-asian="normal" style:font-size-complex="10pt" style:font-weight-complex="normal"/>
    </style:style>
    <style:style style:name="P1614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f60dfd" officeooo:paragraph-rsid="033c7c76" style:font-size-asian="10pt" style:font-weight-asian="normal" style:font-size-complex="10pt" style:font-weight-complex="normal"/>
    </style:style>
    <style:style style:name="P1615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f60dfd" officeooo:paragraph-rsid="00f60dfd" style:font-size-asian="10pt" style:font-weight-asian="normal" style:font-size-complex="10pt" style:font-weight-complex="normal"/>
    </style:style>
    <style:style style:name="P1616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f60dfd" officeooo:paragraph-rsid="0386bd03" style:font-size-asian="10pt" style:font-weight-asian="normal" style:font-size-complex="10pt" style:font-weight-complex="normal"/>
    </style:style>
    <style:style style:name="P1617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f958e5" officeooo:paragraph-rsid="00fd96bc" style:font-size-asian="10pt" style:font-weight-asian="normal" style:font-size-complex="10pt" style:font-weight-complex="normal"/>
    </style:style>
    <style:style style:name="P1618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f958e5" officeooo:paragraph-rsid="01b57480" style:font-size-asian="10pt" style:font-weight-asian="normal" style:font-size-complex="10pt" style:font-weight-complex="normal"/>
    </style:style>
    <style:style style:name="P1619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023e68" officeooo:paragraph-rsid="0103c724" style:font-size-asian="10pt" style:font-weight-asian="normal" style:font-size-complex="10pt" style:font-weight-complex="normal"/>
    </style:style>
    <style:style style:name="P1620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023e68" officeooo:paragraph-rsid="01b57480" style:font-size-asian="10pt" style:font-weight-asian="normal" style:font-size-complex="10pt" style:font-weight-complex="normal"/>
    </style:style>
    <style:style style:name="P1621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023e68" officeooo:paragraph-rsid="033d6214" style:font-size-asian="10pt" style:font-weight-asian="normal" style:font-size-complex="10pt" style:font-weight-complex="normal"/>
    </style:style>
    <style:style style:name="P1622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023e68" officeooo:paragraph-rsid="033c7c76" style:font-size-asian="10pt" style:font-weight-asian="normal" style:font-size-complex="10pt" style:font-weight-complex="normal"/>
    </style:style>
    <style:style style:name="P1623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023e68" officeooo:paragraph-rsid="01bb50fc" style:font-size-asian="10pt" style:font-weight-asian="normal" style:font-size-complex="10pt" style:font-weight-complex="normal"/>
    </style:style>
    <style:style style:name="P1624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fc0f34" officeooo:paragraph-rsid="00fc0f34" style:font-size-asian="10pt" style:font-weight-asian="normal" style:font-size-complex="10pt" style:font-weight-complex="normal"/>
    </style:style>
    <style:style style:name="P1625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fc0f34" officeooo:paragraph-rsid="01b8ba20" style:font-size-asian="10pt" style:font-weight-asian="normal" style:font-size-complex="10pt" style:font-weight-complex="normal"/>
    </style:style>
    <style:style style:name="P1626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fc0f34" officeooo:paragraph-rsid="0386bd03" style:font-size-asian="10pt" style:font-weight-asian="normal" style:font-size-complex="10pt" style:font-weight-complex="normal"/>
    </style:style>
    <style:style style:name="P1627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fd96bc" officeooo:paragraph-rsid="00fd96bc" style:font-size-asian="10pt" style:font-weight-asian="normal" style:font-size-complex="10pt" style:font-weight-complex="normal"/>
    </style:style>
    <style:style style:name="P1628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fd96bc" officeooo:paragraph-rsid="01b6dadf" style:font-size-asian="10pt" style:font-weight-asian="normal" style:font-size-complex="10pt" style:font-weight-complex="normal"/>
    </style:style>
    <style:style style:name="P1629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00d7f6" officeooo:paragraph-rsid="0100d7f6" style:font-size-asian="10pt" style:font-weight-asian="normal" style:font-size-complex="10pt" style:font-weight-complex="normal"/>
    </style:style>
    <style:style style:name="P1630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00d7f6" officeooo:paragraph-rsid="01b9db50" style:font-size-asian="10pt" style:font-weight-asian="normal" style:font-size-complex="10pt" style:font-weight-complex="normal"/>
    </style:style>
    <style:style style:name="P1631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05e621" officeooo:paragraph-rsid="01066f05" style:font-size-asian="10pt" style:font-weight-asian="normal" style:font-size-complex="10pt" style:font-weight-complex="normal"/>
    </style:style>
    <style:style style:name="P1632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05e621" officeooo:paragraph-rsid="028b43a0" style:font-size-asian="10pt" style:font-weight-asian="normal" style:font-size-complex="10pt" style:font-weight-complex="normal"/>
    </style:style>
    <style:style style:name="P1633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05e621" officeooo:paragraph-rsid="03882105" style:font-size-asian="10pt" style:font-weight-asian="normal" style:font-size-complex="10pt" style:font-weight-complex="normal"/>
    </style:style>
    <style:style style:name="P1634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072e96" officeooo:paragraph-rsid="01072e96" style:font-size-asian="10pt" style:font-weight-asian="normal" style:font-size-complex="10pt" style:font-weight-complex="normal"/>
    </style:style>
    <style:style style:name="P1635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07ae2a" officeooo:paragraph-rsid="01072e96" style:font-size-asian="10pt" style:font-weight-asian="normal" style:font-size-complex="10pt" style:font-weight-complex="normal"/>
    </style:style>
    <style:style style:name="P1636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1ce1af" officeooo:paragraph-rsid="011ce1af" style:font-size-asian="10pt" style:font-weight-asian="normal" style:font-size-complex="10pt" style:font-weight-complex="normal"/>
    </style:style>
    <style:style style:name="P1637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3224b1" officeooo:paragraph-rsid="0132d335" style:font-size-asian="10pt" style:font-weight-asian="normal" style:font-size-complex="10pt" style:font-weight-complex="normal"/>
    </style:style>
    <style:style style:name="P1638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3224b1" officeooo:paragraph-rsid="013224b1" style:font-size-asian="10pt" style:font-weight-asian="normal" style:font-size-complex="10pt" style:font-weight-complex="normal"/>
    </style:style>
    <style:style style:name="P1639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3224b1" officeooo:paragraph-rsid="013c71ea" style:font-size-asian="10pt" style:font-weight-asian="normal" style:font-size-complex="10pt" style:font-weight-complex="normal"/>
    </style:style>
    <style:style style:name="P1640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34dee4" officeooo:paragraph-rsid="0153e5cd" style:font-size-asian="10pt" style:font-weight-asian="normal" style:font-size-complex="10pt" style:font-weight-complex="normal"/>
    </style:style>
    <style:style style:name="P1641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3de457" officeooo:paragraph-rsid="013de457" style:font-size-asian="10pt" style:font-weight-asian="normal" style:font-size-complex="10pt" style:font-weight-complex="normal"/>
    </style:style>
    <style:style style:name="P1642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3de457" officeooo:paragraph-rsid="014149b3" style:font-size-asian="10pt" style:font-weight-asian="normal" style:font-size-complex="10pt" style:font-weight-complex="normal"/>
    </style:style>
    <style:style style:name="P1643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43d39c" officeooo:paragraph-rsid="0143d39c" style:font-size-asian="10pt" style:font-weight-asian="normal" style:font-size-complex="10pt" style:font-weight-complex="normal"/>
    </style:style>
    <style:style style:name="P1644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43d39c" officeooo:paragraph-rsid="015c3125" style:font-size-asian="10pt" style:font-weight-asian="normal" style:font-size-complex="10pt" style:font-weight-complex="normal"/>
    </style:style>
    <style:style style:name="P1645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43d39c" officeooo:paragraph-rsid="01444d53" style:font-size-asian="10pt" style:font-weight-asian="normal" style:font-size-complex="10pt" style:font-weight-complex="normal"/>
    </style:style>
    <style:style style:name="P1646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43d39c" officeooo:paragraph-rsid="01455f74" style:font-size-asian="10pt" style:font-weight-asian="normal" style:font-size-complex="10pt" style:font-weight-complex="normal"/>
    </style:style>
    <style:style style:name="P1647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43d39c" officeooo:paragraph-rsid="014635fd" style:font-size-asian="10pt" style:font-weight-asian="normal" style:font-size-complex="10pt" style:font-weight-complex="normal"/>
    </style:style>
    <style:style style:name="P1648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490ab9" officeooo:paragraph-rsid="033fc1d7" style:font-size-asian="10pt" style:font-weight-asian="normal" style:font-size-complex="10pt" style:font-weight-complex="normal"/>
    </style:style>
    <style:style style:name="P1649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490ab9" officeooo:paragraph-rsid="01490ab9" style:font-size-asian="10pt" style:font-weight-asian="normal" style:font-size-complex="10pt" style:font-weight-complex="normal"/>
    </style:style>
    <style:style style:name="P1650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2b4300" officeooo:paragraph-rsid="015199a5" style:font-size-asian="10pt" style:font-weight-asian="normal" style:font-size-complex="10pt" style:font-weight-complex="normal"/>
    </style:style>
    <style:style style:name="P1651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2b4300" officeooo:paragraph-rsid="0173b3a9" style:font-size-asian="10pt" style:font-weight-asian="normal" style:font-size-complex="10pt" style:font-weight-complex="normal"/>
    </style:style>
    <style:style style:name="P1652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2b4300" officeooo:paragraph-rsid="0174d3f0" style:font-size-asian="10pt" style:font-weight-asian="normal" style:font-size-complex="10pt" style:font-weight-complex="normal"/>
    </style:style>
    <style:style style:name="P1653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2b4300" officeooo:paragraph-rsid="017500ff" style:font-size-asian="10pt" style:font-weight-asian="normal" style:font-size-complex="10pt" style:font-weight-complex="normal"/>
    </style:style>
    <style:style style:name="P1654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2b4300" officeooo:paragraph-rsid="01770027" style:font-size-asian="10pt" style:font-weight-asian="normal" style:font-size-complex="10pt" style:font-weight-complex="normal"/>
    </style:style>
    <style:style style:name="P1655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2b4300" officeooo:paragraph-rsid="017de62d" style:font-size-asian="10pt" style:font-weight-asian="normal" style:font-size-complex="10pt" style:font-weight-complex="normal"/>
    </style:style>
    <style:style style:name="P1656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2b4300" officeooo:paragraph-rsid="01831233" style:font-size-asian="10pt" style:font-weight-asian="normal" style:font-size-complex="10pt" style:font-weight-complex="normal"/>
    </style:style>
    <style:style style:name="P1657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2b4300" officeooo:paragraph-rsid="020cf77b" style:font-size-asian="10pt" style:font-weight-asian="normal" style:font-size-complex="10pt" style:font-weight-complex="normal"/>
    </style:style>
    <style:style style:name="P1658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2e422c" officeooo:paragraph-rsid="016578ac" style:font-size-asian="10pt" style:font-weight-asian="normal" style:font-size-complex="10pt" style:font-weight-complex="normal"/>
    </style:style>
    <style:style style:name="P1659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2e422c" officeooo:paragraph-rsid="01716858" style:font-size-asian="10pt" style:font-weight-asian="normal" style:font-size-complex="10pt" style:font-weight-complex="normal"/>
    </style:style>
    <style:style style:name="P1660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2e422c" officeooo:paragraph-rsid="049addcc" style:font-size-asian="10pt" style:font-weight-asian="normal" style:font-size-complex="10pt" style:font-weight-complex="normal"/>
    </style:style>
    <style:style style:name="P1661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6578ac" officeooo:paragraph-rsid="016578ac" style:font-size-asian="10pt" style:font-weight-asian="normal" style:font-size-complex="10pt" style:font-weight-complex="normal"/>
    </style:style>
    <style:style style:name="P1662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6578ac" officeooo:paragraph-rsid="018a7368" style:font-size-asian="10pt" style:font-weight-asian="normal" style:font-size-complex="10pt" style:font-weight-complex="normal"/>
    </style:style>
    <style:style style:name="P1663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6578ac" officeooo:paragraph-rsid="04640262" style:font-size-asian="10pt" style:font-weight-asian="normal" style:font-size-complex="10pt" style:font-weight-complex="normal"/>
    </style:style>
    <style:style style:name="P1664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6578ac" officeooo:paragraph-rsid="04659274" style:font-size-asian="10pt" style:font-weight-asian="normal" style:font-size-complex="10pt" style:font-weight-complex="normal"/>
    </style:style>
    <style:style style:name="P1665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711130" officeooo:paragraph-rsid="01711130" style:font-size-asian="10pt" style:font-weight-asian="normal" style:font-size-complex="10pt" style:font-weight-complex="normal"/>
    </style:style>
    <style:style style:name="P1666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7855c6" officeooo:paragraph-rsid="017855c6" style:font-size-asian="10pt" style:font-weight-asian="normal" style:font-size-complex="10pt" style:font-weight-complex="normal"/>
    </style:style>
    <style:style style:name="P1667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7500ff" officeooo:paragraph-rsid="01770027" style:font-size-asian="10pt" style:font-weight-asian="normal" style:font-size-complex="10pt" style:font-weight-complex="normal"/>
    </style:style>
    <style:style style:name="P1668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74d3f0" officeooo:paragraph-rsid="0174d3f0" style:font-size-asian="10pt" style:font-weight-asian="normal" style:font-size-complex="10pt" style:font-weight-complex="normal"/>
    </style:style>
    <style:style style:name="P1669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74d3f0" officeooo:paragraph-rsid="037fca9d" style:font-size-asian="10pt" style:font-weight-asian="normal" style:font-size-complex="10pt" style:font-weight-complex="normal"/>
    </style:style>
    <style:style style:name="P1670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79f896" officeooo:paragraph-rsid="0179f896" style:font-size-asian="10pt" style:font-weight-asian="normal" style:font-size-complex="10pt" style:font-weight-complex="normal"/>
    </style:style>
    <style:style style:name="P1671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79f896" officeooo:paragraph-rsid="017bf07d" style:font-size-asian="10pt" style:font-weight-asian="normal" style:font-size-complex="10pt" style:font-weight-complex="normal"/>
    </style:style>
    <style:style style:name="P1672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79f896" officeooo:paragraph-rsid="017de62d" style:font-size-asian="10pt" style:font-weight-asian="normal" style:font-size-complex="10pt" style:font-weight-complex="normal"/>
    </style:style>
    <style:style style:name="P1673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79f896" officeooo:paragraph-rsid="037fca9d" style:font-size-asian="10pt" style:font-weight-asian="normal" style:font-size-complex="10pt" style:font-weight-complex="normal"/>
    </style:style>
    <style:style style:name="P1674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812772" officeooo:paragraph-rsid="01812772" style:font-size-asian="10pt" style:font-weight-asian="normal" style:font-size-complex="10pt" style:font-weight-complex="normal"/>
    </style:style>
    <style:style style:name="P1675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8a7368" officeooo:paragraph-rsid="018a7368" style:font-size-asian="10pt" style:font-weight-asian="normal" style:font-size-complex="10pt" style:font-weight-complex="normal"/>
    </style:style>
    <style:style style:name="P1676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9372fe" officeooo:paragraph-rsid="019372fe" style:font-size-asian="10pt" style:font-weight-asian="normal" style:font-size-complex="10pt" style:font-weight-complex="normal"/>
    </style:style>
    <style:style style:name="P1677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9372fe" officeooo:paragraph-rsid="03e00cef" style:font-size-asian="10pt" style:font-weight-asian="normal" style:font-size-complex="10pt" style:font-weight-complex="normal"/>
    </style:style>
    <style:style style:name="P1678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94cdb8" officeooo:paragraph-rsid="0194cdb8" style:font-size-asian="10pt" style:font-weight-asian="normal" style:font-size-complex="10pt" style:font-weight-complex="normal"/>
    </style:style>
    <style:style style:name="P1679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94cdb8" officeooo:paragraph-rsid="0214572a" style:font-size-asian="10pt" style:font-weight-asian="normal" style:font-size-complex="10pt" style:font-weight-complex="normal"/>
    </style:style>
    <style:style style:name="P1680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94cdb8" officeooo:paragraph-rsid="038c9874" style:font-size-asian="10pt" style:font-weight-asian="normal" style:font-size-complex="10pt" style:font-weight-complex="normal"/>
    </style:style>
    <style:style style:name="P1681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95a159" officeooo:paragraph-rsid="0195a159" style:font-size-asian="10pt" style:font-weight-asian="normal" style:font-size-complex="10pt" style:font-weight-complex="normal"/>
    </style:style>
    <style:style style:name="P1682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9b504e" officeooo:paragraph-rsid="019b504e" style:font-size-asian="10pt" style:font-weight-asian="normal" style:font-size-complex="10pt" style:font-weight-complex="normal"/>
    </style:style>
    <style:style style:name="P1683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9b504e" officeooo:paragraph-rsid="03e18531" style:font-size-asian="10pt" style:font-weight-asian="normal" style:font-size-complex="10pt" style:font-weight-complex="normal"/>
    </style:style>
    <style:style style:name="P1684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9788b2" officeooo:paragraph-rsid="019788b2" style:font-size-asian="10pt" style:font-weight-asian="normal" style:font-size-complex="10pt" style:font-weight-complex="normal"/>
    </style:style>
    <style:style style:name="P1685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9788b2" officeooo:paragraph-rsid="03fc6450" style:font-size-asian="10pt" style:font-weight-asian="normal" style:font-size-complex="10pt" style:font-weight-complex="normal"/>
    </style:style>
    <style:style style:name="P1686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9aea13" officeooo:paragraph-rsid="019aea13" style:font-size-asian="10pt" style:font-weight-asian="normal" style:font-size-complex="10pt" style:font-weight-complex="normal"/>
    </style:style>
    <style:style style:name="P1687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a6c744" officeooo:paragraph-rsid="01a6c744" style:font-size-asian="10pt" style:font-weight-asian="normal" style:font-size-complex="10pt" style:font-weight-complex="normal"/>
    </style:style>
    <style:style style:name="P1688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a6c744" officeooo:paragraph-rsid="019469e2" style:font-size-asian="10pt" style:font-weight-asian="normal" style:font-size-complex="10pt" style:font-weight-complex="normal"/>
    </style:style>
    <style:style style:name="P1689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a6c744" officeooo:paragraph-rsid="01a717f0" style:font-size-asian="10pt" style:font-weight-asian="normal" style:font-size-complex="10pt" style:font-weight-complex="normal"/>
    </style:style>
    <style:style style:name="P1690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a6c744" officeooo:paragraph-rsid="01c34322" style:font-size-asian="10pt" style:font-weight-asian="normal" style:font-size-complex="10pt" style:font-weight-complex="normal"/>
    </style:style>
    <style:style style:name="P1691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ae4464" officeooo:paragraph-rsid="01ae4464" style:font-size-asian="10pt" style:font-weight-asian="normal" style:font-size-complex="10pt" style:font-weight-complex="normal"/>
    </style:style>
    <style:style style:name="P1692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b0eb94" officeooo:paragraph-rsid="01b13b77" style:font-size-asian="10pt" style:font-weight-asian="normal" style:font-size-complex="10pt" style:font-weight-complex="normal"/>
    </style:style>
    <style:style style:name="P1693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be3bbb" officeooo:paragraph-rsid="01be3bbb" style:font-size-asian="10pt" style:font-weight-asian="normal" style:font-size-complex="10pt" style:font-weight-complex="normal"/>
    </style:style>
    <style:style style:name="P1694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c34322" officeooo:paragraph-rsid="01c34322" style:font-size-asian="10pt" style:font-weight-asian="normal" style:font-size-complex="10pt" style:font-weight-complex="normal"/>
    </style:style>
    <style:style style:name="P1695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c34322" officeooo:paragraph-rsid="022e8a5e" style:font-size-asian="10pt" style:font-weight-asian="normal" style:font-size-complex="10pt" style:font-weight-complex="normal"/>
    </style:style>
    <style:style style:name="P1696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c34322" officeooo:paragraph-rsid="023bc2a7" style:font-size-asian="10pt" style:font-weight-asian="normal" style:font-size-complex="10pt" style:font-weight-complex="normal"/>
    </style:style>
    <style:style style:name="P1697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c34322" officeooo:paragraph-rsid="0214572a" style:font-size-asian="10pt" style:font-weight-asian="normal" style:font-size-complex="10pt" style:font-weight-complex="normal"/>
    </style:style>
    <style:style style:name="P1698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c34322" officeooo:paragraph-rsid="02edb5fe" style:font-size-asian="10pt" style:font-weight-asian="normal" style:font-size-complex="10pt" style:font-weight-complex="normal"/>
    </style:style>
    <style:style style:name="P1699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c34322" officeooo:paragraph-rsid="02f27e92" style:font-size-asian="10pt" style:font-weight-asian="normal" style:font-size-complex="10pt" style:font-weight-complex="normal"/>
    </style:style>
    <style:style style:name="P1700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f302b0" officeooo:paragraph-rsid="01f302b0" style:font-size-asian="10pt" style:font-weight-asian="normal" style:font-size-complex="10pt" style:font-weight-complex="normal"/>
    </style:style>
    <style:style style:name="P1701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f358bc" officeooo:paragraph-rsid="01f358bc" style:font-size-asian="10pt" style:font-weight-asian="normal" style:font-size-complex="10pt" style:font-weight-complex="normal"/>
    </style:style>
    <style:style style:name="P1702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f358bc" officeooo:paragraph-rsid="01f5ed9c" style:font-size-asian="10pt" style:font-weight-asian="normal" style:font-size-complex="10pt" style:font-weight-complex="normal"/>
    </style:style>
    <style:style style:name="P1703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f358bc" officeooo:paragraph-rsid="0478658a" style:font-size-asian="10pt" style:font-weight-asian="normal" style:font-size-complex="10pt" style:font-weight-complex="normal"/>
    </style:style>
    <style:style style:name="P1704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2001682" officeooo:paragraph-rsid="01ff192d" style:font-size-asian="10pt" style:font-weight-asian="normal" style:font-size-complex="10pt" style:font-weight-complex="normal"/>
    </style:style>
    <style:style style:name="P1705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2001682" officeooo:paragraph-rsid="02001682" style:font-size-asian="10pt" style:font-weight-asian="normal" style:font-size-complex="10pt" style:font-weight-complex="normal"/>
    </style:style>
    <style:style style:name="P1706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2001682" officeooo:paragraph-rsid="0202028a" style:font-size-asian="10pt" style:font-weight-asian="normal" style:font-size-complex="10pt" style:font-weight-complex="normal"/>
    </style:style>
    <style:style style:name="P1707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2001682" officeooo:paragraph-rsid="0202ae30" style:font-size-asian="10pt" style:font-weight-asian="normal" style:font-size-complex="10pt" style:font-weight-complex="normal"/>
    </style:style>
    <style:style style:name="P1708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2001682" officeooo:paragraph-rsid="039024f4" style:font-size-asian="10pt" style:font-weight-asian="normal" style:font-size-complex="10pt" style:font-weight-complex="normal"/>
    </style:style>
    <style:style style:name="P1709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2044fbf" officeooo:paragraph-rsid="02044fbf" style:font-size-asian="10pt" style:font-weight-asian="normal" style:font-size-complex="10pt" style:font-weight-complex="normal"/>
    </style:style>
    <style:style style:name="P1710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2044fbf" officeooo:paragraph-rsid="0204fbe7" style:font-size-asian="10pt" style:font-weight-asian="normal" style:font-size-complex="10pt" style:font-weight-complex="normal"/>
    </style:style>
    <style:style style:name="P1711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204fbe7" officeooo:paragraph-rsid="0204fbe7" style:font-size-asian="10pt" style:font-weight-asian="normal" style:font-size-complex="10pt" style:font-weight-complex="normal"/>
    </style:style>
    <style:style style:name="P1712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2150ac7" officeooo:paragraph-rsid="022e8a5e" style:font-size-asian="10pt" style:font-weight-asian="normal" style:font-size-complex="10pt" style:font-weight-complex="normal"/>
    </style:style>
    <style:style style:name="P1713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2150ac7" officeooo:paragraph-rsid="0216e717" style:font-size-asian="10pt" style:font-weight-asian="normal" style:font-size-complex="10pt" style:font-weight-complex="normal"/>
    </style:style>
    <style:style style:name="P1714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2150ac7" officeooo:paragraph-rsid="02150ac7" style:font-size-asian="10pt" style:font-weight-asian="normal" style:font-size-complex="10pt" style:font-weight-complex="normal"/>
    </style:style>
    <style:style style:name="P1715" style:family="paragraph" style:parent-style-name="Standard">
      <style:paragraph-properties fo:text-align="start" style:justify-single-word="false">
        <style:tab-stops>
          <style:tab-stop style:position="0.905cm"/>
        </style:tab-stops>
      </style:paragraph-properties>
      <style:text-properties style:font-name="Liberation Serif" fo:font-size="10pt" fo:font-weight="normal" officeooo:rsid="0216e717" officeooo:paragraph-rsid="0216e717" style:font-size-asian="10pt" style:font-weight-asian="normal" style:font-size-complex="10pt" style:font-weight-complex="normal"/>
    </style:style>
    <style:style style:name="P1716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216e717" officeooo:paragraph-rsid="0216e717" style:font-size-asian="10pt" style:font-weight-asian="normal" style:font-size-complex="10pt" style:font-weight-complex="normal"/>
    </style:style>
    <style:style style:name="P1717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219f823" officeooo:paragraph-rsid="0219f823" style:font-size-asian="10pt" style:font-weight-asian="normal" style:font-size-complex="10pt" style:font-weight-complex="normal"/>
    </style:style>
    <style:style style:name="P1718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222a2e3" officeooo:paragraph-rsid="023a8012" style:font-size-asian="10pt" style:font-weight-asian="normal" style:font-size-complex="10pt" style:font-weight-complex="normal"/>
    </style:style>
    <style:style style:name="P1719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222a2e3" officeooo:paragraph-rsid="0223c69c" style:font-size-asian="10pt" style:font-weight-asian="normal" style:font-size-complex="10pt" style:font-weight-complex="normal"/>
    </style:style>
    <style:style style:name="P1720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224c7bd" officeooo:paragraph-rsid="0224c7bd" style:font-size-asian="10pt" style:font-weight-asian="normal" style:font-size-complex="10pt" style:font-weight-complex="normal"/>
    </style:style>
    <style:style style:name="P1721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224c7bd" officeooo:paragraph-rsid="0227cb42" style:font-size-asian="10pt" style:font-weight-asian="normal" style:font-size-complex="10pt" style:font-weight-complex="normal"/>
    </style:style>
    <style:style style:name="P1722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224c7bd" officeooo:paragraph-rsid="0228d7b7" style:font-size-asian="10pt" style:font-weight-asian="normal" style:font-size-complex="10pt" style:font-weight-complex="normal"/>
    </style:style>
    <style:style style:name="P1723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224c7bd" officeooo:paragraph-rsid="022a754f" style:font-size-asian="10pt" style:font-weight-asian="normal" style:font-size-complex="10pt" style:font-weight-complex="normal"/>
    </style:style>
    <style:style style:name="P1724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224c7bd" officeooo:paragraph-rsid="023a8012" style:font-size-asian="10pt" style:font-weight-asian="normal" style:font-size-complex="10pt" style:font-weight-complex="normal"/>
    </style:style>
    <style:style style:name="P1725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224c7bd" officeooo:paragraph-rsid="03acf764" style:font-size-asian="10pt" style:font-weight-asian="normal" style:font-size-complex="10pt" style:font-weight-complex="normal"/>
    </style:style>
    <style:style style:name="P1726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228d7b7" officeooo:paragraph-rsid="022a754f" style:font-size-asian="10pt" style:font-weight-asian="normal" style:font-size-complex="10pt" style:font-weight-complex="normal"/>
    </style:style>
    <style:style style:name="P1727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23ef5a9" officeooo:paragraph-rsid="023bc2a7" style:font-size-asian="10pt" style:font-weight-asian="normal" style:font-size-complex="10pt" style:font-weight-complex="normal"/>
    </style:style>
    <style:style style:name="P1728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241d8d2" officeooo:paragraph-rsid="02414bec" style:font-size-asian="10pt" style:font-weight-asian="normal" style:font-size-complex="10pt" style:font-weight-complex="normal"/>
    </style:style>
    <style:style style:name="P1729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241d8d2" officeooo:paragraph-rsid="0241d8d2" style:font-size-asian="10pt" style:font-weight-asian="normal" style:font-size-complex="10pt" style:font-weight-complex="normal"/>
    </style:style>
    <style:style style:name="P1730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24393c8" officeooo:paragraph-rsid="024393c8" style:font-size-asian="10pt" style:font-weight-asian="normal" style:font-size-complex="10pt" style:font-weight-complex="normal"/>
    </style:style>
    <style:style style:name="P1731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24393c8" officeooo:paragraph-rsid="0247df84" style:font-size-asian="10pt" style:font-weight-asian="normal" style:font-size-complex="10pt" style:font-weight-complex="normal"/>
    </style:style>
    <style:style style:name="P1732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484293" officeooo:paragraph-rsid="01c2deb0" style:font-size-asian="10pt" style:font-weight-asian="normal" style:font-size-complex="10pt" style:font-weight-complex="normal"/>
    </style:style>
    <style:style style:name="P1733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484293" officeooo:paragraph-rsid="025e01fc" style:font-size-asian="10pt" style:font-weight-asian="normal" style:font-size-complex="10pt" style:font-weight-complex="normal"/>
    </style:style>
    <style:style style:name="P1734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484293" officeooo:paragraph-rsid="025e223f" style:font-size-asian="10pt" style:font-weight-asian="normal" style:font-size-complex="10pt" style:font-weight-complex="normal"/>
    </style:style>
    <style:style style:name="P1735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484293" officeooo:paragraph-rsid="0260f842" style:font-size-asian="10pt" style:font-weight-asian="normal" style:font-size-complex="10pt" style:font-weight-complex="normal"/>
    </style:style>
    <style:style style:name="P1736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484293" officeooo:paragraph-rsid="027e2afc" style:font-size-asian="10pt" style:font-weight-asian="normal" style:font-size-complex="10pt" style:font-weight-complex="normal"/>
    </style:style>
    <style:style style:name="P1737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484293" officeooo:paragraph-rsid="027fb0c9" style:font-size-asian="10pt" style:font-weight-asian="normal" style:font-size-complex="10pt" style:font-weight-complex="normal"/>
    </style:style>
    <style:style style:name="P1738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484293" officeooo:paragraph-rsid="0264dd8d" style:font-size-asian="10pt" style:font-weight-asian="normal" style:font-size-complex="10pt" style:font-weight-complex="normal"/>
    </style:style>
    <style:style style:name="P1739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484293" officeooo:paragraph-rsid="026328cb" style:font-size-asian="10pt" style:font-weight-asian="normal" style:font-size-complex="10pt" style:font-weight-complex="normal"/>
    </style:style>
    <style:style style:name="P1740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484293" officeooo:paragraph-rsid="0280eebb" style:font-size-asian="10pt" style:font-weight-asian="normal" style:font-size-complex="10pt" style:font-weight-complex="normal"/>
    </style:style>
    <style:style style:name="P1741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484293" officeooo:paragraph-rsid="028183d2" style:font-size-asian="10pt" style:font-weight-asian="normal" style:font-size-complex="10pt" style:font-weight-complex="normal"/>
    </style:style>
    <style:style style:name="P1742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484293" officeooo:paragraph-rsid="02a531f7" style:font-size-asian="10pt" style:font-weight-asian="normal" style:font-size-complex="10pt" style:font-weight-complex="normal"/>
    </style:style>
    <style:style style:name="P1743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484293" officeooo:paragraph-rsid="02ee0f2d" style:font-size-asian="10pt" style:font-weight-asian="normal" style:font-size-complex="10pt" style:font-weight-complex="normal"/>
    </style:style>
    <style:style style:name="P1744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484293" officeooo:paragraph-rsid="02f27e92" style:font-size-asian="10pt" style:font-weight-asian="normal" style:font-size-complex="10pt" style:font-weight-complex="normal"/>
    </style:style>
    <style:style style:name="P1745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264dd8d" officeooo:paragraph-rsid="0264dd8d" style:font-size-asian="10pt" style:font-weight-asian="normal" style:font-size-complex="10pt" style:font-weight-complex="normal"/>
    </style:style>
    <style:style style:name="P1746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246e308" officeooo:paragraph-rsid="024393c8" style:font-size-asian="10pt" style:font-weight-asian="normal" style:font-size-complex="10pt" style:font-weight-complex="normal"/>
    </style:style>
    <style:style style:name="P1747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246e308" officeooo:paragraph-rsid="0247df84" style:font-size-asian="10pt" style:font-weight-asian="normal" style:font-size-complex="10pt" style:font-weight-complex="normal"/>
    </style:style>
    <style:style style:name="P1748" style:family="paragraph" style:parent-style-name="Standard">
      <style:paragraph-properties fo:text-align="start" style:justify-single-word="false">
        <style:tab-stops/>
      </style:paragraph-properties>
      <style:text-properties style:font-name="Liberation Serif" fo:font-size="10pt" fo:font-weight="normal" officeooo:rsid="0247df84" officeooo:paragraph-rsid="0247df84" style:font-size-asian="10pt" style:font-weight-asian="normal" style:font-size-complex="10pt" style:font-weight-complex="normal"/>
    </style:style>
    <style:style style:name="P1749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249b0d7" officeooo:paragraph-rsid="0249b0d7" style:font-size-asian="10pt" style:font-weight-asian="normal" style:font-size-complex="10pt" style:font-weight-complex="normal"/>
    </style:style>
    <style:style style:name="P1750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249b0d7" officeooo:paragraph-rsid="0249b6b8" style:font-size-asian="10pt" style:font-weight-asian="normal" style:font-size-complex="10pt" style:font-weight-complex="normal"/>
    </style:style>
    <style:style style:name="P1751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24a7527" officeooo:paragraph-rsid="024a7527" style:font-size-asian="10pt" style:font-weight-asian="normal" style:font-size-complex="10pt" style:font-weight-complex="normal"/>
    </style:style>
    <style:style style:name="P1752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24bd26a" officeooo:paragraph-rsid="024b04f7" style:font-size-asian="10pt" style:font-weight-asian="normal" style:font-size-complex="10pt" style:font-weight-complex="normal"/>
    </style:style>
    <style:style style:name="P1753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24f9b70" officeooo:paragraph-rsid="024f9b70" style:font-size-asian="10pt" style:font-weight-asian="normal" style:font-size-complex="10pt" style:font-weight-complex="normal"/>
    </style:style>
    <style:style style:name="P1754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26a81f1" officeooo:paragraph-rsid="026a81f1" style:font-size-asian="10pt" style:font-weight-asian="normal" style:font-size-complex="10pt" style:font-weight-complex="normal"/>
    </style:style>
    <style:style style:name="P1755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26a81f1" officeooo:paragraph-rsid="02724cc8" style:font-size-asian="10pt" style:font-weight-asian="normal" style:font-size-complex="10pt" style:font-weight-complex="normal"/>
    </style:style>
    <style:style style:name="P1756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26c0539" officeooo:paragraph-rsid="026c0539" style:font-size-asian="10pt" style:font-weight-asian="normal" style:font-size-complex="10pt" style:font-weight-complex="normal"/>
    </style:style>
    <style:style style:name="P1757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2669c77" officeooo:paragraph-rsid="0264dd8d" style:font-size-asian="10pt" style:font-weight-asian="normal" style:font-size-complex="10pt" style:font-weight-complex="normal"/>
    </style:style>
    <style:style style:name="P1758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2669c77" officeooo:paragraph-rsid="026ed494" style:font-size-asian="10pt" style:font-weight-asian="normal" style:font-size-complex="10pt" style:font-weight-complex="normal"/>
    </style:style>
    <style:style style:name="P1759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2669c77" officeooo:paragraph-rsid="028183d2" style:font-size-asian="10pt" style:font-weight-asian="normal" style:font-size-complex="10pt" style:font-weight-complex="normal"/>
    </style:style>
    <style:style style:name="P1760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2669c77" officeooo:paragraph-rsid="02834762" style:font-size-asian="10pt" style:font-weight-asian="normal" style:font-size-complex="10pt" style:font-weight-complex="normal"/>
    </style:style>
    <style:style style:name="P1761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2669c77" officeooo:paragraph-rsid="038bf323" style:font-size-asian="10pt" style:font-weight-asian="normal" style:font-size-complex="10pt" style:font-weight-complex="normal"/>
    </style:style>
    <style:style style:name="P1762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27fb0c9" officeooo:paragraph-rsid="027fb0c9" style:font-size-asian="10pt" style:font-weight-asian="normal" style:font-size-complex="10pt" style:font-weight-complex="normal"/>
    </style:style>
    <style:style style:name="P1763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280c927" officeooo:paragraph-rsid="027e2afc" style:font-size-asian="10pt" style:font-weight-asian="normal" style:font-size-complex="10pt" style:font-weight-complex="normal"/>
    </style:style>
    <style:style style:name="P1764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d56ab0" officeooo:paragraph-rsid="028c8d35" style:font-size-asian="10pt" style:font-weight-asian="normal" style:font-size-complex="10pt" style:font-weight-complex="normal"/>
    </style:style>
    <style:style style:name="P1765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28e0db9" officeooo:paragraph-rsid="028e0db9" style:font-size-asian="10pt" style:font-weight-asian="normal" style:font-size-complex="10pt" style:font-weight-complex="normal"/>
    </style:style>
    <style:style style:name="P1766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28e0db9" officeooo:paragraph-rsid="03f44553" style:font-size-asian="10pt" style:font-weight-asian="normal" style:font-size-complex="10pt" style:font-weight-complex="normal"/>
    </style:style>
    <style:style style:name="P1767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29ee24c" officeooo:paragraph-rsid="029ee24c" style:font-size-asian="10pt" style:font-weight-asian="normal" style:font-size-complex="10pt" style:font-weight-complex="normal"/>
    </style:style>
    <style:style style:name="P1768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29ee24c" officeooo:paragraph-rsid="02a0e1b1" style:font-size-asian="10pt" style:font-weight-asian="normal" style:font-size-complex="10pt" style:font-weight-complex="normal"/>
    </style:style>
    <style:style style:name="P1769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29ee24c" officeooo:paragraph-rsid="039239f3" style:font-size-asian="10pt" style:font-weight-asian="normal" style:font-size-complex="10pt" style:font-weight-complex="normal"/>
    </style:style>
    <style:style style:name="P1770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2b66134" officeooo:paragraph-rsid="02b66134" style:font-size-asian="10pt" style:font-weight-asian="normal" style:font-size-complex="10pt" style:font-weight-complex="normal"/>
    </style:style>
    <style:style style:name="P1771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2b66134" officeooo:paragraph-rsid="02f5651c" style:font-size-asian="10pt" style:font-weight-asian="normal" style:font-size-complex="10pt" style:font-weight-complex="normal"/>
    </style:style>
    <style:style style:name="P1772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2b66134" officeooo:paragraph-rsid="04572b04" style:font-size-asian="10pt" style:font-weight-asian="normal" style:font-size-complex="10pt" style:font-weight-complex="normal"/>
    </style:style>
    <style:style style:name="P1773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2b57378" officeooo:paragraph-rsid="02db51ea" style:font-size-asian="10pt" style:font-weight-asian="normal" style:font-size-complex="10pt" style:font-weight-complex="normal"/>
    </style:style>
    <style:style style:name="P1774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2b57378" officeooo:paragraph-rsid="02f61c23" style:font-size-asian="10pt" style:font-weight-asian="normal" style:font-size-complex="10pt" style:font-weight-complex="normal"/>
    </style:style>
    <style:style style:name="P1775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2b57378" officeooo:paragraph-rsid="03c7f8d2" style:font-size-asian="10pt" style:font-weight-asian="normal" style:font-size-complex="10pt" style:font-weight-complex="normal"/>
    </style:style>
    <style:style style:name="P1776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2b57378" officeooo:paragraph-rsid="02bd751f" style:font-size-asian="10pt" style:font-weight-asian="normal" style:font-size-complex="10pt" style:font-weight-complex="normal"/>
    </style:style>
    <style:style style:name="P1777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2b57378" officeooo:paragraph-rsid="02ca6ce6" style:font-size-asian="10pt" style:font-weight-asian="normal" style:font-size-complex="10pt" style:font-weight-complex="normal"/>
    </style:style>
    <style:style style:name="P1778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2b57378" officeooo:paragraph-rsid="02f6809b" style:font-size-asian="10pt" style:font-weight-asian="normal" style:font-size-complex="10pt" style:font-weight-complex="normal"/>
    </style:style>
    <style:style style:name="P1779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2b57378" officeooo:paragraph-rsid="02b6ba13" style:font-size-asian="10pt" style:font-weight-asian="normal" style:font-size-complex="10pt" style:font-weight-complex="normal"/>
    </style:style>
    <style:style style:name="P1780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2b8233c" officeooo:paragraph-rsid="02b8233c" style:font-size-asian="10pt" style:font-weight-asian="normal" style:font-size-complex="10pt" style:font-weight-complex="normal"/>
    </style:style>
    <style:style style:name="P1781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2b8233c" officeooo:paragraph-rsid="02f61c23" style:font-size-asian="10pt" style:font-weight-asian="normal" style:font-size-complex="10pt" style:font-weight-complex="normal"/>
    </style:style>
    <style:style style:name="P1782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d2fbf2" officeooo:paragraph-rsid="02d45090" style:font-size-asian="10pt" style:font-weight-asian="normal" style:font-size-complex="10pt" style:font-weight-complex="normal"/>
    </style:style>
    <style:style style:name="P1783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d2fbf2" officeooo:paragraph-rsid="03b93d41" style:font-size-asian="10pt" style:font-weight-asian="normal" style:font-size-complex="10pt" style:font-weight-complex="normal"/>
    </style:style>
    <style:style style:name="P1784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2ca6ce6" officeooo:paragraph-rsid="02ca6ce6" style:font-size-asian="10pt" style:font-weight-asian="normal" style:font-size-complex="10pt" style:font-weight-complex="normal"/>
    </style:style>
    <style:style style:name="P1785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2ca6ce6" officeooo:paragraph-rsid="02cb9bcd" style:font-size-asian="10pt" style:font-weight-asian="normal" style:font-size-complex="10pt" style:font-weight-complex="normal"/>
    </style:style>
    <style:style style:name="P1786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2ca6ce6" officeooo:paragraph-rsid="02f61c23" style:font-size-asian="10pt" style:font-weight-asian="normal" style:font-size-complex="10pt" style:font-weight-complex="normal"/>
    </style:style>
    <style:style style:name="P1787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2ca6ce6" officeooo:paragraph-rsid="02f6809b" style:font-size-asian="10pt" style:font-weight-asian="normal" style:font-size-complex="10pt" style:font-weight-complex="normal"/>
    </style:style>
    <style:style style:name="P1788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2bd751f" officeooo:paragraph-rsid="02bd751f" style:font-size-asian="10pt" style:font-weight-asian="normal" style:font-size-complex="10pt" style:font-weight-complex="normal"/>
    </style:style>
    <style:style style:name="P1789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2bd751f" officeooo:paragraph-rsid="02db51ea" style:font-size-asian="10pt" style:font-weight-asian="normal" style:font-size-complex="10pt" style:font-weight-complex="normal"/>
    </style:style>
    <style:style style:name="P1790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2bd751f" officeooo:paragraph-rsid="02f5651c" style:font-size-asian="10pt" style:font-weight-asian="normal" style:font-size-complex="10pt" style:font-weight-complex="normal"/>
    </style:style>
    <style:style style:name="P1791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2c07a09" officeooo:paragraph-rsid="02c07a09" style:font-size-asian="10pt" style:font-weight-asian="normal" style:font-size-complex="10pt" style:font-weight-complex="normal"/>
    </style:style>
    <style:style style:name="P1792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2c07a09" officeooo:paragraph-rsid="03cec075" style:font-size-asian="10pt" style:font-weight-asian="normal" style:font-size-complex="10pt" style:font-weight-complex="normal"/>
    </style:style>
    <style:style style:name="P1793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2c07a09" officeooo:paragraph-rsid="02c4a25e" style:font-size-asian="10pt" style:font-weight-asian="normal" style:font-size-complex="10pt" style:font-weight-complex="normal"/>
    </style:style>
    <style:style style:name="P1794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2c4a25e" officeooo:paragraph-rsid="02c4a25e" style:font-size-asian="10pt" style:font-weight-asian="normal" style:font-size-complex="10pt" style:font-weight-complex="normal"/>
    </style:style>
    <style:style style:name="P1795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2c4a25e" officeooo:paragraph-rsid="02db51ea" style:font-size-asian="10pt" style:font-weight-asian="normal" style:font-size-complex="10pt" style:font-weight-complex="normal"/>
    </style:style>
    <style:style style:name="P1796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2c7e660" officeooo:paragraph-rsid="02c7e660" style:font-size-asian="10pt" style:font-weight-asian="normal" style:font-size-complex="10pt" style:font-weight-complex="normal"/>
    </style:style>
    <style:style style:name="P1797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2c8af79" officeooo:paragraph-rsid="02c8af79" style:font-size-asian="10pt" style:font-weight-asian="normal" style:font-size-complex="10pt" style:font-weight-complex="normal"/>
    </style:style>
    <style:style style:name="P1798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2c8af79" officeooo:paragraph-rsid="02f6809b" style:font-size-asian="10pt" style:font-weight-asian="normal" style:font-size-complex="10pt" style:font-weight-complex="normal"/>
    </style:style>
    <style:style style:name="P1799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2c8af79" officeooo:paragraph-rsid="02fd3f91" style:font-size-asian="10pt" style:font-weight-asian="normal" style:font-size-complex="10pt" style:font-weight-complex="normal"/>
    </style:style>
    <style:style style:name="P1800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2cc3773" officeooo:paragraph-rsid="02cce0a7" style:font-size-asian="10pt" style:font-weight-asian="normal" style:font-size-complex="10pt" style:font-weight-complex="normal"/>
    </style:style>
    <style:style style:name="P1801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2895fbe" officeooo:paragraph-rsid="02d51090" style:font-size-asian="10pt" style:font-weight-asian="normal" style:font-size-complex="10pt" style:font-weight-complex="normal"/>
    </style:style>
    <style:style style:name="P1802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2de0ecd" officeooo:paragraph-rsid="02de0ecd" style:font-size-asian="10pt" style:font-weight-asian="normal" style:font-size-complex="10pt" style:font-weight-complex="normal"/>
    </style:style>
    <style:style style:name="P1803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2de0ecd" officeooo:paragraph-rsid="02dfd4bc" style:font-size-asian="10pt" style:font-weight-asian="normal" style:font-size-complex="10pt" style:font-weight-complex="normal"/>
    </style:style>
    <style:style style:name="P1804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2e06d9e" officeooo:paragraph-rsid="02e06d9e" style:font-size-asian="10pt" style:font-weight-asian="normal" style:font-size-complex="10pt" style:font-weight-complex="normal"/>
    </style:style>
    <style:style style:name="P1805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2e2f6db" officeooo:paragraph-rsid="02e2f6db" style:font-size-asian="10pt" style:font-weight-asian="normal" style:font-size-complex="10pt" style:font-weight-complex="normal"/>
    </style:style>
    <style:style style:name="P1806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2e5a1f4" officeooo:paragraph-rsid="02e5a1f4" style:font-size-asian="10pt" style:font-weight-asian="normal" style:font-size-complex="10pt" style:font-weight-complex="normal"/>
    </style:style>
    <style:style style:name="P1807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2e5a1f4" officeooo:paragraph-rsid="02e70c29" style:font-size-asian="10pt" style:font-weight-asian="normal" style:font-size-complex="10pt" style:font-weight-complex="normal"/>
    </style:style>
    <style:style style:name="P1808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2f47c12" officeooo:paragraph-rsid="02f47c12" style:font-size-asian="10pt" style:font-weight-asian="normal" style:font-size-complex="10pt" style:font-weight-complex="normal"/>
    </style:style>
    <style:style style:name="P1809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2fcb6f4" officeooo:paragraph-rsid="02fcb6f4" style:font-size-asian="10pt" style:font-weight-asian="normal" style:font-size-complex="10pt" style:font-weight-complex="normal"/>
    </style:style>
    <style:style style:name="P1810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33af6d7" officeooo:paragraph-rsid="033af6d7" style:font-size-asian="10pt" style:font-weight-asian="normal" style:font-size-complex="10pt" style:font-weight-complex="normal"/>
    </style:style>
    <style:style style:name="P1811" style:family="paragraph" style:parent-style-name="Standard" style:master-page-name="">
      <loext:graphic-properties draw:fill="none"/>
      <style:paragraph-properties fo:margin-left="1.3cm" fo:margin-right="0cm" fo:text-align="start" style:justify-single-word="false" fo:text-indent="0cm" style:auto-text-indent="false" style:page-number="auto" fo:background-color="transparent"/>
      <style:text-properties style:font-name="Liberation Serif" fo:font-size="10pt" fo:font-weight="normal" officeooo:rsid="0349dbda" officeooo:paragraph-rsid="034dbf85" style:font-size-asian="10pt" style:font-weight-asian="normal" style:font-size-complex="10pt" style:font-weight-complex="normal"/>
    </style:style>
    <style:style style:name="P1812" style:family="paragraph" style:parent-style-name="Standard">
      <loext:graphic-properties draw:fill="none"/>
      <style:paragraph-properties fo:margin-left="1.3cm" fo:margin-right="0cm" fo:text-align="start" style:justify-single-word="false" fo:text-indent="0cm" style:auto-text-indent="false" fo:background-color="transparent"/>
      <style:text-properties style:font-name="Liberation Serif" fo:font-size="10pt" fo:font-weight="normal" officeooo:rsid="034bb59b" officeooo:paragraph-rsid="034bb59b" style:font-size-asian="10pt" style:font-weight-asian="normal" style:font-size-complex="10pt" style:font-weight-complex="normal"/>
    </style:style>
    <style:style style:name="P1813" style:family="paragraph" style:parent-style-name="Standard">
      <loext:graphic-properties draw:fill="none"/>
      <style:paragraph-properties fo:margin-left="1.3cm" fo:margin-right="0cm" fo:text-align="start" style:justify-single-word="false" fo:text-indent="0cm" style:auto-text-indent="false" fo:background-color="transparent"/>
      <style:text-properties style:font-name="Liberation Serif" fo:font-size="10pt" fo:font-weight="normal" officeooo:rsid="034dbf85" officeooo:paragraph-rsid="034dbf85" style:font-size-asian="10pt" style:font-weight-asian="normal" style:font-size-complex="10pt" style:font-weight-complex="normal"/>
    </style:style>
    <style:style style:name="P1814" style:family="paragraph" style:parent-style-name="Standard">
      <loext:graphic-properties draw:fill="none"/>
      <style:paragraph-properties fo:margin-left="1.3cm" fo:margin-right="0cm" fo:text-align="start" style:justify-single-word="false" fo:text-indent="0cm" style:auto-text-indent="false" fo:background-color="transparent"/>
      <style:text-properties style:font-name="Liberation Serif" fo:font-size="10pt" fo:font-weight="normal" officeooo:rsid="034f1fa2" officeooo:paragraph-rsid="034f1fa2" style:font-size-asian="10pt" style:font-weight-asian="normal" style:font-size-complex="10pt" style:font-weight-complex="normal"/>
    </style:style>
    <style:style style:name="P1815" style:family="paragraph" style:parent-style-name="Standard">
      <loext:graphic-properties draw:fill="none"/>
      <style:paragraph-properties fo:margin-left="1.3cm" fo:margin-right="0cm" fo:text-align="start" style:justify-single-word="false" fo:text-indent="0cm" style:auto-text-indent="false" fo:background-color="transparent"/>
      <style:text-properties style:font-name="Liberation Serif" fo:font-size="10pt" fo:font-weight="normal" officeooo:rsid="035309a4" officeooo:paragraph-rsid="035309a4" style:font-size-asian="10pt" style:font-weight-asian="normal" style:font-size-complex="10pt" style:font-weight-complex="normal"/>
    </style:style>
    <style:style style:name="P1816" style:family="paragraph" style:parent-style-name="Standard">
      <loext:graphic-properties draw:fill="none"/>
      <style:paragraph-properties fo:margin-left="1.3cm" fo:margin-right="0cm" fo:text-align="start" style:justify-single-word="false" fo:text-indent="0cm" style:auto-text-indent="false" fo:background-color="transparent"/>
      <style:text-properties style:font-name="Liberation Serif" fo:font-size="10pt" fo:font-weight="normal" officeooo:rsid="035847fb" officeooo:paragraph-rsid="035847fb" style:font-size-asian="10pt" style:font-weight-asian="normal" style:font-size-complex="10pt" style:font-weight-complex="normal"/>
    </style:style>
    <style:style style:name="P1817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b6dadf" officeooo:paragraph-rsid="01b6dadf" style:font-size-asian="10pt" style:font-weight-asian="normal" style:font-size-complex="10pt" style:font-weight-complex="normal"/>
    </style:style>
    <style:style style:name="P1818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26ed494" officeooo:paragraph-rsid="026ed494" style:font-size-asian="10pt" style:font-weight-asian="normal" style:font-size-complex="10pt" style:font-weight-complex="normal"/>
    </style:style>
    <style:style style:name="P1819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e2e700" officeooo:paragraph-rsid="0379f015" style:font-size-asian="10pt" style:font-weight-asian="normal" style:font-size-complex="10pt" style:font-weight-complex="normal"/>
    </style:style>
    <style:style style:name="P1820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73a717" officeooo:paragraph-rsid="037fca9d" style:font-size-asian="10pt" style:font-weight-asian="normal" style:font-size-complex="10pt" style:font-weight-complex="normal"/>
    </style:style>
    <style:style style:name="P1821" style:family="paragraph" style:parent-style-name="Standard">
      <loext:graphic-properties draw:fill="none"/>
      <style:paragraph-properties fo:margin-left="1.3cm" fo:margin-right="0cm" fo:text-align="start" style:justify-single-word="false" fo:text-indent="0cm" style:auto-text-indent="false" fo:background-color="transparent"/>
      <style:text-properties style:font-name="Liberation Serif" fo:font-size="10pt" fo:font-weight="normal" officeooo:rsid="034fe1ca" officeooo:paragraph-rsid="03980bbf" style:font-size-asian="10pt" style:font-weight-asian="normal" style:font-size-complex="10pt" style:font-weight-complex="normal"/>
    </style:style>
    <style:style style:name="P1822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32d335" officeooo:paragraph-rsid="01339880" style:font-size-asian="10pt" style:font-weight-asian="normal" style:font-size-complex="10pt" style:font-weight-complex="normal"/>
    </style:style>
    <style:style style:name="P1823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4635fd" officeooo:paragraph-rsid="014635fd" style:font-size-asian="10pt" style:font-weight-asian="normal" style:font-size-complex="10pt" style:font-weight-complex="normal"/>
    </style:style>
    <style:style style:name="P1824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3b66ec0" officeooo:paragraph-rsid="03cfc94d" style:font-size-asian="10pt" style:font-weight-asian="normal" style:font-size-complex="10pt" style:font-weight-complex="normal"/>
    </style:style>
    <style:style style:name="P1825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0b701c" officeooo:paragraph-rsid="03cfc94d" style:font-size-asian="10pt" style:font-weight-asian="normal" style:font-size-complex="10pt" style:font-weight-complex="normal"/>
    </style:style>
    <style:style style:name="P1826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36a6147" officeooo:paragraph-rsid="03d21031" style:font-size-asian="10pt" style:font-weight-asian="normal" style:font-size-complex="10pt" style:font-weight-complex="normal"/>
    </style:style>
    <style:style style:name="P1827" style:family="paragraph" style:parent-style-name="Standard" style:master-page-name="">
      <loext:graphic-properties draw:fill="none"/>
      <style:paragraph-properties fo:margin-left="2.499cm" fo:margin-right="0cm" fo:text-align="start" style:justify-single-word="false" fo:text-indent="0cm" style:auto-text-indent="false" style:page-number="auto" fo:background-color="transparent"/>
      <style:text-properties style:font-name="Liberation Serif" fo:font-size="10pt" fo:font-weight="normal" officeooo:rsid="036a6147" officeooo:paragraph-rsid="03d21031" style:font-size-asian="10pt" style:font-weight-asian="normal" style:font-size-complex="10pt" style:font-weight-complex="normal"/>
    </style:style>
    <style:style style:name="P1828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0d9978" officeooo:paragraph-rsid="03cfc94d" style:font-size-asian="10pt" style:font-weight-asian="normal" style:font-size-complex="10pt" style:font-weight-complex="normal"/>
    </style:style>
    <style:style style:name="P1829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25101e0" officeooo:paragraph-rsid="025101e0" style:font-size-asian="10pt" style:font-weight-asian="normal" style:font-size-complex="10pt" style:font-weight-complex="normal"/>
    </style:style>
    <style:style style:name="P1830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2ae3762" officeooo:paragraph-rsid="02cb9bcd" style:font-size-asian="10pt" style:font-weight-asian="normal" style:font-size-complex="10pt" style:font-weight-complex="normal"/>
    </style:style>
    <style:style style:name="P1831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ebd469" officeooo:paragraph-rsid="00ebd469" style:font-size-asian="10pt" style:font-weight-asian="normal" style:font-size-complex="10pt" style:font-weight-complex="normal"/>
    </style:style>
    <style:style style:name="P1832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5127b5" officeooo:paragraph-rsid="0414cacf" style:font-size-asian="10pt" style:font-weight-asian="normal" style:font-size-complex="10pt" style:font-weight-complex="normal"/>
    </style:style>
    <style:style style:name="P1833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5127b5" officeooo:paragraph-rsid="0419b2c3" style:font-size-asian="10pt" style:font-weight-asian="normal" style:font-size-complex="10pt" style:font-weight-complex="normal"/>
    </style:style>
    <style:style style:name="P1834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5127b5" officeooo:paragraph-rsid="04109576" style:font-size-asian="10pt" style:font-weight-asian="normal" style:font-size-complex="10pt" style:font-weight-complex="normal"/>
    </style:style>
    <style:style style:name="P1835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5127b5" officeooo:paragraph-rsid="005127b5" style:font-size-asian="10pt" style:font-weight-asian="normal" style:font-size-complex="10pt" style:font-weight-complex="normal"/>
    </style:style>
    <style:style style:name="P1836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5127b5" officeooo:paragraph-rsid="048c94d8" style:font-size-asian="10pt" style:font-weight-asian="normal" style:font-size-complex="10pt" style:font-weight-complex="normal"/>
    </style:style>
    <style:style style:name="P1837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40dd336" officeooo:paragraph-rsid="00382ffc" style:font-size-asian="10pt" style:font-weight-asian="normal" style:font-size-complex="10pt" style:font-weight-complex="normal"/>
    </style:style>
    <style:style style:name="P1838" style:family="paragraph" style:parent-style-name="Standard">
      <style:paragraph-properties fo:text-align="start" style:justify-single-word="false">
        <style:tab-stops>
          <style:tab-stop style:position="0.697cm"/>
        </style:tab-stops>
      </style:paragraph-properties>
      <style:text-properties style:font-name="Liberation Serif" fo:font-size="10pt" fo:font-weight="normal" officeooo:rsid="040f5d59" officeooo:paragraph-rsid="00382ffc" style:font-size-asian="10pt" style:font-weight-asian="normal" style:font-size-complex="10pt" style:font-weight-complex="normal"/>
    </style:style>
    <style:style style:name="P1839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419b2c3" officeooo:paragraph-rsid="0419b2c3" style:font-size-asian="10pt" style:font-weight-asian="normal" style:font-size-complex="10pt" style:font-weight-complex="normal"/>
    </style:style>
    <style:style style:name="P1840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4d1619" officeooo:paragraph-rsid="04132621" style:font-size-asian="10pt" style:font-weight-asian="normal" style:font-size-complex="10pt" style:font-weight-complex="normal"/>
    </style:style>
    <style:style style:name="P1841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4d1619" officeooo:paragraph-rsid="041812ba" style:font-size-asian="10pt" style:font-weight-asian="normal" style:font-size-complex="10pt" style:font-weight-complex="normal"/>
    </style:style>
    <style:style style:name="P1842" style:family="paragraph" style:parent-style-name="Standard">
      <loext:graphic-properties draw:fill="none"/>
      <style:paragraph-properties fo:margin-left="1.3cm" fo:margin-right="0cm" fo:text-align="start" style:justify-single-word="false" fo:text-indent="0cm" style:auto-text-indent="false" fo:background-color="transparent"/>
      <style:text-properties style:font-name="Liberation Serif" fo:font-size="10pt" fo:font-weight="normal" officeooo:rsid="0424c9ac" officeooo:paragraph-rsid="0424c9ac" style:font-size-asian="10pt" style:font-weight-asian="normal" style:font-size-complex="10pt" style:font-weight-complex="normal"/>
    </style:style>
    <style:style style:name="P1843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2de4897" officeooo:paragraph-rsid="02e06d9e" style:font-size-asian="10pt" style:font-weight-asian="normal" style:font-size-complex="10pt" style:font-weight-complex="normal"/>
    </style:style>
    <style:style style:name="P1844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f8e0e9" officeooo:paragraph-rsid="0206c033" style:font-size-asian="10pt" style:font-weight-asian="normal" style:font-size-complex="10pt" style:font-weight-complex="normal"/>
    </style:style>
    <style:style style:name="P1845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f8e0e9" officeooo:paragraph-rsid="0445f1c5" style:font-size-asian="10pt" style:font-weight-asian="normal" style:font-size-complex="10pt" style:font-weight-complex="normal"/>
    </style:style>
    <style:style style:name="P1846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44c6557" officeooo:paragraph-rsid="02b58018" style:font-size-asian="10pt" style:font-weight-asian="normal" style:font-size-complex="10pt" style:font-weight-complex="normal"/>
    </style:style>
    <style:style style:name="P1847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4659274" officeooo:paragraph-rsid="016578ac" style:font-size-asian="10pt" style:font-weight-asian="normal" style:font-size-complex="10pt" style:font-weight-complex="normal"/>
    </style:style>
    <style:style style:name="P1848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3b93366" officeooo:paragraph-rsid="02ac1b43" style:font-size-asian="10pt" style:font-weight-asian="normal" style:font-size-complex="10pt" style:font-weight-complex="normal"/>
    </style:style>
    <style:style style:name="P1849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4902452" officeooo:paragraph-rsid="04902452" style:font-size-asian="10pt" style:font-weight-asian="normal" style:font-size-complex="10pt" style:font-weight-complex="normal"/>
    </style:style>
    <style:style style:name="P1850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85f166" officeooo:paragraph-rsid="008583f0" style:font-size-asian="8.75pt" style:font-weight-asian="normal" style:font-size-complex="10pt" style:font-weight-complex="normal"/>
    </style:style>
    <style:style style:name="P1851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85f166" officeooo:paragraph-rsid="008771a0" style:font-size-asian="8.75pt" style:font-weight-asian="normal" style:font-size-complex="10pt" style:font-weight-complex="normal"/>
    </style:style>
    <style:style style:name="P1852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8771a0" officeooo:paragraph-rsid="008771a0" style:font-size-asian="8.75pt" style:font-weight-asian="normal" style:font-size-complex="10pt" style:font-weight-complex="normal"/>
    </style:style>
    <style:style style:name="P1853" style:family="paragraph" style:parent-style-name="Standard">
      <style:paragraph-properties fo:text-align="start" style:justify-single-word="false">
        <style:tab-stops>
          <style:tab-stop style:position="0.801cm"/>
        </style:tab-stops>
      </style:paragraph-properties>
      <style:text-properties style:font-name="Liberation Serif" fo:font-size="10pt" fo:font-weight="normal" officeooo:rsid="008ce2cd" officeooo:paragraph-rsid="008ce2cd" style:font-size-asian="8.75pt" style:font-weight-asian="normal" style:font-size-complex="10pt" style:font-weight-complex="normal"/>
    </style:style>
    <style:style style:name="P1854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8ce2cd" officeooo:paragraph-rsid="008fb542" style:font-size-asian="8.75pt" style:font-weight-asian="normal" style:font-size-complex="10pt" style:font-weight-complex="normal"/>
    </style:style>
    <style:style style:name="P1855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917500" officeooo:paragraph-rsid="00925fc6" style:font-size-asian="8.75pt" style:font-weight-asian="normal" style:font-size-complex="10pt" style:font-weight-complex="normal"/>
    </style:style>
    <style:style style:name="P1856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917500" officeooo:paragraph-rsid="00977b4e" style:font-size-asian="8.75pt" style:font-weight-asian="normal" style:font-size-complex="10pt" style:font-weight-complex="normal"/>
    </style:style>
    <style:style style:name="P1857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96a2de" officeooo:paragraph-rsid="0096a2de" style:font-size-asian="8.75pt" style:font-weight-asian="normal" style:font-size-complex="10pt" style:font-weight-complex="normal"/>
    </style:style>
    <style:style style:name="P1858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96a2de" officeooo:paragraph-rsid="032cd80c" style:font-size-asian="8.75pt" style:font-weight-asian="normal" style:font-size-complex="10pt" style:font-weight-complex="normal"/>
    </style:style>
    <style:style style:name="P1859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99bfd9" officeooo:paragraph-rsid="01ef9171" style:font-size-asian="8.75pt" style:font-weight-asian="normal" style:font-size-complex="10pt" style:font-weight-complex="normal"/>
    </style:style>
    <style:style style:name="P1860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db0210" officeooo:paragraph-rsid="00db0210" style:font-size-asian="8.75pt" style:font-weight-asian="normal" style:font-size-complex="10pt" style:font-weight-complex="normal"/>
    </style:style>
    <style:style style:name="P1861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db0210" officeooo:paragraph-rsid="00dbe830" style:font-size-asian="8.75pt" style:font-weight-asian="normal" style:font-size-complex="10pt" style:font-weight-complex="normal"/>
    </style:style>
    <style:style style:name="P1862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dbe830" officeooo:paragraph-rsid="00dcf38d" style:font-size-asian="8.75pt" style:font-weight-asian="normal" style:font-size-complex="10pt" style:font-weight-complex="normal"/>
    </style:style>
    <style:style style:name="P1863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dbe830" officeooo:paragraph-rsid="028ff6d1" style:font-size-asian="8.75pt" style:font-weight-asian="normal" style:font-size-complex="10pt" style:font-weight-complex="normal"/>
    </style:style>
    <style:style style:name="P1864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dbe830" officeooo:paragraph-rsid="02923dac" style:font-size-asian="8.75pt" style:font-weight-asian="normal" style:font-size-complex="10pt" style:font-weight-complex="normal"/>
    </style:style>
    <style:style style:name="P1865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dbe830" officeooo:paragraph-rsid="03f44553" style:font-size-asian="8.75pt" style:font-weight-asian="normal" style:font-size-complex="10pt" style:font-weight-complex="normal"/>
    </style:style>
    <style:style style:name="P1866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47f087" officeooo:paragraph-rsid="0147f087" style:font-size-asian="8.75pt" style:font-weight-asian="normal" style:font-size-complex="10pt" style:font-weight-complex="normal"/>
    </style:style>
    <style:style style:name="P1867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610b17" officeooo:paragraph-rsid="01610b17" style:font-size-asian="8.75pt" style:font-weight-asian="normal" style:font-size-complex="10pt" style:font-weight-complex="normal"/>
    </style:style>
    <style:style style:name="P1868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610b17" officeooo:paragraph-rsid="0161a692" style:font-size-asian="8.75pt" style:font-weight-asian="normal" style:font-size-complex="10pt" style:font-weight-complex="normal"/>
    </style:style>
    <style:style style:name="P1869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610b17" officeooo:paragraph-rsid="016f4a7b" style:font-size-asian="8.75pt" style:font-weight-asian="normal" style:font-size-complex="10pt" style:font-weight-complex="normal"/>
    </style:style>
    <style:style style:name="P1870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61a692" officeooo:paragraph-rsid="01610b17" style:font-size-asian="8.75pt" style:font-weight-asian="normal" style:font-size-complex="10pt" style:font-weight-complex="normal"/>
    </style:style>
    <style:style style:name="P1871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8a978b" officeooo:paragraph-rsid="018a978b" style:font-size-asian="8.75pt" style:font-weight-asian="normal" style:font-size-complex="10pt" style:font-weight-complex="normal"/>
    </style:style>
    <style:style style:name="P1872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8a978b" officeooo:paragraph-rsid="018ab948" style:font-size-asian="8.75pt" style:font-weight-asian="normal" style:font-size-complex="10pt" style:font-weight-complex="normal"/>
    </style:style>
    <style:style style:name="P1873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8ab948" officeooo:paragraph-rsid="018ab948" style:font-size-asian="8.75pt" style:font-weight-asian="normal" style:font-size-complex="10pt" style:font-weight-complex="normal"/>
    </style:style>
    <style:style style:name="P1874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f8e0e9" officeooo:paragraph-rsid="01f8e0e9" style:font-size-asian="8.75pt" style:font-weight-asian="normal" style:font-size-complex="10pt" style:font-weight-complex="normal"/>
    </style:style>
    <style:style style:name="P1875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f8e0e9" officeooo:paragraph-rsid="01f9c47e" style:font-size-asian="8.75pt" style:font-weight-asian="normal" style:font-size-complex="10pt" style:font-weight-complex="normal"/>
    </style:style>
    <style:style style:name="P1876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f8e0e9" officeooo:paragraph-rsid="01fce06e" style:font-size-asian="8.75pt" style:font-weight-asian="normal" style:font-size-complex="10pt" style:font-weight-complex="normal"/>
    </style:style>
    <style:style style:name="P1877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f8e0e9" officeooo:paragraph-rsid="01fd40d6" style:font-size-asian="8.75pt" style:font-weight-asian="normal" style:font-size-complex="10pt" style:font-weight-complex="normal"/>
    </style:style>
    <style:style style:name="P1878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f8e0e9" officeooo:paragraph-rsid="01feb882" style:font-size-asian="8.75pt" style:font-weight-asian="normal" style:font-size-complex="10pt" style:font-weight-complex="normal"/>
    </style:style>
    <style:style style:name="P1879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f8e0e9" officeooo:paragraph-rsid="01ff192d" style:font-size-asian="8.75pt" style:font-weight-asian="normal" style:font-size-complex="10pt" style:font-weight-complex="normal"/>
    </style:style>
    <style:style style:name="P1880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f8e0e9" officeooo:paragraph-rsid="02fd4026" style:font-size-asian="8.75pt" style:font-weight-asian="normal" style:font-size-complex="10pt" style:font-weight-complex="normal"/>
    </style:style>
    <style:style style:name="P1881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f8e0e9" officeooo:paragraph-rsid="02ff2699" style:font-size-asian="8.75pt" style:font-weight-asian="normal" style:font-size-complex="10pt" style:font-weight-complex="normal"/>
    </style:style>
    <style:style style:name="P1882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f8e0e9" officeooo:paragraph-rsid="03001be7" style:font-size-asian="8.75pt" style:font-weight-asian="normal" style:font-size-complex="10pt" style:font-weight-complex="normal"/>
    </style:style>
    <style:style style:name="P1883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f8e0e9" officeooo:paragraph-rsid="038fa17f" style:font-size-asian="8.75pt" style:font-weight-asian="normal" style:font-size-complex="10pt" style:font-weight-complex="normal"/>
    </style:style>
    <style:style style:name="P1884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1f8e0e9" officeooo:paragraph-rsid="01ff192d" style:font-size-asian="8.75pt" style:font-weight-asian="normal" style:font-size-complex="10pt" style:font-weight-complex="normal"/>
    </style:style>
    <style:style style:name="P1885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f8e0e9" officeooo:paragraph-rsid="03cec075" style:font-size-asian="8.75pt" style:font-weight-asian="normal" style:font-size-complex="10pt" style:font-weight-complex="normal"/>
    </style:style>
    <style:style style:name="P1886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f8e0e9" officeooo:paragraph-rsid="0420872f" style:font-size-asian="8.75pt" style:font-weight-asian="normal" style:font-size-complex="10pt" style:font-weight-complex="normal"/>
    </style:style>
    <style:style style:name="P1887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f8e0e9" officeooo:paragraph-rsid="04298e48" style:font-size-asian="8.75pt" style:font-weight-asian="normal" style:font-size-complex="10pt" style:font-weight-complex="normal"/>
    </style:style>
    <style:style style:name="P1888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f8e0e9" officeooo:paragraph-rsid="02119083" style:font-size-asian="8.75pt" style:font-weight-asian="normal" style:font-size-complex="10pt" style:font-weight-complex="normal"/>
    </style:style>
    <style:style style:name="P1889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f9c47e" officeooo:paragraph-rsid="01f9c47e" style:font-size-asian="8.75pt" style:font-weight-asian="normal" style:font-size-complex="10pt" style:font-weight-complex="normal"/>
    </style:style>
    <style:style style:name="P1890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2414bec" officeooo:paragraph-rsid="023bc2a7" style:font-size-asian="8.75pt" style:font-weight-asian="normal" style:font-size-complex="10pt" style:font-weight-complex="normal"/>
    </style:style>
    <style:style style:name="P1891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2414bec" officeooo:paragraph-rsid="049292ea" style:font-size-asian="8.75pt" style:font-weight-asian="normal" style:font-size-complex="10pt" style:font-weight-complex="normal"/>
    </style:style>
    <style:style style:name="P1892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2414bec" officeooo:paragraph-rsid="049590d4" style:font-size-asian="8.75pt" style:font-weight-asian="normal" style:font-size-complex="10pt" style:font-weight-complex="normal"/>
    </style:style>
    <style:style style:name="P1893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24468c2" officeooo:paragraph-rsid="023bc2a7" style:font-size-asian="8.75pt" style:font-weight-asian="normal" style:font-size-complex="10pt" style:font-weight-complex="normal"/>
    </style:style>
    <style:style style:name="P1894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3673af2" officeooo:paragraph-rsid="03673af2" style:font-size-asian="8.75pt" style:font-weight-asian="normal" style:font-size-complex="10pt" style:font-weight-complex="normal"/>
    </style:style>
    <style:style style:name="P1895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29e1645" officeooo:paragraph-rsid="029e1645" style:font-size-asian="8.75pt" style:font-weight-asian="normal" style:font-size-complex="10pt" style:font-weight-complex="normal"/>
    </style:style>
    <style:style style:name="P1896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8a7368" officeooo:paragraph-rsid="03e2ac75" style:font-size-asian="8.75pt" style:font-weight-asian="normal" style:font-size-complex="10pt" style:font-weight-complex="normal"/>
    </style:style>
    <style:style style:name="P1897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2fd4026" officeooo:paragraph-rsid="04535cdd" style:font-size-asian="8.75pt" style:font-weight-asian="normal" style:font-size-complex="10pt" style:font-weight-complex="normal"/>
    </style:style>
    <style:style style:name="P1898" style:family="paragraph" style:parent-style-name="Standard">
      <style:paragraph-properties fo:text-align="start" style:justify-single-word="false"/>
      <style:text-properties style:font-name="Liberation Serif" fo:font-size="10pt" fo:font-weight="bold" officeooo:rsid="00484293" officeooo:paragraph-rsid="01a6c744" style:font-size-asian="10pt" style:font-weight-asian="bold" style:font-size-complex="10pt" style:font-weight-complex="bold"/>
    </style:style>
    <style:style style:name="P1899" style:family="paragraph" style:parent-style-name="Standard">
      <style:paragraph-properties fo:text-align="start" style:justify-single-word="false"/>
      <style:text-properties style:font-name="Liberation Serif" fo:font-size="10pt" fo:font-weight="bold" officeooo:rsid="00484293" officeooo:paragraph-rsid="020cf77b" style:font-size-asian="10pt" style:font-weight-asian="bold" style:font-size-complex="10pt" style:font-weight-complex="bold"/>
    </style:style>
    <style:style style:name="P1900" style:family="paragraph" style:parent-style-name="Standard">
      <style:paragraph-properties fo:text-align="start" style:justify-single-word="false">
        <style:tab-stops>
          <style:tab-stop style:position="0.905cm"/>
        </style:tab-stops>
      </style:paragraph-properties>
      <style:text-properties style:font-name="Liberation Serif" fo:font-size="10pt" fo:font-weight="bold" officeooo:rsid="00484293" officeooo:paragraph-rsid="0216e717" style:font-size-asian="10pt" style:font-weight-asian="bold" style:font-size-complex="10pt" style:font-weight-complex="bold"/>
    </style:style>
    <style:style style:name="P1901" style:family="paragraph" style:parent-style-name="Standard">
      <style:paragraph-properties fo:text-align="start" style:justify-single-word="false"/>
      <style:text-properties style:font-name="Liberation Serif" fo:font-size="10pt" fo:font-weight="bold" officeooo:rsid="00484293" officeooo:paragraph-rsid="02348593" style:font-size-asian="10pt" style:font-weight-asian="bold" style:font-size-complex="10pt" style:font-weight-complex="bold"/>
    </style:style>
    <style:style style:name="P1902" style:family="paragraph" style:parent-style-name="Standard">
      <style:paragraph-properties fo:text-align="start" style:justify-single-word="false"/>
      <style:text-properties style:font-name="Liberation Serif" fo:font-size="10pt" fo:font-weight="bold" officeooo:rsid="00484293" officeooo:paragraph-rsid="023bc2a7" style:font-size-asian="10pt" style:font-weight-asian="bold" style:font-size-complex="10pt" style:font-weight-complex="bold"/>
    </style:style>
    <style:style style:name="P1903" style:family="paragraph" style:parent-style-name="Standard">
      <style:paragraph-properties fo:text-align="start" style:justify-single-word="false"/>
      <style:text-properties style:font-name="Liberation Serif" fo:font-size="10pt" fo:font-weight="bold" officeooo:rsid="00484293" officeooo:paragraph-rsid="023ef5a9" style:font-size-asian="10pt" style:font-weight-asian="bold" style:font-size-complex="10pt" style:font-weight-complex="bold"/>
    </style:style>
    <style:style style:name="P1904" style:family="paragraph" style:parent-style-name="Standard">
      <style:paragraph-properties fo:text-align="start" style:justify-single-word="false"/>
      <style:text-properties style:font-name="Liberation Serif" fo:font-size="10pt" fo:font-weight="bold" officeooo:rsid="00484293" officeooo:paragraph-rsid="02407505" style:font-size-asian="10pt" style:font-weight-asian="bold" style:font-size-complex="10pt" style:font-weight-complex="bold"/>
    </style:style>
    <style:style style:name="P1905" style:family="paragraph" style:parent-style-name="Standard">
      <style:paragraph-properties fo:text-align="start" style:justify-single-word="false"/>
      <style:text-properties style:font-name="Liberation Serif" fo:font-size="10pt" fo:font-weight="bold" officeooo:rsid="00484293" officeooo:paragraph-rsid="02414bec" style:font-size-asian="10pt" style:font-weight-asian="bold" style:font-size-complex="10pt" style:font-weight-complex="bold"/>
    </style:style>
    <style:style style:name="P1906" style:family="paragraph" style:parent-style-name="Standard">
      <style:paragraph-properties fo:text-align="start" style:justify-single-word="false"/>
      <style:text-properties style:font-name="Liberation Serif" fo:font-size="10pt" fo:font-weight="bold" officeooo:rsid="00484293" officeooo:paragraph-rsid="0241d8d2" style:font-size-asian="10pt" style:font-weight-asian="bold" style:font-size-complex="10pt" style:font-weight-complex="bold"/>
    </style:style>
    <style:style style:name="P1907" style:family="paragraph" style:parent-style-name="Standard">
      <style:paragraph-properties fo:text-align="start" style:justify-single-word="false"/>
      <style:text-properties style:font-name="Liberation Serif" fo:font-size="10pt" fo:font-weight="bold" officeooo:rsid="00484293" officeooo:paragraph-rsid="024393c8" style:font-size-asian="10pt" style:font-weight-asian="bold" style:font-size-complex="10pt" style:font-weight-complex="bold"/>
    </style:style>
    <style:style style:name="P1908" style:family="paragraph" style:parent-style-name="Standard">
      <style:paragraph-properties fo:text-align="start" style:justify-single-word="false"/>
      <style:text-properties style:font-name="Liberation Serif" fo:font-size="10pt" fo:font-weight="bold" officeooo:rsid="00484293" officeooo:paragraph-rsid="0246e308" style:font-size-asian="10pt" style:font-weight-asian="bold" style:font-size-complex="10pt" style:font-weight-complex="bold"/>
    </style:style>
    <style:style style:name="P1909" style:family="paragraph" style:parent-style-name="Standard">
      <style:paragraph-properties fo:text-align="start" style:justify-single-word="false"/>
      <style:text-properties style:font-name="Liberation Serif" fo:font-size="10pt" fo:font-weight="bold" officeooo:rsid="00484293" officeooo:paragraph-rsid="0247df84" style:font-size-asian="10pt" style:font-weight-asian="bold" style:font-size-complex="10pt" style:font-weight-complex="bold"/>
    </style:style>
    <style:style style:name="P1910" style:family="paragraph" style:parent-style-name="Standard">
      <style:paragraph-properties fo:text-align="start" style:justify-single-word="false">
        <style:tab-stops/>
      </style:paragraph-properties>
      <style:text-properties style:font-name="Liberation Serif" fo:font-size="10pt" fo:font-weight="bold" officeooo:rsid="00484293" officeooo:paragraph-rsid="0247df84" style:font-size-asian="10pt" style:font-weight-asian="bold" style:font-size-complex="10pt" style:font-weight-complex="bold"/>
    </style:style>
    <style:style style:name="P1911" style:family="paragraph" style:parent-style-name="Standard">
      <style:paragraph-properties fo:text-align="start" style:justify-single-word="false"/>
      <style:text-properties style:font-name="Liberation Serif" fo:font-size="10pt" fo:font-weight="bold" officeooo:rsid="00484293" officeooo:paragraph-rsid="0249b0d7" style:font-size-asian="10pt" style:font-weight-asian="bold" style:font-size-complex="10pt" style:font-weight-complex="bold"/>
    </style:style>
    <style:style style:name="P1912" style:family="paragraph" style:parent-style-name="Standard">
      <style:paragraph-properties fo:text-align="start" style:justify-single-word="false"/>
      <style:text-properties style:font-name="Liberation Serif" fo:font-size="10pt" fo:font-weight="bold" officeooo:rsid="00484293" officeooo:paragraph-rsid="027e2afc" style:font-size-asian="10pt" style:font-weight-asian="bold" style:font-size-complex="10pt" style:font-weight-complex="bold"/>
    </style:style>
    <style:style style:name="P1913" style:family="paragraph" style:parent-style-name="Standard">
      <style:paragraph-properties fo:text-align="start" style:justify-single-word="false"/>
      <style:text-properties style:font-name="Liberation Serif" fo:font-size="10pt" fo:font-weight="bold" officeooo:rsid="00484293" officeooo:paragraph-rsid="0280c927" style:font-size-asian="10pt" style:font-weight-asian="bold" style:font-size-complex="10pt" style:font-weight-complex="bold"/>
    </style:style>
    <style:style style:name="P1914" style:family="paragraph" style:parent-style-name="Standard">
      <style:paragraph-properties fo:text-align="start" style:justify-single-word="false"/>
      <style:text-properties style:font-name="Liberation Serif" fo:font-size="10pt" fo:font-weight="bold" officeooo:rsid="00484293" officeooo:paragraph-rsid="0280eebb" style:font-size-asian="10pt" style:font-weight-asian="bold" style:font-size-complex="10pt" style:font-weight-complex="bold"/>
    </style:style>
    <style:style style:name="P1915" style:family="paragraph" style:parent-style-name="Standard">
      <style:paragraph-properties fo:text-align="start" style:justify-single-word="false"/>
      <style:text-properties style:font-name="Liberation Serif" fo:font-size="10pt" fo:font-weight="bold" officeooo:rsid="00484293" officeooo:paragraph-rsid="0286a3c1" style:font-size-asian="10pt" style:font-weight-asian="bold" style:font-size-complex="10pt" style:font-weight-complex="bold"/>
    </style:style>
    <style:style style:name="P1916" style:family="paragraph" style:parent-style-name="Standard">
      <style:paragraph-properties fo:text-align="start" style:justify-single-word="false"/>
      <style:text-properties style:font-name="Liberation Serif" fo:font-size="10pt" fo:font-weight="bold" officeooo:rsid="00484293" officeooo:paragraph-rsid="029ee24c" style:font-size-asian="10pt" style:font-weight-asian="bold" style:font-size-complex="10pt" style:font-weight-complex="bold"/>
    </style:style>
    <style:style style:name="P1917" style:family="paragraph" style:parent-style-name="Standard">
      <style:paragraph-properties fo:text-align="start" style:justify-single-word="false"/>
      <style:text-properties style:font-name="Liberation Serif" fo:font-size="10pt" fo:font-weight="bold" officeooo:rsid="00484293" officeooo:paragraph-rsid="02a531f7" style:font-size-asian="10pt" style:font-weight-asian="bold" style:font-size-complex="10pt" style:font-weight-complex="bold"/>
    </style:style>
    <style:style style:name="P1918" style:family="paragraph" style:parent-style-name="Standard">
      <style:paragraph-properties fo:text-align="start" style:justify-single-word="false"/>
      <style:text-properties style:font-name="Liberation Serif" fo:font-size="10pt" fo:font-weight="bold" officeooo:rsid="00484293" officeooo:paragraph-rsid="02a80c30" style:font-size-asian="10pt" style:font-weight-asian="bold" style:font-size-complex="10pt" style:font-weight-complex="bold"/>
    </style:style>
    <style:style style:name="P1919" style:family="paragraph" style:parent-style-name="Standard">
      <style:paragraph-properties fo:text-align="start" style:justify-single-word="false"/>
      <style:text-properties style:font-name="Liberation Serif" fo:font-size="10pt" fo:font-weight="bold" officeooo:rsid="00484293" officeooo:paragraph-rsid="02ac1b43" style:font-size-asian="10pt" style:font-weight-asian="bold" style:font-size-complex="10pt" style:font-weight-complex="bold"/>
    </style:style>
    <style:style style:name="P1920" style:family="paragraph" style:parent-style-name="Standard">
      <style:paragraph-properties fo:text-align="start" style:justify-single-word="false"/>
      <style:text-properties style:font-name="Liberation Serif" fo:font-size="10pt" fo:font-weight="bold" officeooo:rsid="00484293" officeooo:paragraph-rsid="0194cdb8" style:font-size-asian="10pt" style:font-weight-asian="bold" style:font-size-complex="10pt" style:font-weight-complex="bold"/>
    </style:style>
    <style:style style:name="P1921" style:family="paragraph" style:parent-style-name="Standard">
      <style:paragraph-properties fo:text-align="start" style:justify-single-word="false"/>
      <style:text-properties style:font-name="Liberation Serif" fo:font-size="10pt" fo:font-weight="bold" officeooo:rsid="00484293" officeooo:paragraph-rsid="041812ba" style:font-size-asian="10pt" style:font-weight-asian="bold" style:font-size-complex="10pt" style:font-weight-complex="bold"/>
    </style:style>
    <style:style style:name="P1922" style:family="paragraph" style:parent-style-name="Standard">
      <style:paragraph-properties fo:text-align="start" style:justify-single-word="false"/>
      <style:text-properties style:font-name="Liberation Serif" fo:font-size="10pt" fo:font-weight="bold" officeooo:rsid="00484293" officeooo:paragraph-rsid="041cd9ea" style:font-size-asian="10pt" style:font-weight-asian="bold" style:font-size-complex="10pt" style:font-weight-complex="bold"/>
    </style:style>
    <style:style style:name="P1923" style:family="paragraph" style:parent-style-name="Standard">
      <style:paragraph-properties fo:text-align="start" style:justify-single-word="false"/>
      <style:text-properties style:font-name="Liberation Serif" fo:font-size="10pt" fo:font-weight="bold" officeooo:rsid="00484293" officeooo:paragraph-rsid="0449cf90" style:font-size-asian="10pt" style:font-weight-asian="bold" style:font-size-complex="10pt" style:font-weight-complex="bold"/>
    </style:style>
    <style:style style:name="P1924" style:family="paragraph" style:parent-style-name="Standard">
      <style:paragraph-properties fo:text-align="start" style:justify-single-word="false"/>
      <style:text-properties style:font-name="Liberation Serif" fo:font-size="10pt" fo:font-weight="bold" officeooo:rsid="00484293" officeooo:paragraph-rsid="044ad618" style:font-size-asian="10pt" style:font-weight-asian="bold" style:font-size-complex="10pt" style:font-weight-complex="bold"/>
    </style:style>
    <style:style style:name="P1925" style:family="paragraph" style:parent-style-name="Standard">
      <style:paragraph-properties fo:text-align="start" style:justify-single-word="false"/>
      <style:text-properties style:font-name="Liberation Serif" fo:font-size="10pt" fo:font-weight="bold" officeooo:rsid="00484293" officeooo:paragraph-rsid="0414cacf" style:font-size-asian="10pt" style:font-weight-asian="bold" style:font-size-complex="10pt" style:font-weight-complex="bold"/>
    </style:style>
    <style:style style:name="P1926" style:family="paragraph" style:parent-style-name="Standard">
      <style:paragraph-properties fo:text-align="start" style:justify-single-word="false"/>
      <style:text-properties style:font-name="Liberation Serif" fo:font-size="10pt" fo:font-weight="bold" officeooo:rsid="00484293" officeooo:paragraph-rsid="04947158" style:font-size-asian="10pt" style:font-weight-asian="bold" style:font-size-complex="10pt" style:font-weight-complex="bold"/>
    </style:style>
    <style:style style:name="P1927" style:family="paragraph" style:parent-style-name="Standard">
      <style:paragraph-properties fo:text-align="start" style:justify-single-word="false"/>
      <style:text-properties style:font-name="Liberation Serif" fo:font-size="10pt" fo:font-weight="bold" officeooo:rsid="000d3298" officeooo:paragraph-rsid="0344c9dc" style:font-size-asian="10pt" style:font-weight-asian="bold" style:font-size-complex="10pt" style:font-weight-complex="bold"/>
    </style:style>
    <style:style style:name="P1928" style:family="paragraph" style:parent-style-name="Standard">
      <style:paragraph-properties fo:text-align="start" style:justify-single-word="false"/>
      <style:text-properties style:font-name="Liberation Serif" fo:font-size="10pt" fo:font-weight="bold" officeooo:rsid="000d3298" officeooo:paragraph-rsid="035dbdca" style:font-size-asian="10pt" style:font-weight-asian="bold" style:font-size-complex="10pt" style:font-weight-complex="bold"/>
    </style:style>
    <style:style style:name="P1929" style:family="paragraph" style:parent-style-name="Standard">
      <loext:graphic-properties draw:fill="none"/>
      <style:paragraph-properties fo:margin-left="1.3cm" fo:margin-right="0cm" fo:text-align="start" style:justify-single-word="false" fo:text-indent="0cm" style:auto-text-indent="false" fo:background-color="transparent"/>
      <style:text-properties style:font-name="Liberation Serif" fo:font-size="10pt" fo:font-weight="bold" officeooo:rsid="0349dbda" officeooo:paragraph-rsid="0349f221" style:font-size-asian="10pt" style:font-weight-asian="bold" style:font-size-complex="10pt" style:font-weight-complex="bold"/>
    </style:style>
    <style:style style:name="P1930" style:family="paragraph" style:parent-style-name="Standard">
      <loext:graphic-properties draw:fill="none"/>
      <style:paragraph-properties fo:margin-left="1.3cm" fo:margin-right="0cm" fo:text-align="start" style:justify-single-word="false" fo:text-indent="0cm" style:auto-text-indent="false" fo:background-color="transparent"/>
      <style:text-properties style:font-name="Liberation Serif" fo:font-size="10pt" fo:font-weight="bold" officeooo:rsid="0349dbda" officeooo:paragraph-rsid="034dbf85" style:font-size-asian="10pt" style:font-weight-asian="bold" style:font-size-complex="10pt" style:font-weight-complex="bold"/>
    </style:style>
    <style:style style:name="P1931" style:family="paragraph" style:parent-style-name="Standard">
      <loext:graphic-properties draw:fill="none"/>
      <style:paragraph-properties fo:margin-left="1.3cm" fo:margin-right="0cm" fo:text-align="start" style:justify-single-word="false" fo:text-indent="0cm" style:auto-text-indent="false" fo:background-color="transparent"/>
      <style:text-properties style:font-name="Liberation Serif" fo:font-size="10pt" fo:font-weight="bold" officeooo:rsid="03641bc2" officeooo:paragraph-rsid="03641bc2" style:font-size-asian="10pt" style:font-weight-asian="bold" style:font-size-complex="10pt" style:font-weight-complex="bold"/>
    </style:style>
    <style:style style:name="P1932" style:family="paragraph" style:parent-style-name="Standard">
      <loext:graphic-properties draw:fill="none"/>
      <style:paragraph-properties fo:margin-left="1.3cm" fo:margin-right="0cm" fo:text-align="start" style:justify-single-word="false" fo:text-indent="0cm" style:auto-text-indent="false" fo:background-color="transparent"/>
      <style:text-properties style:font-name="Liberation Serif" fo:font-size="10pt" fo:font-weight="bold" officeooo:rsid="0396ca16" officeooo:paragraph-rsid="03d21031" style:font-size-asian="10pt" style:font-weight-asian="bold" style:font-size-complex="10pt" style:font-weight-complex="bold"/>
    </style:style>
    <style:style style:name="P1933" style:family="paragraph" style:parent-style-name="Standard">
      <loext:graphic-properties draw:fill="none"/>
      <style:paragraph-properties fo:margin-left="1.3cm" fo:margin-right="0cm" fo:text-align="start" style:justify-single-word="false" fo:text-indent="0cm" style:auto-text-indent="false" fo:background-color="transparent"/>
      <style:text-properties style:font-name="Liberation Serif" fo:font-size="10pt" fo:font-weight="bold" officeooo:rsid="03d094dc" officeooo:paragraph-rsid="03d21031" style:font-size-asian="10pt" style:font-weight-asian="bold" style:font-size-complex="10pt" style:font-weight-complex="bold"/>
    </style:style>
    <style:style style:name="P1934" style:family="paragraph" style:parent-style-name="Standard">
      <style:paragraph-properties fo:text-align="start" style:justify-single-word="false"/>
      <style:text-properties style:font-name="Liberation Serif" fo:font-size="10pt" fo:font-weight="bold" officeooo:rsid="000a2f6d" officeooo:paragraph-rsid="03cfc94d" style:font-size-asian="10pt" style:font-weight-asian="bold" style:font-size-complex="10pt" style:font-weight-complex="bold"/>
    </style:style>
    <style:style style:name="P1935" style:family="paragraph" style:parent-style-name="Standard">
      <style:paragraph-properties fo:text-align="start" style:justify-single-word="false"/>
      <style:text-properties style:font-name="Liberation Serif" fo:font-size="10pt" fo:font-weight="bold" officeooo:rsid="00209250" officeooo:paragraph-rsid="00382ffc" style:font-size-asian="10pt" style:font-weight-asian="bold" style:font-size-complex="10pt" style:font-weight-complex="bold"/>
    </style:style>
    <style:style style:name="P1936" style:family="paragraph" style:parent-style-name="Standard">
      <style:paragraph-properties fo:text-align="start" style:justify-single-word="false"/>
      <style:text-properties style:font-name="Liberation Serif" fo:font-size="10pt" fo:font-weight="bold" officeooo:rsid="00209250" officeooo:paragraph-rsid="04109ad2" style:font-size-asian="10pt" style:font-weight-asian="bold" style:font-size-complex="10pt" style:font-weight-complex="bold"/>
    </style:style>
    <style:style style:name="P1937" style:family="paragraph" style:parent-style-name="Standard">
      <style:paragraph-properties fo:text-align="start" style:justify-single-word="false"/>
      <style:text-properties style:font-name="Liberation Serif" fo:font-size="10pt" fo:font-weight="bold" officeooo:rsid="00209250" officeooo:paragraph-rsid="04109576" style:font-size-asian="10pt" style:font-weight-asian="bold" style:font-size-complex="10pt" style:font-weight-complex="bold"/>
    </style:style>
    <style:style style:name="P1938" style:family="paragraph" style:parent-style-name="Standard">
      <style:paragraph-properties fo:text-align="start" style:justify-single-word="false"/>
      <style:text-properties style:font-name="Liberation Serif" fo:font-size="10pt" fo:font-weight="bold" officeooo:rsid="00209250" officeooo:paragraph-rsid="0411011f" style:font-size-asian="10pt" style:font-weight-asian="bold" style:font-size-complex="10pt" style:font-weight-complex="bold"/>
    </style:style>
    <style:style style:name="P1939" style:family="paragraph" style:parent-style-name="Standard">
      <style:text-properties style:font-name="Liberation Serif" fo:font-size="10pt" officeooo:paragraph-rsid="02d45090" style:font-size-asian="10pt" style:font-size-complex="10pt"/>
    </style:style>
    <style:style style:name="P1940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917500" officeooo:paragraph-rsid="0096a2de" style:font-size-asian="8.75pt" style:font-weight-asian="normal" style:font-size-complex="8pt" style:font-weight-complex="normal"/>
    </style:style>
    <style:style style:name="P1941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99cc51" officeooo:paragraph-rsid="00a878f7" style:font-size-asian="8.75pt" style:font-weight-asian="normal" style:font-size-complex="8pt" style:font-weight-complex="normal"/>
    </style:style>
    <style:style style:name="P1942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99cc51" officeooo:paragraph-rsid="00a92c04" style:font-size-asian="8.75pt" style:font-weight-asian="normal" style:font-size-complex="8pt" style:font-weight-complex="normal"/>
    </style:style>
    <style:style style:name="P1943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99cc51" officeooo:paragraph-rsid="00b16fdf" style:font-size-asian="8.75pt" style:font-weight-asian="normal" style:font-size-complex="8pt" style:font-weight-complex="normal"/>
    </style:style>
    <style:style style:name="P1944" style:family="paragraph" style:parent-style-name="Standard">
      <loext:graphic-properties draw:fill="none"/>
      <style:paragraph-properties fo:margin-left="1.3cm" fo:margin-right="0cm" fo:text-align="start" style:justify-single-word="false" fo:text-indent="0cm" style:auto-text-indent="false" fo:background-color="transparent"/>
      <style:text-properties style:font-name="Liberation Serif" fo:font-size="8pt" fo:font-weight="normal" officeooo:rsid="034fe1ca" officeooo:paragraph-rsid="034fe1ca" style:font-size-asian="8pt" style:font-weight-asian="normal" style:font-size-complex="8pt" style:font-weight-complex="normal"/>
    </style:style>
    <style:style style:name="P1945" style:family="paragraph" style:parent-style-name="Standard">
      <style:paragraph-properties fo:text-align="start" style:justify-single-word="false"/>
      <style:text-properties style:font-name="Liberation Serif" fo:font-size="8pt" fo:font-weight="normal" officeooo:rsid="018a978b" officeooo:paragraph-rsid="018a978b" style:font-size-asian="8pt" style:font-weight-asian="normal" style:font-size-complex="8pt" style:font-weight-complex="normal"/>
    </style:style>
    <style:style style:name="P1946" style:family="paragraph" style:parent-style-name="Standard">
      <style:paragraph-properties fo:text-align="start" style:justify-single-word="false"/>
      <style:text-properties style:font-name="Liberation Serif" fo:font-size="8pt" fo:font-weight="bold" officeooo:rsid="00484293" officeooo:paragraph-rsid="029ee24c" style:font-size-asian="8pt" style:font-weight-asian="bold" style:font-size-complex="8pt" style:font-weight-complex="bold"/>
    </style:style>
    <style:style style:name="P1947" style:family="paragraph" style:parent-style-name="Standard">
      <style:paragraph-properties fo:text-align="start" style:justify-single-word="false"/>
      <style:text-properties style:font-name="Liberation Serif" fo:font-size="14pt" fo:font-weight="bold" officeooo:rsid="01711130" officeooo:paragraph-rsid="016578ac" style:font-size-asian="14pt" style:font-weight-asian="bold" style:font-size-complex="14pt" style:font-weight-complex="bold"/>
    </style:style>
    <style:style style:name="P1948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1c2deb0" officeooo:paragraph-rsid="027e2afc" style:font-size-asian="14pt" style:font-weight-asian="normal" style:font-size-complex="14pt" style:font-weight-complex="normal"/>
    </style:style>
    <style:style style:name="P1949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5127b5" officeooo:paragraph-rsid="00382ffc" style:font-size-asian="14pt" style:font-weight-asian="normal" style:font-size-complex="14pt" style:font-weight-complex="normal"/>
    </style:style>
    <style:style style:name="P1950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5127b5" officeooo:paragraph-rsid="04109576" style:font-size-asian="14pt" style:font-weight-asian="normal" style:font-size-complex="14pt" style:font-weight-complex="normal"/>
    </style:style>
    <style:style style:name="P19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9cc51" officeooo:paragraph-rsid="01f302b0" style:font-size-asian="12pt" style:font-weight-asian="normal" style:font-size-complex="12pt" style:font-weight-complex="normal"/>
    </style:style>
    <style:style style:name="P19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9cc51" officeooo:paragraph-rsid="01f358bc" style:font-size-asian="12pt" style:font-weight-asian="normal" style:font-size-complex="12pt" style:font-weight-complex="normal"/>
    </style:style>
    <style:style style:name="P19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9cc51" officeooo:paragraph-rsid="01f5ed9c" style:font-size-asian="12pt" style:font-weight-asian="normal" style:font-size-complex="12pt" style:font-weight-complex="normal"/>
    </style:style>
    <style:style style:name="P19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9cc51" officeooo:paragraph-rsid="038c9874" style:font-size-asian="12pt" style:font-weight-asian="normal" style:font-size-complex="12pt" style:font-weight-complex="normal"/>
    </style:style>
    <style:style style:name="P19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9cc51" officeooo:paragraph-rsid="038d0459" style:font-size-asian="12pt" style:font-weight-asian="normal" style:font-size-complex="12pt" style:font-weight-complex="normal"/>
    </style:style>
    <style:style style:name="P1956" style:family="paragraph" style:parent-style-name="Standard">
      <style:paragraph-properties fo:text-align="start" style:justify-single-word="false"/>
      <style:text-properties style:font-name="Liberation Serif" fo:font-size="18pt" fo:font-weight="bold" officeooo:paragraph-rsid="029ee24c"/>
    </style:style>
    <style:style style:name="P1957" style:family="paragraph" style:parent-style-name="Standard">
      <style:paragraph-properties fo:text-align="start" style:justify-single-word="false"/>
      <style:text-properties fo:font-size="8pt" fo:font-weight="bold" officeooo:rsid="00484293" officeooo:paragraph-rsid="01831233" style:font-size-asian="8pt" style:font-weight-asian="bold" style:font-size-complex="8pt" style:font-weight-complex="bold"/>
    </style:style>
    <style:style style:name="P1958" style:family="paragraph" style:parent-style-name="Standard">
      <style:paragraph-properties fo:text-align="start" style:justify-single-word="false"/>
      <style:text-properties fo:font-size="8pt" fo:font-weight="bold" officeooo:rsid="00484293" officeooo:paragraph-rsid="00ec35af" style:font-size-asian="8pt" style:font-weight-asian="bold" style:font-size-complex="8pt" style:font-weight-complex="bold"/>
    </style:style>
    <style:style style:name="P1959" style:family="paragraph" style:parent-style-name="Standard">
      <style:paragraph-properties fo:text-align="start" style:justify-single-word="false"/>
      <style:text-properties fo:font-size="8pt" fo:font-weight="bold" officeooo:rsid="00484293" officeooo:paragraph-rsid="039239f3" style:font-size-asian="8pt" style:font-weight-asian="bold" style:font-size-complex="8pt" style:font-weight-complex="bold"/>
    </style:style>
    <style:style style:name="P1960" style:family="paragraph" style:parent-style-name="Standard">
      <style:paragraph-properties fo:text-align="start" style:justify-single-word="false"/>
      <style:text-properties fo:font-size="8pt" fo:font-weight="bold" officeooo:rsid="00484293" officeooo:paragraph-rsid="03a501f1" style:font-size-asian="8pt" style:font-weight-asian="bold" style:font-size-complex="8pt" style:font-weight-complex="bold"/>
    </style:style>
    <style:style style:name="P1961" style:family="paragraph" style:parent-style-name="Standard">
      <style:paragraph-properties fo:text-align="start" style:justify-single-word="false"/>
      <style:text-properties fo:font-size="8pt" fo:font-weight="bold" officeooo:rsid="00484293" officeooo:paragraph-rsid="04902452" style:font-size-asian="8pt" style:font-weight-asian="bold" style:font-size-complex="8pt" style:font-weight-complex="bold"/>
    </style:style>
    <style:style style:name="P1962" style:family="paragraph" style:parent-style-name="Standard">
      <style:paragraph-properties fo:text-align="start" style:justify-single-word="false"/>
      <style:text-properties fo:font-size="8pt" fo:font-weight="bold" officeooo:rsid="000d3298" officeooo:paragraph-rsid="00173fda" style:font-size-asian="8pt" style:font-weight-asian="bold" style:font-size-complex="8pt" style:font-weight-complex="bold"/>
    </style:style>
    <style:style style:name="P1963" style:family="paragraph" style:parent-style-name="Standard">
      <style:paragraph-properties fo:text-align="start" style:justify-single-word="false"/>
      <style:text-properties fo:font-size="8pt" fo:font-weight="bold" officeooo:rsid="00209250" officeooo:paragraph-rsid="0413056d" style:font-size-asian="7pt" style:font-weight-asian="bold" style:font-size-complex="8pt" style:font-weight-complex="bold"/>
    </style:style>
    <style:style style:name="P1964" style:family="paragraph" style:parent-style-name="Standard">
      <style:paragraph-properties fo:text-align="start" style:justify-single-word="false"/>
      <style:text-properties fo:font-size="8pt" fo:font-weight="bold" officeooo:rsid="00209250" officeooo:paragraph-rsid="041812ba" style:font-size-asian="7pt" style:font-weight-asian="bold" style:font-size-complex="8pt" style:font-weight-complex="bold"/>
    </style:style>
    <style:style style:name="P1965" style:family="paragraph" style:parent-style-name="Standard">
      <style:paragraph-properties fo:text-align="start" style:justify-single-word="false"/>
      <style:text-properties fo:font-size="8pt" fo:font-weight="bold" officeooo:rsid="00209250" officeooo:paragraph-rsid="041cd9ea" style:font-size-asian="7pt" style:font-weight-asian="bold" style:font-size-complex="8pt" style:font-weight-complex="bold"/>
    </style:style>
    <style:style style:name="P1966" style:family="paragraph" style:parent-style-name="Standard">
      <style:paragraph-properties fo:text-align="start" style:justify-single-word="false"/>
      <style:text-properties fo:font-size="8pt" fo:font-weight="normal" officeooo:rsid="00d49ae1" officeooo:paragraph-rsid="028e0db9" style:font-size-asian="8.75pt" style:font-weight-asian="normal" style:font-size-complex="8pt" style:font-weight-complex="normal"/>
    </style:style>
    <style:style style:name="P1967" style:family="paragraph" style:parent-style-name="Standard">
      <style:paragraph-properties fo:text-align="start" style:justify-single-word="false"/>
      <style:text-properties fo:font-size="8pt" fo:font-weight="normal" officeooo:rsid="00d49ae1" officeooo:paragraph-rsid="028b43a0" style:font-size-asian="8.75pt" style:font-weight-asian="normal" style:font-size-complex="8pt" style:font-weight-complex="normal"/>
    </style:style>
    <style:style style:name="P1968" style:family="paragraph" style:parent-style-name="Standard">
      <style:paragraph-properties fo:text-align="start" style:justify-single-word="false"/>
      <style:text-properties fo:font-size="8pt" fo:font-weight="normal" officeooo:rsid="00d49ae1" officeooo:paragraph-rsid="03eccc8e" style:font-size-asian="8.75pt" style:font-weight-asian="normal" style:font-size-complex="8pt" style:font-weight-complex="normal"/>
    </style:style>
    <style:style style:name="P1969" style:family="paragraph" style:parent-style-name="Standard">
      <style:paragraph-properties fo:text-align="start" style:justify-single-word="false"/>
      <style:text-properties fo:font-size="8pt" fo:font-weight="normal" officeooo:rsid="012b4300" officeooo:paragraph-rsid="013f914b" style:font-size-asian="8pt" style:font-weight-asian="normal" style:font-size-complex="8pt" style:font-weight-complex="normal"/>
    </style:style>
    <style:style style:name="P1970" style:family="paragraph" style:parent-style-name="Standard">
      <style:paragraph-properties fo:text-align="start" style:justify-single-word="false"/>
      <style:text-properties fo:font-size="8pt" fo:font-weight="normal" officeooo:rsid="012b4300" officeooo:paragraph-rsid="01490ab9" style:font-size-asian="8pt" style:font-weight-asian="normal" style:font-size-complex="8pt" style:font-weight-complex="normal"/>
    </style:style>
    <style:style style:name="P1971" style:family="paragraph" style:parent-style-name="Standard">
      <style:paragraph-properties fo:text-align="start" style:justify-single-word="false"/>
      <style:text-properties fo:font-size="8pt" fo:font-weight="normal" officeooo:rsid="012b4300" officeooo:paragraph-rsid="015232a9" style:font-size-asian="8pt" style:font-weight-asian="normal" style:font-size-complex="8pt" style:font-weight-complex="normal"/>
    </style:style>
    <style:style style:name="P1972" style:family="paragraph" style:parent-style-name="Standard">
      <style:paragraph-properties fo:text-align="start" style:justify-single-word="false"/>
      <style:text-properties fo:font-size="8pt" fo:font-weight="normal" officeooo:rsid="012b4300" officeooo:paragraph-rsid="012d1d35" style:font-size-asian="8pt" style:font-weight-asian="normal" style:font-size-complex="8pt" style:font-weight-complex="normal"/>
    </style:style>
    <style:style style:name="P1973" style:family="paragraph" style:parent-style-name="Standard">
      <style:paragraph-properties fo:text-align="start" style:justify-single-word="false"/>
      <style:text-properties fo:font-size="8pt" fo:font-weight="normal" officeooo:rsid="012b4300" officeooo:paragraph-rsid="015cfa6a" style:font-size-asian="8pt" style:font-weight-asian="normal" style:font-size-complex="8pt" style:font-weight-complex="normal"/>
    </style:style>
    <style:style style:name="P1974" style:family="paragraph" style:parent-style-name="Standard">
      <style:paragraph-properties fo:text-align="start" style:justify-single-word="false"/>
      <style:text-properties fo:font-size="8pt" fo:font-weight="normal" officeooo:rsid="0166f04c" officeooo:paragraph-rsid="019372fe" style:font-size-asian="8pt" style:font-weight-asian="normal" style:font-size-complex="8pt" style:font-weight-complex="normal"/>
    </style:style>
    <style:style style:name="P1975" style:family="paragraph" style:parent-style-name="Standard">
      <style:paragraph-properties fo:text-align="start" style:justify-single-word="false"/>
      <style:text-properties fo:font-size="8pt" fo:font-weight="normal" officeooo:rsid="004883cb" officeooo:paragraph-rsid="0286a3c1" style:font-size-asian="8pt" style:font-weight-asian="normal" style:font-size-complex="8pt" style:font-weight-complex="normal"/>
    </style:style>
    <style:style style:name="P1976" style:family="paragraph" style:parent-style-name="Standard">
      <style:paragraph-properties fo:text-align="start" style:justify-single-word="false"/>
      <style:text-properties fo:font-size="8pt" fo:font-weight="normal" officeooo:rsid="004883cb" officeooo:paragraph-rsid="02f27e92" style:font-size-asian="8pt" style:font-weight-asian="normal" style:font-size-complex="8pt" style:font-weight-complex="normal"/>
    </style:style>
    <style:style style:name="P1977" style:family="paragraph" style:parent-style-name="Standard">
      <style:paragraph-properties fo:text-align="start" style:justify-single-word="false"/>
      <style:text-properties fo:font-size="8pt" fo:font-weight="normal" officeooo:rsid="004883cb" officeooo:paragraph-rsid="007b7bff" style:font-size-asian="8pt" style:font-weight-asian="normal" style:font-size-complex="8pt" style:font-weight-complex="normal"/>
    </style:style>
    <style:style style:name="P1978" style:family="paragraph" style:parent-style-name="Standard">
      <style:paragraph-properties fo:text-align="start" style:justify-single-word="false"/>
      <style:text-properties fo:font-size="8pt" fo:font-weight="normal" officeooo:rsid="004883cb" officeooo:paragraph-rsid="00773236" style:font-size-asian="8pt" style:font-weight-asian="normal" style:font-size-complex="8pt" style:font-weight-complex="normal"/>
    </style:style>
    <style:style style:name="P1979" style:family="paragraph" style:parent-style-name="Standard">
      <style:paragraph-properties fo:text-align="start" style:justify-single-word="false"/>
      <style:text-properties fo:font-size="8pt" fo:font-weight="normal" officeooo:rsid="004883cb" officeooo:paragraph-rsid="00787587" style:font-size-asian="8pt" style:font-weight-asian="normal" style:font-size-complex="8pt" style:font-weight-complex="normal"/>
    </style:style>
    <style:style style:name="P1980" style:family="paragraph" style:parent-style-name="Standard">
      <style:paragraph-properties fo:text-align="start" style:justify-single-word="false"/>
      <style:text-properties fo:font-size="8pt" fo:font-weight="normal" officeooo:rsid="004883cb" officeooo:paragraph-rsid="02923dac" style:font-size-asian="8pt" style:font-weight-asian="normal" style:font-size-complex="8pt" style:font-weight-complex="normal"/>
    </style:style>
    <style:style style:name="P1981" style:family="paragraph" style:parent-style-name="Standard">
      <style:paragraph-properties fo:text-align="start" style:justify-single-word="false"/>
      <style:text-properties fo:font-size="8pt" fo:font-weight="normal" officeooo:rsid="00d2fbf2" officeooo:paragraph-rsid="02ac1b43" style:font-size-asian="8pt" style:font-weight-asian="normal" style:font-size-complex="8pt" style:font-weight-complex="normal"/>
    </style:style>
    <style:style style:name="P1982" style:family="paragraph" style:parent-style-name="Standard">
      <style:paragraph-properties fo:text-align="start" style:justify-single-word="false"/>
      <style:text-properties fo:font-size="8pt" fo:font-weight="normal" officeooo:rsid="00d2fbf2" officeooo:paragraph-rsid="0286a3c1" style:font-size-asian="8pt" style:font-weight-asian="normal" style:font-size-complex="8pt" style:font-weight-complex="normal"/>
    </style:style>
    <style:style style:name="P1983" style:family="paragraph" style:parent-style-name="Standard">
      <style:paragraph-properties fo:text-align="start" style:justify-single-word="false"/>
      <style:text-properties fo:font-size="8pt" fo:font-weight="normal" officeooo:rsid="00581112" officeooo:paragraph-rsid="00720d1a" style:font-size-asian="8pt" style:font-weight-asian="normal" style:font-size-complex="8pt" style:font-weight-complex="normal"/>
    </style:style>
    <style:style style:name="P1984" style:family="paragraph" style:parent-style-name="Standard">
      <style:paragraph-properties fo:text-align="start" style:justify-single-word="false"/>
      <style:text-properties fo:font-size="8pt" fo:font-weight="normal" officeooo:rsid="00d56ab0" officeooo:paragraph-rsid="033886a3" style:font-size-asian="8pt" style:font-weight-asian="normal" style:font-size-complex="8pt" style:font-weight-complex="normal"/>
    </style:style>
    <style:style style:name="P1985" style:family="paragraph" style:parent-style-name="Standard">
      <style:paragraph-properties fo:text-align="start" style:justify-single-word="false"/>
      <style:text-properties fo:font-size="8pt" fo:font-weight="normal" officeooo:rsid="011ce1af" officeooo:paragraph-rsid="011ce1af" style:font-size-asian="8pt" style:font-weight-asian="normal" style:font-size-complex="8pt" style:font-weight-complex="normal"/>
    </style:style>
    <style:style style:name="P1986" style:family="paragraph" style:parent-style-name="Standard">
      <style:paragraph-properties fo:text-align="start" style:justify-single-word="false"/>
      <style:text-properties fo:font-size="8pt" fo:font-weight="normal" officeooo:rsid="01201a72" officeooo:paragraph-rsid="01226f6d" style:font-size-asian="8pt" style:font-weight-asian="normal" style:font-size-complex="8pt" style:font-weight-complex="normal"/>
    </style:style>
    <style:style style:name="P1987" style:family="paragraph" style:parent-style-name="Standard">
      <style:paragraph-properties fo:text-align="start" style:justify-single-word="false"/>
      <style:text-properties fo:font-size="8pt" fo:font-weight="normal" officeooo:rsid="00d49ae1" officeooo:paragraph-rsid="00d49ae1" style:font-size-asian="8pt" style:font-weight-asian="normal" style:font-size-complex="8pt" style:font-weight-complex="normal"/>
    </style:style>
    <style:style style:name="P1988" style:family="paragraph" style:parent-style-name="Standard">
      <style:paragraph-properties fo:text-align="start" style:justify-single-word="false"/>
      <style:text-properties fo:font-size="8pt" fo:font-weight="normal" officeooo:rsid="019469e2" officeooo:paragraph-rsid="0469057a" style:font-size-asian="8pt" style:font-weight-asian="normal" style:font-size-complex="8pt" style:font-weight-complex="normal"/>
    </style:style>
    <style:style style:name="P1989" style:family="paragraph" style:parent-style-name="Standard">
      <style:paragraph-properties fo:text-align="start" style:justify-single-word="false"/>
      <style:text-properties fo:font-size="8pt" fo:font-weight="normal" officeooo:rsid="04132621" officeooo:paragraph-rsid="048fa720" style:font-size-asian="8pt" style:font-weight-asian="normal" style:font-size-complex="8pt" style:font-weight-complex="normal"/>
    </style:style>
    <style:style style:name="P1990" style:family="paragraph" style:parent-style-name="Standard">
      <style:paragraph-properties fo:text-align="start" style:justify-single-word="false"/>
      <style:text-properties fo:font-variant="normal" fo:text-transform="none" fo:color="#3c4043" loext:opacity="100%" style:font-name="Liberation Serif" fo:font-size="10pt" fo:letter-spacing="normal" fo:font-style="normal" fo:font-weight="normal" officeooo:rsid="029ee24c" officeooo:paragraph-rsid="02a203fd" style:font-size-asian="10pt" style:font-weight-asian="normal" style:font-size-complex="10pt" style:font-weight-complex="normal"/>
    </style:style>
    <style:style style:name="P1991" style:family="paragraph" style:parent-style-name="Standard">
      <style:paragraph-properties fo:text-align="start" style:justify-single-word="false"/>
      <style:text-properties fo:font-variant="normal" fo:text-transform="none" fo:color="#3c4043" loext:opacity="100%" style:font-name="Liberation Serif" fo:font-size="10pt" fo:letter-spacing="normal" fo:font-style="normal" fo:font-weight="normal" officeooo:rsid="029ee24c" officeooo:paragraph-rsid="02a3dce2" style:font-size-asian="10pt" style:font-weight-asian="normal" style:font-size-complex="10pt" style:font-weight-complex="normal"/>
    </style:style>
    <style:style style:name="P1992" style:family="paragraph" style:parent-style-name="Standard">
      <style:paragraph-properties fo:text-align="start" style:justify-single-word="false"/>
      <style:text-properties fo:font-variant="normal" fo:text-transform="none" fo:color="#3c4043" loext:opacity="100%" style:font-name="Liberation Serif" fo:font-size="10pt" fo:letter-spacing="normal" fo:font-style="normal" fo:font-weight="normal" officeooo:rsid="0219c778" officeooo:paragraph-rsid="02a3dce2" style:font-size-asian="10pt" style:font-weight-asian="normal" style:font-size-complex="10pt" style:font-weight-complex="normal"/>
    </style:style>
    <style:style style:name="P1993" style:family="paragraph" style:parent-style-name="Standard">
      <style:paragraph-properties fo:text-align="start" style:justify-single-word="false"/>
      <style:text-properties fo:font-variant="normal" fo:text-transform="none" fo:color="#3c4043" loext:opacity="100%" style:font-name="Liberation Serif" fo:font-size="10pt" fo:letter-spacing="normal" fo:font-style="normal" fo:font-weight="normal" officeooo:rsid="0219c778" officeooo:paragraph-rsid="02a531f7" style:font-size-asian="10pt" style:font-weight-asian="normal" style:font-size-complex="10pt" style:font-weight-complex="normal"/>
    </style:style>
    <style:style style:name="P1994" style:family="paragraph" style:parent-style-name="Standard">
      <style:paragraph-properties fo:text-align="start" style:justify-single-word="false"/>
      <style:text-properties fo:font-variant="normal" fo:text-transform="none" fo:color="#3c4043" loext:opacity="100%" style:font-name="Liberation Serif" fo:font-size="10pt" fo:letter-spacing="normal" fo:font-style="normal" fo:font-weight="normal" officeooo:rsid="0219c778" officeooo:paragraph-rsid="02a80c30" style:font-size-asian="10pt" style:font-weight-asian="normal" style:font-size-complex="10pt" style:font-weight-complex="normal"/>
    </style:style>
    <style:style style:name="P1995" style:family="paragraph" style:parent-style-name="Standard">
      <style:paragraph-properties fo:text-align="start" style:justify-single-word="false"/>
      <style:text-properties fo:font-variant="normal" fo:text-transform="none" fo:color="#3c4043" loext:opacity="100%" style:font-name="Liberation Serif" fo:font-size="10pt" fo:letter-spacing="normal" fo:font-style="normal" fo:font-weight="normal" officeooo:rsid="0219c778" officeooo:paragraph-rsid="02a8b835" style:font-size-asian="10pt" style:font-weight-asian="normal" style:font-size-complex="10pt" style:font-weight-complex="normal"/>
    </style:style>
    <style:style style:name="P1996" style:family="paragraph" style:parent-style-name="Standard">
      <style:paragraph-properties fo:text-align="start" style:justify-single-word="false"/>
      <style:text-properties fo:font-variant="normal" fo:text-transform="none" fo:color="#3c4043" loext:opacity="100%" style:font-name="Liberation Serif" fo:font-size="10pt" fo:letter-spacing="normal" fo:font-style="normal" fo:font-weight="normal" officeooo:rsid="0219c778" officeooo:paragraph-rsid="039239f3" style:font-size-asian="10pt" style:font-weight-asian="normal" style:font-size-complex="10pt" style:font-weight-complex="normal"/>
    </style:style>
    <style:style style:name="P1997" style:family="paragraph" style:parent-style-name="Standard">
      <style:paragraph-properties fo:text-align="start" style:justify-single-word="false"/>
      <style:text-properties fo:font-variant="normal" fo:text-transform="none" fo:color="#3c4043" loext:opacity="100%" style:font-name="Liberation Serif" fo:font-size="10pt" fo:letter-spacing="normal" fo:font-style="normal" fo:font-weight="normal" officeooo:rsid="02a531f7" officeooo:paragraph-rsid="02a8b835" style:font-size-asian="10pt" style:font-weight-asian="normal" style:font-size-complex="10pt" style:font-weight-complex="normal"/>
    </style:style>
    <style:style style:name="P1998" style:family="paragraph" style:parent-style-name="Standard">
      <style:paragraph-properties fo:text-align="start" style:justify-single-word="false"/>
      <style:text-properties fo:font-variant="normal" fo:text-transform="none" fo:color="#3c4043" loext:opacity="100%" style:font-name="Liberation Serif" fo:font-size="10pt" fo:letter-spacing="normal" fo:font-style="normal" fo:font-weight="normal" officeooo:paragraph-rsid="02a3dce2" style:font-size-asian="10pt" style:font-size-complex="10pt"/>
    </style:style>
    <style:style style:name="P1999" style:family="paragraph" style:parent-style-name="Standard">
      <style:paragraph-properties fo:text-align="start" style:justify-single-word="false"/>
      <style:text-properties fo:font-variant="normal" fo:text-transform="none" fo:color="#3c4043" loext:opacity="100%" style:font-name="Liberation Serif" fo:font-size="10pt" fo:letter-spacing="normal" fo:font-style="normal" fo:font-weight="normal" officeooo:paragraph-rsid="02a80c30" style:font-size-asian="10pt" style:font-size-complex="10pt"/>
    </style:style>
    <style:style style:name="P2000" style:family="paragraph" style:parent-style-name="Standard">
      <style:paragraph-properties fo:text-align="start" style:justify-single-word="false"/>
      <style:text-properties fo:font-variant="normal" fo:text-transform="none" fo:color="#3c4043" loext:opacity="100%" style:font-name="Liberation Serif" fo:font-size="10pt" fo:letter-spacing="normal" fo:font-style="normal" fo:font-weight="normal" officeooo:rsid="02a6fd0d" officeooo:paragraph-rsid="02a80c30" style:font-size-asian="8.75pt" style:font-weight-asian="normal" style:font-size-complex="10pt" style:font-weight-complex="normal"/>
    </style:style>
    <style:style style:name="P2001" style:family="paragraph" style:parent-style-name="Standard">
      <style:paragraph-properties fo:text-align="start" style:justify-single-word="false">
        <style:tab-stops>
          <style:tab-stop style:position="0.905cm"/>
        </style:tab-stops>
      </style:paragraph-properties>
      <style:text-properties fo:font-variant="normal" fo:text-transform="none" fo:color="#3c4043" loext:opacity="100%" style:font-name="Liberation Serif" fo:font-size="10pt" fo:letter-spacing="normal" fo:font-style="normal" fo:font-weight="normal" officeooo:rsid="02a6fd0d" officeooo:paragraph-rsid="02a80c30" style:font-size-asian="8.75pt" style:font-weight-asian="normal" style:font-size-complex="10pt" style:font-weight-complex="normal"/>
    </style:style>
    <style:style style:name="P2002" style:family="paragraph" style:parent-style-name="Standard">
      <style:paragraph-properties fo:text-align="start" style:justify-single-word="false"/>
      <style:text-properties fo:font-variant="normal" fo:text-transform="none" fo:color="#3c4043" loext:opacity="100%" style:font-name="FreeMono" fo:font-size="8pt" fo:letter-spacing="normal" fo:font-style="normal" fo:font-weight="normal" officeooo:rsid="0219c778" officeooo:paragraph-rsid="02a203fd" style:font-size-asian="8pt" style:font-weight-asian="normal" style:font-size-complex="8pt" style:font-weight-complex="normal"/>
    </style:style>
    <style:style style:name="P2003" style:family="paragraph" style:parent-style-name="Standard">
      <style:paragraph-properties fo:text-align="start" style:justify-single-word="false"/>
      <style:text-properties fo:font-variant="normal" fo:text-transform="none" fo:color="#3c4043" loext:opacity="100%" style:font-name="FreeMono" fo:font-size="8pt" fo:letter-spacing="normal" fo:font-style="normal" fo:font-weight="normal" officeooo:rsid="0219c778" officeooo:paragraph-rsid="02a3dce2" style:font-size-asian="8pt" style:font-weight-asian="normal" style:font-size-complex="8pt" style:font-weight-complex="normal"/>
    </style:style>
    <style:style style:name="P2004" style:family="paragraph" style:parent-style-name="Standard">
      <style:paragraph-properties fo:text-align="start" style:justify-single-word="false"/>
      <style:text-properties fo:font-variant="normal" fo:text-transform="none" fo:color="#3c4043" loext:opacity="100%" style:font-name="FreeMono" fo:font-size="8pt" fo:letter-spacing="normal" fo:font-style="normal" fo:font-weight="normal" officeooo:rsid="0219c778" officeooo:paragraph-rsid="02a531f7" style:font-size-asian="8pt" style:font-weight-asian="normal" style:font-size-complex="8pt" style:font-weight-complex="normal"/>
    </style:style>
    <style:style style:name="P2005" style:family="paragraph" style:parent-style-name="Standard">
      <style:paragraph-properties fo:text-align="start" style:justify-single-word="false"/>
      <style:text-properties fo:font-variant="normal" fo:text-transform="none" fo:color="#3c4043" loext:opacity="100%" style:font-name="FreeMono" fo:font-size="8pt" fo:letter-spacing="normal" fo:font-style="normal" fo:font-weight="normal" officeooo:rsid="0219c778" officeooo:paragraph-rsid="02a6fd0d" style:font-size-asian="8pt" style:font-weight-asian="normal" style:font-size-complex="8pt" style:font-weight-complex="normal"/>
    </style:style>
    <style:style style:name="P2006" style:family="paragraph" style:parent-style-name="Standard">
      <style:paragraph-properties fo:text-align="start" style:justify-single-word="false"/>
      <style:text-properties fo:font-variant="normal" fo:text-transform="none" fo:color="#3c4043" loext:opacity="100%" style:font-name="FreeMono" fo:font-size="8pt" fo:letter-spacing="normal" fo:font-style="normal" fo:font-weight="normal" officeooo:rsid="0219c778" officeooo:paragraph-rsid="02a80c30" style:font-size-asian="8pt" style:font-weight-asian="normal" style:font-size-complex="8pt" style:font-weight-complex="normal"/>
    </style:style>
    <style:style style:name="P2007" style:family="paragraph" style:parent-style-name="Standard">
      <style:paragraph-properties fo:text-align="start" style:justify-single-word="false"/>
      <style:text-properties fo:font-variant="normal" fo:text-transform="none" fo:color="#3c4043" loext:opacity="100%" style:font-name="FreeMono" fo:font-size="8pt" fo:letter-spacing="normal" fo:font-style="normal" fo:font-weight="normal" officeooo:rsid="0219c778" officeooo:paragraph-rsid="02a8b835" style:font-size-asian="8pt" style:font-weight-asian="normal" style:font-size-complex="8pt" style:font-weight-complex="normal"/>
    </style:style>
    <style:style style:name="P2008" style:family="paragraph" style:parent-style-name="Standard">
      <style:paragraph-properties fo:text-align="start" style:justify-single-word="false"/>
      <style:text-properties fo:font-variant="normal" fo:text-transform="none" fo:color="#3c4043" loext:opacity="100%" style:font-name="FreeMono" fo:font-size="8pt" fo:letter-spacing="normal" fo:font-style="normal" fo:font-weight="normal" officeooo:rsid="0219c778" officeooo:paragraph-rsid="02aa6a08" style:font-size-asian="8pt" style:font-weight-asian="normal" style:font-size-complex="8pt" style:font-weight-complex="normal"/>
    </style:style>
    <style:style style:name="P2009" style:family="paragraph" style:parent-style-name="Standard">
      <style:paragraph-properties fo:text-align="start" style:justify-single-word="false"/>
      <style:text-properties fo:font-variant="normal" fo:text-transform="none" fo:color="#3c4043" loext:opacity="100%" style:font-name="FreeMono" fo:font-size="8pt" fo:letter-spacing="normal" fo:font-style="normal" fo:font-weight="normal" officeooo:rsid="029ee24c" officeooo:paragraph-rsid="02a203fd" style:font-size-asian="8pt" style:font-weight-asian="normal" style:font-size-complex="8pt" style:font-weight-complex="normal"/>
    </style:style>
    <style:style style:name="P2010" style:family="paragraph" style:parent-style-name="Standard">
      <style:paragraph-properties fo:text-align="start" style:justify-single-word="false"/>
      <style:text-properties fo:font-variant="normal" fo:text-transform="none" fo:color="#3c4043" loext:opacity="100%" style:font-name="FreeMono" fo:font-size="8pt" fo:letter-spacing="normal" fo:font-style="normal" fo:font-weight="normal" officeooo:rsid="02a3dce2" officeooo:paragraph-rsid="02a3dce2" style:font-size-asian="8pt" style:font-weight-asian="normal" style:font-size-complex="8pt" style:font-weight-complex="normal"/>
    </style:style>
    <style:style style:name="P2011" style:family="paragraph" style:parent-style-name="Standard">
      <style:paragraph-properties fo:text-align="start" style:justify-single-word="false"/>
      <style:text-properties fo:font-variant="normal" fo:text-transform="none" fo:color="#3c4043" loext:opacity="100%" style:font-name="FreeMono" fo:font-size="8pt" fo:letter-spacing="normal" fo:font-style="normal" fo:font-weight="normal" officeooo:rsid="019aea13" officeooo:paragraph-rsid="02a3dce2" style:font-size-asian="8pt" style:font-weight-asian="normal" style:font-size-complex="8pt" style:font-weight-complex="normal"/>
    </style:style>
    <style:style style:name="P2012" style:family="paragraph" style:parent-style-name="Standard">
      <style:paragraph-properties fo:text-align="start" style:justify-single-word="false"/>
      <style:text-properties fo:font-variant="normal" fo:text-transform="none" fo:color="#3c4043" loext:opacity="100%" style:font-name="FreeMono" fo:font-size="8pt" fo:letter-spacing="normal" fo:font-style="normal" fo:font-weight="normal" officeooo:rsid="0214572a" officeooo:paragraph-rsid="02a531f7" style:font-size-asian="8pt" style:font-weight-asian="normal" style:font-size-complex="8pt" style:font-weight-complex="normal"/>
    </style:style>
    <style:style style:name="P2013" style:family="paragraph" style:parent-style-name="Standard">
      <style:paragraph-properties fo:text-align="start" style:justify-single-word="false"/>
      <style:text-properties fo:font-variant="normal" fo:text-transform="none" fo:color="#3c4043" loext:opacity="100%" style:font-name="FreeMono" fo:font-size="8pt" fo:letter-spacing="normal" fo:font-style="normal" fo:font-weight="normal" officeooo:rsid="0214572a" officeooo:paragraph-rsid="02a6fd0d" style:font-size-asian="8pt" style:font-weight-asian="normal" style:font-size-complex="8pt" style:font-weight-complex="normal"/>
    </style:style>
    <style:style style:name="P2014" style:family="paragraph" style:parent-style-name="Standard">
      <style:paragraph-properties fo:text-align="start" style:justify-single-word="false"/>
      <style:text-properties fo:font-variant="normal" fo:text-transform="none" fo:color="#3c4043" loext:opacity="100%" style:font-name="FreeMono" fo:font-size="8pt" fo:letter-spacing="normal" fo:font-style="normal" fo:font-weight="normal" officeooo:rsid="02a6fd0d" officeooo:paragraph-rsid="02a6fd0d" style:font-size-asian="8pt" style:font-weight-asian="normal" style:font-size-complex="8pt" style:font-weight-complex="normal"/>
    </style:style>
    <style:style style:name="P2015" style:family="paragraph" style:parent-style-name="Standard">
      <style:paragraph-properties fo:text-align="start" style:justify-single-word="false"/>
      <style:text-properties fo:font-variant="normal" fo:text-transform="none" fo:color="#3c4043" loext:opacity="100%" style:font-name="FreeMono" fo:font-size="8pt" fo:letter-spacing="normal" fo:font-style="normal" fo:font-weight="normal" officeooo:rsid="02a6fd0d" officeooo:paragraph-rsid="02a77702" style:font-size-asian="8pt" style:font-weight-asian="normal" style:font-size-complex="8pt" style:font-weight-complex="normal"/>
    </style:style>
    <style:style style:name="P2016" style:family="paragraph" style:parent-style-name="Standard">
      <style:paragraph-properties fo:text-align="start" style:justify-single-word="false"/>
      <style:text-properties fo:font-variant="normal" fo:text-transform="none" fo:color="#3c4043" loext:opacity="100%" style:font-name="FreeMono" fo:font-size="8pt" fo:letter-spacing="normal" fo:font-style="normal" fo:font-weight="normal" officeooo:rsid="02a6fd0d" officeooo:paragraph-rsid="02a80c30" style:font-size-asian="8pt" style:font-weight-asian="normal" style:font-size-complex="8pt" style:font-weight-complex="normal"/>
    </style:style>
    <style:style style:name="P2017" style:family="paragraph" style:parent-style-name="Standard" style:master-page-name="">
      <loext:graphic-properties draw:fill="none"/>
      <style:paragraph-properties fo:margin-left="2.499cm" fo:margin-right="0cm" fo:text-align="start" style:justify-single-word="false" fo:text-indent="0cm" style:auto-text-indent="false" style:page-number="auto" fo:background-color="transparent"/>
      <style:text-properties officeooo:paragraph-rsid="0344c9dc"/>
    </style:style>
    <style:style style:name="P201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01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020" style:family="paragraph" style:parent-style-name="Heading_20_2">
      <style:text-properties officeooo:paragraph-rsid="04ae53b9"/>
    </style:style>
    <style:style style:name="P2021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24c3837" officeooo:paragraph-rsid="0253f2a5" style:font-size-asian="10pt" style:font-weight-asian="normal" style:font-size-complex="10pt" style:font-weight-complex="normal"/>
    </style:style>
    <style:style style:name="P2022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Liberation Serif" fo:font-size="10pt" fo:font-weight="normal" officeooo:rsid="02de0ecd" officeooo:paragraph-rsid="02de0ecd" style:font-size-asian="10pt" style:font-weight-asian="normal" style:font-size-complex="10pt" style:font-weight-complex="normal"/>
    </style:style>
    <style:style style:name="P2023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ac50c7" officeooo:paragraph-rsid="00ab02d1" style:font-size-asian="10pt" style:font-weight-asian="normal" style:font-size-complex="10pt" style:font-weight-complex="normal"/>
    </style:style>
    <style:style style:name="P2024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a95f13" officeooo:paragraph-rsid="00b931a0" style:font-size-asian="10pt" style:font-weight-asian="normal" style:font-size-complex="10pt" style:font-weight-complex="normal"/>
    </style:style>
    <style:style style:name="P2025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a95f13" officeooo:paragraph-rsid="00b966cc" style:font-size-asian="10pt" style:font-weight-asian="normal" style:font-size-complex="10pt" style:font-weight-complex="normal"/>
    </style:style>
    <style:style style:name="P2026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f60dfd" officeooo:paragraph-rsid="00f617ef" style:font-size-asian="10pt" style:font-weight-asian="normal" style:font-size-complex="10pt" style:font-weight-complex="normal"/>
    </style:style>
    <style:style style:name="P2027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6578ac" officeooo:paragraph-rsid="016578ac" style:font-size-asian="10pt" style:font-weight-asian="normal" style:font-size-complex="10pt" style:font-weight-complex="normal"/>
    </style:style>
    <style:style style:name="P2028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6578ac" officeooo:paragraph-rsid="04659274" style:font-size-asian="10pt" style:font-weight-asian="normal" style:font-size-complex="10pt" style:font-weight-complex="normal"/>
    </style:style>
    <style:style style:name="P2029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9aea13" officeooo:paragraph-rsid="019aea13" style:font-size-asian="10pt" style:font-weight-asian="normal" style:font-size-complex="10pt" style:font-weight-complex="normal"/>
    </style:style>
    <style:style style:name="P2030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4883cb" officeooo:paragraph-rsid="02e70c29" style:font-size-asian="10pt" style:font-weight-asian="normal" style:font-size-complex="10pt" style:font-weight-complex="normal"/>
    </style:style>
    <style:style style:name="P2031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52f8a0" officeooo:paragraph-rsid="04ae53b9" style:font-size-asian="10pt" style:font-weight-asian="normal" style:font-size-complex="10pt" style:font-weight-complex="normal"/>
    </style:style>
    <style:style style:name="P2032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db0210" officeooo:paragraph-rsid="00dbe830" style:font-size-asian="8.75pt" style:font-weight-asian="normal" style:font-size-complex="10pt" style:font-weight-complex="normal"/>
    </style:style>
    <style:style style:name="P2033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f8e0e9" officeooo:paragraph-rsid="03001be7" style:font-size-asian="8.75pt" style:font-weight-asian="normal" style:font-size-complex="10pt" style:font-weight-complex="normal"/>
    </style:style>
    <style:style style:name="P2034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99bfd9" officeooo:paragraph-rsid="04ae53b9" style:font-size-asian="8.75pt" style:font-weight-asian="normal" style:font-size-complex="10pt" style:font-weight-complex="normal"/>
    </style:style>
    <style:style style:name="P2035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99cc51" officeooo:paragraph-rsid="04ae53b9" style:font-size-asian="8.75pt" style:font-weight-asian="normal" style:font-size-complex="10pt" style:font-weight-complex="normal"/>
    </style:style>
    <style:style style:name="P2036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8ce2cd" officeooo:paragraph-rsid="04ae53b9" style:font-size-asian="8.75pt" style:font-weight-asian="normal" style:font-size-complex="10pt" style:font-weight-complex="normal"/>
    </style:style>
    <style:style style:name="P2037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a39d26" officeooo:paragraph-rsid="04ae53b9" style:font-size-asian="8.75pt" style:font-weight-asian="normal" style:font-size-complex="10pt" style:font-weight-complex="normal"/>
    </style:style>
    <style:style style:name="P2038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a456ff" officeooo:paragraph-rsid="04ae53b9" style:font-size-asian="8.75pt" style:font-weight-asian="normal" style:font-size-complex="10pt" style:font-weight-complex="normal"/>
    </style:style>
    <style:style style:name="P2039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977b4e" officeooo:paragraph-rsid="04ae53b9" style:font-size-asian="8.75pt" style:font-weight-asian="normal" style:font-size-complex="10pt" style:font-weight-complex="normal"/>
    </style:style>
    <style:style style:name="P2040" style:family="paragraph" style:parent-style-name="Standard">
      <style:paragraph-properties fo:text-align="center" style:justify-single-word="false"/>
      <style:text-properties fo:font-size="18pt" fo:font-weight="bold" officeooo:rsid="000a2f6d" officeooo:paragraph-rsid="000a2f6d" style:font-size-asian="18pt" style:font-weight-asian="bold" style:font-size-complex="18pt" style:font-weight-complex="bold"/>
    </style:style>
    <style:style style:name="P2041" style:family="paragraph" style:parent-style-name="Standard">
      <style:paragraph-properties fo:text-align="start" style:justify-single-word="false"/>
      <style:text-properties fo:font-size="18pt" fo:font-weight="bold" officeooo:rsid="0010624f" officeooo:paragraph-rsid="0010624f" style:font-size-asian="18pt" style:font-weight-asian="bold" style:font-size-complex="18pt" style:font-weight-complex="bold"/>
    </style:style>
    <style:style style:name="P2042" style:family="paragraph" style:parent-style-name="Standard">
      <style:paragraph-properties fo:text-align="start" style:justify-single-word="false"/>
      <style:text-properties fo:font-size="18pt" fo:font-weight="bold" officeooo:rsid="00484293" officeooo:paragraph-rsid="04ae53b9" style:font-size-asian="18pt" style:font-weight-asian="bold" style:font-size-complex="18pt" style:font-weight-complex="bold"/>
    </style:style>
    <style:style style:name="P2043" style:family="paragraph" style:parent-style-name="Standard">
      <style:paragraph-properties fo:text-align="start" style:justify-single-word="false"/>
      <style:text-properties fo:font-size="10pt" fo:font-weight="normal" officeooo:rsid="00131b12" officeooo:paragraph-rsid="030b63d6" style:font-size-asian="10pt" style:font-weight-asian="normal" style:font-size-complex="10pt" style:font-weight-complex="normal"/>
    </style:style>
    <style:style style:name="P2044" style:family="paragraph" style:parent-style-name="Standard">
      <style:paragraph-properties fo:text-align="start" style:justify-single-word="false"/>
      <style:text-properties fo:font-size="10pt" fo:font-weight="normal" officeooo:rsid="00173fda" officeooo:paragraph-rsid="0021a083" style:font-size-asian="10pt" style:font-weight-asian="normal" style:font-size-complex="10pt" style:font-weight-complex="normal"/>
    </style:style>
    <style:style style:name="P2045" style:family="paragraph" style:parent-style-name="Standard">
      <style:paragraph-properties fo:text-align="start" style:justify-single-word="false"/>
      <style:text-properties fo:font-size="10pt" fo:font-weight="normal" officeooo:rsid="003a29f0" officeooo:paragraph-rsid="031a086f" style:font-size-asian="10pt" style:font-weight-asian="normal" style:font-size-complex="10pt" style:font-weight-complex="normal"/>
    </style:style>
    <style:style style:name="P2046" style:family="paragraph" style:parent-style-name="Standard">
      <style:paragraph-properties fo:text-align="start" style:justify-single-word="false">
        <style:tab-stops/>
      </style:paragraph-properties>
      <style:text-properties fo:font-size="10pt" fo:font-weight="normal" officeooo:rsid="003da980" officeooo:paragraph-rsid="031dfd0d" style:font-size-asian="10pt" style:font-weight-asian="normal" style:font-size-complex="10pt" style:font-weight-complex="normal"/>
    </style:style>
    <style:style style:name="P2047" style:family="paragraph" style:parent-style-name="Standard">
      <style:paragraph-properties fo:text-align="start" style:justify-single-word="false"/>
      <style:text-properties fo:font-size="10pt" fo:font-weight="normal" officeooo:rsid="00581112" officeooo:paragraph-rsid="00756bc2" style:font-size-asian="10pt" style:font-weight-asian="normal" style:font-size-complex="10pt" style:font-weight-complex="normal"/>
    </style:style>
    <style:style style:name="P2048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0ccdebf" style:font-size-asian="10pt" style:font-weight-asian="normal" style:font-size-complex="10pt" style:font-weight-complex="normal"/>
    </style:style>
    <style:style style:name="P2049" style:family="paragraph" style:parent-style-name="Standard">
      <style:paragraph-properties fo:text-align="start" style:justify-single-word="false"/>
      <style:text-properties fo:font-size="10pt" fo:font-weight="normal" officeooo:rsid="004883cb" officeooo:paragraph-rsid="04ae53b9" style:font-size-asian="10pt" style:font-weight-asian="normal" style:font-size-complex="10pt" style:font-weight-complex="normal"/>
    </style:style>
    <style:style style:name="P2050" style:family="paragraph" style:parent-style-name="Standard">
      <style:paragraph-properties fo:text-align="start" style:justify-single-word="false"/>
      <style:text-properties fo:font-size="10pt" fo:font-weight="normal" officeooo:rsid="012b4300" officeooo:paragraph-rsid="018a978b" style:font-size-asian="10pt" style:font-weight-asian="normal" style:font-size-complex="10pt" style:font-weight-complex="normal"/>
    </style:style>
    <style:style style:name="P2051" style:family="paragraph" style:parent-style-name="Standard">
      <style:paragraph-properties fo:text-align="start" style:justify-single-word="false"/>
      <style:text-properties fo:font-size="10pt" fo:font-weight="normal" officeooo:rsid="0052f8a0" officeooo:paragraph-rsid="04ae53b9" style:font-size-asian="10pt" style:font-weight-asian="normal" style:font-size-complex="10pt" style:font-weight-complex="normal"/>
    </style:style>
    <style:style style:name="P2052" style:family="paragraph" style:parent-style-name="Standard">
      <style:paragraph-properties fo:text-align="start" style:justify-single-word="false"/>
      <style:text-properties fo:font-size="10pt" fo:font-weight="normal" officeooo:rsid="00a03ee8" officeooo:paragraph-rsid="04ae53b9" style:font-size-asian="10pt" style:font-weight-asian="normal" style:font-size-complex="10pt" style:font-weight-complex="normal"/>
    </style:style>
    <style:style style:name="P2053" style:family="paragraph" style:parent-style-name="Standard">
      <style:paragraph-properties fo:text-align="start" style:justify-single-word="false"/>
      <style:text-properties fo:font-size="10pt" fo:font-weight="normal" officeooo:rsid="004a784f" officeooo:paragraph-rsid="04ae53b9" style:font-size-asian="10pt" style:font-weight-asian="normal" style:font-size-complex="10pt" style:font-weight-complex="normal"/>
    </style:style>
    <style:style style:name="P2054" style:family="paragraph" style:parent-style-name="Standard">
      <style:paragraph-properties fo:text-align="start" style:justify-single-word="false"/>
      <style:text-properties fo:font-size="10pt" fo:font-weight="normal" officeooo:rsid="00a39d26" officeooo:paragraph-rsid="04ae53b9" style:font-size-asian="10pt" style:font-weight-asian="normal" style:font-size-complex="10pt" style:font-weight-complex="normal"/>
    </style:style>
    <style:style style:name="P2055" style:family="paragraph" style:parent-style-name="Standard">
      <style:paragraph-properties fo:text-align="start" style:justify-single-word="false"/>
      <style:text-properties fo:font-size="10pt" fo:font-weight="normal" officeooo:rsid="00158c69" officeooo:paragraph-rsid="0021a083" style:font-size-asian="10pt" style:font-weight-asian="normal" style:font-size-complex="10pt" style:font-weight-complex="normal"/>
    </style:style>
    <style:style style:name="P2056" style:family="paragraph" style:parent-style-name="Standard">
      <style:paragraph-properties fo:text-align="start" style:justify-single-word="false"/>
      <style:text-properties fo:font-size="10pt" fo:font-weight="bold" officeooo:rsid="000d3298" officeooo:paragraph-rsid="0455bcfa" style:font-size-asian="10pt" style:font-weight-asian="bold" style:font-size-complex="10pt" style:font-weight-complex="bold"/>
    </style:style>
    <style:style style:name="P2057" style:family="paragraph" style:parent-style-name="Standard">
      <style:paragraph-properties fo:text-align="start" style:justify-single-word="false"/>
      <style:text-properties fo:font-size="10pt" fo:font-weight="bold" officeooo:rsid="00484293" officeooo:paragraph-rsid="04ae53b9" style:font-size-asian="10pt" style:font-weight-asian="bold" style:font-size-complex="10pt" style:font-weight-complex="bold"/>
    </style:style>
    <style:style style:name="P2058" style:family="paragraph" style:parent-style-name="Standard">
      <style:paragraph-properties fo:text-align="start" style:justify-single-word="false"/>
      <style:text-properties fo:font-size="10pt" fo:font-weight="bold" officeooo:rsid="00209250" officeooo:paragraph-rsid="04ae53b9" style:font-size-asian="10pt" style:font-weight-asian="bold" style:font-size-complex="10pt" style:font-weight-complex="bold"/>
    </style:style>
    <style:style style:name="P2059" style:family="paragraph" style:parent-style-name="Standard">
      <style:paragraph-properties fo:text-align="start" style:justify-single-word="false"/>
      <style:text-properties fo:font-size="10pt" fo:font-weight="bold" officeooo:rsid="00209250" officeooo:paragraph-rsid="00209250" style:font-size-asian="10pt" style:font-weight-asian="bold" style:font-size-complex="10pt" style:font-weight-complex="bold"/>
    </style:style>
    <style:style style:name="P2060" style:family="paragraph" style:parent-style-name="Standard">
      <style:paragraph-properties fo:text-align="start" style:justify-single-word="false"/>
      <style:text-properties fo:font-size="12pt" fo:font-weight="normal" officeooo:rsid="003fa8b2" officeooo:paragraph-rsid="00382ffc" style:font-size-asian="10.5pt" style:font-weight-asian="normal" style:font-size-complex="12pt" style:font-weight-complex="normal"/>
    </style:style>
    <style:style style:name="P2061" style:family="paragraph" style:parent-style-name="Standard">
      <style:paragraph-properties fo:text-align="start" style:justify-single-word="false"/>
      <style:text-properties fo:font-size="12pt" fo:font-weight="normal" officeooo:rsid="004883cb" officeooo:paragraph-rsid="04ae53b9" style:font-size-asian="10.5pt" style:font-weight-asian="normal" style:font-size-complex="12pt" style:font-weight-complex="normal"/>
    </style:style>
    <style:style style:name="P2062" style:family="paragraph" style:parent-style-name="Standard">
      <style:paragraph-properties fo:text-align="start" style:justify-single-word="false"/>
      <style:text-properties fo:font-size="14pt" fo:font-weight="bold" officeooo:rsid="005127b5" officeooo:paragraph-rsid="040caa75" style:font-size-asian="14pt" style:font-weight-asian="bold" style:font-size-complex="14pt" style:font-weight-complex="bold"/>
    </style:style>
    <style:style style:name="P2063" style:family="paragraph" style:parent-style-name="Standard">
      <style:paragraph-properties fo:text-align="start" style:justify-single-word="false"/>
      <style:text-properties fo:font-size="14pt" fo:font-weight="bold" officeooo:rsid="005127b5" officeooo:paragraph-rsid="005127b5" style:font-size-asian="14pt" style:font-weight-asian="bold" style:font-size-complex="14pt" style:font-weight-complex="bold"/>
    </style:style>
    <style:style style:name="P2064" style:family="paragraph" style:parent-style-name="Standard">
      <style:paragraph-properties fo:text-align="start" style:justify-single-word="false"/>
      <style:text-properties fo:font-size="14pt" fo:font-weight="bold" officeooo:rsid="005127b5" officeooo:paragraph-rsid="008fb542" style:font-size-asian="14pt" style:font-weight-asian="bold" style:font-size-complex="14pt" style:font-weight-complex="bold"/>
    </style:style>
    <style:style style:name="P2065" style:family="paragraph" style:parent-style-name="Standard">
      <style:paragraph-properties fo:text-align="start" style:justify-single-word="false"/>
      <style:text-properties fo:font-size="14pt" fo:font-weight="bold" officeooo:rsid="0098c78c" officeooo:paragraph-rsid="04ae53b9" style:font-size-asian="14pt" style:font-weight-asian="bold" style:font-size-complex="14pt" style:font-weight-complex="bold"/>
    </style:style>
    <style:style style:name="P2066" style:family="paragraph" style:parent-style-name="Standard">
      <style:paragraph-properties fo:text-align="start" style:justify-single-word="false"/>
      <style:text-properties style:font-name="FreeMono" fo:font-size="8pt" fo:font-weight="normal" officeooo:rsid="0099cc51" officeooo:paragraph-rsid="01f2a80b" style:font-size-asian="8pt" style:font-weight-asian="normal" style:font-size-complex="8pt" style:font-weight-complex="normal"/>
    </style:style>
    <style:style style:name="P2067" style:family="paragraph" style:parent-style-name="Standard">
      <style:paragraph-properties fo:text-align="start" style:justify-single-word="false"/>
      <style:text-properties style:font-name="FreeMono" fo:font-size="8pt" fo:font-weight="normal" officeooo:rsid="0099cc51" officeooo:paragraph-rsid="04ab770b" style:font-size-asian="8pt" style:font-weight-asian="normal" style:font-size-complex="8pt" style:font-weight-complex="normal"/>
    </style:style>
    <style:style style:name="P2068" style:family="paragraph" style:parent-style-name="Standard">
      <style:paragraph-properties fo:text-align="start" style:justify-single-word="false"/>
      <style:text-properties style:font-name="FreeMono" fo:font-size="8pt" fo:font-weight="normal" officeooo:rsid="0099cc51" officeooo:paragraph-rsid="01f358bc" style:font-size-asian="8pt" style:font-weight-asian="normal" style:font-size-complex="8pt" style:font-weight-complex="normal"/>
    </style:style>
    <style:style style:name="P2069" style:family="paragraph" style:parent-style-name="Standard">
      <style:paragraph-properties fo:text-align="start" style:justify-single-word="false"/>
      <style:text-properties style:font-name="FreeMono" fo:font-size="8pt" fo:font-weight="normal" officeooo:rsid="0099cc51" officeooo:paragraph-rsid="04ae53b9" style:font-size-asian="8pt" style:font-weight-asian="normal" style:font-size-complex="8pt" style:font-weight-complex="normal"/>
    </style:style>
    <style:style style:name="P2070" style:family="paragraph" style:parent-style-name="Standard">
      <style:paragraph-properties fo:text-align="start" style:justify-single-word="false"/>
      <style:text-properties style:font-name="FreeMono" fo:font-size="8pt" fo:font-weight="normal" officeooo:rsid="0099cc51" officeooo:paragraph-rsid="00b51fa0" style:font-size-asian="8pt" style:font-weight-asian="normal" style:font-size-complex="8pt" style:font-weight-complex="normal"/>
    </style:style>
    <style:style style:name="P2071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99cc51" officeooo:paragraph-rsid="04af6d49" style:font-size-asian="8pt" style:font-weight-asian="normal" style:font-size-complex="8pt" style:font-weight-complex="normal"/>
    </style:style>
    <style:style style:name="P2072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0f01f9f" style:font-size-asian="8pt" style:font-weight-asian="normal" style:font-size-complex="8pt" style:font-weight-complex="normal"/>
    </style:style>
    <style:style style:name="P2073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99ff37" style:font-size-asian="8pt" style:font-weight-asian="normal" style:font-size-complex="8pt" style:font-weight-complex="normal"/>
    </style:style>
    <style:style style:name="P2074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b19ed6" style:font-size-asian="8pt" style:font-weight-asian="normal" style:font-size-complex="8pt" style:font-weight-complex="normal"/>
    </style:style>
    <style:style style:name="P2075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db51ea" style:font-size-asian="8pt" style:font-weight-asian="normal" style:font-size-complex="8pt" style:font-weight-complex="normal"/>
    </style:style>
    <style:style style:name="P2076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4883cb" officeooo:paragraph-rsid="02f5651c" style:font-size-asian="8pt" style:font-weight-asian="normal" style:font-size-complex="8pt" style:font-weight-complex="normal"/>
    </style:style>
    <style:style style:name="P2077" style:family="paragraph" style:parent-style-name="Standard">
      <style:paragraph-properties fo:text-align="start" style:justify-single-word="false"/>
      <style:text-properties style:font-name="FreeMono" fo:font-size="8pt" fo:font-weight="normal" officeooo:rsid="004883cb" officeooo:paragraph-rsid="04ae53b9" style:font-size-asian="8pt" style:font-weight-asian="normal" style:font-size-complex="8pt" style:font-weight-complex="normal"/>
    </style:style>
    <style:style style:name="P2078" style:family="paragraph" style:parent-style-name="Standard">
      <style:paragraph-properties fo:text-align="start" style:justify-single-word="false"/>
      <style:text-properties style:font-name="FreeMono" fo:font-size="8pt" fo:font-weight="normal" officeooo:rsid="012b4300" officeooo:paragraph-rsid="016578ac" style:font-size-asian="8pt" style:font-weight-asian="normal" style:font-size-complex="8pt" style:font-weight-complex="normal"/>
    </style:style>
    <style:style style:name="P2079" style:family="paragraph" style:parent-style-name="Standard">
      <style:paragraph-properties fo:text-align="start" style:justify-single-word="false"/>
      <style:text-properties style:font-name="FreeMono" fo:font-size="8pt" fo:font-weight="normal" officeooo:rsid="012b4300" officeooo:paragraph-rsid="01831233" style:font-size-asian="8pt" style:font-weight-asian="normal" style:font-size-complex="8pt" style:font-weight-complex="normal"/>
    </style:style>
    <style:style style:name="P2080" style:family="paragraph" style:parent-style-name="Standard">
      <style:paragraph-properties fo:text-align="start" style:justify-single-word="false"/>
      <style:text-properties style:font-name="FreeMono" fo:font-size="8pt" fo:font-weight="normal" officeooo:rsid="0099bfd9" officeooo:paragraph-rsid="04ae53b9" style:font-size-asian="8pt" style:font-weight-asian="normal" style:font-size-complex="8pt" style:font-weight-complex="normal"/>
    </style:style>
    <style:style style:name="P2081" style:family="paragraph" style:parent-style-name="Standard">
      <style:paragraph-properties fo:text-align="start" style:justify-single-word="false"/>
      <style:text-properties style:font-name="FreeMono" fo:font-size="8pt" fo:font-weight="normal" officeooo:rsid="004bc71d" officeooo:paragraph-rsid="04ae53b9" style:font-size-asian="8pt" style:font-weight-asian="normal" style:font-size-complex="8pt" style:font-weight-complex="normal"/>
    </style:style>
    <style:style style:name="P2082" style:family="paragraph" style:parent-style-name="Standard">
      <style:paragraph-properties fo:text-align="start" style:justify-single-word="false"/>
      <style:text-properties style:font-name="FreeMono" fo:font-size="8pt" fo:font-weight="normal" officeooo:rsid="00a456ff" officeooo:paragraph-rsid="04ae53b9" style:font-size-asian="8pt" style:font-weight-asian="normal" style:font-size-complex="8pt" style:font-weight-complex="normal"/>
    </style:style>
    <style:style style:name="P2083" style:family="paragraph" style:parent-style-name="Standard">
      <style:paragraph-properties fo:text-align="start" style:justify-single-word="false"/>
      <style:text-properties style:font-name="FreeMono" fo:font-size="8pt" fo:font-weight="normal" officeooo:rsid="0052f8a0" officeooo:paragraph-rsid="04ae53b9" style:font-size-asian="8pt" style:font-weight-asian="normal" style:font-size-complex="8pt" style:font-weight-complex="normal"/>
    </style:style>
    <style:style style:name="P2084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283f7d1" style:font-size-asian="8pt" style:font-weight-asian="bold" style:font-size-complex="8pt" style:font-weight-complex="bold"/>
    </style:style>
    <style:style style:name="P2085" style:family="paragraph" style:parent-style-name="Standard">
      <style:paragraph-properties fo:text-align="start" style:justify-single-word="false"/>
      <style:text-properties style:font-name="FreeMono" fo:font-size="8pt" fo:font-weight="bold" officeooo:rsid="00484293" officeooo:paragraph-rsid="02f27e92" style:font-size-asian="8pt" style:font-weight-asian="bold" style:font-size-complex="8pt" style:font-weight-complex="bold"/>
    </style:style>
    <style:style style:name="P2086" style:family="paragraph" style:parent-style-name="Standard">
      <style:paragraph-properties fo:text-align="start" style:justify-single-word="false"/>
      <style:text-properties style:font-name="FreeMono" fo:font-size="10pt" fo:font-weight="normal" officeooo:rsid="00a39d26" officeooo:paragraph-rsid="04ae53b9" style:font-size-asian="8.75pt" style:font-weight-asian="normal" style:font-size-complex="10pt" style:font-weight-complex="normal"/>
    </style:style>
    <style:style style:name="P2087" style:family="paragraph" style:parent-style-name="Standard">
      <style:paragraph-properties fo:text-align="start" style:justify-single-word="false"/>
      <style:text-properties fo:font-size="8pt" fo:font-weight="normal" officeooo:rsid="0099cc51" officeooo:paragraph-rsid="04ae53b9" style:font-size-asian="8pt" style:font-weight-asian="normal" style:font-size-complex="8pt" style:font-weight-complex="normal"/>
    </style:style>
    <style:style style:name="P2088" style:family="paragraph" style:parent-style-name="Standard">
      <style:paragraph-properties fo:text-align="start" style:justify-single-word="false"/>
      <style:text-properties fo:font-size="8pt" fo:font-weight="normal" officeooo:rsid="00917500" officeooo:paragraph-rsid="04ae53b9" style:font-size-asian="8.75pt" style:font-weight-asian="normal" style:font-size-complex="8pt" style:font-weight-complex="normal"/>
    </style:style>
    <style:style style:name="P2089" style:family="paragraph" style:parent-style-name="Standard">
      <style:paragraph-properties fo:text-align="start" style:justify-single-word="false"/>
      <style:text-properties fo:font-size="8pt" fo:font-weight="normal" officeooo:rsid="00917500" officeooo:paragraph-rsid="00977b4e" style:font-size-asian="8.75pt" style:font-weight-asian="normal" style:font-size-complex="8pt" style:font-weight-complex="normal"/>
    </style:style>
    <style:style style:name="P2090" style:family="paragraph" style:parent-style-name="Standard">
      <style:paragraph-properties fo:text-align="start" style:justify-single-word="false">
        <style:tab-stops>
          <style:tab-stop style:position="0.993cm"/>
        </style:tab-stops>
      </style:paragraph-properties>
      <style:text-properties style:font-name="FreeMono" fo:font-size="8pt" fo:font-weight="normal" officeooo:rsid="0099cc51" officeooo:paragraph-rsid="04af6d49" style:font-size-asian="8pt" style:font-weight-asian="normal" style:font-size-complex="8pt" style:font-weight-complex="normal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0b701c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4d1619" style:font-size-asian="10.5pt" style:font-weight-asian="normal" style:font-size-complex="12pt" style:font-weight-complex="normal"/>
    </style:style>
    <style:style style:name="T4" style:family="text">
      <style:text-properties officeooo:rsid="000b701c"/>
    </style:style>
    <style:style style:name="T5" style:family="text">
      <style:text-properties officeooo:rsid="000ba2e1"/>
    </style:style>
    <style:style style:name="T6" style:family="text">
      <style:text-properties officeooo:rsid="000d9978"/>
    </style:style>
    <style:style style:name="T7" style:family="text">
      <style:text-properties officeooo:rsid="0010624f"/>
    </style:style>
    <style:style style:name="T8" style:family="text">
      <style:text-properties officeooo:rsid="002d8e0c"/>
    </style:style>
    <style:style style:name="T9" style:family="text">
      <style:text-properties officeooo:rsid="003da980"/>
    </style:style>
    <style:style style:name="T10" style:family="text">
      <style:text-properties officeooo:rsid="0042e444"/>
    </style:style>
    <style:style style:name="T11" style:family="text">
      <style:text-properties officeooo:rsid="00158c69"/>
    </style:style>
    <style:style style:name="T12" style:family="text">
      <style:text-properties officeooo:rsid="004d3471"/>
    </style:style>
    <style:style style:name="T13" style:family="text">
      <style:text-properties officeooo:rsid="004e40e1"/>
    </style:style>
    <style:style style:name="T14" style:family="text">
      <style:text-properties officeooo:rsid="004d1619"/>
    </style:style>
    <style:style style:name="T15" style:family="text">
      <style:text-properties officeooo:rsid="004ef356"/>
    </style:style>
    <style:style style:name="T16" style:family="text">
      <style:text-properties officeooo:rsid="00509900"/>
    </style:style>
    <style:style style:name="T17" style:family="text">
      <style:text-properties officeooo:rsid="005127b5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4d1619" style:font-weight-asian="normal" style:font-weight-complex="normal"/>
    </style:style>
    <style:style style:name="T20" style:family="text">
      <style:text-properties fo:font-weight="normal" officeooo:rsid="004883cb" style:font-weight-asian="normal" style:font-weight-complex="normal"/>
    </style:style>
    <style:style style:name="T21" style:family="text">
      <style:text-properties fo:font-weight="normal" officeooo:rsid="000b701c" style:font-weight-asian="normal" style:font-weight-complex="normal"/>
    </style:style>
    <style:style style:name="T22" style:family="text">
      <style:text-properties fo:font-weight="normal" officeooo:rsid="003307e1" style:font-weight-asian="normal" style:font-weight-complex="normal"/>
    </style:style>
    <style:style style:name="T23" style:family="text">
      <style:text-properties fo:font-weight="normal" officeooo:rsid="000ba2e1" style:font-weight-asian="normal" style:font-weight-complex="normal"/>
    </style:style>
    <style:style style:name="T24" style:family="text">
      <style:text-properties fo:font-weight="normal" officeooo:rsid="002ab999" style:font-weight-asian="normal" style:font-weight-complex="normal"/>
    </style:style>
    <style:style style:name="T25" style:family="text">
      <style:text-properties fo:font-weight="normal" officeooo:rsid="002cb1dd" style:font-weight-asian="normal" style:font-weight-complex="normal"/>
    </style:style>
    <style:style style:name="T26" style:family="text">
      <style:text-properties fo:font-weight="normal" officeooo:rsid="000d9978" style:font-weight-asian="normal" style:font-weight-complex="normal"/>
    </style:style>
    <style:style style:name="T27" style:family="text">
      <style:text-properties fo:font-weight="normal" officeooo:rsid="0010624f" style:font-weight-asian="normal" style:font-weight-complex="normal"/>
    </style:style>
    <style:style style:name="T28" style:family="text">
      <style:text-properties fo:font-weight="normal" officeooo:rsid="000d3e26" style:font-weight-asian="normal" style:font-weight-complex="normal"/>
    </style:style>
    <style:style style:name="T29" style:family="text">
      <style:text-properties fo:font-weight="normal" officeooo:rsid="001209be" style:font-weight-asian="normal" style:font-weight-complex="normal"/>
    </style:style>
    <style:style style:name="T30" style:family="text">
      <style:text-properties fo:font-weight="normal" officeooo:rsid="00131b12" style:font-weight-asian="normal" style:font-weight-complex="normal"/>
    </style:style>
    <style:style style:name="T31" style:family="text">
      <style:text-properties fo:font-weight="normal" officeooo:rsid="00158c69" style:font-weight-asian="normal" style:font-weight-complex="normal"/>
    </style:style>
    <style:style style:name="T32" style:family="text">
      <style:text-properties fo:font-weight="normal" officeooo:rsid="00173fda" style:font-weight-asian="normal" style:font-weight-complex="normal"/>
    </style:style>
    <style:style style:name="T33" style:family="text">
      <style:text-properties fo:font-weight="normal" officeooo:rsid="001b9450" style:font-weight-asian="normal" style:font-weight-complex="normal"/>
    </style:style>
    <style:style style:name="T34" style:family="text">
      <style:text-properties fo:font-weight="normal" officeooo:rsid="001d594c" style:font-weight-asian="normal" style:font-weight-complex="normal"/>
    </style:style>
    <style:style style:name="T35" style:family="text">
      <style:text-properties fo:font-weight="normal" officeooo:rsid="0018f47e" style:font-weight-asian="normal" style:font-weight-complex="normal"/>
    </style:style>
    <style:style style:name="T36" style:family="text">
      <style:text-properties fo:font-weight="normal" officeooo:rsid="001a6d8e" style:font-weight-asian="normal" style:font-weight-complex="normal"/>
    </style:style>
    <style:style style:name="T37" style:family="text">
      <style:text-properties fo:font-weight="normal" officeooo:rsid="001a7436" style:font-weight-asian="normal" style:font-weight-complex="normal"/>
    </style:style>
    <style:style style:name="T38" style:family="text">
      <style:text-properties fo:font-weight="normal" officeooo:rsid="0053c768" style:font-weight-asian="normal" style:font-weight-complex="normal"/>
    </style:style>
    <style:style style:name="T39" style:family="text">
      <style:text-properties fo:font-weight="normal" officeooo:rsid="00476be7" style:font-weight-asian="normal" style:font-weight-complex="normal"/>
    </style:style>
    <style:style style:name="T40" style:family="text">
      <style:text-properties fo:font-weight="normal" officeooo:rsid="004481d9" style:font-weight-asian="normal" style:font-weight-complex="normal"/>
    </style:style>
    <style:style style:name="T41" style:family="text">
      <style:text-properties fo:font-weight="normal" officeooo:rsid="0021d596" style:font-weight-asian="normal" style:font-weight-complex="normal"/>
    </style:style>
    <style:style style:name="T42" style:family="text">
      <style:text-properties fo:font-weight="normal" officeooo:rsid="0022c920" style:font-weight-asian="normal" style:font-weight-complex="normal"/>
    </style:style>
    <style:style style:name="T43" style:family="text">
      <style:text-properties fo:font-weight="normal" officeooo:rsid="0025bf76" style:font-weight-asian="normal" style:font-weight-complex="normal"/>
    </style:style>
    <style:style style:name="T44" style:family="text">
      <style:text-properties fo:font-weight="normal" officeooo:rsid="0022cdc2" style:font-weight-asian="normal" style:font-weight-complex="normal"/>
    </style:style>
    <style:style style:name="T45" style:family="text">
      <style:text-properties fo:font-weight="normal" officeooo:rsid="00238c15" style:font-weight-asian="normal" style:font-weight-complex="normal"/>
    </style:style>
    <style:style style:name="T46" style:family="text">
      <style:text-properties fo:font-weight="normal" officeooo:rsid="002452d0" style:font-weight-asian="normal" style:font-weight-complex="normal"/>
    </style:style>
    <style:style style:name="T47" style:family="text">
      <style:text-properties fo:font-weight="normal" officeooo:rsid="0026b736" style:font-weight-asian="normal" style:font-weight-complex="normal"/>
    </style:style>
    <style:style style:name="T48" style:family="text">
      <style:text-properties fo:font-weight="normal" officeooo:rsid="002807dc" style:font-weight-asian="normal" style:font-weight-complex="normal"/>
    </style:style>
    <style:style style:name="T49" style:family="text">
      <style:text-properties fo:font-weight="normal" officeooo:rsid="0028eab8" style:font-weight-asian="normal" style:font-weight-complex="normal"/>
    </style:style>
    <style:style style:name="T50" style:family="text">
      <style:text-properties fo:font-weight="normal" officeooo:rsid="002d8e0c" style:font-weight-asian="normal" style:font-weight-complex="normal"/>
    </style:style>
    <style:style style:name="T51" style:family="text">
      <style:text-properties fo:font-weight="normal" officeooo:rsid="002d97a0" style:font-weight-asian="normal" style:font-weight-complex="normal"/>
    </style:style>
    <style:style style:name="T52" style:family="text">
      <style:text-properties fo:font-weight="normal" officeooo:rsid="0041c7aa" style:font-weight-asian="normal" style:font-weight-complex="normal"/>
    </style:style>
    <style:style style:name="T53" style:family="text">
      <style:text-properties fo:font-weight="normal" officeooo:rsid="003a29f0" style:font-weight-asian="normal" style:font-weight-complex="normal"/>
    </style:style>
    <style:style style:name="T54" style:family="text">
      <style:text-properties fo:font-weight="normal" officeooo:rsid="002daaa6" style:font-weight-asian="normal" style:font-weight-complex="normal"/>
    </style:style>
    <style:style style:name="T55" style:family="text">
      <style:text-properties fo:font-weight="normal" officeooo:rsid="0040a024" style:font-weight-asian="normal" style:font-weight-complex="normal"/>
    </style:style>
    <style:style style:name="T56" style:family="text">
      <style:text-properties fo:font-weight="normal" officeooo:rsid="002e5e9b" style:font-weight-asian="normal" style:font-weight-complex="normal"/>
    </style:style>
    <style:style style:name="T57" style:family="text">
      <style:text-properties fo:font-weight="normal" officeooo:rsid="002eb815" style:font-weight-asian="normal" style:font-weight-complex="normal"/>
    </style:style>
    <style:style style:name="T58" style:family="text">
      <style:text-properties fo:font-weight="normal" officeooo:rsid="002f59cf" style:font-weight-asian="normal" style:font-weight-complex="normal"/>
    </style:style>
    <style:style style:name="T59" style:family="text">
      <style:text-properties fo:font-weight="normal" officeooo:rsid="003137d2" style:font-weight-asian="normal" style:font-weight-complex="normal"/>
    </style:style>
    <style:style style:name="T60" style:family="text">
      <style:text-properties fo:font-weight="normal" officeooo:rsid="00344d72" style:font-weight-asian="normal" style:font-weight-complex="normal"/>
    </style:style>
    <style:style style:name="T61" style:family="text">
      <style:text-properties fo:font-weight="normal" officeooo:rsid="00354af8" style:font-weight-asian="normal" style:font-weight-complex="normal"/>
    </style:style>
    <style:style style:name="T62" style:family="text">
      <style:text-properties fo:font-weight="normal" officeooo:rsid="0036779b" style:font-weight-asian="normal" style:font-weight-complex="normal"/>
    </style:style>
    <style:style style:name="T63" style:family="text">
      <style:text-properties fo:font-weight="normal" officeooo:rsid="00382ffc" style:font-weight-asian="normal" style:font-weight-complex="normal"/>
    </style:style>
    <style:style style:name="T64" style:family="text">
      <style:text-properties fo:font-weight="normal" officeooo:rsid="003ae1ef" style:font-weight-asian="normal" style:font-weight-complex="normal"/>
    </style:style>
    <style:style style:name="T65" style:family="text">
      <style:text-properties fo:font-weight="normal" officeooo:rsid="003c4f49" style:font-weight-asian="normal" style:font-weight-complex="normal"/>
    </style:style>
    <style:style style:name="T66" style:family="text">
      <style:text-properties fo:font-weight="normal" officeooo:rsid="003da980" style:font-weight-asian="normal" style:font-weight-complex="normal"/>
    </style:style>
    <style:style style:name="T67" style:family="text">
      <style:text-properties fo:font-weight="normal" officeooo:rsid="003fa8b2" style:font-weight-asian="normal" style:font-weight-complex="normal"/>
    </style:style>
    <style:style style:name="T68" style:family="text">
      <style:text-properties fo:font-weight="normal" officeooo:rsid="00551aa3" style:font-weight-asian="normal" style:font-weight-complex="normal"/>
    </style:style>
    <style:style style:name="T69" style:family="text">
      <style:text-properties fo:font-weight="normal" officeooo:rsid="0055df2a" style:font-weight-asian="normal" style:font-weight-complex="normal"/>
    </style:style>
    <style:style style:name="T70" style:family="text">
      <style:text-properties fo:font-weight="normal" officeooo:rsid="004a2164" style:font-weight-asian="normal" style:font-weight-complex="normal"/>
    </style:style>
    <style:style style:name="T71" style:family="text">
      <style:text-properties fo:font-weight="normal" officeooo:rsid="004a784f" style:font-weight-asian="normal" style:font-weight-complex="normal"/>
    </style:style>
    <style:style style:name="T72" style:family="text">
      <style:text-properties fo:font-weight="normal" officeooo:rsid="004bc71d" style:font-weight-asian="normal" style:font-weight-complex="normal"/>
    </style:style>
    <style:style style:name="T73" style:family="text">
      <style:text-properties fo:font-weight="normal" officeooo:rsid="004bca02" style:font-weight-asian="normal" style:font-weight-complex="normal"/>
    </style:style>
    <style:style style:name="T74" style:family="text">
      <style:text-properties fo:font-weight="normal" officeooo:rsid="004e40e1" style:font-weight-asian="normal" style:font-weight-complex="normal"/>
    </style:style>
    <style:style style:name="T75" style:family="text">
      <style:text-properties fo:font-weight="normal" officeooo:rsid="0050b480" style:font-weight-asian="normal" style:font-weight-complex="normal"/>
    </style:style>
    <style:style style:name="T76" style:family="text">
      <style:text-properties fo:font-weight="normal" officeooo:rsid="0052f8a0" style:font-weight-asian="normal" style:font-weight-complex="normal"/>
    </style:style>
    <style:style style:name="T77" style:family="text">
      <style:text-properties fo:font-weight="normal" officeooo:rsid="00581112" style:font-weight-asian="normal" style:font-weight-complex="normal"/>
    </style:style>
    <style:style style:name="T78" style:family="text">
      <style:text-properties fo:font-weight="normal" officeooo:rsid="00584aaa" style:font-weight-asian="normal" style:font-weight-complex="normal"/>
    </style:style>
    <style:style style:name="T79" style:family="text">
      <style:text-properties fo:font-weight="normal" officeooo:rsid="005f28f3" style:font-weight-asian="normal" style:font-weight-complex="normal"/>
    </style:style>
    <style:style style:name="T80" style:family="text">
      <style:text-properties fo:font-weight="normal" officeooo:rsid="0064e6d7" style:font-weight-asian="normal" style:font-weight-complex="normal"/>
    </style:style>
    <style:style style:name="T81" style:family="text">
      <style:text-properties fo:font-weight="normal" officeooo:rsid="0065e54f" style:font-weight-asian="normal" style:font-weight-complex="normal"/>
    </style:style>
    <style:style style:name="T82" style:family="text">
      <style:text-properties fo:font-weight="normal" officeooo:rsid="00671750" style:font-weight-asian="normal" style:font-weight-complex="normal"/>
    </style:style>
    <style:style style:name="T83" style:family="text">
      <style:text-properties fo:font-weight="normal" officeooo:rsid="009b8764" style:font-weight-asian="normal" style:font-weight-complex="normal"/>
    </style:style>
    <style:style style:name="T84" style:family="text">
      <style:text-properties fo:font-weight="normal" officeooo:rsid="009d751c" style:font-weight-asian="normal" style:font-weight-complex="normal"/>
    </style:style>
    <style:style style:name="T85" style:family="text">
      <style:text-properties fo:font-weight="normal" officeooo:rsid="009d82ed" style:font-weight-asian="normal" style:font-weight-complex="normal"/>
    </style:style>
    <style:style style:name="T86" style:family="text">
      <style:text-properties fo:font-weight="normal" officeooo:rsid="009e729d" style:font-weight-asian="normal" style:font-weight-complex="normal"/>
    </style:style>
    <style:style style:name="T87" style:family="text">
      <style:text-properties fo:font-weight="normal" officeooo:rsid="00a03ee8" style:font-weight-asian="normal" style:font-weight-complex="normal"/>
    </style:style>
    <style:style style:name="T88" style:family="text">
      <style:text-properties fo:font-weight="normal" officeooo:rsid="00a39d26" style:font-weight-asian="normal" style:font-weight-complex="normal"/>
    </style:style>
    <style:style style:name="T89" style:family="text">
      <style:text-properties fo:font-weight="normal" officeooo:rsid="00a456ff" style:font-weight-asian="normal" style:font-weight-complex="normal"/>
    </style:style>
    <style:style style:name="T90" style:family="text">
      <style:text-properties fo:font-weight="normal" officeooo:rsid="00ae3ac4" style:font-weight-asian="normal" style:font-weight-complex="normal"/>
    </style:style>
    <style:style style:name="T91" style:family="text">
      <style:text-properties fo:font-weight="normal" officeooo:rsid="00c4a1f3" style:font-weight-asian="normal" style:font-weight-complex="normal"/>
    </style:style>
    <style:style style:name="T92" style:family="text">
      <style:text-properties fo:font-weight="normal" officeooo:rsid="00d2fbf2" style:font-weight-asian="normal" style:font-weight-complex="normal"/>
    </style:style>
    <style:style style:name="T93" style:family="text">
      <style:text-properties fo:font-weight="normal" officeooo:rsid="00ed6681" style:font-weight-asian="normal" style:font-weight-complex="normal"/>
    </style:style>
    <style:style style:name="T94" style:family="text">
      <style:text-properties fo:font-weight="normal" officeooo:rsid="00ee1010" style:font-weight-asian="normal" style:font-weight-complex="normal"/>
    </style:style>
    <style:style style:name="T95" style:family="text">
      <style:text-properties fo:font-weight="normal" officeooo:rsid="01192acd" style:font-weight-asian="normal" style:font-weight-complex="normal"/>
    </style:style>
    <style:style style:name="T96" style:family="text">
      <style:text-properties fo:font-weight="normal" officeooo:rsid="011ce1af" style:font-weight-asian="normal" style:font-weight-complex="normal"/>
    </style:style>
    <style:style style:name="T97" style:family="text">
      <style:text-properties fo:font-weight="normal" officeooo:rsid="011d04da" style:font-weight-asian="normal" style:font-weight-complex="normal"/>
    </style:style>
    <style:style style:name="T98" style:family="text">
      <style:text-properties fo:font-weight="normal" officeooo:rsid="01201a72" style:font-weight-asian="normal" style:font-weight-complex="normal"/>
    </style:style>
    <style:style style:name="T99" style:family="text">
      <style:text-properties fo:font-weight="normal" officeooo:rsid="01215954" style:font-weight-asian="normal" style:font-weight-complex="normal"/>
    </style:style>
    <style:style style:name="T100" style:family="text">
      <style:text-properties fo:font-weight="normal" officeooo:rsid="01226f6d" style:font-weight-asian="normal" style:font-weight-complex="normal"/>
    </style:style>
    <style:style style:name="T101" style:family="text">
      <style:text-properties fo:font-weight="normal" officeooo:rsid="0123aa83" style:font-weight-asian="normal" style:font-weight-complex="normal"/>
    </style:style>
    <style:style style:name="T102" style:family="text">
      <style:text-properties fo:font-weight="normal" officeooo:rsid="0124f1ca" style:font-weight-asian="normal" style:font-weight-complex="normal"/>
    </style:style>
    <style:style style:name="T103" style:family="text">
      <style:text-properties fo:font-weight="normal" officeooo:rsid="01278bd7" style:font-weight-asian="normal" style:font-weight-complex="normal"/>
    </style:style>
    <style:style style:name="T104" style:family="text">
      <style:text-properties fo:font-weight="normal" officeooo:rsid="0128ecd5" style:font-weight-asian="normal" style:font-weight-complex="normal"/>
    </style:style>
    <style:style style:name="T105" style:family="text">
      <style:text-properties fo:font-weight="normal" officeooo:rsid="0129a23b" style:font-weight-asian="normal" style:font-weight-complex="normal"/>
    </style:style>
    <style:style style:name="T106" style:family="text">
      <style:text-properties fo:font-weight="normal" officeooo:rsid="012b0713" style:font-weight-asian="normal" style:font-weight-complex="normal"/>
    </style:style>
    <style:style style:name="T107" style:family="text">
      <style:text-properties fo:font-weight="normal" officeooo:rsid="012b4300" style:font-weight-asian="normal" style:font-weight-complex="normal"/>
    </style:style>
    <style:style style:name="T108" style:family="text">
      <style:text-properties fo:font-weight="normal" officeooo:rsid="0166f04c" style:font-weight-asian="normal" style:font-weight-complex="normal"/>
    </style:style>
    <style:style style:name="T109" style:family="text">
      <style:text-properties fo:font-weight="normal" officeooo:rsid="01711130" style:font-weight-asian="normal" style:font-weight-complex="normal"/>
    </style:style>
    <style:style style:name="T110" style:family="text">
      <style:text-properties fo:font-weight="normal" officeooo:rsid="0181bc2a" style:font-weight-asian="normal" style:font-weight-complex="normal"/>
    </style:style>
    <style:style style:name="T111" style:family="text">
      <style:text-properties fo:font-weight="normal" officeooo:rsid="01831233" style:font-weight-asian="normal" style:font-weight-complex="normal"/>
    </style:style>
    <style:style style:name="T112" style:family="text">
      <style:text-properties fo:font-weight="normal" officeooo:rsid="01834e6f" style:font-weight-asian="normal" style:font-weight-complex="normal"/>
    </style:style>
    <style:style style:name="T113" style:family="text">
      <style:text-properties fo:font-weight="normal" officeooo:rsid="018a7368" style:font-weight-asian="normal" style:font-weight-complex="normal"/>
    </style:style>
    <style:style style:name="T114" style:family="text">
      <style:text-properties fo:font-weight="normal" officeooo:rsid="019372fe" style:font-weight-asian="normal" style:font-weight-complex="normal"/>
    </style:style>
    <style:style style:name="T115" style:family="text">
      <style:text-properties fo:font-weight="normal" officeooo:rsid="019469e2" style:font-weight-asian="normal" style:font-weight-complex="normal"/>
    </style:style>
    <style:style style:name="T116" style:family="text">
      <style:text-properties fo:font-weight="normal" officeooo:rsid="0194cdb8" style:font-weight-asian="normal" style:font-weight-complex="normal"/>
    </style:style>
    <style:style style:name="T117" style:family="text">
      <style:text-properties fo:font-weight="normal" officeooo:rsid="0195a159" style:font-weight-asian="normal" style:font-weight-complex="normal"/>
    </style:style>
    <style:style style:name="T118" style:family="text">
      <style:text-properties fo:font-weight="normal" officeooo:rsid="019788b2" style:font-weight-asian="normal" style:font-weight-complex="normal"/>
    </style:style>
    <style:style style:name="T119" style:family="text">
      <style:text-properties fo:font-weight="normal" officeooo:rsid="019aea13" style:font-weight-asian="normal" style:font-weight-complex="normal"/>
    </style:style>
    <style:style style:name="T120" style:family="text">
      <style:text-properties fo:font-weight="normal" officeooo:rsid="019d10dc" style:font-weight-asian="normal" style:font-weight-complex="normal"/>
    </style:style>
    <style:style style:name="T121" style:family="text">
      <style:text-properties fo:font-weight="normal" officeooo:rsid="01a6c744" style:font-weight-asian="normal" style:font-weight-complex="normal"/>
    </style:style>
    <style:style style:name="T122" style:family="text">
      <style:text-properties fo:font-weight="normal" officeooo:rsid="01c34322" style:font-weight-asian="normal" style:font-weight-complex="normal"/>
    </style:style>
    <style:style style:name="T123" style:family="text">
      <style:text-properties fo:font-weight="normal" officeooo:rsid="00f01f9f" style:font-weight-asian="normal" style:font-weight-complex="normal"/>
    </style:style>
    <style:style style:name="T124" style:family="text">
      <style:text-properties fo:font-weight="normal" officeooo:rsid="01a47c6e" style:font-weight-asian="normal" style:font-weight-complex="normal"/>
    </style:style>
    <style:style style:name="T125" style:family="text">
      <style:text-properties fo:font-weight="normal" officeooo:rsid="01d43905" style:font-weight-asian="normal" style:font-weight-complex="normal"/>
    </style:style>
    <style:style style:name="T126" style:family="text">
      <style:text-properties fo:font-weight="normal" officeooo:rsid="01d57fec" style:font-weight-asian="normal" style:font-weight-complex="normal"/>
    </style:style>
    <style:style style:name="T127" style:family="text">
      <style:text-properties fo:font-weight="normal" officeooo:rsid="01dc39cf" style:font-weight-asian="normal" style:font-weight-complex="normal"/>
    </style:style>
    <style:style style:name="T128" style:family="text">
      <style:text-properties fo:font-weight="normal" officeooo:rsid="01dd2667" style:font-weight-asian="normal" style:font-weight-complex="normal"/>
    </style:style>
    <style:style style:name="T129" style:family="text">
      <style:text-properties fo:font-weight="normal" officeooo:rsid="01ddbfd9" style:font-weight-asian="normal" style:font-weight-complex="normal"/>
    </style:style>
    <style:style style:name="T130" style:family="text">
      <style:text-properties fo:font-weight="normal" officeooo:rsid="01e13077" style:font-weight-asian="normal" style:font-weight-complex="normal"/>
    </style:style>
    <style:style style:name="T131" style:family="text">
      <style:text-properties fo:font-weight="normal" officeooo:rsid="01e676ca" style:font-weight-asian="normal" style:font-weight-complex="normal"/>
    </style:style>
    <style:style style:name="T132" style:family="text">
      <style:text-properties fo:font-weight="normal" officeooo:rsid="01e85617" style:font-weight-asian="normal" style:font-weight-complex="normal"/>
    </style:style>
    <style:style style:name="T133" style:family="text">
      <style:text-properties fo:font-weight="normal" officeooo:rsid="020cf77b" style:font-weight-asian="normal" style:font-weight-complex="normal"/>
    </style:style>
    <style:style style:name="T134" style:family="text">
      <style:text-properties fo:font-weight="normal" officeooo:rsid="02150ac7" style:font-weight-asian="normal" style:font-weight-complex="normal"/>
    </style:style>
    <style:style style:name="T135" style:family="text">
      <style:text-properties fo:font-weight="normal" officeooo:rsid="0216e717" style:font-weight-asian="normal" style:font-weight-complex="normal"/>
    </style:style>
    <style:style style:name="T136" style:family="text">
      <style:text-properties fo:font-weight="normal" officeooo:rsid="0219c778" style:font-weight-asian="normal" style:font-weight-complex="normal"/>
    </style:style>
    <style:style style:name="T137" style:family="text">
      <style:text-properties fo:font-weight="normal" officeooo:rsid="0219f823" style:font-weight-asian="normal" style:font-weight-complex="normal"/>
    </style:style>
    <style:style style:name="T138" style:family="text">
      <style:text-properties fo:font-weight="normal" officeooo:rsid="021f69cc" style:font-weight-asian="normal" style:font-weight-complex="normal"/>
    </style:style>
    <style:style style:name="T139" style:family="text">
      <style:text-properties fo:font-weight="normal" officeooo:rsid="0223c69c" style:font-weight-asian="normal" style:font-weight-complex="normal"/>
    </style:style>
    <style:style style:name="T140" style:family="text">
      <style:text-properties fo:font-weight="normal" officeooo:rsid="0227cb42" style:font-weight-asian="normal" style:font-weight-complex="normal"/>
    </style:style>
    <style:style style:name="T141" style:family="text">
      <style:text-properties fo:font-weight="normal" officeooo:rsid="02362869" style:font-weight-asian="normal" style:font-weight-complex="normal"/>
    </style:style>
    <style:style style:name="T142" style:family="text">
      <style:text-properties fo:font-weight="normal" officeooo:rsid="02369592" style:font-weight-asian="normal" style:font-weight-complex="normal"/>
    </style:style>
    <style:style style:name="T143" style:family="text">
      <style:text-properties fo:font-weight="normal" officeooo:rsid="023a8012" style:font-weight-asian="normal" style:font-weight-complex="normal"/>
    </style:style>
    <style:style style:name="T144" style:family="text">
      <style:text-properties fo:font-weight="normal" officeooo:rsid="023d5e11" style:font-weight-asian="normal" style:font-weight-complex="normal"/>
    </style:style>
    <style:style style:name="T145" style:family="text">
      <style:text-properties fo:font-weight="normal" officeooo:rsid="023ef5a9" style:font-weight-asian="normal" style:font-weight-complex="normal"/>
    </style:style>
    <style:style style:name="T146" style:family="text">
      <style:text-properties fo:font-weight="normal" officeooo:rsid="02407505" style:font-weight-asian="normal" style:font-weight-complex="normal"/>
    </style:style>
    <style:style style:name="T147" style:family="text">
      <style:text-properties fo:font-weight="normal" officeooo:rsid="02414bec" style:font-weight-asian="normal" style:font-weight-complex="normal"/>
    </style:style>
    <style:style style:name="T148" style:family="text">
      <style:text-properties fo:font-weight="normal" officeooo:rsid="0241d8d2" style:font-weight-asian="normal" style:font-weight-complex="normal"/>
    </style:style>
    <style:style style:name="T149" style:family="text">
      <style:text-properties fo:font-weight="normal" officeooo:rsid="024393c8" style:font-weight-asian="normal" style:font-weight-complex="normal"/>
    </style:style>
    <style:style style:name="T150" style:family="text">
      <style:text-properties fo:font-weight="normal" officeooo:rsid="0233af34" style:font-weight-asian="normal" style:font-weight-complex="normal"/>
    </style:style>
    <style:style style:name="T151" style:family="text">
      <style:text-properties fo:font-weight="normal" officeooo:rsid="0243f0e4" style:font-weight-asian="normal" style:font-weight-complex="normal"/>
    </style:style>
    <style:style style:name="T152" style:family="text">
      <style:text-properties fo:font-weight="normal" officeooo:rsid="0246e308" style:font-weight-asian="normal" style:font-weight-complex="normal"/>
    </style:style>
    <style:style style:name="T153" style:family="text">
      <style:text-properties fo:font-weight="normal" officeooo:rsid="0247df84" style:font-weight-asian="normal" style:font-weight-complex="normal"/>
    </style:style>
    <style:style style:name="T154" style:family="text">
      <style:text-properties fo:font-weight="normal" officeooo:rsid="025d5ca0" style:font-weight-asian="normal" style:font-weight-complex="normal"/>
    </style:style>
    <style:style style:name="T155" style:family="text">
      <style:text-properties fo:font-weight="normal" officeooo:rsid="0260f842" style:font-weight-asian="normal" style:font-weight-complex="normal"/>
    </style:style>
    <style:style style:name="T156" style:family="text">
      <style:text-properties fo:font-weight="normal" officeooo:rsid="0280c927" style:font-weight-asian="normal" style:font-weight-complex="normal"/>
    </style:style>
    <style:style style:name="T157" style:family="text">
      <style:text-properties fo:font-weight="normal" officeooo:rsid="0280eebb" style:font-weight-asian="normal" style:font-weight-complex="normal"/>
    </style:style>
    <style:style style:name="T158" style:family="text">
      <style:text-properties fo:font-weight="normal" officeooo:rsid="02834762" style:font-weight-asian="normal" style:font-weight-complex="normal"/>
    </style:style>
    <style:style style:name="T159" style:family="text">
      <style:text-properties fo:font-weight="normal" officeooo:rsid="0286a3c1" style:font-weight-asian="normal" style:font-weight-complex="normal"/>
    </style:style>
    <style:style style:name="T160" style:family="text">
      <style:text-properties fo:font-weight="normal" officeooo:rsid="0287cb47" style:font-weight-asian="normal" style:font-weight-complex="normal"/>
    </style:style>
    <style:style style:name="T161" style:family="text">
      <style:text-properties fo:font-weight="normal" officeooo:rsid="02a3dce2" style:font-weight-asian="normal" style:font-weight-complex="normal"/>
    </style:style>
    <style:style style:name="T162" style:family="text">
      <style:text-properties fo:font-weight="normal" officeooo:rsid="02a64e7c" style:font-weight-asian="normal" style:font-weight-complex="normal"/>
    </style:style>
    <style:style style:name="T163" style:family="text">
      <style:text-properties fo:font-weight="normal" officeooo:rsid="02aa6a08" style:font-weight-asian="normal" style:font-weight-complex="normal"/>
    </style:style>
    <style:style style:name="T164" style:family="text">
      <style:text-properties fo:font-weight="normal" officeooo:rsid="02ac1b43" style:font-weight-asian="normal" style:font-weight-complex="normal"/>
    </style:style>
    <style:style style:name="T165" style:family="text">
      <style:text-properties fo:font-weight="normal" officeooo:rsid="030748b0" style:font-weight-asian="normal" style:font-weight-complex="normal"/>
    </style:style>
    <style:style style:name="T166" style:family="text">
      <style:text-properties fo:font-weight="normal" officeooo:rsid="03088d35" style:font-weight-asian="normal" style:font-weight-complex="normal"/>
    </style:style>
    <style:style style:name="T167" style:family="text">
      <style:text-properties fo:font-weight="normal" officeooo:rsid="030b63d6" style:font-weight-asian="normal" style:font-weight-complex="normal"/>
    </style:style>
    <style:style style:name="T168" style:family="text">
      <style:text-properties fo:font-weight="normal" officeooo:rsid="030caf58" style:font-weight-asian="normal" style:font-weight-complex="normal"/>
    </style:style>
    <style:style style:name="T169" style:family="text">
      <style:text-properties fo:font-weight="normal" officeooo:rsid="030cf29d" style:font-weight-asian="normal" style:font-weight-complex="normal"/>
    </style:style>
    <style:style style:name="T170" style:family="text">
      <style:text-properties fo:font-weight="normal" officeooo:rsid="03106d68" style:font-weight-asian="normal" style:font-weight-complex="normal"/>
    </style:style>
    <style:style style:name="T171" style:family="text">
      <style:text-properties fo:font-weight="normal" officeooo:rsid="03127542" style:font-weight-asian="normal" style:font-weight-complex="normal"/>
    </style:style>
    <style:style style:name="T172" style:family="text">
      <style:text-properties fo:font-weight="normal" officeooo:rsid="0314c755" style:font-weight-asian="normal" style:font-weight-complex="normal"/>
    </style:style>
    <style:style style:name="T173" style:family="text">
      <style:text-properties fo:font-weight="normal" officeooo:rsid="03158394" style:font-weight-asian="normal" style:font-weight-complex="normal"/>
    </style:style>
    <style:style style:name="T174" style:family="text">
      <style:text-properties fo:font-weight="normal" officeooo:rsid="0315ed70" style:font-weight-asian="normal" style:font-weight-complex="normal"/>
    </style:style>
    <style:style style:name="T175" style:family="text">
      <style:text-properties fo:font-weight="normal" officeooo:rsid="0316885c" style:font-weight-asian="normal" style:font-weight-complex="normal"/>
    </style:style>
    <style:style style:name="T176" style:family="text">
      <style:text-properties fo:font-weight="normal" officeooo:rsid="03182b04" style:font-weight-asian="normal" style:font-weight-complex="normal"/>
    </style:style>
    <style:style style:name="T177" style:family="text">
      <style:text-properties fo:font-weight="normal" officeooo:rsid="0318e793" style:font-weight-asian="normal" style:font-weight-complex="normal"/>
    </style:style>
    <style:style style:name="T178" style:family="text">
      <style:text-properties fo:font-weight="normal" officeooo:rsid="031a086f" style:font-weight-asian="normal" style:font-weight-complex="normal"/>
    </style:style>
    <style:style style:name="T179" style:family="text">
      <style:text-properties fo:font-weight="normal" officeooo:rsid="031dfd0d" style:font-weight-asian="normal" style:font-weight-complex="normal"/>
    </style:style>
    <style:style style:name="T180" style:family="text">
      <style:text-properties fo:font-weight="normal" officeooo:rsid="031fd681" style:font-weight-asian="normal" style:font-weight-complex="normal"/>
    </style:style>
    <style:style style:name="T181" style:family="text">
      <style:text-properties fo:font-weight="normal" officeooo:rsid="03209cbc" style:font-weight-asian="normal" style:font-weight-complex="normal"/>
    </style:style>
    <style:style style:name="T182" style:family="text">
      <style:text-properties fo:font-weight="normal" officeooo:rsid="032aa048" style:font-weight-asian="normal" style:font-weight-complex="normal"/>
    </style:style>
    <style:style style:name="T183" style:family="text">
      <style:text-properties fo:font-weight="normal" officeooo:rsid="032cd80c" style:font-weight-asian="normal" style:font-weight-complex="normal"/>
    </style:style>
    <style:style style:name="T184" style:family="text">
      <style:text-properties fo:font-weight="normal" officeooo:rsid="033d6214" style:font-weight-asian="normal" style:font-weight-complex="normal"/>
    </style:style>
    <style:style style:name="T185" style:family="text">
      <style:text-properties fo:font-weight="normal" officeooo:rsid="0342d66c" style:font-weight-asian="normal" style:font-weight-complex="normal"/>
    </style:style>
    <style:style style:name="T186" style:family="text">
      <style:text-properties fo:font-weight="normal" officeooo:rsid="0344c9dc" style:font-weight-asian="normal" style:font-weight-complex="normal"/>
    </style:style>
    <style:style style:name="T187" style:family="text">
      <style:text-properties fo:font-weight="normal" officeooo:rsid="0345da6e" style:font-weight-asian="normal" style:font-weight-complex="normal"/>
    </style:style>
    <style:style style:name="T188" style:family="text">
      <style:text-properties fo:font-weight="normal" officeooo:rsid="0346485d" style:font-weight-asian="normal" style:font-weight-complex="normal"/>
    </style:style>
    <style:style style:name="T189" style:family="text">
      <style:text-properties fo:font-weight="normal" officeooo:rsid="03467e5a" style:font-weight-asian="normal" style:font-weight-complex="normal"/>
    </style:style>
    <style:style style:name="T190" style:family="text">
      <style:text-properties fo:font-weight="normal" officeooo:rsid="0346ba2c" style:font-weight-asian="normal" style:font-weight-complex="normal"/>
    </style:style>
    <style:style style:name="T191" style:family="text">
      <style:text-properties fo:font-weight="normal" officeooo:rsid="03499dca" style:font-weight-asian="normal" style:font-weight-complex="normal"/>
    </style:style>
    <style:style style:name="T192" style:family="text">
      <style:text-properties fo:font-weight="normal" officeooo:rsid="0349dbda" style:font-weight-asian="normal" style:font-weight-complex="normal"/>
    </style:style>
    <style:style style:name="T193" style:family="text">
      <style:text-properties fo:font-weight="normal" officeooo:rsid="0349f221" style:font-weight-asian="normal" style:font-weight-complex="normal"/>
    </style:style>
    <style:style style:name="T194" style:family="text">
      <style:text-properties fo:font-weight="normal" officeooo:rsid="035169f8" style:font-weight-asian="normal" style:font-weight-complex="normal"/>
    </style:style>
    <style:style style:name="T195" style:family="text">
      <style:text-properties fo:font-weight="normal" officeooo:rsid="0354bc8e" style:font-weight-asian="normal" style:font-weight-complex="normal"/>
    </style:style>
    <style:style style:name="T196" style:family="text">
      <style:text-properties fo:font-weight="normal" officeooo:rsid="03590271" style:font-weight-asian="normal" style:font-weight-complex="normal"/>
    </style:style>
    <style:style style:name="T197" style:family="text">
      <style:text-properties fo:font-weight="normal" officeooo:rsid="035b04bb" style:font-weight-asian="normal" style:font-weight-complex="normal"/>
    </style:style>
    <style:style style:name="T198" style:family="text">
      <style:text-properties fo:font-weight="normal" officeooo:rsid="035c307c" style:font-weight-asian="normal" style:font-weight-complex="normal"/>
    </style:style>
    <style:style style:name="T199" style:family="text">
      <style:text-properties fo:font-weight="normal" officeooo:rsid="035dbdca" style:font-weight-asian="normal" style:font-weight-complex="normal"/>
    </style:style>
    <style:style style:name="T200" style:family="text">
      <style:text-properties fo:font-weight="normal" officeooo:rsid="035f1060" style:font-weight-asian="normal" style:font-weight-complex="normal"/>
    </style:style>
    <style:style style:name="T201" style:family="text">
      <style:text-properties fo:font-weight="normal" officeooo:rsid="03607aea" style:font-weight-asian="normal" style:font-weight-complex="normal"/>
    </style:style>
    <style:style style:name="T202" style:family="text">
      <style:text-properties fo:font-weight="normal" officeooo:rsid="03641bc2" style:font-weight-asian="normal" style:font-weight-complex="normal"/>
    </style:style>
    <style:style style:name="T203" style:family="text">
      <style:text-properties fo:font-weight="normal" officeooo:rsid="0366a689" style:font-weight-asian="normal" style:font-weight-complex="normal"/>
    </style:style>
    <style:style style:name="T204" style:family="text">
      <style:text-properties fo:font-weight="normal" officeooo:rsid="0370d22d" style:font-weight-asian="normal" style:font-weight-complex="normal"/>
    </style:style>
    <style:style style:name="T205" style:family="text">
      <style:text-properties fo:font-weight="normal" officeooo:rsid="037242aa" style:font-weight-asian="normal" style:font-weight-complex="normal"/>
    </style:style>
    <style:style style:name="T206" style:family="text">
      <style:text-properties fo:font-weight="normal" officeooo:rsid="03673af2" style:font-weight-asian="normal" style:font-weight-complex="normal"/>
    </style:style>
    <style:style style:name="T207" style:family="text">
      <style:text-properties fo:font-weight="normal" officeooo:rsid="0375515f" style:font-weight-asian="normal" style:font-weight-complex="normal"/>
    </style:style>
    <style:style style:name="T208" style:family="text">
      <style:text-properties fo:font-weight="normal" officeooo:rsid="03933355" style:font-weight-asian="normal" style:font-weight-complex="normal"/>
    </style:style>
    <style:style style:name="T209" style:family="text">
      <style:text-properties fo:font-weight="normal" officeooo:rsid="0384c6c6" style:font-weight-asian="normal" style:font-weight-complex="normal"/>
    </style:style>
    <style:style style:name="T210" style:family="text">
      <style:text-properties fo:font-weight="normal" officeooo:rsid="0392a3dd" style:font-weight-asian="normal" style:font-weight-complex="normal"/>
    </style:style>
    <style:style style:name="T211" style:family="text">
      <style:text-properties fo:font-weight="normal" officeooo:rsid="035847fb" style:font-weight-asian="normal" style:font-weight-complex="normal"/>
    </style:style>
    <style:style style:name="T212" style:family="text">
      <style:text-properties fo:font-weight="normal" officeooo:rsid="0396f332" style:font-weight-asian="normal" style:font-weight-complex="normal"/>
    </style:style>
    <style:style style:name="T213" style:family="text">
      <style:text-properties fo:font-weight="normal" officeooo:rsid="039c5e96" style:font-weight-asian="normal" style:font-weight-complex="normal"/>
    </style:style>
    <style:style style:name="T214" style:family="text">
      <style:text-properties fo:font-weight="normal" officeooo:rsid="03a69e14" style:font-weight-asian="normal" style:font-weight-complex="normal"/>
    </style:style>
    <style:style style:name="T215" style:family="text">
      <style:text-properties fo:font-weight="normal" officeooo:rsid="0222a2e3" style:font-weight-asian="normal" style:font-weight-complex="normal"/>
    </style:style>
    <style:style style:name="T216" style:family="text">
      <style:text-properties fo:font-weight="normal" officeooo:rsid="03ab16b4" style:font-weight-asian="normal" style:font-weight-complex="normal"/>
    </style:style>
    <style:style style:name="T217" style:family="text">
      <style:text-properties fo:font-weight="normal" officeooo:rsid="03ab7726" style:font-weight-asian="normal" style:font-weight-complex="normal"/>
    </style:style>
    <style:style style:name="T218" style:family="text">
      <style:text-properties fo:font-weight="normal" officeooo:rsid="03ac7585" style:font-weight-asian="normal" style:font-weight-complex="normal"/>
    </style:style>
    <style:style style:name="T219" style:family="text">
      <style:text-properties fo:font-weight="normal" officeooo:rsid="03acf764" style:font-weight-asian="normal" style:font-weight-complex="normal"/>
    </style:style>
    <style:style style:name="T220" style:family="text">
      <style:text-properties fo:font-weight="normal" officeooo:rsid="03b04b63" style:font-weight-asian="normal" style:font-weight-complex="normal"/>
    </style:style>
    <style:style style:name="T221" style:family="text">
      <style:text-properties fo:font-weight="normal" officeooo:rsid="03b08ac7" style:font-weight-asian="normal" style:font-weight-complex="normal"/>
    </style:style>
    <style:style style:name="T222" style:family="text">
      <style:text-properties fo:font-weight="normal" officeooo:rsid="03b66ec0" style:font-weight-asian="normal" style:font-weight-complex="normal"/>
    </style:style>
    <style:style style:name="T223" style:family="text">
      <style:text-properties fo:font-weight="normal" officeooo:rsid="03980bbf" style:font-weight-asian="normal" style:font-weight-complex="normal"/>
    </style:style>
    <style:style style:name="T224" style:family="text">
      <style:text-properties fo:font-weight="normal" officeooo:rsid="039da747" style:font-weight-asian="normal" style:font-weight-complex="normal"/>
    </style:style>
    <style:style style:name="T225" style:family="text">
      <style:text-properties fo:font-weight="normal" officeooo:rsid="03b89b6c" style:font-weight-asian="normal" style:font-weight-complex="normal"/>
    </style:style>
    <style:style style:name="T226" style:family="text">
      <style:text-properties fo:font-weight="normal" officeooo:rsid="03b93366" style:font-weight-asian="normal" style:font-weight-complex="normal"/>
    </style:style>
    <style:style style:name="T227" style:family="text">
      <style:text-properties fo:font-weight="normal" officeooo:rsid="02ae3762" style:font-weight-asian="normal" style:font-weight-complex="normal"/>
    </style:style>
    <style:style style:name="T228" style:family="text">
      <style:text-properties fo:font-weight="normal" officeooo:rsid="03d094dc" style:font-weight-asian="normal" style:font-weight-complex="normal"/>
    </style:style>
    <style:style style:name="T229" style:family="text">
      <style:text-properties fo:font-weight="normal" officeooo:rsid="03d21031" style:font-weight-asian="normal" style:font-weight-complex="normal"/>
    </style:style>
    <style:style style:name="T230" style:family="text">
      <style:text-properties fo:font-weight="normal" officeooo:rsid="03d4c570" style:font-weight-asian="normal" style:font-weight-complex="normal"/>
    </style:style>
    <style:style style:name="T231" style:family="text">
      <style:text-properties fo:font-weight="normal" officeooo:rsid="03d6ad67" style:font-weight-asian="normal" style:font-weight-complex="normal"/>
    </style:style>
    <style:style style:name="T232" style:family="text">
      <style:text-properties fo:font-weight="normal" officeooo:rsid="03e00cef" style:font-weight-asian="normal" style:font-weight-complex="normal"/>
    </style:style>
    <style:style style:name="T233" style:family="text">
      <style:text-properties fo:font-weight="normal" officeooo:rsid="03e13835" style:font-weight-asian="normal" style:font-weight-complex="normal"/>
    </style:style>
    <style:style style:name="T234" style:family="text">
      <style:text-properties fo:font-weight="normal" officeooo:rsid="03e2ac75" style:font-weight-asian="normal" style:font-weight-complex="normal"/>
    </style:style>
    <style:style style:name="T235" style:family="text">
      <style:text-properties fo:font-weight="normal" officeooo:rsid="03e571c5" style:font-weight-asian="normal" style:font-weight-complex="normal"/>
    </style:style>
    <style:style style:name="T236" style:family="text">
      <style:text-properties fo:font-weight="normal" officeooo:rsid="0408e757" style:font-weight-asian="normal" style:font-weight-complex="normal"/>
    </style:style>
    <style:style style:name="T237" style:family="text">
      <style:text-properties fo:font-weight="normal" officeooo:rsid="040caa75" style:font-weight-asian="normal" style:font-weight-complex="normal"/>
    </style:style>
    <style:style style:name="T238" style:family="text">
      <style:text-properties fo:font-weight="normal" officeooo:rsid="040dd336" style:font-weight-asian="normal" style:font-weight-complex="normal"/>
    </style:style>
    <style:style style:name="T239" style:family="text">
      <style:text-properties fo:font-weight="normal" officeooo:rsid="040f5d59" style:font-weight-asian="normal" style:font-weight-complex="normal"/>
    </style:style>
    <style:style style:name="T240" style:family="text">
      <style:text-properties fo:font-weight="normal" officeooo:rsid="04109576" style:font-weight-asian="normal" style:font-weight-complex="normal"/>
    </style:style>
    <style:style style:name="T241" style:family="text">
      <style:text-properties fo:font-weight="normal" officeooo:rsid="04109ad2" style:font-weight-asian="normal" style:font-weight-complex="normal"/>
    </style:style>
    <style:style style:name="T242" style:family="text">
      <style:text-properties fo:font-weight="normal" officeooo:rsid="0411011f" style:font-weight-asian="normal" style:font-weight-complex="normal"/>
    </style:style>
    <style:style style:name="T243" style:family="text">
      <style:text-properties fo:font-weight="normal" officeooo:rsid="0413056d" style:font-weight-asian="normal" style:font-weight-complex="normal"/>
    </style:style>
    <style:style style:name="T244" style:family="text">
      <style:text-properties fo:font-weight="normal" officeooo:rsid="04132621" style:font-weight-asian="normal" style:font-weight-complex="normal"/>
    </style:style>
    <style:style style:name="T245" style:family="text">
      <style:text-properties fo:font-weight="normal" officeooo:rsid="0414cacf" style:font-weight-asian="normal" style:font-weight-complex="normal"/>
    </style:style>
    <style:style style:name="T246" style:family="text">
      <style:text-properties fo:font-weight="normal" officeooo:rsid="041812ba" style:font-weight-asian="normal" style:font-weight-complex="normal"/>
    </style:style>
    <style:style style:name="T247" style:family="text">
      <style:text-properties fo:font-weight="normal" officeooo:rsid="04066b32" style:font-weight-asian="normal" style:font-weight-complex="normal"/>
    </style:style>
    <style:style style:name="T248" style:family="text">
      <style:text-properties fo:font-weight="normal" officeooo:rsid="041cd9ea" style:font-weight-asian="normal" style:font-weight-complex="normal"/>
    </style:style>
    <style:style style:name="T249" style:family="text">
      <style:text-properties fo:font-weight="normal" officeooo:rsid="042236dc" style:font-weight-asian="normal" style:font-weight-complex="normal"/>
    </style:style>
    <style:style style:name="T250" style:family="text">
      <style:text-properties fo:font-weight="normal" officeooo:rsid="04233dff" style:font-weight-asian="normal" style:font-weight-complex="normal"/>
    </style:style>
    <style:style style:name="T251" style:family="text">
      <style:text-properties fo:font-weight="normal" officeooo:rsid="0424c9ac" style:font-weight-asian="normal" style:font-weight-complex="normal"/>
    </style:style>
    <style:style style:name="T252" style:family="text">
      <style:text-properties fo:font-weight="normal" officeooo:rsid="04363fc1" style:font-weight-asian="normal" style:font-weight-complex="normal"/>
    </style:style>
    <style:style style:name="T253" style:family="text">
      <style:text-properties fo:font-weight="normal" officeooo:rsid="043911e6" style:font-weight-asian="normal" style:font-weight-complex="normal"/>
    </style:style>
    <style:style style:name="T254" style:family="text">
      <style:text-properties fo:font-weight="normal" officeooo:rsid="043a43d7" style:font-weight-asian="normal" style:font-weight-complex="normal"/>
    </style:style>
    <style:style style:name="T255" style:family="text">
      <style:text-properties fo:font-weight="normal" officeooo:rsid="043b787c" style:font-weight-asian="normal" style:font-weight-complex="normal"/>
    </style:style>
    <style:style style:name="T256" style:family="text">
      <style:text-properties fo:font-weight="normal" officeooo:rsid="04496994" style:font-weight-asian="normal" style:font-weight-complex="normal"/>
    </style:style>
    <style:style style:name="T257" style:family="text">
      <style:text-properties fo:font-weight="normal" officeooo:rsid="0449cf90" style:font-weight-asian="normal" style:font-weight-complex="normal"/>
    </style:style>
    <style:style style:name="T258" style:family="text">
      <style:text-properties fo:font-weight="normal" officeooo:rsid="044ad618" style:font-weight-asian="normal" style:font-weight-complex="normal"/>
    </style:style>
    <style:style style:name="T259" style:family="text">
      <style:text-properties fo:font-weight="normal" officeooo:rsid="0455a87a" style:font-weight-asian="normal" style:font-weight-complex="normal"/>
    </style:style>
    <style:style style:name="T260" style:family="text">
      <style:text-properties fo:font-weight="normal" officeooo:rsid="0455bcfa" style:font-weight-asian="normal" style:font-weight-complex="normal"/>
    </style:style>
    <style:style style:name="T261" style:family="text">
      <style:text-properties fo:font-weight="normal" officeooo:rsid="0458400e" style:font-weight-asian="normal" style:font-weight-complex="normal"/>
    </style:style>
    <style:style style:name="T262" style:family="text">
      <style:text-properties fo:font-weight="normal" officeooo:rsid="046284b4" style:font-weight-asian="normal" style:font-weight-complex="normal"/>
    </style:style>
    <style:style style:name="T263" style:family="text">
      <style:text-properties fo:font-weight="normal" officeooo:rsid="046ac886" style:font-weight-asian="normal" style:font-weight-complex="normal"/>
    </style:style>
    <style:style style:name="T264" style:family="text">
      <style:text-properties fo:font-weight="normal" officeooo:rsid="046b73db" style:font-weight-asian="normal" style:font-weight-complex="normal"/>
    </style:style>
    <style:style style:name="T265" style:family="text">
      <style:text-properties fo:font-weight="normal" officeooo:rsid="0474f167" style:font-weight-asian="normal" style:font-weight-complex="normal"/>
    </style:style>
    <style:style style:name="T266" style:family="text">
      <style:text-properties fo:font-weight="normal" officeooo:rsid="03b93d41" style:font-weight-asian="normal" style:font-weight-complex="normal"/>
    </style:style>
    <style:style style:name="T267" style:family="text">
      <style:text-properties fo:font-weight="normal" officeooo:rsid="0487fadd" style:font-weight-asian="normal" style:font-weight-complex="normal"/>
    </style:style>
    <style:style style:name="T268" style:family="text">
      <style:text-properties fo:font-weight="normal" officeooo:rsid="048a6bca" style:font-weight-asian="normal" style:font-weight-complex="normal"/>
    </style:style>
    <style:style style:name="T269" style:family="text">
      <style:text-properties fo:font-weight="normal" officeooo:rsid="04947158" style:font-weight-asian="normal" style:font-weight-complex="normal"/>
    </style:style>
    <style:style style:name="T270" style:family="text">
      <style:text-properties fo:font-weight="normal" officeooo:rsid="0490db10" style:font-weight-asian="normal" style:font-weight-complex="normal"/>
    </style:style>
    <style:style style:name="T271" style:family="text">
      <style:text-properties fo:font-weight="normal" officeooo:rsid="049292ea" style:font-weight-asian="normal" style:font-weight-complex="normal"/>
    </style:style>
    <style:style style:name="T272" style:family="text">
      <style:text-properties fo:font-weight="normal" officeooo:rsid="04a01254" style:font-weight-asian="normal" style:font-weight-complex="normal"/>
    </style:style>
    <style:style style:name="T273" style:family="text">
      <style:text-properties fo:font-weight="normal" officeooo:rsid="023ef5a9" style:font-size-asian="8.75pt" style:font-weight-asian="normal" style:font-weight-complex="normal"/>
    </style:style>
    <style:style style:name="T274" style:family="text">
      <style:text-properties fo:font-size="15pt" style:font-size-asian="15pt" style:font-size-complex="15pt"/>
    </style:style>
    <style:style style:name="T275" style:family="text">
      <style:text-properties officeooo:rsid="0052f8a0"/>
    </style:style>
    <style:style style:name="T276" style:family="text">
      <style:text-properties officeooo:rsid="0053c768"/>
    </style:style>
    <style:style style:name="T277" style:family="text">
      <style:text-properties fo:font-size="10pt" style:font-size-asian="10pt" style:font-size-complex="10pt"/>
    </style:style>
    <style:style style:name="T278" style:family="text">
      <style:text-properties fo:font-size="10pt" officeooo:rsid="00773236" style:font-size-asian="10pt" style:font-size-complex="10pt"/>
    </style:style>
    <style:style style:name="T279" style:family="text">
      <style:text-properties fo:font-size="10pt" officeooo:rsid="009b8764" style:font-size-asian="10pt" style:font-size-complex="10pt"/>
    </style:style>
    <style:style style:name="T280" style:family="text">
      <style:text-properties fo:font-size="10pt" officeooo:rsid="01716858" style:font-size-asian="10pt" style:font-size-complex="10pt"/>
    </style:style>
    <style:style style:name="T281" style:family="text">
      <style:text-properties fo:font-size="10pt" officeooo:rsid="01f302b0" style:font-size-asian="10pt" style:font-size-complex="10pt"/>
    </style:style>
    <style:style style:name="T282" style:family="text">
      <style:text-properties fo:font-size="10pt" officeooo:rsid="011ce1af" style:font-size-asian="10pt" style:font-size-complex="10pt"/>
    </style:style>
    <style:style style:name="T283" style:family="text">
      <style:text-properties fo:font-size="10pt" officeooo:rsid="0269563a" style:font-size-asian="10pt" style:font-size-complex="10pt"/>
    </style:style>
    <style:style style:name="T284" style:family="text">
      <style:text-properties fo:font-size="10pt" officeooo:rsid="02cc3773" style:font-size-asian="10pt" style:font-size-complex="10pt"/>
    </style:style>
    <style:style style:name="T285" style:family="text">
      <style:text-properties fo:font-size="10pt" officeooo:rsid="02cb9bcd" style:font-size-asian="10pt" style:font-size-complex="10pt"/>
    </style:style>
    <style:style style:name="T286" style:family="text">
      <style:text-properties fo:font-size="10pt" officeooo:rsid="038c9874" style:font-size-asian="10pt" style:font-size-complex="10pt"/>
    </style:style>
    <style:style style:name="T287" style:family="text">
      <style:text-properties fo:font-size="10pt" officeooo:rsid="038d0459" style:font-size-asian="10pt" style:font-size-complex="10pt"/>
    </style:style>
    <style:style style:name="T288" style:family="text">
      <style:text-properties fo:font-size="10pt" officeooo:rsid="03cfbea1" style:font-size-asian="10pt" style:font-size-complex="10pt"/>
    </style:style>
    <style:style style:name="T289" style:family="text">
      <style:text-properties fo:font-size="10pt" officeooo:rsid="03cfc94d" style:font-size-asian="10pt" style:font-size-complex="10pt"/>
    </style:style>
    <style:style style:name="T290" style:family="text">
      <style:text-properties fo:font-size="10pt" officeooo:rsid="03d4c570" style:font-size-asian="10pt" style:font-size-complex="10pt"/>
    </style:style>
    <style:style style:name="T291" style:family="text">
      <style:text-properties fo:font-size="10pt" officeooo:rsid="048a419d" style:font-size-asian="10pt" style:font-size-complex="10pt"/>
    </style:style>
    <style:style style:name="T292" style:family="text">
      <style:text-properties fo:font-size="10pt" fo:font-weight="normal" style:font-size-asian="10pt" style:font-weight-asian="normal" style:font-size-complex="10pt" style:font-weight-complex="normal"/>
    </style:style>
    <style:style style:name="T293" style:family="text">
      <style:text-properties fo:font-size="10pt" fo:font-weight="normal" officeooo:rsid="000b701c" style:font-size-asian="10pt" style:font-weight-asian="normal" style:font-size-complex="10pt" style:font-weight-complex="normal"/>
    </style:style>
    <style:style style:name="T294" style:family="text">
      <style:text-properties fo:font-size="10pt" fo:font-weight="normal" officeooo:rsid="000d9978" style:font-size-asian="10pt" style:font-weight-asian="normal" style:font-size-complex="10pt" style:font-weight-complex="normal"/>
    </style:style>
    <style:style style:name="T295" style:family="text">
      <style:text-properties fo:font-size="10pt" fo:font-weight="normal" officeooo:rsid="00209250" style:font-size-asian="10pt" style:font-weight-asian="normal" style:font-size-complex="10pt" style:font-weight-complex="normal"/>
    </style:style>
    <style:style style:name="T296" style:family="text">
      <style:text-properties fo:font-size="10pt" fo:font-weight="normal" officeooo:rsid="0033e124" style:font-size-asian="10pt" style:font-weight-asian="normal" style:font-size-complex="10pt" style:font-weight-complex="normal"/>
    </style:style>
    <style:style style:name="T297" style:family="text">
      <style:text-properties fo:font-size="10pt" fo:font-weight="normal" officeooo:rsid="004d1619" style:font-size-asian="10pt" style:font-weight-asian="normal" style:font-size-complex="10pt" style:font-weight-complex="normal"/>
    </style:style>
    <style:style style:name="T298" style:family="text">
      <style:text-properties fo:font-size="10pt" fo:font-weight="normal" officeooo:rsid="0052f8a0" style:font-size-asian="10pt" style:font-weight-asian="normal" style:font-size-complex="10pt" style:font-weight-complex="normal"/>
    </style:style>
    <style:style style:name="T299" style:family="text">
      <style:text-properties fo:font-size="10pt" fo:font-weight="normal" officeooo:rsid="019372fe" style:font-size-asian="10pt" style:font-weight-asian="normal" style:font-size-complex="10pt" style:font-weight-complex="normal"/>
    </style:style>
    <style:style style:name="T300" style:family="text">
      <style:text-properties fo:font-size="10pt" fo:font-weight="normal" officeooo:rsid="00ec35af" style:font-size-asian="10pt" style:font-weight-asian="normal" style:font-size-complex="10pt" style:font-weight-complex="normal"/>
    </style:style>
    <style:style style:name="T301" style:family="text">
      <style:text-properties fo:font-size="10pt" fo:font-weight="normal" officeooo:rsid="01a33138" style:font-size-asian="10pt" style:font-weight-asian="normal" style:font-size-complex="10pt" style:font-weight-complex="normal"/>
    </style:style>
    <style:style style:name="T302" style:family="text">
      <style:text-properties fo:font-size="10pt" fo:font-weight="normal" officeooo:rsid="01c2deb0" style:font-size-asian="10pt" style:font-weight-asian="normal" style:font-size-complex="10pt" style:font-weight-complex="normal"/>
    </style:style>
    <style:style style:name="T303" style:family="text">
      <style:text-properties fo:font-size="10pt" fo:font-weight="normal" officeooo:rsid="0214572a" style:font-size-asian="10pt" style:font-weight-asian="normal" style:font-size-complex="10pt" style:font-weight-complex="normal"/>
    </style:style>
    <style:style style:name="T304" style:family="text">
      <style:text-properties fo:font-size="10pt" fo:font-weight="normal" officeooo:rsid="022e8a5e" style:font-size-asian="10pt" style:font-weight-asian="normal" style:font-size-complex="10pt" style:font-weight-complex="normal"/>
    </style:style>
    <style:style style:name="T305" style:family="text">
      <style:text-properties fo:font-size="10pt" fo:font-weight="normal" officeooo:rsid="0233af34" style:font-size-asian="10pt" style:font-weight-asian="normal" style:font-size-complex="10pt" style:font-weight-complex="normal"/>
    </style:style>
    <style:style style:name="T306" style:family="text">
      <style:text-properties fo:font-size="10pt" fo:font-weight="normal" officeooo:rsid="023bc2a7" style:font-size-asian="10pt" style:font-weight-asian="normal" style:font-size-complex="10pt" style:font-weight-complex="normal"/>
    </style:style>
    <style:style style:name="T307" style:family="text">
      <style:text-properties fo:font-size="10pt" fo:font-weight="normal" officeooo:rsid="02407505" style:font-size-asian="10pt" style:font-weight-asian="normal" style:font-size-complex="10pt" style:font-weight-complex="normal"/>
    </style:style>
    <style:style style:name="T308" style:family="text">
      <style:text-properties fo:font-size="10pt" fo:font-weight="normal" officeooo:rsid="025d5ca0" style:font-size-asian="10pt" style:font-weight-asian="normal" style:font-size-complex="10pt" style:font-weight-complex="normal"/>
    </style:style>
    <style:style style:name="T309" style:family="text">
      <style:text-properties fo:font-size="10pt" fo:font-weight="normal" officeooo:rsid="0264dd8d" style:font-size-asian="10pt" style:font-weight-asian="normal" style:font-size-complex="10pt" style:font-weight-complex="normal"/>
    </style:style>
    <style:style style:name="T310" style:family="text">
      <style:text-properties fo:font-size="10pt" fo:font-weight="normal" officeooo:rsid="027e2afc" style:font-size-asian="10pt" style:font-weight-asian="normal" style:font-size-complex="10pt" style:font-weight-complex="normal"/>
    </style:style>
    <style:style style:name="T311" style:family="text">
      <style:text-properties fo:font-size="10pt" fo:font-weight="normal" officeooo:rsid="02a3dce2" style:font-size-asian="10pt" style:font-weight-asian="normal" style:font-size-complex="10pt" style:font-weight-complex="normal"/>
    </style:style>
    <style:style style:name="T312" style:family="text">
      <style:text-properties fo:font-size="10pt" fo:font-weight="normal" officeooo:rsid="02a531f7" style:font-size-asian="10pt" style:font-weight-asian="normal" style:font-size-complex="10pt" style:font-weight-complex="normal"/>
    </style:style>
    <style:style style:name="T313" style:family="text">
      <style:text-properties fo:font-size="10pt" fo:font-weight="normal" officeooo:rsid="02a80c30" style:font-size-asian="10pt" style:font-weight-asian="normal" style:font-size-complex="10pt" style:font-weight-complex="normal"/>
    </style:style>
    <style:style style:name="T314" style:family="text">
      <style:text-properties fo:font-size="10pt" fo:font-weight="normal" officeooo:rsid="02edb5fe" style:font-size-asian="10pt" style:font-weight-asian="normal" style:font-size-complex="10pt" style:font-weight-complex="normal"/>
    </style:style>
    <style:style style:name="T315" style:family="text">
      <style:text-properties fo:font-size="10pt" fo:font-weight="normal" officeooo:rsid="00b16fdf" style:font-size-asian="10pt" style:font-weight-asian="normal" style:font-size-complex="10pt" style:font-weight-complex="normal"/>
    </style:style>
    <style:style style:name="T316" style:family="text">
      <style:text-properties fo:font-size="10pt" fo:font-weight="normal" officeooo:rsid="02f27e92" style:font-size-asian="10pt" style:font-weight-asian="normal" style:font-size-complex="10pt" style:font-weight-complex="normal"/>
    </style:style>
    <style:style style:name="T317" style:family="text">
      <style:text-properties fo:font-size="10pt" fo:font-weight="normal" officeooo:rsid="0303ae86" style:font-size-asian="10pt" style:font-weight-asian="normal" style:font-size-complex="10pt" style:font-weight-complex="normal"/>
    </style:style>
    <style:style style:name="T318" style:family="text">
      <style:text-properties fo:font-size="10pt" fo:font-weight="normal" officeooo:rsid="00158c69" style:font-size-asian="10pt" style:font-weight-asian="normal" style:font-size-complex="10pt" style:font-weight-complex="normal"/>
    </style:style>
    <style:style style:name="T319" style:family="text">
      <style:text-properties fo:font-size="10pt" fo:font-weight="normal" officeooo:rsid="03127542" style:font-size-asian="10pt" style:font-weight-asian="normal" style:font-size-complex="10pt" style:font-weight-complex="normal"/>
    </style:style>
    <style:style style:name="T320" style:family="text">
      <style:text-properties fo:font-size="10pt" fo:font-weight="normal" officeooo:rsid="032aa048" style:font-size-asian="10pt" style:font-weight-asian="normal" style:font-size-complex="10pt" style:font-weight-complex="normal"/>
    </style:style>
    <style:style style:name="T321" style:family="text">
      <style:text-properties fo:font-size="10pt" fo:font-weight="normal" officeooo:rsid="0344c9dc" style:font-size-asian="10pt" style:font-weight-asian="normal" style:font-size-complex="10pt" style:font-weight-complex="normal"/>
    </style:style>
    <style:style style:name="T322" style:family="text">
      <style:text-properties fo:font-size="10pt" fo:font-weight="normal" officeooo:rsid="03cfc94d" style:font-size-asian="10pt" style:font-weight-asian="normal" style:font-size-complex="10pt" style:font-weight-complex="normal"/>
    </style:style>
    <style:style style:name="T323" style:family="text">
      <style:text-properties fo:font-size="10pt" fo:font-weight="normal" officeooo:rsid="043a43d7" style:font-size-asian="10pt" style:font-weight-asian="normal" style:font-size-complex="10pt" style:font-weight-complex="normal"/>
    </style:style>
    <style:style style:name="T324" style:family="text">
      <style:text-properties fo:font-size="10pt" fo:font-weight="normal" officeooo:rsid="043b787c" style:font-size-asian="10pt" style:font-weight-asian="normal" style:font-size-complex="10pt" style:font-weight-complex="normal"/>
    </style:style>
    <style:style style:name="T325" style:family="text">
      <style:text-properties fo:font-size="10pt" fo:font-weight="normal" officeooo:rsid="0459a745" style:font-size-asian="10pt" style:font-weight-asian="normal" style:font-size-complex="10pt" style:font-weight-complex="normal"/>
    </style:style>
    <style:style style:name="T326" style:family="text">
      <style:text-properties fo:font-size="10pt" fo:font-weight="normal" officeooo:rsid="045e5303" style:font-size-asian="10pt" style:font-weight-asian="normal" style:font-size-complex="10pt" style:font-weight-complex="normal"/>
    </style:style>
    <style:style style:name="T327" style:family="text">
      <style:text-properties fo:font-size="10pt" fo:font-weight="normal" officeooo:rsid="047b5969" style:font-size-asian="10pt" style:font-weight-asian="normal" style:font-size-complex="10pt" style:font-weight-complex="normal"/>
    </style:style>
    <style:style style:name="T328" style:family="text">
      <style:text-properties fo:font-size="10pt" fo:font-weight="normal" officeooo:rsid="047cae41" style:font-size-asian="10pt" style:font-weight-asian="normal" style:font-size-complex="10pt" style:font-weight-complex="normal"/>
    </style:style>
    <style:style style:name="T329" style:family="text">
      <style:text-properties fo:font-size="10pt" fo:font-weight="normal" officeooo:rsid="0489528c" style:font-size-asian="10pt" style:font-weight-asian="normal" style:font-size-complex="10pt" style:font-weight-complex="normal"/>
    </style:style>
    <style:style style:name="T330" style:family="text">
      <style:text-properties fo:font-size="10pt" fo:font-weight="normal" officeooo:rsid="048a419d" style:font-size-asian="10pt" style:font-weight-asian="normal" style:font-size-complex="10pt" style:font-weight-complex="normal"/>
    </style:style>
    <style:style style:name="T331" style:family="text">
      <style:text-properties fo:font-size="10pt" officeooo:rsid="01f8e0e9" style:font-size-asian="8.75pt" style:font-size-complex="10pt"/>
    </style:style>
    <style:style style:name="T332" style:family="text">
      <style:text-properties officeooo:rsid="00551aa3"/>
    </style:style>
    <style:style style:name="T333" style:family="text">
      <style:text-properties officeooo:rsid="005abf77"/>
    </style:style>
    <style:style style:name="T334" style:family="text">
      <style:text-properties officeooo:rsid="005e451f"/>
    </style:style>
    <style:style style:name="T335" style:family="text">
      <style:text-properties officeooo:rsid="0060afea"/>
    </style:style>
    <style:style style:name="T336" style:family="text">
      <style:text-properties officeooo:rsid="0062c9c4"/>
    </style:style>
    <style:style style:name="T337" style:family="text">
      <style:text-properties officeooo:rsid="00663a0b"/>
    </style:style>
    <style:style style:name="T338" style:family="text">
      <style:text-properties officeooo:rsid="006713c6"/>
    </style:style>
    <style:style style:name="T339" style:family="text">
      <style:text-properties officeooo:rsid="00671750"/>
    </style:style>
    <style:style style:name="T340" style:family="text">
      <style:text-properties officeooo:rsid="0068e7aa"/>
    </style:style>
    <style:style style:name="T341" style:family="text">
      <style:text-properties officeooo:rsid="006b8960"/>
    </style:style>
    <style:style style:name="T342" style:family="text">
      <style:text-properties officeooo:rsid="006c9073"/>
    </style:style>
    <style:style style:name="T343" style:family="text">
      <style:text-properties officeooo:rsid="006e73ba"/>
    </style:style>
    <style:style style:name="T344" style:family="text">
      <style:text-properties officeooo:rsid="006ed051"/>
    </style:style>
    <style:style style:name="T345" style:family="text">
      <style:text-properties officeooo:rsid="00706b4a"/>
    </style:style>
    <style:style style:name="T346" style:family="text">
      <style:text-properties officeooo:rsid="00718582"/>
    </style:style>
    <style:style style:name="T347" style:family="text">
      <style:text-properties officeooo:rsid="00720d1a"/>
    </style:style>
    <style:style style:name="T348" style:family="text">
      <style:text-properties officeooo:rsid="007390ea"/>
    </style:style>
    <style:style style:name="T349" style:family="text">
      <style:text-properties officeooo:rsid="00756bc2"/>
    </style:style>
    <style:style style:name="T350" style:family="text">
      <style:text-properties officeooo:rsid="0075954a"/>
    </style:style>
    <style:style style:name="T351" style:family="text">
      <style:text-properties officeooo:rsid="00773236"/>
    </style:style>
    <style:style style:name="T352" style:family="text">
      <style:text-properties officeooo:rsid="0077ab94"/>
    </style:style>
    <style:style style:name="T353" style:family="text">
      <style:text-properties officeooo:rsid="00787587"/>
    </style:style>
    <style:style style:name="T354" style:family="text">
      <style:text-properties officeooo:rsid="007b7bff"/>
    </style:style>
    <style:style style:name="T355" style:family="text">
      <style:text-properties officeooo:rsid="007cd169"/>
    </style:style>
    <style:style style:name="T356" style:family="text">
      <style:text-properties style:font-name="FreeMono"/>
    </style:style>
    <style:style style:name="T357" style:family="text">
      <style:text-properties style:font-name="FreeMono" fo:font-size="8pt" fo:font-weight="normal" style:font-size-asian="8pt" style:font-weight-asian="normal" style:font-size-complex="8pt" style:font-weight-complex="normal"/>
    </style:style>
    <style:style style:name="T358" style:family="text">
      <style:text-properties style:font-name="FreeMono" fo:font-size="8pt" fo:font-weight="normal" officeooo:rsid="000e9403" style:font-size-asian="8pt" style:font-weight-asian="normal" style:font-size-complex="8pt" style:font-weight-complex="normal"/>
    </style:style>
    <style:style style:name="T359" style:family="text">
      <style:text-properties style:font-name="FreeMono" fo:font-size="8pt" fo:font-weight="normal" officeooo:rsid="000d3298" style:font-size-asian="8pt" style:font-weight-asian="normal" style:font-size-complex="8pt" style:font-weight-complex="normal"/>
    </style:style>
    <style:style style:name="T360" style:family="text">
      <style:text-properties style:font-name="FreeMono" fo:font-size="8pt" fo:font-weight="normal" officeooo:rsid="004883cb" style:font-size-asian="8pt" style:font-weight-asian="normal" style:font-size-complex="8pt" style:font-weight-complex="normal"/>
    </style:style>
    <style:style style:name="T361" style:family="text">
      <style:text-properties style:font-name="FreeMono" fo:font-size="8pt" fo:font-weight="normal" officeooo:rsid="004a2164" style:font-size-asian="8pt" style:font-weight-asian="normal" style:font-size-complex="8pt" style:font-weight-complex="normal"/>
    </style:style>
    <style:style style:name="T362" style:family="text">
      <style:text-properties style:font-name="FreeMono" fo:font-size="8pt" fo:font-weight="normal" officeooo:rsid="004d1619" style:font-size-asian="8pt" style:font-weight-asian="normal" style:font-size-complex="8pt" style:font-weight-complex="normal"/>
    </style:style>
    <style:style style:name="T363" style:family="text">
      <style:text-properties style:font-name="FreeMono" fo:font-size="8pt" fo:font-weight="normal" officeooo:rsid="005127b5" style:font-size-asian="8pt" style:font-weight-asian="normal" style:font-size-complex="8pt" style:font-weight-complex="normal"/>
    </style:style>
    <style:style style:name="T364" style:family="text">
      <style:text-properties style:font-name="FreeMono" fo:font-size="8pt" fo:font-weight="normal" officeooo:rsid="004bc71d" style:font-size-asian="8pt" style:font-weight-asian="normal" style:font-size-complex="8pt" style:font-weight-complex="normal"/>
    </style:style>
    <style:style style:name="T365" style:family="text">
      <style:text-properties style:font-name="FreeMono" fo:font-size="8pt" fo:font-weight="normal" officeooo:rsid="00b16fdf" style:font-size-asian="8pt" style:font-weight-asian="normal" style:font-size-complex="8pt" style:font-weight-complex="normal"/>
    </style:style>
    <style:style style:name="T366" style:family="text">
      <style:text-properties style:font-name="FreeMono" fo:font-size="8pt" fo:font-weight="normal" officeooo:rsid="00d2fbf2" style:font-size-asian="8pt" style:font-weight-asian="normal" style:font-size-complex="8pt" style:font-weight-complex="normal"/>
    </style:style>
    <style:style style:name="T367" style:family="text">
      <style:text-properties style:font-name="FreeMono" fo:font-size="8pt" fo:font-weight="normal" officeooo:rsid="00ed6681" style:font-size-asian="8pt" style:font-weight-asian="normal" style:font-size-complex="8pt" style:font-weight-complex="normal"/>
    </style:style>
    <style:style style:name="T368" style:family="text">
      <style:text-properties style:font-name="FreeMono" fo:font-size="8pt" fo:font-weight="normal" officeooo:rsid="00f60dfd" style:font-size-asian="8pt" style:font-weight-asian="normal" style:font-size-complex="8pt" style:font-weight-complex="normal"/>
    </style:style>
    <style:style style:name="T369" style:family="text">
      <style:text-properties style:font-name="FreeMono" fo:font-size="8pt" fo:font-weight="normal" officeooo:rsid="01192acd" style:font-size-asian="8pt" style:font-weight-asian="normal" style:font-size-complex="8pt" style:font-weight-complex="normal"/>
    </style:style>
    <style:style style:name="T370" style:family="text">
      <style:text-properties style:font-name="FreeMono" fo:font-size="8pt" fo:font-weight="normal" officeooo:rsid="011ce1af" style:font-size-asian="8pt" style:font-weight-asian="normal" style:font-size-complex="8pt" style:font-weight-complex="normal"/>
    </style:style>
    <style:style style:name="T371" style:family="text">
      <style:text-properties style:font-name="FreeMono" fo:font-size="8pt" fo:font-weight="normal" officeooo:rsid="011d04da" style:font-size-asian="8pt" style:font-weight-asian="normal" style:font-size-complex="8pt" style:font-weight-complex="normal"/>
    </style:style>
    <style:style style:name="T372" style:family="text">
      <style:text-properties style:font-name="FreeMono" fo:font-size="8pt" fo:font-weight="normal" officeooo:rsid="01201a72" style:font-size-asian="8pt" style:font-weight-asian="normal" style:font-size-complex="8pt" style:font-weight-complex="normal"/>
    </style:style>
    <style:style style:name="T373" style:family="text">
      <style:text-properties style:font-name="FreeMono" fo:font-size="8pt" fo:font-weight="normal" officeooo:rsid="01215954" style:font-size-asian="8pt" style:font-weight-asian="normal" style:font-size-complex="8pt" style:font-weight-complex="normal"/>
    </style:style>
    <style:style style:name="T374" style:family="text">
      <style:text-properties style:font-name="FreeMono" fo:font-size="8pt" fo:font-weight="normal" officeooo:rsid="01226f6d" style:font-size-asian="8pt" style:font-weight-asian="normal" style:font-size-complex="8pt" style:font-weight-complex="normal"/>
    </style:style>
    <style:style style:name="T375" style:family="text">
      <style:text-properties style:font-name="FreeMono" fo:font-size="8pt" fo:font-weight="normal" officeooo:rsid="012e422c" style:font-size-asian="8pt" style:font-weight-asian="normal" style:font-size-complex="8pt" style:font-weight-complex="normal"/>
    </style:style>
    <style:style style:name="T376" style:family="text">
      <style:text-properties style:font-name="FreeMono" fo:font-size="8pt" fo:font-weight="normal" officeooo:rsid="016578ac" style:font-size-asian="8pt" style:font-weight-asian="normal" style:font-size-complex="8pt" style:font-weight-complex="normal"/>
    </style:style>
    <style:style style:name="T377" style:family="text">
      <style:text-properties style:font-name="FreeMono" fo:font-size="8pt" fo:font-weight="normal" officeooo:rsid="01672d51" style:font-size-asian="8pt" style:font-weight-asian="normal" style:font-size-complex="8pt" style:font-weight-complex="normal"/>
    </style:style>
    <style:style style:name="T378" style:family="text">
      <style:text-properties style:font-name="FreeMono" fo:font-size="8pt" fo:font-weight="normal" officeooo:rsid="01711130" style:font-size-asian="8pt" style:font-weight-asian="normal" style:font-size-complex="8pt" style:font-weight-complex="normal"/>
    </style:style>
    <style:style style:name="T379" style:family="text">
      <style:text-properties style:font-name="FreeMono" fo:font-size="8pt" fo:font-weight="normal" officeooo:rsid="0166f04c" style:font-size-asian="8pt" style:font-weight-asian="normal" style:font-size-complex="8pt" style:font-weight-complex="normal"/>
    </style:style>
    <style:style style:name="T380" style:family="text">
      <style:text-properties style:font-name="FreeMono" fo:font-size="8pt" fo:font-weight="normal" officeooo:rsid="018a7368" style:font-size-asian="8pt" style:font-weight-asian="normal" style:font-size-complex="8pt" style:font-weight-complex="normal"/>
    </style:style>
    <style:style style:name="T381" style:family="text">
      <style:text-properties style:font-name="FreeMono" fo:font-size="8pt" fo:font-weight="normal" officeooo:rsid="019372fe" style:font-size-asian="8pt" style:font-weight-asian="normal" style:font-size-complex="8pt" style:font-weight-complex="normal"/>
    </style:style>
    <style:style style:name="T382" style:family="text">
      <style:text-properties style:font-name="FreeMono" fo:font-size="8pt" fo:font-weight="normal" officeooo:rsid="019469e2" style:font-size-asian="8pt" style:font-weight-asian="normal" style:font-size-complex="8pt" style:font-weight-complex="normal"/>
    </style:style>
    <style:style style:name="T383" style:family="text">
      <style:text-properties style:font-name="FreeMono" fo:font-size="8pt" fo:font-weight="normal" officeooo:rsid="0099cc51" style:font-size-asian="8pt" style:font-weight-asian="normal" style:font-size-complex="8pt" style:font-weight-complex="normal"/>
    </style:style>
    <style:style style:name="T384" style:family="text">
      <style:text-properties style:font-name="FreeMono" fo:font-size="8pt" fo:font-weight="normal" officeooo:rsid="0219c778" style:font-size-asian="8pt" style:font-weight-asian="normal" style:font-size-complex="8pt" style:font-weight-complex="normal"/>
    </style:style>
    <style:style style:name="T385" style:family="text">
      <style:text-properties style:font-name="FreeMono" fo:font-size="8pt" fo:font-weight="normal" officeooo:rsid="0233af34" style:font-size-asian="8pt" style:font-weight-asian="normal" style:font-size-complex="8pt" style:font-weight-complex="normal"/>
    </style:style>
    <style:style style:name="T386" style:family="text">
      <style:text-properties style:font-name="FreeMono" fo:font-size="8pt" fo:font-weight="normal" officeooo:rsid="023ef5a9" style:font-size-asian="8pt" style:font-weight-asian="normal" style:font-size-complex="8pt" style:font-weight-complex="normal"/>
    </style:style>
    <style:style style:name="T387" style:family="text">
      <style:text-properties style:font-name="FreeMono" fo:font-size="8pt" fo:font-weight="normal" officeooo:rsid="02407505" style:font-size-asian="8pt" style:font-weight-asian="normal" style:font-size-complex="8pt" style:font-weight-complex="normal"/>
    </style:style>
    <style:style style:name="T388" style:family="text">
      <style:text-properties style:font-name="FreeMono" fo:font-size="8pt" fo:font-weight="normal" officeooo:rsid="0241d8d2" style:font-size-asian="8pt" style:font-weight-asian="normal" style:font-size-complex="8pt" style:font-weight-complex="normal"/>
    </style:style>
    <style:style style:name="T389" style:family="text">
      <style:text-properties style:font-name="FreeMono" fo:font-size="8pt" fo:font-weight="normal" officeooo:rsid="024393c8" style:font-size-asian="8pt" style:font-weight-asian="normal" style:font-size-complex="8pt" style:font-weight-complex="normal"/>
    </style:style>
    <style:style style:name="T390" style:family="text">
      <style:text-properties style:font-name="FreeMono" fo:font-size="8pt" fo:font-weight="normal" officeooo:rsid="0246e308" style:font-size-asian="8pt" style:font-weight-asian="normal" style:font-size-complex="8pt" style:font-weight-complex="normal"/>
    </style:style>
    <style:style style:name="T391" style:family="text">
      <style:text-properties style:font-name="FreeMono" fo:font-size="8pt" fo:font-weight="normal" officeooo:rsid="0247df84" style:font-size-asian="8pt" style:font-weight-asian="normal" style:font-size-complex="8pt" style:font-weight-complex="normal"/>
    </style:style>
    <style:style style:name="T392" style:family="text">
      <style:text-properties style:font-name="FreeMono" fo:font-size="8pt" fo:font-weight="normal" officeooo:rsid="00484293" style:font-size-asian="8pt" style:font-weight-asian="normal" style:font-size-complex="8pt" style:font-weight-complex="normal"/>
    </style:style>
    <style:style style:name="T393" style:family="text">
      <style:text-properties style:font-name="FreeMono" fo:font-size="8pt" fo:font-weight="normal" officeooo:rsid="027e2afc" style:font-size-asian="8pt" style:font-weight-asian="normal" style:font-size-complex="8pt" style:font-weight-complex="normal"/>
    </style:style>
    <style:style style:name="T394" style:family="text">
      <style:text-properties style:font-name="FreeMono" fo:font-size="8pt" fo:font-weight="normal" officeooo:rsid="0280c927" style:font-size-asian="8pt" style:font-weight-asian="normal" style:font-size-complex="8pt" style:font-weight-complex="normal"/>
    </style:style>
    <style:style style:name="T395" style:family="text">
      <style:text-properties style:font-name="FreeMono" fo:font-size="8pt" fo:font-weight="normal" officeooo:rsid="0280eebb" style:font-size-asian="8pt" style:font-weight-asian="normal" style:font-size-complex="8pt" style:font-weight-complex="normal"/>
    </style:style>
    <style:style style:name="T396" style:family="text">
      <style:text-properties style:font-name="FreeMono" fo:font-size="8pt" fo:font-weight="normal" officeooo:rsid="0286a3c1" style:font-size-asian="8pt" style:font-weight-asian="normal" style:font-size-complex="8pt" style:font-weight-complex="normal"/>
    </style:style>
    <style:style style:name="T397" style:family="text">
      <style:text-properties style:font-name="FreeMono" fo:font-size="8pt" fo:font-weight="normal" officeooo:rsid="02ac1b43" style:font-size-asian="8pt" style:font-weight-asian="normal" style:font-size-complex="8pt" style:font-weight-complex="normal"/>
    </style:style>
    <style:style style:name="T398" style:family="text">
      <style:text-properties style:font-name="FreeMono" fo:font-size="8pt" fo:font-weight="normal" officeooo:rsid="02a531f7" style:font-size-asian="8pt" style:font-weight-asian="normal" style:font-size-complex="8pt" style:font-weight-complex="normal"/>
    </style:style>
    <style:style style:name="T399" style:family="text">
      <style:text-properties style:font-name="FreeMono" fo:font-size="8pt" fo:font-weight="normal" officeooo:rsid="0052f8a0" style:font-size-asian="8pt" style:font-weight-asian="normal" style:font-size-complex="8pt" style:font-weight-complex="normal"/>
    </style:style>
    <style:style style:name="T400" style:family="text">
      <style:text-properties style:font-name="FreeMono" fo:font-size="8pt" fo:font-weight="normal" officeooo:rsid="02d51090" style:font-size-asian="8pt" style:font-weight-asian="normal" style:font-size-complex="8pt" style:font-weight-complex="normal"/>
    </style:style>
    <style:style style:name="T401" style:family="text">
      <style:text-properties style:font-name="FreeMono" fo:font-size="8pt" fo:font-weight="normal" officeooo:rsid="030748b0" style:font-size-asian="8pt" style:font-weight-asian="normal" style:font-size-complex="8pt" style:font-weight-complex="normal"/>
    </style:style>
    <style:style style:name="T402" style:family="text">
      <style:text-properties style:font-name="FreeMono" fo:font-size="8pt" fo:font-weight="normal" officeooo:rsid="000b701c" style:font-size-asian="8pt" style:font-weight-asian="normal" style:font-size-complex="8pt" style:font-weight-complex="normal"/>
    </style:style>
    <style:style style:name="T403" style:family="text">
      <style:text-properties style:font-name="FreeMono" fo:font-size="8pt" fo:font-weight="normal" officeooo:rsid="003307e1" style:font-size-asian="8pt" style:font-weight-asian="normal" style:font-size-complex="8pt" style:font-weight-complex="normal"/>
    </style:style>
    <style:style style:name="T404" style:family="text">
      <style:text-properties style:font-name="FreeMono" fo:font-size="8pt" fo:font-weight="normal" officeooo:rsid="009b8764" style:font-size-asian="8pt" style:font-weight-asian="normal" style:font-size-complex="8pt" style:font-weight-complex="normal"/>
    </style:style>
    <style:style style:name="T405" style:family="text">
      <style:text-properties style:font-name="FreeMono" fo:font-size="8pt" fo:font-weight="normal" officeooo:rsid="000ba2e1" style:font-size-asian="8pt" style:font-weight-asian="normal" style:font-size-complex="8pt" style:font-weight-complex="normal"/>
    </style:style>
    <style:style style:name="T406" style:family="text">
      <style:text-properties style:font-name="FreeMono" fo:font-size="8pt" fo:font-weight="normal" officeooo:rsid="001209be" style:font-size-asian="8pt" style:font-weight-asian="normal" style:font-size-complex="8pt" style:font-weight-complex="normal"/>
    </style:style>
    <style:style style:name="T407" style:family="text">
      <style:text-properties style:font-name="FreeMono" fo:font-size="8pt" fo:font-weight="normal" officeooo:rsid="00131b12" style:font-size-asian="8pt" style:font-weight-asian="normal" style:font-size-complex="8pt" style:font-weight-complex="normal"/>
    </style:style>
    <style:style style:name="T408" style:family="text">
      <style:text-properties style:font-name="FreeMono" fo:font-size="8pt" fo:font-weight="normal" officeooo:rsid="00158c69" style:font-size-asian="8pt" style:font-weight-asian="normal" style:font-size-complex="8pt" style:font-weight-complex="normal"/>
    </style:style>
    <style:style style:name="T409" style:family="text">
      <style:text-properties style:font-name="FreeMono" fo:font-size="8pt" fo:font-weight="normal" officeooo:rsid="030b63d6" style:font-size-asian="8pt" style:font-weight-asian="normal" style:font-size-complex="8pt" style:font-weight-complex="normal"/>
    </style:style>
    <style:style style:name="T410" style:family="text">
      <style:text-properties style:font-name="FreeMono" fo:font-size="8pt" fo:font-weight="normal" officeooo:rsid="030caf58" style:font-size-asian="8pt" style:font-weight-asian="normal" style:font-size-complex="8pt" style:font-weight-complex="normal"/>
    </style:style>
    <style:style style:name="T411" style:family="text">
      <style:text-properties style:font-name="FreeMono" fo:font-size="8pt" fo:font-weight="normal" officeooo:rsid="0015b67a" style:font-size-asian="8pt" style:font-weight-asian="normal" style:font-size-complex="8pt" style:font-weight-complex="normal"/>
    </style:style>
    <style:style style:name="T412" style:family="text">
      <style:text-properties style:font-name="FreeMono" fo:font-size="8pt" fo:font-weight="normal" officeooo:rsid="00173fda" style:font-size-asian="8pt" style:font-weight-asian="normal" style:font-size-complex="8pt" style:font-weight-complex="normal"/>
    </style:style>
    <style:style style:name="T413" style:family="text">
      <style:text-properties style:font-name="FreeMono" fo:font-size="8pt" fo:font-weight="normal" officeooo:rsid="001b9450" style:font-size-asian="8pt" style:font-weight-asian="normal" style:font-size-complex="8pt" style:font-weight-complex="normal"/>
    </style:style>
    <style:style style:name="T414" style:family="text">
      <style:text-properties style:font-name="FreeMono" fo:font-size="8pt" fo:font-weight="normal" officeooo:rsid="001d594c" style:font-size-asian="8pt" style:font-weight-asian="normal" style:font-size-complex="8pt" style:font-weight-complex="normal"/>
    </style:style>
    <style:style style:name="T415" style:family="text">
      <style:text-properties style:font-name="FreeMono" fo:font-size="8pt" fo:font-weight="normal" officeooo:rsid="030cf29d" style:font-size-asian="8pt" style:font-weight-asian="normal" style:font-size-complex="8pt" style:font-weight-complex="normal"/>
    </style:style>
    <style:style style:name="T416" style:family="text">
      <style:text-properties style:font-name="FreeMono" fo:font-size="8pt" fo:font-weight="normal" officeooo:rsid="0018f47e" style:font-size-asian="8pt" style:font-weight-asian="normal" style:font-size-complex="8pt" style:font-weight-complex="normal"/>
    </style:style>
    <style:style style:name="T417" style:family="text">
      <style:text-properties style:font-name="FreeMono" fo:font-size="8pt" fo:font-weight="normal" officeooo:rsid="001a7436" style:font-size-asian="8pt" style:font-weight-asian="normal" style:font-size-complex="8pt" style:font-weight-complex="normal"/>
    </style:style>
    <style:style style:name="T418" style:family="text">
      <style:text-properties style:font-name="FreeMono" fo:font-size="8pt" fo:font-weight="normal" officeooo:rsid="004481d9" style:font-size-asian="8pt" style:font-weight-asian="normal" style:font-size-complex="8pt" style:font-weight-complex="normal"/>
    </style:style>
    <style:style style:name="T419" style:family="text">
      <style:text-properties style:font-name="FreeMono" fo:font-size="8pt" fo:font-weight="normal" officeooo:rsid="031326bb" style:font-size-asian="8pt" style:font-weight-asian="normal" style:font-size-complex="8pt" style:font-weight-complex="normal"/>
    </style:style>
    <style:style style:name="T420" style:family="text">
      <style:text-properties style:font-name="FreeMono" fo:font-size="8pt" fo:font-weight="normal" officeooo:rsid="0021d596" style:font-size-asian="8pt" style:font-weight-asian="normal" style:font-size-complex="8pt" style:font-weight-complex="normal"/>
    </style:style>
    <style:style style:name="T421" style:family="text">
      <style:text-properties style:font-name="FreeMono" fo:font-size="8pt" fo:font-weight="normal" officeooo:rsid="0314c755" style:font-size-asian="8pt" style:font-weight-asian="normal" style:font-size-complex="8pt" style:font-weight-complex="normal"/>
    </style:style>
    <style:style style:name="T422" style:family="text">
      <style:text-properties style:font-name="FreeMono" fo:font-size="8pt" fo:font-weight="normal" officeooo:rsid="0022c920" style:font-size-asian="8pt" style:font-weight-asian="normal" style:font-size-complex="8pt" style:font-weight-complex="normal"/>
    </style:style>
    <style:style style:name="T423" style:family="text">
      <style:text-properties style:font-name="FreeMono" fo:font-size="8pt" fo:font-weight="normal" officeooo:rsid="0042e444" style:font-size-asian="8pt" style:font-weight-asian="normal" style:font-size-complex="8pt" style:font-weight-complex="normal"/>
    </style:style>
    <style:style style:name="T424" style:family="text">
      <style:text-properties style:font-name="FreeMono" fo:font-size="8pt" fo:font-weight="normal" officeooo:rsid="0025bf76" style:font-size-asian="8pt" style:font-weight-asian="normal" style:font-size-complex="8pt" style:font-weight-complex="normal"/>
    </style:style>
    <style:style style:name="T425" style:family="text">
      <style:text-properties style:font-name="FreeMono" fo:font-size="8pt" fo:font-weight="normal" officeooo:rsid="0022cdc2" style:font-size-asian="8pt" style:font-weight-asian="normal" style:font-size-complex="8pt" style:font-weight-complex="normal"/>
    </style:style>
    <style:style style:name="T426" style:family="text">
      <style:text-properties style:font-name="FreeMono" fo:font-size="8pt" fo:font-weight="normal" officeooo:rsid="01e4f3b0" style:font-size-asian="8pt" style:font-weight-asian="normal" style:font-size-complex="8pt" style:font-weight-complex="normal"/>
    </style:style>
    <style:style style:name="T427" style:family="text">
      <style:text-properties style:font-name="FreeMono" fo:font-size="8pt" fo:font-weight="normal" officeooo:rsid="00238c15" style:font-size-asian="8pt" style:font-weight-asian="normal" style:font-size-complex="8pt" style:font-weight-complex="normal"/>
    </style:style>
    <style:style style:name="T428" style:family="text">
      <style:text-properties style:font-name="FreeMono" fo:font-size="8pt" fo:font-weight="normal" officeooo:rsid="002452d0" style:font-size-asian="8pt" style:font-weight-asian="normal" style:font-size-complex="8pt" style:font-weight-complex="normal"/>
    </style:style>
    <style:style style:name="T429" style:family="text">
      <style:text-properties style:font-name="FreeMono" fo:font-size="8pt" fo:font-weight="normal" officeooo:rsid="0026b736" style:font-size-asian="8pt" style:font-weight-asian="normal" style:font-size-complex="8pt" style:font-weight-complex="normal"/>
    </style:style>
    <style:style style:name="T430" style:family="text">
      <style:text-properties style:font-name="FreeMono" fo:font-size="8pt" fo:font-weight="normal" officeooo:rsid="002807dc" style:font-size-asian="8pt" style:font-weight-asian="normal" style:font-size-complex="8pt" style:font-weight-complex="normal"/>
    </style:style>
    <style:style style:name="T431" style:family="text">
      <style:text-properties style:font-name="FreeMono" fo:font-size="8pt" fo:font-weight="normal" officeooo:rsid="00551aa3" style:font-size-asian="8pt" style:font-weight-asian="normal" style:font-size-complex="8pt" style:font-weight-complex="normal"/>
    </style:style>
    <style:style style:name="T432" style:family="text">
      <style:text-properties style:font-name="FreeMono" fo:font-size="8pt" fo:font-weight="normal" officeooo:rsid="01834e6f" style:font-size-asian="8pt" style:font-weight-asian="normal" style:font-size-complex="8pt" style:font-weight-complex="normal"/>
    </style:style>
    <style:style style:name="T433" style:family="text">
      <style:text-properties style:font-name="FreeMono" fo:font-size="8pt" fo:font-weight="normal" officeooo:rsid="0316885c" style:font-size-asian="8pt" style:font-weight-asian="normal" style:font-size-complex="8pt" style:font-weight-complex="normal"/>
    </style:style>
    <style:style style:name="T434" style:family="text">
      <style:text-properties style:font-name="FreeMono" fo:font-size="8pt" fo:font-weight="normal" officeooo:rsid="018533ba" style:font-size-asian="8pt" style:font-weight-asian="normal" style:font-size-complex="8pt" style:font-weight-complex="normal"/>
    </style:style>
    <style:style style:name="T435" style:family="text">
      <style:text-properties style:font-name="FreeMono" fo:font-size="8pt" fo:font-weight="normal" officeooo:rsid="0028eab8" style:font-size-asian="8pt" style:font-weight-asian="normal" style:font-size-complex="8pt" style:font-weight-complex="normal"/>
    </style:style>
    <style:style style:name="T436" style:family="text">
      <style:text-properties style:font-name="FreeMono" fo:font-size="8pt" fo:font-weight="normal" officeooo:rsid="002d8e0c" style:font-size-asian="8pt" style:font-weight-asian="normal" style:font-size-complex="8pt" style:font-weight-complex="normal"/>
    </style:style>
    <style:style style:name="T437" style:family="text">
      <style:text-properties style:font-name="FreeMono" fo:font-size="8pt" fo:font-weight="normal" officeooo:rsid="002d97a0" style:font-size-asian="8pt" style:font-weight-asian="normal" style:font-size-complex="8pt" style:font-weight-complex="normal"/>
    </style:style>
    <style:style style:name="T438" style:family="text">
      <style:text-properties style:font-name="FreeMono" fo:font-size="8pt" fo:font-weight="normal" officeooo:rsid="0055df2a" style:font-size-asian="8pt" style:font-weight-asian="normal" style:font-size-complex="8pt" style:font-weight-complex="normal"/>
    </style:style>
    <style:style style:name="T439" style:family="text">
      <style:text-properties style:font-name="FreeMono" fo:font-size="8pt" fo:font-weight="normal" officeooo:rsid="002daaa6" style:font-size-asian="8pt" style:font-weight-asian="normal" style:font-size-complex="8pt" style:font-weight-complex="normal"/>
    </style:style>
    <style:style style:name="T440" style:family="text">
      <style:text-properties style:font-name="FreeMono" fo:font-size="8pt" fo:font-weight="normal" officeooo:rsid="002e5e9b" style:font-size-asian="8pt" style:font-weight-asian="normal" style:font-size-complex="8pt" style:font-weight-complex="normal"/>
    </style:style>
    <style:style style:name="T441" style:family="text">
      <style:text-properties style:font-name="FreeMono" fo:font-size="8pt" fo:font-weight="normal" officeooo:rsid="002eb815" style:font-size-asian="8pt" style:font-weight-asian="normal" style:font-size-complex="8pt" style:font-weight-complex="normal"/>
    </style:style>
    <style:style style:name="T442" style:family="text">
      <style:text-properties style:font-name="FreeMono" fo:font-size="8pt" fo:font-weight="normal" officeooo:rsid="002f59cf" style:font-size-asian="8pt" style:font-weight-asian="normal" style:font-size-complex="8pt" style:font-weight-complex="normal"/>
    </style:style>
    <style:style style:name="T443" style:family="text">
      <style:text-properties style:font-name="FreeMono" fo:font-size="8pt" fo:font-weight="normal" officeooo:rsid="003137d2" style:font-size-asian="8pt" style:font-weight-asian="normal" style:font-size-complex="8pt" style:font-weight-complex="normal"/>
    </style:style>
    <style:style style:name="T444" style:family="text">
      <style:text-properties style:font-name="FreeMono" fo:font-size="8pt" fo:font-weight="normal" officeooo:rsid="01e85617" style:font-size-asian="8pt" style:font-weight-asian="normal" style:font-size-complex="8pt" style:font-weight-complex="normal"/>
    </style:style>
    <style:style style:name="T445" style:family="text">
      <style:text-properties style:font-name="FreeMono" fo:font-size="8pt" fo:font-weight="normal" officeooo:rsid="00344d72" style:font-size-asian="8pt" style:font-weight-asian="normal" style:font-size-complex="8pt" style:font-weight-complex="normal"/>
    </style:style>
    <style:style style:name="T446" style:family="text">
      <style:text-properties style:font-name="FreeMono" fo:font-size="8pt" fo:font-weight="normal" officeooo:rsid="00354af8" style:font-size-asian="8pt" style:font-weight-asian="normal" style:font-size-complex="8pt" style:font-weight-complex="normal"/>
    </style:style>
    <style:style style:name="T447" style:family="text">
      <style:text-properties style:font-name="FreeMono" fo:font-size="8pt" fo:font-weight="normal" officeooo:rsid="03182b04" style:font-size-asian="8pt" style:font-weight-asian="normal" style:font-size-complex="8pt" style:font-weight-complex="normal"/>
    </style:style>
    <style:style style:name="T448" style:family="text">
      <style:text-properties style:font-name="FreeMono" fo:font-size="8pt" fo:font-weight="normal" officeooo:rsid="0036779b" style:font-size-asian="8pt" style:font-weight-asian="normal" style:font-size-complex="8pt" style:font-weight-complex="normal"/>
    </style:style>
    <style:style style:name="T449" style:family="text">
      <style:text-properties style:font-name="FreeMono" fo:font-size="8pt" fo:font-weight="normal" officeooo:rsid="00382ffc" style:font-size-asian="8pt" style:font-weight-asian="normal" style:font-size-complex="8pt" style:font-weight-complex="normal"/>
    </style:style>
    <style:style style:name="T450" style:family="text">
      <style:text-properties style:font-name="FreeMono" fo:font-size="8pt" fo:font-weight="normal" officeooo:rsid="0318e793" style:font-size-asian="8pt" style:font-weight-asian="normal" style:font-size-complex="8pt" style:font-weight-complex="normal"/>
    </style:style>
    <style:style style:name="T451" style:family="text">
      <style:text-properties style:font-name="FreeMono" fo:font-size="8pt" fo:font-weight="normal" officeooo:rsid="003a29f0" style:font-size-asian="8pt" style:font-weight-asian="normal" style:font-size-complex="8pt" style:font-weight-complex="normal"/>
    </style:style>
    <style:style style:name="T452" style:family="text">
      <style:text-properties style:font-name="FreeMono" fo:font-size="8pt" fo:font-weight="normal" officeooo:rsid="003ae1ef" style:font-size-asian="8pt" style:font-weight-asian="normal" style:font-size-complex="8pt" style:font-weight-complex="normal"/>
    </style:style>
    <style:style style:name="T453" style:family="text">
      <style:text-properties style:font-name="FreeMono" fo:font-size="8pt" fo:font-weight="normal" officeooo:rsid="003c4f49" style:font-size-asian="8pt" style:font-weight-asian="normal" style:font-size-complex="8pt" style:font-weight-complex="normal"/>
    </style:style>
    <style:style style:name="T454" style:family="text">
      <style:text-properties style:font-name="FreeMono" fo:font-size="8pt" fo:font-weight="normal" officeooo:rsid="003da980" style:font-size-asian="8pt" style:font-weight-asian="normal" style:font-size-complex="8pt" style:font-weight-complex="normal"/>
    </style:style>
    <style:style style:name="T455" style:family="text">
      <style:text-properties style:font-name="FreeMono" fo:font-size="8pt" fo:font-weight="normal" officeooo:rsid="031dfd0d" style:font-size-asian="8pt" style:font-weight-asian="normal" style:font-size-complex="8pt" style:font-weight-complex="normal"/>
    </style:style>
    <style:style style:name="T456" style:family="text">
      <style:text-properties style:font-name="FreeMono" fo:font-size="8pt" fo:font-weight="normal" officeooo:rsid="003fa8b2" style:font-size-asian="8pt" style:font-weight-asian="normal" style:font-size-complex="8pt" style:font-weight-complex="normal"/>
    </style:style>
    <style:style style:name="T457" style:family="text">
      <style:text-properties style:font-name="FreeMono" fo:font-size="8pt" fo:font-weight="normal" officeooo:rsid="00671750" style:font-size-asian="8pt" style:font-weight-asian="normal" style:font-size-complex="8pt" style:font-weight-complex="normal"/>
    </style:style>
    <style:style style:name="T458" style:family="text">
      <style:text-properties style:font-name="FreeMono" fo:font-size="8pt" fo:font-weight="normal" officeooo:rsid="0064e6d7" style:font-size-asian="8pt" style:font-weight-asian="normal" style:font-size-complex="8pt" style:font-weight-complex="normal"/>
    </style:style>
    <style:style style:name="T459" style:family="text">
      <style:text-properties style:font-name="FreeMono" fo:font-size="8pt" fo:font-weight="normal" officeooo:rsid="0065e54f" style:font-size-asian="8pt" style:font-weight-asian="normal" style:font-size-complex="8pt" style:font-weight-complex="normal"/>
    </style:style>
    <style:style style:name="T460" style:family="text">
      <style:text-properties style:font-name="FreeMono" fo:font-size="8pt" fo:font-weight="normal" officeooo:rsid="00a39d26" style:font-size-asian="8pt" style:font-weight-asian="normal" style:font-size-complex="8pt" style:font-weight-complex="normal"/>
    </style:style>
    <style:style style:name="T461" style:family="text">
      <style:text-properties style:font-name="FreeMono" fo:font-size="8pt" fo:font-weight="normal" officeooo:rsid="00a462ee" style:font-size-asian="8pt" style:font-weight-asian="normal" style:font-size-complex="8pt" style:font-weight-complex="normal"/>
    </style:style>
    <style:style style:name="T462" style:family="text">
      <style:text-properties style:font-name="FreeMono" fo:font-size="8pt" fo:font-weight="normal" officeooo:rsid="012b4300" style:font-size-asian="8pt" style:font-weight-asian="normal" style:font-size-complex="8pt" style:font-weight-complex="normal"/>
    </style:style>
    <style:style style:name="T463" style:family="text">
      <style:text-properties style:font-name="FreeMono" fo:font-size="8pt" fo:font-weight="normal" officeooo:rsid="0342d66c" style:font-size-asian="8pt" style:font-weight-asian="normal" style:font-size-complex="8pt" style:font-weight-complex="normal"/>
    </style:style>
    <style:style style:name="T464" style:family="text">
      <style:text-properties style:font-name="FreeMono" fo:font-size="8pt" fo:font-weight="normal" officeooo:rsid="0344c9dc" style:font-size-asian="8pt" style:font-weight-asian="normal" style:font-size-complex="8pt" style:font-weight-complex="normal"/>
    </style:style>
    <style:style style:name="T465" style:family="text">
      <style:text-properties style:font-name="FreeMono" fo:font-size="8pt" fo:font-weight="normal" officeooo:rsid="0346485d" style:font-size-asian="8pt" style:font-weight-asian="normal" style:font-size-complex="8pt" style:font-weight-complex="normal"/>
    </style:style>
    <style:style style:name="T466" style:family="text">
      <style:text-properties style:font-name="FreeMono" fo:font-size="8pt" fo:font-weight="normal" officeooo:rsid="03467e5a" style:font-size-asian="8pt" style:font-weight-asian="normal" style:font-size-complex="8pt" style:font-weight-complex="normal"/>
    </style:style>
    <style:style style:name="T467" style:family="text">
      <style:text-properties style:font-name="FreeMono" fo:font-size="8pt" fo:font-weight="normal" officeooo:rsid="03474744" style:font-size-asian="8pt" style:font-weight-asian="normal" style:font-size-complex="8pt" style:font-weight-complex="normal"/>
    </style:style>
    <style:style style:name="T468" style:family="text">
      <style:text-properties style:font-name="FreeMono" fo:font-size="8pt" fo:font-weight="normal" officeooo:rsid="03499dca" style:font-size-asian="8pt" style:font-weight-asian="normal" style:font-size-complex="8pt" style:font-weight-complex="normal"/>
    </style:style>
    <style:style style:name="T469" style:family="text">
      <style:text-properties style:font-name="FreeMono" fo:font-size="8pt" fo:font-weight="normal" officeooo:rsid="0349dbda" style:font-size-asian="8pt" style:font-weight-asian="normal" style:font-size-complex="8pt" style:font-weight-complex="normal"/>
    </style:style>
    <style:style style:name="T470" style:family="text">
      <style:text-properties style:font-name="FreeMono" fo:font-size="8pt" fo:font-weight="normal" officeooo:rsid="0349f221" style:font-size-asian="8pt" style:font-weight-asian="normal" style:font-size-complex="8pt" style:font-weight-complex="normal"/>
    </style:style>
    <style:style style:name="T471" style:family="text">
      <style:text-properties style:font-name="FreeMono" fo:font-size="8pt" fo:font-weight="normal" officeooo:rsid="034bb59b" style:font-size-asian="8pt" style:font-weight-asian="normal" style:font-size-complex="8pt" style:font-weight-complex="normal"/>
    </style:style>
    <style:style style:name="T472" style:family="text">
      <style:text-properties style:font-name="FreeMono" fo:font-size="8pt" fo:font-weight="normal" officeooo:rsid="034c13b6" style:font-size-asian="8pt" style:font-weight-asian="normal" style:font-size-complex="8pt" style:font-weight-complex="normal"/>
    </style:style>
    <style:style style:name="T473" style:family="text">
      <style:text-properties style:font-name="FreeMono" fo:font-size="8pt" fo:font-weight="normal" officeooo:rsid="034dbf85" style:font-size-asian="8pt" style:font-weight-asian="normal" style:font-size-complex="8pt" style:font-weight-complex="normal"/>
    </style:style>
    <style:style style:name="T474" style:family="text">
      <style:text-properties style:font-name="FreeMono" fo:font-size="8pt" fo:font-weight="normal" officeooo:rsid="034f1fa2" style:font-size-asian="8pt" style:font-weight-asian="normal" style:font-size-complex="8pt" style:font-weight-complex="normal"/>
    </style:style>
    <style:style style:name="T475" style:family="text">
      <style:text-properties style:font-name="FreeMono" fo:font-size="8pt" fo:font-weight="normal" officeooo:rsid="034fe1ca" style:font-size-asian="8pt" style:font-weight-asian="normal" style:font-size-complex="8pt" style:font-weight-complex="normal"/>
    </style:style>
    <style:style style:name="T476" style:family="text">
      <style:text-properties style:font-name="FreeMono" fo:font-size="8pt" fo:font-weight="normal" officeooo:rsid="035169f8" style:font-size-asian="8pt" style:font-weight-asian="normal" style:font-size-complex="8pt" style:font-weight-complex="normal"/>
    </style:style>
    <style:style style:name="T477" style:family="text">
      <style:text-properties style:font-name="FreeMono" fo:font-size="8pt" fo:font-weight="normal" officeooo:rsid="0354bc8e" style:font-size-asian="8pt" style:font-weight-asian="normal" style:font-size-complex="8pt" style:font-weight-complex="normal"/>
    </style:style>
    <style:style style:name="T478" style:family="text">
      <style:text-properties style:font-name="FreeMono" fo:font-size="8pt" fo:font-weight="normal" officeooo:rsid="035847fb" style:font-size-asian="8pt" style:font-weight-asian="normal" style:font-size-complex="8pt" style:font-weight-complex="normal"/>
    </style:style>
    <style:style style:name="T479" style:family="text">
      <style:text-properties style:font-name="FreeMono" fo:font-size="8pt" fo:font-weight="normal" officeooo:rsid="035b04bb" style:font-size-asian="8pt" style:font-weight-asian="normal" style:font-size-complex="8pt" style:font-weight-complex="normal"/>
    </style:style>
    <style:style style:name="T480" style:family="text">
      <style:text-properties style:font-name="FreeMono" fo:font-size="8pt" fo:font-weight="normal" officeooo:rsid="035f1060" style:font-size-asian="8pt" style:font-weight-asian="normal" style:font-size-complex="8pt" style:font-weight-complex="normal"/>
    </style:style>
    <style:style style:name="T481" style:family="text">
      <style:text-properties style:font-name="FreeMono" fo:font-size="8pt" fo:font-weight="normal" officeooo:rsid="03636768" style:font-size-asian="8pt" style:font-weight-asian="normal" style:font-size-complex="8pt" style:font-weight-complex="normal"/>
    </style:style>
    <style:style style:name="T482" style:family="text">
      <style:text-properties style:font-name="FreeMono" fo:font-size="8pt" fo:font-weight="normal" officeooo:rsid="03641bc2" style:font-size-asian="8pt" style:font-weight-asian="normal" style:font-size-complex="8pt" style:font-weight-complex="normal"/>
    </style:style>
    <style:style style:name="T483" style:family="text">
      <style:text-properties style:font-name="FreeMono" fo:font-size="8pt" fo:font-weight="normal" officeooo:rsid="0365f3f5" style:font-size-asian="8pt" style:font-weight-asian="normal" style:font-size-complex="8pt" style:font-weight-complex="normal"/>
    </style:style>
    <style:style style:name="T484" style:family="text">
      <style:text-properties style:font-name="FreeMono" fo:font-size="8pt" fo:font-weight="normal" officeooo:rsid="0010624f" style:font-size-asian="8pt" style:font-weight-asian="normal" style:font-size-complex="8pt" style:font-weight-complex="normal"/>
    </style:style>
    <style:style style:name="T485" style:family="text">
      <style:text-properties style:font-name="FreeMono" fo:font-size="8pt" fo:font-weight="normal" officeooo:rsid="036ba372" style:font-size-asian="8pt" style:font-weight-asian="normal" style:font-size-complex="8pt" style:font-weight-complex="normal"/>
    </style:style>
    <style:style style:name="T486" style:family="text">
      <style:text-properties style:font-name="FreeMono" fo:font-size="8pt" fo:font-weight="normal" officeooo:rsid="036a6147" style:font-size-asian="8pt" style:font-weight-asian="normal" style:font-size-complex="8pt" style:font-weight-complex="normal"/>
    </style:style>
    <style:style style:name="T487" style:family="text">
      <style:text-properties style:font-name="FreeMono" fo:font-size="8pt" fo:font-weight="normal" officeooo:rsid="036d8082" style:font-size-asian="8pt" style:font-weight-asian="normal" style:font-size-complex="8pt" style:font-weight-complex="normal"/>
    </style:style>
    <style:style style:name="T488" style:family="text">
      <style:text-properties style:font-name="FreeMono" fo:font-size="8pt" fo:font-weight="normal" officeooo:rsid="036f3f77" style:font-size-asian="8pt" style:font-weight-asian="normal" style:font-size-complex="8pt" style:font-weight-complex="normal"/>
    </style:style>
    <style:style style:name="T489" style:family="text">
      <style:text-properties style:font-name="FreeMono" fo:font-size="8pt" fo:font-weight="normal" officeooo:rsid="03865840" style:font-size-asian="8pt" style:font-weight-asian="normal" style:font-size-complex="8pt" style:font-weight-complex="normal"/>
    </style:style>
    <style:style style:name="T490" style:family="text">
      <style:text-properties style:font-name="FreeMono" fo:font-size="8pt" fo:font-weight="normal" officeooo:rsid="01a33138" style:font-size-asian="8pt" style:font-weight-asian="normal" style:font-size-complex="8pt" style:font-weight-complex="normal"/>
    </style:style>
    <style:style style:name="T491" style:family="text">
      <style:text-properties style:font-name="FreeMono" fo:font-size="8pt" fo:font-weight="normal" officeooo:rsid="00ec35af" style:font-size-asian="8pt" style:font-weight-asian="normal" style:font-size-complex="8pt" style:font-weight-complex="normal"/>
    </style:style>
    <style:style style:name="T492" style:family="text">
      <style:text-properties style:font-name="FreeMono" fo:font-size="8pt" fo:font-weight="normal" officeooo:rsid="00a95f13" style:font-size-asian="8pt" style:font-weight-asian="normal" style:font-size-complex="8pt" style:font-weight-complex="normal"/>
    </style:style>
    <style:style style:name="T493" style:family="text">
      <style:text-properties style:font-name="FreeMono" fo:font-size="8pt" fo:font-weight="normal" officeooo:rsid="03b0b921" style:font-size-asian="8pt" style:font-weight-asian="normal" style:font-size-complex="8pt" style:font-weight-complex="normal"/>
    </style:style>
    <style:style style:name="T494" style:family="text">
      <style:text-properties style:font-name="FreeMono" fo:font-size="8pt" fo:font-weight="normal" officeooo:rsid="03cfc94d" style:font-size-asian="8pt" style:font-weight-asian="normal" style:font-size-complex="8pt" style:font-weight-complex="normal"/>
    </style:style>
    <style:style style:name="T495" style:family="text">
      <style:text-properties style:font-name="FreeMono" fo:font-size="8pt" fo:font-weight="normal" officeooo:rsid="03d21031" style:font-size-asian="8pt" style:font-weight-asian="normal" style:font-size-complex="8pt" style:font-weight-complex="normal"/>
    </style:style>
    <style:style style:name="T496" style:family="text">
      <style:text-properties style:font-name="FreeMono" fo:font-size="8pt" fo:font-weight="normal" officeooo:rsid="03d4c570" style:font-size-asian="8pt" style:font-weight-asian="normal" style:font-size-complex="8pt" style:font-weight-complex="normal"/>
    </style:style>
    <style:style style:name="T497" style:family="text">
      <style:text-properties style:font-name="FreeMono" fo:font-size="8pt" fo:font-weight="normal" officeooo:rsid="03b93366" style:font-size-asian="8pt" style:font-weight-asian="normal" style:font-size-complex="8pt" style:font-weight-complex="normal"/>
    </style:style>
    <style:style style:name="T498" style:family="text">
      <style:text-properties style:font-name="FreeMono" fo:font-size="8pt" fo:font-weight="normal" officeooo:rsid="03d6ad67" style:font-size-asian="8pt" style:font-weight-asian="normal" style:font-size-complex="8pt" style:font-weight-complex="normal"/>
    </style:style>
    <style:style style:name="T499" style:family="text">
      <style:text-properties style:font-name="FreeMono" fo:font-size="8pt" fo:font-weight="normal" officeooo:rsid="03e2ac75" style:font-size-asian="8pt" style:font-weight-asian="normal" style:font-size-complex="8pt" style:font-weight-complex="normal"/>
    </style:style>
    <style:style style:name="T500" style:family="text">
      <style:text-properties style:font-name="FreeMono" fo:font-size="8pt" fo:font-weight="normal" officeooo:rsid="03fc6450" style:font-size-asian="8pt" style:font-weight-asian="normal" style:font-size-complex="8pt" style:font-weight-complex="normal"/>
    </style:style>
    <style:style style:name="T501" style:family="text">
      <style:text-properties style:font-name="FreeMono" fo:font-size="8pt" fo:font-weight="normal" officeooo:rsid="04066b32" style:font-size-asian="8pt" style:font-weight-asian="normal" style:font-size-complex="8pt" style:font-weight-complex="normal"/>
    </style:style>
    <style:style style:name="T502" style:family="text">
      <style:text-properties style:font-name="FreeMono" fo:font-size="8pt" fo:font-weight="normal" officeooo:rsid="040a8662" style:font-size-asian="8pt" style:font-weight-asian="normal" style:font-size-complex="8pt" style:font-weight-complex="normal"/>
    </style:style>
    <style:style style:name="T503" style:family="text">
      <style:text-properties style:font-name="FreeMono" fo:font-size="8pt" fo:font-weight="normal" officeooo:rsid="040dd336" style:font-size-asian="8pt" style:font-weight-asian="normal" style:font-size-complex="8pt" style:font-weight-complex="normal"/>
    </style:style>
    <style:style style:name="T504" style:family="text">
      <style:text-properties style:font-name="FreeMono" fo:font-size="8pt" fo:font-weight="normal" officeooo:rsid="040f5d59" style:font-size-asian="8pt" style:font-weight-asian="normal" style:font-size-complex="8pt" style:font-weight-complex="normal"/>
    </style:style>
    <style:style style:name="T505" style:family="text">
      <style:text-properties style:font-name="FreeMono" fo:font-size="8pt" fo:font-weight="normal" officeooo:rsid="04109576" style:font-size-asian="8pt" style:font-weight-asian="normal" style:font-size-complex="8pt" style:font-weight-complex="normal"/>
    </style:style>
    <style:style style:name="T506" style:family="text">
      <style:text-properties style:font-name="FreeMono" fo:font-size="8pt" fo:font-weight="normal" officeooo:rsid="04109ad2" style:font-size-asian="8pt" style:font-weight-asian="normal" style:font-size-complex="8pt" style:font-weight-complex="normal"/>
    </style:style>
    <style:style style:name="T507" style:family="text">
      <style:text-properties style:font-name="FreeMono" fo:font-size="8pt" fo:font-weight="normal" officeooo:rsid="0411011f" style:font-size-asian="8pt" style:font-weight-asian="normal" style:font-size-complex="8pt" style:font-weight-complex="normal"/>
    </style:style>
    <style:style style:name="T508" style:family="text">
      <style:text-properties style:font-name="FreeMono" fo:font-size="8pt" fo:font-weight="normal" officeooo:rsid="0413056d" style:font-size-asian="8pt" style:font-weight-asian="normal" style:font-size-complex="8pt" style:font-weight-complex="normal"/>
    </style:style>
    <style:style style:name="T509" style:family="text">
      <style:text-properties style:font-name="FreeMono" fo:font-size="8pt" fo:font-weight="normal" officeooo:rsid="0414cacf" style:font-size-asian="8pt" style:font-weight-asian="normal" style:font-size-complex="8pt" style:font-weight-complex="normal"/>
    </style:style>
    <style:style style:name="T510" style:family="text">
      <style:text-properties style:font-name="FreeMono" fo:font-size="8pt" fo:font-weight="normal" officeooo:rsid="04165871" style:font-size-asian="8pt" style:font-weight-asian="normal" style:font-size-complex="8pt" style:font-weight-complex="normal"/>
    </style:style>
    <style:style style:name="T511" style:family="text">
      <style:text-properties style:font-name="FreeMono" fo:font-size="8pt" fo:font-weight="normal" officeooo:rsid="041812ba" style:font-size-asian="8pt" style:font-weight-asian="normal" style:font-size-complex="8pt" style:font-weight-complex="normal"/>
    </style:style>
    <style:style style:name="T512" style:family="text">
      <style:text-properties style:font-name="FreeMono" fo:font-size="8pt" fo:font-weight="normal" officeooo:rsid="041cd9ea" style:font-size-asian="8pt" style:font-weight-asian="normal" style:font-size-complex="8pt" style:font-weight-complex="normal"/>
    </style:style>
    <style:style style:name="T513" style:family="text">
      <style:text-properties style:font-name="FreeMono" fo:font-size="8pt" fo:font-weight="normal" officeooo:rsid="04233dff" style:font-size-asian="8pt" style:font-weight-asian="normal" style:font-size-complex="8pt" style:font-weight-complex="normal"/>
    </style:style>
    <style:style style:name="T514" style:family="text">
      <style:text-properties style:font-name="FreeMono" fo:font-size="8pt" fo:font-weight="normal" officeooo:rsid="042236dc" style:font-size-asian="8pt" style:font-weight-asian="normal" style:font-size-complex="8pt" style:font-weight-complex="normal"/>
    </style:style>
    <style:style style:name="T515" style:family="text">
      <style:text-properties style:font-name="FreeMono" fo:font-size="8pt" fo:font-weight="normal" officeooo:rsid="043a43d7" style:font-size-asian="8pt" style:font-weight-asian="normal" style:font-size-complex="8pt" style:font-weight-complex="normal"/>
    </style:style>
    <style:style style:name="T516" style:family="text">
      <style:text-properties style:font-name="FreeMono" fo:font-size="8pt" fo:font-weight="normal" officeooo:rsid="019d10dc" style:font-size-asian="8pt" style:font-weight-asian="normal" style:font-size-complex="8pt" style:font-weight-complex="normal"/>
    </style:style>
    <style:style style:name="T517" style:family="text">
      <style:text-properties style:font-name="FreeMono" fo:font-size="8pt" fo:font-weight="normal" officeooo:rsid="04496994" style:font-size-asian="8pt" style:font-weight-asian="normal" style:font-size-complex="8pt" style:font-weight-complex="normal"/>
    </style:style>
    <style:style style:name="T518" style:family="text">
      <style:text-properties style:font-name="FreeMono" fo:font-size="8pt" fo:font-weight="normal" officeooo:rsid="0449cf90" style:font-size-asian="8pt" style:font-weight-asian="normal" style:font-size-complex="8pt" style:font-weight-complex="normal"/>
    </style:style>
    <style:style style:name="T519" style:family="text">
      <style:text-properties style:font-name="FreeMono" fo:font-size="8pt" fo:font-weight="normal" officeooo:rsid="044ad618" style:font-size-asian="8pt" style:font-weight-asian="normal" style:font-size-complex="8pt" style:font-weight-complex="normal"/>
    </style:style>
    <style:style style:name="T520" style:family="text">
      <style:text-properties style:font-name="FreeMono" fo:font-size="8pt" fo:font-weight="normal" officeooo:rsid="0455bcfa" style:font-size-asian="8pt" style:font-weight-asian="normal" style:font-size-complex="8pt" style:font-weight-complex="normal"/>
    </style:style>
    <style:style style:name="T521" style:family="text">
      <style:text-properties style:font-name="FreeMono" fo:font-size="8pt" fo:font-weight="normal" officeooo:rsid="046ac886" style:font-size-asian="8pt" style:font-weight-asian="normal" style:font-size-complex="8pt" style:font-weight-complex="normal"/>
    </style:style>
    <style:style style:name="T522" style:family="text">
      <style:text-properties style:font-name="FreeMono" fo:font-size="8pt" fo:font-weight="normal" officeooo:rsid="048a419d" style:font-size-asian="8pt" style:font-weight-asian="normal" style:font-size-complex="8pt" style:font-weight-complex="normal"/>
    </style:style>
    <style:style style:name="T523" style:family="text">
      <style:text-properties style:font-name="FreeMono" fo:font-size="8pt" style:font-size-asian="8pt" style:font-size-complex="8pt"/>
    </style:style>
    <style:style style:name="T524" style:family="text">
      <style:text-properties style:font-name="FreeMono" fo:font-size="8pt" officeooo:rsid="000e9403" style:font-size-asian="8pt" style:font-size-complex="8pt"/>
    </style:style>
    <style:style style:name="T525" style:family="text">
      <style:text-properties style:font-name="FreeMono" fo:font-size="8pt" officeooo:rsid="004e40e1" style:font-size-asian="8pt" style:font-size-complex="8pt"/>
    </style:style>
    <style:style style:name="T526" style:family="text">
      <style:text-properties style:font-name="FreeMono" fo:font-size="8pt" officeooo:rsid="008ce2cd" style:font-size-asian="8pt" style:font-size-complex="8pt"/>
    </style:style>
    <style:style style:name="T527" style:family="text">
      <style:text-properties style:font-name="FreeMono" fo:font-size="8pt" officeooo:rsid="009309b3" style:font-size-asian="8pt" style:font-size-complex="8pt"/>
    </style:style>
    <style:style style:name="T528" style:family="text">
      <style:text-properties style:font-name="FreeMono" fo:font-size="8pt" officeooo:rsid="0096a2de" style:font-size-asian="8pt" style:font-size-complex="8pt"/>
    </style:style>
    <style:style style:name="T529" style:family="text">
      <style:text-properties style:font-name="FreeMono" fo:font-size="8pt" officeooo:rsid="00977b4e" style:font-size-asian="8pt" style:font-size-complex="8pt"/>
    </style:style>
    <style:style style:name="T530" style:family="text">
      <style:text-properties style:font-name="FreeMono" fo:font-size="8pt" officeooo:rsid="0099cc51" style:font-size-asian="8pt" style:font-size-complex="8pt"/>
    </style:style>
    <style:style style:name="T531" style:family="text">
      <style:text-properties style:font-name="FreeMono" fo:font-size="8pt" officeooo:rsid="00a39d26" style:font-size-asian="8pt" style:font-size-complex="8pt"/>
    </style:style>
    <style:style style:name="T532" style:family="text">
      <style:text-properties style:font-name="FreeMono" fo:font-size="8pt" officeooo:rsid="00b1bea7" style:font-size-asian="8pt" style:font-size-complex="8pt"/>
    </style:style>
    <style:style style:name="T533" style:family="text">
      <style:text-properties style:font-name="FreeMono" fo:font-size="8pt" officeooo:rsid="009d751c" style:font-size-asian="8pt" style:font-size-complex="8pt"/>
    </style:style>
    <style:style style:name="T534" style:family="text">
      <style:text-properties style:font-name="FreeMono" fo:font-size="8pt" officeooo:rsid="00a83d6c" style:font-size-asian="8pt" style:font-size-complex="8pt"/>
    </style:style>
    <style:style style:name="T535" style:family="text">
      <style:text-properties style:font-name="FreeMono" fo:font-size="8pt" officeooo:rsid="00b16fdf" style:font-size-asian="8pt" style:font-size-complex="8pt"/>
    </style:style>
    <style:style style:name="T536" style:family="text">
      <style:text-properties style:font-name="FreeMono" fo:font-size="8pt" officeooo:rsid="0099bfd9" style:font-size-asian="8pt" style:font-size-complex="8pt"/>
    </style:style>
    <style:style style:name="T537" style:family="text">
      <style:text-properties style:font-name="FreeMono" fo:font-size="8pt" officeooo:rsid="00b931a0" style:font-size-asian="8pt" style:font-size-complex="8pt"/>
    </style:style>
    <style:style style:name="T538" style:family="text">
      <style:text-properties style:font-name="FreeMono" fo:font-size="8pt" officeooo:rsid="00b966cc" style:font-size-asian="8pt" style:font-size-complex="8pt"/>
    </style:style>
    <style:style style:name="T539" style:family="text">
      <style:text-properties style:font-name="FreeMono" fo:font-size="8pt" officeooo:rsid="00bd7b9a" style:font-size-asian="8pt" style:font-size-complex="8pt"/>
    </style:style>
    <style:style style:name="T540" style:family="text">
      <style:text-properties style:font-name="FreeMono" fo:font-size="8pt" officeooo:rsid="00c4a1f3" style:font-size-asian="8pt" style:font-size-complex="8pt"/>
    </style:style>
    <style:style style:name="T541" style:family="text">
      <style:text-properties style:font-name="FreeMono" fo:font-size="8pt" officeooo:rsid="00c7f60e" style:font-size-asian="8pt" style:font-size-complex="8pt"/>
    </style:style>
    <style:style style:name="T542" style:family="text">
      <style:text-properties style:font-name="FreeMono" fo:font-size="8pt" officeooo:rsid="00c9aab9" style:font-size-asian="8pt" style:font-size-complex="8pt"/>
    </style:style>
    <style:style style:name="T543" style:family="text">
      <style:text-properties style:font-name="FreeMono" fo:font-size="8pt" officeooo:rsid="00cb0dd3" style:font-size-asian="8pt" style:font-size-complex="8pt"/>
    </style:style>
    <style:style style:name="T544" style:family="text">
      <style:text-properties style:font-name="FreeMono" fo:font-size="8pt" officeooo:rsid="00d2fbf2" style:font-size-asian="8pt" style:font-size-complex="8pt"/>
    </style:style>
    <style:style style:name="T545" style:family="text">
      <style:text-properties style:font-name="FreeMono" fo:font-size="8pt" officeooo:rsid="00d56ab0" style:font-size-asian="8pt" style:font-size-complex="8pt"/>
    </style:style>
    <style:style style:name="T546" style:family="text">
      <style:text-properties style:font-name="FreeMono" fo:font-size="8pt" officeooo:rsid="00d49ae1" style:font-size-asian="8pt" style:font-size-complex="8pt"/>
    </style:style>
    <style:style style:name="T547" style:family="text">
      <style:text-properties style:font-name="FreeMono" fo:font-size="8pt" officeooo:rsid="00db0210" style:font-size-asian="8pt" style:font-size-complex="8pt"/>
    </style:style>
    <style:style style:name="T548" style:family="text">
      <style:text-properties style:font-name="FreeMono" fo:font-size="8pt" officeooo:rsid="00dcf38d" style:font-size-asian="8pt" style:font-size-complex="8pt"/>
    </style:style>
    <style:style style:name="T549" style:family="text">
      <style:text-properties style:font-name="FreeMono" fo:font-size="8pt" officeooo:rsid="00ec35af" style:font-size-asian="8pt" style:font-size-complex="8pt"/>
    </style:style>
    <style:style style:name="T550" style:family="text">
      <style:text-properties style:font-name="FreeMono" fo:font-size="8pt" officeooo:rsid="00f4217f" style:font-size-asian="8pt" style:font-size-complex="8pt"/>
    </style:style>
    <style:style style:name="T551" style:family="text">
      <style:text-properties style:font-name="FreeMono" fo:font-size="8pt" officeooo:rsid="01192acd" style:font-size-asian="8pt" style:font-size-complex="8pt"/>
    </style:style>
    <style:style style:name="T552" style:family="text">
      <style:text-properties style:font-name="FreeMono" fo:font-size="8pt" officeooo:rsid="012b4300" style:font-size-asian="8pt" style:font-size-complex="8pt"/>
    </style:style>
    <style:style style:name="T553" style:family="text">
      <style:text-properties style:font-name="FreeMono" fo:font-size="8pt" officeooo:rsid="012d1d35" style:font-size-asian="8pt" style:font-size-complex="8pt"/>
    </style:style>
    <style:style style:name="T554" style:family="text">
      <style:text-properties style:font-name="FreeMono" fo:font-size="8pt" officeooo:rsid="012e422c" style:font-size-asian="8pt" style:font-size-complex="8pt"/>
    </style:style>
    <style:style style:name="T555" style:family="text">
      <style:text-properties style:font-name="FreeMono" fo:font-size="8pt" officeooo:rsid="01304170" style:font-size-asian="8pt" style:font-size-complex="8pt"/>
    </style:style>
    <style:style style:name="T556" style:family="text">
      <style:text-properties style:font-name="FreeMono" fo:font-size="8pt" officeooo:rsid="013224b1" style:font-size-asian="8pt" style:font-size-complex="8pt"/>
    </style:style>
    <style:style style:name="T557" style:family="text">
      <style:text-properties style:font-name="FreeMono" fo:font-size="8pt" officeooo:rsid="014635fd" style:font-size-asian="8pt" style:font-size-complex="8pt"/>
    </style:style>
    <style:style style:name="T558" style:family="text">
      <style:text-properties style:font-name="FreeMono" fo:font-size="8pt" officeooo:rsid="013de457" style:font-size-asian="8pt" style:font-size-complex="8pt"/>
    </style:style>
    <style:style style:name="T559" style:family="text">
      <style:text-properties style:font-name="FreeMono" fo:font-size="8pt" officeooo:rsid="0143d39c" style:font-size-asian="8pt" style:font-size-complex="8pt"/>
    </style:style>
    <style:style style:name="T560" style:family="text">
      <style:text-properties style:font-name="FreeMono" fo:font-size="8pt" officeooo:rsid="01444d53" style:font-size-asian="8pt" style:font-size-complex="8pt"/>
    </style:style>
    <style:style style:name="T561" style:family="text">
      <style:text-properties style:font-name="FreeMono" fo:font-size="8pt" officeooo:rsid="01455f74" style:font-size-asian="8pt" style:font-size-complex="8pt"/>
    </style:style>
    <style:style style:name="T562" style:family="text">
      <style:text-properties style:font-name="FreeMono" fo:font-size="8pt" officeooo:rsid="01473c5a" style:font-size-asian="8pt" style:font-size-complex="8pt"/>
    </style:style>
    <style:style style:name="T563" style:family="text">
      <style:text-properties style:font-name="FreeMono" fo:font-size="8pt" officeooo:rsid="0147f087" style:font-size-asian="8pt" style:font-size-complex="8pt"/>
    </style:style>
    <style:style style:name="T564" style:family="text">
      <style:text-properties style:font-name="FreeMono" fo:font-size="8pt" officeooo:rsid="01490ab9" style:font-size-asian="8pt" style:font-size-complex="8pt"/>
    </style:style>
    <style:style style:name="T565" style:family="text">
      <style:text-properties style:font-name="FreeMono" fo:font-size="8pt" officeooo:rsid="014b0be5" style:font-size-asian="8pt" style:font-size-complex="8pt"/>
    </style:style>
    <style:style style:name="T566" style:family="text">
      <style:text-properties style:font-name="FreeMono" fo:font-size="8pt" officeooo:rsid="015c3125" style:font-size-asian="8pt" style:font-size-complex="8pt"/>
    </style:style>
    <style:style style:name="T567" style:family="text">
      <style:text-properties style:font-name="FreeMono" fo:font-size="8pt" officeooo:rsid="016578ac" style:font-size-asian="8pt" style:font-size-complex="8pt"/>
    </style:style>
    <style:style style:name="T568" style:family="text">
      <style:text-properties style:font-name="FreeMono" fo:font-size="8pt" officeooo:rsid="01672d51" style:font-size-asian="8pt" style:font-size-complex="8pt"/>
    </style:style>
    <style:style style:name="T569" style:family="text">
      <style:text-properties style:font-name="FreeMono" fo:font-size="8pt" officeooo:rsid="0181bc2a" style:font-size-asian="8pt" style:font-size-complex="8pt"/>
    </style:style>
    <style:style style:name="T570" style:family="text">
      <style:text-properties style:font-name="FreeMono" fo:font-size="8pt" officeooo:rsid="01711130" style:font-size-asian="8pt" style:font-size-complex="8pt"/>
    </style:style>
    <style:style style:name="T571" style:family="text">
      <style:text-properties style:font-name="FreeMono" fo:font-size="8pt" officeooo:rsid="01728be4" style:font-size-asian="8pt" style:font-size-complex="8pt"/>
    </style:style>
    <style:style style:name="T572" style:family="text">
      <style:text-properties style:font-name="FreeMono" fo:font-size="8pt" officeooo:rsid="018a7368" style:font-size-asian="8pt" style:font-size-complex="8pt"/>
    </style:style>
    <style:style style:name="T573" style:family="text">
      <style:text-properties style:font-name="FreeMono" fo:font-size="8pt" officeooo:rsid="019372fe" style:font-size-asian="8pt" style:font-size-complex="8pt"/>
    </style:style>
    <style:style style:name="T574" style:family="text">
      <style:text-properties style:font-name="FreeMono" fo:font-size="8pt" officeooo:rsid="01a33138" style:font-size-asian="8pt" style:font-size-complex="8pt"/>
    </style:style>
    <style:style style:name="T575" style:family="text">
      <style:text-properties style:font-name="FreeMono" fo:font-size="8pt" officeooo:rsid="018a978b" style:font-size-asian="8pt" style:font-size-complex="8pt"/>
    </style:style>
    <style:style style:name="T576" style:family="text">
      <style:text-properties style:font-name="FreeMono" fo:font-size="8pt" officeooo:rsid="018ab948" style:font-size-asian="8pt" style:font-size-complex="8pt"/>
    </style:style>
    <style:style style:name="T577" style:family="text">
      <style:text-properties style:font-name="FreeMono" fo:font-size="8pt" officeooo:rsid="018d8857" style:font-size-asian="8pt" style:font-size-complex="8pt"/>
    </style:style>
    <style:style style:name="T578" style:family="text">
      <style:text-properties style:font-name="FreeMono" fo:font-size="8pt" officeooo:rsid="01a717f0" style:font-size-asian="8pt" style:font-size-complex="8pt"/>
    </style:style>
    <style:style style:name="T579" style:family="text">
      <style:text-properties style:font-name="FreeMono" fo:font-size="8pt" officeooo:rsid="01aaf4c1" style:font-size-asian="8pt" style:font-size-complex="8pt"/>
    </style:style>
    <style:style style:name="T580" style:family="text">
      <style:text-properties style:font-name="FreeMono" fo:font-size="8pt" officeooo:rsid="01c2deb0" style:font-size-asian="8pt" style:font-size-complex="8pt"/>
    </style:style>
    <style:style style:name="T581" style:family="text">
      <style:text-properties style:font-name="FreeMono" fo:font-size="8pt" officeooo:rsid="01f302b0" style:font-size-asian="8pt" style:font-size-complex="8pt"/>
    </style:style>
    <style:style style:name="T582" style:family="text">
      <style:text-properties style:font-name="FreeMono" fo:font-size="8pt" officeooo:rsid="020cf77b" style:font-size-asian="8pt" style:font-size-complex="8pt"/>
    </style:style>
    <style:style style:name="T583" style:family="text">
      <style:text-properties style:font-name="FreeMono" fo:font-size="8pt" officeooo:rsid="0214572a" style:font-size-asian="8pt" style:font-size-complex="8pt"/>
    </style:style>
    <style:style style:name="T584" style:family="text">
      <style:text-properties style:font-name="FreeMono" fo:font-size="8pt" officeooo:rsid="01fd40d6" style:font-size-asian="8pt" style:font-size-complex="8pt"/>
    </style:style>
    <style:style style:name="T585" style:family="text">
      <style:text-properties style:font-name="FreeMono" fo:font-size="8pt" officeooo:rsid="01feb882" style:font-size-asian="8pt" style:font-size-complex="8pt"/>
    </style:style>
    <style:style style:name="T586" style:family="text">
      <style:text-properties style:font-name="FreeMono" fo:font-size="8pt" officeooo:rsid="01ff192d" style:font-size-asian="8pt" style:font-size-complex="8pt"/>
    </style:style>
    <style:style style:name="T587" style:family="text">
      <style:text-properties style:font-name="FreeMono" fo:font-size="8pt" officeooo:rsid="020f3370" style:font-size-asian="8pt" style:font-size-complex="8pt"/>
    </style:style>
    <style:style style:name="T588" style:family="text">
      <style:text-properties style:font-name="FreeMono" fo:font-size="8pt" officeooo:rsid="021170d7" style:font-size-asian="8pt" style:font-size-complex="8pt"/>
    </style:style>
    <style:style style:name="T589" style:family="text">
      <style:text-properties style:font-name="FreeMono" fo:font-size="8pt" officeooo:rsid="022e8a5e" style:font-size-asian="8pt" style:font-size-complex="8pt"/>
    </style:style>
    <style:style style:name="T590" style:family="text">
      <style:text-properties style:font-name="FreeMono" fo:font-size="8pt" officeooo:rsid="023bc2a7" style:font-size-asian="8pt" style:font-size-complex="8pt"/>
    </style:style>
    <style:style style:name="T591" style:family="text">
      <style:text-properties style:font-name="FreeMono" fo:font-size="8pt" officeooo:rsid="0228d7b7" style:font-size-asian="8pt" style:font-size-complex="8pt"/>
    </style:style>
    <style:style style:name="T592" style:family="text">
      <style:text-properties style:font-name="FreeMono" fo:font-size="8pt" officeooo:rsid="025d5ca0" style:font-size-asian="8pt" style:font-size-complex="8pt"/>
    </style:style>
    <style:style style:name="T593" style:family="text">
      <style:text-properties style:font-name="FreeMono" fo:font-size="8pt" officeooo:rsid="025e01fc" style:font-size-asian="8pt" style:font-size-complex="8pt"/>
    </style:style>
    <style:style style:name="T594" style:family="text">
      <style:text-properties style:font-name="FreeMono" fo:font-size="8pt" officeooo:rsid="025e223f" style:font-size-asian="8pt" style:font-size-complex="8pt"/>
    </style:style>
    <style:style style:name="T595" style:family="text">
      <style:text-properties style:font-name="FreeMono" fo:font-size="8pt" officeooo:rsid="0260f842" style:font-size-asian="8pt" style:font-size-complex="8pt"/>
    </style:style>
    <style:style style:name="T596" style:family="text">
      <style:text-properties style:font-name="FreeMono" fo:font-size="8pt" officeooo:rsid="0286a3c1" style:font-size-asian="8pt" style:font-size-complex="8pt"/>
    </style:style>
    <style:style style:name="T597" style:family="text">
      <style:text-properties style:font-name="FreeMono" fo:font-size="8pt" officeooo:rsid="028b43a0" style:font-size-asian="8pt" style:font-size-complex="8pt"/>
    </style:style>
    <style:style style:name="T598" style:family="text">
      <style:text-properties style:font-name="FreeMono" fo:font-size="8pt" officeooo:rsid="028ff6d1" style:font-size-asian="8pt" style:font-size-complex="8pt"/>
    </style:style>
    <style:style style:name="T599" style:family="text">
      <style:text-properties style:font-name="FreeMono" fo:font-size="8pt" officeooo:rsid="028183d2" style:font-size-asian="8pt" style:font-size-complex="8pt"/>
    </style:style>
    <style:style style:name="T600" style:family="text">
      <style:text-properties style:font-name="FreeMono" fo:font-size="8pt" officeooo:rsid="028e0db9" style:font-size-asian="8pt" style:font-size-complex="8pt"/>
    </style:style>
    <style:style style:name="T601" style:family="text">
      <style:text-properties style:font-name="FreeMono" fo:font-size="8pt" officeooo:rsid="028f11e9" style:font-size-asian="8pt" style:font-size-complex="8pt"/>
    </style:style>
    <style:style style:name="T602" style:family="text">
      <style:text-properties style:font-name="FreeMono" fo:font-size="8pt" officeooo:rsid="00de80a1" style:font-size-asian="8pt" style:font-size-complex="8pt"/>
    </style:style>
    <style:style style:name="T603" style:family="text">
      <style:text-properties style:font-name="FreeMono" fo:font-size="8pt" officeooo:rsid="0291bbf1" style:font-size-asian="8pt" style:font-size-complex="8pt"/>
    </style:style>
    <style:style style:name="T604" style:family="text">
      <style:text-properties style:font-name="FreeMono" fo:font-size="8pt" officeooo:rsid="0293c9a0" style:font-size-asian="8pt" style:font-size-complex="8pt"/>
    </style:style>
    <style:style style:name="T605" style:family="text">
      <style:text-properties style:font-name="FreeMono" fo:font-size="8pt" officeooo:rsid="029dedba" style:font-size-asian="8pt" style:font-size-complex="8pt"/>
    </style:style>
    <style:style style:name="T606" style:family="text">
      <style:text-properties style:font-name="FreeMono" fo:font-size="8pt" officeooo:rsid="029ee24c" style:font-size-asian="8pt" style:font-size-complex="8pt"/>
    </style:style>
    <style:style style:name="T607" style:family="text">
      <style:text-properties style:font-name="FreeMono" fo:font-size="8pt" officeooo:rsid="02a531f7" style:font-size-asian="8pt" style:font-size-complex="8pt"/>
    </style:style>
    <style:style style:name="T608" style:family="text">
      <style:text-properties style:font-name="FreeMono" fo:font-size="8pt" officeooo:rsid="02a80c30" style:font-size-asian="8pt" style:font-size-complex="8pt"/>
    </style:style>
    <style:style style:name="T609" style:family="text">
      <style:text-properties style:font-name="FreeMono" fo:font-size="8pt" officeooo:rsid="02ac1b43" style:font-size-asian="8pt" style:font-size-complex="8pt"/>
    </style:style>
    <style:style style:name="T610" style:family="text">
      <style:text-properties style:font-name="FreeMono" fo:font-size="8pt" officeooo:rsid="0219c778" style:font-size-asian="8pt" style:font-size-complex="8pt"/>
    </style:style>
    <style:style style:name="T611" style:family="text">
      <style:text-properties style:font-name="FreeMono" fo:font-size="8pt" officeooo:rsid="02a3dce2" style:font-size-asian="8pt" style:font-size-complex="8pt"/>
    </style:style>
    <style:style style:name="T612" style:family="text">
      <style:text-properties style:font-name="FreeMono" fo:font-size="8pt" officeooo:rsid="02b57378" style:font-size-asian="8pt" style:font-size-complex="8pt"/>
    </style:style>
    <style:style style:name="T613" style:family="text">
      <style:text-properties style:font-name="FreeMono" fo:font-size="8pt" officeooo:rsid="02d02c8e" style:font-size-asian="8pt" style:font-size-complex="8pt"/>
    </style:style>
    <style:style style:name="T614" style:family="text">
      <style:text-properties style:font-name="FreeMono" fo:font-size="8pt" officeooo:rsid="02d0eeee" style:font-size-asian="8pt" style:font-size-complex="8pt"/>
    </style:style>
    <style:style style:name="T615" style:family="text">
      <style:text-properties style:font-name="FreeMono" fo:font-size="8pt" officeooo:rsid="02d45090" style:font-size-asian="8pt" style:font-size-complex="8pt"/>
    </style:style>
    <style:style style:name="T616" style:family="text">
      <style:text-properties style:font-name="FreeMono" fo:font-size="8pt" officeooo:rsid="0173a717" style:font-size-asian="8pt" style:font-size-complex="8pt"/>
    </style:style>
    <style:style style:name="T617" style:family="text">
      <style:text-properties style:font-name="FreeMono" fo:font-size="8pt" officeooo:rsid="02d29a77" style:font-size-asian="8pt" style:font-size-complex="8pt"/>
    </style:style>
    <style:style style:name="T618" style:family="text">
      <style:text-properties style:font-name="FreeMono" fo:font-size="8pt" officeooo:rsid="02e3bd7b" style:font-size-asian="8pt" style:font-size-complex="8pt"/>
    </style:style>
    <style:style style:name="T619" style:family="text">
      <style:text-properties style:font-name="FreeMono" fo:font-size="8pt" officeooo:rsid="02edb5fe" style:font-size-asian="8pt" style:font-size-complex="8pt"/>
    </style:style>
    <style:style style:name="T620" style:family="text">
      <style:text-properties style:font-name="FreeMono" fo:font-size="8pt" officeooo:rsid="02f27e92" style:font-size-asian="8pt" style:font-size-complex="8pt"/>
    </style:style>
    <style:style style:name="T621" style:family="text">
      <style:text-properties style:font-name="FreeMono" fo:font-size="8pt" officeooo:rsid="02f61c23" style:font-size-asian="8pt" style:font-size-complex="8pt"/>
    </style:style>
    <style:style style:name="T622" style:family="text">
      <style:text-properties style:font-name="FreeMono" fo:font-size="8pt" officeooo:rsid="02f6809b" style:font-size-asian="8pt" style:font-size-complex="8pt"/>
    </style:style>
    <style:style style:name="T623" style:family="text">
      <style:text-properties style:font-name="FreeMono" fo:font-size="8pt" officeooo:rsid="02fd3f91" style:font-size-asian="8pt" style:font-size-complex="8pt"/>
    </style:style>
    <style:style style:name="T624" style:family="text">
      <style:text-properties style:font-name="FreeMono" fo:font-size="8pt" officeooo:rsid="0137e442" style:font-size-asian="8pt" style:font-size-complex="8pt"/>
    </style:style>
    <style:style style:name="T625" style:family="text">
      <style:text-properties style:font-name="FreeMono" fo:font-size="8pt" officeooo:rsid="0309de17" style:font-size-asian="8pt" style:font-size-complex="8pt"/>
    </style:style>
    <style:style style:name="T626" style:family="text">
      <style:text-properties style:font-name="FreeMono" fo:font-size="8pt" officeooo:rsid="01d7e430" style:font-size-asian="8pt" style:font-size-complex="8pt"/>
    </style:style>
    <style:style style:name="T627" style:family="text">
      <style:text-properties style:font-name="FreeMono" fo:font-size="8pt" officeooo:rsid="01d94a63" style:font-size-asian="8pt" style:font-size-complex="8pt"/>
    </style:style>
    <style:style style:name="T628" style:family="text">
      <style:text-properties style:font-name="FreeMono" fo:font-size="8pt" officeooo:rsid="030b63d6" style:font-size-asian="8pt" style:font-size-complex="8pt"/>
    </style:style>
    <style:style style:name="T629" style:family="text">
      <style:text-properties style:font-name="FreeMono" fo:font-size="8pt" officeooo:rsid="030caf58" style:font-size-asian="8pt" style:font-size-complex="8pt"/>
    </style:style>
    <style:style style:name="T630" style:family="text">
      <style:text-properties style:font-name="FreeMono" fo:font-size="8pt" officeooo:rsid="030cf29d" style:font-size-asian="8pt" style:font-size-complex="8pt"/>
    </style:style>
    <style:style style:name="T631" style:family="text">
      <style:text-properties style:font-name="FreeMono" fo:font-size="8pt" officeooo:rsid="030faea3" style:font-size-asian="8pt" style:font-size-complex="8pt"/>
    </style:style>
    <style:style style:name="T632" style:family="text">
      <style:text-properties style:font-name="FreeMono" fo:font-size="8pt" officeooo:rsid="03106d68" style:font-size-asian="8pt" style:font-size-complex="8pt"/>
    </style:style>
    <style:style style:name="T633" style:family="text">
      <style:text-properties style:font-name="FreeMono" fo:font-size="8pt" officeooo:rsid="0315ed70" style:font-size-asian="8pt" style:font-size-complex="8pt"/>
    </style:style>
    <style:style style:name="T634" style:family="text">
      <style:text-properties style:font-name="FreeMono" fo:font-size="8pt" officeooo:rsid="0316885c" style:font-size-asian="8pt" style:font-size-complex="8pt"/>
    </style:style>
    <style:style style:name="T635" style:family="text">
      <style:text-properties style:font-name="FreeMono" fo:font-size="8pt" officeooo:rsid="0318e793" style:font-size-asian="8pt" style:font-size-complex="8pt"/>
    </style:style>
    <style:style style:name="T636" style:family="text">
      <style:text-properties style:font-name="FreeMono" fo:font-size="8pt" officeooo:rsid="031a086f" style:font-size-asian="8pt" style:font-size-complex="8pt"/>
    </style:style>
    <style:style style:name="T637" style:family="text">
      <style:text-properties style:font-name="FreeMono" fo:font-size="8pt" officeooo:rsid="031dfd0d" style:font-size-asian="8pt" style:font-size-complex="8pt"/>
    </style:style>
    <style:style style:name="T638" style:family="text">
      <style:text-properties style:font-name="FreeMono" fo:font-size="8pt" officeooo:rsid="005127b5" style:font-size-asian="8pt" style:font-size-complex="8pt"/>
    </style:style>
    <style:style style:name="T639" style:family="text">
      <style:text-properties style:font-name="FreeMono" fo:font-size="8pt" officeooo:rsid="0062c9c4" style:font-size-asian="8pt" style:font-size-complex="8pt"/>
    </style:style>
    <style:style style:name="T640" style:family="text">
      <style:text-properties style:font-name="FreeMono" fo:font-size="8pt" officeooo:rsid="0060afea" style:font-size-asian="8pt" style:font-size-complex="8pt"/>
    </style:style>
    <style:style style:name="T641" style:family="text">
      <style:text-properties style:font-name="FreeMono" fo:font-size="8pt" officeooo:rsid="00671750" style:font-size-asian="8pt" style:font-size-complex="8pt"/>
    </style:style>
    <style:style style:name="T642" style:family="text">
      <style:text-properties style:font-name="FreeMono" fo:font-size="8pt" officeooo:rsid="03209cbc" style:font-size-asian="8pt" style:font-size-complex="8pt"/>
    </style:style>
    <style:style style:name="T643" style:family="text">
      <style:text-properties style:font-name="FreeMono" fo:font-size="8pt" officeooo:rsid="006713c6" style:font-size-asian="8pt" style:font-size-complex="8pt"/>
    </style:style>
    <style:style style:name="T644" style:family="text">
      <style:text-properties style:font-name="FreeMono" fo:font-size="8pt" officeooo:rsid="0320e91c" style:font-size-asian="8pt" style:font-size-complex="8pt"/>
    </style:style>
    <style:style style:name="T645" style:family="text">
      <style:text-properties style:font-name="FreeMono" fo:font-size="8pt" officeooo:rsid="0068e7aa" style:font-size-asian="8pt" style:font-size-complex="8pt"/>
    </style:style>
    <style:style style:name="T646" style:family="text">
      <style:text-properties style:font-name="FreeMono" fo:font-size="8pt" officeooo:rsid="0322e632" style:font-size-asian="8pt" style:font-size-complex="8pt"/>
    </style:style>
    <style:style style:name="T647" style:family="text">
      <style:text-properties style:font-name="FreeMono" fo:font-size="8pt" officeooo:rsid="006c9073" style:font-size-asian="8pt" style:font-size-complex="8pt"/>
    </style:style>
    <style:style style:name="T648" style:family="text">
      <style:text-properties style:font-name="FreeMono" fo:font-size="8pt" officeooo:rsid="0324bbcd" style:font-size-asian="8pt" style:font-size-complex="8pt"/>
    </style:style>
    <style:style style:name="T649" style:family="text">
      <style:text-properties style:font-name="FreeMono" fo:font-size="8pt" officeooo:rsid="0080d253" style:font-size-asian="8pt" style:font-size-complex="8pt"/>
    </style:style>
    <style:style style:name="T650" style:family="text">
      <style:text-properties style:font-name="FreeMono" fo:font-size="8pt" officeooo:rsid="006d780c" style:font-size-asian="8pt" style:font-size-complex="8pt"/>
    </style:style>
    <style:style style:name="T651" style:family="text">
      <style:text-properties style:font-name="FreeMono" fo:font-size="8pt" officeooo:rsid="006ed051" style:font-size-asian="8pt" style:font-size-complex="8pt"/>
    </style:style>
    <style:style style:name="T652" style:family="text">
      <style:text-properties style:font-name="FreeMono" fo:font-size="8pt" officeooo:rsid="00706b4a" style:font-size-asian="8pt" style:font-size-complex="8pt"/>
    </style:style>
    <style:style style:name="T653" style:family="text">
      <style:text-properties style:font-name="FreeMono" fo:font-size="8pt" officeooo:rsid="00718582" style:font-size-asian="8pt" style:font-size-complex="8pt"/>
    </style:style>
    <style:style style:name="T654" style:family="text">
      <style:text-properties style:font-name="FreeMono" fo:font-size="8pt" officeooo:rsid="00720d1a" style:font-size-asian="8pt" style:font-size-complex="8pt"/>
    </style:style>
    <style:style style:name="T655" style:family="text">
      <style:text-properties style:font-name="FreeMono" fo:font-size="8pt" officeooo:rsid="0327e185" style:font-size-asian="8pt" style:font-size-complex="8pt"/>
    </style:style>
    <style:style style:name="T656" style:family="text">
      <style:text-properties style:font-name="FreeMono" fo:font-size="8pt" officeooo:rsid="00756bc2" style:font-size-asian="8pt" style:font-size-complex="8pt"/>
    </style:style>
    <style:style style:name="T657" style:family="text">
      <style:text-properties style:font-name="FreeMono" fo:font-size="8pt" officeooo:rsid="0075954a" style:font-size-asian="8pt" style:font-size-complex="8pt"/>
    </style:style>
    <style:style style:name="T658" style:family="text">
      <style:text-properties style:font-name="FreeMono" fo:font-size="8pt" officeooo:rsid="00825bee" style:font-size-asian="8pt" style:font-size-complex="8pt"/>
    </style:style>
    <style:style style:name="T659" style:family="text">
      <style:text-properties style:font-name="FreeMono" fo:font-size="8pt" officeooo:rsid="0077ab94" style:font-size-asian="8pt" style:font-size-complex="8pt"/>
    </style:style>
    <style:style style:name="T660" style:family="text">
      <style:text-properties style:font-name="FreeMono" fo:font-size="8pt" officeooo:rsid="008551f8" style:font-size-asian="8pt" style:font-size-complex="8pt"/>
    </style:style>
    <style:style style:name="T661" style:family="text">
      <style:text-properties style:font-name="FreeMono" fo:font-size="8pt" officeooo:rsid="00787587" style:font-size-asian="8pt" style:font-size-complex="8pt"/>
    </style:style>
    <style:style style:name="T662" style:family="text">
      <style:text-properties style:font-name="FreeMono" fo:font-size="8pt" officeooo:rsid="032c1fbf" style:font-size-asian="8pt" style:font-size-complex="8pt"/>
    </style:style>
    <style:style style:name="T663" style:family="text">
      <style:text-properties style:font-name="FreeMono" fo:font-size="8pt" officeooo:rsid="032c3ac5" style:font-size-asian="8pt" style:font-size-complex="8pt"/>
    </style:style>
    <style:style style:name="T664" style:family="text">
      <style:text-properties style:font-name="FreeMono" fo:font-size="8pt" officeooo:rsid="008fb542" style:font-size-asian="8pt" style:font-size-complex="8pt"/>
    </style:style>
    <style:style style:name="T665" style:family="text">
      <style:text-properties style:font-name="FreeMono" fo:font-size="8pt" officeooo:rsid="00917500" style:font-size-asian="8pt" style:font-size-complex="8pt"/>
    </style:style>
    <style:style style:name="T666" style:family="text">
      <style:text-properties style:font-name="FreeMono" fo:font-size="8pt" officeooo:rsid="032d94f8" style:font-size-asian="8pt" style:font-size-complex="8pt"/>
    </style:style>
    <style:style style:name="T667" style:family="text">
      <style:text-properties style:font-name="FreeMono" fo:font-size="8pt" officeooo:rsid="00b3b60a" style:font-size-asian="8pt" style:font-size-complex="8pt"/>
    </style:style>
    <style:style style:name="T668" style:family="text">
      <style:text-properties style:font-name="FreeMono" fo:font-size="8pt" officeooo:rsid="032efb20" style:font-size-asian="8pt" style:font-size-complex="8pt"/>
    </style:style>
    <style:style style:name="T669" style:family="text">
      <style:text-properties style:font-name="FreeMono" fo:font-size="8pt" officeooo:rsid="00d2508d" style:font-size-asian="8pt" style:font-size-complex="8pt"/>
    </style:style>
    <style:style style:name="T670" style:family="text">
      <style:text-properties style:font-name="FreeMono" fo:font-size="8pt" officeooo:rsid="00b8ae2d" style:font-size-asian="8pt" style:font-size-complex="8pt"/>
    </style:style>
    <style:style style:name="T671" style:family="text">
      <style:text-properties style:font-name="FreeMono" fo:font-size="8pt" officeooo:rsid="032ff99f" style:font-size-asian="8pt" style:font-size-complex="8pt"/>
    </style:style>
    <style:style style:name="T672" style:family="text">
      <style:text-properties style:font-name="FreeMono" fo:font-size="8pt" officeooo:rsid="00bc2736" style:font-size-asian="8pt" style:font-size-complex="8pt"/>
    </style:style>
    <style:style style:name="T673" style:family="text">
      <style:text-properties style:font-name="FreeMono" fo:font-size="8pt" officeooo:rsid="03338fe1" style:font-size-asian="8pt" style:font-size-complex="8pt"/>
    </style:style>
    <style:style style:name="T674" style:family="text">
      <style:text-properties style:font-name="FreeMono" fo:font-size="8pt" officeooo:rsid="03370bd4" style:font-size-asian="8pt" style:font-size-complex="8pt"/>
    </style:style>
    <style:style style:name="T675" style:family="text">
      <style:text-properties style:font-name="FreeMono" fo:font-size="8pt" officeooo:rsid="0339942f" style:font-size-asian="8pt" style:font-size-complex="8pt"/>
    </style:style>
    <style:style style:name="T676" style:family="text">
      <style:text-properties style:font-name="FreeMono" fo:font-size="8pt" officeooo:rsid="00e202df" style:font-size-asian="8pt" style:font-size-complex="8pt"/>
    </style:style>
    <style:style style:name="T677" style:family="text">
      <style:text-properties style:font-name="FreeMono" fo:font-size="8pt" officeooo:rsid="033886a3" style:font-size-asian="8pt" style:font-size-complex="8pt"/>
    </style:style>
    <style:style style:name="T678" style:family="text">
      <style:text-properties style:font-name="FreeMono" fo:font-size="8pt" officeooo:rsid="033af6d7" style:font-size-asian="8pt" style:font-size-complex="8pt"/>
    </style:style>
    <style:style style:name="T679" style:family="text">
      <style:text-properties style:font-name="FreeMono" fo:font-size="8pt" officeooo:rsid="00e9fe53" style:font-size-asian="8pt" style:font-size-complex="8pt"/>
    </style:style>
    <style:style style:name="T680" style:family="text">
      <style:text-properties style:font-name="FreeMono" fo:font-size="8pt" officeooo:rsid="00f184bb" style:font-size-asian="8pt" style:font-size-complex="8pt"/>
    </style:style>
    <style:style style:name="T681" style:family="text">
      <style:text-properties style:font-name="FreeMono" fo:font-size="8pt" officeooo:rsid="00f3a03a" style:font-size-asian="8pt" style:font-size-complex="8pt"/>
    </style:style>
    <style:style style:name="T682" style:family="text">
      <style:text-properties style:font-name="FreeMono" fo:font-size="8pt" officeooo:rsid="033c3e80" style:font-size-asian="8pt" style:font-size-complex="8pt"/>
    </style:style>
    <style:style style:name="T683" style:family="text">
      <style:text-properties style:font-name="FreeMono" fo:font-size="8pt" officeooo:rsid="033c7c76" style:font-size-asian="8pt" style:font-size-complex="8pt"/>
    </style:style>
    <style:style style:name="T684" style:family="text">
      <style:text-properties style:font-name="FreeMono" fo:font-size="8pt" officeooo:rsid="0153e5cd" style:font-size-asian="8pt" style:font-size-complex="8pt"/>
    </style:style>
    <style:style style:name="T685" style:family="text">
      <style:text-properties style:font-name="FreeMono" fo:font-size="8pt" officeooo:rsid="033f0845" style:font-size-asian="8pt" style:font-size-complex="8pt"/>
    </style:style>
    <style:style style:name="T686" style:family="text">
      <style:text-properties style:font-name="FreeMono" fo:font-size="8pt" officeooo:rsid="0132d335" style:font-size-asian="8pt" style:font-size-complex="8pt"/>
    </style:style>
    <style:style style:name="T687" style:family="text">
      <style:text-properties style:font-name="FreeMono" fo:font-size="8pt" officeooo:rsid="013c71ea" style:font-size-asian="8pt" style:font-size-complex="8pt"/>
    </style:style>
    <style:style style:name="T688" style:family="text">
      <style:text-properties style:font-name="FreeMono" fo:font-size="8pt" officeooo:rsid="014a45ba" style:font-size-asian="8pt" style:font-size-complex="8pt"/>
    </style:style>
    <style:style style:name="T689" style:family="text">
      <style:text-properties style:font-name="FreeMono" fo:font-size="8pt" officeooo:rsid="03623b63" style:font-size-asian="8pt" style:font-size-complex="8pt"/>
    </style:style>
    <style:style style:name="T690" style:family="text">
      <style:text-properties style:font-name="FreeMono" fo:font-size="8pt" officeooo:rsid="0366a689" style:font-size-asian="8pt" style:font-size-complex="8pt"/>
    </style:style>
    <style:style style:name="T691" style:family="text">
      <style:text-properties style:font-name="FreeMono" fo:font-size="8pt" officeooo:rsid="0378c655" style:font-size-asian="8pt" style:font-size-complex="8pt"/>
    </style:style>
    <style:style style:name="T692" style:family="text">
      <style:text-properties style:font-name="FreeMono" fo:font-size="8pt" officeooo:rsid="0386bd03" style:font-size-asian="8pt" style:font-size-complex="8pt"/>
    </style:style>
    <style:style style:name="T693" style:family="text">
      <style:text-properties style:font-name="FreeMono" fo:font-size="8pt" officeooo:rsid="02119083" style:font-size-asian="8pt" style:font-size-complex="8pt"/>
    </style:style>
    <style:style style:name="T694" style:family="text">
      <style:text-properties style:font-name="FreeMono" fo:font-size="8pt" officeooo:rsid="0202ae30" style:font-size-asian="8pt" style:font-size-complex="8pt"/>
    </style:style>
    <style:style style:name="T695" style:family="text">
      <style:text-properties style:font-name="FreeMono" fo:font-size="8pt" officeooo:rsid="038e5970" style:font-size-asian="8pt" style:font-size-complex="8pt"/>
    </style:style>
    <style:style style:name="T696" style:family="text">
      <style:text-properties style:font-name="FreeMono" fo:font-size="8pt" officeooo:rsid="017500ff" style:font-size-asian="8pt" style:font-size-complex="8pt"/>
    </style:style>
    <style:style style:name="T697" style:family="text">
      <style:text-properties style:font-name="FreeMono" fo:font-size="8pt" officeooo:rsid="0174d3f0" style:font-size-asian="8pt" style:font-size-complex="8pt"/>
    </style:style>
    <style:style style:name="T698" style:family="text">
      <style:text-properties style:font-name="FreeMono" fo:font-size="8pt" officeooo:rsid="03865840" style:font-size-asian="8pt" style:font-size-complex="8pt"/>
    </style:style>
    <style:style style:name="T699" style:family="text">
      <style:text-properties style:font-name="FreeMono" fo:font-size="8pt" officeooo:rsid="027fb0c9" style:font-size-asian="8pt" style:font-size-complex="8pt"/>
    </style:style>
    <style:style style:name="T700" style:family="text">
      <style:text-properties style:font-name="FreeMono" fo:font-size="8pt" officeooo:rsid="038bf323" style:font-size-asian="8pt" style:font-size-complex="8pt"/>
    </style:style>
    <style:style style:name="T701" style:family="text">
      <style:text-properties style:font-name="FreeMono" fo:font-size="8pt" officeooo:rsid="038fa17f" style:font-size-asian="8pt" style:font-size-complex="8pt"/>
    </style:style>
    <style:style style:name="T702" style:family="text">
      <style:text-properties style:font-name="FreeMono" fo:font-size="8pt" officeooo:rsid="039024f4" style:font-size-asian="8pt" style:font-size-complex="8pt"/>
    </style:style>
    <style:style style:name="T703" style:family="text">
      <style:text-properties style:font-name="FreeMono" fo:font-size="8pt" officeooo:rsid="039da747" style:font-size-asian="8pt" style:font-size-complex="8pt"/>
    </style:style>
    <style:style style:name="T704" style:family="text">
      <style:text-properties style:font-name="FreeMono" fo:font-size="8pt" officeooo:rsid="03a1b573" style:font-size-asian="8pt" style:font-size-complex="8pt"/>
    </style:style>
    <style:style style:name="T705" style:family="text">
      <style:text-properties style:font-name="FreeMono" fo:font-size="8pt" officeooo:rsid="03a3cac0" style:font-size-asian="8pt" style:font-size-complex="8pt"/>
    </style:style>
    <style:style style:name="T706" style:family="text">
      <style:text-properties style:font-name="FreeMono" fo:font-size="8pt" officeooo:rsid="03a7078c" style:font-size-asian="8pt" style:font-size-complex="8pt"/>
    </style:style>
    <style:style style:name="T707" style:family="text">
      <style:text-properties style:font-name="FreeMono" fo:font-size="8pt" officeooo:rsid="02cc3773" style:font-size-asian="8pt" style:font-size-complex="8pt"/>
    </style:style>
    <style:style style:name="T708" style:family="text">
      <style:text-properties style:font-name="FreeMono" fo:font-size="8pt" officeooo:rsid="03d4c570" style:font-size-asian="8pt" style:font-size-complex="8pt"/>
    </style:style>
    <style:style style:name="T709" style:family="text">
      <style:text-properties style:font-name="FreeMono" fo:font-size="8pt" officeooo:rsid="03d5d38f" style:font-size-asian="8pt" style:font-size-complex="8pt"/>
    </style:style>
    <style:style style:name="T710" style:family="text">
      <style:text-properties style:font-name="FreeMono" fo:font-size="8pt" officeooo:rsid="03d5f7b6" style:font-size-asian="8pt" style:font-size-complex="8pt"/>
    </style:style>
    <style:style style:name="T711" style:family="text">
      <style:text-properties style:font-name="FreeMono" fo:font-size="8pt" officeooo:rsid="03d6ad67" style:font-size-asian="8pt" style:font-size-complex="8pt"/>
    </style:style>
    <style:style style:name="T712" style:family="text">
      <style:text-properties style:font-name="FreeMono" fo:font-size="8pt" officeooo:rsid="03da2c8e" style:font-size-asian="8pt" style:font-size-complex="8pt"/>
    </style:style>
    <style:style style:name="T713" style:family="text">
      <style:text-properties style:font-name="FreeMono" fo:font-size="8pt" officeooo:rsid="03b93d41" style:font-size-asian="8pt" style:font-size-complex="8pt"/>
    </style:style>
    <style:style style:name="T714" style:family="text">
      <style:text-properties style:font-name="FreeMono" fo:font-size="8pt" officeooo:rsid="03cfbea1" style:font-size-asian="8pt" style:font-size-complex="8pt"/>
    </style:style>
    <style:style style:name="T715" style:family="text">
      <style:text-properties style:font-name="FreeMono" fo:font-size="8pt" officeooo:rsid="03d21031" style:font-size-asian="8pt" style:font-size-complex="8pt"/>
    </style:style>
    <style:style style:name="T716" style:family="text">
      <style:text-properties style:font-name="FreeMono" fo:font-size="8pt" officeooo:rsid="03d88354" style:font-size-asian="8pt" style:font-size-complex="8pt"/>
    </style:style>
    <style:style style:name="T717" style:family="text">
      <style:text-properties style:font-name="FreeMono" fo:font-size="8pt" officeooo:rsid="0329496c" style:font-size-asian="8pt" style:font-size-complex="8pt"/>
    </style:style>
    <style:style style:name="T718" style:family="text">
      <style:text-properties style:font-name="FreeMono" fo:font-size="8pt" officeooo:rsid="03e2ac75" style:font-size-asian="8pt" style:font-size-complex="8pt"/>
    </style:style>
    <style:style style:name="T719" style:family="text">
      <style:text-properties style:font-name="FreeMono" fo:font-size="8pt" officeooo:rsid="03e00cef" style:font-size-asian="8pt" style:font-size-complex="8pt"/>
    </style:style>
    <style:style style:name="T720" style:family="text">
      <style:text-properties style:font-name="FreeMono" fo:font-size="8pt" officeooo:rsid="03e9da0c" style:font-size-asian="8pt" style:font-size-complex="8pt"/>
    </style:style>
    <style:style style:name="T721" style:family="text">
      <style:text-properties style:font-name="FreeMono" fo:font-size="8pt" officeooo:rsid="03eaf9ed" style:font-size-asian="8pt" style:font-size-complex="8pt"/>
    </style:style>
    <style:style style:name="T722" style:family="text">
      <style:text-properties style:font-name="FreeMono" fo:font-size="8pt" officeooo:rsid="004883cb" style:font-size-asian="8pt" style:font-size-complex="8pt"/>
    </style:style>
    <style:style style:name="T723" style:family="text">
      <style:text-properties style:font-name="FreeMono" fo:font-size="8pt" officeooo:rsid="03efd3b3" style:font-size-asian="8pt" style:font-size-complex="8pt"/>
    </style:style>
    <style:style style:name="T724" style:family="text">
      <style:text-properties style:font-name="FreeMono" fo:font-size="8pt" officeooo:rsid="03eb1277" style:font-size-asian="8pt" style:font-size-complex="8pt"/>
    </style:style>
    <style:style style:name="T725" style:family="text">
      <style:text-properties style:font-name="FreeMono" fo:font-size="8pt" officeooo:rsid="03f44553" style:font-size-asian="8pt" style:font-size-complex="8pt"/>
    </style:style>
    <style:style style:name="T726" style:family="text">
      <style:text-properties style:font-name="FreeMono" fo:font-size="8pt" officeooo:rsid="03b43c65" style:font-size-asian="8pt" style:font-size-complex="8pt"/>
    </style:style>
    <style:style style:name="T727" style:family="text">
      <style:text-properties style:font-name="FreeMono" fo:font-size="8pt" officeooo:rsid="03fa6e55" style:font-size-asian="8pt" style:font-size-complex="8pt"/>
    </style:style>
    <style:style style:name="T728" style:family="text">
      <style:text-properties style:font-name="FreeMono" fo:font-size="8pt" officeooo:rsid="03fc031e" style:font-size-asian="8pt" style:font-size-complex="8pt"/>
    </style:style>
    <style:style style:name="T729" style:family="text">
      <style:text-properties style:font-name="FreeMono" fo:font-size="8pt" officeooo:rsid="03fc6450" style:font-size-asian="8pt" style:font-size-complex="8pt"/>
    </style:style>
    <style:style style:name="T730" style:family="text">
      <style:text-properties style:font-name="FreeMono" fo:font-size="8pt" officeooo:rsid="040caa75" style:font-size-asian="8pt" style:font-size-complex="8pt"/>
    </style:style>
    <style:style style:name="T731" style:family="text">
      <style:text-properties style:font-name="FreeMono" fo:font-size="8pt" officeooo:rsid="04109576" style:font-size-asian="8pt" style:font-size-complex="8pt"/>
    </style:style>
    <style:style style:name="T732" style:family="text">
      <style:text-properties style:font-name="FreeMono" fo:font-size="8pt" officeooo:rsid="04109ad2" style:font-size-asian="8pt" style:font-size-complex="8pt"/>
    </style:style>
    <style:style style:name="T733" style:family="text">
      <style:text-properties style:font-name="FreeMono" fo:font-size="8pt" officeooo:rsid="0411011f" style:font-size-asian="8pt" style:font-size-complex="8pt"/>
    </style:style>
    <style:style style:name="T734" style:family="text">
      <style:text-properties style:font-name="FreeMono" fo:font-size="8pt" officeooo:rsid="0413056d" style:font-size-asian="8pt" style:font-size-complex="8pt"/>
    </style:style>
    <style:style style:name="T735" style:family="text">
      <style:text-properties style:font-name="FreeMono" fo:font-size="8pt" officeooo:rsid="04132621" style:font-size-asian="8pt" style:font-size-complex="8pt"/>
    </style:style>
    <style:style style:name="T736" style:family="text">
      <style:text-properties style:font-name="FreeMono" fo:font-size="8pt" officeooo:rsid="0414cacf" style:font-size-asian="8pt" style:font-size-complex="8pt"/>
    </style:style>
    <style:style style:name="T737" style:family="text">
      <style:text-properties style:font-name="FreeMono" fo:font-size="8pt" officeooo:rsid="04165871" style:font-size-asian="8pt" style:font-size-complex="8pt"/>
    </style:style>
    <style:style style:name="T738" style:family="text">
      <style:text-properties style:font-name="FreeMono" fo:font-size="8pt" officeooo:rsid="041812ba" style:font-size-asian="8pt" style:font-size-complex="8pt"/>
    </style:style>
    <style:style style:name="T739" style:family="text">
      <style:text-properties style:font-name="FreeMono" fo:font-size="8pt" officeooo:rsid="0419b2c3" style:font-size-asian="8pt" style:font-size-complex="8pt"/>
    </style:style>
    <style:style style:name="T740" style:family="text">
      <style:text-properties style:font-name="FreeMono" fo:font-size="8pt" officeooo:rsid="041cd9ea" style:font-size-asian="8pt" style:font-size-complex="8pt"/>
    </style:style>
    <style:style style:name="T741" style:family="text">
      <style:text-properties style:font-name="FreeMono" fo:font-size="8pt" officeooo:rsid="041e4c5f" style:font-size-asian="8pt" style:font-size-complex="8pt"/>
    </style:style>
    <style:style style:name="T742" style:family="text">
      <style:text-properties style:font-name="FreeMono" fo:font-size="8pt" officeooo:rsid="0420872f" style:font-size-asian="8pt" style:font-size-complex="8pt"/>
    </style:style>
    <style:style style:name="T743" style:family="text">
      <style:text-properties style:font-name="FreeMono" fo:font-size="8pt" officeooo:rsid="042d1a96" style:font-size-asian="8pt" style:font-size-complex="8pt"/>
    </style:style>
    <style:style style:name="T744" style:family="text">
      <style:text-properties style:font-name="FreeMono" fo:font-size="8pt" officeooo:rsid="0441e91c" style:font-size-asian="8pt" style:font-size-complex="8pt"/>
    </style:style>
    <style:style style:name="T745" style:family="text">
      <style:text-properties style:font-name="FreeMono" fo:font-size="8pt" officeooo:rsid="0444b9b5" style:font-size-asian="8pt" style:font-size-complex="8pt"/>
    </style:style>
    <style:style style:name="T746" style:family="text">
      <style:text-properties style:font-name="FreeMono" fo:font-size="8pt" officeooo:rsid="0445f1c5" style:font-size-asian="8pt" style:font-size-complex="8pt"/>
    </style:style>
    <style:style style:name="T747" style:family="text">
      <style:text-properties style:font-name="FreeMono" fo:font-size="8pt" officeooo:rsid="04535cdd" style:font-size-asian="8pt" style:font-size-complex="8pt"/>
    </style:style>
    <style:style style:name="T748" style:family="text">
      <style:text-properties style:font-name="FreeMono" fo:font-size="8pt" officeooo:rsid="0455a87a" style:font-size-asian="8pt" style:font-size-complex="8pt"/>
    </style:style>
    <style:style style:name="T749" style:family="text">
      <style:text-properties style:font-name="FreeMono" fo:font-size="8pt" officeooo:rsid="045c1914" style:font-size-asian="8pt" style:font-size-complex="8pt"/>
    </style:style>
    <style:style style:name="T750" style:family="text">
      <style:text-properties style:font-name="FreeMono" fo:font-size="8pt" officeooo:rsid="045e5303" style:font-size-asian="8pt" style:font-size-complex="8pt"/>
    </style:style>
    <style:style style:name="T751" style:family="text">
      <style:text-properties style:font-name="FreeMono" fo:font-size="8pt" officeooo:rsid="045a263b" style:font-size-asian="8pt" style:font-size-complex="8pt"/>
    </style:style>
    <style:style style:name="T752" style:family="text">
      <style:text-properties style:font-name="FreeMono" fo:font-size="8pt" officeooo:rsid="045c2dc4" style:font-size-asian="8pt" style:font-size-complex="8pt"/>
    </style:style>
    <style:style style:name="T753" style:family="text">
      <style:text-properties style:font-name="FreeMono" fo:font-size="8pt" officeooo:rsid="0460eb57" style:font-size-asian="8pt" style:font-size-complex="8pt"/>
    </style:style>
    <style:style style:name="T754" style:family="text">
      <style:text-properties style:font-name="FreeMono" fo:font-size="8pt" officeooo:rsid="0464dd3b" style:font-size-asian="8pt" style:font-size-complex="8pt"/>
    </style:style>
    <style:style style:name="T755" style:family="text">
      <style:text-properties style:font-name="FreeMono" fo:font-size="8pt" officeooo:rsid="04640262" style:font-size-asian="8pt" style:font-size-complex="8pt"/>
    </style:style>
    <style:style style:name="T756" style:family="text">
      <style:text-properties style:font-name="FreeMono" fo:font-size="8pt" officeooo:rsid="04659274" style:font-size-asian="8pt" style:font-size-complex="8pt"/>
    </style:style>
    <style:style style:name="T757" style:family="text">
      <style:text-properties style:font-name="FreeMono" fo:font-size="8pt" officeooo:rsid="046ff6c0" style:font-size-asian="8pt" style:font-size-complex="8pt"/>
    </style:style>
    <style:style style:name="T758" style:family="text">
      <style:text-properties style:font-name="FreeMono" fo:font-size="8pt" officeooo:rsid="046ac886" style:font-size-asian="8pt" style:font-size-complex="8pt"/>
    </style:style>
    <style:style style:name="T759" style:family="text">
      <style:text-properties style:font-name="FreeMono" fo:font-size="8pt" officeooo:rsid="047eb21d" style:font-size-asian="8pt" style:font-size-complex="8pt"/>
    </style:style>
    <style:style style:name="T760" style:family="text">
      <style:text-properties style:font-name="FreeMono" fo:font-size="8pt" officeooo:rsid="048b6e2a" style:font-size-asian="8pt" style:font-size-complex="8pt"/>
    </style:style>
    <style:style style:name="T761" style:family="text">
      <style:text-properties style:font-name="FreeMono" fo:font-size="8pt" officeooo:rsid="048aa961" style:font-size-asian="8pt" style:font-size-complex="8pt"/>
    </style:style>
    <style:style style:name="T762" style:family="text">
      <style:text-properties style:font-name="FreeMono" fo:font-size="8pt" officeooo:rsid="0490db10" style:font-size-asian="8pt" style:font-size-complex="8pt"/>
    </style:style>
    <style:style style:name="T763" style:family="text">
      <style:text-properties style:font-name="FreeMono" fo:font-size="8pt" officeooo:rsid="049addcc" style:font-size-asian="8pt" style:font-size-complex="8pt"/>
    </style:style>
    <style:style style:name="T764" style:family="text">
      <style:text-properties style:font-name="FreeMono" fo:font-size="8pt" officeooo:rsid="02fd4026" style:font-size-asian="8pt" style:font-size-complex="8pt"/>
    </style:style>
    <style:style style:name="T765" style:family="text">
      <style:text-properties style:font-name="FreeMono" fo:font-size="8pt" officeooo:rsid="02a3dce2" style:font-size-asian="8pt" style:font-weight-asian="normal" style:font-size-complex="8pt" style:font-weight-complex="normal"/>
    </style:style>
    <style:style style:name="T766" style:family="text">
      <style:text-properties style:font-name="FreeMono" fo:font-size="8pt" officeooo:rsid="00c9aab9" style:font-size-asian="8.75pt" style:font-size-complex="8pt"/>
    </style:style>
    <style:style style:name="T767" style:family="text">
      <style:text-properties style:font-name="FreeMono" fo:font-size="8pt" officeooo:rsid="00cb0dd3" style:font-size-asian="8.75pt" style:font-size-complex="8pt"/>
    </style:style>
    <style:style style:name="T768" style:family="text">
      <style:text-properties style:font-name="FreeMono" fo:font-size="8pt" officeooo:rsid="00ce31bd" style:font-size-asian="8.75pt" style:font-size-complex="8pt"/>
    </style:style>
    <style:style style:name="T769" style:family="text">
      <style:text-properties style:font-name="FreeMono" fo:font-size="8pt" officeooo:rsid="00d49ae1" style:font-size-asian="8.75pt" style:font-size-complex="8pt"/>
    </style:style>
    <style:style style:name="T770" style:family="text">
      <style:text-properties style:font-name="FreeMono" fo:font-size="8pt" officeooo:rsid="00d56ab0" style:font-size-asian="8.75pt" style:font-size-complex="8pt"/>
    </style:style>
    <style:style style:name="T771" style:family="text">
      <style:text-properties style:font-name="FreeMono" fo:font-size="8pt" officeooo:rsid="028c8d35" style:font-size-asian="8.75pt" style:font-size-complex="8pt"/>
    </style:style>
    <style:style style:name="T772" style:family="text">
      <style:text-properties style:font-name="FreeMono" fo:font-size="8pt" officeooo:rsid="028e0db9" style:font-size-asian="8.75pt" style:font-size-complex="8pt"/>
    </style:style>
    <style:style style:name="T773" style:family="text">
      <style:text-properties style:font-name="FreeMono" fo:font-size="8pt" officeooo:rsid="0099bfd9" style:font-size-asian="8.75pt" style:font-size-complex="8pt"/>
    </style:style>
    <style:style style:name="T774" style:family="text">
      <style:text-properties style:font-name="FreeMono" fo:font-size="8pt" officeooo:rsid="03f19195" style:font-size-asian="8.75pt" style:font-size-complex="8pt"/>
    </style:style>
    <style:style style:name="T775" style:family="text">
      <style:text-properties style:font-name="FreeMono" fo:font-size="8pt" style:text-underline-style="none" fo:font-weight="normal" officeooo:rsid="000d9978" style:font-size-asian="8pt" style:font-weight-asian="normal" style:font-size-complex="8pt" style:font-weight-complex="normal"/>
    </style:style>
    <style:style style:name="T776" style:family="text">
      <style:text-properties style:font-name="FreeMono" fo:font-size="8pt" fo:font-weight="bold" officeooo:rsid="00484293" style:font-size-asian="8pt" style:font-weight-asian="bold" style:font-size-complex="8pt" style:font-weight-complex="bold"/>
    </style:style>
    <style:style style:name="T777" style:family="text">
      <style:text-properties style:font-name="FreeMono" officeooo:rsid="00773236"/>
    </style:style>
    <style:style style:name="T778" style:family="text">
      <style:text-properties style:font-name="FreeMono" fo:font-weight="normal" officeooo:rsid="00a39d26" style:font-weight-asian="normal" style:font-weight-complex="normal"/>
    </style:style>
    <style:style style:name="T779" style:family="text">
      <style:text-properties style:font-name="FreeMono" fo:font-weight="normal" officeooo:rsid="02150ac7" style:font-weight-asian="normal" style:font-weight-complex="normal"/>
    </style:style>
    <style:style style:name="T780" style:family="text">
      <style:text-properties style:font-name="FreeMono" fo:font-weight="normal" officeooo:rsid="0166f04c" style:font-weight-asian="normal" style:font-weight-complex="normal"/>
    </style:style>
    <style:style style:name="T781" style:family="text">
      <style:text-properties style:font-name="FreeMono" fo:font-weight="normal" officeooo:rsid="044ad618" style:font-weight-asian="normal" style:font-weight-complex="normal"/>
    </style:style>
    <style:style style:name="T782" style:family="text">
      <style:text-properties style:font-name="FreeMono" fo:font-weight="normal" officeooo:rsid="0455bcfa" style:font-weight-asian="normal" style:font-weight-complex="normal"/>
    </style:style>
    <style:style style:name="T783" style:family="text">
      <style:text-properties style:font-name="FreeMono" fo:font-weight="normal" officeooo:rsid="00158c69" style:font-weight-asian="normal" style:font-weight-complex="normal"/>
    </style:style>
    <style:style style:name="T784" style:family="text">
      <style:text-properties style:font-name="FreeMono" fo:font-weight="normal" officeooo:rsid="04902452" style:font-weight-asian="normal" style:font-weight-complex="normal"/>
    </style:style>
    <style:style style:name="T785" style:family="text">
      <style:text-properties style:font-name="FreeMono" officeooo:rsid="00a95f13"/>
    </style:style>
    <style:style style:name="T786" style:family="text">
      <style:text-properties style:font-name="FreeMono" fo:font-size="12pt" fo:font-weight="normal" officeooo:rsid="004883cb" style:font-size-asian="10.5pt" style:font-weight-asian="normal" style:font-size-complex="12pt" style:font-weight-complex="normal"/>
    </style:style>
    <style:style style:name="T787" style:family="text">
      <style:text-properties style:font-name="FreeMono" fo:font-size="10pt" fo:font-weight="normal" officeooo:rsid="004883cb" style:font-size-asian="10pt" style:font-weight-asian="normal" style:font-size-complex="10pt" style:font-weight-complex="normal"/>
    </style:style>
    <style:style style:name="T788" style:family="text">
      <style:text-properties style:font-name="FreeMono" fo:font-size="10pt" fo:font-weight="normal" officeooo:rsid="00ed6681" style:font-size-asian="10pt" style:font-weight-asian="normal" style:font-size-complex="10pt" style:font-weight-complex="normal"/>
    </style:style>
    <style:style style:name="T789" style:family="text">
      <style:text-properties style:font-name="FreeMono" fo:font-size="10pt" fo:font-weight="normal" officeooo:rsid="0166f04c" style:font-size-asian="10pt" style:font-weight-asian="normal" style:font-size-complex="10pt" style:font-weight-complex="normal"/>
    </style:style>
    <style:style style:name="T790" style:family="text">
      <style:text-properties style:font-name="FreeMono" fo:font-size="10pt" fo:font-weight="normal" officeooo:rsid="011ce1af" style:font-size-asian="10pt" style:font-weight-asian="normal" style:font-size-complex="10pt" style:font-weight-complex="normal"/>
    </style:style>
    <style:style style:name="T791" style:family="text">
      <style:text-properties style:font-name="FreeMono" fo:font-size="10pt" fo:font-weight="normal" officeooo:rsid="01201a72" style:font-size-asian="10pt" style:font-weight-asian="normal" style:font-size-complex="10pt" style:font-weight-complex="normal"/>
    </style:style>
    <style:style style:name="T792" style:family="text">
      <style:text-properties style:font-name="FreeMono" fo:font-size="10pt" style:font-size-asian="10pt" style:font-size-complex="10pt"/>
    </style:style>
    <style:style style:name="T793" style:family="text">
      <style:text-properties style:font-name="FreeMono" fo:font-size="10pt" officeooo:rsid="02c7b612" style:font-size-asian="10pt" style:font-size-complex="10pt"/>
    </style:style>
    <style:style style:name="T794" style:family="text">
      <style:text-properties style:font-name="FreeMono" fo:font-size="10pt" officeooo:rsid="02e0de3c" style:font-size-asian="10pt" style:font-size-complex="10pt"/>
    </style:style>
    <style:style style:name="T795" style:family="text">
      <style:text-properties style:font-name="FreeMono" fo:font-size="10pt" officeooo:rsid="02e2f6db" style:font-size-asian="10pt" style:font-size-complex="10pt"/>
    </style:style>
    <style:style style:name="T796" style:family="text">
      <style:text-properties style:font-name="FreeMono" fo:font-size="10pt" officeooo:rsid="01f8e0e9" style:font-size-asian="8.75pt" style:font-size-complex="10pt"/>
    </style:style>
    <style:style style:name="T797" style:family="text">
      <style:text-properties style:font-name="FreeMono" fo:font-size="10pt" officeooo:rsid="00d49ae1" style:font-size-asian="8.75pt" style:font-size-complex="10pt"/>
    </style:style>
    <style:style style:name="T798" style:family="text">
      <style:text-properties style:font-name="FreeMono" fo:font-size="9pt" fo:font-weight="normal" officeooo:rsid="011ce1af" style:font-size-asian="9pt" style:font-weight-asian="normal" style:font-size-complex="9pt" style:font-weight-complex="normal"/>
    </style:style>
    <style:style style:name="T799" style:family="text">
      <style:text-properties style:font-name="FreeMono" officeooo:rsid="0147f087"/>
    </style:style>
    <style:style style:name="T800" style:family="text">
      <style:text-properties style:font-name="FreeMono" officeooo:rsid="015cfa6a"/>
    </style:style>
    <style:style style:name="T801" style:family="text">
      <style:text-properties style:font-name="FreeMono" fo:font-size="14pt" fo:font-weight="bold" style:font-size-asian="14pt" style:font-weight-asian="bold" style:font-size-complex="14pt" style:font-weight-complex="bold"/>
    </style:style>
    <style:style style:name="T802" style:family="text">
      <style:text-properties style:font-name="FreeMono" fo:font-size="14pt" fo:font-weight="bold" officeooo:rsid="018a7368" style:font-size-asian="14pt" style:font-weight-asian="bold" style:font-size-complex="14pt" style:font-weight-complex="bold"/>
    </style:style>
    <style:style style:name="T803" style:family="text">
      <style:text-properties style:font-name="FreeMono" fo:font-size="14pt" fo:font-weight="bold" officeooo:rsid="019372fe" style:font-size-asian="14pt" style:font-weight-asian="bold" style:font-size-complex="14pt" style:font-weight-complex="bold"/>
    </style:style>
    <style:style style:name="T804" style:family="text">
      <style:text-properties style:font-name="FreeMono" fo:font-size="14pt" fo:font-weight="bold" officeooo:rsid="01192acd" style:font-size-asian="14pt" style:font-weight-asian="bold" style:font-size-complex="14pt" style:font-weight-complex="bold"/>
    </style:style>
    <style:style style:name="T805" style:family="text">
      <style:text-properties style:font-name="FreeMono" fo:font-size="14pt" fo:font-weight="normal" officeooo:rsid="0166f04c" style:font-size-asian="14pt" style:font-weight-asian="normal" style:font-size-complex="14pt" style:font-weight-complex="normal"/>
    </style:style>
    <style:style style:name="T806" style:family="text">
      <style:text-properties style:font-name="FreeMono" officeooo:rsid="01b0eb94"/>
    </style:style>
    <style:style style:name="T807" style:family="text">
      <style:text-properties style:font-name="FreeMono" officeooo:rsid="00fd96bc"/>
    </style:style>
    <style:style style:name="T808" style:family="text">
      <style:text-properties style:font-name="FreeMono" officeooo:rsid="01c2deb0"/>
    </style:style>
    <style:style style:name="T809" style:family="text">
      <style:text-properties style:font-name="FreeMono" officeooo:rsid="00c7f60e"/>
    </style:style>
    <style:style style:name="T810" style:family="text">
      <style:text-properties style:font-name="FreeMono" officeooo:rsid="02addcf2"/>
    </style:style>
    <style:style style:name="T811" style:family="text">
      <style:text-properties style:font-name="FreeMono" officeooo:rsid="02b395d9"/>
    </style:style>
    <style:style style:name="T812" style:family="text">
      <style:text-properties style:font-name="FreeMono" officeooo:rsid="02b57378"/>
    </style:style>
    <style:style style:name="T813" style:family="text">
      <style:text-properties style:font-name="FreeMono" officeooo:rsid="02c07a09"/>
    </style:style>
    <style:style style:name="T814" style:family="text">
      <style:text-properties style:font-name="FreeMono" officeooo:rsid="02c7e660"/>
    </style:style>
    <style:style style:name="T815" style:family="text">
      <style:text-properties style:font-name="FreeMono" officeooo:rsid="02e0de3c"/>
    </style:style>
    <style:style style:name="T816" style:family="text">
      <style:text-properties style:font-name="FreeMono" officeooo:rsid="02e2f6db"/>
    </style:style>
    <style:style style:name="T817" style:family="text">
      <style:text-properties style:font-name="FreeMono" officeooo:rsid="02f27e92"/>
    </style:style>
    <style:style style:name="T818" style:family="text">
      <style:text-properties style:font-name="FreeMono" officeooo:rsid="00484293"/>
    </style:style>
    <style:style style:name="T819" style:family="text">
      <style:text-properties style:font-name="FreeMono" officeooo:rsid="00d49ae1"/>
    </style:style>
    <style:style style:name="T820" style:family="text">
      <style:text-properties style:font-name="FreeMono" officeooo:rsid="033b3347"/>
    </style:style>
    <style:style style:name="T821" style:family="text">
      <style:text-properties style:font-name="FreeMono" officeooo:rsid="012d1d35"/>
    </style:style>
    <style:style style:name="T822" style:family="text">
      <style:text-properties style:font-name="FreeMono" officeooo:rsid="013f914b"/>
    </style:style>
    <style:style style:name="T823" style:family="text">
      <style:text-properties style:font-name="FreeMono" officeooo:rsid="015232a9"/>
    </style:style>
    <style:style style:name="T824" style:family="text">
      <style:text-properties style:font-name="FreeMono" officeooo:rsid="033886a3"/>
    </style:style>
    <style:style style:name="T825" style:family="text">
      <style:text-properties style:font-name="FreeMono" officeooo:rsid="030b63d6"/>
    </style:style>
    <style:style style:name="T826" style:family="text">
      <style:text-properties style:font-name="FreeMono" officeooo:rsid="0309de17"/>
    </style:style>
    <style:style style:name="T827" style:family="text">
      <style:text-properties style:font-name="FreeMono" officeooo:rsid="039da747"/>
    </style:style>
    <style:style style:name="T828" style:family="text">
      <style:text-properties style:font-name="FreeMono" officeooo:rsid="03eccc8e"/>
    </style:style>
    <style:style style:name="T829" style:family="text">
      <style:text-properties style:font-name="FreeMono" officeooo:rsid="03edb8b4"/>
    </style:style>
    <style:style style:name="T830" style:family="text">
      <style:text-properties style:font-name="FreeMono" officeooo:rsid="03f2dc04"/>
    </style:style>
    <style:style style:name="T831" style:family="text">
      <style:text-properties style:font-name="FreeMono" officeooo:rsid="03fc6450"/>
    </style:style>
    <style:style style:name="T832" style:family="text">
      <style:text-properties style:font-name="FreeMono" officeooo:rsid="005127b5"/>
    </style:style>
    <style:style style:name="T833" style:family="text">
      <style:text-properties style:font-name="FreeMono" officeooo:rsid="040caa75"/>
    </style:style>
    <style:style style:name="T834" style:family="text">
      <style:text-properties style:font-name="FreeMono" officeooo:rsid="019372fe"/>
    </style:style>
    <style:style style:name="T835" style:family="text">
      <style:text-properties style:font-name="FreeMono" officeooo:rsid="00d2fbf2"/>
    </style:style>
    <style:style style:name="T836" style:family="text">
      <style:text-properties style:font-name="FreeMono" fo:font-weight="bold" officeooo:rsid="005127b5" style:font-weight-asian="bold" style:font-weight-complex="bold"/>
    </style:style>
    <style:style style:name="T837" style:family="text">
      <style:text-properties style:font-name="FreeMono" officeooo:rsid="048fa720"/>
    </style:style>
    <style:style style:name="T838" style:family="text">
      <style:text-properties officeooo:rsid="007edad1"/>
    </style:style>
    <style:style style:name="T839" style:family="text">
      <style:text-properties officeooo:rsid="0080d253"/>
    </style:style>
    <style:style style:name="T840" style:family="text">
      <style:text-properties officeooo:rsid="00825bee"/>
    </style:style>
    <style:style style:name="T841" style:family="text">
      <style:text-properties style:font-name="Liberation Serif"/>
    </style:style>
    <style:style style:name="T842" style:family="text">
      <style:text-properties style:font-name="Liberation Serif" fo:font-size="8pt" officeooo:rsid="008ce2cd" style:font-size-asian="8.75pt" style:font-size-complex="8pt"/>
    </style:style>
    <style:style style:name="T843" style:family="text">
      <style:text-properties style:font-name="Liberation Serif" fo:font-size="8pt" officeooo:rsid="00917500" style:font-size-asian="8.75pt" style:font-size-complex="8pt"/>
    </style:style>
    <style:style style:name="T844" style:family="text">
      <style:text-properties style:font-name="Liberation Serif" fo:font-size="8pt" officeooo:rsid="009309b3" style:font-size-asian="8.75pt" style:font-size-complex="8pt"/>
    </style:style>
    <style:style style:name="T845" style:family="text">
      <style:text-properties style:font-name="Liberation Serif" fo:font-size="8pt" officeooo:rsid="00b1bea7" style:font-size-asian="8.75pt" style:font-size-complex="8pt"/>
    </style:style>
    <style:style style:name="T846" style:family="text">
      <style:text-properties style:font-name="Liberation Serif" fo:font-size="8pt" officeooo:rsid="0099bfd9" style:font-size-asian="8.75pt" style:font-size-complex="8pt"/>
    </style:style>
    <style:style style:name="T847" style:family="text">
      <style:text-properties style:font-name="Liberation Serif" fo:font-size="8pt" officeooo:rsid="018a978b" style:font-size-asian="8.75pt" style:font-size-complex="8pt"/>
    </style:style>
    <style:style style:name="T848" style:family="text">
      <style:text-properties style:font-name="Liberation Serif" fo:font-size="8pt" fo:font-weight="normal" officeooo:rsid="00a456ff" style:font-size-asian="8.75pt" style:font-weight-asian="normal" style:font-size-complex="8pt" style:font-weight-complex="normal"/>
    </style:style>
    <style:style style:name="T849" style:family="text">
      <style:text-properties style:font-name="Liberation Serif" fo:font-size="8pt" fo:font-weight="normal" officeooo:rsid="018a7368" style:font-size-asian="8.75pt" style:font-weight-asian="normal" style:font-size-complex="8pt" style:font-weight-complex="normal"/>
    </style:style>
    <style:style style:name="T850" style:family="text">
      <style:text-properties style:font-name="Liberation Serif" fo:font-size="8pt" fo:font-weight="normal" officeooo:rsid="004bc71d" style:font-size-asian="8.75pt" style:font-weight-asian="normal" style:font-size-complex="8pt" style:font-weight-complex="normal"/>
    </style:style>
    <style:style style:name="T851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852" style:family="text">
      <style:text-properties style:font-name="Liberation Serif" fo:font-size="8pt" fo:font-weight="normal" officeooo:rsid="034bb59b" style:font-size-asian="8pt" style:font-weight-asian="normal" style:font-size-complex="8pt" style:font-weight-complex="normal"/>
    </style:style>
    <style:style style:name="T853" style:family="text">
      <style:text-properties style:font-name="Liberation Serif" fo:font-size="8pt" fo:font-weight="normal" officeooo:rsid="0349dbda" style:font-size-asian="8pt" style:font-weight-asian="normal" style:font-size-complex="8pt" style:font-weight-complex="normal"/>
    </style:style>
    <style:style style:name="T854" style:family="text">
      <style:text-properties style:font-name="Liberation Serif" fo:font-size="8pt" fo:font-weight="normal" officeooo:rsid="03d6ad67" style:font-size-asian="8pt" style:font-weight-asian="normal" style:font-size-complex="8pt" style:font-weight-complex="normal"/>
    </style:style>
    <style:style style:name="T855" style:family="text">
      <style:text-properties style:font-name="Liberation Serif" fo:font-size="8pt" fo:font-weight="normal" officeooo:rsid="004d1619" style:font-size-asian="8pt" style:font-weight-asian="normal" style:font-size-complex="8pt" style:font-weight-complex="normal"/>
    </style:style>
    <style:style style:name="T856" style:family="text">
      <style:text-properties style:font-name="Liberation Serif" fo:font-size="8pt" style:font-size-asian="8pt" style:font-size-complex="8pt"/>
    </style:style>
    <style:style style:name="T857" style:family="text">
      <style:text-properties style:font-name="Liberation Serif" fo:font-size="8pt" officeooo:rsid="013f914b" style:font-size-asian="8pt" style:font-size-complex="8pt"/>
    </style:style>
    <style:style style:name="T858" style:family="text">
      <style:text-properties style:font-name="Liberation Serif" fo:font-size="8pt" officeooo:rsid="0147f087" style:font-size-asian="8pt" style:font-size-complex="8pt"/>
    </style:style>
    <style:style style:name="T859" style:family="text">
      <style:text-properties style:font-name="Liberation Serif" fo:font-size="8pt" officeooo:rsid="0143d39c" style:font-size-asian="8pt" style:font-size-complex="8pt"/>
    </style:style>
    <style:style style:name="T860" style:family="text">
      <style:text-properties style:font-name="Liberation Serif" fo:font-size="8pt" officeooo:rsid="00dcf38d" style:font-size-asian="8pt" style:font-size-complex="8pt"/>
    </style:style>
    <style:style style:name="T861" style:family="text">
      <style:text-properties style:font-name="Liberation Serif" fo:font-size="8pt" officeooo:rsid="0293c9a0" style:font-size-asian="8pt" style:font-size-complex="8pt"/>
    </style:style>
    <style:style style:name="T862" style:family="text">
      <style:text-properties style:font-name="Liberation Serif" fo:font-size="8pt" officeooo:rsid="014635fd" style:font-size-asian="8pt" style:font-size-complex="8pt"/>
    </style:style>
    <style:style style:name="T863" style:family="text">
      <style:text-properties style:font-name="Liberation Serif" fo:font-size="8pt" officeooo:rsid="0219c778" style:font-size-asian="8pt" style:font-size-complex="8pt"/>
    </style:style>
    <style:style style:name="T864" style:family="text">
      <style:text-properties style:font-name="Liberation Serif" fo:font-size="8pt" officeooo:rsid="028e0db9" style:font-size-asian="8pt" style:font-size-complex="8pt"/>
    </style:style>
    <style:style style:name="T865" style:family="text">
      <style:text-properties style:font-name="Liberation Serif" officeooo:rsid="00825bee"/>
    </style:style>
    <style:style style:name="T866" style:family="text">
      <style:text-properties style:font-name="Liberation Serif" fo:font-size="10pt" style:font-size-asian="8.75pt" style:font-size-complex="10pt"/>
    </style:style>
    <style:style style:name="T867" style:family="text">
      <style:text-properties style:font-name="Liberation Serif" fo:font-size="10pt" officeooo:rsid="0085f166" style:font-size-asian="8.75pt" style:font-size-complex="10pt"/>
    </style:style>
    <style:style style:name="T868" style:family="text">
      <style:text-properties style:font-name="Liberation Serif" fo:font-size="10pt" officeooo:rsid="008771a0" style:font-size-asian="8.75pt" style:font-size-complex="10pt"/>
    </style:style>
    <style:style style:name="T869" style:family="text">
      <style:text-properties style:font-name="Liberation Serif" fo:font-size="10pt" officeooo:rsid="00894af2" style:font-size-asian="8.75pt" style:font-size-complex="10pt"/>
    </style:style>
    <style:style style:name="T870" style:family="text">
      <style:text-properties style:font-name="Liberation Serif" fo:font-size="10pt" officeooo:rsid="008ce2cd" style:font-size-asian="8.75pt" style:font-size-complex="10pt"/>
    </style:style>
    <style:style style:name="T871" style:family="text">
      <style:text-properties style:font-name="Liberation Serif" fo:font-size="10pt" officeooo:rsid="008e4855" style:font-size-asian="8.75pt" style:font-size-complex="10pt"/>
    </style:style>
    <style:style style:name="T872" style:family="text">
      <style:text-properties style:font-name="Liberation Serif" fo:font-size="10pt" officeooo:rsid="0099cc51" style:font-size-asian="8.75pt" style:font-size-complex="10pt"/>
    </style:style>
    <style:style style:name="T873" style:family="text">
      <style:text-properties style:font-name="Liberation Serif" fo:font-size="10pt" officeooo:rsid="00a39d26" style:font-size-asian="8.75pt" style:font-size-complex="10pt"/>
    </style:style>
    <style:style style:name="T874" style:family="text">
      <style:text-properties style:font-name="Liberation Serif" fo:font-size="10pt" officeooo:rsid="0147f087" style:font-size-asian="8.75pt" style:font-size-complex="10pt"/>
    </style:style>
    <style:style style:name="T875" style:family="text">
      <style:text-properties style:font-name="Liberation Serif" fo:font-size="10pt" officeooo:rsid="015232a9" style:font-size-asian="8.75pt" style:font-size-complex="10pt"/>
    </style:style>
    <style:style style:name="T876" style:family="text">
      <style:text-properties style:font-name="Liberation Serif" fo:font-size="10pt" officeooo:rsid="01610b17" style:font-size-asian="8.75pt" style:font-size-complex="10pt"/>
    </style:style>
    <style:style style:name="T877" style:family="text">
      <style:text-properties style:font-name="Liberation Serif" fo:font-size="10pt" officeooo:rsid="0161a692" style:font-size-asian="8.75pt" style:font-size-complex="10pt"/>
    </style:style>
    <style:style style:name="T878" style:family="text">
      <style:text-properties style:font-name="Liberation Serif" fo:font-size="10pt" officeooo:rsid="016f4a7b" style:font-size-asian="8.75pt" style:font-size-complex="10pt"/>
    </style:style>
    <style:style style:name="T879" style:family="text">
      <style:text-properties style:font-name="Liberation Serif" fo:font-size="10pt" officeooo:rsid="01aaf4c1" style:font-size-asian="8.75pt" style:font-size-complex="10pt"/>
    </style:style>
    <style:style style:name="T880" style:family="text">
      <style:text-properties style:font-name="Liberation Serif" fo:font-size="10pt" officeooo:rsid="01ac712d" style:font-size-asian="8.75pt" style:font-size-complex="10pt"/>
    </style:style>
    <style:style style:name="T881" style:family="text">
      <style:text-properties style:font-name="Liberation Serif" fo:font-size="10pt" officeooo:rsid="01c9e313" style:font-size-asian="8.75pt" style:font-size-complex="10pt"/>
    </style:style>
    <style:style style:name="T882" style:family="text">
      <style:text-properties style:font-name="Liberation Serif" fo:font-size="10pt" officeooo:rsid="01f358bc" style:font-size-asian="8.75pt" style:font-size-complex="10pt"/>
    </style:style>
    <style:style style:name="T883" style:family="text">
      <style:text-properties style:font-name="Liberation Serif" fo:font-size="10pt" officeooo:rsid="01f4900e" style:font-size-asian="8.75pt" style:font-size-complex="10pt"/>
    </style:style>
    <style:style style:name="T884" style:family="text">
      <style:text-properties style:font-name="Liberation Serif" fo:font-size="10pt" officeooo:rsid="01f8e0e9" style:font-size-asian="8.75pt" style:font-size-complex="10pt"/>
    </style:style>
    <style:style style:name="T885" style:family="text">
      <style:text-properties style:font-name="Liberation Serif" fo:font-size="10pt" officeooo:rsid="01f9c47e" style:font-size-asian="8.75pt" style:font-size-complex="10pt"/>
    </style:style>
    <style:style style:name="T886" style:family="text">
      <style:text-properties style:font-name="Liberation Serif" fo:font-size="10pt" officeooo:rsid="01fb7448" style:font-size-asian="8.75pt" style:font-size-complex="10pt"/>
    </style:style>
    <style:style style:name="T887" style:family="text">
      <style:text-properties style:font-name="Liberation Serif" fo:font-size="10pt" officeooo:rsid="01fb7bc4" style:font-size-asian="8.75pt" style:font-size-complex="10pt"/>
    </style:style>
    <style:style style:name="T888" style:family="text">
      <style:text-properties style:font-name="Liberation Serif" fo:font-size="10pt" officeooo:rsid="01fbad7d" style:font-size-asian="8.75pt" style:font-size-complex="10pt"/>
    </style:style>
    <style:style style:name="T889" style:family="text">
      <style:text-properties style:font-name="Liberation Serif" fo:font-size="10pt" officeooo:rsid="02a6fd0d" style:font-size-asian="8.75pt" style:font-size-complex="10pt"/>
    </style:style>
    <style:style style:name="T890" style:family="text">
      <style:text-properties style:font-name="Liberation Serif" fo:font-size="10pt" officeooo:rsid="02a77702" style:font-size-asian="8.75pt" style:font-size-complex="10pt"/>
    </style:style>
    <style:style style:name="T891" style:family="text">
      <style:text-properties style:font-name="Liberation Serif" fo:font-size="10pt" officeooo:rsid="00db0210" style:font-size-asian="8.75pt" style:font-size-complex="10pt"/>
    </style:style>
    <style:style style:name="T892" style:family="text">
      <style:text-properties style:font-name="Liberation Serif" fo:font-size="10pt" officeooo:rsid="00dcf38d" style:font-size-asian="8.75pt" style:font-size-complex="10pt"/>
    </style:style>
    <style:style style:name="T893" style:family="text">
      <style:text-properties style:font-name="Liberation Serif" fo:font-size="10pt" officeooo:rsid="00dbe830" style:font-size-asian="8.75pt" style:font-size-complex="10pt"/>
    </style:style>
    <style:style style:name="T894" style:family="text">
      <style:text-properties style:font-name="Liberation Serif" fo:font-size="10pt" officeooo:rsid="028ff6d1" style:font-size-asian="8.75pt" style:font-size-complex="10pt"/>
    </style:style>
    <style:style style:name="T895" style:family="text">
      <style:text-properties style:font-name="Liberation Serif" fo:font-size="10pt" officeooo:rsid="02fd4026" style:font-size-asian="8.75pt" style:font-size-complex="10pt"/>
    </style:style>
    <style:style style:name="T896" style:family="text">
      <style:text-properties style:font-name="Liberation Serif" fo:font-size="10pt" officeooo:rsid="02ff2699" style:font-size-asian="8.75pt" style:font-size-complex="10pt"/>
    </style:style>
    <style:style style:name="T897" style:family="text">
      <style:text-properties style:font-name="Liberation Serif" fo:font-size="10pt" officeooo:rsid="03001be7" style:font-size-asian="8.75pt" style:font-size-complex="10pt"/>
    </style:style>
    <style:style style:name="T898" style:family="text">
      <style:text-properties style:font-name="Liberation Serif" fo:font-size="10pt" officeooo:rsid="032c3ac5" style:font-size-asian="8.75pt" style:font-size-complex="10pt"/>
    </style:style>
    <style:style style:name="T899" style:family="text">
      <style:text-properties style:font-name="Liberation Serif" fo:font-size="10pt" officeooo:rsid="032cd80c" style:font-size-asian="8.75pt" style:font-size-complex="10pt"/>
    </style:style>
    <style:style style:name="T900" style:family="text">
      <style:text-properties style:font-name="Liberation Serif" fo:font-size="10pt" officeooo:rsid="0420872f" style:font-size-asian="8.75pt" style:font-size-complex="10pt"/>
    </style:style>
    <style:style style:name="T901" style:family="text">
      <style:text-properties style:font-name="Liberation Serif" fo:font-size="10pt" officeooo:rsid="04af6d49" style:font-size-asian="8.75pt" style:font-size-complex="10pt"/>
    </style:style>
    <style:style style:name="T902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903" style:family="text">
      <style:text-properties style:font-name="Liberation Serif" fo:font-size="10pt" fo:font-weight="normal" officeooo:rsid="0052f8a0" style:font-size-asian="10pt" style:font-weight-asian="normal" style:font-size-complex="10pt" style:font-weight-complex="normal"/>
    </style:style>
    <style:style style:name="T904" style:family="text">
      <style:text-properties style:font-name="Liberation Serif" fo:font-size="10pt" fo:font-weight="normal" officeooo:rsid="004883cb" style:font-size-asian="10pt" style:font-weight-asian="normal" style:font-size-complex="10pt" style:font-weight-complex="normal"/>
    </style:style>
    <style:style style:name="T905" style:family="text">
      <style:text-properties style:font-name="Liberation Serif" fo:font-size="10pt" fo:font-weight="normal" officeooo:rsid="011ce1af" style:font-size-asian="10pt" style:font-weight-asian="normal" style:font-size-complex="10pt" style:font-weight-complex="normal"/>
    </style:style>
    <style:style style:name="T906" style:family="text">
      <style:text-properties style:font-name="Liberation Serif" fo:font-size="10pt" fo:font-weight="normal" officeooo:rsid="012b4300" style:font-size-asian="10pt" style:font-weight-asian="normal" style:font-size-complex="10pt" style:font-weight-complex="normal"/>
    </style:style>
    <style:style style:name="T907" style:family="text">
      <style:text-properties style:font-name="Liberation Serif" fo:font-size="10pt" fo:font-weight="normal" officeooo:rsid="012d1d35" style:font-size-asian="10pt" style:font-weight-asian="normal" style:font-size-complex="10pt" style:font-weight-complex="normal"/>
    </style:style>
    <style:style style:name="T908" style:family="text">
      <style:text-properties style:font-name="Liberation Serif" fo:font-size="10pt" fo:font-weight="normal" officeooo:rsid="012e422c" style:font-size-asian="10pt" style:font-weight-asian="normal" style:font-size-complex="10pt" style:font-weight-complex="normal"/>
    </style:style>
    <style:style style:name="T909" style:family="text">
      <style:text-properties style:font-name="Liberation Serif" fo:font-size="10pt" fo:font-weight="normal" officeooo:rsid="019469e2" style:font-size-asian="10pt" style:font-weight-asian="normal" style:font-size-complex="10pt" style:font-weight-complex="normal"/>
    </style:style>
    <style:style style:name="T910" style:family="text">
      <style:text-properties style:font-name="Liberation Serif" fo:font-size="10pt" fo:font-weight="normal" officeooo:rsid="0194cdb8" style:font-size-asian="10pt" style:font-weight-asian="normal" style:font-size-complex="10pt" style:font-weight-complex="normal"/>
    </style:style>
    <style:style style:name="T911" style:family="text">
      <style:text-properties style:font-name="Liberation Serif" fo:font-size="10pt" fo:font-weight="normal" officeooo:rsid="0195a159" style:font-size-asian="10pt" style:font-weight-asian="normal" style:font-size-complex="10pt" style:font-weight-complex="normal"/>
    </style:style>
    <style:style style:name="T912" style:family="text">
      <style:text-properties style:font-name="Liberation Serif" fo:font-size="10pt" fo:font-weight="normal" officeooo:rsid="019788b2" style:font-size-asian="10pt" style:font-weight-asian="normal" style:font-size-complex="10pt" style:font-weight-complex="normal"/>
    </style:style>
    <style:style style:name="T913" style:family="text">
      <style:text-properties style:font-name="Liberation Serif" fo:font-size="10pt" fo:font-weight="normal" officeooo:rsid="0198f4af" style:font-size-asian="10pt" style:font-weight-asian="normal" style:font-size-complex="10pt" style:font-weight-complex="normal"/>
    </style:style>
    <style:style style:name="T914" style:family="text">
      <style:text-properties style:font-name="Liberation Serif" fo:font-size="10pt" fo:font-weight="normal" officeooo:rsid="019aea13" style:font-size-asian="10pt" style:font-weight-asian="normal" style:font-size-complex="10pt" style:font-weight-complex="normal"/>
    </style:style>
    <style:style style:name="T915" style:family="text">
      <style:text-properties style:font-name="Liberation Serif" fo:font-size="10pt" fo:font-weight="normal" officeooo:rsid="019b504e" style:font-size-asian="10pt" style:font-weight-asian="normal" style:font-size-complex="10pt" style:font-weight-complex="normal"/>
    </style:style>
    <style:style style:name="T916" style:family="text">
      <style:text-properties style:font-name="Liberation Serif" fo:font-size="10pt" fo:font-weight="normal" officeooo:rsid="019d10dc" style:font-size-asian="10pt" style:font-weight-asian="normal" style:font-size-complex="10pt" style:font-weight-complex="normal"/>
    </style:style>
    <style:style style:name="T917" style:family="text">
      <style:text-properties style:font-name="Liberation Serif" fo:font-size="10pt" fo:font-weight="normal" officeooo:rsid="01a47c6e" style:font-size-asian="10pt" style:font-weight-asian="normal" style:font-size-complex="10pt" style:font-weight-complex="normal"/>
    </style:style>
    <style:style style:name="T918" style:family="text">
      <style:text-properties style:font-name="Liberation Serif" fo:font-size="10pt" fo:font-weight="normal" officeooo:rsid="01a6c744" style:font-size-asian="10pt" style:font-weight-asian="normal" style:font-size-complex="10pt" style:font-weight-complex="normal"/>
    </style:style>
    <style:style style:name="T919" style:family="text">
      <style:text-properties style:font-name="Liberation Serif" fo:font-size="10pt" fo:font-weight="normal" officeooo:rsid="00f01f9f" style:font-size-asian="10pt" style:font-weight-asian="normal" style:font-size-complex="10pt" style:font-weight-complex="normal"/>
    </style:style>
    <style:style style:name="T920" style:family="text">
      <style:text-properties style:font-name="Liberation Serif" fo:font-size="10pt" fo:font-weight="normal" officeooo:rsid="01c34322" style:font-size-asian="10pt" style:font-weight-asian="normal" style:font-size-complex="10pt" style:font-weight-complex="normal"/>
    </style:style>
    <style:style style:name="T921" style:family="text">
      <style:text-properties style:font-name="Liberation Serif" fo:font-size="10pt" fo:font-weight="normal" officeooo:rsid="02150ac7" style:font-size-asian="10pt" style:font-weight-asian="normal" style:font-size-complex="10pt" style:font-weight-complex="normal"/>
    </style:style>
    <style:style style:name="T922" style:family="text">
      <style:text-properties style:font-name="Liberation Serif" fo:font-size="10pt" fo:font-weight="normal" officeooo:rsid="02001682" style:font-size-asian="10pt" style:font-weight-asian="normal" style:font-size-complex="10pt" style:font-weight-complex="normal"/>
    </style:style>
    <style:style style:name="T923" style:family="text">
      <style:text-properties style:font-name="Liberation Serif" fo:font-size="10pt" fo:font-weight="normal" officeooo:rsid="0216e717" style:font-size-asian="10pt" style:font-weight-asian="normal" style:font-size-complex="10pt" style:font-weight-complex="normal"/>
    </style:style>
    <style:style style:name="T924" style:family="text">
      <style:text-properties style:font-name="Liberation Serif" fo:font-size="10pt" fo:font-weight="normal" officeooo:rsid="0219c778" style:font-size-asian="10pt" style:font-weight-asian="normal" style:font-size-complex="10pt" style:font-weight-complex="normal"/>
    </style:style>
    <style:style style:name="T925" style:family="text">
      <style:text-properties style:font-name="Liberation Serif" fo:font-size="10pt" fo:font-weight="normal" officeooo:rsid="0219f823" style:font-size-asian="10pt" style:font-weight-asian="normal" style:font-size-complex="10pt" style:font-weight-complex="normal"/>
    </style:style>
    <style:style style:name="T926" style:family="text">
      <style:text-properties style:font-name="Liberation Serif" fo:font-size="10pt" fo:font-weight="normal" officeooo:rsid="021bb0d9" style:font-size-asian="10pt" style:font-weight-asian="normal" style:font-size-complex="10pt" style:font-weight-complex="normal"/>
    </style:style>
    <style:style style:name="T927" style:family="text">
      <style:text-properties style:font-name="Liberation Serif" fo:font-size="10pt" fo:font-weight="normal" officeooo:rsid="021f69cc" style:font-size-asian="10pt" style:font-weight-asian="normal" style:font-size-complex="10pt" style:font-weight-complex="normal"/>
    </style:style>
    <style:style style:name="T928" style:family="text">
      <style:text-properties style:font-name="Liberation Serif" fo:font-size="10pt" fo:font-weight="normal" officeooo:rsid="0222a2e3" style:font-size-asian="10pt" style:font-weight-asian="normal" style:font-size-complex="10pt" style:font-weight-complex="normal"/>
    </style:style>
    <style:style style:name="T929" style:family="text">
      <style:text-properties style:font-name="Liberation Serif" fo:font-size="10pt" fo:font-weight="normal" officeooo:rsid="0223c69c" style:font-size-asian="10pt" style:font-weight-asian="normal" style:font-size-complex="10pt" style:font-weight-complex="normal"/>
    </style:style>
    <style:style style:name="T930" style:family="text">
      <style:text-properties style:font-name="Liberation Serif" fo:font-size="10pt" fo:font-weight="normal" officeooo:rsid="0224c7bd" style:font-size-asian="10pt" style:font-weight-asian="normal" style:font-size-complex="10pt" style:font-weight-complex="normal"/>
    </style:style>
    <style:style style:name="T931" style:family="text">
      <style:text-properties style:font-name="Liberation Serif" fo:font-size="10pt" fo:font-weight="normal" officeooo:rsid="0227cb42" style:font-size-asian="10pt" style:font-weight-asian="normal" style:font-size-complex="10pt" style:font-weight-complex="normal"/>
    </style:style>
    <style:style style:name="T932" style:family="text">
      <style:text-properties style:font-name="Liberation Serif" fo:font-size="10pt" fo:font-weight="normal" officeooo:rsid="022cf251" style:font-size-asian="10pt" style:font-weight-asian="normal" style:font-size-complex="10pt" style:font-weight-complex="normal"/>
    </style:style>
    <style:style style:name="T933" style:family="text">
      <style:text-properties style:font-name="Liberation Serif" fo:font-size="10pt" fo:font-weight="normal" officeooo:rsid="0233af34" style:font-size-asian="10pt" style:font-weight-asian="normal" style:font-size-complex="10pt" style:font-weight-complex="normal"/>
    </style:style>
    <style:style style:name="T934" style:family="text">
      <style:text-properties style:font-name="Liberation Serif" fo:font-size="10pt" fo:font-weight="normal" officeooo:rsid="023a8012" style:font-size-asian="10pt" style:font-weight-asian="normal" style:font-size-complex="10pt" style:font-weight-complex="normal"/>
    </style:style>
    <style:style style:name="T935" style:family="text">
      <style:text-properties style:font-name="Liberation Serif" fo:font-size="10pt" fo:font-weight="normal" officeooo:rsid="023d5e11" style:font-size-asian="10pt" style:font-weight-asian="normal" style:font-size-complex="10pt" style:font-weight-complex="normal"/>
    </style:style>
    <style:style style:name="T936" style:family="text">
      <style:text-properties style:font-name="Liberation Serif" fo:font-size="10pt" fo:font-weight="normal" officeooo:rsid="02407505" style:font-size-asian="10pt" style:font-weight-asian="normal" style:font-size-complex="10pt" style:font-weight-complex="normal"/>
    </style:style>
    <style:style style:name="T937" style:family="text">
      <style:text-properties style:font-name="Liberation Serif" fo:font-size="10pt" fo:font-weight="normal" officeooo:rsid="02369592" style:font-size-asian="10pt" style:font-weight-asian="normal" style:font-size-complex="10pt" style:font-weight-complex="normal"/>
    </style:style>
    <style:style style:name="T938" style:family="text">
      <style:text-properties style:font-name="Liberation Serif" fo:font-size="10pt" fo:font-weight="normal" officeooo:rsid="0228d7b7" style:font-size-asian="10pt" style:font-weight-asian="normal" style:font-size-complex="10pt" style:font-weight-complex="normal"/>
    </style:style>
    <style:style style:name="T939" style:family="text">
      <style:text-properties style:font-name="Liberation Serif" fo:font-size="10pt" fo:font-weight="normal" officeooo:rsid="023ef5a9" style:font-size-asian="10pt" style:font-weight-asian="normal" style:font-size-complex="10pt" style:font-weight-complex="normal"/>
    </style:style>
    <style:style style:name="T940" style:family="text">
      <style:text-properties style:font-name="Liberation Serif" fo:font-size="10pt" fo:font-weight="normal" officeooo:rsid="0247df84" style:font-size-asian="10pt" style:font-weight-asian="normal" style:font-size-complex="10pt" style:font-weight-complex="normal"/>
    </style:style>
    <style:style style:name="T941" style:family="text">
      <style:text-properties style:font-name="Liberation Serif" fo:font-size="10pt" fo:font-weight="normal" officeooo:rsid="0246e308" style:font-size-asian="10pt" style:font-weight-asian="normal" style:font-size-complex="10pt" style:font-weight-complex="normal"/>
    </style:style>
    <style:style style:name="T942" style:family="text">
      <style:text-properties style:font-name="Liberation Serif" fo:font-size="10pt" fo:font-weight="normal" officeooo:rsid="0255d4e3" style:font-size-asian="10pt" style:font-weight-asian="normal" style:font-size-complex="10pt" style:font-weight-complex="normal"/>
    </style:style>
    <style:style style:name="T943" style:family="text">
      <style:text-properties style:font-name="Liberation Serif" fo:font-size="10pt" fo:font-weight="normal" officeooo:rsid="025d5ca0" style:font-size-asian="10pt" style:font-weight-asian="normal" style:font-size-complex="10pt" style:font-weight-complex="normal"/>
    </style:style>
    <style:style style:name="T944" style:family="text">
      <style:text-properties style:font-name="Liberation Serif" fo:font-size="10pt" fo:font-weight="normal" officeooo:rsid="02669c77" style:font-size-asian="10pt" style:font-weight-asian="normal" style:font-size-complex="10pt" style:font-weight-complex="normal"/>
    </style:style>
    <style:style style:name="T945" style:family="text">
      <style:text-properties style:font-name="Liberation Serif" fo:font-size="10pt" fo:font-weight="normal" officeooo:rsid="00d2fbf2" style:font-size-asian="10pt" style:font-weight-asian="normal" style:font-size-complex="10pt" style:font-weight-complex="normal"/>
    </style:style>
    <style:style style:name="T946" style:family="text">
      <style:text-properties style:font-name="Liberation Serif" fo:font-size="10pt" fo:font-weight="normal" officeooo:rsid="0286a3c1" style:font-size-asian="10pt" style:font-weight-asian="normal" style:font-size-complex="10pt" style:font-weight-complex="normal"/>
    </style:style>
    <style:style style:name="T947" style:family="text">
      <style:text-properties style:font-name="Liberation Serif" fo:font-size="10pt" fo:font-weight="normal" officeooo:rsid="02895fbe" style:font-size-asian="10pt" style:font-weight-asian="normal" style:font-size-complex="10pt" style:font-weight-complex="normal"/>
    </style:style>
    <style:style style:name="T948" style:family="text">
      <style:text-properties style:font-name="Liberation Serif" fo:font-size="10pt" fo:font-weight="normal" officeooo:rsid="02a64e7c" style:font-size-asian="10pt" style:font-weight-asian="normal" style:font-size-complex="10pt" style:font-weight-complex="normal"/>
    </style:style>
    <style:style style:name="T949" style:family="text">
      <style:text-properties style:font-name="Liberation Serif" fo:font-size="10pt" fo:font-weight="normal" officeooo:rsid="02ee0f2d" style:font-size-asian="10pt" style:font-weight-asian="normal" style:font-size-complex="10pt" style:font-weight-complex="normal"/>
    </style:style>
    <style:style style:name="T950" style:family="text">
      <style:text-properties style:font-name="Liberation Serif" fo:font-size="10pt" fo:font-weight="normal" officeooo:rsid="0344c9dc" style:font-size-asian="10pt" style:font-weight-asian="normal" style:font-size-complex="10pt" style:font-weight-complex="normal"/>
    </style:style>
    <style:style style:name="T951" style:family="text">
      <style:text-properties style:font-name="Liberation Serif" fo:font-size="10pt" fo:font-weight="normal" officeooo:rsid="0346485d" style:font-size-asian="10pt" style:font-weight-asian="normal" style:font-size-complex="10pt" style:font-weight-complex="normal"/>
    </style:style>
    <style:style style:name="T952" style:family="text">
      <style:text-properties style:font-name="Liberation Serif" fo:font-size="10pt" fo:font-weight="normal" officeooo:rsid="034fe1ca" style:font-size-asian="10pt" style:font-weight-asian="normal" style:font-size-complex="10pt" style:font-weight-complex="normal"/>
    </style:style>
    <style:style style:name="T953" style:family="text">
      <style:text-properties style:font-name="Liberation Serif" fo:font-size="10pt" fo:font-weight="normal" officeooo:rsid="035169f8" style:font-size-asian="10pt" style:font-weight-asian="normal" style:font-size-complex="10pt" style:font-weight-complex="normal"/>
    </style:style>
    <style:style style:name="T954" style:family="text">
      <style:text-properties style:font-name="Liberation Serif" fo:font-size="10pt" fo:font-weight="normal" officeooo:rsid="03590271" style:font-size-asian="10pt" style:font-weight-asian="normal" style:font-size-complex="10pt" style:font-weight-complex="normal"/>
    </style:style>
    <style:style style:name="T955" style:family="text">
      <style:text-properties style:font-name="Liberation Serif" fo:font-size="10pt" fo:font-weight="normal" officeooo:rsid="035a408e" style:font-size-asian="10pt" style:font-weight-asian="normal" style:font-size-complex="10pt" style:font-weight-complex="normal"/>
    </style:style>
    <style:style style:name="T956" style:family="text">
      <style:text-properties style:font-name="Liberation Serif" fo:font-size="10pt" fo:font-weight="normal" officeooo:rsid="035dbdca" style:font-size-asian="10pt" style:font-weight-asian="normal" style:font-size-complex="10pt" style:font-weight-complex="normal"/>
    </style:style>
    <style:style style:name="T957" style:family="text">
      <style:text-properties style:font-name="Liberation Serif" fo:font-size="10pt" fo:font-weight="normal" officeooo:rsid="035f1060" style:font-size-asian="10pt" style:font-weight-asian="normal" style:font-size-complex="10pt" style:font-weight-complex="normal"/>
    </style:style>
    <style:style style:name="T958" style:family="text">
      <style:text-properties style:font-name="Liberation Serif" fo:font-size="10pt" fo:font-weight="normal" officeooo:rsid="03607aea" style:font-size-asian="10pt" style:font-weight-asian="normal" style:font-size-complex="10pt" style:font-weight-complex="normal"/>
    </style:style>
    <style:style style:name="T959" style:family="text">
      <style:text-properties style:font-name="Liberation Serif" fo:font-size="10pt" fo:font-weight="normal" officeooo:rsid="036213cf" style:font-size-asian="10pt" style:font-weight-asian="normal" style:font-size-complex="10pt" style:font-weight-complex="normal"/>
    </style:style>
    <style:style style:name="T960" style:family="text">
      <style:text-properties style:font-name="Liberation Serif" fo:font-size="10pt" fo:font-weight="normal" officeooo:rsid="03673af2" style:font-size-asian="10pt" style:font-weight-asian="normal" style:font-size-complex="10pt" style:font-weight-complex="normal"/>
    </style:style>
    <style:style style:name="T961" style:family="text">
      <style:text-properties style:font-name="Liberation Serif" fo:font-size="10pt" fo:font-weight="normal" officeooo:rsid="0370d22d" style:font-size-asian="10pt" style:font-weight-asian="normal" style:font-size-complex="10pt" style:font-weight-complex="normal"/>
    </style:style>
    <style:style style:name="T962" style:family="text">
      <style:text-properties style:font-name="Liberation Serif" fo:font-size="10pt" fo:font-weight="normal" officeooo:rsid="037242aa" style:font-size-asian="10pt" style:font-weight-asian="normal" style:font-size-complex="10pt" style:font-weight-complex="normal"/>
    </style:style>
    <style:style style:name="T963" style:family="text">
      <style:text-properties style:font-name="Liberation Serif" fo:font-size="10pt" fo:font-weight="normal" officeooo:rsid="036a6147" style:font-size-asian="10pt" style:font-weight-asian="normal" style:font-size-complex="10pt" style:font-weight-complex="normal"/>
    </style:style>
    <style:style style:name="T964" style:family="text">
      <style:text-properties style:font-name="Liberation Serif" fo:font-size="10pt" fo:font-weight="normal" officeooo:rsid="036ba372" style:font-size-asian="10pt" style:font-weight-asian="normal" style:font-size-complex="10pt" style:font-weight-complex="normal"/>
    </style:style>
    <style:style style:name="T965" style:family="text">
      <style:text-properties style:font-name="Liberation Serif" fo:font-size="10pt" fo:font-weight="normal" officeooo:rsid="036d8082" style:font-size-asian="10pt" style:font-weight-asian="normal" style:font-size-complex="10pt" style:font-weight-complex="normal"/>
    </style:style>
    <style:style style:name="T966" style:family="text">
      <style:text-properties style:font-name="Liberation Serif" fo:font-size="10pt" fo:font-weight="normal" officeooo:rsid="036f3f77" style:font-size-asian="10pt" style:font-weight-asian="normal" style:font-size-complex="10pt" style:font-weight-complex="normal"/>
    </style:style>
    <style:style style:name="T967" style:family="text">
      <style:text-properties style:font-name="Liberation Serif" fo:font-size="10pt" fo:font-weight="normal" officeooo:rsid="0375515f" style:font-size-asian="10pt" style:font-weight-asian="normal" style:font-size-complex="10pt" style:font-weight-complex="normal"/>
    </style:style>
    <style:style style:name="T968" style:family="text">
      <style:text-properties style:font-name="Liberation Serif" fo:font-size="10pt" fo:font-weight="normal" officeooo:rsid="0382cafb" style:font-size-asian="10pt" style:font-weight-asian="normal" style:font-size-complex="10pt" style:font-weight-complex="normal"/>
    </style:style>
    <style:style style:name="T969" style:family="text">
      <style:text-properties style:font-name="Liberation Serif" fo:font-size="10pt" fo:font-weight="normal" officeooo:rsid="0384c6c6" style:font-size-asian="10pt" style:font-weight-asian="normal" style:font-size-complex="10pt" style:font-weight-complex="normal"/>
    </style:style>
    <style:style style:name="T970" style:family="text">
      <style:text-properties style:font-name="Liberation Serif" fo:font-size="10pt" fo:font-weight="normal" officeooo:rsid="03865840" style:font-size-asian="10pt" style:font-weight-asian="normal" style:font-size-complex="10pt" style:font-weight-complex="normal"/>
    </style:style>
    <style:style style:name="T971" style:family="text">
      <style:text-properties style:font-name="Liberation Serif" fo:font-size="10pt" fo:font-weight="normal" officeooo:rsid="038c9874" style:font-size-asian="10pt" style:font-weight-asian="normal" style:font-size-complex="10pt" style:font-weight-complex="normal"/>
    </style:style>
    <style:style style:name="T972" style:family="text">
      <style:text-properties style:font-name="Liberation Serif" fo:font-size="10pt" fo:font-weight="normal" officeooo:rsid="03933355" style:font-size-asian="10pt" style:font-weight-asian="normal" style:font-size-complex="10pt" style:font-weight-complex="normal"/>
    </style:style>
    <style:style style:name="T973" style:family="text">
      <style:text-properties style:font-name="Liberation Serif" fo:font-size="10pt" fo:font-weight="normal" officeooo:rsid="03980bbf" style:font-size-asian="10pt" style:font-weight-asian="normal" style:font-size-complex="10pt" style:font-weight-complex="normal"/>
    </style:style>
    <style:style style:name="T974" style:family="text">
      <style:text-properties style:font-name="Liberation Serif" fo:font-size="10pt" fo:font-weight="normal" officeooo:rsid="03992337" style:font-size-asian="10pt" style:font-weight-asian="normal" style:font-size-complex="10pt" style:font-weight-complex="normal"/>
    </style:style>
    <style:style style:name="T975" style:family="text">
      <style:text-properties style:font-name="Liberation Serif" fo:font-size="10pt" fo:font-weight="normal" officeooo:rsid="039acfd7" style:font-size-asian="10pt" style:font-weight-asian="normal" style:font-size-complex="10pt" style:font-weight-complex="normal"/>
    </style:style>
    <style:style style:name="T976" style:family="text">
      <style:text-properties style:font-name="Liberation Serif" fo:font-size="10pt" fo:font-weight="normal" officeooo:rsid="039da747" style:font-size-asian="10pt" style:font-weight-asian="normal" style:font-size-complex="10pt" style:font-weight-complex="normal"/>
    </style:style>
    <style:style style:name="T977" style:family="text">
      <style:text-properties style:font-name="Liberation Serif" fo:font-size="10pt" fo:font-weight="normal" officeooo:rsid="03a69e14" style:font-size-asian="10pt" style:font-weight-asian="normal" style:font-size-complex="10pt" style:font-weight-complex="normal"/>
    </style:style>
    <style:style style:name="T978" style:family="text">
      <style:text-properties style:font-name="Liberation Serif" fo:font-size="10pt" fo:font-weight="normal" officeooo:rsid="03acf764" style:font-size-asian="10pt" style:font-weight-asian="normal" style:font-size-complex="10pt" style:font-weight-complex="normal"/>
    </style:style>
    <style:style style:name="T979" style:family="text">
      <style:text-properties style:font-name="Liberation Serif" fo:font-size="10pt" fo:font-weight="normal" officeooo:rsid="03b08ac7" style:font-size-asian="10pt" style:font-weight-asian="normal" style:font-size-complex="10pt" style:font-weight-complex="normal"/>
    </style:style>
    <style:style style:name="T980" style:family="text">
      <style:text-properties style:font-name="Liberation Serif" fo:font-size="10pt" fo:font-weight="normal" officeooo:rsid="03b89b6c" style:font-size-asian="10pt" style:font-weight-asian="normal" style:font-size-complex="10pt" style:font-weight-complex="normal"/>
    </style:style>
    <style:style style:name="T981" style:family="text">
      <style:text-properties style:font-name="Liberation Serif" fo:font-size="10pt" fo:font-weight="normal" officeooo:rsid="03d21031" style:font-size-asian="10pt" style:font-weight-asian="normal" style:font-size-complex="10pt" style:font-weight-complex="normal"/>
    </style:style>
    <style:style style:name="T982" style:family="text">
      <style:text-properties style:font-name="Liberation Serif" fo:font-size="10pt" fo:font-weight="normal" officeooo:rsid="000d3298" style:font-size-asian="10pt" style:font-weight-asian="normal" style:font-size-complex="10pt" style:font-weight-complex="normal"/>
    </style:style>
    <style:style style:name="T983" style:family="text">
      <style:text-properties style:font-name="Liberation Serif" fo:font-size="10pt" fo:font-weight="normal" officeooo:rsid="000ba2e1" style:font-size-asian="10pt" style:font-weight-asian="normal" style:font-size-complex="10pt" style:font-weight-complex="normal"/>
    </style:style>
    <style:style style:name="T984" style:family="text">
      <style:text-properties style:font-name="Liberation Serif" fo:font-size="10pt" fo:font-weight="normal" officeooo:rsid="0010624f" style:font-size-asian="10pt" style:font-weight-asian="normal" style:font-size-complex="10pt" style:font-weight-complex="normal"/>
    </style:style>
    <style:style style:name="T985" style:family="text">
      <style:text-properties style:font-name="Liberation Serif" fo:font-size="10pt" fo:font-weight="normal" officeooo:rsid="000d9978" style:font-size-asian="10pt" style:font-weight-asian="normal" style:font-size-complex="10pt" style:font-weight-complex="normal"/>
    </style:style>
    <style:style style:name="T986" style:family="text">
      <style:text-properties style:font-name="Liberation Serif" fo:font-size="10pt" fo:font-weight="normal" officeooo:rsid="03de42d3" style:font-size-asian="10pt" style:font-weight-asian="normal" style:font-size-complex="10pt" style:font-weight-complex="normal"/>
    </style:style>
    <style:style style:name="T987" style:family="text">
      <style:text-properties style:font-name="Liberation Serif" fo:font-size="10pt" fo:font-weight="normal" officeooo:rsid="03de4486" style:font-size-asian="10pt" style:font-weight-asian="normal" style:font-size-complex="10pt" style:font-weight-complex="normal"/>
    </style:style>
    <style:style style:name="T988" style:family="text">
      <style:text-properties style:font-name="Liberation Serif" fo:font-size="10pt" fo:font-weight="normal" officeooo:rsid="03e00cef" style:font-size-asian="10pt" style:font-weight-asian="normal" style:font-size-complex="10pt" style:font-weight-complex="normal"/>
    </style:style>
    <style:style style:name="T989" style:family="text">
      <style:text-properties style:font-name="Liberation Serif" fo:font-size="10pt" fo:font-weight="normal" officeooo:rsid="03e18531" style:font-size-asian="10pt" style:font-weight-asian="normal" style:font-size-complex="10pt" style:font-weight-complex="normal"/>
    </style:style>
    <style:style style:name="T990" style:family="text">
      <style:text-properties style:font-name="Liberation Serif" fo:font-size="10pt" fo:font-weight="normal" officeooo:rsid="03e2ac75" style:font-size-asian="10pt" style:font-weight-asian="normal" style:font-size-complex="10pt" style:font-weight-complex="normal"/>
    </style:style>
    <style:style style:name="T991" style:family="text">
      <style:text-properties style:font-name="Liberation Serif" fo:font-size="10pt" fo:font-weight="normal" officeooo:rsid="03e3a966" style:font-size-asian="10pt" style:font-weight-asian="normal" style:font-size-complex="10pt" style:font-weight-complex="normal"/>
    </style:style>
    <style:style style:name="T992" style:family="text">
      <style:text-properties style:font-name="Liberation Serif" fo:font-size="10pt" fo:font-weight="normal" officeooo:rsid="019372fe" style:font-size-asian="10pt" style:font-weight-asian="normal" style:font-size-complex="10pt" style:font-weight-complex="normal"/>
    </style:style>
    <style:style style:name="T993" style:family="text">
      <style:text-properties style:font-name="Liberation Serif" fo:font-size="10pt" fo:font-weight="normal" officeooo:rsid="04004ca9" style:font-size-asian="10pt" style:font-weight-asian="normal" style:font-size-complex="10pt" style:font-weight-complex="normal"/>
    </style:style>
    <style:style style:name="T994" style:family="text">
      <style:text-properties style:font-name="Liberation Serif" fo:font-size="10pt" fo:font-weight="normal" officeooo:rsid="0403c767" style:font-size-asian="10pt" style:font-weight-asian="normal" style:font-size-complex="10pt" style:font-weight-complex="normal"/>
    </style:style>
    <style:style style:name="T995" style:family="text">
      <style:text-properties style:font-name="Liberation Serif" fo:font-size="10pt" fo:font-weight="normal" officeooo:rsid="04066b32" style:font-size-asian="10pt" style:font-weight-asian="normal" style:font-size-complex="10pt" style:font-weight-complex="normal"/>
    </style:style>
    <style:style style:name="T996" style:family="text">
      <style:text-properties style:font-name="Liberation Serif" fo:font-size="10pt" fo:font-weight="normal" officeooo:rsid="0414cacf" style:font-size-asian="10pt" style:font-weight-asian="normal" style:font-size-complex="10pt" style:font-weight-complex="normal"/>
    </style:style>
    <style:style style:name="T997" style:family="text">
      <style:text-properties style:font-name="Liberation Serif" fo:font-size="10pt" fo:font-weight="normal" officeooo:rsid="040dd336" style:font-size-asian="10pt" style:font-weight-asian="normal" style:font-size-complex="10pt" style:font-weight-complex="normal"/>
    </style:style>
    <style:style style:name="T998" style:family="text">
      <style:text-properties style:font-name="Liberation Serif" fo:font-size="10pt" fo:font-weight="normal" officeooo:rsid="040f5d59" style:font-size-asian="10pt" style:font-weight-asian="normal" style:font-size-complex="10pt" style:font-weight-complex="normal"/>
    </style:style>
    <style:style style:name="T999" style:family="text">
      <style:text-properties style:font-name="Liberation Serif" fo:font-size="10pt" fo:font-weight="normal" officeooo:rsid="0411011f" style:font-size-asian="10pt" style:font-weight-asian="normal" style:font-size-complex="10pt" style:font-weight-complex="normal"/>
    </style:style>
    <style:style style:name="T1000" style:family="text">
      <style:text-properties style:font-name="Liberation Serif" fo:font-size="10pt" fo:font-weight="normal" officeooo:rsid="0424c9ac" style:font-size-asian="10pt" style:font-weight-asian="normal" style:font-size-complex="10pt" style:font-weight-complex="normal"/>
    </style:style>
    <style:style style:name="T1001" style:family="text">
      <style:text-properties style:font-name="Liberation Serif" fo:font-size="10pt" fo:font-weight="normal" officeooo:rsid="04345d74" style:font-size-asian="10pt" style:font-weight-asian="normal" style:font-size-complex="10pt" style:font-weight-complex="normal"/>
    </style:style>
    <style:style style:name="T1002" style:family="text">
      <style:text-properties style:font-name="Liberation Serif" fo:font-size="10pt" fo:font-weight="normal" officeooo:rsid="043911e6" style:font-size-asian="10pt" style:font-weight-asian="normal" style:font-size-complex="10pt" style:font-weight-complex="normal"/>
    </style:style>
    <style:style style:name="T1003" style:family="text">
      <style:text-properties style:font-name="Liberation Serif" fo:font-size="10pt" fo:font-weight="normal" officeooo:rsid="043a43d7" style:font-size-asian="10pt" style:font-weight-asian="normal" style:font-size-complex="10pt" style:font-weight-complex="normal"/>
    </style:style>
    <style:style style:name="T1004" style:family="text">
      <style:text-properties style:font-name="Liberation Serif" fo:font-size="10pt" fo:font-weight="normal" officeooo:rsid="04408cd8" style:font-size-asian="10pt" style:font-weight-asian="normal" style:font-size-complex="10pt" style:font-weight-complex="normal"/>
    </style:style>
    <style:style style:name="T1005" style:family="text">
      <style:text-properties style:font-name="Liberation Serif" fo:font-size="10pt" fo:font-weight="normal" officeooo:rsid="0455a87a" style:font-size-asian="10pt" style:font-weight-asian="normal" style:font-size-complex="10pt" style:font-weight-complex="normal"/>
    </style:style>
    <style:style style:name="T1006" style:family="text">
      <style:text-properties style:font-name="Liberation Serif" fo:font-size="10pt" fo:font-weight="normal" officeooo:rsid="045eee3f" style:font-size-asian="10pt" style:font-weight-asian="normal" style:font-size-complex="10pt" style:font-weight-complex="normal"/>
    </style:style>
    <style:style style:name="T1007" style:family="text">
      <style:text-properties style:font-name="Liberation Serif" fo:font-size="10pt" fo:font-weight="normal" officeooo:rsid="0474f167" style:font-size-asian="10pt" style:font-weight-asian="normal" style:font-size-complex="10pt" style:font-weight-complex="normal"/>
    </style:style>
    <style:style style:name="T1008" style:family="text">
      <style:text-properties style:font-name="Liberation Serif" fo:font-size="10pt" fo:font-weight="normal" officeooo:rsid="03b93366" style:font-size-asian="10pt" style:font-weight-asian="normal" style:font-size-complex="10pt" style:font-weight-complex="normal"/>
    </style:style>
    <style:style style:name="T1009" style:family="text">
      <style:text-properties style:font-name="Liberation Serif" fo:font-size="10pt" fo:font-weight="normal" officeooo:rsid="046f1a2a" style:font-size-asian="10pt" style:font-weight-asian="normal" style:font-size-complex="10pt" style:font-weight-complex="normal"/>
    </style:style>
    <style:style style:name="T1010" style:family="text">
      <style:text-properties style:font-name="Liberation Serif" fo:font-size="10pt" fo:font-weight="normal" officeooo:rsid="0487fadd" style:font-size-asian="10pt" style:font-weight-asian="normal" style:font-size-complex="10pt" style:font-weight-complex="normal"/>
    </style:style>
    <style:style style:name="T1011" style:family="text">
      <style:text-properties style:font-name="Liberation Serif" fo:font-size="10pt" fo:font-weight="normal" officeooo:rsid="04902452" style:font-size-asian="10pt" style:font-weight-asian="normal" style:font-size-complex="10pt" style:font-weight-complex="normal"/>
    </style:style>
    <style:style style:name="T1012" style:family="text">
      <style:text-properties style:font-name="Liberation Serif" fo:font-size="10pt" fo:font-weight="normal" officeooo:rsid="01f8e0e9" style:font-size-asian="8.75pt" style:font-weight-asian="normal" style:font-size-complex="10pt" style:font-weight-complex="normal"/>
    </style:style>
    <style:style style:name="T1013" style:family="text">
      <style:text-properties style:font-name="Liberation Serif" fo:font-size="10pt" fo:font-weight="normal" officeooo:rsid="02369592" style:font-size-asian="8.75pt" style:font-weight-asian="normal" style:font-size-complex="10pt" style:font-weight-complex="normal"/>
    </style:style>
    <style:style style:name="T1014" style:family="text">
      <style:text-properties style:font-name="Liberation Serif" fo:font-size="10pt" fo:font-weight="normal" officeooo:rsid="02414bec" style:font-size-asian="8.75pt" style:font-weight-asian="normal" style:font-size-complex="10pt" style:font-weight-complex="normal"/>
    </style:style>
    <style:style style:name="T1015" style:family="text">
      <style:text-properties style:font-name="Liberation Serif" fo:font-size="10pt" fo:font-weight="normal" officeooo:rsid="024468c2" style:font-size-asian="8.75pt" style:font-weight-asian="normal" style:font-size-complex="10pt" style:font-weight-complex="normal"/>
    </style:style>
    <style:style style:name="T1016" style:family="text">
      <style:text-properties style:font-name="Liberation Serif" fo:font-size="10pt" fo:font-weight="normal" officeooo:rsid="02456782" style:font-size-asian="8.75pt" style:font-weight-asian="normal" style:font-size-complex="10pt" style:font-weight-complex="normal"/>
    </style:style>
    <style:style style:name="T1017" style:family="text">
      <style:text-properties style:font-name="Liberation Serif" fo:font-size="10pt" fo:font-weight="normal" officeooo:rsid="03673af2" style:font-size-asian="8.75pt" style:font-weight-asian="normal" style:font-size-complex="10pt" style:font-weight-complex="normal"/>
    </style:style>
    <style:style style:name="T1018" style:family="text">
      <style:text-properties style:font-name="Liberation Serif" fo:font-size="10pt" fo:font-weight="normal" officeooo:rsid="03b08ac7" style:font-size-asian="8.75pt" style:font-weight-asian="normal" style:font-size-complex="10pt" style:font-weight-complex="normal"/>
    </style:style>
    <style:style style:name="T1019" style:family="text">
      <style:text-properties style:font-name="Liberation Serif" fo:font-size="10pt" fo:font-weight="normal" officeooo:rsid="03b89b6c" style:font-size-asian="8.75pt" style:font-weight-asian="normal" style:font-size-complex="10pt" style:font-weight-complex="normal"/>
    </style:style>
    <style:style style:name="T1020" style:family="text">
      <style:text-properties style:font-name="Liberation Serif" fo:font-size="10pt" fo:font-weight="normal" officeooo:rsid="0458400e" style:font-size-asian="8.75pt" style:font-weight-asian="normal" style:font-size-complex="10pt" style:font-weight-complex="normal"/>
    </style:style>
    <style:style style:name="T1021" style:family="text">
      <style:text-properties style:font-name="Liberation Serif" fo:font-size="10pt" fo:font-weight="normal" officeooo:rsid="049292ea" style:font-size-asian="8.75pt" style:font-weight-asian="normal" style:font-size-complex="10pt" style:font-weight-complex="normal"/>
    </style:style>
    <style:style style:name="T1022" style:family="text">
      <style:text-properties style:font-name="Liberation Serif" fo:font-size="10pt" fo:font-weight="normal" officeooo:rsid="04947158" style:font-size-asian="8.75pt" style:font-weight-asian="normal" style:font-size-complex="10pt" style:font-weight-complex="normal"/>
    </style:style>
    <style:style style:name="T1023" style:family="text">
      <style:text-properties style:font-name="Liberation Serif" fo:font-size="10pt" fo:font-weight="normal" officeooo:rsid="049590d4" style:font-size-asian="8.75pt" style:font-weight-asian="normal" style:font-size-complex="10pt" style:font-weight-complex="normal"/>
    </style:style>
    <style:style style:name="T1024" style:family="text">
      <style:text-properties style:font-name="Liberation Serif" fo:font-size="10pt" fo:font-weight="normal" officeooo:rsid="04963000" style:font-size-asian="8.75pt" style:font-weight-asian="normal" style:font-size-complex="10pt" style:font-weight-complex="normal"/>
    </style:style>
    <style:style style:name="T1025" style:family="text">
      <style:text-properties style:font-name="Liberation Serif" fo:font-size="10pt" style:font-size-asian="10pt" style:font-size-complex="10pt"/>
    </style:style>
    <style:style style:name="T1026" style:family="text">
      <style:text-properties style:font-name="Liberation Serif" fo:font-size="10pt" officeooo:rsid="00a878f7" style:font-size-asian="10pt" style:font-size-complex="10pt"/>
    </style:style>
    <style:style style:name="T1027" style:family="text">
      <style:text-properties style:font-name="Liberation Serif" fo:font-size="10pt" officeooo:rsid="00a91d83" style:font-size-asian="10pt" style:font-size-complex="10pt"/>
    </style:style>
    <style:style style:name="T1028" style:family="text">
      <style:text-properties style:font-name="Liberation Serif" fo:font-size="10pt" officeooo:rsid="00a92c04" style:font-size-asian="10pt" style:font-size-complex="10pt"/>
    </style:style>
    <style:style style:name="T1029" style:family="text">
      <style:text-properties style:font-name="Liberation Serif" fo:font-size="10pt" officeooo:rsid="00a95f13" style:font-size-asian="10pt" style:font-size-complex="10pt"/>
    </style:style>
    <style:style style:name="T1030" style:family="text">
      <style:text-properties style:font-name="Liberation Serif" fo:font-size="10pt" officeooo:rsid="00ab02d1" style:font-size-asian="10pt" style:font-size-complex="10pt"/>
    </style:style>
    <style:style style:name="T1031" style:family="text">
      <style:text-properties style:font-name="Liberation Serif" fo:font-size="10pt" officeooo:rsid="00ac50c7" style:font-size-asian="10pt" style:font-size-complex="10pt"/>
    </style:style>
    <style:style style:name="T1032" style:family="text">
      <style:text-properties style:font-name="Liberation Serif" fo:font-size="10pt" officeooo:rsid="00adeb48" style:font-size-asian="10pt" style:font-size-complex="10pt"/>
    </style:style>
    <style:style style:name="T1033" style:family="text">
      <style:text-properties style:font-name="Liberation Serif" fo:font-size="10pt" officeooo:rsid="00afea8b" style:font-size-asian="10pt" style:font-size-complex="10pt"/>
    </style:style>
    <style:style style:name="T1034" style:family="text">
      <style:text-properties style:font-name="Liberation Serif" fo:font-size="10pt" officeooo:rsid="00b51fa0" style:font-size-asian="10pt" style:font-size-complex="10pt"/>
    </style:style>
    <style:style style:name="T1035" style:family="text">
      <style:text-properties style:font-name="Liberation Serif" fo:font-size="10pt" officeooo:rsid="00b64a09" style:font-size-asian="10pt" style:font-size-complex="10pt"/>
    </style:style>
    <style:style style:name="T1036" style:family="text">
      <style:text-properties style:font-name="Liberation Serif" fo:font-size="10pt" officeooo:rsid="00b966cc" style:font-size-asian="10pt" style:font-size-complex="10pt"/>
    </style:style>
    <style:style style:name="T1037" style:family="text">
      <style:text-properties style:font-name="Liberation Serif" fo:font-size="10pt" officeooo:rsid="00ba7b7b" style:font-size-asian="10pt" style:font-size-complex="10pt"/>
    </style:style>
    <style:style style:name="T1038" style:family="text">
      <style:text-properties style:font-name="Liberation Serif" fo:font-size="10pt" officeooo:rsid="00bc2736" style:font-size-asian="10pt" style:font-size-complex="10pt"/>
    </style:style>
    <style:style style:name="T1039" style:family="text">
      <style:text-properties style:font-name="Liberation Serif" fo:font-size="10pt" officeooo:rsid="00bd7b9a" style:font-size-asian="10pt" style:font-size-complex="10pt"/>
    </style:style>
    <style:style style:name="T1040" style:family="text">
      <style:text-properties style:font-name="Liberation Serif" fo:font-size="10pt" officeooo:rsid="00be5ca3" style:font-size-asian="10pt" style:font-size-complex="10pt"/>
    </style:style>
    <style:style style:name="T1041" style:family="text">
      <style:text-properties style:font-name="Liberation Serif" fo:font-size="10pt" officeooo:rsid="00c03470" style:font-size-asian="10pt" style:font-size-complex="10pt"/>
    </style:style>
    <style:style style:name="T1042" style:family="text">
      <style:text-properties style:font-name="Liberation Serif" fo:font-size="10pt" officeooo:rsid="00df1668" style:font-size-asian="10pt" style:font-size-complex="10pt"/>
    </style:style>
    <style:style style:name="T1043" style:family="text">
      <style:text-properties style:font-name="Liberation Serif" fo:font-size="10pt" officeooo:rsid="00e056b6" style:font-size-asian="10pt" style:font-size-complex="10pt"/>
    </style:style>
    <style:style style:name="T1044" style:family="text">
      <style:text-properties style:font-name="Liberation Serif" fo:font-size="10pt" officeooo:rsid="00e202df" style:font-size-asian="10pt" style:font-size-complex="10pt"/>
    </style:style>
    <style:style style:name="T1045" style:family="text">
      <style:text-properties style:font-name="Liberation Serif" fo:font-size="10pt" officeooo:rsid="00e2e700" style:font-size-asian="10pt" style:font-size-complex="10pt"/>
    </style:style>
    <style:style style:name="T1046" style:family="text">
      <style:text-properties style:font-name="Liberation Serif" fo:font-size="10pt" officeooo:rsid="00e4b1c2" style:font-size-asian="10pt" style:font-size-complex="10pt"/>
    </style:style>
    <style:style style:name="T1047" style:family="text">
      <style:text-properties style:font-name="Liberation Serif" fo:font-size="10pt" officeooo:rsid="00e64c0f" style:font-size-asian="10pt" style:font-size-complex="10pt"/>
    </style:style>
    <style:style style:name="T1048" style:family="text">
      <style:text-properties style:font-name="Liberation Serif" fo:font-size="10pt" officeooo:rsid="00e7c88e" style:font-size-asian="10pt" style:font-size-complex="10pt"/>
    </style:style>
    <style:style style:name="T1049" style:family="text">
      <style:text-properties style:font-name="Liberation Serif" fo:font-size="10pt" officeooo:rsid="00e9fe53" style:font-size-asian="10pt" style:font-size-complex="10pt"/>
    </style:style>
    <style:style style:name="T1050" style:family="text">
      <style:text-properties style:font-name="Liberation Serif" fo:font-size="10pt" officeooo:rsid="00ea2690" style:font-size-asian="10pt" style:font-size-complex="10pt"/>
    </style:style>
    <style:style style:name="T1051" style:family="text">
      <style:text-properties style:font-name="Liberation Serif" fo:font-size="10pt" officeooo:rsid="00ebd469" style:font-size-asian="10pt" style:font-size-complex="10pt"/>
    </style:style>
    <style:style style:name="T1052" style:family="text">
      <style:text-properties style:font-name="Liberation Serif" fo:font-size="10pt" officeooo:rsid="00ec35af" style:font-size-asian="10pt" style:font-size-complex="10pt"/>
    </style:style>
    <style:style style:name="T1053" style:family="text">
      <style:text-properties style:font-name="Liberation Serif" fo:font-size="10pt" officeooo:rsid="00eefe2d" style:font-size-asian="10pt" style:font-size-complex="10pt"/>
    </style:style>
    <style:style style:name="T1054" style:family="text">
      <style:text-properties style:font-name="Liberation Serif" fo:font-size="10pt" officeooo:rsid="00ef0ca6" style:font-size-asian="10pt" style:font-size-complex="10pt"/>
    </style:style>
    <style:style style:name="T1055" style:family="text">
      <style:text-properties style:font-name="Liberation Serif" fo:font-size="10pt" officeooo:rsid="00f01f9f" style:font-size-asian="10pt" style:font-size-complex="10pt"/>
    </style:style>
    <style:style style:name="T1056" style:family="text">
      <style:text-properties style:font-name="Liberation Serif" fo:font-size="10pt" officeooo:rsid="00f13286" style:font-size-asian="10pt" style:font-size-complex="10pt"/>
    </style:style>
    <style:style style:name="T1057" style:family="text">
      <style:text-properties style:font-name="Liberation Serif" fo:font-size="10pt" officeooo:rsid="00f60dfd" style:font-size-asian="10pt" style:font-size-complex="10pt"/>
    </style:style>
    <style:style style:name="T1058" style:family="text">
      <style:text-properties style:font-name="Liberation Serif" fo:font-size="10pt" officeooo:rsid="00f958e5" style:font-size-asian="10pt" style:font-size-complex="10pt"/>
    </style:style>
    <style:style style:name="T1059" style:family="text">
      <style:text-properties style:font-name="Liberation Serif" fo:font-size="10pt" officeooo:rsid="00fc0f34" style:font-size-asian="10pt" style:font-size-complex="10pt"/>
    </style:style>
    <style:style style:name="T1060" style:family="text">
      <style:text-properties style:font-name="Liberation Serif" fo:font-size="10pt" officeooo:rsid="01112af4" style:font-size-asian="10pt" style:font-size-complex="10pt"/>
    </style:style>
    <style:style style:name="T1061" style:family="text">
      <style:text-properties style:font-name="Liberation Serif" fo:font-size="10pt" officeooo:rsid="00fb5271" style:font-size-asian="10pt" style:font-size-complex="10pt"/>
    </style:style>
    <style:style style:name="T1062" style:family="text">
      <style:text-properties style:font-name="Liberation Serif" fo:font-size="10pt" officeooo:rsid="00fd96bc" style:font-size-asian="10pt" style:font-size-complex="10pt"/>
    </style:style>
    <style:style style:name="T1063" style:family="text">
      <style:text-properties style:font-name="Liberation Serif" fo:font-size="10pt" officeooo:rsid="00fdfe53" style:font-size-asian="10pt" style:font-size-complex="10pt"/>
    </style:style>
    <style:style style:name="T1064" style:family="text">
      <style:text-properties style:font-name="Liberation Serif" fo:font-size="10pt" officeooo:rsid="00fe8d27" style:font-size-asian="10pt" style:font-size-complex="10pt"/>
    </style:style>
    <style:style style:name="T1065" style:family="text">
      <style:text-properties style:font-name="Liberation Serif" fo:font-size="10pt" officeooo:rsid="00ffe44e" style:font-size-asian="10pt" style:font-size-complex="10pt"/>
    </style:style>
    <style:style style:name="T1066" style:family="text">
      <style:text-properties style:font-name="Liberation Serif" fo:font-size="10pt" officeooo:rsid="010060d8" style:font-size-asian="10pt" style:font-size-complex="10pt"/>
    </style:style>
    <style:style style:name="T1067" style:family="text">
      <style:text-properties style:font-name="Liberation Serif" fo:font-size="10pt" officeooo:rsid="0100d7f6" style:font-size-asian="10pt" style:font-size-complex="10pt"/>
    </style:style>
    <style:style style:name="T1068" style:family="text">
      <style:text-properties style:font-name="Liberation Serif" fo:font-size="10pt" officeooo:rsid="01023e68" style:font-size-asian="10pt" style:font-size-complex="10pt"/>
    </style:style>
    <style:style style:name="T1069" style:family="text">
      <style:text-properties style:font-name="Liberation Serif" fo:font-size="10pt" officeooo:rsid="0105e621" style:font-size-asian="10pt" style:font-size-complex="10pt"/>
    </style:style>
    <style:style style:name="T1070" style:family="text">
      <style:text-properties style:font-name="Liberation Serif" fo:font-size="10pt" officeooo:rsid="01072e96" style:font-size-asian="10pt" style:font-size-complex="10pt"/>
    </style:style>
    <style:style style:name="T1071" style:family="text">
      <style:text-properties style:font-name="Liberation Serif" fo:font-size="10pt" officeooo:rsid="01078dc4" style:font-size-asian="10pt" style:font-size-complex="10pt"/>
    </style:style>
    <style:style style:name="T1072" style:family="text">
      <style:text-properties style:font-name="Liberation Serif" fo:font-size="10pt" officeooo:rsid="0107ae2a" style:font-size-asian="10pt" style:font-size-complex="10pt"/>
    </style:style>
    <style:style style:name="T1073" style:family="text">
      <style:text-properties style:font-name="Liberation Serif" fo:font-size="10pt" officeooo:rsid="0115354b" style:font-size-asian="10pt" style:font-size-complex="10pt"/>
    </style:style>
    <style:style style:name="T1074" style:family="text">
      <style:text-properties style:font-name="Liberation Serif" fo:font-size="10pt" officeooo:rsid="0115913e" style:font-size-asian="10pt" style:font-size-complex="10pt"/>
    </style:style>
    <style:style style:name="T1075" style:family="text">
      <style:text-properties style:font-name="Liberation Serif" fo:font-size="10pt" officeooo:rsid="013224b1" style:font-size-asian="10pt" style:font-size-complex="10pt"/>
    </style:style>
    <style:style style:name="T1076" style:family="text">
      <style:text-properties style:font-name="Liberation Serif" fo:font-size="10pt" officeooo:rsid="0132d335" style:font-size-asian="10pt" style:font-size-complex="10pt"/>
    </style:style>
    <style:style style:name="T1077" style:family="text">
      <style:text-properties style:font-name="Liberation Serif" fo:font-size="10pt" officeooo:rsid="0134dee4" style:font-size-asian="10pt" style:font-size-complex="10pt"/>
    </style:style>
    <style:style style:name="T1078" style:family="text">
      <style:text-properties style:font-name="Liberation Serif" fo:font-size="10pt" officeooo:rsid="01366d02" style:font-size-asian="10pt" style:font-size-complex="10pt"/>
    </style:style>
    <style:style style:name="T1079" style:family="text">
      <style:text-properties style:font-name="Liberation Serif" fo:font-size="10pt" officeooo:rsid="013d9df4" style:font-size-asian="10pt" style:font-size-complex="10pt"/>
    </style:style>
    <style:style style:name="T1080" style:family="text">
      <style:text-properties style:font-name="Liberation Serif" fo:font-size="10pt" officeooo:rsid="013de457" style:font-size-asian="10pt" style:font-size-complex="10pt"/>
    </style:style>
    <style:style style:name="T1081" style:family="text">
      <style:text-properties style:font-name="Liberation Serif" fo:font-size="10pt" officeooo:rsid="013f914b" style:font-size-asian="10pt" style:font-size-complex="10pt"/>
    </style:style>
    <style:style style:name="T1082" style:family="text">
      <style:text-properties style:font-name="Liberation Serif" fo:font-size="10pt" officeooo:rsid="01444d53" style:font-size-asian="10pt" style:font-size-complex="10pt"/>
    </style:style>
    <style:style style:name="T1083" style:family="text">
      <style:text-properties style:font-name="Liberation Serif" fo:font-size="10pt" officeooo:rsid="01455f74" style:font-size-asian="10pt" style:font-size-complex="10pt"/>
    </style:style>
    <style:style style:name="T1084" style:family="text">
      <style:text-properties style:font-name="Liberation Serif" fo:font-size="10pt" officeooo:rsid="014fe989" style:font-size-asian="10pt" style:font-size-complex="10pt"/>
    </style:style>
    <style:style style:name="T1085" style:family="text">
      <style:text-properties style:font-name="Liberation Serif" fo:font-size="10pt" officeooo:rsid="0147f087" style:font-size-asian="10pt" style:font-size-complex="10pt"/>
    </style:style>
    <style:style style:name="T1086" style:family="text">
      <style:text-properties style:font-name="Liberation Serif" fo:font-size="10pt" officeooo:rsid="016578ac" style:font-size-asian="10pt" style:font-size-complex="10pt"/>
    </style:style>
    <style:style style:name="T1087" style:family="text">
      <style:text-properties style:font-name="Liberation Serif" fo:font-size="10pt" officeooo:rsid="01659842" style:font-size-asian="10pt" style:font-size-complex="10pt"/>
    </style:style>
    <style:style style:name="T1088" style:family="text">
      <style:text-properties style:font-name="Liberation Serif" fo:font-size="10pt" officeooo:rsid="0166f04c" style:font-size-asian="10pt" style:font-size-complex="10pt"/>
    </style:style>
    <style:style style:name="T1089" style:family="text">
      <style:text-properties style:font-name="Liberation Serif" fo:font-size="10pt" officeooo:rsid="01711130" style:font-size-asian="10pt" style:font-size-complex="10pt"/>
    </style:style>
    <style:style style:name="T1090" style:family="text">
      <style:text-properties style:font-name="Liberation Serif" fo:font-size="10pt" officeooo:rsid="01716858" style:font-size-asian="10pt" style:font-size-complex="10pt"/>
    </style:style>
    <style:style style:name="T1091" style:family="text">
      <style:text-properties style:font-name="Liberation Serif" fo:font-size="10pt" officeooo:rsid="0173a717" style:font-size-asian="10pt" style:font-size-complex="10pt"/>
    </style:style>
    <style:style style:name="T1092" style:family="text">
      <style:text-properties style:font-name="Liberation Serif" fo:font-size="10pt" officeooo:rsid="0174d3f0" style:font-size-asian="10pt" style:font-size-complex="10pt"/>
    </style:style>
    <style:style style:name="T1093" style:family="text">
      <style:text-properties style:font-name="Liberation Serif" fo:font-size="10pt" officeooo:rsid="017855c6" style:font-size-asian="10pt" style:font-size-complex="10pt"/>
    </style:style>
    <style:style style:name="T1094" style:family="text">
      <style:text-properties style:font-name="Liberation Serif" fo:font-size="10pt" officeooo:rsid="0179f896" style:font-size-asian="10pt" style:font-size-complex="10pt"/>
    </style:style>
    <style:style style:name="T1095" style:family="text">
      <style:text-properties style:font-name="Liberation Serif" fo:font-size="10pt" officeooo:rsid="018023b5" style:font-size-asian="10pt" style:font-size-complex="10pt"/>
    </style:style>
    <style:style style:name="T1096" style:family="text">
      <style:text-properties style:font-name="Liberation Serif" fo:font-size="10pt" officeooo:rsid="01812772" style:font-size-asian="10pt" style:font-size-complex="10pt"/>
    </style:style>
    <style:style style:name="T1097" style:family="text">
      <style:text-properties style:font-name="Liberation Serif" fo:font-size="10pt" officeooo:rsid="01831233" style:font-size-asian="10pt" style:font-size-complex="10pt"/>
    </style:style>
    <style:style style:name="T1098" style:family="text">
      <style:text-properties style:font-name="Liberation Serif" fo:font-size="10pt" officeooo:rsid="01aaf4c1" style:font-size-asian="10pt" style:font-size-complex="10pt"/>
    </style:style>
    <style:style style:name="T1099" style:family="text">
      <style:text-properties style:font-name="Liberation Serif" fo:font-size="10pt" officeooo:rsid="01abd04a" style:font-size-asian="10pt" style:font-size-complex="10pt"/>
    </style:style>
    <style:style style:name="T1100" style:family="text">
      <style:text-properties style:font-name="Liberation Serif" fo:font-size="10pt" officeooo:rsid="01ac712d" style:font-size-asian="10pt" style:font-size-complex="10pt"/>
    </style:style>
    <style:style style:name="T1101" style:family="text">
      <style:text-properties style:font-name="Liberation Serif" fo:font-size="10pt" officeooo:rsid="01a6c744" style:font-size-asian="10pt" style:font-size-complex="10pt"/>
    </style:style>
    <style:style style:name="T1102" style:family="text">
      <style:text-properties style:font-name="Liberation Serif" fo:font-size="10pt" officeooo:rsid="01ad004d" style:font-size-asian="10pt" style:font-size-complex="10pt"/>
    </style:style>
    <style:style style:name="T1103" style:family="text">
      <style:text-properties style:font-name="Liberation Serif" fo:font-size="10pt" officeooo:rsid="01ae4464" style:font-size-asian="10pt" style:font-size-complex="10pt"/>
    </style:style>
    <style:style style:name="T1104" style:family="text">
      <style:text-properties style:font-name="Liberation Serif" fo:font-size="10pt" officeooo:rsid="01b0eb94" style:font-size-asian="10pt" style:font-size-complex="10pt"/>
    </style:style>
    <style:style style:name="T1105" style:family="text">
      <style:text-properties style:font-name="Liberation Serif" fo:font-size="10pt" officeooo:rsid="01b229fb" style:font-size-asian="10pt" style:font-size-complex="10pt"/>
    </style:style>
    <style:style style:name="T1106" style:family="text">
      <style:text-properties style:font-name="Liberation Serif" fo:font-size="10pt" officeooo:rsid="01b38e02" style:font-size-asian="10pt" style:font-size-complex="10pt"/>
    </style:style>
    <style:style style:name="T1107" style:family="text">
      <style:text-properties style:font-name="Liberation Serif" fo:font-size="10pt" officeooo:rsid="01b6dadf" style:font-size-asian="10pt" style:font-size-complex="10pt"/>
    </style:style>
    <style:style style:name="T1108" style:family="text">
      <style:text-properties style:font-name="Liberation Serif" fo:font-size="10pt" officeooo:rsid="01bb50fc" style:font-size-asian="10pt" style:font-size-complex="10pt"/>
    </style:style>
    <style:style style:name="T1109" style:family="text">
      <style:text-properties style:font-name="Liberation Serif" fo:font-size="10pt" officeooo:rsid="01be3bbb" style:font-size-asian="10pt" style:font-size-complex="10pt"/>
    </style:style>
    <style:style style:name="T1110" style:family="text">
      <style:text-properties style:font-name="Liberation Serif" fo:font-size="10pt" officeooo:rsid="01c9e313" style:font-size-asian="10pt" style:font-size-complex="10pt"/>
    </style:style>
    <style:style style:name="T1111" style:family="text">
      <style:text-properties style:font-name="Liberation Serif" fo:font-size="10pt" officeooo:rsid="01b57480" style:font-size-asian="10pt" style:font-size-complex="10pt"/>
    </style:style>
    <style:style style:name="T1112" style:family="text">
      <style:text-properties style:font-name="Liberation Serif" fo:font-size="10pt" officeooo:rsid="01c7b24c" style:font-size-asian="10pt" style:font-size-complex="10pt"/>
    </style:style>
    <style:style style:name="T1113" style:family="text">
      <style:text-properties style:font-name="Liberation Serif" fo:font-size="10pt" officeooo:rsid="01f358bc" style:font-size-asian="10pt" style:font-size-complex="10pt"/>
    </style:style>
    <style:style style:name="T1114" style:family="text">
      <style:text-properties style:font-name="Liberation Serif" fo:font-size="10pt" officeooo:rsid="01f4900e" style:font-size-asian="10pt" style:font-size-complex="10pt"/>
    </style:style>
    <style:style style:name="T1115" style:family="text">
      <style:text-properties style:font-name="Liberation Serif" fo:font-size="10pt" officeooo:rsid="01f4c61d" style:font-size-asian="10pt" style:font-size-complex="10pt"/>
    </style:style>
    <style:style style:name="T1116" style:family="text">
      <style:text-properties style:font-name="Liberation Serif" fo:font-size="10pt" officeooo:rsid="01f51883" style:font-size-asian="10pt" style:font-size-complex="10pt"/>
    </style:style>
    <style:style style:name="T1117" style:family="text">
      <style:text-properties style:font-name="Liberation Serif" fo:font-size="10pt" officeooo:rsid="01f5ed9c" style:font-size-asian="10pt" style:font-size-complex="10pt"/>
    </style:style>
    <style:style style:name="T1118" style:family="text">
      <style:text-properties style:font-name="Liberation Serif" fo:font-size="10pt" officeooo:rsid="0207a1a8" style:font-size-asian="10pt" style:font-size-complex="10pt"/>
    </style:style>
    <style:style style:name="T1119" style:family="text">
      <style:text-properties style:font-name="Liberation Serif" fo:font-size="10pt" officeooo:rsid="0209cafb" style:font-size-asian="10pt" style:font-size-complex="10pt"/>
    </style:style>
    <style:style style:name="T1120" style:family="text">
      <style:text-properties style:font-name="Liberation Serif" fo:font-size="10pt" officeooo:rsid="020bc37d" style:font-size-asian="10pt" style:font-size-complex="10pt"/>
    </style:style>
    <style:style style:name="T1121" style:family="text">
      <style:text-properties style:font-name="Liberation Serif" fo:font-size="10pt" officeooo:rsid="020be3c0" style:font-size-asian="10pt" style:font-size-complex="10pt"/>
    </style:style>
    <style:style style:name="T1122" style:family="text">
      <style:text-properties style:font-name="Liberation Serif" fo:font-size="10pt" officeooo:rsid="020f3370" style:font-size-asian="10pt" style:font-size-complex="10pt"/>
    </style:style>
    <style:style style:name="T1123" style:family="text">
      <style:text-properties style:font-name="Liberation Serif" fo:font-size="10pt" officeooo:rsid="021170d7" style:font-size-asian="10pt" style:font-size-complex="10pt"/>
    </style:style>
    <style:style style:name="T1124" style:family="text">
      <style:text-properties style:font-name="Liberation Serif" fo:font-size="10pt" officeooo:rsid="02119083" style:font-size-asian="10pt" style:font-size-complex="10pt"/>
    </style:style>
    <style:style style:name="T1125" style:family="text">
      <style:text-properties style:font-name="Liberation Serif" fo:font-size="10pt" officeooo:rsid="01fce06e" style:font-size-asian="10pt" style:font-size-complex="10pt"/>
    </style:style>
    <style:style style:name="T1126" style:family="text">
      <style:text-properties style:font-name="Liberation Serif" fo:font-size="10pt" officeooo:rsid="01fd40d6" style:font-size-asian="10pt" style:font-size-complex="10pt"/>
    </style:style>
    <style:style style:name="T1127" style:family="text">
      <style:text-properties style:font-name="Liberation Serif" fo:font-size="10pt" officeooo:rsid="01ff192d" style:font-size-asian="10pt" style:font-size-complex="10pt"/>
    </style:style>
    <style:style style:name="T1128" style:family="text">
      <style:text-properties style:font-name="Liberation Serif" fo:font-size="10pt" officeooo:rsid="02001682" style:font-size-asian="10pt" style:font-size-complex="10pt"/>
    </style:style>
    <style:style style:name="T1129" style:family="text">
      <style:text-properties style:font-name="Liberation Serif" fo:font-size="10pt" officeooo:rsid="0202028a" style:font-size-asian="10pt" style:font-size-complex="10pt"/>
    </style:style>
    <style:style style:name="T1130" style:family="text">
      <style:text-properties style:font-name="Liberation Serif" fo:font-size="10pt" officeooo:rsid="0202ae30" style:font-size-asian="10pt" style:font-size-complex="10pt"/>
    </style:style>
    <style:style style:name="T1131" style:family="text">
      <style:text-properties style:font-name="Liberation Serif" fo:font-size="10pt" officeooo:rsid="02044fbf" style:font-size-asian="10pt" style:font-size-complex="10pt"/>
    </style:style>
    <style:style style:name="T1132" style:family="text">
      <style:text-properties style:font-name="Liberation Serif" fo:font-size="10pt" officeooo:rsid="0204fbe7" style:font-size-asian="10pt" style:font-size-complex="10pt"/>
    </style:style>
    <style:style style:name="T1133" style:family="text">
      <style:text-properties style:font-name="Liberation Serif" fo:font-size="10pt" officeooo:rsid="0206c033" style:font-size-asian="10pt" style:font-size-complex="10pt"/>
    </style:style>
    <style:style style:name="T1134" style:family="text">
      <style:text-properties style:font-name="Liberation Serif" fo:font-size="10pt" officeooo:rsid="021245e8" style:font-size-asian="10pt" style:font-size-complex="10pt"/>
    </style:style>
    <style:style style:name="T1135" style:family="text">
      <style:text-properties style:font-name="Liberation Serif" fo:font-size="10pt" officeooo:rsid="02132cb8" style:font-size-asian="10pt" style:font-size-complex="10pt"/>
    </style:style>
    <style:style style:name="T1136" style:family="text">
      <style:text-properties style:font-name="Liberation Serif" fo:font-size="10pt" officeooo:rsid="0194cdb8" style:font-size-asian="10pt" style:font-size-complex="10pt"/>
    </style:style>
    <style:style style:name="T1137" style:family="text">
      <style:text-properties style:font-name="Liberation Serif" fo:font-size="10pt" officeooo:rsid="023ef5a9" style:font-size-asian="10pt" style:font-size-complex="10pt"/>
    </style:style>
    <style:style style:name="T1138" style:family="text">
      <style:text-properties style:font-name="Liberation Serif" fo:font-size="10pt" officeooo:rsid="0228d7b7" style:font-size-asian="10pt" style:font-size-complex="10pt"/>
    </style:style>
    <style:style style:name="T1139" style:family="text">
      <style:text-properties style:font-name="Liberation Serif" fo:font-size="10pt" officeooo:rsid="022a754f" style:font-size-asian="10pt" style:font-size-complex="10pt"/>
    </style:style>
    <style:style style:name="T1140" style:family="text">
      <style:text-properties style:font-name="Liberation Serif" fo:font-size="10pt" officeooo:rsid="023a8012" style:font-size-asian="10pt" style:font-size-complex="10pt"/>
    </style:style>
    <style:style style:name="T1141" style:family="text">
      <style:text-properties style:font-name="Liberation Serif" fo:font-size="10pt" officeooo:rsid="0249b0d7" style:font-size-asian="10pt" style:font-size-complex="10pt"/>
    </style:style>
    <style:style style:name="T1142" style:family="text">
      <style:text-properties style:font-name="Liberation Serif" fo:font-size="10pt" officeooo:rsid="0249b6b8" style:font-size-asian="10pt" style:font-size-complex="10pt"/>
    </style:style>
    <style:style style:name="T1143" style:family="text">
      <style:text-properties style:font-name="Liberation Serif" fo:font-size="10pt" officeooo:rsid="024a7527" style:font-size-asian="10pt" style:font-size-complex="10pt"/>
    </style:style>
    <style:style style:name="T1144" style:family="text">
      <style:text-properties style:font-name="Liberation Serif" fo:font-size="10pt" officeooo:rsid="024b04f7" style:font-size-asian="10pt" style:font-size-complex="10pt"/>
    </style:style>
    <style:style style:name="T1145" style:family="text">
      <style:text-properties style:font-name="Liberation Serif" fo:font-size="10pt" officeooo:rsid="024bd26a" style:font-size-asian="10pt" style:font-size-complex="10pt"/>
    </style:style>
    <style:style style:name="T1146" style:family="text">
      <style:text-properties style:font-name="Liberation Serif" fo:font-size="10pt" officeooo:rsid="024c3837" style:font-size-asian="10pt" style:font-size-complex="10pt"/>
    </style:style>
    <style:style style:name="T1147" style:family="text">
      <style:text-properties style:font-name="Liberation Serif" fo:font-size="10pt" officeooo:rsid="024f9b70" style:font-size-asian="10pt" style:font-size-complex="10pt"/>
    </style:style>
    <style:style style:name="T1148" style:family="text">
      <style:text-properties style:font-name="Liberation Serif" fo:font-size="10pt" officeooo:rsid="025101e0" style:font-size-asian="10pt" style:font-size-complex="10pt"/>
    </style:style>
    <style:style style:name="T1149" style:family="text">
      <style:text-properties style:font-name="Liberation Serif" fo:font-size="10pt" officeooo:rsid="0255d4e3" style:font-size-asian="10pt" style:font-size-complex="10pt"/>
    </style:style>
    <style:style style:name="T1150" style:family="text">
      <style:text-properties style:font-name="Liberation Serif" fo:font-size="10pt" officeooo:rsid="0256605e" style:font-size-asian="10pt" style:font-size-complex="10pt"/>
    </style:style>
    <style:style style:name="T1151" style:family="text">
      <style:text-properties style:font-name="Liberation Serif" fo:font-size="10pt" officeooo:rsid="02570d55" style:font-size-asian="10pt" style:font-size-complex="10pt"/>
    </style:style>
    <style:style style:name="T1152" style:family="text">
      <style:text-properties style:font-name="Liberation Serif" fo:font-size="10pt" officeooo:rsid="025773b5" style:font-size-asian="10pt" style:font-size-complex="10pt"/>
    </style:style>
    <style:style style:name="T1153" style:family="text">
      <style:text-properties style:font-name="Liberation Serif" fo:font-size="10pt" officeooo:rsid="02594f52" style:font-size-asian="10pt" style:font-size-complex="10pt"/>
    </style:style>
    <style:style style:name="T1154" style:family="text">
      <style:text-properties style:font-name="Liberation Serif" fo:font-size="10pt" officeooo:rsid="025b6164" style:font-size-asian="10pt" style:font-size-complex="10pt"/>
    </style:style>
    <style:style style:name="T1155" style:family="text">
      <style:text-properties style:font-name="Liberation Serif" fo:font-size="10pt" officeooo:rsid="011ce1af" style:font-size-asian="10pt" style:font-size-complex="10pt"/>
    </style:style>
    <style:style style:name="T1156" style:family="text">
      <style:text-properties style:font-name="Liberation Serif" fo:font-size="10pt" officeooo:rsid="0260f842" style:font-size-asian="10pt" style:font-size-complex="10pt"/>
    </style:style>
    <style:style style:name="T1157" style:family="text">
      <style:text-properties style:font-name="Liberation Serif" fo:font-size="10pt" officeooo:rsid="026272e5" style:font-size-asian="10pt" style:font-size-complex="10pt"/>
    </style:style>
    <style:style style:name="T1158" style:family="text">
      <style:text-properties style:font-name="Liberation Serif" fo:font-size="10pt" officeooo:rsid="026328cb" style:font-size-asian="10pt" style:font-size-complex="10pt"/>
    </style:style>
    <style:style style:name="T1159" style:family="text">
      <style:text-properties style:font-name="Liberation Serif" fo:font-size="10pt" officeooo:rsid="0264dd8d" style:font-size-asian="10pt" style:font-size-complex="10pt"/>
    </style:style>
    <style:style style:name="T1160" style:family="text">
      <style:text-properties style:font-name="Liberation Serif" fo:font-size="10pt" officeooo:rsid="02669c77" style:font-size-asian="10pt" style:font-size-complex="10pt"/>
    </style:style>
    <style:style style:name="T1161" style:family="text">
      <style:text-properties style:font-name="Liberation Serif" fo:font-size="10pt" officeooo:rsid="026a81f1" style:font-size-asian="10pt" style:font-size-complex="10pt"/>
    </style:style>
    <style:style style:name="T1162" style:family="text">
      <style:text-properties style:font-name="Liberation Serif" fo:font-size="10pt" officeooo:rsid="026c0539" style:font-size-asian="10pt" style:font-size-complex="10pt"/>
    </style:style>
    <style:style style:name="T1163" style:family="text">
      <style:text-properties style:font-name="Liberation Serif" fo:font-size="10pt" officeooo:rsid="026dafec" style:font-size-asian="10pt" style:font-size-complex="10pt"/>
    </style:style>
    <style:style style:name="T1164" style:family="text">
      <style:text-properties style:font-name="Liberation Serif" fo:font-size="10pt" officeooo:rsid="026ed494" style:font-size-asian="10pt" style:font-size-complex="10pt"/>
    </style:style>
    <style:style style:name="T1165" style:family="text">
      <style:text-properties style:font-name="Liberation Serif" fo:font-size="10pt" officeooo:rsid="02719ead" style:font-size-asian="10pt" style:font-size-complex="10pt"/>
    </style:style>
    <style:style style:name="T1166" style:family="text">
      <style:text-properties style:font-name="Liberation Serif" fo:font-size="10pt" officeooo:rsid="02724cc8" style:font-size-asian="10pt" style:font-size-complex="10pt"/>
    </style:style>
    <style:style style:name="T1167" style:family="text">
      <style:text-properties style:font-name="Liberation Serif" fo:font-size="10pt" officeooo:rsid="02770f3a" style:font-size-asian="10pt" style:font-size-complex="10pt"/>
    </style:style>
    <style:style style:name="T1168" style:family="text">
      <style:text-properties style:font-name="Liberation Serif" fo:font-size="10pt" officeooo:rsid="02716426" style:font-size-asian="10pt" style:font-size-complex="10pt"/>
    </style:style>
    <style:style style:name="T1169" style:family="text">
      <style:text-properties style:font-name="Liberation Serif" fo:font-size="10pt" officeooo:rsid="02833781" style:font-size-asian="10pt" style:font-size-complex="10pt"/>
    </style:style>
    <style:style style:name="T1170" style:family="text">
      <style:text-properties style:font-name="Liberation Serif" fo:font-size="10pt" officeooo:rsid="02834762" style:font-size-asian="10pt" style:font-size-complex="10pt"/>
    </style:style>
    <style:style style:name="T1171" style:family="text">
      <style:text-properties style:font-name="Liberation Serif" fo:font-size="10pt" officeooo:rsid="028ff6d1" style:font-size-asian="10pt" style:font-size-complex="10pt"/>
    </style:style>
    <style:style style:name="T1172" style:family="text">
      <style:text-properties style:font-name="Liberation Serif" fo:font-size="10pt" officeooo:rsid="0299ff37" style:font-size-asian="10pt" style:font-size-complex="10pt"/>
    </style:style>
    <style:style style:name="T1173" style:family="text">
      <style:text-properties style:font-name="Liberation Serif" fo:font-size="10pt" officeooo:rsid="0283f7d1" style:font-size-asian="10pt" style:font-size-complex="10pt"/>
    </style:style>
    <style:style style:name="T1174" style:family="text">
      <style:text-properties style:font-name="Liberation Serif" fo:font-size="10pt" officeooo:rsid="02895fbe" style:font-size-asian="10pt" style:font-size-complex="10pt"/>
    </style:style>
    <style:style style:name="T1175" style:family="text">
      <style:text-properties style:font-name="Liberation Serif" fo:font-size="10pt" officeooo:rsid="028b43a0" style:font-size-asian="10pt" style:font-size-complex="10pt"/>
    </style:style>
    <style:style style:name="T1176" style:family="text">
      <style:text-properties style:font-name="Liberation Serif" fo:font-size="10pt" officeooo:rsid="02a77702" style:font-size-asian="10pt" style:font-size-complex="10pt"/>
    </style:style>
    <style:style style:name="T1177" style:family="text">
      <style:text-properties style:font-name="Liberation Serif" fo:font-size="10pt" officeooo:rsid="02a80c30" style:font-size-asian="10pt" style:font-size-complex="10pt"/>
    </style:style>
    <style:style style:name="T1178" style:family="text">
      <style:text-properties style:font-name="Liberation Serif" fo:font-size="10pt" officeooo:rsid="02addcf2" style:font-size-asian="10pt" style:font-size-complex="10pt"/>
    </style:style>
    <style:style style:name="T1179" style:family="text">
      <style:text-properties style:font-name="Liberation Serif" fo:font-size="10pt" officeooo:rsid="02ae3762" style:font-size-asian="10pt" style:font-size-complex="10pt"/>
    </style:style>
    <style:style style:name="T1180" style:family="text">
      <style:text-properties style:font-name="Liberation Serif" fo:font-size="10pt" officeooo:rsid="02b02b86" style:font-size-asian="10pt" style:font-size-complex="10pt"/>
    </style:style>
    <style:style style:name="T1181" style:family="text">
      <style:text-properties style:font-name="Liberation Serif" fo:font-size="10pt" officeooo:rsid="02b19ed6" style:font-size-asian="10pt" style:font-size-complex="10pt"/>
    </style:style>
    <style:style style:name="T1182" style:family="text">
      <style:text-properties style:font-name="Liberation Serif" fo:font-size="10pt" officeooo:rsid="02b2a21e" style:font-size-asian="10pt" style:font-size-complex="10pt"/>
    </style:style>
    <style:style style:name="T1183" style:family="text">
      <style:text-properties style:font-name="Liberation Serif" fo:font-size="10pt" officeooo:rsid="02b395d9" style:font-size-asian="10pt" style:font-size-complex="10pt"/>
    </style:style>
    <style:style style:name="T1184" style:family="text">
      <style:text-properties style:font-name="Liberation Serif" fo:font-size="10pt" officeooo:rsid="02b57378" style:font-size-asian="10pt" style:font-size-complex="10pt"/>
    </style:style>
    <style:style style:name="T1185" style:family="text">
      <style:text-properties style:font-name="Liberation Serif" fo:font-size="10pt" officeooo:rsid="02b58018" style:font-size-asian="10pt" style:font-size-complex="10pt"/>
    </style:style>
    <style:style style:name="T1186" style:family="text">
      <style:text-properties style:font-name="Liberation Serif" fo:font-size="10pt" officeooo:rsid="02b66134" style:font-size-asian="10pt" style:font-size-complex="10pt"/>
    </style:style>
    <style:style style:name="T1187" style:family="text">
      <style:text-properties style:font-name="Liberation Serif" fo:font-size="10pt" officeooo:rsid="02b6ba13" style:font-size-asian="10pt" style:font-size-complex="10pt"/>
    </style:style>
    <style:style style:name="T1188" style:family="text">
      <style:text-properties style:font-name="Liberation Serif" fo:font-size="10pt" officeooo:rsid="02b8233c" style:font-size-asian="10pt" style:font-size-complex="10pt"/>
    </style:style>
    <style:style style:name="T1189" style:family="text">
      <style:text-properties style:font-name="Liberation Serif" fo:font-size="10pt" officeooo:rsid="02b9a955" style:font-size-asian="10pt" style:font-size-complex="10pt"/>
    </style:style>
    <style:style style:name="T1190" style:family="text">
      <style:text-properties style:font-name="Liberation Serif" fo:font-size="10pt" officeooo:rsid="02bb52c5" style:font-size-asian="10pt" style:font-size-complex="10pt"/>
    </style:style>
    <style:style style:name="T1191" style:family="text">
      <style:text-properties style:font-name="Liberation Serif" fo:font-size="10pt" officeooo:rsid="02bccab1" style:font-size-asian="10pt" style:font-size-complex="10pt"/>
    </style:style>
    <style:style style:name="T1192" style:family="text">
      <style:text-properties style:font-name="Liberation Serif" fo:font-size="10pt" officeooo:rsid="02bd751f" style:font-size-asian="10pt" style:font-size-complex="10pt"/>
    </style:style>
    <style:style style:name="T1193" style:family="text">
      <style:text-properties style:font-name="Liberation Serif" fo:font-size="10pt" officeooo:rsid="02bf6556" style:font-size-asian="10pt" style:font-size-complex="10pt"/>
    </style:style>
    <style:style style:name="T1194" style:family="text">
      <style:text-properties style:font-name="Liberation Serif" fo:font-size="10pt" officeooo:rsid="02c0144f" style:font-size-asian="10pt" style:font-size-complex="10pt"/>
    </style:style>
    <style:style style:name="T1195" style:family="text">
      <style:text-properties style:font-name="Liberation Serif" fo:font-size="10pt" officeooo:rsid="02c07a09" style:font-size-asian="10pt" style:font-size-complex="10pt"/>
    </style:style>
    <style:style style:name="T1196" style:family="text">
      <style:text-properties style:font-name="Liberation Serif" fo:font-size="10pt" officeooo:rsid="02c2780f" style:font-size-asian="10pt" style:font-size-complex="10pt"/>
    </style:style>
    <style:style style:name="T1197" style:family="text">
      <style:text-properties style:font-name="Liberation Serif" fo:font-size="10pt" officeooo:rsid="02c33a7f" style:font-size-asian="10pt" style:font-size-complex="10pt"/>
    </style:style>
    <style:style style:name="T1198" style:family="text">
      <style:text-properties style:font-name="Liberation Serif" fo:font-size="10pt" officeooo:rsid="02c4a25e" style:font-size-asian="10pt" style:font-size-complex="10pt"/>
    </style:style>
    <style:style style:name="T1199" style:family="text">
      <style:text-properties style:font-name="Liberation Serif" fo:font-size="10pt" officeooo:rsid="02c68bcb" style:font-size-asian="10pt" style:font-size-complex="10pt"/>
    </style:style>
    <style:style style:name="T1200" style:family="text">
      <style:text-properties style:font-name="Liberation Serif" fo:font-size="10pt" officeooo:rsid="02c8b335" style:font-size-asian="10pt" style:font-size-complex="10pt"/>
    </style:style>
    <style:style style:name="T1201" style:family="text">
      <style:text-properties style:font-name="Liberation Serif" fo:font-size="10pt" officeooo:rsid="02ca6ce6" style:font-size-asian="10pt" style:font-size-complex="10pt"/>
    </style:style>
    <style:style style:name="T1202" style:family="text">
      <style:text-properties style:font-name="Liberation Serif" fo:font-size="10pt" officeooo:rsid="02cb305d" style:font-size-asian="10pt" style:font-size-complex="10pt"/>
    </style:style>
    <style:style style:name="T1203" style:family="text">
      <style:text-properties style:font-name="Liberation Serif" fo:font-size="10pt" officeooo:rsid="02cb9bcd" style:font-size-asian="10pt" style:font-size-complex="10pt"/>
    </style:style>
    <style:style style:name="T1204" style:family="text">
      <style:text-properties style:font-name="Liberation Serif" fo:font-size="10pt" officeooo:rsid="02cc3773" style:font-size-asian="10pt" style:font-size-complex="10pt"/>
    </style:style>
    <style:style style:name="T1205" style:family="text">
      <style:text-properties style:font-name="Liberation Serif" fo:font-size="10pt" officeooo:rsid="02cce0a7" style:font-size-asian="10pt" style:font-size-complex="10pt"/>
    </style:style>
    <style:style style:name="T1206" style:family="text">
      <style:text-properties style:font-name="Liberation Serif" fo:font-size="10pt" officeooo:rsid="02c7b612" style:font-size-asian="10pt" style:font-size-complex="10pt"/>
    </style:style>
    <style:style style:name="T1207" style:family="text">
      <style:text-properties style:font-name="Liberation Serif" fo:font-size="10pt" officeooo:rsid="02c7e660" style:font-size-asian="10pt" style:font-size-complex="10pt"/>
    </style:style>
    <style:style style:name="T1208" style:family="text">
      <style:text-properties style:font-name="Liberation Serif" fo:font-size="10pt" officeooo:rsid="02c8af79" style:font-size-asian="10pt" style:font-size-complex="10pt"/>
    </style:style>
    <style:style style:name="T1209" style:family="text">
      <style:text-properties style:font-name="Liberation Serif" fo:font-size="10pt" officeooo:rsid="02cdda94" style:font-size-asian="10pt" style:font-size-complex="10pt"/>
    </style:style>
    <style:style style:name="T1210" style:family="text">
      <style:text-properties style:font-name="Liberation Serif" fo:font-size="10pt" officeooo:rsid="02d51090" style:font-size-asian="10pt" style:font-size-complex="10pt"/>
    </style:style>
    <style:style style:name="T1211" style:family="text">
      <style:text-properties style:font-name="Liberation Serif" fo:font-size="10pt" officeooo:rsid="02da2788" style:font-size-asian="10pt" style:font-size-complex="10pt"/>
    </style:style>
    <style:style style:name="T1212" style:family="text">
      <style:text-properties style:font-name="Liberation Serif" fo:font-size="10pt" officeooo:rsid="02dc232c" style:font-size-asian="10pt" style:font-size-complex="10pt"/>
    </style:style>
    <style:style style:name="T1213" style:family="text">
      <style:text-properties style:font-name="Liberation Serif" fo:font-size="10pt" officeooo:rsid="02de0ecd" style:font-size-asian="10pt" style:font-size-complex="10pt"/>
    </style:style>
    <style:style style:name="T1214" style:family="text">
      <style:text-properties style:font-name="Liberation Serif" fo:font-size="10pt" officeooo:rsid="02de4897" style:font-size-asian="10pt" style:font-size-complex="10pt"/>
    </style:style>
    <style:style style:name="T1215" style:family="text">
      <style:text-properties style:font-name="Liberation Serif" fo:font-size="10pt" officeooo:rsid="02dfd4bc" style:font-size-asian="10pt" style:font-size-complex="10pt"/>
    </style:style>
    <style:style style:name="T1216" style:family="text">
      <style:text-properties style:font-name="Liberation Serif" fo:font-size="10pt" officeooo:rsid="02e06d9e" style:font-size-asian="10pt" style:font-size-complex="10pt"/>
    </style:style>
    <style:style style:name="T1217" style:family="text">
      <style:text-properties style:font-name="Liberation Serif" fo:font-size="10pt" officeooo:rsid="02e0de3c" style:font-size-asian="10pt" style:font-size-complex="10pt"/>
    </style:style>
    <style:style style:name="T1218" style:family="text">
      <style:text-properties style:font-name="Liberation Serif" fo:font-size="10pt" officeooo:rsid="02e2a931" style:font-size-asian="10pt" style:font-size-complex="10pt"/>
    </style:style>
    <style:style style:name="T1219" style:family="text">
      <style:text-properties style:font-name="Liberation Serif" fo:font-size="10pt" officeooo:rsid="02e2f6db" style:font-size-asian="10pt" style:font-size-complex="10pt"/>
    </style:style>
    <style:style style:name="T1220" style:family="text">
      <style:text-properties style:font-name="Liberation Serif" fo:font-size="10pt" officeooo:rsid="02e5a1f4" style:font-size-asian="10pt" style:font-size-complex="10pt"/>
    </style:style>
    <style:style style:name="T1221" style:family="text">
      <style:text-properties style:font-name="Liberation Serif" fo:font-size="10pt" officeooo:rsid="02e3bd7b" style:font-size-asian="10pt" style:font-size-complex="10pt"/>
    </style:style>
    <style:style style:name="T1222" style:family="text">
      <style:text-properties style:font-name="Liberation Serif" fo:font-size="10pt" officeooo:rsid="02e70c29" style:font-size-asian="10pt" style:font-size-complex="10pt"/>
    </style:style>
    <style:style style:name="T1223" style:family="text">
      <style:text-properties style:font-name="Liberation Serif" fo:font-size="10pt" officeooo:rsid="02e74210" style:font-size-asian="10pt" style:font-size-complex="10pt"/>
    </style:style>
    <style:style style:name="T1224" style:family="text">
      <style:text-properties style:font-name="Liberation Serif" fo:font-size="10pt" officeooo:rsid="02f47c12" style:font-size-asian="10pt" style:font-size-complex="10pt"/>
    </style:style>
    <style:style style:name="T1225" style:family="text">
      <style:text-properties style:font-name="Liberation Serif" fo:font-size="10pt" officeooo:rsid="02f5651c" style:font-size-asian="10pt" style:font-size-complex="10pt"/>
    </style:style>
    <style:style style:name="T1226" style:family="text">
      <style:text-properties style:font-name="Liberation Serif" fo:font-size="10pt" officeooo:rsid="02f61c23" style:font-size-asian="10pt" style:font-size-complex="10pt"/>
    </style:style>
    <style:style style:name="T1227" style:family="text">
      <style:text-properties style:font-name="Liberation Serif" fo:font-size="10pt" officeooo:rsid="02f6809b" style:font-size-asian="10pt" style:font-size-complex="10pt"/>
    </style:style>
    <style:style style:name="T1228" style:family="text">
      <style:text-properties style:font-name="Liberation Serif" fo:font-size="10pt" officeooo:rsid="02ee0f2d" style:font-size-asian="10pt" style:font-size-complex="10pt"/>
    </style:style>
    <style:style style:name="T1229" style:family="text">
      <style:text-properties style:font-name="Liberation Serif" fo:font-size="10pt" officeooo:rsid="02f93c29" style:font-size-asian="10pt" style:font-size-complex="10pt"/>
    </style:style>
    <style:style style:name="T1230" style:family="text">
      <style:text-properties style:font-name="Liberation Serif" fo:font-size="10pt" officeooo:rsid="02fb306f" style:font-size-asian="10pt" style:font-size-complex="10pt"/>
    </style:style>
    <style:style style:name="T1231" style:family="text">
      <style:text-properties style:font-name="Liberation Serif" fo:font-size="10pt" officeooo:rsid="02fd3f91" style:font-size-asian="10pt" style:font-size-complex="10pt"/>
    </style:style>
    <style:style style:name="T1232" style:family="text">
      <style:text-properties style:font-name="Liberation Serif" fo:font-size="10pt" officeooo:rsid="03033728" style:font-size-asian="10pt" style:font-size-complex="10pt"/>
    </style:style>
    <style:style style:name="T1233" style:family="text">
      <style:text-properties style:font-name="Liberation Serif" fo:font-size="10pt" officeooo:rsid="02fcb6f4" style:font-size-asian="10pt" style:font-size-complex="10pt"/>
    </style:style>
    <style:style style:name="T1234" style:family="text">
      <style:text-properties style:font-name="Liberation Serif" fo:font-size="10pt" officeooo:rsid="033288b0" style:font-size-asian="10pt" style:font-size-complex="10pt"/>
    </style:style>
    <style:style style:name="T1235" style:family="text">
      <style:text-properties style:font-name="Liberation Serif" fo:font-size="10pt" officeooo:rsid="03338fe1" style:font-size-asian="10pt" style:font-size-complex="10pt"/>
    </style:style>
    <style:style style:name="T1236" style:family="text">
      <style:text-properties style:font-name="Liberation Serif" fo:font-size="10pt" officeooo:rsid="03357937" style:font-size-asian="10pt" style:font-size-complex="10pt"/>
    </style:style>
    <style:style style:name="T1237" style:family="text">
      <style:text-properties style:font-name="Liberation Serif" fo:font-size="10pt" officeooo:rsid="0339942f" style:font-size-asian="10pt" style:font-size-complex="10pt"/>
    </style:style>
    <style:style style:name="T1238" style:family="text">
      <style:text-properties style:font-name="Liberation Serif" fo:font-size="10pt" officeooo:rsid="033af6d7" style:font-size-asian="10pt" style:font-size-complex="10pt"/>
    </style:style>
    <style:style style:name="T1239" style:family="text">
      <style:text-properties style:font-name="Liberation Serif" fo:font-size="10pt" officeooo:rsid="033b3347" style:font-size-asian="10pt" style:font-size-complex="10pt"/>
    </style:style>
    <style:style style:name="T1240" style:family="text">
      <style:text-properties style:font-name="Liberation Serif" fo:font-size="10pt" officeooo:rsid="033fc1d7" style:font-size-asian="10pt" style:font-size-complex="10pt"/>
    </style:style>
    <style:style style:name="T1241" style:family="text">
      <style:text-properties style:font-name="Liberation Serif" fo:font-size="10pt" officeooo:rsid="0340b13b" style:font-size-asian="10pt" style:font-size-complex="10pt"/>
    </style:style>
    <style:style style:name="T1242" style:family="text">
      <style:text-properties style:font-name="Liberation Serif" fo:font-size="10pt" officeooo:rsid="00dcf38d" style:font-size-asian="10pt" style:font-size-complex="10pt"/>
    </style:style>
    <style:style style:name="T1243" style:family="text">
      <style:text-properties style:font-name="Liberation Serif" fo:font-size="10pt" officeooo:rsid="037fca9d" style:font-size-asian="10pt" style:font-size-complex="10pt"/>
    </style:style>
    <style:style style:name="T1244" style:family="text">
      <style:text-properties style:font-name="Liberation Serif" fo:font-size="10pt" officeooo:rsid="03803032" style:font-size-asian="10pt" style:font-size-complex="10pt"/>
    </style:style>
    <style:style style:name="T1245" style:family="text">
      <style:text-properties style:font-name="Liberation Serif" fo:font-size="10pt" officeooo:rsid="0384c6c6" style:font-size-asian="10pt" style:font-size-complex="10pt"/>
    </style:style>
    <style:style style:name="T1246" style:family="text">
      <style:text-properties style:font-name="Liberation Serif" fo:font-size="10pt" officeooo:rsid="03865840" style:font-size-asian="10pt" style:font-size-complex="10pt"/>
    </style:style>
    <style:style style:name="T1247" style:family="text">
      <style:text-properties style:font-name="Liberation Serif" fo:font-size="10pt" officeooo:rsid="0386bd03" style:font-size-asian="10pt" style:font-size-complex="10pt"/>
    </style:style>
    <style:style style:name="T1248" style:family="text">
      <style:text-properties style:font-name="Liberation Serif" fo:font-size="10pt" officeooo:rsid="03882105" style:font-size-asian="10pt" style:font-size-complex="10pt"/>
    </style:style>
    <style:style style:name="T1249" style:family="text">
      <style:text-properties style:font-name="Liberation Serif" fo:font-size="10pt" officeooo:rsid="038a1568" style:font-size-asian="10pt" style:font-size-complex="10pt"/>
    </style:style>
    <style:style style:name="T1250" style:family="text">
      <style:text-properties style:font-name="Liberation Serif" fo:font-size="10pt" officeooo:rsid="038bf323" style:font-size-asian="10pt" style:font-size-complex="10pt"/>
    </style:style>
    <style:style style:name="T1251" style:family="text">
      <style:text-properties style:font-name="Liberation Serif" fo:font-size="10pt" officeooo:rsid="038d0459" style:font-size-asian="10pt" style:font-size-complex="10pt"/>
    </style:style>
    <style:style style:name="T1252" style:family="text">
      <style:text-properties style:font-name="Liberation Serif" fo:font-size="10pt" officeooo:rsid="038e5970" style:font-size-asian="10pt" style:font-size-complex="10pt"/>
    </style:style>
    <style:style style:name="T1253" style:family="text">
      <style:text-properties style:font-name="Liberation Serif" fo:font-size="10pt" officeooo:rsid="039024f4" style:font-size-asian="10pt" style:font-size-complex="10pt"/>
    </style:style>
    <style:style style:name="T1254" style:family="text">
      <style:text-properties style:font-name="Liberation Serif" fo:font-size="10pt" officeooo:rsid="038fa17f" style:font-size-asian="10pt" style:font-size-complex="10pt"/>
    </style:style>
    <style:style style:name="T1255" style:family="text">
      <style:text-properties style:font-name="Liberation Serif" fo:font-size="10pt" officeooo:rsid="03a4e3d0" style:font-size-asian="10pt" style:font-size-complex="10pt"/>
    </style:style>
    <style:style style:name="T1256" style:family="text">
      <style:text-properties style:font-name="Liberation Serif" fo:font-size="10pt" officeooo:rsid="03a501f1" style:font-size-asian="10pt" style:font-size-complex="10pt"/>
    </style:style>
    <style:style style:name="T1257" style:family="text">
      <style:text-properties style:font-name="Liberation Serif" fo:font-size="10pt" officeooo:rsid="03b08ac7" style:font-size-asian="10pt" style:font-size-complex="10pt"/>
    </style:style>
    <style:style style:name="T1258" style:family="text">
      <style:text-properties style:font-name="Liberation Serif" fo:font-size="10pt" officeooo:rsid="03b43c65" style:font-size-asian="10pt" style:font-size-complex="10pt"/>
    </style:style>
    <style:style style:name="T1259" style:family="text">
      <style:text-properties style:font-name="Liberation Serif" fo:font-size="10pt" officeooo:rsid="03b89b6c" style:font-size-asian="10pt" style:font-size-complex="10pt"/>
    </style:style>
    <style:style style:name="T1260" style:family="text">
      <style:text-properties style:font-name="Liberation Serif" fo:font-size="10pt" officeooo:rsid="03b93366" style:font-size-asian="10pt" style:font-size-complex="10pt"/>
    </style:style>
    <style:style style:name="T1261" style:family="text">
      <style:text-properties style:font-name="Liberation Serif" fo:font-size="10pt" officeooo:rsid="03bb8baa" style:font-size-asian="10pt" style:font-size-complex="10pt"/>
    </style:style>
    <style:style style:name="T1262" style:family="text">
      <style:text-properties style:font-name="Liberation Serif" fo:font-size="10pt" officeooo:rsid="03bc506f" style:font-size-asian="10pt" style:font-size-complex="10pt"/>
    </style:style>
    <style:style style:name="T1263" style:family="text">
      <style:text-properties style:font-name="Liberation Serif" fo:font-size="10pt" officeooo:rsid="03bebff7" style:font-size-asian="10pt" style:font-size-complex="10pt"/>
    </style:style>
    <style:style style:name="T1264" style:family="text">
      <style:text-properties style:font-name="Liberation Serif" fo:font-size="10pt" officeooo:rsid="03c00025" style:font-size-asian="10pt" style:font-size-complex="10pt"/>
    </style:style>
    <style:style style:name="T1265" style:family="text">
      <style:text-properties style:font-name="Liberation Serif" fo:font-size="10pt" officeooo:rsid="03c0a7ea" style:font-size-asian="10pt" style:font-size-complex="10pt"/>
    </style:style>
    <style:style style:name="T1266" style:family="text">
      <style:text-properties style:font-name="Liberation Serif" fo:font-size="10pt" officeooo:rsid="03c0c7a7" style:font-size-asian="10pt" style:font-size-complex="10pt"/>
    </style:style>
    <style:style style:name="T1267" style:family="text">
      <style:text-properties style:font-name="Liberation Serif" fo:font-size="10pt" officeooo:rsid="03cc1129" style:font-size-asian="10pt" style:font-size-complex="10pt"/>
    </style:style>
    <style:style style:name="T1268" style:family="text">
      <style:text-properties style:font-name="Liberation Serif" fo:font-size="10pt" officeooo:rsid="03cec075" style:font-size-asian="10pt" style:font-size-complex="10pt"/>
    </style:style>
    <style:style style:name="T1269" style:family="text">
      <style:text-properties style:font-name="Liberation Serif" fo:font-size="10pt" officeooo:rsid="03b93d41" style:font-size-asian="10pt" style:font-size-complex="10pt"/>
    </style:style>
    <style:style style:name="T1270" style:family="text">
      <style:text-properties style:font-name="Liberation Serif" fo:font-size="10pt" officeooo:rsid="03cfc94d" style:font-size-asian="10pt" style:font-size-complex="10pt"/>
    </style:style>
    <style:style style:name="T1271" style:family="text">
      <style:text-properties style:font-name="Liberation Serif" fo:font-size="10pt" officeooo:rsid="03e00cef" style:font-size-asian="10pt" style:font-size-complex="10pt"/>
    </style:style>
    <style:style style:name="T1272" style:family="text">
      <style:text-properties style:font-name="Liberation Serif" fo:font-size="10pt" officeooo:rsid="03eb1277" style:font-size-asian="10pt" style:font-size-complex="10pt"/>
    </style:style>
    <style:style style:name="T1273" style:family="text">
      <style:text-properties style:font-name="Liberation Serif" fo:font-size="10pt" officeooo:rsid="03eccc8e" style:font-size-asian="10pt" style:font-size-complex="10pt"/>
    </style:style>
    <style:style style:name="T1274" style:family="text">
      <style:text-properties style:font-name="Liberation Serif" fo:font-size="10pt" officeooo:rsid="03efd3b3" style:font-size-asian="10pt" style:font-size-complex="10pt"/>
    </style:style>
    <style:style style:name="T1275" style:family="text">
      <style:text-properties style:font-name="Liberation Serif" fo:font-size="10pt" officeooo:rsid="03edb8b4" style:font-size-asian="10pt" style:font-size-complex="10pt"/>
    </style:style>
    <style:style style:name="T1276" style:family="text">
      <style:text-properties style:font-name="Liberation Serif" fo:font-size="10pt" officeooo:rsid="03f4b154" style:font-size-asian="10pt" style:font-size-complex="10pt"/>
    </style:style>
    <style:style style:name="T1277" style:family="text">
      <style:text-properties style:font-name="Liberation Serif" fo:font-size="10pt" officeooo:rsid="03fa6e55" style:font-size-asian="10pt" style:font-size-complex="10pt"/>
    </style:style>
    <style:style style:name="T1278" style:family="text">
      <style:text-properties style:font-name="Liberation Serif" fo:font-size="10pt" officeooo:rsid="03fc031e" style:font-size-asian="10pt" style:font-size-complex="10pt"/>
    </style:style>
    <style:style style:name="T1279" style:family="text">
      <style:text-properties style:font-name="Liberation Serif" fo:font-size="10pt" officeooo:rsid="03f2dc04" style:font-size-asian="10pt" style:font-size-complex="10pt"/>
    </style:style>
    <style:style style:name="T1280" style:family="text">
      <style:text-properties style:font-name="Liberation Serif" fo:font-size="10pt" officeooo:rsid="03f4d5b8" style:font-size-asian="10pt" style:font-size-complex="10pt"/>
    </style:style>
    <style:style style:name="T1281" style:family="text">
      <style:text-properties style:font-name="Liberation Serif" fo:font-size="10pt" officeooo:rsid="03f6ceff" style:font-size-asian="10pt" style:font-size-complex="10pt"/>
    </style:style>
    <style:style style:name="T1282" style:family="text">
      <style:text-properties style:font-name="Liberation Serif" fo:font-size="10pt" officeooo:rsid="04109576" style:font-size-asian="10pt" style:font-size-complex="10pt"/>
    </style:style>
    <style:style style:name="T1283" style:family="text">
      <style:text-properties style:font-name="Liberation Serif" fo:font-size="10pt" officeooo:rsid="04132621" style:font-size-asian="10pt" style:font-size-complex="10pt"/>
    </style:style>
    <style:style style:name="T1284" style:family="text">
      <style:text-properties style:font-name="Liberation Serif" fo:font-size="10pt" officeooo:rsid="0414cacf" style:font-size-asian="10pt" style:font-size-complex="10pt"/>
    </style:style>
    <style:style style:name="T1285" style:family="text">
      <style:text-properties style:font-name="Liberation Serif" fo:font-size="10pt" officeooo:rsid="04165871" style:font-size-asian="10pt" style:font-size-complex="10pt"/>
    </style:style>
    <style:style style:name="T1286" style:family="text">
      <style:text-properties style:font-name="Liberation Serif" fo:font-size="10pt" officeooo:rsid="041812ba" style:font-size-asian="10pt" style:font-size-complex="10pt"/>
    </style:style>
    <style:style style:name="T1287" style:family="text">
      <style:text-properties style:font-name="Liberation Serif" fo:font-size="10pt" officeooo:rsid="0419b2c3" style:font-size-asian="10pt" style:font-size-complex="10pt"/>
    </style:style>
    <style:style style:name="T1288" style:family="text">
      <style:text-properties style:font-name="Liberation Serif" fo:font-size="10pt" officeooo:rsid="041c9d12" style:font-size-asian="10pt" style:font-size-complex="10pt"/>
    </style:style>
    <style:style style:name="T1289" style:family="text">
      <style:text-properties style:font-name="Liberation Serif" fo:font-size="10pt" officeooo:rsid="041e4c5f" style:font-size-asian="10pt" style:font-size-complex="10pt"/>
    </style:style>
    <style:style style:name="T1290" style:family="text">
      <style:text-properties style:font-name="Liberation Serif" fo:font-size="10pt" officeooo:rsid="0420872f" style:font-size-asian="10pt" style:font-size-complex="10pt"/>
    </style:style>
    <style:style style:name="T1291" style:family="text">
      <style:text-properties style:font-name="Liberation Serif" fo:font-size="10pt" officeooo:rsid="04345d74" style:font-size-asian="10pt" style:font-size-complex="10pt"/>
    </style:style>
    <style:style style:name="T1292" style:family="text">
      <style:text-properties style:font-name="Liberation Serif" fo:font-size="10pt" officeooo:rsid="0443dc5a" style:font-size-asian="10pt" style:font-size-complex="10pt"/>
    </style:style>
    <style:style style:name="T1293" style:family="text">
      <style:text-properties style:font-name="Liberation Serif" fo:font-size="10pt" officeooo:rsid="0444e15e" style:font-size-asian="10pt" style:font-size-complex="10pt"/>
    </style:style>
    <style:style style:name="T1294" style:family="text">
      <style:text-properties style:font-name="Liberation Serif" fo:font-size="10pt" officeooo:rsid="0449cf90" style:font-size-asian="10pt" style:font-size-complex="10pt"/>
    </style:style>
    <style:style style:name="T1295" style:family="text">
      <style:text-properties style:font-name="Liberation Serif" fo:font-size="10pt" officeooo:rsid="044ad618" style:font-size-asian="10pt" style:font-size-complex="10pt"/>
    </style:style>
    <style:style style:name="T1296" style:family="text">
      <style:text-properties style:font-name="Liberation Serif" fo:font-size="10pt" officeooo:rsid="044c6557" style:font-size-asian="10pt" style:font-size-complex="10pt"/>
    </style:style>
    <style:style style:name="T1297" style:family="text">
      <style:text-properties style:font-name="Liberation Serif" fo:font-size="10pt" officeooo:rsid="044fb581" style:font-size-asian="10pt" style:font-size-complex="10pt"/>
    </style:style>
    <style:style style:name="T1298" style:family="text">
      <style:text-properties style:font-name="Liberation Serif" fo:font-size="10pt" officeooo:rsid="04518c70" style:font-size-asian="10pt" style:font-size-complex="10pt"/>
    </style:style>
    <style:style style:name="T1299" style:family="text">
      <style:text-properties style:font-name="Liberation Serif" fo:font-size="10pt" officeooo:rsid="0458400e" style:font-size-asian="10pt" style:font-size-complex="10pt"/>
    </style:style>
    <style:style style:name="T1300" style:family="text">
      <style:text-properties style:font-name="Liberation Serif" fo:font-size="10pt" officeooo:rsid="045d0b81" style:font-size-asian="10pt" style:font-size-complex="10pt"/>
    </style:style>
    <style:style style:name="T1301" style:family="text">
      <style:text-properties style:font-name="Liberation Serif" fo:font-size="10pt" officeooo:rsid="0464dd3b" style:font-size-asian="10pt" style:font-size-complex="10pt"/>
    </style:style>
    <style:style style:name="T1302" style:family="text">
      <style:text-properties style:font-name="Liberation Serif" fo:font-size="10pt" officeooo:rsid="04659274" style:font-size-asian="10pt" style:font-size-complex="10pt"/>
    </style:style>
    <style:style style:name="T1303" style:family="text">
      <style:text-properties style:font-name="Liberation Serif" fo:font-size="10pt" officeooo:rsid="0401df2b" style:font-size-asian="10pt" style:font-size-complex="10pt"/>
    </style:style>
    <style:style style:name="T1304" style:family="text">
      <style:text-properties style:font-name="Liberation Serif" fo:font-size="10pt" officeooo:rsid="0470774f" style:font-size-asian="10pt" style:font-size-complex="10pt"/>
    </style:style>
    <style:style style:name="T1305" style:family="text">
      <style:text-properties style:font-name="Liberation Serif" fo:font-size="10pt" officeooo:rsid="0474f167" style:font-size-asian="10pt" style:font-size-complex="10pt"/>
    </style:style>
    <style:style style:name="T1306" style:family="text">
      <style:text-properties style:font-name="Liberation Serif" fo:font-size="10pt" officeooo:rsid="047da8b7" style:font-size-asian="10pt" style:font-size-complex="10pt"/>
    </style:style>
    <style:style style:name="T1307" style:family="text">
      <style:text-properties style:font-name="Liberation Serif" fo:font-size="10pt" officeooo:rsid="04839f5d" style:font-size-asian="10pt" style:font-size-complex="10pt"/>
    </style:style>
    <style:style style:name="T1308" style:family="text">
      <style:text-properties style:font-name="Liberation Serif" fo:font-size="10pt" officeooo:rsid="0483f8ce" style:font-size-asian="10pt" style:font-size-complex="10pt"/>
    </style:style>
    <style:style style:name="T1309" style:family="text">
      <style:text-properties style:font-name="Liberation Serif" fo:font-size="10pt" officeooo:rsid="0487fadd" style:font-size-asian="10pt" style:font-size-complex="10pt"/>
    </style:style>
    <style:style style:name="T1310" style:family="text">
      <style:text-properties style:font-name="Liberation Serif" fo:font-size="10pt" officeooo:rsid="04947158" style:font-size-asian="10pt" style:font-size-complex="10pt"/>
    </style:style>
    <style:style style:name="T1311" style:family="text">
      <style:text-properties style:font-name="Liberation Serif" fo:font-size="10pt" officeooo:rsid="049483b4" style:font-size-asian="10pt" style:font-size-complex="10pt"/>
    </style:style>
    <style:style style:name="T1312" style:family="text">
      <style:text-properties style:font-name="Liberation Serif" fo:font-size="10pt" officeooo:rsid="048fa720" style:font-size-asian="10pt" style:font-size-complex="10pt"/>
    </style:style>
    <style:style style:name="T1313" style:family="text">
      <style:text-properties style:font-name="Liberation Serif" fo:font-size="10pt" officeooo:rsid="0499da28" style:font-size-asian="10pt" style:font-size-complex="10pt"/>
    </style:style>
    <style:style style:name="T1314" style:family="text">
      <style:text-properties style:font-name="Liberation Serif" fo:font-size="10pt" officeooo:rsid="049addcc" style:font-size-asian="10pt" style:font-size-complex="10pt"/>
    </style:style>
    <style:style style:name="T1315" style:family="text">
      <style:text-properties style:font-name="Liberation Serif" fo:font-size="10pt" officeooo:rsid="049c2a05" style:font-size-asian="10pt" style:font-size-complex="10pt"/>
    </style:style>
    <style:style style:name="T1316" style:family="text">
      <style:text-properties style:font-name="Liberation Serif" fo:font-size="10pt" officeooo:rsid="049e5e2b" style:font-size-asian="10pt" style:font-size-complex="10pt"/>
    </style:style>
    <style:style style:name="T1317" style:family="text">
      <style:text-properties style:font-name="Liberation Serif" fo:font-size="10pt" officeooo:rsid="04a2d14d" style:font-size-asian="10pt" style:font-size-complex="10pt"/>
    </style:style>
    <style:style style:name="T1318" style:family="text">
      <style:text-properties style:font-name="Liberation Serif" fo:font-size="10pt" officeooo:rsid="04a4c31e" style:font-size-asian="10pt" style:font-size-complex="10pt"/>
    </style:style>
    <style:style style:name="T1319" style:family="text">
      <style:text-properties style:font-name="Liberation Serif" fo:font-size="10pt" officeooo:rsid="04a560e1" style:font-size-asian="10pt" style:font-size-complex="10pt"/>
    </style:style>
    <style:style style:name="T1320" style:family="text">
      <style:text-properties style:font-name="Liberation Serif" fo:font-size="10pt" officeooo:rsid="04a70982" style:font-size-asian="10pt" style:font-size-complex="10pt"/>
    </style:style>
    <style:style style:name="T1321" style:family="text">
      <style:text-properties style:font-name="Liberation Serif" style:font-size-asian="8.75pt"/>
    </style:style>
    <style:style style:name="T1322" style:family="text">
      <style:text-properties style:font-name="Liberation Serif" officeooo:rsid="008ce2cd" style:font-size-asian="8.75pt"/>
    </style:style>
    <style:style style:name="T1323" style:family="text">
      <style:text-properties style:font-name="Liberation Serif" officeooo:rsid="00917500" style:font-size-asian="8.75pt"/>
    </style:style>
    <style:style style:name="T1324" style:family="text">
      <style:text-properties style:font-name="Liberation Serif" officeooo:rsid="00925fc6" style:font-size-asian="8.75pt"/>
    </style:style>
    <style:style style:name="T1325" style:family="text">
      <style:text-properties style:font-name="Liberation Serif" officeooo:rsid="009309b3" style:font-size-asian="8.75pt"/>
    </style:style>
    <style:style style:name="T1326" style:family="text">
      <style:text-properties style:font-name="Liberation Serif" officeooo:rsid="0096a2de" style:font-size-asian="8.75pt"/>
    </style:style>
    <style:style style:name="T1327" style:family="text">
      <style:text-properties style:font-name="Liberation Serif" officeooo:rsid="00977b4e" style:font-size-asian="8.75pt"/>
    </style:style>
    <style:style style:name="T1328" style:family="text">
      <style:text-properties style:font-name="Liberation Serif" officeooo:rsid="0098789b" style:font-size-asian="8.75pt"/>
    </style:style>
    <style:style style:name="T1329" style:family="text">
      <style:text-properties style:font-name="Liberation Serif" officeooo:rsid="0099bfd9" style:font-size-asian="8.75pt"/>
    </style:style>
    <style:style style:name="T1330" style:family="text">
      <style:text-properties style:font-name="Liberation Serif" officeooo:rsid="0099cc51" style:font-size-asian="8.75pt"/>
    </style:style>
    <style:style style:name="T1331" style:family="text">
      <style:text-properties style:font-name="Liberation Serif" officeooo:rsid="00b1bea7" style:font-size-asian="8.75pt"/>
    </style:style>
    <style:style style:name="T1332" style:family="text">
      <style:text-properties style:font-name="Liberation Serif" officeooo:rsid="00b3b60a" style:font-size-asian="8.75pt"/>
    </style:style>
    <style:style style:name="T1333" style:family="text">
      <style:text-properties style:font-name="Liberation Serif" officeooo:rsid="00d56ab0" style:font-size-asian="8.75pt"/>
    </style:style>
    <style:style style:name="T1334" style:family="text">
      <style:text-properties style:font-name="Liberation Serif" officeooo:rsid="00d7814e" style:font-size-asian="8.75pt"/>
    </style:style>
    <style:style style:name="T1335" style:family="text">
      <style:text-properties style:font-name="Liberation Serif" officeooo:rsid="00d96832" style:font-size-asian="8.75pt"/>
    </style:style>
    <style:style style:name="T1336" style:family="text">
      <style:text-properties style:font-name="Liberation Serif" officeooo:rsid="00db0210" style:font-size-asian="8.75pt"/>
    </style:style>
    <style:style style:name="T1337" style:family="text">
      <style:text-properties style:font-name="Liberation Serif" officeooo:rsid="00dbe830" style:font-size-asian="8.75pt"/>
    </style:style>
    <style:style style:name="T1338" style:family="text">
      <style:text-properties style:font-name="Liberation Serif" officeooo:rsid="00dcf38d" style:font-size-asian="8.75pt"/>
    </style:style>
    <style:style style:name="T1339" style:family="text">
      <style:text-properties style:font-name="Liberation Serif" officeooo:rsid="012e422c" style:font-size-asian="8.75pt"/>
    </style:style>
    <style:style style:name="T1340" style:family="text">
      <style:text-properties style:font-name="Liberation Serif" officeooo:rsid="018a978b" style:font-size-asian="8.75pt"/>
    </style:style>
    <style:style style:name="T1341" style:family="text">
      <style:text-properties style:font-name="Liberation Serif" officeooo:rsid="018ab948" style:font-size-asian="8.75pt"/>
    </style:style>
    <style:style style:name="T1342" style:family="text">
      <style:text-properties style:font-name="Liberation Serif" officeooo:rsid="028ff6d1" style:font-size-asian="8.75pt"/>
    </style:style>
    <style:style style:name="T1343" style:family="text">
      <style:text-properties style:font-name="Liberation Serif" officeooo:rsid="033886a3" style:font-size-asian="8.75pt"/>
    </style:style>
    <style:style style:name="T1344" style:family="text">
      <style:text-properties style:font-name="Liberation Serif" officeooo:rsid="0339942f" style:font-size-asian="8.75pt"/>
    </style:style>
    <style:style style:name="T1345" style:family="text">
      <style:text-properties style:font-name="Liberation Serif" officeooo:rsid="033b3347" style:font-size-asian="8.75pt"/>
    </style:style>
    <style:style style:name="T1346" style:family="text">
      <style:text-properties style:font-name="Liberation Serif" fo:font-weight="normal" officeooo:rsid="004bc71d" style:font-size-asian="8.75pt" style:font-weight-asian="normal" style:font-weight-complex="normal"/>
    </style:style>
    <style:style style:name="T1347" style:family="text">
      <style:text-properties style:font-name="Liberation Serif" fo:font-weight="normal" officeooo:rsid="00a39d26" style:font-size-asian="8.75pt" style:font-weight-asian="normal" style:font-weight-complex="normal"/>
    </style:style>
    <style:style style:name="T1348" style:family="text">
      <style:text-properties style:font-name="Liberation Serif" fo:font-weight="normal" officeooo:rsid="00a456ff" style:font-size-asian="8.75pt" style:font-weight-asian="normal" style:font-weight-complex="normal"/>
    </style:style>
    <style:style style:name="T1349" style:family="text">
      <style:text-properties style:font-name="Liberation Serif" fo:font-weight="normal" officeooo:rsid="00a4d4bf" style:font-size-asian="8.75pt" style:font-weight-asian="normal" style:font-weight-complex="normal"/>
    </style:style>
    <style:style style:name="T1350" style:family="text">
      <style:text-properties style:font-name="Liberation Serif" fo:font-weight="normal" officeooo:rsid="00a6606c" style:font-size-asian="8.75pt" style:font-weight-asian="normal" style:font-weight-complex="normal"/>
    </style:style>
    <style:style style:name="T1351" style:family="text">
      <style:text-properties style:font-name="Liberation Serif" fo:font-weight="normal" officeooo:rsid="018a7368" style:font-size-asian="8.75pt" style:font-weight-asian="normal" style:font-weight-complex="normal"/>
    </style:style>
    <style:style style:name="T1352" style:family="text">
      <style:text-properties style:font-name="Liberation Serif" fo:font-weight="normal" officeooo:rsid="032cd80c" style:font-size-asian="8.75pt" style:font-weight-asian="normal" style:font-weight-complex="normal"/>
    </style:style>
    <style:style style:name="T1353" style:family="text">
      <style:text-properties style:font-name="Liberation Serif" fo:font-weight="normal" style:font-weight-asian="normal" style:font-weight-complex="normal"/>
    </style:style>
    <style:style style:name="T1354" style:family="text">
      <style:text-properties style:font-name="Liberation Serif" fo:font-weight="normal" officeooo:rsid="00a39d26" style:font-weight-asian="normal" style:font-weight-complex="normal"/>
    </style:style>
    <style:style style:name="T1355" style:family="text">
      <style:text-properties style:font-name="Liberation Serif" fo:font-weight="normal" officeooo:rsid="00a462ee" style:font-weight-asian="normal" style:font-weight-complex="normal"/>
    </style:style>
    <style:style style:name="T1356" style:family="text">
      <style:text-properties style:font-name="Liberation Serif" fo:font-weight="normal" officeooo:rsid="011ce1af" style:font-weight-asian="normal" style:font-weight-complex="normal"/>
    </style:style>
    <style:style style:name="T1357" style:family="text">
      <style:text-properties style:font-name="Liberation Serif" fo:font-weight="normal" officeooo:rsid="018a7368" style:font-weight-asian="normal" style:font-weight-complex="normal"/>
    </style:style>
    <style:style style:name="T1358" style:family="text">
      <style:text-properties style:font-name="Liberation Serif" fo:font-weight="normal" officeooo:rsid="018a978b" style:font-weight-asian="normal" style:font-weight-complex="normal"/>
    </style:style>
    <style:style style:name="T1359" style:family="text">
      <style:text-properties style:font-name="Liberation Serif" fo:font-weight="normal" officeooo:rsid="019372fe" style:font-weight-asian="normal" style:font-weight-complex="normal"/>
    </style:style>
    <style:style style:name="T1360" style:family="text">
      <style:text-properties style:font-name="Liberation Serif" fo:font-weight="normal" officeooo:rsid="019469e2" style:font-weight-asian="normal" style:font-weight-complex="normal"/>
    </style:style>
    <style:style style:name="T1361" style:family="text">
      <style:text-properties style:font-name="Liberation Serif" fo:font-weight="normal" officeooo:rsid="027e2afc" style:font-weight-asian="normal" style:font-weight-complex="normal"/>
    </style:style>
    <style:style style:name="T1362" style:family="text">
      <style:text-properties style:font-name="Liberation Serif" fo:font-weight="normal" officeooo:rsid="02d51090" style:font-weight-asian="normal" style:font-weight-complex="normal"/>
    </style:style>
    <style:style style:name="T1363" style:family="text">
      <style:text-properties style:font-name="Liberation Serif" fo:font-weight="normal" officeooo:rsid="00131b12" style:font-weight-asian="normal" style:font-weight-complex="normal"/>
    </style:style>
    <style:style style:name="T1364" style:family="text">
      <style:text-properties style:font-name="Liberation Serif" fo:font-weight="normal" officeooo:rsid="0342d66c" style:font-weight-asian="normal" style:font-weight-complex="normal"/>
    </style:style>
    <style:style style:name="T1365" style:family="text">
      <style:text-properties style:font-name="Liberation Serif" fo:font-weight="normal" officeooo:rsid="03467e5a" style:font-weight-asian="normal" style:font-weight-complex="normal"/>
    </style:style>
    <style:style style:name="T1366" style:family="text">
      <style:text-properties style:font-name="Liberation Serif" fo:font-weight="normal" officeooo:rsid="03474744" style:font-weight-asian="normal" style:font-weight-complex="normal"/>
    </style:style>
    <style:style style:name="T1367" style:family="text">
      <style:text-properties style:font-name="Liberation Serif" fo:font-weight="normal" officeooo:rsid="03497bf1" style:font-weight-asian="normal" style:font-weight-complex="normal"/>
    </style:style>
    <style:style style:name="T1368" style:family="text">
      <style:text-properties style:font-name="Liberation Serif" fo:font-weight="normal" officeooo:rsid="0349f221" style:font-weight-asian="normal" style:font-weight-complex="normal"/>
    </style:style>
    <style:style style:name="T1369" style:family="text">
      <style:text-properties style:font-name="Liberation Serif" fo:font-weight="normal" officeooo:rsid="034bb59b" style:font-weight-asian="normal" style:font-weight-complex="normal"/>
    </style:style>
    <style:style style:name="T1370" style:family="text">
      <style:text-properties style:font-name="Liberation Serif" fo:font-weight="normal" officeooo:rsid="034c13b6" style:font-weight-asian="normal" style:font-weight-complex="normal"/>
    </style:style>
    <style:style style:name="T1371" style:family="text">
      <style:text-properties style:font-name="Liberation Serif" fo:font-weight="normal" officeooo:rsid="0349dbda" style:font-weight-asian="normal" style:font-weight-complex="normal"/>
    </style:style>
    <style:style style:name="T1372" style:family="text">
      <style:text-properties style:font-name="Liberation Serif" fo:font-weight="normal" officeooo:rsid="034dbf85" style:font-weight-asian="normal" style:font-weight-complex="normal"/>
    </style:style>
    <style:style style:name="T1373" style:family="text">
      <style:text-properties style:font-name="Liberation Serif" fo:font-weight="normal" officeooo:rsid="034e46e9" style:font-weight-asian="normal" style:font-weight-complex="normal"/>
    </style:style>
    <style:style style:name="T1374" style:family="text">
      <style:text-properties style:font-name="Liberation Serif" fo:font-weight="normal" officeooo:rsid="034f1fa2" style:font-weight-asian="normal" style:font-weight-complex="normal"/>
    </style:style>
    <style:style style:name="T1375" style:family="text">
      <style:text-properties style:font-name="Liberation Serif" fo:font-weight="normal" officeooo:rsid="034fe1ca" style:font-weight-asian="normal" style:font-weight-complex="normal"/>
    </style:style>
    <style:style style:name="T1376" style:family="text">
      <style:text-properties style:font-name="Liberation Serif" fo:font-weight="normal" officeooo:rsid="035169f8" style:font-weight-asian="normal" style:font-weight-complex="normal"/>
    </style:style>
    <style:style style:name="T1377" style:family="text">
      <style:text-properties style:font-name="Liberation Serif" fo:font-weight="normal" officeooo:rsid="035309a4" style:font-weight-asian="normal" style:font-weight-complex="normal"/>
    </style:style>
    <style:style style:name="T1378" style:family="text">
      <style:text-properties style:font-name="Liberation Serif" fo:font-weight="normal" officeooo:rsid="035847fb" style:font-weight-asian="normal" style:font-weight-complex="normal"/>
    </style:style>
    <style:style style:name="T1379" style:family="text">
      <style:text-properties style:font-name="Liberation Serif" fo:font-weight="normal" officeooo:rsid="03590271" style:font-weight-asian="normal" style:font-weight-complex="normal"/>
    </style:style>
    <style:style style:name="T1380" style:family="text">
      <style:text-properties style:font-name="Liberation Serif" fo:font-weight="normal" officeooo:rsid="03636768" style:font-weight-asian="normal" style:font-weight-complex="normal"/>
    </style:style>
    <style:style style:name="T1381" style:family="text">
      <style:text-properties style:font-name="Liberation Serif" fo:font-weight="normal" officeooo:rsid="0381a4af" style:font-weight-asian="normal" style:font-weight-complex="normal"/>
    </style:style>
    <style:style style:name="T1382" style:family="text">
      <style:text-properties style:font-name="Liberation Serif" fo:font-weight="normal" officeooo:rsid="0382cafb" style:font-weight-asian="normal" style:font-weight-complex="normal"/>
    </style:style>
    <style:style style:name="T1383" style:family="text">
      <style:text-properties style:font-name="Liberation Serif" fo:font-weight="normal" officeooo:rsid="039acfd7" style:font-weight-asian="normal" style:font-weight-complex="normal"/>
    </style:style>
    <style:style style:name="T1384" style:family="text">
      <style:text-properties style:font-name="Liberation Serif" fo:font-weight="normal" officeooo:rsid="03d6ad67" style:font-weight-asian="normal" style:font-weight-complex="normal"/>
    </style:style>
    <style:style style:name="T1385" style:family="text">
      <style:text-properties style:font-name="Liberation Serif" fo:font-weight="normal" officeooo:rsid="03b93366" style:font-weight-asian="normal" style:font-weight-complex="normal"/>
    </style:style>
    <style:style style:name="T1386" style:family="text">
      <style:text-properties style:font-name="Liberation Serif" fo:font-weight="normal" officeooo:rsid="03e2ac75" style:font-weight-asian="normal" style:font-weight-complex="normal"/>
    </style:style>
    <style:style style:name="T1387" style:family="text">
      <style:text-properties style:font-name="Liberation Serif" fo:font-weight="normal" officeooo:rsid="004d1619" style:font-weight-asian="normal" style:font-weight-complex="normal"/>
    </style:style>
    <style:style style:name="T1388" style:family="text">
      <style:text-properties style:font-name="Liberation Serif" fo:font-weight="normal" officeooo:rsid="0414cacf" style:font-weight-asian="normal" style:font-weight-complex="normal"/>
    </style:style>
    <style:style style:name="T1389" style:family="text">
      <style:text-properties style:font-name="Liberation Serif" fo:font-weight="normal" officeooo:rsid="04233dff" style:font-weight-asian="normal" style:font-weight-complex="normal"/>
    </style:style>
    <style:style style:name="T1390" style:family="text">
      <style:text-properties style:font-name="Liberation Serif" fo:font-weight="normal" officeooo:rsid="0424c9ac" style:font-weight-asian="normal" style:font-weight-complex="normal"/>
    </style:style>
    <style:style style:name="T1391" style:family="text">
      <style:text-properties style:font-name="Liberation Serif" fo:font-weight="normal" officeooo:rsid="043911e6" style:font-weight-asian="normal" style:font-weight-complex="normal"/>
    </style:style>
    <style:style style:name="T1392" style:family="text">
      <style:text-properties style:font-name="Liberation Serif" fo:font-weight="normal" officeooo:rsid="043cbb80" style:font-weight-asian="normal" style:font-weight-complex="normal"/>
    </style:style>
    <style:style style:name="T1393" style:family="text">
      <style:text-properties style:font-name="Liberation Serif" fo:font-weight="normal" officeooo:rsid="044ad618" style:font-weight-asian="normal" style:font-weight-complex="normal"/>
    </style:style>
    <style:style style:name="T1394" style:family="text">
      <style:text-properties style:font-name="Liberation Serif" fo:font-weight="normal" officeooo:rsid="00d2fbf2" style:font-weight-asian="normal" style:font-weight-complex="normal"/>
    </style:style>
    <style:style style:name="T1395" style:family="text">
      <style:text-properties style:font-name="Liberation Serif" fo:font-weight="normal" officeooo:rsid="0449cf90" style:font-weight-asian="normal" style:font-weight-complex="normal"/>
    </style:style>
    <style:style style:name="T1396" style:family="text">
      <style:text-properties style:font-name="Liberation Serif" fo:font-weight="normal" officeooo:rsid="004883cb" style:font-weight-asian="normal" style:font-weight-complex="normal"/>
    </style:style>
    <style:style style:name="T1397" style:family="text">
      <style:text-properties style:font-name="Liberation Serif" fo:font-weight="normal" officeooo:rsid="02ac1b43" style:font-weight-asian="normal" style:font-weight-complex="normal"/>
    </style:style>
    <style:style style:name="T1398" style:family="text">
      <style:text-properties style:font-name="Liberation Serif" officeooo:rsid="007390ea"/>
    </style:style>
    <style:style style:name="T1399" style:family="text">
      <style:text-properties style:font-name="Liberation Serif" officeooo:rsid="0053c768"/>
    </style:style>
    <style:style style:name="T1400" style:family="text">
      <style:text-properties style:font-name="Liberation Serif" officeooo:rsid="0062c9c4"/>
    </style:style>
    <style:style style:name="T1401" style:family="text">
      <style:text-properties style:font-name="Liberation Serif" officeooo:rsid="00b47b02"/>
    </style:style>
    <style:style style:name="T1402" style:family="text">
      <style:text-properties style:font-name="Liberation Serif" officeooo:rsid="00d56ab0"/>
    </style:style>
    <style:style style:name="T1403" style:family="text">
      <style:text-properties style:font-name="Liberation Serif" officeooo:rsid="00dcf38d"/>
    </style:style>
    <style:style style:name="T1404" style:family="text">
      <style:text-properties style:font-name="Liberation Serif" officeooo:rsid="00de80a1"/>
    </style:style>
    <style:style style:name="T1405" style:family="text">
      <style:text-properties style:font-name="Liberation Serif" officeooo:rsid="012d1d35"/>
    </style:style>
    <style:style style:name="T1406" style:family="text">
      <style:text-properties style:font-name="Liberation Serif" officeooo:rsid="01304170"/>
    </style:style>
    <style:style style:name="T1407" style:family="text">
      <style:text-properties style:font-name="Liberation Serif" officeooo:rsid="013224b1"/>
    </style:style>
    <style:style style:name="T1408" style:family="text">
      <style:text-properties style:font-name="Liberation Serif" officeooo:rsid="013de457"/>
    </style:style>
    <style:style style:name="T1409" style:family="text">
      <style:text-properties style:font-name="Liberation Serif" officeooo:rsid="013f914b"/>
    </style:style>
    <style:style style:name="T1410" style:family="text">
      <style:text-properties style:font-name="Liberation Serif" officeooo:rsid="0143d39c"/>
    </style:style>
    <style:style style:name="T1411" style:family="text">
      <style:text-properties style:font-name="Liberation Serif" officeooo:rsid="01444d53"/>
    </style:style>
    <style:style style:name="T1412" style:family="text">
      <style:text-properties style:font-name="Liberation Serif" officeooo:rsid="014635fd"/>
    </style:style>
    <style:style style:name="T1413" style:family="text">
      <style:text-properties style:font-name="Liberation Serif" officeooo:rsid="01473c5a"/>
    </style:style>
    <style:style style:name="T1414" style:family="text">
      <style:text-properties style:font-name="Liberation Serif" officeooo:rsid="0147f087"/>
    </style:style>
    <style:style style:name="T1415" style:family="text">
      <style:text-properties style:font-name="Liberation Serif" officeooo:rsid="01490ab9"/>
    </style:style>
    <style:style style:name="T1416" style:family="text">
      <style:text-properties style:font-name="Liberation Serif" officeooo:rsid="014a45ba"/>
    </style:style>
    <style:style style:name="T1417" style:family="text">
      <style:text-properties style:font-name="Liberation Serif" officeooo:rsid="014ebec4"/>
    </style:style>
    <style:style style:name="T1418" style:family="text">
      <style:text-properties style:font-name="Liberation Serif" officeooo:rsid="0153e5cd"/>
    </style:style>
    <style:style style:name="T1419" style:family="text">
      <style:text-properties style:font-name="Liberation Serif" officeooo:rsid="015647ed"/>
    </style:style>
    <style:style style:name="T1420" style:family="text">
      <style:text-properties style:font-name="Liberation Serif" officeooo:rsid="015c3125"/>
    </style:style>
    <style:style style:name="T1421" style:family="text">
      <style:text-properties style:font-name="Liberation Serif" officeooo:rsid="015cfa6a"/>
    </style:style>
    <style:style style:name="T1422" style:family="text">
      <style:text-properties style:font-name="Liberation Serif" officeooo:rsid="016578ac"/>
    </style:style>
    <style:style style:name="T1423" style:family="text">
      <style:text-properties style:font-name="Liberation Serif" officeooo:rsid="018a7368"/>
    </style:style>
    <style:style style:name="T1424" style:family="text">
      <style:text-properties style:font-name="Liberation Serif" officeooo:rsid="018a978b"/>
    </style:style>
    <style:style style:name="T1425" style:family="text">
      <style:text-properties style:font-name="Liberation Serif" fo:font-size="10.5pt" fo:font-weight="normal" officeooo:rsid="023d5e11" style:font-size-asian="9.14999961853027pt" style:font-weight-asian="normal" style:font-size-complex="10.5pt" style:font-weight-complex="normal"/>
    </style:style>
    <style:style style:name="T1426" style:family="text">
      <style:text-properties style:font-name="Liberation Serif" officeooo:rsid="028e0db9"/>
    </style:style>
    <style:style style:name="T1427" style:family="text">
      <style:text-properties style:font-name="Liberation Serif" officeooo:rsid="028ff6d1"/>
    </style:style>
    <style:style style:name="T1428" style:family="text">
      <style:text-properties style:font-name="Liberation Serif" officeooo:rsid="029d001d"/>
    </style:style>
    <style:style style:name="T1429" style:family="text">
      <style:text-properties style:font-name="Liberation Serif" officeooo:rsid="028f11e9"/>
    </style:style>
    <style:style style:name="T1430" style:family="text">
      <style:text-properties style:font-name="Liberation Serif" officeooo:rsid="0293c9a0"/>
    </style:style>
    <style:style style:name="T1431" style:family="text">
      <style:text-properties style:font-name="Liberation Serif" officeooo:rsid="029dedba"/>
    </style:style>
    <style:style style:name="T1432" style:family="text">
      <style:text-properties style:font-name="Liberation Serif" officeooo:rsid="0219c778"/>
    </style:style>
    <style:style style:name="T1433" style:family="text">
      <style:text-properties style:font-name="Liberation Serif" style:text-underline-style="none" fo:font-weight="normal" officeooo:rsid="030b63d6" style:font-weight-asian="normal" style:font-weight-complex="normal"/>
    </style:style>
    <style:style style:name="T1434" style:family="text">
      <style:text-properties style:font-name="Liberation Serif" officeooo:rsid="030caf58"/>
    </style:style>
    <style:style style:name="T1435" style:family="text">
      <style:text-properties style:font-name="Liberation Serif" officeooo:rsid="0327e185"/>
    </style:style>
    <style:style style:name="T1436" style:family="text">
      <style:text-properties style:font-name="Liberation Serif" officeooo:rsid="03106d68"/>
    </style:style>
    <style:style style:name="T1437" style:family="text">
      <style:text-properties style:font-name="Liberation Serif" officeooo:rsid="0315ed70"/>
    </style:style>
    <style:style style:name="T1438" style:family="text">
      <style:text-properties style:font-name="Liberation Serif" officeooo:rsid="031a086f"/>
    </style:style>
    <style:style style:name="T1439" style:family="text">
      <style:text-properties style:font-name="Liberation Serif" officeooo:rsid="03209cbc"/>
    </style:style>
    <style:style style:name="T1440" style:family="text">
      <style:text-properties style:font-name="Liberation Serif" officeooo:rsid="0320e91c"/>
    </style:style>
    <style:style style:name="T1441" style:family="text">
      <style:text-properties style:font-name="Liberation Serif" officeooo:rsid="0324bbcd"/>
    </style:style>
    <style:style style:name="T1442" style:family="text">
      <style:text-properties style:font-name="Liberation Serif" officeooo:rsid="032c1fbf"/>
    </style:style>
    <style:style style:name="T1443" style:family="text">
      <style:text-properties style:font-name="Liberation Serif" officeooo:rsid="03370bd4"/>
    </style:style>
    <style:style style:name="T1444" style:family="text">
      <style:text-properties style:font-name="Liberation Serif" officeooo:rsid="0340b13b"/>
    </style:style>
    <style:style style:name="T1445" style:family="text">
      <style:text-properties style:font-name="Liberation Serif" officeooo:rsid="0366a689"/>
    </style:style>
    <style:style style:name="T1446" style:family="text">
      <style:text-properties style:font-name="Liberation Serif" officeooo:rsid="03b5af06"/>
    </style:style>
    <style:style style:name="T1447" style:family="text">
      <style:text-properties style:font-name="Liberation Serif" officeooo:rsid="03b66ec0"/>
    </style:style>
    <style:style style:name="T1448" style:family="text">
      <style:text-properties style:font-name="Liberation Serif" officeooo:rsid="039da747"/>
    </style:style>
    <style:style style:name="T1449" style:family="text">
      <style:text-properties style:font-name="Liberation Serif" officeooo:rsid="030b63d6"/>
    </style:style>
    <style:style style:name="T1450" style:family="text">
      <style:text-properties style:font-name="Liberation Serif" officeooo:rsid="0309de17"/>
    </style:style>
    <style:style style:name="T1451" style:family="text">
      <style:text-properties style:font-name="Liberation Serif" officeooo:rsid="0349dbda"/>
    </style:style>
    <style:style style:name="T1452" style:family="text">
      <style:text-properties style:font-name="Liberation Serif" fo:font-size="18pt" fo:font-weight="bold" officeooo:rsid="03cfbea1" style:font-size-asian="18pt" style:font-weight-asian="bold" style:font-size-complex="18pt" style:font-weight-complex="bold"/>
    </style:style>
    <style:style style:name="T1453" style:family="text">
      <style:text-properties style:font-name="Liberation Serif" officeooo:rsid="03d4c570"/>
    </style:style>
    <style:style style:name="T1454" style:family="text">
      <style:text-properties style:font-name="Liberation Serif" officeooo:rsid="03d5f7b6"/>
    </style:style>
    <style:style style:name="T1455" style:family="text">
      <style:text-properties style:font-name="Liberation Serif" officeooo:rsid="03edb8b4"/>
    </style:style>
    <style:style style:name="T1456" style:family="text">
      <style:text-properties style:font-name="Liberation Serif" officeooo:rsid="03efd3b3"/>
    </style:style>
    <style:style style:name="T1457" style:family="text">
      <style:text-properties style:font-name="Liberation Serif" officeooo:rsid="03eaf9ed"/>
    </style:style>
    <style:style style:name="T1458" style:family="text">
      <style:text-properties style:font-name="Liberation Serif" officeooo:rsid="03f44553"/>
    </style:style>
    <style:style style:name="T1459" style:family="text">
      <style:text-properties style:font-name="Liberation Serif" officeooo:rsid="03f6ceff"/>
    </style:style>
    <style:style style:name="T1460" style:family="text">
      <style:text-properties style:font-name="Liberation Serif" officeooo:rsid="03fa6e55"/>
    </style:style>
    <style:style style:name="T1461" style:family="text">
      <style:text-properties style:font-name="Liberation Serif" officeooo:rsid="03f19195"/>
    </style:style>
    <style:style style:name="T1462" style:family="text">
      <style:text-properties style:font-name="Liberation Serif" officeooo:rsid="0411011f"/>
    </style:style>
    <style:style style:name="T1463" style:family="text">
      <style:text-properties style:font-name="Liberation Serif" officeooo:rsid="04120a55"/>
    </style:style>
    <style:style style:name="T1464" style:family="text">
      <style:text-properties style:font-name="Liberation Serif" officeooo:rsid="04109576"/>
    </style:style>
    <style:style style:name="T1465" style:family="text">
      <style:text-properties style:font-name="Liberation Serif" officeooo:rsid="041812ba"/>
    </style:style>
    <style:style style:name="T1466" style:family="text">
      <style:text-properties style:font-name="Liberation Serif" officeooo:rsid="041cd9ea"/>
    </style:style>
    <style:style style:name="T1467" style:family="text">
      <style:text-properties style:font-name="Liberation Serif" officeooo:rsid="045c1914"/>
    </style:style>
    <style:style style:name="T1468" style:family="text">
      <style:text-properties style:font-name="Liberation Serif" officeooo:rsid="049e5e2b"/>
    </style:style>
    <style:style style:name="T1469" style:family="text">
      <style:text-properties officeooo:rsid="00844968"/>
    </style:style>
    <style:style style:name="T1470" style:family="text">
      <style:text-properties officeooo:rsid="008551f8"/>
    </style:style>
    <style:style style:name="T1471" style:family="text">
      <style:text-properties officeooo:rsid="0085f166"/>
    </style:style>
    <style:style style:name="T1472" style:family="text">
      <style:text-properties officeooo:rsid="008fb542"/>
    </style:style>
    <style:style style:name="T1473" style:family="text">
      <style:text-properties officeooo:rsid="0098c78c"/>
    </style:style>
    <style:style style:name="T1474" style:family="text">
      <style:text-properties officeooo:rsid="0099bfd9"/>
    </style:style>
    <style:style style:name="T1475" style:family="text">
      <style:text-properties officeooo:rsid="009d751c"/>
    </style:style>
    <style:style style:name="T1476" style:family="text">
      <style:text-properties officeooo:rsid="004883cb"/>
    </style:style>
    <style:style style:name="T1477" style:family="text">
      <style:text-properties officeooo:rsid="00a83d6c"/>
    </style:style>
    <style:style style:name="T1478" style:family="text">
      <style:text-properties officeooo:rsid="00a95f13"/>
    </style:style>
    <style:style style:name="T1479" style:family="text">
      <style:text-properties officeooo:rsid="00ab02d1"/>
    </style:style>
    <style:style style:name="T1480" style:family="text">
      <style:text-properties style:font-size-asian="8.75pt"/>
    </style:style>
    <style:style style:name="T1481" style:family="text">
      <style:text-properties officeooo:rsid="00b6ba94" style:font-size-asian="8.75pt"/>
    </style:style>
    <style:style style:name="T1482" style:family="text">
      <style:text-properties officeooo:rsid="0099bfd9" style:font-size-asian="8.75pt"/>
    </style:style>
    <style:style style:name="T1483" style:family="text">
      <style:text-properties officeooo:rsid="00b1bea7" style:font-size-asian="8.75pt"/>
    </style:style>
    <style:style style:name="T1484" style:family="text">
      <style:text-properties officeooo:rsid="00c7f60e" style:font-size-asian="8.75pt"/>
    </style:style>
    <style:style style:name="T1485" style:family="text">
      <style:text-properties officeooo:rsid="00c9aab9" style:font-size-asian="8.75pt"/>
    </style:style>
    <style:style style:name="T1486" style:family="text">
      <style:text-properties officeooo:rsid="00cb0dd3" style:font-size-asian="8.75pt"/>
    </style:style>
    <style:style style:name="T1487" style:family="text">
      <style:text-properties officeooo:rsid="00ccdebf" style:font-size-asian="8.75pt"/>
    </style:style>
    <style:style style:name="T1488" style:family="text">
      <style:text-properties officeooo:rsid="00d49ae1" style:font-size-asian="8.75pt"/>
    </style:style>
    <style:style style:name="T1489" style:family="text">
      <style:text-properties officeooo:rsid="00ef0ca6" style:font-size-asian="8.75pt"/>
    </style:style>
    <style:style style:name="T1490" style:family="text">
      <style:text-properties officeooo:rsid="01ef9171" style:font-size-asian="8.75pt"/>
    </style:style>
    <style:style style:name="T1491" style:family="text">
      <style:text-properties officeooo:rsid="0260f842" style:font-size-asian="8.75pt"/>
    </style:style>
    <style:style style:name="T1492" style:family="text">
      <style:text-properties officeooo:rsid="03370bd4" style:font-size-asian="8.75pt"/>
    </style:style>
    <style:style style:name="T1493" style:family="text">
      <style:text-properties officeooo:rsid="03e7e632" style:font-size-asian="8.75pt"/>
    </style:style>
    <style:style style:name="T1494" style:family="text">
      <style:text-properties officeooo:rsid="03f19195" style:font-size-asian="8.75pt"/>
    </style:style>
    <style:style style:name="T1495" style:family="text">
      <style:text-properties officeooo:rsid="00a92c04"/>
    </style:style>
    <style:style style:name="T1496" style:family="text">
      <style:text-properties officeooo:rsid="00ac50c7"/>
    </style:style>
    <style:style style:name="T1497" style:family="text">
      <style:text-properties officeooo:rsid="00b16fdf"/>
    </style:style>
    <style:style style:name="T1498" style:family="text">
      <style:text-properties officeooo:rsid="00b6ba94"/>
    </style:style>
    <style:style style:name="T1499" style:family="text">
      <style:text-properties officeooo:rsid="00b931a0"/>
    </style:style>
    <style:style style:name="T1500" style:family="text">
      <style:text-properties officeooo:rsid="00b966cc"/>
    </style:style>
    <style:style style:name="T1501" style:family="text">
      <style:text-properties officeooo:rsid="00ba7b7b"/>
    </style:style>
    <style:style style:name="T1502" style:family="text">
      <style:text-properties officeooo:rsid="00bc2736"/>
    </style:style>
    <style:style style:name="T1503" style:family="text">
      <style:text-properties officeooo:rsid="00be5ca3"/>
    </style:style>
    <style:style style:name="T1504" style:family="text">
      <style:text-properties officeooo:rsid="00c03470"/>
    </style:style>
    <style:style style:name="T1505" style:family="text">
      <style:text-properties officeooo:rsid="00c0eea6"/>
    </style:style>
    <style:style style:name="T1506" style:family="text">
      <style:text-properties officeooo:rsid="00c2d69c"/>
    </style:style>
    <style:style style:name="T1507" style:family="text">
      <style:text-properties officeooo:rsid="00c701e8"/>
    </style:style>
    <style:style style:name="T1508" style:family="text">
      <style:text-properties officeooo:rsid="00c7f60e"/>
    </style:style>
    <style:style style:name="T1509" style:family="text">
      <style:text-properties officeooo:rsid="00cb0dd3"/>
    </style:style>
    <style:style style:name="T1510" style:family="text">
      <style:text-properties officeooo:rsid="00d2508d"/>
    </style:style>
    <style:style style:name="T1511" style:family="text">
      <style:text-properties officeooo:rsid="00d2fbf2"/>
    </style:style>
    <style:style style:name="T1512" style:family="text">
      <style:text-properties officeooo:rsid="00d56ab0"/>
    </style:style>
    <style:style style:name="T1513" style:family="text">
      <style:text-properties officeooo:rsid="00db0210"/>
    </style:style>
    <style:style style:name="T1514" style:family="text">
      <style:text-properties officeooo:rsid="00dbe830"/>
    </style:style>
    <style:style style:name="T1515" style:family="text">
      <style:text-properties officeooo:rsid="00dcf38d"/>
    </style:style>
    <style:style style:name="T1516" style:family="text">
      <style:text-properties officeooo:rsid="00df1668"/>
    </style:style>
    <style:style style:name="T1517" style:family="text">
      <style:text-properties officeooo:rsid="00e202df"/>
    </style:style>
    <style:style style:name="T1518" style:family="text">
      <style:text-properties officeooo:rsid="00e9fe53"/>
    </style:style>
    <style:style style:name="T1519" style:family="text">
      <style:text-properties officeooo:rsid="00ea2690"/>
    </style:style>
    <style:style style:name="T1520" style:family="text">
      <style:text-properties officeooo:rsid="00ebd469"/>
    </style:style>
    <style:style style:name="T1521" style:family="text">
      <style:text-properties officeooo:rsid="00ec35af"/>
    </style:style>
    <style:style style:name="T1522" style:family="text">
      <style:text-properties officeooo:rsid="00eefe2d"/>
    </style:style>
    <style:style style:name="T1523" style:family="text">
      <style:text-properties officeooo:rsid="00ef0ca6"/>
    </style:style>
    <style:style style:name="T1524" style:family="text">
      <style:text-properties officeooo:rsid="00f01f9f"/>
    </style:style>
    <style:style style:name="T1525" style:family="text">
      <style:text-properties officeooo:rsid="00f13286"/>
    </style:style>
    <style:style style:name="T1526" style:family="text">
      <style:text-properties officeooo:rsid="00f184bb"/>
    </style:style>
    <style:style style:name="T1527" style:family="text">
      <style:text-properties officeooo:rsid="00f3a03a"/>
    </style:style>
    <style:style style:name="T1528" style:family="text">
      <style:text-properties officeooo:rsid="00f4217f"/>
    </style:style>
    <style:style style:name="T1529" style:family="text">
      <style:text-properties officeooo:rsid="00f958e5"/>
    </style:style>
    <style:style style:name="T1530" style:family="text">
      <style:text-properties officeooo:rsid="00fc0f34"/>
    </style:style>
    <style:style style:name="T1531" style:family="text">
      <style:text-properties officeooo:rsid="00fd96bc"/>
    </style:style>
    <style:style style:name="T1532" style:family="text">
      <style:text-properties officeooo:rsid="00fdfe53"/>
    </style:style>
    <style:style style:name="T1533" style:family="text">
      <style:text-properties officeooo:rsid="00fe8d27"/>
    </style:style>
    <style:style style:name="T1534" style:family="text">
      <style:text-properties officeooo:rsid="0100d7f6"/>
    </style:style>
    <style:style style:name="T1535" style:family="text">
      <style:text-properties officeooo:rsid="01023e68"/>
    </style:style>
    <style:style style:name="T1536" style:family="text">
      <style:text-properties officeooo:rsid="010574ed"/>
    </style:style>
    <style:style style:name="T1537" style:family="text">
      <style:text-properties officeooo:rsid="0105e621"/>
    </style:style>
    <style:style style:name="T1538" style:family="text">
      <style:text-properties officeooo:rsid="01072e96"/>
    </style:style>
    <style:style style:name="T1539" style:family="text">
      <style:text-properties officeooo:rsid="010c7bfb"/>
    </style:style>
    <style:style style:name="T1540" style:family="text">
      <style:text-properties officeooo:rsid="0115ea99"/>
    </style:style>
    <style:style style:name="T1541" style:family="text">
      <style:text-properties officeooo:rsid="0103c724"/>
    </style:style>
    <style:style style:name="T1542" style:family="text">
      <style:text-properties officeooo:rsid="01192acd"/>
    </style:style>
    <style:style style:name="T1543" style:family="text">
      <style:text-properties officeooo:rsid="012b4300"/>
    </style:style>
    <style:style style:name="T1544" style:family="text">
      <style:text-properties officeooo:rsid="012d1d35"/>
    </style:style>
    <style:style style:name="T1545" style:family="text">
      <style:text-properties officeooo:rsid="012e422c"/>
    </style:style>
    <style:style style:name="T1546" style:family="text">
      <style:text-properties officeooo:rsid="0132d335"/>
    </style:style>
    <style:style style:name="T1547" style:family="text">
      <style:text-properties officeooo:rsid="0134dee4"/>
    </style:style>
    <style:style style:name="T1548" style:family="text">
      <style:text-properties officeooo:rsid="01366d02"/>
    </style:style>
    <style:style style:name="T1549" style:family="text">
      <style:text-properties officeooo:rsid="013691b4"/>
    </style:style>
    <style:style style:name="T1550" style:family="text">
      <style:text-properties officeooo:rsid="0137e442"/>
    </style:style>
    <style:style style:name="T1551" style:family="text">
      <style:text-properties officeooo:rsid="0139726c"/>
    </style:style>
    <style:style style:name="T1552" style:family="text">
      <style:text-properties officeooo:rsid="013c71ea"/>
    </style:style>
    <style:style style:name="T1553" style:family="text">
      <style:text-properties officeooo:rsid="013de457"/>
    </style:style>
    <style:style style:name="T1554" style:family="text">
      <style:text-properties officeooo:rsid="013f914b"/>
    </style:style>
    <style:style style:name="T1555" style:family="text">
      <style:text-properties officeooo:rsid="01424c02"/>
    </style:style>
    <style:style style:name="T1556" style:family="text">
      <style:text-properties officeooo:rsid="014635fd"/>
    </style:style>
    <style:style style:name="T1557" style:family="text">
      <style:text-properties officeooo:rsid="0147f087"/>
    </style:style>
    <style:style style:name="T1558" style:family="text">
      <style:text-properties officeooo:rsid="014a45ba"/>
    </style:style>
    <style:style style:name="T1559" style:family="text">
      <style:text-properties officeooo:rsid="0153e5cd"/>
    </style:style>
    <style:style style:name="T1560" style:family="text">
      <style:text-properties officeooo:rsid="0156108e"/>
    </style:style>
    <style:style style:name="T1561" style:family="text">
      <style:text-properties officeooo:rsid="01610b17"/>
    </style:style>
    <style:style style:name="T1562" style:family="text">
      <style:text-properties fo:font-size="14pt" fo:font-weight="bold" style:font-size-asian="14pt" style:font-weight-asian="bold" style:font-size-complex="14pt" style:font-weight-complex="bold"/>
    </style:style>
    <style:style style:name="T1563" style:family="text">
      <style:text-properties fo:font-size="14pt" fo:font-weight="bold" officeooo:rsid="01192acd" style:font-size-asian="14pt" style:font-weight-asian="bold" style:font-size-complex="14pt" style:font-weight-complex="bold"/>
    </style:style>
    <style:style style:name="T1564" style:family="text">
      <style:text-properties fo:font-size="14pt" fo:font-weight="bold" officeooo:rsid="016578ac" style:font-size-asian="14pt" style:font-weight-asian="bold" style:font-size-complex="14pt" style:font-weight-complex="bold"/>
    </style:style>
    <style:style style:name="T1565" style:family="text">
      <style:text-properties fo:font-size="14pt" fo:font-weight="bold" officeooo:rsid="01672d51" style:font-size-asian="14pt" style:font-weight-asian="bold" style:font-size-complex="14pt" style:font-weight-complex="bold"/>
    </style:style>
    <style:style style:name="T1566" style:family="text">
      <style:text-properties fo:font-size="14pt" officeooo:rsid="01a33138" style:font-size-asian="14pt" style:font-size-complex="14pt"/>
    </style:style>
    <style:style style:name="T1567" style:family="text">
      <style:text-properties fo:font-size="14pt" officeooo:rsid="01a090e7" style:font-size-asian="14pt" style:font-size-complex="14pt"/>
    </style:style>
    <style:style style:name="T1568" style:family="text">
      <style:text-properties fo:font-size="14pt" officeooo:rsid="01c2deb0" style:font-size-asian="14pt" style:font-size-complex="14pt"/>
    </style:style>
    <style:style style:name="T1569" style:family="text">
      <style:text-properties fo:font-size="14pt" officeooo:rsid="0214572a" style:font-size-asian="14pt" style:font-size-complex="14pt"/>
    </style:style>
    <style:style style:name="T1570" style:family="text">
      <style:text-properties fo:font-size="14pt" officeooo:rsid="022e8a5e" style:font-size-asian="14pt" style:font-size-complex="14pt"/>
    </style:style>
    <style:style style:name="T1571" style:family="text">
      <style:text-properties fo:font-size="14pt" officeooo:rsid="023bc2a7" style:font-size-asian="14pt" style:font-size-complex="14pt"/>
    </style:style>
    <style:style style:name="T1572" style:family="text">
      <style:text-properties fo:font-size="14pt" officeooo:rsid="025d5ca0" style:font-size-asian="14pt" style:font-size-complex="14pt"/>
    </style:style>
    <style:style style:name="T1573" style:family="text">
      <style:text-properties fo:font-size="14pt" officeooo:rsid="026272e5" style:font-size-asian="14pt" style:font-size-complex="14pt"/>
    </style:style>
    <style:style style:name="T1574" style:family="text">
      <style:text-properties fo:font-size="14pt" officeooo:rsid="027e2afc" style:font-size-asian="14pt" style:font-size-complex="14pt"/>
    </style:style>
    <style:style style:name="T1575" style:family="text">
      <style:text-properties fo:font-size="14pt" fo:font-weight="normal" officeooo:rsid="0166f04c" style:font-size-asian="14pt" style:font-weight-asian="normal" style:font-size-complex="14pt" style:font-weight-complex="normal"/>
    </style:style>
    <style:style style:name="T1576" style:family="text">
      <style:text-properties officeooo:rsid="016578ac"/>
    </style:style>
    <style:style style:name="T1577" style:family="text">
      <style:text-properties officeooo:rsid="0166f04c"/>
    </style:style>
    <style:style style:name="T1578" style:family="text">
      <style:text-properties officeooo:rsid="01672d51"/>
    </style:style>
    <style:style style:name="T1579" style:family="text">
      <style:text-properties officeooo:rsid="016f45f6"/>
    </style:style>
    <style:style style:name="T1580" style:family="text">
      <style:text-properties officeooo:rsid="016f4a7b"/>
    </style:style>
    <style:style style:name="T1581" style:family="text">
      <style:text-properties officeooo:rsid="01711130"/>
    </style:style>
    <style:style style:name="T1582" style:family="text">
      <style:text-properties fo:font-size="8pt" style:font-size-asian="8pt" style:font-size-complex="8pt"/>
    </style:style>
    <style:style style:name="T1583" style:family="text">
      <style:text-properties fo:font-size="8pt" officeooo:rsid="04109576" style:font-size-asian="8pt" style:font-size-complex="8pt"/>
    </style:style>
    <style:style style:name="T1584" style:family="text">
      <style:text-properties fo:font-size="8pt" fo:font-weight="normal" style:font-size-asian="8pt" style:font-weight-asian="normal" style:font-size-complex="8pt" style:font-weight-complex="normal"/>
    </style:style>
    <style:style style:name="T1585" style:family="text">
      <style:text-properties officeooo:rsid="01728be4"/>
    </style:style>
    <style:style style:name="T1586" style:family="text">
      <style:text-properties officeooo:rsid="0173a717"/>
    </style:style>
    <style:style style:name="T1587" style:family="text">
      <style:text-properties officeooo:rsid="0173b3a9"/>
    </style:style>
    <style:style style:name="T1588" style:family="text">
      <style:text-properties officeooo:rsid="0174d3f0"/>
    </style:style>
    <style:style style:name="T1589" style:family="text">
      <style:text-properties officeooo:rsid="017500ff"/>
    </style:style>
    <style:style style:name="T1590" style:family="text">
      <style:text-properties officeooo:rsid="0179f896"/>
    </style:style>
    <style:style style:name="T1591" style:family="text">
      <style:text-properties officeooo:rsid="017bf07d"/>
    </style:style>
    <style:style style:name="T1592" style:family="text">
      <style:text-properties officeooo:rsid="017de62d"/>
    </style:style>
    <style:style style:name="T1593" style:family="text">
      <style:text-properties officeooo:rsid="01812772"/>
    </style:style>
    <style:style style:name="T1594" style:family="text">
      <style:text-properties officeooo:rsid="0181bc2a"/>
    </style:style>
    <style:style style:name="T1595" style:family="text">
      <style:text-properties officeooo:rsid="01831233"/>
    </style:style>
    <style:style style:name="T1596" style:family="text">
      <style:text-properties officeooo:rsid="018a7368"/>
    </style:style>
    <style:style style:name="T1597" style:family="text">
      <style:text-properties officeooo:rsid="018ff854"/>
    </style:style>
    <style:style style:name="T1598" style:family="text">
      <style:text-properties officeooo:rsid="01a33138"/>
    </style:style>
    <style:style style:name="T1599" style:family="text">
      <style:text-properties officeooo:rsid="01a47c6e"/>
    </style:style>
    <style:style style:name="T1600" style:family="text">
      <style:text-properties officeooo:rsid="01a717f0"/>
    </style:style>
    <style:style style:name="T1601" style:family="text">
      <style:text-properties officeooo:rsid="01aaf4c1"/>
    </style:style>
    <style:style style:name="T1602" style:family="text">
      <style:text-properties officeooo:rsid="01abd04a"/>
    </style:style>
    <style:style style:name="T1603" style:family="text">
      <style:text-properties officeooo:rsid="01ac712d"/>
    </style:style>
    <style:style style:name="T1604" style:family="text">
      <style:text-properties officeooo:rsid="01ae4464"/>
    </style:style>
    <style:style style:name="T1605" style:family="text">
      <style:text-properties officeooo:rsid="01b03e03"/>
    </style:style>
    <style:style style:name="T1606" style:family="text">
      <style:text-properties officeooo:rsid="01b0eb94"/>
    </style:style>
    <style:style style:name="T1607" style:family="text">
      <style:text-properties officeooo:rsid="01b38e02"/>
    </style:style>
    <style:style style:name="T1608" style:family="text">
      <style:text-properties officeooo:rsid="01b6dadf"/>
    </style:style>
    <style:style style:name="T1609" style:family="text">
      <style:text-properties officeooo:rsid="01b9db50"/>
    </style:style>
    <style:style style:name="T1610" style:family="text">
      <style:text-properties officeooo:rsid="01ba3f52"/>
    </style:style>
    <style:style style:name="T1611" style:family="text">
      <style:text-properties officeooo:rsid="01be3bbb"/>
    </style:style>
    <style:style style:name="T1612" style:family="text">
      <style:text-properties officeooo:rsid="01c2deb0"/>
    </style:style>
    <style:style style:name="T1613" style:family="text">
      <style:text-properties officeooo:rsid="01c4e253"/>
    </style:style>
    <style:style style:name="T1614" style:family="text">
      <style:text-properties officeooo:rsid="01c58f22"/>
    </style:style>
    <style:style style:name="T1615" style:family="text">
      <style:text-properties officeooo:rsid="01c745aa"/>
    </style:style>
    <style:style style:name="T1616" style:family="text">
      <style:text-properties officeooo:rsid="01c7b24c"/>
    </style:style>
    <style:style style:name="T1617" style:family="text">
      <style:text-properties officeooo:rsid="01c93446"/>
    </style:style>
    <style:style style:name="T1618" style:family="text">
      <style:text-properties officeooo:rsid="01c9c052"/>
    </style:style>
    <style:style style:name="T1619" style:family="text">
      <style:text-properties officeooo:rsid="01c9e313"/>
    </style:style>
    <style:style style:name="T1620" style:family="text">
      <style:text-properties officeooo:rsid="01cb7839"/>
    </style:style>
    <style:style style:name="T1621" style:family="text">
      <style:text-properties officeooo:rsid="01cc5eb8"/>
    </style:style>
    <style:style style:name="T1622" style:family="text">
      <style:text-properties officeooo:rsid="00f60dfd"/>
    </style:style>
    <style:style style:name="T1623" style:family="text">
      <style:text-properties officeooo:rsid="00fb5271"/>
    </style:style>
    <style:style style:name="T1624" style:family="text">
      <style:text-properties officeooo:rsid="01bb50fc"/>
    </style:style>
    <style:style style:name="T1625" style:family="text">
      <style:text-properties officeooo:rsid="01b57480"/>
    </style:style>
    <style:style style:name="T1626" style:family="text">
      <style:text-properties officeooo:rsid="01b13b77"/>
    </style:style>
    <style:style style:name="T1627" style:family="text">
      <style:text-properties officeooo:rsid="01d70a10"/>
    </style:style>
    <style:style style:name="T1628" style:family="text">
      <style:text-properties officeooo:rsid="01d9b8fc"/>
    </style:style>
    <style:style style:name="T1629" style:family="text">
      <style:text-properties officeooo:rsid="01dc39cf"/>
    </style:style>
    <style:style style:name="T1630" style:family="text">
      <style:text-properties officeooo:rsid="01e018d4"/>
    </style:style>
    <style:style style:name="T1631" style:family="text">
      <style:text-properties officeooo:rsid="01e59b84"/>
    </style:style>
    <style:style style:name="T1632" style:family="text">
      <style:text-properties officeooo:rsid="01ea3fa0"/>
    </style:style>
    <style:style style:name="T1633" style:family="text">
      <style:text-properties officeooo:rsid="01eb3583"/>
    </style:style>
    <style:style style:name="T1634" style:family="text">
      <style:text-properties officeooo:rsid="01ecb8ec"/>
    </style:style>
    <style:style style:name="T1635" style:family="text">
      <style:text-properties officeooo:rsid="01ef9171"/>
    </style:style>
    <style:style style:name="T1636" style:family="text">
      <style:text-properties officeooo:rsid="01f0606c"/>
    </style:style>
    <style:style style:name="T1637" style:family="text">
      <style:text-properties officeooo:rsid="01f302b0"/>
    </style:style>
    <style:style style:name="T1638" style:family="text">
      <style:text-properties officeooo:rsid="01f358bc"/>
    </style:style>
    <style:style style:name="T1639" style:family="text">
      <style:text-properties officeooo:rsid="01f5ed9c"/>
    </style:style>
    <style:style style:name="T1640" style:family="text">
      <style:text-properties officeooo:rsid="01f8e0e9"/>
    </style:style>
    <style:style style:name="T1641" style:family="text">
      <style:text-properties officeooo:rsid="01f4900e"/>
    </style:style>
    <style:style style:name="T1642" style:family="text">
      <style:text-properties officeooo:rsid="01fb7448"/>
    </style:style>
    <style:style style:name="T1643" style:family="text">
      <style:text-properties officeooo:rsid="01fb7bc4"/>
    </style:style>
    <style:style style:name="T1644" style:family="text">
      <style:text-properties officeooo:rsid="01fbad7d"/>
    </style:style>
    <style:style style:name="T1645" style:family="text">
      <style:text-properties officeooo:rsid="01fce06e"/>
    </style:style>
    <style:style style:name="T1646" style:family="text">
      <style:text-properties officeooo:rsid="01ff192d"/>
    </style:style>
    <style:style style:name="T1647" style:family="text">
      <style:text-properties officeooo:rsid="0099cc51"/>
    </style:style>
    <style:style style:name="T1648" style:family="text">
      <style:text-properties officeooo:rsid="02001682"/>
    </style:style>
    <style:style style:name="T1649" style:family="text">
      <style:text-properties officeooo:rsid="0202028a"/>
    </style:style>
    <style:style style:name="T1650" style:family="text">
      <style:text-properties officeooo:rsid="0202ae30"/>
    </style:style>
    <style:style style:name="T1651" style:family="text">
      <style:text-properties officeooo:rsid="02044fbf"/>
    </style:style>
    <style:style style:name="T1652" style:family="text">
      <style:text-properties officeooo:rsid="0204fbe7"/>
    </style:style>
    <style:style style:name="T1653" style:family="text">
      <style:text-properties officeooo:rsid="0206c033"/>
    </style:style>
    <style:style style:name="T1654" style:family="text">
      <style:text-properties officeooo:rsid="0209cafb"/>
    </style:style>
    <style:style style:name="T1655" style:family="text">
      <style:text-properties officeooo:rsid="020bc37d"/>
    </style:style>
    <style:style style:name="T1656" style:family="text">
      <style:text-properties officeooo:rsid="020cf77b"/>
    </style:style>
    <style:style style:name="T1657" style:family="text">
      <style:text-properties officeooo:rsid="020f3370"/>
    </style:style>
    <style:style style:name="T1658" style:family="text">
      <style:text-properties officeooo:rsid="021170d7"/>
    </style:style>
    <style:style style:name="T1659" style:family="text">
      <style:text-properties officeooo:rsid="02119083"/>
    </style:style>
    <style:style style:name="T1660" style:family="text">
      <style:text-properties officeooo:rsid="021245e8"/>
    </style:style>
    <style:style style:name="T1661" style:family="text">
      <style:text-properties officeooo:rsid="02132cb8"/>
    </style:style>
    <style:style style:name="T1662" style:family="text">
      <style:text-properties officeooo:rsid="0214572a"/>
    </style:style>
    <style:style style:name="T1663" style:family="text">
      <style:text-properties officeooo:rsid="02150ac7"/>
    </style:style>
    <style:style style:name="T1664" style:family="text">
      <style:text-properties officeooo:rsid="0228d7b7"/>
    </style:style>
    <style:style style:name="T1665" style:family="text">
      <style:text-properties officeooo:rsid="022a754f"/>
    </style:style>
    <style:style style:name="T1666" style:family="text">
      <style:text-properties officeooo:rsid="02305050"/>
    </style:style>
    <style:style style:name="T1667" style:family="text">
      <style:text-properties officeooo:rsid="02348593"/>
    </style:style>
    <style:style style:name="T1668" style:family="text">
      <style:text-properties officeooo:rsid="02362869"/>
    </style:style>
    <style:style style:name="T1669" style:family="text">
      <style:text-properties officeooo:rsid="023a8012"/>
    </style:style>
    <style:style style:name="T1670" style:family="text">
      <style:text-properties officeooo:rsid="023d5e11"/>
    </style:style>
    <style:style style:name="T1671" style:family="text">
      <style:text-properties officeooo:rsid="023ef5a9"/>
    </style:style>
    <style:style style:name="T1672" style:family="text">
      <style:text-properties officeooo:rsid="0247df84"/>
    </style:style>
    <style:style style:name="T1673" style:family="text">
      <style:text-properties officeooo:rsid="0249b0d7"/>
    </style:style>
    <style:style style:name="T1674" style:family="text">
      <style:text-properties officeooo:rsid="0249b6b8"/>
    </style:style>
    <style:style style:name="T1675" style:family="text">
      <style:text-properties officeooo:rsid="024a7527"/>
    </style:style>
    <style:style style:name="T1676" style:family="text">
      <style:text-properties officeooo:rsid="024b04f7"/>
    </style:style>
    <style:style style:name="T1677" style:family="text">
      <style:text-properties officeooo:rsid="024bd26a"/>
    </style:style>
    <style:style style:name="T1678" style:family="text">
      <style:text-properties officeooo:rsid="024c3837"/>
    </style:style>
    <style:style style:name="T1679" style:family="text">
      <style:text-properties officeooo:rsid="024f9b70"/>
    </style:style>
    <style:style style:name="T1680" style:family="text">
      <style:text-properties officeooo:rsid="025101e0"/>
    </style:style>
    <style:style style:name="T1681" style:family="text">
      <style:text-properties officeooo:rsid="0253f2a5"/>
    </style:style>
    <style:style style:name="T1682" style:family="text">
      <style:text-properties officeooo:rsid="0256605e"/>
    </style:style>
    <style:style style:name="T1683" style:family="text">
      <style:text-properties officeooo:rsid="02570d55"/>
    </style:style>
    <style:style style:name="T1684" style:family="text">
      <style:text-properties officeooo:rsid="025773b5"/>
    </style:style>
    <style:style style:name="T1685" style:family="text">
      <style:text-properties officeooo:rsid="025e01fc"/>
    </style:style>
    <style:style style:name="T1686" style:family="text">
      <style:text-properties officeooo:rsid="025e223f"/>
    </style:style>
    <style:style style:name="T1687" style:family="text">
      <style:text-properties officeooo:rsid="025f9b78"/>
    </style:style>
    <style:style style:name="T1688" style:family="text">
      <style:text-properties officeooo:rsid="0260f842"/>
    </style:style>
    <style:style style:name="T1689" style:family="text">
      <style:text-properties officeooo:rsid="011ce1af"/>
    </style:style>
    <style:style style:name="T1690" style:family="text">
      <style:text-properties officeooo:rsid="026272e5"/>
    </style:style>
    <style:style style:name="T1691" style:family="text">
      <style:text-properties officeooo:rsid="026328cb"/>
    </style:style>
    <style:style style:name="T1692" style:family="text">
      <style:text-properties officeooo:rsid="0264dd8d"/>
    </style:style>
    <style:style style:name="T1693" style:family="text">
      <style:text-properties officeooo:rsid="026a81f1"/>
    </style:style>
    <style:style style:name="T1694" style:family="text">
      <style:text-properties officeooo:rsid="02669c77"/>
    </style:style>
    <style:style style:name="T1695" style:family="text">
      <style:text-properties officeooo:rsid="026c0539"/>
    </style:style>
    <style:style style:name="T1696" style:family="text">
      <style:text-properties officeooo:rsid="026dafec"/>
    </style:style>
    <style:style style:name="T1697" style:family="text">
      <style:text-properties officeooo:rsid="026ed494"/>
    </style:style>
    <style:style style:name="T1698" style:family="text">
      <style:text-properties officeooo:rsid="026ff302"/>
    </style:style>
    <style:style style:name="T1699" style:family="text">
      <style:text-properties officeooo:rsid="02716426"/>
    </style:style>
    <style:style style:name="T1700" style:family="text">
      <style:text-properties officeooo:rsid="02719ead"/>
    </style:style>
    <style:style style:name="T1701" style:family="text">
      <style:text-properties officeooo:rsid="027302fd"/>
    </style:style>
    <style:style style:name="T1702" style:family="text">
      <style:text-properties officeooo:rsid="027a4c09"/>
    </style:style>
    <style:style style:name="T1703" style:family="text">
      <style:text-properties officeooo:rsid="027b0372"/>
    </style:style>
    <style:style style:name="T1704" style:family="text">
      <style:text-properties officeooo:rsid="027e2afc"/>
    </style:style>
    <style:style style:name="T1705" style:family="text">
      <style:text-properties officeooo:rsid="027fb0c9"/>
    </style:style>
    <style:style style:name="T1706" style:family="text">
      <style:text-properties officeooo:rsid="0280c927"/>
    </style:style>
    <style:style style:name="T1707" style:family="text">
      <style:text-properties officeooo:rsid="028183d2"/>
    </style:style>
    <style:style style:name="T1708" style:family="text">
      <style:text-properties officeooo:rsid="02833781"/>
    </style:style>
    <style:style style:name="T1709" style:family="text">
      <style:text-properties officeooo:rsid="02834762"/>
    </style:style>
    <style:style style:name="T1710" style:family="text">
      <style:text-properties officeooo:rsid="0283f7d1"/>
    </style:style>
    <style:style style:name="T1711" style:family="text">
      <style:text-properties officeooo:rsid="0286a3c1"/>
    </style:style>
    <style:style style:name="T1712" style:family="text">
      <style:text-properties officeooo:rsid="02882e9c"/>
    </style:style>
    <style:style style:name="T1713" style:family="text">
      <style:text-properties officeooo:rsid="02895fbe"/>
    </style:style>
    <style:style style:name="T1714" style:family="text">
      <style:text-properties officeooo:rsid="028b43a0"/>
    </style:style>
    <style:style style:name="T1715" style:family="text">
      <style:text-properties officeooo:rsid="00d49ae1"/>
    </style:style>
    <style:style style:name="T1716" style:family="text">
      <style:text-properties style:font-size-asian="8pt"/>
    </style:style>
    <style:style style:name="T1717" style:family="text">
      <style:text-properties officeooo:rsid="00d56ab0" style:font-size-asian="8pt"/>
    </style:style>
    <style:style style:name="T1718" style:family="text">
      <style:text-properties officeooo:rsid="028b43a0" style:font-size-asian="8pt"/>
    </style:style>
    <style:style style:name="T1719" style:family="text">
      <style:text-properties officeooo:rsid="028c8d35"/>
    </style:style>
    <style:style style:name="T1720" style:family="text">
      <style:text-properties officeooo:rsid="028e0db9"/>
    </style:style>
    <style:style style:name="T1721" style:family="text">
      <style:text-properties officeooo:rsid="028ff6d1"/>
    </style:style>
    <style:style style:name="T1722" style:family="text">
      <style:text-properties officeooo:rsid="0299ff37"/>
    </style:style>
    <style:style style:name="T1723" style:family="text">
      <style:text-properties officeooo:rsid="029cc2c1"/>
    </style:style>
    <style:style style:name="T1724" style:family="text">
      <style:text-properties officeooo:rsid="029d001d"/>
    </style:style>
    <style:style style:name="T1725" style:family="text">
      <style:text-properties officeooo:rsid="020be3c0"/>
    </style:style>
    <style:style style:name="T1726" style:family="text">
      <style:text-properties officeooo:rsid="02a0e1b1"/>
    </style:style>
    <style:style style:name="T1727" style:family="text">
      <style:text-properties fo:font-variant="normal" fo:text-transform="none" fo:color="#3c4043" loext:opacity="100%" fo:font-size="10pt" fo:letter-spacing="normal" fo:font-style="normal" fo:font-weight="normal" officeooo:rsid="029ee24c" style:font-size-asian="10pt" style:font-weight-asian="normal" style:font-size-complex="10pt" style:font-weight-complex="normal"/>
    </style:style>
    <style:style style:name="T1728" style:family="text">
      <style:text-properties fo:font-variant="normal" fo:text-transform="none" fo:color="#3c4043" loext:opacity="100%" fo:font-size="10pt" fo:letter-spacing="normal" fo:font-style="normal" fo:font-weight="normal" officeooo:rsid="0431ac09" style:font-size-asian="10pt" style:font-weight-asian="normal" style:font-size-complex="10pt" style:font-weight-complex="normal"/>
    </style:style>
    <style:style style:name="T1729" style:family="text">
      <style:text-properties fo:font-variant="normal" fo:text-transform="none" fo:color="#3c4043" loext:opacity="100%" style:font-name="FreeMono" fo:font-size="8pt" fo:letter-spacing="normal" fo:font-style="normal" fo:font-weight="normal" officeooo:rsid="029ee24c" style:font-size-asian="8pt" style:font-weight-asian="normal" style:font-size-complex="8pt" style:font-weight-complex="normal"/>
    </style:style>
    <style:style style:name="T1730" style:family="text">
      <style:text-properties fo:font-variant="normal" fo:text-transform="none" fo:color="#3c4043" loext:opacity="100%" style:font-name="FreeMono" fo:font-size="8pt" fo:letter-spacing="normal" fo:font-style="normal" fo:font-weight="normal" officeooo:rsid="0219c778" style:font-size-asian="8pt" style:font-weight-asian="normal" style:font-size-complex="8pt" style:font-weight-complex="normal"/>
    </style:style>
    <style:style style:name="T1731" style:family="text">
      <style:text-properties officeooo:rsid="0219c778"/>
    </style:style>
    <style:style style:name="T1732" style:family="text">
      <style:text-properties officeooo:rsid="02a3dce2"/>
    </style:style>
    <style:style style:name="T1733" style:family="text">
      <style:text-properties officeooo:rsid="02a3dce2" style:font-weight-asian="normal" style:font-weight-complex="normal"/>
    </style:style>
    <style:style style:name="T1734" style:family="text">
      <style:text-properties officeooo:rsid="02a531f7"/>
    </style:style>
    <style:style style:name="T1735" style:family="text">
      <style:text-properties officeooo:rsid="02a6fd0d"/>
    </style:style>
    <style:style style:name="T1736" style:family="text">
      <style:text-properties officeooo:rsid="02a77702"/>
    </style:style>
    <style:style style:name="T1737" style:family="text">
      <style:text-properties officeooo:rsid="02a80c30"/>
    </style:style>
    <style:style style:name="T1738" style:family="text">
      <style:text-properties officeooo:rsid="02a8b835"/>
    </style:style>
    <style:style style:name="T1739" style:family="text">
      <style:text-properties officeooo:rsid="02aa6a08"/>
    </style:style>
    <style:style style:name="T1740" style:family="text">
      <style:text-properties officeooo:rsid="02abe518"/>
    </style:style>
    <style:style style:name="T1741" style:family="text">
      <style:text-properties officeooo:rsid="02ac1b43"/>
    </style:style>
    <style:style style:name="T1742" style:family="text">
      <style:text-properties officeooo:rsid="02ac7ba9"/>
    </style:style>
    <style:style style:name="T1743" style:family="text">
      <style:text-properties officeooo:rsid="02addcf2"/>
    </style:style>
    <style:style style:name="T1744" style:family="text">
      <style:text-properties officeooo:rsid="02ae3762"/>
    </style:style>
    <style:style style:name="T1745" style:family="text">
      <style:text-properties officeooo:rsid="02b02b86"/>
    </style:style>
    <style:style style:name="T1746" style:family="text">
      <style:text-properties officeooo:rsid="02b19ed6"/>
    </style:style>
    <style:style style:name="T1747" style:family="text">
      <style:text-properties officeooo:rsid="02b2a21e"/>
    </style:style>
    <style:style style:name="T1748" style:family="text">
      <style:text-properties officeooo:rsid="02b395d9"/>
    </style:style>
    <style:style style:name="T1749" style:family="text">
      <style:text-properties officeooo:rsid="02b57378"/>
    </style:style>
    <style:style style:name="T1750" style:family="text">
      <style:text-properties officeooo:rsid="02b58018"/>
    </style:style>
    <style:style style:name="T1751" style:family="text">
      <style:text-properties officeooo:rsid="02b6ba13"/>
    </style:style>
    <style:style style:name="T1752" style:family="text">
      <style:text-properties officeooo:rsid="02b66134"/>
    </style:style>
    <style:style style:name="T1753" style:family="text">
      <style:text-properties officeooo:rsid="02b8233c"/>
    </style:style>
    <style:style style:name="T1754" style:family="text">
      <style:text-properties officeooo:rsid="02c07a09"/>
    </style:style>
    <style:style style:name="T1755" style:family="text">
      <style:text-properties officeooo:rsid="02c33a7f"/>
    </style:style>
    <style:style style:name="T1756" style:family="text">
      <style:text-properties officeooo:rsid="02c4a25e"/>
    </style:style>
    <style:style style:name="T1757" style:family="text">
      <style:text-properties officeooo:rsid="02c68bcb"/>
    </style:style>
    <style:style style:name="T1758" style:family="text">
      <style:text-properties officeooo:rsid="02c7b612"/>
    </style:style>
    <style:style style:name="T1759" style:family="text">
      <style:text-properties officeooo:rsid="02c7e660"/>
    </style:style>
    <style:style style:name="T1760" style:family="text">
      <style:text-properties officeooo:rsid="02c8af79"/>
    </style:style>
    <style:style style:name="T1761" style:family="text">
      <style:text-properties officeooo:rsid="02c8b335"/>
    </style:style>
    <style:style style:name="T1762" style:family="text">
      <style:text-properties officeooo:rsid="02ca6ce6"/>
    </style:style>
    <style:style style:name="T1763" style:family="text">
      <style:text-properties officeooo:rsid="02cb9bcd"/>
    </style:style>
    <style:style style:name="T1764" style:family="text">
      <style:text-properties officeooo:rsid="02cc3773"/>
    </style:style>
    <style:style style:name="T1765" style:family="text">
      <style:text-properties officeooo:rsid="02cce0a7"/>
    </style:style>
    <style:style style:name="T1766" style:family="text">
      <style:text-properties officeooo:rsid="02cdda94"/>
    </style:style>
    <style:style style:name="T1767" style:family="text">
      <style:text-properties officeooo:rsid="02ceeffe"/>
    </style:style>
    <style:style style:name="T1768" style:family="text">
      <style:text-properties officeooo:rsid="02d02c8e"/>
    </style:style>
    <style:style style:name="T1769" style:family="text">
      <style:text-properties officeooo:rsid="02d0eeee"/>
    </style:style>
    <style:style style:name="T1770" style:family="text">
      <style:text-properties officeooo:rsid="02bf6556"/>
    </style:style>
    <style:style style:name="T1771" style:family="text">
      <style:text-properties officeooo:rsid="02cb305d"/>
    </style:style>
    <style:style style:name="T1772" style:family="text">
      <style:text-properties officeooo:rsid="02bd751f"/>
    </style:style>
    <style:style style:name="T1773" style:family="text">
      <style:text-properties officeooo:rsid="02d29a77"/>
    </style:style>
    <style:style style:name="T1774" style:family="text">
      <style:text-properties officeooo:rsid="02d45090"/>
    </style:style>
    <style:style style:name="T1775" style:family="text">
      <style:text-properties officeooo:rsid="02d60378"/>
    </style:style>
    <style:style style:name="T1776" style:family="text">
      <style:text-properties officeooo:rsid="02d903c7"/>
    </style:style>
    <style:style style:name="T1777" style:family="text">
      <style:text-properties officeooo:rsid="02da2788"/>
    </style:style>
    <style:style style:name="T1778" style:family="text">
      <style:text-properties officeooo:rsid="02dc232c"/>
    </style:style>
    <style:style style:name="T1779" style:family="text">
      <style:text-properties officeooo:rsid="02de0ecd"/>
    </style:style>
    <style:style style:name="T1780" style:family="text">
      <style:text-properties officeooo:rsid="02e06d9e"/>
    </style:style>
    <style:style style:name="T1781" style:family="text">
      <style:text-properties officeooo:rsid="02e0de3c"/>
    </style:style>
    <style:style style:name="T1782" style:family="text">
      <style:text-properties officeooo:rsid="02e3bd7b"/>
    </style:style>
    <style:style style:name="T1783" style:family="text">
      <style:text-properties officeooo:rsid="02e5a1f4"/>
    </style:style>
    <style:style style:name="T1784" style:family="text">
      <style:text-properties officeooo:rsid="02e2f6db"/>
    </style:style>
    <style:style style:name="T1785" style:family="text">
      <style:text-properties officeooo:rsid="02e70c29"/>
    </style:style>
    <style:style style:name="T1786" style:family="text">
      <style:text-properties officeooo:rsid="02e74210"/>
    </style:style>
    <style:style style:name="T1787" style:family="text">
      <style:text-properties officeooo:rsid="02ec062b"/>
    </style:style>
    <style:style style:name="T1788" style:family="text">
      <style:text-properties officeooo:rsid="02edb5fe"/>
    </style:style>
    <style:style style:name="T1789" style:family="text">
      <style:text-properties officeooo:rsid="022e8a5e"/>
    </style:style>
    <style:style style:name="T1790" style:family="text">
      <style:text-properties officeooo:rsid="02ee0f2d"/>
    </style:style>
    <style:style style:name="T1791" style:family="text">
      <style:text-properties officeooo:rsid="02efb10c"/>
    </style:style>
    <style:style style:name="T1792" style:family="text">
      <style:text-properties officeooo:rsid="02f2701c"/>
    </style:style>
    <style:style style:name="T1793" style:family="text">
      <style:text-properties officeooo:rsid="02f27e92"/>
    </style:style>
    <style:style style:name="T1794" style:family="text">
      <style:text-properties officeooo:rsid="02f2dd8a"/>
    </style:style>
    <style:style style:name="T1795" style:family="text">
      <style:text-properties officeooo:rsid="02f2dfc8"/>
    </style:style>
    <style:style style:name="T1796" style:family="text">
      <style:text-properties officeooo:rsid="02f47c12"/>
    </style:style>
    <style:style style:name="T1797" style:family="text">
      <style:text-properties officeooo:rsid="02f5651c"/>
    </style:style>
    <style:style style:name="T1798" style:family="text">
      <style:text-properties officeooo:rsid="02f61c23"/>
    </style:style>
    <style:style style:name="T1799" style:family="text">
      <style:text-properties officeooo:rsid="02f6809b"/>
    </style:style>
    <style:style style:name="T1800" style:family="text">
      <style:text-properties officeooo:rsid="00484293"/>
    </style:style>
    <style:style style:name="T1801" style:family="text">
      <style:text-properties officeooo:rsid="02f93c29"/>
    </style:style>
    <style:style style:name="T1802" style:family="text">
      <style:text-properties officeooo:rsid="02fb306f"/>
    </style:style>
    <style:style style:name="T1803" style:family="text">
      <style:text-properties officeooo:rsid="02fcb6f4"/>
    </style:style>
    <style:style style:name="T1804" style:family="text">
      <style:text-properties officeooo:rsid="02fd3f91"/>
    </style:style>
    <style:style style:name="T1805" style:family="text">
      <style:text-properties officeooo:rsid="02fd4026"/>
    </style:style>
    <style:style style:name="T1806" style:family="text">
      <style:text-properties officeooo:rsid="02ff2699"/>
    </style:style>
    <style:style style:name="T1807" style:family="text">
      <style:text-properties officeooo:rsid="03001be7"/>
    </style:style>
    <style:style style:name="T1808" style:family="text">
      <style:text-properties officeooo:rsid="0301c701"/>
    </style:style>
    <style:style style:name="T1809" style:family="text">
      <style:text-properties officeooo:rsid="03033728"/>
    </style:style>
    <style:style style:name="T1810" style:family="text">
      <style:text-properties officeooo:rsid="0303ae86"/>
    </style:style>
    <style:style style:name="T1811" style:family="text">
      <style:text-properties officeooo:rsid="030748b0"/>
    </style:style>
    <style:style style:name="T1812" style:family="text">
      <style:text-properties officeooo:rsid="03088d35"/>
    </style:style>
    <style:style style:name="T1813" style:family="text">
      <style:text-properties officeooo:rsid="0309de17"/>
    </style:style>
    <style:style style:name="T1814" style:family="text">
      <style:text-properties officeooo:rsid="030b63d6"/>
    </style:style>
    <style:style style:name="T1815" style:family="text">
      <style:text-properties officeooo:rsid="030cf29d"/>
    </style:style>
    <style:style style:name="T1816" style:family="text">
      <style:text-properties officeooo:rsid="030e548a"/>
    </style:style>
    <style:style style:name="T1817" style:family="text">
      <style:text-properties officeooo:rsid="030faea3"/>
    </style:style>
    <style:style style:name="T1818" style:family="text">
      <style:text-properties officeooo:rsid="03106d68"/>
    </style:style>
    <style:style style:name="T1819" style:family="text">
      <style:text-properties officeooo:rsid="0314c755"/>
    </style:style>
    <style:style style:name="T1820" style:family="text">
      <style:text-properties officeooo:rsid="03158394"/>
    </style:style>
    <style:style style:name="T1821" style:family="text">
      <style:text-properties officeooo:rsid="0315ed70"/>
    </style:style>
    <style:style style:name="T1822" style:family="text">
      <style:text-properties officeooo:rsid="0316885c"/>
    </style:style>
    <style:style style:name="T1823" style:family="text">
      <style:text-properties officeooo:rsid="03182b04"/>
    </style:style>
    <style:style style:name="T1824" style:family="text">
      <style:text-properties officeooo:rsid="0318e793"/>
    </style:style>
    <style:style style:name="T1825" style:family="text">
      <style:text-properties officeooo:rsid="031a086f"/>
    </style:style>
    <style:style style:name="T1826" style:family="text">
      <style:text-properties officeooo:rsid="031dfd0d"/>
    </style:style>
    <style:style style:name="T1827" style:family="text">
      <style:text-properties officeooo:rsid="031fd681"/>
    </style:style>
    <style:style style:name="T1828" style:family="text">
      <style:text-properties officeooo:rsid="03209cbc"/>
    </style:style>
    <style:style style:name="T1829" style:family="text">
      <style:text-properties officeooo:rsid="0320e91c"/>
    </style:style>
    <style:style style:name="T1830" style:family="text">
      <style:text-properties officeooo:rsid="0322e632"/>
    </style:style>
    <style:style style:name="T1831" style:family="text">
      <style:text-properties officeooo:rsid="0324bbcd"/>
    </style:style>
    <style:style style:name="T1832" style:family="text">
      <style:text-properties officeooo:rsid="0325e40f"/>
    </style:style>
    <style:style style:name="T1833" style:family="text">
      <style:text-properties officeooo:rsid="0327e185"/>
    </style:style>
    <style:style style:name="T1834" style:family="text">
      <style:text-properties officeooo:rsid="0329496c"/>
    </style:style>
    <style:style style:name="T1835" style:family="text">
      <style:text-properties officeooo:rsid="032aa048"/>
    </style:style>
    <style:style style:name="T1836" style:family="text">
      <style:text-properties officeooo:rsid="032c3ac5"/>
    </style:style>
    <style:style style:name="T1837" style:family="text">
      <style:text-properties officeooo:rsid="032d94f8"/>
    </style:style>
    <style:style style:name="T1838" style:family="text">
      <style:text-properties officeooo:rsid="032efb20"/>
    </style:style>
    <style:style style:name="T1839" style:family="text">
      <style:text-properties officeooo:rsid="032ff99f"/>
    </style:style>
    <style:style style:name="T1840" style:family="text">
      <style:text-properties officeooo:rsid="033288b0"/>
    </style:style>
    <style:style style:name="T1841" style:family="text">
      <style:text-properties officeooo:rsid="03338fe1"/>
    </style:style>
    <style:style style:name="T1842" style:family="text">
      <style:text-properties officeooo:rsid="03357937"/>
    </style:style>
    <style:style style:name="T1843" style:family="text">
      <style:text-properties officeooo:rsid="008771a0"/>
    </style:style>
    <style:style style:name="T1844" style:family="text">
      <style:text-properties officeooo:rsid="008ce2cd"/>
    </style:style>
    <style:style style:name="T1845" style:family="text">
      <style:text-properties officeooo:rsid="008e4855"/>
    </style:style>
    <style:style style:name="T1846" style:family="text">
      <style:text-properties officeooo:rsid="032cd80c"/>
    </style:style>
    <style:style style:name="T1847" style:family="text">
      <style:text-properties officeooo:rsid="00adeb48"/>
    </style:style>
    <style:style style:name="T1848" style:family="text">
      <style:text-properties officeooo:rsid="00b51fa0"/>
    </style:style>
    <style:style style:name="T1849" style:family="text">
      <style:text-properties officeooo:rsid="00b64a09"/>
    </style:style>
    <style:style style:name="T1850" style:family="text">
      <style:text-properties officeooo:rsid="0336d28f"/>
    </style:style>
    <style:style style:name="T1851" style:family="text">
      <style:text-properties officeooo:rsid="03370bd4"/>
    </style:style>
    <style:style style:name="T1852" style:family="text">
      <style:text-properties officeooo:rsid="033886a3"/>
    </style:style>
    <style:style style:name="T1853" style:family="text">
      <style:text-properties officeooo:rsid="0339942f"/>
    </style:style>
    <style:style style:name="T1854" style:family="text">
      <style:text-properties officeooo:rsid="033b3347"/>
    </style:style>
    <style:style style:name="T1855" style:family="text">
      <style:text-properties officeooo:rsid="033c3e80"/>
    </style:style>
    <style:style style:name="T1856" style:family="text">
      <style:text-properties officeooo:rsid="033c7c76"/>
    </style:style>
    <style:style style:name="T1857" style:family="text">
      <style:text-properties officeooo:rsid="033f0845"/>
    </style:style>
    <style:style style:name="T1858" style:family="text">
      <style:text-properties officeooo:rsid="033fc1d7"/>
    </style:style>
    <style:style style:name="T1859" style:family="text">
      <style:text-properties officeooo:rsid="0340b13b"/>
    </style:style>
    <style:style style:name="T1860" style:family="text">
      <style:text-properties officeooo:rsid="001209be"/>
    </style:style>
    <style:style style:name="T1861" style:family="text">
      <style:text-properties officeooo:rsid="013224b1"/>
    </style:style>
    <style:style style:name="T1862" style:family="text">
      <style:text-properties officeooo:rsid="01573c88"/>
    </style:style>
    <style:style style:name="T1863" style:family="text">
      <style:text-properties officeooo:rsid="015232a9"/>
    </style:style>
    <style:style style:name="T1864" style:family="text">
      <style:text-properties officeooo:rsid="01659842"/>
    </style:style>
    <style:style style:name="T1865" style:family="text">
      <style:text-properties officeooo:rsid="034fe1ca"/>
    </style:style>
    <style:style style:name="T1866" style:family="text">
      <style:text-properties officeooo:rsid="03623b63"/>
    </style:style>
    <style:style style:name="T1867" style:family="text">
      <style:text-properties officeooo:rsid="03636768"/>
    </style:style>
    <style:style style:name="T1868" style:family="text">
      <style:text-properties officeooo:rsid="03693a9d"/>
    </style:style>
    <style:style style:name="T1869" style:family="text">
      <style:text-properties officeooo:rsid="0370d22d"/>
    </style:style>
    <style:style style:name="T1870" style:family="text">
      <style:text-properties officeooo:rsid="037242aa"/>
    </style:style>
    <style:style style:name="T1871" style:family="text">
      <style:text-properties officeooo:rsid="0373bbfd"/>
    </style:style>
    <style:style style:name="T1872" style:family="text">
      <style:text-properties officeooo:rsid="0378c655"/>
    </style:style>
    <style:style style:name="T1873" style:family="text">
      <style:text-properties officeooo:rsid="0379f015"/>
    </style:style>
    <style:style style:name="T1874" style:family="text">
      <style:text-properties officeooo:rsid="0381a4af"/>
    </style:style>
    <style:style style:name="T1875" style:family="text">
      <style:text-properties officeooo:rsid="0382cafb"/>
    </style:style>
    <style:style style:name="T1876" style:family="text">
      <style:text-properties officeooo:rsid="0384c6c6"/>
    </style:style>
    <style:style style:name="T1877" style:family="text">
      <style:text-properties officeooo:rsid="03865840"/>
    </style:style>
    <style:style style:name="T1878" style:family="text">
      <style:text-properties officeooo:rsid="03882105"/>
    </style:style>
    <style:style style:name="T1879" style:family="text">
      <style:text-properties officeooo:rsid="038c9874"/>
    </style:style>
    <style:style style:name="T1880" style:family="text">
      <style:text-properties officeooo:rsid="038d0459"/>
    </style:style>
    <style:style style:name="T1881" style:family="text">
      <style:text-properties officeooo:rsid="038e5970"/>
    </style:style>
    <style:style style:name="T1882" style:family="text">
      <style:text-properties officeooo:rsid="038fa17f"/>
    </style:style>
    <style:style style:name="T1883" style:family="text">
      <style:text-properties officeooo:rsid="02119083" style:font-size-asian="10pt"/>
    </style:style>
    <style:style style:name="T1884" style:family="text">
      <style:text-properties officeooo:rsid="02001682" style:font-size-asian="10pt"/>
    </style:style>
    <style:style style:name="T1885" style:family="text">
      <style:text-properties officeooo:rsid="0202ae30" style:font-size-asian="10pt"/>
    </style:style>
    <style:style style:name="T1886" style:family="text">
      <style:text-properties officeooo:rsid="039024f4"/>
    </style:style>
    <style:style style:name="T1887" style:family="text">
      <style:text-properties officeooo:rsid="039239f3"/>
    </style:style>
    <style:style style:name="T1888" style:family="text">
      <style:text-properties officeooo:rsid="0392a3dd"/>
    </style:style>
    <style:style style:name="T1889" style:family="text">
      <style:text-properties officeooo:rsid="03933355"/>
    </style:style>
    <style:style style:name="T1890" style:family="text">
      <style:text-properties officeooo:rsid="01716858"/>
    </style:style>
    <style:style style:name="T1891" style:family="text">
      <style:text-properties officeooo:rsid="017855c6"/>
    </style:style>
    <style:style style:name="T1892" style:family="text">
      <style:text-properties officeooo:rsid="03803032"/>
    </style:style>
    <style:style style:name="T1893" style:family="text">
      <style:text-properties officeooo:rsid="01ad004d"/>
    </style:style>
    <style:style style:name="T1894" style:family="text">
      <style:text-properties officeooo:rsid="0386bd03"/>
    </style:style>
    <style:style style:name="T1895" style:family="text">
      <style:text-properties officeooo:rsid="038bf323"/>
    </style:style>
    <style:style style:name="T1896" style:family="text">
      <style:text-properties officeooo:rsid="039da747"/>
    </style:style>
    <style:style style:name="T1897" style:family="text">
      <style:text-properties officeooo:rsid="039fbea3"/>
    </style:style>
    <style:style style:name="T1898" style:family="text">
      <style:text-properties officeooo:rsid="03a27bc9"/>
    </style:style>
    <style:style style:name="T1899" style:family="text">
      <style:text-properties officeooo:rsid="03a3cac0"/>
    </style:style>
    <style:style style:name="T1900" style:family="text">
      <style:text-properties officeooo:rsid="03a501f1"/>
    </style:style>
    <style:style style:name="T1901" style:family="text">
      <style:text-properties officeooo:rsid="03a69e14"/>
    </style:style>
    <style:style style:name="T1902" style:family="text">
      <style:text-properties officeooo:rsid="03a9200b"/>
    </style:style>
    <style:style style:name="T1903" style:family="text">
      <style:text-properties officeooo:rsid="03ac7585"/>
    </style:style>
    <style:style style:name="T1904" style:family="text">
      <style:text-properties officeooo:rsid="03acf764"/>
    </style:style>
    <style:style style:name="T1905" style:family="text">
      <style:text-properties officeooo:rsid="03ae96a3"/>
    </style:style>
    <style:style style:name="T1906" style:family="text">
      <style:text-properties officeooo:rsid="03b08ac7"/>
    </style:style>
    <style:style style:name="T1907" style:family="text">
      <style:text-properties officeooo:rsid="03b0b921"/>
    </style:style>
    <style:style style:name="T1908" style:family="text">
      <style:text-properties officeooo:rsid="03b3ac94"/>
    </style:style>
    <style:style style:name="T1909" style:family="text">
      <style:text-properties officeooo:rsid="03b66ec0"/>
    </style:style>
    <style:style style:name="T1910" style:family="text">
      <style:text-properties officeooo:rsid="03b43c65"/>
    </style:style>
    <style:style style:name="T1911" style:family="text">
      <style:text-properties officeooo:rsid="03b93366"/>
    </style:style>
    <style:style style:name="T1912" style:family="text">
      <style:text-properties officeooo:rsid="03b93d41"/>
    </style:style>
    <style:style style:name="T1913" style:family="text">
      <style:text-properties officeooo:rsid="03b9b005"/>
    </style:style>
    <style:style style:name="T1914" style:family="text">
      <style:text-properties officeooo:rsid="03bb8baa"/>
    </style:style>
    <style:style style:name="T1915" style:family="text">
      <style:text-properties officeooo:rsid="03bc506f"/>
    </style:style>
    <style:style style:name="T1916" style:family="text">
      <style:text-properties officeooo:rsid="03bebff7"/>
    </style:style>
    <style:style style:name="T1917" style:family="text">
      <style:text-properties officeooo:rsid="03becba6"/>
    </style:style>
    <style:style style:name="T1918" style:family="text">
      <style:text-properties officeooo:rsid="03c26c6a"/>
    </style:style>
    <style:style style:name="T1919" style:family="text">
      <style:text-properties officeooo:rsid="03c42a96"/>
    </style:style>
    <style:style style:name="T1920" style:family="text">
      <style:text-properties officeooo:rsid="03c61458"/>
    </style:style>
    <style:style style:name="T1921" style:family="text">
      <style:text-properties officeooo:rsid="03c72d5a"/>
    </style:style>
    <style:style style:name="T1922" style:family="text">
      <style:text-properties officeooo:rsid="03c7f8d2"/>
    </style:style>
    <style:style style:name="T1923" style:family="text">
      <style:text-properties officeooo:rsid="03c92973"/>
    </style:style>
    <style:style style:name="T1924" style:family="text">
      <style:text-properties officeooo:rsid="03ca41df"/>
    </style:style>
    <style:style style:name="T1925" style:family="text">
      <style:text-properties officeooo:rsid="03cb2edf"/>
    </style:style>
    <style:style style:name="T1926" style:family="text">
      <style:text-properties officeooo:rsid="03cc1129"/>
    </style:style>
    <style:style style:name="T1927" style:family="text">
      <style:text-properties officeooo:rsid="03cec075"/>
    </style:style>
    <style:style style:name="T1928" style:family="text">
      <style:text-properties officeooo:rsid="03cfc94d"/>
    </style:style>
    <style:style style:name="T1929" style:family="text">
      <style:text-properties officeooo:rsid="03d094dc"/>
    </style:style>
    <style:style style:name="T1930" style:family="text">
      <style:text-properties officeooo:rsid="03d21031"/>
    </style:style>
    <style:style style:name="T1931" style:family="text">
      <style:text-properties officeooo:rsid="03d4c570"/>
    </style:style>
    <style:style style:name="T1932" style:family="text">
      <style:text-properties officeooo:rsid="03d5d38f"/>
    </style:style>
    <style:style style:name="T1933" style:family="text">
      <style:text-properties officeooo:rsid="03d5dcea"/>
    </style:style>
    <style:style style:name="T1934" style:family="text">
      <style:text-properties officeooo:rsid="03d5f7b6"/>
    </style:style>
    <style:style style:name="T1935" style:family="text">
      <style:text-properties officeooo:rsid="03d88354"/>
    </style:style>
    <style:style style:name="T1936" style:family="text">
      <style:text-properties officeooo:rsid="03db3e87"/>
    </style:style>
    <style:style style:name="T1937" style:family="text">
      <style:text-properties officeooo:rsid="03c0a7ea"/>
    </style:style>
    <style:style style:name="T1938" style:family="text">
      <style:text-properties officeooo:rsid="03c00025"/>
    </style:style>
    <style:style style:name="T1939" style:family="text">
      <style:text-properties officeooo:rsid="03c0c7a7"/>
    </style:style>
    <style:style style:name="T1940" style:family="text">
      <style:text-properties officeooo:rsid="03e00cef"/>
    </style:style>
    <style:style style:name="T1941" style:family="text">
      <style:text-properties officeooo:rsid="03e13835"/>
    </style:style>
    <style:style style:name="T1942" style:family="text">
      <style:text-properties officeooo:rsid="03e18531"/>
    </style:style>
    <style:style style:name="T1943" style:family="text">
      <style:text-properties officeooo:rsid="03e2ac75"/>
    </style:style>
    <style:style style:name="T1944" style:family="text">
      <style:text-properties officeooo:rsid="03e3a966"/>
    </style:style>
    <style:style style:name="T1945" style:family="text">
      <style:text-properties officeooo:rsid="03e7e632"/>
    </style:style>
    <style:style style:name="T1946" style:family="text">
      <style:text-properties officeooo:rsid="03e9da0c"/>
    </style:style>
    <style:style style:name="T1947" style:family="text">
      <style:text-properties officeooo:rsid="03eb1277"/>
    </style:style>
    <style:style style:name="T1948" style:family="text">
      <style:text-properties officeooo:rsid="03eccc8e"/>
    </style:style>
    <style:style style:name="T1949" style:family="text">
      <style:text-properties officeooo:rsid="03edb8b4"/>
    </style:style>
    <style:style style:name="T1950" style:family="text">
      <style:text-properties officeooo:rsid="03efd3b3"/>
    </style:style>
    <style:style style:name="T1951" style:family="text">
      <style:text-properties officeooo:rsid="03f19195"/>
    </style:style>
    <style:style style:name="T1952" style:family="text">
      <style:text-properties officeooo:rsid="03f21313"/>
    </style:style>
    <style:style style:name="T1953" style:family="text">
      <style:text-properties officeooo:rsid="03f44553"/>
    </style:style>
    <style:style style:name="T1954" style:family="text">
      <style:text-properties officeooo:rsid="03f4a098"/>
    </style:style>
    <style:style style:name="T1955" style:family="text">
      <style:text-properties officeooo:rsid="03f4b154"/>
    </style:style>
    <style:style style:name="T1956" style:family="text">
      <style:text-properties officeooo:rsid="03b55fd7"/>
    </style:style>
    <style:style style:name="T1957" style:family="text">
      <style:text-properties officeooo:rsid="03f6ceff"/>
    </style:style>
    <style:style style:name="T1958" style:family="text">
      <style:text-properties officeooo:rsid="03f8ab00"/>
    </style:style>
    <style:style style:name="T1959" style:family="text">
      <style:text-properties officeooo:rsid="03fa6e55"/>
    </style:style>
    <style:style style:name="T1960" style:family="text">
      <style:text-properties officeooo:rsid="03fc031e"/>
    </style:style>
    <style:style style:name="T1961" style:family="text">
      <style:text-properties officeooo:rsid="03fc0bf2"/>
    </style:style>
    <style:style style:name="T1962" style:family="text">
      <style:text-properties officeooo:rsid="03fc6450"/>
    </style:style>
    <style:style style:name="T1963" style:family="text">
      <style:text-properties officeooo:rsid="0401df2b"/>
    </style:style>
    <style:style style:name="T1964" style:family="text">
      <style:text-properties officeooo:rsid="0403c767"/>
    </style:style>
    <style:style style:name="T1965" style:family="text">
      <style:text-properties officeooo:rsid="040caa75"/>
    </style:style>
    <style:style style:name="T1966" style:family="text">
      <style:text-properties officeooo:rsid="04109576"/>
    </style:style>
    <style:style style:name="T1967" style:family="text">
      <style:text-properties officeooo:rsid="0413056d"/>
    </style:style>
    <style:style style:name="T1968" style:family="text">
      <style:text-properties officeooo:rsid="04132621"/>
    </style:style>
    <style:style style:name="T1969" style:family="text">
      <style:text-properties officeooo:rsid="04165871"/>
    </style:style>
    <style:style style:name="T1970" style:family="text">
      <style:text-properties officeooo:rsid="041812ba"/>
    </style:style>
    <style:style style:name="T1971" style:family="text">
      <style:text-properties officeooo:rsid="0419b2c3"/>
    </style:style>
    <style:style style:name="T1972" style:family="text">
      <style:text-properties officeooo:rsid="041cd9ea"/>
    </style:style>
    <style:style style:name="T1973" style:family="text">
      <style:text-properties officeooo:rsid="0420872f"/>
    </style:style>
    <style:style style:name="T1974" style:family="text">
      <style:text-properties officeooo:rsid="04233dff"/>
    </style:style>
    <style:style style:name="T1975" style:family="text">
      <style:text-properties officeooo:rsid="042d1a96"/>
    </style:style>
    <style:style style:name="T1976" style:family="text">
      <style:text-properties officeooo:rsid="04345d74"/>
    </style:style>
    <style:style style:name="T1977" style:family="text">
      <style:text-properties officeooo:rsid="04363fc1"/>
    </style:style>
    <style:style style:name="T1978" style:family="text">
      <style:text-properties officeooo:rsid="043a43d7"/>
    </style:style>
    <style:style style:name="T1979" style:family="text">
      <style:text-properties officeooo:rsid="043cbb80"/>
    </style:style>
    <style:style style:name="T1980" style:family="text">
      <style:text-properties officeooo:rsid="044002c2"/>
    </style:style>
    <style:style style:name="T1981" style:family="text">
      <style:text-properties officeooo:rsid="04408cd8"/>
    </style:style>
    <style:style style:name="T1982" style:family="text">
      <style:text-properties officeooo:rsid="0441c349"/>
    </style:style>
    <style:style style:name="T1983" style:family="text">
      <style:text-properties officeooo:rsid="0441e91c"/>
    </style:style>
    <style:style style:name="T1984" style:family="text">
      <style:text-properties officeooo:rsid="0444e15e"/>
    </style:style>
    <style:style style:name="T1985" style:family="text">
      <style:text-properties officeooo:rsid="0445f1c5"/>
    </style:style>
    <style:style style:name="T1986" style:family="text">
      <style:text-properties officeooo:rsid="044847ba"/>
    </style:style>
    <style:style style:name="T1987" style:family="text">
      <style:text-properties officeooo:rsid="0449cf90"/>
    </style:style>
    <style:style style:name="T1988" style:family="text">
      <style:text-properties officeooo:rsid="044ad618"/>
    </style:style>
    <style:style style:name="T1989" style:family="text">
      <style:text-properties officeooo:rsid="044c5c08"/>
    </style:style>
    <style:style style:name="T1990" style:family="text">
      <style:text-properties officeooo:rsid="044c6557"/>
    </style:style>
    <style:style style:name="T1991" style:family="text">
      <style:text-properties officeooo:rsid="044dde41"/>
    </style:style>
    <style:style style:name="T1992" style:family="text">
      <style:text-properties officeooo:rsid="04518c70"/>
    </style:style>
    <style:style style:name="T1993" style:family="text">
      <style:text-properties officeooo:rsid="0453b873"/>
    </style:style>
    <style:style style:name="T1994" style:family="text">
      <style:text-properties officeooo:rsid="045426c1"/>
    </style:style>
    <style:style style:name="T1995" style:family="text">
      <style:text-properties officeooo:rsid="0455a87a"/>
    </style:style>
    <style:style style:name="T1996" style:family="text">
      <style:text-properties officeooo:rsid="045a263b"/>
    </style:style>
    <style:style style:name="T1997" style:family="text">
      <style:text-properties officeooo:rsid="045c1914"/>
    </style:style>
    <style:style style:name="T1998" style:family="text">
      <style:text-properties officeooo:rsid="045c2dc4"/>
    </style:style>
    <style:style style:name="T1999" style:family="text">
      <style:text-properties officeooo:rsid="045d0b81"/>
    </style:style>
    <style:style style:name="T2000" style:family="text">
      <style:text-properties officeooo:rsid="0463d4b3"/>
    </style:style>
    <style:style style:name="T2001" style:family="text">
      <style:text-properties officeooo:rsid="04640262"/>
    </style:style>
    <style:style style:name="T2002" style:family="text">
      <style:text-properties officeooo:rsid="0464dd3b"/>
    </style:style>
    <style:style style:name="T2003" style:family="text">
      <style:text-properties officeooo:rsid="04659274"/>
    </style:style>
    <style:style style:name="T2004" style:family="text">
      <style:text-properties officeooo:rsid="046ac886"/>
    </style:style>
    <style:style style:name="T2005" style:family="text">
      <style:text-properties officeooo:rsid="046b73db"/>
    </style:style>
    <style:style style:name="T2006" style:family="text">
      <style:text-properties officeooo:rsid="046d3489"/>
    </style:style>
    <style:style style:name="T2007" style:family="text">
      <style:text-properties officeooo:rsid="046ee33c"/>
    </style:style>
    <style:style style:name="T2008" style:family="text">
      <style:text-properties officeooo:rsid="046f1a2a"/>
    </style:style>
    <style:style style:name="T2009" style:family="text">
      <style:text-properties officeooo:rsid="0470774f"/>
    </style:style>
    <style:style style:name="T2010" style:family="text">
      <style:text-properties officeooo:rsid="04717b1b"/>
    </style:style>
    <style:style style:name="T2011" style:family="text">
      <style:text-properties officeooo:rsid="0473314f"/>
    </style:style>
    <style:style style:name="T2012" style:family="text">
      <style:text-properties officeooo:rsid="0474f167"/>
    </style:style>
    <style:style style:name="T2013" style:family="text">
      <style:text-properties officeooo:rsid="04768098"/>
    </style:style>
    <style:style style:name="T2014" style:family="text">
      <style:text-properties officeooo:rsid="047da8b7"/>
    </style:style>
    <style:style style:name="T2015" style:family="text">
      <style:text-properties officeooo:rsid="047eb21d"/>
    </style:style>
    <style:style style:name="T2016" style:family="text">
      <style:text-properties officeooo:rsid="04804d23"/>
    </style:style>
    <style:style style:name="T2017" style:family="text">
      <style:text-properties officeooo:rsid="0481d9de"/>
    </style:style>
    <style:style style:name="T2018" style:family="text">
      <style:text-properties officeooo:rsid="04839f5d"/>
    </style:style>
    <style:style style:name="T2019" style:family="text">
      <style:text-properties officeooo:rsid="0483f8ce"/>
    </style:style>
    <style:style style:name="T2020" style:family="text">
      <style:text-properties officeooo:rsid="04840e76"/>
    </style:style>
    <style:style style:name="T2021" style:family="text">
      <style:text-properties officeooo:rsid="048667f9"/>
    </style:style>
    <style:style style:name="T2022" style:family="text">
      <style:text-properties officeooo:rsid="0487fadd"/>
    </style:style>
    <style:style style:name="T2023" style:family="text">
      <style:text-properties officeooo:rsid="048a419d"/>
    </style:style>
    <style:style style:name="T2024" style:family="text">
      <style:text-properties officeooo:rsid="048aa961"/>
    </style:style>
    <style:style style:name="T2025" style:family="text">
      <style:text-properties officeooo:rsid="048acecf"/>
    </style:style>
    <style:style style:name="T2026" style:family="text">
      <style:text-properties officeooo:rsid="048b6e2a"/>
    </style:style>
    <style:style style:name="T2027" style:family="text">
      <style:text-properties officeooo:rsid="048b8740"/>
    </style:style>
    <style:style style:name="T2028" style:family="text">
      <style:text-properties officeooo:rsid="048e8567"/>
    </style:style>
    <style:style style:name="T2029" style:family="text">
      <style:text-properties officeooo:rsid="048fa720"/>
    </style:style>
    <style:style style:name="T2030" style:family="text">
      <style:text-properties officeooo:rsid="04902452"/>
    </style:style>
    <style:style style:name="T2031" style:family="text">
      <style:text-properties officeooo:rsid="0490db10"/>
    </style:style>
    <style:style style:name="T2032" style:family="text">
      <style:text-properties officeooo:rsid="04947158"/>
    </style:style>
    <style:style style:name="T2033" style:family="text">
      <style:text-properties officeooo:rsid="049addcc"/>
    </style:style>
    <style:style style:name="T2034" style:family="text">
      <style:text-properties officeooo:rsid="049e5e2b"/>
    </style:style>
    <style:style style:name="T2035" style:family="text">
      <style:text-properties officeooo:rsid="0499da28"/>
    </style:style>
    <style:style style:name="T2036" style:family="text">
      <style:text-properties officeooo:rsid="049e1f48"/>
    </style:style>
    <style:style style:name="T2037" style:family="text">
      <style:text-properties officeooo:rsid="04a70982"/>
    </style:style>
    <style:style style:name="T2038" style:family="text">
      <style:text-properties officeooo:rsid="04ab770b"/>
    </style:style>
    <style:style style:name="T2039" style:family="text">
      <style:text-properties officeooo:rsid="04ae9b04"/>
    </style:style>
    <style:style style:name="T2040" style:family="text">
      <style:text-properties style:font-name="FreeMono" fo:font-size="8pt" officeooo:rsid="04ae9b04" style:font-size-asian="8pt" style:font-size-complex="8pt"/>
    </style:style>
    <style:style style:name="T2041" style:family="text">
      <style:text-properties style:font-name="FreeMono" fo:font-size="10pt" officeooo:rsid="04af6d49" style:font-size-asian="8.75pt" style:font-size-complex="10pt"/>
    </style:style>
    <style:style style:name="T2042" style:family="text">
      <style:text-properties style:font-name="FreeMono" fo:font-size="10pt" officeooo:rsid="04b1244d" style:font-size-asian="10pt" style:font-size-complex="10pt"/>
    </style:style>
    <style:style style:name="T2043" style:family="text">
      <style:text-properties style:font-name="FreeMono" officeooo:rsid="04af6d49"/>
    </style:style>
    <style:style style:name="T2044" style:family="text">
      <style:text-properties style:font-name="FreeMono" officeooo:rsid="04b1244d"/>
    </style:style>
    <style:style style:name="T2045" style:family="text">
      <style:text-properties officeooo:rsid="04af6d49"/>
    </style:style>
    <style:style style:name="T2046" style:family="text">
      <style:text-properties officeooo:rsid="04b1244d"/>
    </style:style>
    <style:style style:name="T2047" style:family="text">
      <style:text-properties style:font-name="Liberation Serif" officeooo:rsid="04b1244d"/>
    </style:style>
    <style:style style:name="T2048" style:family="text">
      <style:text-properties style:font-name="Liberation Serif" fo:font-size="10pt" officeooo:rsid="04b1244d" style:font-size-asian="10pt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ron – libreria C++ <text:s/><text:span text:style-name="T341">di base</text:span></text:p>
      <text:p text:style-name="P4">Versione 0.1</text:p>
      <text:p text:style-name="P1"/>
      <text:p text:style-name="P1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 text:protected="true">
            <text:p text:style-name="Contents_20_Heading">Indice generale</text:p>
          </text:index-title>
          <text:p text:style-name="P2018"><text:a xlink:type="simple" xlink:href="#__RefHeading___Toc79555_833296016" text:style-name="Index_20_Link" text:visited-style-name="Index_20_Link">Introduzione.<text:tab/>2</text:a></text:p>
          <text:p text:style-name="P2018"><text:a xlink:type="simple" xlink:href="#__RefHeading___Toc79557_833296016" text:style-name="Index_20_Link" text:visited-style-name="Index_20_Link">Piattaforme.<text:tab/>2</text:a></text:p>
          <text:p text:style-name="P2018"><text:a xlink:type="simple" xlink:href="#__RefHeading___Toc79559_833296016" text:style-name="Index_20_Link" text:visited-style-name="Index_20_Link">Licenza.<text:tab/>2</text:a></text:p>
          <text:p text:style-name="P2018"><text:a xlink:type="simple" xlink:href="#__RefHeading___Toc79561_833296016" text:style-name="Index_20_Link" text:visited-style-name="Index_20_Link">Linux - Compilazione ed installazione.<text:tab/>3</text:a></text:p>
          <text:p text:style-name="P2018"><text:a xlink:type="simple" xlink:href="#__RefHeading___Toc79563_833296016" text:style-name="Index_20_Link" text:visited-style-name="Index_20_Link">Win32/Win64 – Compilazione ed installazione.<text:tab/>3</text:a></text:p>
          <text:p text:style-name="P2018"><text:a xlink:type="simple" xlink:href="#__RefHeading___Toc79565_833296016" text:style-name="Index_20_Link" text:visited-style-name="Index_20_Link">Gestione degli errori.<text:tab/>3</text:a></text:p>
          <text:p text:style-name="P2018"><text:a xlink:type="simple" xlink:href="#__RefHeading___Toc79567_833296016" text:style-name="Index_20_Link" text:visited-style-name="Index_20_Link">Sicurezza.<text:tab/>5</text:a></text:p>
          <text:p text:style-name="P2018"><text:a xlink:type="simple" xlink:href="#__RefHeading___Toc79569_833296016" text:style-name="Index_20_Link" text:visited-style-name="Index_20_Link">Metodi non sicuri<text:tab/>6</text:a></text:p>
          <text:p text:style-name="P2018"><text:a xlink:type="simple" xlink:href="#__RefHeading___Toc79571_833296016" text:style-name="Index_20_Link" text:visited-style-name="Index_20_Link">Vincoli.<text:tab/>7</text:a></text:p>
          <text:p text:style-name="P2018"><text:a xlink:type="simple" xlink:href="#__RefHeading___Toc79573_833296016" text:style-name="Index_20_Link" text:visited-style-name="Index_20_Link">Macro Pubbliche.<text:tab/>7</text:a></text:p>
          <text:p text:style-name="P2018"><text:a xlink:type="simple" xlink:href="#__RefHeading___Toc79575_833296016" text:style-name="Index_20_Link" text:visited-style-name="Index_20_Link">Spazi dei nomi.<text:tab/>10</text:a></text:p>
          <text:p text:style-name="P2018"><text:a xlink:type="simple" xlink:href="#__RefHeading___Toc79577_833296016" text:style-name="Index_20_Link" text:visited-style-name="Index_20_Link">Testata fwd.h<text:tab/>10</text:a></text:p>
          <text:p text:style-name="P2018"><text:a xlink:type="simple" xlink:href="#__RefHeading___Toc79579_833296016" text:style-name="Index_20_Link" text:visited-style-name="Index_20_Link">Concetti.<text:tab/>11</text:a></text:p>
          <text:p text:style-name="P2018"><text:a xlink:type="simple" xlink:href="#__RefHeading___Toc79671_833296016" text:style-name="Index_20_Link" text:visited-style-name="Index_20_Link">Classi non sicure.<text:tab/>18</text:a></text:p>
          <text:p text:style-name="P2019"><text:a xlink:type="simple" xlink:href="#__RefHeading___Toc79583_833296016" text:style-name="Index_20_Link" text:visited-style-name="Index_20_Link">allocator<text:tab/>18</text:a></text:p>
          <text:p text:style-name="P2019"><text:a xlink:type="simple" xlink:href="#__RefHeading___Toc79585_833296016" text:style-name="Index_20_Link" text:visited-style-name="Index_20_Link">errors::base<text:tab/>20</text:a></text:p>
          <text:p text:style-name="P2019"><text:a xlink:type="simple" xlink:href="#__RefHeading___Toc79587_833296016" text:style-name="Index_20_Link" text:visited-style-name="Index_20_Link">errors::base_with_info<text:tab/>22</text:a></text:p>
          <text:p text:style-name="P2019"><text:a xlink:type="simple" xlink:href="#__RefHeading___Toc79589_833296016" text:style-name="Index_20_Link" text:visited-style-name="Index_20_Link">errors::posix<text:tab/>23</text:a></text:p>
          <text:p text:style-name="P2019"><text:a xlink:type="simple" xlink:href="#__RefHeading___Toc79591_833296016" text:style-name="Index_20_Link" text:visited-style-name="Index_20_Link">errors::os<text:tab/>24</text:a></text:p>
          <text:p text:style-name="P2019"><text:a xlink:type="simple" xlink:href="#__RefHeading___Toc79593_833296016" text:style-name="Index_20_Link" text:visited-style-name="Index_20_Link">errors::exception<text:tab/>25</text:a></text:p>
          <text:p text:style-name="P2019"><text:a xlink:type="simple" xlink:href="#__RefHeading___Toc79595_833296016" text:style-name="Index_20_Link" text:visited-style-name="Index_20_Link">raw_storage<text:tab/>26</text:a></text:p>
          <text:p text:style-name="P2019"><text:a xlink:type="simple" xlink:href="#__RefHeading___Toc79597_833296016" text:style-name="Index_20_Link" text:visited-style-name="Index_20_Link">raw_wrapper<text:tab/>29</text:a></text:p>
          <text:p text:style-name="P2019"><text:a xlink:type="simple" xlink:href="#__RefHeading___Toc79599_833296016" text:style-name="Index_20_Link" text:visited-style-name="Index_20_Link">unicode_conversions<text:tab/>31</text:a></text:p>
          <text:p text:style-name="P2019"><text:a xlink:type="simple" xlink:href="#__RefHeading___Toc79601_833296016" text:style-name="Index_20_Link" text:visited-style-name="Index_20_Link">unicode<text:tab/>34</text:a></text:p>
          <text:p text:style-name="P2018"><text:a xlink:type="simple" xlink:href="#__RefHeading___Toc79603_833296016" text:style-name="Index_20_Link" text:visited-style-name="Index_20_Link">Classi sicure.<text:tab/>37</text:a></text:p>
          <text:p text:style-name="P2019"><text:a xlink:type="simple" xlink:href="#__RefHeading___Toc79605_833296016" text:style-name="Index_20_Link" text:visited-style-name="Index_20_Link">adapter_box<text:tab/>37</text:a></text:p>
          <text:p text:style-name="P2019"><text:a xlink:type="simple" xlink:href="#__RefHeading___Toc79607_833296016" text:style-name="Index_20_Link" text:visited-style-name="Index_20_Link">array<text:tab/>39</text:a></text:p>
          <text:p text:style-name="P2019"><text:a xlink:type="simple" xlink:href="#__RefHeading___Toc79609_833296016" text:style-name="Index_20_Link" text:visited-style-name="Index_20_Link">bitset<text:tab/>43</text:a></text:p>
          <text:p text:style-name="P2019"><text:a xlink:type="simple" xlink:href="#__RefHeading___Toc79611_833296016" text:style-name="Index_20_Link" text:visited-style-name="Index_20_Link">box<text:tab/>45</text:a></text:p>
          <text:p text:style-name="P2019"><text:a xlink:type="simple" xlink:href="#__RefHeading___Toc79613_833296016" text:style-name="Index_20_Link" text:visited-style-name="Index_20_Link">box_deleter<text:tab/>49</text:a></text:p>
          <text:p text:style-name="P2019"><text:a xlink:type="simple" xlink:href="#__RefHeading___Toc79615_833296016" text:style-name="Index_20_Link" text:visited-style-name="Index_20_Link">btree_table<text:tab/>51</text:a></text:p>
          <text:p text:style-name="P2019"><text:a xlink:type="simple" xlink:href="#__RefHeading___Toc79617_833296016" text:style-name="Index_20_Link" text:visited-style-name="Index_20_Link">cfg<text:tab/>58</text:a></text:p>
          <text:p text:style-name="P2019"><text:a xlink:type="simple" xlink:href="#__RefHeading___Toc79619_833296016" text:style-name="Index_20_Link" text:visited-style-name="Index_20_Link">chr<text:tab/>61</text:a></text:p>
          <text:p text:style-name="P2019"><text:a xlink:type="simple" xlink:href="#__RefHeading___Toc79621_833296016" text:style-name="Index_20_Link" text:visited-style-name="Index_20_Link">chr::sequence<text:tab/>67</text:a></text:p>
          <text:p text:style-name="P2019"><text:a xlink:type="simple" xlink:href="#__RefHeading___Toc79623_833296016" text:style-name="Index_20_Link" text:visited-style-name="Index_20_Link">clone<text:tab/>69</text:a></text:p>
          <text:p text:style-name="P2019"><text:a xlink:type="simple" xlink:href="#__RefHeading___Toc79625_833296016" text:style-name="Index_20_Link" text:visited-style-name="Index_20_Link">collector<text:tab/>71</text:a></text:p>
          <text:p text:style-name="P2019"><text:a xlink:type="simple" xlink:href="#__RefHeading___Toc79627_833296016" text:style-name="Index_20_Link" text:visited-style-name="Index_20_Link">comparables::equal_to<text:tab/>76</text:a></text:p>
          <text:p text:style-name="P2019"><text:a xlink:type="simple" xlink:href="#__RefHeading___Toc79629_833296016" text:style-name="Index_20_Link" text:visited-style-name="Index_20_Link">comparables::less_to<text:tab/>77</text:a></text:p>
          <text:p text:style-name="P2019"><text:a xlink:type="simple" xlink:href="#__RefHeading___Toc79631_833296016" text:style-name="Index_20_Link" text:visited-style-name="Index_20_Link">enum_set<text:tab/>78</text:a></text:p>
          <text:p text:style-name="P2019"><text:a xlink:type="simple" xlink:href="#__RefHeading___Toc79633_833296016" text:style-name="Index_20_Link" text:visited-style-name="Index_20_Link">error_handler<text:tab/>80</text:a></text:p>
          <text:p text:style-name="P2019"><text:a xlink:type="simple" xlink:href="#__RefHeading___Toc79635_833296016" text:style-name="Index_20_Link" text:visited-style-name="Index_20_Link">hasher<text:tab/>83</text:a></text:p>
          <text:p text:style-name="P2019"><text:a xlink:type="simple" xlink:href="#__RefHeading___Toc79637_833296016" text:style-name="Index_20_Link" text:visited-style-name="Index_20_Link">hash_table<text:tab/>84</text:a></text:p>
          <text:p text:style-name="P2019"><text:a xlink:type="simple" xlink:href="#__RefHeading___Toc79639_833296016" text:style-name="Index_20_Link" text:visited-style-name="Index_20_Link"><text:soft-page-break/>integrals<text:tab/>92</text:a></text:p>
          <text:p text:style-name="P2019"><text:a xlink:type="simple" xlink:href="#__RefHeading___Toc79641_833296016" text:style-name="Index_20_Link" text:visited-style-name="Index_20_Link">integrals bounded<text:tab/>98</text:a></text:p>
          <text:p text:style-name="P2019"><text:a xlink:type="simple" xlink:href="#__RefHeading___Toc79643_833296016" text:style-name="Index_20_Link" text:visited-style-name="Index_20_Link">list<text:tab/>102</text:a></text:p>
          <text:p text:style-name="P2019"><text:a xlink:type="simple" xlink:href="#__RefHeading___Toc79645_833296016" text:style-name="Index_20_Link" text:visited-style-name="Index_20_Link">memory::condition_variable<text:tab/>112</text:a></text:p>
          <text:p text:style-name="P2019"><text:a xlink:type="simple" xlink:href="#__RefHeading___Toc79647_833296016" text:style-name="Index_20_Link" text:visited-style-name="Index_20_Link">memory::lock_guard<text:tab/>114</text:a></text:p>
          <text:p text:style-name="P2019"><text:a xlink:type="simple" xlink:href="#__RefHeading___Toc79649_833296016" text:style-name="Index_20_Link" text:visited-style-name="Index_20_Link">memory::mutex<text:tab/>115</text:a></text:p>
          <text:p text:style-name="P2019"><text:a xlink:type="simple" xlink:href="#__RefHeading___Toc79651_833296016" text:style-name="Index_20_Link" text:visited-style-name="Index_20_Link">memory::spin_lock<text:tab/>116</text:a></text:p>
          <text:p text:style-name="P2019"><text:a xlink:type="simple" xlink:href="#__RefHeading___Toc79653_833296016" text:style-name="Index_20_Link" text:visited-style-name="Index_20_Link">option<text:tab/>117</text:a></text:p>
          <text:p text:style-name="P2019"><text:a xlink:type="simple" xlink:href="#__RefHeading___Toc79655_833296016" text:style-name="Index_20_Link" text:visited-style-name="Index_20_Link">ref_wrapper<text:tab/>121</text:a></text:p>
          <text:p text:style-name="P2019"><text:a xlink:type="simple" xlink:href="#__RefHeading___Toc79657_833296016" text:style-name="Index_20_Link" text:visited-style-name="Index_20_Link">result<text:tab/>123</text:a></text:p>
          <text:p text:style-name="P2019"><text:a xlink:type="simple" xlink:href="#__RefHeading___Toc79659_833296016" text:style-name="Index_20_Link" text:visited-style-name="Index_20_Link">sequence<text:tab/>126</text:a></text:p>
          <text:p text:style-name="P2019"><text:a xlink:type="simple" xlink:href="#__RefHeading___Toc79661_833296016" text:style-name="Index_20_Link" text:visited-style-name="Index_20_Link">shared_box<text:tab/>132</text:a></text:p>
          <text:p text:style-name="P2019"><text:a xlink:type="simple" xlink:href="#__RefHeading___Toc79663_833296016" text:style-name="Index_20_Link" text:visited-style-name="Index_20_Link">str<text:tab/>137</text:a></text:p>
          <text:p text:style-name="P2019"><text:a xlink:type="simple" xlink:href="#__RefHeading___Toc79665_833296016" text:style-name="Index_20_Link" text:visited-style-name="Index_20_Link">strview<text:tab/>149</text:a></text:p>
          <text:p text:style-name="P2019"><text:a xlink:type="simple" xlink:href="#__RefHeading___Toc79667_833296016" text:style-name="Index_20_Link" text:visited-style-name="Index_20_Link">vector<text:tab/>155</text:a></text:p>
          <text:p text:style-name="P2019"><text:a xlink:type="simple" xlink:href="#__RefHeading___Toc79669_833296016" text:style-name="Index_20_Link" text:visited-style-name="Index_20_Link">Version<text:tab/>161</text:a></text:p>
        </text:index-body>
      </text:table-of-content>
      <text:p text:style-name="P1"/>
      <text:h text:style-name="Heading_20_1" text:outline-level="1"/>
      <text:h text:style-name="Heading_20_1" text:outline-level="1" text:is-list-header="true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79555_833296016"/><text:soft-page-break/>Introduzione.<text:bookmark-end text:name="__RefHeading___Toc79555_833296016"/></text:h>
      <text:p text:style-name="P58"><text:tab/><text:span text:style-name="T523">Iron</text:span><text:span text:style-name="T277"> e’ una libreria </text:span><text:span text:style-name="T523">c++</text:span><text:span text:style-name="T277"> </text:span><text:span text:style-name="T283">sperimentale </text:span><text:span text:style-name="T277">che garantisce sicurezza </text:span><text:span text:style-name="T291">e facilità d</text:span><text:span text:style-name="T277">’uso</text:span><text:span text:style-name="T279">.</text:span></text:p>
      <text:p text:style-name="P103"><text:tab/><text:span text:style-name="T1811">La sicurezza non puo essere garantita al 100% senza intervenire sul linguaggio, ma comunque una buona <text:tab/>approssimazione è ottenibile </text:span><text:span text:style-name="T1812">a patto</text:span><text:span text:style-name="T1811"> che </text:span><text:span text:style-name="T1974">l’utente</text:span><text:span text:style-name="T1811"> si attinga ad usare metodi sicuri nel modo corretto.</text:span></text:p>
      <text:p text:style-name="P482"><text:span text:style-name="T21"><text:tab/>La garanzia sull’ uso è garantito </text:span><text:span text:style-name="T23">a tempo</text:span><text:span text:style-name="T21"> di compilazione tramite la clausol</text:span><text:span text:style-name="T125">e</text:span><text:span text:style-name="T21"> </text:span><text:span text:style-name="T402">require </text:span><text:span text:style-name="T83">e/o </text:span><text:span text:style-name="T404">static_assert </text:span><text:span text:style-name="T23">di <text:tab/></text:span><text:span text:style-name="T405">c++, </text:span><text:span text:style-name="T21">a tempo di esecuzione grazie all’uso di un</text:span><text:span text:style-name="T126">a istanza</text:span><text:span text:style-name="T21"> di classe </text:span><text:span text:style-name="T402">security_checker</text:span><text:span text:style-name="T21"> </text:span><text:span text:style-name="T126">interno alla classe <text:tab/>desiderata </text:span><text:span text:style-name="T166">e </text:span><text:span text:style-name="T165">la definizione di metodi sicuri nell’uso.</text:span></text:p>
      <text:p text:style-name="P482"><text:span text:style-name="T22"><text:tab/>P</text:span><text:span text:style-name="T21">er questioni prestazionali </text:span><text:span text:style-name="T126">una istanza</text:span><text:span text:style-name="T21"> </text:span><text:span text:style-name="T402">security_checker</text:span><text:span text:style-name="T21"> è attiva solo in modalità </text:span><text:span text:style-name="T481">debug</text:span><text:span text:style-name="T126">.</text:span></text:p>
      <text:p text:style-name="P481"><text:span text:style-name="T21"><text:tab/></text:span><text:span text:style-name="T166">Altra caratteristica</text:span><text:span text:style-name="T24"> </text:span><text:span text:style-name="T166">è quella </text:span><text:span text:style-name="T24">di evitare le copie potenzialmente costose </text:span><text:span text:style-name="T25">disabilitando il costruttore/assegnamento <text:s/><text:tab/>di copia per quelle classi </text:span><text:span text:style-name="T182">che lo rich</text:span><text:span text:style-name="T222">i</text:span><text:span text:style-name="T182">edono.</text:span></text:p>
      <text:p text:style-name="P483"><text:span text:style-name="T25"><text:tab/></text:span><text:span text:style-name="T166">In questo caso </text:span><text:span text:style-name="T22"><text:s/></text:span><text:span text:style-name="T166">se </text:span><text:span text:style-name="T22">occorre una copia il programmatore deve usare il metodo </text:span><text:span text:style-name="T403">clone()</text:span><text:span text:style-name="T401"> </text:span><text:span text:style-name="T22"><text:s/>o <text:tab/></text:span><text:span text:style-name="T403">try_clone()</text:span><text:span text:style-name="T401">.</text:span><text:span text:style-name="T22"> </text:span></text:p>
      <text:p text:style-name="P481"><text:span text:style-name="T25"><text:tab/></text:span><text:span text:style-name="T22">Un’ altrà comodità sono i metodi valutabili a tempo di compilazione.</text:span></text:p>
      <text:p text:style-name="P369"><text:tab/>Quasi tutti i metodi di una classe <text:span text:style-name="T1812">sono </text:span>valutabili a tempo di compilazione,<text:span text:style-name="T12">le </text:span><text:s/>eccezioni <text:span text:style-name="T12">sono poche.</text:span></text:p>
      <text:p text:style-name="P61"><text:tab/><text:span text:style-name="T291">Inoltre la libreria non usa la gestione delle eccezioni a causa di varie problematiche che comporta.</text:span><text:span text:style-name="T2023"> </text:span></text:p>
      <text:p text:style-name="P61"/>
      <text:p text:style-name="P61"/>
      <text:h text:style-name="Heading_20_1" text:outline-level="1"><text:bookmark-start text:name="__RefHeading___Toc79557_833296016"/>Piattaforme.<text:bookmark-end text:name="__RefHeading___Toc79557_833296016"/></text:h>
      <text:p text:style-name="P2"><text:span text:style-name="T2"><text:s/><text:tab/></text:span><text:span text:style-name="T293">La libreria è stata </text:span><text:span text:style-name="T294">testata</text:span><text:span text:style-name="T293"> sotto </text:span><text:span text:style-name="T402">linux</text:span><text:span text:style-name="T293"> con i compilatori </text:span><text:span text:style-name="T402">g++</text:span><text:span text:style-name="T293"> da versione </text:span><text:span text:style-name="T402">12</text:span><text:span text:style-name="T293"> a versione </text:span><text:span text:style-name="T402">15</text:span><text:span text:style-name="T293">, </text:span><text:span text:style-name="T402">clang</text:span><text:span text:style-name="T405">++</text:span><text:span text:style-name="T293"> versione </text:span><text:span text:style-name="T402">19</text:span><text:span text:style-name="T293"> e <text:tab/>sotto </text:span><text:span text:style-name="T402">win32/win64</text:span><text:span text:style-name="T293"> con </text:span><text:span text:style-name="T402">visual c++ 2022 (visual studio 2022)</text:span><text:span text:style-name="T293">. </text:span></text:p>
      <text:p text:style-name="P481"><text:span text:style-name="T21"><text:s text:c="12"/><text:tab/>E’ richiest</text:span><text:span text:style-name="T26">a</text:span><text:span text:style-name="T21"> </text:span><text:span text:style-name="T23">l’attivazione della modalità </text:span><text:span text:style-name="T402">c++23</text:span><text:span text:style-name="T21">. </text:span></text:p>
      <text:p text:style-name="P59"/>
      <text:p text:style-name="P59"/>
      <text:h text:style-name="Heading_20_1" text:outline-level="1" text:is-list-header="true"><text:bookmark-start text:name="__RefHeading___Toc79559_833296016"/><text:span text:style-name="T1452">Licenza. </text:span><text:bookmark-end text:name="__RefHeading___Toc79559_833296016"/></text:h>
      <text:p text:style-name="P62"><text:tab/><text:span text:style-name="T288">La libreria è sotto licenza </text:span><text:span text:style-name="T714">MIT</text:span><text:span text:style-name="T288">. <text:s/></text:span></text:p>
      <text:p text:style-name="P62"><text:span text:style-name="T288"><text:tab/></text:span><text:span text:style-name="T289">Vedi </text:span><text:span text:style-name="T753">LICENSE</text:span><text:span text:style-name="T289">.</text:span></text:p>
      <text:p text:style-name="P1825"><text:tab/><text:span text:style-name="T1909">Nessuna linea di <text:s/>codice della libreria è stata scritta da una IA o copiata da altro codice </text:span></text:p>
      <text:p text:style-name="P1824"><text:tab/>,anche open source,ma è frutto completo dell’autore.</text:p>
      <text:p text:style-name="P62"><text:span text:style-name="T289"/></text:p>
      <text:p text:style-name="P79"><text:tab/> </text:p>
      <text:p text:style-name="P60"/>
      <text:h text:style-name="Heading_20_1" text:outline-level="1"><text:bookmark-start text:name="__RefHeading___Toc79561_833296016"/><text:span text:style-name="T5">Linux - </text:span><text:span text:style-name="T4">Compilazione ed installazione.</text:span><text:bookmark-end text:name="__RefHeading___Toc79561_833296016"/></text:h>
      <text:p text:style-name="P6"><text:span text:style-name="T294"/></text:p>
      <text:p text:style-name="P6"><text:span text:style-name="T294"><text:tab/></text:span><text:span text:style-name="T330">Estrarre nella </text:span><text:span text:style-name="T522">directory &lt;iron_dir&gt;</text:span></text:p>
      <text:p text:style-name="P6"><text:span text:style-name="T330"/></text:p>
      <text:p text:style-name="P3"><text:span text:style-name="T358"><text:tab/>export</text:span><text:span text:style-name="T524"> </text:span><text:span text:style-name="T357">EXCLUDE_COMPILERS</text:span><text:span text:style-name="T359">=&lt;</text:span><text:span text:style-name="T494">list</text:span><text:span text:style-name="T359">&gt; <text:s/></text:span></text:p>
      <text:p text:style-name="P3"><text:span text:style-name="T359"><text:tab/><text:tab/></text:span><text:span text:style-name="T982">opzionale – imposta i compilatori da escludere</text:span></text:p>
      <text:p text:style-name="P1470"><text:s text:c="2"/><text:tab/></text:p>
      <text:p text:style-name="P669"><text:span text:style-name="T18"/></text:p>
      <text:p text:style-name="P1471"><text:tab/>cd &lt;iron dir&gt; </text:p>
      <text:p text:style-name="P1471"><text:s text:c="7"/><text:tab/>make <text:s text:c="3"/></text:p>
      <text:p text:style-name="P669"><text:span text:style-name="T983"><text:tab/><text:tab/>compila e crea le librerie dinamiche e statiche per i vari compilatori </text:span><text:span text:style-name="T23">c++</text:span><text:span text:style-name="T983"> trovati </text:span><text:span text:style-name="T984">e non esclusi</text:span></text:p>
      <text:p text:style-name="P669"><text:span text:style-name="T23"/></text:p>
      <text:p text:style-name="P1471"><text:s text:c="7"/></text:p>
      <text:p text:style-name="P669"><text:span text:style-name="T23"><text:tab/>make test </text:span><text:span text:style-name="T28">[m=&lt;test_name&gt;] <text:s/></text:span></text:p>
      <text:p text:style-name="P1934"><text:span text:style-name="T28"><text:tab/><text:tab/></text:span><text:span text:style-name="T23">esegue i </text:span><text:span text:style-name="T26">test di verifica</text:span></text:p>
      <text:p text:style-name="P669"><text:span text:style-name="T983"/></text:p>
      <text:p text:style-name="P1471"><text:s text:c="7"/></text:p>
      <text:p text:style-name="P1471"><text:tab/>make install [PREFIX=&lt;dir&gt;] <text:s/></text:p>
      <text:p text:style-name="P1934"><text:span text:style-name="T23"><text:tab/><text:tab/>esegue l’installazione </text:span><text:span text:style-name="T28">in </text:span><text:span text:style-name="T405">PREFIX</text:span><text:span text:style-name="T23"> </text:span><text:span text:style-name="T28">che </text:span><text:span text:style-name="T23">ha come </text:span><text:span text:style-name="T91">valore predefinito</text:span><text:span text:style-name="T23"> </text:span><text:span text:style-name="T405">$HOME/iron</text:span></text:p>
      <text:p text:style-name="P1469"><text:span text:style-name="T1025"/></text:p>
      <text:p text:style-name="P1469"><text:tab/></text:p>
      <text:p text:style-name="P1469"><text:tab/>make clean </text:p>
      <text:p text:style-name="P1469"><text:tab/><text:tab/><text:span text:style-name="T1270">pulizia</text:span></text:p>
      <text:p text:style-name="P64"/>
      <text:p text:style-name="P64"><text:s/></text:p>
      <text:h text:style-name="Heading_20_1" text:outline-level="1"><text:bookmark-start text:name="__RefHeading___Toc79563_833296016"/><text:soft-page-break/>Win32/Win64 – <text:span text:style-name="T7">Compilazione ed installazione.</text:span><text:bookmark-end text:name="__RefHeading___Toc79563_833296016"/></text:h>
      <text:p text:style-name="P5"/>
      <text:p text:style-name="P5"><text:span text:style-name="T294"><text:tab/></text:span><text:span text:style-name="T329">Estrarre </text:span><text:span text:style-name="T294">in </text:span><text:a xlink:type="simple" xlink:href="../../../../D:/iron_REPO" text:style-name="Internet_20_link" text:visited-style-name="Visited_20_Internet_20_Link"><text:span text:style-name="T294">D:\iron_REPO</text:span></text:a><text:span text:style-name="T294"> </text:span></text:p>
      <text:p text:style-name="P5"><text:span text:style-name="T322"/></text:p>
      <text:p text:style-name="P675"><text:s text:c="7"/>cd iron_REPO</text:p>
      <text:p text:style-name="P676"><text:s text:c="7"/>build.cmd <text:s text:c="2"/></text:p>
      <text:p text:style-name="P1828"><text:tab/><text:tab/>c<text:span text:style-name="T1928">ostruisce</text:span> le librerie dinamiche per win32 e win64 <text:span text:style-name="T2022">(</text:span><text:span text:style-name="T12">le librerie statiche per ora non sono <text:tab/><text:tab/><text:tab/><text:tab/></text:span><text:span text:style-name="T1928">incluse</text:span><text:span text:style-name="T2022">)</text:span><text:span text:style-name="T1928"> </text:span><text:span text:style-name="T2022">e gli eseguibili dei test di regressione.</text:span></text:p>
      <text:p text:style-name="P1828"/>
      <text:p text:style-name="P676"><text:s text:c="7"/>test.cmd <text:s/></text:p>
      <text:p text:style-name="P565"><text:span text:style-name="T26"/></text:p>
      <text:p text:style-name="P565"><text:span text:style-name="T26"><text:tab/><text:tab/></text:span><text:span text:style-name="T985">esegue </text:span><text:span text:style-name="T1010">gli eseguibili dei </text:span><text:span text:style-name="T985">test di </text:span><text:span text:style-name="T1010">regressione.</text:span><text:span text:style-name="T985"> </text:span></text:p>
      <text:p text:style-name="P565"><text:span text:style-name="T985"/></text:p>
      <text:p text:style-name="P565"><text:span text:style-name="T985"/></text:p>
      <text:p text:style-name="P676"><text:s text:c="7"/>install.cmd &lt;dir&gt; </text:p>
      <text:p text:style-name="P676"/>
      <text:p text:style-name="P676"><text:tab/><text:tab/><text:span text:style-name="T1309">costruisce le libreria dinamiche ed esegue </text:span><text:span text:style-name="T1025">l’installazione in &lt;dir&gt;</text:span></text:p>
      <text:p text:style-name="P286"><text:s text:c="12"/><text:tab/></text:p>
      <text:p text:style-name="P487"><text:span text:style-name="T26"><text:tab/></text:span><text:span text:style-name="T27">Per questo ambiente e’ previsto l’uso dei moduli </text:span><text:span text:style-name="T484">c++</text:span><text:span text:style-name="T27"> - </text:span><text:span text:style-name="T29">impostare la macro globale </text:span><text:span text:style-name="T406">USE_MODULES</text:span></text:p>
      <text:p text:style-name="P487"><text:span text:style-name="T29"><text:tab/></text:span><text:span text:style-name="T90">a tempo di compilazione.</text:span></text:p>
      <text:p text:style-name="P484"><text:span text:style-name="T29"/></text:p>
      <text:p text:style-name="P484"><text:span text:style-name="T29"/></text:p>
      <text:p text:style-name="P484"><text:span text:style-name="T29"/></text:p>
      <text:p text:style-name="P484"><text:span text:style-name="T29"/></text:p>
      <text:h text:style-name="Heading_20_1" text:outline-level="1"><text:bookmark-start text:name="__RefHeading___Toc79565_833296016"/><text:span text:style-name="T1860">G</text:span>estione degli errori.<text:bookmark-end text:name="__RefHeading___Toc79565_833296016"/></text:h>
      <text:p text:style-name="P484"><text:span text:style-name="T29"/></text:p>
      <text:p text:style-name="P484"><text:span text:style-name="T29"><text:tab/></text:span><text:span text:style-name="T185">Come anticipato la libreria non usa il metodo </text:span><text:span text:style-name="T468">c++</text:span><text:span text:style-name="T191"> </text:span><text:span text:style-name="T185">classico delle eccezioni per gestire gli errori.</text:span></text:p>
      <text:p text:style-name="P484"><text:span text:style-name="T185"><text:tab/>Purtroppo la gestione delle eccezioni porta </text:span><text:span text:style-name="T195">con sé </text:span><text:span text:style-name="T185">queste problematiche:</text:span></text:p>
      <text:p text:style-name="P484"><text:span text:style-name="T185"/></text:p>
      <text:p text:style-name="P485"><text:span text:style-name="T185">1) <text:s text:c="2"/>I </text:span><text:span text:style-name="T463">debugger </text:span><text:span text:style-name="T1364">qualche volta hanno dei problemi ad intercettare il punto in cui è stata sollevata <text:s text:c="4"/>l’eccezione</text:span></text:p>
      <text:p text:style-name="P389"><text:tab/><text:tab/></text:p>
      <text:p text:style-name="P484"><text:span text:style-name="T185"><text:tab/><text:tab/>2) <text:s text:c="2"/>Nella libreria standard la classe base </text:span><text:span text:style-name="T464">std::exception</text:span><text:span text:style-name="T186"> e le classi derivate</text:span><text:span text:style-name="T185"> </text:span><text:span text:style-name="T187">da essa </text:span><text:span text:style-name="T186">non riportano <text:tab/><text:tab/> <text:s text:c="4"/>nessuna informazione di dove l’eccezione è stata sollevata. </text:span></text:p>
      <text:p text:style-name="P399"><text:tab/></text:p>
      <text:p text:style-name="P2017"><text:span text:style-name="T321">3) <text:s/>S</text:span><text:span text:style-name="T950">e un'eccezione viene sollevata prima che la precedente sia stata catturata, </text:span><text:span text:style-name="T464">il runtime c++</text:span><text:span text:style-name="T950"> <text:s text:c="2"/>chiama immediatamente </text:span><text:span text:style-name="Source_20_Text"><text:span text:style-name="T464">std::terminate()</text:span></text:span><text:span text:style-name="T950">, causando il crash istantaneo dell'applicazione. <text:s text:c="17"/></text:span><text:span text:style-name="T951">T</text:span><text:span text:style-name="T950">rovare il probl</text:span><text:span text:style-name="T975">ema </text:span><text:span text:style-name="T950">pu</text:span><text:span text:style-name="T952">ò</text:span><text:span text:style-name="T950"> essere complicato </text:span><text:span text:style-name="T953">ed il codice d’uscit</text:span><text:span text:style-name="T1002">a </text:span><text:span text:style-name="T953">al sistema operativo non è determinato anche se comunque dovrebbe essere diverso da zero.</text:span></text:p>
      <text:p text:style-name="P1927"><text:span text:style-name="T185"/></text:p>
      <text:p text:style-name="P484"><text:span text:style-name="T185"><text:tab/><text:tab/></text:span><text:span text:style-name="T186">4) </text:span><text:span text:style-name="T187">D</text:span><text:span text:style-name="T186">ecidere se una funzione </text:span><text:span text:style-name="T187">solleva o non solleva eccezioni potrebbe essere complicato.</text:span></text:p>
      <text:p text:style-name="P390"><text:s text:c="33"/>Normalmente si usa un analizzatore del codice per <text:span text:style-name="T1865">i casi più complessi </text:span>ma non sempre sono <text:tab/><text:tab/><text:tab/> <text:s text:c="4"/>precisi.</text:p>
      <text:p text:style-name="P497"><text:span text:style-name="T187"/></text:p>
      <text:p text:style-name="P495"><text:span text:style-name="T188">5) Se una funzione </text:span><text:span text:style-name="T194">nella sua definizione ha </text:span><text:span text:style-name="T263">l’operatore </text:span><text:span text:style-name="T521">noexcept(true)</text:span><text:span text:style-name="T263"> </text:span><text:span text:style-name="T188">ed invece direttamente od <text:s/>indirettamente </text:span><text:span text:style-name="T264">viene sollevata una eccezione</text:span><text:span text:style-name="T228"> </text:span><text:span text:style-name="T188">viene chiamato il solito </text:span><text:span text:style-name="T465">std::terminate()</text:span><text:span text:style-name="T188"> <text:s/>comportando le stesse problematiche del punto 3.</text:span></text:p>
      <text:p text:style-name="P496"><text:span text:style-name="T188"/></text:p>
      <text:p text:style-name="P494"><text:span text:style-name="T188">6</text:span><text:span text:style-name="T187">) In fase di manutenzione del codice una funzione potrebbe cambiare il modo di trattare gli errori. Potrebbe passare da una funzione che non solleva eccezioni ad una che può </text:span><text:span text:style-name="T188">o viceversa</text:span></text:p>
      <text:p text:style-name="P390"><text:s/><text:tab/><text:tab/>In questo caso occorre rivedere tutte le chiamate dirette ed indirette alla funzione.</text:p>
      <text:p text:style-name="P392"><text:tab/><text:tab/></text:p>
      <text:p text:style-name="P392"><text:tab/><text:tab/><text:span text:style-name="T1929">7)</text:span></text:p>
      <text:p text:style-name="P392"><text:span text:style-name="T1867"><text:tab/><text:tab/></text:span><text:span text:style-name="T1929">P</text:span><text:span text:style-name="T1867">er una funzione che può sollevare eccezioni il compilatore </text:span><text:span text:style-name="T1871">può </text:span><text:span text:style-name="T1867">aggiunge</text:span><text:span text:style-name="T1871">re</text:span><text:span text:style-name="T1867"> codice extra <text:tab/><text:tab/><text:tab/>per gestirle </text:span><text:span text:style-name="T1871">anche se in realtà quella funzione non solleva eccezioni.</text:span></text:p>
      <text:p text:style-name="P398"><text:tab/><text:tab/>Questo perché il compilatore guarda <text:span text:style-name="T2004">l’operatore </text:span><text:span text:style-name="T758">noexcept</text:span> e non sempre puo decidere se que<text:span text:style-name="T2005">llo <text:tab/><text:tab/><text:tab/>dich</text:span><text:span text:style-name="T2021">i</text:span><text:span text:style-name="T2005">arato dal progettista sia vero o no. </text:span></text:p>
      <text:p text:style-name="P391"/>
      <text:p text:style-name="P391"><text:s/><text:tab/></text:p>
      <text:p text:style-name="P498"><text:span text:style-name="T187"/></text:p>
      <text:p text:style-name="P391"><text:soft-page-break/><text:tab/>Per via di queste problematiche in fase di progetto si è deciso di non utilizzare questo meccanismo ma un’ altra </text:p>
      <text:p text:style-name="P390"><text:tab/>soluzione.</text:p>
      <text:p text:style-name="P493"><text:span text:style-name="T187"><text:tab/></text:span><text:span text:style-name="T188">Sono state progettate due classi apposite per gestire gli errori: </text:span><text:span text:style-name="T468">error_handler</text:span><text:span text:style-name="T191"> e </text:span><text:span text:style-name="T468">result.</text:span></text:p>
      <text:p text:style-name="P498"><text:span text:style-name="T188"><text:tab/>La classe </text:span><text:span text:style-name="T465">error_handler</text:span><text:span text:style-name="T188"> ha il compito di memorizzare un errore </text:span><text:span text:style-name="T191">compreso uno pseudo nessun errore.</text:span></text:p>
      <text:p text:style-name="P498"><text:span text:style-name="T188"><text:tab/>Se un errore in una istanza di questa classe è memorizzato il suo metodo </text:span><text:span text:style-name="T465">operator bool() </text:span><text:span text:style-name="T188"><text:s/>ritorna <text:tab/>falso.</text:span></text:p>
      <text:p text:style-name="P498"><text:span text:style-name="T188"><text:tab/>Gli errori </text:span><text:span text:style-name="T192">effettivi </text:span><text:span text:style-name="T188">sono memorizzati </text:span><text:span text:style-name="T236">internamente </text:span><text:span text:style-name="T188">come istanz</text:span><text:span text:style-name="T236">a</text:span><text:span text:style-name="T188"> di una classe derivata da <text:tab/></text:span><text:span text:style-name="T500">unsafe::e</text:span><text:span text:style-name="T466">rrors::base</text:span><text:span text:style-name="T189"> <text:tab/></text:span><text:span text:style-name="T465"> </text:span><text:span text:style-name="T188"><text:s/></text:span></text:p>
      <text:p text:style-name="P498"><text:span text:style-name="T188"/></text:p>
      <text:p text:style-name="P498"><text:span text:style-name="T188"><text:tab/></text:span><text:span text:style-name="T189">Esistono </text:span><text:span text:style-name="T191">3</text:span><text:span text:style-name="T189"> </text:span><text:span text:style-name="T267">tipi</text:span><text:span text:style-name="T189"> di errore corrisp</text:span><text:span text:style-name="T190">o</text:span><text:span text:style-name="T189">ndenti ad altre classi</text:span></text:p>
      <text:p text:style-name="P393"><text:tab/> <text:s text:c="3"/></text:p>
      <text:p text:style-name="P499"><text:span text:style-name="T189">1) </text:span><text:span text:style-name="T466">posix</text:span><text:span text:style-name="T189">: <text:s text:c="3"/>errori dello standard </text:span><text:span text:style-name="T466">POSIX</text:span><text:span text:style-name="T1365">, normalmente e quando è possibile questa è <text:s/>la modalità preferita.</text:span></text:p>
      <text:p text:style-name="P500"><text:span text:style-name="T1365"/></text:p>
      <text:p text:style-name="P540"><text:span text:style-name="T1353">2) </text:span><text:span text:style-name="T357">os: <text:s/></text:span><text:span text:style-name="T1353">un errore rappresentato da un codice d’errore del sistema operativo</text:span><text:span text:style-name="T1389"> di tipo </text:span><text:span text:style-name="T513">std::int32_t</text:span><text:span text:style-name="T1389">.</text:span></text:p>
      <text:p text:style-name="P540"><text:span text:style-name="T1353"><text:s text:c="14"/>In </text:span><text:span text:style-name="T357">UNIX/Linux</text:span><text:span text:style-name="T1353"> se il numero dell’errore è </text:span><text:span text:style-name="T1366">convertibile</text:span><text:span text:style-name="T1353"> </text:span><text:span text:style-name="T1366">in </text:span><text:span text:style-name="T513">POSIX</text:span><text:span text:style-name="T1353"> </text:span><text:span text:style-name="T1366">viene </text:span><text:span text:style-name="T1367">istanziata</text:span><text:span text:style-name="T1366"> <text:tab/></text:span><text:span text:style-name="T1367">una classe </text:span><text:span text:style-name="T1366"><text:tab/></text:span><text:span text:style-name="T467">posix</text:span><text:span text:style-name="T1366">. </text:span></text:p>
      <text:p text:style-name="P484"><text:span text:style-name="T185"/></text:p>
      <text:p text:style-name="P541"><text:span text:style-name="T185">3</text:span><text:span text:style-name="T18">) </text:span><text:span text:style-name="T357">exception: </text:span><text:span text:style-name="T1353">la memorizzazione di una istanza</text:span><text:span text:style-name="T357"> std::exception_ptr </text:span><text:span text:style-name="T1376">usata per convertire una eccezione in </text:span><text:span text:style-name="T476">error_handler</text:span></text:p>
      <text:p text:style-name="P542"><text:span text:style-name="T357"/></text:p>
      <text:p text:style-name="P542"><text:span text:style-name="T357"/></text:p>
      <text:p text:style-name="P1811">E’ possibile aggiungere altr<text:span text:style-name="T2023">e</text:span> class<text:span text:style-name="T2023">i di errore</text:span> implementando una classe che deriva da</text:p>
      <text:p text:style-name="P1930"><text:span text:style-name="T18"><text:s/></text:span><text:span text:style-name="T500">unsafe::e</text:span><text:span text:style-name="T357">rrors::base </text:span><text:span text:style-name="T247">o</text:span><text:span text:style-name="T501"> </text:span><text:span text:style-name="T500">unsafe::e</text:span><text:span text:style-name="T357">rrors::base_with_info</text:span></text:p>
      <text:p text:style-name="P1929"><text:span text:style-name="T470"/></text:p>
      <text:p text:style-name="P543"><text:span text:style-name="T1368">Per segnalare un error</text:span><text:span text:style-name="T1369">e una classe </text:span><text:span text:style-name="T1392">sicura </text:span><text:span text:style-name="T1369">espone metodi che ritornano un </text:span><text:span text:style-name="T471">error_handler </text:span><text:span text:style-name="T1369">con un nome </text:span><text:span text:style-name="T1372">avente come prefisso </text:span><text:span text:style-name="T1369"><text:s/></text:span><text:span text:style-name="T471">try</text:span><text:span text:style-name="T473">_</text:span><text:span text:style-name="T852">.</text:span></text:p>
      <text:p text:style-name="P545"><text:span text:style-name="T1353">Esempio di questi nomi sono <text:s/></text:span><text:span text:style-name="T357">try_resize</text:span><text:span text:style-name="T1353"> della classe </text:span><text:span text:style-name="T357">vector</text:span><text:span text:style-name="T1353"> </text:span><text:span text:style-name="T1370">la cui firma è </text:span></text:p>
      <text:p text:style-name="P545"><text:span text:style-name="T1370"/></text:p>
      <text:p text:style-name="P545"><text:span text:style-name="T477">[[nodiscard]] </text:span><text:span text:style-name="T472">constexpr error_handler try_resize(size_t)noexcept </text:span><text:span text:style-name="T357"><text:s/></text:span></text:p>
      <text:p text:style-name="P544"><text:span text:style-name="T357"/></text:p>
      <text:p text:style-name="P544"><text:span text:style-name="T357"/></text:p>
      <text:p text:style-name="P1812">Invece nel caso in cui si voglia ritornare una determinata informazione oppure un errore </text:p>
      <text:p text:style-name="P544"><text:span text:style-name="T1353">si usa la classe </text:span><text:span text:style-name="T357">result </text:span><text:span text:style-name="T1372">con il solito prefisso</text:span><text:span text:style-name="T473"> try_ </text:span><text:span text:style-name="T1372">nel nome.</text:span></text:p>
      <text:p text:style-name="P545"><text:span text:style-name="T1353">Ad esempio </text:span><text:span text:style-name="T472">try_clone</text:span><text:span text:style-name="T1370"> sempre della classe </text:span><text:span text:style-name="T472">vector</text:span><text:span text:style-name="T1370"> <text:s/>ha come firma </text:span></text:p>
      <text:p text:style-name="P545"><text:span text:style-name="T1370"/></text:p>
      <text:p text:style-name="P547"><text:span text:style-name="T477">[[nodiscard]] </text:span><text:span text:style-name="T473">constexpr </text:span><text:span text:style-name="T472">result&lt;vector,error_handler&gt; try_clone(</text:span><text:span text:style-name="T473">size_t n=1</text:span><text:span text:style-name="T472">)const noexcept</text:span><text:span text:style-name="T469">.</text:span></text:p>
      <text:p text:style-name="P548"><text:span text:style-name="T1371"/></text:p>
      <text:p text:style-name="P548"><text:span text:style-name="T1371">A</text:span><text:span text:style-name="T1353">nche</text:span><text:span text:style-name="T357"> result </text:span><text:span text:style-name="T1353">come</text:span><text:span text:style-name="T357"> error_handler </text:span><text:span text:style-name="T1353">ha un metodo</text:span><text:span text:style-name="T357"> operator bool() </text:span><text:span text:style-name="T1353">che ritorna vero per nessun errore</text:span><text:span text:style-name="T357">.</text:span></text:p>
      <text:p text:style-name="P555"><text:span text:style-name="T1353">Notare che</text:span><text:span text:style-name="T357"> result </text:span><text:span text:style-name="T1353">può memorizzare in questo caso una istanza </text:span><text:span text:style-name="T357">vector</text:span><text:span text:style-name="T1353"> o una istanza </text:span><text:span text:style-name="T357">error_handler</text:span><text:span text:style-name="T851"> </text:span><text:span text:style-name="T1353">ed in generale pu</text:span><text:span text:style-name="T1383">ò</text:span><text:span text:style-name="T1353"> essere usata anche per altri scopi oltre </text:span><text:span text:style-name="T1380">al</text:span><text:span text:style-name="T1353">la classica memorizzazione di un errore.</text:span></text:p>
      <text:p text:style-name="P548"><text:span text:style-name="T1353">Per ogni metodo il cui nome inizia con</text:span><text:span text:style-name="T357"> try</text:span><text:span text:style-name="T475">_</text:span><text:span text:style-name="T357"> </text:span><text:span text:style-name="T1353">esiste un corrisponde</text:span><text:span text:style-name="T1372">nte</text:span><text:span text:style-name="T1353"> metodo con nome senza prefisso</text:span><text:span text:style-name="T357"> try</text:span><text:span text:style-name="T473">_.</text:span></text:p>
      <text:p text:style-name="P1813">Ad esempio seguendo i due esempi presentati prima abbiamo</text:p>
      <text:p text:style-name="P550"><text:span text:style-name="T1353"/></text:p>
      <text:p text:style-name="P546"><text:span text:style-name="T472">constexpr </text:span><text:span text:style-name="T473">vector&amp;</text:span><text:span text:style-name="T472"> resize(size_t)noexcept </text:span><text:span text:style-name="T357"><text:s/></text:span></text:p>
      <text:p text:style-name="P547"><text:span text:style-name="T477">[[nodiscard]] </text:span><text:span text:style-name="T473">constexpr </text:span><text:span text:style-name="T472">vector clone(</text:span><text:span text:style-name="T473">size_t n=1</text:span><text:span text:style-name="T472">)const noexcept</text:span></text:p>
      <text:p text:style-name="P549"><text:span text:style-name="T853"/></text:p>
      <text:p text:style-name="P551"><text:span text:style-name="T1377">In questi casi s</text:span><text:span text:style-name="T1353">e un errore si verifica viene chiamata la macro </text:span><text:span text:style-name="T357">PANIC() </text:span><text:span text:style-name="T1375">la quale</text:span><text:span text:style-name="T1353"> </text:span><text:span text:style-name="T1374">eme</text:span><text:span text:style-name="T1375">tte</text:span><text:span text:style-name="T1374"> un messaggio di errore</text:span></text:p>
      <text:p text:style-name="P551"><text:span text:style-name="T1378">su </text:span><text:span text:style-name="T478">stderr</text:span><text:span text:style-name="T1378"> </text:span><text:span text:style-name="T1374"><text:s/>comprendendo il punto di chiamata </text:span><text:span text:style-name="T1353"><text:s/>ed il programma termina </text:span><text:span text:style-name="T1373">restituendo al sistema operativo un </text:span><text:span text:style-name="T1353">codice d</text:span><text:span text:style-name="T1373">iverso da zero.</text:span></text:p>
      <text:p text:style-name="P552"><text:span text:style-name="T1353">In modalità </text:span><text:span text:style-name="T357">release</text:span><text:span text:style-name="T1353"> questo codice è </text:span><text:span text:style-name="T357">101</text:span><text:span text:style-name="T1353">, </text:span><text:span text:style-name="T1374">in modalità </text:span><text:span text:style-name="T474">debug</text:span><text:span text:style-name="T1374"> invece viene chiamata </text:span><text:span text:style-name="T474">std::terminate()</text:span></text:p>
      <text:p text:style-name="P1814">per cui il codice d’uscita <text:s/>dipende dalla sua implementazione ma comunque non dovrebbe essere mai zero.</text:p>
      <text:p text:style-name="P1931"><text:span text:style-name="T18">In modalità </text:span><text:span text:style-name="T357">debug</text:span><text:span text:style-name="T18"> è stato scelto di usare </text:span><text:span text:style-name="T357">std::terminate()</text:span><text:span text:style-name="T18"> perché i </text:span><text:span text:style-name="T357">debugger</text:span><text:span text:style-name="T18"> </text:span><text:span text:style-name="T207">in generale </text:span><text:span text:style-name="T18">hanno la proprietà di fermare l’esecuzione alla chiamata di questa funzione.</text:span></text:p>
      <text:p text:style-name="P553"><text:span text:style-name="T1373">Q</text:span><text:span text:style-name="T1353">uando si usa una chiamata ad un metodo con prefisso </text:span><text:span text:style-name="T357">try_</text:span><text:span text:style-name="T1353"> ?</text:span></text:p>
      <text:p text:style-name="P1814">Se l’errore è recuperabile oppure occorre trasmetterlo al <text:span text:style-name="T2022">chiamante</text:span> ha senso usarlo.</text:p>
      <text:p text:style-name="P553"><text:span text:style-name="T1353">Altrimenti è inutile, meglio usare il corrispondente metodo senza prefisso </text:span><text:span text:style-name="T357">try_</text:span><text:span text:style-name="T1353">.</text:span></text:p>
      <text:p text:style-name="P554"><text:span text:style-name="T1353">E’ possibile avere la stampa dello </text:span><text:span text:style-name="T357">stacktrace</text:span><text:span text:style-name="T1353"> dell</text:span><text:span text:style-name="T1391">a</text:span><text:span text:style-name="T1353"> chiamat</text:span><text:span text:style-name="T1391">a</text:span><text:span text:style-name="T1353"> </text:span><text:span text:style-name="T1390">a</text:span><text:span text:style-name="T1378"> </text:span><text:span text:style-name="T478">PANIC()</text:span><text:span text:style-name="T1378"> </text:span><text:span text:style-name="T1353">invocando l’eseguibile con la variabile d’ambiente </text:span><text:span text:style-name="T357">IRON_STACKTRACE </text:span><text:span text:style-name="T1353">impostata ad un valore diverso da zero. </text:span></text:p>
      <text:p text:style-name="P1821">Ad esempio in ambiente <text:span text:style-name="T523">linux:</text:span></text:p>
      <text:p text:style-name="P1944"><text:tab/></text:p>
      <text:p text:style-name="P554"><text:span text:style-name="T851"><text:tab/></text:span><text:span text:style-name="T357">IRON_STACKTRACE=1 ./a.out</text:span><text:span text:style-name="T1353"> </text:span></text:p>
      <text:p text:style-name="P554"><text:span text:style-name="T1353"/></text:p>
      <text:p text:style-name="P1815">Utile specialmente per analizzare un errore in ambiente di produzione.</text:p>
      <text:p text:style-name="P556"><text:span text:style-name="T1371">I</text:span><text:span text:style-name="T1353">n altri casi si è preferito usare un altro metodo per segnalare un comportamento non corretto di un</text:span><text:span text:style-name="T1379">a funzione</text:span></text:p>
      <text:p text:style-name="P1816">senza usare un gestore degli errori.</text:p>
      <text:p text:style-name="P1816"><text:soft-page-break/></text:p>
      <text:p text:style-name="P556"><text:span text:style-name="T1353">Ad esempio sempre in </text:span><text:span text:style-name="T357">vector</text:span><text:span text:style-name="T1353"> il metodo </text:span><text:span text:style-name="T357">nth </text:span><text:span text:style-name="T1353">ha come firma</text:span><text:span text:style-name="T357"> </text:span></text:p>
      <text:p text:style-name="P556"><text:span text:style-name="T357"/></text:p>
      <text:p text:style-name="P1460">[[nodiscard]] option&lt;ref_t&gt; nth(size_t idx)noexcept</text:p>
      <text:p text:style-name="P659"><text:span text:style-name="T18"/></text:p>
      <text:p text:style-name="P660"><text:span text:style-name="T954">Se</text:span><text:span text:style-name="T902"> </text:span><text:span text:style-name="T954">il valore di </text:span><text:span text:style-name="T196">idx</text:span><text:span text:style-name="T954"> non è corretto viene restituita una istanza di </text:span><text:span text:style-name="T196">option </text:span><text:span text:style-name="T954">vuota .</text:span></text:p>
      <text:p text:style-name="P667"><text:span text:style-name="T902">Nel caso v</text:span><text:span text:style-name="T955">enga</text:span><text:span text:style-name="T902"> tentato di estrarne il valore viene chiamata la solita macro </text:span><text:span text:style-name="T18">PANIC()</text:span></text:p>
      <text:p text:style-name="P1842">Un altro caso simile, sempre di vector, è</text:p>
      <text:p text:style-name="P674"><text:span text:style-name="T211"/></text:p>
      <text:p text:style-name="P674"><text:span text:style-name="T211"><text:tab/>[[nodiscard]] ref_t </text:span><text:span text:style-name="T268">at</text:span><text:span text:style-name="T211">(size_t idx)noexcept</text:span></text:p>
      <text:p text:style-name="P663"><text:span text:style-name="T18"/></text:p>
      <text:p text:style-name="P662"><text:span text:style-name="T954">Se</text:span><text:span text:style-name="T902"> </text:span><text:span text:style-name="T954">il valore di </text:span><text:span text:style-name="T196">idx</text:span><text:span text:style-name="T954"> non è corretto viene </text:span><text:span text:style-name="T1000">chiamata </text:span><text:span text:style-name="T251">PANIC()</text:span></text:p>
      <text:p text:style-name="P668"><text:span text:style-name="T902"/></text:p>
      <text:p text:style-name="P659"><text:span text:style-name="T18"/></text:p>
      <text:p text:style-name="P659"><text:span text:style-name="T18"/></text:p>
      <text:p text:style-name="P659"><text:span text:style-name="T18"/></text:p>
      <text:h text:style-name="Heading_20_1" text:outline-level="1"><text:bookmark-start text:name="__RefHeading___Toc79567_833296016"/><text:span text:style-name="T1451">Sicurezza</text:span><text:span text:style-name="T841">.</text:span><text:bookmark-end text:name="__RefHeading___Toc79567_833296016"/></text:h>
      <text:p text:style-name="P501"><text:span text:style-name="T197"><text:tab/></text:span><text:span text:style-name="T193">La sicurezza è garantita da un gestore </text:span><text:span text:style-name="T197">di sicurezza</text:span><text:span text:style-name="T193">, una istanza della classe </text:span><text:span text:style-name="T470">security_checker, </text:span><text:span text:style-name="T197">ma p</text:span><text:span text:style-name="T193">rima di <text:tab/>proseguire occorre introdurre una terminologia.</text:span></text:p>
      <text:p text:style-name="P394"><text:tab/>Con classe principale si identifica una classe che possiede i proprio dati.</text:p>
      <text:p text:style-name="P394"><text:tab/>Con classe <text:span text:style-name="T1995">referente</text:span> si identifica una classe che possiede dei riferimenti ai dati di una classe principale. </text:p>
      <text:p text:style-name="P501"><text:span text:style-name="T193"><text:tab/>Esempi di classi principali sono </text:span><text:span text:style-name="T470">vector</text:span><text:span text:style-name="T193"> e </text:span><text:span text:style-name="T470">list</text:span><text:span text:style-name="T193"> mentre esempi di classi </text:span><text:span text:style-name="T259">referenti</text:span><text:span text:style-name="T193"> sono <text:s/></text:span><text:span text:style-name="T470">sequence,string_view <text:tab/></text:span><text:span text:style-name="T1368">e</text:span><text:span text:style-name="T470"> ref_wrapper</text:span></text:p>
      <text:p text:style-name="P504"><text:span text:style-name="T29"><text:tab/></text:span><text:span text:style-name="T193">Quando si usa </text:span><text:span text:style-name="T259">un metodo non statico di </text:span><text:span text:style-name="T193">una istanza </text:span><text:span text:style-name="T197">di una classe </text:span><text:span text:style-name="T193">con incapsulata una istanza </text:span><text:span text:style-name="T253">del gestore di <text:tab/>sicurezza</text:span><text:span text:style-name="T193"> </text:span><text:span text:style-name="T253">per ogni</text:span><text:span text:style-name="T193"> chiamata </text:span><text:span text:style-name="T253">vengono </text:span><text:span text:style-name="T193">esegu</text:span><text:span text:style-name="T253">iti</text:span><text:span text:style-name="T193"> dei controlli di verifica </text:span><text:span text:style-name="T253"><text:s/></text:span><text:span text:style-name="T254">e in caso di fallimento viene chiamata la <text:tab/>macro </text:span><text:span text:style-name="T515">PANIC()</text:span><text:span text:style-name="T254"> con un opportuno messaggio di errore.</text:span></text:p>
      <text:p text:style-name="P504"><text:span text:style-name="T253"><text:tab/></text:span><text:span text:style-name="T254">P</text:span><text:span text:style-name="T197">er questioni prestazionali </text:span><text:span text:style-name="T254">e dimensioni del codice il gestore di sicurezza è </text:span><text:span text:style-name="T197">eseguito solo in modalità </text:span><text:span text:style-name="T479">debug</text:span><text:span text:style-name="T197">.</text:span></text:p>
      <text:p text:style-name="P501"><text:span text:style-name="T197"><text:tab/>Nessun <text:s/>codice avente a che fare con </text:span><text:span text:style-name="T251">il gestore di</text:span><text:span text:style-name="T197"> sicurezza viene compilato in modalità </text:span><text:span text:style-name="T479">release.</text:span></text:p>
      <text:p text:style-name="P501"><text:span text:style-name="T29"><text:tab/></text:span><text:span text:style-name="T198">Un utente puo implementare una propria classe con incapsulato un gestore di sicurezza usando apposite macro.</text:span></text:p>
      <text:p text:style-name="P395"><text:tab/>Le problematiche di sicurezza gestite sono sostanzialmente 3.</text:p>
      <text:p text:style-name="P501"><text:span text:style-name="T198"/></text:p>
      <text:p text:style-name="P501"><text:span text:style-name="T198"/></text:p>
      <text:p text:style-name="P395"><text:tab/>1) Uso di un temporaneo</text:p>
      <text:p text:style-name="P395"><text:tab/><text:tab/>Ad esempio:</text:p>
      <text:p text:style-name="P395"><text:tab/><text:tab/><text:tab/></text:p>
      <text:p text:style-name="P562"><text:span text:style-name="T198"><text:tab/><text:tab/><text:tab/></text:span><text:span text:style-name="T250">iron::</text:span><text:span text:style-name="T198">vector&lt;</text:span><text:span text:style-name="T199">int&gt;</text:span><text:span text:style-name="T198"> v1,v2;</text:span></text:p>
      <text:p text:style-name="P1461"><text:tab/><text:tab/><text:tab/>v1 = std::move(v2); </text:p>
      <text:p text:style-name="P1461"><text:tab/><text:tab/><text:tab/>//now v2 is marked temporary </text:p>
      <text:p text:style-name="P1461"><text:tab/><text:tab/><text:tab/>v2.clear(); <text:s text:c="2"/>//PANIC – use a temporary object </text:p>
      <text:p text:style-name="P1462"><text:tab/><text:tab/><text:tab/>v2 = v1.clone(); </text:p>
      <text:p text:style-name="P1462"><text:tab/><text:tab/><text:tab/>// OK – now v2 is not a temporary </text:p>
      <text:p text:style-name="P1462"><text:tab/><text:tab/><text:tab/>v2.clear(); <text:s/>//OK <text:s/></text:p>
      <text:p text:style-name="P395"><text:tab/><text:tab/></text:p>
      <text:p text:style-name="P395"/>
      <text:p text:style-name="P502"><text:span text:style-name="T29"><text:tab/></text:span><text:span text:style-name="T199">2) <text:s/>Una istanza di una classe </text:span><text:span text:style-name="T261">referente</text:span><text:span text:style-name="T199"> </text:span><text:span text:style-name="T200">tenta di </text:span><text:span text:style-name="T199">usa</text:span><text:span text:style-name="T200">re</text:span><text:span text:style-name="T199"> dei dati di una istanza d</text:span><text:span text:style-name="T202">ella propria</text:span><text:span text:style-name="T199"> classe principale <text:tab/></text:span><text:span text:style-name="T204">non <text:tab/>più in vita</text:span></text:p>
      <text:p text:style-name="P396"><text:tab/><text:tab/>Ad esempio: </text:p>
      <text:p text:style-name="P502"><text:span text:style-name="T199"/></text:p>
      <text:p text:style-name="P1463"><text:tab/><text:tab/><text:tab/>iron::vector&lt;int&gt; v1; //<text:span text:style-name="T1869">v1 is a master class instance</text:span></text:p>
      <text:p text:style-name="P1463"><text:tab/><text:tab/><text:tab/>auto seq = v1.seq(); //<text:span text:style-name="T1869">seq is a </text:span><text:span text:style-name="T1995">reference</text:span><text:span text:style-name="T1869"> class instance </text:span><text:span text:style-name="T2005">of v1</text:span></text:p>
      <text:p text:style-name="P1463"><text:tab/><text:tab/><text:tab/>{</text:p>
      <text:p text:style-name="P1463"><text:tab/><text:tab/><text:tab/><text:tab/>auto v2 = iron::collector::make_vector&lt;int&gt;(1,2,3); //<text:span text:style-name="T1869">make a vector <text:tab/><text:tab/><text:tab/><text:tab/><text:tab/><text:tab/><text:tab/><text:tab/><text:tab/><text:tab/><text:tab/> // with elements <text:tab/><text:tab/><text:tab/><text:tab/><text:tab/><text:tab/><text:tab/><text:tab/><text:tab/><text:tab/><text:tab/>//1,2,3 </text:span></text:p>
      <text:p text:style-name="P1464"><text:tab/><text:tab/><text:tab/><text:tab/>seq = v2.seq(); // <text:span text:style-name="T2005">now </text:span><text:span text:style-name="T1869">seq is a </text:span><text:span text:style-name="T1995">reference</text:span><text:span text:style-name="T1869"> class instance </text:span><text:span text:style-name="T2005">of v2</text:span></text:p>
      <text:p text:style-name="P1463"><text:tab/><text:tab/><text:tab/>} //now v2 is destroyed <text:span text:style-name="T2006">and deallocated</text:span></text:p>
      <text:p text:style-name="P1463"><text:tab/><text:tab/><text:tab/>auto r=*seq; //PANIC – the master object is not alive</text:p>
      <text:p text:style-name="P563"><text:span text:style-name="T199"/></text:p>
      <text:p text:style-name="P563"><text:span text:style-name="T199"/></text:p>
      <text:p text:style-name="P563"><text:span text:style-name="T199"/></text:p>
      <text:p text:style-name="P563"><text:span text:style-name="T199"><text:tab/></text:span><text:span text:style-name="T956">3)</text:span><text:span text:style-name="T199"> </text:span><text:span text:style-name="T957">Una istanza di una classe principale </text:span><text:span text:style-name="T959">tenta di </text:span><text:span text:style-name="T957">modifica</text:span><text:span text:style-name="T959">re</text:span><text:span text:style-name="T957"> la propria struttura </text:span><text:span text:style-name="T967">dati </text:span><text:span text:style-name="T957">interna </text:span><text:span text:style-name="T959">che potrebbe <text:tab/>comportare una invalidazione dei </text:span><text:span text:style-name="T1003">riferimenti ai</text:span><text:span text:style-name="T957"> dati di una o piu istanze di </text:span><text:span text:style-name="T1003">almeno una </text:span><text:span text:style-name="T957">class</text:span><text:span text:style-name="T1003">e</text:span><text:span text:style-name="T957"> </text:span><text:span text:style-name="T1005">referente</text:span><text:span text:style-name="T957"> </text:span><text:span text:style-name="T200"><text:s/></text:span></text:p>
      <text:p text:style-name="P502"><text:span text:style-name="T199"><text:s/><text:tab/><text:tab/></text:span><text:span text:style-name="T200">Ad esempio:</text:span></text:p>
      <text:p text:style-name="P397"><text:tab/><text:tab/><text:tab/></text:p>
      <text:p text:style-name="P502"><text:span text:style-name="T200"><text:tab/></text:span><text:span text:style-name="T480"><text:tab/><text:tab/>iron::vector&lt;int&gt; v1;</text:span></text:p>
      <text:p text:style-name="P1465"><text:tab/><text:tab/><text:tab/>auto seq=v1.seq(); </text:p>
      <text:p text:style-name="P1465"><text:tab/><text:tab/><text:tab/>v1.push_back(1); <text:s/>//OK – seq is empty, <text:span text:style-name="T1869">is not a </text:span><text:span text:style-name="T1995">reference </text:span><text:span text:style-name="T2006">to v1</text:span></text:p>
      <text:p text:style-name="P1466"><text:tab/><text:tab/><text:tab/>seq = v1.seq(); <text:s/></text:p>
      <text:p text:style-name="P1466"><text:tab/><text:tab/><text:tab/>//now seq is not empty <text:span text:style-name="T1869">and it’s a v1 </text:span><text:span text:style-name="T1995">ref</text:span><text:span text:style-name="T2006">erence</text:span></text:p>
      <text:p text:style-name="P564"><text:span text:style-name="T200"><text:tab/><text:tab/><text:tab/>//</text:span><text:span text:style-name="T201">use seq </text:span></text:p>
      <text:p text:style-name="P1465"><text:tab/><text:tab/><text:tab/>v1.push_back(2); <text:s/>//PANIC – master <text:span text:style-name="T1870">object </text:span>has <text:span text:style-name="T1995">reference</text:span> active </text:p>
      <text:p text:style-name="P563"><text:soft-page-break/><text:span text:style-name="T200"/></text:p>
      <text:p text:style-name="P563"><text:span text:style-name="T200"/></text:p>
      <text:p text:style-name="P1928"><text:span text:style-name="T200"><text:tab/><text:tab/></text:span><text:span text:style-name="T201">Per rendere valido questo esempio:</text:span></text:p>
      <text:p text:style-name="P1928"><text:span text:style-name="T201"/></text:p>
      <text:p text:style-name="P503"><text:span text:style-name="T200"><text:tab/></text:span><text:span text:style-name="T480"><text:tab/><text:tab/>iron::vector&lt;int&gt; v1;</text:span></text:p>
      <text:p text:style-name="P1466"><text:tab/><text:tab/><text:tab/>auto seq=v1.seq(); </text:p>
      <text:p text:style-name="P1466"><text:tab/><text:tab/><text:tab/>v1.push_back(1); <text:s/>//OK – seq is empty, <text:span text:style-name="T1870">is not a </text:span><text:span text:style-name="T1995">reference</text:span></text:p>
      <text:p text:style-name="P1466"><text:tab/><text:tab/><text:tab/>seq = v1.seq(); <text:s/></text:p>
      <text:p text:style-name="P1466"><text:tab/><text:tab/><text:tab/>//now seq is not empty </text:p>
      <text:p text:style-name="P564"><text:span text:style-name="T200"><text:tab/><text:tab/><text:tab/>//</text:span><text:span text:style-name="T201">use seq </text:span></text:p>
      <text:p text:style-name="P1467"><text:tab/><text:tab/><text:tab/>seq.reset(); <text:s text:c="2"/></text:p>
      <text:p text:style-name="P1467"><text:tab/><text:tab/><text:tab/>//now seq is empt<text:span text:style-name="T1978">y</text:span></text:p>
      <text:p text:style-name="P564"><text:span text:style-name="T200"><text:tab/><text:tab/><text:tab/>v1.push_back(2); <text:s/>//</text:span><text:span text:style-name="T201">OK – seq is empty,</text:span><text:span text:style-name="T205">is not a </text:span><text:span text:style-name="T259">reference</text:span></text:p>
      <text:p text:style-name="P564"><text:span text:style-name="T200"/></text:p>
      <text:p text:style-name="P564"><text:span text:style-name="T200"><text:tab/><text:tab/></text:span><text:span text:style-name="T958">Oppure:</text:span></text:p>
      <text:p text:style-name="P503"><text:span text:style-name="T200"><text:tab/></text:span><text:span text:style-name="T480"><text:tab/><text:tab/>iron::vector&lt;int&gt; v1;</text:span></text:p>
      <text:p text:style-name="P1466"><text:tab/><text:tab/><text:tab/>v1.push_back(1);</text:p>
      <text:p text:style-name="P564"><text:span text:style-name="T200"><text:tab/><text:tab/><text:tab/></text:span><text:span text:style-name="T201">{</text:span></text:p>
      <text:p text:style-name="P564"><text:span text:style-name="T200"><text:tab/><text:tab/><text:tab/><text:tab/></text:span><text:span text:style-name="T201">auto </text:span><text:span text:style-name="T200">seq = v1.seq(); <text:s/></text:span></text:p>
      <text:p text:style-name="P1466"><text:tab/><text:tab/><text:tab/><text:tab/>//now seq is not empty </text:p>
      <text:p text:style-name="P564"><text:span text:style-name="T200"><text:tab/><text:tab/><text:tab/><text:tab/>//</text:span><text:span text:style-name="T201">use seq </text:span></text:p>
      <text:p text:style-name="P1467"><text:tab/><text:tab/><text:tab/>} <text:s/>//seq is destroyed <text:span text:style-name="T2007">and deallocated</text:span></text:p>
      <text:p text:style-name="P564"><text:span text:style-name="T200"><text:tab/><text:tab/><text:tab/>v1.push_back(2); <text:s/>//</text:span><text:span text:style-name="T201">OK – not </text:span><text:span text:style-name="T259">reference</text:span><text:span text:style-name="T201"> actives</text:span></text:p>
      <text:p text:style-name="P564"><text:span text:style-name="T200"/></text:p>
      <text:p text:style-name="P564"><text:span text:style-name="T200"/></text:p>
      <text:p text:style-name="P564"><text:span text:style-name="T200"/></text:p>
      <text:h text:style-name="Heading_20_1" text:outline-level="1"><text:bookmark-start text:name="__RefHeading___Toc79569_833296016"/><text:span text:style-name="T1860">M</text:span>etodi non sicuri<text:bookmark-end text:name="__RefHeading___Toc79569_833296016"/></text:h>
      <text:p text:style-name="P664"><text:span text:style-name="T902"/></text:p>
      <text:p text:style-name="P664"><text:span text:style-name="T902"><text:tab/>Alcune classi </text:span><text:span text:style-name="T1004">sicure </text:span><text:span text:style-name="T962">della libreria </text:span><text:span text:style-name="T902">hanno dei metodi ritenuti non sicuri nell’uso </text:span></text:p>
      <text:p text:style-name="P664"><text:span text:style-name="T902"><text:tab/>I metodi non sicuri </text:span><text:span text:style-name="T960">hanno nel nome </text:span><text:span text:style-name="T206">unsafe</text:span><text:span text:style-name="T960"> o </text:span><text:span text:style-name="T206">unchecked.</text:span></text:p>
      <text:p text:style-name="P664"><text:span text:style-name="T206"><text:tab/></text:span><text:span text:style-name="T1017">I metodi </text:span><text:span text:style-name="T206">unchecked</text:span><text:span text:style-name="T1017"> sono metodi la cui sicurezza sull’uso degli argomenti d</text:span><text:span text:style-name="T1020">i ingresso</text:span><text:span text:style-name="T960">, </text:span><text:span text:style-name="T1001">impliciti o espliciti </text:span><text:span text:style-name="T960">non è <text:tab/>garantita. </text:span></text:p>
      <text:p text:style-name="P1894"><text:tab/>Ad esempio i metodi che in ingresso hanno una coppia di iteratori non sono sicuri perché l’uso di un iteratore <text:tab/>non è sicuro.</text:p>
      <text:p text:style-name="P665"><text:span text:style-name="T1017"><text:tab/>I metodi </text:span><text:span text:style-name="T206">unsafe </text:span><text:span text:style-name="T960">sono metodi <text:s/>che ritornano un tipo non sicuro.</text:span></text:p>
      <text:p text:style-name="P665"><text:span text:style-name="T960"><text:tab/>Ad esempio un metodo che ritorna un puntatore od una referenza non </text:span><text:span text:style-name="T962">è</text:span><text:span text:style-name="T960"> ritenut</text:span><text:span text:style-name="T962">o</text:span><text:span text:style-name="T960"> sicur</text:span><text:span text:style-name="T962">o</text:span><text:span text:style-name="T960"> </text:span><text:span text:style-name="T981">(l</text:span><text:span text:style-name="T991">’</text:span><text:span text:style-name="T995">unica</text:span><text:span text:style-name="T981"> eccezion</text:span><text:span text:style-name="T995">e</text:span><text:span text:style-name="T981"> <text:tab/> <text:tab/>è nella class</text:span><text:span text:style-name="T995">e</text:span><text:span text:style-name="T981"> </text:span><text:span text:style-name="T229">ref_wrapper</text:span><text:span text:style-name="T981">).</text:span></text:p>
      <text:p text:style-name="P664"><text:span text:style-name="T902"><text:tab/></text:span><text:span text:style-name="T960">Questi metodi esistono perch</text:span><text:span text:style-name="T962">è</text:span><text:span text:style-name="T960"> potrebbero essere utili in codice di basso livello </text:span><text:span text:style-name="T961">ma il loro uso sta <text:tab/></text:span><text:span text:style-name="T981">completamente </text:span><text:span text:style-name="T961">nella responsabilità del programmatore.</text:span></text:p>
      <text:p text:style-name="P664"><text:span text:style-name="T961"><text:tab/></text:span><text:span text:style-name="T973">Ad esempio la solita classe </text:span><text:span text:style-name="T223">vector </text:span><text:span text:style-name="T973">ha un metodo</text:span><text:span text:style-name="T223"> value_t&amp; unchecked_nth(size_t idx)noexcept.</text:span></text:p>
      <text:p text:style-name="P664"><text:span text:style-name="T961"><text:tab/></text:span><text:span text:style-name="T973">In caso il valore di </text:span><text:span text:style-name="T223">idx</text:span><text:span text:style-name="T973"> non sia valido il valore ritornato dalla chiamata al metodo è indeterminato. </text:span></text:p>
      <text:p text:style-name="P666"><text:span text:style-name="T961"><text:tab/> <text:s text:c="2"/></text:span><text:span text:style-name="T976">I metodi </text:span><text:span text:style-name="T1001">non sicuri </text:span><text:span text:style-name="T976">comunque eseguono dei controlli </text:span><text:span text:style-name="T986">di validità </text:span><text:span text:style-name="T976">ma solo in modalità </text:span><text:span text:style-name="T224">debug</text:span><text:span text:style-name="T976">. </text:span></text:p>
      <text:p text:style-name="P666"><text:span text:style-name="T976"/></text:p>
      <text:p text:style-name="P666"><text:span text:style-name="T976"/></text:p>
      <text:h text:style-name="Heading_20_1" text:outline-level="1"><text:bookmark-start text:name="__RefHeading___Toc79571_833296016"/>Vincoli.<text:bookmark-end text:name="__RefHeading___Toc79571_833296016"/></text:h>
      <text:p text:style-name="P54"><text:tab/><text:span text:style-name="T902">In generale una classe utente che deve interagire con una classe della libreria deve sottostare ad alcuni <text:tab/>vincoli.</text:span></text:p>
      <text:p text:style-name="P54"><text:span text:style-name="T902"><text:tab/>Questi vincoli non sono </text:span><text:span text:style-name="T974">limitativi</text:span><text:span text:style-name="T902"> </text:span><text:span text:style-name="T963"><text:s/></text:span><text:span text:style-name="T902">ma,</text:span><text:span text:style-name="T987">anzi,</text:span><text:span text:style-name="T902"> sono fondamentali per una buona progettazione </text:span><text:span text:style-name="T963">della classe utente <text:tab/>stessa </text:span><text:span text:style-name="T1003">e sono imposti attraverso dichiarazioni </text:span><text:span text:style-name="T515">static_assert</text:span><text:span text:style-name="T1003">.</text:span></text:p>
      <text:p text:style-name="P54"><text:span text:style-name="T902"><text:tab/></text:span><text:span text:style-name="T974">Le</text:span><text:span text:style-name="T902"> classi della libreria potrebbero introdurre ulteriori vincoli </text:span><text:span text:style-name="T965">o di meno </text:span><text:span text:style-name="T963">ma in generale i vincoli imposti <text:tab/>sono:</text:span></text:p>
      <text:p text:style-name="P54"><text:span text:style-name="T963"><text:tab/><text:tab/></text:span><text:span text:style-name="T981">1) L</text:span><text:span text:style-name="T963">a classe </text:span><text:span text:style-name="T973">utente </text:span><text:span text:style-name="T963">deve essere definita, una semplice d</text:span><text:span text:style-name="T964">ichiarazione</text:span><text:span text:style-name="T963"> non è sufficiente. </text:span></text:p>
      <text:p text:style-name="P1826"><text:tab/></text:p>
      <text:p text:style-name="P1827"><text:span text:style-name="T1930">2) </text:span>Il tipo di un contenitore non deve essere immutabile,<text:span text:style-name="T1877">non </text:span>deve essere una referenza <text:span text:style-name="T1877">e non deve essere un </text:span><text:span text:style-name="T698">builtin array</text:span><text:span text:style-name="T1877">.</text:span></text:p>
      <text:p text:style-name="P1826"/>
      <text:p text:style-name="P55"><text:span text:style-name="T981">3) Una classe utente </text:span><text:span text:style-name="T485">T</text:span><text:span text:style-name="T964"> deve avere</text:span></text:p>
      <text:p text:style-name="P56"><text:span text:style-name="T964"><text:tab/></text:span><text:span text:style-name="T486">T(T&amp;&amp;)</text:span><text:span text:style-name="T485">noexcept</text:span></text:p>
      <text:p text:style-name="P56"><text:span text:style-name="T486"><text:tab/>T&amp; operator=(T&amp;&amp;)</text:span><text:span text:style-name="T485">noexcept</text:span></text:p>
      <text:p text:style-name="P56"><text:span text:style-name="T485"><text:tab/></text:span><text:span text:style-name="T486">swap(T&amp;)</text:span><text:span text:style-name="T485">noexcept</text:span><text:span text:style-name="T963"> </text:span></text:p>
      <text:p text:style-name="P56"><text:span text:style-name="T963"><text:tab/></text:span><text:span text:style-name="T486">~T()</text:span><text:span text:style-name="T485">noexcept</text:span></text:p>
      <text:p text:style-name="P56"><text:span text:style-name="T981">ovvero</text:span><text:span text:style-name="T495"> </text:span><text:span text:style-name="T966">metodi </text:span><text:span text:style-name="T967">che </text:span><text:span text:style-name="T963">non devono sollevare eccezioni. <text:s/></text:span></text:p>
      <text:p text:style-name="P56"><text:span text:style-name="T964"/></text:p>
      <text:p text:style-name="P57"><text:soft-page-break/><text:span text:style-name="T964"><text:tab/>Nessun problema invece per </text:span><text:span text:style-name="T485">T(const T&amp;)</text:span><text:span text:style-name="T964"> e </text:span><text:span text:style-name="T485">T&amp; operator=(const T&amp;)</text:span><text:span text:style-name="T964">,questi metodi possono sollevare <text:tab/>eccezioni.</text:span></text:p>
      <text:p text:style-name="P54"><text:span text:style-name="T964"><text:tab/></text:span><text:span text:style-name="T965">Una classe utente può implementare i metodi per la copia </text:span><text:span text:style-name="T487">try_clone()</text:span><text:span text:style-name="T965"> e </text:span><text:span text:style-name="T487">clone()</text:span><text:span text:style-name="T965"> in modo da soddisfare il <text:tab/>concetto </text:span><text:span text:style-name="T487">cloneable; </text:span><text:span text:style-name="T965"><text:s/>in questo caso nelle operazioni di copia verranno date precedenza a questi metodi. </text:span></text:p>
      <text:p text:style-name="P54"><text:span text:style-name="T965"><text:tab/></text:span><text:span text:style-name="T966">Sta al progettista della classe garantire la congruità tra una operazione di clone ed un eventuale </text:span><text:span text:style-name="T970">metodo</text:span><text:span text:style-name="T966"> <text:tab/></text:span><text:span text:style-name="T488">T(const T&amp;) </text:span><text:span text:style-name="T970">o</text:span><text:span text:style-name="T489"> T&amp; operator=(const T&amp;).</text:span></text:p>
      <text:p text:style-name="P7"><text:span text:style-name="T323"><text:tab/>Altri vincoli sono imposti </text:span><text:span text:style-name="T325">a tempo di compilazione </text:span><text:span text:style-name="T323">ai </text:span><text:span text:style-name="T324">singoli </text:span><text:span text:style-name="T323">metodi usando la clausola </text:span><text:span text:style-name="T515">requires.</text:span></text:p>
      <text:p text:style-name="P7"><text:span text:style-name="T515"/></text:p>
      <text:p text:style-name="P7"><text:span text:style-name="T515"/></text:p>
      <text:p text:style-name="P7"><text:span text:style-name="T515"/></text:p>
      <text:h text:style-name="Heading_20_1" text:outline-level="1"><text:bookmark-start text:name="__RefHeading___Toc79573_833296016"/><text:span text:style-name="T6">M</text:span>acro Pubbliche. <text:bookmark-end text:name="__RefHeading___Toc79573_833296016"/></text:h>
      <text:p text:style-name="P488"><text:span text:style-name="T26"><text:s/><text:tab/></text:span><text:span text:style-name="T775">IRON_LIKELY</text:span></text:p>
      <text:p text:style-name="P488"><text:span text:style-name="T775"><text:tab/><text:tab/></text:span><text:span text:style-name="T1433">E</text:span><text:span text:style-name="T1363">spande</text:span><text:span text:style-name="T30"> in</text:span><text:span text:style-name="T407"> [[likely]]</text:span></text:p>
      <text:p text:style-name="P104"/>
      <text:p text:style-name="P104"/>
      <text:p text:style-name="P106"><text:tab/><text:span text:style-name="T523">IRON_UNLIKELY</text:span></text:p>
      <text:p text:style-name="P106"><text:span text:style-name="T523"><text:tab/><text:tab/></text:span><text:span text:style-name="T1814">Espande</text:span> in <text:span text:style-name="T523">[[unlikely]]</text:span></text:p>
      <text:p text:style-name="P104"/>
      <text:p text:style-name="P104"/>
      <text:p text:style-name="P104"><text:s text:c="7"/><text:tab/><text:span text:style-name="T523">IRON_EBCDIC</text:span> <text:s/></text:p>
      <text:p text:style-name="P106"><text:span text:style-name="T1550"><text:tab/><text:tab/></text:span><text:span text:style-name="T1814">D</text:span><text:span text:style-name="T1550">efinita se la codifica </text:span><text:span text:style-name="T1627">di un char </text:span><text:span text:style-name="T1550">è </text:span><text:span text:style-name="T624">EBCDIC</text:span></text:p>
      <text:p text:style-name="P104"><text:tab/><text:tab/><text:span text:style-name="T2039">Nota, l’implementazione con </text:span><text:span text:style-name="T2040">EBCDIC</text:span><text:span text:style-name="T2039"> non è completa</text:span></text:p>
      <text:p text:style-name="P106"/>
      <text:p text:style-name="P106"/>
      <text:p text:style-name="P106"><text:tab/><text:span text:style-name="T523">IRON_NO_UNIQUE_ADDRESS </text:span></text:p>
      <text:p text:style-name="P106"><text:span text:style-name="T523"><text:tab/><text:tab/></text:span><text:span text:style-name="T1814">E</text:span>spande in <text:span text:style-name="T523">[[msvc::no_unique_address]]</text:span> per <text:span text:style-name="T523">visual c++</text:span>,<text:span text:style-name="T523">[[no_unique_address]]</text:span> per altri </text:p>
      <text:p text:style-name="P104"><text:s text:c="7"/><text:tab/></text:p>
      <text:p text:style-name="P106"/>
      <text:p text:style-name="P106"><text:tab/><text:span text:style-name="T523">TODO()</text:span> </text:p>
      <text:p text:style-name="P106"><text:tab/><text:tab/><text:span text:style-name="T1814">In</text:span> modalità <text:span text:style-name="T689">debug</text:span> s<text:span text:style-name="T1813">crive</text:span> su <text:span text:style-name="T523">stderr</text:span> <text:s/><text:span text:style-name="T523">“TODO in </text:span><text:span text:style-name="T626">(</text:span><text:span text:style-name="T523">&lt;file&gt;,&lt;line&gt;</text:span><text:span text:style-name="T626">)”</text:span> <text:span text:style-name="T1866">e prosegue</text:span></text:p>
      <text:p text:style-name="P106"><text:tab/><text:tab/><text:span text:style-name="T1930">In modalità </text:span><text:span text:style-name="T715">release</text:span><text:span text:style-name="T1930"> non fa niente</text:span></text:p>
      <text:p text:style-name="P105"><text:s text:c="6"/><text:tab/><text:tab/></text:p>
      <text:p text:style-name="P105"/>
      <text:p text:style-name="P107"><text:tab/><text:span text:style-name="T523">PANIC(&lt;text&gt;)</text:span></text:p>
      <text:p text:style-name="P107"><text:span text:style-name="T825"><text:tab/><text:tab/></text:span><text:span text:style-name="T1448">S</text:span><text:span text:style-name="T1449">crive</text:span><text:span text:style-name="T841"> <text:s/></text:span><text:span text:style-name="T1450">su</text:span><text:span text:style-name="T826"> </text:span><text:span text:style-name="T625">stderr</text:span><text:span text:style-name="T826"> </text:span><text:span text:style-name="T1448">un messaggio</text:span><text:span text:style-name="T827"> </text:span><text:span text:style-name="T523">&lt;text&gt;</text:span><text:span text:style-name="T627">(</text:span><text:span text:style-name="T523">&lt;file&gt;,&lt;line&gt;</text:span><text:span text:style-name="T627">)</text:span></text:p>
      <text:p text:style-name="P106"><text:tab/><text:tab/><text:span text:style-name="T1813">Se la variabile d’ambiente </text:span><text:span text:style-name="T625">IRON_STACKTRACE</text:span><text:span text:style-name="T1813"> è impostata ad un valore diverso da zero </text:span></text:p>
      <text:p text:style-name="P106"><text:tab/><text:tab/><text:span text:style-name="T1813">scrive su </text:span><text:span text:style-name="T625">stderr</text:span><text:span text:style-name="T1813"> uno </text:span><text:span text:style-name="T625">stacktrace</text:span><text:span text:style-name="T1813"> delle chiamate.</text:span></text:p>
      <text:p text:style-name="P108"><text:span text:style-name="T523"><text:tab/><text:tab/></text:span><text:span text:style-name="T1448">Infine</text:span><text:span text:style-name="T1449"> </text:span><text:span text:style-name="T841">in modali</text:span>t<text:span text:style-name="T1814">à</text:span> <text:span text:style-name="T703">release</text:span> chiama <text:span text:style-name="T523">exit(101) </text:span><text:span text:style-name="T1448">mentre</text:span><text:span text:style-name="T333">, </text:span>in modalit<text:span text:style-name="T1814">à</text:span> <text:span text:style-name="T689">debug</text:span>, </text:p>
      <text:p text:style-name="P108"><text:tab/><text:tab/>chiama <text:span text:style-name="T523">std::terminate().</text:span> </text:p>
      <text:p text:style-name="P1932"><text:span text:style-name="T211"><text:tab/>A</text:span><text:span text:style-name="T18">ttenzione: purtroppo l</text:span><text:span text:style-name="T262">e</text:span><text:span text:style-name="T18"> chiamat</text:span><text:span text:style-name="T262">e</text:span><text:span text:style-name="T18"> ad </text:span><text:span text:style-name="T357">exit()</text:span><text:span text:style-name="T18"> </text:span><text:span text:style-name="T229">e </text:span><text:span text:style-name="T495">std::terminate()</text:span><text:span text:style-name="T229"> </text:span><text:span text:style-name="T18">non esegu</text:span><text:span text:style-name="T229">ono</text:span><text:span text:style-name="T18"> la chiamata dei <text:tab/>distruttori sugli oggetti allocati sullo </text:span><text:span text:style-name="T357">stack</text:span><text:span text:style-name="T18"> ed eventuali </text:span><text:span text:style-name="T357">thread</text:span><text:span text:style-name="T18"> attivi vengono brutalmente terminati.</text:span></text:p>
      <text:p text:style-name="P1932"><text:span text:style-name="T18"><text:tab/>Questo problema è comunque relativo visto che </text:span><text:span text:style-name="T357">PANIC()</text:span><text:span text:style-name="T18"> in un programma corretto non viene mai <text:tab/>chiamata ma, </text:span><text:span text:style-name="T212">comu</text:span><text:span text:style-name="T213">n</text:span><text:span text:style-name="T212">que, </text:span><text:span text:style-name="T18">attenzione ad eventuali risorse allocate come </text:span><text:span text:style-name="T357">lock, file, socket</text:span><text:span text:style-name="T18">,ecc.. </text:span></text:p>
      <text:p text:style-name="P1933"><text:span text:style-name="T211"><text:tab/>N</text:span><text:span text:style-name="T18">el caso, l’utente puo impostare un </text:span><text:span text:style-name="T357">handler</text:span><text:span text:style-name="T18"> sia su</text:span><text:span text:style-name="T357"> std::terminate() </text:span><text:span text:style-name="T18">che su</text:span><text:span text:style-name="T357"> exit()</text:span></text:p>
      <text:p text:style-name="P661"><text:span text:style-name="T18"/></text:p>
      <text:p text:style-name="P661"><text:span text:style-name="T18"/></text:p>
      <text:p text:style-name="P661"><text:span text:style-name="T18"/></text:p>
      <text:p text:style-name="P106"><text:tab/><text:span text:style-name="T523">PANIC_IF(&lt;</text:span><text:span text:style-name="T625">bool </text:span><text:span text:style-name="T523">expr&gt;,&lt;text&gt;)</text:span> <text:s/></text:p>
      <text:p text:style-name="P106"><text:span text:style-name="T1814"><text:tab/><text:tab/>S</text:span>e <text:span text:style-name="T523">&lt;</text:span><text:span text:style-name="T625">bool </text:span><text:span text:style-name="T523">expr&gt;</text:span> <text:span text:style-name="T1814">è</text:span> vera chiama<text:span text:style-name="T523"> PANIC(&lt;text&gt;)</text:span></text:p>
      <text:p text:style-name="P104"/>
      <text:p text:style-name="P104"/>
      <text:p text:style-name="P106"><text:tab/><text:span text:style-name="T523">PANIC_UNLESS(&lt;</text:span><text:span text:style-name="T628">bool </text:span><text:span text:style-name="T523">expr&gt;,&lt;text&gt;)</text:span> </text:p>
      <text:p text:style-name="P106"><text:span text:style-name="T1814"><text:tab/><text:tab/>S</text:span>e <text:span text:style-name="T523">&lt;</text:span><text:span text:style-name="T628">bool </text:span><text:span text:style-name="T523">expr&gt;</text:span> <text:span text:style-name="T1814">è</text:span> falsa chiama <text:span text:style-name="T523">PANIC(&lt;text&gt;)</text:span></text:p>
      <text:p text:style-name="P488"><text:span text:style-name="T30"><text:tab/></text:span><text:span text:style-name="T407">ASSERT</text:span><text:span text:style-name="T408">(&lt;</text:span><text:span text:style-name="T409">bool </text:span><text:span text:style-name="T408">expr&gt;)</text:span><text:span text:style-name="T31"> </text:span></text:p>
      <text:p text:style-name="P489"><text:span text:style-name="T31"><text:tab/><text:tab/><text:tab/></text:span><text:span text:style-name="T167">Equivalente</text:span><text:span text:style-name="T31"> </text:span><text:span text:style-name="T167">a </text:span><text:span text:style-name="T408">PANIC</text:span><text:span text:style-name="T409">_UNLESS</text:span><text:span text:style-name="T408">(&lt;</text:span><text:span text:style-name="T409">bool expr&gt;,” &lt;</text:span><text:span text:style-name="T502">expr&gt;: </text:span><text:span text:style-name="T409">assert failed in (&lt;file&gt;,&lt;line&gt;)” </text:span><text:span text:style-name="T408">)</text:span><text:span text:style-name="T31"> </text:span></text:p>
      <text:p text:style-name="P109"><text:s text:c="12"/></text:p>
      <text:p text:style-name="P110"/>
      <text:p text:style-name="P110"><text:tab/><text:span text:style-name="T523">DEBUG_ASSERT(&lt;</text:span><text:span text:style-name="T628">bool </text:span><text:span text:style-name="T523">expr&gt;)</text:span> </text:p>
      <text:p text:style-name="P110"><text:span text:style-name="T1814"><text:tab/><text:tab/>Come </text:span><text:span text:style-name="T628">ASSERT(&lt;bool expr&gt;) </text:span><text:span text:style-name="T1814">ma attiva solo </text:span>in modalità <text:span text:style-name="T689">debug</text:span> </text:p>
      <text:p text:style-name="P109"><text:tab/></text:p>
      <text:p text:style-name="P109"/>
      <text:p text:style-name="P109"/>
      <text:p text:style-name="P490"><text:soft-page-break/><text:span text:style-name="T31"><text:tab/></text:span><text:span text:style-name="T408">ASSERT_EQ(&lt;expr1&gt;,&lt;expr2&gt;) </text:span></text:p>
      <text:p text:style-name="P490"><text:span text:style-name="T408"><text:tab/><text:tab/></text:span><text:span text:style-name="T168">Equivalente a </text:span><text:span text:style-name="T410">ASSERT(&lt;expr1&gt; == &lt;expr2&gt;)</text:span></text:p>
      <text:p text:style-name="P109"><text:tab/></text:p>
      <text:p text:style-name="P109"/>
      <text:p text:style-name="P490"><text:span text:style-name="T31"><text:tab/></text:span><text:span text:style-name="T408">DEBUG_ASSERT_EQ(&lt;expr1&gt;,&lt;expr2&gt;)</text:span><text:span text:style-name="T31"> </text:span></text:p>
      <text:p text:style-name="P490"><text:span text:style-name="T31"><text:tab/><text:tab/></text:span><text:span text:style-name="T168">Come </text:span><text:span text:style-name="T410">ASSERT_EQ(&lt;expr1&gt;,&lt;expr2&gt;) </text:span><text:span text:style-name="T168"><text:s text:c="2"/></text:span><text:span text:style-name="T167">ma attiva solo </text:span><text:span text:style-name="T31">in modalità </text:span><text:span text:style-name="T482">debug</text:span></text:p>
      <text:p text:style-name="P109"/>
      <text:p text:style-name="P109"><text:tab/></text:p>
      <text:p text:style-name="P490"><text:span text:style-name="T31"><text:tab/></text:span><text:span text:style-name="T408">ASSERT_</text:span><text:span text:style-name="T411">NE</text:span><text:span text:style-name="T408">(&lt;expr1&gt;,&lt;expr2&gt;)</text:span><text:span text:style-name="T31"> </text:span></text:p>
      <text:p text:style-name="P490"><text:span text:style-name="T408"><text:tab/><text:tab/></text:span><text:span text:style-name="T168">Equivalente a </text:span><text:span text:style-name="T410">ASSERT(!(&lt;expr1&gt; == &lt;expr2&gt;))</text:span></text:p>
      <text:p text:style-name="P109"/>
      <text:p text:style-name="P109"><text:tab/></text:p>
      <text:p text:style-name="P490"><text:span text:style-name="T31"><text:tab/></text:span><text:span text:style-name="T408">DEBUG_ASSERT_</text:span><text:span text:style-name="T411">NE</text:span><text:span text:style-name="T408">(&lt;expr1&gt;,&lt;expr2&gt;)</text:span><text:span text:style-name="T31"> </text:span></text:p>
      <text:p text:style-name="P490"><text:span text:style-name="T31"><text:tab/><text:tab/></text:span><text:span text:style-name="T168">Come </text:span><text:span text:style-name="T410">ASSERT_NE(&lt;expr1&gt;,&lt;expr2&gt;) </text:span><text:span text:style-name="T168"><text:s text:c="2"/></text:span><text:span text:style-name="T167">ma attiva solo </text:span><text:span text:style-name="T31">in modalità </text:span><text:span text:style-name="T482">debug</text:span></text:p>
      <text:p text:style-name="P490"><text:span text:style-name="T318"/></text:p>
      <text:p text:style-name="P111"/>
      <text:p text:style-name="P490"><text:span text:style-name="T31"><text:tab/></text:span><text:span text:style-name="T408">ERROR_HANDLER(&lt;</text:span><text:span text:style-name="T410">error </text:span><text:span text:style-name="T412">expr&gt;)</text:span><text:span text:style-name="T32"> </text:span></text:p>
      <text:p text:style-name="P490"><text:span text:style-name="T32"><text:tab/><text:tab/></text:span><text:span text:style-name="T168">C</text:span><text:span text:style-name="T32">ostruisce un oggetto </text:span><text:span text:style-name="T412">error_handler</text:span></text:p>
      <text:p text:style-name="P112"><text:tab/></text:p>
      <text:p text:style-name="P112"/>
      <text:p text:style-name="P490"><text:span text:style-name="T32"><text:tab/></text:span><text:span text:style-name="T412">RE</text:span><text:span text:style-name="T413">(&lt;expr&gt;)</text:span><text:span text:style-name="T33"> </text:span></text:p>
      <text:p text:style-name="P490"><text:span text:style-name="T33"><text:tab/><text:tab/></text:span><text:span text:style-name="T168">S</text:span><text:span text:style-name="T33">e </text:span><text:span text:style-name="T413">&lt;expr&gt;</text:span><text:span text:style-name="T33"> e’ falsa ritorna </text:span><text:span text:style-name="T413">&lt;</text:span><text:span text:style-name="T410">expr&gt;</text:span><text:span text:style-name="T168"> convertita in una istanza della classe </text:span><text:span text:style-name="T410">error_handler </text:span></text:p>
      <text:p text:style-name="P113"><text:tab/></text:p>
      <text:p text:style-name="P490"><text:span text:style-name="T32"/></text:p>
      <text:p text:style-name="P490"><text:span text:style-name="T32"><text:tab/></text:span><text:span text:style-name="T413">RR(&lt;expr&gt;)</text:span><text:span text:style-name="T33"> </text:span></text:p>
      <text:p text:style-name="P490"><text:span text:style-name="T33"><text:tab/><text:tab/></text:span><text:span text:style-name="T168">S</text:span><text:span text:style-name="T33">e </text:span><text:span text:style-name="T413">&lt;expr&gt;</text:span><text:span text:style-name="T33"> e’ falsa ritorna </text:span><text:span text:style-name="T413">&lt;</text:span><text:span text:style-name="T410">expr&gt;</text:span><text:span text:style-name="T168"> convertita in una istanza della classe </text:span><text:span text:style-name="T410">result</text:span><text:span text:style-name="T168"> </text:span><text:span text:style-name="T33"><text:tab/></text:span></text:p>
      <text:p text:style-name="P490"><text:span text:style-name="T33"/></text:p>
      <text:p text:style-name="P490"><text:span text:style-name="T33"/></text:p>
      <text:p text:style-name="P116"><text:tab/><text:span text:style-name="T523">RP(&lt;</text:span><text:span text:style-name="T760">result</text:span><text:span text:style-name="T523">&gt;)</text:span> </text:p>
      <text:p text:style-name="P118"><text:tab/><text:tab/><text:span text:style-name="T2027">Estrae</text:span><text:span text:style-name="T2026"> da </text:span><text:span text:style-name="T760">&lt;result&gt;</text:span><text:span text:style-name="T2026"> la parte </text:span><text:span text:style-name="T760">T</text:span> <text:span text:style-name="T2026">se impostata </text:span>altrimenti chiama <text:span text:style-name="T523">PANIC()</text:span><text:span text:style-name="T841"> </text:span><text:span text:style-name="T1434">con uno specifico messaggio <text:tab/><text:tab/>di errore</text:span></text:p>
      <text:p text:style-name="P116"><text:span text:style-name="T629"/></text:p>
      <text:p text:style-name="P116"><text:span text:style-name="T629"/></text:p>
      <text:p text:style-name="P114"><text:tab/></text:p>
      <text:p text:style-name="P117"><text:tab/><text:span text:style-name="T523">RVP(&lt;expr1&gt;,&lt;expr2&gt;)</text:span> </text:p>
      <text:p text:style-name="P117"><text:tab/><text:tab/><text:span text:style-name="T1815">S</text:span>e <text:span text:style-name="T523">&lt;expr1&gt;</text:span> e’ vero ritorna <text:span text:style-name="T523">&lt;expr2&gt;</text:span> altrimenti chiama <text:span text:style-name="T523">PANIC()</text:span> <text:span text:style-name="T1434">con uno specifico messaggio di errore</text:span></text:p>
      <text:p text:style-name="P114"><text:tab/></text:p>
      <text:p text:style-name="P114"/>
      <text:p text:style-name="P491"><text:span text:style-name="T33"><text:tab/></text:span><text:span text:style-name="T413">USE_MODULES</text:span><text:span text:style-name="T33"> </text:span></text:p>
      <text:p text:style-name="P491"><text:span text:style-name="T33"><text:tab/><text:tab/></text:span><text:span text:style-name="T169">D</text:span><text:span text:style-name="T34">efinire</text:span><text:span text:style-name="T33"> questa macro a livello globale se si vuole usare i moduli </text:span><text:span text:style-name="T413">c++</text:span></text:p>
      <text:p text:style-name="P115"><text:s text:c="12"/><text:tab/><text:tab/>Per ora i moduli sono stati testati solo nell’ambiente <text:span text:style-name="T523">win32</text:span></text:p>
      <text:p text:style-name="P114"><text:s text:c="12"/></text:p>
      <text:p text:style-name="P114"/>
      <text:p text:style-name="P491"><text:span text:style-name="T33"><text:tab/></text:span><text:span text:style-name="T413">IRON_MODULE_EXPORT</text:span><text:span text:style-name="T33"> </text:span></text:p>
      <text:p text:style-name="P491"><text:span text:style-name="T33"><text:tab/><text:tab/></text:span><text:span text:style-name="T169">S</text:span><text:span text:style-name="T33">e </text:span><text:span text:style-name="T34">la macro </text:span><text:span text:style-name="T413">USE_MODULES</text:span><text:span text:style-name="T33"> </text:span><text:span text:style-name="T169">è</text:span><text:span text:style-name="T33"> </text:span><text:span text:style-name="T34">definita viene espansa nella parola chiave <text:tab/></text:span><text:span text:style-name="T414">export</text:span></text:p>
      <text:p text:style-name="P112"><text:s text:c="12"/></text:p>
      <text:p text:style-name="P112"/>
      <text:p text:style-name="P112"><text:tab/><text:span text:style-name="T523">IRON_DLL_EXPORT</text:span></text:p>
      <text:p text:style-name="P112"><text:tab/><text:tab/><text:span text:style-name="T2024">Se la macro </text:span><text:span text:style-name="T761">IRON_EXPORTS</text:span><text:span text:style-name="T2024"> è definita viene espansa nell’attributo di esportazione</text:span></text:p>
      <text:p text:style-name="P112"><text:tab/><text:tab/><text:span text:style-name="T2024">altrimenti nell’attributo di importazione.</text:span></text:p>
      <text:p text:style-name="P112"><text:tab/><text:tab/><text:span text:style-name="T2024">L’attributo di importazione/esportazione è dipendente dal compilatore.</text:span></text:p>
      <text:p text:style-name="P112"><text:tab/><text:tab/><text:span text:style-name="T2025">Questa macro serve per esportare od importare funzioni da una libreria.</text:span></text:p>
      <text:p text:style-name="P112"/>
      <text:p text:style-name="P112"/>
      <text:p text:style-name="P112"/>
      <text:p text:style-name="P491"><text:span text:style-name="T32"><text:tab/></text:span><text:span text:style-name="T408">IRON_SECURITY_CHECKER</text:span><text:span text:style-name="T31"> </text:span></text:p>
      <text:p text:style-name="P491"><text:span text:style-name="T31"><text:tab/><text:tab/></text:span><text:span text:style-name="T169">Questa macro è </text:span><text:span text:style-name="T35">impostat</text:span><text:span text:style-name="T169">a</text:span><text:span text:style-name="T35"> </text:span><text:span text:style-name="T34">a </text:span><text:span text:style-name="T169">uno</text:span><text:span text:style-name="T35"> in modalit</text:span><text:span text:style-name="T169">à</text:span><text:span text:style-name="T35"> </text:span><text:span text:style-name="T483">debug</text:span><text:span text:style-name="T169">, viceversa a zero.</text:span></text:p>
      <text:p text:style-name="P486"><text:span text:style-name="T35"><text:s text:c="12"/><text:tab/><text:tab/></text:span><text:span text:style-name="T34">S</text:span><text:span text:style-name="T35">e questa macro </text:span><text:span text:style-name="T169">è</text:span><text:span text:style-name="T35"> impostata a </text:span><text:span text:style-name="T169">uno</text:span><text:span text:style-name="T35"> le seguenti macro sono attivate chiamando un </text:span><text:span text:style-name="T416">PANIC()</text:span><text:span text:style-name="T35"> </text:span></text:p>
      <text:p text:style-name="P486"><text:span text:style-name="T35"><text:s text:c="12"/><text:tab/><text:tab/></text:span><text:span text:style-name="T34">in caso di fallimento </text:span><text:span text:style-name="T169">con un opportuno messaggio di errore.</text:span></text:p>
      <text:p text:style-name="P119"><text:tab/><text:tab/>Questi test vengono eseguiti su un<text:span text:style-name="T1628">a istanza</text:span> <text:span text:style-name="T8">di una classe </text:span>che contiene un<text:span text:style-name="T1628">a istanza</text:span> <text:span text:style-name="T1815">della classe <text:tab/><text:tab/><text:tab/></text:span><text:span text:style-name="T523">security_checker </text:span><text:span text:style-name="T1815">altrimenti </text:span>vengono <text:span text:style-name="T12">ignorati</text:span>.</text:p>
      <text:p text:style-name="P120"><text:s text:c="12"/></text:p>
      <text:p text:style-name="P120"/>
      <text:p text:style-name="P491"><text:soft-page-break/><text:span text:style-name="T35"><text:tab/></text:span><text:span text:style-name="T416">IRON_SECURITY_CHECK_TEMPORARY(&lt;obj&gt;)</text:span><text:span text:style-name="T35"> </text:span></text:p>
      <text:p text:style-name="P491"><text:span text:style-name="T35"><text:tab/><text:tab/></text:span><text:span text:style-name="T169">Fallisce</text:span><text:span text:style-name="T35"> </text:span><text:span text:style-name="T36">per</text:span><text:span text:style-name="T35"> </text:span><text:span text:style-name="T416">&lt;obj&gt;</text:span><text:span text:style-name="T35"> </text:span><text:span text:style-name="T169">marcato come </text:span><text:span text:style-name="T35">temporaneo </text:span></text:p>
      <text:p text:style-name="P120"/>
      <text:p text:style-name="P120"/>
      <text:p text:style-name="P491"><text:span text:style-name="T35"><text:tab/></text:span><text:span text:style-name="T416">IRON_SECURITY_CHECK_TEMPORARY_THIS()</text:span><text:span text:style-name="T35"> </text:span></text:p>
      <text:p text:style-name="P491"><text:span text:style-name="T35"><text:tab/><text:tab/></text:span><text:span text:style-name="T169">Equivalente a </text:span><text:span text:style-name="T416">IRON_SECURITY_CHECK_TEMPORARY(</text:span><text:span text:style-name="T415">*this</text:span><text:span text:style-name="T416">)</text:span><text:span text:style-name="T35"> </text:span></text:p>
      <text:p text:style-name="P121"><text:tab/> </text:p>
      <text:p text:style-name="P121"><text:s text:c="12"/></text:p>
      <text:p text:style-name="P121"><text:tab/><text:span text:style-name="T523">IRON_SECURITY_MARK_TEMPORARY(&lt;obj&gt;)</text:span> </text:p>
      <text:p text:style-name="P121"><text:tab/><text:tab/><text:span text:style-name="T1815">Marca</text:span> <text:span text:style-name="T523">&lt;obj&gt;</text:span> come temporaneo</text:p>
      <text:p text:style-name="P120"/>
      <text:p text:style-name="P120"/>
      <text:p text:style-name="P121"><text:tab/><text:span text:style-name="T523">IRON_SECURITY_CHECK_</text:span><text:span text:style-name="T748">REF</text:span><text:span text:style-name="T523">_ACTIVES(&lt;obj&gt;)</text:span> </text:p>
      <text:p text:style-name="P121"><text:tab/><text:tab/><text:span text:style-name="T1815">Fallisce se </text:span><text:span text:style-name="T523">&lt;obj&gt;</text:span> ha de<text:span text:style-name="T1995">lle referenze</text:span> attiv<text:span text:style-name="T2000">e</text:span></text:p>
      <text:p text:style-name="P121"/>
      <text:p text:style-name="P121"/>
      <text:p text:style-name="P121"><text:tab/><text:span text:style-name="T523">IRON_SECURITY_CHECK_</text:span><text:span text:style-name="T748">REF</text:span><text:span text:style-name="T523">_ACTIVES</text:span><text:span text:style-name="T630">_THIS</text:span><text:span text:style-name="T523">()</text:span> </text:p>
      <text:p text:style-name="P121"><text:tab/><text:tab/><text:span text:style-name="T1815">Equivalente a </text:span><text:span text:style-name="T523">IRON_SECURITY_CHECK_</text:span><text:span text:style-name="T748">REF</text:span><text:span text:style-name="T523">_ACTIVES(</text:span><text:span text:style-name="T630">*this</text:span><text:span text:style-name="T523">)</text:span> </text:p>
      <text:p text:style-name="P124"><text:tab/></text:p>
      <text:p text:style-name="P124"><text:tab/></text:p>
      <text:p text:style-name="P122"><text:tab/><text:span text:style-name="T523">IRON_SECURITY_CHECK_MASTER_LIVE(&lt;obj&gt;)</text:span> </text:p>
      <text:p text:style-name="P122"><text:tab/><text:tab/><text:span text:style-name="T1816">Fallisce se l’instanza della classe principale </text:span><text:span text:style-name="T1817">di </text:span><text:span text:style-name="T631">&lt;obj&gt;</text:span><text:span text:style-name="T1817"> è stata distrutta</text:span></text:p>
      <text:p text:style-name="P120"><text:tab/></text:p>
      <text:p text:style-name="P120"/>
      <text:p text:style-name="P123"><text:tab/><text:span text:style-name="T523">IRON_SECURITY_CHECK_MASTER_LIVE</text:span><text:span text:style-name="T632">_THIS</text:span><text:span text:style-name="T523">()</text:span> </text:p>
      <text:p text:style-name="P123"><text:tab/><text:tab/><text:span text:style-name="T1818">Equivalente a </text:span><text:span text:style-name="T523">IRON_SECURITY_CHECK_MASTER_LIVE(</text:span><text:span text:style-name="T632">*this</text:span><text:span text:style-name="T523">)</text:span></text:p>
      <text:p text:style-name="P123"/>
      <text:p text:style-name="P120"><text:tab/></text:p>
      <text:p text:style-name="P561"><text:span text:style-name="T35"><text:tab/>IRON_SECURITY_CHECK_TEMPORARY_ARGS(&lt;</text:span><text:span text:style-name="T170">args&gt;</text:span><text:span text:style-name="T35">) </text:span></text:p>
      <text:p text:style-name="P123"><text:tab/><text:tab/><text:span text:style-name="T1818">Equivalente a </text:span><text:span text:style-name="T523">IRON_SECURITY_CHECK_</text:span><text:span text:style-name="T632">TEMPORARY</text:span><text:span text:style-name="T523">(</text:span><text:span text:style-name="T632">&lt;arg&gt;</text:span><text:span text:style-name="T523">) </text:span><text:span text:style-name="T1436">per ogni valore di </text:span><text:span text:style-name="T632">&lt;arg&gt;</text:span></text:p>
      <text:p text:style-name="P123"><text:span text:style-name="T35"/></text:p>
      <text:p text:style-name="P120"><text:tab/></text:p>
      <text:p text:style-name="P123"><text:tab/><text:span text:style-name="T523">IRON_SECURITY_DCL()</text:span> </text:p>
      <text:p text:style-name="P123"><text:tab/><text:tab/>espande nella dichiarazione di un<text:span text:style-name="T1629">a istanza</text:span> della classe <text:span text:style-name="T523">security_checker</text:span></text:p>
      <text:p text:style-name="P120"><text:tab/></text:p>
      <text:p text:style-name="P120"/>
      <text:p text:style-name="P123"><text:tab/><text:span text:style-name="T523">IRON_SECURITY_SWAP(&lt;obj&gt;)</text:span> </text:p>
      <text:p text:style-name="P123"><text:tab/><text:tab/>esegue uno <text:span text:style-name="T1818">scambio</text:span> tra <text:span text:style-name="T1629">l’istanza </text:span><text:span text:style-name="T523">security_checker</text:span> corrente e quell<text:span text:style-name="T1629">a</text:span> che appartiene ad <text:span text:style-name="T523">&lt;obj&gt;</text:span></text:p>
      <text:p text:style-name="P120"><text:tab/></text:p>
      <text:p text:style-name="P120"/>
      <text:p text:style-name="P123"><text:tab/><text:span text:style-name="T523">IRON_SECURITY_METHOD()</text:span> </text:p>
      <text:p text:style-name="P123"><text:tab/><text:tab/>espande nella dichiarazione del metodo <text:span text:style-name="T523">checker()</text:span> che ritorna una referenza <text:span text:style-name="T1896">immutabile</text:span> dell’<text:span text:style-name="T1629">istanza</text:span> <text:tab/><text:tab/><text:span text:style-name="T523">security_checker</text:span> dichiarato nella classe corrente <text:s/></text:p>
      <text:p text:style-name="P120"><text:tab/></text:p>
      <text:p text:style-name="P120"/>
      <text:p text:style-name="P492"><text:span text:style-name="T35"><text:tab/></text:span><text:span text:style-name="T416">IRON_SECURITY_ASSIGN</text:span><text:span text:style-name="T417">(&lt;obj&gt;)</text:span><text:span text:style-name="T37"> </text:span></text:p>
      <text:p text:style-name="P492"><text:span text:style-name="T37"><text:tab/><text:tab/>assegna l’</text:span><text:span text:style-name="T127">istanza</text:span><text:span text:style-name="T37"> </text:span><text:span text:style-name="T417">security_checker</text:span><text:span text:style-name="T37"> di </text:span><text:span text:style-name="T417">&lt;obj&gt;</text:span><text:span text:style-name="T37"> all’</text:span><text:span text:style-name="T127">istanza</text:span><text:span text:style-name="T37"> </text:span><text:span text:style-name="T417">security_checker</text:span><text:span text:style-name="T37"> della classe corrente</text:span></text:p>
      <text:p text:style-name="P486"><text:span text:style-name="T31"/></text:p>
      <text:p text:style-name="P486"><text:span text:style-name="T31"/></text:p>
      <text:p text:style-name="P486"><text:span text:style-name="T31"/></text:p>
      <text:p text:style-name="P566"><text:span text:style-name="T31"><text:tab/>IRON_SECURITY_MAKE_REF(&lt;</text:span><text:span text:style-name="T260">obj&gt;</text:span><text:span text:style-name="T31">) </text:span></text:p>
      <text:p text:style-name="P505"><text:span text:style-name="T31"><text:tab/><text:tab/></text:span><text:span text:style-name="T260">marca l’istanza </text:span><text:span text:style-name="T520">security_checker</text:span><text:span text:style-name="T260"> corrente come referente di </text:span><text:span text:style-name="T520">&lt;obj&gt;</text:span></text:p>
      <text:p text:style-name="P505"><text:span text:style-name="T260"/></text:p>
      <text:p text:style-name="P505"><text:span text:style-name="T260"/></text:p>
      <text:p text:style-name="P505"><text:span text:style-name="T260"/></text:p>
      <text:p text:style-name="P505"><text:span text:style-name="T31"><text:tab/></text:span><text:span text:style-name="T408">IRON_SECURITY_MAKE_REF_TO(&lt;</text:span><text:span text:style-name="T520">obj_ref&gt;</text:span><text:span text:style-name="T408">,&lt;</text:span><text:span text:style-name="T520">obj&gt;</text:span><text:span text:style-name="T408">)</text:span><text:span text:style-name="T31"> <text:tab/></text:span></text:p>
      <text:p text:style-name="P505"><text:span text:style-name="T31"><text:tab/><text:tab/></text:span><text:span text:style-name="T260">marca l’istanza </text:span><text:span text:style-name="T520">security_checker</text:span><text:span text:style-name="T260"> di </text:span><text:span text:style-name="T520">&lt;obj_ref&gt;</text:span><text:span text:style-name="T260"> come referente di </text:span><text:span text:style-name="T520">&lt;obj&gt;</text:span></text:p>
      <text:p text:style-name="P505"><text:span text:style-name="T260"/></text:p>
      <text:p text:style-name="P505"><text:span text:style-name="T260"/></text:p>
      <text:p text:style-name="P486"><text:span text:style-name="T31"><text:tab/></text:span><text:span text:style-name="T408">IRON_SECURITY_REQ()</text:span><text:span text:style-name="T31"> </text:span></text:p>
      <text:p text:style-name="P486"><text:span text:style-name="T31"><text:tab/><text:tab/></text:span><text:span text:style-name="T260">Espande in </text:span><text:span text:style-name="T408">requires(iron::concepts::has_security_checker&lt;_MASTER&gt;)</text:span></text:p>
      <text:p text:style-name="P486"><text:span text:style-name="T31"/></text:p>
      <text:p text:style-name="P486"><text:span text:style-name="T31"/></text:p>
      <text:p text:style-name="P486"><text:soft-page-break/><text:span text:style-name="T31"><text:tab/></text:span><text:span text:style-name="T408">IRON_SECURITY_RESET_THIS()</text:span><text:span text:style-name="T31"> </text:span></text:p>
      <text:p text:style-name="P505"><text:span text:style-name="T31"><text:tab/><text:tab/></text:span><text:span text:style-name="T260">marca l’istanza </text:span><text:span text:style-name="T520">security_checker</text:span><text:span text:style-name="T260"> corrente come non referente</text:span></text:p>
      <text:p text:style-name="P505"><text:span text:style-name="T260"/></text:p>
      <text:p text:style-name="P505"><text:span text:style-name="T260"/></text:p>
      <text:p text:style-name="P1962"><text:span text:style-name="T783"><text:tab/>IRON_SECURITY_RESET(&lt;</text:span><text:span text:style-name="T782">obj&gt;</text:span><text:span text:style-name="T783">) </text:span></text:p>
      <text:p text:style-name="P505"><text:span text:style-name="T31"><text:tab/><text:tab/></text:span><text:span text:style-name="T260">marca l’istanza </text:span><text:span text:style-name="T520">security_checker</text:span><text:span text:style-name="T260"> di </text:span><text:span text:style-name="T520">&lt;obj&gt;</text:span><text:span text:style-name="T260"> come non referente</text:span></text:p>
      <text:p text:style-name="P12"/>
      <text:p text:style-name="P12"/>
      <text:p text:style-name="P12"/>
      <text:h text:style-name="Heading_20_1" text:outline-level="1"><text:bookmark-start text:name="__RefHeading___Toc79575_833296016"/><text:span text:style-name="T11">S</text:span>pazi dei nomi.<text:bookmark-end text:name="__RefHeading___Toc79575_833296016"/></text:h>
      <text:p text:style-name="P12"/>
      <text:p text:style-name="P125"><text:tab/>La libreria usa i seguenti spazi dei nomi.</text:p>
      <text:p text:style-name="P506"><text:span text:style-name="T18"><text:tab/></text:span><text:span text:style-name="T357">iron</text:span><text:span text:style-name="T18"> – lo spazio dei nomi principale in cui sono definiti i contenitori e l</text:span><text:span text:style-name="T39">e</text:span><text:span text:style-name="T18"> classi accessorie </text:span></text:p>
      <text:p text:style-name="P125"><text:tab/><text:span text:style-name="T523">iron::concepts</text:span> – lo spazio dei nomi in cui sono definiti i concetti aggiuntivi a quelli della libreria st<text:span text:style-name="T1850">andard</text:span> </text:p>
      <text:p text:style-name="P125"><text:tab/><text:span text:style-name="T523">iron::memory</text:span> – lo spazio dei nomi in cui sono definite classi che hanno a che fare con la gestione della <text:tab/>memoria</text:p>
      <text:p text:style-name="P126"><text:tab/><text:span text:style-name="T523">iron::unsafe</text:span> – lo spazio dei nomi in cui risiedono classi il cui uso non è sicuro </text:p>
      <text:p text:style-name="P507"><text:span text:style-name="T18"><text:tab/></text:span><text:span text:style-name="T418">iron::unsafe::iterators</text:span><text:span text:style-name="T40"> – lo spazio dei nomi in cui risiedono iteratori vari,</text:span><text:span text:style-name="T38">l’uso non è sicuro.</text:span><text:span text:style-name="T40"> </text:span><text:span text:style-name="T18"><text:tab/></text:span></text:p>
      <text:p text:style-name="P508"><text:span text:style-name="T18"><text:tab/></text:span><text:span text:style-name="T514">iron::unsafe::errors</text:span><text:span text:style-name="T249"> – lo spazio dei nomi in cui sono definiti i gestori degli errori, </text:span><text:span text:style-name="T255">l’uso non è sicuro.</text:span></text:p>
      <text:p text:style-name="P508"><text:span text:style-name="T18"/></text:p>
      <text:p text:style-name="P506"><text:span text:style-name="T18"><text:tab/></text:span><text:span text:style-name="T128">Ulteriori </text:span><text:span text:style-name="T129">spazi di nomi</text:span><text:span text:style-name="T128"> possono essere aggiunti in futuro</text:span></text:p>
      <text:p text:style-name="P506"><text:span text:style-name="T249"/></text:p>
      <text:p text:style-name="P506"><text:span text:style-name="T18"/></text:p>
      <text:h text:style-name="Heading_20_1" text:outline-level="1"><text:bookmark-start text:name="__RefHeading___Toc79577_833296016"/>Testata <text:s/>fwd.h<text:bookmark-end text:name="__RefHeading___Toc79577_833296016"/></text:h>
      <text:p text:style-name="P8"><text:tab/><text:span text:style-name="T295">Q</text:span><text:span text:style-name="T292">uesta testata contiene le d</text:span><text:span text:style-name="T319">efinizioni</text:span><text:span text:style-name="T292"> di tutte le classi </text:span><text:span text:style-name="T296">e funzioni</text:span><text:span text:style-name="T292"> pubblic</text:span><text:span text:style-name="T296">he</text:span><text:span text:style-name="T292"> della libreri</text:span><text:span text:style-name="T295">a.</text:span></text:p>
      <text:p text:style-name="P9"><text:span text:style-name="T295"><text:tab/></text:span><text:span text:style-name="T320">Queste definizioni sono spiegate in dettaglio per ogni classe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1" text:outline-level="1"><text:soft-page-break/></text:h>
      <text:h text:style-name="Heading_20_1" text:outline-level="1"/>
      <text:h text:style-name="Heading_20_1" text:outline-level="1"><text:bookmark-start text:name="__RefHeading___Toc79579_833296016"/>Concetti.<text:span text:style-name="T1"> </text:span><text:bookmark-end text:name="__RefHeading___Toc79579_833296016"/></text:h>
      <text:p text:style-name="P10"><text:span text:style-name="T1"/></text:p>
      <text:p text:style-name="P63"><text:tab/><text:span text:style-name="T277">La libreria oltre ad </text:span><text:span text:style-name="T290">includere ed usare</text:span><text:span text:style-name="T277"> i concetti della libreria standard definisce questi nuovi concetti </text:span></text:p>
      <text:p text:style-name="P127"><text:tab/>nel<text:span text:style-name="T1630">lo spazio dei nomi</text:span> <text:span text:style-name="T523">iron::concepts</text:span>. La testata da includere <text:span text:style-name="T10">è</text:span> <text:span text:style-name="T523">iron/concepts.h</text:span></text:p>
      <text:p text:style-name="P509"><text:span text:style-name="T18"/></text:p>
      <text:p text:style-name="P519"><text:span text:style-name="T18"><text:tab/></text:span><text:span text:style-name="T357">binary_data&lt;T&gt;</text:span><text:span text:style-name="T18"> </text:span></text:p>
      <text:p text:style-name="P519"><text:span text:style-name="T18"><text:tab/><text:tab/></text:span><text:span text:style-name="T171">Vero</text:span><text:span text:style-name="T18"> se </text:span><text:span text:style-name="T357">T</text:span><text:span text:style-name="T18"> </text:span><text:span text:style-name="T41">è</text:span><text:span text:style-name="T18"> </text:span><text:span text:style-name="T357">unsigned char</text:span></text:p>
      <text:p text:style-name="P519"><text:span text:style-name="T357"/></text:p>
      <text:p text:style-name="P519"><text:span text:style-name="T357"/></text:p>
      <text:p text:style-name="P520"><text:span text:style-name="T18"><text:tab/></text:span><text:span text:style-name="T357">basic_charset&lt;T&gt;</text:span><text:span text:style-name="T18"> </text:span></text:p>
      <text:p text:style-name="P520"><text:span text:style-name="T18"><text:tab/><text:tab/></text:span><text:span text:style-name="T171">Vero</text:span><text:span text:style-name="T18"> se </text:span><text:span text:style-name="T357">T</text:span><text:span text:style-name="T18"> </text:span><text:span text:style-name="T41">è</text:span><text:span text:style-name="T18"> </text:span><text:span text:style-name="T419">un char</text:span></text:p>
      <text:p text:style-name="P520"><text:span text:style-name="T18"/></text:p>
      <text:p text:style-name="P520"><text:span text:style-name="T18"/></text:p>
      <text:p text:style-name="P520"><text:span text:style-name="T18"><text:tab/></text:span><text:span text:style-name="T357">utf8_charset&lt;T&gt;</text:span><text:span text:style-name="T18"> <text:s/></text:span></text:p>
      <text:p text:style-name="P520"><text:span text:style-name="T18"><text:tab/><text:tab/></text:span><text:span text:style-name="T171">Vero</text:span><text:span text:style-name="T18"> se </text:span><text:span text:style-name="T357">T</text:span><text:span text:style-name="T18"> </text:span><text:span text:style-name="T41">è</text:span><text:span text:style-name="T18"> un </text:span><text:span text:style-name="T357">utf8</text:span></text:p>
      <text:p text:style-name="P520"><text:span text:style-name="T18"/></text:p>
      <text:p text:style-name="P520"><text:span text:style-name="T18"/></text:p>
      <text:p text:style-name="P520"><text:span text:style-name="T18"><text:tab/></text:span><text:span text:style-name="T357">utf16_charset&lt;T&gt;</text:span><text:span text:style-name="T18"> </text:span></text:p>
      <text:p text:style-name="P520"><text:span text:style-name="T18"><text:tab/><text:tab/></text:span><text:span text:style-name="T171">Vero</text:span><text:span text:style-name="T18"> se </text:span><text:span text:style-name="T357">T</text:span><text:span text:style-name="T18"> </text:span><text:span text:style-name="T41">è</text:span><text:span text:style-name="T18"> un </text:span><text:span text:style-name="T357">utf</text:span><text:span text:style-name="T419">16</text:span></text:p>
      <text:p text:style-name="P127"><text:span text:style-name="T18"/></text:p>
      <text:p text:style-name="P127"><text:tab/></text:p>
      <text:p text:style-name="P521"><text:span text:style-name="T18"><text:tab/></text:span><text:span text:style-name="T357">utf32_charset&lt;</text:span><text:span text:style-name="T420">T&gt;</text:span><text:span text:style-name="T41"> </text:span></text:p>
      <text:p text:style-name="P521"><text:span text:style-name="T18"><text:tab/><text:tab/></text:span><text:span text:style-name="T171">Vero</text:span><text:span text:style-name="T18"> se </text:span><text:span text:style-name="T357">T</text:span><text:span text:style-name="T18"> </text:span><text:span text:style-name="T41">è</text:span><text:span text:style-name="T18"> un </text:span><text:span text:style-name="T357">utf</text:span><text:span text:style-name="T421">32</text:span></text:p>
      <text:p text:style-name="P128"><text:span text:style-name="T41"/></text:p>
      <text:p text:style-name="P521"><text:span text:style-name="T18"/></text:p>
      <text:p text:style-name="P510"><text:span text:style-name="T18"><text:tab/></text:span><text:span text:style-name="T357">varying_charset&lt;</text:span><text:span text:style-name="T420">T&gt;</text:span><text:span text:style-name="T41"> </text:span></text:p>
      <text:p text:style-name="P521"><text:span text:style-name="T18"><text:tab/><text:tab/></text:span><text:span text:style-name="T171">Vero</text:span><text:span text:style-name="T18"> se </text:span><text:span text:style-name="T357">T</text:span><text:span text:style-name="T18"> </text:span><text:span text:style-name="T41">è</text:span><text:span text:style-name="T18"> un </text:span><text:span text:style-name="T421">utf</text:span><text:span text:style-name="T496">8</text:span><text:span text:style-name="T172"> o </text:span><text:span text:style-name="T357">utf</text:span><text:span text:style-name="T496">16</text:span></text:p>
      <text:p text:style-name="P128"><text:span text:style-name="T41"/></text:p>
      <text:p text:style-name="P510"><text:span text:style-name="T18"/></text:p>
      <text:p text:style-name="P521"><text:span text:style-name="T18"><text:tab/></text:span><text:span text:style-name="T357">fixed_charset&lt;</text:span><text:span text:style-name="T420">T&gt;</text:span><text:span text:style-name="T41"> </text:span></text:p>
      <text:p text:style-name="P521"><text:span text:style-name="T18"><text:tab/><text:tab/></text:span><text:span text:style-name="T171">Vero</text:span><text:span text:style-name="T18"> se </text:span><text:span text:style-name="T357">T</text:span><text:span text:style-name="T18"> </text:span><text:span text:style-name="T41">è</text:span><text:span text:style-name="T18"> un </text:span><text:span text:style-name="T421">utf32</text:span><text:span text:style-name="T172"> o </text:span><text:span text:style-name="T421">basic_charset</text:span></text:p>
      <text:p text:style-name="P128"><text:span text:style-name="T41"/></text:p>
      <text:p text:style-name="P521"><text:span text:style-name="T18"/></text:p>
      <text:p text:style-name="P521"><text:span text:style-name="T18"><text:tab/></text:span><text:span text:style-name="T420">charset&lt;T&gt;</text:span><text:span text:style-name="T41"> </text:span></text:p>
      <text:p text:style-name="P521"><text:span text:style-name="T41"><text:tab/><text:tab/></text:span><text:span text:style-name="T172">V</text:span><text:span text:style-name="T41">ero se </text:span><text:span text:style-name="T420">T </text:span><text:span text:style-name="T130">è</text:span><text:span text:style-name="T41"> </text:span><text:span text:style-name="T130">un </text:span><text:span text:style-name="T422">fixed_charset&lt;</text:span><text:span text:style-name="T423">T&gt;</text:span><text:span text:style-name="T42"> o un </text:span><text:span text:style-name="T422">varying_charset&lt;</text:span><text:span text:style-name="T423">T&gt;</text:span></text:p>
      <text:p text:style-name="P510"><text:span text:style-name="T18"/></text:p>
      <text:p text:style-name="P510"><text:span text:style-name="T18"/></text:p>
      <text:p text:style-name="P521"><text:span text:style-name="T18"><text:tab/></text:span><text:span text:style-name="T357">charset_forward_iterator&lt;</text:span><text:span text:style-name="T420">T&gt;</text:span><text:span text:style-name="T41"> </text:span></text:p>
      <text:p text:style-name="P521"><text:span text:style-name="T41"><text:tab/><text:tab/></text:span><text:span text:style-name="T172">V</text:span><text:span text:style-name="T41">ero se </text:span><text:span text:style-name="T418">std::</text:span><text:span text:style-name="T420">forward iterator&lt;</text:span><text:span text:style-name="T418">T&gt;</text:span><text:span text:style-name="T41"> </text:span><text:span text:style-name="T230">è soddisfatto </text:span><text:span text:style-name="T43">e </text:span><text:span text:style-name="T424">T::</text:span><text:span text:style-name="T420">operator*()</text:span><text:span text:style-name="T41"> ritorna un </text:span><text:span text:style-name="T420">charset</text:span><text:span text:style-name="T41"> </text:span></text:p>
      <text:p text:style-name="P521"><text:span text:style-name="T41"><text:tab/><text:tab/></text:span><text:span text:style-name="T230">o un <text:s/>riferimento ad un </text:span><text:span text:style-name="T496">charset</text:span></text:p>
      <text:p text:style-name="P510"><text:span text:style-name="T18"/></text:p>
      <text:p text:style-name="P510"><text:span text:style-name="T18"/></text:p>
      <text:p text:style-name="P521"><text:span text:style-name="T18"><text:tab/></text:span><text:span text:style-name="T357">numeric_integral&lt;</text:span><text:span text:style-name="T425">T&gt;</text:span><text:span text:style-name="T44"> </text:span></text:p>
      <text:p text:style-name="P521"><text:span text:style-name="T44"><text:tab/><text:tab/></text:span><text:span text:style-name="T172">V</text:span><text:span text:style-name="T44">ero per </text:span><text:span text:style-name="T425">std::integral&lt;T&gt;</text:span><text:span text:style-name="T44"> escludendo </text:span><text:span text:style-name="T425">charset&lt;</text:span><text:span text:style-name="T426">T&gt;</text:span><text:span text:style-name="T44">, i puntatori ed il tipo bo</text:span><text:span text:style-name="T172">oleano</text:span></text:p>
      <text:p text:style-name="P127"><text:tab/></text:p>
      <text:p text:style-name="P509"><text:span text:style-name="T18"/></text:p>
      <text:p text:style-name="P521"><text:span text:style-name="T18"><text:tab/></text:span><text:span text:style-name="T357">std_pair&lt;</text:span><text:span text:style-name="T427">T&gt;</text:span><text:span text:style-name="T45"> </text:span></text:p>
      <text:p text:style-name="P521"><text:span text:style-name="T45"><text:tab/><text:tab/></text:span><text:span text:style-name="T172">V</text:span><text:span text:style-name="T45">ero se </text:span><text:span text:style-name="T427">T</text:span><text:span text:style-name="T45"> è </text:span><text:span text:style-name="T46">la classe</text:span><text:span text:style-name="T45"> </text:span><text:span text:style-name="T427">std::pair</text:span><text:span text:style-name="T45"> </text:span></text:p>
      <text:p text:style-name="P509"><text:span text:style-name="T45"/></text:p>
      <text:p text:style-name="P129"/>
      <text:p text:style-name="P130"><text:tab/><text:span text:style-name="T523">proxy_pair&lt;T&gt;</text:span> </text:p>
      <text:p text:style-name="P130"><text:tab/><text:tab/><text:span text:style-name="T1819">V</text:span>ero se <text:span text:style-name="T523">T</text:span> è la classe <text:span text:style-name="T523">proxy_pair</text:span> </text:p>
      <text:p text:style-name="P509"><text:span text:style-name="T45"/></text:p>
      <text:p text:style-name="P509"><text:span text:style-name="T45"/></text:p>
      <text:p text:style-name="P509"><text:span text:style-name="T45"/></text:p>
      <text:p text:style-name="P130"><text:soft-page-break/><text:tab/><text:span text:style-name="T523">cloneable&lt;T&gt;</text:span> </text:p>
      <text:p text:style-name="P130"><text:tab/><text:tab/><text:span text:style-name="T1819">V</text:span>ero se <text:span text:style-name="T523">T</text:span> ha i metodi <text:span text:style-name="T523">T clone()</text:span><text:span text:style-name="T690">const </text:span><text:span text:style-name="T523">noexcept</text:span> <text:s/>e <text:span text:style-name="T523">result&lt;T,error_handler&gt; <text:tab/><text:tab/><text:tab/><text:tab/>try_clone()</text:span><text:span text:style-name="T690">const </text:span><text:span text:style-name="T523">noexcept</text:span> </text:p>
      <text:p text:style-name="P509"/>
      <text:p text:style-name="P509"/>
      <text:p text:style-name="P521"><text:span text:style-name="T45"><text:tab/></text:span><text:span text:style-name="T427">std_tuple&lt;T&gt; </text:span></text:p>
      <text:p text:style-name="P521"><text:span text:style-name="T427"><text:tab/><text:tab/></text:span><text:span text:style-name="T172">Ver</text:span><text:span text:style-name="T45">o se </text:span><text:span text:style-name="T427">T</text:span><text:span text:style-name="T45"> è </text:span><text:span text:style-name="T46">la classe</text:span><text:span text:style-name="T45"> </text:span><text:span text:style-name="T427">std::tuple</text:span></text:p>
      <text:p text:style-name="P521"><text:span text:style-name="T45"><text:tab/></text:span><text:span text:style-name="T427">bool_predicate&lt;</text:span><text:span text:style-name="T428">F,T&gt;</text:span><text:span text:style-name="T46"> </text:span></text:p>
      <text:p text:style-name="P521"><text:span text:style-name="T46"><text:tab/><text:tab/></text:span><text:span text:style-name="T172">V</text:span><text:span text:style-name="T46">ero se </text:span><text:span text:style-name="T428">F</text:span><text:span text:style-name="T46"> è una funzione </text:span><text:span text:style-name="T428">bool(const T&amp;)noexcept</text:span><text:span text:style-name="T46"> </text:span></text:p>
      <text:p text:style-name="P509"><text:span text:style-name="T46"/></text:p>
      <text:p text:style-name="P509"><text:span text:style-name="T46"/></text:p>
      <text:p text:style-name="P370"><text:tab/><text:span text:style-name="T523">bit_set&lt;T&gt;</text:span> </text:p>
      <text:p text:style-name="P370"><text:tab/><text:tab/><text:span text:style-name="T1820">V</text:span>ero se <text:span text:style-name="T523">T</text:span> è la classe <text:span text:style-name="T523">bit_set</text:span> </text:p>
      <text:p text:style-name="P509"><text:span text:style-name="T46"/></text:p>
      <text:p text:style-name="P372"/>
      <text:p text:style-name="P370"><text:tab/><text:span text:style-name="T523">base_integral&lt;T&gt;</text:span> </text:p>
      <text:p text:style-name="P371"><text:tab/><text:tab/><text:tab/><text:span text:style-name="T1820">V</text:span>ero se <text:span text:style-name="T523">T</text:span> è la classe <text:span text:style-name="T523">base_integral</text:span></text:p>
      <text:p text:style-name="P509"><text:span text:style-name="T46"/></text:p>
      <text:p text:style-name="P509"><text:span text:style-name="T46"/></text:p>
      <text:p text:style-name="P370"><text:tab/><text:span text:style-name="T523">base_integral_bounded&lt;T&gt;</text:span> </text:p>
      <text:p text:style-name="P370"><text:tab/><text:tab/><text:span text:style-name="T1820">V</text:span>ero se <text:span text:style-name="T523">T</text:span> è la classe <text:span text:style-name="T523">base_integral_bounded</text:span></text:p>
      <text:p text:style-name="P509"><text:span text:style-name="T46"/></text:p>
      <text:p text:style-name="P509"><text:span text:style-name="T46"/></text:p>
      <text:p text:style-name="P370"><text:tab/><text:span text:style-name="T523">has_security_checker&lt;T&gt;</text:span> </text:p>
      <text:p text:style-name="P370"><text:tab/><text:tab/><text:span text:style-name="T1820">V</text:span>ero <text:span text:style-name="T1931">se </text:span><text:span text:style-name="T523">T</text:span> è una classe con un<text:span text:style-name="T1631">a istanza</text:span> <text:span text:style-name="T1820">della classe </text:span><text:span text:style-name="T523">security_checker</text:span> </text:p>
      <text:p text:style-name="P509"><text:span text:style-name="T46"/></text:p>
      <text:p text:style-name="P509"><text:span text:style-name="T46"/></text:p>
      <text:p text:style-name="P522"><text:span text:style-name="T46"><text:tab/></text:span><text:span text:style-name="T428">sequence&lt;</text:span><text:span text:style-name="T424">T&gt;</text:span><text:span text:style-name="T46"> </text:span></text:p>
      <text:p text:style-name="P522"><text:span text:style-name="T46"><text:tab/><text:tab/></text:span><text:span text:style-name="T173">V</text:span><text:span text:style-name="T43">ero se </text:span><text:span text:style-name="T424">T</text:span><text:span text:style-name="T43"> e’ la classe </text:span><text:span text:style-name="T424">sequence</text:span><text:span text:style-name="T43"> </text:span></text:p>
      <text:p text:style-name="P511"><text:span text:style-name="T43"/></text:p>
      <text:p text:style-name="P511"><text:span text:style-name="T43"/></text:p>
      <text:p text:style-name="P373"><text:s/><text:tab/><text:span text:style-name="T523">charset_sequence&lt;T&gt;</text:span> </text:p>
      <text:p text:style-name="P373"><text:tab/><text:tab/><text:span text:style-name="T1820">V</text:span>ero se <text:span text:style-name="T523">sequence&lt;T&gt;</text:span> <text:span text:style-name="T1820">è</text:span> <text:span text:style-name="T332">soddisfatto</text:span> e <text:span text:style-name="T523">T::operator*()</text:span> ritorna un <text:span text:style-name="T523">charset</text:span></text:p>
      <text:p text:style-name="P373"><text:span text:style-name="T523"><text:tab/><text:tab/></text:span><text:span text:style-name="T1453">o un referimento ad un</text:span><text:span text:style-name="T708"> charset</text:span></text:p>
      <text:p text:style-name="P511"><text:span text:style-name="T43"/></text:p>
      <text:p text:style-name="P511"><text:span text:style-name="T43"/></text:p>
      <text:p text:style-name="P522"><text:span text:style-name="T43"><text:tab/></text:span><text:span text:style-name="T424">fwd_sequence_maker&lt;</text:span><text:span text:style-name="T429">T&gt;</text:span><text:span text:style-name="T47"> </text:span></text:p>
      <text:p text:style-name="P522"><text:span text:style-name="T47"><text:tab/><text:tab/></text:span><text:span text:style-name="T173">V</text:span><text:span text:style-name="T47">ero se </text:span><text:span text:style-name="T429">T</text:span><text:span text:style-name="T47"> è una classe </text:span><text:span text:style-name="T68">con metodi </text:span><text:span text:style-name="T47">che ritorna</text:span><text:span text:style-name="T68">no</text:span><text:span text:style-name="T47"> una sequenza il cui iteratore è </text:span><text:span text:style-name="T429">forward</text:span></text:p>
      <text:p text:style-name="P511"><text:span text:style-name="T47"/></text:p>
      <text:p text:style-name="P511"><text:span text:style-name="T47"/></text:p>
      <text:p text:style-name="P374"><text:tab/><text:span text:style-name="T523">bd_sequence_maker&lt;T&gt;</text:span> </text:p>
      <text:p text:style-name="P374"><text:tab/><text:tab/><text:span text:style-name="T1820">V</text:span>ero <text:span text:style-name="T1820">se </text:span><text:span text:style-name="T523">T</text:span> è una classe <text:span text:style-name="T332">con metodi </text:span>che ritorna<text:span text:style-name="T332">no</text:span> una sequenza il cui iteratore è <text:span text:style-name="T523">bidirectional </text:span></text:p>
      <text:p text:style-name="P511"><text:span text:style-name="T47"/></text:p>
      <text:p text:style-name="P511"><text:span text:style-name="T47"/></text:p>
      <text:p text:style-name="P522"><text:span text:style-name="T47"><text:tab/></text:span><text:span text:style-name="T429">raw_sequence_maker&lt;T&gt;</text:span><text:span text:style-name="T47"> </text:span></text:p>
      <text:p text:style-name="P523"><text:span text:style-name="T47"><text:tab/><text:tab/><text:tab/></text:span><text:span text:style-name="T173">V</text:span><text:span text:style-name="T47">ero </text:span><text:span text:style-name="T173">se </text:span><text:span text:style-name="T429">T</text:span><text:span text:style-name="T47"> è una classe </text:span><text:span text:style-name="T68">con metodi </text:span><text:span text:style-name="T47">che ritorna</text:span><text:span text:style-name="T68">no</text:span><text:span text:style-name="T47"> una sequenza il cui tipo è grezzo. <text:tab/></text:span></text:p>
      <text:p text:style-name="P523"><text:span text:style-name="T47"><text:tab/> <text:s/><text:tab/></text:span><text:span text:style-name="T48">Questo implica avere </text:span><text:span text:style-name="T68">metodi </text:span><text:span text:style-name="T430">T::raw_seq()</text:span><text:span text:style-name="T431">noexcept</text:span><text:span text:style-name="T48"> e </text:span><text:span text:style-name="T430">T::craw_seq()</text:span><text:span text:style-name="T431">noexcept</text:span></text:p>
      <text:p text:style-name="P511"><text:span text:style-name="T47"/></text:p>
      <text:p text:style-name="P511"><text:span text:style-name="T47"/></text:p>
      <text:p text:style-name="P375"><text:tab/><text:span text:style-name="T523">nothrow_equality_comparable&lt;T&gt;</text:span> </text:p>
      <text:p text:style-name="P375"><text:tab/><text:tab/><text:span text:style-name="T1821">V</text:span>ero <text:span text:style-name="T523">std::equality_comparabile&lt;T&gt; </text:span><text:span text:style-name="T1437">è soddisfatto senza </text:span><text:span text:style-name="T1445">sollevare</text:span><text:span text:style-name="T1437"> eccezioni</text:span></text:p>
      <text:p text:style-name="P511"><text:span text:style-name="T47"/></text:p>
      <text:p text:style-name="P511"><text:span text:style-name="T47"/></text:p>
      <text:p text:style-name="P375"><text:tab/><text:span text:style-name="T523">nothrow_equality_comparable_with&lt;T1,T2&gt;</text:span> </text:p>
      <text:p text:style-name="P375"><text:tab/><text:tab/><text:span text:style-name="T1821">V</text:span>ero <text:span text:style-name="T1821">se </text:span><text:span text:style-name="T523">std::equality_comparable_with&lt;T1,T2&gt; </text:span><text:span text:style-name="T1437">è soddisfatto senza </text:span><text:span text:style-name="T1445">sollevare</text:span><text:span text:style-name="T1437"> eccezioni</text:span></text:p>
      <text:p text:style-name="P511"><text:span text:style-name="T47"/></text:p>
      <text:p text:style-name="P511"><text:span text:style-name="T47"/></text:p>
      <text:p text:style-name="P524"><text:span text:style-name="T47"><text:tab/></text:span><text:span text:style-name="T429">less_comparable&lt;</text:span><text:span text:style-name="T432">T&gt;</text:span><text:span text:style-name="T112"> </text:span></text:p>
      <text:p text:style-name="P524"><text:span text:style-name="T112"><text:tab/><text:tab/></text:span><text:span text:style-name="T174">V</text:span><text:span text:style-name="T112">ero se </text:span><text:span text:style-name="T432">T</text:span><text:span text:style-name="T112"> è confrontabile per minor</text:span><text:span text:style-name="T174">anza</text:span></text:p>
      <text:p text:style-name="P517"><text:span text:style-name="T47"/></text:p>
      <text:p text:style-name="P517"><text:span text:style-name="T47"/></text:p>
      <text:p text:style-name="P524"><text:span text:style-name="T47"><text:tab/></text:span><text:span text:style-name="T432">nothrow_</text:span><text:span text:style-name="T429">less_comparable&lt;</text:span><text:span text:style-name="T432">T&gt;</text:span><text:span text:style-name="T112"> </text:span></text:p>
      <text:p text:style-name="P375"><text:span text:style-name="T1821"><text:tab/><text:tab/>V</text:span>ero <text:span text:style-name="T1821">se </text:span><text:span text:style-name="T633">less</text:span><text:span text:style-name="T523">_comparable&lt;T&gt; </text:span><text:span text:style-name="T1437">è soddisfatto senza </text:span><text:span text:style-name="T1445">sollevare</text:span><text:span text:style-name="T1437"> eccezioni</text:span></text:p>
      <text:p text:style-name="P524"><text:soft-page-break/><text:span text:style-name="T47"/></text:p>
      <text:p text:style-name="P524"><text:span text:style-name="T47"/></text:p>
      <text:p text:style-name="P525"><text:span text:style-name="T47"><text:tab/></text:span><text:span text:style-name="T429">less_comparable_with&lt;</text:span><text:span text:style-name="T433">T1,T2&gt;</text:span></text:p>
      <text:p text:style-name="P525"><text:span text:style-name="T112"><text:tab/><text:tab/></text:span><text:span text:style-name="T174">V</text:span><text:span text:style-name="T112">ero se </text:span><text:span text:style-name="T432">T</text:span><text:span text:style-name="T433">1</text:span><text:span text:style-name="T112"> è confrontabile per minor</text:span><text:span text:style-name="T174">anza </text:span><text:span text:style-name="T175">con </text:span><text:span text:style-name="T433">T2</text:span></text:p>
      <text:p text:style-name="P525"><text:span text:style-name="T47"/></text:p>
      <text:p text:style-name="P525"><text:span text:style-name="T47"/></text:p>
      <text:p text:style-name="P525"><text:span text:style-name="T47"/></text:p>
      <text:p text:style-name="P525"><text:span text:style-name="T47"><text:tab/></text:span><text:span text:style-name="T429">nothrow_less_comparable_with&lt;</text:span><text:span text:style-name="T434">T1,T2&gt;</text:span><text:span text:style-name="T47"> </text:span></text:p>
      <text:p text:style-name="P376"><text:span text:style-name="T1821"><text:tab/><text:tab/>V</text:span>ero <text:span text:style-name="T1821">se </text:span><text:span text:style-name="T633">less</text:span><text:span text:style-name="T523">_comparable</text:span><text:span text:style-name="T634">_with</text:span><text:span text:style-name="T523">&lt;T</text:span><text:span text:style-name="T634">1,T2</text:span><text:span text:style-name="T523">&gt; </text:span><text:span text:style-name="T1437">è soddisfatto senza </text:span><text:span text:style-name="T1445">sollevare</text:span><text:span text:style-name="T1437"> eccezioni</text:span></text:p>
      <text:p text:style-name="P525"><text:span text:style-name="T47"/></text:p>
      <text:p text:style-name="P525"><text:span text:style-name="T47"/></text:p>
      <text:p text:style-name="P525"><text:span text:style-name="T47"><text:tab/></text:span><text:span text:style-name="T429">constructible_at&lt;</text:span><text:span text:style-name="T435">T,ARGS...&gt;</text:span><text:span text:style-name="T49"> <text:s/></text:span></text:p>
      <text:p text:style-name="P525"><text:span text:style-name="T49"><text:tab/><text:tab/></text:span><text:span text:style-name="T175">V</text:span><text:span text:style-name="T49">ero se </text:span><text:span text:style-name="T435">T</text:span><text:span text:style-name="T49"> è costru</text:span><text:span text:style-name="T131">ibile</text:span><text:span text:style-name="T49"> da </text:span><text:span text:style-name="T435">ARGS…</text:span></text:p>
      <text:p text:style-name="P511"><text:span text:style-name="T49"/></text:p>
      <text:p text:style-name="P511"><text:span text:style-name="T49"/></text:p>
      <text:p text:style-name="P132"><text:tab/><text:span text:style-name="T523">nothrow_constructible_at&lt;T,ARGS...&gt;</text:span> </text:p>
      <text:p text:style-name="P376"><text:span text:style-name="T1821"><text:tab/><text:tab/>V</text:span>ero <text:span text:style-name="T1821">se </text:span><text:span text:style-name="T634">constructible</text:span><text:span text:style-name="T523">&lt;T</text:span><text:span text:style-name="T634">,ARGS...</text:span><text:span text:style-name="T523">&gt; </text:span><text:span text:style-name="T1437">è soddisfatto senza </text:span><text:span text:style-name="T1445">sollevare</text:span><text:span text:style-name="T1437"> eccezioni</text:span></text:p>
      <text:p text:style-name="P525"><text:span text:style-name="T47"/></text:p>
      <text:p text:style-name="P511"><text:span text:style-name="T49"/></text:p>
      <text:p text:style-name="P525"><text:span text:style-name="T49"><text:tab/></text:span><text:span text:style-name="T435">std_allocator&lt;</text:span><text:span text:style-name="T436">T&gt;</text:span><text:span text:style-name="T50"> </text:span></text:p>
      <text:p text:style-name="P525"><text:span text:style-name="T50"><text:tab/><text:tab/></text:span><text:span text:style-name="T175">V</text:span><text:span text:style-name="T50">ero se </text:span><text:span text:style-name="T436">T</text:span><text:span text:style-name="T50"> è un allocatore che segue i dettami della libreria st</text:span><text:span text:style-name="T175">andard</text:span><text:span text:style-name="T50"> </text:span></text:p>
      <text:p text:style-name="P511"><text:span text:style-name="T50"/></text:p>
      <text:p text:style-name="P511"><text:span text:style-name="T50"/></text:p>
      <text:p text:style-name="P377"><text:tab/><text:span text:style-name="T523">allocator&lt;T&gt;</text:span> </text:p>
      <text:p text:style-name="P377"><text:tab/><text:tab/><text:span text:style-name="T1822">V</text:span>ero se <text:span text:style-name="T523">T</text:span> è un allocatore che segue i dettami della libreria </text:p>
      <text:p text:style-name="P511"><text:span text:style-name="T50"/></text:p>
      <text:p text:style-name="P511"><text:span text:style-name="T50"/></text:p>
      <text:p text:style-name="P525"><text:span text:style-name="T50"><text:tab/></text:span><text:span text:style-name="T437">iron_allocator&lt;T&gt;</text:span><text:span text:style-name="T51"> </text:span></text:p>
      <text:p text:style-name="P525"><text:span text:style-name="T51"><text:tab/><text:tab/></text:span><text:span text:style-name="T175">V</text:span><text:span text:style-name="T51">ero </text:span><text:span text:style-name="T175">se </text:span><text:span text:style-name="T437">T</text:span><text:span text:style-name="T51"> <text:s/>è la classe </text:span><text:span text:style-name="T437">unsafe::allocator</text:span></text:p>
      <text:p text:style-name="P511"><text:span text:style-name="T51"/></text:p>
      <text:p text:style-name="P511"><text:span text:style-name="T51"/></text:p>
      <text:p text:style-name="P525"><text:span text:style-name="T51"><text:tab/></text:span><text:span text:style-name="T437">reverse_iterator&lt;T&gt;</text:span><text:span text:style-name="T51"> </text:span></text:p>
      <text:p text:style-name="P525"><text:span text:style-name="T51"><text:tab/><text:tab/></text:span><text:span text:style-name="T175">V</text:span><text:span text:style-name="T51">ero se </text:span><text:span text:style-name="T437">T</text:span><text:span text:style-name="T51"> è un </text:span><text:span text:style-name="T437">reverse_iterator</text:span><text:span text:style-name="T51"> </text:span><text:span text:style-name="T52">della libreria st</text:span><text:span text:style-name="T175">andard</text:span><text:span text:style-name="T52"> </text:span></text:p>
      <text:p text:style-name="P511"><text:span text:style-name="T51"/></text:p>
      <text:p text:style-name="P511"><text:span text:style-name="T51"/></text:p>
      <text:p text:style-name="P525"><text:span text:style-name="T51"><text:tab/></text:span><text:span text:style-name="T437">box_deleter&lt;T&gt;</text:span><text:span text:style-name="T51"> </text:span></text:p>
      <text:p text:style-name="P525"><text:span text:style-name="T51"><text:tab/><text:tab/></text:span><text:span text:style-name="T175">V</text:span><text:span text:style-name="T51">ero se </text:span><text:span text:style-name="T437">T</text:span><text:span text:style-name="T51"> è una classe </text:span><text:span text:style-name="T437">deleter</text:span><text:span text:style-name="T51"> per la classe </text:span><text:span text:style-name="T437">box</text:span><text:span text:style-name="T51"> </text:span><text:span text:style-name="T69">e </text:span><text:span text:style-name="T438">shared_box</text:span></text:p>
      <text:p text:style-name="P511"><text:span text:style-name="T51"/></text:p>
      <text:p text:style-name="P511"><text:span text:style-name="T51"/></text:p>
      <text:p text:style-name="P525"><text:span text:style-name="T51"><text:tab/></text:span><text:span text:style-name="T439">lock&lt;T&gt;</text:span><text:span text:style-name="T54"> </text:span></text:p>
      <text:p text:style-name="P525"><text:span text:style-name="T54"><text:tab/><text:tab/></text:span><text:span text:style-name="T175">V</text:span><text:span text:style-name="T54">ero se </text:span><text:span text:style-name="T439">T</text:span><text:span text:style-name="T54"> ha i metodi </text:span><text:span text:style-name="T439">lock()noexcept</text:span><text:span text:style-name="T54"> e</text:span><text:span text:style-name="T55">d</text:span><text:span text:style-name="T54"> </text:span><text:span text:style-name="T439">unlock()noexcept</text:span></text:p>
      <text:p text:style-name="P511"><text:span text:style-name="T54"/></text:p>
      <text:p text:style-name="P511"><text:span text:style-name="T54"/></text:p>
      <text:p text:style-name="P526"><text:span text:style-name="T54"><text:tab/></text:span><text:span text:style-name="T439">nothrow_convertible_to_integral&lt;</text:span><text:span text:style-name="T440">T&gt;</text:span><text:span text:style-name="T56"> </text:span></text:p>
      <text:p text:style-name="P526"><text:span text:style-name="T56"><text:tab/><text:tab/></text:span><text:span text:style-name="T176">V</text:span><text:span text:style-name="T56">ero se </text:span><text:span text:style-name="T440">T</text:span><text:span text:style-name="T56"> è convertibile in un </text:span><text:span text:style-name="T440">integral</text:span><text:span text:style-name="T56"> </text:span><text:span text:style-name="T176">senza </text:span><text:span text:style-name="T203">sollevare</text:span><text:span text:style-name="T176"> eccezioni</text:span></text:p>
      <text:p text:style-name="P133"><text:tab/></text:p>
      <text:p text:style-name="P133"/>
      <text:p text:style-name="P526"><text:span text:style-name="T56"><text:tab/></text:span><text:span text:style-name="T440">hashable&lt;H,T&gt;</text:span><text:span text:style-name="T56"> </text:span></text:p>
      <text:p text:style-name="P526"><text:span text:style-name="T56"><text:tab/><text:tab/></text:span><text:span text:style-name="T176">V</text:span><text:span text:style-name="T56">ero </text:span><text:span text:style-name="T57">se </text:span><text:span text:style-name="T440">H</text:span><text:span text:style-name="T56"> <text:s/>ha un </text:span><text:span text:style-name="T57">metodo </text:span><text:span text:style-name="T440">std::size_t operator</text:span><text:span text:style-name="T441">()</text:span><text:span text:style-name="T440">(</text:span><text:span text:style-name="T441">const </text:span><text:span text:style-name="T440">T</text:span><text:span text:style-name="T441">&amp;</text:span><text:span text:style-name="T440">)noexcept</text:span><text:span text:style-name="T56"> <text:s text:c="2"/></text:span></text:p>
      <text:p text:style-name="P511"><text:span text:style-name="T51"/></text:p>
      <text:p text:style-name="P511"><text:span text:style-name="T51"/></text:p>
      <text:p text:style-name="P526"><text:span text:style-name="T49"><text:tab/></text:span><text:span text:style-name="T435">comparable&lt;</text:span><text:span text:style-name="T441">C,T&gt;</text:span><text:span text:style-name="T57"> </text:span></text:p>
      <text:p text:style-name="P526"><text:span text:style-name="T57"><text:tab/><text:tab/></text:span><text:span text:style-name="T176">V</text:span><text:span text:style-name="T57">ero se </text:span><text:span text:style-name="T441">C</text:span><text:span text:style-name="T57"> ha un metodo </text:span><text:span text:style-name="T441">bool operator()(const T&amp;,const T&amp;)noexcept</text:span><text:span text:style-name="T57"> </text:span></text:p>
      <text:p text:style-name="P131"><text:tab/></text:p>
      <text:p text:style-name="P131"/>
      <text:p text:style-name="P526"><text:span text:style-name="T49"><text:tab/></text:span><text:span text:style-name="T435">condition_variable&lt;</text:span><text:span text:style-name="T442">T&gt;</text:span><text:span text:style-name="T58"> </text:span></text:p>
      <text:p text:style-name="P526"><text:span text:style-name="T58"><text:tab/><text:tab/></text:span><text:span text:style-name="T176">V</text:span><text:span text:style-name="T58">ero se </text:span><text:span text:style-name="T442">T</text:span><text:span text:style-name="T58"> è la classe </text:span><text:span text:style-name="T442">condition_variable</text:span><text:span text:style-name="T58"> </text:span><text:span text:style-name="T176">della libreria</text:span></text:p>
      <text:p text:style-name="P511"><text:span text:style-name="T58"/></text:p>
      <text:p text:style-name="P511"><text:span text:style-name="T58"/></text:p>
      <text:p text:style-name="P378"><text:tab/><text:span text:style-name="T523">error_handler&lt;T&gt;</text:span> </text:p>
      <text:p text:style-name="P378"><text:tab/><text:tab/><text:span text:style-name="T1823">V</text:span>ero se <text:span text:style-name="T523">T</text:span> è la classe <text:span text:style-name="T523">error_handler</text:span></text:p>
      <text:p text:style-name="P511"><text:span text:style-name="T58"/></text:p>
      <text:p text:style-name="P511"><text:span text:style-name="T58"/></text:p>
      <text:p text:style-name="P378"><text:soft-page-break/><text:tab/><text:span text:style-name="T523">vector&lt;T&gt;</text:span> </text:p>
      <text:p text:style-name="P378"><text:tab/><text:tab/><text:span text:style-name="T1823">V</text:span>ero se <text:span text:style-name="T523">T</text:span> è la classe <text:span text:style-name="T523">vector</text:span> <text:span text:style-name="T1932">della libreria</text:span></text:p>
      <text:p text:style-name="P511"><text:span text:style-name="T58"/></text:p>
      <text:p text:style-name="P511"><text:span text:style-name="T58"/></text:p>
      <text:p text:style-name="P511"><text:span text:style-name="T58"/></text:p>
      <text:p text:style-name="P378"><text:tab/><text:span text:style-name="T523">array&lt;T&gt;</text:span> </text:p>
      <text:p text:style-name="P378"><text:tab/><text:tab/><text:span text:style-name="T1823">V</text:span>ero se <text:span text:style-name="T523">T</text:span> è la classe <text:span text:style-name="T523">array</text:span> <text:span text:style-name="T1823">della libreria</text:span></text:p>
      <text:p text:style-name="P511"><text:span text:style-name="T58"/></text:p>
      <text:p text:style-name="P511"><text:span text:style-name="T58"><text:tab/></text:span><text:span text:style-name="T442">vector_iterator&lt;</text:span><text:span text:style-name="T443">T&gt;</text:span><text:span text:style-name="T59"> </text:span></text:p>
      <text:p text:style-name="P379"><text:tab/><text:span text:style-name="T523">array_iterator&lt;T&gt;</text:span></text:p>
      <text:p text:style-name="P527"><text:span text:style-name="T59"><text:tab/><text:tab/><text:tab/></text:span><text:span text:style-name="T176">V</text:span><text:span text:style-name="T59">ero se </text:span><text:span text:style-name="T443">T</text:span><text:span text:style-name="T59"> è la classe </text:span><text:span text:style-name="T443">contiguos_iterator</text:span></text:p>
      <text:p text:style-name="P526"><text:span text:style-name="T59"/></text:p>
      <text:p text:style-name="P526"><text:span text:style-name="T59"/></text:p>
      <text:p text:style-name="P379"><text:tab/><text:span text:style-name="T523">fwd_list&lt;T&gt;</text:span> </text:p>
      <text:p text:style-name="P379"><text:tab/><text:tab/><text:span text:style-name="T1823">V</text:span>ero se <text:span text:style-name="T523">T</text:span> è la classe <text:span text:style-name="T523">fwd_list</text:span> <text:span text:style-name="T1823">della libreria</text:span></text:p>
      <text:p text:style-name="P512"><text:span text:style-name="T59"/></text:p>
      <text:p text:style-name="P380"/>
      <text:p text:style-name="P379"><text:tab/><text:span text:style-name="T523">list&lt;T&gt;</text:span> </text:p>
      <text:p text:style-name="P379"><text:tab/><text:tab/><text:span text:style-name="T1823">V</text:span>ero se <text:span text:style-name="T523">T</text:span> è la classe <text:span text:style-name="T523">list</text:span> <text:span text:style-name="T1823">della libreria</text:span></text:p>
      <text:p text:style-name="P512"><text:span text:style-name="T59"/></text:p>
      <text:p text:style-name="P512"><text:span text:style-name="T59"/></text:p>
      <text:p text:style-name="P526"><text:span text:style-name="T59"><text:tab/></text:span><text:span text:style-name="T443">base_list&lt;T&gt;</text:span><text:span text:style-name="T59"> </text:span></text:p>
      <text:p text:style-name="P526"><text:span text:style-name="T59"><text:tab/><text:tab/></text:span><text:span text:style-name="T176">V</text:span><text:span text:style-name="T59">ero </text:span><text:span text:style-name="T176">per </text:span><text:span text:style-name="T444">fwd_list&lt;T&gt;</text:span><text:span text:style-name="T132"> o </text:span><text:span text:style-name="T444">list&lt;T&gt;</text:span></text:p>
      <text:p text:style-name="P518"><text:span text:style-name="T59"/></text:p>
      <text:p text:style-name="P518"><text:span text:style-name="T59"/></text:p>
      <text:p text:style-name="P526"><text:span text:style-name="T59"><text:tab/></text:span><text:span text:style-name="T443">list_iterator&lt;</text:span><text:span text:style-name="T403">T&gt;</text:span><text:span text:style-name="T22"> </text:span></text:p>
      <text:p text:style-name="P526"><text:span text:style-name="T22"><text:tab/><text:tab/></text:span><text:span text:style-name="T176">V</text:span><text:span text:style-name="T22">ero se </text:span><text:span text:style-name="T403">T</text:span><text:span text:style-name="T22"> è la classe </text:span><text:span text:style-name="T403">list_iterator</text:span><text:span text:style-name="T22"> </text:span></text:p>
      <text:p text:style-name="P512"><text:span text:style-name="T22"/></text:p>
      <text:p text:style-name="P512"><text:span text:style-name="T22"/></text:p>
      <text:p text:style-name="P526"><text:span text:style-name="T22"><text:tab/></text:span><text:span text:style-name="T403">hash_map&lt;</text:span><text:span text:style-name="T445">T&gt;</text:span><text:span text:style-name="T60"> </text:span></text:p>
      <text:p text:style-name="P526"><text:span text:style-name="T60"><text:tab/><text:tab/></text:span><text:span text:style-name="T176">V</text:span><text:span text:style-name="T60">ero se </text:span><text:span text:style-name="T445">T</text:span><text:span text:style-name="T60"> è la classe </text:span><text:span text:style-name="T445">hash_map</text:span><text:span text:style-name="T60"> </text:span></text:p>
      <text:p text:style-name="P135"><text:tab/></text:p>
      <text:p text:style-name="P135"/>
      <text:p text:style-name="P526"><text:span text:style-name="T60"><text:tab/></text:span><text:span text:style-name="T445">multi_hash_map&lt;T&gt;</text:span><text:span text:style-name="T60"> </text:span></text:p>
      <text:p text:style-name="P526"><text:span text:style-name="T60"><text:tab/><text:tab/></text:span><text:span text:style-name="T176">V</text:span><text:span text:style-name="T60">ero se </text:span><text:span text:style-name="T445">T</text:span><text:span text:style-name="T60"> è la classe </text:span><text:span text:style-name="T445">multi_hash_map</text:span></text:p>
      <text:p text:style-name="P513"><text:span text:style-name="T60"/></text:p>
      <text:p text:style-name="P513"><text:span text:style-name="T60"/></text:p>
      <text:p text:style-name="P526"><text:span text:style-name="T60"><text:tab/></text:span><text:span text:style-name="T445">base_hash_map&lt;</text:span><text:span text:style-name="T446">T&gt;</text:span><text:span text:style-name="T61"> </text:span></text:p>
      <text:p text:style-name="P526"><text:span text:style-name="T59"><text:tab/><text:tab/></text:span><text:span text:style-name="T176">V</text:span><text:span text:style-name="T59">ero </text:span><text:span text:style-name="T176">per </text:span><text:span text:style-name="T447">hash_map</text:span><text:span text:style-name="T444">&lt;T&gt;</text:span><text:span text:style-name="T132"> o </text:span><text:span text:style-name="T447">multi_hash_map</text:span><text:span text:style-name="T444">&lt;T&gt;</text:span></text:p>
      <text:p text:style-name="P526"><text:span text:style-name="T59"/></text:p>
      <text:p text:style-name="P526"><text:span text:style-name="T61"/></text:p>
      <text:p text:style-name="P381"><text:tab/><text:span text:style-name="T523">hash_set&lt;T&gt;</text:span> </text:p>
      <text:p text:style-name="P381"><text:tab/><text:tab/><text:span text:style-name="T1823">V</text:span>ero se <text:span text:style-name="T523">T</text:span> è la classe <text:span text:style-name="T523">hash_set</text:span></text:p>
      <text:p text:style-name="P513"><text:span text:style-name="T61"/></text:p>
      <text:p text:style-name="P513"><text:span text:style-name="T61"/></text:p>
      <text:p text:style-name="P381"><text:tab/><text:span text:style-name="T523">multi_hash_set&lt;T&gt;</text:span> </text:p>
      <text:p text:style-name="P381"><text:tab/><text:tab/><text:span text:style-name="T1823">V</text:span>ero se <text:span text:style-name="T523">T</text:span> è la classe <text:span text:style-name="T523">multi_hash_set</text:span></text:p>
      <text:p text:style-name="P513"><text:span text:style-name="T61"/></text:p>
      <text:p text:style-name="P513"><text:span text:style-name="T61"/></text:p>
      <text:p text:style-name="P526"><text:span text:style-name="T60"><text:tab/></text:span><text:span text:style-name="T445">base_hash_</text:span><text:span text:style-name="T447">set</text:span><text:span text:style-name="T445">&lt;</text:span><text:span text:style-name="T446">T&gt;</text:span><text:span text:style-name="T61"> </text:span></text:p>
      <text:p text:style-name="P526"><text:span text:style-name="T59"><text:tab/><text:tab/></text:span><text:span text:style-name="T176">V</text:span><text:span text:style-name="T59">ero </text:span><text:span text:style-name="T176">per </text:span><text:span text:style-name="T447">hash_set</text:span><text:span text:style-name="T444">&lt;T&gt;</text:span><text:span text:style-name="T132"> o </text:span><text:span text:style-name="T447">multi_hash_set</text:span><text:span text:style-name="T444">&lt;T&gt;</text:span></text:p>
      <text:p text:style-name="P526"><text:span text:style-name="T59"/></text:p>
      <text:p text:style-name="P513"><text:span text:style-name="T61"/></text:p>
      <text:p text:style-name="P381"><text:tab/><text:span text:style-name="T523">hash_table&lt;T&gt;</text:span> </text:p>
      <text:p text:style-name="P526"><text:span text:style-name="T59"><text:tab/><text:tab/></text:span><text:span text:style-name="T176">V</text:span><text:span text:style-name="T59">ero </text:span><text:span text:style-name="T176">per </text:span><text:span text:style-name="T447">base_hash_set</text:span><text:span text:style-name="T444">&lt;T&gt;</text:span><text:span text:style-name="T132"> o </text:span><text:span text:style-name="T447">base_hash_map</text:span><text:span text:style-name="T444">&lt;T&gt;</text:span></text:p>
      <text:p text:style-name="P526"><text:span text:style-name="T59"/></text:p>
      <text:p text:style-name="P381"/>
      <text:p text:style-name="P381"><text:tab/><text:span text:style-name="T523">btree_map&lt;T&gt;</text:span> </text:p>
      <text:p text:style-name="P381"><text:tab/><text:tab/><text:span text:style-name="T1823">V</text:span>ero se <text:span text:style-name="T523">T</text:span> è la classe <text:span text:style-name="T523">btree_map</text:span> </text:p>
      <text:p text:style-name="P513"><text:span text:style-name="T61"/></text:p>
      <text:p text:style-name="P383"/>
      <text:p text:style-name="P381"><text:tab/><text:span text:style-name="T523">multi_btree_map&lt;T&gt;</text:span> </text:p>
      <text:p text:style-name="P381"><text:tab/><text:tab/><text:span text:style-name="T1823">V</text:span>ero se <text:span text:style-name="T523">T</text:span> è la classe <text:span text:style-name="T523">multi_btree_map</text:span></text:p>
      <text:p text:style-name="P513"><text:soft-page-break/><text:span text:style-name="T61"/></text:p>
      <text:p text:style-name="P513"><text:span text:style-name="T61"/></text:p>
      <text:p text:style-name="P526"><text:span text:style-name="T60"><text:tab/></text:span><text:span text:style-name="T445">base_</text:span><text:span text:style-name="T447">btree</text:span><text:span text:style-name="T445">_map&lt;</text:span><text:span text:style-name="T446">T&gt;</text:span><text:span text:style-name="T61"> </text:span></text:p>
      <text:p text:style-name="P526"><text:span text:style-name="T59"><text:tab/><text:tab/></text:span><text:span text:style-name="T176">V</text:span><text:span text:style-name="T59">ero </text:span><text:span text:style-name="T176">per </text:span><text:span text:style-name="T447">btree_map</text:span><text:span text:style-name="T444">&lt;T&gt;</text:span><text:span text:style-name="T132"> o </text:span><text:span text:style-name="T447">multi_btree_map</text:span><text:span text:style-name="T444">&lt;T&gt;</text:span></text:p>
      <text:p text:style-name="P526"><text:span text:style-name="T59"/></text:p>
      <text:p text:style-name="P526"><text:span text:style-name="T61"/></text:p>
      <text:p text:style-name="P526"><text:span text:style-name="T61"/></text:p>
      <text:p text:style-name="P381"><text:tab/><text:span text:style-name="T523">btree_set&lt;T&gt;</text:span> </text:p>
      <text:p text:style-name="P381"><text:tab/><text:tab/><text:span text:style-name="T1823">V</text:span>ero se <text:span text:style-name="T523">T</text:span> è la classe <text:span text:style-name="T523">btree_set</text:span></text:p>
      <text:p text:style-name="P513"><text:span text:style-name="T61"/></text:p>
      <text:p text:style-name="P513"><text:span text:style-name="T61"/></text:p>
      <text:p text:style-name="P382"><text:tab/><text:span text:style-name="T523">multi_btree_set&lt;T&gt;</text:span> </text:p>
      <text:p text:style-name="P382"><text:tab/><text:tab/><text:span text:style-name="T1824">V</text:span>ero se <text:span text:style-name="T523">T</text:span> è la classe <text:span text:style-name="T523">multi_btree_set</text:span></text:p>
      <text:p text:style-name="P513"><text:span text:style-name="T61"/></text:p>
      <text:p text:style-name="P513"><text:span text:style-name="T61"/></text:p>
      <text:p text:style-name="P382"><text:tab/><text:span text:style-name="T523">base_btree_set&lt;T&gt;</text:span> </text:p>
      <text:p text:style-name="P382"><text:tab/><text:tab/><text:span text:style-name="T1824">V</text:span>ero <text:span text:style-name="T1824">per </text:span><text:span text:style-name="T635">btree_set&lt;T&gt;</text:span><text:span text:style-name="T1824"> o </text:span><text:span text:style-name="T635">multi_btree_set&lt;T&gt;</text:span></text:p>
      <text:p text:style-name="P528"><text:span text:style-name="T61"/></text:p>
      <text:p text:style-name="P382"/>
      <text:p text:style-name="P382"><text:tab/><text:span text:style-name="T523">btree_table&lt;T&gt;</text:span> </text:p>
      <text:p text:style-name="P382"><text:tab/><text:tab/><text:span text:style-name="T1824">Vero per </text:span><text:span text:style-name="T635">base_btree_set&lt;T&gt;</text:span><text:span text:style-name="T1824"> o </text:span><text:span text:style-name="T635">base_btree_map&lt;T&gt;</text:span></text:p>
      <text:p text:style-name="P134"><text:s/></text:p>
      <text:p text:style-name="P134"/>
      <text:p text:style-name="P528"><text:span text:style-name="T60"><text:tab/></text:span><text:span text:style-name="T448">str&lt;T&gt;</text:span><text:span text:style-name="T62"> </text:span></text:p>
      <text:p text:style-name="P528"><text:span text:style-name="T62"><text:tab/><text:tab/></text:span><text:span text:style-name="T177">V</text:span><text:span text:style-name="T62">ero se </text:span><text:span text:style-name="T448">T</text:span><text:span text:style-name="T62"> è la classe </text:span><text:span text:style-name="T448">base_str</text:span><text:span text:style-name="T62"> </text:span></text:p>
      <text:p text:style-name="P513"><text:span text:style-name="T62"/></text:p>
      <text:p text:style-name="P513"><text:span text:style-name="T62"/></text:p>
      <text:p text:style-name="P137"><text:tab/><text:span text:style-name="T523">safe_str&lt;T&gt;</text:span> </text:p>
      <text:p text:style-name="P137"><text:tab/><text:tab/><text:span text:style-name="T1824">V</text:span>ero <text:span text:style-name="T1824">per </text:span><text:span text:style-name="T635">str&lt;T&gt;</text:span><text:span text:style-name="T1824"> con il metodo </text:span><text:span text:style-name="T635">safe()</text:span><text:span text:style-name="T1824"> che ritorna vero</text:span></text:p>
      <text:p text:style-name="P137"/>
      <text:p text:style-name="P137"/>
      <text:p text:style-name="P137"><text:tab/><text:span text:style-name="T635">uns</text:span><text:span text:style-name="T523">afe_str&lt;T&gt;</text:span> </text:p>
      <text:p text:style-name="P137"><text:tab/><text:tab/><text:span text:style-name="T1824">V</text:span>ero <text:span text:style-name="T1824">per </text:span><text:span text:style-name="T635">str&lt;T&gt;</text:span><text:span text:style-name="T1824"> con il metodo </text:span><text:span text:style-name="T635">safe()</text:span><text:span text:style-name="T1824"> che ritorna falso</text:span></text:p>
      <text:p text:style-name="P528"><text:span text:style-name="T62"/></text:p>
      <text:p text:style-name="P136"><text:tab/></text:p>
      <text:p text:style-name="P528"><text:span text:style-name="T62"><text:tab/></text:span><text:span text:style-name="T448">str_view&lt;</text:span><text:span text:style-name="T449">T&gt;</text:span><text:span text:style-name="T63"> </text:span></text:p>
      <text:p text:style-name="P528"><text:span text:style-name="T63"><text:tab/><text:tab/></text:span><text:span text:style-name="T177">V</text:span><text:span text:style-name="T63">ero se </text:span><text:span text:style-name="T449">T</text:span><text:span text:style-name="T63"> è la classe </text:span><text:span text:style-name="T449">base_str_view</text:span><text:span text:style-name="T63"> </text:span></text:p>
      <text:p text:style-name="P512"><text:span text:style-name="T60"/></text:p>
      <text:p text:style-name="P512"><text:span text:style-name="T60"/></text:p>
      <text:p text:style-name="P528"><text:span text:style-name="T60"><text:tab/></text:span><text:span text:style-name="T449">safe_str_view&lt;T&gt;</text:span><text:span text:style-name="T63"> </text:span></text:p>
      <text:p text:style-name="P137"><text:tab/><text:tab/><text:span text:style-name="T1824">V</text:span>ero <text:span text:style-name="T1824">per </text:span><text:span text:style-name="T635">str_view&lt;T&gt;</text:span><text:span text:style-name="T1824"> con il metodo </text:span><text:span text:style-name="T635">safe()</text:span><text:span text:style-name="T1824"> che ritorna vero</text:span></text:p>
      <text:p text:style-name="P137"><text:span text:style-name="T63"/></text:p>
      <text:p text:style-name="P528"><text:span text:style-name="T63"/></text:p>
      <text:p text:style-name="P528"><text:span text:style-name="T60"><text:tab/></text:span><text:span text:style-name="T450">uns</text:span><text:span text:style-name="T449">afe_str_view&lt;T&gt;</text:span><text:span text:style-name="T63"> </text:span></text:p>
      <text:p text:style-name="P137"><text:tab/><text:tab/><text:span text:style-name="T1824">V</text:span>ero <text:span text:style-name="T1824">per </text:span><text:span text:style-name="T635">str_view&lt;T&gt;</text:span><text:span text:style-name="T1824"> con il metodo </text:span><text:span text:style-name="T635">safe()</text:span><text:span text:style-name="T1824"> che ritorna falso</text:span></text:p>
      <text:p text:style-name="P137"><text:span text:style-name="T63"/></text:p>
      <text:p text:style-name="P528"><text:span text:style-name="T63"/></text:p>
      <text:p text:style-name="P528"><text:span text:style-name="T63"><text:tab/></text:span><text:span text:style-name="T449">raw_str&lt;</text:span><text:span text:style-name="T451">T&gt;</text:span><text:span text:style-name="T53"> </text:span></text:p>
      <text:p text:style-name="P528"><text:span text:style-name="T53"><text:tab/><text:tab/></text:span><text:span text:style-name="T177">V</text:span><text:span text:style-name="T53">ero se </text:span><text:span text:style-name="T451">T</text:span><text:span text:style-name="T53"> è la classe </text:span><text:span text:style-name="T451">raw_str</text:span><text:span text:style-name="T53"> </text:span></text:p>
      <text:p text:style-name="P514"><text:span text:style-name="T53"/></text:p>
      <text:p text:style-name="P514"><text:span text:style-name="T53"/></text:p>
      <text:p text:style-name="P139"><text:tab/><text:span text:style-name="T523">box&lt;T&gt;</text:span> </text:p>
      <text:p text:style-name="P139"><text:tab/><text:tab/><text:span text:style-name="T1824">V</text:span>ero se <text:span text:style-name="T523">T</text:span> è la classe <text:span text:style-name="T523">box</text:span> </text:p>
      <text:p text:style-name="P514"><text:span text:style-name="T53"/></text:p>
      <text:p text:style-name="P514"><text:span text:style-name="T53"/></text:p>
      <text:p text:style-name="P140"><text:tab/><text:span text:style-name="T523">rc&lt;T&gt;</text:span> </text:p>
      <text:p text:style-name="P140"><text:tab/><text:tab/><text:span text:style-name="T1825">V</text:span>ero se <text:span text:style-name="T523">T</text:span> è la classe <text:span text:style-name="T523">rc</text:span> </text:p>
      <text:p text:style-name="P529"><text:span text:style-name="T53"/></text:p>
      <text:p text:style-name="P529"><text:span text:style-name="T53"/></text:p>
      <text:p text:style-name="P140"><text:tab/><text:span text:style-name="T523">arc&lt;T&gt;</text:span> </text:p>
      <text:p text:style-name="P140"><text:tab/><text:tab/><text:span text:style-name="T1825">V</text:span>ero se <text:span text:style-name="T523">T</text:span> è la classe <text:span text:style-name="T523">arc</text:span></text:p>
      <text:p text:style-name="P140"><text:span text:style-name="T523"/></text:p>
      <text:p text:style-name="P140"><text:span text:style-name="T523"/></text:p>
      <text:p text:style-name="P140"><text:soft-page-break/><text:span text:style-name="T523"/></text:p>
      <text:p text:style-name="P140"><text:tab/><text:span text:style-name="T523">shared_box&lt;T&gt;</text:span></text:p>
      <text:p text:style-name="P140"><text:span text:style-name="T523"><text:tab/><text:tab/></text:span><text:span text:style-name="T1438">Vero per</text:span><text:span text:style-name="T636"> rc&lt;T&gt; </text:span><text:span text:style-name="T1438">o</text:span><text:span text:style-name="T636"> arc&lt;T&gt;</text:span></text:p>
      <text:p text:style-name="P140"><text:span text:style-name="T636"/></text:p>
      <text:p text:style-name="P140"/>
      <text:p text:style-name="P140"/>
      <text:p text:style-name="P140"><text:tab/><text:span text:style-name="T523">rc</text:span><text:span text:style-name="T636">w</text:span><text:span text:style-name="T523">&lt;T&gt;</text:span> </text:p>
      <text:p text:style-name="P140"><text:tab/><text:tab/><text:span text:style-name="T1825">V</text:span>ero se <text:span text:style-name="T523">T</text:span> è la classe <text:span text:style-name="T523">rc</text:span><text:span text:style-name="T636">w</text:span> </text:p>
      <text:p text:style-name="P140"><text:tab/><text:span text:style-name="T523">arc</text:span><text:span text:style-name="T636">w</text:span><text:span text:style-name="T523">&lt;T&gt;</text:span> </text:p>
      <text:p text:style-name="P140"><text:tab/><text:tab/><text:span text:style-name="T1825">V</text:span>ero se <text:span text:style-name="T523">T</text:span> è la classe <text:span text:style-name="T523">arc</text:span><text:span text:style-name="T636">w</text:span></text:p>
      <text:p text:style-name="P529"><text:span text:style-name="T53"/></text:p>
      <text:p text:style-name="P138"/>
      <text:p text:style-name="P140"><text:tab/><text:span text:style-name="T523">weak_box&lt;T&gt;</text:span> </text:p>
      <text:p text:style-name="P140"><text:tab/><text:tab/><text:span text:style-name="T1438">Vero per</text:span><text:span text:style-name="T636"> rcw&lt;T&gt; </text:span><text:span text:style-name="T1438">o</text:span><text:span text:style-name="T636"> arcw&lt;T&gt;</text:span></text:p>
      <text:p text:style-name="P140"><text:s/></text:p>
      <text:p text:style-name="P514"><text:span text:style-name="T53"/></text:p>
      <text:p text:style-name="P529"><text:span text:style-name="T53"><text:tab/></text:span><text:span text:style-name="T451">raw_vector&lt;</text:span><text:span text:style-name="T452">T&gt;</text:span><text:span text:style-name="T64"> </text:span></text:p>
      <text:p text:style-name="P529"><text:span text:style-name="T64"><text:tab/><text:tab/></text:span><text:span text:style-name="T178">V</text:span><text:span text:style-name="T64">ero se </text:span><text:span text:style-name="T452">T</text:span><text:span text:style-name="T64"> è la classe </text:span><text:span text:style-name="T452">raw_vector</text:span></text:p>
      <text:p text:style-name="P138"><text:tab/></text:p>
      <text:p text:style-name="P514"><text:span text:style-name="T53"/></text:p>
      <text:p text:style-name="P529"><text:span text:style-name="T53"><text:tab/></text:span><text:span text:style-name="T451">list_node&lt;</text:span><text:span text:style-name="T452">T&gt;</text:span><text:span text:style-name="T64"> </text:span></text:p>
      <text:p text:style-name="P529"><text:span text:style-name="T64"><text:tab/><text:tab/></text:span><text:span text:style-name="T178">V</text:span><text:span text:style-name="T64">ero se </text:span><text:span text:style-name="T452">T</text:span><text:span text:style-name="T64"> è la classe </text:span><text:span text:style-name="T452">list_node</text:span></text:p>
      <text:p text:style-name="P514"><text:span text:style-name="T64"/></text:p>
      <text:p text:style-name="P385"/>
      <text:p text:style-name="P384"><text:tab/><text:span text:style-name="T523">raw_list&lt;T&gt;</text:span> </text:p>
      <text:p text:style-name="P384"><text:tab/><text:tab/><text:span text:style-name="T1825">V</text:span>ero se <text:span text:style-name="T523">T</text:span> è la classe <text:span text:style-name="T523">raw_list</text:span> </text:p>
      <text:p text:style-name="P514"><text:span text:style-name="T64"/></text:p>
      <text:p text:style-name="P514"><text:span text:style-name="T64"/></text:p>
      <text:p text:style-name="P384"><text:tab/><text:span text:style-name="T523">adapter_box&lt;T&gt;</text:span> </text:p>
      <text:p text:style-name="P384"><text:tab/><text:tab/><text:span text:style-name="T1825">V</text:span>ero se T è la classe <text:span text:style-name="T523">adapter_box</text:span> </text:p>
      <text:p text:style-name="P514"><text:span text:style-name="T64"/></text:p>
      <text:p text:style-name="P384"/>
      <text:p text:style-name="P384"><text:tab/><text:span text:style-name="T523">raw_hash_table&lt;T&gt;</text:span> </text:p>
      <text:p text:style-name="P384"><text:tab/><text:tab/><text:span text:style-name="T1825">V</text:span>ero se <text:span text:style-name="T523">T</text:span> è la classe <text:span text:style-name="T523">raw_hash_table</text:span></text:p>
      <text:p text:style-name="P514"><text:span text:style-name="T64"/></text:p>
      <text:p text:style-name="P385"/>
      <text:p text:style-name="P384"><text:tab/><text:span text:style-name="T523">btree_node&lt;T&gt;</text:span> </text:p>
      <text:p text:style-name="P384"><text:tab/><text:tab/><text:span text:style-name="T1825">V</text:span>ero se <text:span text:style-name="T523">T</text:span> è la classe <text:span text:style-name="T523">node</text:span> <text:span text:style-name="T1825">per </text:span><text:span text:style-name="T636">btree</text:span> </text:p>
      <text:p text:style-name="P514"><text:span text:style-name="T64"/></text:p>
      <text:p text:style-name="P514"><text:span text:style-name="T64"/></text:p>
      <text:p text:style-name="P529"><text:span text:style-name="T64"><text:tab/></text:span><text:span text:style-name="T452">cfg&lt;</text:span><text:span text:style-name="T453">T&gt;</text:span><text:span text:style-name="T65"> </text:span></text:p>
      <text:p text:style-name="P530"><text:span text:style-name="T65"><text:tab/><text:tab/><text:tab/></text:span><text:span text:style-name="T178">V</text:span><text:span text:style-name="T65">ero se </text:span><text:span text:style-name="T453">T</text:span><text:span text:style-name="T65"> è la classe </text:span><text:span text:style-name="T453">cfg</text:span><text:span text:style-name="T65"> </text:span></text:p>
      <text:p text:style-name="P514"><text:span text:style-name="T65"/></text:p>
      <text:p text:style-name="P514"><text:span text:style-name="T65"/></text:p>
      <text:p text:style-name="P386"><text:tab/><text:span text:style-name="T523">chr&lt;T&gt;</text:span> </text:p>
      <text:p text:style-name="P386"><text:tab/><text:tab/><text:span text:style-name="T1825">V</text:span>ero se <text:span text:style-name="T523">T</text:span> è la classe <text:span text:style-name="T523">chr</text:span> </text:p>
      <text:p text:style-name="P514"><text:span text:style-name="T65"/></text:p>
      <text:p text:style-name="P387"/>
      <text:p text:style-name="P386"><text:tab/><text:span text:style-name="T523">chr_</text:span><text:span text:style-name="T709">sequence</text:span><text:span text:style-name="T523">&lt;T&gt;</text:span> </text:p>
      <text:p text:style-name="P386"><text:tab/><text:tab/><text:span text:style-name="T1825">V</text:span>ero se <text:span text:style-name="T523">T</text:span> è la classe <text:span text:style-name="T709">sequence</text:span> <text:span text:style-name="T1825">di </text:span><text:span text:style-name="T636">chr</text:span></text:p>
      <text:p text:style-name="P514"><text:span text:style-name="T65"/></text:p>
      <text:p text:style-name="P514"><text:span text:style-name="T65"/></text:p>
      <text:p text:style-name="P529"><text:span text:style-name="T65"><text:tab/></text:span><text:span text:style-name="T453">mutex&lt;</text:span><text:span text:style-name="T454">T&gt;</text:span><text:span text:style-name="T66"> </text:span></text:p>
      <text:p text:style-name="P529"><text:span text:style-name="T66"><text:tab/><text:tab/></text:span><text:span text:style-name="T178">V</text:span><text:span text:style-name="T66">ero se </text:span><text:span text:style-name="T454">T</text:span><text:span text:style-name="T66"> è la classe </text:span><text:span text:style-name="T454">mutex</text:span><text:span text:style-name="T66"> <text:s/></text:span><text:span text:style-name="T179">della libreria</text:span></text:p>
      <text:p text:style-name="P529"><text:span text:style-name="T179"/></text:p>
      <text:p text:style-name="P141"/>
      <text:p text:style-name="P141"><text:tab/><text:span text:style-name="T523">recursive_mutex&lt;T&gt;</text:span> </text:p>
      <text:p text:style-name="P531"><text:span text:style-name="T66"><text:tab/><text:tab/></text:span><text:span text:style-name="T178">V</text:span><text:span text:style-name="T66">ero se </text:span><text:span text:style-name="T454">T</text:span><text:span text:style-name="T66"> è la classe </text:span><text:span text:style-name="T455">recursive_mu</text:span><text:span text:style-name="T454">tex</text:span><text:span text:style-name="T66"> </text:span></text:p>
      <text:p text:style-name="P531"><text:span text:style-name="T179"/></text:p>
      <text:p text:style-name="P514"><text:span text:style-name="T66"/></text:p>
      <text:p text:style-name="P143"><text:tab/><text:span text:style-name="T523">base_mutex&lt;T&gt;</text:span> </text:p>
      <text:p text:style-name="P144"><text:tab/><text:tab/><text:span text:style-name="T1826">Vero per </text:span><text:span text:style-name="T637">mutex&lt;T&gt;</text:span><text:span text:style-name="T1826"> o </text:span><text:span text:style-name="T637">recursive_mutex&lt;T&gt;</text:span></text:p>
      <text:p text:style-name="P144"><text:span text:style-name="T637"/></text:p>
      <text:p text:style-name="P144"><text:span text:style-name="T637"/></text:p>
      <text:p text:style-name="P144"><text:soft-page-break/><text:span text:style-name="T637"/></text:p>
      <text:p text:style-name="P531"><text:span text:style-name="T65"><text:tab/></text:span><text:span text:style-name="T455">spin_lock</text:span><text:span text:style-name="T453">&lt;</text:span><text:span text:style-name="T454">T&gt;</text:span><text:span text:style-name="T66"> </text:span></text:p>
      <text:p text:style-name="P531"><text:span text:style-name="T66"><text:tab/><text:tab/></text:span><text:span text:style-name="T178">V</text:span><text:span text:style-name="T66">ero se </text:span><text:span text:style-name="T454">T</text:span><text:span text:style-name="T66"> è la classe </text:span><text:span text:style-name="T455">spin_lock</text:span><text:span text:style-name="T66"> </text:span></text:p>
      <text:p text:style-name="P531"><text:span text:style-name="T179"/></text:p>
      <text:p text:style-name="P531"><text:span text:style-name="T66"/></text:p>
      <text:p text:style-name="P143"><text:tab/><text:span text:style-name="T523">recursive_</text:span><text:span text:style-name="T637">spin_lock</text:span><text:span text:style-name="T523">&lt;T&gt;</text:span> </text:p>
      <text:p text:style-name="P531"><text:span text:style-name="T66"><text:tab/><text:tab/></text:span><text:span text:style-name="T178">V</text:span><text:span text:style-name="T66">ero se </text:span><text:span text:style-name="T454">T</text:span><text:span text:style-name="T66"> è la classe </text:span><text:span text:style-name="T455">recursive_spin_lock</text:span><text:span text:style-name="T66"> </text:span></text:p>
      <text:p text:style-name="P143"><text:tab/><text:span text:style-name="T523">base_</text:span><text:span text:style-name="T637">spin_lock</text:span><text:span text:style-name="T523">&lt;T&gt;</text:span> </text:p>
      <text:p text:style-name="P144"><text:tab/><text:tab/><text:span text:style-name="T1826">Vero per </text:span><text:span text:style-name="T637">spin_lock&lt;T&gt;</text:span><text:span text:style-name="T1826"> o </text:span><text:span text:style-name="T637">recursive_spin_lock&lt;T&gt;</text:span></text:p>
      <text:p text:style-name="P531"><text:span text:style-name="T66"/></text:p>
      <text:p text:style-name="P141"/>
      <text:p text:style-name="P143"><text:tab/><text:span text:style-name="T523">option&lt;T&gt;</text:span> </text:p>
      <text:p text:style-name="P143"><text:tab/><text:tab/><text:span text:style-name="T1826">V</text:span>ero se <text:span text:style-name="T523">T</text:span> è la classe <text:span text:style-name="T523">option</text:span> </text:p>
      <text:p text:style-name="P514"><text:span text:style-name="T66"/></text:p>
      <text:p text:style-name="P141"/>
      <text:p text:style-name="P143"><text:tab/><text:span text:style-name="T523">result&lt;T&gt;</text:span> </text:p>
      <text:p text:style-name="P143"><text:tab/><text:tab/><text:span text:style-name="T1826">V</text:span>ero se <text:span text:style-name="T523">T</text:span> è la classe <text:span text:style-name="T523">result</text:span> </text:p>
      <text:p text:style-name="P514"><text:span text:style-name="T66"/></text:p>
      <text:p text:style-name="P141"/>
      <text:p text:style-name="P143"><text:tab/><text:span text:style-name="T523">lock_guard&lt;T&gt;</text:span> </text:p>
      <text:p text:style-name="P143"><text:tab/><text:tab/><text:span text:style-name="T1826">V</text:span>ero se <text:span text:style-name="T523">T</text:span> è la classe <text:span text:style-name="T523">lock_guard</text:span> <text:span text:style-name="T1826">della libreria</text:span></text:p>
      <text:p text:style-name="P141"><text:tab/></text:p>
      <text:p text:style-name="P141"/>
      <text:p text:style-name="P143"><text:tab/><text:span text:style-name="T523">ref_wrapper&lt;T&gt;</text:span> </text:p>
      <text:p text:style-name="P145"><text:tab/><text:tab/><text:tab/><text:span text:style-name="T1826">V</text:span>ero se <text:span text:style-name="T523">T</text:span> è la classe <text:span text:style-name="T523">ref_wrapper</text:span> </text:p>
      <text:p text:style-name="P514"><text:span text:style-name="T66"/></text:p>
      <text:p text:style-name="P514"><text:span text:style-name="T66"/></text:p>
      <text:p text:style-name="P143"><text:tab/><text:span text:style-name="T523">security_checker&lt;T&gt;</text:span> </text:p>
      <text:p text:style-name="P143"><text:tab/><text:tab/><text:span text:style-name="T1826">V</text:span>ero se <text:span text:style-name="T523">T</text:span> è la classe <text:span text:style-name="T523">security_checker</text:span></text:p>
      <text:p text:style-name="P514"><text:span text:style-name="T66"/></text:p>
      <text:p text:style-name="P514"><text:span text:style-name="T66"/></text:p>
      <text:p text:style-name="P531"><text:span text:style-name="T66"><text:tab/></text:span><text:span text:style-name="T454">unicode_iterator&lt;</text:span><text:span text:style-name="T456">T&gt;</text:span><text:span text:style-name="T67"> </text:span></text:p>
      <text:p text:style-name="P531"><text:span text:style-name="T67"><text:tab/><text:tab/></text:span><text:span text:style-name="T179">V</text:span><text:span text:style-name="T67">ero se </text:span><text:span text:style-name="T456">T</text:span><text:span text:style-name="T67"> è la classe </text:span><text:span text:style-name="T456">unicode_iterator</text:span></text:p>
      <text:p text:style-name="P514"><text:span text:style-name="T67"/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h text:style-name="Heading_20_1" text:outline-level="1"><text:bookmark-start text:name="__RefHeading___Toc79671_833296016"/><text:soft-page-break/><text:span text:style-name="T9">C</text:span>lassi non sicure.<text:bookmark-end text:name="__RefHeading___Toc79671_833296016"/></text:h>
      <text:p text:style-name="P13"><text:tab/><text:span text:style-name="T292">Nello spazio dei nomi </text:span><text:span text:style-name="T357">iron::unsafe</text:span><text:span text:style-name="T292"> sono definite classi il cui uso può essere utile ma </text:span></text:p>
      <text:p text:style-name="P101"><text:tab/>contemporaneamente il loro uso non e’ considerato sicuro <text:span text:style-name="T334">per cui è sconsigliato l’uso se non per codice di <text:tab/>basso livello</text:span><text:span text:style-name="T1868">.</text:span></text:p>
      <text:p text:style-name="P417"><text:span text:style-name="T18"><text:tab/>Non vengono qui descritte tutte </text:span><text:span text:style-name="T20">le classi </text:span><text:span text:style-name="T79">non sicure </text:span><text:span text:style-name="T18">ma solo quelle ritenute utili.</text:span></text:p>
      <text:p text:style-name="P13"><text:span text:style-name="T1"><text:tab/></text:span><text:span text:style-name="T1009">Queste classi non incorporano e non usano un gestore di sicurezza.</text:span></text:p>
      <text:p text:style-name="P13"><text:span text:style-name="T1"/></text:p>
      <text:p text:style-name="P13"><text:span text:style-name="T1"/></text:p>
      <text:h text:style-name="Heading_20_2" text:outline-level="2"><text:bookmark-start text:name="__RefHeading___Toc79583_833296016"/><text:span text:style-name="T832">a</text:span><text:span text:style-name="T356">llocator</text:span> <text:bookmark-end text:name="__RefHeading___Toc79583_833296016"/></text:h>
      <text:p text:style-name="P102"><text:tab/><text:span text:style-name="T17">Uso: </text:span></text:p>
      <text:p text:style-name="P102"><text:tab/><text:tab/><text:span text:style-name="T17">allocare/deallocare elementi consecutivi </text:span><text:span text:style-name="T1826">nella memoria dinamica</text:span><text:span text:style-name="T17"> </text:span><text:s/></text:p>
      <text:p text:style-name="P102"/>
      <text:p text:style-name="P102"><text:tab/></text:p>
      <text:p text:style-name="P102"><text:tab/><text:span text:style-name="T1475">Testata:</text:span></text:p>
      <text:p text:style-name="P102"><text:tab/><text:tab/><text:span text:style-name="T533">iron/unsafe/allocator.h</text:span></text:p>
      <text:p text:style-name="P102"/>
      <text:p text:style-name="P102"/>
      <text:p text:style-name="P147"><text:tab/>Sinossi:</text:p>
      <text:p text:style-name="P419"><text:span text:style-name="T20"><text:tab/><text:tab/> </text:span><text:span text:style-name="T357">template &lt;typename T&gt; class base_allocator final</text:span></text:p>
      <text:p text:style-name="P417"><text:span text:style-name="T18"/></text:p>
      <text:p text:style-name="P417"><text:span text:style-name="T18"/></text:p>
      <text:p text:style-name="P419"><text:span text:style-name="T18"><text:tab/></text:span><text:span text:style-name="T20">Alias </text:span><text:span text:style-name="T132">esterni:</text:span><text:span text:style-name="T20"> </text:span></text:p>
      <text:p text:style-name="P146"><text:tab/><text:tab/><text:span text:style-name="T523">template &lt;typename T&gt; using allocator = base_allocator&lt;T&gt;</text:span></text:p>
      <text:p text:style-name="P420"><text:span text:style-name="T20"/></text:p>
      <text:p text:style-name="P420"><text:span text:style-name="T20"/></text:p>
      <text:p text:style-name="P146"><text:tab/>Alias:</text:p>
      <text:p text:style-name="P146"><text:tab/><text:tab/><text:span text:style-name="T523">using value_t = T</text:span></text:p>
      <text:p text:style-name="P677"><text:tab/><text:tab/>using value_type = value_t</text:p>
      <text:p text:style-name="P677"><text:tab/><text:tab/>using pointer = value_type*</text:p>
      <text:p text:style-name="P567"><text:span text:style-name="T66"><text:tab/><text:tab/>using size_t = </text:span><text:span text:style-name="T70">std::size_t</text:span></text:p>
      <text:p text:style-name="P857"><text:tab/><text:tab/>using size_type = size_t</text:p>
      <text:p text:style-name="P567"><text:span text:style-name="T66"><text:tab/><text:tab/>using diff_t = </text:span><text:span text:style-name="T70">std::difference_type</text:span><text:span text:style-name="T66"> </text:span></text:p>
      <text:p text:style-name="P858"><text:tab/><text:tab/>using difference_type = diff_t</text:p>
      <text:p text:style-name="P419"><text:span text:style-name="T18"/></text:p>
      <text:p text:style-name="P419"><text:span text:style-name="T18"/></text:p>
      <text:p text:style-name="P419"><text:span text:style-name="T18"><text:tab/></text:span><text:span text:style-name="T70">Vincoli:</text:span></text:p>
      <text:p text:style-name="P419"><text:span text:style-name="T70"><text:tab/><text:tab/> </text:span><text:span text:style-name="T360"><text:s/>!std::is_reference_v&lt;</text:span><text:span text:style-name="T361">value_t</text:span><text:span text:style-name="T360">&gt;</text:span></text:p>
      <text:p text:style-name="P579"><text:span text:style-name="T20"><text:tab/><text:tab/> <text:s/>!std::is_array_v&lt;</text:span><text:span text:style-name="T70">value_t</text:span><text:span text:style-name="T20">&gt;</text:span></text:p>
      <text:p text:style-name="P579"><text:span text:style-name="T20"><text:tab/><text:tab/> <text:s/>!std::is_const_v&lt;</text:span><text:span text:style-name="T70">value_t</text:span><text:span text:style-name="T20">&gt;</text:span></text:p>
      <text:p text:style-name="P142"/>
      <text:p text:style-name="P142"><text:tab/><text:tab/></text:p>
      <text:p text:style-name="P514"><text:span text:style-name="T66"><text:tab/></text:span><text:span text:style-name="T70">Costruttori: </text:span></text:p>
      <text:p text:style-name="P210"><text:tab/><text:tab/><text:span text:style-name="T523">constexpr base_allocator()noexcept</text:span></text:p>
      <text:p text:style-name="P213"><text:tab/><text:tab/></text:p>
      <text:p text:style-name="P212"><text:tab/><text:tab/><text:span text:style-name="T523">template&lt;typename <text:s/>U&gt; </text:span></text:p>
      <text:p text:style-name="P859"><text:tab/><text:tab/>constexpr base_allocator(const base_allocator&lt;U&gt;&amp; <text:span text:style-name="T17">v</text:span>)noexcept </text:p>
      <text:p text:style-name="P515"><text:span text:style-name="T71"/></text:p>
      <text:p text:style-name="P214"><text:tab/><text:tab/><text:span text:style-name="T523">constexpr base_allocator(const base_allocator&amp;)noexcept</text:span></text:p>
      <text:p text:style-name="P214"><text:tab/><text:tab/><text:span text:style-name="T523">constexpr base_allocator(base_allocator&amp;&amp;)noexcept</text:span></text:p>
      <text:p text:style-name="P214"><text:span text:style-name="T72"/></text:p>
      <text:p text:style-name="P514"><text:span text:style-name="T364"/></text:p>
      <text:p text:style-name="P514"><text:span text:style-name="T364"/></text:p>
      <text:p text:style-name="P514"><text:span text:style-name="T71"><text:tab/></text:span><text:span text:style-name="T72">Distruttore:</text:span></text:p>
      <text:p text:style-name="P514"><text:span text:style-name="T72"/></text:p>
      <text:p text:style-name="P216"><text:tab/><text:tab/><text:span text:style-name="T523">constexpr ~base_allocator()</text:span> </text:p>
      <text:p text:style-name="P216"><text:tab/></text:p>
      <text:p text:style-name="P216"/>
      <text:p text:style-name="P217"><text:tab/>Metodi: </text:p>
      <text:p text:style-name="P217"/>
      <text:p text:style-name="P215"><text:tab/><text:tab/><text:span text:style-name="T523">constexpr base_allocator&amp; operator=(const base_allocator&amp;)noexcept</text:span></text:p>
      <text:p text:style-name="P215"><text:tab/><text:tab/><text:span text:style-name="T523">constexpr base_allocator&amp; operator=(base_allocator&amp;&amp;)noexcept</text:span></text:p>
      <text:p text:style-name="P516"><text:soft-page-break/><text:span text:style-name="T72"/></text:p>
      <text:p text:style-name="P217"><text:tab/><text:tab/><text:span text:style-name="T525">template &lt;bool init=false&gt;</text:span></text:p>
      <text:p text:style-name="P1457"><text:tab/><text:tab/>[[nodiscard]] constexpr pointer allocate(size_t n)noexcept </text:p>
      <text:p text:style-name="P219"><text:tab/><text:tab/></text:p>
      <text:p text:style-name="P219"><text:tab/><text:tab/><text:tab/><text:span text:style-name="T13">A</text:span>lloca nell<text:span text:style-name="T1827">a memoria dinamica</text:span> <text:span text:style-name="T523">n</text:span> elementi consecutivi di tipo <text:span text:style-name="T523">value_t</text:span> </text:p>
      <text:p text:style-name="P217"><text:tab/><text:tab/><text:tab/><text:span text:style-name="T17">Se </text:span><text:span text:style-name="T638">n</text:span><text:span text:style-name="T17"> è zero o i</text:span>n caso di memoria insufficiente ritorna un puntatore null<text:span text:style-name="T16">o.</text:span></text:p>
      <text:p text:style-name="P218"><text:tab/><text:tab/><text:tab/><text:span text:style-name="T13">I</text:span><text:span text:style-name="T14">n modalit</text:span><text:span text:style-name="T1827">à</text:span><text:span text:style-name="T14"> </text:span><text:span text:style-name="T17">non </text:span><text:span text:style-name="T1944">a tempo di compilazione</text:span><text:span text:style-name="T14"> </text:span><text:span text:style-name="T13">se </text:span><text:span text:style-name="T525">init</text:span><text:span text:style-name="T13"> è </text:span><text:span text:style-name="T15">vero</text:span><text:span text:style-name="T13"> la memoria </text:span><text:span text:style-name="T1827">allocata </text:span><text:span text:style-name="T13">viene </text:span></text:p>
      <text:p text:style-name="P224"><text:tab/><text:tab/><text:tab/>impostata a<text:span text:style-name="T335">i valori</text:span> <text:span text:style-name="T523">0xFD</text:span>.</text:p>
      <text:p text:style-name="P514"><text:span text:style-name="T73"/></text:p>
      <text:p text:style-name="P514"><text:span text:style-name="T73"/></text:p>
      <text:p text:style-name="P217"><text:tab/><text:tab/><text:span text:style-name="T523">template &lt;bool reset=</text:span><text:span text:style-name="T720">false</text:span><text:span text:style-name="T523">&gt;</text:span></text:p>
      <text:p text:style-name="P568"><text:span text:style-name="T73"><text:tab/><text:tab/>constexpr void deallocate(pointer </text:span><text:span text:style-name="T19">p</text:span><text:span text:style-name="T73">, size_t </text:span><text:span text:style-name="T19">n</text:span><text:span text:style-name="T73">)noexcept </text:span></text:p>
      <text:p text:style-name="P217"><text:tab/><text:tab/><text:tab/></text:p>
      <text:p text:style-name="P532"><text:span text:style-name="T73"><text:tab/><text:tab/><text:tab/></text:span><text:span text:style-name="T74">D</text:span><text:span text:style-name="T19">ealloca </text:span><text:span text:style-name="T180">dalla memoria dinamica </text:span><text:span text:style-name="T362">n</text:span><text:span text:style-name="T19"> elementi consecutivi di tipo </text:span><text:span text:style-name="T362">value_t</text:span><text:span text:style-name="T19"> <text:s/></text:span></text:p>
      <text:p text:style-name="P221"><text:tab/><text:tab/><text:tab/><text:span text:style-name="T13">I</text:span>n modalit<text:span text:style-name="T1827">à</text:span> <text:span text:style-name="T17">non </text:span><text:span text:style-name="T1944">a tempo di compilazione</text:span> se <text:span text:style-name="T523">reset</text:span> è vero, prima di deallocare la memoria <text:tab/><text:tab/><text:tab/>viene impostata a<text:span text:style-name="T335">i</text:span> valor<text:span text:style-name="T335">i</text:span> <text:span text:style-name="T523">0xDF</text:span>.</text:p>
      <text:p text:style-name="P220"><text:tab/><text:tab/><text:tab/>Questo viene fatto per impedire attacchi <text:span text:style-name="T15">di</text:span> sicurezza <text:span text:style-name="T275">su dati sensibili.</text:span></text:p>
      <text:p text:style-name="P222"><text:tab/><text:tab/><text:tab/><text:span text:style-name="T1946">Purtroppo è rischioso impostare </text:span><text:span text:style-name="T720">reset</text:span><text:span text:style-name="T1946"> a valore vero come predefinito in quanto </text:span></text:p>
      <text:p text:style-name="P222"><text:span text:style-name="T1946"><text:tab/><text:tab/><text:tab/>non è possibile garantire che il valore puntato da </text:span><text:span text:style-name="T720">p</text:span><text:span text:style-name="T1946"> sia effettivamente di tipo <text:tab/><text:tab/><text:tab/><text:tab/><text:tab/></text:span><text:span text:style-name="T720">value_t</text:span><text:span text:style-name="T1946">. </text:span></text:p>
      <text:p text:style-name="P78"><text:tab/><text:tab/></text:p>
      <text:p text:style-name="P78"/>
      <text:p text:style-name="P11"><text:span text:style-name="T3"><text:tab/></text:span><text:span text:style-name="T297"><text:tab/></text:span><text:span text:style-name="T362">[[nodiscard]] constexpr bool operator==(const base_allocator&amp;)const noexcept</text:span></text:p>
      <text:p text:style-name="P220"><text:tab/><text:tab/></text:p>
      <text:p text:style-name="P514"><text:span text:style-name="T19"><text:tab/><text:tab/><text:tab/></text:span><text:span text:style-name="T75">Operatore di confronto, ritorna sempre </text:span><text:span text:style-name="T132">vero</text:span></text:p>
      <text:p text:style-name="P514"><text:span text:style-name="T19"/></text:p>
      <text:p text:style-name="P514"><text:span text:style-name="T19"/></text:p>
      <text:p text:style-name="P514"><text:span text:style-name="T19"/></text:p>
      <text:p text:style-name="P514"><text:span text:style-name="T19"/></text:p>
      <text:p text:style-name="P514"><text:span text:style-name="T19"/></text:p>
      <text:p text:style-name="P514"><text:span text:style-name="T19"/></text:p>
      <text:p text:style-name="P514"><text:span text:style-name="T19"/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h text:style-name="Heading_20_2" text:outline-level="2"><text:bookmark-start text:name="__RefHeading___Toc79585_833296016"/><text:soft-page-break/><text:span text:style-name="T833">errors::base</text:span><text:span text:style-name="T237"> </text:span><text:bookmark-end text:name="__RefHeading___Toc79585_833296016"/></text:h>
      <text:p text:style-name="P514"><text:span text:style-name="T19"/></text:p>
      <text:p text:style-name="P48"><text:span text:style-name="T1"><text:tab/></text:span><text:span text:style-name="T298">Uso: </text:span></text:p>
      <text:p text:style-name="P253"><text:tab/><text:tab/><text:span text:style-name="T1965">la classe base per memorizzare un errore</text:span> </text:p>
      <text:p text:style-name="P471"><text:span text:style-name="T76"/></text:p>
      <text:p text:style-name="P471"><text:span text:style-name="T76"/></text:p>
      <text:p text:style-name="P471"><text:span text:style-name="T76"><text:tab/></text:span><text:span text:style-name="T84">Testata:</text:span></text:p>
      <text:p text:style-name="P288"><text:tab/><text:tab/><text:span text:style-name="T523">iron/unsafe/</text:span><text:span text:style-name="T730">errors.h</text:span></text:p>
      <text:p text:style-name="P471"><text:span text:style-name="T84"/></text:p>
      <text:p text:style-name="P514"><text:span text:style-name="T19"/></text:p>
      <text:p text:style-name="P472"><text:span text:style-name="T18"><text:tab/></text:span><text:span text:style-name="T20">Sinossi:</text:span></text:p>
      <text:p text:style-name="P472"><text:span text:style-name="T20"/></text:p>
      <text:p text:style-name="P472"><text:span text:style-name="T20"><text:tab/><text:tab/></text:span><text:span text:style-name="T360">class base</text:span></text:p>
      <text:p text:style-name="P472"><text:span text:style-name="T20"/></text:p>
      <text:p text:style-name="P472"><text:span text:style-name="T20"/></text:p>
      <text:p text:style-name="P204"><text:tab/>Alias interni:</text:p>
      <text:p text:style-name="P204"><text:tab/><text:tab/></text:p>
      <text:p text:style-name="P205"><text:tab/><text:tab/><text:span text:style-name="T523">using line_number_t = std::uint_least32_t</text:span></text:p>
      <text:p text:style-name="P205"><text:span text:style-name="T523"><text:tab/><text:tab/></text:span><text:span text:style-name="T733">using size_t=std::size_t</text:span></text:p>
      <text:p text:style-name="P205"><text:span text:style-name="T523"/></text:p>
      <text:p text:style-name="P205"><text:span text:style-name="T523"/></text:p>
      <text:p text:style-name="P205"><text:span text:style-name="T523"><text:tab/></text:span><text:span text:style-name="T1462">Costanti </text:span><text:span text:style-name="T1463">statiche:</text:span><text:span text:style-name="T841"><text:tab/></text:span></text:p>
      <text:p text:style-name="P535"><text:span text:style-name="T1387"><text:tab/></text:span><text:span text:style-name="T362"><text:tab/>constexpr size_t max_code_sz = 20</text:span></text:p>
      <text:p text:style-name="P1477"><text:tab/><text:tab/>constexpr size_t max_path_sz = 256</text:p>
      <text:p text:style-name="P854"/>
      <text:p text:style-name="P205"><text:tab/><text:tab/></text:p>
      <text:p text:style-name="P534"><text:span text:style-name="T19"><text:tab/></text:span><text:span text:style-name="T238">Distruttore:</text:span></text:p>
      <text:p text:style-name="P533"><text:span text:style-name="T238"/></text:p>
      <text:p text:style-name="P533"><text:span text:style-name="T238"><text:tab/><text:tab/></text:span><text:span text:style-name="T503">virtual ~base()=default</text:span><text:span text:style-name="T238"> </text:span></text:p>
      <text:p text:style-name="P514"><text:span text:style-name="T238"/></text:p>
      <text:p text:style-name="P514"><text:span text:style-name="T238"/></text:p>
      <text:p text:style-name="P514"><text:span text:style-name="T238"><text:tab/></text:span><text:span text:style-name="T240">Costruttori:</text:span></text:p>
      <text:p text:style-name="P514"><text:span text:style-name="T240"/></text:p>
      <text:p text:style-name="P514"><text:span text:style-name="T240"><text:tab/><text:tab/></text:span><text:span text:style-name="T505">base(const base&amp;) = delete</text:span></text:p>
      <text:p text:style-name="P514"><text:span text:style-name="T240"/></text:p>
      <text:p text:style-name="P514"><text:span text:style-name="T240"/></text:p>
      <text:p text:style-name="P400"><text:tab/>Metodi:</text:p>
      <text:p text:style-name="P514"><text:span text:style-name="T238"/></text:p>
      <text:p text:style-name="P514"><text:span text:style-name="T238"><text:tab/><text:tab/></text:span><text:span text:style-name="T503">base&amp; operator=(const base&amp;)=delete</text:span></text:p>
      <text:p text:style-name="P514"><text:span text:style-name="T238"/></text:p>
      <text:p text:style-name="P514"><text:span text:style-name="T238"/></text:p>
      <text:p text:style-name="P1478"><text:tab/><text:tab/>[[nodiscard]] const char* code()const noexcept</text:p>
      <text:p text:style-name="P568"><text:span text:style-name="T238"/></text:p>
      <text:p text:style-name="P1837"><text:tab/><text:tab/><text:tab/>Ritorna il codice d’errore in formato stringa </text:p>
      <text:p text:style-name="P569"><text:span text:style-name="T238"><text:tab/><text:tab/><text:tab/></text:span><text:span text:style-name="T997">Chiama</text:span><text:span text:style-name="T238"> virtual_code()</text:span></text:p>
      <text:p text:style-name="P569"><text:span text:style-name="T238"/></text:p>
      <text:p text:style-name="P569"><text:span text:style-name="T238"/></text:p>
      <text:p text:style-name="P569"><text:span text:style-name="T238"/></text:p>
      <text:p text:style-name="P1479"><text:tab/><text:tab/>[[nodiscard]] const char8_t* description()const noexcept</text:p>
      <text:p text:style-name="P568"><text:span text:style-name="T238"/></text:p>
      <text:p text:style-name="P569"><text:span text:style-name="T238"><text:tab/></text:span><text:span text:style-name="T997"><text:tab/><text:tab/>Ritorna la descrizione dell’ errore </text:span></text:p>
      <text:p text:style-name="P569"><text:span text:style-name="T238"><text:tab/><text:tab/><text:tab/></text:span><text:span text:style-name="T997">Chiama</text:span><text:span text:style-name="T238"> virtual_description()</text:span></text:p>
      <text:p text:style-name="P569"><text:span text:style-name="T238"/></text:p>
      <text:p text:style-name="P569"><text:span text:style-name="T238"/></text:p>
      <text:p text:style-name="P569"><text:span text:style-name="T238"/></text:p>
      <text:p text:style-name="P1478"><text:tab/><text:tab/>[[nodiscard]] base* const clone()const noexcept</text:p>
      <text:p text:style-name="P568"><text:span text:style-name="T238"/></text:p>
      <text:p text:style-name="P568"><text:span text:style-name="T238"><text:tab/><text:tab/><text:tab/></text:span><text:span text:style-name="T997">Ritorna una copia dell’ errore </text:span></text:p>
      <text:p text:style-name="P1935"><text:span text:style-name="T238"><text:tab/><text:tab/><text:tab/>Puo ritornare </text:span><text:span text:style-name="T503">NULL</text:span><text:span text:style-name="T238"> in caso di fallimento </text:span></text:p>
      <text:p text:style-name="P1935"><text:span text:style-name="T238"><text:tab/><text:tab/><text:tab/></text:span><text:span text:style-name="T239">Chiama </text:span><text:span text:style-name="T504">virtual_clone()</text:span></text:p>
      <text:p text:style-name="P568"><text:span text:style-name="T239"/></text:p>
      <text:p text:style-name="P568"><text:span text:style-name="T239"/></text:p>
      <text:p text:style-name="P568"><text:span text:style-name="T239"/></text:p>
      <text:p text:style-name="P1478"><text:tab/><text:tab/>[[nodiscard]] explicit operator bool()const noexcept</text:p>
      <text:p text:style-name="P1935"><text:span text:style-name="T238"><text:tab/><text:tab/><text:tab/></text:span><text:span text:style-name="T239">Ritorna vero se l’errore non è impostato</text:span></text:p>
      <text:p text:style-name="P1935"><text:span text:style-name="T238"><text:tab/><text:tab/><text:tab/></text:span><text:span text:style-name="T239">Chiama </text:span><text:span text:style-name="T503">virtual_is()</text:span></text:p>
      <text:p text:style-name="P1478"><text:tab/><text:tab/></text:p>
      <text:p text:style-name="P568"><text:span text:style-name="T238"/></text:p>
      <text:p text:style-name="P568"><text:span text:style-name="T238"/></text:p>
      <text:p text:style-name="P568"><text:soft-page-break/><text:span text:style-name="T238"/></text:p>
      <text:p text:style-name="P568"><text:span text:style-name="T238"><text:tab/><text:tab/>[[nodiscard]] const char* file()const noexcep</text:span><text:span text:style-name="T239">t</text:span></text:p>
      <text:p text:style-name="P568"><text:span text:style-name="T239"/></text:p>
      <text:p text:style-name="P568"><text:span text:style-name="T239"><text:tab/></text:span><text:span text:style-name="T998"><text:tab/><text:tab/>Ritorna il nome del file </text:span><text:span text:style-name="T999">troncato eventualmente a </text:span><text:span text:style-name="T242">max_path_sz</text:span></text:p>
      <text:p text:style-name="P568"><text:span text:style-name="T239"><text:tab/><text:tab/><text:tab/></text:span><text:span text:style-name="T998">Chiama</text:span><text:span text:style-name="T239"> virtual_file()</text:span></text:p>
      <text:p text:style-name="P1480"><text:tab/><text:tab/></text:p>
      <text:p text:style-name="P1480"/>
      <text:p text:style-name="P1480"><text:tab/></text:p>
      <text:p text:style-name="P1478"><text:tab/><text:tab/>[[nodiscard]] line_number_t line()const noexcept</text:p>
      <text:p text:style-name="P568"><text:span text:style-name="T238"/></text:p>
      <text:p text:style-name="P568"><text:span text:style-name="T238"><text:tab/><text:tab/><text:tab/></text:span><text:span text:style-name="T998">Ritorna il numero di linea</text:span></text:p>
      <text:p text:style-name="P568"><text:span text:style-name="T239"><text:tab/><text:tab/><text:tab/></text:span><text:span text:style-name="T998">Chiama</text:span><text:span text:style-name="T239"> </text:span><text:span text:style-name="T238">virtual_line()</text:span></text:p>
      <text:p text:style-name="P568"><text:span text:style-name="T238"/></text:p>
      <text:p text:style-name="P1478"/>
      <text:p text:style-name="P1478"><text:tab/><text:tab/></text:p>
      <text:p text:style-name="P1478"><text:tab/><text:tab/>[[nodiscard]] const char* func()const noexcept</text:p>
      <text:p text:style-name="P1938"><text:span text:style-name="T238"/></text:p>
      <text:p text:style-name="P1938"><text:span text:style-name="T238"><text:tab/><text:tab/><text:tab/></text:span><text:span text:style-name="T239">Ritorna il nome della funzione </text:span><text:span text:style-name="T242">troncato eventualmente a </text:span><text:span text:style-name="T507">max_path_sz</text:span></text:p>
      <text:p text:style-name="P570"><text:span text:style-name="T239"><text:tab/><text:tab/><text:tab/><text:tab/></text:span><text:span text:style-name="T998">Chiama</text:span><text:span text:style-name="T239"> virtual_func()</text:span></text:p>
      <text:p text:style-name="P570"><text:span text:style-name="T239"/></text:p>
      <text:p text:style-name="P570"><text:span text:style-name="T239"/></text:p>
      <text:p text:style-name="P570"><text:span text:style-name="T239"/></text:p>
      <text:p text:style-name="P570"><text:span text:style-name="T239"/></text:p>
      <text:p text:style-name="P1838"><text:tab/>Costruttori protetti:</text:p>
      <text:p text:style-name="P570"><text:span text:style-name="T239"/></text:p>
      <text:p text:style-name="P1480"><text:tab/><text:tab/><text:tab/>base()noexcept = default</text:p>
      <text:p text:style-name="P1480"><text:tab/><text:tab/><text:tab/>base(base&amp;&amp;)noexcept</text:p>
      <text:p text:style-name="P86"><text:span text:style-name="T504"/></text:p>
      <text:p text:style-name="P570"><text:span text:style-name="T239"/></text:p>
      <text:p text:style-name="P570"><text:span text:style-name="T239"><text:tab/></text:span><text:span text:style-name="T998">Metodi protetti:</text:span></text:p>
      <text:p text:style-name="P568"><text:span text:style-name="T239"/></text:p>
      <text:p text:style-name="P84"><text:span text:style-name="T523"><text:tab/></text:span><text:span text:style-name="T357"><text:tab/><text:tab/>base&amp; operator=(base&amp;&amp;)noexcept</text:span></text:p>
      <text:p text:style-name="P1481"><text:tab/><text:tab/><text:tab/>void swap(base&amp;)noexcept</text:p>
      <text:p text:style-name="P1482"><text:tab/><text:tab/><text:tab/></text:p>
      <text:p text:style-name="P92"><text:span text:style-name="T523"/></text:p>
      <text:p text:style-name="P1482"><text:tab/><text:tab/><text:tab/>[[nodiscard]] virtual const char* virtual_code()const noexcept</text:p>
      <text:p text:style-name="P90"><text:span text:style-name="T523"/></text:p>
      <text:p text:style-name="P90"><text:span text:style-name="T523"><text:tab/><text:tab/></text:span><text:span text:style-name="T856"><text:tab/><text:tab/></text:span><text:span text:style-name="T1282">Ritorna </text:span><text:span text:style-name="T731">“”</text:span></text:p>
      <text:p text:style-name="P1949"><text:span text:style-name="T1583"/></text:p>
      <text:p text:style-name="P90"><text:span text:style-name="T731"/></text:p>
      <text:p text:style-name="P1481"><text:tab/><text:tab/><text:tab/>[[nodiscard]] virtual const char8_t* virtual_description()const noexcept</text:p>
      <text:p text:style-name="P90"><text:span text:style-name="T523"/></text:p>
      <text:p text:style-name="P92"><text:span text:style-name="T523"><text:tab/><text:tab/></text:span><text:span text:style-name="T856"><text:tab/><text:tab/></text:span><text:span text:style-name="T1282">Ritorna </text:span><text:span text:style-name="T732">u8</text:span><text:span text:style-name="T731">“”</text:span></text:p>
      <text:p text:style-name="P1950"><text:span text:style-name="T731"/></text:p>
      <text:p text:style-name="P90"><text:span text:style-name="T731"/></text:p>
      <text:p text:style-name="P1481"><text:tab/><text:tab/><text:tab/>[[nodiscard]] virtual base* const virtual_clone()const noexcept </text:p>
      <text:p text:style-name="P90"><text:span text:style-name="T523"/></text:p>
      <text:p text:style-name="P92"><text:span text:style-name="T523"><text:tab/><text:tab/></text:span><text:span text:style-name="T856"><text:tab/><text:tab/></text:span><text:span text:style-name="T1282">Ritorna </text:span><text:span text:style-name="T731">NULL</text:span></text:p>
      <text:p text:style-name="P98"><text:span text:style-name="T731"><text:tab/><text:tab/></text:span><text:span text:style-name="T1282"><text:tab/><text:tab/></text:span><text:span text:style-name="T1287">Nelle classi che ereditano ritorna un puntatore dell’istanza clonata</text:span></text:p>
      <text:p text:style-name="P1833"><text:span text:style-name="T1971"><text:tab/><text:tab/><text:tab/><text:tab/>in memoria dinamica usando </text:span><text:span text:style-name="T739">unsafe::allocator</text:span></text:p>
      <text:p text:style-name="P1839"><text:tab/><text:tab/><text:tab/><text:tab/>E’ responsabilità del chiamante distruggere e liberare la memoria</text:p>
      <text:p text:style-name="P1839"><text:tab/><text:tab/><text:tab/><text:tab/>dopo l’uso. </text:p>
      <text:p text:style-name="P1834"><text:tab/><text:tab/><text:tab/><text:tab/><text:span text:style-name="T1971">Può ritornare </text:span><text:span text:style-name="T739">NULL </text:span><text:span text:style-name="T1971">in caso di memoria insufficiente</text:span></text:p>
      <text:p text:style-name="P1950"><text:span text:style-name="T731"/></text:p>
      <text:p text:style-name="P1950"><text:span text:style-name="T731"/></text:p>
      <text:p text:style-name="P1950"><text:span text:style-name="T731"/></text:p>
      <text:p text:style-name="P1481"><text:tab/><text:tab/><text:tab/>[[nodiscard]] virtual bool virtual_is()const noexcept=0</text:p>
      <text:p text:style-name="P90"><text:span text:style-name="T523"/></text:p>
      <text:p text:style-name="P1936"><text:span text:style-name="T238"><text:tab/><text:tab/><text:tab/><text:tab/></text:span><text:span text:style-name="T239">Ritorna vero se l’errore non è impostato</text:span></text:p>
      <text:p text:style-name="P1936"><text:span text:style-name="T503"/></text:p>
      <text:p text:style-name="P90"><text:span text:style-name="T523"/></text:p>
      <text:p text:style-name="P90"><text:span text:style-name="T523"/></text:p>
      <text:p text:style-name="P1481"><text:tab/><text:tab/><text:tab/>[[nodiscard]] virtual const char* virtual_file()const noexcept</text:p>
      <text:p text:style-name="P90"><text:span text:style-name="T523"/></text:p>
      <text:p text:style-name="P92"><text:span text:style-name="T523"><text:tab/><text:tab/></text:span><text:span text:style-name="T856"><text:tab/><text:tab/></text:span><text:span text:style-name="T1282">Ritorna </text:span><text:span text:style-name="T731">“”</text:span></text:p>
      <text:p text:style-name="P92"><text:span text:style-name="T731"/></text:p>
      <text:p text:style-name="P92"><text:span text:style-name="T731"/></text:p>
      <text:p text:style-name="P92"><text:span text:style-name="T731"/></text:p>
      <text:p text:style-name="P1482"><text:tab/><text:tab/><text:tab/>[[nodiscard]] virtual line_number_t virtual_line()const noexcept</text:p>
      <text:p text:style-name="P92"><text:span text:style-name="T523"/></text:p>
      <text:p text:style-name="P92"><text:span text:style-name="T523"><text:tab/><text:tab/></text:span><text:span text:style-name="T856"><text:tab/><text:tab/></text:span><text:span text:style-name="T1282">Ritorna zero</text:span></text:p>
      <text:p text:style-name="P1836"><text:span text:style-name="T731"/></text:p>
      <text:p text:style-name="P1950"><text:span text:style-name="T731"/></text:p>
      <text:p text:style-name="P1950"><text:span text:style-name="T731"/></text:p>
      <text:p text:style-name="P1481"><text:tab/><text:tab/><text:tab/>[[nodiscard]] virtual const char* virtual_func()const noexcept</text:p>
      <text:p text:style-name="P90"><text:span text:style-name="T523"/></text:p>
      <text:p text:style-name="P92"><text:span text:style-name="T523"><text:tab/><text:tab/></text:span><text:span text:style-name="T856"><text:tab/><text:tab/></text:span><text:span text:style-name="T1282">Ritorna </text:span><text:span text:style-name="T731">“”</text:span></text:p>
      <text:p text:style-name="P1836"><text:span text:style-name="T731"/></text:p>
      <text:p text:style-name="P91"><text:span text:style-name="T523"/></text:p>
      <text:p text:style-name="P81"><text:span text:style-name="T523"/></text:p>
      <text:p text:style-name="P81"><text:span text:style-name="T523"/></text:p>
      <text:h text:style-name="Heading_20_2" text:outline-level="2" text:is-list-header="true"><text:bookmark-start text:name="__RefHeading___Toc79587_833296016"/><text:soft-page-break/><text:span text:style-name="T1965">errors::base</text:span><text:span text:style-name="T1966">_with_info</text:span><text:bookmark-end text:name="__RefHeading___Toc79587_833296016"/></text:h>
      <text:p text:style-name="P534"><text:span text:style-name="T19"/></text:p>
      <text:p text:style-name="P49"><text:span text:style-name="T1"><text:tab/></text:span><text:span text:style-name="T298">Uso: </text:span></text:p>
      <text:p text:style-name="P254"><text:tab/><text:tab/><text:span text:style-name="T1966">memorizzare il <text:s/>punto in cui si è verificato </text:span><text:span text:style-name="T2028">un errore</text:span> </text:p>
      <text:p text:style-name="P473"><text:span text:style-name="T76"/></text:p>
      <text:p text:style-name="P473"><text:span text:style-name="T76"/></text:p>
      <text:p text:style-name="P473"><text:span text:style-name="T76"><text:tab/></text:span><text:span text:style-name="T84">Testata:</text:span></text:p>
      <text:p text:style-name="P289"><text:tab/><text:tab/><text:span text:style-name="T523">iron/unsafe/</text:span><text:span text:style-name="T730">errors.h</text:span></text:p>
      <text:p text:style-name="P473"><text:span text:style-name="T84"/></text:p>
      <text:p text:style-name="P534"><text:span text:style-name="T19"/></text:p>
      <text:p text:style-name="P473"><text:span text:style-name="T18"><text:tab/></text:span><text:span text:style-name="T20">Sinossi:</text:span></text:p>
      <text:p text:style-name="P473"><text:span text:style-name="T20"/></text:p>
      <text:p text:style-name="P474"><text:span text:style-name="T20"><text:tab/><text:tab/></text:span><text:span text:style-name="T360">class base</text:span><text:span text:style-name="T505">_with_info : public base</text:span></text:p>
      <text:p text:style-name="P474"><text:span text:style-name="T360"/></text:p>
      <text:p text:style-name="P223"><text:tab/></text:p>
      <text:p text:style-name="P534"><text:span text:style-name="T19"><text:tab/></text:span><text:span text:style-name="T238">Distruttore:</text:span></text:p>
      <text:p text:style-name="P401"><text:tab/></text:p>
      <text:p text:style-name="P534"><text:span text:style-name="T238"><text:tab/><text:tab/></text:span><text:span text:style-name="T503">~base</text:span><text:span text:style-name="T506">_with_info</text:span><text:span text:style-name="T503">()=default</text:span><text:span text:style-name="T238"> </text:span></text:p>
      <text:p text:style-name="P534"><text:span text:style-name="T238"/></text:p>
      <text:p text:style-name="P534"><text:span text:style-name="T238"/></text:p>
      <text:p text:style-name="P534"><text:span text:style-name="T238"><text:tab/></text:span><text:span text:style-name="T243">Costruttori:</text:span></text:p>
      <text:p text:style-name="P534"><text:span text:style-name="T243"/></text:p>
      <text:p text:style-name="P1485"><text:tab/><text:tab/>base_with_info(const base_with_info&amp;) = delete</text:p>
      <text:p text:style-name="P571"><text:span text:style-name="T243"/></text:p>
      <text:p text:style-name="P534"><text:span text:style-name="T243"/></text:p>
      <text:p text:style-name="P534"><text:span text:style-name="T238"><text:tab/></text:span><text:span text:style-name="T241">Costruttori protetti:</text:span></text:p>
      <text:p text:style-name="P571"><text:span text:style-name="T241"/></text:p>
      <text:p text:style-name="P1491"><text:tab/><text:tab/>base_with_info()noexcept = default</text:p>
      <text:p text:style-name="P571"><text:span text:style-name="T241"/></text:p>
      <text:p text:style-name="P1491"><text:tab/><text:tab/>base_with_info(base_with_info&amp;&amp; _v)noexcept</text:p>
      <text:p text:style-name="P571"><text:span text:style-name="T241"/></text:p>
      <text:p text:style-name="P571"><text:span text:style-name="T241"/></text:p>
      <text:p text:style-name="P1492"><text:tab/><text:tab/>base_with_info(</text:p>
      <text:p text:style-name="P572"><text:span text:style-name="T241"><text:tab/><text:tab/><text:tab/>const char* file</text:span><text:span text:style-name="T242">_name</text:span></text:p>
      <text:p text:style-name="P572"><text:span text:style-name="T242"><text:tab/><text:tab/><text:tab/></text:span><text:span text:style-name="T241">, line_number_t line</text:span></text:p>
      <text:p text:style-name="P572"><text:span text:style-name="T241"><text:tab/><text:tab/><text:tab/>, const char* func</text:span><text:span text:style-name="T242">_name</text:span></text:p>
      <text:p text:style-name="P572"><text:span text:style-name="T242"><text:tab/><text:tab/></text:span><text:span text:style-name="T241">)noexcept</text:span></text:p>
      <text:p text:style-name="P571"><text:span text:style-name="T238"/></text:p>
      <text:p text:style-name="P571"><text:span text:style-name="T238"/></text:p>
      <text:p text:style-name="P1937"><text:span text:style-name="T238"><text:tab/><text:tab/><text:tab/></text:span><text:span text:style-name="T242">I valori di </text:span><text:span text:style-name="T507">file_name</text:span><text:span text:style-name="T242"> </text:span><text:span text:style-name="T243">e/</text:span><text:span text:style-name="T242">o </text:span><text:span text:style-name="T507">func_name</text:span><text:span text:style-name="T242"> possono essere </text:span><text:span text:style-name="T507">NULL</text:span></text:p>
      <text:p text:style-name="P1937"><text:span text:style-name="T507"><text:tab/></text:span><text:span text:style-name="T242"><text:tab/><text:tab/>Se la lunghezza compreso </text:span><text:span text:style-name="T507">\0</text:span><text:span text:style-name="T242"> finale supera </text:span><text:span text:style-name="T507">max_path_sz</text:span><text:span text:style-name="T242"> la stringa viene troncata</text:span></text:p>
      <text:p text:style-name="P1937"/>
      <text:p text:style-name="P571"><text:span text:style-name="T242"/></text:p>
      <text:p text:style-name="P535"><text:span text:style-name="T238"><text:tab/></text:span><text:span text:style-name="T242">Metodi</text:span><text:span text:style-name="T241"> protetti:</text:span></text:p>
      <text:p text:style-name="P670"><text:tab/><text:tab/><text:tab/><text:tab/></text:p>
      <text:p text:style-name="P1483"><text:tab/><text:tab/>base_with_info&amp; operator=(base_with_info&amp;&amp;)noexcept</text:p>
      <text:p text:style-name="P1483"><text:tab/><text:tab/>void swap(base_with_info&amp;)noexcept </text:p>
      <text:p text:style-name="P1483"><text:tab/><text:tab/>[[nodiscard]] const char* virtual_file()const noexcept override</text:p>
      <text:p text:style-name="P1483"><text:tab/><text:tab/>[[nodiscard]] line_number_t virtual_line()const noexcept override </text:p>
      <text:p text:style-name="P1483"><text:tab/><text:tab/>[[nodiscard]] const char* virtual_func()const noexcept override </text:p>
      <text:p text:style-name="P91"><text:span text:style-name="T523"/></text:p>
      <text:p text:style-name="P91"><text:span text:style-name="T523"/></text:p>
      <text:p text:style-name="P1835"><text:tab/><text:span text:style-name="T1996">Metodi:</text:span></text:p>
      <text:p text:style-name="P1835"/>
      <text:p text:style-name="P1490"><text:tab/><text:tab/>base_with_info&amp; operator=(const base_with_info&amp;) = delete</text:p>
      <text:p text:style-name="P578"><text:span text:style-name="T508"/></text:p>
      <text:p text:style-name="P81"><text:span text:style-name="T523"/></text:p>
      <text:p text:style-name="P81"><text:span text:style-name="T523"/></text:p>
      <text:p text:style-name="P81"><text:span text:style-name="T523"/></text:p>
      <text:p text:style-name="P81"><text:span text:style-name="T523"/></text:p>
      <text:p text:style-name="P81"><text:span text:style-name="T523"/></text:p>
      <text:p text:style-name="P81"><text:span text:style-name="T523"/></text:p>
      <text:p text:style-name="P81"><text:span text:style-name="T523"/></text:p>
      <text:p text:style-name="P81"><text:span text:style-name="T523"/></text:p>
      <text:p text:style-name="P81"><text:span text:style-name="T523"/></text:p>
      <text:p text:style-name="P81"><text:span text:style-name="T523"/></text:p>
      <text:p text:style-name="P81"><text:span text:style-name="T523"/></text:p>
      <text:p text:style-name="P81"><text:span text:style-name="T523"/></text:p>
      <text:p text:style-name="P81"><text:span text:style-name="T523"/></text:p>
      <text:p text:style-name="P81"><text:span text:style-name="T523"/></text:p>
      <text:p text:style-name="P81"><text:span text:style-name="T523"/></text:p>
      <text:p text:style-name="P81"><text:span text:style-name="T523"/></text:p>
      <text:p text:style-name="P81"><text:span text:style-name="T523"/></text:p>
      <text:p text:style-name="P81"><text:span text:style-name="T523"/></text:p>
      <text:p text:style-name="P81"><text:span text:style-name="T523"/></text:p>
      <text:p text:style-name="P81"><text:span text:style-name="T523"/></text:p>
      <text:h text:style-name="Heading_20_2" text:outline-level="2"><text:bookmark-start text:name="__RefHeading___Toc79589_833296016"/><text:soft-page-break/><text:span text:style-name="T1965">errors::</text:span><text:span text:style-name="T1967">posix</text:span><text:bookmark-end text:name="__RefHeading___Toc79589_833296016"/></text:h>
      <text:p text:style-name="P536"><text:span text:style-name="T19"/></text:p>
      <text:p text:style-name="P50"><text:span text:style-name="T1"><text:tab/></text:span><text:span text:style-name="T298">Uso: </text:span></text:p>
      <text:p text:style-name="P255"><text:tab/><text:tab/><text:span text:style-name="T1966">memorizzare un errore </text:span><text:span text:style-name="T734">POSIX</text:span></text:p>
      <text:p text:style-name="P474"><text:span text:style-name="T76"/></text:p>
      <text:p text:style-name="P474"><text:span text:style-name="T76"/></text:p>
      <text:p text:style-name="P474"><text:span text:style-name="T76"><text:tab/></text:span><text:span text:style-name="T84">Testata:</text:span></text:p>
      <text:p text:style-name="P290"><text:tab/><text:tab/><text:span text:style-name="T523">iron/unsafe/</text:span><text:span text:style-name="T730">errors.h</text:span></text:p>
      <text:p text:style-name="P474"><text:span text:style-name="T84"/></text:p>
      <text:p text:style-name="P536"><text:span text:style-name="T19"/></text:p>
      <text:p text:style-name="P474"><text:span text:style-name="T18"><text:tab/></text:span><text:span text:style-name="T20">Sinossi:</text:span></text:p>
      <text:p text:style-name="P474"><text:span text:style-name="T20"><text:tab/><text:tab/></text:span><text:span text:style-name="T360">class </text:span><text:span text:style-name="T508">posix</text:span><text:span text:style-name="T505"> </text:span><text:span text:style-name="T510">final </text:span><text:span text:style-name="T505">: public <text:s/></text:span><text:span text:style-name="T360">base</text:span><text:span text:style-name="T505">_with_info</text:span></text:p>
      <text:p text:style-name="P474"><text:span text:style-name="T360"/></text:p>
      <text:p text:style-name="P474"><text:span text:style-name="T19"/></text:p>
      <text:p text:style-name="P206"><text:tab/>Alias interni:</text:p>
      <text:p text:style-name="P856"><text:tab/><text:tab/></text:p>
      <text:p text:style-name="P856"><text:tab/><text:tab/>using code_t = std::errc</text:p>
      <text:p text:style-name="P852"/>
      <text:p text:style-name="P206"><text:span text:style-name="T523"/></text:p>
      <text:p text:style-name="P206"><text:span text:style-name="T523"><text:tab/></text:span><text:span text:style-name="T1462">Costanti </text:span><text:span text:style-name="T1463">statiche:</text:span><text:span text:style-name="T841"><text:tab/></text:span></text:p>
      <text:p text:style-name="P1840"><text:tab/><text:tab/></text:p>
      <text:p text:style-name="P537"><text:span text:style-name="T855"><text:tab/><text:tab/></text:span><text:span text:style-name="T362">constexpr code_t code_ok = code_t(0)</text:span></text:p>
      <text:p text:style-name="P574"><text:span text:style-name="T19"/></text:p>
      <text:p text:style-name="P574"><text:span text:style-name="T19"/></text:p>
      <text:p text:style-name="P475"><text:span text:style-name="T19"><text:tab/></text:span><text:span text:style-name="T1388">Metodi statici:</text:span></text:p>
      <text:p text:style-name="P95"><text:span text:style-name="T735"/></text:p>
      <text:p text:style-name="P1493"><text:tab/><text:tab/>[[nodiscard]] constexpr bool make_code(</text:p>
      <text:p text:style-name="P1493"><text:tab/><text:tab/><text:tab/>code_t&amp; out</text:p>
      <text:p text:style-name="P96"><text:span text:style-name="T735"><text:tab/><text:tab/><text:tab/>,</text:span><text:span text:style-name="T523">std::underlying_type_t&lt;code_t&gt; </text:span><text:span text:style-name="T735">c</text:span></text:p>
      <text:p text:style-name="P1493"><text:tab/><text:tab/>)noexcept</text:p>
      <text:p text:style-name="P95"><text:span text:style-name="T735"/></text:p>
      <text:p text:style-name="P95"><text:span text:style-name="T735"><text:tab/></text:span><text:span text:style-name="T1283"><text:tab/><text:tab/>Converte </text:span><text:span text:style-name="T736">c</text:span><text:span text:style-name="T1283"> in codice </text:span><text:span text:style-name="T735">POSIX</text:span></text:p>
      <text:p text:style-name="P1832"><text:span text:style-name="T1968"><text:tab/><text:tab/><text:tab/>Ritorna falso </text:span><text:span text:style-name="T1979">se </text:span><text:span text:style-name="T737">c</text:span><text:span text:style-name="T1969"> è zero o </text:span><text:span text:style-name="T1996">non è un valore </text:span><text:span text:style-name="T751">POSIX</text:span><text:span text:style-name="T1996">.</text:span></text:p>
      <text:p text:style-name="P1832"><text:tab/><text:tab/><text:tab/></text:p>
      <text:p text:style-name="P95"><text:span text:style-name="T523"/></text:p>
      <text:p text:style-name="P95"><text:span text:style-name="T523"/></text:p>
      <text:p text:style-name="P1484"><text:tab/><text:tab/>[[nodiscard]] constexpr std::underlying_type_t&lt;code_t&gt; </text:p>
      <text:p text:style-name="P1484"><text:tab/><text:tab/>numeric_code(code_t code)noexcept</text:p>
      <text:p text:style-name="P95"><text:span text:style-name="T523"/></text:p>
      <text:p text:style-name="P95"><text:span text:style-name="T523"><text:tab/><text:tab/><text:tab/></text:span><text:span text:style-name="T1284">Converte </text:span><text:span text:style-name="T736">code</text:span><text:span text:style-name="T1284"> in forma numerica</text:span></text:p>
      <text:p text:style-name="P95"><text:span text:style-name="T509"/></text:p>
      <text:p text:style-name="P1925"><text:span text:style-name="T245"/></text:p>
      <text:p text:style-name="P536"><text:span text:style-name="T19"><text:tab/></text:span><text:span text:style-name="T238">Distruttore:<text:tab/></text:span></text:p>
      <text:p text:style-name="P536"><text:span text:style-name="T238"><text:tab/><text:tab/></text:span><text:span text:style-name="T503">~</text:span><text:span text:style-name="T508">posix</text:span><text:span text:style-name="T503">()=default</text:span><text:span text:style-name="T238"> </text:span></text:p>
      <text:p text:style-name="P1963"><text:span text:style-name="T238"/></text:p>
      <text:p text:style-name="P1963"><text:span text:style-name="T238"/></text:p>
      <text:p text:style-name="P536"><text:span text:style-name="T238"><text:tab/></text:span><text:span text:style-name="T243">Costruttori:</text:span></text:p>
      <text:p text:style-name="P536"><text:span text:style-name="T243"/></text:p>
      <text:p text:style-name="P1486"><text:tab/><text:tab/>posix()noexcept = default</text:p>
      <text:p text:style-name="P1487"><text:tab/><text:tab/>posix(</text:p>
      <text:p text:style-name="P1487"><text:tab/><text:tab/><text:tab/>code_t code</text:p>
      <text:p text:style-name="P574"><text:span text:style-name="T243"><text:tab/><text:tab/><text:tab/>,const char* file</text:span><text:span text:style-name="T244">_name</text:span></text:p>
      <text:p text:style-name="P574"><text:span text:style-name="T244"><text:tab/><text:tab/><text:tab/></text:span><text:span text:style-name="T243">,line_number_t line</text:span></text:p>
      <text:p text:style-name="P574"><text:span text:style-name="T243"><text:tab/><text:tab/><text:tab/>,const char* func</text:span><text:span text:style-name="T244">_name</text:span></text:p>
      <text:p text:style-name="P574"><text:span text:style-name="T244"><text:tab/><text:tab/></text:span><text:span text:style-name="T243">)noexcept</text:span></text:p>
      <text:p text:style-name="P573"><text:span text:style-name="T243"/></text:p>
      <text:p text:style-name="P536"><text:span text:style-name="T243"/></text:p>
      <text:p text:style-name="P573"><text:span text:style-name="T243"><text:tab/><text:tab/></text:span><text:span text:style-name="T244">posix</text:span><text:span text:style-name="T243">(</text:span><text:span text:style-name="T244">posix&amp;&amp;</text:span><text:span text:style-name="T243">)</text:span><text:span text:style-name="T244">noexcept</text:span></text:p>
      <text:p text:style-name="P1486"><text:tab/><text:tab/>posix(const posix&amp;) = delete</text:p>
      <text:p text:style-name="P1486"><text:tab/></text:p>
      <text:p text:style-name="P573"><text:span text:style-name="T242"/></text:p>
      <text:p text:style-name="P536"><text:span text:style-name="T238"><text:tab/></text:span><text:span text:style-name="T242">Metodi</text:span><text:span text:style-name="T241">:</text:span></text:p>
      <text:p text:style-name="P671"><text:tab/><text:tab/><text:tab/><text:tab/></text:p>
      <text:p text:style-name="P94"><text:span text:style-name="T523"><text:tab/><text:tab/></text:span><text:span text:style-name="T735">posix</text:span><text:span text:style-name="T523">&amp; operator=(</text:span><text:span text:style-name="T735">posix</text:span><text:span text:style-name="T523">&amp;</text:span><text:span text:style-name="T735">&amp;</text:span><text:span text:style-name="T523">)noexcept</text:span></text:p>
      <text:p text:style-name="P94"><text:span text:style-name="T523"><text:tab/><text:tab/></text:span><text:span text:style-name="T735">posix</text:span><text:span text:style-name="T523">&amp; operator=(</text:span><text:span text:style-name="T735">const posix</text:span><text:span text:style-name="T523">&amp;)</text:span><text:span text:style-name="T735">=delete</text:span></text:p>
      <text:p text:style-name="P94"><text:span text:style-name="T735"><text:tab/><text:tab/></text:span><text:span text:style-name="T736">void swap(posix&amp;)noexcept</text:span></text:p>
      <text:p text:style-name="P94"><text:span text:style-name="T735"/></text:p>
      <text:p text:style-name="P96"><text:span text:style-name="T735"><text:tab/><text:tab/>[[nodiscard]] </text:span><text:span text:style-name="T523">std::underlying_type_t&lt;code_t&gt;</text:span><text:span text:style-name="T735"> numeric_code()</text:span><text:span text:style-name="T737">const noexcept</text:span></text:p>
      <text:p text:style-name="P96"><text:span text:style-name="T735"/></text:p>
      <text:p text:style-name="P96"><text:span text:style-name="T735"><text:tab/><text:tab/><text:tab/></text:span><text:span text:style-name="T1285">Ritorna il codice numerico corrente</text:span></text:p>
      <text:p text:style-name="P96"><text:span text:style-name="T735"/></text:p>
      <text:p text:style-name="P94"><text:span text:style-name="T735"/></text:p>
      <text:p text:style-name="P94"><text:span text:style-name="T735"/></text:p>
      <text:p text:style-name="P94"><text:span text:style-name="T735"/></text:p>
      <text:p text:style-name="P94"><text:span text:style-name="T735"/></text:p>
      <text:h text:style-name="Heading_20_2" text:outline-level="2"><text:bookmark-start text:name="__RefHeading___Toc79591_833296016"/><text:soft-page-break/><text:span text:style-name="T1965">errors::</text:span><text:span text:style-name="T1970">os</text:span><text:bookmark-end text:name="__RefHeading___Toc79591_833296016"/></text:h>
      <text:p text:style-name="P538"><text:span text:style-name="T19"/></text:p>
      <text:p text:style-name="P51"><text:span text:style-name="T1"><text:tab/></text:span><text:span text:style-name="T298">Uso: </text:span></text:p>
      <text:p text:style-name="P256"><text:tab/><text:tab/><text:span text:style-name="T1464">memorizzare un errore </text:span><text:span text:style-name="T1465">del sistema operativo</text:span></text:p>
      <text:p text:style-name="P476"><text:span text:style-name="T76"/></text:p>
      <text:p text:style-name="P476"><text:span text:style-name="T76"/></text:p>
      <text:p text:style-name="P476"><text:span text:style-name="T76"><text:tab/></text:span><text:span text:style-name="T84">Testata:</text:span></text:p>
      <text:p text:style-name="P291"><text:tab/><text:tab/><text:span text:style-name="T523">iron/unsafe/</text:span><text:span text:style-name="T730">errors.h</text:span></text:p>
      <text:p text:style-name="P538"><text:span text:style-name="T19"/></text:p>
      <text:p text:style-name="P476"><text:span text:style-name="T18"/></text:p>
      <text:p text:style-name="P476"><text:span text:style-name="T18"><text:tab/></text:span><text:span text:style-name="T20">Sinossi:</text:span></text:p>
      <text:p text:style-name="P476"><text:span text:style-name="T20"/></text:p>
      <text:p text:style-name="P476"><text:span text:style-name="T20"><text:tab/><text:tab/></text:span><text:span text:style-name="T360">class </text:span><text:span text:style-name="T511">os</text:span><text:span text:style-name="T505"> </text:span><text:span text:style-name="T510">final </text:span><text:span text:style-name="T505">: public <text:s/></text:span><text:span text:style-name="T360">base</text:span><text:span text:style-name="T505">_with_info</text:span></text:p>
      <text:p text:style-name="P476"><text:span text:style-name="T360"/></text:p>
      <text:p text:style-name="P476"><text:span text:style-name="T19"/></text:p>
      <text:p text:style-name="P207"><text:tab/>Alias interni:</text:p>
      <text:p text:style-name="P476"><text:span text:style-name="T20"/></text:p>
      <text:p text:style-name="P853"><text:tab/><text:tab/>using code_t = <text:span text:style-name="T1970">std::int32_t</text:span></text:p>
      <text:p text:style-name="P853"/>
      <text:p text:style-name="P207"><text:span text:style-name="T523"/></text:p>
      <text:p text:style-name="P207"><text:span text:style-name="T523"><text:tab/></text:span><text:span text:style-name="T1462">Costanti </text:span><text:span text:style-name="T1463">statiche:</text:span><text:span text:style-name="T841"><text:tab/></text:span></text:p>
      <text:p text:style-name="P1841"><text:tab/><text:tab/></text:p>
      <text:p text:style-name="P538"><text:span text:style-name="T855"><text:tab/><text:tab/></text:span><text:span text:style-name="T362">constexpr code_t code_ok = </text:span><text:span text:style-name="T511">{}</text:span></text:p>
      <text:p text:style-name="P575"><text:span text:style-name="T19"/></text:p>
      <text:p text:style-name="P1921"><text:span text:style-name="T245"/></text:p>
      <text:p text:style-name="P538"><text:span text:style-name="T19"><text:tab/></text:span><text:span text:style-name="T238">Distruttore:<text:tab/></text:span></text:p>
      <text:p text:style-name="P538"><text:span text:style-name="T238"><text:tab/><text:tab/></text:span><text:span text:style-name="T503">~</text:span><text:span text:style-name="T511">os</text:span><text:span text:style-name="T503">()=default</text:span><text:span text:style-name="T238"> </text:span></text:p>
      <text:p text:style-name="P1964"><text:span text:style-name="T238"/></text:p>
      <text:p text:style-name="P1964"><text:span text:style-name="T238"/></text:p>
      <text:p text:style-name="P538"><text:span text:style-name="T238"><text:tab/></text:span><text:span text:style-name="T243">Costruttori:</text:span></text:p>
      <text:p text:style-name="P538"><text:span text:style-name="T243"/></text:p>
      <text:p text:style-name="P575"><text:span text:style-name="T243"><text:tab/><text:tab/></text:span><text:span text:style-name="T246">os</text:span><text:span text:style-name="T243">()noexcept = default</text:span></text:p>
      <text:p text:style-name="P575"><text:span text:style-name="T243"><text:tab/><text:tab/></text:span><text:span text:style-name="T246">os</text:span><text:span text:style-name="T243">(</text:span></text:p>
      <text:p text:style-name="P1488"><text:tab/><text:tab/><text:tab/>code_t code</text:p>
      <text:p text:style-name="P575"><text:span text:style-name="T243"><text:tab/><text:tab/><text:tab/>,const char* file</text:span><text:span text:style-name="T244">_name</text:span></text:p>
      <text:p text:style-name="P575"><text:span text:style-name="T244"><text:tab/><text:tab/><text:tab/></text:span><text:span text:style-name="T243">,line_number_t line</text:span></text:p>
      <text:p text:style-name="P575"><text:span text:style-name="T243"><text:tab/><text:tab/><text:tab/>,const char* func</text:span><text:span text:style-name="T244">_name</text:span></text:p>
      <text:p text:style-name="P575"><text:span text:style-name="T244"><text:tab/><text:tab/></text:span><text:span text:style-name="T243">)noexcept</text:span></text:p>
      <text:p text:style-name="P575"><text:span text:style-name="T243"/></text:p>
      <text:p text:style-name="P538"><text:span text:style-name="T243"/></text:p>
      <text:p text:style-name="P575"><text:span text:style-name="T243"><text:tab/><text:tab/></text:span><text:span text:style-name="T246">os</text:span><text:span text:style-name="T243">(</text:span><text:span text:style-name="T246">os</text:span><text:span text:style-name="T244">&amp;&amp;</text:span><text:span text:style-name="T243">)</text:span><text:span text:style-name="T244">noexcept</text:span></text:p>
      <text:p text:style-name="P575"><text:span text:style-name="T243"><text:tab/><text:tab/></text:span><text:span text:style-name="T246">os</text:span><text:span text:style-name="T243">(const </text:span><text:span text:style-name="T246">os</text:span><text:span text:style-name="T243">&amp;) = delete</text:span></text:p>
      <text:p text:style-name="P575"><text:span text:style-name="T243"/></text:p>
      <text:p text:style-name="P575"><text:span text:style-name="T242"/></text:p>
      <text:p text:style-name="P538"><text:span text:style-name="T238"><text:tab/></text:span><text:span text:style-name="T242">Metodi</text:span><text:span text:style-name="T241">:</text:span></text:p>
      <text:p text:style-name="P672"><text:tab/><text:tab/><text:tab/><text:tab/></text:p>
      <text:p text:style-name="P97"><text:span text:style-name="T523"><text:tab/><text:tab/></text:span><text:span text:style-name="T738">os</text:span><text:span text:style-name="T523">&amp; operator=(</text:span><text:span text:style-name="T738">os</text:span><text:span text:style-name="T523">&amp;</text:span><text:span text:style-name="T735">&amp;</text:span><text:span text:style-name="T523">)noexcept</text:span></text:p>
      <text:p text:style-name="P97"><text:span text:style-name="T523"><text:tab/><text:tab/></text:span><text:span text:style-name="T738">os</text:span><text:span text:style-name="T523">&amp; operator=(</text:span><text:span text:style-name="T735">const </text:span><text:span text:style-name="T738">os</text:span><text:span text:style-name="T523">&amp;)</text:span><text:span text:style-name="T735">=delete</text:span></text:p>
      <text:p text:style-name="P97"><text:span text:style-name="T735"><text:tab/><text:tab/></text:span><text:span text:style-name="T736">void swap(</text:span><text:span text:style-name="T738">os</text:span><text:span text:style-name="T736">&amp;)noexcept</text:span></text:p>
      <text:p text:style-name="P97"><text:span text:style-name="T735"/></text:p>
      <text:p text:style-name="P97"><text:span text:style-name="T735"><text:tab/><text:tab/>[[nodiscard]] </text:span><text:span text:style-name="T523">code_t</text:span><text:span text:style-name="T735"> code()</text:span><text:span text:style-name="T737">const noexcept</text:span></text:p>
      <text:p text:style-name="P97"><text:span text:style-name="T735"/></text:p>
      <text:p text:style-name="P97"><text:span text:style-name="T735"><text:tab/><text:tab/><text:tab/></text:span><text:span text:style-name="T1285">Ritorna il codice </text:span><text:span text:style-name="T1288">d’errore </text:span><text:span text:style-name="T1286">corrente</text:span></text:p>
      <text:p text:style-name="P97"/>
      <text:p text:style-name="P97"><text:span text:style-name="T1286"/></text:p>
      <text:p text:style-name="P97"/>
      <text:p text:style-name="P1494"><text:tab/><text:tab/><text:tab/></text:p>
      <text:p text:style-name="P94"><text:span text:style-name="T735"/></text:p>
      <text:p text:style-name="P95"><text:span text:style-name="T523"/></text:p>
      <text:p text:style-name="P1484"><text:tab/><text:tab/><text:tab/></text:p>
      <text:p text:style-name="P93"><text:span text:style-name="T523"/></text:p>
      <text:p text:style-name="P81"><text:span text:style-name="T523"/></text:p>
      <text:p text:style-name="P81"><text:span text:style-name="T523"/></text:p>
      <text:p text:style-name="P81"><text:span text:style-name="T523"/></text:p>
      <text:p text:style-name="P81"><text:span text:style-name="T523"/></text:p>
      <text:p text:style-name="P81"><text:span text:style-name="T523"/></text:p>
      <text:p text:style-name="P81"><text:span text:style-name="T523"/></text:p>
      <text:p text:style-name="P81"><text:span text:style-name="T523"/></text:p>
      <text:p text:style-name="P81"><text:span text:style-name="T523"/></text:p>
      <text:p text:style-name="P81"><text:span text:style-name="T523"/></text:p>
      <text:p text:style-name="P81"><text:span text:style-name="T523"/></text:p>
      <text:p text:style-name="P81"><text:span text:style-name="T523"/></text:p>
      <text:p text:style-name="P81"><text:span text:style-name="T523"/></text:p>
      <text:p text:style-name="P81"><text:span text:style-name="T523"/></text:p>
      <text:h text:style-name="Heading_20_2" text:outline-level="2"><text:bookmark-start text:name="__RefHeading___Toc79593_833296016"/><text:soft-page-break/><text:span text:style-name="T1965">errors::</text:span><text:span text:style-name="T1972">exception</text:span><text:bookmark-end text:name="__RefHeading___Toc79593_833296016"/></text:h>
      <text:p text:style-name="P539"><text:span text:style-name="T19"/></text:p>
      <text:p text:style-name="P52"><text:span text:style-name="T1"><text:tab/></text:span><text:span text:style-name="T298">Uso: </text:span></text:p>
      <text:p text:style-name="P257"><text:tab/><text:tab/><text:span text:style-name="T1464">memorizzare un</text:span><text:span text:style-name="T1466">a eccezione</text:span></text:p>
      <text:p text:style-name="P477"><text:span text:style-name="T76"/></text:p>
      <text:p text:style-name="P477"><text:span text:style-name="T76"/></text:p>
      <text:p text:style-name="P477"><text:span text:style-name="T76"><text:tab/></text:span><text:span text:style-name="T84">Testata:</text:span></text:p>
      <text:p text:style-name="P292"><text:tab/><text:tab/><text:span text:style-name="T523">iron/unsafe/</text:span><text:span text:style-name="T730">errors.h</text:span></text:p>
      <text:p text:style-name="P477"><text:span text:style-name="T84"/></text:p>
      <text:p text:style-name="P539"><text:span text:style-name="T19"/></text:p>
      <text:p text:style-name="P477"><text:span text:style-name="T18"><text:tab/></text:span><text:span text:style-name="T20">Sinossi:</text:span></text:p>
      <text:p text:style-name="P477"><text:span text:style-name="T20"/></text:p>
      <text:p text:style-name="P477"><text:span text:style-name="T20"><text:tab/><text:tab/></text:span><text:span text:style-name="T360">class </text:span><text:span text:style-name="T512">exception</text:span><text:span text:style-name="T505"> </text:span><text:span text:style-name="T510">final </text:span><text:span text:style-name="T505">: public <text:s/></text:span><text:span text:style-name="T360">base</text:span><text:span text:style-name="T505">_with_info</text:span></text:p>
      <text:p text:style-name="P477"><text:span text:style-name="T360"/></text:p>
      <text:p text:style-name="P477"><text:span text:style-name="T19"/></text:p>
      <text:p text:style-name="P208"><text:tab/>Alias interni:</text:p>
      <text:p text:style-name="P477"><text:span text:style-name="T20"/></text:p>
      <text:p text:style-name="P855"><text:tab/><text:tab/>using exception_ptr_t = std::exception_ptr</text:p>
      <text:p text:style-name="P652"><text:span text:style-name="T20"/></text:p>
      <text:p text:style-name="P855"/>
      <text:p text:style-name="P1922"><text:span text:style-name="T1388"/></text:p>
      <text:p text:style-name="P539"><text:span text:style-name="T19"><text:tab/></text:span><text:span text:style-name="T238">Distruttore:<text:tab/></text:span></text:p>
      <text:p text:style-name="P539"><text:span text:style-name="T238"><text:tab/><text:tab/></text:span><text:span text:style-name="T503">~</text:span><text:span text:style-name="T512">exception</text:span><text:span text:style-name="T503">()</text:span></text:p>
      <text:p text:style-name="P1965"><text:span text:style-name="T238"/></text:p>
      <text:p text:style-name="P1965"><text:span text:style-name="T238"/></text:p>
      <text:p text:style-name="P539"><text:span text:style-name="T238"><text:tab/></text:span><text:span text:style-name="T243">Costruttori:</text:span></text:p>
      <text:p text:style-name="P539"><text:span text:style-name="T243"/></text:p>
      <text:p text:style-name="P576"><text:span text:style-name="T243"><text:tab/><text:tab/></text:span><text:span text:style-name="T248">exception</text:span><text:span text:style-name="T243">()noexcept = default</text:span></text:p>
      <text:p text:style-name="P576"><text:span text:style-name="T243"><text:tab/><text:tab/></text:span><text:span text:style-name="T248">exception</text:span><text:span text:style-name="T243">(</text:span></text:p>
      <text:p text:style-name="P1489"><text:tab/><text:tab/><text:tab/><text:span text:style-name="T1972">exception_ptr_t&amp;&amp;</text:span></text:p>
      <text:p text:style-name="P576"><text:span text:style-name="T243"><text:tab/><text:tab/><text:tab/>,const char* file</text:span><text:span text:style-name="T244">_name</text:span></text:p>
      <text:p text:style-name="P576"><text:span text:style-name="T244"><text:tab/><text:tab/><text:tab/></text:span><text:span text:style-name="T243">,line_number_t line</text:span></text:p>
      <text:p text:style-name="P576"><text:span text:style-name="T243"><text:tab/><text:tab/><text:tab/>,const char* func</text:span><text:span text:style-name="T244">_name</text:span></text:p>
      <text:p text:style-name="P576"><text:span text:style-name="T244"><text:tab/><text:tab/></text:span><text:span text:style-name="T243">)noexcept</text:span></text:p>
      <text:p text:style-name="P576"><text:span text:style-name="T243"/></text:p>
      <text:p text:style-name="P539"><text:span text:style-name="T243"/></text:p>
      <text:p text:style-name="P577"><text:span text:style-name="T243"><text:tab/><text:tab/></text:span><text:span text:style-name="T248">exception</text:span><text:span text:style-name="T243">(</text:span><text:span text:style-name="T248">exception</text:span><text:span text:style-name="T244">&amp;&amp;</text:span><text:span text:style-name="T243">)</text:span><text:span text:style-name="T244">noexcept</text:span></text:p>
      <text:p text:style-name="P577"><text:span text:style-name="T243"><text:tab/><text:tab/></text:span><text:span text:style-name="T248">exception</text:span><text:span text:style-name="T243">(const </text:span><text:span text:style-name="T248">exception</text:span><text:span text:style-name="T243">&amp;) = delete</text:span></text:p>
      <text:p text:style-name="P576"><text:span text:style-name="T243"/></text:p>
      <text:p text:style-name="P576"><text:span text:style-name="T242"/></text:p>
      <text:p text:style-name="P539"><text:span text:style-name="T238"><text:tab/></text:span><text:span text:style-name="T242">Metodi</text:span><text:span text:style-name="T241">:</text:span></text:p>
      <text:p text:style-name="P673"><text:tab/><text:tab/><text:tab/><text:tab/></text:p>
      <text:p text:style-name="P100"><text:span text:style-name="T523"><text:tab/><text:tab/></text:span><text:span text:style-name="T740">exception</text:span><text:span text:style-name="T523">&amp; operator=(</text:span><text:span text:style-name="T740">exception</text:span><text:span text:style-name="T523">&amp;</text:span><text:span text:style-name="T735">&amp;</text:span><text:span text:style-name="T523">)noexcept</text:span></text:p>
      <text:p text:style-name="P100"><text:span text:style-name="T523"><text:tab/><text:tab/></text:span><text:span text:style-name="T740">exception</text:span><text:span text:style-name="T523">&amp; operator=(</text:span><text:span text:style-name="T735">const </text:span><text:span text:style-name="T740">exception</text:span><text:span text:style-name="T523">&amp;)</text:span><text:span text:style-name="T735">=delete</text:span></text:p>
      <text:p text:style-name="P100"><text:span text:style-name="T735"><text:tab/><text:tab/></text:span><text:span text:style-name="T736">void swap(</text:span><text:span text:style-name="T740">exception</text:span><text:span text:style-name="T736">&amp;)noexcept</text:span></text:p>
      <text:p text:style-name="P99"><text:span text:style-name="T735"/></text:p>
      <text:p text:style-name="P99"><text:span text:style-name="T735"/></text:p>
      <text:p text:style-name="P1495"><text:tab/><text:tab/><text:span text:style-name="T2029">[[nodiscard]] </text:span>const exception_ptr_t&amp; current_exception()const noexcept</text:p>
      <text:p text:style-name="P99"><text:span text:style-name="T735"/></text:p>
      <text:p text:style-name="P99"><text:span text:style-name="T735"><text:tab/><text:tab/><text:tab/></text:span><text:span text:style-name="T1285">Ritorna </text:span><text:span text:style-name="T1289">l’eccezione </text:span></text:p>
      <text:p text:style-name="P99"><text:span text:style-name="T1289"><text:tab/><text:tab/><text:tab/>L’eccezione deve essere impostata altrimenti viene chiamata </text:span><text:span text:style-name="T741">PANIC()</text:span></text:p>
      <text:p text:style-name="P99"><text:span text:style-name="T1286"/></text:p>
      <text:p text:style-name="P81"><text:span text:style-name="T523"/></text:p>
      <text:p text:style-name="P81"><text:span text:style-name="T523"><text:tab/><text:tab/></text:span><text:span text:style-name="T357">void rethrow_exception()const</text:span></text:p>
      <text:p text:style-name="P100"><text:span text:style-name="T735"/></text:p>
      <text:p text:style-name="P100"><text:span text:style-name="T735"><text:tab/><text:tab/><text:tab/></text:span><text:span text:style-name="T1285">Ri</text:span><text:span text:style-name="T1289">solleva</text:span><text:span text:style-name="T1285"> </text:span><text:span text:style-name="T1289">l’eccezione </text:span></text:p>
      <text:p text:style-name="P100"><text:span text:style-name="T1289"><text:tab/><text:tab/><text:tab/>L’eccezione deve essere impostata altrimenti viene chiamata </text:span><text:span text:style-name="T741">PANIC()</text:span></text:p>
      <text:p text:style-name="P100"><text:span text:style-name="T1286"/></text:p>
      <text:p text:style-name="P81"><text:span text:style-name="T523"/></text:p>
      <text:p text:style-name="P1501"><text:tab/><text:tab/>[[nodiscard]] posix::code_t to_posix()const noexcept</text:p>
      <text:p text:style-name="P1496"/>
      <text:p text:style-name="P1989"><text:span text:style-name="T356"><text:tab/><text:tab/><text:tab/></text:span><text:span text:style-name="T1312">Converte l’eccezione in errore </text:span><text:span text:style-name="T837">POSIX</text:span></text:p>
      <text:p text:style-name="P1989"><text:span text:style-name="T836"><text:tab/><text:tab/><text:tab/></text:span><text:span text:style-name="T1312">Se la conversione non avviene ritorna </text:span><text:span text:style-name="T837">posix::code_ok</text:span></text:p>
      <text:p text:style-name="P81"><text:span text:style-name="T523"/></text:p>
      <text:p text:style-name="P81"><text:span text:style-name="T523"/></text:p>
      <text:p text:style-name="P1501"><text:tab/><text:tab/>[[nodiscard]] os::code_t to_os()const noexcept</text:p>
      <text:p text:style-name="P1496"/>
      <text:p text:style-name="P1989"><text:span text:style-name="T356"><text:tab/><text:tab/><text:tab/></text:span><text:span text:style-name="T1312">Converte l’eccezione in errore </text:span><text:span text:style-name="T837">os</text:span></text:p>
      <text:p text:style-name="P1989"><text:span text:style-name="T836"><text:tab/><text:tab/><text:tab/></text:span><text:span text:style-name="T1312">Se la conversione non avviene ritorna </text:span><text:span text:style-name="T837">os::code_t{}</text:span></text:p>
      <text:p text:style-name="P87"><text:span text:style-name="T523"/></text:p>
      <text:p text:style-name="P81"><text:span text:style-name="T523"/></text:p>
      <text:p text:style-name="P81"><text:span text:style-name="T523"/></text:p>
      <text:p text:style-name="P81"><text:span text:style-name="T523"/></text:p>
      <text:p text:style-name="P81"><text:span text:style-name="T523"/></text:p>
      <text:h text:style-name="Heading_20_2" text:outline-level="2" text:is-list-header="true"><text:bookmark-start text:name="__RefHeading___Toc79595_833296016"/><text:soft-page-break/><text:span text:style-name="T14">r</text:span>aw_<text:span text:style-name="T274">storage</text:span><text:bookmark-end text:name="__RefHeading___Toc79595_833296016"/></text:h>
      <text:p text:style-name="P81"><text:span text:style-name="T274"/></text:p>
      <text:p text:style-name="P14"><text:span text:style-name="T1"><text:tab/></text:span><text:span text:style-name="T298">Uso: </text:span></text:p>
      <text:p text:style-name="P225"><text:tab/><text:tab/>per operazioni per lo pi<text:span text:style-name="T1933">ù</text:span> sulla memoria grezza </text:p>
      <text:p text:style-name="P418"><text:span text:style-name="T76"/></text:p>
      <text:p text:style-name="P418"><text:span text:style-name="T76"/></text:p>
      <text:p text:style-name="P418"><text:span text:style-name="T76"><text:tab/></text:span><text:span text:style-name="T84">Testata:</text:span></text:p>
      <text:p text:style-name="P287"><text:tab/><text:tab/><text:span text:style-name="T523">iron/unsafe/raw_storage.h</text:span></text:p>
      <text:p text:style-name="P418"><text:span text:style-name="T84"/></text:p>
      <text:p text:style-name="P418"><text:span text:style-name="T84"/></text:p>
      <text:p text:style-name="P418"><text:span text:style-name="T18"><text:tab/></text:span><text:span text:style-name="T20">Sinossi:</text:span></text:p>
      <text:p text:style-name="P418"><text:span text:style-name="T20"><text:tab/><text:tab/> </text:span><text:span text:style-name="T357">template &lt;typename T&gt; class </text:span><text:span text:style-name="T363">raw_storage</text:span><text:span text:style-name="T357"> final</text:span></text:p>
      <text:p text:style-name="P14"><text:span text:style-name="T1"/></text:p>
      <text:p text:style-name="P66"><text:tab/><text:span text:style-name="T277">Alias interni:</text:span></text:p>
      <text:p text:style-name="P147"><text:tab/><text:tab/><text:span text:style-name="T523">using value_t = _T</text:span></text:p>
      <text:p text:style-name="P678"><text:tab/><text:tab/>using size_t = std::size_t</text:p>
      <text:p text:style-name="P678"><text:tab/><text:tab/>using ptrdiff_t = std::ptrdiff_t</text:p>
      <text:p text:style-name="P678"><text:tab/><text:tab/>using difference_type = ptrdiff_t</text:p>
      <text:p text:style-name="P678"><text:tab/><text:tab/>using error_handler_t = error_handler</text:p>
      <text:p text:style-name="P148"/>
      <text:p text:style-name="P148"><text:tab/></text:p>
      <text:p text:style-name="P211"><text:tab/>Vincoli:</text:p>
      <text:p text:style-name="P150"><text:tab/><text:tab/><text:span text:style-name="T523">sizeof(value_t) &lt; <text:tab/><text:tab/><text:tab/><text:tab/><text:tab/><text:tab/><text:tab/><text:tab/><text:tab/><text:tab/><text:tab/>static_cast&lt;std::size_t&gt;(std::numeric_limits&lt;std::ptrdiff_t&gt;::max()) <text:tab/><text:tab/></text:span></text:p>
      <text:p text:style-name="P679"><text:tab/><text:tab/>!std::is_reference_v&lt;value_t&gt;</text:p>
      <text:p text:style-name="P680"><text:tab/><text:tab/>!std::is_array_v&lt;value_t&gt;</text:p>
      <text:p text:style-name="P680"><text:tab/><text:tab/>std::is_nothrow_destructible_v&lt;value_t&gt;</text:p>
      <text:p text:style-name="P148"/>
      <text:p text:style-name="P148"><text:tab/></text:p>
      <text:p text:style-name="P226"><text:tab/>Metodi statici:</text:p>
      <text:p text:style-name="P149"/>
      <text:p text:style-name="P149"><text:tab/><text:tab/><text:span text:style-name="T523">[[nodiscard]] constexpr size_t max_size()noexcept</text:span></text:p>
      <text:p text:style-name="P149"><text:span text:style-name="T523"/></text:p>
      <text:p text:style-name="P149"><text:tab/><text:tab/><text:tab/><text:span text:style-name="T348">R</text:span><text:span text:style-name="T276">itorna il massimo valore per allocare elementi consecutivi <text:s/></text:span><text:span text:style-name="T336">di tipo </text:span><text:span text:style-name="T639">value_t</text:span><text:tab/><text:tab/></text:p>
      <text:p text:style-name="P148"/>
      <text:p text:style-name="P148"/>
      <text:p text:style-name="P154"><text:tab/><text:tab/><text:tab/><text:span text:style-name="T523">[[nodiscard]] constexpr error_handler_t <text:tab/><text:tab/><text:tab/><text:tab/><text:tab/><text:tab/><text:tab/><text:tab/><text:tab/>default_extension_policy(</text:span></text:p>
      <text:p text:style-name="P764"><text:tab/><text:tab/><text:tab/><text:tab/><text:tab/><text:tab/><text:tab/>size_t&amp; new_capacity</text:p>
      <text:p text:style-name="P764"><text:tab/><text:tab/><text:tab/><text:tab/><text:tab/><text:tab/><text:tab/>,size_t current_capacity</text:p>
      <text:p text:style-name="P764"><text:tab/><text:tab/><text:tab/><text:tab/><text:tab/><text:tab/><text:tab/>,size_t additional</text:p>
      <text:p text:style-name="P764"><text:tab/><text:tab/><text:tab/><text:tab/><text:tab/><text:tab/>)noexcept</text:p>
      <text:p text:style-name="P151"><text:tab/><text:tab/><text:tab/></text:p>
      <text:p text:style-name="P422"><text:span text:style-name="T20"><text:tab/><text:tab/><text:tab/></text:span><text:span text:style-name="T82">I</text:span><text:span text:style-name="T77">mposta </text:span><text:span text:style-name="T82">in </text:span><text:span text:style-name="T457">new_capacity</text:span><text:span text:style-name="T82"> </text:span><text:span text:style-name="T78">la nuova capacità</text:span><text:span text:style-name="T77"> dati </text:span><text:span text:style-name="T78">la </text:span><text:span text:style-name="T77">capacit</text:span><text:span text:style-name="T78">à corrente</text:span><text:span text:style-name="T77"> ed il numero di elementi <text:tab/><text:tab/><text:tab/>da aggiungere</text:span></text:p>
      <text:p text:style-name="P268"><text:tab/><text:tab/><text:tab/><text:span text:style-name="T339">I</text:span><text:span text:style-name="T335">n caso di memoria insufficiente </text:span><text:span text:style-name="T1827">una </text:span><text:span text:style-name="T1632">istanza </text:span><text:span text:style-name="T640">error_handler_t</text:span><text:span text:style-name="T335"> viene impostat</text:span><text:span text:style-name="T1632">a</text:span><text:span text:style-name="T335"> con l’errore <text:tab/><text:tab/><text:tab/></text:span><text:span text:style-name="T710">POSIX</text:span><text:span text:style-name="T640"> not_enough_memory</text:span></text:p>
      <text:p text:style-name="P268"><text:tab/><text:tab/><text:tab/> </text:p>
      <text:p text:style-name="P258"/>
      <text:p text:style-name="P258"><text:tab/><text:tab/><text:span text:style-name="T523">template &lt;typename A&gt;</text:span></text:p>
      <text:p text:style-name="P860"><text:tab/><text:tab/>[[nodiscard]] constexpr error_handler_t allocate(value_t*&amp; p, size_t <text:span text:style-name="T335">n</text:span>,A a)noexcept</text:p>
      <text:p text:style-name="P860"><text:tab/><text:tab/>requires concepts::allocator&lt;A&gt;</text:p>
      <text:p text:style-name="P258"/>
      <text:p text:style-name="P258"><text:tab/><text:tab/><text:tab/><text:span text:style-name="T339">A</text:span><text:span text:style-name="T335">lloca </text:span><text:span text:style-name="T640">n</text:span><text:span text:style-name="T335"> elementi </text:span><text:span text:style-name="T1828">consecutivi </text:span><text:span text:style-name="T335">di tipo </text:span><text:span text:style-name="T640">value_t</text:span><text:span text:style-name="T335"> </text:span><text:span text:style-name="T1828">dalla memoria dinamica </text:span><text:span text:style-name="T1997">e ritorna in </text:span><text:span text:style-name="T749">p</text:span><text:span text:style-name="T1997"> <text:tab/><text:tab/><text:tab/><text:tab/>l’indirizzo al primo elemento.</text:span></text:p>
      <text:p text:style-name="P258"><text:tab/><text:tab/><text:tab/><text:span text:style-name="T710">p</text:span><text:span text:style-name="T1934"> deve essere nullo </text:span><text:span text:style-name="T1997">prima della chiamata.</text:span></text:p>
      <text:p text:style-name="P258"><text:tab/><text:tab/><text:tab/><text:span text:style-name="T1934">Se </text:span><text:span text:style-name="T710">n </text:span><text:span text:style-name="T1454">è zero viene fatto un ritorno <text:s/></text:span><text:span text:style-name="T1467">di una istanza </text:span><text:span text:style-name="T749">error_handler_t</text:span><text:span text:style-name="T1467"> </text:span><text:span text:style-name="T1454">senza error</text:span><text:span text:style-name="T1467">e impostato</text:span></text:p>
      <text:p text:style-name="P258"><text:span text:style-name="T1467"><text:tab/><text:tab/><text:tab/>e </text:span><text:span text:style-name="T749">p</text:span><text:span text:style-name="T1467"> rimane nullo.</text:span></text:p>
      <text:p text:style-name="P259"><text:tab/><text:tab/><text:tab/><text:span text:style-name="T339">I</text:span><text:span text:style-name="T335">n caso di memoria insufficiente </text:span><text:span text:style-name="T1828">una </text:span><text:span text:style-name="T1632">istanza </text:span><text:span text:style-name="T640">error_handler_t</text:span><text:span text:style-name="T335"> viene impostat</text:span><text:span text:style-name="T1632">a</text:span><text:span text:style-name="T335"> con <text:tab/><text:tab/><text:tab/><text:tab/>l’errore </text:span><text:span text:style-name="T710">POSIX</text:span><text:span text:style-name="T640"> not_enough_memory </text:span><text:span text:style-name="T1467">e</text:span><text:span text:style-name="T749"> p </text:span><text:span text:style-name="T1467">rimane nullo</text:span><text:span text:style-name="T749">.</text:span></text:p>
      <text:p text:style-name="P283"><text:tab/><text:tab/><text:tab/>Non e’ necessario che <text:span text:style-name="T523">A::value_t</text:span> sia <text:span text:style-name="T523">value_t</text:span> in quanto viene fatt<text:span text:style-name="T1828">a una riallocazione al tipo </text:span><text:s/><text:tab/><text:tab/><text:tab/><text:span text:style-name="T523">value_t</text:span></text:p>
      <text:p text:style-name="P263"/>
      <text:p text:style-name="P263"/>
      <text:p text:style-name="P279"><text:tab/><text:tab/></text:p>
      <text:p text:style-name="P279"><text:soft-page-break/></text:p>
      <text:p text:style-name="P279"/>
      <text:p text:style-name="P279"/>
      <text:p text:style-name="P263"><text:tab/><text:tab/><text:span text:style-name="T523">template &lt;</text:span><text:span text:style-name="T721">bool reset=false,</text:span><text:span text:style-name="T523">typename A&gt;</text:span></text:p>
      <text:p text:style-name="P580"><text:span text:style-name="T77"><text:tab/><text:tab/>constexpr void deallocate(value_t* p, const size_t n,A </text:span><text:span text:style-name="T80">a</text:span><text:span text:style-name="T77">)noexcept</text:span></text:p>
      <text:p text:style-name="P861"><text:tab/><text:tab/>requires <text:span text:style-name="T1897">(</text:span>concepts::allocator&lt;A&gt;<text:span text:style-name="T1897">)</text:span></text:p>
      <text:p text:style-name="P421"><text:span text:style-name="T77"/></text:p>
      <text:p text:style-name="P421"><text:span text:style-name="T77"><text:tab/><text:tab/><text:tab/></text:span><text:span text:style-name="T82">D</text:span><text:span text:style-name="T80">ealloca </text:span><text:span text:style-name="T458">n</text:span><text:span text:style-name="T80"> elementi </text:span><text:span text:style-name="T181">consecutivi </text:span><text:span text:style-name="T81">di tipo </text:span><text:span text:style-name="T459">value_t</text:span><text:span text:style-name="T81"> </text:span><text:span text:style-name="T80">in </text:span><text:span text:style-name="T458">p</text:span><text:span text:style-name="T80"> </text:span><text:span text:style-name="T181">dalla memoria dinamica</text:span></text:p>
      <text:p text:style-name="P421"><text:span text:style-name="T181"><text:tab/><text:tab/><text:tab/></text:span><text:span text:style-name="T498">p</text:span><text:span text:style-name="T231"> non deve essere nullo se </text:span><text:span text:style-name="T498">n &gt; 0</text:span><text:span text:style-name="T231">.</text:span></text:p>
      <text:p text:style-name="P284"><text:tab/><text:tab/><text:tab/>Non e’ necessario che <text:span text:style-name="T523">A::value_t</text:span> sia <text:span text:style-name="T523">value_t</text:span> in quanto viene fatt<text:span text:style-name="T1828">a una riallocazione al tipo </text:span><text:s/><text:tab/><text:tab/><text:tab/><text:span text:style-name="T523">value_t.</text:span></text:p>
      <text:p text:style-name="P284"><text:span text:style-name="T722"><text:tab/><text:tab/><text:tab/></text:span><text:span text:style-name="T1457">Per</text:span><text:span text:style-name="T721"> reset </text:span><text:span text:style-name="T1457">riferirsi a</text:span><text:span text:style-name="T721"> A::deallocate()</text:span></text:p>
      <text:p text:style-name="P284"><text:span text:style-name="T360"/></text:p>
      <text:p text:style-name="P421"><text:span text:style-name="T20"/></text:p>
      <text:p text:style-name="P421"><text:span text:style-name="T20"/></text:p>
      <text:p text:style-name="P680"><text:tab/><text:tab/>template &lt;typename <text:span text:style-name="T337">A</text:span>&gt;</text:p>
      <text:p text:style-name="P681"><text:tab/><text:tab/>[[nodiscard]] constexpr error_handler_t reallocate(</text:p>
      <text:p text:style-name="P681"><text:tab/><text:tab/><text:tab/><text:tab/><text:tab/><text:tab/><text:tab/><text:tab/>value_t*&amp; p</text:p>
      <text:p text:style-name="P681"><text:tab/><text:tab/><text:tab/><text:tab/><text:tab/><text:tab/><text:tab/><text:tab/>, size_t&amp; current_capacity</text:p>
      <text:p text:style-name="P681"><text:tab/><text:tab/><text:tab/><text:tab/><text:tab/><text:tab/><text:tab/><text:tab/>, const size_t n</text:p>
      <text:p text:style-name="P681"><text:tab/><text:tab/><text:tab/><text:tab/><text:tab/><text:tab/><text:tab/><text:tab/>, size_t new_capacity</text:p>
      <text:p text:style-name="P681"><text:tab/><text:tab/><text:tab/><text:tab/><text:tab/><text:tab/><text:tab/><text:tab/>,A a</text:p>
      <text:p text:style-name="P681"><text:tab/><text:tab/><text:tab/><text:tab/><text:tab/><text:tab/><text:tab/>)noexcept</text:p>
      <text:p text:style-name="P682"><text:tab/><text:tab/>requires (</text:p>
      <text:p text:style-name="P682"><text:tab/><text:tab/><text:tab/><text:tab/>concepts::allocator&lt;A&gt; &amp;&amp; <text:tab/><text:tab/><text:tab/><text:tab/><text:tab/><text:tab/><text:tab/><text:tab/><text:tab/><text:tab/>std::is_nothrow_move_constructible_v&lt;value_t&gt;</text:p>
      <text:p text:style-name="P682"><text:tab/><text:tab/><text:tab/>)</text:p>
      <text:p text:style-name="P148"><text:tab/><text:tab/><text:tab/></text:p>
      <text:p text:style-name="P282"><text:tab/><text:tab/><text:tab/><text:span text:style-name="T339">R</text:span>ialloca <text:span text:style-name="T339">in </text:span><text:span text:style-name="T641">p </text:span><text:span text:style-name="T642">new_capacity</text:span> elementi <text:span text:style-name="T1828">consecutivi allocati nella memoria dinamica </text:span>da un<text:span text:style-name="T1828">a <text:tab/><text:tab/><text:tab/>dimensione di </text:span><text:span text:style-name="T642">current_capacity </text:span><text:span text:style-name="T338">con </text:span><text:span text:style-name="T643">new_capacity &gt; current_capacity.</text:span></text:p>
      <text:p text:style-name="P282"><text:span text:style-name="T643"><text:tab/><text:tab/><text:tab/></text:span><text:span text:style-name="T642">n </text:span><text:span text:style-name="T1439">indica il numero di elementi effettivi </text:span><text:span text:style-name="T1440">allocati</text:span></text:p>
      <text:p text:style-name="P470"><text:span text:style-name="T498"><text:tab/><text:tab/><text:tab/>p</text:span><text:span text:style-name="T1384"> non deve essere nullo se </text:span><text:span text:style-name="T498">current_capacity &gt; 0</text:span><text:span text:style-name="T1384">.</text:span></text:p>
      <text:p text:style-name="P281"><text:tab/><text:tab/><text:tab/><text:span text:style-name="T339">I</text:span><text:span text:style-name="T335">n caso di memoria insufficiente </text:span><text:span text:style-name="T1828">una istanza </text:span><text:span text:style-name="T640">error_handler_t</text:span><text:span text:style-name="T335"> viene impostat</text:span><text:span text:style-name="T1828">a</text:span><text:span text:style-name="T335"> con l’errore <text:tab/><text:tab/><text:tab/></text:span><text:span text:style-name="T711">POSIX </text:span><text:span text:style-name="T640">not_enough_memory</text:span><text:span text:style-name="T335"> </text:span></text:p>
      <text:p text:style-name="P281"><text:tab/><text:tab/><text:tab/><text:span text:style-name="T1828">In </text:span><text:span text:style-name="T642">current_capacity</text:span><text:span text:style-name="T1828"> viene ritornata la nuova capacità</text:span></text:p>
      <text:p text:style-name="P273"><text:tab/><text:tab/><text:tab/><text:span text:style-name="T335">Non e’ necessario che </text:span><text:span text:style-name="T640">A::value_t</text:span><text:span text:style-name="T335"> sia </text:span><text:span text:style-name="T640">value_t</text:span><text:span text:style-name="T335"> in quanto viene fatt</text:span><text:span text:style-name="T1828">a una riallocazione al tipo </text:span><text:span text:style-name="T335"><text:s/><text:tab/><text:tab/><text:tab/></text:span><text:span text:style-name="T640">value_t</text:span></text:p>
      <text:p text:style-name="P273"><text:tab/><text:tab/><text:tab/><text:span text:style-name="T1828">L’operazione è transazionale</text:span></text:p>
      <text:p text:style-name="P261"><text:tab/><text:tab/></text:p>
      <text:p text:style-name="P261"><text:tab/><text:tab/></text:p>
      <text:p text:style-name="P261"><text:tab/><text:tab/><text:span text:style-name="T523">template &lt;typename A&gt;</text:span></text:p>
      <text:p text:style-name="P862"><text:tab/><text:tab/>[[nodiscard]] constexpr error_handler_t shrink_to_fit(</text:p>
      <text:p text:style-name="P862"><text:tab/><text:tab/><text:tab/><text:tab/><text:tab/><text:tab/><text:tab/><text:tab/>value_t*&amp; p</text:p>
      <text:p text:style-name="P862"><text:tab/><text:tab/><text:tab/><text:tab/><text:tab/><text:tab/><text:tab/><text:tab/>, size_t&amp; current_capacity</text:p>
      <text:p text:style-name="P862"><text:tab/><text:tab/><text:tab/><text:tab/><text:tab/><text:tab/><text:tab/><text:tab/>, const size_t n</text:p>
      <text:p text:style-name="P862"><text:tab/><text:tab/><text:tab/><text:tab/><text:tab/><text:tab/><text:tab/><text:tab/>,A a</text:p>
      <text:p text:style-name="P862"><text:tab/><text:tab/><text:tab/><text:tab/><text:tab/><text:tab/><text:tab/><text:tab/>)noexcept</text:p>
      <text:p text:style-name="P864"><text:tab/><text:tab/>requires (</text:p>
      <text:p text:style-name="P864"><text:tab/><text:tab/><text:tab/>concepts::allocator&lt;A&gt; &amp;&amp; <text:tab/><text:tab/><text:tab/><text:tab/><text:tab/><text:tab/><text:tab/><text:tab/><text:tab/><text:tab/>std::is_nothrow_move_constructible_v&lt;value_t&gt;</text:p>
      <text:p text:style-name="P864"><text:tab/><text:tab/><text:tab/>)</text:p>
      <text:p text:style-name="P863"/>
      <text:p text:style-name="P260"><text:tab/><text:tab/><text:tab/><text:span text:style-name="T339">Tronca la capacità d</text:span><text:span text:style-name="T1850">i</text:span><text:span text:style-name="T641"> p</text:span><text:span text:style-name="T339"> a </text:span><text:span text:style-name="T641">n</text:span><text:span text:style-name="T339"> </text:span><text:span text:style-name="T1829">elementi effettivi con </text:span><text:span text:style-name="T644">current_capacity &gt; n</text:span></text:p>
      <text:p text:style-name="P470"><text:span text:style-name="T498"><text:tab/><text:tab/><text:tab/>p</text:span><text:span text:style-name="T854"> </text:span><text:span text:style-name="T1384">non deve essere nullo se</text:span><text:span text:style-name="T854"> </text:span><text:span text:style-name="T498">current_capacity &gt; 0</text:span><text:span text:style-name="T854">.</text:span></text:p>
      <text:p text:style-name="P260"><text:tab/><text:tab/><text:tab/><text:span text:style-name="T838">R</text:span><text:span text:style-name="T339">itorna in </text:span><text:span text:style-name="T641">current_capacity</text:span><text:span text:style-name="T339"> la nuova capacita ed in </text:span><text:span text:style-name="T641">p</text:span><text:span text:style-name="T339"> il nuovo </text:span><text:span text:style-name="T641">array</text:span><text:span text:style-name="T339"> </text:span></text:p>
      <text:p text:style-name="P260"><text:tab/><text:tab/><text:tab/><text:span text:style-name="T339">Se </text:span><text:span text:style-name="T641">n</text:span><text:span text:style-name="T339"> </text:span><text:span text:style-name="T1829">è</text:span><text:span text:style-name="T339"> zero </text:span><text:span text:style-name="T641">p</text:span><text:span text:style-name="T339"> viene deallocato ed impostato a nullo e </text:span><text:span text:style-name="T641">current_capacity</text:span><text:span text:style-name="T339"> a zero </text:span></text:p>
      <text:p text:style-name="P261"><text:tab/><text:tab/><text:tab/><text:span text:style-name="T339">I</text:span><text:span text:style-name="T335">n caso di memoria insufficiente </text:span><text:span text:style-name="T1829">una istanza </text:span><text:span text:style-name="T640">error_handler_t</text:span><text:span text:style-name="T335"> viene impostat</text:span><text:span text:style-name="T1829">a</text:span><text:span text:style-name="T335"> con l’errore <text:tab/><text:tab/><text:tab/></text:span><text:span text:style-name="T640">posix not_enough_memory</text:span><text:span text:style-name="T335"> </text:span></text:p>
      <text:p text:style-name="P274"><text:tab/><text:tab/><text:tab/><text:span text:style-name="T335">Non e’ necessario che </text:span><text:span text:style-name="T640">A::value_t</text:span><text:span text:style-name="T335"> sia </text:span><text:span text:style-name="T640">value_t</text:span><text:span text:style-name="T335"> in quanto viene fatt</text:span><text:span text:style-name="T1828">a una riallocazione al tipo </text:span><text:span text:style-name="T335"><text:s/><text:tab/><text:tab/><text:tab/></text:span><text:span text:style-name="T640">value_t</text:span></text:p>
      <text:p text:style-name="P274"><text:tab/><text:tab/><text:tab/><text:span text:style-name="T1828">L’operazione è transazionale</text:span></text:p>
      <text:p text:style-name="P274"/>
      <text:p text:style-name="P274"><text:tab/><text:tab/></text:p>
      <text:p text:style-name="P275"><text:tab/><text:tab/><text:span text:style-name="T523">constexpr value_t* uninitialized_move_n(</text:span></text:p>
      <text:p text:style-name="P873"><text:tab/><text:tab/><text:tab/><text:tab/><text:tab/><text:tab/><text:tab/>value_t* to</text:p>
      <text:p text:style-name="P873"><text:tab/><text:tab/><text:tab/><text:tab/><text:tab/><text:tab/><text:tab/>, size_t n</text:p>
      <text:p text:style-name="P873"><text:tab/><text:tab/><text:tab/><text:tab/><text:tab/><text:tab/><text:tab/>, value_t* from</text:p>
      <text:p text:style-name="P873"><text:tab/><text:tab/><text:tab/><text:tab/><text:tab/><text:tab/><text:tab/>)noexcept</text:p>
      <text:p text:style-name="P873"><text:tab/><text:tab/>requires std::is_nothrow_move_constructible_v&lt;value_t&gt;</text:p>
      <text:p text:style-name="P873"/>
      <text:p text:style-name="P276"><text:tab/><text:tab/><text:tab/><text:span text:style-name="T1831">Costruisce </text:span><text:span text:style-name="T645">n</text:span><text:span text:style-name="T340"> elementi </text:span><text:span text:style-name="T646">rvalue </text:span><text:span text:style-name="T1441">da </text:span><text:span text:style-name="T645">from </text:span><text:span text:style-name="T340">a </text:span><text:span text:style-name="T645">to</text:span><text:span text:style-name="T340"> </text:span><text:span text:style-name="T1831">di memoria non inizializzata</text:span></text:p>
      <text:p text:style-name="P275"><text:span text:style-name="T838"><text:tab/><text:tab/><text:tab/>R</text:span><text:span text:style-name="T340">itorna </text:span><text:span text:style-name="T645">to + n</text:span></text:p>
      <text:p text:style-name="P280"><text:soft-page-break/><text:tab/><text:tab/><text:tab/></text:p>
      <text:p text:style-name="P262"><text:tab/><text:tab/><text:span text:style-name="T523">constexpr value_t* uninitialized_move_and_destroy_n(</text:span></text:p>
      <text:p text:style-name="P865"><text:tab/><text:tab/><text:tab/><text:tab/><text:tab/><text:tab/><text:tab/><text:tab/><text:tab/>value_t* to</text:p>
      <text:p text:style-name="P865"><text:tab/><text:tab/><text:tab/><text:tab/><text:tab/><text:tab/><text:tab/><text:tab/><text:tab/>, const size_t n</text:p>
      <text:p text:style-name="P865"><text:tab/><text:tab/><text:tab/><text:tab/><text:tab/><text:tab/><text:tab/><text:tab/><text:tab/>,value_t* from</text:p>
      <text:p text:style-name="P865"><text:tab/><text:tab/><text:tab/><text:tab/><text:tab/><text:tab/><text:tab/><text:tab/>)noexcept</text:p>
      <text:p text:style-name="P862"><text:tab/><text:tab/>requires std::is_nothrow_move_constructible_v&lt;value_t&gt;</text:p>
      <text:p text:style-name="P261"><text:span text:style-name="T523"><text:tab/></text:span><text:tab/><text:tab/></text:p>
      <text:p text:style-name="P276"><text:tab/><text:tab/><text:tab/><text:span text:style-name="T1830">Come <text:s/></text:span><text:span text:style-name="T523">uninitialized_move_n </text:span><text:span text:style-name="T1831">con in</text:span><text:span text:style-name="T1830"> pi</text:span><text:span text:style-name="T1831">ù</text:span><text:span text:style-name="T1830"> </text:span><text:span text:style-name="T1831">che gli elementi</text:span><text:span text:style-name="T1830"> di </text:span><text:span text:style-name="T646">from </text:span><text:span text:style-name="T1830">v</text:span><text:span text:style-name="T1831">engono distrutti</text:span></text:p>
      <text:p text:style-name="P261"><text:tab/><text:tab/><text:tab/></text:p>
      <text:p text:style-name="P261"/>
      <text:p text:style-name="P269"><text:tab/><text:tab/><text:span text:style-name="T523">[[nodiscard]] constexpr error_handler_t uninitialized_fill(</text:span></text:p>
      <text:p text:style-name="P872"><text:tab/><text:tab/><text:tab/><text:tab/><text:tab/><text:tab/><text:tab/><text:tab/><text:tab/><text:tab/>value_t* to</text:p>
      <text:p text:style-name="P872"><text:tab/><text:tab/><text:tab/><text:tab/><text:tab/><text:tab/><text:tab/><text:tab/><text:tab/><text:tab/>, size_t n</text:p>
      <text:p text:style-name="P872"><text:tab/><text:tab/><text:tab/><text:tab/><text:tab/><text:tab/><text:tab/><text:tab/><text:tab/><text:tab/>)noexcept</text:p>
      <text:p text:style-name="P862"><text:tab/><text:tab/>requires(std::is_default_constructible_v&lt;value_t&gt;)</text:p>
      <text:p text:style-name="P862"><text:tab/><text:tab/></text:p>
      <text:p text:style-name="P261"><text:tab/><text:tab/><text:tab/><text:span text:style-name="T839">I</text:span><text:span text:style-name="T342">nizializza con il valore </text:span><text:span text:style-name="T1633">predefinito</text:span><text:span text:style-name="T342"> di </text:span><text:span text:style-name="T647">value_t n</text:span><text:span text:style-name="T342"> elementi d</text:span><text:span text:style-name="T1831">i </text:span><text:span text:style-name="T647">to</text:span><text:span text:style-name="T342"> di memoria </text:span></text:p>
      <text:p text:style-name="P261"><text:tab/><text:tab/><text:tab/><text:span text:style-name="T342">non inizializzata </text:span></text:p>
      <text:p text:style-name="P272"><text:tab/><text:tab/><text:tab/><text:span text:style-name="T1634">L’ operazione è transazionale</text:span></text:p>
      <text:p text:style-name="P272"><text:span text:style-name="T648"/></text:p>
      <text:p text:style-name="P261"/>
      <text:p text:style-name="P264"><text:tab/><text:tab/><text:span text:style-name="T523">[[nodiscard]] constexpr error_handler_t uninitialized_fill(</text:span></text:p>
      <text:p text:style-name="P866"><text:tab/><text:tab/><text:tab/><text:tab/><text:tab/><text:tab/><text:tab/><text:tab/><text:tab/>value_t* to</text:p>
      <text:p text:style-name="P866"><text:tab/><text:tab/><text:tab/><text:tab/><text:tab/><text:tab/><text:tab/><text:tab/><text:tab/>, size_t n</text:p>
      <text:p text:style-name="P866"><text:tab/><text:tab/><text:tab/><text:tab/><text:tab/><text:tab/><text:tab/><text:tab/><text:tab/>, value_t&amp;&amp; from</text:p>
      <text:p text:style-name="P866"><text:tab/><text:tab/><text:tab/><text:tab/><text:tab/><text:tab/><text:tab/><text:tab/>)noexcept</text:p>
      <text:p text:style-name="P866"><text:tab/><text:tab/>requires ( </text:p>
      <text:p text:style-name="P866"><text:tab/><text:tab/><text:tab/>concepts::copyable_or_cloneable&lt;value_t&gt; &amp;&amp; <text:tab/><text:tab/><text:tab/><text:tab/><text:tab/><text:tab/><text:tab/><text:tab/>std::is_nothrow_move_constructible_v&lt;value_t&gt;</text:p>
      <text:p text:style-name="P866"><text:tab/><text:tab/>)</text:p>
      <text:p text:style-name="P264"/>
      <text:p text:style-name="P264"><text:tab/><text:tab/><text:tab/><text:span text:style-name="T839">I</text:span><text:span text:style-name="T342">nizializza con il valore </text:span><text:span text:style-name="T649">rvalue</text:span><text:span text:style-name="T839"> di </text:span><text:span text:style-name="T650">from</text:span><text:span text:style-name="T647"> n</text:span><text:span text:style-name="T342"> elementi </text:span><text:span text:style-name="T1831">di </text:span><text:span text:style-name="T648">to</text:span><text:span text:style-name="T1831"> </text:span><text:span text:style-name="T342">di memoria </text:span></text:p>
      <text:p text:style-name="P264"><text:tab/><text:tab/><text:tab/><text:span text:style-name="T342">non inizializzata </text:span></text:p>
      <text:p text:style-name="P272"><text:tab/><text:tab/><text:tab/><text:span text:style-name="T1634">L’ operazione è transazionale</text:span></text:p>
      <text:p text:style-name="P276"/>
      <text:p text:style-name="P264"/>
      <text:p text:style-name="P265"><text:tab/><text:tab/><text:span text:style-name="T523">[[nodiscard]] constexpr error_handler_t uninitialized_copy_n(</text:span></text:p>
      <text:p text:style-name="P867"><text:tab/><text:tab/><text:tab/><text:tab/><text:tab/><text:tab/><text:tab/><text:tab/><text:tab/>value_t* to</text:p>
      <text:p text:style-name="P867"><text:tab/><text:tab/><text:tab/><text:tab/><text:tab/><text:tab/><text:tab/><text:tab/><text:tab/>, size_t n</text:p>
      <text:p text:style-name="P867"><text:tab/><text:tab/><text:tab/><text:tab/><text:tab/><text:tab/><text:tab/><text:tab/><text:tab/>, const value_t* from</text:p>
      <text:p text:style-name="P867"><text:tab/><text:tab/><text:tab/><text:tab/><text:tab/><text:tab/><text:tab/><text:tab/><text:tab/>)noexcept</text:p>
      <text:p text:style-name="P867"><text:tab/><text:tab/>requires (</text:p>
      <text:p text:style-name="P867"><text:tab/><text:tab/><text:tab/><text:tab/>concepts::copyable_or_cloneable&lt;value_t&gt;&amp;&amp; <text:tab/><text:tab/><text:tab/><text:tab/><text:tab/><text:tab/><text:tab/><text:tab/>std::is_nothrow_move_constructible_v&lt;value_t&gt;</text:p>
      <text:p text:style-name="P867"><text:tab/><text:tab/>)</text:p>
      <text:p text:style-name="P867"/>
      <text:p text:style-name="P265"><text:tab/><text:tab/><text:tab/><text:span text:style-name="T1831">Costruisce</text:span><text:span text:style-name="T342"> c</text:span><text:span text:style-name="T1831">opiando </text:span><text:span text:style-name="T648">n</text:span><text:span text:style-name="T342"> valor</text:span><text:span text:style-name="T345">i</text:span><text:span text:style-name="T342"> </text:span><text:span text:style-name="T343">di </text:span><text:span text:style-name="T342"><text:s/></text:span><text:span text:style-name="T650">from </text:span><text:span text:style-name="T1831">in </text:span><text:span text:style-name="T648">to</text:span><text:span text:style-name="T1831"> di memoria non inizializzata </text:span><text:span text:style-name="T342"><text:s text:c="3"/></text:span></text:p>
      <text:p text:style-name="P272"><text:tab/><text:tab/><text:tab/><text:span text:style-name="T1634">L’ operazione è transazional</text:span><text:span text:style-name="T1635">e</text:span></text:p>
      <text:p text:style-name="P265"><text:tab/><text:tab/><text:tab/></text:p>
      <text:p text:style-name="P265"/>
      <text:p text:style-name="P265"><text:tab/><text:tab/><text:span text:style-name="T523">template &lt;typename... ARGS&gt;</text:span></text:p>
      <text:p text:style-name="P868"><text:tab/><text:tab/>[[nodiscard]] constexpr error_handler_t construct_at(</text:p>
      <text:p text:style-name="P868"><text:tab/><text:tab/><text:tab/><text:tab/><text:tab/><text:tab/><text:tab/><text:tab/>value_t* p</text:p>
      <text:p text:style-name="P868"><text:tab/><text:tab/><text:tab/><text:tab/><text:tab/><text:tab/><text:tab/><text:tab/>, ARGS&amp;&amp;... args</text:p>
      <text:p text:style-name="P868"><text:tab/><text:tab/><text:tab/><text:tab/><text:tab/><text:tab/><text:tab/><text:tab/>)noexcept</text:p>
      <text:p text:style-name="P867"><text:tab/><text:tab/>requires (concepts::constructible_at&lt;value_t, ARGS&amp;&amp;...&gt;)</text:p>
      <text:p text:style-name="P265"><text:tab/><text:tab/></text:p>
      <text:p text:style-name="P265"><text:tab/><text:tab/><text:tab/><text:span text:style-name="T344">Costruisce </text:span><text:span text:style-name="T651">p</text:span><text:span text:style-name="T344"> da </text:span><text:span text:style-name="T651">args</text:span><text:span text:style-name="T344"> </text:span></text:p>
      <text:p text:style-name="P265"/>
      <text:p text:style-name="P265"/>
      <text:p text:style-name="P265"><text:tab/><text:tab/><text:span text:style-name="T523">constexpr void destroy_n(value_t* p, size_t n)noexcept</text:span></text:p>
      <text:p text:style-name="P265"><text:span text:style-name="T523"/></text:p>
      <text:p text:style-name="P265"><text:tab/><text:tab/><text:tab/><text:span text:style-name="T345">Distrugge, ma non dealloca, </text:span><text:span text:style-name="T652">n</text:span><text:span text:style-name="T345"> elementi d</text:span><text:span text:style-name="T1832">i </text:span><text:span text:style-name="T652">p</text:span></text:p>
      <text:p text:style-name="P265"><text:tab/><text:tab/><text:tab/><text:span text:style-name="T749">p</text:span><text:span text:style-name="T1997"> non deve essere nullo se </text:span><text:span text:style-name="T749">n &gt; 0</text:span></text:p>
      <text:p text:style-name="P265"/>
      <text:p text:style-name="P265"><text:tab/><text:tab/><text:span text:style-name="T523">constexpr void destroy_at(value_t* p)noexcept</text:span></text:p>
      <text:p text:style-name="P265"/>
      <text:p text:style-name="P277"><text:tab/><text:tab/><text:tab/><text:tab/><text:span text:style-name="T346">Distrugge,ma non dealloca,</text:span><text:span text:style-name="T653">*p</text:span><text:span text:style-name="T346"> </text:span></text:p>
      <text:p text:style-name="P265"><text:tab/><text:tab/><text:tab/><text:span text:style-name="T752">p</text:span><text:span text:style-name="T1998"> non deve essere nullo.</text:span></text:p>
      <text:p text:style-name="P265"/>
      <text:p text:style-name="P265"/>
      <text:p text:style-name="P265"/>
      <text:p text:style-name="P265"><text:soft-page-break/></text:p>
      <text:p text:style-name="P265"><text:tab/><text:tab/><text:span text:style-name="T523">constexpr void swap_n(value_t* v, size_t n,value_t* u)noexcept</text:span></text:p>
      <text:p text:style-name="P867"><text:tab/><text:tab/>requires <text:span text:style-name="T1979">(</text:span>std::is_nothrow_swappable_v&lt;value_t&gt;<text:span text:style-name="T1979">)</text:span></text:p>
      <text:p text:style-name="P265"/>
      <text:p text:style-name="P278"><text:tab/><text:tab/><text:tab/><text:span text:style-name="T347">Scambia </text:span><text:span text:style-name="T654">n</text:span><text:span text:style-name="T347"> elementi </text:span><text:span text:style-name="T1833">di </text:span><text:span text:style-name="T655">v</text:span><text:span text:style-name="T1833"> con </text:span><text:span text:style-name="T655">u</text:span></text:p>
      <text:p text:style-name="P278"/>
      <text:p text:style-name="P278"/>
      <text:p text:style-name="P266"><text:tab/><text:tab/><text:span text:style-name="T523">[[nodiscard]] constexpr error_handler_t assign_fill(</text:span></text:p>
      <text:p text:style-name="P869"><text:tab/><text:tab/><text:tab/><text:tab/><text:tab/><text:tab/><text:tab/><text:tab/>value_t* d</text:p>
      <text:p text:style-name="P869"><text:tab/><text:tab/><text:tab/><text:tab/><text:tab/><text:tab/><text:tab/><text:tab/>, size_t n</text:p>
      <text:p text:style-name="P869"><text:tab/><text:tab/><text:tab/><text:tab/><text:tab/><text:tab/><text:tab/><text:tab/>,value_t&amp;&amp; v</text:p>
      <text:p text:style-name="P869"><text:tab/><text:tab/><text:tab/><text:tab/><text:tab/><text:tab/><text:tab/>)noexcept</text:p>
      <text:p text:style-name="P869"><text:tab/><text:tab/>requires(</text:p>
      <text:p text:style-name="P869"><text:tab/><text:tab/><text:tab/>std::is_nothrow_move_assignable_v&lt;value_t&gt; &amp;&amp; <text:tab/><text:tab/><text:tab/><text:tab/><text:tab/><text:tab/><text:tab/>concepts::copyable_or_cloneable&lt;value_t&gt;</text:p>
      <text:p text:style-name="P869"><text:tab/><text:tab/>)</text:p>
      <text:p text:style-name="P1983"><text:span text:style-name="T356"/></text:p>
      <text:p text:style-name="P278"><text:tab/><text:tab/><text:tab/><text:span text:style-name="T347">Assegna </text:span><text:span text:style-name="T654">n</text:span><text:span text:style-name="T347"> elementi </text:span><text:span text:style-name="T1833">di </text:span><text:span text:style-name="T655">d</text:span><text:span text:style-name="T1833"> con </text:span><text:span text:style-name="T655">rvalue v</text:span></text:p>
      <text:p text:style-name="P266"><text:tab/><text:tab/><text:tab/><text:span text:style-name="T1634">L’ operazione non è transazionale</text:span></text:p>
      <text:p text:style-name="P266"/>
      <text:p text:style-name="P266"/>
      <text:p text:style-name="P285"><text:s/><text:tab/><text:tab/><text:span text:style-name="T523">[[nodiscard]] constexpr error_handler_t assign_n(</text:span></text:p>
      <text:p text:style-name="P874"><text:tab/><text:tab/><text:tab/><text:tab/><text:tab/><text:tab/><text:tab/><text:tab/>value_t* d</text:p>
      <text:p text:style-name="P874"><text:tab/><text:tab/><text:tab/><text:tab/><text:tab/><text:tab/><text:tab/><text:tab/>,size_t n</text:p>
      <text:p text:style-name="P874"><text:tab/><text:tab/><text:tab/><text:tab/><text:tab/><text:tab/><text:tab/><text:tab/>,const value_t* s</text:p>
      <text:p text:style-name="P874"><text:tab/><text:tab/><text:tab/><text:tab/><text:tab/><text:tab/><text:tab/>)noexcept</text:p>
      <text:p text:style-name="P870"><text:tab/><text:tab/>requires(</text:p>
      <text:p text:style-name="P870"><text:tab/><text:tab/><text:tab/>std::is_nothrow_move_assignable_v&lt;value_t&gt; &amp;&amp; <text:tab/><text:tab/><text:tab/><text:tab/><text:tab/><text:tab/><text:tab/>concepts::copyable_or_cloneable&lt;value_t&gt;</text:p>
      <text:p text:style-name="P870"><text:tab/><text:tab/>)</text:p>
      <text:p text:style-name="P870"/>
      <text:p text:style-name="P267"><text:tab/><text:tab/><text:tab/><text:span text:style-name="T349">Assegna </text:span><text:span text:style-name="T656">n</text:span><text:span text:style-name="T349"> elementi d</text:span><text:span text:style-name="T1833">i</text:span><text:span text:style-name="T349"> </text:span><text:span text:style-name="T656">d</text:span><text:span text:style-name="T349"> </text:span><text:span text:style-name="T1833">con </text:span><text:span text:style-name="T655">s</text:span></text:p>
      <text:p text:style-name="P270"><text:tab/><text:tab/><text:tab/><text:span text:style-name="T1634">L’ operazione non è transazionale</text:span></text:p>
      <text:p text:style-name="P270"/>
      <text:p text:style-name="P270"/>
      <text:p text:style-name="P267"><text:tab/><text:tab/><text:span text:style-name="T523">template &lt;typename U&gt;</text:span></text:p>
      <text:p text:style-name="P871"><text:tab/><text:tab/>[[nodiscard]] constexpr error_handler_t assign(</text:p>
      <text:p text:style-name="P871"><text:tab/><text:tab/><text:tab/><text:tab/><text:tab/><text:tab/><text:tab/><text:tab/>value_t&amp; v</text:p>
      <text:p text:style-name="P871"><text:tab/><text:tab/><text:tab/><text:tab/><text:tab/><text:tab/><text:tab/><text:tab/>, U&amp;&amp; e</text:p>
      <text:p text:style-name="P871"><text:tab/><text:tab/><text:tab/><text:tab/><text:tab/><text:tab/><text:tab/>)noexcept</text:p>
      <text:p text:style-name="P871"><text:tab/><text:tab/>requires(</text:p>
      <text:p text:style-name="P871"><text:tab/><text:tab/><text:tab/>concepts::constructible_at&lt;value_t, U<text:span text:style-name="T350">&amp;&amp;</text:span>&gt; &amp;&amp; <text:tab/><text:tab/><text:tab/><text:tab/><text:tab/><text:tab/><text:tab/><text:tab/>std::is_nothrow_move_assignable_v&lt;std::decay_t&lt;U&gt;&gt;</text:p>
      <text:p text:style-name="P871"><text:tab/><text:tab/>)</text:p>
      <text:p text:style-name="P870"/>
      <text:p text:style-name="P267"><text:tab/><text:tab/><text:tab/><text:span text:style-name="T1833">Converte </text:span><text:span text:style-name="T655">e</text:span><text:span text:style-name="T1833"> in </text:span><text:span text:style-name="T655">value_t</text:span><text:span text:style-name="T1833"> e lo a</text:span><text:span text:style-name="T350">ssegna a </text:span><text:span text:style-name="T657">v</text:span><text:span text:style-name="T350"> </text:span></text:p>
      <text:p text:style-name="P271"><text:tab/><text:tab/><text:tab/><text:span text:style-name="T1634">L’ operazione è transazionale </text:span><text:span text:style-name="T1833">se la costruzione di </text:span><text:span text:style-name="T655">value_t</text:span><text:span text:style-name="T1833"> da </text:span><text:span text:style-name="T655">e</text:span><text:span text:style-name="T1833"> è transazionale</text:span></text:p>
      <text:p text:style-name="P271"/>
      <text:p text:style-name="P271"/>
      <text:p text:style-name="P271"/>
      <text:p text:style-name="P267"><text:tab/><text:span text:style-name="T1545">Costruttori:</text:span></text:p>
      <text:p text:style-name="P267"/>
      <text:p text:style-name="P267"><text:tab/><text:tab/><text:span text:style-name="T554">raw_storage()=delete</text:span></text:p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h text:style-name="P2020" text:outline-level="2"><text:bookmark-start text:name="__RefHeading___Toc79597_833296016"/><text:soft-page-break/>raw_wrapper<text:bookmark-end text:name="__RefHeading___Toc79597_833296016"/></text:h>
      <text:p text:style-name="P2065"/>
      <text:p text:style-name="P2042"><text:span text:style-name="T1"><text:tab/></text:span><text:span text:style-name="T298">Uso: </text:span></text:p>
      <text:p text:style-name="P2051"><text:tab/><text:tab/><text:span text:style-name="T1473">mappa un tipo </text:span><text:span text:style-name="T1474">su</text:span><text:span text:style-name="T1473"> memoria non inizializzata</text:span></text:p>
      <text:p text:style-name="P2057"><text:span text:style-name="T76"/></text:p>
      <text:p text:style-name="P2057"><text:span text:style-name="T18"><text:tab/></text:span><text:span text:style-name="T87">Testata: </text:span></text:p>
      <text:p text:style-name="P2052"><text:tab/><text:tab/><text:span text:style-name="T523">iron/unsafe/raw_wrapper.h</text:span></text:p>
      <text:p text:style-name="P2057"><text:span text:style-name="T87"/></text:p>
      <text:p text:style-name="P2057"><text:span text:style-name="T18"><text:tab/></text:span><text:span text:style-name="T20">Sinossi:</text:span></text:p>
      <text:p text:style-name="P2057"><text:span text:style-name="T20"><text:tab/><text:tab/> </text:span><text:span text:style-name="T360">template &lt;typename T&gt; class raw_wrapper final</text:span></text:p>
      <text:p text:style-name="P2042"><text:span text:style-name="T1"/></text:p>
      <text:p text:style-name="P2061"><text:tab/><text:span text:style-name="T277">Alias interni:</text:span></text:p>
      <text:p text:style-name="P2061"><text:span text:style-name="T277"><text:tab/><text:tab/></text:span><text:span text:style-name="T523">using value_t = T</text:span><text:span text:style-name="T277"><text:tab/></text:span></text:p>
      <text:p text:style-name="P2049"><text:tab/></text:p>
      <text:p text:style-name="P2034"><text:tab/>Vincoli:</text:p>
      <text:p text:style-name="P2080"><text:tab/><text:tab/>!std::is_reference_v&lt;value_t&gt;</text:p>
      <text:p text:style-name="P2080"><text:tab/><text:tab/>!std::is_array_v&lt;value_t&gt;</text:p>
      <text:p text:style-name="P2080"><text:tab/><text:tab/>!std::is_const_v&lt;value_t&gt;</text:p>
      <text:p text:style-name="P2080"><text:tab/><text:tab/>std::is_nothrow_destructible_v&lt;value_t&gt;</text:p>
      <text:p text:style-name="P2034"><text:tab/></text:p>
      <text:p text:style-name="P2049"><text:span text:style-name="T1329"><text:tab/></text:span><text:span text:style-name="T1330">Costruttori:</text:span></text:p>
      <text:p text:style-name="P2069"/>
      <text:p text:style-name="P2069"><text:tab/><text:tab/>constexpr raw_wrapper()noexcept</text:p>
      <text:p text:style-name="P2077"/>
      <text:p text:style-name="P2035"><text:tab/><text:tab/><text:tab/>Costruisce un oggetto <text:span text:style-name="T523">raw_wrapper</text:span>, l’oggetto interno <text:span text:style-name="T1998">rimane</text:span> memoria grezza </text:p>
      <text:p text:style-name="P2077"/>
      <text:p text:style-name="P2077"><text:tab/></text:p>
      <text:p text:style-name="P2069"><text:tab/><text:tab/>raw_wrapper(const raw_wrapper&amp;) = delete</text:p>
      <text:p text:style-name="P2069"><text:tab/><text:tab/></text:p>
      <text:p text:style-name="P2077"/>
      <text:p text:style-name="P2069"><text:tab/><text:tab/>constexpr raw_wrapper(raw_wrapper&amp;&amp; v)noexcept<text:span text:style-name="T1476"><text:tab/><text:tab/></text:span></text:p>
      <text:p text:style-name="P2069"><text:tab/><text:tab/>requires(std::is_nothrow_move_constructible_v&lt;value_t&gt;)</text:p>
      <text:p text:style-name="P2077"/>
      <text:p text:style-name="P2077"><text:tab/><text:tab/><text:tab/><text:span text:style-name="T872">Costruisce un oggetto </text:span><text:span text:style-name="T1647">raw_wrapper</text:span><text:span text:style-name="T872"> </text:span><text:span text:style-name="T899">da </text:span><text:span text:style-name="T1846">v </text:span><text:span text:style-name="T1647">rvalue</text:span><text:span text:style-name="T872"> </text:span></text:p>
      <text:p text:style-name="P2035"><text:tab/><text:tab/><text:tab/>L’oggetto interno di <text:span text:style-name="T523">v</text:span> deve essere già costruito </text:p>
      <text:p text:style-name="P2077"/>
      <text:p text:style-name="P2077"/>
      <text:p text:style-name="P2077"/>
      <text:p text:style-name="P2077"><text:tab/><text:span text:style-name="T873">Distruttore:</text:span></text:p>
      <text:p text:style-name="P2036"><text:tab/><text:tab/><text:span text:style-name="T531">constexpr ~raw_wrapper()</text:span></text:p>
      <text:p text:style-name="P2086"><text:tab/><text:tab/></text:p>
      <text:p text:style-name="P2058"><text:span text:style-name="T778"><text:tab/><text:tab/><text:tab/></text:span><text:span text:style-name="T1354">L’ oggetto interno deve già essere stato distrutto </text:span></text:p>
      <text:p text:style-name="P2058"><text:span text:style-name="T1354"><text:tab/><text:tab/><text:tab/>Usare i metod</text:span><text:span text:style-name="T1355">i</text:span><text:span text:style-name="T1354"> </text:span><text:span text:style-name="T460">destroy()</text:span><text:span text:style-name="T1354"> </text:span><text:span text:style-name="T1355">o </text:span><text:span text:style-name="T461">release_and_destroy()</text:span><text:span text:style-name="T1355"> </text:span><text:span text:style-name="T1354">prima </text:span></text:p>
      <text:p text:style-name="P2058"><text:span text:style-name="T1354"/></text:p>
      <text:p text:style-name="P2036"/>
      <text:p text:style-name="P2036"><text:tab/>Metodi:</text:p>
      <text:p text:style-name="P2051"><text:span text:style-name="T1322"/></text:p>
      <text:p text:style-name="P2069"><text:tab/><text:tab/>raw_wrapper&amp; operator=(const raw_wrapper&amp;) = delete</text:p>
      <text:p text:style-name="P2087"><text:span text:style-name="T356"/></text:p>
      <text:p text:style-name="P2087"><text:span text:style-name="T356"/></text:p>
      <text:p text:style-name="P2087"><text:span text:style-name="T356"/></text:p>
      <text:p text:style-name="P2053"><text:tab/><text:tab/><text:span text:style-name="T523">constexpr </text:span><text:span text:style-name="T530">raw_wrapper</text:span><text:span text:style-name="T523">&amp; operator=(</text:span><text:span text:style-name="T530">raw_wrapper</text:span><text:span text:style-name="T531">&amp;&amp; v</text:span><text:span text:style-name="T523">)noexcept</text:span></text:p>
      <text:p text:style-name="P2053"><text:span text:style-name="T523"/></text:p>
      <text:p text:style-name="P2058"><text:span text:style-name="T71"><text:tab/></text:span><text:span text:style-name="T72"><text:tab/><text:tab/></text:span><text:span text:style-name="T183">I</text:span><text:span text:style-name="T88"> due oggetti interni di </text:span><text:span text:style-name="T460">*this</text:span><text:span text:style-name="T88"> e di </text:span><text:span text:style-name="T460">v</text:span><text:span text:style-name="T88"> devono essere già costruiti </text:span></text:p>
      <text:p text:style-name="P2058"><text:span text:style-name="T72"/></text:p>
      <text:p text:style-name="P2058"><text:span text:style-name="T72"/></text:p>
      <text:p text:style-name="P2058"><text:span text:style-name="T72"/></text:p>
      <text:p text:style-name="P2081"><text:tab/><text:tab/>#ifndef NDEBUG</text:p>
      <text:p text:style-name="P2081"><text:tab/><text:tab/><text:tab/>[[nodiscard]] constexpr bool constructed()const noexcept</text:p>
      <text:p text:style-name="P2081"><text:tab/><text:tab/>#endif</text:p>
      <text:p text:style-name="P2053"><text:tab/><text:tab/></text:p>
      <text:p text:style-name="P2058"><text:span text:style-name="T71"><text:tab/><text:tab/><text:tab/></text:span><text:span text:style-name="T88">Ritorna vero se l’oggetto interno è costruito </text:span></text:p>
      <text:p text:style-name="P2054"><text:tab/><text:tab/><text:tab/></text:p>
      <text:p text:style-name="P2058"><text:span text:style-name="T1346"/></text:p>
      <text:p text:style-name="P2058"><text:span text:style-name="T1346"><text:tab/><text:tab/></text:span><text:span text:style-name="T364">constexpr void destroy()noexcept</text:span></text:p>
      <text:p text:style-name="P2058"><text:span text:style-name="T850"/></text:p>
      <text:p text:style-name="P2058"><text:span text:style-name="T88"><text:tab/><text:tab/><text:tab/>Distrugge l’oggetto interno,</text:span><text:span text:style-name="T89">esso deve essere </text:span><text:span text:style-name="T235">già </text:span><text:span text:style-name="T89">costruito</text:span></text:p>
      <text:p text:style-name="P2058"><text:span text:style-name="T89"/></text:p>
      <text:p text:style-name="P2058"><text:span text:style-name="T89"/></text:p>
      <text:p text:style-name="P2058"><text:soft-page-break/><text:span text:style-name="T89"/></text:p>
      <text:p text:style-name="P2082"><text:tab/><text:tab/>[[nodiscard]] constexpr value_t release()noexcept</text:p>
      <text:p text:style-name="P2082"><text:tab/><text:tab/>requires(std::is_nothrow_move_constructible_v&lt;value_t&gt;)</text:p>
      <text:p text:style-name="P2037"/>
      <text:p text:style-name="P2058"><text:span text:style-name="T1347"><text:tab/><text:tab/><text:tab/></text:span><text:span text:style-name="T1348">Rilascia l’oggetto interno,esso deve essere già costruito </text:span></text:p>
      <text:p text:style-name="P2038"><text:tab/><text:tab/><text:tab/>Dopo il rilascio l’oggetto interno non viene distrutto </text:p>
      <text:p text:style-name="P2051"><text:span text:style-name="T1322"/></text:p>
      <text:p text:style-name="P2051"><text:span text:style-name="T1322"/></text:p>
      <text:p text:style-name="P2051"><text:span text:style-name="T1322"/></text:p>
      <text:p text:style-name="P2082"><text:tab/><text:tab/>[[nodiscard]] constexpr value_t release_and_destroy()noexcept</text:p>
      <text:p text:style-name="P2082"><text:tab/><text:tab/>requires(std::is_nothrow_move_constructible_v&lt;value_t&gt;)</text:p>
      <text:p text:style-name="P2058"><text:span text:style-name="T1347"/></text:p>
      <text:p text:style-name="P2058"><text:span text:style-name="T1347"><text:tab/><text:tab/><text:tab/></text:span><text:span text:style-name="T1348">Rilascia l’oggetto interno,esso deve essere già costruito </text:span></text:p>
      <text:p text:style-name="P2038"><text:tab/><text:tab/><text:tab/>Dopo il rilascio l’oggetto interno viene distrutto </text:p>
      <text:p text:style-name="P2036"><text:tab/><text:tab/></text:p>
      <text:p text:style-name="P2039"/>
      <text:p text:style-name="P2039"/>
      <text:p text:style-name="P2051"><text:span text:style-name="T841"><text:tab/></text:span><text:span text:style-name="T523"><text:tab/>[[nodiscard]] constexpr const value_t&amp; value()const noexcept</text:span></text:p>
      <text:p text:style-name="P2051"><text:span text:style-name="T841"><text:tab/></text:span><text:span text:style-name="T523"><text:tab/>[[nodiscard]] constexpr const value_t&amp; </text:span><text:span text:style-name="T712">c</text:span><text:span text:style-name="T523">value()const noexcept</text:span></text:p>
      <text:p text:style-name="P2083"><text:tab/><text:tab/>[[nodiscard]] constexpr value_t&amp; value()noexcept</text:p>
      <text:p text:style-name="P2051"><text:span text:style-name="T523"/></text:p>
      <text:p text:style-name="P2058"><text:span text:style-name="T1347"><text:tab/><text:tab/><text:tab/></text:span><text:span text:style-name="T1348">Ri</text:span><text:span text:style-name="T1349">torna un</text:span><text:span text:style-name="T1352">a</text:span><text:span text:style-name="T1349"> referen</text:span><text:span text:style-name="T1352">za</text:span><text:span text:style-name="T1349"> dell’ oggetto interno</text:span><text:span text:style-name="T1348">,esso deve essere già costruito </text:span></text:p>
      <text:p text:style-name="P2058"><text:span text:style-name="T848"/></text:p>
      <text:p text:style-name="P2051"><text:span text:style-name="T523"/></text:p>
      <text:p text:style-name="P2051"><text:span text:style-name="T523"/></text:p>
      <text:p text:style-name="P2051"><text:span text:style-name="T523"/></text:p>
      <text:p text:style-name="P2031"><text:tab/><text:tab/><text:span text:style-name="T523">template &lt;typename... ARGS&gt;</text:span></text:p>
      <text:p text:style-name="P2083"><text:tab/><text:tab/>constexpr void construct(ARGS&amp;&amp;... args)noexcept</text:p>
      <text:p text:style-name="P2083"><text:tab/><text:tab/>requires (concepts::nothrow_constructible_at&lt;value_t, ARGS&amp;&amp;...&gt;)</text:p>
      <text:p text:style-name="P2083"><text:span text:style-name="T76"/></text:p>
      <text:p text:style-name="P2058"><text:span text:style-name="T1348"><text:tab/><text:tab/><text:tab/></text:span><text:span text:style-name="T1350">Costruisce l’oggetto interno,esso non deve essere già costruito </text:span></text:p>
      <text:p text:style-name="P2088"><text:span text:style-name="T841"/></text:p>
      <text:p text:style-name="P267"/>
      <text:p text:style-name="P267"/>
      <text:p text:style-name="P267"/>
      <text:p text:style-name="P267"/>
      <text:p text:style-name="P267"/>
      <text:p text:style-name="P267"/>
      <text:h text:style-name="Heading_20_2" text:outline-level="2" text:is-list-header="true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Standard"/>
      <text:p text:style-name="Standard"/>
      <text:h text:style-name="Heading_20_2" text:outline-level="2"><text:bookmark-start text:name="__RefHeading___Toc79599_833296016"/><text:soft-page-break/>unicode_conversions<text:bookmark-end text:name="__RefHeading___Toc79599_833296016"/></text:h>
      <text:p text:style-name="P82"><text:span text:style-name="T274"/></text:p>
      <text:p text:style-name="P15"><text:span text:style-name="T1"><text:tab/></text:span><text:span text:style-name="T298">Uso: </text:span></text:p>
      <text:p text:style-name="P227"><text:tab/><text:tab/><text:span text:style-name="T351">manipolazione unicode</text:span></text:p>
      <text:p text:style-name="P423"><text:span text:style-name="T76"/></text:p>
      <text:p text:style-name="P423"><text:span text:style-name="T76"><text:tab/></text:span><text:span text:style-name="T85">Testata: </text:span></text:p>
      <text:p text:style-name="P293"><text:tab/><text:tab/><text:span text:style-name="T523">iron/unsafe/unicode_conversions.h </text:span></text:p>
      <text:p text:style-name="P423"><text:span text:style-name="T85"/></text:p>
      <text:p text:style-name="P423"><text:span text:style-name="T18"><text:tab/></text:span><text:span text:style-name="T20">Sinossi:</text:span></text:p>
      <text:p text:style-name="P423"><text:span text:style-name="T20"><text:tab/><text:tab/> </text:span><text:span text:style-name="T360">class unicode_conversions final</text:span></text:p>
      <text:p text:style-name="P15"><text:span text:style-name="T1"/></text:p>
      <text:p text:style-name="P15"><text:span text:style-name="T1"/></text:p>
      <text:p text:style-name="P67"><text:tab/><text:span text:style-name="T277">Alias interni:</text:span></text:p>
      <text:p text:style-name="P67"><text:span text:style-name="T277"/></text:p>
      <text:p text:style-name="P67"><text:span text:style-name="T277"><text:tab/><text:tab/></text:span><text:span text:style-name="T523">using u8_t = std::uint8_t</text:span></text:p>
      <text:p text:style-name="P683"><text:tab/><text:tab/>using u16_t = std::uint16_t</text:p>
      <text:p text:style-name="P683"><text:tab/><text:tab/>using u32_t = std::uint32_t</text:p>
      <text:p text:style-name="P683"><text:tab/><text:tab/>using size_t = std::size_t</text:p>
      <text:p text:style-name="P67"><text:span text:style-name="T277"/></text:p>
      <text:p text:style-name="P67"><text:span text:style-name="T277"/></text:p>
      <text:p text:style-name="P67"><text:span text:style-name="T277"><text:tab/></text:span><text:span text:style-name="T278">Costanti:</text:span></text:p>
      <text:p text:style-name="P152"><text:tab/><text:tab/><text:span text:style-name="T523">constexpr char32_t default_replacement_chr = 0xFFFD</text:span></text:p>
      <text:p text:style-name="P152"><text:span text:style-name="T523"/></text:p>
      <text:p text:style-name="P156"><text:span text:style-name="T523"><text:tab/><text:tab/><text:tab/></text:span><text:span text:style-name="T865">Il carattere </text:span><text:span text:style-name="T1435">predefinito</text:span><text:span text:style-name="T865"> per rimpiazzare un </text:span><text:span text:style-name="T658">utf32</text:span><text:span text:style-name="T865"> non valido</text:span></text:p>
      <text:p text:style-name="P156"><text:span text:style-name="T777"/></text:p>
      <text:p text:style-name="P156"><text:span text:style-name="T777"/></text:p>
      <text:p text:style-name="P875"><text:tab/><text:tab/>constexpr u32_t max=0x0010fffe</text:p>
      <text:p text:style-name="P152"><text:span text:style-name="T278"/></text:p>
      <text:p text:style-name="P1528"><text:tab/><text:tab/><text:tab/>Il valore massimo di un <text:span text:style-name="T523">utf32</text:span> </text:p>
      <text:p text:style-name="P156"><text:span text:style-name="T865"/></text:p>
      <text:p text:style-name="P156"><text:span text:style-name="T865"/></text:p>
      <text:p text:style-name="P227"><text:tab/>Metodi statici:</text:p>
      <text:p text:style-name="P227"/>
      <text:p text:style-name="P155"><text:tab/><text:tab/><text:tab/><text:span text:style-name="T523">template &lt;typename T&gt;</text:span></text:p>
      <text:p text:style-name="P684"><text:tab/><text:tab/><text:tab/>[[nodiscard]] constexpr bool is_basic_charset(T <text:span text:style-name="T352">v</text:span>)noexcept</text:p>
      <text:p text:style-name="P684"><text:tab/><text:tab/><text:tab/>requires (concepts::charset&lt;T&gt;)</text:p>
      <text:p text:style-name="P152"/>
      <text:p text:style-name="P152"><text:tab/><text:tab/><text:tab/><text:span text:style-name="T840">R</text:span><text:span text:style-name="T352">itorna vero se </text:span><text:span text:style-name="T659">v</text:span><text:span text:style-name="T352"> contiene un carattere del </text:span><text:span text:style-name="T659">basic charset</text:span><text:span text:style-name="T352"> </text:span></text:p>
      <text:p text:style-name="P152"/>
      <text:p text:style-name="P152"/>
      <text:p text:style-name="P152"><text:tab/><text:tab/><text:span text:style-name="T523">template &lt;typename T&gt;</text:span></text:p>
      <text:p text:style-name="P683"><text:tab/><text:tab/>[[nodiscard]] constexpr bool is_utf32(T v)noexcept</text:p>
      <text:p text:style-name="P683"><text:tab/><text:tab/>requires(concepts::utf32_charset&lt;T&gt;)</text:p>
      <text:p text:style-name="P558"/>
      <text:p text:style-name="P152"><text:tab/><text:tab/><text:tab/><text:span text:style-name="T355">R</text:span><text:span text:style-name="T352">itorna vero se </text:span><text:span text:style-name="T659">v</text:span><text:span text:style-name="T352"> contiene un </text:span><text:span text:style-name="T659">utf32</text:span><text:span text:style-name="T352"> </text:span><text:span text:style-name="T1469">valido</text:span></text:p>
      <text:p text:style-name="P152"/>
      <text:p text:style-name="P152"/>
      <text:p text:style-name="P152"><text:tab/><text:tab/><text:span text:style-name="T523">template &lt;typename T&gt;</text:span></text:p>
      <text:p text:style-name="P683"><text:tab/><text:tab/>[[nodiscard]] constexpr size_t len(const T* p)noexcept</text:p>
      <text:p text:style-name="P683"><text:tab/><text:tab/>requires (concepts::charset&lt;T&gt;)</text:p>
      <text:p text:style-name="P1978"><text:span text:style-name="T356"/></text:p>
      <text:p text:style-name="P152"><text:tab/><text:tab/><text:tab/><text:span text:style-name="T355">C</text:span><text:span text:style-name="T352">alcola la lunghezza di una stringa usando </text:span><text:span text:style-name="T659">\0</text:span><text:span text:style-name="T352"> come terminatore </text:span></text:p>
      <text:p text:style-name="P152"/>
      <text:p text:style-name="P152"/>
      <text:p text:style-name="P152"><text:tab/><text:tab/><text:span text:style-name="T523">template &lt;typename T&gt;</text:span></text:p>
      <text:p text:style-name="P683"><text:tab/><text:tab/>[[nodiscard]] constexpr size_t size_utf8(T <text:span text:style-name="T353">v</text:span>)noexcept</text:p>
      <text:p text:style-name="P683"><text:tab/><text:tab/>requires (</text:p>
      <text:p text:style-name="P683"><text:tab/><text:tab/><text:tab/>concepts::basic_charset&lt;T&gt;</text:p>
      <text:p text:style-name="P683"><text:tab/><text:tab/><text:tab/>|| concepts::utf8_charset&lt;T&gt;</text:p>
      <text:p text:style-name="P683"><text:tab/><text:tab/><text:tab/>|| concepts::utf32_charset&lt;T&gt;</text:p>
      <text:p text:style-name="P683"><text:tab/><text:tab/>)</text:p>
      <text:p text:style-name="P152"/>
      <text:p text:style-name="P152"><text:tab/><text:tab/><text:tab/><text:span text:style-name="T355">R</text:span><text:span text:style-name="T353">itorna il numero di </text:span><text:span text:style-name="T716">char8_t</text:span><text:span text:style-name="T353"> occupati </text:span><text:span text:style-name="T1834">da </text:span><text:span text:style-name="T717">v</text:span><text:span text:style-name="T1834"> nella codifica </text:span><text:span text:style-name="T661">utf8</text:span></text:p>
      <text:p text:style-name="P152"><text:tab/><text:tab/><text:tab/><text:span text:style-name="T1470">Il valore ritornato </text:span><text:span text:style-name="T1834">è nell’ intervallo </text:span><text:span text:style-name="T1470"><text:s/></text:span><text:span text:style-name="T660">0..4</text:span><text:span text:style-name="T1470"> con </text:span><text:span text:style-name="T1835">zero</text:span><text:span text:style-name="T1470"> per indicare il </text:span><text:span text:style-name="T1835">valore</text:span><text:span text:style-name="T1470"> di </text:span><text:span text:style-name="T660">v</text:span><text:span text:style-name="T1470"> non valido</text:span></text:p>
      <text:p text:style-name="P152"/>
      <text:p text:style-name="P152"/>
      <text:p text:style-name="P152"><text:soft-page-break/></text:p>
      <text:p text:style-name="P152"><text:tab/><text:tab/><text:span text:style-name="T523">template &lt;typename T&gt;</text:span></text:p>
      <text:p text:style-name="P683"><text:tab/><text:tab/>[[nodiscard]] constexpr size_t size_utf16(T v)noexcept</text:p>
      <text:p text:style-name="P683"><text:tab/><text:tab/>requires(concepts::utf16_charset&lt;T&gt; || concepts::utf32_charset&lt;T&gt;)</text:p>
      <text:p text:style-name="P683"/>
      <text:p text:style-name="P153"><text:tab/><text:tab/><text:tab/><text:span text:style-name="T355">R</text:span><text:span text:style-name="T353">itorna il numero di </text:span><text:span text:style-name="T660">c</text:span><text:span text:style-name="T716">har16_t</text:span><text:span text:style-name="T353"> occupati in </text:span><text:span text:style-name="T661">utf16</text:span></text:p>
      <text:p text:style-name="P193"><text:tab/><text:tab/><text:tab/><text:span text:style-name="T1470">Il valore ritornato </text:span><text:span text:style-name="T1834">è nell’ intervallo</text:span><text:span text:style-name="T1470"> </text:span><text:span text:style-name="T660">0..2</text:span><text:span text:style-name="T1470"> con </text:span><text:span text:style-name="T1835">zero</text:span><text:span text:style-name="T1470"> per indicare il </text:span><text:span text:style-name="T1835">valore</text:span><text:span text:style-name="T1470"> di </text:span><text:span text:style-name="T660">v</text:span><text:span text:style-name="T1470"> non valido </text:span></text:p>
      <text:p text:style-name="P153"/>
      <text:p text:style-name="P153"/>
      <text:p text:style-name="P153"><text:tab/><text:tab/><text:span text:style-name="T523">template &lt;typename U8,typename U32, size_t N&gt;</text:span></text:p>
      <text:p text:style-name="P757"><text:tab/><text:tab/>[[nodiscard]] constexpr size_t utf32_to_utf8(U8(&amp;buffer)[N],U32 u)noexcept</text:p>
      <text:p text:style-name="P758"><text:tab/><text:tab/>requires (</text:p>
      <text:p text:style-name="P758"><text:tab/><text:tab/><text:tab/>concepts::utf8_charset&lt;U8&gt;</text:p>
      <text:p text:style-name="P758"><text:tab/><text:tab/><text:tab/>&amp;&amp; concepts::utf32_charset&lt;U32&gt;</text:p>
      <text:p text:style-name="P758"><text:tab/><text:tab/><text:tab/><text:span text:style-name="T354">&amp;&amp; N &gt; 4</text:span></text:p>
      <text:p text:style-name="P758"><text:tab/><text:tab/><text:tab/>)</text:p>
      <text:p text:style-name="P1977"><text:span text:style-name="T356"/></text:p>
      <text:p text:style-name="P153"><text:tab/><text:tab/><text:tab/><text:span text:style-name="T355">C</text:span><text:span text:style-name="T353">onverte </text:span><text:span text:style-name="T661">u</text:span><text:span text:style-name="T353"> in </text:span><text:span text:style-name="T661">utf8 </text:span><text:span text:style-name="T1442">con terminarore</text:span><text:span text:style-name="T662"> \0</text:span><text:span text:style-name="T661">,</text:span><text:span text:style-name="T353">ritorna il numero di caratteri </text:span><text:span text:style-name="T661">utf8</text:span><text:span text:style-name="T353"> memorizzati in </text:span></text:p>
      <text:p text:style-name="P153"><text:tab/><text:tab/><text:tab/><text:span text:style-name="T662">buffer</text:span><text:span text:style-name="T353"> </text:span></text:p>
      <text:p text:style-name="P194"><text:span text:style-name="T1470"><text:tab/><text:tab/><text:tab/>Il valore ritornato </text:span><text:span text:style-name="T1834">è nell’ intervallo</text:span><text:span text:style-name="T1470"> </text:span><text:span text:style-name="T660">0..</text:span><text:span text:style-name="T662">4</text:span><text:span text:style-name="T1470"> <text:s/>con </text:span><text:span text:style-name="T1835">zero</text:span><text:span text:style-name="T1470"> per indicare il </text:span><text:span text:style-name="T1835">valore</text:span><text:span text:style-name="T1470"> di </text:span><text:span text:style-name="T662">u</text:span><text:span text:style-name="T1470"> non valido</text:span></text:p>
      <text:p text:style-name="P209"/>
      <text:p text:style-name="P209"/>
      <text:p text:style-name="P153"><text:tab/><text:tab/><text:span text:style-name="T523">template &lt;typename U16,typename U32, size_t N&gt;</text:span></text:p>
      <text:p text:style-name="P757"><text:tab/><text:tab/>[[nodiscard]] constexpr size_t utf32_to_utf16(U16(&amp;buffer)[N],U32 u)noexcept</text:p>
      <text:p text:style-name="P757"><text:tab/><text:tab/>requires (</text:p>
      <text:p text:style-name="P757"><text:tab/><text:tab/><text:tab/>concepts::utf16_charset&lt;U16&gt;</text:p>
      <text:p text:style-name="P757"><text:tab/><text:tab/><text:tab/>&amp;&amp; concepts::utf32_charset&lt;U32&gt;</text:p>
      <text:p text:style-name="P757"><text:tab/><text:tab/><text:tab/><text:span text:style-name="T355">&amp;&amp; N &gt; 2</text:span></text:p>
      <text:p text:style-name="P757"><text:tab/><text:tab/><text:tab/>)</text:p>
      <text:p text:style-name="P1979"><text:span text:style-name="T356"/></text:p>
      <text:p text:style-name="P195"><text:tab/><text:tab/><text:tab/><text:span text:style-name="T355">C</text:span><text:span text:style-name="T353">onverte </text:span><text:span text:style-name="T661">u</text:span><text:span text:style-name="T353"> in </text:span><text:span text:style-name="T661">utf</text:span><text:span text:style-name="T663">16</text:span><text:span text:style-name="T661"> </text:span><text:span text:style-name="T1442">con terminarore</text:span><text:span text:style-name="T662"> \0</text:span><text:span text:style-name="T661">,</text:span><text:span text:style-name="T353">ritorna il numero di caratteri </text:span><text:span text:style-name="T661">utf</text:span><text:span text:style-name="T663">16</text:span><text:span text:style-name="T353"> memorizzati in </text:span></text:p>
      <text:p text:style-name="P195"><text:tab/><text:tab/><text:tab/><text:span text:style-name="T662">buffer</text:span><text:span text:style-name="T353"> </text:span></text:p>
      <text:p text:style-name="P195"><text:span text:style-name="T1470"><text:tab/><text:tab/><text:tab/>Il valore ritornato </text:span><text:span text:style-name="T1834">è nell’ intervallo</text:span><text:span text:style-name="T1470"> </text:span><text:span text:style-name="T660">0..</text:span><text:span text:style-name="T663">2</text:span><text:span text:style-name="T1470"> <text:s/>con </text:span><text:span text:style-name="T1835">zero</text:span><text:span text:style-name="T1470"> per indicare il </text:span><text:span text:style-name="T1835">valore</text:span><text:span text:style-name="T1470"> di </text:span><text:span text:style-name="T662">u</text:span><text:span text:style-name="T1470"> non valido</text:span></text:p>
      <text:p text:style-name="P195"/>
      <text:p text:style-name="P209"/>
      <text:p text:style-name="P759"><text:tab/><text:tab/>template &lt;typename U32,typename ITER&gt;</text:p>
      <text:p text:style-name="P760"><text:tab/><text:tab/>[[nodiscard]] constexpr size_t utf8_to_utf32(</text:p>
      <text:p text:style-name="P760"><text:tab/><text:tab/><text:tab/><text:tab/><text:tab/><text:tab/><text:tab/><text:tab/>U32&amp; cp</text:p>
      <text:p text:style-name="P760"><text:tab/><text:tab/><text:tab/><text:tab/><text:tab/><text:tab/><text:tab/><text:tab/>,ITER&amp; b</text:p>
      <text:p text:style-name="P760"><text:tab/><text:tab/><text:tab/><text:tab/><text:tab/><text:tab/><text:tab/><text:tab/>,const ITER&amp; e</text:p>
      <text:p text:style-name="P760"><text:tab/><text:tab/><text:tab/><text:tab/><text:tab/><text:tab/><text:tab/><text:tab/>)noexcept</text:p>
      <text:p text:style-name="P759"><text:tab/><text:tab/>requires (</text:p>
      <text:p text:style-name="P759"><text:tab/><text:tab/><text:tab/>concepts::utf32_charset&lt;U32&gt;</text:p>
      <text:p text:style-name="P759"><text:tab/><text:tab/><text:tab/>&amp;&amp; concepts::charset_forward_iterator&lt;ITER&gt;</text:p>
      <text:p text:style-name="P759"><text:tab/><text:tab/><text:tab/>&amp;&amp; concepts::utf8_charset&lt;decltype(*b)&gt;</text:p>
      <text:p text:style-name="P759"><text:tab/><text:tab/><text:tab/>)</text:p>
      <text:p text:style-name="P759"/>
      <text:p text:style-name="P759"/>
      <text:p text:style-name="P759"><text:tab/><text:tab/><text:span text:style-name="T866"><text:tab/></text:span><text:span text:style-name="T867">Converte la sequenza </text:span><text:span text:style-name="T1471">utf8 [b,e[</text:span><text:span text:style-name="T867"> <text:s/>in </text:span><text:span text:style-name="T1471">utf32</text:span><text:span text:style-name="T867"> </text:span></text:p>
      <text:p text:style-name="P759"><text:span text:style-name="T867"><text:tab/><text:tab/><text:tab/></text:span><text:span text:style-name="T1843">b</text:span><text:span text:style-name="T868"> viene fermato </text:span><text:span text:style-name="T898">oltre </text:span><text:span text:style-name="T868">alla fine logica della sequenza</text:span></text:p>
      <text:p text:style-name="P1850"><text:tab/><text:tab/><text:tab/>Il valore ritornato è <text:span text:style-name="T1836">uno</text:span> per valore valido o <text:span text:style-name="T1836">zero</text:span> per valore non valido </text:p>
      <text:p text:style-name="P759"><text:span text:style-name="T867"/></text:p>
      <text:p text:style-name="P1851"><text:tab/><text:tab/><text:tab/></text:p>
      <text:p text:style-name="P761"><text:span text:style-name="T867"><text:tab/><text:tab/></text:span><text:span text:style-name="T1471">template &lt;typename U32,typename ITER&gt;</text:span></text:p>
      <text:p text:style-name="P876"><text:tab/><text:tab/>[[nodiscard]] constexpr size_t utf16_to_utf32(</text:p>
      <text:p text:style-name="P876"><text:tab/><text:tab/><text:tab/><text:tab/><text:tab/><text:tab/><text:tab/><text:tab/>U32&amp; c</text:p>
      <text:p text:style-name="P876"><text:tab/><text:tab/><text:tab/><text:tab/><text:tab/><text:tab/><text:tab/><text:tab/>,ITER&amp; b</text:p>
      <text:p text:style-name="P876"><text:tab/><text:tab/><text:tab/><text:tab/><text:tab/><text:tab/><text:tab/><text:tab/>,const ITER&amp; e</text:p>
      <text:p text:style-name="P876"><text:tab/><text:tab/><text:tab/><text:tab/><text:tab/><text:tab/><text:tab/><text:tab/>)noexcept</text:p>
      <text:p text:style-name="P877"><text:tab/><text:tab/>requires (</text:p>
      <text:p text:style-name="P877"><text:tab/><text:tab/><text:tab/><text:tab/>concepts::utf32_charset&lt;U32&gt;</text:p>
      <text:p text:style-name="P877"><text:tab/><text:tab/><text:tab/><text:tab/>&amp;&amp; concepts::charset_forward_iterator&lt;ITER&gt;</text:p>
      <text:p text:style-name="P877"><text:tab/><text:tab/><text:tab/><text:tab/>&amp;&amp; concepts::utf16_charset&lt;decltype(*b)&gt;</text:p>
      <text:p text:style-name="P877"><text:tab/><text:tab/><text:tab/>)</text:p>
      <text:p text:style-name="P759"/>
      <text:p text:style-name="P761"><text:tab/><text:tab/><text:span text:style-name="T866"><text:tab/></text:span><text:span text:style-name="T867">Converte la sequenza </text:span><text:span text:style-name="T1471">utf</text:span><text:span text:style-name="T1843">16</text:span><text:span text:style-name="T1471"> [b,e[</text:span><text:span text:style-name="T867"> <text:s/>in </text:span><text:span text:style-name="T1471">utf32.</text:span><text:span text:style-name="T867"> </text:span></text:p>
      <text:p text:style-name="P761"><text:span text:style-name="T867"><text:tab/><text:tab/><text:tab/></text:span><text:span text:style-name="T1843">b</text:span><text:span text:style-name="T868"> viene fermato </text:span><text:span text:style-name="T898">oltre </text:span><text:span text:style-name="T868">la fine logica della sequenza</text:span></text:p>
      <text:p text:style-name="P1851"><text:tab/><text:tab/><text:tab/>Il valore ritornato è <text:span text:style-name="T1836">uno</text:span> per valore valido o <text:span text:style-name="T1836">zero</text:span> per valore non valido </text:p>
      <text:p text:style-name="P761"><text:span text:style-name="T867"/></text:p>
      <text:p text:style-name="P1851"/>
      <text:p text:style-name="P1851"/>
      <text:p text:style-name="P1851"/>
      <text:p text:style-name="P1851"/>
      <text:p text:style-name="P1851"/>
      <text:p text:style-name="P1851"/>
      <text:p text:style-name="P1851"><text:soft-page-break/><text:tab/><text:tab/></text:p>
      <text:p text:style-name="P761"><text:span text:style-name="T867"><text:tab/><text:tab/></text:span><text:span text:style-name="T1471">template &lt;typename U1,typename U2&gt;</text:span></text:p>
      <text:p text:style-name="P876"><text:tab/><text:tab/>[[nodiscard]] constexpr size_t utf32_to_utf32(U1&amp; <text:span text:style-name="T1836">d</text:span>, U2 <text:span text:style-name="T1836">s</text:span>)noexcept</text:p>
      <text:p text:style-name="P876"><text:tab/><text:tab/>requires (</text:p>
      <text:p text:style-name="P876"><text:tab/><text:tab/><text:tab/><text:tab/>concepts::utf32_charset&lt;U1&gt;</text:p>
      <text:p text:style-name="P876"><text:tab/><text:tab/><text:tab/><text:tab/>&amp;&amp; concepts::utf32_charset&lt;U2&gt;</text:p>
      <text:p text:style-name="P876"><text:tab/><text:tab/><text:tab/>)</text:p>
      <text:p text:style-name="P1851"><text:tab/><text:tab/><text:tab/></text:p>
      <text:p text:style-name="P761"><text:span text:style-name="T867"><text:tab/><text:tab/><text:tab/></text:span><text:span text:style-name="T868">Copia </text:span><text:span text:style-name="T1836">s</text:span><text:span text:style-name="T868"> in </text:span><text:span text:style-name="T1836">d</text:span><text:span text:style-name="T868"> </text:span></text:p>
      <text:p text:style-name="P1852"><text:tab/><text:tab/><text:tab/>In caso <text:span text:style-name="T663">s</text:span> contenga un <text:span text:style-name="T523">utf32</text:span> non valido ritorna <text:span text:style-name="T1836">zero</text:span> ma la copia è avvenuta ugualmente </text:p>
      <text:p text:style-name="P761"><text:span text:style-name="T868"><text:tab/><text:tab/><text:tab/></text:span><text:span text:style-name="T869">altrimenti ritorna </text:span><text:span text:style-name="T898">uno</text:span></text:p>
      <text:p text:style-name="P761"><text:span text:style-name="T868"/></text:p>
      <text:p text:style-name="P761"><text:span text:style-name="T868"/></text:p>
      <text:p text:style-name="P761"><text:span text:style-name="T868"/></text:p>
      <text:p text:style-name="P762"><text:tab/><text:tab/><text:tab/>template &lt;bool CHECK, typename T, typename ITER&gt;</text:p>
      <text:p text:style-name="P763"><text:tab/><text:tab/><text:tab/>[[nodiscard]] constexpr bool copy(</text:p>
      <text:p text:style-name="P763"><text:tab/><text:tab/><text:tab/><text:tab/><text:tab/><text:tab/><text:tab/><text:tab/>T* <text:span text:style-name="T1836">d</text:span></text:p>
      <text:p text:style-name="P763"><text:tab/><text:tab/><text:tab/><text:tab/><text:tab/><text:tab/><text:tab/><text:tab/>, size_t&amp; size</text:p>
      <text:p text:style-name="P763"><text:tab/><text:tab/><text:tab/><text:tab/><text:tab/><text:tab/><text:tab/><text:tab/>, ITER&amp; b</text:p>
      <text:p text:style-name="P763"><text:tab/><text:tab/><text:tab/><text:tab/><text:tab/><text:tab/><text:tab/><text:tab/>, const ITER&amp; e</text:p>
      <text:p text:style-name="P763"><text:tab/><text:tab/><text:tab/><text:tab/><text:tab/><text:tab/><text:tab/>)noexcept</text:p>
      <text:p text:style-name="P763"><text:tab/><text:tab/><text:tab/>requires(</text:p>
      <text:p text:style-name="P763"><text:tab/><text:tab/><text:tab/><text:tab/>concepts::charset&lt;T&gt; &amp;&amp; <text:tab/><text:tab/><text:tab/><text:tab/><text:tab/><text:tab/><text:tab/><text:tab/><text:tab/><text:tab/><text:tab/>concepts::charset_forward_iterator&lt;ITER&gt;</text:p>
      <text:p text:style-name="P763"><text:tab/><text:tab/><text:tab/>)</text:p>
      <text:p text:style-name="P763"/>
      <text:p text:style-name="P763"><text:tab/><text:tab/><text:tab/><text:tab/> <text:span text:style-name="T868">Copia </text:span><text:span text:style-name="T870">la sequenza </text:span><text:span text:style-name="T1844">[b,e[</text:span><text:span text:style-name="T870"> in </text:span><text:span text:style-name="T1836">d</text:span><text:span text:style-name="T870"> </text:span><text:span text:style-name="T871">eventualmente <text:s/>effettuando una conversione</text:span><text:span text:style-name="T870">.</text:span></text:p>
      <text:p text:style-name="P1853"><text:s text:c="45"/><text:span text:style-name="T523">size</text:span> contiene il numero di <text:span text:style-name="T523">T</text:span> dell’ <text:span text:style-name="T523">array </text:span><text:span text:style-name="T663">d</text:span><text:span text:style-name="T1836">.</text:span> </text:p>
      <text:p text:style-name="P1853"><text:tab/><text:tab/><text:tab/> <text:s text:c="16"/>Se <text:span text:style-name="T523">CHECK</text:span> è impostato vengono fatti tutti i controlli per verificare la validit<text:span text:style-name="T1935">à</text:span> del contenuto <text:tab/><text:tab/><text:tab/><text:tab/> <text:s/>della sequenza.</text:p>
      <text:p text:style-name="P763"><text:span text:style-name="T870"><text:tab/><text:tab/><text:tab/> <text:s text:c="16"/>In </text:span><text:span text:style-name="T1844">size</text:span><text:span text:style-name="T870"> viene <text:s/>ritornato il valore di </text:span><text:span text:style-name="T1844">T </text:span><text:span text:style-name="T870">necessari per la copia e nel caso </text:span><text:span text:style-name="T1844">size</text:span><text:span text:style-name="T870"> contenga <text:tab/><text:tab/><text:tab/><text:tab/> <text:s text:c="2"/><text:tab/> <text:s text:c="2"/></text:span><text:span text:style-name="T871">in ingresso </text:span><text:span text:style-name="T870">un valore insufficiente per la copia i caratteri in più non vengono copiati. </text:span></text:p>
      <text:p text:style-name="P763"><text:span text:style-name="T870"><text:tab/><text:tab/><text:tab/><text:tab/> <text:s text:c="2"/>In caso di valori non validi </text:span><text:span text:style-name="T898">con</text:span><text:span text:style-name="T871"> </text:span><text:span text:style-name="T1845">CHECK</text:span><text:span text:style-name="T871"> impostato </text:span><text:span text:style-name="T870">viene ritornato falso altrimenti vero </text:span></text:p>
      <text:p text:style-name="P763"><text:span text:style-name="T870"/></text:p>
      <text:p text:style-name="P1853"/>
      <text:p text:style-name="P83"><text:tab/><text:span text:style-name="T908">Costruttori:</text:span></text:p>
      <text:p text:style-name="P83"><text:tab/><text:tab/><text:tab/><text:span text:style-name="T375">unicode_conversions()=delete</text:span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h text:style-name="Heading_20_2" text:outline-level="2"><text:bookmark-start text:name="__RefHeading___Toc79601_833296016"/><text:soft-page-break/>unicode<text:bookmark-end text:name="__RefHeading___Toc79601_833296016"/></text:h>
      <text:p text:style-name="P88"/>
      <text:p text:style-name="P16"><text:span text:style-name="T1"><text:tab/></text:span><text:span text:style-name="T298">Uso: </text:span></text:p>
      <text:p text:style-name="P228"><text:tab/><text:tab/><text:span text:style-name="T1473">M</text:span><text:span text:style-name="T1472">appatura dei caratteri </text:span><text:span text:style-name="T664">utf32</text:span><text:span text:style-name="T1472"> e sua classificazione</text:span></text:p>
      <text:p text:style-name="P233"><text:tab/><text:tab/><text:span text:style-name="T1473">Usare questa classe solo per codice di basso livello, per avere le stesse informazioni </text:span></text:p>
      <text:p text:style-name="P388"><text:tab/><text:tab/>si puo usare la classe <text:span text:style-name="T523">chr</text:span>.</text:p>
      <text:p text:style-name="P467"><text:span text:style-name="T76"/></text:p>
      <text:p text:style-name="P424"><text:span text:style-name="T76"><text:tab/></text:span><text:span text:style-name="T86">Testata:</text:span></text:p>
      <text:p text:style-name="P294"><text:tab/><text:tab/><text:span text:style-name="T523">iron/unsafe/unicode.h</text:span></text:p>
      <text:p text:style-name="P424"><text:span text:style-name="T86"/></text:p>
      <text:p text:style-name="P424"><text:span text:style-name="T18"><text:tab/></text:span><text:span text:style-name="T20">Sinossi:</text:span></text:p>
      <text:p text:style-name="P424"><text:span text:style-name="T20"><text:tab/><text:tab/> </text:span><text:span text:style-name="T360">class unicode final</text:span></text:p>
      <text:p text:style-name="P16"><text:span text:style-name="T1"/></text:p>
      <text:p text:style-name="P68"><text:tab/><text:span text:style-name="T277">Alias interni:</text:span></text:p>
      <text:p text:style-name="P157"><text:tab/><text:tab/><text:span text:style-name="T523">using u32_t = std::uint32_t</text:span></text:p>
      <text:p text:style-name="P765"><text:tab/><text:tab/>using u8_t = std::uint8_t</text:p>
      <text:p text:style-name="P765"><text:tab/><text:tab/>typedef enum class attribute : u32_t {</text:p>
      <text:p text:style-name="P765"><text:tab/><text:tab/><text:tab/>numeric</text:p>
      <text:p text:style-name="P765"><text:tab/><text:tab/><text:tab/>, alphabetic</text:p>
      <text:p text:style-name="P765"><text:tab/><text:tab/><text:tab/>, lowercase</text:p>
      <text:p text:style-name="P765"><text:tab/><text:tab/><text:tab/>, uppercase</text:p>
      <text:p text:style-name="P765"><text:tab/><text:tab/><text:tab/>, whitespace</text:p>
      <text:p text:style-name="P765"><text:tab/><text:tab/><text:tab/>, alphanumeric</text:p>
      <text:p text:style-name="P765"><text:tab/><text:tab/><text:tab/>, control</text:p>
      <text:p text:style-name="P765"><text:tab/><text:tab/><text:tab/>, ascii</text:p>
      <text:p text:style-name="P765"><text:tab/><text:tab/><text:tab/>, ascii_digit</text:p>
      <text:p text:style-name="P765"><text:tab/><text:tab/><text:tab/>, ascii_hexdigit</text:p>
      <text:p text:style-name="P765"><text:tab/><text:tab/><text:tab/>, ascii_punctuation</text:p>
      <text:p text:style-name="P765"><text:tab/><text:tab/><text:tab/>, ascii_graphic</text:p>
      <text:p text:style-name="P765"><text:tab/><text:tab/><text:tab/>, not_unicode</text:p>
      <text:p text:style-name="P765"><text:tab/><text:tab/><text:tab/>, first = numeric</text:p>
      <text:p text:style-name="P765"><text:tab/><text:tab/><text:tab/>, last = not_unicode</text:p>
      <text:p text:style-name="P765"><text:tab/><text:tab/>} attr_t;</text:p>
      <text:p text:style-name="P765"><text:tab/><text:tab/>using version_t = std::tuple&lt;u8_t, u8_t, u8_t&gt;</text:p>
      <text:p text:style-name="P765"><text:tab/><text:tab/>using iter_t = unsafe::iterators::contiguous_iterator&lt;const u32_t&gt;</text:p>
      <text:p text:style-name="P765"><text:tab/><text:tab/>using <text:span text:style-name="T1556">seq</text:span>_t = std::pair&lt;iter_t, iter_t&gt;</text:p>
      <text:p text:style-name="P157"><text:tab/></text:p>
      <text:p text:style-name="P157"><text:tab/></text:p>
      <text:p text:style-name="P1854"><text:tab/>Metodi statici:</text:p>
      <text:p text:style-name="P228"><text:span text:style-name="T1322"/></text:p>
      <text:p text:style-name="P228"><text:span text:style-name="T1322"><text:tab/><text:tab/></text:span><text:span text:style-name="T526">[[nodiscard]] constexpr u32_t min()noexcept</text:span></text:p>
      <text:p text:style-name="P228"><text:span text:style-name="T1322"/></text:p>
      <text:p text:style-name="P228"><text:span text:style-name="T1322"><text:tab/><text:tab/><text:tab/></text:span><text:span text:style-name="T1323">Ritorna il valore minimo valido di un </text:span><text:span text:style-name="T665">utf32</text:span><text:span text:style-name="T1323"> – il valore è zero</text:span></text:p>
      <text:p text:style-name="P228"><text:span text:style-name="T1322"/></text:p>
      <text:p text:style-name="P228"><text:span text:style-name="T1322"/></text:p>
      <text:p text:style-name="P228"><text:span text:style-name="T1322"><text:tab/><text:tab/></text:span><text:span text:style-name="T526">[[nodiscard]] static constexpr u32_t max()noexcept</text:span></text:p>
      <text:p text:style-name="P228"><text:span text:style-name="T526"/></text:p>
      <text:p text:style-name="P229"><text:span text:style-name="T526"><text:tab/><text:tab/><text:tab/></text:span><text:span text:style-name="T1323">Ritorna il valore massimo valido di un </text:span><text:span text:style-name="T665">utf32</text:span><text:span text:style-name="T1323"> – il valore è <text:s/></text:span><text:span text:style-name="T665">0x0010fffe</text:span></text:p>
      <text:p text:style-name="P229"><text:span text:style-name="T843"/></text:p>
      <text:p text:style-name="P229"><text:span text:style-name="T843"/></text:p>
      <text:p text:style-name="P229"><text:span text:style-name="T1322"><text:tab/><text:tab/></text:span><text:span text:style-name="T526">[[nodiscard]] constexpr version_t unicode_version()noexcept</text:span><text:span text:style-name="T1322"> </text:span></text:p>
      <text:p text:style-name="P229"><text:span text:style-name="T1322"/></text:p>
      <text:p text:style-name="P229"><text:span text:style-name="T526"><text:tab/><text:tab/><text:tab/></text:span><text:span text:style-name="T1323">Ritorna la versione di </text:span><text:span text:style-name="T665">unicode</text:span><text:span text:style-name="T1323">, attualmente è 14.0.0.</text:span><text:span text:style-name="T843"> </text:span></text:p>
      <text:p text:style-name="P229"><text:span text:style-name="T1323"/></text:p>
      <text:p text:style-name="P229"><text:span text:style-name="T1323"/></text:p>
      <text:p text:style-name="P229"><text:span text:style-name="T1322"><text:tab/><text:tab/></text:span><text:span text:style-name="T526">[[nodiscard]] bool is(u32_t v, attr_t a)noexcept</text:span><text:span text:style-name="T1322"> </text:span></text:p>
      <text:p text:style-name="P229"><text:span text:style-name="T1323"/></text:p>
      <text:p text:style-name="P229"><text:span text:style-name="T1323"><text:tab/><text:tab/><text:tab/>Verifica se </text:span><text:span text:style-name="T1324">il valore di </text:span><text:span text:style-name="T665">v</text:span><text:span text:style-name="T1323"> appartiene ad </text:span><text:span text:style-name="T665">a</text:span></text:p>
      <text:p text:style-name="P229"><text:span text:style-name="T1322"/></text:p>
      <text:p text:style-name="P229"><text:span text:style-name="T1322"/></text:p>
      <text:p text:style-name="P228"><text:span text:style-name="T1322"><text:tab/><text:tab/></text:span><text:span text:style-name="T526">[[nodiscard]] constexpr bool is_ascii(u32_t v)noexcept</text:span></text:p>
      <text:p text:style-name="P228"><text:span text:style-name="T842"/></text:p>
      <text:p text:style-name="P1855"><text:tab/><text:tab/><text:tab/>Verifica se <text:span text:style-name="T523">v</text:span> appartiene alla codifica <text:span text:style-name="T523">ASCII</text:span> </text:p>
      <text:p text:style-name="P1855"/>
      <text:p text:style-name="P1855"><text:tab/><text:tab/><text:tab/></text:p>
      <text:p text:style-name="P230"><text:span text:style-name="T1325"><text:tab/><text:tab/></text:span><text:span text:style-name="T527">[[nodiscard]] constexpr bool is_ascii_digit(u32_t v)noexcept</text:span></text:p>
      <text:p text:style-name="P230"><text:span text:style-name="T843"/></text:p>
      <text:p text:style-name="P248"><text:span text:style-name="T1323"><text:tab/><text:tab/><text:tab/>Verifica se </text:span><text:span text:style-name="T665">v</text:span><text:span text:style-name="T1323"> è </text:span><text:span text:style-name="T1326">una cifra nella codifica <text:s/></text:span><text:span text:style-name="T665">ASCII</text:span></text:p>
      <text:p text:style-name="P1940"><text:soft-page-break/></text:p>
      <text:p text:style-name="P1940"><text:tab/></text:p>
      <text:p text:style-name="P231"><text:span text:style-name="T527"><text:tab/><text:tab/>[[nodiscard]] constexpr bool is_ascii_</text:span><text:span text:style-name="T528">hex</text:span><text:span text:style-name="T527">digit(u32_t v)noexcept</text:span></text:p>
      <text:p text:style-name="P231"><text:span text:style-name="T843"/></text:p>
      <text:p text:style-name="P248"><text:span text:style-name="T1323"><text:tab/><text:tab/><text:tab/>Verifica se </text:span><text:span text:style-name="T665">v</text:span><text:span text:style-name="T1323"> è </text:span><text:span text:style-name="T1326">una cifra esadecimale nella codifica </text:span><text:span text:style-name="T665">ASCII</text:span><text:span text:style-name="T1326"> </text:span></text:p>
      <text:p text:style-name="P231"><text:span text:style-name="T1326"/></text:p>
      <text:p text:style-name="P231"><text:span text:style-name="T1326"/></text:p>
      <text:p text:style-name="P231"><text:span text:style-name="T527"><text:tab/><text:tab/>[[nodiscard]] constexpr bool is_ascii_</text:span><text:span text:style-name="T528">punctuation</text:span><text:span text:style-name="T527">(u32_t v)noexcept</text:span></text:p>
      <text:p text:style-name="P231"><text:span text:style-name="T843"/></text:p>
      <text:p text:style-name="P248"><text:span text:style-name="T1323"><text:tab/><text:tab/><text:tab/>Verifica se </text:span><text:span text:style-name="T665">v</text:span><text:span text:style-name="T1323"> è </text:span><text:span text:style-name="T1326">un carattere di punteggiatura nella codifica </text:span><text:span text:style-name="T665">ASCII</text:span><text:span text:style-name="T1326"> </text:span></text:p>
      <text:p text:style-name="P231"><text:span text:style-name="T1326"/></text:p>
      <text:p text:style-name="P231"><text:span text:style-name="T1326"/></text:p>
      <text:p text:style-name="P231"><text:span text:style-name="T527"><text:tab/><text:tab/>[[nodiscard]] constexpr bool is_ascii_</text:span><text:span text:style-name="T528">graphic</text:span><text:span text:style-name="T527">(u32_t v)noexcept</text:span></text:p>
      <text:p text:style-name="P231"><text:span text:style-name="T843"/></text:p>
      <text:p text:style-name="P231"><text:span text:style-name="T1323"><text:tab/><text:tab/><text:tab/>Verifica se </text:span><text:span text:style-name="T665">v</text:span><text:span text:style-name="T1323"> è </text:span><text:span text:style-name="T1326">un carattere che ha una rappresentazione grafica</text:span></text:p>
      <text:p text:style-name="P1858"><text:tab/><text:tab/><text:tab/>nella codifica <text:span text:style-name="T665">ASCII</text:span> </text:p>
      <text:p text:style-name="P416"><text:span text:style-name="T903"/></text:p>
      <text:p text:style-name="P1857"><text:tab/><text:tab/></text:p>
      <text:p text:style-name="P231"><text:span text:style-name="T527"><text:tab/><text:tab/>[[nodiscard]] constexpr bool is_ascii_</text:span><text:span text:style-name="T528">whitespace</text:span><text:span text:style-name="T527">(u32_t v)noexcept</text:span></text:p>
      <text:p text:style-name="P231"><text:span text:style-name="T843"/></text:p>
      <text:p text:style-name="P248"><text:span text:style-name="T1323"><text:tab/><text:tab/><text:tab/>Verifica se </text:span><text:span text:style-name="T665">v</text:span><text:span text:style-name="T1323"> è </text:span><text:span text:style-name="T1326">un carattere di spaziatura nella codifica </text:span><text:span text:style-name="T665">ASCII</text:span><text:span text:style-name="T1326"> </text:span></text:p>
      <text:p text:style-name="P231"><text:span text:style-name="T903"/></text:p>
      <text:p text:style-name="P1857"><text:tab/><text:tab/></text:p>
      <text:p text:style-name="P231"><text:span text:style-name="T527"><text:tab/><text:tab/>[[nodiscard]] constexpr bool is_ascii_</text:span><text:span text:style-name="T528">lowercase</text:span><text:span text:style-name="T527">(u32_t v)noexcept</text:span></text:p>
      <text:p text:style-name="P231"><text:span text:style-name="T843"/></text:p>
      <text:p text:style-name="P248"><text:span text:style-name="T1323"><text:tab/><text:tab/><text:tab/>Verifica se </text:span><text:span text:style-name="T665">v</text:span><text:span text:style-name="T1323"> è </text:span><text:span text:style-name="T1326">una lettera minuscola nella codifica </text:span><text:span text:style-name="T665">ASCII</text:span><text:span text:style-name="T1326"> </text:span></text:p>
      <text:p text:style-name="P231"><text:span text:style-name="T903"/></text:p>
      <text:p text:style-name="P231"><text:span text:style-name="T1323"/></text:p>
      <text:p text:style-name="P232"><text:span text:style-name="T527"><text:tab/><text:tab/>[[nodiscard]] constexpr bool is_ascii_</text:span><text:span text:style-name="T529">upper</text:span><text:span text:style-name="T528">case</text:span><text:span text:style-name="T527">(u32_t v)noexcept</text:span></text:p>
      <text:p text:style-name="P232"><text:span text:style-name="T843"/></text:p>
      <text:p text:style-name="P248"><text:span text:style-name="T1323"><text:tab/><text:tab/><text:tab/>Verifica se </text:span><text:span text:style-name="T665">v</text:span><text:span text:style-name="T1323"> è </text:span><text:span text:style-name="T1326">una lettera m</text:span><text:span text:style-name="T1327">aiuscola</text:span><text:span text:style-name="T1326"> nella codifica </text:span><text:span text:style-name="T665">ASCII</text:span><text:span text:style-name="T1326"> </text:span></text:p>
      <text:p text:style-name="P1856"><text:s/></text:p>
      <text:p text:style-name="P232"><text:span text:style-name="T1323"/></text:p>
      <text:p text:style-name="P232"><text:span text:style-name="T527"><text:tab/><text:tab/>[[nodiscard]] constexpr bool is_ascii_</text:span><text:span text:style-name="T529">alphabetic</text:span><text:span text:style-name="T527">(u32_t v)noexcept</text:span></text:p>
      <text:p text:style-name="P232"><text:span text:style-name="T843"/></text:p>
      <text:p text:style-name="P248"><text:span text:style-name="T1323"><text:tab/><text:tab/><text:tab/>Verifica se </text:span><text:span text:style-name="T665">v</text:span><text:span text:style-name="T1323"> è </text:span><text:span text:style-name="T1326">una lettera m</text:span><text:span text:style-name="T1327">aiuscola</text:span><text:span text:style-name="T1326"> </text:span><text:span text:style-name="T1327">o minuscola </text:span><text:span text:style-name="T1326">nella codifica </text:span><text:span text:style-name="T665">ASCII</text:span><text:span text:style-name="T1326"> </text:span></text:p>
      <text:p text:style-name="P232"><text:span text:style-name="T1323"><text:s/></text:span><text:span text:style-name="T843"><text:tab/><text:tab/><text:tab/><text:tab/></text:span></text:p>
      <text:p text:style-name="P231"><text:span text:style-name="T844"/></text:p>
      <text:p text:style-name="P232"><text:span text:style-name="T527"><text:tab/><text:tab/>[[nodiscard]] constexpr bool is_ascii_</text:span><text:span text:style-name="T529">alphanumeric</text:span><text:span text:style-name="T527">(u32_t v)noexcept</text:span></text:p>
      <text:p text:style-name="P232"><text:span text:style-name="T843"/></text:p>
      <text:p text:style-name="P248"><text:span text:style-name="T1323"><text:tab/><text:tab/><text:tab/>Verifica se </text:span><text:span text:style-name="T665">v</text:span><text:span text:style-name="T1323"> è </text:span><text:span text:style-name="T1326">una lettera m</text:span><text:span text:style-name="T1327">aiuscola</text:span><text:span text:style-name="T1326"> </text:span><text:span text:style-name="T1327">o minuscola o una cifra </text:span><text:span text:style-name="T1326">nella codifica </text:span><text:span text:style-name="T665">ASCII</text:span><text:span text:style-name="T1326"> </text:span></text:p>
      <text:p text:style-name="P232"><text:span text:style-name="T903"/></text:p>
      <text:p text:style-name="P232"><text:span text:style-name="T903"/></text:p>
      <text:p text:style-name="P232"><text:span text:style-name="T527"><text:tab/><text:tab/>[[nodiscard]] constexpr bool is_ascii_</text:span><text:span text:style-name="T529">control</text:span><text:span text:style-name="T527">(u32_t v)noexcept</text:span></text:p>
      <text:p text:style-name="P232"><text:span text:style-name="T843"/></text:p>
      <text:p text:style-name="P248"><text:span text:style-name="T1323"><text:tab/><text:tab/><text:tab/>Verifica se </text:span><text:span text:style-name="T665">v</text:span><text:span text:style-name="T1323"> è </text:span><text:span text:style-name="T1327">un carattere di controllo </text:span><text:span text:style-name="T1326">nella codifica </text:span><text:span text:style-name="T665">ASCII</text:span><text:span text:style-name="T1326"> </text:span></text:p>
      <text:p text:style-name="P232"><text:span text:style-name="T903"/></text:p>
      <text:p text:style-name="P232"><text:span text:style-name="T841"/></text:p>
      <text:p text:style-name="P232"><text:span text:style-name="T841"><text:tab/><text:tab/></text:span><text:span text:style-name="T523">[[nodiscard]] </text:span><text:span text:style-name="T557">seq</text:span><text:span text:style-name="T523">_t uppers(u32_t v)noexcept </text:span></text:p>
      <text:p text:style-name="P232"><text:span text:style-name="T903"/></text:p>
      <text:p text:style-name="P232"><text:span text:style-name="T1323"><text:tab/><text:tab/><text:tab/></text:span><text:span text:style-name="T1327">Ritorna una sequenza </text:span><text:span text:style-name="T1323"><text:s/></text:span><text:span text:style-name="T1327">di lettere maiuscole corrispondenti a </text:span><text:span text:style-name="T529">v</text:span><text:span text:style-name="T1327"> in </text:span><text:span text:style-name="T529">utf32</text:span></text:p>
      <text:p text:style-name="P232"><text:span text:style-name="T1327"><text:tab/><text:tab/><text:tab/>La sequenza pu</text:span><text:span text:style-name="T1328">ò</text:span><text:span text:style-name="T1327"> essere vuota se </text:span><text:span text:style-name="T529">v</text:span><text:span text:style-name="T1327"> non ha corrispondenze maiuscole</text:span></text:p>
      <text:p text:style-name="P232"><text:span text:style-name="T1327"/></text:p>
      <text:p text:style-name="P232"><text:span text:style-name="T1327"/></text:p>
      <text:p text:style-name="P232"><text:span text:style-name="T841"><text:tab/><text:tab/></text:span><text:span text:style-name="T523">[[nodiscard]] </text:span><text:span text:style-name="T557">seq</text:span><text:span text:style-name="T523">_t </text:span><text:span text:style-name="T529">lowers</text:span><text:span text:style-name="T523">(u32_t v)noexcept </text:span></text:p>
      <text:p text:style-name="P232"><text:span text:style-name="T903"/></text:p>
      <text:p text:style-name="P232"><text:span text:style-name="T1323"><text:tab/><text:tab/><text:tab/></text:span><text:span text:style-name="T1327">Ritorna una sequenza </text:span><text:span text:style-name="T1323"><text:s/></text:span><text:span text:style-name="T1327">di lettere minuscole corrispondenti a </text:span><text:span text:style-name="T529">v</text:span><text:span text:style-name="T1327"> in </text:span><text:span text:style-name="T529">utf32</text:span></text:p>
      <text:p text:style-name="P232"><text:span text:style-name="T1327"><text:tab/><text:tab/><text:tab/>La sequenza pu</text:span><text:span text:style-name="T1328">ò</text:span><text:span text:style-name="T1327"> essere vuota se </text:span><text:span text:style-name="T529">v</text:span><text:span text:style-name="T1327"> non ha corrispondenze minuscole</text:span></text:p>
      <text:p text:style-name="P232"><text:span text:style-name="T1327"/></text:p>
      <text:p text:style-name="P232"><text:span text:style-name="T1327"/></text:p>
      <text:p text:style-name="P232"><text:span text:style-name="T1327"><text:tab/></text:span><text:span text:style-name="T1339">Costruttori:</text:span></text:p>
      <text:p text:style-name="P232"><text:span text:style-name="T1339"/></text:p>
      <text:p text:style-name="P232"><text:span text:style-name="T1339"><text:tab/><text:tab/></text:span><text:span text:style-name="T554">unicode()=delete</text:span></text:p>
      <text:p text:style-name="P232"><text:span text:style-name="T1327"/></text:p>
      <text:p text:style-name="P232"><text:span text:style-name="T1327"/></text:p>
      <text:p text:style-name="P232"><text:span text:style-name="T1327"/></text:p>
      <text:p text:style-name="P232"><text:span text:style-name="T1327"/></text:p>
      <text:p text:style-name="P2089"><text:span text:style-name="T841"/></text:p>
      <text:h text:style-name="Heading_20_1" text:outline-level="1" text:is-list-header="true"><text:bookmark-start text:name="__RefHeading___Toc79603_833296016"/><text:soft-page-break/><text:span text:style-name="T9">C</text:span>lassi sicure.<text:bookmark-end text:name="__RefHeading___Toc79603_833296016"/></text:h>
      <text:p text:style-name="P17"/>
      <text:h text:style-name="Heading_20_2" text:outline-level="2"><text:bookmark-start text:name="__RefHeading___Toc79605_833296016"/>adapter_box<text:bookmark-end text:name="__RefHeading___Toc79605_833296016"/></text:h>
      <text:p text:style-name="P17"><text:tab/><text:span text:style-name="T298">Uso: </text:span></text:p>
      <text:p text:style-name="P234"><text:tab/><text:tab/><text:span text:style-name="T1477">una classe che serve per scambiare dati in modo efficiente tra contenitori</text:span><text:tab/></text:p>
      <text:p text:style-name="P425"><text:span text:style-name="T76"/></text:p>
      <text:p text:style-name="P425"><text:span text:style-name="T18"><text:tab/></text:span><text:span text:style-name="T87">Testata: </text:span></text:p>
      <text:p text:style-name="P295"><text:tab/><text:tab/><text:span text:style-name="T523">iron/</text:span><text:span text:style-name="T534">adapter_box.h</text:span></text:p>
      <text:p text:style-name="P425"><text:span text:style-name="T87"/></text:p>
      <text:p text:style-name="P425"><text:span text:style-name="T18"><text:tab/></text:span><text:span text:style-name="T20">Sinossi:</text:span></text:p>
      <text:p text:style-name="P425"><text:span text:style-name="T20"><text:tab/><text:tab/> </text:span><text:span text:style-name="T360">template &lt;typename CONTAINER&gt; class adapter_box final</text:span></text:p>
      <text:p text:style-name="P17"><text:span text:style-name="T1"/></text:p>
      <text:p text:style-name="P69"><text:tab/><text:span text:style-name="T277">Alias interni:</text:span></text:p>
      <text:p text:style-name="P69"><text:span text:style-name="T277"><text:tab/><text:tab/></text:span><text:span text:style-name="T523">using container_t = CONTAINER</text:span></text:p>
      <text:p text:style-name="P766"><text:tab/><text:tab/>using container_type = container_t</text:p>
      <text:p text:style-name="P766"><text:tab/><text:tab/>using value_t = typename container_t::value_t</text:p>
      <text:p text:style-name="P766"><text:tab/><text:tab/>using value_type = value_t</text:p>
      <text:p text:style-name="P69"><text:span text:style-name="T277"><text:tab/><text:tab/></text:span><text:span text:style-name="T523">using allocator_t = typename container_t::allocator_t</text:span></text:p>
      <text:p text:style-name="P69"><text:span text:style-name="T277"><text:tab/><text:tab/></text:span><text:span text:style-name="T523">using allocator_type = allocator_t</text:span></text:p>
      <text:p text:style-name="P830"><text:tab/><text:tab/>using error_handler_t = typename container_t::error_handler_t</text:p>
      <text:p text:style-name="P830"><text:tab/><text:tab/>using error_handler_t<text:span text:style-name="T1787">ype </text:span><text:s/>= <text:span text:style-name="T1787">error_handler_t</text:span></text:p>
      <text:p text:style-name="P191"><text:tab/><text:tab/></text:p>
      <text:p text:style-name="P191"/>
      <text:p text:style-name="P177"><text:tab/><text:span text:style-name="T1479">Vincoli:</text:span><text:tab/></text:p>
      <text:p text:style-name="P1859"><text:tab/></text:p>
      <text:p text:style-name="P878"><text:tab/><text:tab/>concepts::raw_vector&lt;container_t&gt;</text:p>
      <text:p text:style-name="P768"/>
      <text:p text:style-name="P768"><text:tab/><text:tab/><text:tab/><text:span text:style-name="T1030">Per ora </text:span><text:span text:style-name="T1479">adapter_box</text:span><text:span text:style-name="T1030"> accetta solo un </text:span><text:span text:style-name="T1479">raw_vector</text:span><text:span text:style-name="T1030"> </text:span></text:p>
      <text:p text:style-name="P159"><text:span text:style-name="T1329"/></text:p>
      <text:p text:style-name="P159"><text:span text:style-name="T1329"/></text:p>
      <text:p text:style-name="P158"><text:span text:style-name="T1329"><text:tab/></text:span><text:span text:style-name="T1330">Costruttori:</text:span></text:p>
      <text:p text:style-name="P158"><text:span text:style-name="T1330"/></text:p>
      <text:p text:style-name="P882"><text:tab/><text:tab/>[[nodiscard]] static constexpr adapter_box unchecked_from(container_t&amp;&amp; v)noexcept </text:p>
      <text:p text:style-name="P767"/>
      <text:p text:style-name="P882"><text:span text:style-name="T1321"><text:tab/><text:tab/><text:tab/></text:span><text:span text:style-name="T1026">Costruisce </text:span><text:span text:style-name="T1027">da </text:span><text:span text:style-name="T1847">rvalue </text:span><text:span text:style-name="T1495">v</text:span></text:p>
      <text:p text:style-name="P887"><text:span text:style-name="T1028"><text:tab/><text:tab/><text:tab/>La costruzione non è sicura perch</text:span><text:span text:style-name="T1300">è</text:span><text:span text:style-name="T1028"> </text:span><text:span text:style-name="T1847">container_t</text:span><text:span text:style-name="T1032"> non è sicuro</text:span></text:p>
      <text:p text:style-name="P1941"><text:tab/><text:tab/></text:p>
      <text:p text:style-name="P882"><text:span text:style-name="T1321"/></text:p>
      <text:p text:style-name="P882"><text:span text:style-name="T1321"/></text:p>
      <text:p text:style-name="P882"><text:span text:style-name="T1321"><text:tab/><text:tab/></text:span><text:span text:style-name="T1480">constexpr adapter_box()noexcept=default</text:span></text:p>
      <text:p text:style-name="P882"><text:span text:style-name="T1321"><text:tab/><text:tab/></text:span><text:span text:style-name="T1480">adapter_box(const adapter_box&amp;)=delet</text:span><text:span text:style-name="T1490">e</text:span></text:p>
      <text:p text:style-name="P883"><text:span text:style-name="T1028"><text:tab/><text:tab/></text:span><text:span text:style-name="T1495">constexpr adapter_box(adapter_box&amp;&amp;)noexcept</text:span></text:p>
      <text:p text:style-name="P883"><text:span text:style-name="T1028"/></text:p>
      <text:p text:style-name="P883"><text:span text:style-name="T1028"/></text:p>
      <text:p text:style-name="P1529"><text:tab/>Distruttore: </text:p>
      <text:p text:style-name="P883"><text:span text:style-name="T1028"><text:tab/><text:tab/></text:span><text:span text:style-name="T1495">constexpr ~adapter_box()=default</text:span></text:p>
      <text:p text:style-name="P883"><text:span text:style-name="T1321"/></text:p>
      <text:p text:style-name="P1942"/>
      <text:p text:style-name="P1942"><text:tab/></text:p>
      <text:p text:style-name="P883"><text:span text:style-name="T1321"><text:tab/></text:span><text:span text:style-name="T1028">Metodi:</text:span></text:p>
      <text:p text:style-name="P1529"><text:tab/><text:tab/></text:p>
      <text:p text:style-name="P883"><text:span text:style-name="T1028"><text:tab/><text:tab/></text:span><text:span text:style-name="T1495">adapter_box&amp; operator=(const adapter_box&amp;)=delete</text:span></text:p>
      <text:p text:style-name="P884"><text:span text:style-name="T1028"><text:tab/><text:tab/></text:span><text:span text:style-name="T1495">constexpr adapter_box&amp; operator=(adapter_box&amp;&amp;)noexcept</text:span><text:span text:style-name="T1028"> </text:span></text:p>
      <text:p text:style-name="P1544"><text:tab/><text:tab/></text:p>
      <text:p text:style-name="P893"><text:span text:style-name="T1029"><text:tab/><text:tab/></text:span><text:span text:style-name="T1478">constexpr </text:span><text:span text:style-name="T1620">adapter_box&amp;</text:span><text:span text:style-name="T1478"> swap(adapter_box&amp; _v)noexcept</text:span><text:span text:style-name="T1029"> </text:span></text:p>
      <text:p text:style-name="P893"><text:span text:style-name="T1029"><text:tab/><text:tab/></text:span><text:span text:style-name="T1478">requires(std::is_nothrow_swappable_v&lt;container_t&gt;)</text:span></text:p>
      <text:p text:style-name="P893"><text:span text:style-name="T1029"/></text:p>
      <text:p text:style-name="P893"><text:span text:style-name="T1029"/></text:p>
      <text:p text:style-name="P884"><text:span text:style-name="T1029"><text:tab/><text:tab/></text:span><text:span text:style-name="T1478">[[nodiscard]] constexpr size_t capacity()const noexcept </text:span></text:p>
      <text:p text:style-name="P921"><text:tab/><text:tab/>requires(concepts::raw_vector&lt;container_t&gt;)</text:p>
      <text:p text:style-name="P921"><text:span text:style-name="T1028"/></text:p>
      <text:p text:style-name="P883"><text:span text:style-name="T1028"><text:tab/><text:tab/><text:tab/></text:span><text:span text:style-name="T1029">Ritorna il numero </text:span><text:span text:style-name="T1033">di </text:span><text:span text:style-name="T1029">elementi preallocati</text:span></text:p>
      <text:p text:style-name="P883"><text:soft-page-break/><text:span text:style-name="T1029"/></text:p>
      <text:p text:style-name="P883"><text:span text:style-name="T1029"/></text:p>
      <text:p text:style-name="P883"><text:span text:style-name="T1029"/></text:p>
      <text:p text:style-name="P883"><text:span text:style-name="T1029"><text:tab/><text:tab/></text:span><text:span text:style-name="T1478">[[nodiscard]] constexpr size_t size()const noexcept</text:span></text:p>
      <text:p text:style-name="P883"><text:span text:style-name="T785"/></text:p>
      <text:p text:style-name="P1531"><text:tab/><text:tab/><text:tab/>Ritorna il numero di elementi <text:span text:style-name="T1636">effettivi</text:span> </text:p>
      <text:p text:style-name="P884"><text:span text:style-name="T1029"/></text:p>
      <text:p text:style-name="P884"><text:span text:style-name="T1029"/></text:p>
      <text:p text:style-name="P884"><text:span text:style-name="T1029"/></text:p>
      <text:p text:style-name="P921"><text:tab/><text:tab/>[[nodiscard]] constexpr bool empty()const noexcept</text:p>
      <text:p text:style-name="P1531"><text:s/></text:p>
      <text:p text:style-name="P1531"><text:tab/><text:tab/><text:tab/>Ritorna vero se non ci sono elementi <text:span text:style-name="T1636">effettivi</text:span> </text:p>
      <text:p text:style-name="P884"/>
      <text:p text:style-name="P884"/>
      <text:p text:style-name="P884"/>
      <text:p text:style-name="P884"/>
      <text:p text:style-name="P884"><text:span text:style-name="T1029"><text:tab/><text:tab/></text:span><text:span text:style-name="T1478">[[nodiscard]] constexpr explicit operator bool()const noexcept</text:span><text:span text:style-name="T1029"> </text:span></text:p>
      <text:p text:style-name="P884"><text:span text:style-name="T1029"/></text:p>
      <text:p text:style-name="P1531"><text:tab/><text:tab/><text:tab/>Ritorna vero se ci sono elem<text:span text:style-name="T1837">enti</text:span> <text:span text:style-name="T1636">effettivi</text:span></text:p>
      <text:p text:style-name="P884"><text:span text:style-name="T1029"/></text:p>
      <text:p text:style-name="P1531"/>
      <text:p text:style-name="P1531"><text:tab/><text:tab/></text:p>
      <text:p text:style-name="P884"><text:span text:style-name="T1029"><text:tab/><text:tab/></text:span><text:span text:style-name="T1478">[[nodiscard]] constexpr container_t unsafe_release()noexcept</text:span></text:p>
      <text:p text:style-name="P884"><text:span text:style-name="T1478"><text:tab/><text:tab/>requires(std::is_nothrow_move_constructible_v&lt;container_t&gt;</text:span><text:span text:style-name="T1479">)</text:span></text:p>
      <text:p text:style-name="P884"><text:span text:style-name="T785"/></text:p>
      <text:p text:style-name="P1531"><text:tab/><text:tab/><text:tab/>Rilascia <text:span text:style-name="T1837">l’istanza </text:span><text:s/>intern<text:span text:style-name="T1837">a.</text:span> </text:p>
      <text:p text:style-name="P1531"><text:tab/><text:tab/><text:tab/>L’operazione non è sicura in quanto <text:span text:style-name="T523">container_t</text:span> non è sicuro </text:p>
      <text:p text:style-name="P1531"><text:tab/><text:tab/><text:tab/>Dopo questa operazione <text:span text:style-name="T666">empty() </text:span><text:span text:style-name="T1837">ritorna vero.</text:span></text:p>
      <text:p text:style-name="P884"><text:span text:style-name="T1029"/></text:p>
      <text:p text:style-name="P884"><text:span text:style-name="T1029"/></text:p>
      <text:p text:style-name="P912"><text:span text:style-name="T1029"><text:tab/><text:tab/></text:span><text:span text:style-name="T1620">[[nodiscard]] </text:span><text:span text:style-name="T1478">constexpr result&lt;adapter_box, error_handler_t&gt; </text:span></text:p>
      <text:p text:style-name="P936"><text:tab/><text:tab/>try_clone()const noexcept </text:p>
      <text:p text:style-name="P921"><text:tab/><text:tab/>requires(concepts::cloneable&lt;container_t&gt;)</text:p>
      <text:p text:style-name="P921"><text:tab/><text:tab/></text:p>
      <text:p text:style-name="P930"><text:tab/><text:tab/><text:span text:style-name="T1620">[[nodiscard]] </text:span>constexpr adapter_box clone()const noexcept </text:p>
      <text:p text:style-name="P921"><text:tab/><text:tab/>requires(concepts::cloneable&lt;container_t&gt;)</text:p>
      <text:p text:style-name="P884"/>
      <text:p text:style-name="P1552"><text:tab/><text:tab/><text:tab/>Operazione di copia</text:p>
      <text:p text:style-name="P885"><text:span text:style-name="T1030"/></text:p>
      <text:p text:style-name="P885"><text:span text:style-name="T1030"/></text:p>
      <text:p text:style-name="P886"><text:span text:style-name="T1030"><text:tab/><text:tab/></text:span><text:span text:style-name="T1620">[[nodiscard]] </text:span><text:span text:style-name="T1479">constexpr allocator_t </text:span><text:span text:style-name="T1496">unsafe_</text:span><text:span text:style-name="T1479">allocator()const noexcept</text:span></text:p>
      <text:p text:style-name="P1553"><text:s/></text:p>
      <text:p text:style-name="P885"><text:span text:style-name="T1030"><text:tab/><text:tab/><text:tab/></text:span><text:span text:style-name="T1031">Ritorna l’allocatore </text:span></text:p>
      <text:p text:style-name="P1557"><text:tab/><text:tab/><text:tab/>L’operazione non è sicura in quanto <text:span text:style-name="T523">allocator_t</text:span> non è sicuro </text:p>
      <text:p text:style-name="P1557"/>
      <text:p text:style-name="P1557"/>
      <text:p text:style-name="P1557"/>
      <text:p text:style-name="P1557"/>
      <text:p text:style-name="P1557"/>
      <text:p text:style-name="P1557"/>
      <text:p text:style-name="P1557"/>
      <text:p text:style-name="P1557"/>
      <text:p text:style-name="P1557"/>
      <text:p text:style-name="P1557"/>
      <text:p text:style-name="P1557"/>
      <text:p text:style-name="P1557"/>
      <text:p text:style-name="P1557"/>
      <text:p text:style-name="P1557"/>
      <text:p text:style-name="P1557"/>
      <text:p text:style-name="P1557"/>
      <text:p text:style-name="P1557"/>
      <text:p text:style-name="P1557"/>
      <text:p text:style-name="P1557"/>
      <text:h text:style-name="Heading_20_2" text:outline-level="2"><text:bookmark-start text:name="__RefHeading___Toc79607_833296016"/><text:soft-page-break/>a<text:span text:style-name="T1497">rray</text:span><text:bookmark-end text:name="__RefHeading___Toc79607_833296016"/></text:h>
      <text:p text:style-name="P18"><text:tab/><text:span text:style-name="T298">Uso: </text:span></text:p>
      <text:p text:style-name="P252"><text:tab/><text:tab/><text:span text:style-name="T1497">astrazione di </text:span><text:span text:style-name="T535">N</text:span><text:span text:style-name="T1497"> elementi contigui, con </text:span><text:span text:style-name="T535">N</text:span><text:span text:style-name="T1497"> </text:span><text:span text:style-name="T1841">immutabile</text:span></text:p>
      <text:p text:style-name="P426"><text:span text:style-name="T76"/></text:p>
      <text:p text:style-name="P426"><text:span text:style-name="T18"><text:tab/></text:span><text:span text:style-name="T87">Testata: </text:span></text:p>
      <text:p text:style-name="P296"><text:tab/><text:tab/><text:span text:style-name="T523">iron/</text:span><text:span text:style-name="T535">array</text:span><text:span text:style-name="T534">.h</text:span></text:p>
      <text:p text:style-name="P426"><text:span text:style-name="T87"/></text:p>
      <text:p text:style-name="P426"><text:span text:style-name="T18"><text:tab/></text:span><text:span text:style-name="T20">Sinossi:</text:span></text:p>
      <text:p text:style-name="P426"><text:span text:style-name="T20"><text:tab/><text:tab/></text:span><text:span text:style-name="T360">template &lt;typename T, std::size_t N&gt; </text:span><text:span text:style-name="T365">class array final</text:span></text:p>
      <text:p text:style-name="P18"><text:span text:style-name="T786"/></text:p>
      <text:p text:style-name="P70"><text:tab/><text:span text:style-name="T277">Alias interni:</text:span></text:p>
      <text:p text:style-name="P769"><text:tab/><text:tab/>using value_t = T</text:p>
      <text:p text:style-name="P769"><text:tab/><text:tab/>using value_type = value_t</text:p>
      <text:p text:style-name="P769"><text:tab/><text:tab/>using size_t = std::size_t</text:p>
      <text:p text:style-name="P769"><text:tab/><text:tab/>using size_type = size_t</text:p>
      <text:p text:style-name="P769"><text:tab/><text:tab/>using diff_t = std::ptrdiff_t</text:p>
      <text:p text:style-name="P769"><text:tab/><text:tab/>using difference_type = diff_t</text:p>
      <text:p text:style-name="P769"><text:tab/><text:tab/>using ptr_t = value_t*</text:p>
      <text:p text:style-name="P769"><text:tab/><text:tab/>using pointer = ptr_t</text:p>
      <text:p text:style-name="P769"><text:tab/><text:tab/>using reference = value_t&amp;</text:p>
      <text:p text:style-name="P769"><text:tab/><text:tab/>using ref_t = ref_wrapper&lt;value_t&gt;</text:p>
      <text:p text:style-name="P769"><text:tab/><text:tab/>using cref_t = ref_wrapper&lt;const value_t&gt;</text:p>
      <text:p text:style-name="P160"><text:span text:style-name="T523"><text:tab/><text:tab/>using iterator = &lt;</text:span><text:span text:style-name="T532">private definition&gt;</text:span></text:p>
      <text:p text:style-name="P161"><text:span text:style-name="T523"><text:tab/><text:tab/>using const_iterator = &lt;</text:span><text:span text:style-name="T532">private definition&gt;</text:span></text:p>
      <text:p text:style-name="P161"><text:span text:style-name="T523"><text:tab/><text:tab/>using reverse_iterator = &lt;</text:span><text:span text:style-name="T532">private definition&gt;</text:span></text:p>
      <text:p text:style-name="P161"><text:span text:style-name="T523"><text:tab/><text:tab/>using const_reverse_iterator = &lt;</text:span><text:span text:style-name="T532">private definition&gt;</text:span></text:p>
      <text:p text:style-name="P161"><text:span text:style-name="T523"><text:tab/><text:tab/>using seq_t = &lt;</text:span><text:span text:style-name="T532">private definition&gt;</text:span></text:p>
      <text:p text:style-name="P769"><text:tab/><text:tab/>using seq_type = seq_t</text:p>
      <text:p text:style-name="P161"><text:span text:style-name="T523"><text:tab/><text:tab/>using cseq_t = &lt;</text:span><text:span text:style-name="T532">private definition&gt;</text:span></text:p>
      <text:p text:style-name="P769"><text:tab/><text:tab/>using cseq_type = cseq_t</text:p>
      <text:p text:style-name="P161"><text:span text:style-name="T523"><text:tab/><text:tab/>using rseq_t = &lt;</text:span><text:span text:style-name="T532">private definition&gt;</text:span></text:p>
      <text:p text:style-name="P769"><text:tab/><text:tab/>using rseq_type = rseq_t</text:p>
      <text:p text:style-name="P161"><text:span text:style-name="T523"><text:tab/><text:tab/>using crseq_t = &lt;</text:span><text:span text:style-name="T532">private definition&gt;</text:span></text:p>
      <text:p text:style-name="P769"><text:tab/><text:tab/>using crseq_type = crseq_t</text:p>
      <text:p text:style-name="P769"><text:tab/><text:tab/>using error_handler_t = ierror_handler</text:p>
      <text:p text:style-name="P769"><text:tab/><text:tab/>using error_handler_type = error_handler_t</text:p>
      <text:p text:style-name="P161"><text:span text:style-name="T523"><text:tab/><text:tab/>using adapter_box_t = &lt;</text:span><text:span text:style-name="T532">private definition&gt;</text:span></text:p>
      <text:p text:style-name="P161"><text:span text:style-name="T532"/></text:p>
      <text:p text:style-name="P161"><text:span text:style-name="T532"/></text:p>
      <text:p text:style-name="P160"><text:tab/><text:span text:style-name="T1479">Vincoli:</text:span><text:tab/><text:span text:style-name="T1329"><text:tab/></text:span></text:p>
      <text:p text:style-name="P160"><text:span text:style-name="T1329"><text:tab/><text:tab/></text:span><text:span text:style-name="T536">N &lt;= max_size()</text:span></text:p>
      <text:p text:style-name="P879"><text:tab/><text:tab/>!std::is_reference_v&lt;value_t&gt;</text:p>
      <text:p text:style-name="P879"><text:tab/><text:tab/>!std::is_array_v&lt;value_t&gt;</text:p>
      <text:p text:style-name="P879"><text:tab/><text:tab/>!std::is_const_v&lt;value_t&gt;</text:p>
      <text:p text:style-name="P879"><text:tab/><text:tab/>std::is_nothrow_move_constructible_v&lt;value_t&gt;</text:p>
      <text:p text:style-name="P879"><text:tab/><text:tab/>std::is_nothrow_swappable_v&lt;value_t&gt;</text:p>
      <text:p text:style-name="P879"><text:tab/><text:tab/>std::is_nothrow_destructible_v&lt;value_t&gt;</text:p>
      <text:p text:style-name="P879"><text:tab/><text:tab/>std::is_nothrow_default_constructible_v&lt;value_t&gt;</text:p>
      <text:p text:style-name="P160"><text:span text:style-name="T1329"/></text:p>
      <text:p text:style-name="P160"><text:span text:style-name="T1329"/></text:p>
      <text:p text:style-name="P160"><text:span text:style-name="T1329"><text:tab/></text:span><text:span text:style-name="T1331">Metodi statici: </text:span></text:p>
      <text:p text:style-name="P160"><text:span text:style-name="T1331"/></text:p>
      <text:p text:style-name="P161"><text:span text:style-name="T1331"><text:tab/><text:tab/></text:span><text:span text:style-name="T532">[[nodiscard]] constexpr size_t max_size()noexcept</text:span><text:span text:style-name="T1331"> </text:span></text:p>
      <text:p text:style-name="P161"><text:span text:style-name="T1331"/></text:p>
      <text:p text:style-name="P196"><text:span text:style-name="T1331"><text:tab/><text:tab/> <text:tab/><text:tab/></text:span><text:span text:style-name="T1398">R</text:span><text:span text:style-name="T1399">itorna il massimo valore </text:span><text:span text:style-name="T1401">di </text:span><text:span text:style-name="T674">N</text:span><text:span text:style-name="T1401"> </text:span><text:span text:style-name="T1399">per allocare elementi consecutivi <text:s/></text:span><text:span text:style-name="T1400">di tipo </text:span><text:span text:style-name="T639">value_t</text:span></text:p>
      <text:p text:style-name="P160"><text:span text:style-name="T1331"/></text:p>
      <text:p text:style-name="P160"><text:span text:style-name="T1331"/></text:p>
      <text:p text:style-name="P160"><text:span text:style-name="T1331"><text:tab/><text:tab/></text:span><text:span text:style-name="T532">[[nodiscard]] consteval size_t size()noexcept</text:span></text:p>
      <text:p text:style-name="P160"><text:span text:style-name="T532"/></text:p>
      <text:p text:style-name="P162"><text:span text:style-name="T1331"><text:tab/><text:tab/><text:tab/> </text:span><text:span text:style-name="T1398">R</text:span><text:span text:style-name="T1399">itorna </text:span><text:span text:style-name="T667">N</text:span></text:p>
      <text:p text:style-name="P162"><text:span text:style-name="T845"/></text:p>
      <text:p text:style-name="P162"><text:span text:style-name="T845"/></text:p>
      <text:p text:style-name="P162"><text:span text:style-name="T1331"><text:tab/><text:tab/></text:span><text:span text:style-name="T532">[[nodiscard]] consteval bool empty()noexcept</text:span><text:span text:style-name="T1331"> </text:span></text:p>
      <text:p text:style-name="P162"><text:span text:style-name="T1331"/></text:p>
      <text:p text:style-name="P162"><text:span text:style-name="T1331"><text:tab/><text:tab/><text:tab/></text:span><text:span text:style-name="T1332">Ritorna vero se </text:span><text:span text:style-name="T673">N</text:span><text:span text:style-name="T1332"> è zero</text:span></text:p>
      <text:p text:style-name="P160"><text:span text:style-name="T1331"/></text:p>
      <text:p text:style-name="P160"><text:span text:style-name="T1331"/></text:p>
      <text:p text:style-name="P162"><text:span text:style-name="T1331"><text:tab/><text:tab/></text:span><text:span text:style-name="T532">[[nodiscard]] consteval explicit operator bool()const noexcept</text:span><text:span text:style-name="T1331"> </text:span></text:p>
      <text:p text:style-name="P162"><text:span text:style-name="T1331"/></text:p>
      <text:p text:style-name="P162"><text:span text:style-name="T1331"><text:tab/><text:tab/><text:tab/></text:span><text:span text:style-name="T1332">Ritorna vero se </text:span><text:span text:style-name="T673">N</text:span><text:span text:style-name="T1332"> non è zero</text:span></text:p>
      <text:p text:style-name="P162"><text:span text:style-name="T1332"/></text:p>
      <text:p text:style-name="P162"><text:span text:style-name="T1332"/></text:p>
      <text:p text:style-name="P162"><text:soft-page-break/><text:span text:style-name="T1332"/></text:p>
      <text:p text:style-name="P160"><text:span text:style-name="T1329"><text:tab/></text:span><text:span text:style-name="T1330">Costruttori:</text:span></text:p>
      <text:p text:style-name="P160"><text:span text:style-name="T1330"/></text:p>
      <text:p text:style-name="P888"><text:tab/><text:tab/>[[nodiscard]] static constexpr array unchecked_from(value_t(&amp;&amp;)[N])noexcept </text:p>
      <text:p text:style-name="P888"><text:tab/><text:tab/>requires(N &gt; 0)</text:p>
      <text:p text:style-name="P769"/>
      <text:p text:style-name="P889"><text:span text:style-name="T1321"><text:tab/><text:tab/><text:tab/></text:span><text:span text:style-name="T1026">Costruisce </text:span><text:span text:style-name="T1027">da </text:span><text:span text:style-name="T1034">un </text:span><text:span text:style-name="T1847">rvalue </text:span><text:span text:style-name="T1848">builtin array</text:span><text:span text:style-name="T1034"> </text:span></text:p>
      <text:p text:style-name="P889"><text:span text:style-name="T1034"><text:tab/><text:tab/><text:tab/></text:span><text:span text:style-name="T1035">Il metodo non è sicuro perché un </text:span><text:span text:style-name="T1849">builtin array</text:span><text:span text:style-name="T1035"> non è sicuro </text:span></text:p>
      <text:p text:style-name="P889"/>
      <text:p text:style-name="P889"/>
      <text:p text:style-name="P889"/>
      <text:p text:style-name="P942"><text:tab/><text:tab/>template &lt;typename A&gt;</text:p>
      <text:p text:style-name="P942"><text:tab/><text:tab/>[[nodiscard]] static constexpr result&lt;array, error_handler_t&gt; <text:tab/><text:tab/><text:tab/><text:tab/><text:tab/>try_from(adapter_box_t&lt;A&gt;&amp;&amp; <text:span text:style-name="T1838">box</text:span>)noexcept </text:p>
      <text:p text:style-name="P942"><text:tab/><text:tab/>requires(concepts::allocator&lt;A&gt;)</text:p>
      <text:p text:style-name="P888"><text:tab/><text:tab/><text:span text:style-name="T1495"><text:tab/><text:tab/></text:span></text:p>
      <text:p text:style-name="P942"><text:tab/><text:tab/>template &lt;typename A&gt;</text:p>
      <text:p text:style-name="P889"><text:span text:style-name="T1028"><text:tab/><text:tab/></text:span><text:span text:style-name="T1495">[[nodiscard]] static constexpr array from(adapter_box_t&lt;</text:span><text:span text:style-name="T1504">A&gt;</text:span><text:span text:style-name="T1495">&amp;&amp; box)noexcept</text:span><text:span text:style-name="T1028"> </text:span></text:p>
      <text:p text:style-name="P890"><text:span text:style-name="T1028"><text:tab/><text:tab/></text:span><text:span text:style-name="T1495">requires(concepts::allocator&lt;A&gt;)</text:span></text:p>
      <text:p text:style-name="P890"><text:span text:style-name="T1028"/></text:p>
      <text:p text:style-name="P889"><text:span text:style-name="T1028"><text:tab/><text:tab/><text:tab/></text:span><text:span text:style-name="T1026">Costruisce </text:span><text:span text:style-name="T1027">da </text:span><text:span text:style-name="T1034">un </text:span><text:span text:style-name="T1847">rvalue </text:span><text:span text:style-name="T1848">adapter</text:span><text:span text:style-name="T1498">_box_t</text:span></text:p>
      <text:p text:style-name="P1559"><text:tab/><text:tab/><text:tab/>Il numero di elementi <text:span text:style-name="T1838">effettivi </text:span>in <text:span text:style-name="T523">box</text:span> deve corrispondere a <text:span text:style-name="T668">N</text:span></text:p>
      <text:p text:style-name="P1559"><text:tab/><text:tab/></text:p>
      <text:p text:style-name="P889"><text:span text:style-name="T1028"/></text:p>
      <text:p text:style-name="P889"><text:span text:style-name="T1028"><text:tab/><text:tab/></text:span><text:span text:style-name="T1495">constexpr array()noexcept</text:span><text:span text:style-name="T1028"> </text:span></text:p>
      <text:p text:style-name="P888"><text:span text:style-name="T1321"><text:tab/><text:tab/></text:span><text:span text:style-name="T1480">a</text:span><text:span text:style-name="T1481">rray</text:span><text:span text:style-name="T1480">(const a</text:span><text:span text:style-name="T1481">rray</text:span><text:span text:style-name="T1480">&amp;)=delete</text:span></text:p>
      <text:p text:style-name="P888"><text:span text:style-name="T1028"><text:tab/><text:tab/></text:span><text:span text:style-name="T1495">constexpr a</text:span><text:span text:style-name="T1498">rray</text:span><text:span text:style-name="T1495">(a</text:span><text:span text:style-name="T1498">rray</text:span><text:span text:style-name="T1495">&amp;&amp;)noexcept</text:span></text:p>
      <text:p text:style-name="P888"><text:span text:style-name="T1028"/></text:p>
      <text:p text:style-name="P888"><text:span text:style-name="T1028"/></text:p>
      <text:p text:style-name="P888"><text:span text:style-name="T1028"/></text:p>
      <text:p text:style-name="P1530"><text:tab/>Distruttore: </text:p>
      <text:p text:style-name="P888"><text:span text:style-name="T1028"><text:tab/><text:tab/></text:span><text:span text:style-name="T1495">constexpr ~a</text:span><text:span text:style-name="T1507">rray</text:span><text:span text:style-name="T1495">()=default</text:span></text:p>
      <text:p text:style-name="P888"><text:span text:style-name="T1321"/></text:p>
      <text:p text:style-name="P1943"><text:tab/></text:p>
      <text:p text:style-name="P888"><text:span text:style-name="T1321"><text:tab/></text:span><text:span text:style-name="T1028">Metodi:</text:span></text:p>
      <text:p text:style-name="P1532"><text:tab/><text:tab/><text:span text:style-name="T523">array&amp; operator=(const array&amp;) = delete</text:span></text:p>
      <text:p text:style-name="P1533"><text:span text:style-name="T523"><text:tab/><text:tab/>constexpr array&amp; operator=(array&amp;&amp;)noexcept</text:span> </text:p>
      <text:p text:style-name="P1533"><text:tab/><text:tab/><text:span text:style-name="T523">constexpr void swap(array&amp;)noexcept</text:span></text:p>
      <text:p text:style-name="P1533"/>
      <text:p text:style-name="P1534"/>
      <text:p text:style-name="P1534"><text:tab/><text:tab/><text:span text:style-name="T523">template &lt;size_t M=1&gt;</text:span></text:p>
      <text:p text:style-name="P922"><text:tab/><text:tab/>[[nodiscard]] constexpr result&lt;array&lt;value_t,M * N&gt;, error_handler_t&gt; <text:tab/><text:tab/><text:tab/><text:tab/>try_clone()const noexcept </text:p>
      <text:p text:style-name="P939"><text:tab/><text:tab/>requires <text:span text:style-name="T1975">(</text:span></text:p>
      <text:p text:style-name="P939"><text:tab/><text:tab/><text:tab/>(N == 0 || max_size() / N &gt;= M) </text:p>
      <text:p text:style-name="P1497"><text:tab/><text:tab/><text:tab/>&amp;&amp; concepts::copyable_or_cloneable&lt;value_t&gt;</text:p>
      <text:p text:style-name="P1497"><text:tab/><text:tab/>)</text:p>
      <text:p text:style-name="P1534"/>
      <text:p text:style-name="P1534"><text:tab/><text:tab/><text:span text:style-name="T523">template &lt;size_t M = 1&gt;</text:span></text:p>
      <text:p text:style-name="P922"><text:tab/><text:tab/>[[nodiscard]] constexpr array&lt;value_t, M * N&gt; clone()const noexcept </text:p>
      <text:p text:style-name="P939"><text:tab/><text:tab/>requires <text:span text:style-name="T1975">(</text:span></text:p>
      <text:p text:style-name="P939"><text:tab/><text:tab/><text:tab/>(N == 0 || max_size() / N &gt;= M)</text:p>
      <text:p text:style-name="P1534"><text:tab/><text:span text:style-name="T523"><text:tab/><text:tab/></text:span><text:span text:style-name="T743">&amp;&amp; </text:span><text:span text:style-name="T523">concepts::copyable_or_cloneable&lt;value_t&gt;</text:span></text:p>
      <text:p text:style-name="P922"><text:tab/><text:tab/><text:span text:style-name="T1975">)</text:span></text:p>
      <text:p text:style-name="P922"/>
      <text:p text:style-name="P1560"><text:span text:style-name="T523"><text:tab/></text:span><text:tab/><text:tab/>Costruisce una copia <text:span text:style-name="T1510">moltiplicat</text:span><text:span text:style-name="T1838">a</text:span><text:span text:style-name="T1510"> per </text:span><text:span text:style-name="T669">M</text:span></text:p>
      <text:p text:style-name="P1534"><text:span text:style-name="T670"/></text:p>
      <text:p text:style-name="P1534"/>
      <text:p text:style-name="P1534"><text:tab/><text:tab/><text:span text:style-name="T523">[[nodiscard]] constexpr option&lt;ref_t&gt; nth(size_t idx)noexcept</text:span> </text:p>
      <text:p text:style-name="P1535"><text:span text:style-name="T523"><text:tab/><text:tab/>[[nodiscard]] constexpr option&lt;</text:span><text:span text:style-name="T691">c</text:span><text:span text:style-name="T523">ref_t&gt; nth(size_t idx)</text:span><text:span text:style-name="T537">const </text:span><text:span text:style-name="T523">noexcept</text:span> </text:p>
      <text:p text:style-name="P1548"><text:span text:style-name="T523"><text:tab/><text:tab/>[[nodiscard]] constexpr option&lt;</text:span><text:span text:style-name="T691">c</text:span><text:span text:style-name="T523">ref_t&gt; </text:span><text:span text:style-name="T704">c</text:span><text:span text:style-name="T523">nth(size_t idx)</text:span><text:span text:style-name="T537">const </text:span><text:span text:style-name="T523">noexcept</text:span> </text:p>
      <text:p text:style-name="P1548"/>
      <text:p text:style-name="P1561"><text:tab/><text:tab/><text:tab/>Ritorna l’elemento all’indice <text:span text:style-name="T523">idx</text:span> <text:s/></text:p>
      <text:p text:style-name="P1535"/>
      <text:p text:style-name="P1535"/>
      <text:p text:style-name="P1535"/>
      <text:p text:style-name="P1535"/>
      <text:p text:style-name="P1535"/>
      <text:p text:style-name="P1535"/>
      <text:p text:style-name="P1535"/>
      <text:p text:style-name="P1535"/>
      <text:p text:style-name="P2071"><text:soft-page-break/><text:span text:style-name="T884"><text:tab/></text:span><text:span text:style-name="T1640"><text:tab/><text:tab/>[[nodiscard]] constexpr ref_t </text:span><text:span text:style-name="T1973">operator[]</text:span><text:span text:style-name="T1640">(size_t idx)noexcept</text:span><text:span text:style-name="T884"><text:tab/></text:span></text:p>
      <text:p text:style-name="P2071"><text:span text:style-name="T884"><text:tab/><text:tab/><text:tab/></text:span><text:span text:style-name="T2043">requires(_N &gt; 0)</text:span></text:p>
      <text:p text:style-name="P2071"><text:span text:style-name="T1640"><text:tab/><text:tab/></text:span></text:p>
      <text:p text:style-name="P2071"><text:span text:style-name="T884"><text:tab/></text:span><text:span text:style-name="T1640"><text:tab/><text:tab/>[[nodiscard]] constexpr ref_t </text:span><text:span text:style-name="T2045">at</text:span><text:span text:style-name="T1640">(size_t idx)noexcept</text:span><text:span text:style-name="T884"><text:tab/></text:span></text:p>
      <text:p text:style-name="P2071"><text:span text:style-name="T884"><text:tab/><text:tab/><text:tab/></text:span><text:span text:style-name="T2043">requires(_N &gt; 0)</text:span></text:p>
      <text:p text:style-name="P2071"/>
      <text:p text:style-name="P2071"><text:span text:style-name="T1640"><text:tab/><text:tab/><text:tab/>[[nodiscard]] constexpr </text:span><text:span text:style-name="T1806">c</text:span><text:span text:style-name="T1640">ref_t </text:span><text:span text:style-name="T1973">operator[]</text:span><text:span text:style-name="T1640">(size_t idx)</text:span><text:span text:style-name="T1806">const </text:span><text:span text:style-name="T1640">noexcept</text:span></text:p>
      <text:p text:style-name="P2071"><text:span text:style-name="T2043"><text:tab/><text:tab/><text:tab/>requires(_N &gt; 0)</text:span></text:p>
      <text:p text:style-name="P2071"/>
      <text:p text:style-name="P2071"><text:span text:style-name="T1640"><text:tab/><text:tab/><text:tab/>[[nodiscard]] constexpr </text:span><text:span text:style-name="T1806">c</text:span><text:span text:style-name="T1640">ref_t </text:span><text:span text:style-name="T2045">at</text:span><text:span text:style-name="T1640">(size_t idx)</text:span><text:span text:style-name="T1806">const </text:span><text:span text:style-name="T1640">noexcept</text:span></text:p>
      <text:p text:style-name="P2071"><text:tab/><text:tab/><text:tab/><text:span text:style-name="T2043">requires(_N &gt; 0)</text:span></text:p>
      <text:p text:style-name="P2071"/>
      <text:p text:style-name="P754"><text:tab/><text:tab/><text:tab/><text:tab/><text:span text:style-name="T884">Ritorna </text:span><text:span text:style-name="T895">l’elemento alla posizione </text:span><text:span text:style-name="T1805">idx</text:span><text:span text:style-name="T895">, il primo elemento ha posizione <text:tab/><text:tab/><text:tab/><text:tab/><text:tab/><text:tab/><text:tab/>zero</text:span><text:span text:style-name="T884"> </text:span></text:p>
      <text:p text:style-name="P1887"><text:tab/><text:tab/><text:tab/><text:span text:style-name="T1973">In caso di indice fuori dai limiti viene chiamata </text:span><text:span text:style-name="T742">PANIC()</text:span></text:p>
      <text:p text:style-name="P910"/>
      <text:p text:style-name="P1535"/>
      <text:p text:style-name="P1535"/>
      <text:p text:style-name="P923"><text:tab/><text:tab/>[[nodiscard]] constexpr value_t&amp; unchecked_nth(size_t idx)noexcept </text:p>
      <text:p text:style-name="P923"><text:tab/><text:tab/>requires(N &gt; 0)</text:p>
      <text:p text:style-name="P923"/>
      <text:p text:style-name="P923"><text:tab/><text:tab/>[[nodiscard]] constexpr const value_t&amp; unchecked_nth(size_t idx)const noexcept </text:p>
      <text:p text:style-name="P923"><text:tab/><text:tab/>requires(N &gt; 0)</text:p>
      <text:p text:style-name="P923"/>
      <text:p text:style-name="P1562"/>
      <text:p text:style-name="P937"><text:tab/><text:tab/>[[nodiscard]] constexpr const value_t&amp; unchecked_<text:span text:style-name="T1898">c</text:span>nth(size_t idx)const noexcept </text:p>
      <text:p text:style-name="P937"><text:tab/><text:tab/>requires(N &gt; 0)</text:p>
      <text:p text:style-name="P1564"><text:span text:style-name="T492"/></text:p>
      <text:p text:style-name="P1564"><text:tab/><text:tab/><text:tab/>Ritorna l’elemento all’indice <text:span text:style-name="T523">idx</text:span></text:p>
      <text:p text:style-name="P1562"><text:span text:style-name="T523"><text:tab/><text:tab/><text:tab/></text:span><text:span text:style-name="T1839">Il metodo non è sicuro perché </text:span><text:span text:style-name="T2008">il valore di </text:span><text:span text:style-name="T671">idx</text:span><text:span text:style-name="T1839"> </text:span><text:span text:style-name="T2008">potrebbe non essere valido </text:span><text:span text:style-name="T1839">e </text:span><text:span text:style-name="T1872">perché </text:span><text:span text:style-name="T1839">ritorna una <text:tab/><text:tab/><text:tab/>referenza</text:span><text:span text:style-name="T671"> </text:span><text:s/></text:p>
      <text:p text:style-name="P1545"/>
      <text:p text:style-name="P1535"/>
      <text:p text:style-name="P1536"><text:tab/><text:tab/><text:tab/><text:span text:style-name="T523">[[nodiscard]] constexpr ref_t front()noexcept</text:span></text:p>
      <text:p text:style-name="P1536"><text:span text:style-name="T523"><text:tab/><text:tab/><text:tab/></text:span><text:span text:style-name="T757">requires(N &gt; 0)</text:span></text:p>
      <text:p text:style-name="P1538"><text:tab/><text:tab/></text:p>
      <text:p text:style-name="P1538"><text:tab/><text:tab/><text:tab/><text:span text:style-name="T523">[[nodiscard]] constexpr </text:span><text:span text:style-name="T537">c</text:span><text:span text:style-name="T523">ref_t front()</text:span><text:span text:style-name="T537">const </text:span><text:span text:style-name="T523">noexcept</text:span></text:p>
      <text:p text:style-name="P1538"><text:span text:style-name="T523"><text:tab/><text:tab/><text:tab/></text:span><text:span text:style-name="T757">requires(N &gt; 0)</text:span></text:p>
      <text:p text:style-name="P941"><text:tab/><text:tab/></text:p>
      <text:p text:style-name="P1537"><text:tab/><text:tab/><text:tab/><text:span text:style-name="T523">[[nodiscard]] constexpr </text:span><text:span text:style-name="T537">c</text:span><text:span text:style-name="T523">ref_t </text:span><text:span text:style-name="T705">c</text:span><text:span text:style-name="T523">front()</text:span><text:span text:style-name="T537">const </text:span><text:span text:style-name="T523">noexcept</text:span></text:p>
      <text:p text:style-name="P1538"><text:span text:style-name="T523"><text:tab/><text:tab/><text:tab/></text:span><text:span text:style-name="T757">requires(N &gt; 0)</text:span></text:p>
      <text:p text:style-name="P1538"><text:tab/><text:tab/></text:p>
      <text:p text:style-name="P1535"><text:span text:style-name="T1499"><text:tab/><text:tab/><text:tab/>Ritorna l’elemento all’indice </text:span><text:span text:style-name="T1500">zero</text:span><text:span text:style-name="T1499"> <text:s/></text:span></text:p>
      <text:p text:style-name="P1535"/>
      <text:p text:style-name="P1535"/>
      <text:p text:style-name="P923"><text:tab/><text:tab/>[[nodiscard]] constexpr value_t&amp; unchecked_front()noexcept </text:p>
      <text:p text:style-name="P923"><text:tab/><text:tab/>requires(N &gt; 0)</text:p>
      <text:p text:style-name="P1535"/>
      <text:p text:style-name="P938"><text:tab/><text:tab/>[[nodiscard]] constexpr <text:span text:style-name="T1500">const </text:span>value_t&amp; unchecked_front()<text:span text:style-name="T1500">const </text:span>noexcept </text:p>
      <text:p text:style-name="P938"><text:tab/><text:tab/>requires(N &gt; 0)</text:p>
      <text:p text:style-name="P938"/>
      <text:p text:style-name="P938"><text:tab/><text:tab/>[[nodiscard]] constexpr <text:span text:style-name="T1500">const </text:span>value_t&amp; unchecked_<text:span text:style-name="T1899">c</text:span>front()<text:span text:style-name="T1500">const </text:span>noexcept </text:p>
      <text:p text:style-name="P938"><text:tab/><text:tab/>requires(N &gt; 0)</text:p>
      <text:p text:style-name="P938"/>
      <text:p text:style-name="P1546"><text:span text:style-name="T1499"><text:tab/><text:tab/><text:tab/>Ritorna l’elemento all’indice </text:span><text:span text:style-name="T1500">zero</text:span></text:p>
      <text:p text:style-name="P1563"><text:span text:style-name="T523"><text:tab/><text:tab/><text:tab/></text:span><text:span text:style-name="T1839">Il metodo non è sicuro </text:span><text:span text:style-name="T1840">perché </text:span><text:span text:style-name="T1839">ritorna una referenza</text:span><text:span text:style-name="T671"> </text:span><text:s/></text:p>
      <text:p text:style-name="P1563"><text:s/></text:p>
      <text:p text:style-name="P1539"/>
      <text:p text:style-name="P1551"><text:tab/><text:tab/><text:span text:style-name="T523">[[nodiscard]] constexpr ref_t back()noexcept</text:span></text:p>
      <text:p text:style-name="P1538"><text:span text:style-name="T523"><text:tab/><text:tab/><text:tab/></text:span><text:span text:style-name="T757">requires(N &gt; 0)</text:span></text:p>
      <text:p text:style-name="P1551"><text:tab/><text:tab/> </text:p>
      <text:p text:style-name="P1549"><text:tab/><text:tab/><text:span text:style-name="T523">[[nodiscard]] constexpr </text:span><text:span text:style-name="T538">c</text:span><text:span text:style-name="T523">ref_t back()</text:span><text:span text:style-name="T538">const </text:span><text:span text:style-name="T523">noexcept</text:span> </text:p>
      <text:p text:style-name="P1538"><text:span text:style-name="T523"><text:tab/><text:tab/><text:tab/></text:span><text:span text:style-name="T757">requires(N &gt; 0)</text:span></text:p>
      <text:p text:style-name="P1538"><text:tab/><text:tab/></text:p>
      <text:p text:style-name="P1549"><text:tab/><text:tab/><text:span text:style-name="T523">[[nodiscard]] constexpr </text:span><text:span text:style-name="T538">c</text:span><text:span text:style-name="T523">ref_t </text:span><text:span text:style-name="T705">c</text:span><text:span text:style-name="T523">back()</text:span><text:span text:style-name="T538">const </text:span><text:span text:style-name="T523">noexcept</text:span> </text:p>
      <text:p text:style-name="P1538"><text:span text:style-name="T523"><text:tab/><text:tab/><text:tab/></text:span><text:span text:style-name="T757">requires(N &gt; 0)</text:span></text:p>
      <text:p text:style-name="P1538"><text:tab/><text:tab/></text:p>
      <text:p text:style-name="P1539"><text:tab/><text:tab/><text:tab/><text:span text:style-name="T1500">Ritorna l’ultimo elemento </text:span></text:p>
      <text:p text:style-name="P1539"/>
      <text:p text:style-name="P1539"/>
      <text:p text:style-name="P1539"/>
      <text:p text:style-name="P1539"/>
      <text:p text:style-name="P1539"/>
      <text:p text:style-name="P1539"><text:soft-page-break/><text:tab/><text:tab/><text:span text:style-name="T523">[[nodiscard]] constexpr </text:span><text:span text:style-name="T538">value_t&amp;</text:span><text:span text:style-name="T523"> </text:span><text:span text:style-name="T538">unchecked_</text:span><text:span text:style-name="T523">back()noexcept</text:span> </text:p>
      <text:p text:style-name="P934"><text:tab/><text:tab/>requires(N &gt; 0)</text:p>
      <text:p text:style-name="P1539"/>
      <text:p text:style-name="P1539"><text:tab/><text:tab/><text:span text:style-name="T523">[[nodiscard]] constexpr </text:span><text:span text:style-name="T538">const value_t&amp;</text:span><text:span text:style-name="T523"> </text:span><text:span text:style-name="T538">unchecked_</text:span><text:span text:style-name="T523">back()</text:span><text:span text:style-name="T538">const </text:span><text:span text:style-name="T523">noexcept</text:span> </text:p>
      <text:p text:style-name="P934"><text:tab/><text:tab/>requires(N &gt; 0)</text:p>
      <text:p text:style-name="P934"/>
      <text:p text:style-name="P1549"><text:tab/><text:tab/><text:span text:style-name="T523">[[nodiscard]] constexpr </text:span><text:span text:style-name="T538">const value_t&amp;</text:span><text:span text:style-name="T523"> </text:span><text:span text:style-name="T538">unchecked_</text:span><text:span text:style-name="T705">c</text:span><text:span text:style-name="T523">back()</text:span><text:span text:style-name="T538">const </text:span><text:span text:style-name="T523">noexcept</text:span> </text:p>
      <text:p text:style-name="P938"><text:tab/><text:tab/>requires(N &gt; 0)</text:p>
      <text:p text:style-name="P938"/>
      <text:p text:style-name="P1546"><text:tab/><text:tab/><text:tab/><text:span text:style-name="T1500">Ritorna l’ultimo elemento</text:span></text:p>
      <text:p text:style-name="P1563"><text:span text:style-name="T523"><text:tab/><text:tab/><text:tab/></text:span><text:span text:style-name="T1839">Il metodo non è sicuro </text:span><text:span text:style-name="T1840">perché </text:span><text:span text:style-name="T1839">ritorna una referenza</text:span><text:span text:style-name="T671"> </text:span><text:s/></text:p>
      <text:p text:style-name="P1546"><text:span text:style-name="T1499"><text:s/></text:span><text:span text:style-name="T1500"><text:s/></text:span></text:p>
      <text:p text:style-name="P1539"/>
      <text:p text:style-name="P924"><text:tab/><text:tab/>[[nodiscard]] constexpr error_handler_t try_fill(value_t&amp;&amp; v)noexcept </text:p>
      <text:p text:style-name="P924"><text:tab/><text:tab/>requires(concepts::copyable_or_cloneable&lt;value_t&gt;)</text:p>
      <text:p text:style-name="P924"/>
      <text:p text:style-name="P925"><text:tab/><text:tab/>constexpr array&amp; fill(value_t&amp;&amp; v)noexcept </text:p>
      <text:p text:style-name="P925"><text:tab/><text:tab/>requires(concepts::copyable_or_cloneable&lt;value_t&gt;)</text:p>
      <text:p text:style-name="P925"/>
      <text:p text:style-name="P1546"><text:span text:style-name="T1500"><text:tab/><text:tab/><text:tab/>R</text:span><text:span text:style-name="T1501">iempie </text:span><text:span text:style-name="T1502">con </text:span><text:span text:style-name="T1840">il valore </text:span><text:span text:style-name="T672">rvalue v</text:span></text:p>
      <text:p text:style-name="P1546"><text:span text:style-name="T672"><text:tab/><text:tab/><text:tab/></text:span><text:span text:style-name="T1840">Non c</text:span><text:span text:style-name="T1502">i devono essere referenti attivi </text:span></text:p>
      <text:p text:style-name="P1546"><text:span text:style-name="T1506"><text:tab/><text:tab/><text:tab/></text:span><text:span text:style-name="T1551">L</text:span><text:span text:style-name="T1506">’operazione non è </text:span><text:span text:style-name="T1840">transazionale</text:span></text:p>
      <text:p text:style-name="P1546"/>
      <text:p text:style-name="P1546"/>
      <text:p text:style-name="P1540"><text:tab/><text:tab/><text:span text:style-name="T523">constexpr array&amp; fill(const value_t&amp; v)noexcept</text:span></text:p>
      <text:p text:style-name="P926"><text:tab/><text:tab/>requires(std::is_nothrow_copy_constructible_v&lt;value_t&gt;)</text:p>
      <text:p text:style-name="P926"/>
      <text:p text:style-name="P934"><text:span text:style-name="T1036"><text:tab/><text:tab/><text:tab/>R</text:span><text:span text:style-name="T1037">iempie </text:span><text:span text:style-name="T1038">con <text:s/></text:span><text:span text:style-name="T1234">il valore di </text:span><text:span text:style-name="T1502">v</text:span></text:p>
      <text:p text:style-name="P934"><text:span text:style-name="T1038"><text:tab/><text:tab/><text:tab/></text:span><text:span text:style-name="T1234">N</text:span><text:span text:style-name="T1038">on ci devono essere referenti attivi </text:span></text:p>
      <text:p text:style-name="P1540"/>
      <text:p text:style-name="P1540"/>
      <text:p text:style-name="P927"><text:tab/><text:tab/>[[nodiscard]] constexpr seq_t seq()noexcept</text:p>
      <text:p text:style-name="P1540"><text:tab/><text:tab/><text:span text:style-name="T523">[[nodiscard]] constexpr cseq_t cseq()const noexcept</text:span></text:p>
      <text:p text:style-name="P1540"><text:span text:style-name="T523"/></text:p>
      <text:p text:style-name="P934"><text:span text:style-name="T1036"><text:tab/><text:tab/><text:tab/></text:span><text:span text:style-name="T1039">Ritorna una sequenza </text:span><text:span text:style-name="T1234">sugli elementi</text:span><text:span text:style-name="T1039"> </text:span></text:p>
      <text:p text:style-name="P934"><text:span text:style-name="T1038"/></text:p>
      <text:p text:style-name="P927"><text:span text:style-name="T1038"/></text:p>
      <text:p text:style-name="P1541"><text:span text:style-name="T523"><text:tab/><text:tab/>[[nodiscard]] constexpr </text:span><text:span text:style-name="T539">r</text:span><text:span text:style-name="T523">seq_t </text:span><text:span text:style-name="T539">r</text:span><text:span text:style-name="T523">seq()noexcept</text:span></text:p>
      <text:p text:style-name="P1541"><text:tab/><text:tab/><text:span text:style-name="T523">[[nodiscard]] constexpr c</text:span><text:span text:style-name="T539">r</text:span><text:span text:style-name="T523">seq_t c</text:span><text:span text:style-name="T539">r</text:span><text:span text:style-name="T523">seq()const noexcept</text:span></text:p>
      <text:p text:style-name="P1541"><text:span text:style-name="T523"/></text:p>
      <text:p text:style-name="P934"><text:span text:style-name="T1036"><text:tab/><text:tab/><text:tab/></text:span><text:span text:style-name="T1039">Ritorna una sequenza inversa </text:span><text:span text:style-name="T1234">sugli elementi</text:span><text:span text:style-name="T1039"> </text:span></text:p>
      <text:p text:style-name="P934"><text:span text:style-name="T1038"/></text:p>
      <text:p text:style-name="P927"><text:span text:style-name="T1038"/></text:p>
      <text:p text:style-name="P943"><text:tab/><text:tab/>template &lt;typename A=unsafe::allocator&lt;value_t&gt;&gt;</text:p>
      <text:p text:style-name="P927"><text:span text:style-name="T1502"><text:tab/><text:tab/>[[nodiscard]] constexpr result&lt;adapter_box_t&lt;</text:span><text:span text:style-name="T1504">A&gt;</text:span><text:span text:style-name="T1502">, error_handler_t&gt; <text:tab/><text:tab/><text:tab/><text:tab/><text:tab/>try_release()noexcept </text:span></text:p>
      <text:p text:style-name="P943"><text:tab/><text:tab/>requires(concepts::allocator&lt;A&gt;)</text:p>
      <text:p text:style-name="P927"/>
      <text:p text:style-name="P1542"><text:tab/><text:tab/><text:span text:style-name="T523">template &lt;typename A=unsafe::allocator&lt;value_t&gt;&gt;</text:span></text:p>
      <text:p text:style-name="P928"><text:tab/><text:tab/>[[nodiscard]] constexpr adapter_box_t&lt;A&gt; release()noexcept </text:p>
      <text:p text:style-name="P928"><text:tab/><text:tab/>requires(concepts::allocator&lt;A&gt;)</text:p>
      <text:p text:style-name="P928"/>
      <text:p text:style-name="P935"><text:span text:style-name="T1039"><text:tab/><text:tab/><text:tab/></text:span><text:span text:style-name="T1040">E</text:span><text:span text:style-name="T1234">s</text:span><text:span text:style-name="T1040">porta </text:span><text:span text:style-name="T1234">gli elementi</text:span></text:p>
      <text:p text:style-name="P935"><text:span text:style-name="T1234"><text:tab/><text:tab/><text:tab/>N</text:span><text:span text:style-name="T1040">on ci devono essere referenti attivi</text:span></text:p>
      <text:p text:style-name="P935"><text:span text:style-name="T1040"><text:tab/><text:tab/><text:tab/></text:span><text:span text:style-name="T1041">Dopo l’esportazione gli elementi </text:span><text:span text:style-name="T1234">del contenitore </text:span><text:span text:style-name="T1041">vengono impostati a</text:span><text:span text:style-name="T1234">l</text:span><text:span text:style-name="T1041"> valor</text:span><text:span text:style-name="T1234">e</text:span><text:span text:style-name="T1041"> predefinito</text:span></text:p>
      <text:p text:style-name="P1547"><text:span text:style-name="T1504"><text:tab/><text:tab/><text:tab/></text:span><text:span text:style-name="T1540">L</text:span><text:span text:style-name="T1504">’operazione è </text:span><text:span text:style-name="T1840">transazionale</text:span></text:p>
      <text:p text:style-name="P1547"/>
      <text:p text:style-name="P1543"/>
      <text:p text:style-name="P1543"><text:tab/><text:tab/><text:span text:style-name="T523">constexpr array&amp; </text:span><text:span text:style-name="T540">clear</text:span><text:span text:style-name="T523">()noexcept</text:span></text:p>
      <text:p text:style-name="P1543"><text:span text:style-name="T523"/></text:p>
      <text:p text:style-name="P1550"><text:tab/><text:tab/><text:tab/><text:span text:style-name="T1505">Imposta gli elementi al valore predefinito</text:span></text:p>
      <text:p text:style-name="P1550"><text:span text:style-name="T1503"><text:tab/><text:tab/><text:tab/></text:span><text:span text:style-name="T1936">N</text:span><text:span text:style-name="T1503">on ci devono essere referenti attivi</text:span></text:p>
      <text:p text:style-name="P1565"><text:tab/><text:tab/><text:tab/></text:p>
      <text:p text:style-name="P1543"/>
      <text:p text:style-name="P929"><text:tab/><text:tab/>[[nodiscard]] constexpr bool operator==(const array&lt;value_t,N&gt;&amp;)const noexcept </text:p>
      <text:p text:style-name="P929"><text:tab/><text:tab/>requires(concepts::nothrow_equality_comparable&lt;value_t&gt;)</text:p>
      <text:p text:style-name="P929"/>
      <text:p text:style-name="P929"><text:tab/><text:tab/><text:tab/><text:span text:style-name="T1235">Ritorna vero per uguaglianza elemento per elemento</text:span><text:tab/></text:p>
      <text:p text:style-name="P1566"><text:tab/><text:tab/></text:p>
      <text:p text:style-name="P1543"/>
      <text:p text:style-name="P1543"/>
      <text:h text:style-name="Heading_20_2" text:outline-level="2" text:is-list-header="true"><text:bookmark-start text:name="__RefHeading___Toc79609_833296016"/><text:soft-page-break/>bitset<text:bookmark-end text:name="__RefHeading___Toc79609_833296016"/></text:h>
      <text:p text:style-name="P19"><text:tab/><text:span text:style-name="T298">Uso: </text:span></text:p>
      <text:p text:style-name="P249"><text:tab/><text:tab/><text:span text:style-name="T1508">Un contenitore di </text:span><text:span text:style-name="T541">N </text:span><text:span text:style-name="T1508">bit </text:span><text:span text:style-name="T1841">con </text:span><text:span text:style-name="T673">N</text:span><text:span text:style-name="T1841"> immutabile</text:span><text:span text:style-name="T1508"> </text:span></text:p>
      <text:p text:style-name="P427"><text:span text:style-name="T76"/></text:p>
      <text:p text:style-name="P427"><text:span text:style-name="T18"><text:tab/></text:span><text:span text:style-name="T87">Testata: </text:span></text:p>
      <text:p text:style-name="P297"><text:tab/><text:tab/><text:span text:style-name="T523">iron/</text:span><text:span text:style-name="T541">bitset</text:span><text:span text:style-name="T534">.h</text:span></text:p>
      <text:p text:style-name="P427"><text:span text:style-name="T87"/></text:p>
      <text:p text:style-name="P427"><text:span text:style-name="T18"><text:tab/></text:span><text:span text:style-name="T20">Sinossi:</text:span></text:p>
      <text:p text:style-name="P427"><text:span text:style-name="T20"><text:tab/><text:tab/></text:span><text:span text:style-name="T360">template &lt;std::size_t N&gt; class bit_set final</text:span><text:span text:style-name="T20"> </text:span></text:p>
      <text:p text:style-name="P427"><text:span text:style-name="T20"/></text:p>
      <text:p text:style-name="P427"><text:span text:style-name="T20"/></text:p>
      <text:p text:style-name="P71"><text:tab/><text:span text:style-name="T277">Alias interni:</text:span></text:p>
      <text:p text:style-name="P71"><text:span text:style-name="T277"><text:tab/><text:tab/></text:span><text:span text:style-name="T523">using size_t=std::size_t</text:span></text:p>
      <text:p text:style-name="P163"><text:span text:style-name="T532"/></text:p>
      <text:p text:style-name="P163"><text:span text:style-name="T532"/></text:p>
      <text:p text:style-name="P163"><text:tab/><text:span text:style-name="T1479">Vincoli:</text:span><text:tab/><text:span text:style-name="T1329"><text:tab/></text:span></text:p>
      <text:p text:style-name="P163"><text:span text:style-name="T1329"><text:tab/><text:tab/></text:span><text:span text:style-name="T536">N &gt; </text:span><text:span text:style-name="T541">0</text:span></text:p>
      <text:p text:style-name="P163"><text:span text:style-name="T846"/></text:p>
      <text:p text:style-name="P163"><text:span text:style-name="T846"/></text:p>
      <text:p text:style-name="P163"><text:span text:style-name="T1482"><text:tab/></text:span><text:span text:style-name="T1483">Metodi statici: </text:span></text:p>
      <text:p text:style-name="P163"><text:span text:style-name="T1483"/></text:p>
      <text:p text:style-name="P1458"><text:tab/><text:tab/>constexpr size_t size()noexcept </text:p>
      <text:p text:style-name="P835"/>
      <text:p text:style-name="P163"><text:span text:style-name="T1483"><text:tab/><text:tab/><text:tab/></text:span><text:span text:style-name="T1484">Ritorna </text:span><text:span text:style-name="T541">N</text:span><text:span text:style-name="T1484"> </text:span></text:p>
      <text:p text:style-name="P163"><text:span text:style-name="T1484"/></text:p>
      <text:p text:style-name="P163"><text:span text:style-name="T1484"/></text:p>
      <text:p text:style-name="P835"><text:span text:style-name="T1508"><text:tab/><text:tab/></text:span><text:span text:style-name="T1842">constexpr size_t capacity()noexcept </text:span></text:p>
      <text:p text:style-name="P835"/>
      <text:p text:style-name="P835"><text:tab/><text:tab/><text:tab/><text:span text:style-name="T1236">Ritorna il numero di byte occupati internamente</text:span></text:p>
      <text:p text:style-name="P835"/>
      <text:p text:style-name="P835"/>
      <text:p text:style-name="P835"/>
      <text:p text:style-name="P402"><text:tab/>Costruttori:</text:p>
      <text:p text:style-name="P163"><text:span text:style-name="T1484"/></text:p>
      <text:p text:style-name="P163"><text:span text:style-name="T1484"><text:tab/><text:tab/></text:span><text:span text:style-name="T541">constexpr bit_set()noexcept</text:span><text:span text:style-name="T1484"> </text:span></text:p>
      <text:p text:style-name="P163"><text:span text:style-name="T1484"><text:tab/><text:tab/></text:span><text:span text:style-name="T541">constexpr bit_set(const bit_set&amp;)noexcept</text:span></text:p>
      <text:p text:style-name="P946"><text:tab/><text:tab/>constexpr bit_set(bit_set&amp;&amp;)noexcept</text:p>
      <text:p text:style-name="P163"><text:span text:style-name="T1484"/></text:p>
      <text:p text:style-name="P163"><text:span text:style-name="T1484"/></text:p>
      <text:p text:style-name="P163"><text:span text:style-name="T1484"><text:tab/></text:span><text:span text:style-name="T1494">Costruttori esterni:</text:span></text:p>
      <text:p text:style-name="P163"><text:span text:style-name="T1494"/></text:p>
      <text:p text:style-name="P1474"><text:tab/><text:tab/>template &lt;std::size_t SZ, typename... ARGS&gt;</text:p>
      <text:p text:style-name="P1474"><text:tab/><text:tab/>[[nodiscard]] constexpr bit_set&lt;SZ&gt; make_bit_set(const ARGS&amp;… <text:span text:style-name="T1999">args</text:span>)noexcept</text:p>
      <text:p text:style-name="P835"><text:span text:style-name="T1951"><text:tab/><text:tab/>requires (SZ &gt; 0 &amp;&amp; </text:span><text:span text:style-name="T1952">(</text:span><text:span text:style-name="T1951">concepts::nothrow_convertible_to_integral&lt;ARGS&gt;&amp;&amp; ...)</text:span><text:span text:style-name="T1952">)</text:span></text:p>
      <text:p text:style-name="P835"/>
      <text:p text:style-name="P835"><text:tab/><text:tab/></text:p>
      <text:p text:style-name="P835"><text:tab/><text:tab/><text:tab/><text:span text:style-name="T1300">Ritorna un </text:span><text:span text:style-name="T1999">bit_set </text:span><text:span text:style-name="T1300">con i valori impostati a vero per gli indici</text:span><text:span text:style-name="T1999"> args</text:span></text:p>
      <text:p text:style-name="P835"/>
      <text:p text:style-name="P197"><text:span text:style-name="T1484"><text:tab/></text:span><text:span text:style-name="T1485">Distruttore:</text:span></text:p>
      <text:p text:style-name="P411"><text:tab/></text:p>
      <text:p text:style-name="P163"><text:span text:style-name="T1485"><text:tab/><text:tab/></text:span><text:span text:style-name="T542">constexpr ~bit_set() = default</text:span></text:p>
      <text:p text:style-name="P402"/>
      <text:p text:style-name="P402"><text:tab/><text:tab/></text:p>
      <text:p text:style-name="P163"><text:span text:style-name="T1484"><text:tab/></text:span><text:span text:style-name="T1485">Metodi:</text:span></text:p>
      <text:p text:style-name="P163"><text:span text:style-name="T1485"/></text:p>
      <text:p text:style-name="P164"><text:span text:style-name="T1485"><text:tab/><text:tab/></text:span><text:span text:style-name="T542">constexpr bit_set&amp; operator=(const bit_set&amp;)noexcept</text:span><text:span text:style-name="T1485"> </text:span></text:p>
      <text:p text:style-name="P164"><text:span text:style-name="T1485"><text:tab/><text:tab/></text:span><text:span text:style-name="T542">constexpr bit_set&amp; operator=(bit_set&amp;&amp;)noexcept</text:span></text:p>
      <text:p text:style-name="P165"><text:span text:style-name="T766"><text:tab/><text:tab/>constexpr </text:span><text:span text:style-name="T768">bit_set&amp;</text:span><text:span text:style-name="T766"> swap(bit_set&amp;)noexcept</text:span></text:p>
      <text:p text:style-name="P168"><text:span text:style-name="T767"/></text:p>
      <text:p text:style-name="P955"/>
      <text:p text:style-name="P955"><text:tab/><text:tab/><text:tab/></text:p>
      <text:p text:style-name="P1503"><text:tab/><text:tab/>constexpr bit_set&amp; set(size_t n)noexcept</text:p>
      <text:p text:style-name="P1503"/>
      <text:p text:style-name="P166"><text:span text:style-name="T1485"><text:tab/><text:tab/><text:tab/></text:span><text:span text:style-name="T1486">Imposta a vero il bit </text:span><text:span text:style-name="T1492">a indice </text:span><text:span text:style-name="T543">n,</text:span><text:span text:style-name="T1443">il primo bit ha indice zero</text:span><text:span text:style-name="T1486"> </text:span></text:p>
      <text:p text:style-name="P412"><text:tab/><text:tab/><text:tab/>Se <text:span text:style-name="T523">n &gt;= N</text:span> viene chiamat<text:span text:style-name="T1851">a</text:span> <text:span text:style-name="T523">PANIC()</text:span></text:p>
      <text:p text:style-name="P166"><text:span text:style-name="T1486"/></text:p>
      <text:p text:style-name="P166"><text:span text:style-name="T1486"/></text:p>
      <text:p text:style-name="P166"><text:span text:style-name="T1486"/></text:p>
      <text:p text:style-name="P166"><text:soft-page-break/><text:span text:style-name="T1486"/></text:p>
      <text:p text:style-name="P1504"><text:tab/><text:tab/>constexpr bit_set&amp; <text:span text:style-name="T1509">reset</text:span>(size_t n)noexcept</text:p>
      <text:p text:style-name="P1504"/>
      <text:p text:style-name="P199"><text:span text:style-name="T1485"><text:tab/><text:tab/><text:tab/></text:span><text:span text:style-name="T1486">Imposta a falso il bit </text:span><text:span text:style-name="T1492">a indice </text:span><text:span text:style-name="T674">n,</text:span><text:span text:style-name="T1443">il primo bit ha indice zero</text:span><text:span text:style-name="T1486"> </text:span></text:p>
      <text:p text:style-name="P412"><text:tab/><text:tab/><text:tab/>Se <text:span text:style-name="T523">n &gt;= N</text:span> viene chiamat<text:span text:style-name="T1851">a</text:span> <text:span text:style-name="T523">PANIC()</text:span></text:p>
      <text:p text:style-name="P166"><text:span text:style-name="T1486"/></text:p>
      <text:p text:style-name="P412"><text:tab/><text:tab/></text:p>
      <text:p text:style-name="P166"><text:span text:style-name="T1486"><text:tab/><text:tab/></text:span><text:span text:style-name="T543">constexpr bit_set&amp; set_all()noexcept</text:span><text:span text:style-name="T1486"> </text:span></text:p>
      <text:p text:style-name="P166"><text:span text:style-name="T1486"/></text:p>
      <text:p text:style-name="P412"><text:tab/><text:tab/><text:tab/>Imposta a vero tutti i bit </text:p>
      <text:p text:style-name="P166"><text:span text:style-name="T1486"/></text:p>
      <text:p text:style-name="P166"><text:span text:style-name="T1486"/></text:p>
      <text:p text:style-name="P166"><text:span text:style-name="T1486"><text:tab/><text:tab/></text:span><text:span text:style-name="T543">constexpr bit_set&amp; reset_all()noexcept</text:span><text:span text:style-name="T1486"> </text:span></text:p>
      <text:p text:style-name="P166"><text:span text:style-name="T1486"/></text:p>
      <text:p text:style-name="P412"><text:tab/><text:tab/><text:tab/>Imposta a falso tutti i bit </text:p>
      <text:p text:style-name="P166"><text:span text:style-name="T1486"/></text:p>
      <text:p text:style-name="P166"><text:span text:style-name="T1486"/></text:p>
      <text:p text:style-name="P166"><text:span text:style-name="T1486"><text:tab/><text:tab/></text:span><text:span text:style-name="T543">[[nodiscard]] constexpr bool test(size_t n)const noexcept</text:span><text:span text:style-name="T1486"> </text:span></text:p>
      <text:p text:style-name="P166"><text:span text:style-name="T1486"/></text:p>
      <text:p text:style-name="P166"><text:span text:style-name="T1485"><text:tab/><text:tab/><text:tab/></text:span><text:span text:style-name="T1492">Ritorna ve</text:span><text:span text:style-name="T1493">r</text:span><text:span text:style-name="T1492">o </text:span><text:span text:style-name="T1486"><text:s/>se il bit <text:s/></text:span><text:span text:style-name="T1492">a indice </text:span><text:span text:style-name="T543">n</text:span><text:span text:style-name="T1486"> è impostato <text:s/></text:span></text:p>
      <text:p text:style-name="P412"><text:tab/><text:tab/><text:tab/>Se <text:span text:style-name="T523">n &gt;= N</text:span> viene chiamat<text:span text:style-name="T1851">a</text:span> <text:span text:style-name="T523">PANIC()</text:span></text:p>
      <text:p text:style-name="P409"><text:tab/><text:tab/></text:p>
      <text:p text:style-name="P166"><text:span text:style-name="T1485"/></text:p>
      <text:p text:style-name="P166"><text:span text:style-name="T1485"><text:tab/><text:tab/></text:span><text:span text:style-name="T542">[[nodiscard]] constexpr bool test_or(std::initializer_list&lt;size_t&gt; </text:span><text:span text:style-name="T543">v</text:span><text:span text:style-name="T542">)const noexcept</text:span></text:p>
      <text:p text:style-name="P166"><text:span text:style-name="T766"/></text:p>
      <text:p text:style-name="P166"><text:span text:style-name="T1485"><text:tab/><text:tab/><text:tab/></text:span><text:span text:style-name="T1486">Se almeno </text:span><text:span text:style-name="T1493">l’indice di </text:span><text:span text:style-name="T1486">un bit in </text:span><text:span text:style-name="T543">v</text:span><text:span text:style-name="T1486"> <text:s/>è </text:span><text:span text:style-name="T1492">impostato</text:span><text:span text:style-name="T1486"> ritorna vero</text:span></text:p>
      <text:p text:style-name="P412"><text:tab/><text:tab/><text:tab/>Se viene incontrato un <text:span text:style-name="T1945">indice di </text:span>bit <text:s/><text:span text:style-name="T523">&gt;= N</text:span> viene chiamat<text:span text:style-name="T1851">a</text:span> <text:span text:style-name="T523">PANIC()</text:span></text:p>
      <text:p text:style-name="P1504"><text:tab/></text:p>
      <text:p text:style-name="P166"><text:span text:style-name="T766"/></text:p>
      <text:p text:style-name="P166"><text:span text:style-name="T766"/></text:p>
      <text:p text:style-name="P166"><text:span text:style-name="T1485"><text:tab/><text:tab/></text:span><text:span text:style-name="T542">[[nodiscard]] constexpr bool test_</text:span><text:span text:style-name="T543">and</text:span><text:span text:style-name="T542">(std::initializer_list&lt;size_t&gt; </text:span><text:span text:style-name="T543">v</text:span><text:span text:style-name="T542">)const noexcept</text:span></text:p>
      <text:p text:style-name="P166"><text:span text:style-name="T766"/></text:p>
      <text:p text:style-name="P166"><text:span text:style-name="T1485"><text:tab/><text:tab/><text:tab/></text:span><text:span text:style-name="T1486">Se almeno </text:span><text:span text:style-name="T1493">l’indice di </text:span><text:span text:style-name="T1486">un bit in </text:span><text:span text:style-name="T543">v</text:span><text:span text:style-name="T1486"> <text:s/></text:span><text:span text:style-name="T1492">non è impostato </text:span><text:span text:style-name="T1486">ritorna falso</text:span></text:p>
      <text:p text:style-name="P412"><text:tab/><text:tab/><text:tab/>Se viene incontrato un <text:span text:style-name="T1945">indice di </text:span>bit <text:s/><text:span text:style-name="T523">&gt;= N</text:span> viene chiamat<text:span text:style-name="T1851">a</text:span> <text:span text:style-name="T523">PANIC()</text:span></text:p>
      <text:p text:style-name="P166"><text:span text:style-name="T787"/></text:p>
      <text:p text:style-name="P166"><text:span text:style-name="T767"/></text:p>
      <text:p text:style-name="P1517"/>
      <text:p text:style-name="P955"><text:tab/><text:tab/>[[nodiscard]] constexpr bool all()const noexcept</text:p>
      <text:p text:style-name="P955"/>
      <text:p text:style-name="P167"><text:span text:style-name="T1485"><text:tab/><text:tab/><text:tab/></text:span><text:span text:style-name="T1487">Ritorna vero se tutti i bit sono impostati</text:span></text:p>
      <text:p text:style-name="P167"><text:span text:style-name="T787"/></text:p>
      <text:p text:style-name="P167"><text:span text:style-name="T787"/></text:p>
      <text:p text:style-name="P167"><text:span text:style-name="T787"/></text:p>
      <text:p text:style-name="P559"><text:tab/><text:tab/><text:span text:style-name="T1582">[[nodiscard]] constexpr bool none()const noexcept</text:span> </text:p>
      <text:p text:style-name="P167"><text:span text:style-name="T356"/></text:p>
      <text:p text:style-name="P167"><text:span text:style-name="T1485"><text:tab/><text:tab/><text:tab/></text:span><text:span text:style-name="T1487">Ritorna vero se tutti i bit non sono impostati</text:span></text:p>
      <text:p text:style-name="P167"><text:span text:style-name="T787"/></text:p>
      <text:p text:style-name="P167"><text:span text:style-name="T787"/></text:p>
      <text:p text:style-name="P167"><text:span text:style-name="T787"/></text:p>
      <text:p text:style-name="P167"><text:tab/><text:tab/><text:span text:style-name="T571">[[nodiscard]] constexpr explicit operator bool()const noexcept</text:span><text:span text:style-name="T1585"> </text:span></text:p>
      <text:p text:style-name="P167"/>
      <text:p text:style-name="P167"><text:tab/><text:tab/><text:tab/><text:span text:style-name="T1585">Ritorna vero se almeno un bit è impostato</text:span></text:p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h text:style-name="Heading_20_2" text:outline-level="2"><text:bookmark-start text:name="__RefHeading___Toc79611_833296016"/><text:soft-page-break/><text:span text:style-name="T356">b</text:span><text:span text:style-name="T835">ox</text:span><text:bookmark-end text:name="__RefHeading___Toc79611_833296016"/></text:h>
      <text:p text:style-name="P20"><text:tab/><text:span text:style-name="T298">Uso: </text:span></text:p>
      <text:p text:style-name="P235"><text:tab/><text:tab/><text:span text:style-name="T1852">Mappare un tipo </text:span><text:span text:style-name="T1511"><text:s/></text:span><text:span text:style-name="T1852">nel</text:span><text:span text:style-name="T1511">la memoria dinamica </text:span></text:p>
      <text:p text:style-name="P428"><text:span text:style-name="T76"/></text:p>
      <text:p text:style-name="P428"><text:span text:style-name="T18"><text:tab/></text:span><text:span text:style-name="T87">Testata: </text:span></text:p>
      <text:p text:style-name="P298"><text:tab/><text:tab/><text:span text:style-name="T523">iron/</text:span><text:span text:style-name="T541">b</text:span><text:span text:style-name="T544">ox</text:span><text:span text:style-name="T534">.h</text:span></text:p>
      <text:p text:style-name="P428"><text:span text:style-name="T87"/></text:p>
      <text:p text:style-name="P428"><text:span text:style-name="T18"><text:tab/></text:span><text:span text:style-name="T20">Sinossi:</text:span></text:p>
      <text:p text:style-name="P428"><text:span text:style-name="T20"/></text:p>
      <text:p text:style-name="P428"><text:span text:style-name="T20"><text:tab/><text:tab/></text:span><text:span text:style-name="T360">template &lt;typename T,typename D&gt; class base_box final</text:span><text:span text:style-name="T20"> </text:span></text:p>
      <text:p text:style-name="P428"><text:span text:style-name="T20"/></text:p>
      <text:p text:style-name="P428"><text:span text:style-name="T20"/></text:p>
      <text:p text:style-name="P428"><text:span text:style-name="T20"><text:tab/></text:span><text:span text:style-name="T92">Alias esterni:</text:span></text:p>
      <text:p text:style-name="P428"><text:span text:style-name="T92"/></text:p>
      <text:p text:style-name="P428"><text:span text:style-name="T92"><text:tab/><text:tab/></text:span><text:span text:style-name="T366">template &lt;typename T, typename D = box_deleter&lt;T,unsafe::allocator&lt;T&gt;&gt;&gt;</text:span></text:p>
      <text:p text:style-name="P956"><text:tab/><text:tab/>using box = base_box&lt;T, D&gt;</text:p>
      <text:p text:style-name="P581"><text:span text:style-name="T92"/></text:p>
      <text:p text:style-name="P581"><text:span text:style-name="T92"/></text:p>
      <text:p text:style-name="P581"><text:span text:style-name="T92"/></text:p>
      <text:p text:style-name="P72"><text:tab/><text:span text:style-name="T277">Alias interni:</text:span></text:p>
      <text:p text:style-name="P72"><text:span text:style-name="T277"/></text:p>
      <text:p text:style-name="P770"><text:tab/><text:tab/>using value_t=T</text:p>
      <text:p text:style-name="P770"><text:tab/><text:tab/>using value_type = value_t</text:p>
      <text:p text:style-name="P770"><text:tab/><text:tab/>using deleter_t = D</text:p>
      <text:p text:style-name="P770"><text:tab/><text:tab/>using deleter_type = deleter_t</text:p>
      <text:p text:style-name="P770"><text:tab/><text:tab/>using ptr_t = value_t*const</text:p>
      <text:p text:style-name="P770"><text:tab/><text:tab/>using pointer = ptr_t</text:p>
      <text:p text:style-name="P770"><text:tab/><text:tab/>using cptr_t = const value_t* const</text:p>
      <text:p text:style-name="P770"><text:tab/><text:tab/>using const_pointer = cptr_t</text:p>
      <text:p text:style-name="P770"><text:tab/><text:tab/>using size_t = std::size_t</text:p>
      <text:p text:style-name="P770"><text:tab/><text:tab/>using size_type = size_t</text:p>
      <text:p text:style-name="P770"><text:tab/><text:tab/>using ref_t = typename std::add_lvalue_reference&lt;value_t&gt;::type</text:p>
      <text:p text:style-name="P770"><text:tab/><text:tab/>using reference = ref_t</text:p>
      <text:p text:style-name="P770"><text:tab/><text:tab/>using cref_t = typename std::add_lvalue_reference&lt;const value_t&gt;::type</text:p>
      <text:p text:style-name="P770"><text:tab/><text:tab/>using const_reference = cref_t</text:p>
      <text:p text:style-name="P770"><text:tab/><text:tab/>using error_handler_t = error_handler</text:p>
      <text:p text:style-name="P770"><text:tab/><text:tab/>using error_handler_type = error_handler_t</text:p>
      <text:p text:style-name="P770"><text:tab/><text:tab/>template &lt;typename T1&gt;</text:p>
      <text:p text:style-name="P770"><text:tab/><text:tab/>using rebind_t = base_box&lt;T1,typename deleter_t:: template rebind_t&lt;T1&gt;&gt;</text:p>
      <text:p text:style-name="P770"><text:tab/><text:tab/>template &lt;typename T1&gt;</text:p>
      <text:p text:style-name="P770"><text:tab/><text:tab/>using rebind_type=rebind_t&lt;T1&gt;</text:p>
      <text:p text:style-name="P770"/>
      <text:p text:style-name="P169"><text:tab/><text:tab/></text:p>
      <text:p text:style-name="P169"><text:span text:style-name="T532"/></text:p>
      <text:p text:style-name="P169"><text:tab/><text:span text:style-name="T1479">Vincoli:</text:span><text:tab/><text:span text:style-name="T1329"><text:tab/></text:span></text:p>
      <text:p text:style-name="P169"><text:span text:style-name="T1329"/></text:p>
      <text:p text:style-name="P169"><text:span text:style-name="T1329"><text:tab/><text:tab/></text:span><text:span text:style-name="T536">!std::is_reference_v&lt;value_t&gt;</text:span></text:p>
      <text:p text:style-name="P880"><text:tab/><text:tab/>!std::is_array_v&lt;value_t&gt;</text:p>
      <text:p text:style-name="P880"><text:tab/><text:tab/>!std::is_const_v&lt;value_t&gt;</text:p>
      <text:p text:style-name="P880"><text:tab/><text:tab/>!std::is_same_v&lt;value_t*,void*&gt;</text:p>
      <text:p text:style-name="P880"><text:tab/><text:tab/>concepts::box_deleter&lt;deleter_t&gt;</text:p>
      <text:p text:style-name="P880"><text:tab/><text:tab/>std::is_same_v&lt;value_t, typename deleter_t::value_t&gt;</text:p>
      <text:p text:style-name="P169"><text:span text:style-name="T1482"/></text:p>
      <text:p text:style-name="P169"><text:span text:style-name="T1482"/></text:p>
      <text:p text:style-name="P403"><text:tab/>Costruttori:</text:p>
      <text:p text:style-name="P169"><text:span text:style-name="T1484"/></text:p>
      <text:p text:style-name="P945"><text:tab/><text:tab/>[[nodiscard]] static constexpr base_box unchecked_from(value_t* p)noexcept </text:p>
      <text:p text:style-name="P771"/>
      <text:p text:style-name="P169"><text:span text:style-name="T1484"><text:tab/><text:tab/><text:tab/></text:span><text:span text:style-name="T1488">Costruisce da </text:span><text:span text:style-name="T546">p</text:span></text:p>
      <text:p text:style-name="P413"><text:tab/><text:tab/><text:tab/>Non è sicuro perche un puntatore non è sicuro</text:p>
      <text:p text:style-name="P170"><text:span text:style-name="T1488"/></text:p>
      <text:p text:style-name="P170"><text:span text:style-name="T1488"/></text:p>
      <text:p text:style-name="P170"><text:span text:style-name="T1488"/></text:p>
      <text:p text:style-name="P964"><text:tab/><text:tab/>template &lt;typename... ARGS &gt;</text:p>
      <text:p text:style-name="P964"><text:tab/><text:tab/>[[nodiscard]] static constexpr result&lt;base_box, error_handler_t&gt; <text:tab/><text:tab/><text:tab/><text:tab/><text:tab/>try_from(ARGS&amp;&amp;... args)noexcept</text:p>
      <text:p text:style-name="P1987"><text:span text:style-name="T356"><text:tab/><text:tab/>requires </text:span><text:span text:style-name="T824">(</text:span><text:span text:style-name="T356">concepts::constructible_at&lt;value_t,ARGS&amp;&amp;...&gt;) </text:span></text:p>
      <text:p text:style-name="P1987"><text:span text:style-name="T797"/></text:p>
      <text:p text:style-name="P170"><text:span text:style-name="T1488"><text:tab/><text:tab/></text:span><text:span text:style-name="T546">template &lt;typename... ARGS &gt;</text:span></text:p>
      <text:p text:style-name="P964"><text:tab/><text:tab/>[[nodiscard]] static constexpr base_box from(ARGS&amp;&amp;... args)noexcept</text:p>
      <text:p text:style-name="P964"><text:tab/><text:tab/>requires (concepts::constructible_at&lt;value_t, ARGS&amp;&amp;...&gt;)</text:p>
      <text:p text:style-name="P771"/>
      <text:p text:style-name="P413"><text:tab/><text:tab/><text:tab/>Costruisce <text:span text:style-name="T1852">da </text:span><text:span text:style-name="T523">args</text:span> </text:p>
      <text:p text:style-name="P170"><text:soft-page-break/><text:span text:style-name="T769"/></text:p>
      <text:p text:style-name="P170"><text:span text:style-name="T1488"/></text:p>
      <text:p text:style-name="P170"><text:span text:style-name="T1488"/></text:p>
      <text:p text:style-name="P170"><text:span text:style-name="T1488"><text:tab/><text:tab/></text:span><text:span text:style-name="T546">constexpr base_box()noexcept = default</text:span></text:p>
      <text:p text:style-name="P964"><text:tab/><text:tab/>constexpr explicit base_box(std::nullptr_t)noexcept</text:p>
      <text:p text:style-name="P170"><text:span text:style-name="T1488"><text:tab/><text:tab/></text:span><text:span text:style-name="T546">base_box(const base_box&amp;) = delete</text:span></text:p>
      <text:p text:style-name="P170"><text:span text:style-name="T1488"><text:tab/><text:tab/></text:span><text:span text:style-name="T546">constexpr base_box(base_box&amp;&amp;)noexcept</text:span></text:p>
      <text:p text:style-name="P170"><text:span text:style-name="T546"/></text:p>
      <text:p text:style-name="P1509"><text:tab/></text:p>
      <text:p text:style-name="P170"><text:span text:style-name="T769"/></text:p>
      <text:p text:style-name="P170"><text:span text:style-name="T769"><text:tab/></text:span><text:span text:style-name="T1461">Costruttori esterni:</text:span></text:p>
      <text:p text:style-name="P170"><text:span text:style-name="T774"/></text:p>
      <text:p text:style-name="P1513"><text:tab/><text:tab/>template &lt;typename T&gt;</text:p>
      <text:p text:style-name="P1513"><text:tab/><text:tab/>[[nodiscard]] constexpr box&lt;T&gt; make_empty_box()noexcept</text:p>
      <text:p text:style-name="P170"><text:span text:style-name="T774"/></text:p>
      <text:p text:style-name="P170"><text:span text:style-name="T774"/></text:p>
      <text:p text:style-name="P1513"><text:tab/><text:tab/>template &lt;typename T, typename... ARGS&gt;</text:p>
      <text:p text:style-name="P1514"><text:tab/><text:tab/>[[nodiscard]] constexpr result&lt;box&lt;T&gt;,error_handler&gt; </text:p>
      <text:p text:style-name="P1514"><text:tab/><text:tab/>try_make_box(ARGS&amp;&amp;...)noexcept</text:p>
      <text:p text:style-name="P170"><text:span text:style-name="T774"/></text:p>
      <text:p text:style-name="P170"><text:span text:style-name="T774"/></text:p>
      <text:p text:style-name="P1513"><text:tab/><text:tab/>template &lt;typename T, typename... ARGS&gt;</text:p>
      <text:p text:style-name="P1513"><text:tab/><text:tab/>[[nodiscard]] constexpr box&lt;T&gt; make_box(ARGS&amp;&amp;...)noexcept</text:p>
      <text:p text:style-name="P408"><text:tab/></text:p>
      <text:p text:style-name="P202"><text:span text:style-name="T1484"/></text:p>
      <text:p text:style-name="P202"><text:span text:style-name="T1484"><text:tab/></text:span><text:span text:style-name="T1485">Distruttore:</text:span></text:p>
      <text:p text:style-name="P202"><text:span text:style-name="T1485"/></text:p>
      <text:p text:style-name="P171"><text:span text:style-name="T1485"><text:tab/><text:tab/></text:span><text:span text:style-name="T542">constexpr ~b</text:span><text:span text:style-name="T545">ase_box</text:span><text:span text:style-name="T542">()</text:span></text:p>
      <text:p text:style-name="P404"><text:tab/><text:tab/><text:span text:style-name="T545">requires(sizeof(value_t) &gt; 0 &amp;&amp; std::is_nothrow_destructible_v&lt;value_t&gt;)</text:span></text:p>
      <text:p text:style-name="P404"><text:span text:style-name="T545"/></text:p>
      <text:p text:style-name="P404"><text:span text:style-name="T545"/></text:p>
      <text:p text:style-name="P171"><text:span text:style-name="T1484"><text:tab/></text:span><text:span text:style-name="T1485">Metodi:</text:span></text:p>
      <text:p text:style-name="P171"><text:span text:style-name="T766"/></text:p>
      <text:p text:style-name="P1505"><text:tab/><text:tab/>base_box&amp; operator=(const base_box&amp;) = delete</text:p>
      <text:p text:style-name="P171"><text:span text:style-name="T766"><text:tab/><text:tab/></text:span><text:span text:style-name="T771">constexpr </text:span><text:span text:style-name="T766">base_box&amp; operator=(base_box&amp;</text:span><text:span text:style-name="T770">&amp;</text:span><text:span text:style-name="T766">)</text:span><text:span text:style-name="T770">noexcept</text:span></text:p>
      <text:p text:style-name="P837"><text:span text:style-name="T1512"><text:tab/><text:tab/>constexpr </text:span><text:span text:style-name="T1513">base_box&amp;</text:span><text:span text:style-name="T1512"> swap(base_box&amp;)noexcept </text:span></text:p>
      <text:p text:style-name="P198"><text:span text:style-name="T766"/></text:p>
      <text:p text:style-name="P171"><text:span text:style-name="T1402"/></text:p>
      <text:p text:style-name="P171"><text:span text:style-name="T1402"><text:tab/><text:tab/></text:span><text:span text:style-name="T545">constexpr base_box&amp; operator=(std::nullptr_t)noexcept </text:span></text:p>
      <text:p text:style-name="P968"><text:tab/><text:tab/>requires(sizeof(value_t) &gt; 0 &amp;&amp; std::is_nothrow_destructible_v&lt;value_t&gt;)</text:p>
      <text:p text:style-name="P1984"><text:span text:style-name="T819"><text:tab/></text:span><text:span text:style-name="T797"><text:tab/></text:span></text:p>
      <text:p text:style-name="P172"><text:span text:style-name="T1333"><text:tab/><text:tab/></text:span><text:span text:style-name="T545">constexpr </text:span><text:span text:style-name="T547">base_box&amp;</text:span><text:span text:style-name="T545"> reset()noexcept</text:span></text:p>
      <text:p text:style-name="P966"><text:tab/><text:tab/>requires(sizeof(value_t) &gt; 0 &amp;&amp; std::is_nothrow_destructible_v&lt;value_t&gt;)</text:p>
      <text:p text:style-name="P836"/>
      <text:p text:style-name="P198"><text:span text:style-name="T1333"><text:tab/><text:tab/><text:tab/></text:span><text:span text:style-name="T1335">D</text:span><text:span text:style-name="T1334">istrugge l’oggetto interno</text:span></text:p>
      <text:p text:style-name="P198"><text:span text:style-name="T1334"><text:tab/><text:tab/><text:tab/></text:span><text:span text:style-name="T1343">N</text:span><text:span text:style-name="T1337">on ci devono essere referenti attivi</text:span></text:p>
      <text:p text:style-name="P173"><text:span text:style-name="T1333"/></text:p>
      <text:p text:style-name="P173"><text:span text:style-name="T1333"/></text:p>
      <text:p text:style-name="P173"><text:span text:style-name="T1333"><text:tab/><text:tab/></text:span><text:span text:style-name="T545">[[nodiscard]] constexpr bool empty()const noexcept</text:span><text:span text:style-name="T1333"> </text:span></text:p>
      <text:p text:style-name="P173"><text:span text:style-name="T1333"/></text:p>
      <text:p text:style-name="P173"><text:span text:style-name="T1333"><text:tab/><text:tab/><text:tab/></text:span><text:span text:style-name="T1336">Ritorna vero se il puntatore interno è nullo</text:span></text:p>
      <text:p text:style-name="P173"><text:span text:style-name="T1333"/></text:p>
      <text:p text:style-name="P173"><text:span text:style-name="T1333"/></text:p>
      <text:p text:style-name="P173"><text:span text:style-name="T1333"><text:tab/><text:tab/></text:span><text:span text:style-name="T545">[[nodiscard]] constexpr explicit operator bool()const noexcept</text:span><text:span text:style-name="T1333"> </text:span></text:p>
      <text:p text:style-name="P173"><text:span text:style-name="T1333"/></text:p>
      <text:p text:style-name="P173"><text:span text:style-name="T1333"><text:tab/><text:tab/><text:tab/></text:span><text:span text:style-name="T1336">Ritorna vero se il puntatore interno non è nullo</text:span></text:p>
      <text:p text:style-name="P173"><text:span text:style-name="T1333"/></text:p>
      <text:p text:style-name="P173"><text:span text:style-name="T1333"/></text:p>
      <text:p text:style-name="P173"><text:span text:style-name="T1333"><text:tab/><text:tab/></text:span><text:span text:style-name="T545">[[nodiscard]] constexpr ptr_t unsafe_release()noexcept</text:span><text:span text:style-name="T1333"> </text:span></text:p>
      <text:p text:style-name="P173"><text:span text:style-name="T1333"/></text:p>
      <text:p text:style-name="P173"><text:span text:style-name="T1333"><text:tab/><text:tab/><text:tab/></text:span><text:span text:style-name="T1336">Rilascia <text:s/>il <text:s/>puntatore dell’oggetto interno</text:span></text:p>
      <text:p text:style-name="P173"><text:span text:style-name="T1333"><text:tab/><text:tab/><text:tab/></text:span><text:span text:style-name="T1336">Il metodo non è sicuro perche un puntatore non è sicuro </text:span></text:p>
      <text:p text:style-name="P1860"><text:tab/><text:tab/><text:tab/>Dopo questa operazione <text:span text:style-name="T677">empty()</text:span><text:span text:style-name="T1852"> ritorna vero</text:span> </text:p>
      <text:p text:style-name="P173"><text:span text:style-name="T1336"/></text:p>
      <text:p text:style-name="P173"><text:span text:style-name="T1336"/></text:p>
      <text:p text:style-name="P182"><text:span text:style-name="T1336"><text:tab/><text:tab/></text:span><text:span text:style-name="T547">[[nodiscard]] constexpr cptr_t unsafe_data()const noexcept</text:span><text:span text:style-name="T1336"> </text:span></text:p>
      <text:p text:style-name="P182"><text:span text:style-name="T1336"><text:tab/><text:tab/></text:span><text:span text:style-name="T547">[[nodiscard]] constexpr cptr_t unsafe_</text:span><text:span text:style-name="T598">c</text:span><text:span text:style-name="T547">data()const noexcept</text:span><text:span text:style-name="T1336"> </text:span></text:p>
      <text:p text:style-name="P174"><text:span text:style-name="T547"><text:tab/><text:tab/>[[nodiscard]] constexpr ptr_t unsafe_data()noexcept</text:span><text:span text:style-name="T1336"> </text:span></text:p>
      <text:p text:style-name="P174"><text:span text:style-name="T1336"/></text:p>
      <text:p text:style-name="P1861"><text:tab/><text:tab/><text:tab/>Ritorna <text:s text:c="2"/>il <text:s/>puntatore dell’oggetto interno</text:p>
      <text:p text:style-name="P1861"><text:tab/><text:tab/><text:tab/>Il metodo non è sicuro perchè un puntatore non è sicuro </text:p>
      <text:p text:style-name="P1861"><text:soft-page-break/></text:p>
      <text:p text:style-name="P969"><text:tab/><text:tab/>[[nodiscard]] constexpr <text:span text:style-name="T1953">option&lt;</text:span>ref_wrapper&lt;value_t&gt;&gt; value()noexcept</text:p>
      <text:p text:style-name="P969"><text:tab/><text:tab/><text:tab/><text:tab/></text:p>
      <text:p text:style-name="P772"><text:span text:style-name="T1513"><text:tab/><text:tab/>[[nodiscard]] constexpr </text:span><text:span text:style-name="T1953">option&lt;</text:span><text:span text:style-name="T1513">ref_wrapper&lt;</text:span><text:span text:style-name="T1514">const </text:span><text:span text:style-name="T1513">value_t&gt;&gt; value()</text:span><text:span text:style-name="T1514">const </text:span><text:span text:style-name="T1513">noexcept</text:span></text:p>
      <text:p text:style-name="P969"><text:tab/><text:tab/></text:p>
      <text:p text:style-name="P811"><text:span text:style-name="T1513"><text:tab/><text:tab/>[[nodiscard]] constexpr </text:span><text:span text:style-name="T1953">option&lt;</text:span><text:span text:style-name="T1513">ref_wrapper&lt;</text:span><text:span text:style-name="T1514">const </text:span><text:span text:style-name="T1513">value_t&gt;&gt; </text:span><text:span text:style-name="T1721">c</text:span><text:span text:style-name="T1513">value()</text:span><text:span text:style-name="T1514">const </text:span><text:span text:style-name="T1513">noexcept</text:span></text:p>
      <text:p text:style-name="P971"/>
      <text:p text:style-name="P203"><text:span text:style-name="T1336"><text:tab/><text:tab/><text:tab/>Ritorna <text:s text:c="2"/>il <text:s/></text:span><text:span text:style-name="T1337">valore </text:span><text:span text:style-name="T1336"><text:s/>dell’</text:span><text:span text:style-name="T1342">istanza interna</text:span></text:p>
      <text:p text:style-name="P1865"/>
      <text:p text:style-name="P1865"/>
      <text:p text:style-name="P203"><text:span text:style-name="T1336"><text:tab/><text:tab/></text:span><text:span text:style-name="T547">[[nodiscard]] constexpr ref_wrapper&lt;value_t&gt; operator*()noexcept</text:span></text:p>
      <text:p text:style-name="P972"><text:tab/><text:tab/></text:p>
      <text:p text:style-name="P175"><text:span text:style-name="T1336"><text:tab/><text:tab/></text:span><text:span text:style-name="T547">[[nodiscard]] constexpr ref_wrapper&lt;</text:span><text:span text:style-name="T548">const </text:span><text:span text:style-name="T547">value_t&gt; operator*()</text:span><text:span text:style-name="T548">const </text:span><text:span text:style-name="T547">noexcept</text:span></text:p>
      <text:p text:style-name="P970"><text:tab/><text:tab/></text:p>
      <text:p text:style-name="P175"><text:span text:style-name="T1336"><text:tab/><text:tab/><text:tab/>Ritorna <text:s text:c="2"/>il <text:s/></text:span><text:span text:style-name="T1337">valore </text:span><text:span text:style-name="T1336"><text:s/>dell’</text:span><text:span text:style-name="T1342">istanza interna</text:span></text:p>
      <text:p text:style-name="P1862"><text:tab/><text:tab/><text:tab/>Se <text:s/>non è impostat<text:span text:style-name="T1721">a</text:span> viene chiamat<text:span text:style-name="T1853">a</text:span> <text:span text:style-name="T523">PANIC()</text:span></text:p>
      <text:p text:style-name="P175"><text:span text:style-name="T904"/></text:p>
      <text:p text:style-name="P175"><text:span text:style-name="T904"/></text:p>
      <text:p text:style-name="P175"><text:span text:style-name="T841"><text:tab/><text:tab/></text:span><text:span text:style-name="T523">[[nodiscard]] constexpr value_t* operator-&gt;()noexcept</text:span></text:p>
      <text:p text:style-name="P773"><text:tab/><text:tab/>requires(sizeof(value_t) &gt; 0 &amp;&amp; std::is_class_v&lt;value_t&gt;)</text:p>
      <text:p text:style-name="P175"><text:span text:style-name="T1403"/></text:p>
      <text:p text:style-name="P175"><text:span text:style-name="T841"><text:tab/><text:tab/></text:span><text:span text:style-name="T523">[[nodiscard]] constexpr </text:span><text:span text:style-name="T548">const </text:span><text:span text:style-name="T523">value_t* operator-&gt;()c</text:span><text:span text:style-name="T548">onst </text:span><text:span text:style-name="T523">noexcept</text:span></text:p>
      <text:p text:style-name="P773"><text:tab/><text:tab/>requires(sizeof(value_t) &gt; 0 &amp;&amp; std::is_class_v&lt;value_t&gt;)</text:p>
      <text:p text:style-name="P773"/>
      <text:p text:style-name="P182"><text:span text:style-name="T1336"><text:tab/><text:tab/><text:tab/>Ritorna <text:s text:c="2"/>il <text:s/></text:span><text:span text:style-name="T1338">puntatore</text:span><text:span text:style-name="T1337"> </text:span><text:span text:style-name="T1336"><text:s/></text:span><text:span text:style-name="T1342">all’istanza </text:span><text:span text:style-name="T1344">interna </text:span><text:span text:style-name="T1337"><text:s/></text:span></text:p>
      <text:p text:style-name="P1863"><text:tab/><text:tab/><text:tab/>Se non è impostat<text:span text:style-name="T1721">a</text:span> viene chiamat<text:span text:style-name="T1853">a</text:span> <text:span text:style-name="T523">PANIC()</text:span></text:p>
      <text:p text:style-name="P182"><text:span text:style-name="T841"><text:tab/><text:tab/><text:tab/></text:span><text:span text:style-name="T1403">Da usare solo con </text:span><text:span text:style-name="T602">value_t</text:span><text:span text:style-name="T1404"> </text:span><text:span text:style-name="T1403">class</text:span><text:span text:style-name="T1404">e</text:span><text:span text:style-name="T1403"> </text:span><text:span text:style-name="T1427">o struttura</text:span><text:span text:style-name="T1403"> </text:span><text:span text:style-name="T1404">per accedere ad un valore od un metodo</text:span></text:p>
      <text:p text:style-name="P182"><text:span text:style-name="T1338"/></text:p>
      <text:p text:style-name="P175"><text:span text:style-name="T1403"/></text:p>
      <text:p text:style-name="P973"><text:tab/><text:tab/>[[nodiscard]] constexpr ref_t unchecked_value()noexcept</text:p>
      <text:p text:style-name="P973"><text:tab/><text:tab/></text:p>
      <text:p text:style-name="P774"><text:span text:style-name="T1515"><text:tab/><text:tab/>[[nodiscard]] constexpr </text:span><text:span text:style-name="T1516">c</text:span><text:span text:style-name="T1515">ref_t unchecked_value()</text:span><text:span text:style-name="T1516">const </text:span><text:span text:style-name="T1515">noexcept</text:span></text:p>
      <text:p text:style-name="P974"><text:tab/><text:tab/></text:p>
      <text:p text:style-name="P845"><text:span text:style-name="T1515"><text:tab/><text:tab/>[[nodiscard]] constexpr </text:span><text:span text:style-name="T1516">c</text:span><text:span text:style-name="T1515">ref_t unchecked_</text:span><text:span text:style-name="T1899">c</text:span><text:span text:style-name="T1515">value()</text:span><text:span text:style-name="T1516">const </text:span><text:span text:style-name="T1515">noexcept</text:span></text:p>
      <text:p text:style-name="P976"><text:tab/><text:tab/></text:p>
      <text:p text:style-name="P838"><text:tab/><text:tab/><text:tab/><text:span text:style-name="T1042">Ritorna </text:span><text:span text:style-name="T1272">un riferimento al</text:span><text:span text:style-name="T1042"> valore de</text:span><text:span text:style-name="T1171">ll’istanza interna</text:span><text:span text:style-name="T1042"> </text:span></text:p>
      <text:p text:style-name="P1569"><text:tab/><text:tab/><text:tab/><text:span text:style-name="T1853">L’operazione non è sicura perché il contenitore potrebbe essere vuoto e </text:span><text:span text:style-name="T1873">perché </text:span><text:span text:style-name="T1853">ritorna una <text:tab/><text:tab/><text:tab/>referenza</text:span></text:p>
      <text:p text:style-name="P1572"/>
      <text:p text:style-name="P1572"/>
      <text:p text:style-name="P175"><text:span text:style-name="T1403"><text:tab/><text:tab/></text:span><text:span text:style-name="T548">template &lt;typename </text:span><text:span text:style-name="T728">U</text:span><text:span text:style-name="T548">&gt;</text:span></text:p>
      <text:p text:style-name="P973"><text:tab/><text:tab/>[[nodiscard]] constexpr auto upcast()noexcept</text:p>
      <text:p text:style-name="P773"><text:tab/><text:tab/>requires (</text:p>
      <text:p text:style-name="P773"><text:tab/><text:tab/><text:tab/><text:tab/>sizeof(value_t) &gt; 0 </text:p>
      <text:p text:style-name="P773"><text:tab/><text:tab/><text:tab/><text:tab/>&amp;&amp; (std::is_same_v&lt;<text:span text:style-name="T1960">U</text:span>,value_t&gt; || std::is_base_of_v&lt;<text:span text:style-name="T1960">U</text:span>, value_t&gt;)</text:p>
      <text:p text:style-name="P773"><text:tab/><text:tab/><text:tab/><text:tab/>&amp;&amp; std::has_virtual_destructor_v&lt;<text:span text:style-name="T1960">U</text:span>&gt;</text:p>
      <text:p text:style-name="P773"><text:tab/><text:tab/><text:tab/>)</text:p>
      <text:p text:style-name="P773"/>
      <text:p text:style-name="P850"><text:tab/><text:tab/><text:tab/><text:span text:style-name="T1042">Ritorna un</text:span><text:span text:style-name="T1274">a istanza</text:span><text:span text:style-name="T1042"> c</text:span><text:span text:style-name="T1258">on tipo</text:span><text:span text:style-name="T1516"> </text:span><text:span text:style-name="T1950">U</text:span><text:span text:style-name="T1048">, </text:span><text:span text:style-name="T1042">un</text:span><text:span text:style-name="T1276">a classe base</text:span><text:span text:style-name="T1042"> </text:span><text:span text:style-name="T1274">o uguale a </text:span><text:span text:style-name="T1516">value_t</text:span><text:span text:style-name="T1042"> <text:tab/><text:tab/></text:span></text:p>
      <text:p text:style-name="P1567"><text:tab/><text:tab/><text:tab/>Dopo questa operazione <text:span text:style-name="T675">empty()</text:span><text:span text:style-name="T1853"> ritorna vero.</text:span> </text:p>
      <text:p text:style-name="P1567"><text:span text:style-name="T1042"/></text:p>
      <text:p text:style-name="P1567"><text:span text:style-name="T1042"/></text:p>
      <text:p text:style-name="P774"><text:span text:style-name="T1042"><text:tab/><text:tab/></text:span><text:span text:style-name="T1516">template &lt;typename </text:span><text:span text:style-name="T1960">U</text:span><text:span text:style-name="T1516">&gt;</text:span></text:p>
      <text:p text:style-name="P977"><text:tab/><text:tab/>[[nodiscard]] constexpr auto downcast()noexcept</text:p>
      <text:p text:style-name="P774"><text:tab/><text:tab/><text:span text:style-name="T1947">r</text:span>equires (</text:p>
      <text:p text:style-name="P774"><text:tab/><text:tab/><text:tab/><text:tab/>sizeof(value_t) &gt; 0 </text:p>
      <text:p text:style-name="P774"><text:tab/><text:tab/><text:tab/><text:tab/>&amp;&amp; (std::is_same_v&lt;<text:span text:style-name="T1960">U</text:span>, value_t&gt; || std::is_base_of_v&lt;value_t,<text:span text:style-name="T1960">U</text:span>&gt;)</text:p>
      <text:p text:style-name="P774"><text:tab/><text:tab/><text:tab/><text:tab/>&amp;&amp; std::has_virtual_destructor_v&lt;value_t&gt;</text:p>
      <text:p text:style-name="P774"><text:tab/><text:tab/><text:tab/>)</text:p>
      <text:p text:style-name="P850"><text:tab/><text:tab/><text:tab/><text:span text:style-name="T1042">Ritorna un</text:span><text:span text:style-name="T1274">a istanza</text:span><text:span text:style-name="T1042"> c</text:span><text:span text:style-name="T1258">on tipo</text:span><text:span text:style-name="T1516"> </text:span><text:span text:style-name="T1950">U</text:span><text:span text:style-name="T1048">, </text:span><text:span text:style-name="T1042">un</text:span><text:span text:style-name="T1276">a classe </text:span><text:span text:style-name="T1278">derivata</text:span><text:span text:style-name="T1042"> </text:span><text:span text:style-name="T1274">o uguale a </text:span><text:span text:style-name="T1516">value_t</text:span><text:span text:style-name="T1042"> <text:tab/></text:span></text:p>
      <text:p text:style-name="P774"><text:tab/><text:span text:style-name="T1042"><text:tab/><text:tab/>Dopo questa operazione </text:span><text:span text:style-name="T1278">l’istanza corrente</text:span><text:span text:style-name="T1042"> sarà vuot</text:span><text:span text:style-name="T1278">a</text:span><text:span text:style-name="T1042"> se ha avuto </text:span></text:p>
      <text:p text:style-name="P774"><text:span text:style-name="T1042"><text:tab/><text:tab/><text:tab/>successo altrimenti viene ritornat</text:span><text:span text:style-name="T1237">a una istanza vuota</text:span><text:span text:style-name="T1042"> </text:span><text:span text:style-name="T1043">e </text:span><text:span text:style-name="T1272">l’istanza corrente</text:span><text:span text:style-name="T1043"> rimane</text:span></text:p>
      <text:p text:style-name="P1573"><text:tab/><text:tab/><text:tab/>invariat<text:span text:style-name="T1947">a.</text:span> </text:p>
      <text:p text:style-name="P774"><text:span text:style-name="T1043"/></text:p>
      <text:p text:style-name="P774"><text:span text:style-name="T1043"/></text:p>
      <text:p text:style-name="P774"><text:span text:style-name="T1043"/></text:p>
      <text:p text:style-name="P774"><text:span text:style-name="T1043"/></text:p>
      <text:p text:style-name="P774"><text:span text:style-name="T1043"/></text:p>
      <text:p text:style-name="P774"><text:span text:style-name="T1043"/></text:p>
      <text:p text:style-name="P774"><text:span text:style-name="T1043"/></text:p>
      <text:p text:style-name="P774"><text:span text:style-name="T1043"/></text:p>
      <text:p text:style-name="P774"><text:span text:style-name="T1043"/></text:p>
      <text:p text:style-name="P1472"><text:soft-page-break/><text:tab/><text:tab/>template &lt;typename <text:span text:style-name="T1960">U</text:span>&gt;</text:p>
      <text:p text:style-name="P1472"><text:tab/><text:tab/>[[nodiscard]] constexpr auto cast()noexcept</text:p>
      <text:p text:style-name="P1472"><text:tab/><text:tab/>requires (</text:p>
      <text:p text:style-name="P1472"><text:tab/><text:tab/><text:tab/>sizeof(value_t) &gt; 0</text:p>
      <text:p text:style-name="P1473"><text:tab/><text:tab/><text:tab/>&amp;&amp; (</text:p>
      <text:p text:style-name="P1473"><text:tab/><text:tab/><text:tab/><text:tab/>std::is_same_v&lt;<text:span text:style-name="T1960">U</text:span>, value_t&gt; </text:p>
      <text:p text:style-name="P1473"><text:tab/><text:tab/><text:tab/><text:tab/>|| std::is_base_of_v&lt;value_t, <text:span text:style-name="T1960">U</text:span>&gt; </text:p>
      <text:p text:style-name="P1473"><text:tab/><text:tab/><text:tab/><text:tab/>|| std::is_base_of_v&lt;<text:span text:style-name="T1960">U</text:span>, value_t&gt;</text:p>
      <text:p text:style-name="P1473"><text:tab/><text:tab/><text:tab/>)</text:p>
      <text:p text:style-name="P1472"><text:tab/><text:tab/><text:tab/>&amp;&amp; std::has_virtual_destructor_v&lt;value_t&gt;</text:p>
      <text:p text:style-name="P1472"><text:tab/><text:tab/>)</text:p>
      <text:p text:style-name="P774"/>
      <text:p text:style-name="P850"><text:tab/><text:tab/><text:tab/><text:span text:style-name="T1042">Ritorna un</text:span><text:span text:style-name="T1274">a istanza</text:span><text:span text:style-name="T1042"> c</text:span><text:span text:style-name="T1258">on tipo</text:span><text:span text:style-name="T1516"> </text:span><text:span text:style-name="T1950">U</text:span><text:span text:style-name="T1048">, </text:span><text:span text:style-name="T1042">un</text:span><text:span text:style-name="T1276">a classe </text:span><text:span text:style-name="T1278">base,derivata</text:span><text:span text:style-name="T1042"> </text:span><text:span text:style-name="T1274">o uguale a </text:span><text:span text:style-name="T1516">value_t</text:span><text:span text:style-name="T1042"> <text:tab/></text:span></text:p>
      <text:p text:style-name="P850"><text:tab/><text:span text:style-name="T1042"><text:tab/><text:tab/>Dopo questa operazione </text:span><text:span text:style-name="T1278">l’istanza corrente</text:span><text:span text:style-name="T1042"> sarà vuot</text:span><text:span text:style-name="T1278">a</text:span><text:span text:style-name="T1042"> se ha avuto </text:span></text:p>
      <text:p text:style-name="P850"><text:span text:style-name="T1042"><text:tab/><text:tab/><text:tab/>successo altrimenti viene ritornat</text:span><text:span text:style-name="T1237">a una istanza vuota</text:span><text:span text:style-name="T1042"> </text:span><text:span text:style-name="T1043">e </text:span><text:span text:style-name="T1272">l’istanza corrente</text:span><text:span text:style-name="T1043"> rimane</text:span></text:p>
      <text:p text:style-name="P1574"><text:tab/><text:tab/><text:tab/>invariat<text:span text:style-name="T1947">a.</text:span> </text:p>
      <text:p text:style-name="P850"/>
      <text:p text:style-name="P774"/>
      <text:p text:style-name="P774"/>
      <text:p text:style-name="P774"/>
      <text:p text:style-name="P774"><text:span text:style-name="T1042"><text:tab/><text:tab/></text:span><text:span text:style-name="T1516">[[nodiscard]] constexpr result&lt;value_t,error_handler_t&gt; <text:s/><text:tab/><text:tab/><text:tab/><text:tab/><text:tab/><text:tab/>try_release_value()noexcept</text:span></text:p>
      <text:p text:style-name="P978"><text:tab/><text:tab/>requires (</text:p>
      <text:p text:style-name="P978"><text:tab/><text:tab/><text:tab/><text:tab/>sizeof(value_t) &gt; 0 </text:p>
      <text:p text:style-name="P978"><text:tab/><text:tab/><text:tab/><text:tab/>&amp;&amp; std::is_nothrow_move_constructible_v&lt;value_t&gt;</text:p>
      <text:p text:style-name="P776"><text:tab/><text:tab/><text:tab/><text:tab/>&amp;&amp; std::is_nothrow_destructible_v&lt;value_t&gt;</text:p>
      <text:p text:style-name="P978"><text:tab/><text:tab/><text:tab/>)</text:p>
      <text:p text:style-name="P978"/>
      <text:p text:style-name="P774"><text:span text:style-name="T1042"><text:tab/><text:tab/></text:span><text:span text:style-name="T1516">[[nodiscard]] constexpr value_t release_value()noexcept</text:span></text:p>
      <text:p text:style-name="P978"><text:tab/><text:tab/>requires (</text:p>
      <text:p text:style-name="P978"><text:tab/><text:tab/><text:tab/><text:tab/>sizeof(value_t) &gt; 0 </text:p>
      <text:p text:style-name="P978"><text:tab/><text:tab/><text:tab/><text:tab/>&amp;&amp; std::is_nothrow_move_constructible_v&lt;value_t&gt;</text:p>
      <text:p text:style-name="P776"><text:tab/><text:tab/><text:tab/><text:tab/>&amp;&amp; std::is_nothrow_destructible_v&lt;value_t&gt;</text:p>
      <text:p text:style-name="P978"><text:tab/><text:tab/><text:tab/>)</text:p>
      <text:p text:style-name="P774"/>
      <text:p text:style-name="P777"><text:span text:style-name="T1042"><text:tab/><text:tab/><text:tab/></text:span><text:span text:style-name="T1044">Rilascia il valore interno,</text:span><text:span text:style-name="T1046">non ci devo</text:span><text:span text:style-name="T1048">no</text:span><text:span text:style-name="T1046"> essere referenti attivi</text:span><text:span text:style-name="T1044"> </text:span></text:p>
      <text:p text:style-name="P1577"><text:tab/><text:tab/><text:tab/>Dopo questa operazione <text:span text:style-name="T675">empty()</text:span> <text:span text:style-name="T1853">ritorna vero</text:span> </text:p>
      <text:p text:style-name="P1577"><text:tab/><text:tab/><text:tab/><text:span text:style-name="T1947">Se l’istanza corrente è vuota viene impostato l’errore </text:span><text:span text:style-name="T724">POSIX result_out_of_range</text:span></text:p>
      <text:p text:style-name="P1575"><text:tab/><text:tab/></text:p>
      <text:p text:style-name="P775"><text:span text:style-name="T1044"/></text:p>
      <text:p text:style-name="P775"><text:span text:style-name="T1044"/></text:p>
      <text:p text:style-name="P775"><text:span text:style-name="T1044"><text:tab/><text:tab/></text:span><text:span text:style-name="T1517">[[nodiscard]] constexpr value_t release_value_or_default()noexcept</text:span></text:p>
      <text:p text:style-name="P981"><text:tab/><text:tab/>requires (</text:p>
      <text:p text:style-name="P981"><text:tab/><text:tab/><text:tab/><text:tab/>sizeof(value_t) &gt; 0 </text:p>
      <text:p text:style-name="P981"><text:tab/><text:tab/><text:tab/><text:tab/>&amp;&amp; std::is_nothrow_move_constructible_v&lt;value_t&gt; </text:p>
      <text:p text:style-name="P775"><text:tab/><text:tab/><text:tab/><text:tab/>&amp;&amp; std::is_nothrow_destructible_v&lt;value_t&gt;</text:p>
      <text:p text:style-name="P981"><text:tab/><text:tab/><text:tab/><text:tab/>&amp;&amp; std::is_nothrow_default_constructible_v&lt;value_t&gt;</text:p>
      <text:p text:style-name="P981"><text:tab/><text:tab/>)</text:p>
      <text:p text:style-name="P775"/>
      <text:p text:style-name="P775"><text:tab/><text:tab/><text:span text:style-name="T1042"><text:tab/></text:span><text:span text:style-name="T1044">Rilascia il valore interno se è impostato altrimenti ritorna il valore preimpostato </text:span></text:p>
      <text:p text:style-name="P1575"><text:tab/><text:tab/><text:tab/>di <text:span text:style-name="T523">value_t</text:span>.</text:p>
      <text:p text:style-name="P777"><text:span text:style-name="T1046"><text:tab/><text:tab/><text:tab/>Non ci devo</text:span><text:span text:style-name="T1047">no</text:span><text:span text:style-name="T1046"> essere referenti attivi</text:span></text:p>
      <text:p text:style-name="P1577"><text:tab/><text:tab/><text:tab/>Dopo questa operazione <text:span text:style-name="T675">empty()</text:span> <text:span text:style-name="T1853">ritorna vero</text:span> </text:p>
      <text:p text:style-name="P775"><text:span text:style-name="T1044"/></text:p>
      <text:p text:style-name="P775"><text:span text:style-name="T1044"/></text:p>
      <text:p text:style-name="P775"><text:span text:style-name="T1044"/></text:p>
      <text:p text:style-name="P775"><text:span text:style-name="T1044"><text:tab/><text:tab/></text:span><text:span text:style-name="T1517">[[nodiscard]] constexpr result&lt;base_box, error_handler_t&gt; try_clone()const <text:tab/><text:tab/><text:tab/>noexcept</text:span></text:p>
      <text:p text:style-name="P981"><text:tab/><text:tab/>requires (concepts::copyable_or_cloneable&lt;value_t&gt;) </text:p>
      <text:p text:style-name="P981"><text:tab/></text:p>
      <text:p text:style-name="P775"><text:span text:style-name="T1044"><text:tab/><text:tab/></text:span><text:span text:style-name="T1517">[[nodiscard]] constexpr base_box clone()const noexcept</text:span></text:p>
      <text:p text:style-name="P981"><text:tab/><text:tab/>requires (concepts::copyable_or_cloneable&lt;value_t&gt;)</text:p>
      <text:p text:style-name="P775"/>
      <text:p text:style-name="P1810"><text:tab/><text:tab/><text:tab/><text:span text:style-name="T1873">Ritorna </text:span><text:s/>una copia.</text:p>
      <text:p text:style-name="P1578"><text:tab/></text:p>
      <text:p text:style-name="P1819"><text:tab/></text:p>
      <text:p text:style-name="P843"><text:span text:style-name="T1045"/></text:p>
      <text:p text:style-name="P843"><text:span text:style-name="T1045"><text:tab/></text:span><text:span text:style-name="T1044"> </text:span></text:p>
      <text:p text:style-name="P843"><text:span text:style-name="T1044"/></text:p>
      <text:p text:style-name="P843"><text:span text:style-name="T1044"/></text:p>
      <text:p text:style-name="P843"><text:span text:style-name="T1044"/></text:p>
      <text:p text:style-name="P843"><text:span text:style-name="T1044"/></text:p>
      <text:p text:style-name="P843"><text:span text:style-name="T1044"/></text:p>
      <text:p text:style-name="P843"><text:span text:style-name="T1044"/></text:p>
      <text:p text:style-name="P843"><text:span text:style-name="T1044"/></text:p>
      <text:h text:style-name="Heading_20_2" text:outline-level="2"><text:bookmark-start text:name="__RefHeading___Toc79613_833296016"/><text:soft-page-break/><text:span text:style-name="T1511">b</text:span><text:span text:style-name="T1518">ox_deleter</text:span><text:bookmark-end text:name="__RefHeading___Toc79613_833296016"/></text:h>
      <text:p text:style-name="P21"><text:tab/><text:span text:style-name="T298">Uso: </text:span></text:p>
      <text:p text:style-name="P236"><text:tab/><text:tab/><text:span text:style-name="T1518">Il deallocatore predefinito <text:s/>per </text:span><text:span text:style-name="T679">box</text:span><text:span text:style-name="T1518"> </text:span><text:span text:style-name="T1521">e </text:span><text:span text:style-name="T549">shared_box</text:span><text:span text:style-name="T1521"> </text:span></text:p>
      <text:p text:style-name="P429"><text:span text:style-name="T76"/></text:p>
      <text:p text:style-name="P429"><text:span text:style-name="T76"/></text:p>
      <text:p text:style-name="P429"><text:span text:style-name="T18"><text:tab/></text:span><text:span text:style-name="T87">Testata: </text:span></text:p>
      <text:p text:style-name="P299"><text:tab/><text:tab/><text:span text:style-name="T523">iron/</text:span><text:span text:style-name="T541">b</text:span><text:span text:style-name="T544">ox</text:span><text:span text:style-name="T534">.h</text:span></text:p>
      <text:p text:style-name="P429"><text:span text:style-name="T87"/></text:p>
      <text:p text:style-name="P429"><text:span text:style-name="T87"/></text:p>
      <text:p text:style-name="P429"><text:span text:style-name="T18"><text:tab/></text:span><text:span text:style-name="T20">Sinossi:</text:span></text:p>
      <text:p text:style-name="P582"><text:span text:style-name="T20"/></text:p>
      <text:p text:style-name="P778"><text:tab/><text:tab/>template &lt;typename T,typename A&gt; class box_deleter final</text:p>
      <text:p text:style-name="P429"><text:span text:style-name="T20"/></text:p>
      <text:p text:style-name="P429"><text:span text:style-name="T20"/></text:p>
      <text:p text:style-name="P73"><text:tab/><text:span text:style-name="T277">Alias interni:</text:span></text:p>
      <text:p text:style-name="P778"><text:span text:style-name="T1044"><text:tab/><text:tab/></text:span><text:span text:style-name="T1517">using value_t = T</text:span></text:p>
      <text:p text:style-name="P982"><text:tab/><text:tab/>using value_type = value_t</text:p>
      <text:p text:style-name="P982"><text:tab/><text:tab/>using allocator_t = A</text:p>
      <text:p text:style-name="P982"><text:tab/><text:tab/>using allocator_type = allocator_t<text:tab/><text:tab/></text:p>
      <text:p text:style-name="P984"><text:tab/><text:tab/>template &lt;typename T1&gt;</text:p>
      <text:p text:style-name="P984"><text:tab/><text:tab/>using rebind_t = box_deleter&lt;T1,&lt;private&gt;&gt;</text:p>
      <text:p text:style-name="P984"><text:tab/><text:tab/>template &lt;typename T1&gt;</text:p>
      <text:p text:style-name="P984"><text:tab/><text:tab/>using rebind_type = rebind_t&lt;T1&gt;</text:p>
      <text:p text:style-name="P778"/>
      <text:p text:style-name="P778"/>
      <text:p text:style-name="P778"/>
      <text:p text:style-name="P778"><text:tab/><text:span text:style-name="T1049">Vincoli:</text:span></text:p>
      <text:p text:style-name="P778"><text:span text:style-name="T1049"><text:tab/><text:tab/></text:span><text:span text:style-name="T1518">!std::is_array_v&lt;value_t&gt;</text:span></text:p>
      <text:p text:style-name="P984"><text:tab/><text:tab/>!std::is_const_v&lt;value_t&gt;</text:p>
      <text:p text:style-name="P984"><text:tab/> <text:s text:c="7"/>concepts::allocator&lt;allocator_t&gt;</text:p>
      <text:p text:style-name="P778"/>
      <text:p text:style-name="P778"/>
      <text:p text:style-name="P778"/>
      <text:p text:style-name="P1602"><text:tab/>Costruttori:</text:p>
      <text:p text:style-name="P1602"><text:tab/><text:tab/></text:p>
      <text:p text:style-name="P778"><text:span text:style-name="T1049"><text:tab/><text:tab/></text:span><text:span text:style-name="T1518">constexpr box_deleter()noexcept = default</text:span></text:p>
      <text:p text:style-name="P778"><text:span text:style-name="T1050"><text:tab/><text:tab/></text:span><text:span text:style-name="T1519">constexpr box_deleter(const box_deleter&amp;)noexcept</text:span></text:p>
      <text:p text:style-name="P780"><text:span text:style-name="T1050"><text:tab/><text:tab/></text:span><text:span text:style-name="T1519">constexpr box_deleter(box_deleter&amp;&amp;)noexcept</text:span></text:p>
      <text:p text:style-name="P780"><text:span text:style-name="T1050"/></text:p>
      <text:p text:style-name="P780"><text:span text:style-name="T1050"/></text:p>
      <text:p text:style-name="P1603"><text:tab/>Distruttore:</text:p>
      <text:p text:style-name="P1603"><text:span text:style-name="T1050"/></text:p>
      <text:p text:style-name="P780"><text:span text:style-name="T1050"><text:tab/><text:tab/></text:span><text:span text:style-name="T1519">constexpr ~box_deleter()=default</text:span></text:p>
      <text:p text:style-name="P780"><text:span text:style-name="T1050"/></text:p>
      <text:p text:style-name="P780"><text:span text:style-name="T1050"/></text:p>
      <text:p text:style-name="P1603"><text:tab/>Metodi:</text:p>
      <text:p text:style-name="P780"><text:span text:style-name="T1050"/></text:p>
      <text:p text:style-name="P780"><text:span text:style-name="T1050"><text:tab/><text:tab/></text:span><text:span text:style-name="T1519">constexpr box_deleter&amp; operator=(const box_deleter&amp;)noexcept</text:span><text:span text:style-name="T1050"><text:tab/><text:tab/></text:span></text:p>
      <text:p text:style-name="P780"><text:span text:style-name="T1050"><text:tab/><text:tab/></text:span><text:span text:style-name="T1519">constexpr box_deleter&amp; operator=(box_deleter&amp;&amp;)noexcept</text:span><text:span text:style-name="T1050"><text:tab/><text:tab/></text:span></text:p>
      <text:p text:style-name="P1603"><text:tab/></text:p>
      <text:p text:style-name="P1603"/>
      <text:p text:style-name="P985"><text:tab/><text:tab/>[[nodiscard]] constexpr allocator_t unsafe_allocator()const noexcept </text:p>
      <text:p text:style-name="P985"/>
      <text:p text:style-name="P839"><text:span text:style-name="T1050"><text:tab/><text:tab/><text:tab/></text:span><text:span text:style-name="T1051">Ritorna l’allocatore</text:span></text:p>
      <text:p text:style-name="P839"><text:span text:style-name="T1051"><text:tab/><text:tab/><text:tab/></text:span><text:span text:style-name="T1238">Il metodo </text:span><text:span text:style-name="T1051">non è sicuro perche </text:span><text:span text:style-name="T1520">allocator_t</text:span><text:span text:style-name="T1051"> non è sicuro </text:span></text:p>
      <text:p text:style-name="P1603"><text:tab/><text:tab/></text:p>
      <text:p text:style-name="P780"><text:span text:style-name="T1050"/></text:p>
      <text:p text:style-name="P780"><text:span text:style-name="T1050"/></text:p>
      <text:p text:style-name="P780"><text:span text:style-name="T1050"><text:tab/><text:tab/></text:span><text:span text:style-name="T1519">constexpr void operator()(value_t* p)noexcept</text:span></text:p>
      <text:p text:style-name="P986"><text:tab/><text:tab/>requires (sizeof(value_t) &gt; 0 &amp;&amp; std::is_nothrow_destructible_v&lt;value_t&gt;)</text:p>
      <text:p text:style-name="P986"><text:span text:style-name="T1050"/></text:p>
      <text:p text:style-name="P781"><text:span text:style-name="T1050"><text:tab/><text:tab/><text:tab/></text:span><text:span text:style-name="T1051">Dealloca </text:span><text:span text:style-name="T1052">p</text:span></text:p>
      <text:p text:style-name="P781"><text:span text:style-name="T1051"/></text:p>
      <text:p text:style-name="P781"><text:span text:style-name="T1051"/></text:p>
      <text:p text:style-name="P781"><text:span text:style-name="T1051"/></text:p>
      <text:p text:style-name="P781"><text:span text:style-name="T1051"/></text:p>
      <text:p text:style-name="P781"><text:span text:style-name="T1051"/></text:p>
      <text:p text:style-name="P781"><text:soft-page-break/><text:span text:style-name="T1051"/></text:p>
      <text:p text:style-name="P1475"><text:tab/><text:tab/>template &lt;typename U&gt;</text:p>
      <text:p text:style-name="P1475"><text:tab/><text:tab/>[[nodiscard]] static rebind_t&lt;U&gt; upcast()noexcept</text:p>
      <text:p text:style-name="P1476"><text:tab/><text:tab/><text:tab/>requires (</text:p>
      <text:p text:style-name="P1476"><text:tab/><text:tab/><text:tab/><text:tab/>(std::is_same_v&lt;U,value_t&gt; || std::is_base_of_v&lt;U, value_t&gt;) </text:p>
      <text:p text:style-name="P1476"><text:tab/><text:tab/><text:tab/><text:tab/>&amp;&amp; std::has_virtual_destructor_v&lt;U&gt;</text:p>
      <text:p text:style-name="P1476"><text:tab/><text:tab/><text:tab/>)</text:p>
      <text:p text:style-name="P781"/>
      <text:p text:style-name="P1831"><text:tab/></text:p>
      <text:p text:style-name="P1476"><text:tab/><text:tab/>template &lt;typename U&gt;</text:p>
      <text:p text:style-name="P851"><text:span text:style-name="T1520"><text:tab/><text:tab/>[[nodiscard]] static rebind_t&lt;U&gt; </text:span><text:span text:style-name="T1961">downcast</text:span><text:span text:style-name="T1520">()noexcept</text:span></text:p>
      <text:p text:style-name="P1476"><text:tab/><text:tab/><text:tab/>requires (</text:p>
      <text:p text:style-name="P851"><text:span text:style-name="T1520"><text:tab/><text:tab/><text:tab/><text:tab/>(std::is_same_v&lt;U,value_t&gt; || std::is_base_of_v&lt;value_t,</text:span><text:span text:style-name="T1961">U</text:span><text:span text:style-name="T1520">&gt;) </text:span></text:p>
      <text:p text:style-name="P1476"><text:tab/><text:tab/><text:tab/><text:tab/>&amp;&amp; std::has_virtual_destructor_v&lt;U&gt;</text:p>
      <text:p text:style-name="P1476"><text:tab/><text:tab/><text:tab/>)</text:p>
      <text:p text:style-name="P851"><text:span text:style-name="T360"/></text:p>
      <text:p text:style-name="P851"/>
      <text:p text:style-name="P839"><text:span text:style-name="T1050"><text:tab/><text:tab/><text:tab/></text:span><text:span text:style-name="T1238">R</text:span><text:span text:style-name="T1051">itorna il </text:span><text:span text:style-name="T1520">deleter</text:span><text:span text:style-name="T1051"> per </text:span><text:span text:style-name="T1961">U,</text:span><text:span text:style-name="T2048">un tipo </text:span><text:span text:style-name="T2044">upcast</text:span><text:span text:style-name="T2048"> o </text:span><text:span text:style-name="T2044">downcast</text:span><text:span text:style-name="T2048"> di </text:span><text:span text:style-name="T2044">value_t</text:span></text:p>
      <text:p text:style-name="P839"><text:span text:style-name="T1051"/></text:p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p text:style-name="P781"/>
      <text:h text:style-name="Heading_20_2" text:outline-level="2"><text:bookmark-start text:name="__RefHeading___Toc79615_833296016"/><text:soft-page-break/><text:span text:style-name="T1511">b</text:span><text:span text:style-name="T1521">tree_table</text:span><text:bookmark-end text:name="__RefHeading___Toc79615_833296016"/></text:h>
      <text:p text:style-name="P22"><text:tab/><text:span text:style-name="T298">Uso: </text:span></text:p>
      <text:p text:style-name="P250"><text:tab/><text:tab/><text:span text:style-name="T1598">I</text:span><text:span text:style-name="T1521">mplementazione di un </text:span><text:span text:style-name="T549">btree </text:span><text:span text:style-name="T574">set/</text:span><text:span text:style-name="T678">map</text:span></text:p>
      <text:p text:style-name="P468"><text:span text:style-name="T76"/></text:p>
      <text:p text:style-name="P468"><text:span text:style-name="T76"/></text:p>
      <text:p text:style-name="P430"><text:span text:style-name="T18"><text:tab/></text:span><text:span text:style-name="T87">Testata: </text:span></text:p>
      <text:p text:style-name="P300"><text:tab/><text:tab/><text:span text:style-name="T523">iron/</text:span><text:span text:style-name="T541">b</text:span><text:span text:style-name="T549">tree</text:span><text:span text:style-name="T574">_table</text:span><text:span text:style-name="T534">.h</text:span></text:p>
      <text:p text:style-name="P430"><text:span text:style-name="T87"/></text:p>
      <text:p text:style-name="P430"><text:span text:style-name="T87"/></text:p>
      <text:p text:style-name="P430"><text:span text:style-name="T18"><text:tab/></text:span><text:span text:style-name="T20">Sinossi:</text:span></text:p>
      <text:p text:style-name="P583"><text:span text:style-name="T20"/></text:p>
      <text:p text:style-name="P782"><text:tab/><text:tab/>template &lt;</text:p>
      <text:p text:style-name="P782"><text:tab/><text:tab/><text:tab/>typename KEY</text:p>
      <text:p text:style-name="P782"><text:tab/><text:tab/><text:tab/>,typename MAPPED</text:p>
      <text:p text:style-name="P782"><text:tab/><text:tab/><text:tab/>,typename LT</text:p>
      <text:p text:style-name="P782"><text:tab/><text:tab/><text:tab/>,std::size_t ORDER</text:p>
      <text:p text:style-name="P782"><text:tab/><text:tab/><text:tab/>,typename A</text:p>
      <text:p text:style-name="P782"><text:tab/><text:tab/><text:tab/>,bool MULTI</text:p>
      <text:p text:style-name="P782"><text:tab/><text:tab/><text:tab/>,bool HAS_MAPPED</text:p>
      <text:p text:style-name="P782"><text:tab/><text:tab/>&gt;</text:p>
      <text:p text:style-name="P782"><text:tab/><text:tab/>class btree_table final</text:p>
      <text:p text:style-name="P430"/>
      <text:p text:style-name="P430"/>
      <text:p text:style-name="P430"><text:tab/><text:span text:style-name="T93">Costanti esterne:</text:span></text:p>
      <text:p text:style-name="P430"><text:tab/><text:tab/><text:span text:style-name="T357">constexpr std::size_t btree_default_order = 3</text:span></text:p>
      <text:p text:style-name="P430"/>
      <text:p text:style-name="P430"/>
      <text:p text:style-name="P430"><text:tab/><text:span text:style-name="T93">Alias esterni:</text:span></text:p>
      <text:p text:style-name="P430"><text:span text:style-name="T93"/></text:p>
      <text:p text:style-name="P430"><text:span text:style-name="T93"><text:tab/><text:tab/></text:span><text:span text:style-name="T367">template &lt;</text:span></text:p>
      <text:p text:style-name="P987"><text:tab/><text:tab/><text:tab/>typename KEY</text:p>
      <text:p text:style-name="P987"><text:tab/><text:tab/><text:tab/>, typename MAPPED</text:p>
      <text:p text:style-name="P987"><text:tab/><text:tab/><text:tab/>, typename LT= comparables::less_to&lt;KEY&gt;</text:p>
      <text:p text:style-name="P987"><text:tab/><text:tab/><text:tab/>, typename A=unsafe::allocator&lt;std::pair&lt;KEY,MAPPED&gt;&gt;</text:p>
      <text:p text:style-name="P987"><text:tab/><text:tab/><text:tab/>, std::size_t ORDER = btree_default_order</text:p>
      <text:p text:style-name="P987"><text:tab/><text:tab/>&gt;</text:p>
      <text:p text:style-name="P987"><text:tab/><text:tab/>using btree_map = btree_table&lt;KEY,MAPPED,LT,ORDER,A,false,true&gt;</text:p>
      <text:p text:style-name="P583"><text:span text:style-name="T93"/></text:p>
      <text:p text:style-name="P583"><text:span text:style-name="T93"/></text:p>
      <text:p text:style-name="P987"><text:tab/><text:tab/>template &lt;</text:p>
      <text:p text:style-name="P987"><text:tab/><text:tab/><text:tab/>typename KEY</text:p>
      <text:p text:style-name="P987"><text:tab/><text:tab/><text:tab/>,typename LT = comparables::less_to&lt;KEY&gt;</text:p>
      <text:p text:style-name="P987"><text:tab/><text:tab/><text:tab/>,typename A =unsafe::allocator&lt;KEY&gt;</text:p>
      <text:p text:style-name="P987"><text:tab/><text:tab/><text:tab/>,std::size_t ORDER = btree_default_order</text:p>
      <text:p text:style-name="P987"><text:tab/><text:tab/>&gt;</text:p>
      <text:p text:style-name="P987"><text:tab/><text:tab/>using btree_set = btree_table&lt;KEY,&lt;private&gt;,LT,ORDER,A,false,false&gt;</text:p>
      <text:p text:style-name="P1958"><text:span text:style-name="T788"/></text:p>
      <text:p text:style-name="P430"><text:span text:style-name="T93"><text:tab/><text:tab/></text:span><text:span text:style-name="T367">template &lt;</text:span></text:p>
      <text:p text:style-name="P987"><text:tab/><text:tab/><text:tab/>typename KEY</text:p>
      <text:p text:style-name="P987"><text:tab/><text:tab/><text:tab/>,typename MAPPED</text:p>
      <text:p text:style-name="P987"><text:tab/><text:tab/><text:tab/>,typename LT = comparables::less_to&lt;KEY&gt;</text:p>
      <text:p text:style-name="P987"><text:tab/><text:tab/><text:tab/>,typename A =unsafe::allocator&lt;std::pair&lt;KEY, MAPPED&gt;&gt;</text:p>
      <text:p text:style-name="P987"><text:tab/><text:tab/><text:tab/>,std::size_t ORDER = btree_default_order</text:p>
      <text:p text:style-name="P987"><text:tab/><text:tab/>&gt;</text:p>
      <text:p text:style-name="P987"><text:tab/><text:tab/>using multi_btree_map = btree_table&lt;KEY, MAPPED,LT,ORDER,A,true,true&gt;</text:p>
      <text:p text:style-name="P583"><text:span text:style-name="T93"/></text:p>
      <text:p text:style-name="P583"><text:span text:style-name="T93"/></text:p>
      <text:p text:style-name="P987"><text:tab/><text:tab/>template &lt;</text:p>
      <text:p text:style-name="P987"><text:tab/><text:tab/><text:tab/>typename KEY</text:p>
      <text:p text:style-name="P987"><text:tab/><text:tab/><text:tab/>,typename LT = comparables::less_to&lt;KEY&gt;</text:p>
      <text:p text:style-name="P987"><text:tab/><text:tab/><text:tab/>,typename A =unsafe::allocator&lt;KEY&gt;</text:p>
      <text:p text:style-name="P987"><text:tab/><text:tab/><text:tab/>,std::size_t ORDER = btree_default_order</text:p>
      <text:p text:style-name="P987"><text:tab/><text:tab/>&gt;</text:p>
      <text:p text:style-name="P583"><text:span text:style-name="T93"><text:tab/><text:tab/>using multi_btree_set = btree_table&lt;KEY,&lt;</text:span><text:span text:style-name="T94">private&gt;</text:span><text:span text:style-name="T93">,LT,ORDER,A,true,false&gt;</text:span></text:p>
      <text:p text:style-name="P583"><text:span text:style-name="T93"/></text:p>
      <text:p text:style-name="P987"><text:tab/><text:tab/></text:p>
      <text:p text:style-name="P583"><text:span text:style-name="T93"/></text:p>
      <text:p text:style-name="P74"><text:tab/><text:span text:style-name="T277">Alias interni:</text:span></text:p>
      <text:p text:style-name="P1576"><text:tab/><text:tab/></text:p>
      <text:p text:style-name="P983"><text:tab/><text:tab/>using key_t = KEY</text:p>
      <text:p text:style-name="P983"><text:tab/><text:tab/>using key_type = key_t</text:p>
      <text:p text:style-name="P983"><text:tab/><text:tab/>using mapped_t = MAPPED</text:p>
      <text:p text:style-name="P983"><text:tab/><text:tab/>using mapped_type = mapped_t</text:p>
      <text:p text:style-name="P983"><text:tab/><text:tab/>using allocator_t = A</text:p>
      <text:p text:style-name="P983"><text:tab/><text:tab/>using allocator_type = allocator_t</text:p>
      <text:p text:style-name="P983"><text:tab/><text:tab/>using key_less_t = LT</text:p>
      <text:p text:style-name="P983"><text:tab/><text:tab/>using key_less_type = key_less_t</text:p>
      <text:p text:style-name="P983"><text:tab/><text:tab/>using size_t = std::size_t</text:p>
      <text:p text:style-name="P983"><text:soft-page-break/><text:tab/><text:tab/>using size_type = size_t</text:p>
      <text:p text:style-name="P782"><text:tab/><text:tab/>using value_t = &lt;<text:span text:style-name="T1522">private&gt; </text:span></text:p>
      <text:p text:style-name="P782"><text:tab/><text:tab/>using value_type = value_t</text:p>
      <text:p text:style-name="P782"><text:tab/><text:tab/>using exported_value_t = &lt;<text:span text:style-name="T1522">private&gt;</text:span></text:p>
      <text:p text:style-name="P782"><text:tab/><text:tab/>using exported_value_type = exported_value_t</text:p>
      <text:p text:style-name="P782"><text:tab/><text:tab/>using ptr_t = value_t*</text:p>
      <text:p text:style-name="P782"><text:tab/><text:tab/>using pointer = ptr_t</text:p>
      <text:p text:style-name="P782"><text:tab/><text:tab/>using cptr_t = const value_t*</text:p>
      <text:p text:style-name="P782"><text:tab/><text:tab/>using const_pointer = cptr_t</text:p>
      <text:p text:style-name="P782"><text:tab/><text:tab/>using diff_t = std::ptrdiff_t</text:p>
      <text:p text:style-name="P782"><text:tab/><text:tab/>using difference_type = diff_t</text:p>
      <text:p text:style-name="P782"><text:tab/><text:tab/>using reference = value_t&amp;</text:p>
      <text:p text:style-name="P782"><text:tab/><text:tab/>using const_reference = const value_t&amp;</text:p>
      <text:p text:style-name="P782"><text:tab/><text:tab/>using ref_t = ref_wrapper&lt;value_t&gt;</text:p>
      <text:p text:style-name="P782"><text:tab/><text:tab/>using cref_t = ref_wrapper&lt;const value_t&gt;</text:p>
      <text:p text:style-name="P782"><text:tab/><text:tab/>using error_handler_t = error_handler</text:p>
      <text:p text:style-name="P782"><text:tab/><text:tab/>using error_handler_type = error_handler_t</text:p>
      <text:p text:style-name="P782"><text:tab/><text:tab/>using adapter_box_t = adapter_box&lt;&lt;<text:span text:style-name="T1522">private&gt;</text:span>&gt;</text:p>
      <text:p text:style-name="P782"><text:tab/><text:tab/>using iterator = &lt;<text:span text:style-name="T1522">private&gt;</text:span></text:p>
      <text:p text:style-name="P782"><text:tab/><text:tab/>using const_iterator = &lt;<text:span text:style-name="T1522">private&gt;</text:span></text:p>
      <text:p text:style-name="P779"><text:tab/><text:tab/>using reverse_iterator = &lt;<text:span text:style-name="T1522">private&gt;</text:span></text:p>
      <text:p text:style-name="P779"><text:tab/><text:tab/>using const_reverse_iterator = &lt;<text:span text:style-name="T1522">private&gt;</text:span></text:p>
      <text:p text:style-name="P782"><text:tab/><text:tab/>using seq_t = sequence&lt;iterator&gt;</text:p>
      <text:p text:style-name="P782"><text:tab/><text:tab/>using seq_type = seq_t</text:p>
      <text:p text:style-name="P782"><text:tab/><text:tab/>using cseq_t = sequence&lt;const_iterator&gt;</text:p>
      <text:p text:style-name="P782"><text:tab/><text:tab/>using cseq_type = cseq_t</text:p>
      <text:p text:style-name="P782"><text:tab/><text:tab/>using rseq_t = sequence&lt;reverse_iterator&gt;</text:p>
      <text:p text:style-name="P782"><text:tab/><text:tab/>using rseq_type = rseq_t</text:p>
      <text:p text:style-name="P782"><text:tab/><text:tab/>using crseq_t = sequence&lt;const_reverse_iterator&gt;</text:p>
      <text:p text:style-name="P782"><text:tab/><text:tab/>using crseq_type = crseq_t</text:p>
      <text:p text:style-name="P789"><text:tab/><text:tab/>using tree_node_t = &lt;<text:span text:style-name="T1538">private&gt;</text:span></text:p>
      <text:p text:style-name="P782"/>
      <text:p text:style-name="P782"/>
      <text:p text:style-name="P782"><text:tab/><text:span text:style-name="T1053">Costanti interne:</text:span></text:p>
      <text:p text:style-name="P790"><text:span text:style-name="T1053"><text:tab/><text:tab/></text:span><text:span text:style-name="T1522">static constexpr size_t order = ORDER</text:span></text:p>
      <text:p text:style-name="P790"><text:span text:style-name="T1060"><text:tab/><text:tab/></text:span><text:span text:style-name="T1522">static constexpr bool is_multi = MULTI</text:span></text:p>
      <text:p text:style-name="P988"><text:tab/><text:tab/>static constexpr bool has_mapped = HAS_MAPPED</text:p>
      <text:p text:style-name="P783"/>
      <text:p text:style-name="P783"/>
      <text:p text:style-name="P783"/>
      <text:p text:style-name="P783"><text:tab/><text:span text:style-name="T1054">Metodi statici:</text:span></text:p>
      <text:p text:style-name="P783"><text:span text:style-name="T1054"/></text:p>
      <text:p text:style-name="P783"><text:tab/><text:tab/>[[nodiscard]] static constexpr size_t max_size()noexcept</text:p>
      <text:p text:style-name="P783"/>
      <text:p text:style-name="P176"><text:span text:style-name="T1484"><text:tab/><text:tab/><text:tab/>Ritorna il </text:span><text:span text:style-name="T1489">massimo numero di elementi memorizzabile</text:span></text:p>
      <text:p text:style-name="P176"><text:span text:style-name="T1484"/></text:p>
      <text:p text:style-name="P176"><text:span text:style-name="T1484"/></text:p>
      <text:p text:style-name="P782"><text:tab/><text:span text:style-name="T1049">Vincoli:</text:span></text:p>
      <text:p text:style-name="P782"><text:span text:style-name="T1049"><text:tab/><text:tab/></text:span><text:span text:style-name="T1518">sizeof(key_t) &gt; 0</text:span></text:p>
      <text:p text:style-name="P782"><text:tab/><text:tab/>order &gt; <text:span text:style-name="T1522">1</text:span></text:p>
      <text:p text:style-name="P782"><text:tab/><text:tab/>!std::is_reference_v&lt;key_t&gt;</text:p>
      <text:p text:style-name="P782"><text:tab/><text:tab/>!std::is_array_v&lt;key_t&gt;</text:p>
      <text:p text:style-name="P782"><text:tab/><text:tab/>!std::is_const_v&lt;key_t&gt;</text:p>
      <text:p text:style-name="P782"><text:tab/><text:tab/>std::is_nothrow_destructible_v&lt;key_t&gt;</text:p>
      <text:p text:style-name="P782"><text:tab/><text:tab/>std::is_nothrow_move_constructible_v&lt;key_t&gt;</text:p>
      <text:p text:style-name="P782"><text:tab/><text:tab/>std::is_nothrow_swappable_v&lt;key_t&gt;</text:p>
      <text:p text:style-name="P779"><text:tab/><text:tab/>!has_mapped || !std::is_reference_v&lt;mapped_t&gt;</text:p>
      <text:p text:style-name="P779"><text:tab/><text:tab/>!has_mapped || !std::is_array_v&lt;mapped_t&gt;</text:p>
      <text:p text:style-name="P782"><text:tab/><text:tab/>!has_mapped || !std::is_const_v&lt;mapped_t&gt;</text:p>
      <text:p text:style-name="P779"><text:tab/><text:tab/>!has_mapped || std::is_nothrow_destructible_v&lt;mapped_t&gt;</text:p>
      <text:p text:style-name="P779"><text:tab/><text:tab/>!has_mapped || std::is_nothrow_move_constructible_v&lt;mapped_t&gt;</text:p>
      <text:p text:style-name="P779"><text:tab/><text:tab/>!has_mapped || std::is_nothrow_swappable_v&lt;mapped_t&gt;</text:p>
      <text:p text:style-name="P779"><text:tab/><text:tab/>concepts::allocator&lt;allocator_t&gt;</text:p>
      <text:p text:style-name="P779"><text:tab/><text:tab/>concepts::comparable&lt;key_less_t,key_t&gt;</text:p>
      <text:p text:style-name="P779"/>
      <text:p text:style-name="P779"/>
      <text:p text:style-name="P779"/>
      <text:p text:style-name="P779"><text:tab/><text:span text:style-name="T1055">Costruttori:</text:span></text:p>
      <text:p text:style-name="P779"><text:span text:style-name="T1055"/></text:p>
      <text:p text:style-name="P989"><text:tab/><text:tab/>[[nodiscard]] static constexpr result&lt;btree_table, error_handler_t&gt; <text:tab/><text:tab/><text:tab/><text:tab/>try_from(adapter_box_t&amp;&amp;)noexcept</text:p>
      <text:p text:style-name="P989"><text:span text:style-name="T1055"/></text:p>
      <text:p text:style-name="P779"><text:span text:style-name="T1055"><text:tab/><text:tab/></text:span><text:span text:style-name="T1524">[[nodiscard]] static constexpr btree_table from(adapter_box_t&amp;&amp;)noexcept</text:span></text:p>
      <text:p text:style-name="P779"/>
      <text:p text:style-name="P784"><text:tab/><text:tab/><text:tab/><text:span text:style-name="T1055">Costruisce da </text:span><text:span text:style-name="T1524">rvalue adapter_box_t</text:span><text:span text:style-name="T1055"> </text:span></text:p>
      <text:p text:style-name="P784"><text:span text:style-name="T1055"/></text:p>
      <text:p text:style-name="P784"><text:span text:style-name="T1055"/></text:p>
      <text:p text:style-name="P784"><text:span text:style-name="T1055"><text:tab/><text:tab/></text:span><text:span text:style-name="T1524">[[nodiscard]] static constexpr btree_table unchecked_from(allocator_t a)noexcept</text:span><text:span text:style-name="T1055"> </text:span></text:p>
      <text:p text:style-name="P784"><text:span text:style-name="T1055"/></text:p>
      <text:p text:style-name="P1604"><text:tab/><text:tab/><text:tab/>Costruisce <text:span text:style-name="T1854">una istanza vuota usando </text:span><text:span text:style-name="T523">a</text:span></text:p>
      <text:p text:style-name="P1604"><text:tab/><text:tab/><text:tab/><text:span text:style-name="T1854">Il metodo n</text:span>on è sicuro perche <text:span text:style-name="T523">allocator_t</text:span> non è sicuro</text:p>
      <text:p text:style-name="P784"><text:soft-page-break/><text:span text:style-name="T1055"/></text:p>
      <text:p text:style-name="P784"><text:span text:style-name="T1055"><text:tab/><text:tab/></text:span><text:span text:style-name="T1524">constexpr btree_table()noexcept</text:span><text:tab/></text:p>
      <text:p text:style-name="P785"><text:span text:style-name="T1054"><text:tab/><text:tab/></text:span><text:span text:style-name="T1523">btree_table(const btree_table&amp;) = delete</text:span></text:p>
      <text:p text:style-name="P785"><text:span text:style-name="T1054"><text:tab/><text:tab/></text:span><text:span text:style-name="T1525">constexpr</text:span><text:span text:style-name="T1056"> </text:span><text:span text:style-name="T1523">btree_table(btree_table&amp;</text:span><text:span text:style-name="T1525">&amp;</text:span><text:span text:style-name="T1523">)</text:span><text:span text:style-name="T1525">noexcept</text:span></text:p>
      <text:p text:style-name="P785"><text:span text:style-name="T1056"/></text:p>
      <text:p text:style-name="P785"><text:span text:style-name="T1056"/></text:p>
      <text:p text:style-name="P1610"><text:tab/>Distruttore:</text:p>
      <text:p text:style-name="P785"><text:span text:style-name="T1054"/></text:p>
      <text:p text:style-name="P785"><text:span text:style-name="T1056"><text:tab/><text:tab/></text:span><text:span text:style-name="T1525">constexpr ~</text:span><text:span text:style-name="T1523">btree_table</text:span><text:span text:style-name="T1525">()=default</text:span></text:p>
      <text:p text:style-name="P785"><text:span text:style-name="T1054"/></text:p>
      <text:p text:style-name="P1611"><text:tab/><text:tab/></text:p>
      <text:p text:style-name="P1611"><text:tab/>Metodi:</text:p>
      <text:p text:style-name="P779"/>
      <text:p text:style-name="P779"><text:tab/><text:tab/>btree_table&amp; operator=(const btree_table&amp;) = delete</text:p>
      <text:p text:style-name="P785"><text:tab/><text:tab/><text:span text:style-name="T1525">constexpr </text:span>btree_table&amp; operator=(btree_table&amp;<text:span text:style-name="T1525">&amp;</text:span>)<text:span text:style-name="T1525">noexcept</text:span><text:tab/><text:tab/></text:p>
      <text:p text:style-name="P840"><text:span text:style-name="T1056"><text:tab/><text:tab/></text:span><text:span text:style-name="T1525">constexpr btree_table&amp; swap(btree_table&amp;)noexcept</text:span></text:p>
      <text:p text:style-name="P840"/>
      <text:p text:style-name="P840"/>
      <text:p text:style-name="P785"><text:tab/><text:tab/></text:p>
      <text:p text:style-name="P785"><text:tab/><text:tab/>[[nodiscard]] constexpr bool empty()const noexcept</text:p>
      <text:p text:style-name="P785"/>
      <text:p text:style-name="P785"><text:tab/><text:tab/><text:tab/><text:span text:style-name="T1056">Ritorna vero se il </text:span><text:span text:style-name="T1099">contenitore</text:span><text:span text:style-name="T1056"> non ha elementi</text:span></text:p>
      <text:p text:style-name="P785"><text:span text:style-name="T1056"/></text:p>
      <text:p text:style-name="P785"><text:span text:style-name="T1056"/></text:p>
      <text:p text:style-name="P785"><text:span text:style-name="T1056"><text:tab/><text:tab/></text:span><text:span text:style-name="T1525">[[nodiscard]] constexpr explicit operator bool()const noexcept</text:span></text:p>
      <text:p text:style-name="P785"><text:span text:style-name="T1056"/></text:p>
      <text:p text:style-name="P1610"><text:tab/><text:tab/><text:tab/>Ritorna vero se il <text:span text:style-name="T1602">contenitore</text:span> ha elementi</text:p>
      <text:p text:style-name="P785"><text:span text:style-name="T1056"/></text:p>
      <text:p text:style-name="P785"><text:span text:style-name="T1056"/></text:p>
      <text:p text:style-name="P785"><text:span text:style-name="T1056"/></text:p>
      <text:p text:style-name="P995"><text:tab/><text:tab/>[[nodiscard]] constexpr size_t size()const noexcept</text:p>
      <text:p text:style-name="P995"/>
      <text:p text:style-name="P785"><text:tab/><text:tab/><text:tab/><text:span text:style-name="T1056">Ritorna il numero di elementi</text:span></text:p>
      <text:p text:style-name="P785"><text:span text:style-name="T1056"/></text:p>
      <text:p text:style-name="P785"><text:span text:style-name="T1056"/></text:p>
      <text:p text:style-name="P785"/>
      <text:p text:style-name="P785"/>
      <text:p text:style-name="P996"><text:tab/><text:tab/>[[nodiscard]] constexpr result&lt;btree_table, error_handler_t&gt; </text:p>
      <text:p text:style-name="P996"><text:tab/><text:tab/>try_clone(size_t n=1)const noexcept</text:p>
      <text:p text:style-name="P996"><text:tab/><text:tab/>requires(</text:p>
      <text:p text:style-name="P786"><text:span text:style-name="T1525"><text:tab/><text:tab/><text:tab/>concepts::copyable_or_cloneable&lt;key_t&gt; <text:tab/><text:tab/><text:tab/><text:tab/><text:tab/><text:tab/><text:tab/><text:tab/></text:span><text:span text:style-name="T1526">&amp;&amp; </text:span><text:span text:style-name="T1525">concepts::copyable_or_cloneable&lt;mapped_t&gt;</text:span></text:p>
      <text:p text:style-name="P996"><text:tab/><text:tab/>)</text:p>
      <text:p text:style-name="P1579"/>
      <text:p text:style-name="P996"><text:tab/><text:tab/>[[nodiscard]] constexpr btree_table clone(size_t n=1)const noexcept</text:p>
      <text:p text:style-name="P996"><text:tab/><text:tab/>requires(</text:p>
      <text:p text:style-name="P786"><text:span text:style-name="T1525"><text:tab/><text:tab/><text:tab/>concepts::copyable_or_cloneable&lt;key_t&gt; <text:tab/><text:tab/><text:tab/><text:tab/><text:tab/><text:tab/><text:tab/><text:tab/></text:span><text:span text:style-name="T1526">&amp;&amp; </text:span><text:span text:style-name="T1525">concepts::copyable_or_cloneable&lt;mapped_t&gt;</text:span></text:p>
      <text:p text:style-name="P996"><text:tab/><text:tab/>)</text:p>
      <text:p text:style-name="P1579"><text:tab/><text:tab/></text:p>
      <text:p text:style-name="P1579"><text:tab/><text:tab/><text:tab/><text:span text:style-name="T1526">Costruisce una copia composta da </text:span><text:span text:style-name="T680">size() * n</text:span><text:span text:style-name="T1526"> elementi</text:span></text:p>
      <text:p text:style-name="P841"><text:span text:style-name="T1239"><text:tab/><text:tab/><text:tab/>Se</text:span><text:span text:style-name="T1345"> </text:span><text:span text:style-name="T1522">is_multi </text:span><text:span text:style-name="T1239">è falso </text:span><text:span text:style-name="T1854">n</text:span><text:span text:style-name="T1239"> viene impostato a 1 per </text:span><text:span text:style-name="T1854">n &gt; 1</text:span></text:p>
      <text:p text:style-name="P841"><text:span text:style-name="T820"/></text:p>
      <text:p text:style-name="P1579"/>
      <text:p text:style-name="P1579"/>
      <text:p text:style-name="P1580"><text:tab/><text:tab/><text:span text:style-name="T523">[[nodiscard]] constexpr allocator_t unsafe_allocator()const noexcept</text:span> </text:p>
      <text:p text:style-name="P1580"/>
      <text:p text:style-name="P1601"><text:tab/><text:tab/><text:tab/><text:span text:style-name="T1527">Ritorna l’allocatore</text:span></text:p>
      <text:p text:style-name="P1601"><text:span text:style-name="T1527"><text:tab/><text:tab/><text:tab/></text:span><text:span text:style-name="T1855">I</text:span><text:span text:style-name="T1527">l metodo non è sicuro perch</text:span><text:span text:style-name="T1855">è</text:span><text:span text:style-name="T1527"> </text:span><text:span text:style-name="T681">allocator_t</text:span><text:span text:style-name="T1527"> non è sicuro </text:span></text:p>
      <text:p text:style-name="P1580"/>
      <text:p text:style-name="P1580"/>
      <text:p text:style-name="P1580"/>
      <text:p text:style-name="P1581"><text:tab/><text:tab/><text:span text:style-name="T523">[[nodiscard]] constexpr seq_t seq()noexcept</text:span> </text:p>
      <text:p text:style-name="P1581"><text:tab/><text:tab/><text:span text:style-name="T523">[[nodiscard]] constexpr </text:span><text:span text:style-name="T550">c</text:span><text:span text:style-name="T523">seq_t seq()</text:span><text:span text:style-name="T550">const </text:span><text:span text:style-name="T523">noexcept</text:span> </text:p>
      <text:p text:style-name="P1601"><text:tab/><text:tab/><text:span text:style-name="T523">[[nodiscard]] constexpr cseq_t cseq()const noexcept</text:span> </text:p>
      <text:p text:style-name="P1601"/>
      <text:p text:style-name="P1601"><text:tab/><text:tab/><text:tab/><text:span text:style-name="T1528">Ritorna una sequenza di </text:span><text:span text:style-name="T1855">elementi a valori ordinati </text:span><text:span text:style-name="T1528"><text:s/></text:span><text:span text:style-name="T1855">usando </text:span><text:span text:style-name="T1528"><text:s/></text:span><text:span text:style-name="T676">key_less_t</text:span></text:p>
      <text:p text:style-name="P1601"/>
      <text:p text:style-name="P1581"/>
      <text:p text:style-name="P1581"/>
      <text:p text:style-name="P1581"><text:soft-page-break/><text:tab/><text:tab/><text:span text:style-name="T523">[[nodiscard]] constexpr rseq_t rseq()noexcept</text:span></text:p>
      <text:p text:style-name="P1581"><text:tab/><text:tab/><text:span text:style-name="T523">[[nodiscard]] constexpr </text:span><text:span text:style-name="T550">c</text:span><text:span text:style-name="T523">rseq_t rseq()</text:span><text:span text:style-name="T550">const </text:span><text:span text:style-name="T523">noexcept</text:span></text:p>
      <text:p text:style-name="P1601"><text:tab/><text:tab/><text:span text:style-name="T523">[[nodiscard]] constexpr crseq_t crseq()const noexcept</text:span></text:p>
      <text:p text:style-name="P1601"><text:tab/><text:tab/></text:p>
      <text:p text:style-name="P1601"><text:tab/><text:tab/><text:tab/><text:span text:style-name="T1528">Ritorna una sequenza di </text:span><text:span text:style-name="T1855">elementi a valori ordinati </text:span><text:span text:style-name="T1528"><text:s/></text:span><text:span text:style-name="T1855">all’inverso usando </text:span><text:span text:style-name="T1528"><text:s/><text:tab/><text:tab/><text:tab/><text:tab/><text:tab/><text:tab/></text:span><text:span text:style-name="T676">key_less_t</text:span></text:p>
      <text:p text:style-name="P1601"><text:span text:style-name="T904"/></text:p>
      <text:p text:style-name="P1581"><text:span text:style-name="T523"/></text:p>
      <text:p text:style-name="P1581"/>
      <text:p text:style-name="P787"><text:tab/><text:tab/>[[nodiscard]] constexpr seq_t find(const key_t&amp; k)noexcept </text:p>
      <text:p text:style-name="P787"><text:tab/><text:tab/>[[nodiscard]] constexpr <text:span text:style-name="T1528">c</text:span>seq_t find(const key_t&amp; k)<text:span text:style-name="T1528">const </text:span>noexcept </text:p>
      <text:p text:style-name="P841"><text:tab/><text:tab/>[[nodiscard]] constexpr <text:span text:style-name="T1528">c</text:span>seq_t <text:span text:style-name="T1528">c</text:span>find(const key_t&amp; k)<text:span text:style-name="T1528">const </text:span>noexcept </text:p>
      <text:p text:style-name="P1601"/>
      <text:p text:style-name="P1601"><text:tab/><text:tab/><text:tab/><text:span text:style-name="T1528">Ritorna una sequenza con il primo valore uguale </text:span><text:span text:style-name="T1855">a </text:span><text:span text:style-name="T682">k</text:span><text:span text:style-name="T1855"> usando </text:span><text:span text:style-name="T682">key_less_t</text:span></text:p>
      <text:p text:style-name="P1601"><text:tab/><text:tab/><text:tab/><text:span text:style-name="T1528">Se </text:span><text:span text:style-name="T550">k</text:span><text:span text:style-name="T1528"> non viene trovato ritorna una sequenz</text:span><text:span text:style-name="T1539">a</text:span><text:span text:style-name="T1528"> vuota </text:span></text:p>
      <text:p text:style-name="P1601"/>
      <text:p text:style-name="P1601"/>
      <text:p text:style-name="P1601"/>
      <text:p text:style-name="P1581"><text:tab/><text:span text:style-name="T523"><text:tab/>template &lt;typename K,typename M&gt;</text:span></text:p>
      <text:p text:style-name="P787"><text:tab/><text:tab/>[[nodiscard]] constexpr result&lt;std::pair&lt;seq_t,bool&gt;, error_handler_t&gt; <text:tab/><text:tab/><text:tab/><text:tab/>try_insert(K&amp;&amp; key,M&amp;&amp; mapped)noexcept</text:p>
      <text:p text:style-name="P787"><text:tab/><text:tab/>requires (</text:p>
      <text:p text:style-name="P787"><text:tab/><text:tab/><text:tab/>has_mapped</text:p>
      <text:p text:style-name="P787"><text:tab/><text:tab/><text:tab/>&amp;&amp; std::constructible_from&lt;key_t,K&gt;</text:p>
      <text:p text:style-name="P787"><text:tab/><text:tab/><text:tab/>&amp;&amp; std::constructible_from&lt;mapped_t,M&gt;</text:p>
      <text:p text:style-name="P787"><text:tab/><text:tab/>)</text:p>
      <text:p text:style-name="P787"><text:span text:style-name="T1057"/></text:p>
      <text:p text:style-name="P1582"><text:tab/><text:span text:style-name="T523"><text:tab/>template &lt;typename K,typename M&gt;</text:span></text:p>
      <text:p text:style-name="P788"><text:tab/><text:tab/>constexpr std::pair&lt;seq_t,bool&gt; insert(K&amp;&amp; key,M&amp;&amp; mapped)noexcept</text:p>
      <text:p text:style-name="P788"><text:tab/><text:tab/>requires (</text:p>
      <text:p text:style-name="P788"><text:tab/><text:tab/><text:tab/>has_mapped</text:p>
      <text:p text:style-name="P788"><text:tab/><text:tab/><text:tab/>&amp;&amp; std::constructible_from&lt;key_t,K&gt;</text:p>
      <text:p text:style-name="P788"><text:tab/><text:tab/><text:tab/>&amp;&amp; std::constructible_from&lt;mapped_t,M&gt;</text:p>
      <text:p text:style-name="P788"><text:tab/><text:tab/>)</text:p>
      <text:p text:style-name="P788"/>
      <text:p text:style-name="P842"><text:tab/><text:tab/><text:tab/><text:span text:style-name="T1057">Inserisce </text:span><text:span text:style-name="T1622">key + mapped</text:span><text:span text:style-name="T1057"> nel </text:span><text:span text:style-name="T1105">contenitore</text:span><text:span text:style-name="T1058">, </text:span><text:span text:style-name="T1059">non ci devono essere referenti attivi</text:span></text:p>
      <text:p text:style-name="P1614"><text:tab/><text:tab/><text:tab/>Ritorna una sequenza <text:span text:style-name="T1856">il cui primo elemento è uguale a </text:span><text:span text:style-name="T683">k</text:span><text:span text:style-name="T1856"> usando </text:span><text:span text:style-name="T683">key_less_t</text:span><text:span text:style-name="T1856"> </text:span></text:p>
      <text:p text:style-name="P1614"><text:tab/><text:tab/><text:tab/>ed un <text:s/>valore booleano che indica se <text:span text:style-name="T523">key + mapped</text:span> è <text:span text:style-name="T1856">stato </text:span>inserito </text:p>
      <text:p text:style-name="P1622"><text:tab/><text:tab/><text:tab/>L’operazione è transazionale</text:p>
      <text:p text:style-name="P842"><text:span text:style-name="T1057"/></text:p>
      <text:p text:style-name="P842"><text:span text:style-name="T1057"/></text:p>
      <text:p text:style-name="P842"><text:span text:style-name="T1057"/></text:p>
      <text:p text:style-name="P788"><text:span text:style-name="T1057"/></text:p>
      <text:p text:style-name="P997"><text:tab/><text:tab/>template &lt;typename K&gt;</text:p>
      <text:p text:style-name="P997"><text:tab/><text:tab/>[[nodiscard]] constexpr result&lt;std::pair&lt;seq_t, bool&gt;, error_handler_t&gt; <text:tab/><text:tab/><text:tab/><text:tab/>try_insert(K&amp;&amp; key)noexcept</text:p>
      <text:p text:style-name="P997"><text:tab/><text:tab/>requires (</text:p>
      <text:p text:style-name="P997"><text:tab/><text:tab/><text:tab/>!has_mapped</text:p>
      <text:p text:style-name="P997"><text:tab/><text:tab/><text:tab/>&amp;&amp; std::constructible_from&lt;key_t,K&gt;</text:p>
      <text:p text:style-name="P997"><text:tab/><text:tab/>)</text:p>
      <text:p text:style-name="P1615"/>
      <text:p text:style-name="P998"><text:tab/><text:tab/>template &lt;typename K&gt;</text:p>
      <text:p text:style-name="P998"><text:tab/><text:tab/>constexpr std::pair&lt;seq_t, bool&gt; insert(K&amp;&amp; <text:span text:style-name="T1529">key</text:span>)noexcept</text:p>
      <text:p text:style-name="P998"><text:tab/><text:tab/>requires (</text:p>
      <text:p text:style-name="P998"><text:tab/><text:tab/><text:tab/>!has_mapped</text:p>
      <text:p text:style-name="P998"><text:tab/><text:tab/><text:tab/>&amp;&amp; std::constructible_from&lt;key_t, K&gt;</text:p>
      <text:p text:style-name="P998"><text:tab/><text:tab/>)</text:p>
      <text:p text:style-name="P998"/>
      <text:p text:style-name="P842"><text:tab/><text:tab/><text:tab/><text:span text:style-name="T1057">Inserisce </text:span><text:span text:style-name="T1622">key </text:span><text:span text:style-name="T1057">nel </text:span><text:span text:style-name="T1105">contenitore</text:span><text:span text:style-name="T1058">, </text:span><text:span text:style-name="T1059">non ci devono essere referenti attivi</text:span></text:p>
      <text:p text:style-name="P1614"><text:tab/><text:tab/><text:tab/>Ritorna una sequenza <text:span text:style-name="T1856">il cui primo elemento è uguale a </text:span><text:span text:style-name="T683">k</text:span><text:span text:style-name="T1856"> usando </text:span><text:span text:style-name="T683">key_less_t</text:span><text:span text:style-name="T1856"> </text:span></text:p>
      <text:p text:style-name="P1614"><text:tab/><text:tab/><text:tab/>ed un <text:s/>valore booleano che indica se <text:span text:style-name="T523">key </text:span>è <text:span text:style-name="T1856">stato </text:span>inserito </text:p>
      <text:p text:style-name="P1622"><text:tab/><text:tab/><text:tab/>L’operazione è transazionale</text:p>
      <text:p text:style-name="P842"><text:span text:style-name="T1057"/></text:p>
      <text:p text:style-name="P1612"/>
      <text:p text:style-name="P1612"/>
      <text:p text:style-name="P1612"/>
      <text:p text:style-name="P1612"/>
      <text:p text:style-name="P1612"/>
      <text:p text:style-name="P1612"/>
      <text:p text:style-name="P1612"/>
      <text:p text:style-name="P1612"/>
      <text:p text:style-name="P1612"/>
      <text:p text:style-name="P1612"><text:soft-page-break/></text:p>
      <text:p text:style-name="P998"><text:tab/><text:tab/>template &lt;typename SEQ&gt;</text:p>
      <text:p text:style-name="P999"><text:tab/><text:tab/>[[nodiscard]] constexpr result&lt;size_t, error_handler_t&gt; try_insert_range(</text:p>
      <text:p text:style-name="P999"><text:tab/><text:tab/><text:tab/><text:tab/>SEQ&amp; seq</text:p>
      <text:p text:style-name="P999"><text:tab/><text:tab/>)noexcept</text:p>
      <text:p text:style-name="P998"><text:tab/><text:tab/><text:tab/>requires(</text:p>
      <text:p text:style-name="P998"><text:tab/><text:tab/><text:tab/><text:tab/>has_mapped</text:p>
      <text:p text:style-name="P998"><text:tab/><text:tab/><text:tab/><text:tab/>&amp;&amp; concepts::sequence&lt;SEQ&gt;</text:p>
      <text:p text:style-name="P998"><text:tab/><text:tab/><text:tab/><text:tab/>&amp;&amp; !std::is_const_v&lt;SEQ&gt;</text:p>
      <text:p text:style-name="P998"><text:tab/><text:tab/><text:tab/><text:tab/>&amp;&amp; concepts::std_pair&lt;typename SEQ::value_t&gt;</text:p>
      <text:p text:style-name="P998"><text:tab/><text:tab/><text:tab/><text:tab/>&amp;&amp; concepts::constructible_at&lt;key_t, std::decay_t&lt;typename <text:tab/><text:tab/><text:tab/><text:tab/><text:tab/><text:tab/>SEQ::value_t::first_type&gt;&amp;&amp;&gt;</text:p>
      <text:p text:style-name="P998"><text:tab/><text:tab/><text:tab/><text:tab/>&amp;&amp; concepts::constructible_at&lt;mapped_t, std::decay_t&lt;typename <text:tab/><text:tab/><text:tab/><text:tab/>SEQ::value_t::second_type&gt;&amp;&amp;&gt;</text:p>
      <text:p text:style-name="P998"><text:tab/><text:tab/><text:tab/>)</text:p>
      <text:p text:style-name="P998"><text:span text:style-name="T1058"/></text:p>
      <text:p text:style-name="P998"><text:span text:style-name="T1058"><text:tab/><text:tab/></text:span><text:span text:style-name="T1529">template &lt;typename SEQ&gt;</text:span></text:p>
      <text:p text:style-name="P1022"><text:tab/><text:tab/>constexpr size_t insert_range(SEQ&amp; seq)noexcept</text:p>
      <text:p text:style-name="P1022"><text:tab/><text:tab/>requires(</text:p>
      <text:p text:style-name="P1022"><text:tab/><text:tab/><text:tab/>has_mapped</text:p>
      <text:p text:style-name="P1022"><text:tab/><text:tab/><text:tab/>&amp;&amp; concepts::sequence&lt;SEQ&gt;</text:p>
      <text:p text:style-name="P1022"><text:tab/><text:tab/><text:tab/>&amp;&amp; concepts::std_pair&lt;typename SEQ::value_t&gt;</text:p>
      <text:p text:style-name="P1022"><text:tab/><text:tab/><text:tab/>&amp;&amp; concepts::constructible_at&lt;key_t, std::decay_t&lt;typename <text:tab/><text:tab/><text:tab/><text:tab/><text:tab/><text:tab/>SEQ::value_t::first_type&gt;&amp;&amp;&gt;</text:p>
      <text:p text:style-name="P1022"><text:tab/><text:tab/><text:tab/>&amp;&amp; concepts::constructible_at&lt;mapped_t,std::decay_t&lt;typename <text:tab/><text:tab/><text:tab/><text:tab/><text:tab/>SEQ::value_t::second_type&gt;&amp;&amp;&gt;</text:p>
      <text:p text:style-name="P1022"><text:tab/><text:tab/><text:tab/>)</text:p>
      <text:p text:style-name="P998"><text:span text:style-name="T1058"/></text:p>
      <text:p text:style-name="P1000"><text:span text:style-name="T1058"><text:tab/><text:tab/></text:span><text:span text:style-name="T1529">template &lt;typename SEQ&gt;</text:span></text:p>
      <text:p text:style-name="P1023"><text:tab/><text:tab/>[[nodiscard]] constexpr result&lt;size_t, error_handler_t&gt; </text:p>
      <text:p text:style-name="P1023"><text:tab/><text:tab/>try_insert_range(SEQ&amp; seq)noexcept</text:p>
      <text:p text:style-name="P1024"><text:tab/><text:tab/><text:tab/>requires(</text:p>
      <text:p text:style-name="P1024"><text:tab/><text:tab/><text:tab/>!has_mapped</text:p>
      <text:p text:style-name="P1024"><text:tab/><text:tab/><text:tab/>&amp;&amp; concepts::sequence&lt;SEQ&gt;</text:p>
      <text:p text:style-name="P1024"><text:tab/><text:tab/><text:tab/>&amp;&amp; !std::is_const_v&lt;SEQ&gt;</text:p>
      <text:p text:style-name="P1024"><text:tab/><text:tab/><text:tab/>&amp;&amp; concepts::constructible_at&lt;key_t, std::decay_t&lt;typename <text:tab/><text:tab/><text:tab/><text:tab/><text:tab/><text:tab/>SEQ::value_t&gt;&amp;&amp;&gt;</text:p>
      <text:p text:style-name="P1024"><text:tab/><text:tab/><text:tab/>)</text:p>
      <text:p text:style-name="P1024"><text:span text:style-name="T1058"/></text:p>
      <text:p text:style-name="P1024"><text:tab/><text:tab/>template &lt;typename SEQ&gt;</text:p>
      <text:p text:style-name="P1024"><text:tab/><text:tab/>constexpr size_t insert_range(SEQ&amp; seq)noexcept</text:p>
      <text:p text:style-name="P1024"><text:tab/><text:tab/>requires(</text:p>
      <text:p text:style-name="P1024"><text:tab/><text:tab/><text:tab/>!has_mapped</text:p>
      <text:p text:style-name="P1024"><text:tab/><text:tab/><text:tab/>&amp;&amp; concepts::sequence&lt;SEQ&gt;</text:p>
      <text:p text:style-name="P1024"><text:tab/><text:tab/><text:tab/>&amp;&amp; !std::is_const_v&lt;SEQ&gt;</text:p>
      <text:p text:style-name="P1024"><text:tab/><text:tab/><text:tab/>&amp;&amp; concepts::constructible_at&lt;key_t,std::decay_t&lt;typename <text:tab/><text:tab/><text:tab/><text:tab/><text:tab/><text:tab/>SEQ::value_t&gt;&amp;&amp;&gt;</text:p>
      <text:p text:style-name="P1024"><text:tab/><text:tab/><text:tab/>)</text:p>
      <text:p text:style-name="P1000"/>
      <text:p text:style-name="P1002"><text:tab/><text:tab/><text:tab/><text:span text:style-name="T1058">Inserisce i valori di una sequenza, </text:span><text:span text:style-name="T1059">non ci devono essere referenti attivi</text:span></text:p>
      <text:p text:style-name="P1617"><text:tab/><text:tab/><text:tab/>I valori vengono copiati e viene ritornato il numero di elementi inseriti</text:p>
      <text:p text:style-name="P1002"><text:span text:style-name="T1058"><text:tab/><text:tab/><text:tab/></text:span><text:span text:style-name="T1623">seq</text:span><text:span text:style-name="T1061"> sarà consumato alla fine dell’operazione se non ci sono errori</text:span><text:span text:style-name="T1058"> </text:span></text:p>
      <text:p text:style-name="P1619"><text:tab/><text:tab/><text:tab/>L’operazione non è transazionale </text:p>
      <text:p text:style-name="P1000"/>
      <text:p text:style-name="P1000"/>
      <text:p text:style-name="P1000"/>
      <text:p text:style-name="P1000"/>
      <text:p text:style-name="P1001"><text:tab/><text:tab/>template &lt;typename SEQ&gt;</text:p>
      <text:p text:style-name="P1001"><text:tab/><text:tab/>[[nodiscard]] constexpr result&lt;size_t, error_handler_t&gt; <text:tab/><text:tab/><text:tab/><text:tab/><text:tab/><text:tab/>try_<text:span text:style-name="T1530">transactional_</text:span>insert_range(</text:p>
      <text:p text:style-name="P1001"><text:tab/><text:tab/><text:tab/><text:tab/>SEQ&amp; seq</text:p>
      <text:p text:style-name="P1001"><text:tab/><text:tab/>)noexcept</text:p>
      <text:p text:style-name="P1001"><text:tab/><text:tab/><text:tab/>requires(</text:p>
      <text:p text:style-name="P1001"><text:tab/><text:tab/><text:tab/><text:tab/>has_mapped</text:p>
      <text:p text:style-name="P1001"><text:tab/><text:tab/><text:tab/><text:tab/>&amp;&amp; concepts::sequence&lt;SEQ&gt;</text:p>
      <text:p text:style-name="P1001"><text:tab/><text:tab/><text:tab/><text:tab/>&amp;&amp; !std::is_const_v&lt;SEQ&gt;</text:p>
      <text:p text:style-name="P1001"><text:tab/><text:tab/><text:tab/><text:tab/>&amp;&amp; concepts::std_pair&lt;typename SEQ::value_t&gt;</text:p>
      <text:p text:style-name="P1001"><text:tab/><text:tab/><text:tab/><text:tab/>&amp;&amp; concepts::constructible_at&lt;key_t, std::decay_t&lt;typename <text:tab/><text:tab/><text:tab/><text:tab/><text:tab/><text:tab/>SEQ::value_t::first_type&gt;&amp;&amp;&gt;</text:p>
      <text:p text:style-name="P1001"><text:tab/><text:tab/><text:tab/><text:tab/>&amp;&amp; concepts::constructible_at&lt;mapped_t, std::decay_t&lt;typename <text:tab/><text:tab/><text:tab/><text:tab/>SEQ::value_t::second_type&gt;&amp;&amp;&gt;</text:p>
      <text:p text:style-name="P1001"><text:tab/><text:tab/><text:tab/>)</text:p>
      <text:p text:style-name="P1001"><text:span text:style-name="T1058"/></text:p>
      <text:p text:style-name="P1023"><text:tab/><text:tab/>template &lt;typename SEQ&gt;</text:p>
      <text:p text:style-name="P1023"><text:tab/><text:tab/>[[nodiscard]] constexpr result&lt;size_t, error_handler_t&gt; <text:tab/><text:tab/><text:tab/><text:tab/><text:tab/><text:tab/>try_transactional_insert_range(SEQ&amp; _seq)noexcept</text:p>
      <text:p text:style-name="P1023"><text:tab/><text:tab/><text:tab/>requires(</text:p>
      <text:p text:style-name="P1023"><text:tab/><text:tab/><text:tab/>!has_mapped</text:p>
      <text:p text:style-name="P1023"><text:tab/><text:tab/><text:tab/>&amp;&amp; concepts::sequence&lt;SEQ&gt;</text:p>
      <text:p text:style-name="P1023"><text:tab/><text:tab/><text:tab/>&amp;&amp; !std::is_const_v&lt;SEQ&gt;</text:p>
      <text:p text:style-name="P1023"><text:tab/><text:tab/><text:tab/>&amp;&amp; concepts::constructible_at&lt;key_t, std::decay_t&lt;typename <text:tab/><text:tab/><text:tab/><text:tab/><text:tab/><text:tab/>SEQ::value_t&gt;&amp;&amp;&gt;</text:p>
      <text:p text:style-name="P1023"><text:tab/><text:tab/><text:tab/>)</text:p>
      <text:p text:style-name="P1001"/>
      <text:p text:style-name="P1001"><text:span text:style-name="T1058"/></text:p>
      <text:p text:style-name="P1624"><text:soft-page-break/><text:s/></text:p>
      <text:p text:style-name="P1002"><text:span text:style-name="T1058"><text:tab/><text:tab/></text:span><text:span text:style-name="T1529">template &lt;typename SEQ&gt;</text:span></text:p>
      <text:p text:style-name="P1002"><text:span text:style-name="T1529"><text:tab/><text:tab/>constexpr size_t </text:span><text:span text:style-name="T1530">transactional_</text:span><text:span text:style-name="T1529">insert_range(SEQ&amp; seq)noexcept</text:span></text:p>
      <text:p text:style-name="P1025"><text:tab/><text:tab/>requires(</text:p>
      <text:p text:style-name="P1025"><text:tab/><text:tab/><text:tab/>has_mapped</text:p>
      <text:p text:style-name="P1025"><text:tab/><text:tab/><text:tab/>&amp;&amp; concepts::sequence&lt;SEQ&gt;</text:p>
      <text:p text:style-name="P1025"><text:tab/><text:tab/><text:tab/>&amp;&amp; concepts::std_pair&lt;typename SEQ::value_t&gt;</text:p>
      <text:p text:style-name="P1025"><text:tab/><text:tab/><text:tab/>&amp;&amp; concepts::constructible_at&lt;key_t, std::decay_t&lt;typename <text:tab/><text:tab/><text:tab/><text:tab/><text:tab/><text:tab/>SEQ::value_t::first_type&gt;&amp;&amp;&gt;</text:p>
      <text:p text:style-name="P1025"><text:tab/><text:tab/><text:tab/>&amp;&amp; concepts::constructible_at&lt;mapped_t,std::decay_t&lt;typename <text:tab/><text:tab/><text:tab/><text:tab/><text:tab/>SEQ::value_t::second_type&gt;&amp;&amp;&gt;</text:p>
      <text:p text:style-name="P1025"><text:tab/><text:tab/><text:tab/>)</text:p>
      <text:p text:style-name="P1002"><text:span text:style-name="T1058"/></text:p>
      <text:p text:style-name="P1002"><text:span text:style-name="T1058"><text:tab/><text:tab/></text:span><text:span text:style-name="T1529">template &lt;typename SEQ&gt;</text:span></text:p>
      <text:p text:style-name="P1025"><text:tab/><text:tab/>constexpr size_t transactional_insert_range(SEQ&amp; seq)noexcept</text:p>
      <text:p text:style-name="P1025"><text:tab/><text:tab/><text:tab/>requires(</text:p>
      <text:p text:style-name="P1025"><text:tab/><text:tab/><text:tab/>!has_mapped</text:p>
      <text:p text:style-name="P1025"><text:tab/><text:tab/><text:tab/>&amp;&amp; concepts::sequence&lt;SEQ&gt;</text:p>
      <text:p text:style-name="P1025"><text:tab/><text:tab/><text:tab/>&amp;&amp; !std::is_const_v&lt;SEQ&gt;</text:p>
      <text:p text:style-name="P1025"><text:tab/><text:tab/><text:tab/>&amp;&amp; concepts::constructible_at&lt;key_t, std::decay_t&lt;typename <text:tab/><text:tab/><text:tab/><text:tab/><text:tab/><text:tab/>SEQ::value_t&gt;&amp;&amp;&gt;</text:p>
      <text:p text:style-name="P1025"><text:tab/><text:tab/><text:tab/>)</text:p>
      <text:p text:style-name="P1002"/>
      <text:p text:style-name="P1002"/>
      <text:p text:style-name="P1002"><text:span text:style-name="T1058"><text:tab/><text:tab/><text:tab/></text:span><text:span text:style-name="T1059">Come </text:span><text:span text:style-name="T1530">insert_range</text:span><text:span text:style-name="T1059"> ma transazionale </text:span></text:p>
      <text:p text:style-name="P1002"><text:span text:style-name="T1062"/></text:p>
      <text:p text:style-name="P1002"><text:span text:style-name="T1062"/></text:p>
      <text:p text:style-name="P1002"><text:span text:style-name="T1062"/></text:p>
      <text:p text:style-name="P1002"><text:span text:style-name="T1062"/></text:p>
      <text:p text:style-name="P1002"><text:span text:style-name="T1062"><text:tab/><text:tab/></text:span><text:span text:style-name="T1531">constexpr btree_table&amp; reset()noexcept</text:span><text:span text:style-name="T1062"> </text:span></text:p>
      <text:p text:style-name="P1002"><text:span text:style-name="T368"/></text:p>
      <text:p text:style-name="P1004"><text:span text:style-name="T1062"><text:tab/><text:tab/><text:tab/></text:span><text:span text:style-name="T1255">Distrugge</text:span><text:span text:style-name="T1062"> tutti gli elementi</text:span><text:span text:style-name="T1063">, </text:span><text:span text:style-name="T1064">non ci devono essere referenti attivi</text:span></text:p>
      <text:p text:style-name="P1627"><text:tab/><text:tab/><text:tab/>Dopo questa operazione <text:span text:style-name="T523">empty()</text:span> ritorna vero</text:p>
      <text:p text:style-name="P1002"><text:span text:style-name="T368"/></text:p>
      <text:p text:style-name="P1002"><text:span text:style-name="T368"/></text:p>
      <text:p text:style-name="P1002"><text:span text:style-name="T368"/></text:p>
      <text:p text:style-name="P1002"><text:span text:style-name="T368"/></text:p>
      <text:p text:style-name="P1003"><text:tab/><text:tab/>template &lt;typename K,typename... ARGS &gt;</text:p>
      <text:p text:style-name="P1028"><text:tab/><text:tab/>constexpr size_t erase(const K&amp; key,const ARGS&amp;... args)noexcept</text:p>
      <text:p text:style-name="P1028"><text:tab/><text:tab/>requires (</text:p>
      <text:p text:style-name="P1028"><text:tab/><text:tab/><text:tab/>std::is_nothrow_convertible_v&lt;std::decay_t&lt;K&gt;, key_t&gt;</text:p>
      <text:p text:style-name="P1028"><text:tab/><text:tab/><text:tab/>&amp;&amp;</text:p>
      <text:p text:style-name="P1028"><text:tab/><text:tab/><text:tab/>(std::is_nothrow_convertible_v&lt;std::decay_t&lt;ARGS&gt;, key_t&gt;&amp; ...)</text:p>
      <text:p text:style-name="P1028"><text:tab/><text:tab/>) </text:p>
      <text:p text:style-name="P1028"/>
      <text:p text:style-name="P1002"><text:span text:style-name="T1059"><text:tab/><text:tab/><text:tab/></text:span><text:span text:style-name="T1073">Rimuove</text:span><text:span text:style-name="T1063"> una lista di chiavi, </text:span><text:span text:style-name="T1064">non ci devono essere referenti attivi </text:span></text:p>
      <text:p text:style-name="P1002"><text:span text:style-name="T1063"><text:tab/><text:tab/><text:tab/>Ritorna il numero di elementi </text:span><text:span text:style-name="T1073">rimossi</text:span><text:span text:style-name="T1063"> </text:span></text:p>
      <text:p text:style-name="P1002"><text:span text:style-name="T1063"/></text:p>
      <text:p text:style-name="P1002"><text:span text:style-name="T1063"/></text:p>
      <text:p text:style-name="P1002"><text:span text:style-name="T1063"/></text:p>
      <text:p text:style-name="P1004"><text:span text:style-name="T1063"><text:tab/><text:tab/></text:span><text:span text:style-name="T1532">[[nodiscard]] constexpr result&lt;size_t,error_handler_t&gt; </text:span></text:p>
      <text:p text:style-name="P1004"><text:span text:style-name="T1532"><text:tab/><text:tab/>try_merge(btree_table&amp; </text:span><text:span text:style-name="T1533">oth</text:span><text:span text:style-name="T1532">)noexcept </text:span></text:p>
      <text:p text:style-name="P1004"><text:span text:style-name="T1064"/></text:p>
      <text:p text:style-name="P1002"><text:span text:style-name="T1064"><text:tab/><text:tab/></text:span><text:span text:style-name="T1533">constexpr size_t merge(btree_table&amp; </text:span><text:span text:style-name="T1534">oth</text:span><text:span text:style-name="T1533">)noexcept</text:span><text:span text:style-name="T1064"> </text:span></text:p>
      <text:p text:style-name="P1002"><text:span text:style-name="T1063"/></text:p>
      <text:p text:style-name="P1005"><text:span text:style-name="T1063"><text:tab/><text:tab/><text:tab/></text:span><text:span text:style-name="T1064">Inserisce elementi da </text:span><text:span text:style-name="T1542">oth</text:span></text:p>
      <text:p text:style-name="P1014"><text:span text:style-name="T1064"><text:tab/><text:tab/><text:tab/>E’ piu efficiente di un </text:span><text:span text:style-name="T1533">insert_range</text:span><text:span text:style-name="T1064"> perch</text:span><text:span text:style-name="T1065">è</text:span><text:span text:style-name="T1064"> </text:span><text:span text:style-name="T1108">i valori</text:span><text:span text:style-name="T1064"> </text:span><text:span text:style-name="T1108">di </text:span><text:span text:style-name="T1624">oth</text:span><text:span text:style-name="T1108"> </text:span><text:span text:style-name="T1064">vengono spostati e </text:span><text:span text:style-name="T1108">gli elementi <text:tab/><text:tab/><text:tab/></text:span><text:span text:style-name="T1074">rimossi</text:span><text:span text:style-name="T1064"> </text:span></text:p>
      <text:p text:style-name="P1005"><text:span text:style-name="T1064"><text:tab/><text:tab/><text:tab/>Non ci devo</text:span><text:span text:style-name="T1067">no</text:span><text:span text:style-name="T1064"> essere referenti attivi sia nel</text:span><text:span text:style-name="T1304">l’ istanza corrente</text:span><text:span text:style-name="T1064"> che in </text:span><text:span text:style-name="T1533">oth</text:span></text:p>
      <text:p text:style-name="P1005"><text:span text:style-name="T1063"><text:tab/><text:tab/><text:tab/></text:span><text:span text:style-name="T1064">Ritorna il num</text:span><text:span text:style-name="T1066">e</text:span><text:span text:style-name="T1064">ro di elementi inseriti </text:span></text:p>
      <text:p text:style-name="P1629"><text:tab/><text:tab/><text:tab/>L’operazione non è transazionale</text:p>
      <text:p text:style-name="P1002"><text:span text:style-name="T1059"/></text:p>
      <text:p text:style-name="P1002"><text:span text:style-name="T1059"/></text:p>
      <text:p text:style-name="P1002"><text:span text:style-name="T1059"/></text:p>
      <text:p text:style-name="P1002"><text:span text:style-name="T1059"/></text:p>
      <text:p text:style-name="P1002"><text:span text:style-name="T1059"/></text:p>
      <text:p text:style-name="P1002"><text:span text:style-name="T1059"/></text:p>
      <text:p text:style-name="P1002"><text:span text:style-name="T1059"/></text:p>
      <text:p text:style-name="P1002"><text:span text:style-name="T1059"/></text:p>
      <text:p text:style-name="P1002"><text:span text:style-name="T1059"/></text:p>
      <text:p text:style-name="P1002"><text:span text:style-name="T1059"/></text:p>
      <text:p text:style-name="P1002"><text:span text:style-name="T1059"/></text:p>
      <text:p text:style-name="P1002"><text:span text:style-name="T1059"/></text:p>
      <text:p text:style-name="P1002"><text:soft-page-break/><text:span text:style-name="T1059"><text:tab/><text:tab/></text:span><text:span text:style-name="T1530">template &lt;typename... ARGS&gt;</text:span></text:p>
      <text:p text:style-name="P1002"><text:span text:style-name="T1530"><text:tab/><text:tab/>[[nodiscard]] constexpr result&lt;adapter_box_t, error_handler_t&gt; <text:tab/><text:tab/><text:tab/><text:tab/><text:tab/>try_release</text:span><text:span text:style-name="T2010">_list</text:span><text:span text:style-name="T1530">(const ARGS&amp;... </text:span><text:span text:style-name="T1536">keys</text:span><text:span text:style-name="T1530">)noexcept</text:span></text:p>
      <text:p text:style-name="P1029"><text:tab/><text:tab/>requires (std::is_nothrow_convertible_v&lt;std::decay_t&lt;ARGS&gt;, key_t&gt;&amp; …)</text:p>
      <text:p text:style-name="P1002"/>
      <text:p text:style-name="P1006"><text:span text:style-name="T1068"><text:tab/><text:tab/></text:span><text:span text:style-name="T1535">template &lt;typename... ARGS&gt;</text:span></text:p>
      <text:p text:style-name="P1032"><text:tab/><text:tab/>[[nodiscard]] constexpr adapter_box_t release<text:span text:style-name="T2010">_list</text:span>(const ARGS&amp;... <text:span text:style-name="T1607">keys</text:span>)noexcept</text:p>
      <text:p text:style-name="P1034"><text:tab/><text:tab/>requires (std::is_nothrow_convertible_v&lt;std::decay_t&lt;ARGS&gt;, key_t&gt;&amp; …)</text:p>
      <text:p text:style-name="P1621"><text:tab/><text:tab/><text:tab/></text:p>
      <text:p text:style-name="P1021"><text:span text:style-name="T1068"><text:tab/><text:tab/></text:span><text:tab/><text:span text:style-name="T1068">Esporta gli elementi con chiave presente nell’ <text:s/>elenco </text:span><text:span text:style-name="T1607">keys </text:span><text:span text:style-name="T1304">usando</text:span><text:span text:style-name="T2009"> key_less_t </text:span><text:span text:style-name="T1304">per <text:tab/><text:tab/><text:tab/><text:tab/>uguaglianza</text:span></text:p>
      <text:p text:style-name="P1021"><text:span text:style-name="T1068"><text:tab/><text:tab/><text:tab/></text:span><text:span text:style-name="T1304">N</text:span><text:span text:style-name="T1068">on ci devono essere referenti attivi </text:span></text:p>
      <text:p text:style-name="P1621"><text:tab/><text:tab/><text:tab/>L’operazione è transazionale</text:p>
      <text:p text:style-name="P1018"><text:span text:style-name="T1068"/></text:p>
      <text:p text:style-name="P1006"><text:span text:style-name="T1068"/></text:p>
      <text:p text:style-name="P1006"><text:span text:style-name="T1068"/></text:p>
      <text:p text:style-name="P1006"><text:span text:style-name="T1068"><text:tab/><text:tab/></text:span><text:span text:style-name="T1535">[[nodiscard]] constexpr result&lt;adapter_box_t, error_handler_t&gt; <text:tab/><text:tab/><text:tab/><text:tab/><text:tab/>try_release</text:span><text:span text:style-name="T2010">_all</text:span><text:span text:style-name="T1535">()noexcept</text:span></text:p>
      <text:p text:style-name="P1006"><text:span text:style-name="T1069"/></text:p>
      <text:p text:style-name="P1006"><text:span text:style-name="T1069"><text:tab/><text:tab/></text:span><text:span text:style-name="T1537">[[nodiscard]] constexpr adapter_box_t release</text:span><text:span text:style-name="T2010">_all</text:span><text:span text:style-name="T1537">()noexcept</text:span></text:p>
      <text:p text:style-name="P1006"><text:span text:style-name="T1068"/></text:p>
      <text:p text:style-name="P1007"><text:span text:style-name="T1068"><text:tab/><text:tab/><text:tab/></text:span><text:span text:style-name="T1069">Esporta tutti gli elementi, non ci devono essere referenti attivi </text:span></text:p>
      <text:p text:style-name="P1631"><text:tab/><text:tab/><text:tab/>L’operazione è transazionale </text:p>
      <text:p text:style-name="P1007"><text:span text:style-name="T1069"/></text:p>
      <text:p text:style-name="P1007"><text:span text:style-name="T1069"/></text:p>
      <text:p text:style-name="P1007"><text:span text:style-name="T1069"/></text:p>
      <text:p text:style-name="P1017"><text:span text:style-name="T1069"><text:tab/><text:tab/></text:span><text:span text:style-name="T1537">[[nodiscard]] constexpr const tree_node_t* unsafe_data()const noexcept</text:span><text:span text:style-name="T1069"> </text:span></text:p>
      <text:p text:style-name="P1017"><text:span text:style-name="T1069"><text:tab/><text:tab/></text:span><text:span text:style-name="T1537">[[nodiscard]] constexpr const tree_node_t* unsafe_</text:span><text:span text:style-name="T1786">c</text:span><text:span text:style-name="T1537">data()const noexcept</text:span><text:span text:style-name="T1069"> </text:span></text:p>
      <text:p text:style-name="P1008"><text:span text:style-name="T1069"><text:tab/><text:tab/></text:span><text:span text:style-name="T1537">[[nodiscard]] constexpr tree_node_t* unsafe_data()noexcept</text:span><text:span text:style-name="T1069"> </text:span></text:p>
      <text:p text:style-name="P1008"><text:span text:style-name="T1069"/></text:p>
      <text:p text:style-name="P1008"><text:span text:style-name="T1069"><text:tab/><text:tab/><text:tab/></text:span><text:span text:style-name="T1070">Ritorna il puntatore al nodo radice </text:span><text:span text:style-name="T1071">interno</text:span></text:p>
      <text:p text:style-name="P1634"><text:tab/><text:tab/><text:tab/>L’ operazione non è sicura </text:p>
      <text:p text:style-name="P1634"><text:s text:c="2"/></text:p>
      <text:p text:style-name="P1634"/>
      <text:p text:style-name="P1634"/>
      <text:p text:style-name="P1009"><text:span text:style-name="T1070"><text:tab/><text:tab/></text:span><text:span text:style-name="T1538">template &lt;</text:span></text:p>
      <text:p text:style-name="P1035"><text:tab/><text:tab/><text:tab/>typename KEY1</text:p>
      <text:p text:style-name="P1035"><text:tab/><text:tab/><text:tab/>, typename MAPPED1</text:p>
      <text:p text:style-name="P1035"><text:tab/><text:tab/><text:tab/>, typename LT1</text:p>
      <text:p text:style-name="P1035"><text:tab/><text:tab/><text:tab/>, std::size_t ORDER1</text:p>
      <text:p text:style-name="P1035"><text:tab/><text:tab/><text:tab/>, typename A1</text:p>
      <text:p text:style-name="P1035"><text:tab/><text:tab/><text:tab/>, bool MULTI1</text:p>
      <text:p text:style-name="P1035"><text:tab/><text:tab/><text:tab/>, bool HAS_MAPPED1</text:p>
      <text:p text:style-name="P1035"><text:tab/><text:tab/>&gt;</text:p>
      <text:p text:style-name="P1036"><text:tab/><text:tab/>[[nodiscard]] constexpr bool operator==(const btree_table&lt;KEY1,MAPPED1,LT1,ORDER1, <text:tab/><text:tab/><text:tab/>A1,MULTI1,HAS_MAPPED1&gt;&amp; r)const noexcept </text:p>
      <text:p text:style-name="P1036"><text:tab/><text:tab/>requires(</text:p>
      <text:p text:style-name="P1036"><text:tab/><text:tab/><text:tab/>has_mapped == HAS_MAPPED1</text:p>
      <text:p text:style-name="P1036"><text:tab/><text:tab/><text:tab/>&amp;&amp; std::is_same_v&lt;key_t,KEY1&gt;</text:p>
      <text:p text:style-name="P1036"><text:tab/><text:tab/><text:tab/>&amp;&amp; std::is_same_v&lt;key_less_t, LT1&gt;</text:p>
      <text:p text:style-name="P1036"><text:tab/><text:tab/><text:tab/>&amp;&amp; (!has_mapped || std::is_same_v&lt;mapped_t,MAPPED1&gt;)</text:p>
      <text:p text:style-name="P1036"><text:tab/><text:tab/><text:tab/>&amp;&amp; (!has_mapped || concepts::nothrow_equality_comparable&lt;mapped_t&gt;)</text:p>
      <text:p text:style-name="P1036"><text:tab/><text:tab/>)</text:p>
      <text:p text:style-name="P1008"/>
      <text:p text:style-name="P1008"><text:tab/><text:tab/><text:tab/><text:span text:style-name="T1072">Confronta il </text:span><text:span text:style-name="T1106">contenitore</text:span><text:span text:style-name="T1072"> con r </text:span></text:p>
      <text:p text:style-name="P1635"><text:tab/><text:tab/><text:tab/>Ritorna vero se sono uguali </text:p>
      <text:p text:style-name="P1008"><text:span text:style-name="T1072"/></text:p>
      <text:p text:style-name="P1035"><text:tab/><text:tab/></text:p>
      <text:p text:style-name="P1035"/>
      <text:p text:style-name="P1035"/>
      <text:p text:style-name="P1035"/>
      <text:p text:style-name="P1035"/>
      <text:p text:style-name="P1035"/>
      <text:p text:style-name="P1035"/>
      <text:p text:style-name="P1035"/>
      <text:p text:style-name="P1035"/>
      <text:p text:style-name="P1035"/>
      <text:p text:style-name="P1035"/>
      <text:p text:style-name="P1035"/>
      <text:p text:style-name="P1035"/>
      <text:p text:style-name="P1035"/>
      <text:p text:style-name="P1035"/>
      <text:p text:style-name="P1035"/>
      <text:p text:style-name="P1035"/>
      <text:p text:style-name="P1035"/>
      <text:p text:style-name="P1035"/>
      <text:p text:style-name="P1035"><text:soft-page-break/></text:p>
      <text:h text:style-name="Heading_20_2" text:outline-level="2"><text:bookmark-start text:name="__RefHeading___Toc79617_833296016"/>cfg<text:bookmark-end text:name="__RefHeading___Toc79617_833296016"/></text:h>
      <text:p text:style-name="P23"><text:tab/><text:span text:style-name="T298">Uso: </text:span></text:p>
      <text:p text:style-name="P237"><text:tab/><text:tab/><text:span text:style-name="T1542">fornire informazioni sulla configurazione del sistema</text:span></text:p>
      <text:p text:style-name="P431"><text:span text:style-name="T76"/></text:p>
      <text:p text:style-name="P431"><text:span text:style-name="T18"><text:tab/></text:span><text:span text:style-name="T87">Testata: </text:span></text:p>
      <text:p text:style-name="P301"><text:tab/><text:tab/><text:span text:style-name="T523">iron/</text:span><text:span text:style-name="T551">cfg</text:span><text:span text:style-name="T534">.h</text:span></text:p>
      <text:p text:style-name="P431"><text:span text:style-name="T87"/></text:p>
      <text:p text:style-name="P431"><text:span text:style-name="T18"><text:tab/></text:span><text:span text:style-name="T20">Sinossi:</text:span></text:p>
      <text:p text:style-name="P431"><text:span text:style-name="T20"><text:tab/><text:tab/></text:span><text:span text:style-name="T360">class cfg final</text:span></text:p>
      <text:p text:style-name="P431"/>
      <text:p text:style-name="P431"><text:span text:style-name="T93"><text:tab/></text:span><text:span text:style-name="T95">Alias:</text:span></text:p>
      <text:p text:style-name="P327"><text:tab/><text:tab/></text:p>
      <text:p text:style-name="P1037"><text:tab/><text:tab/>typedef struct version {</text:p>
      <text:p text:style-name="P1037"><text:tab/><text:tab/><text:tab/>using number_t = std::uint32_t;</text:p>
      <text:p text:style-name="P1037"><text:tab/><text:tab/><text:tab/>number_t major, minor, patch;</text:p>
      <text:p text:style-name="P1037"><text:tab/><text:tab/>} version_t</text:p>
      <text:p text:style-name="P584"><text:span text:style-name="T95"/></text:p>
      <text:p text:style-name="P1037"><text:tab/><text:tab/>using size_t=std::size_t</text:p>
      <text:p text:style-name="P1038"><text:tab/><text:tab/></text:p>
      <text:p text:style-name="P1038"><text:tab/><text:tab/>typedef enum class enum_target_arch {</text:p>
      <text:p text:style-name="P1037"><text:tab/><text:tab/><text:tab/>unknow</text:p>
      <text:p text:style-name="P1037"><text:tab/><text:tab/><text:tab/>, x86</text:p>
      <text:p text:style-name="P1037"><text:tab/><text:tab/><text:tab/>, x86_64</text:p>
      <text:p text:style-name="P1037"><text:tab/><text:tab/><text:tab/>, powerpc</text:p>
      <text:p text:style-name="P1037"><text:tab/><text:tab/><text:tab/>, powerpc64</text:p>
      <text:p text:style-name="P1037"><text:tab/><text:tab/><text:tab/>, arm</text:p>
      <text:p text:style-name="P1037"><text:tab/><text:tab/><text:tab/>, arm64</text:p>
      <text:p text:style-name="P1037"><text:tab/><text:tab/><text:tab/>, arm64ec</text:p>
      <text:p text:style-name="P1037"><text:tab/><text:tab/><text:tab/>, aarch64</text:p>
      <text:p text:style-name="P1037"><text:tab/><text:tab/><text:tab/>,first=unknow</text:p>
      <text:p text:style-name="P1037"><text:tab/><text:tab/><text:tab/>,last= aarch64</text:p>
      <text:p text:style-name="P1037"><text:tab/><text:tab/>} arch_t</text:p>
      <text:p text:style-name="P584"><text:span text:style-name="T95"/></text:p>
      <text:p text:style-name="P1037"><text:tab/><text:tab/>typedef enum class enum_feature {</text:p>
      <text:p text:style-name="P1037"><text:tab/><text:tab/><text:tab/>unknow</text:p>
      <text:p text:style-name="P1037"><text:tab/><text:tab/><text:tab/>, avx</text:p>
      <text:p text:style-name="P1037"><text:tab/><text:tab/><text:tab/>, avx2</text:p>
      <text:p text:style-name="P1037"><text:tab/><text:tab/><text:tab/>, crt_static</text:p>
      <text:p text:style-name="P1037"><text:tab/><text:tab/><text:tab/>, rdrand</text:p>
      <text:p text:style-name="P1037"><text:tab/><text:tab/><text:tab/>, sse</text:p>
      <text:p text:style-name="P1037"><text:tab/><text:tab/><text:tab/>, sse2</text:p>
      <text:p text:style-name="P1037"><text:tab/><text:tab/><text:tab/>, sse4_1</text:p>
      <text:p text:style-name="P1037"><text:tab/><text:tab/><text:tab/>, first = unknow</text:p>
      <text:p text:style-name="P1037"><text:tab/><text:tab/><text:tab/>, last = sse4_1</text:p>
      <text:p text:style-name="P1037"><text:tab/><text:tab/>} feature_t</text:p>
      <text:p text:style-name="P584"><text:span text:style-name="T95"/></text:p>
      <text:p text:style-name="P584"><text:span text:style-name="T95"/></text:p>
      <text:p text:style-name="P584"><text:span text:style-name="T95"/></text:p>
      <text:p text:style-name="P1037"><text:tab/><text:tab/>typedef enum class enum_target_os {</text:p>
      <text:p text:style-name="P1037"><text:tab/><text:tab/><text:tab/>unknow</text:p>
      <text:p text:style-name="P1037"><text:tab/><text:tab/><text:tab/>,windows</text:p>
      <text:p text:style-name="P1037"><text:tab/><text:tab/><text:tab/>,macos</text:p>
      <text:p text:style-name="P1037"><text:tab/><text:tab/><text:tab/>,ios</text:p>
      <text:p text:style-name="P1037"><text:tab/><text:tab/><text:tab/>,linux</text:p>
      <text:p text:style-name="P1037"><text:tab/><text:tab/><text:tab/>,android</text:p>
      <text:p text:style-name="P1037"><text:tab/><text:tab/><text:tab/>,freebsd</text:p>
      <text:p text:style-name="P1037"><text:tab/><text:tab/><text:tab/>,dragonfly</text:p>
      <text:p text:style-name="P1037"><text:tab/><text:tab/><text:tab/>,openbsd</text:p>
      <text:p text:style-name="P1037"><text:tab/><text:tab/><text:tab/>,netbsd</text:p>
      <text:p text:style-name="P1037"><text:tab/><text:tab/><text:tab/>, first = unknow</text:p>
      <text:p text:style-name="P1037"><text:tab/><text:tab/><text:tab/>, last = netbsd</text:p>
      <text:p text:style-name="P1037"><text:tab/><text:tab/>} os_t</text:p>
      <text:p text:style-name="P584"><text:span text:style-name="T95"/></text:p>
      <text:p text:style-name="P1037"><text:tab/><text:tab/>typedef enum class enum_endian {</text:p>
      <text:p text:style-name="P1037"><text:tab/><text:tab/><text:tab/>unknow</text:p>
      <text:p text:style-name="P1037"><text:tab/><text:tab/><text:tab/>,big</text:p>
      <text:p text:style-name="P1037"><text:tab/><text:tab/><text:tab/>,little</text:p>
      <text:p text:style-name="P1037"><text:tab/><text:tab/><text:tab/>, first = unknow</text:p>
      <text:p text:style-name="P1037"><text:tab/><text:tab/><text:tab/>, last = little</text:p>
      <text:p text:style-name="P1037"><text:tab/><text:tab/>} endian_t</text:p>
      <text:p text:style-name="P584"><text:span text:style-name="T95"/></text:p>
      <text:p text:style-name="P1037"><text:tab/><text:tab/>typedef enum class enum_family {</text:p>
      <text:p text:style-name="P1037"><text:tab/><text:tab/><text:tab/>unknow</text:p>
      <text:p text:style-name="P1037"><text:tab/><text:tab/><text:tab/>,unix</text:p>
      <text:p text:style-name="P1037"><text:tab/><text:tab/><text:tab/>,windows</text:p>
      <text:p text:style-name="P1037"><text:tab/><text:tab/><text:tab/>, first = unknow</text:p>
      <text:p text:style-name="P1037"><text:tab/><text:tab/><text:tab/>, last= windows</text:p>
      <text:p text:style-name="P1037"><text:tab/><text:tab/>} family_t</text:p>
      <text:p text:style-name="P584"><text:span text:style-name="T95"/></text:p>
      <text:p text:style-name="P584"><text:span text:style-name="T95"/></text:p>
      <text:p text:style-name="P584"><text:soft-page-break/><text:span text:style-name="T95"/></text:p>
      <text:p text:style-name="P584"><text:span text:style-name="T95"/></text:p>
      <text:p text:style-name="P584"><text:span text:style-name="T95"/></text:p>
      <text:p text:style-name="P584"><text:span text:style-name="T95"/></text:p>
      <text:p text:style-name="P1037"><text:tab/><text:tab/>typedef enum class enum_target_env {</text:p>
      <text:p text:style-name="P1037"><text:tab/><text:tab/><text:tab/>unknow</text:p>
      <text:p text:style-name="P1037"><text:tab/><text:tab/><text:tab/>,gnu</text:p>
      <text:p text:style-name="P1037"><text:tab/><text:tab/><text:tab/>,msvc</text:p>
      <text:p text:style-name="P1037"><text:tab/><text:tab/><text:tab/>,clang</text:p>
      <text:p text:style-name="P1037"><text:tab/><text:tab/><text:tab/>,first = unknow</text:p>
      <text:p text:style-name="P1037"><text:tab/><text:tab/><text:tab/>,last = clang</text:p>
      <text:p text:style-name="P1037"><text:tab/><text:tab/>} env_t</text:p>
      <text:p text:style-name="P584"><text:span text:style-name="T95"/></text:p>
      <text:p text:style-name="P584"><text:span text:style-name="T95"/></text:p>
      <text:p text:style-name="P584"><text:span text:style-name="T95"/></text:p>
      <text:p text:style-name="P584"><text:span text:style-name="T95"><text:tab/></text:span><text:span text:style-name="T905">Costruttori:</text:span></text:p>
      <text:p text:style-name="P584"><text:span text:style-name="T96"/></text:p>
      <text:p text:style-name="P1039"><text:tab/><text:tab/>cfg() = delete</text:p>
      <text:p text:style-name="P432"><text:span text:style-name="T369"/></text:p>
      <text:p text:style-name="P432"><text:span text:style-name="T369"/></text:p>
      <text:p text:style-name="P432"><text:span text:style-name="T369"/></text:p>
      <text:p text:style-name="P432"><text:span text:style-name="T369"/></text:p>
      <text:p text:style-name="P432"><text:span text:style-name="T369"><text:tab/></text:span><text:span text:style-name="T1356">Costanti statiche:</text:span></text:p>
      <text:p text:style-name="P432"><text:span text:style-name="T370"/></text:p>
      <text:p text:style-name="P1041"><text:tab/><text:tab/>constexpr std::uint32_t char_bits = &lt;private&gt;</text:p>
      <text:p text:style-name="P432"><text:span text:style-name="T370"/></text:p>
      <text:p text:style-name="P432"><text:span text:style-name="T95"><text:tab/><text:tab/><text:tab/></text:span><text:span text:style-name="T184">I</text:span><text:span text:style-name="T96">l numero dei bits in </text:span><text:span text:style-name="T101">un </text:span><text:span text:style-name="T96">char</text:span></text:p>
      <text:p text:style-name="P432"><text:span text:style-name="T96"/></text:p>
      <text:p text:style-name="P432"><text:span text:style-name="T96"/></text:p>
      <text:p text:style-name="P328"><text:tab/>Metodi statici:</text:p>
      <text:p text:style-name="P432"><text:span text:style-name="T96"/></text:p>
      <text:p text:style-name="P437"><text:span text:style-name="T96"><text:tab/><text:tab/></text:span><text:span text:style-name="T370">[[nodiscard]] constexpr version_t iron_version()noexcept</text:span><text:span text:style-name="T96"> </text:span></text:p>
      <text:p text:style-name="P437"><text:span text:style-name="T96"/></text:p>
      <text:p text:style-name="P437"><text:span text:style-name="T96"><text:tab/><text:tab/><text:tab/></text:span><text:span text:style-name="T102">Ritorna la versione della libreria</text:span></text:p>
      <text:p text:style-name="P437"><text:span text:style-name="T96"/></text:p>
      <text:p text:style-name="P437"><text:span text:style-name="T96"/></text:p>
      <text:p text:style-name="P432"><text:span text:style-name="T96"><text:tab/><text:tab/></text:span><text:span text:style-name="T798">[[nodiscard]] consteval arch_t arch()noexcept</text:span></text:p>
      <text:p text:style-name="P432"><text:span text:style-name="T798"/></text:p>
      <text:p text:style-name="P1636"><text:tab/><text:tab/><text:tab/>Ritorna l’architettura della cpu </text:p>
      <text:p text:style-name="P328"><text:tab/></text:p>
      <text:p text:style-name="P432"><text:span text:style-name="T96"/></text:p>
      <text:p text:style-name="P1041"><text:tab/><text:tab/>[[nodiscard]] consteval feature_t feature()noexcept </text:p>
      <text:p text:style-name="P1985"><text:span text:style-name="T790"/></text:p>
      <text:p text:style-name="P328"><text:tab/><text:tab/><text:tab/>Ritorna particolari operazioni della cpu </text:p>
      <text:p text:style-name="P328"><text:tab/><text:tab/><text:tab/>Attualmente ritorna sempre unknow </text:p>
      <text:p text:style-name="P432"><text:span text:style-name="T96"/></text:p>
      <text:p text:style-name="P432"><text:span text:style-name="T96"/></text:p>
      <text:p text:style-name="P432"><text:span text:style-name="T96"><text:tab/><text:tab/></text:span><text:span text:style-name="T370">[[nodiscard]] consteval os_t os()noexcept</text:span><text:span text:style-name="T96"> </text:span></text:p>
      <text:p text:style-name="P328"><text:span text:style-name="T96"/></text:p>
      <text:p text:style-name="P328"><text:tab/><text:tab/><text:tab/>Ritorna il nome del sistema operativo </text:p>
      <text:p text:style-name="P328"><text:tab/><text:tab/><text:tab/>Attualmente ritorna sempre unknow</text:p>
      <text:p text:style-name="P432"><text:span text:style-name="T96"/></text:p>
      <text:p text:style-name="P432"><text:span text:style-name="T96"/></text:p>
      <text:p text:style-name="P432"><text:span text:style-name="T96"><text:tab/><text:tab/></text:span><text:span text:style-name="T370">[[nodiscard]] consteval endian_t endian()noexcept</text:span></text:p>
      <text:p text:style-name="P432"><text:span text:style-name="T96"/></text:p>
      <text:p text:style-name="P328"><text:tab/><text:tab/><text:tab/>Ritorna la direzione dei bit in un intero </text:p>
      <text:p text:style-name="P432"><text:span text:style-name="T96"/></text:p>
      <text:p text:style-name="P432"><text:span text:style-name="T96"/></text:p>
      <text:p text:style-name="P1042"><text:tab/><text:tab/>[[nodiscard]] consteval family_t family()noexcept </text:p>
      <text:p text:style-name="P585"><text:span text:style-name="T96"/></text:p>
      <text:p text:style-name="P433"><text:span text:style-name="T96"><text:tab/><text:tab/><text:tab/></text:span><text:span text:style-name="T97">Ritorna la famiglia del sistema operativo </text:span></text:p>
      <text:p text:style-name="P329"><text:tab/><text:tab/><text:tab/>Attualmente ritorna sempre unknow</text:p>
      <text:p text:style-name="P433"><text:span text:style-name="T96"/></text:p>
      <text:p text:style-name="P433"><text:span text:style-name="T97"/></text:p>
      <text:p text:style-name="P433"><text:span text:style-name="T97"><text:tab/><text:tab/></text:span><text:span text:style-name="T371">[[nodiscard]] consteval env_t env()noexcept</text:span><text:span text:style-name="T97"> </text:span></text:p>
      <text:p text:style-name="P433"><text:span text:style-name="T97"/></text:p>
      <text:p text:style-name="P330"><text:tab/><text:tab/><text:tab/>Ritorna il tipo di compilatore </text:p>
      <text:p text:style-name="P433"><text:span text:style-name="T97"/></text:p>
      <text:p text:style-name="P433"><text:span text:style-name="T97"/></text:p>
      <text:p text:style-name="P433"><text:span text:style-name="T97"><text:tab/><text:tab/></text:span><text:span text:style-name="T371">[[nodiscard]] consteva</text:span><text:span text:style-name="T372">l std::uint32_t</text:span><text:span text:style-name="T371"> pointer_width()noexcept</text:span><text:span text:style-name="T97"> <text:tab/><text:tab/><text:tab/></text:span></text:p>
      <text:p text:style-name="P433"><text:span text:style-name="T97"/></text:p>
      <text:p text:style-name="P433"><text:soft-page-break/><text:span text:style-name="T97"><text:tab/><text:tab/><text:tab/>Ritorna la grandezza di un puntatore in bits,</text:span><text:span text:style-name="T98">0 per valore sconosciuto</text:span></text:p>
      <text:p text:style-name="P433"><text:span text:style-name="T97"/></text:p>
      <text:p text:style-name="P433"><text:span text:style-name="T97"/></text:p>
      <text:p text:style-name="P433"><text:span text:style-name="T97"/></text:p>
      <text:p text:style-name="P433"><text:span text:style-name="T97"><text:tab/><text:tab/></text:span><text:span text:style-name="T371">[[nodiscard]] consteval std::uint32_t cpp_std()noexcept</text:span></text:p>
      <text:p text:style-name="P433"><text:span text:style-name="T97"/></text:p>
      <text:p text:style-name="P433"><text:span text:style-name="T97"><text:tab/><text:tab/><text:tab/></text:span><text:span text:style-name="T98">Ritorna la versione std del compilatore,0 per sconosciuto</text:span></text:p>
      <text:p text:style-name="P433"><text:span text:style-name="T98"/></text:p>
      <text:p text:style-name="P433"><text:span text:style-name="T98"/></text:p>
      <text:p text:style-name="P436"><text:span text:style-name="T98"><text:tab/><text:tab/></text:span><text:span text:style-name="T372">[[nodiscard]] consteval std::uint32_t compiler_version()noexcept</text:span><text:span text:style-name="T98"> </text:span></text:p>
      <text:p text:style-name="P436"><text:span text:style-name="T98"/></text:p>
      <text:p text:style-name="P436"><text:span text:style-name="T98"><text:tab/><text:tab/><text:tab/></text:span><text:span text:style-name="T100">Ritorna la versione del compilatore, 0 per sconosciuta </text:span></text:p>
      <text:p text:style-name="P433"><text:span text:style-name="T98"/></text:p>
      <text:p text:style-name="P433"><text:span text:style-name="T98"/></text:p>
      <text:p text:style-name="P433"><text:span text:style-name="T98"><text:tab/><text:tab/></text:span><text:span text:style-name="T372">[[nodiscard]] const char* vendor()noexcept</text:span><text:span text:style-name="T98"> </text:span></text:p>
      <text:p text:style-name="P433"><text:span text:style-name="T98"/></text:p>
      <text:p text:style-name="P331"><text:tab/><text:tab/><text:tab/>Ritorna il nome del venditore del compilatore,stringa vuota in caso sia sconosciuto</text:p>
      <text:p text:style-name="P433"><text:span text:style-name="T98"/></text:p>
      <text:p text:style-name="P433"><text:span text:style-name="T98"/></text:p>
      <text:p text:style-name="P433"><text:span text:style-name="T98"><text:tab/><text:tab/></text:span><text:span text:style-name="T372">[[nodiscard]] const char* str(arch_t _v)noexcept</text:span><text:span text:style-name="T98"> </text:span></text:p>
      <text:p text:style-name="P331"><text:span text:style-name="T98"/></text:p>
      <text:p text:style-name="P331"><text:tab/><text:tab/><text:tab/>Converte in stringa arch_t </text:p>
      <text:p text:style-name="P433"><text:span text:style-name="T98"/></text:p>
      <text:p text:style-name="P433"><text:span text:style-name="T98"/></text:p>
      <text:p text:style-name="P434"><text:span text:style-name="T98"><text:tab/><text:tab/></text:span><text:span text:style-name="T372">[[nodiscard]] const char* str(feature_t _v)noexcept</text:span><text:span text:style-name="T98"> </text:span></text:p>
      <text:p text:style-name="P434"><text:span text:style-name="T98"/></text:p>
      <text:p text:style-name="P332"><text:tab/><text:tab/><text:tab/>Converte in stringa feature_t </text:p>
      <text:p text:style-name="P434"><text:span text:style-name="T98"/></text:p>
      <text:p text:style-name="P434"><text:span text:style-name="T98"/></text:p>
      <text:p text:style-name="P434"><text:span text:style-name="T98"><text:tab/><text:tab/></text:span><text:span text:style-name="T372">[[nodiscard]] const char* str(os_t _v)noexcept</text:span><text:span text:style-name="T98"> </text:span></text:p>
      <text:p text:style-name="P434"><text:span text:style-name="T98"/></text:p>
      <text:p text:style-name="P332"><text:tab/><text:tab/><text:tab/>Converte in stringa os_t </text:p>
      <text:p text:style-name="P434"><text:span text:style-name="T98"/></text:p>
      <text:p text:style-name="P434"><text:span text:style-name="T98"/></text:p>
      <text:p text:style-name="P435"><text:span text:style-name="T98"><text:tab/><text:tab/></text:span><text:span text:style-name="T372">[[nodiscard]] const char* str(</text:span><text:span text:style-name="T373">endian</text:span><text:span text:style-name="T372">_t _v)noexcept</text:span><text:span text:style-name="T98"> </text:span></text:p>
      <text:p text:style-name="P435"><text:span text:style-name="T98"/></text:p>
      <text:p text:style-name="P435"><text:span text:style-name="T98"><text:tab/><text:tab/><text:tab/>Converte in stringa </text:span><text:span text:style-name="T99">endian</text:span><text:span text:style-name="T98">_t </text:span></text:p>
      <text:p text:style-name="P435"><text:span text:style-name="T98"/></text:p>
      <text:p text:style-name="P435"><text:span text:style-name="T98"/></text:p>
      <text:p text:style-name="P436"><text:span text:style-name="T98"><text:tab/><text:tab/></text:span><text:span text:style-name="T372">[[nodiscard]] const char* str(f</text:span><text:span text:style-name="T374">amily</text:span><text:span text:style-name="T372">_t _v)noexcept</text:span><text:span text:style-name="T98"> </text:span></text:p>
      <text:p text:style-name="P436"><text:span text:style-name="T98"/></text:p>
      <text:p text:style-name="P436"><text:span text:style-name="T98"><text:tab/><text:tab/><text:tab/>Converte in stringa f</text:span><text:span text:style-name="T100">amily</text:span><text:span text:style-name="T98">_t </text:span></text:p>
      <text:p text:style-name="P436"><text:span text:style-name="T98"/></text:p>
      <text:p text:style-name="P434"><text:span text:style-name="T98"/></text:p>
      <text:p text:style-name="P436"><text:span text:style-name="T98"><text:tab/><text:tab/></text:span><text:span text:style-name="T372">[[nodiscard]] const char* str(</text:span><text:span text:style-name="T374">env</text:span><text:span text:style-name="T372">_t _v)noexcept</text:span><text:span text:style-name="T98"> </text:span></text:p>
      <text:p text:style-name="P436"><text:span text:style-name="T98"/></text:p>
      <text:p text:style-name="P436"><text:span text:style-name="T98"><text:tab/><text:tab/><text:tab/>Converte in stringa </text:span><text:span text:style-name="T100">env</text:span><text:span text:style-name="T98">_t </text:span></text:p>
      <text:p text:style-name="P436"><text:span text:style-name="T98"/></text:p>
      <text:p text:style-name="P436"><text:span text:style-name="T98"/></text:p>
      <text:p text:style-name="P436"><text:span text:style-name="T98"><text:tab/><text:tab/></text:span><text:span text:style-name="T372">[[nodiscard]] static consteval size_t hash_prime()noexcept </text:span></text:p>
      <text:p text:style-name="P1459"><text:tab/><text:tab/>[[nodiscard]] static consteval size_t hash_prime_start()noexcept</text:p>
      <text:p text:style-name="P1986"><text:span text:style-name="T791"/></text:p>
      <text:p text:style-name="P438"><text:span text:style-name="T98"><text:tab/><text:tab/><text:tab/></text:span><text:span text:style-name="T103">Queste funzioni servono per la distribuzione di valori </text:span><text:span text:style-name="T106">per una funzione </text:span><text:span text:style-name="T103">hash</text:span></text:p>
      <text:p text:style-name="P438"><text:span text:style-name="T103"><text:tab/><text:tab/><text:tab/></text:span><text:span text:style-name="T105">Ritorna </text:span><text:span text:style-name="T104">0 per architettura sconosciuta </text:span></text:p>
      <text:p text:style-name="P433"><text:span text:style-name="T104"/></text:p>
      <text:p text:style-name="P433"><text:span text:style-name="T104"/></text:p>
      <text:p text:style-name="P433"><text:span text:style-name="T103"/></text:p>
      <text:p text:style-name="P433"><text:span text:style-name="T103"/></text:p>
      <text:p text:style-name="P433"><text:span text:style-name="T103"/></text:p>
      <text:p text:style-name="P433"><text:span text:style-name="T103"/></text:p>
      <text:p text:style-name="P433"><text:span text:style-name="T103"/></text:p>
      <text:p text:style-name="P433"><text:span text:style-name="T103"/></text:p>
      <text:p text:style-name="P433"><text:span text:style-name="T103"/></text:p>
      <text:h text:style-name="Heading_20_2" text:outline-level="2" text:is-list-header="true"><text:bookmark-start text:name="__RefHeading___Toc79619_833296016"/><text:soft-page-break/>c<text:span text:style-name="T1543">hr</text:span><text:bookmark-end text:name="__RefHeading___Toc79619_833296016"/></text:h>
      <text:p text:style-name="P24"><text:tab/><text:span text:style-name="T298">Uso: </text:span></text:p>
      <text:p text:style-name="P238"><text:tab/><text:tab/><text:span text:style-name="T1560">Rappresentazione</text:span><text:span text:style-name="T1543"> di un </text:span><text:span text:style-name="T684">UTF32</text:span></text:p>
      <text:p text:style-name="P439"><text:span text:style-name="T76"/></text:p>
      <text:p text:style-name="P439"><text:span text:style-name="T76"/></text:p>
      <text:p text:style-name="P439"><text:span text:style-name="T18"><text:tab/></text:span><text:span text:style-name="T87">Testata: </text:span></text:p>
      <text:p text:style-name="P302"><text:tab/><text:tab/><text:span text:style-name="T523">iron/</text:span><text:span text:style-name="T551">c</text:span><text:span text:style-name="T552">hr</text:span><text:span text:style-name="T534">.h</text:span></text:p>
      <text:p text:style-name="P439"><text:span text:style-name="T87"/></text:p>
      <text:p text:style-name="P439"><text:span text:style-name="T87"/></text:p>
      <text:p text:style-name="P439"><text:span text:style-name="T18"><text:tab/></text:span><text:span text:style-name="T20">Sinossi:</text:span></text:p>
      <text:p text:style-name="P439"><text:span text:style-name="T20"><text:tab/><text:tab/></text:span><text:span text:style-name="T360">class chr final</text:span></text:p>
      <text:p text:style-name="P439"/>
      <text:p text:style-name="P439"/>
      <text:p text:style-name="P439"><text:span text:style-name="T93"><text:tab/></text:span><text:span text:style-name="T95">Alias:</text:span></text:p>
      <text:p text:style-name="P1040"><text:tab/><text:tab/>using u8_t = std::uint8_t</text:p>
      <text:p text:style-name="P1040"><text:tab/><text:tab/>using u32_t = std::uint32_t</text:p>
      <text:p text:style-name="P1040"><text:tab/><text:tab/>using size_t = std::size_t</text:p>
      <text:p text:style-name="P1040"><text:tab/><text:tab/>using radix_t = u32_t</text:p>
      <text:p text:style-name="P586"><text:span text:style-name="T95"><text:tab/><text:tab/>using unicode_version_t = </text:span><text:span text:style-name="T107">unsafe::unicode::version_t</text:span></text:p>
      <text:p text:style-name="P1049"><text:tab/><text:tab/>class <text:span text:style-name="T1579">sequence</text:span></text:p>
      <text:p text:style-name="P1049"><text:tab/><text:tab/><text:span text:style-name="T1579">using seq_t=sequence</text:span></text:p>
      <text:p text:style-name="P586"><text:span text:style-name="T107"/></text:p>
      <text:p text:style-name="P586"><text:span text:style-name="T107"/></text:p>
      <text:p text:style-name="P586"><text:span text:style-name="T107"><text:tab/></text:span><text:span text:style-name="T907">Costanti</text:span><text:span text:style-name="T906">:</text:span></text:p>
      <text:p text:style-name="P586"><text:span text:style-name="T107"/></text:p>
      <text:p text:style-name="P333"><text:tab/><text:tab/><text:span text:style-name="T523">constexpr char32_t max_chr = 0x0010fffe</text:span></text:p>
      <text:p text:style-name="P333"><text:span text:style-name="T462"/></text:p>
      <text:p text:style-name="P347"><text:tab/><text:tab/><text:tab/><text:span text:style-name="T1544">Il massimo valore di un </text:span><text:span text:style-name="T684">UTF32</text:span></text:p>
      <text:p text:style-name="P333"/>
      <text:p text:style-name="P333"/>
      <text:p text:style-name="P333"><text:tab/><text:tab/><text:span text:style-name="T553">constexpr char32_t </text:span><text:span text:style-name="T523">default_replacement_chr </text:span><text:span text:style-name="T553">= 0x00FFFD</text:span></text:p>
      <text:p text:style-name="P333"><text:span text:style-name="T553"/></text:p>
      <text:p text:style-name="P347"><text:tab/><text:tab/><text:tab/><text:span text:style-name="T1544">Il valore di rimpiazzo per un </text:span><text:span text:style-name="T684">UTF32</text:span><text:span text:style-name="T1544"> non valido </text:span></text:p>
      <text:p text:style-name="P333"/>
      <text:p text:style-name="P333"/>
      <text:p text:style-name="P334"><text:tab/><text:tab/><text:span text:style-name="T523">constexpr radix_t default_radix = 10</text:span></text:p>
      <text:p text:style-name="P334"><text:span text:style-name="T523"/></text:p>
      <text:p text:style-name="P334"><text:span text:style-name="T523"><text:tab/><text:tab/><text:tab/></text:span><text:span text:style-name="T1405">La base numerica predefinita</text:span><text:span text:style-name="T553"> </text:span></text:p>
      <text:p text:style-name="P333"/>
      <text:p text:style-name="P333"/>
      <text:p text:style-name="P333"><text:tab/><text:tab/><text:span text:style-name="T523">constexpr radix_t min_radix = 2</text:span></text:p>
      <text:p text:style-name="P333"><text:span text:style-name="T523"/></text:p>
      <text:p text:style-name="P333"><text:tab/><text:tab/><text:tab/><text:span text:style-name="T1544">La minima base numerica</text:span></text:p>
      <text:p text:style-name="P333"/>
      <text:p text:style-name="P333"/>
      <text:p text:style-name="P334"><text:tab/><text:tab/><text:span text:style-name="T523">constexpr radix_t m</text:span><text:span text:style-name="T553">ax</text:span><text:span text:style-name="T523">_radix = </text:span><text:span text:style-name="T553">36</text:span></text:p>
      <text:p text:style-name="P334"><text:span text:style-name="T553"/></text:p>
      <text:p text:style-name="P334"><text:tab/><text:tab/><text:tab/><text:span text:style-name="T1544">La massima base numerica</text:span></text:p>
      <text:p text:style-name="P334"/>
      <text:p text:style-name="P334"/>
      <text:p text:style-name="P334"/>
      <text:p text:style-name="P333"><text:tab/><text:span text:style-name="T1544">Metodi statici:</text:span></text:p>
      <text:p text:style-name="P333"/>
      <text:p text:style-name="P1049"><text:tab/><text:tab/>template &lt;typename T&gt;</text:p>
      <text:p text:style-name="P1049"><text:tab/><text:tab/>[[nodiscard]] static constexpr bool is_unicode(T _v)noexcept </text:p>
      <text:p text:style-name="P1049"><text:tab/><text:tab/>requires(concepts::utf32_charset&lt;T&gt;)</text:p>
      <text:p text:style-name="P1049"/>
      <text:p text:style-name="P347"><text:tab/><text:tab/><text:tab/><text:span text:style-name="T1544">Ritorna vero se </text:span><text:span text:style-name="T553">v</text:span><text:span text:style-name="T1544"> è un </text:span><text:span text:style-name="T684">UTF32</text:span><text:span text:style-name="T1544"> valido </text:span></text:p>
      <text:p text:style-name="P334"/>
      <text:p text:style-name="P334"/>
      <text:p text:style-name="P334"><text:tab/><text:tab/><text:span text:style-name="T523">template &lt;typename T&gt;</text:span></text:p>
      <text:p text:style-name="P1048"><text:tab/><text:tab/>[[nodiscard]] static constexpr bool is_ascii(T <text:span text:style-name="T1549">v</text:span>)noexcept </text:p>
      <text:p text:style-name="P1048"><text:tab/><text:tab/>requires(concepts::utf32_charset&lt;T&gt;)</text:p>
      <text:p text:style-name="P1972"><text:span text:style-name="T356"/></text:p>
      <text:p text:style-name="P334"><text:tab/><text:tab/><text:tab/><text:span text:style-name="T1544">Ritorna vero se </text:span><text:span text:style-name="T821">v</text:span><text:span text:style-name="T1544"> è un <text:s/></text:span><text:span text:style-name="T553">ASCII</text:span><text:span text:style-name="T1544"> valido </text:span></text:p>
      <text:p text:style-name="P334"/>
      <text:p text:style-name="P334"/>
      <text:p text:style-name="P334"><text:soft-page-break/><text:tab/><text:tab/><text:span text:style-name="T523">[[nodiscard]] static constexpr unicode_version_t unicode_version()</text:span><text:span text:style-name="T553">noexcept</text:span> </text:p>
      <text:p text:style-name="P334"/>
      <text:p text:style-name="P334"><text:tab/><text:tab/><text:tab/><text:span text:style-name="T1544">Ritorna la versione di unicode usata </text:span></text:p>
      <text:p text:style-name="P334"/>
      <text:p text:style-name="P334"/>
      <text:p text:style-name="P334"><text:tab/><text:tab/><text:span text:style-name="T523">[[nodiscard]] static constexpr bool is_radix(radix_t r)noexcept</text:span> </text:p>
      <text:p text:style-name="P334"/>
      <text:p text:style-name="P334"><text:tab/><text:tab/><text:tab/><text:span text:style-name="T1544">Ritorna vero se </text:span><text:span text:style-name="T553">r</text:span><text:span text:style-name="T1544"> è </text:span><text:span text:style-name="T1857">compreso nell’ intervallo </text:span><text:span text:style-name="T685">[min_radix..max_radix]</text:span></text:p>
      <text:p text:style-name="P334"/>
      <text:p text:style-name="P334"/>
      <text:p text:style-name="P334"/>
      <text:p text:style-name="P334"><text:tab/><text:span text:style-name="T1545">Costruttori:</text:span></text:p>
      <text:p text:style-name="P334"/>
      <text:p text:style-name="P334"><text:tab/><text:tab/><text:span text:style-name="T523">constexpr chr()noexcept</text:span><text:span text:style-name="T554">=default </text:span></text:p>
      <text:p text:style-name="P335"><text:tab/><text:tab/><text:span text:style-name="T523">constexpr chr(</text:span><text:span text:style-name="T555">const chr&amp;</text:span><text:span text:style-name="T523">)noexcept</text:span></text:p>
      <text:p text:style-name="P335"><text:tab/><text:tab/><text:span text:style-name="T523">constexpr chr(</text:span><text:span text:style-name="T555">chr&amp;&amp;</text:span><text:span text:style-name="T523">)noexcept</text:span></text:p>
      <text:p text:style-name="P335"><text:span text:style-name="T554"/></text:p>
      <text:p text:style-name="P335"><text:span text:style-name="T554"/></text:p>
      <text:p text:style-name="P335"><text:span text:style-name="T554"/></text:p>
      <text:p text:style-name="P1083"><text:tab/><text:tab/>template &lt;typename T&gt;</text:p>
      <text:p text:style-name="P1083"><text:tab/><text:tab/>[[nodiscard]] static constexpr option&lt;chr&gt; from(T)noexcept </text:p>
      <text:p text:style-name="P1083"><text:tab/><text:tab/>requires(concepts::utf32_charset&lt;_T&gt;)</text:p>
      <text:p text:style-name="P335"><text:span text:style-name="T554"/></text:p>
      <text:p text:style-name="P347"><text:span text:style-name="T554"><text:tab/><text:tab/><text:tab/></text:span><text:span text:style-name="T1407">Costruisce da un </text:span><text:span text:style-name="T684">UTF32</text:span><text:span text:style-name="T556"> </text:span><text:span text:style-name="T1407"><text:s/></text:span></text:p>
      <text:p text:style-name="P1637"/>
      <text:p text:style-name="P1637"><text:s/></text:p>
      <text:p text:style-name="P336"><text:span text:style-name="T1407"><text:tab/><text:tab/></text:span><text:span text:style-name="T556">[[nodiscard]] static constexpr option&lt;chr&gt; from_u32(u32_t)noexcept</text:span><text:span text:style-name="T1407"> </text:span></text:p>
      <text:p text:style-name="P336"><text:span text:style-name="T1407"/></text:p>
      <text:p text:style-name="P347"><text:span text:style-name="T556"><text:tab/><text:tab/> <text:tab/></text:span><text:span text:style-name="T1407">Costruisce da un </text:span><text:span text:style-name="T556">u32</text:span><text:span text:style-name="T686">_t</text:span></text:p>
      <text:p text:style-name="P336"><text:span text:style-name="T1407"/></text:p>
      <text:p text:style-name="P336"><text:span text:style-name="T1407"/></text:p>
      <text:p text:style-name="P1639"><text:tab/><text:tab/><text:span text:style-name="T523">[[nodiscard]] static constexpr option&lt;chr&gt; from(char)noexcept</text:span> </text:p>
      <text:p text:style-name="P1639"/>
      <text:p text:style-name="P1639"><text:tab/><text:tab/><text:tab/><text:span text:style-name="T1552">Costruisce da un </text:span><text:span text:style-name="T687">basic charset</text:span></text:p>
      <text:p text:style-name="P1638"/>
      <text:p text:style-name="P1638"/>
      <text:p text:style-name="P1091"><text:tab/><text:tab/>template &lt;typename T&gt;</text:p>
      <text:p text:style-name="P1091"><text:tab/><text:tab/>[[nodiscard]] static constexpr chr <text:span text:style-name="T1858">unchecked_</text:span>from(T <text:span text:style-name="T1559">v</text:span>)noexcept</text:p>
      <text:p text:style-name="P1043"><text:tab/><text:tab/>requires(concepts::utf32_charset&lt;_T&gt;)</text:p>
      <text:p text:style-name="P1043"/>
      <text:p text:style-name="P1050"><text:tab/><text:tab/><text:tab/><text:span text:style-name="T1075">Costruisce da un </text:span><text:span text:style-name="T1559">UTF32</text:span><text:span text:style-name="T1076"> senza verificare la validità di </text:span><text:span text:style-name="T1559">v</text:span></text:p>
      <text:p text:style-name="P1044"><text:span text:style-name="T1076"/></text:p>
      <text:p text:style-name="P1044"><text:span text:style-name="T1076"/></text:p>
      <text:p text:style-name="P1044"><text:span text:style-name="T1076"><text:tab/><text:tab/></text:span><text:span text:style-name="T1546">[[nodiscard]] static constexpr chr unchecked</text:span><text:span text:style-name="T1858">_from_u32</text:span><text:span text:style-name="T1546">(u32_t v)noexcept</text:span><text:span text:style-name="T1076"> </text:span></text:p>
      <text:p text:style-name="P1044"><text:span text:style-name="T1076"/></text:p>
      <text:p text:style-name="P1050"><text:span text:style-name="T1075"><text:tab/><text:tab/><text:tab/>Costruisce da un </text:span><text:span text:style-name="T1861">u</text:span><text:span text:style-name="T1546">32_t</text:span><text:span text:style-name="T1076"> senza verificare la validità di </text:span><text:span text:style-name="T1546">v</text:span><text:span text:style-name="T1076"> come </text:span><text:span text:style-name="T1559">UTF32</text:span></text:p>
      <text:p text:style-name="P1044"><text:span text:style-name="T1076"/></text:p>
      <text:p text:style-name="P1044"><text:span text:style-name="T1076"/></text:p>
      <text:p text:style-name="P1092"><text:tab/><text:tab/>template &lt;typename T1,typename T2&gt;</text:p>
      <text:p text:style-name="P1092"><text:tab/><text:tab/>[[nodiscard]] static constexpr chr from(T1 c1,T2 c2)noexcept </text:p>
      <text:p text:style-name="P1044"><text:span text:style-name="T1546"><text:tab/><text:tab/>requires(concepts::utf32_charset&lt;T</text:span><text:span text:style-name="T1547">1</text:span><text:span text:style-name="T1546">&gt; </text:span><text:span text:style-name="T1547">&amp;&amp; concepts::utf32_charset&lt;T2&gt;)</text:span></text:p>
      <text:p text:style-name="P1044"/>
      <text:p text:style-name="P1050"><text:span text:style-name="T1076"><text:tab/><text:tab/><text:tab/></text:span><text:span text:style-name="T1077">Costruisce da </text:span><text:span text:style-name="T1547">c1 </text:span><text:span text:style-name="T1077">se valido altrimenti da </text:span><text:span text:style-name="T1547">c2</text:span><text:span text:style-name="T1077"> </text:span></text:p>
      <text:p text:style-name="P1046"><text:span text:style-name="T1076"><text:tab/><text:tab/><text:tab/></text:span><text:span text:style-name="T1077">Se </text:span><text:span text:style-name="T1547">c2</text:span><text:span text:style-name="T1077"> non è valido viene chiamat</text:span><text:span text:style-name="T1240">a</text:span><text:span text:style-name="T1077"> </text:span><text:span text:style-name="T1547">PANIC()</text:span></text:p>
      <text:p text:style-name="P1046"><text:span text:style-name="T1077"/></text:p>
      <text:p text:style-name="P1046"><text:span text:style-name="T1077"/></text:p>
      <text:p text:style-name="P1046"><text:span text:style-name="T1076"><text:tab/><text:tab/></text:span><text:span text:style-name="T1546">[[nodiscard]] static constexpr chr from_u32(u32_t v</text:span><text:span text:style-name="T1547">1</text:span><text:span text:style-name="T1546">, u32_t v</text:span><text:span text:style-name="T1547">2</text:span><text:span text:style-name="T1546">)noexcept</text:span><text:span text:style-name="T1076"> </text:span></text:p>
      <text:p text:style-name="P1046"><text:span text:style-name="T1076"/></text:p>
      <text:p text:style-name="P1050"><text:span text:style-name="T1076"><text:tab/><text:tab/><text:tab/></text:span><text:span text:style-name="T1077">Costruisce da </text:span><text:span text:style-name="T1547">v1</text:span><text:span text:style-name="T1077"> se è un </text:span><text:span text:style-name="T1559">UTF32</text:span><text:span text:style-name="T1077"> valido altrimenti da </text:span><text:span text:style-name="T1547">v2</text:span></text:p>
      <text:p text:style-name="P1640"><text:tab/><text:tab/><text:tab/>Se <text:span text:style-name="T523">v2</text:span> non è un <text:span text:style-name="T684">UTF32</text:span> valido viene chiamat<text:span text:style-name="T1858">a</text:span> <text:span text:style-name="T523">PANIC()</text:span></text:p>
      <text:p text:style-name="P1045"><text:span text:style-name="T1076"/></text:p>
      <text:p text:style-name="P1822"/>
      <text:p text:style-name="P1093"><text:tab/><text:tab/>[[nodiscard]] static constexpr option&lt;chr&gt; </text:p>
      <text:p text:style-name="P1093"><text:tab/><text:tab/>from_digit(u32_t num, radix_t radix)noexcept</text:p>
      <text:p text:style-name="P1093"><text:span text:style-name="T1076"/></text:p>
      <text:p text:style-name="P1047"><text:span text:style-name="T1076"><text:tab/><text:tab/><text:tab/></text:span><text:span text:style-name="T1078">Costruisce </text:span><text:span text:style-name="T1079">convertendo </text:span><text:span text:style-name="T1078">da num avente come base radix</text:span></text:p>
      <text:p text:style-name="P1045"><text:span text:style-name="T1076"/></text:p>
      <text:p text:style-name="P1045"><text:span text:style-name="T1076"/></text:p>
      <text:p text:style-name="P1044"><text:soft-page-break/><text:span text:style-name="T1076"><text:tab/><text:tab/></text:span><text:span text:style-name="T1546">[[nodiscard]] static constexpr option&lt;chr&gt; from_digit(radix_t r)</text:span><text:span text:style-name="T1548">noexcept</text:span></text:p>
      <text:p text:style-name="P1044"><text:span text:style-name="T1076"/></text:p>
      <text:p text:style-name="P1044"><text:span text:style-name="T1076"><text:tab/><text:tab/><text:tab/></text:span><text:span text:style-name="T1078">Costruisce </text:span><text:span text:style-name="T1079">convertendo </text:span><text:span text:style-name="T1078">da r</text:span></text:p>
      <text:p text:style-name="P1044"><text:span text:style-name="T1078"/></text:p>
      <text:p text:style-name="P1044"><text:span text:style-name="T1078"/></text:p>
      <text:p text:style-name="P335"><text:span text:style-name="T554"><text:tab/></text:span><text:span text:style-name="T1406">Distruttore:</text:span></text:p>
      <text:p text:style-name="P335"><text:span text:style-name="T555"/></text:p>
      <text:p text:style-name="P1094"><text:tab/><text:tab/>constexpr ~chr() = default</text:p>
      <text:p text:style-name="P335"><text:span text:style-name="T555"><text:tab/><text:tab/></text:span><text:span text:style-name="T554"><text:tab/></text:span></text:p>
      <text:p text:style-name="P335"><text:span text:style-name="T554"/></text:p>
      <text:p text:style-name="P335"><text:span text:style-name="T554"/></text:p>
      <text:p text:style-name="P335"><text:span text:style-name="T554"><text:tab/></text:span><text:span text:style-name="T1406">Metodi:</text:span></text:p>
      <text:p text:style-name="P1083"><text:s/></text:p>
      <text:p text:style-name="P1083"><text:tab/><text:tab/>constexpr chr&amp; operator=(const chr&amp;)noexcept</text:p>
      <text:p text:style-name="P1083"><text:tab/><text:tab/>constexpr chr&amp; operator=(chr&amp;&amp;)noexcept </text:p>
      <text:p text:style-name="P335"><text:span text:style-name="T554"/></text:p>
      <text:p text:style-name="P1084"><text:tab/><text:tab/></text:p>
      <text:p text:style-name="P1084"><text:tab/><text:tab/>[[nodiscard]] constexpr u32_t to_u32()const noexcept </text:p>
      <text:p text:style-name="P337"><text:span text:style-name="T554"/></text:p>
      <text:p text:style-name="P337"><text:span text:style-name="T554"><text:tab/><text:tab/><text:tab/></text:span><text:span text:style-name="T1408">Ritorna la conversione in </text:span><text:span text:style-name="T558">u32_t</text:span></text:p>
      <text:p text:style-name="P337"><text:span text:style-name="T1408"/></text:p>
      <text:p text:style-name="P337"><text:span text:style-name="T1408"/></text:p>
      <text:p text:style-name="P337"><text:span text:style-name="T1408"><text:tab/><text:tab/></text:span><text:span text:style-name="T558">template &lt;typename T=char32_t&gt;</text:span></text:p>
      <text:p text:style-name="P1095"><text:tab/><text:tab/>[[nodiscard]] constexpr T to_utf32()const noexcept </text:p>
      <text:p text:style-name="P1095"><text:tab/><text:tab/>requires(concepts::utf32_charset&lt;T&gt;)</text:p>
      <text:p text:style-name="P1051"/>
      <text:p text:style-name="P1050"><text:tab/><text:tab/><text:tab/><text:span text:style-name="T1080">Ritorna la conversione in </text:span><text:span text:style-name="T1559">UTF32</text:span><text:span text:style-name="T1080"> </text:span></text:p>
      <text:p text:style-name="P1051"><text:span text:style-name="T1080"/></text:p>
      <text:p text:style-name="P1051"><text:span text:style-name="T1080"/></text:p>
      <text:p text:style-name="P1051"><text:span text:style-name="T1080"><text:tab/><text:tab/></text:span><text:span text:style-name="T1553">[[nodiscard]] constexpr option&lt;char&gt; to_basic()const noexcept </text:span></text:p>
      <text:p text:style-name="P1051"><text:span text:style-name="T1080"/></text:p>
      <text:p text:style-name="P1056"><text:span text:style-name="T1080"><text:tab/><text:tab/><text:tab/>Ritorna la conversione in </text:span><text:span text:style-name="T1083">carattere basico</text:span></text:p>
      <text:p text:style-name="P1051"><text:span text:style-name="T1080"/></text:p>
      <text:p text:style-name="P1051"><text:span text:style-name="T1080"/></text:p>
      <text:p text:style-name="P1051"><text:span text:style-name="T1080"><text:tab/><text:tab/></text:span><text:span text:style-name="T1553">[[nodiscard]] constexpr option&lt;u32_t&gt; to_digit(radix_t radix)const noexcept</text:span><text:span text:style-name="T1080"> </text:span></text:p>
      <text:p text:style-name="P1051"><text:span text:style-name="T1080"/></text:p>
      <text:p text:style-name="P1051"><text:span text:style-name="T1080"><text:tab/><text:tab/><text:tab/>Ritorna la conversione in </text:span><text:span text:style-name="T1082">cifra</text:span></text:p>
      <text:p text:style-name="P1641"><text:tab/><text:tab/><text:tab/>Se <text:span text:style-name="T523">radix</text:span> non è valido viene chiamat<text:span text:style-name="T1858">a</text:span> <text:span text:style-name="T523">PANIC()</text:span></text:p>
      <text:p text:style-name="P1051"><text:span text:style-name="T1080"/></text:p>
      <text:p text:style-name="P1051"/>
      <text:p text:style-name="P1051"/>
      <text:p text:style-name="P1052"><text:tab/><text:tab/>[[nodiscard]] constexpr bool is_unicode()const noexcept </text:p>
      <text:p text:style-name="P1052"/>
      <text:p text:style-name="P1050"><text:tab/><text:tab/><text:tab/><text:span text:style-name="T1081">Ritorna vero </text:span><text:span text:style-name="T1240">per un </text:span><text:span text:style-name="T1559">UTF32</text:span><text:span text:style-name="T1081"> valido </text:span></text:p>
      <text:p text:style-name="P1050"><text:span text:style-name="T1081"/></text:p>
      <text:p text:style-name="P1052"><text:span text:style-name="T1081"/></text:p>
      <text:p text:style-name="P1052"><text:span text:style-name="T1081"><text:tab/><text:tab/></text:span><text:span text:style-name="T1554">[[nodiscard]] </text:span><text:span text:style-name="T1555">constexpr </text:span><text:span text:style-name="T1554">bool is_digit(radix_t rx)const noexcept </text:span></text:p>
      <text:p text:style-name="P1052"><text:span text:style-name="T1081"/></text:p>
      <text:p text:style-name="P1969"><text:span text:style-name="T1081"><text:tab/><text:tab/><text:tab/>Ritorna vero se puo essere convertito in </text:span><text:span text:style-name="T1082">cifra</text:span><text:span text:style-name="T1081"> </text:span><text:span text:style-name="T1084">avente come radice </text:span><text:span text:style-name="T822">rx</text:span></text:p>
      <text:p text:style-name="P1642"><text:tab/><text:tab/><text:tab/>Se <text:span text:style-name="T523">rx</text:span> non è valido viene chiamat<text:span text:style-name="T1858">a</text:span> <text:span text:style-name="T523">PANIC()</text:span></text:p>
      <text:p text:style-name="P1053"><text:span text:style-name="T1080"/></text:p>
      <text:p text:style-name="P1083"><text:span text:style-name="T1080"/></text:p>
      <text:p text:style-name="P1083"><text:tab/><text:tab/></text:p>
      <text:p text:style-name="P1085"><text:tab/><text:tab/>[[nodiscard]] bool is_numeric()const noexcept </text:p>
      <text:p text:style-name="P1085"><text:tab/><text:tab/><text:tab/></text:p>
      <text:p text:style-name="P347"><text:span text:style-name="T554"><text:tab/></text:span><text:span text:style-name="T1409"><text:tab/><text:tab/>Ritorna vero se è </text:span><text:span text:style-name="T1418">una cifra </text:span><text:span text:style-name="T684">UTF32</text:span></text:p>
      <text:p text:style-name="P338"><text:span text:style-name="T1410"/></text:p>
      <text:p text:style-name="P338"><text:span text:style-name="T1410"/></text:p>
      <text:p text:style-name="P338"><text:span text:style-name="T1410"><text:tab/><text:tab/></text:span><text:span text:style-name="T559">[[nodiscard]] bool is_alphabetic()const noexcept </text:span></text:p>
      <text:p text:style-name="P1054"/>
      <text:p text:style-name="P347"><text:span text:style-name="T554"><text:tab/></text:span><text:span text:style-name="T1409"><text:tab/><text:tab/>Ritorna vero se è </text:span><text:span text:style-name="T1419">un lettera </text:span><text:span text:style-name="T684">UTF32</text:span></text:p>
      <text:p text:style-name="P338"><text:span text:style-name="T1409"><text:tab/></text:span><text:span text:style-name="T554"><text:tab/></text:span></text:p>
      <text:p text:style-name="P338"><text:span text:style-name="T554"/></text:p>
      <text:p text:style-name="P338"><text:span text:style-name="T554"/></text:p>
      <text:p text:style-name="P1096"><text:tab/><text:tab/>[[nodiscard]] bool is_lowercase()const noexcept </text:p>
      <text:p text:style-name="P1054"/>
      <text:p text:style-name="P347"><text:span text:style-name="T554"><text:tab/></text:span><text:span text:style-name="T1409"><text:tab/><text:tab/>Ritorna vero se è </text:span><text:span text:style-name="T1410">una lettera minuscola </text:span><text:span text:style-name="T684">UTF32</text:span></text:p>
      <text:p text:style-name="P338"><text:span text:style-name="T1410"/></text:p>
      <text:p text:style-name="P338"><text:span text:style-name="T1410"/></text:p>
      <text:p text:style-name="P338"><text:span text:style-name="T1410"/></text:p>
      <text:p text:style-name="P338"><text:span text:style-name="T1410"/></text:p>
      <text:p text:style-name="P1096"><text:soft-page-break/><text:tab/><text:tab/>[[nodiscard]] bool is_uppercase()const noexcept </text:p>
      <text:p text:style-name="P1054"/>
      <text:p text:style-name="P347"><text:span text:style-name="T554"><text:tab/></text:span><text:span text:style-name="T1409"><text:tab/><text:tab/>Ritorna vero se è </text:span><text:span text:style-name="T1410">una lettera maiuscola </text:span><text:span text:style-name="T684">UTF32</text:span></text:p>
      <text:p text:style-name="P1643"><text:tab/><text:tab/></text:p>
      <text:p text:style-name="P338"><text:span text:style-name="T857"/></text:p>
      <text:p text:style-name="P338"><text:span text:style-name="T857"/></text:p>
      <text:p text:style-name="P1096"><text:tab/><text:tab/>[[nodiscard]] bool is_whitespace()const noexcept </text:p>
      <text:p text:style-name="P1054"/>
      <text:p text:style-name="P358"><text:span text:style-name="T554"><text:tab/></text:span><text:span text:style-name="T1409"><text:tab/><text:tab/>Ritorna vero se <text:s/>è </text:span><text:span text:style-name="T1410">uno spazio </text:span><text:span text:style-name="T684">UTF32</text:span></text:p>
      <text:p text:style-name="P338"><text:span text:style-name="T1410"/></text:p>
      <text:p text:style-name="P338"><text:span text:style-name="T1410"/></text:p>
      <text:p text:style-name="P1096"><text:tab/><text:tab/>[[nodiscard]] bool is_alphanumeric()const noexcept </text:p>
      <text:p text:style-name="P1054"/>
      <text:p text:style-name="P358"><text:span text:style-name="T554"><text:tab/></text:span><text:span text:style-name="T1409"><text:tab/><text:tab/>Ritorna vero se è </text:span><text:span text:style-name="T1410">una lettera </text:span><text:span text:style-name="T1418">o cifra </text:span><text:span text:style-name="T684">UTF32</text:span></text:p>
      <text:p text:style-name="P338"><text:span text:style-name="T1410"/></text:p>
      <text:p text:style-name="P338"><text:span text:style-name="T1410"/></text:p>
      <text:p text:style-name="P1096"><text:tab/><text:tab/>[[nodiscard]] bool is_control()const noexcept </text:p>
      <text:p text:style-name="P1054"/>
      <text:p text:style-name="P358"><text:span text:style-name="T554"><text:tab/></text:span><text:span text:style-name="T1409"><text:tab/><text:tab/>Ritorna vero </text:span><text:span text:style-name="T1418">se </text:span><text:span text:style-name="T1409">è </text:span><text:span text:style-name="T1410">un carattere di controllo </text:span><text:span text:style-name="T684">UTF32</text:span></text:p>
      <text:p text:style-name="P338"><text:span text:style-name="T1410"/></text:p>
      <text:p text:style-name="P1644"><text:tab/><text:tab/></text:p>
      <text:p text:style-name="P350"><text:span text:style-name="T1410"><text:tab/><text:tab/></text:span><text:span text:style-name="T559">[[nodiscard]] constexpr bool eq_ignore_case(const chr&amp;)const noexcept</text:span><text:span text:style-name="T1410"> </text:span></text:p>
      <text:p text:style-name="P350"><text:span text:style-name="T1410"/></text:p>
      <text:p text:style-name="P350"><text:span text:style-name="T1410"><text:tab/><text:tab/><text:tab/></text:span><text:span text:style-name="T1420">Ritorna vero per uguaglianza al di la delle lettere minuscole/maiuscole</text:span></text:p>
      <text:p text:style-name="P338"><text:span text:style-name="T1410"/></text:p>
      <text:p text:style-name="P338"><text:span text:style-name="T859"/></text:p>
      <text:p text:style-name="P350"><text:span text:style-name="T559"><text:tab/><text:tab/>[[nodiscard]] constexpr bool </text:span><text:span text:style-name="T566">lt</text:span><text:span text:style-name="T559">_ignore_case(const chr&amp;)const noexcept</text:span><text:span text:style-name="T1410"> </text:span></text:p>
      <text:p text:style-name="P350"><text:span text:style-name="T1410"/></text:p>
      <text:p text:style-name="P350"><text:span text:style-name="T1410"><text:tab/><text:tab/><text:tab/></text:span><text:span text:style-name="T1420">Ritorna vero per minore al di la delle lettere minuscole/maiuscole</text:span></text:p>
      <text:p text:style-name="P350"><text:span text:style-name="T1420"/></text:p>
      <text:p text:style-name="P350"><text:span text:style-name="T1420"/></text:p>
      <text:p text:style-name="P1097"><text:tab/><text:tab/>[[nodiscard]] constexpr bool is_ascii()const noexcept </text:p>
      <text:p text:style-name="P1054"/>
      <text:p text:style-name="P338"><text:span text:style-name="T554"><text:tab/></text:span><text:span text:style-name="T1409"><text:tab/><text:tab/>Ritorna vero se <text:s/>è </text:span><text:span text:style-name="T1410">un carattere </text:span><text:span text:style-name="T559">ASCII</text:span></text:p>
      <text:p text:style-name="P338"><text:span text:style-name="T1410"/></text:p>
      <text:p text:style-name="P338"><text:span text:style-name="T1410"/></text:p>
      <text:p text:style-name="P1096"><text:tab/><text:tab/>[[nodiscard]] constexpr bool is_ascii_alphabetic()const noexcept </text:p>
      <text:p text:style-name="P1054"/>
      <text:p text:style-name="P358"><text:span text:style-name="T554"><text:tab/></text:span><text:span text:style-name="T1409"><text:tab/><text:tab/>Ritorna vero se è </text:span><text:span text:style-name="T1410">una lettera </text:span><text:span text:style-name="T559">ASCII</text:span></text:p>
      <text:p text:style-name="P1643"><text:tab/><text:tab/><text:tab/></text:p>
      <text:p text:style-name="P338"><text:span text:style-name="T1410"/></text:p>
      <text:p text:style-name="P338"><text:span text:style-name="T1410"><text:tab/><text:tab/></text:span><text:span text:style-name="T559">[[nodiscard]] constexpr bool is_ascii_uppercase()const noexcept </text:span></text:p>
      <text:p text:style-name="P1054"/>
      <text:p text:style-name="P358"><text:span text:style-name="T554"><text:tab/></text:span><text:span text:style-name="T1409"><text:tab/><text:tab/>Ritorna vero se è </text:span><text:span text:style-name="T1410">una lettera maiuscola </text:span><text:span text:style-name="T559">ASCII</text:span></text:p>
      <text:p text:style-name="P1643"><text:tab/><text:tab/></text:p>
      <text:p text:style-name="P338"><text:span text:style-name="T906"/></text:p>
      <text:p text:style-name="P338"><text:span text:style-name="T1410"><text:tab/><text:tab/></text:span><text:span text:style-name="T559">[[nodiscard]] constexpr bool is_ascii_lowercase()const noexcept </text:span></text:p>
      <text:p text:style-name="P1054"/>
      <text:p text:style-name="P358"><text:span text:style-name="T554"><text:tab/></text:span><text:span text:style-name="T1409"><text:tab/><text:tab/>Ritorna vero se è </text:span><text:span text:style-name="T1410">una lettera minuscola </text:span><text:span text:style-name="T559">ASCII</text:span></text:p>
      <text:p text:style-name="P338"><text:span text:style-name="T906"/></text:p>
      <text:p text:style-name="P1643"/>
      <text:p text:style-name="P339"><text:span text:style-name="T1410"><text:tab/><text:tab/></text:span><text:span text:style-name="T559">[[nodiscard]] constexpr bool is_ascii_</text:span><text:span text:style-name="T560">alphanumeric</text:span><text:span text:style-name="T559">()const noexcept </text:span></text:p>
      <text:p text:style-name="P1055"/>
      <text:p text:style-name="P358"><text:span text:style-name="T554"><text:tab/></text:span><text:span text:style-name="T1409"><text:tab/><text:tab/>Ritorna vero se è </text:span><text:span text:style-name="T1410">una lettera </text:span><text:span text:style-name="T1411">o una cifra </text:span><text:span text:style-name="T559">ASCII</text:span></text:p>
      <text:p text:style-name="P1645"><text:tab/></text:p>
      <text:p text:style-name="P338"><text:span text:style-name="T1410"/></text:p>
      <text:p text:style-name="P340"><text:span text:style-name="T1410"><text:tab/><text:tab/></text:span><text:span text:style-name="T559">[[nodiscard]] constexpr bool is_ascii_</text:span><text:span text:style-name="T561">digit</text:span><text:span text:style-name="T559">()const noexcept </text:span></text:p>
      <text:p text:style-name="P1056"/>
      <text:p text:style-name="P358"><text:span text:style-name="T554"><text:tab/></text:span><text:span text:style-name="T1409"><text:tab/><text:tab/>Ritorna vero </text:span><text:span text:style-name="T1418">se </text:span><text:span text:style-name="T1409">è </text:span><text:span text:style-name="T1410">una </text:span><text:span text:style-name="T1411">cifra </text:span><text:span text:style-name="T559">ASCII</text:span></text:p>
      <text:p text:style-name="P1646"><text:tab/><text:tab/></text:p>
      <text:p text:style-name="P1643"/>
      <text:p text:style-name="P341"><text:span text:style-name="T559"><text:tab/><text:tab/>[[nodiscard]] constexpr bool is_ascii_</text:span><text:span text:style-name="T557">hex</text:span><text:span text:style-name="T561">digit</text:span><text:span text:style-name="T559">()const noexcept </text:span></text:p>
      <text:p text:style-name="P1057"/>
      <text:p text:style-name="P358"><text:span text:style-name="T554"><text:tab/></text:span><text:span text:style-name="T1409"><text:tab/><text:tab/>Ritorna vero se è </text:span><text:span text:style-name="T1410">una </text:span><text:span text:style-name="T1411">cifra </text:span><text:span text:style-name="T1412">esadecimale </text:span><text:span text:style-name="T559">ASCII</text:span></text:p>
      <text:p text:style-name="P1647"><text:tab/><text:tab/></text:p>
      <text:p text:style-name="P338"><text:span text:style-name="T1410"/></text:p>
      <text:p text:style-name="P341"><text:span text:style-name="T559"><text:tab/><text:tab/>[[nodiscard]] constexpr bool is_ascii_</text:span><text:span text:style-name="T557">punctuation</text:span><text:span text:style-name="T559">()const noexcept </text:span></text:p>
      <text:p text:style-name="P1057"/>
      <text:p text:style-name="P358"><text:span text:style-name="T554"><text:tab/></text:span><text:span text:style-name="T1409"><text:tab/><text:tab/>Ritorna vero se è </text:span><text:span text:style-name="T1410">un </text:span><text:span text:style-name="T1411">c</text:span><text:span text:style-name="T1412">arattere di punteggiatura </text:span><text:span text:style-name="T559">ASCII</text:span></text:p>
      <text:p text:style-name="P341"><text:soft-page-break/><text:span text:style-name="T1412"/></text:p>
      <text:p text:style-name="P341"><text:span text:style-name="T1412"/></text:p>
      <text:p text:style-name="P342"><text:span text:style-name="T559"><text:tab/><text:tab/>[[nodiscard]] constexpr bool is_ascii_</text:span><text:span text:style-name="T562">graphic</text:span><text:span text:style-name="T559">()const noexcept </text:span></text:p>
      <text:p text:style-name="P1058"/>
      <text:p text:style-name="P358"><text:span text:style-name="T554"><text:tab/></text:span><text:span text:style-name="T1409"><text:tab/><text:tab/>Ritorna vero se è </text:span><text:span text:style-name="T1410">un </text:span><text:span text:style-name="T1411">c</text:span><text:span text:style-name="T1412">arattere </text:span><text:span text:style-name="T1413">stampabile</text:span><text:span text:style-name="T1412"> </text:span><text:span text:style-name="T559">ASCII</text:span></text:p>
      <text:p text:style-name="P342"><text:span text:style-name="T1412"/></text:p>
      <text:p text:style-name="P1823"/>
      <text:p text:style-name="P342"><text:span text:style-name="T1412"><text:tab/><text:tab/></text:span><text:span text:style-name="T559">[[nodiscard]] constexpr bool is_ascii_</text:span><text:span text:style-name="T562">control</text:span><text:span text:style-name="T559">()const noexcept </text:span></text:p>
      <text:p text:style-name="P1058"/>
      <text:p text:style-name="P342"><text:span text:style-name="T554"><text:tab/></text:span><text:span text:style-name="T1409"><text:tab/><text:tab/>Ritorna vero se è </text:span><text:span text:style-name="T1410">un </text:span><text:span text:style-name="T1411">c</text:span><text:span text:style-name="T1412">arattere di </text:span><text:span text:style-name="T1413">controllo</text:span><text:span text:style-name="T1412"> ASCII</text:span></text:p>
      <text:p text:style-name="P342"><text:span text:style-name="T1412"/></text:p>
      <text:p text:style-name="P342"><text:span text:style-name="T1412"/></text:p>
      <text:p text:style-name="P342"><text:span text:style-name="T1412"><text:tab/><text:tab/></text:span><text:span text:style-name="T557">[[nodiscard]] constexpr chr to_ascii_uppercase()const noexcept</text:span></text:p>
      <text:p text:style-name="P342"><text:span text:style-name="T1412"/></text:p>
      <text:p text:style-name="P358"><text:span text:style-name="T1412"><text:tab/><text:tab/><text:tab/></text:span><text:span text:style-name="T1415">Ritorna <text:s/></text:span><text:span text:style-name="T1414">l</text:span><text:span text:style-name="T1417">a </text:span><text:span text:style-name="T1415">conver</text:span><text:span text:style-name="T1417">sione</text:span><text:span text:style-name="T1415"> in lettera maiuscola </text:span><text:span text:style-name="T559">ASCII</text:span></text:p>
      <text:p text:style-name="P1648"><text:tab/><text:tab/><text:tab/>Se non è una lettera minuscola <text:span text:style-name="T559">ASCII</text:span> ritorna se stesso</text:p>
      <text:p text:style-name="P342"><text:span text:style-name="T1412"/></text:p>
      <text:p text:style-name="P342"><text:span text:style-name="T1412"/></text:p>
      <text:p text:style-name="P344"><text:span text:style-name="T557"><text:tab/><text:tab/>[[nodiscard]] constexpr chr to_ascii_</text:span><text:span text:style-name="T564">lower</text:span><text:span text:style-name="T557">case()const noexcept</text:span></text:p>
      <text:p text:style-name="P344"><text:span text:style-name="T862"/></text:p>
      <text:p text:style-name="P358"><text:span text:style-name="T1412"><text:tab/><text:tab/><text:tab/></text:span><text:span text:style-name="T1415">Ritorna <text:s/></text:span><text:span text:style-name="T1417">la conversione </text:span><text:span text:style-name="T1415">in lettera minuscola </text:span><text:span text:style-name="T559">ASCII</text:span></text:p>
      <text:p text:style-name="P1648"><text:tab/><text:tab/><text:tab/>Se non è una lettera maiuscola <text:span text:style-name="T559">ASCII</text:span> ritorna se stesso</text:p>
      <text:p text:style-name="P344"><text:span text:style-name="T1412"/></text:p>
      <text:p text:style-name="P344"><text:span text:style-name="T1412"/></text:p>
      <text:p text:style-name="P1100"><text:tab/><text:tab/>[[nodiscard]] constexpr bool eq_ignore_ascii_case(const chr&amp; v)const noexcept </text:p>
      <text:p text:style-name="P1970"><text:span text:style-name="T1085"/></text:p>
      <text:p text:style-name="P344"><text:span text:style-name="T1414"><text:tab/><text:tab/><text:tab/></text:span><text:span text:style-name="T1415">Ritorna vero </text:span><text:span text:style-name="T1417">per uguaglianza </text:span><text:span text:style-name="T1415">al di la delle lettere minuscole/maiuscole </text:span></text:p>
      <text:p text:style-name="P1648"><text:tab/><text:tab/><text:tab/><text:span text:style-name="T559">ASCII</text:span></text:p>
      <text:p text:style-name="P1649"><text:tab/><text:tab/> <text:s/></text:p>
      <text:p text:style-name="P344"><text:span text:style-name="T1415"/></text:p>
      <text:p text:style-name="P1973"><text:span text:style-name="T799"><text:tab/><text:tab/>[[nodiscard]] constexpr bool </text:span><text:span text:style-name="T800">lt</text:span><text:span text:style-name="T799">_ignore_ascii_case(const chr&amp; v)const noexcept </text:span></text:p>
      <text:p text:style-name="P1973"><text:span text:style-name="T1085"/></text:p>
      <text:p text:style-name="P351"><text:span text:style-name="T1414"><text:tab/><text:tab/><text:tab/></text:span><text:span text:style-name="T1415">Ritorna vero </text:span><text:span text:style-name="T1417">per </text:span><text:span text:style-name="T1421">minore</text:span><text:span text:style-name="T1417"> </text:span><text:span text:style-name="T1415">al di la delle lettere minuscole/maiuscole </text:span></text:p>
      <text:p text:style-name="P1648"><text:tab/><text:tab/><text:tab/><text:span text:style-name="T559">ASCII</text:span></text:p>
      <text:p text:style-name="P351"><text:span text:style-name="T1415"/></text:p>
      <text:p text:style-name="P351"><text:span text:style-name="T1415"/></text:p>
      <text:p text:style-name="P344"><text:span text:style-name="T1414"><text:tab/><text:tab/></text:span><text:span text:style-name="T563">constexpr chr&amp; make_ascii_uppercase()noexcept </text:span></text:p>
      <text:p text:style-name="P344"><text:span text:style-name="T858"/></text:p>
      <text:p text:style-name="P358"><text:span text:style-name="T1414"><text:tab/><text:tab/><text:tab/></text:span><text:span text:style-name="T1415">Converte in lettera maiuscola </text:span><text:span text:style-name="T559">ASCII</text:span><text:span text:style-name="T1415"> se è una lettera minuscola </text:span><text:span text:style-name="T559">ASCII</text:span></text:p>
      <text:p text:style-name="P344"><text:span text:style-name="T1415"/></text:p>
      <text:p text:style-name="P344"><text:span text:style-name="T1415"/></text:p>
      <text:p text:style-name="P344"><text:span text:style-name="T1414"><text:tab/><text:tab/></text:span><text:span text:style-name="T563">constexpr chr&amp; make_ascii_</text:span><text:span text:style-name="T564">lower</text:span><text:span text:style-name="T563">case()noexcept </text:span></text:p>
      <text:p text:style-name="P344"><text:span text:style-name="T858"/></text:p>
      <text:p text:style-name="P358"><text:span text:style-name="T1414"><text:tab/><text:tab/><text:tab/></text:span><text:span text:style-name="T1415">Converte in lettera minuscola </text:span><text:span text:style-name="T559">ASCII</text:span><text:span text:style-name="T1415"> se è una lettera maiuscola </text:span><text:span text:style-name="T559">ASCII</text:span></text:p>
      <text:p text:style-name="P344"><text:span text:style-name="T1415"/></text:p>
      <text:p text:style-name="P344"><text:span text:style-name="T1412"/></text:p>
      <text:p text:style-name="P1101"><text:tab/><text:tab/>[[nodiscard]] constexpr const chr max(const chr&amp; v)const noexcept </text:p>
      <text:p text:style-name="P1060"/>
      <text:p text:style-name="P345"><text:span text:style-name="T1412"><text:tab/><text:tab/><text:tab/></text:span><text:span text:style-name="T1415">Se è </text:span><text:span text:style-name="T1416">maggiore di </text:span><text:span text:style-name="T688">v</text:span><text:span text:style-name="T1416"> ritorna se stesso altrimenti </text:span><text:span text:style-name="T688">v</text:span></text:p>
      <text:p text:style-name="P345"><text:span text:style-name="T1412"/></text:p>
      <text:p text:style-name="P345"><text:span text:style-name="T1412"/></text:p>
      <text:p text:style-name="P1061"><text:span text:style-name="T1556"><text:tab/><text:tab/>[[nodiscard]] constexpr const chr m</text:span><text:span text:style-name="T1558">in</text:span><text:span text:style-name="T1556">(const chr&amp; v)const noexcept </text:span></text:p>
      <text:p text:style-name="P1061"/>
      <text:p text:style-name="P345"><text:span text:style-name="T1412"><text:tab/><text:tab/><text:tab/></text:span><text:span text:style-name="T1415">Se è </text:span><text:span text:style-name="T1416">minore di </text:span><text:span text:style-name="T688">v</text:span><text:span text:style-name="T1416"> ritorna se stesso altrimenti </text:span><text:span text:style-name="T688">v</text:span></text:p>
      <text:p text:style-name="P345"><text:span text:style-name="T1412"/></text:p>
      <text:p text:style-name="P345"><text:span text:style-name="T1412"/></text:p>
      <text:p text:style-name="P1102"><text:tab/><text:tab/>[[nodiscard]] constexpr size_t <text:s/>size_utf8()const noexcept </text:p>
      <text:p text:style-name="P1059"/>
      <text:p text:style-name="P343"><text:span text:style-name="T1412"><text:tab/><text:tab/><text:tab/></text:span><text:span text:style-name="T1414">Ritorna il numero di </text:span><text:span text:style-name="T563">char8_t</text:span><text:span text:style-name="T1414"> necessari per la conversione</text:span></text:p>
      <text:p text:style-name="P348"><text:span text:style-name="T1414"><text:tab/><text:tab/><text:tab/>Se non è un </text:span><text:span text:style-name="T684">UTF32</text:span><text:span text:style-name="T1414"> valido ritorna zero </text:span></text:p>
      <text:p text:style-name="P343"><text:span text:style-name="T1414"/></text:p>
      <text:p text:style-name="P343"><text:span text:style-name="T1412"/></text:p>
      <text:p text:style-name="P343"><text:span text:style-name="T1412"/></text:p>
      <text:p text:style-name="P343"><text:span text:style-name="T1412"/></text:p>
      <text:p text:style-name="P343"><text:span text:style-name="T1412"/></text:p>
      <text:p text:style-name="P343"><text:span text:style-name="T1412"/></text:p>
      <text:p text:style-name="P343"><text:span text:style-name="T1412"/></text:p>
      <text:p text:style-name="P342"><text:soft-page-break/><text:span text:style-name="T1412"><text:tab/><text:tab/></text:span><text:span text:style-name="T557">template &lt;size_t N&gt;</text:span></text:p>
      <text:p text:style-name="P1103"><text:tab/><text:tab/>[[nodiscard]] constexpr size_t encode_utf8(char8_t(&amp;buffer)[N])const noexcept</text:p>
      <text:p text:style-name="P1103"><text:tab/><text:tab/>requires(N &gt; 4)</text:p>
      <text:p text:style-name="P1098"><text:tab/><text:tab/></text:p>
      <text:p text:style-name="P1059"><text:tab/><text:tab/><text:tab/><text:span text:style-name="T874">Converte in </text:span><text:span text:style-name="T1862">UTF8</text:span><text:span text:style-name="T874">, ritorna il numero di </text:span><text:span text:style-name="T1557">char8_t</text:span><text:span text:style-name="T874"> immagazzinati in buffer</text:span></text:p>
      <text:p text:style-name="P1059"><text:span text:style-name="T874"><text:tab/><text:tab/><text:tab/></text:span><text:span text:style-name="T875">senza conteggiare il </text:span><text:span text:style-name="T1863">\0</text:span><text:span text:style-name="T875"> finale</text:span></text:p>
      <text:p text:style-name="P359"><text:span text:style-name="T1414"><text:tab/><text:tab/><text:tab/><text:tab/>Se non è un </text:span><text:span text:style-name="T684">UTF32</text:span><text:span text:style-name="T1414"> valido ritorna zero </text:span></text:p>
      <text:p text:style-name="P1866"><text:tab/><text:tab/><text:tab/> </text:p>
      <text:p text:style-name="P1866"/>
      <text:p text:style-name="P1059"><text:span text:style-name="T1556"><text:tab/><text:tab/>[[nodiscard]] constexpr size_t <text:s/>size_utf</text:span><text:span text:style-name="T1557">16</text:span><text:span text:style-name="T1556">()const noexcept </text:span></text:p>
      <text:p text:style-name="P1059"/>
      <text:p text:style-name="P343"><text:span text:style-name="T1412"><text:tab/><text:tab/><text:tab/></text:span><text:span text:style-name="T1414">Ritorna il numero di </text:span><text:span text:style-name="T563">char16_t</text:span><text:span text:style-name="T1414"> necessari per la conversione</text:span></text:p>
      <text:p text:style-name="P348"><text:span text:style-name="T1414"><text:tab/><text:tab/><text:tab/>Se non è un </text:span><text:span text:style-name="T684">UTF32</text:span><text:span text:style-name="T1414"> valido ritorna zero </text:span></text:p>
      <text:p text:style-name="P343"><text:span text:style-name="T1414"/></text:p>
      <text:p text:style-name="P344"><text:span text:style-name="T1414"/></text:p>
      <text:p text:style-name="P343"><text:span text:style-name="T1412"><text:tab/><text:tab/></text:span><text:span text:style-name="T557">template &lt;</text:span><text:span text:style-name="T563">typename T,</text:span><text:span text:style-name="T557">size_t N&gt;</text:span></text:p>
      <text:p text:style-name="P1059"><text:span text:style-name="T1556"><text:tab/><text:tab/>[[nodiscard]] constexpr size_t encode_utf</text:span><text:span text:style-name="T1557">16</text:span><text:span text:style-name="T1556">(</text:span><text:span text:style-name="T1557">T</text:span><text:span text:style-name="T1556">(&amp;buffer)[N])const noexcept</text:span></text:p>
      <text:p text:style-name="P1102"><text:tab/><text:tab/>requires (N &gt; 2 &amp;&amp; concepts::utf16_charset&lt;T&gt;)</text:p>
      <text:p text:style-name="P1099"><text:tab/><text:tab/></text:p>
      <text:p text:style-name="P1059"><text:tab/><text:tab/><text:tab/><text:span text:style-name="T874">Converte in </text:span><text:span text:style-name="T1862">UTF</text:span><text:span text:style-name="T1557">16</text:span><text:span text:style-name="T874">, ritorna il numero di </text:span><text:span text:style-name="T1557">char16_t</text:span><text:span text:style-name="T874"> immagazzinati in buffer</text:span></text:p>
      <text:p text:style-name="P1971"><text:span text:style-name="T874"><text:tab/><text:tab/><text:tab/></text:span><text:span text:style-name="T875">senza conteggiare il </text:span><text:span text:style-name="T823">\0</text:span><text:span text:style-name="T875"> finale</text:span></text:p>
      <text:p text:style-name="P349"><text:span text:style-name="T1414"><text:tab/><text:tab/><text:tab/>Se non è un </text:span><text:span text:style-name="T684">UTF32</text:span><text:span text:style-name="T1414"> valido ritorna zero </text:span></text:p>
      <text:p text:style-name="P1650"><text:tab/><text:tab/></text:p>
      <text:p text:style-name="P1059"><text:span text:style-name="T874"/></text:p>
      <text:p text:style-name="P1062"><text:span text:style-name="T874"><text:tab/><text:tab/><text:tab/></text:span><text:span text:style-name="T1557">[[nodiscard]] </text:span><text:span text:style-name="T1580">seq_t</text:span><text:span text:style-name="T1557"> to_lowercase()const noexcept</text:span></text:p>
      <text:p text:style-name="P1062"><text:span text:style-name="T874"/></text:p>
      <text:p text:style-name="P1062"><text:span text:style-name="T874"><text:tab/><text:tab/><text:tab/><text:tab/></text:span><text:span text:style-name="T876">Ritorna un</text:span><text:span text:style-name="T878">a sequenza</text:span><text:span text:style-name="T876"> per avere tutti i valori di lettere minuscole corrispondenti</text:span></text:p>
      <text:p text:style-name="P1062"><text:span text:style-name="T876"/></text:p>
      <text:p text:style-name="P1059"><text:span text:style-name="T874"/></text:p>
      <text:p text:style-name="P1063"><text:span text:style-name="T874"><text:tab/><text:tab/></text:span><text:span text:style-name="T1557">[[nodiscard]] </text:span><text:span text:style-name="T1580">seq_t</text:span><text:span text:style-name="T1557"> to_uppercase()const noexcept</text:span></text:p>
      <text:p text:style-name="P1063"><text:span text:style-name="T874"/></text:p>
      <text:p text:style-name="P1067"><text:span text:style-name="T874"><text:tab/><text:tab/><text:tab/></text:span><text:span text:style-name="T876">Ritorna un</text:span><text:span text:style-name="T878">a sequenza</text:span><text:span text:style-name="T876"> per avere tutti i valori di lettere maiuscole corrispondenti</text:span></text:p>
      <text:p text:style-name="P1063"><text:span text:style-name="T876"/></text:p>
      <text:p text:style-name="P1063"><text:span text:style-name="T876"/></text:p>
      <text:p text:style-name="P1104"><text:tab/><text:tab/>[[nodiscard]] <text:span text:style-name="T1580">seq_t</text:span> escape_unicode()const noexcept</text:p>
      <text:p text:style-name="P1063"><text:span text:style-name="T876"/></text:p>
      <text:p text:style-name="P1869"><text:tab/><text:tab/><text:tab/>Ritorna un<text:span text:style-name="T1580">a sequenza</text:span> che contiene i valori per l’esadecimale </text:p>
      <text:p text:style-name="P1867"><text:tab/><text:tab/><text:tab/>del valore corrente con il prefisso <text:span text:style-name="T523">0x</text:span></text:p>
      <text:p text:style-name="P1063"><text:span text:style-name="T876"/></text:p>
      <text:p text:style-name="P1063"><text:span text:style-name="T876"/></text:p>
      <text:p text:style-name="P1104"><text:tab/><text:tab/>[[nodiscard]] <text:span text:style-name="T1580">seq_t</text:span> escape_debug()const noexcept</text:p>
      <text:p text:style-name="P1104"><text:span text:style-name="T876"/></text:p>
      <text:p text:style-name="P1067"><text:span text:style-name="T876"><text:tab/><text:tab/><text:tab/>Ritorna un</text:span><text:span text:style-name="T878">a sequenza</text:span><text:span text:style-name="T876"> che contiene i valori </text:span><text:span text:style-name="T877">per una rappresentazione </text:span></text:p>
      <text:p text:style-name="P1870"><text:tab/><text:tab/><text:tab/>di caratteri non stampabile </text:p>
      <text:p text:style-name="P1063"><text:span text:style-name="T876"/></text:p>
      <text:p text:style-name="P1867"/>
      <text:p text:style-name="P1064"><text:span text:style-name="T876"><text:tab/><text:tab/></text:span><text:span text:style-name="T1561">[[nodiscard]] </text:span><text:span text:style-name="T1580">seq_t</text:span><text:span text:style-name="T1561"> escape_default()const noexcept</text:span></text:p>
      <text:p text:style-name="P1064"><text:span text:style-name="T876"/></text:p>
      <text:p text:style-name="P1064"><text:span text:style-name="T876"><text:tab/><text:tab/><text:tab/></text:span><text:span text:style-name="T877">Come escape debug</text:span></text:p>
      <text:p text:style-name="P1868"><text:tab/><text:tab/></text:p>
      <text:p text:style-name="P1064"><text:span text:style-name="T874"/></text:p>
      <text:p text:style-name="P345"><text:span text:style-name="T559"><text:tab/><text:tab/>[[nodiscard]] constexpr bool operator==(const chr&amp;)const noexcept</text:span><text:span text:style-name="T1410"> </text:span></text:p>
      <text:p text:style-name="P346"><text:span text:style-name="T559"><text:tab/><text:tab/>[[nodiscard]] constexpr </text:span><text:span text:style-name="T565">auto</text:span><text:span text:style-name="T559"> operator&lt;</text:span><text:span text:style-name="T565">=&gt;</text:span><text:span text:style-name="T559">(const chr&amp;)const noexcept</text:span><text:span text:style-name="T1410"> </text:span></text:p>
      <text:p text:style-name="P346"><text:span text:style-name="T1410"/></text:p>
      <text:p text:style-name="P346"><text:span text:style-name="T1410"><text:tab/><text:tab/><text:tab/></text:span><text:span text:style-name="T1444">Confronto</text:span></text:p>
      <text:p text:style-name="P1643"><text:tab/><text:tab/></text:p>
      <text:p text:style-name="P338"><text:span text:style-name="T1410"/></text:p>
      <text:p text:style-name="P338"><text:span text:style-name="T857"><text:tab/></text:span><text:span text:style-name="T554"><text:tab/></text:span></text:p>
      <text:p text:style-name="P1085"><text:tab/><text:tab/></text:p>
      <text:p text:style-name="P338"><text:span text:style-name="T554"/></text:p>
      <text:p text:style-name="P1085"/>
      <text:p text:style-name="P1085"/>
      <text:p text:style-name="P1085"/>
      <text:p text:style-name="P1085"/>
      <text:p text:style-name="P1085"/>
      <text:p text:style-name="P1085"/>
      <text:p text:style-name="P1085"/>
      <text:p text:style-name="P1085"/>
      <text:p text:style-name="P1085"/>
      <text:p text:style-name="P1085"/>
      <text:h text:style-name="Heading_20_2" text:outline-level="2"><text:bookmark-start text:name="__RefHeading___Toc79621_833296016"/><text:soft-page-break/><text:span text:style-name="T804">c</text:span><text:span text:style-name="T801">hr::sequence</text:span><text:span text:style-name="T1562"> </text:span><text:bookmark-end text:name="__RefHeading___Toc79621_833296016"/></text:h>
      <text:p text:style-name="P1665"><text:span text:style-name="T1562"><text:tab/></text:span>Uso:</text:p>
      <text:p text:style-name="P1665"><text:tab/><text:tab/>sequenza per <text:span text:style-name="T1982">la classe </text:span><text:span text:style-name="T523">chr</text:span></text:p>
      <text:p text:style-name="P1658"><text:span text:style-name="T1563"/></text:p>
      <text:p text:style-name="P1658"><text:span text:style-name="T1563"><text:tab/></text:span><text:span text:style-name="T1581">Testata:</text:span></text:p>
      <text:p text:style-name="P1658"><text:tab/><text:tab/><text:span text:style-name="T570">iron/chr.h</text:span></text:p>
      <text:p text:style-name="P1947"><text:tab/><text:tab/></text:p>
      <text:p text:style-name="P442"><text:span text:style-name="T18"><text:tab/></text:span><text:span text:style-name="T20">Sinossi:</text:span></text:p>
      <text:p text:style-name="P442"><text:span text:style-name="T20"><text:tab/><text:tab/></text:span><text:span text:style-name="T360">class </text:span><text:span text:style-name="T378">chr::sequence</text:span><text:span text:style-name="T360"> final</text:span></text:p>
      <text:p text:style-name="P442"><text:span text:style-name="T93"/></text:p>
      <text:p text:style-name="P442"><text:span text:style-name="T93"><text:tab/></text:span><text:span text:style-name="T108">Alias:</text:span></text:p>
      <text:p text:style-name="P1132"><text:tab/><text:tab/>using value_t = chr</text:p>
      <text:p text:style-name="P1132"><text:tab/><text:tab/>using iter_t = const value_t*</text:p>
      <text:p text:style-name="P1086"/>
      <text:p text:style-name="P1086"/>
      <text:p text:style-name="P1086"><text:tab/><text:span text:style-name="T1090">Costruttori:</text:span></text:p>
      <text:p text:style-name="P1086"/>
      <text:p text:style-name="P1086"><text:tab/><text:tab/>sequence(const sequence&amp;)noexcept</text:p>
      <text:p text:style-name="P1088"><text:tab/><text:tab/>sequence(sequence&amp;&amp;)noexcept</text:p>
      <text:p text:style-name="P1086"/>
      <text:p text:style-name="P1086"/>
      <text:p text:style-name="P1087"><text:tab/><text:span text:style-name="T1090">Distruttore:</text:span></text:p>
      <text:p text:style-name="P1087"><text:span text:style-name="T280"><text:tab/><text:tab/></text:span><text:span text:style-name="T1890">~sequence() = default</text:span></text:p>
      <text:p text:style-name="P1087"><text:span text:style-name="T280"/></text:p>
      <text:p text:style-name="P442"><text:span text:style-name="T108"><text:tab/></text:span><text:span text:style-name="T109">Metodi</text:span><text:span text:style-name="T108">:</text:span></text:p>
      <text:p text:style-name="P442"><text:span text:style-name="T108"/></text:p>
      <text:p text:style-name="P469"><text:span text:style-name="T108"><text:tab/><text:tab/></text:span><text:span text:style-name="T379">sequence&amp; operator=(const sequence&amp;)noexcept</text:span></text:p>
      <text:p text:style-name="P1121"><text:tab/><text:tab/>sequence&amp; operator=(sequence&amp;&amp;)noexcept</text:p>
      <text:p text:style-name="P442"><text:span text:style-name="T108"/></text:p>
      <text:p text:style-name="P442"><text:span text:style-name="T108"/></text:p>
      <text:p text:style-name="P1121"><text:tab/><text:tab/>[[nodiscard]] iter_t begin()const noexcept </text:p>
      <text:p text:style-name="P1107"><text:tab/><text:tab/>[[nodiscard]] iter_t end()const noexcept </text:p>
      <text:p text:style-name="P1132"><text:tab/></text:p>
      <text:p text:style-name="P1086"><text:tab/><text:tab/><text:tab/><text:span text:style-name="T1089">Ritorna gli iteratori</text:span></text:p>
      <text:p text:style-name="P1665"><text:tab/><text:tab/><text:tab/>Sono due metodi di basso livello, esistono solo per poter usare la sequenza in un ciclo for</text:p>
      <text:p text:style-name="P1086"><text:span text:style-name="T1089"><text:tab/><text:tab/><text:tab/></text:span><text:span text:style-name="T1313">Sconsigliato: meglio usare </text:span><text:span text:style-name="T2035">while(seq) { auto </text:span><text:span text:style-name="T2036">v</text:span><text:span text:style-name="T2035">=*seq++;...}</text:span></text:p>
      <text:p text:style-name="P1086"><text:span text:style-name="T1089"/></text:p>
      <text:p text:style-name="P1088"><text:span text:style-name="T1089"/></text:p>
      <text:p text:style-name="P1088"><text:span text:style-name="T1089"><text:tab/><text:tab/></text:span><text:span text:style-name="T1581">[[nodiscard]] option&lt;value_t&gt; next()noexcept</text:span><text:span text:style-name="T1089"> </text:span></text:p>
      <text:p text:style-name="P1088"><text:span text:style-name="T1089"/></text:p>
      <text:p text:style-name="P1087"><text:span text:style-name="T1089"><text:tab/><text:tab/><text:tab/></text:span><text:span text:style-name="T1090">Ritorna il valore </text:span><text:span text:style-name="T1241">corrente ed avanza </text:span><text:span text:style-name="T1090"><text:s/></text:span></text:p>
      <text:p text:style-name="P1087"><text:span text:style-name="T1090"/></text:p>
      <text:p text:style-name="P1087"><text:span text:style-name="T1090"/></text:p>
      <text:p text:style-name="P1087"><text:span text:style-name="T1890"><text:tab/><text:tab/></text:span><text:span text:style-name="T2033">[[nodiscard]] bool empty()const noexcept</text:span></text:p>
      <text:p text:style-name="P1087"/>
      <text:p text:style-name="P1089"><text:span text:style-name="T1089"><text:tab/><text:tab/><text:tab/></text:span><text:span text:style-name="T1090">Ritorna </text:span><text:span text:style-name="T1314">vero se la sequenza è vuota</text:span></text:p>
      <text:p text:style-name="P1089"><text:span text:style-name="T1090"/></text:p>
      <text:p text:style-name="P1089"><text:span text:style-name="T1090"/></text:p>
      <text:p text:style-name="P1502"><text:tab/><text:tab/>[[nodiscard]] size_t size()const noexcept</text:p>
      <text:p text:style-name="P1089"/>
      <text:p text:style-name="P1090"><text:span text:style-name="T1089"><text:tab/><text:tab/><text:tab/></text:span><text:span text:style-name="T1090">Ritorna </text:span><text:span text:style-name="T1315">il numero di elementi</text:span></text:p>
      <text:p text:style-name="P1090"><text:span text:style-name="T1090"/></text:p>
      <text:p text:style-name="P1089"/>
      <text:p text:style-name="P1089"><text:span text:style-name="T1890"><text:tab/><text:tab/></text:span><text:span text:style-name="T2033">[[nodiscard]] explicit operator bool()const noexcept</text:span></text:p>
      <text:p text:style-name="P1089"/>
      <text:p text:style-name="P1089"><text:span text:style-name="T1089"><text:tab/><text:tab/><text:tab/></text:span><text:span text:style-name="T1090">Ritorna </text:span><text:span text:style-name="T1314">vero se la sequenza non è vuota</text:span></text:p>
      <text:p text:style-name="P1089"><text:span text:style-name="T1090"/></text:p>
      <text:p text:style-name="P1089"><text:span text:style-name="T1090"/></text:p>
      <text:p text:style-name="P1087"><text:span text:style-name="T1090"><text:tab/><text:tab/></text:span><text:span text:style-name="T1581">[[nodiscard]] value_t operator*()const noexcept </text:span></text:p>
      <text:p text:style-name="P1087"/>
      <text:p text:style-name="P1087"><text:tab/><text:tab/><text:tab/><text:span text:style-name="T1090">Ritorna il valore corrente</text:span></text:p>
      <text:p text:style-name="P1659"><text:tab/><text:tab/><text:tab/><text:span text:style-name="T2033">In caso di sequenza vuota viene chiamata </text:span><text:span text:style-name="T763">PANIC()</text:span></text:p>
      <text:p text:style-name="P1659"/>
      <text:p text:style-name="P1659"/>
      <text:p text:style-name="P1089"><text:span text:style-name="T1090"><text:tab/><text:tab/></text:span><text:span text:style-name="T1581">[[nodiscard]] </text:span><text:span text:style-name="T2033">option&lt;</text:span><text:span text:style-name="T1581">value_t&gt; </text:span><text:span text:style-name="T2033">peek</text:span><text:span text:style-name="T1581">()const noexcept </text:span></text:p>
      <text:p text:style-name="P1089"/>
      <text:p text:style-name="P1089"><text:tab/><text:tab/><text:tab/><text:span text:style-name="T1090">Ritorna il valore corrente</text:span></text:p>
      <text:p text:style-name="P1660"><text:soft-page-break/></text:p>
      <text:p text:style-name="P1660"/>
      <text:p text:style-name="P1087"><text:tab/><text:tab/>sequence&amp; operator++()noexcept</text:p>
      <text:p text:style-name="P1086"><text:tab/><text:tab/><text:span text:style-name="T1581">sequence operator++(int)noexcept</text:span></text:p>
      <text:p text:style-name="P1086"/>
      <text:p text:style-name="P1086"><text:tab/><text:tab/><text:tab/><text:span text:style-name="T1090">operatori di avanzamento</text:span></text:p>
      <text:p text:style-name="P560"><text:span text:style-name="T1563"/></text:p>
      <text:p text:style-name="P560"><text:span text:style-name="T1563"/></text:p>
      <text:p text:style-name="P560"><text:span text:style-name="T1563"/></text:p>
      <text:p text:style-name="P560"><text:span text:style-name="T1563"/></text:p>
      <text:p text:style-name="P560"><text:span text:style-name="T1563"/></text:p>
      <text:p text:style-name="P560"><text:span text:style-name="T1563"/></text:p>
      <text:p text:style-name="P560"><text:span text:style-name="T1563"/></text:p>
      <text:p text:style-name="P560"><text:span text:style-name="T1563"/></text:p>
      <text:p text:style-name="P560"><text:span text:style-name="T1563"/></text:p>
      <text:p text:style-name="P560"><text:span text:style-name="T1563"/></text:p>
      <text:p text:style-name="P560"><text:span text:style-name="T1563"/></text:p>
      <text:p text:style-name="P560"><text:span text:style-name="T1563"/></text:p>
      <text:p text:style-name="P560"><text:span text:style-name="T1563"/></text:p>
      <text:p text:style-name="P560"><text:span text:style-name="T1563"/></text:p>
      <text:p text:style-name="P560"><text:span text:style-name="T1563"/></text:p>
      <text:p text:style-name="P560"><text:span text:style-name="T1563"/></text:p>
      <text:p text:style-name="P560"><text:span text:style-name="T1563"/></text:p>
      <text:p text:style-name="P560"><text:span text:style-name="T1563"/></text:p>
      <text:p text:style-name="P560"><text:span text:style-name="T1563"/></text:p>
      <text:p text:style-name="P560"><text:span text:style-name="T1563"/></text:p>
      <text:p text:style-name="P560"><text:span text:style-name="T1563"/></text:p>
      <text:p text:style-name="P560"><text:span text:style-name="T1563"/></text:p>
      <text:p text:style-name="P560"><text:span text:style-name="T1563"/></text:p>
      <text:p text:style-name="P560"><text:span text:style-name="T1563"/></text:p>
      <text:p text:style-name="P560"><text:span text:style-name="T1563"/></text:p>
      <text:p text:style-name="P560"><text:span text:style-name="T1563"/></text:p>
      <text:p text:style-name="P560"><text:span text:style-name="T1563"/></text:p>
      <text:p text:style-name="P560"><text:span text:style-name="T1563"/></text:p>
      <text:p text:style-name="P560"><text:span text:style-name="T1563"/></text:p>
      <text:p text:style-name="P560"><text:span text:style-name="T1563"/></text:p>
      <text:p text:style-name="P560"><text:span text:style-name="T1563"/></text:p>
      <text:p text:style-name="P560"><text:span text:style-name="T1563"/></text:p>
      <text:p text:style-name="P560"><text:span text:style-name="T1563"/></text:p>
      <text:p text:style-name="P560"><text:span text:style-name="T1563"/></text:p>
      <text:p text:style-name="P560"><text:span text:style-name="T1563"/></text:p>
      <text:p text:style-name="P560"><text:span text:style-name="T1563"/></text:p>
      <text:p text:style-name="P560"><text:span text:style-name="T1563"/></text:p>
      <text:p text:style-name="P560"><text:span text:style-name="T1563"/></text:p>
      <text:p text:style-name="P560"><text:span text:style-name="T1563"/></text:p>
      <text:p text:style-name="P560"><text:span text:style-name="T1563"/></text:p>
      <text:p text:style-name="P560"><text:span text:style-name="T1563"/></text:p>
      <text:p text:style-name="P560"><text:span text:style-name="T1563"/></text:p>
      <text:p text:style-name="P560"><text:span text:style-name="T1563"/></text:p>
      <text:p text:style-name="P560"><text:span text:style-name="T1563"/></text:p>
      <text:p text:style-name="P560"><text:span text:style-name="T1563"/></text:p>
      <text:p text:style-name="P560"><text:span text:style-name="T1563"/></text:p>
      <text:p text:style-name="P560"><text:span text:style-name="T1563"/></text:p>
      <text:h text:style-name="Heading_20_2" text:outline-level="2" text:is-list-header="true"><text:bookmark-start text:name="__RefHeading___Toc79623_833296016"/><text:soft-page-break/><text:span text:style-name="T1563">c</text:span><text:span text:style-name="T1564">lone</text:span><text:bookmark-end text:name="__RefHeading___Toc79623_833296016"/></text:h>
      <text:p text:style-name="P25"><text:tab/><text:span text:style-name="T298">Uso: </text:span></text:p>
      <text:p text:style-name="P239"><text:tab/><text:tab/><text:span text:style-name="T1576">copiare un</text:span><text:span text:style-name="T2003">a istanza</text:span><text:span text:style-name="T1576"> </text:span></text:p>
      <text:p text:style-name="P440"><text:span text:style-name="T76"/></text:p>
      <text:p text:style-name="P440"><text:span text:style-name="T18"><text:tab/></text:span><text:span text:style-name="T87">Testata: </text:span></text:p>
      <text:p text:style-name="P303"><text:tab/><text:tab/><text:span text:style-name="T523">iron/</text:span><text:span text:style-name="T551">c</text:span><text:span text:style-name="T567">lone</text:span><text:span text:style-name="T534">.h</text:span></text:p>
      <text:p text:style-name="P440"><text:span text:style-name="T87"/></text:p>
      <text:p text:style-name="P440"><text:span text:style-name="T18"><text:tab/></text:span><text:span text:style-name="T20">Sinossi:</text:span></text:p>
      <text:p text:style-name="P440"><text:span text:style-name="T20"><text:tab/><text:tab/></text:span><text:span text:style-name="T360">class c</text:span><text:span text:style-name="T376">lone</text:span><text:span text:style-name="T360"> final</text:span></text:p>
      <text:p text:style-name="P440"><text:span text:style-name="T93"/></text:p>
      <text:p text:style-name="P440"><text:span text:style-name="T93"><text:tab/></text:span><text:span text:style-name="T108">Alias:</text:span></text:p>
      <text:p text:style-name="P1105"><text:tab/><text:tab/>using error_handler_t=error_handler</text:p>
      <text:p text:style-name="P587"><text:span text:style-name="T108"/></text:p>
      <text:p text:style-name="P440"><text:span text:style-name="T108"/></text:p>
      <text:p text:style-name="P361"><text:tab/>Metodi statici:</text:p>
      <text:p text:style-name="P360"/>
      <text:p text:style-name="P1065"><text:tab/><text:tab/>template &lt;typename T&gt;</text:p>
      <text:p text:style-name="P1065"><text:tab/><text:tab/>[[nodiscard]] constexpr result&lt;T, error_handler_t&gt; try_clone_from(const T<text:span text:style-name="T1859">&amp;</text:span>)noexcept</text:p>
      <text:p text:style-name="P1065"/>
      <text:p text:style-name="P1065"><text:tab/><text:tab/>template &lt;typename T&gt;</text:p>
      <text:p text:style-name="P1065"><text:tab/><text:tab/>[[nodiscard]] constexpr T clone_from(const T&amp;)noexcept</text:p>
      <text:p text:style-name="P1065"/>
      <text:p text:style-name="P1065"><text:tab/><text:tab/><text:tab/><text:span text:style-name="T1086">Ritorna una copia</text:span></text:p>
      <text:p text:style-name="P1065"/>
      <text:p text:style-name="P1065"/>
      <text:p text:style-name="P1065"/>
      <text:p text:style-name="P1122"><text:tab/><text:tab/>template &lt;typename U, typename T&gt;</text:p>
      <text:p text:style-name="P1123"><text:tab/><text:tab/>[[nodiscard]] constexpr result&lt;U, error_handler_t&gt; </text:p>
      <text:p text:style-name="P1123"><text:tab/><text:tab/>try_clone_from_to(const T&amp;)noexcept;</text:p>
      <text:p text:style-name="P1065"><text:span text:style-name="T1087"/></text:p>
      <text:p text:style-name="P1123"><text:tab/><text:tab/>template &lt;typename U, typename T&gt;</text:p>
      <text:p text:style-name="P1123"><text:tab/><text:tab/>[[nodiscard]] constexpr U clone_from_to(const T&amp;)noexcept</text:p>
      <text:p text:style-name="P1066"/>
      <text:p text:style-name="P1066"><text:tab/><text:tab/><text:tab/><text:span text:style-name="T1086">Ritorna una copia di </text:span><text:span text:style-name="T2003">T</text:span><text:span text:style-name="T1302"> </text:span><text:span text:style-name="T1087">convertita nel tipo </text:span><text:span text:style-name="T1864">U</text:span></text:p>
      <text:p text:style-name="P1066"><text:span text:style-name="T1087"/></text:p>
      <text:p text:style-name="P1066"><text:span text:style-name="T1086"/></text:p>
      <text:p text:style-name="P1122"><text:tab/><text:tab/>template &lt;typename T,std::size_t N&gt;</text:p>
      <text:p text:style-name="P1122"><text:tab/><text:tab/>void try_clone_from(const T(&amp;)[N]) = delete</text:p>
      <text:p text:style-name="P1065"/>
      <text:p text:style-name="P1065"/>
      <text:p text:style-name="P1065"><text:tab/><text:tab/>template &lt;typename T, std::size_t N&gt;</text:p>
      <text:p text:style-name="P1065"><text:tab/><text:tab/>void clone_from(const T(&amp;)[N]) = delete</text:p>
      <text:p text:style-name="P1065"><text:span text:style-name="T1086"/></text:p>
      <text:p text:style-name="P1122"><text:tab/><text:tab/>template &lt;typename U, typename T,std::size_t N&gt;</text:p>
      <text:p text:style-name="P1122"><text:tab/><text:tab/>U try_clone_from_to(const T(&amp;)[N])=delete</text:p>
      <text:p text:style-name="P1065"/>
      <text:p text:style-name="P1661"><text:tab/><text:tab/><text:tab/></text:p>
      <text:p text:style-name="P1122"><text:tab/><text:tab/>template &lt;typename U, typename T, std::size_t N&gt;</text:p>
      <text:p text:style-name="P1122"><text:tab/><text:tab/>U clone_from_to(const T(&amp;)[N]) = delete</text:p>
      <text:p text:style-name="P1065"/>
      <text:p text:style-name="P1065"><text:span text:style-name="T1086"><text:tab/><text:tab/><text:tab/></text:span><text:span text:style-name="T1302">Non è possibile clonare un </text:span><text:span text:style-name="T2003">builtin_array</text:span></text:p>
      <text:p text:style-name="P1661"/>
      <text:p text:style-name="P1661"/>
      <text:p text:style-name="P1065"><text:span text:style-name="T1086"><text:tab/></text:span><text:span text:style-name="T1088">Costruttori:</text:span></text:p>
      <text:p text:style-name="P1065"><text:span text:style-name="T1088"/></text:p>
      <text:p text:style-name="P1065"><text:span text:style-name="T1088"><text:tab/><text:tab/></text:span><text:span text:style-name="T1577">clone()=delete</text:span></text:p>
      <text:p text:style-name="P1065"><text:tab/><text:tab/><text:tab/></text:p>
      <text:p text:style-name="P1065"/>
      <text:p text:style-name="P1065"/>
      <text:p text:style-name="P1663"><text:tab/><text:span text:style-name="T2001">Concetti esterni </text:span><text:span text:style-name="T2002">(spazio dei nomi </text:span><text:span text:style-name="T754">concepts</text:span><text:span text:style-name="T2002">):</text:span></text:p>
      <text:p text:style-name="P1663"/>
      <text:p text:style-name="P1663"><text:tab/><text:tab/><text:span text:style-name="T523">copyable_or_cloneable&lt;</text:span><text:span text:style-name="T755">T&gt; </text:span></text:p>
      <text:p text:style-name="P1663"><text:span text:style-name="T755"/></text:p>
      <text:p text:style-name="P1663"><text:tab/><text:tab/><text:tab/><text:span text:style-name="T2001">Vero </text:span><text:span text:style-name="T2003">se e’ possibile usare </text:span><text:span text:style-name="T756">clone::try_clone_from(const T&amp;)</text:span><text:span text:style-name="T2001"> </text:span></text:p>
      <text:p text:style-name="P1082"><text:span text:style-name="T1086"/></text:p>
      <text:p text:style-name="P1065"><text:span text:style-name="T1086"/></text:p>
      <text:p text:style-name="P1065"><text:span text:style-name="T1086"><text:tab/><text:tab/></text:span><text:span text:style-name="T1576">nothrow_copyable_or_cloneable&lt;</text:span><text:span text:style-name="T2002">T&gt;</text:span></text:p>
      <text:p text:style-name="P1065"><text:span text:style-name="T1086"/></text:p>
      <text:p text:style-name="P1065"><text:span text:style-name="T1086"><text:tab/><text:tab/><text:tab/></text:span><text:span text:style-name="T1301">Vero per <text:s/></text:span><text:span text:style-name="T2002">std::is_nothrow_copy_constructible_v&lt;T&gt; || cloneable&lt;T&gt;</text:span></text:p>
      <text:p text:style-name="P1065"><text:span text:style-name="T1086"/></text:p>
      <text:p text:style-name="P1065"><text:span text:style-name="T1086"/></text:p>
      <text:p text:style-name="P1065"><text:soft-page-break/><text:span text:style-name="T1576"><text:tab/><text:tab/>std_tuple_copyable_or_cloneable&lt;</text:span><text:span text:style-name="T2003">T&gt; </text:span></text:p>
      <text:p text:style-name="P1847"><text:tab/><text:tab/><text:tab/></text:p>
      <text:p text:style-name="P1664"><text:tab/><text:tab/><text:tab/><text:span text:style-name="T2001">Vero </text:span><text:span text:style-name="T2003">se e’ possibile usare la tupla </text:span><text:span text:style-name="T756">T</text:span><text:span text:style-name="T2003"> in </text:span><text:span text:style-name="T756">clone::try_clone_from(const T&amp;)</text:span><text:span text:style-name="T2001"> </text:span></text:p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p text:style-name="P1664"/>
      <text:h text:style-name="Heading_20_2" text:outline-level="2"><text:bookmark-start text:name="__RefHeading___Toc79625_833296016"/><text:soft-page-break/><text:span text:style-name="T1563">c</text:span><text:span text:style-name="T1565">ollector</text:span><text:bookmark-end text:name="__RefHeading___Toc79625_833296016"/></text:h>
      <text:p text:style-name="P26"><text:tab/><text:span text:style-name="T298">Uso: </text:span></text:p>
      <text:p text:style-name="P240"><text:tab/><text:tab/><text:span text:style-name="T1578">raccoglie</text:span><text:span text:style-name="T2038">re</text:span><text:span text:style-name="T1578"> dati </text:span><text:span text:style-name="T2038">in un</text:span><text:span text:style-name="T1578"> </text:span><text:span text:style-name="T2011">contenitore</text:span></text:p>
      <text:p text:style-name="P441"><text:span text:style-name="T76"/></text:p>
      <text:p text:style-name="P441"><text:span text:style-name="T18"><text:tab/></text:span><text:span text:style-name="T87">Testata: </text:span></text:p>
      <text:p text:style-name="P304"><text:tab/><text:tab/><text:span text:style-name="T523">iron/</text:span><text:span text:style-name="T551">c</text:span><text:span text:style-name="T568">ollector.h</text:span></text:p>
      <text:p text:style-name="P441"><text:span text:style-name="T87"/></text:p>
      <text:p text:style-name="P441"><text:span text:style-name="T18"><text:tab/></text:span><text:span text:style-name="T20">Sinossi:</text:span></text:p>
      <text:p text:style-name="P441"><text:span text:style-name="T20"><text:tab/><text:tab/></text:span><text:span text:style-name="T360">class c</text:span><text:span text:style-name="T377">ollector</text:span><text:span text:style-name="T360"> final</text:span></text:p>
      <text:p text:style-name="P441"><text:span text:style-name="T93"/></text:p>
      <text:p text:style-name="P441"><text:span text:style-name="T93"><text:tab/></text:span><text:span text:style-name="T108">Alias:</text:span></text:p>
      <text:p text:style-name="P1106"><text:tab/><text:tab/>using error_handler_t=error_handler</text:p>
      <text:p text:style-name="P588"><text:span text:style-name="T108"/></text:p>
      <text:p text:style-name="P441"><text:span text:style-name="T108"/></text:p>
      <text:p text:style-name="P362"><text:tab/>Metodi statici:</text:p>
      <text:p text:style-name="P1124"/>
      <text:p text:style-name="P1651"/>
      <text:p text:style-name="P1068"><text:tab/><text:tab/>template &lt;typename T, std::size_t N&gt;</text:p>
      <text:p text:style-name="P1068"><text:tab/><text:tab/>[[nodiscard]] constexpr array&lt;T, N&gt; make_array()noexcept </text:p>
      <text:p text:style-name="P1068"><text:tab/><text:tab/>requires(std::is_nothrow_default_constructible_v&lt;T&gt;)</text:p>
      <text:p text:style-name="P1651"/>
      <text:p text:style-name="P1651"><text:tab/><text:tab/><text:tab/><text:span text:style-name="T1589">Ritorna un array di </text:span><text:span text:style-name="T696">N </text:span><text:span text:style-name="T1589">elementi inizializzati al valore predefinito</text:span></text:p>
      <text:p text:style-name="P1651"/>
      <text:p text:style-name="P1068"/>
      <text:p text:style-name="P1068"/>
      <text:p text:style-name="P1068"><text:tab/><text:tab/>template &lt;size_t N,typename T&gt;</text:p>
      <text:p text:style-name="P1068"><text:tab/><text:tab/>[[nodiscard]] constexpr result&lt;array&lt;std::decay_t&lt;T&gt;,N&gt;, <text:tab/><text:tab/><text:tab/><text:tab/><text:tab/><text:tab/>error_handler_t&gt; try_make_array_fill(T&amp;&amp; v)noexcept <text:tab/></text:p>
      <text:p text:style-name="P1666"><text:s/></text:p>
      <text:p text:style-name="P1071"><text:tab/><text:tab/>template &lt;size_t N,typename T&gt;</text:p>
      <text:p text:style-name="P1071"><text:tab/><text:tab/>[[nodiscard]] constexpr array&lt;std::decay_t&lt;T&gt;,N&gt; <text:tab/><text:tab/><text:tab/><text:tab/><text:tab/><text:tab/><text:tab/>make_array_fill(T&amp;&amp; v)noexcept <text:tab/></text:p>
      <text:p text:style-name="P1071"/>
      <text:p text:style-name="P1071"><text:tab/><text:tab/><text:tab/><text:span text:style-name="T1093">Ritorna un array di </text:span><text:span text:style-name="T1891">N</text:span><text:span text:style-name="T1093"> elementi inizializzati al valore </text:span><text:span text:style-name="T1891">v</text:span></text:p>
      <text:p text:style-name="P1666"><text:tab/></text:p>
      <text:p text:style-name="P1071"><text:span text:style-name="T1093"/></text:p>
      <text:p text:style-name="P1068"/>
      <text:p text:style-name="P1068"><text:tab/><text:tab/>template &lt;typename T,typename... ARGS&gt;</text:p>
      <text:p text:style-name="P1068"><text:tab/><text:tab/>[[nodiscard]] constexpr result&lt;array&lt;std::decay_t&lt;T&gt;, sizeof…<text:tab/><text:tab/><text:tab/><text:tab/><text:tab/>(ARGS) + 1&gt;,error_handler_t&gt; try_make_array(T&amp;&amp; <text:span text:style-name="T1589">v</text:span>,ARGS&amp;&amp;... args)noexcept </text:p>
      <text:p text:style-name="P1068"><text:tab/><text:tab/>requires (</text:p>
      <text:p text:style-name="P1068"><text:tab/><text:tab/><text:tab/>(sizeof...(ARGS) + 1 &lt;= <text:tab/><text:tab/><text:tab/><text:tab/><text:tab/><text:tab/><text:tab/><text:tab/><text:tab/><text:tab/><text:tab/>unsafe::raw_storage&lt;std::decay_t&lt;_T&gt;&gt;::max_size())</text:p>
      <text:p text:style-name="P1068"><text:tab/><text:tab/><text:tab/>&amp;&amp;</text:p>
      <text:p text:style-name="P1068"><text:tab/><text:tab/><text:tab/>(std::convertible_to&lt;std::decay_t&lt;ARGS&gt;,std::decay_t&lt;T&gt;&gt;&amp;&amp; ...)</text:p>
      <text:p text:style-name="P1068"><text:tab/><text:tab/>)</text:p>
      <text:p text:style-name="P1651"/>
      <text:p text:style-name="P1070"><text:tab/><text:tab/>template &lt;typename T, typename... ARGS&gt;</text:p>
      <text:p text:style-name="P1070"><text:tab/><text:tab/>[[nodiscard]] constexpr array&lt;std::decay_t&lt;T&gt;, sizeof...(ARGS) + 1&gt; <text:tab/><text:tab/><text:tab/><text:tab/>make_array(T&amp;&amp; v,ARGS&amp;&amp;... args)noexcept </text:p>
      <text:p text:style-name="P1070"><text:tab/><text:tab/>requires (</text:p>
      <text:p text:style-name="P1070"><text:tab/><text:tab/><text:tab/>(sizeof...(ARGS) + 1 &lt;= <text:tab/><text:tab/><text:tab/><text:tab/><text:tab/><text:tab/><text:tab/><text:tab/><text:tab/><text:tab/><text:tab/>unsafe::raw_storage&lt;std::decay_t&lt;T&gt;&gt;::max_size())</text:p>
      <text:p text:style-name="P1070"><text:tab/><text:tab/><text:tab/>&amp;&amp;</text:p>
      <text:p text:style-name="P1070"><text:tab/><text:tab/><text:tab/>(std::convertible_to&lt;std::decay_t&lt;ARGS&gt;,std::decay_t&lt;T&gt;&gt;&amp;&amp; ...)</text:p>
      <text:p text:style-name="P1070"><text:tab/><text:tab/>)</text:p>
      <text:p text:style-name="P1070"/>
      <text:p text:style-name="P1654"><text:tab/><text:tab/><text:tab/><text:span text:style-name="T1589">Ritorna un array di </text:span><text:span text:style-name="T696">ARGS + 1</text:span><text:span text:style-name="T1589"> elementi inizializzati al valore </text:span><text:span text:style-name="T696">v</text:span><text:span text:style-name="T1589"> e </text:span><text:span text:style-name="T696">args</text:span></text:p>
      <text:p text:style-name="P1667"><text:s/></text:p>
      <text:p text:style-name="P1654"/>
      <text:p text:style-name="P1654"/>
      <text:p text:style-name="P1068"><text:tab/><text:tab/>template &lt;typename T,typename... ARGS&gt;</text:p>
      <text:p text:style-name="P1068"><text:tab/><text:tab/>[[nodiscard]] constexpr result&lt;vector&lt;T&gt;,error_handler_t&gt; <text:tab/><text:tab/><text:tab/><text:tab/><text:tab/><text:tab/>try_make_vector(ARGS&amp;&amp;... args)noexcept </text:p>
      <text:p text:style-name="P1068"><text:tab/><text:tab/>requires (!concepts::sequence&lt;T&gt; &amp;&amp; !concepts::adapter_box&lt;T&gt;)</text:p>
      <text:p text:style-name="P1068"><text:span text:style-name="T1092"/></text:p>
      <text:p text:style-name="P1069"><text:span text:style-name="T1092"><text:tab/><text:tab/></text:span><text:span text:style-name="T1588">template &lt;typename T,typename... ARGS&gt;</text:span></text:p>
      <text:p text:style-name="P1133"><text:tab/><text:tab/>[[nodiscard]] constexpr vector&lt;T&gt; make_vector(ARGS&amp;&amp;... args)noexcept </text:p>
      <text:p text:style-name="P1133"><text:tab/><text:tab/>requires (!concepts::sequence&lt;T&gt; &amp;&amp; !concepts::adapter_box&lt;T&gt;)</text:p>
      <text:p text:style-name="P1069"/>
      <text:p text:style-name="P1652"><text:tab/><text:tab/><text:tab/><text:span text:style-name="T1586">Ritorna un </text:span><text:span text:style-name="T697">vector</text:span><text:span text:style-name="T1587"> </text:span><text:span text:style-name="T1586">inizializzato da </text:span><text:span text:style-name="T616">args</text:span></text:p>
      <text:p text:style-name="P1069"><text:span text:style-name="T1091"><text:tab/><text:tab/><text:tab/></text:span><text:span text:style-name="T1588">ARGS</text:span><text:span text:style-name="T1092"> puo essere un </text:span><text:span text:style-name="T1588">T</text:span><text:span text:style-name="T1092">, oppure una sequenza di </text:span><text:span text:style-name="T1588">T</text:span><text:span text:style-name="T1092"> oppure un </text:span><text:span text:style-name="T1588">adapter_box </text:span></text:p>
      <text:p text:style-name="P1668"><text:span text:style-name="T523"><text:tab/><text:tab/><text:tab/>rvalue</text:span> di <text:span text:style-name="T523">T</text:span> </text:p>
      <text:p text:style-name="P1069"><text:span text:style-name="T1092"/></text:p>
      <text:p text:style-name="P1069"><text:soft-page-break/><text:span text:style-name="T1092"/></text:p>
      <text:p text:style-name="P1069"><text:span text:style-name="T1092"/></text:p>
      <text:p text:style-name="P1133"><text:tab/><text:tab/>template &lt;typename T, typename... ARGS&gt;</text:p>
      <text:p text:style-name="P1133"><text:tab/><text:tab/>[[nodiscard]] constexpr result&lt;fwd_list&lt;T&gt;, error_handler_t&gt; <text:tab/><text:tab/><text:tab/><text:tab/><text:tab/>try_make_fwd_list(ARGS&amp;&amp;... args)noexcept </text:p>
      <text:p text:style-name="P1133"><text:tab/><text:tab/>requires (!concepts::sequence&lt;T&gt; &amp;&amp; !concepts::adapter_box&lt;T&gt;)</text:p>
      <text:p text:style-name="P1133"/>
      <text:p text:style-name="P1069"><text:span text:style-name="T1092"><text:tab/><text:tab/></text:span><text:span text:style-name="T1588">template &lt;typename T,typename... ARGS&gt;</text:span></text:p>
      <text:p text:style-name="P1133"><text:tab/><text:tab/>[[nodiscard]] constexpr fwd_LIST&lt;T&gt; make_fwd_list(ARGS&amp;&amp;... args)noexcept </text:p>
      <text:p text:style-name="P1133"><text:tab/><text:tab/>requires (!concepts::sequence&lt;T&gt; &amp;&amp; !concepts::adapter_box&lt;T&gt;)</text:p>
      <text:p text:style-name="P1652"><text:tab/><text:tab/><text:tab/></text:p>
      <text:p text:style-name="P1652"><text:span text:style-name="T1586"><text:tab/><text:tab/><text:tab/>Ritorna </text:span><text:span text:style-name="T1588">un </text:span><text:span text:style-name="T697">fwd_list</text:span><text:span text:style-name="T1588"> </text:span><text:span text:style-name="T1586">inizializzato da </text:span><text:span text:style-name="T616">args</text:span></text:p>
      <text:p text:style-name="P1080"><text:span text:style-name="T1588"><text:tab/><text:tab/><text:tab/>ARGS</text:span><text:span text:style-name="T1092"> puo essere un </text:span><text:span text:style-name="T1588">T</text:span><text:span text:style-name="T1092">, oppure una sequenza di </text:span><text:span text:style-name="T1588">T</text:span><text:span text:style-name="T1092"> oppure un </text:span><text:span text:style-name="T1588">adapter_box </text:span></text:p>
      <text:p text:style-name="P1669"><text:span text:style-name="T523"><text:tab/><text:tab/><text:tab/>rvalue</text:span> di <text:span text:style-name="T523">T</text:span> </text:p>
      <text:p text:style-name="P1080"><text:span text:style-name="T1092"/></text:p>
      <text:p text:style-name="P1820"><text:tab/><text:tab/><text:tab/></text:p>
      <text:p text:style-name="P1080"><text:span text:style-name="T1091"/></text:p>
      <text:p text:style-name="P1134"><text:tab/><text:tab/>template &lt;typename T, typename... ARGS&gt;</text:p>
      <text:p text:style-name="P1134"><text:tab/><text:tab/>[[nodiscard]] constexpr result&lt;iron::list&lt;T&gt;, error_handler_t&gt; <text:tab/><text:tab/><text:tab/><text:tab/><text:tab/>try_make_list(ARGS&amp;&amp;... args)noexcept </text:p>
      <text:p text:style-name="P1134"><text:tab/><text:tab/>requires (!concepts::sequence&lt;T&gt; &amp;&amp; !concepts::adapter_box&lt;T&gt;)</text:p>
      <text:p text:style-name="P1134"/>
      <text:p text:style-name="P1070"><text:span text:style-name="T1092"><text:tab/><text:tab/></text:span><text:span text:style-name="T1588">template &lt;typename T,typename... ARGS&gt;</text:span></text:p>
      <text:p text:style-name="P1070"><text:span text:style-name="T1588"><text:tab/><text:tab/>[[nodiscard]] constexpr </text:span><text:span text:style-name="T1589">list</text:span><text:span text:style-name="T1588">&lt;T&gt; make_list(ARGS&amp;&amp;... args)noexcept </text:span></text:p>
      <text:p text:style-name="P1134"><text:tab/><text:tab/>requires (!concepts::sequence&lt;T&gt; &amp;&amp; !concepts::adapter_box&lt;T&gt;)</text:p>
      <text:p text:style-name="P1653"><text:tab/><text:tab/><text:tab/></text:p>
      <text:p text:style-name="P1653"><text:span text:style-name="T1586"><text:tab/><text:tab/><text:tab/>Ritorna </text:span><text:span text:style-name="T1588">un </text:span><text:span text:style-name="T697">list</text:span><text:span text:style-name="T1588"> </text:span><text:span text:style-name="T1586">inizializzato da </text:span><text:span text:style-name="T616">args</text:span></text:p>
      <text:p text:style-name="P1080"><text:span text:style-name="T1588"><text:tab/><text:tab/><text:tab/>ARGS</text:span><text:span text:style-name="T1092"> puo essere un </text:span><text:span text:style-name="T1588">T</text:span><text:span text:style-name="T1092">, oppure una sequenza di </text:span><text:span text:style-name="T1588">T</text:span><text:span text:style-name="T1092"> oppure un </text:span><text:span text:style-name="T1588">adapter_box </text:span></text:p>
      <text:p text:style-name="P1669"><text:span text:style-name="T523"><text:tab/><text:tab/><text:tab/>rvalue</text:span> di <text:span text:style-name="T523">T</text:span> </text:p>
      <text:p text:style-name="P1080"><text:span text:style-name="T1092"/></text:p>
      <text:p text:style-name="P1070"><text:span text:style-name="T1091"/></text:p>
      <text:p text:style-name="P1070"><text:span text:style-name="T1091"/></text:p>
      <text:p text:style-name="P1135"><text:tab/><text:tab/>template &lt;typename T,typename... ARGS&gt;</text:p>
      <text:p text:style-name="P1135"><text:tab/><text:tab/>[[nodiscard]] constexpr result&lt;T, error_handler_t&gt; try_make_str(ARGS&amp;&amp;... <text:tab/><text:tab/><text:tab/>args)noexcept </text:p>
      <text:p text:style-name="P1135"><text:tab/><text:tab/>requires (concepts::str&lt;T&gt;)</text:p>
      <text:p text:style-name="P1075"/>
      <text:p text:style-name="P1135"><text:tab/><text:tab/>template &lt;typename T,typename... ARGS&gt;</text:p>
      <text:p text:style-name="P1135"><text:tab/><text:tab/>[[nodiscard]] constexpr T make_str(ARGS&amp;&amp;...args)noexcept </text:p>
      <text:p text:style-name="P1135"><text:tab/><text:tab/>requires (concepts::str&lt;T&gt;)</text:p>
      <text:p text:style-name="P1075"/>
      <text:p text:style-name="P1075"><text:tab/><text:tab/>template &lt;typename T=ustrb,typename... ARGS&gt;</text:p>
      <text:p text:style-name="P1075"><text:tab/><text:tab/>[[nodiscard]] constexpr result&lt;T, error_handler_t&gt; </text:p>
      <text:p text:style-name="P1075"><text:tab/><text:tab/>try_make_ustrb(ARGS&amp;&amp;... args)noexcept</text:p>
      <text:p text:style-name="P1075"><text:tab/><text:tab/>requires(std::is_same_v&lt;T,ustrb&gt;)</text:p>
      <text:p text:style-name="P1075"/>
      <text:p text:style-name="P1075"><text:tab/><text:tab/>template &lt;typename T=ustrb,typename... ARGS&gt;</text:p>
      <text:p text:style-name="P1075"><text:tab/><text:tab/>[[nodiscard]] constexpr T make_ustrb(ARGS&amp;&amp;... args)noexcept</text:p>
      <text:p text:style-name="P1075"><text:tab/><text:tab/>requires(std::is_same_v&lt;T,ustrb&gt;)</text:p>
      <text:p text:style-name="P1075"/>
      <text:p text:style-name="P1075"><text:tab/><text:tab/>template &lt;typename T=ustr8,typename... ARGS&gt;</text:p>
      <text:p text:style-name="P1075"><text:tab/><text:tab/>[[nodiscard]] constexpr result&lt;T, error_handler_t&gt; </text:p>
      <text:p text:style-name="P1075"><text:tab/><text:tab/>try_make_ustr8(ARGS&amp;&amp;... args)noexcept</text:p>
      <text:p text:style-name="P1075"><text:tab/><text:tab/>requires(std::is_same_v&lt;T,ustr8&gt;)</text:p>
      <text:p text:style-name="P1075"/>
      <text:p text:style-name="P1075"><text:tab/><text:tab/>template &lt;typename T=ustr8,typename... ARGS&gt;</text:p>
      <text:p text:style-name="P1075"><text:tab/><text:tab/>[[nodiscard]] constexpr T make_ustr8(ARGS&amp;&amp;... args)noexcept</text:p>
      <text:p text:style-name="P1075"><text:tab/><text:tab/>requires(std::is_same_v&lt;T,ustr8&gt;)</text:p>
      <text:p text:style-name="P1075"/>
      <text:p text:style-name="P1075"><text:tab/><text:tab/>template &lt;typename T=ustr16,typename... ARGS&gt;</text:p>
      <text:p text:style-name="P1075"><text:tab/><text:tab/>[[nodiscard]] constexpr result&lt;T, error_handler_t&gt; </text:p>
      <text:p text:style-name="P1075"><text:tab/><text:tab/>try_make_ustr16(ARGS&amp;&amp;... args)noexcept</text:p>
      <text:p text:style-name="P1075"><text:tab/><text:tab/>requires(std::is_same_v&lt;T,ustr16&gt;)</text:p>
      <text:p text:style-name="P1075"/>
      <text:p text:style-name="P1075"><text:tab/><text:tab/>template &lt;typename T=ustr16,typename... ARGS&gt;</text:p>
      <text:p text:style-name="P1075"><text:tab/><text:tab/>[[nodiscard]] constexpr T make_ustr16(ARGS&amp;&amp;... args)noexcept</text:p>
      <text:p text:style-name="P1075"><text:tab/><text:tab/>requires(std::is_same_v&lt;T,ustr16&gt;)</text:p>
      <text:p text:style-name="P1075"/>
      <text:p text:style-name="P1075"><text:tab/><text:tab/>template &lt;typename T=ustrw,typename... ARGS&gt;</text:p>
      <text:p text:style-name="P1075"><text:tab/><text:tab/>[[nodiscard]] constexpr result&lt;T, error_handler_t&gt; </text:p>
      <text:p text:style-name="P1075"><text:tab/><text:tab/>try_make_ustrw(ARGS&amp;&amp;... args)noexcept</text:p>
      <text:p text:style-name="P1075"><text:tab/><text:tab/>requires(std::is_same_v&lt;T,ustrw&gt;)</text:p>
      <text:p text:style-name="P1075"/>
      <text:p text:style-name="P1075"><text:tab/><text:tab/>template &lt;typename T=ustrw,typename... ARGS&gt;</text:p>
      <text:p text:style-name="P1075"><text:tab/><text:tab/>[[nodiscard]] constexpr T make_ustrw(ARGS&amp;&amp;... args)noexcept</text:p>
      <text:p text:style-name="P1075"><text:tab/><text:tab/>requires(std::is_same_v&lt;T,ustrw&gt;)</text:p>
      <text:p text:style-name="P1075"/>
      <text:p text:style-name="P1075"><text:tab/><text:tab/>template &lt;typename T=ustr32,typename... ARGS&gt;</text:p>
      <text:p text:style-name="P1075"><text:tab/><text:tab/>[[nodiscard]] constexpr result&lt;T, error_handler_t&gt; </text:p>
      <text:p text:style-name="P1075"><text:tab/><text:tab/>try_make_ustr32(ARGS&amp;&amp;... args)noexcept</text:p>
      <text:p text:style-name="P1075"><text:tab/><text:tab/>requires(std::is_same_v&lt;T,ustr32&gt;)</text:p>
      <text:p text:style-name="P1075"/>
      <text:p text:style-name="P1075"/>
      <text:p text:style-name="P1075"><text:soft-page-break/><text:tab/><text:tab/>template &lt;typename T=strb,typename... ARGS&gt;</text:p>
      <text:p text:style-name="P1075"><text:tab/><text:tab/>[[nodiscard]] constexpr result&lt;T, error_handler_t&gt; </text:p>
      <text:p text:style-name="P1075"><text:tab/><text:tab/>try_make_strb(ARGS&amp;&amp;... args)noexcept</text:p>
      <text:p text:style-name="P1075"><text:tab/><text:tab/>requires(std::is_same_v&lt;T,strb&gt;)</text:p>
      <text:p text:style-name="P1075"/>
      <text:p text:style-name="P1075"><text:tab/><text:tab/>template &lt;typename T=strb,typename... ARGS&gt;</text:p>
      <text:p text:style-name="P1075"><text:tab/><text:tab/>[[nodiscard]] constexpr T make_strb(ARGS&amp;&amp;... args)noexcept</text:p>
      <text:p text:style-name="P1075"><text:tab/><text:tab/>requires(std::is_same_v&lt;T,strb&gt;)</text:p>
      <text:p text:style-name="P1075"/>
      <text:p text:style-name="P1075"><text:tab/><text:tab/>template &lt;typename T=str8,typename... ARGS&gt;</text:p>
      <text:p text:style-name="P1075"><text:tab/><text:tab/>[[nodiscard]] constexpr result&lt;T, error_handler_t&gt; </text:p>
      <text:p text:style-name="P1075"><text:tab/><text:tab/>try_make_str8(ARGS&amp;&amp;... args)noexcept</text:p>
      <text:p text:style-name="P1075"><text:tab/><text:tab/>requires(std::is_same_v&lt;T,str8&gt;)</text:p>
      <text:p text:style-name="P1075"/>
      <text:p text:style-name="P1075"/>
      <text:p text:style-name="P1075"><text:tab/><text:tab/>template &lt;typename T=str8,typename... ARGS&gt;</text:p>
      <text:p text:style-name="P1075"><text:tab/><text:tab/>[[nodiscard]] constexpr T make_str8(ARGS&amp;&amp;... args)noexcept</text:p>
      <text:p text:style-name="P1075"><text:tab/><text:tab/>requires(std::is_same_v&lt;T,str8&gt;)</text:p>
      <text:p text:style-name="P1075"/>
      <text:p text:style-name="P1075"><text:tab/><text:tab/>template &lt;typename T=str16,typename... ARGS&gt;</text:p>
      <text:p text:style-name="P1075"><text:tab/><text:tab/>[[nodiscard]] constexpr result&lt;T, error_handler_t&gt; </text:p>
      <text:p text:style-name="P1075"><text:tab/><text:tab/>try_make_str16(ARGS&amp;&amp;... args)noexcept</text:p>
      <text:p text:style-name="P1075"><text:tab/><text:tab/>requires(std::is_same_v&lt;T,str16&gt;)</text:p>
      <text:p text:style-name="P1075"/>
      <text:p text:style-name="P1075"><text:tab/><text:tab/>template &lt;typename T=str16,typename... ARGS&gt;</text:p>
      <text:p text:style-name="P1075"><text:tab/><text:tab/>[[nodiscard]] constexpr T make_str16(ARGS&amp;&amp;... args)noexcept</text:p>
      <text:p text:style-name="P1075"><text:tab/><text:tab/>requires(std::is_same_v&lt;T,str16&gt;)</text:p>
      <text:p text:style-name="P1075"/>
      <text:p text:style-name="P1075"><text:tab/><text:tab/>template &lt;typename T=strw,typename... ARGS&gt;</text:p>
      <text:p text:style-name="P1075"><text:tab/><text:tab/>[[nodiscard]] constexpr result&lt;T, error_handler_t&gt; </text:p>
      <text:p text:style-name="P1075"><text:tab/><text:tab/>try_make_strw(ARGS&amp;&amp;... args)noexcept</text:p>
      <text:p text:style-name="P1075"><text:tab/><text:tab/>requires(std::is_same_v&lt;T,strw&gt;)</text:p>
      <text:p text:style-name="P1075"/>
      <text:p text:style-name="P1075"><text:tab/><text:tab/>template &lt;typename T=strw,typename... ARGS&gt;</text:p>
      <text:p text:style-name="P1075"><text:tab/><text:tab/>[[nodiscard]] constexpr T make_strw(ARGS&amp;&amp;... args)noexcept</text:p>
      <text:p text:style-name="P1075"><text:tab/><text:tab/>requires(std::is_same_v&lt;T,strw&gt;)</text:p>
      <text:p text:style-name="P1075"/>
      <text:p text:style-name="P1075"><text:tab/><text:tab/>template &lt;typename T=str32,typename... ARGS&gt;</text:p>
      <text:p text:style-name="P1075"><text:tab/><text:tab/>[[nodiscard]] constexpr result&lt;T, error_handler_t&gt; </text:p>
      <text:p text:style-name="P1075"><text:tab/><text:tab/>try_make_str32(ARGS&amp;&amp;... args)noexcept</text:p>
      <text:p text:style-name="P1075"><text:tab/><text:tab/>requires(std::is_same_v&lt;T,str32&gt;)</text:p>
      <text:p text:style-name="P1075"/>
      <text:p text:style-name="P1075"><text:tab/><text:tab/>template &lt;typename T=str32,typename... ARGS&gt;</text:p>
      <text:p text:style-name="P1075"><text:tab/><text:tab/>[[nodiscard]] constexpr T make_str32(ARGS&amp;&amp;... args)noexcept</text:p>
      <text:p text:style-name="P1075"><text:tab/><text:tab/>requires(std::is_same_v&lt;T,str32&gt;)</text:p>
      <text:p text:style-name="P1075"/>
      <text:p text:style-name="P1075"><text:tab/><text:tab/><text:tab/><text:span text:style-name="T1094">Ritorna un</text:span><text:span text:style-name="T1095">a stringa</text:span><text:span text:style-name="T1094"> con i valori inizializzati da </text:span><text:span text:style-name="T1590">args</text:span><text:span text:style-name="T1094"> </text:span></text:p>
      <text:p text:style-name="P1080"><text:span text:style-name="T1091"><text:tab/><text:tab/><text:tab/></text:span><text:span text:style-name="T1588">ARGS</text:span><text:span text:style-name="T1092"> </text:span><text:span text:style-name="T1243">deve essere un </text:span><text:span text:style-name="T1892">charset</text:span><text:span text:style-name="T1243"> </text:span><text:span text:style-name="T1092">oppure una sequenza di </text:span><text:span text:style-name="T1892">charset</text:span><text:span text:style-name="T1092"> oppure un </text:span><text:span text:style-name="T1892">rvalue <text:tab/><text:tab/><text:tab/><text:tab/></text:span><text:span text:style-name="T1588">adapter_box</text:span><text:span text:style-name="T1092"> </text:span><text:span text:style-name="T1244">di </text:span><text:span text:style-name="T1892">charset</text:span><text:span text:style-name="T1092"> </text:span></text:p>
      <text:p text:style-name="P1669"><text:tab/><text:tab/><text:tab/> </text:p>
      <text:p text:style-name="P1673"><text:tab/></text:p>
      <text:p text:style-name="P1140"><text:tab/><text:tab/>template &lt;typename K,typename M,typename... ARGS&gt;</text:p>
      <text:p text:style-name="P1140"><text:tab/><text:tab/>[[nodiscard]] constexpr result&lt;hash_map&lt;K,M&gt;, error_handler_t&gt; <text:tab/><text:tab/><text:tab/><text:tab/><text:tab/>try_make_hash_map(ARGS&amp;&amp;... args)noexcept </text:p>
      <text:p text:style-name="P1141"><text:tab/><text:tab/>requires (!concepts::sequence&lt;K&gt; &amp;&amp; !concepts::adapter_box&lt;K&gt; </text:p>
      <text:p text:style-name="P1141"><text:tab/><text:tab/>&amp;&amp; !concepts::sequence&lt;M&gt; &amp;&amp; !concepts::adapter_box&lt;M&gt;)</text:p>
      <text:p text:style-name="P1072"><text:span text:style-name="T1094"/></text:p>
      <text:p text:style-name="P1136"><text:tab/><text:tab/>template &lt;typename K,typename M,typename... ARGS&gt;</text:p>
      <text:p text:style-name="P1136"><text:tab/><text:tab/>[[nodiscard]] constexpr hash_map&lt;K,M&gt; make_hash_map(ARGS&amp;&amp;... args)noexcept </text:p>
      <text:p text:style-name="P1136"><text:tab/><text:tab/>requires (!concepts::sequence&lt;K&gt; &amp;&amp; !concepts::adapter_box&lt;K&gt; </text:p>
      <text:p text:style-name="P1136"><text:tab/><text:tab/>&amp;&amp; !concepts::sequence&lt;M&gt; &amp;&amp; !concepts::adapter_box&lt;M&gt;)</text:p>
      <text:p text:style-name="P1072"/>
      <text:p text:style-name="P1072"><text:tab/><text:tab/><text:tab/><text:span text:style-name="T1094">Ritorna un </text:span><text:span text:style-name="T1590">hash map</text:span><text:span text:style-name="T1094"> con i valori inizializzati da </text:span><text:span text:style-name="T1590">args</text:span><text:span text:style-name="T1094"> </text:span></text:p>
      <text:p text:style-name="P1670"><text:tab/><text:tab/><text:tab/>Il tipo <text:span text:style-name="T523">ARGS</text:span> viene alternato tra <text:span text:style-name="T523">K</text:span> e <text:span text:style-name="T523">M</text:span> </text:p>
      <text:p text:style-name="P1670"><text:tab/></text:p>
      <text:p text:style-name="P1072"><text:span text:style-name="T1094"/></text:p>
      <text:p text:style-name="P1072"><text:span text:style-name="T1094"/></text:p>
      <text:p text:style-name="P1142"><text:tab/><text:tab/>template &lt;typename K,typename M,typename... ARGS&gt;</text:p>
      <text:p text:style-name="P1073"><text:span text:style-name="T1586"><text:tab/><text:tab/>[[nodiscard]] constexpr result&lt;</text:span><text:span text:style-name="T1591">multi_</text:span><text:span text:style-name="T1586">hash_map&lt;K,M&gt;, error_handler_t&gt; <text:tab/><text:tab/><text:tab/><text:tab/>try_make_</text:span><text:span text:style-name="T1591">multi_</text:span><text:span text:style-name="T1586">hash_map(ARGS&amp;&amp;... args)noexcept </text:span></text:p>
      <text:p text:style-name="P1142"><text:tab/><text:tab/>requires (!concepts::sequence&lt;K&gt; &amp;&amp; !concepts::adapter_box&lt;K&gt; </text:p>
      <text:p text:style-name="P1142"><text:tab/><text:tab/>&amp;&amp; !concepts::sequence&lt;M&gt; &amp;&amp; !concepts::adapter_box&lt;M&gt;)</text:p>
      <text:p text:style-name="P1073"/>
      <text:p text:style-name="P1137"><text:tab/><text:tab/>template &lt;typename K,typename M,typename... ARGS&gt;</text:p>
      <text:p text:style-name="P1073"><text:span text:style-name="T1590"><text:tab/><text:tab/>[[nodiscard]] constexpr </text:span><text:span text:style-name="T1591">multi_</text:span><text:span text:style-name="T1590">hash_map&lt;K,M&gt; make_</text:span><text:span text:style-name="T1591">multi_</text:span><text:span text:style-name="T1590">hash_map(ARGS&amp;&amp;... <text:tab/><text:tab/><text:tab/>args)noexcept </text:span></text:p>
      <text:p text:style-name="P1137"><text:tab/><text:tab/>requires (!concepts::sequence&lt;K&gt; &amp;&amp; !concepts::adapter_box&lt;K&gt; </text:p>
      <text:p text:style-name="P1137"><text:tab/><text:tab/>&amp;&amp; !concepts::sequence&lt;M&gt; &amp;&amp; !concepts::adapter_box&lt;M&gt;)</text:p>
      <text:p text:style-name="P1073"/>
      <text:p text:style-name="P1073"><text:tab/><text:tab/><text:tab/><text:span text:style-name="T1094">Ritorna un </text:span><text:span text:style-name="T1591">multi </text:span><text:span text:style-name="T1590">hash map</text:span><text:span text:style-name="T1094"> con i valori inizializzati da </text:span><text:span text:style-name="T1590">args</text:span><text:span text:style-name="T1094"> </text:span></text:p>
      <text:p text:style-name="P1671"><text:tab/><text:tab/><text:tab/>Il tipo <text:span text:style-name="T1874">di </text:span><text:span text:style-name="T523">ARGS</text:span> viene alternato tra <text:span text:style-name="T523">K</text:span> e <text:span text:style-name="T523">M</text:span> </text:p>
      <text:p text:style-name="P1671"><text:tab/><text:tab/></text:p>
      <text:p text:style-name="P1073"><text:span text:style-name="T1094"/></text:p>
      <text:p text:style-name="P1073"><text:soft-page-break/><text:span text:style-name="T1094"/></text:p>
      <text:p text:style-name="P1136"><text:tab/><text:tab/>template &lt;typename K,typename... ARGS&gt;</text:p>
      <text:p text:style-name="P1136"><text:tab/><text:tab/>[[nodiscard]] constexpr result&lt;hash_set&lt;K&gt;, error_handler_t&gt; <text:tab/><text:tab/><text:tab/><text:tab/><text:tab/>try_make_hash_set(ARGS&amp;&amp;... args)noexcept</text:p>
      <text:p text:style-name="P1136"><text:tab/><text:tab/>requires (!concepts::sequence&lt;K&gt; &amp;&amp; !concepts::adapter_box&lt;K&gt;)</text:p>
      <text:p text:style-name="P1072"/>
      <text:p text:style-name="P1137"><text:tab/><text:tab/>template &lt;typename K,typename... ARGS&gt;</text:p>
      <text:p text:style-name="P1137"><text:tab/><text:tab/>[[nodiscard]] constexpr hash_set&lt;K&gt; make_hash_set(ARGS&amp;&amp;... args)noexcept</text:p>
      <text:p text:style-name="P1137"><text:tab/><text:tab/>requires (!concepts::sequence&lt;K&gt; &amp;&amp; !concepts::adapter_box&lt;K&gt;)</text:p>
      <text:p text:style-name="P1073"/>
      <text:p text:style-name="P1073"><text:tab/><text:tab/><text:tab/><text:span text:style-name="T1094">Ritorna un </text:span><text:span text:style-name="T1590">hash </text:span><text:span text:style-name="T1591">set</text:span><text:span text:style-name="T1094"> con i valori inizializzati da </text:span><text:span text:style-name="T1590">args</text:span><text:span text:style-name="T1094"> </text:span></text:p>
      <text:p text:style-name="P1073"><text:span text:style-name="T1094"/></text:p>
      <text:p text:style-name="P1073"><text:span text:style-name="T1094"/></text:p>
      <text:p text:style-name="P1073"><text:span text:style-name="T1094"/></text:p>
      <text:p text:style-name="P1138"><text:tab/><text:tab/>template &lt;typename K,typename... ARGS&gt;</text:p>
      <text:p text:style-name="P1074"><text:span text:style-name="T1590"><text:tab/><text:tab/>[[nodiscard]] constexpr result&lt;</text:span><text:span text:style-name="T1592">multi_</text:span><text:span text:style-name="T1590">hash_set&lt;K&gt;, error_handler_t&gt; <text:tab/><text:tab/><text:tab/><text:tab/>try_make_</text:span><text:span text:style-name="T1592">multi_</text:span><text:span text:style-name="T1590">hash_set(ARGS&amp;&amp;... args)noexcept</text:span></text:p>
      <text:p text:style-name="P1138"><text:tab/><text:tab/>requires (!concepts::sequence&lt;K&gt; &amp;&amp; !concepts::adapter_box&lt;K&gt;)</text:p>
      <text:p text:style-name="P1138"><text:span text:style-name="T1094"/></text:p>
      <text:p text:style-name="P1138"><text:tab/><text:tab/>template &lt;typename K,typename... ARGS&gt;</text:p>
      <text:p text:style-name="P1081"><text:span text:style-name="T1590"><text:tab/><text:tab/>[[nodiscard]] constexpr </text:span><text:span text:style-name="T1592">multi_</text:span><text:span text:style-name="T1590">hash_set&lt;K&gt; make_</text:span><text:span text:style-name="T1592">multi_</text:span><text:span text:style-name="T1590">hash_set(</text:span></text:p>
      <text:p text:style-name="P1139"><text:tab/><text:tab/><text:tab/>ARGS&amp;&amp;... args</text:p>
      <text:p text:style-name="P1139"><text:tab/><text:tab/>)noexcept</text:p>
      <text:p text:style-name="P1138"><text:tab/><text:tab/>requires (!concepts::sequence&lt;K&gt; &amp;&amp; !concepts::adapter_box&lt;K&gt;)</text:p>
      <text:p text:style-name="P1074"/>
      <text:p text:style-name="P1074"><text:tab/><text:tab/><text:tab/><text:span text:style-name="T1094">Ritorna un </text:span><text:span text:style-name="T1592">multi </text:span><text:span text:style-name="T1590">hash </text:span><text:span text:style-name="T1591">set</text:span><text:span text:style-name="T1094"> con i valori inizializzati da </text:span><text:span text:style-name="T1590">args</text:span><text:span text:style-name="T1094"> </text:span></text:p>
      <text:p text:style-name="P1672"><text:tab/><text:tab/></text:p>
      <text:p text:style-name="P1074"><text:span text:style-name="T1094"/></text:p>
      <text:p text:style-name="P1074"><text:span text:style-name="T1094"><text:tab/></text:span><text:span text:style-name="T1590"><text:tab/>template &lt;typename K,typename M,typename... ARGS&gt;</text:span></text:p>
      <text:p text:style-name="P1138"><text:tab/><text:tab/>[[nodiscard]] constexpr result&lt;btree_map&lt;K,M&gt;, error_handler_t&gt; <text:tab/><text:tab/><text:tab/><text:tab/><text:tab/>try_make_btree_map(ARGS&amp;&amp;... args)noexcept </text:p>
      <text:p text:style-name="P1138"><text:tab/><text:tab/>requires (!concepts::sequence&lt;K&gt; &amp;&amp; !concepts::adapter_box&lt;K&gt; </text:p>
      <text:p text:style-name="P1138"><text:tab/><text:tab/>&amp;&amp; !concepts::sequence&lt;M&gt; &amp;&amp; !concepts::adapter_box&lt;M&gt;)</text:p>
      <text:p text:style-name="P1074"><text:span text:style-name="T1094"/></text:p>
      <text:p text:style-name="P1074"><text:span text:style-name="T1094"><text:tab/></text:span><text:span text:style-name="T1590"><text:tab/>template &lt;typename K,typename M,typename... ARGS&gt;</text:span></text:p>
      <text:p text:style-name="P1138"><text:tab/><text:tab/>[[nodiscard]] constexpr btree_map&lt;K,M&gt; make_btree_map(ARGS&amp;&amp;... args)noexcept </text:p>
      <text:p text:style-name="P1138"><text:tab/><text:tab/>requires (!concepts::sequence&lt;K&gt; &amp;&amp; !concepts::adapter_box&lt;K&gt; </text:p>
      <text:p text:style-name="P1138"><text:tab/><text:tab/>&amp;&amp; !concepts::sequence&lt;M&gt; &amp;&amp; !concepts::adapter_box&lt;M&gt;)</text:p>
      <text:p text:style-name="P1074"><text:span text:style-name="T1094"/></text:p>
      <text:p text:style-name="P1672"><text:tab/><text:tab/><text:tab/>Ritorna un <text:span text:style-name="T523">btree map</text:span> con i valori inizializzati da <text:span text:style-name="T523">args</text:span> </text:p>
      <text:p text:style-name="P1672"><text:tab/><text:tab/><text:tab/>Il tipo <text:span text:style-name="T523">ARGS</text:span> viene alternato tra <text:span text:style-name="T523">K</text:span> e <text:span text:style-name="T523">M</text:span> </text:p>
      <text:p text:style-name="P1074"><text:span text:style-name="T1094"/></text:p>
      <text:p text:style-name="P1074"><text:span text:style-name="T1094"/></text:p>
      <text:p text:style-name="P1074"><text:span text:style-name="T1094"><text:tab/></text:span><text:span text:style-name="T1590"><text:tab/>template &lt;typename K,typename M,typename... ARGS&gt;</text:span></text:p>
      <text:p text:style-name="P1138"><text:tab/><text:tab/>[[nodiscard]] constexpr result&lt;multi_btree_map&lt;K,M&gt;, error_handler_t&gt; <text:tab/><text:tab/><text:tab/><text:tab/>try_make_multi_btree_map(ARGS&amp;&amp;... args)noexcept </text:p>
      <text:p text:style-name="P1138"><text:tab/><text:tab/>requires (!concepts::sequence&lt;K&gt; &amp;&amp; !concepts::adapter_box&lt;K&gt; </text:p>
      <text:p text:style-name="P1138"><text:tab/><text:tab/>&amp;&amp; !concepts::sequence&lt;M&gt; &amp;&amp; !concepts::adapter_box&lt;M&gt;)</text:p>
      <text:p text:style-name="P1074"/>
      <text:p text:style-name="P1074"><text:span text:style-name="T1094"><text:tab/><text:tab/></text:span><text:span text:style-name="T1590">template &lt;typename K,typename M,typename... ARGS&gt;</text:span></text:p>
      <text:p text:style-name="P1139"><text:tab/><text:tab/>[[nodiscard]] constexpr multi_btree_map&lt;K,M&gt; make_multi_btree_map(</text:p>
      <text:p text:style-name="P1139"><text:tab/><text:tab/><text:tab/>ARGS&amp;&amp;... args</text:p>
      <text:p text:style-name="P1139"><text:tab/><text:tab/>)noexcept </text:p>
      <text:p text:style-name="P1138"><text:tab/><text:tab/>requires (!concepts::sequence&lt;K&gt; &amp;&amp; !concepts::adapter_box&lt;K&gt; </text:p>
      <text:p text:style-name="P1138"><text:tab/><text:tab/>&amp;&amp; !concepts::sequence&lt;M&gt; &amp;&amp; !concepts::adapter_box&lt;M&gt;)</text:p>
      <text:p text:style-name="P1074"/>
      <text:p text:style-name="P1672"><text:tab/><text:tab/><text:tab/>Ritorna un <text:span text:style-name="T523">multi btree map</text:span> con i valori inizializzati da <text:span text:style-name="T523">args</text:span> </text:p>
      <text:p text:style-name="P1672"><text:tab/><text:tab/><text:tab/>Il tipo <text:span text:style-name="T1874">di </text:span><text:span text:style-name="T523">ARGS</text:span> viene alternato tra <text:span text:style-name="T523">K</text:span> e <text:span text:style-name="T523">M</text:span> </text:p>
      <text:p text:style-name="P1672"><text:tab/><text:tab/></text:p>
      <text:p text:style-name="P1074"><text:span text:style-name="T1094"/></text:p>
      <text:p text:style-name="P1074"><text:span text:style-name="T1094"><text:tab/></text:span><text:span text:style-name="T1590"><text:tab/>template &lt;typename K,typename... ARGS&gt;</text:span></text:p>
      <text:p text:style-name="P1138"><text:tab/><text:tab/>[[nodiscard]] constexpr result&lt;btree_set&lt;K&gt;, error_handler_t&gt; <text:tab/><text:tab/><text:tab/><text:tab/><text:tab/>try_make_btree_set(ARGS&amp;&amp;... args)noexcept</text:p>
      <text:p text:style-name="P1138"><text:tab/><text:tab/>requires (!concepts::sequence&lt;K&gt; &amp;&amp; !concepts::adapter_box&lt;K&gt;)</text:p>
      <text:p text:style-name="P1138"/>
      <text:p text:style-name="P1074"><text:span text:style-name="T1094"><text:tab/><text:tab/></text:span><text:span text:style-name="T1590">template &lt;typename K,typename... ARGS&gt;</text:span></text:p>
      <text:p text:style-name="P1138"><text:tab/><text:tab/>[[nodiscard]] constexpr btree_set&lt;K&gt; make_btree_set(ARGS&amp;&amp;... args)noexcept</text:p>
      <text:p text:style-name="P1138"><text:tab/><text:tab/>requires (!concepts::sequence&lt;K&gt; &amp;&amp; !concepts::adapter_box&lt;K&gt;)</text:p>
      <text:p text:style-name="P1074"/>
      <text:p text:style-name="P1672"><text:tab/><text:tab/><text:tab/>Ritorna un <text:span text:style-name="T523">btree set</text:span> con i valori inizializzati da <text:span text:style-name="T523">args</text:span> </text:p>
      <text:p text:style-name="P1672"><text:tab/><text:tab/></text:p>
      <text:p text:style-name="P1074"><text:span text:style-name="T1094"/></text:p>
      <text:p text:style-name="P1074"><text:span text:style-name="T1094"/></text:p>
      <text:p text:style-name="P1074"><text:span text:style-name="T1094"/></text:p>
      <text:p text:style-name="P1074"><text:span text:style-name="T1094"/></text:p>
      <text:p text:style-name="P1074"><text:span text:style-name="T1094"/></text:p>
      <text:p text:style-name="P1074"><text:soft-page-break/><text:span text:style-name="T1094"><text:tab/></text:span><text:span text:style-name="T1590"><text:tab/>template &lt;typename K,typename... ARGS&gt;</text:span></text:p>
      <text:p text:style-name="P1138"><text:tab/><text:tab/>[[nodiscard]] constexpr result&lt;multi_btree_set&lt;K&gt;, error_handler_t&gt; <text:tab/><text:tab/><text:tab/><text:tab/>try_make_multi_btree_set(ARGS&amp;&amp;... args)noexcept</text:p>
      <text:p text:style-name="P1138"><text:tab/><text:tab/>requires (!concepts::sequence&lt;K&gt; &amp;&amp; !concepts::adapter_box&lt;K&gt;)</text:p>
      <text:p text:style-name="P1138"><text:span text:style-name="T1094"/></text:p>
      <text:p text:style-name="P1138"><text:span text:style-name="T1094"/></text:p>
      <text:p text:style-name="P1138"><text:span text:style-name="T1094"/></text:p>
      <text:p text:style-name="P1074"><text:span text:style-name="T1094"><text:tab/></text:span><text:span text:style-name="T1590"><text:tab/>template &lt;typename K,typename... ARGS&gt;</text:span></text:p>
      <text:p text:style-name="P1138"><text:tab/><text:tab/>[[nodiscard]] constexpr multi_btree_set&lt;K&gt; make_multi_btree_set(ARGS&amp;&amp;... <text:tab/><text:tab/><text:tab/>args)noexcept</text:p>
      <text:p text:style-name="P1138"><text:tab/><text:tab/>requires (!concepts::sequence&lt;K&gt; &amp;&amp; !concepts::adapter_box&lt;K&gt;)</text:p>
      <text:p text:style-name="P1074"/>
      <text:p text:style-name="P1672"><text:tab/><text:tab/><text:tab/>Ritorna un <text:span text:style-name="T523">multi btree set</text:span> con i valori inizializzati da <text:span text:style-name="T523">args</text:span> </text:p>
      <text:p text:style-name="P1074"><text:span text:style-name="T1094"/></text:p>
      <text:p text:style-name="P1074"><text:span text:style-name="T1094"/></text:p>
      <text:p text:style-name="P1074"><text:span text:style-name="T1094"><text:tab/></text:span><text:span text:style-name="T1096">Costruttori:</text:span></text:p>
      <text:p text:style-name="P1674"><text:tab/><text:tab/><text:tab/></text:p>
      <text:p text:style-name="P1076"><text:span text:style-name="T1096"><text:tab/><text:tab/><text:tab/></text:span><text:span text:style-name="T1593">collector()=delete</text:span></text:p>
      <text:p text:style-name="P1138"><text:tab/></text:p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p text:style-name="P1074"/>
      <text:h text:style-name="Heading_20_2" text:outline-level="2"><text:bookmark-start text:name="__RefHeading___Toc79627_833296016"/><text:soft-page-break/>comparables::equal_to<text:bookmark-end text:name="__RefHeading___Toc79627_833296016"/></text:h>
      <text:p text:style-name="P27"><text:tab/><text:span text:style-name="T298">Uso: </text:span></text:p>
      <text:p text:style-name="P241"><text:tab/><text:tab/><text:span text:style-name="T1594">classe per confronto di uguaglianza</text:span></text:p>
      <text:p text:style-name="P443"><text:span text:style-name="T76"/></text:p>
      <text:p text:style-name="P443"><text:span text:style-name="T18"><text:tab/></text:span><text:span text:style-name="T87">Testata: </text:span></text:p>
      <text:p text:style-name="P305"><text:tab/><text:tab/><text:span text:style-name="T523">iron/</text:span><text:span text:style-name="T551">c</text:span><text:span text:style-name="T569">omparables</text:span><text:span text:style-name="T568">.h</text:span></text:p>
      <text:p text:style-name="P443"><text:span text:style-name="T87"/></text:p>
      <text:p text:style-name="P443"><text:span text:style-name="T18"><text:tab/></text:span><text:span text:style-name="T20">Sinossi:</text:span></text:p>
      <text:p text:style-name="P443"><text:span text:style-name="T20"/></text:p>
      <text:p text:style-name="P589"><text:span text:style-name="T20"><text:tab/><text:tab/></text:span><text:span text:style-name="T110">template &lt;typename T&gt; class equal_to final</text:span></text:p>
      <text:p text:style-name="P589"><text:span text:style-name="T110"/></text:p>
      <text:p text:style-name="P443"><text:span text:style-name="T367"/></text:p>
      <text:p text:style-name="P443"><text:span text:style-name="T93"><text:tab/></text:span><text:span text:style-name="T108">Alias:</text:span></text:p>
      <text:p text:style-name="P1108"><text:tab/><text:tab/>using value_t = T</text:p>
      <text:p text:style-name="P589"><text:span text:style-name="T108"><text:tab/><text:tab/></text:span><text:span text:style-name="T133">using value_type = value_t</text:span></text:p>
      <text:p text:style-name="P589"><text:span text:style-name="T108"/></text:p>
      <text:p text:style-name="P443"><text:span text:style-name="T108"/></text:p>
      <text:p text:style-name="P363"><text:tab/><text:span text:style-name="T1594">Costruttori</text:span>:</text:p>
      <text:p text:style-name="P352"><text:span text:style-name="T1086"/></text:p>
      <text:p text:style-name="P1125"><text:tab/><text:tab/><text:span text:style-name="T1595">constexpr equal_to()noexcept=default</text:span></text:p>
      <text:p text:style-name="P1125"><text:tab/><text:tab/><text:span text:style-name="T1595">constexpr equal_to(const equal_to&amp;)noexcept</text:span></text:p>
      <text:p text:style-name="P1125"><text:tab/><text:tab/><text:span text:style-name="T1595">constexpr equal_to(equal_to&amp;&amp;)noexcept</text:span></text:p>
      <text:p text:style-name="P1125"/>
      <text:p text:style-name="P1125"/>
      <text:p text:style-name="P1125"><text:tab/><text:span text:style-name="T1097">Distruttore:</text:span></text:p>
      <text:p text:style-name="P1125"><text:span text:style-name="T1097"><text:tab/><text:tab/></text:span><text:span text:style-name="T1595">constexpr ~equal_to()=default</text:span></text:p>
      <text:p text:style-name="P1125"/>
      <text:p text:style-name="P1125"/>
      <text:p text:style-name="P1074"/>
      <text:p text:style-name="P1655"><text:tab/><text:span text:style-name="T1595">Metodi:</text:span></text:p>
      <text:p text:style-name="P1077"/>
      <text:p text:style-name="P1077"><text:tab/><text:tab/><text:span text:style-name="T1595">constexpr equal_to&amp; operator=(const equal_to&amp;)noexcept</text:span></text:p>
      <text:p text:style-name="P1077"><text:tab/><text:tab/><text:span text:style-name="T1595">constexpr equal_to&amp; operator=(equal_to&amp;&amp;)noexcept</text:span></text:p>
      <text:p text:style-name="P1077"/>
      <text:p text:style-name="P1077"><text:tab/><text:tab/>[[nodiscard]] constexpr bool operator()(const value_t&amp;, const value_t&amp;)const <text:tab/><text:tab/><text:tab/>noexcept </text:p>
      <text:p text:style-name="P1077"><text:tab/><text:tab/>requires(concepts::nothrow_equality_comparable&lt;value_t&gt;)</text:p>
      <text:p text:style-name="P1077"/>
      <text:p text:style-name="P1077"><text:tab/><text:tab/><text:tab/><text:span text:style-name="T1097">Ritorna vero per uguaglianza</text:span></text:p>
      <text:p text:style-name="P1077"><text:span text:style-name="T1097"/></text:p>
      <text:p text:style-name="P1077"><text:span text:style-name="T1097"/></text:p>
      <text:p text:style-name="P1077"><text:span text:style-name="T1097"/></text:p>
      <text:p text:style-name="P1077"><text:span text:style-name="T1097"/></text:p>
      <text:p text:style-name="P1077"><text:span text:style-name="T1097"/></text:p>
      <text:p text:style-name="P1077"><text:span text:style-name="T1097"/></text:p>
      <text:p text:style-name="P1077"><text:span text:style-name="T1097"/></text:p>
      <text:p text:style-name="P1077"><text:span text:style-name="T1097"/></text:p>
      <text:p text:style-name="P1077"><text:span text:style-name="T1097"/></text:p>
      <text:p text:style-name="P1077"><text:span text:style-name="T1097"/></text:p>
      <text:p text:style-name="P1077"><text:span text:style-name="T1097"/></text:p>
      <text:p text:style-name="P1077"><text:span text:style-name="T1097"/></text:p>
      <text:p text:style-name="P1077"><text:span text:style-name="T1097"/></text:p>
      <text:p text:style-name="P1077"><text:span text:style-name="T1097"/></text:p>
      <text:p text:style-name="P1077"><text:span text:style-name="T1097"/></text:p>
      <text:p text:style-name="P1077"><text:span text:style-name="T1097"/></text:p>
      <text:p text:style-name="P1077"><text:span text:style-name="T1097"/></text:p>
      <text:p text:style-name="P1077"><text:span text:style-name="T1097"/></text:p>
      <text:p text:style-name="P1077"><text:span text:style-name="T1097"/></text:p>
      <text:p text:style-name="P1077"><text:span text:style-name="T1097"/></text:p>
      <text:p text:style-name="P1077"><text:span text:style-name="T1097"/></text:p>
      <text:p text:style-name="P1077"><text:span text:style-name="T1097"/></text:p>
      <text:p text:style-name="P1077"><text:span text:style-name="T1097"/></text:p>
      <text:p text:style-name="P1077"><text:span text:style-name="T1097"/></text:p>
      <text:p text:style-name="P1077"><text:span text:style-name="T1097"/></text:p>
      <text:p text:style-name="P1077"><text:span text:style-name="T1097"/></text:p>
      <text:p text:style-name="P1077"><text:span text:style-name="T1097"/></text:p>
      <text:p text:style-name="P1077"><text:span text:style-name="T1097"/></text:p>
      <text:h text:style-name="Heading_20_2" text:outline-level="2"><text:bookmark-start text:name="__RefHeading___Toc79629_833296016"/><text:soft-page-break/>comparables::<text:span text:style-name="T1595">less</text:span>_to<text:bookmark-end text:name="__RefHeading___Toc79629_833296016"/></text:h>
      <text:p text:style-name="P28"><text:tab/><text:span text:style-name="T298">Uso: </text:span></text:p>
      <text:p text:style-name="P242"><text:tab/><text:tab/><text:span text:style-name="T1594">classe per confronto di </text:span><text:span text:style-name="T1595">minoranza</text:span></text:p>
      <text:p text:style-name="P444"><text:span text:style-name="T76"/></text:p>
      <text:p text:style-name="P444"><text:span text:style-name="T18"><text:tab/></text:span><text:span text:style-name="T87">Testata: </text:span></text:p>
      <text:p text:style-name="P306"><text:tab/><text:tab/><text:span text:style-name="T523">iron/</text:span><text:span text:style-name="T551">c</text:span><text:span text:style-name="T569">omparables</text:span><text:span text:style-name="T568">.h</text:span></text:p>
      <text:p text:style-name="P444"><text:span text:style-name="T87"/></text:p>
      <text:p text:style-name="P444"><text:span text:style-name="T18"><text:tab/></text:span><text:span text:style-name="T20">Sinossi:</text:span></text:p>
      <text:p text:style-name="P444"><text:span text:style-name="T20"/></text:p>
      <text:p text:style-name="P590"><text:span text:style-name="T20"><text:tab/><text:tab/></text:span><text:span text:style-name="T110">template &lt;typename T&gt; class </text:span><text:span text:style-name="T111">less</text:span><text:span text:style-name="T110">_to final</text:span></text:p>
      <text:p text:style-name="P590"><text:span text:style-name="T110"/></text:p>
      <text:p text:style-name="P444"><text:span text:style-name="T367"/></text:p>
      <text:p text:style-name="P444"><text:span text:style-name="T93"><text:tab/></text:span><text:span text:style-name="T108">Alias:</text:span></text:p>
      <text:p text:style-name="P1109"><text:tab/><text:tab/>using value_t = T</text:p>
      <text:p text:style-name="P590"><text:span text:style-name="T108"><text:tab/><text:tab/></text:span><text:span text:style-name="T133">using value_type = value_t</text:span></text:p>
      <text:p text:style-name="P1109"><text:tab/></text:p>
      <text:p text:style-name="P1957"><text:span text:style-name="T789"/></text:p>
      <text:p text:style-name="P364"><text:tab/><text:span text:style-name="T1594">Costruttori</text:span>:</text:p>
      <text:p text:style-name="P353"><text:span text:style-name="T1086"/></text:p>
      <text:p text:style-name="P1125"><text:tab/><text:tab/><text:span text:style-name="T1595">constexpr less_to()noexcept=default</text:span></text:p>
      <text:p text:style-name="P1125"><text:tab/><text:tab/><text:span text:style-name="T1595">constexpr less_to(const less_to&amp;)noexcept</text:span></text:p>
      <text:p text:style-name="P1125"><text:tab/><text:tab/><text:span text:style-name="T1595">constexpr less_to(less_to&amp;&amp;)noexcept</text:span></text:p>
      <text:p text:style-name="P1125"/>
      <text:p text:style-name="P1125"/>
      <text:p text:style-name="P1125"><text:tab/><text:span text:style-name="T1097">Distruttore:</text:span></text:p>
      <text:p text:style-name="P1125"><text:span text:style-name="T1097"><text:tab/><text:tab/></text:span><text:span text:style-name="T1595">constexpr ~less_to()=default</text:span></text:p>
      <text:p text:style-name="P1125"/>
      <text:p text:style-name="P1125"/>
      <text:p text:style-name="P1077"/>
      <text:p text:style-name="P1656"><text:tab/><text:span text:style-name="T1595">Metodi:</text:span></text:p>
      <text:p text:style-name="P1077"/>
      <text:p text:style-name="P1077"><text:tab/><text:tab/><text:span text:style-name="T1595">constexpr less_to&amp; operator=(const less_to&amp;)noexcept</text:span></text:p>
      <text:p text:style-name="P1077"><text:tab/><text:tab/><text:span text:style-name="T1595">constexpr less_to&amp; operator=(less_to&amp;&amp;)noexcept</text:span></text:p>
      <text:p text:style-name="P1077"/>
      <text:p text:style-name="P1077"><text:tab/><text:tab/>[[nodiscard]] constexpr bool operator()(const value_t&amp;, const value_t&amp;)const noexcept </text:p>
      <text:p text:style-name="P1077"><text:tab/><text:tab/>requires(concepts::nothrow_less_comparable&lt;value_t&gt;)</text:p>
      <text:p text:style-name="P1077"/>
      <text:p text:style-name="P1077"><text:tab/><text:tab/><text:tab/><text:span text:style-name="T1097">Ritorna vero per minoranza</text:span></text:p>
      <text:p text:style-name="P1077"><text:span text:style-name="T1097"/></text:p>
      <text:p text:style-name="P1077"><text:span text:style-name="T1097"/></text:p>
      <text:p text:style-name="P1077"><text:span text:style-name="T1097"/></text:p>
      <text:p text:style-name="P1077"><text:span text:style-name="T1097"/></text:p>
      <text:p text:style-name="P1077"><text:span text:style-name="T1097"/></text:p>
      <text:p text:style-name="P1077"><text:span text:style-name="T1097"/></text:p>
      <text:p text:style-name="P1077"><text:span text:style-name="T1097"/></text:p>
      <text:p text:style-name="P1077"><text:span text:style-name="T1097"/></text:p>
      <text:p text:style-name="P1077"><text:span text:style-name="T1097"/></text:p>
      <text:p text:style-name="P1077"><text:span text:style-name="T1097"/></text:p>
      <text:p text:style-name="P1077"><text:span text:style-name="T1097"/></text:p>
      <text:p text:style-name="P1077"><text:span text:style-name="T1097"/></text:p>
      <text:p text:style-name="P1077"><text:span text:style-name="T1097"/></text:p>
      <text:p text:style-name="P1077"><text:span text:style-name="T1097"/></text:p>
      <text:p text:style-name="P1077"><text:span text:style-name="T1097"/></text:p>
      <text:p text:style-name="P1077"><text:span text:style-name="T1097"/></text:p>
      <text:p text:style-name="P1077"><text:span text:style-name="T1097"/></text:p>
      <text:p text:style-name="P1077"><text:span text:style-name="T1097"/></text:p>
      <text:p text:style-name="P1077"><text:span text:style-name="T1097"/></text:p>
      <text:p text:style-name="P1077"><text:span text:style-name="T1097"/></text:p>
      <text:p text:style-name="P1077"><text:span text:style-name="T1097"/></text:p>
      <text:p text:style-name="P1077"><text:span text:style-name="T1097"/></text:p>
      <text:p text:style-name="P1077"><text:span text:style-name="T1097"/></text:p>
      <text:p text:style-name="P1077"><text:span text:style-name="T1097"/></text:p>
      <text:p text:style-name="P1077"><text:span text:style-name="T1097"/></text:p>
      <text:p text:style-name="P1077"><text:span text:style-name="T1097"/></text:p>
      <text:p text:style-name="P1077"><text:span text:style-name="T1097"/></text:p>
      <text:p text:style-name="P1077"><text:span text:style-name="T1097"/></text:p>
      <text:p text:style-name="P1077"><text:span text:style-name="T1097"/></text:p>
      <text:h text:style-name="Heading_20_2" text:outline-level="2" text:is-list-header="true"><text:bookmark-start text:name="__RefHeading___Toc79631_833296016"/><text:soft-page-break/>enum_set<text:bookmark-end text:name="__RefHeading___Toc79631_833296016"/></text:h>
      <text:p text:style-name="P1520"/>
      <text:p text:style-name="P243"><text:tab/>Uso: </text:p>
      <text:p text:style-name="P251"><text:tab/><text:tab/><text:tab/><text:span text:style-name="T572">wrapper</text:span><text:span text:style-name="T1596"> su </text:span><text:span text:style-name="T572">bitset</text:span><text:span text:style-name="T1596"> per usare come </text:span><text:span text:style-name="T1597">un insieme di </text:span><text:span text:style-name="T1596">bit </text:span><text:span text:style-name="T1874">i valori di </text:span><text:span text:style-name="T2011">un</text:span><text:span text:style-name="T1596"> </text:span><text:span text:style-name="T572">enum.</text:span><text:span text:style-name="T1596"> </text:span></text:p>
      <text:p text:style-name="P243"><text:tab/><text:tab/><text:span text:style-name="T1596">La </text:span><text:span text:style-name="T572">enum</text:span><text:span text:style-name="T1596"> deve </text:span><text:span text:style-name="T1983">avere come </text:span><text:span text:style-name="T744">underlying_type </text:span><text:span text:style-name="T1468">un tipo non segnato</text:span><text:span text:style-name="T1597">,</text:span><text:span text:style-name="T1596">avere valori consecutivi ed il primo </text:span></text:p>
      <text:p text:style-name="P243"><text:tab/><text:tab/><text:span text:style-name="T1596">valore numerico <text:s/>a zero </text:span></text:p>
      <text:p text:style-name="P445"><text:span text:style-name="T76"/></text:p>
      <text:p text:style-name="P445"><text:span text:style-name="T18"><text:tab/></text:span><text:span text:style-name="T87">Testata: </text:span></text:p>
      <text:p text:style-name="P307"><text:tab/><text:tab/><text:span text:style-name="T523">iron/</text:span><text:span text:style-name="T572">enum_set.h</text:span></text:p>
      <text:p text:style-name="P445"><text:span text:style-name="T87"/></text:p>
      <text:p text:style-name="P445"><text:span text:style-name="T18"><text:tab/></text:span><text:span text:style-name="T20">Sinossi:</text:span></text:p>
      <text:p text:style-name="P791"><text:tab/><text:tab/>template &lt;typename T&gt; class enum_set final </text:p>
      <text:p text:style-name="P445"><text:span text:style-name="T20"/></text:p>
      <text:p text:style-name="P591"><text:span text:style-name="T110"/></text:p>
      <text:p text:style-name="P445"><text:span text:style-name="T367"/></text:p>
      <text:p text:style-name="P445"><text:span text:style-name="T93"><text:tab/></text:span><text:span text:style-name="T108">Alias:</text:span></text:p>
      <text:p text:style-name="P1110"><text:tab/><text:tab/>using value_t = T;</text:p>
      <text:p text:style-name="P1110"><text:tab/><text:tab/>using underlying_type_t = std::underlying_type_t&lt;T&gt;</text:p>
      <text:p text:style-name="P445"><text:span text:style-name="T108"/></text:p>
      <text:p text:style-name="P445"><text:span text:style-name="T108"/></text:p>
      <text:p text:style-name="P445"><text:span text:style-name="T108"><text:tab/></text:span><text:span text:style-name="T113">Vincoli:</text:span></text:p>
      <text:p text:style-name="P445"><text:span text:style-name="T113"><text:tab/><text:tab/></text:span><text:span text:style-name="T380">std::is_enum_v&lt;value_t&gt;</text:span></text:p>
      <text:p text:style-name="P445"><text:span text:style-name="T113"><text:tab/><text:tab/></text:span><text:span text:style-name="T380">std::is_unsigned_v&lt;underlying_type_t&gt;</text:span></text:p>
      <text:p text:style-name="P445"><text:span text:style-name="T113"/></text:p>
      <text:p text:style-name="P445"><text:span text:style-name="T113"/></text:p>
      <text:p text:style-name="P367"><text:tab/>Metodi statici:</text:p>
      <text:p text:style-name="P445"><text:span text:style-name="T113"/></text:p>
      <text:p text:style-name="P445"><text:span text:style-name="T113"><text:tab/><text:tab/></text:span><text:span text:style-name="T380">[[nodiscard]] static constexpr underlying_type_t numeric_value(value_t v)noexcept</text:span></text:p>
      <text:p text:style-name="P445"><text:span text:style-name="T380"/></text:p>
      <text:p text:style-name="P367"><text:tab/><text:tab/><text:tab/>Converte <text:span text:style-name="T1874">il valore di </text:span><text:span text:style-name="T523">v</text:span> in numero </text:p>
      <text:p text:style-name="P445"><text:span text:style-name="T113"/></text:p>
      <text:p text:style-name="P445"><text:span text:style-name="T113"/></text:p>
      <text:p text:style-name="P445"><text:span text:style-name="T113"><text:tab/><text:tab/></text:span><text:span text:style-name="T380">[[nodiscard]] static constexpr bool is_bit(value_t v)noexcept</text:span></text:p>
      <text:p text:style-name="P445"><text:span text:style-name="T380"/></text:p>
      <text:p text:style-name="P446"><text:span text:style-name="T380"><text:tab/><text:tab/><text:tab/></text:span><text:span text:style-name="T1357">Ritorna vero se </text:span><text:span text:style-name="T1381">il valore di </text:span><text:span text:style-name="T380">v</text:span><text:span text:style-name="T1357"> è valid</text:span><text:span text:style-name="T1358">o</text:span></text:p>
      <text:p text:style-name="P1945"><text:tab/><text:tab/></text:p>
      <text:p text:style-name="P445"><text:span text:style-name="T113"/></text:p>
      <text:p text:style-name="P365"><text:tab/><text:span text:style-name="T1594">Costruttori</text:span>:</text:p>
      <text:p text:style-name="P1662"><text:tab/><text:tab/></text:p>
      <text:p text:style-name="P354"><text:span text:style-name="T1422"><text:tab/><text:tab/></text:span><text:span text:style-name="T572">constexpr enum_set()noexcept=default</text:span></text:p>
      <text:p text:style-name="P1182"><text:tab/><text:tab/>constexpr enum_set(const enum_set&amp;)noexcept=default</text:p>
      <text:p text:style-name="P1182"><text:tab/><text:tab/>constexpr enum_set(enum_set&amp;&amp;)noexcept=default</text:p>
      <text:p text:style-name="P1182"><text:tab/></text:p>
      <text:p text:style-name="P1675"><text:tab/></text:p>
      <text:p text:style-name="P1675"><text:tab/><text:span text:style-name="T1952">Costruttori esterni:</text:span></text:p>
      <text:p text:style-name="P1675"/>
      <text:p text:style-name="P1182"><text:tab/><text:tab/>template &lt;typename T&gt;</text:p>
      <text:p text:style-name="P1182"><text:tab/><text:tab/>[[nodiscard]] constexpr enum_set&lt;T&gt; make_enum_set()noexcept</text:p>
      <text:p text:style-name="P1182"><text:tab/><text:tab/>requires(std::is_enum_v&lt;T&gt;)</text:p>
      <text:p text:style-name="P1182"/>
      <text:p text:style-name="P1182"/>
      <text:p text:style-name="P1182"><text:tab/><text:tab/>template &lt;typename T,typename... ARGS&gt;</text:p>
      <text:p text:style-name="P1183"><text:tab/><text:tab/>[[nodiscard]] constexpr enum_set&lt;T&gt; make_enum_set(T,ARGS...)noexcept </text:p>
      <text:p text:style-name="P1182"><text:tab/><text:tab/>requires(std::is_enum_v&lt;T&gt; &amp;&amp; (std::is_same_v&lt;T,ARGS&gt;&amp;&amp; …))</text:p>
      <text:p text:style-name="P1182"/>
      <text:p text:style-name="P1675"/>
      <text:p text:style-name="P1675"><text:tab/>Distruttore:</text:p>
      <text:p text:style-name="P354"><text:span text:style-name="T1423"/></text:p>
      <text:p text:style-name="P1182"><text:tab/><text:tab/>constexpr ~enum_set()noexcept=default</text:p>
      <text:p text:style-name="P354"><text:span text:style-name="T572"/></text:p>
      <text:p text:style-name="P354"><text:span text:style-name="T572"/></text:p>
      <text:p text:style-name="P354"><text:span text:style-name="T572"/></text:p>
      <text:p text:style-name="P354"><text:span text:style-name="T572"><text:tab/></text:span><text:span text:style-name="T1424">Metodi:</text:span></text:p>
      <text:p text:style-name="P354"><text:span text:style-name="T575"/></text:p>
      <text:p text:style-name="P1184"><text:tab/><text:tab/>constexpr enum_set&amp; operator=(const enum_set&amp;)noexcept=default</text:p>
      <text:p text:style-name="P1184"><text:tab/><text:tab/>constexpr enum_set&amp; operator=(enum_set&amp;&amp;)noexcept=default</text:p>
      <text:p text:style-name="P1184"><text:tab/><text:tab/>constexpr enum_set&amp; swap(enum_set&amp; _v)noexcept</text:p>
      <text:p text:style-name="P355"><text:span text:style-name="T575"/></text:p>
      <text:p text:style-name="P355"><text:span text:style-name="T575"/></text:p>
      <text:p text:style-name="P355"><text:span text:style-name="T575"/></text:p>
      <text:p text:style-name="P355"><text:span text:style-name="T575"/></text:p>
      <text:p text:style-name="P1184"><text:soft-page-break/><text:tab/><text:tab/>constexpr enum_set&amp; set(value_t v)noexcept</text:p>
      <text:p text:style-name="P355"><text:span text:style-name="T575"/></text:p>
      <text:p text:style-name="P355"><text:span text:style-name="T575"><text:tab/><text:tab/><text:tab/></text:span><text:span text:style-name="T1340">Imposta a vero il bit corrispondente a </text:span><text:span text:style-name="T575">v</text:span><text:span text:style-name="T1340"> </text:span></text:p>
      <text:p text:style-name="P355"><text:span text:style-name="T1340"/></text:p>
      <text:p text:style-name="P1184"><text:tab/><text:tab/>constexpr enum_set&amp; reset(value_t v)noexcept</text:p>
      <text:p text:style-name="P355"><text:span text:style-name="T575"/></text:p>
      <text:p text:style-name="P355"><text:span text:style-name="T575"><text:tab/><text:tab/><text:tab/></text:span><text:span text:style-name="T1340">Imposta a falso il bit corrispondente a </text:span><text:span text:style-name="T575">v</text:span><text:span text:style-name="T1340"> </text:span></text:p>
      <text:p text:style-name="P355"><text:span text:style-name="T1340"/></text:p>
      <text:p text:style-name="P355"><text:span text:style-name="T1340"/></text:p>
      <text:p text:style-name="P355"><text:span text:style-name="T1340"><text:tab/><text:tab/></text:span><text:span text:style-name="T575">[[nodiscard]] constexpr bool test(value_t v)const noexcept</text:span><text:span text:style-name="T1340"> </text:span></text:p>
      <text:p text:style-name="P355"><text:span text:style-name="T1340"/></text:p>
      <text:p text:style-name="P1871"><text:tab/><text:tab/><text:tab/>Ritorna <text:s/>vero se il bit corrispondente a <text:span text:style-name="T523">v</text:span> è impostato </text:p>
      <text:p text:style-name="P355"><text:span text:style-name="T1340"/></text:p>
      <text:p text:style-name="P355"><text:span text:style-name="T1340"/></text:p>
      <text:p text:style-name="P1184"><text:tab/><text:tab/>[[nodiscard]] constexpr explicit operator bool()const noexcept </text:p>
      <text:p text:style-name="P355"><text:span text:style-name="T575"/></text:p>
      <text:p text:style-name="P1871"><text:tab/><text:tab/><text:tab/>Ritorna <text:s/>vero se almeno un bit è impostato </text:p>
      <text:p text:style-name="P355"><text:span text:style-name="T847"/></text:p>
      <text:p text:style-name="P355"><text:span text:style-name="T847"/></text:p>
      <text:p text:style-name="P355"><text:span text:style-name="T1340"><text:tab/><text:tab/></text:span><text:span text:style-name="T575">[[nodiscard]] constexpr bool test_or(</text:span><text:span text:style-name="T577">const </text:span><text:span text:style-name="T575">std::initializer_list&lt;value_t&gt;</text:span><text:span text:style-name="T577">&amp;</text:span><text:span text:style-name="T575"> v)const <text:tab/><text:tab/>noexcept</text:span><text:span text:style-name="T1340"> </text:span></text:p>
      <text:p text:style-name="P1872"><text:tab/><text:tab/><text:tab/></text:p>
      <text:p text:style-name="P356"><text:span text:style-name="T1340"><text:tab/><text:tab/><text:tab/>Ritorna <text:s/>vero se almeno un bit </text:span><text:span text:style-name="T1341">dei corrispondenti valori di </text:span><text:span text:style-name="T576">v</text:span><text:span text:style-name="T1341"> è impostato</text:span></text:p>
      <text:p text:style-name="P356"><text:span text:style-name="T1341"/></text:p>
      <text:p text:style-name="P356"><text:span text:style-name="T1341"/></text:p>
      <text:p text:style-name="P356"><text:span text:style-name="T575"><text:tab/><text:tab/>[[nodiscard]] constexpr bool test_</text:span><text:span text:style-name="T576">and</text:span><text:span text:style-name="T575">(</text:span><text:span text:style-name="T577">const </text:span><text:span text:style-name="T575">std::initializer_list&lt;value_t&gt;</text:span><text:span text:style-name="T577">&amp;</text:span><text:span text:style-name="T575"> v)const <text:tab/><text:tab/>noexcept</text:span><text:span text:style-name="T1340"> </text:span></text:p>
      <text:p text:style-name="P1872"><text:tab/><text:tab/><text:tab/></text:p>
      <text:p text:style-name="P356"><text:span text:style-name="T1340"><text:tab/><text:tab/><text:tab/>Ritorna <text:s/></text:span><text:span text:style-name="T1341">falso</text:span><text:span text:style-name="T1340"> se almeno un bit </text:span><text:span text:style-name="T1341">dei corrispondenti valori di </text:span><text:span text:style-name="T576">v</text:span><text:span text:style-name="T1341"> non è impostato</text:span></text:p>
      <text:p text:style-name="P356"><text:span text:style-name="T1341"/></text:p>
      <text:p text:style-name="P356"><text:span text:style-name="T1341"/></text:p>
      <text:p text:style-name="P1873"><text:tab/><text:tab/></text:p>
      <text:p text:style-name="P1872"><text:s/></text:p>
      <text:p text:style-name="P1872"><text:tab/><text:tab/><text:tab/></text:p>
      <text:p text:style-name="P1871"/>
      <text:p text:style-name="P1871"><text:tab/><text:tab/><text:tab/></text:p>
      <text:p text:style-name="P1871"/>
      <text:p text:style-name="P1871"/>
      <text:p text:style-name="P1871"/>
      <text:p text:style-name="P1871"/>
      <text:p text:style-name="P1871"/>
      <text:p text:style-name="P1871"/>
      <text:p text:style-name="P1871"/>
      <text:p text:style-name="P1871"/>
      <text:p text:style-name="P1871"/>
      <text:p text:style-name="P1871"/>
      <text:p text:style-name="P1871"/>
      <text:p text:style-name="P1871"/>
      <text:p text:style-name="P1871"/>
      <text:p text:style-name="P1871"/>
      <text:p text:style-name="P1871"/>
      <text:p text:style-name="P1871"/>
      <text:p text:style-name="P1871"/>
      <text:p text:style-name="P1871"/>
      <text:p text:style-name="P1871"/>
      <text:p text:style-name="P1871"/>
      <text:p text:style-name="P1871"/>
      <text:p text:style-name="P1871"/>
      <text:p text:style-name="P1871"/>
      <text:p text:style-name="P1871"/>
      <text:p text:style-name="P1871"/>
      <text:p text:style-name="P1871"/>
      <text:p text:style-name="P1871"/>
      <text:p text:style-name="P1871"/>
      <text:p text:style-name="P1871"/>
      <text:h text:style-name="Heading_20_2" text:outline-level="2"><text:bookmark-start text:name="__RefHeading___Toc79633_833296016"/><text:soft-page-break/><text:span text:style-name="T802">e</text:span><text:span text:style-name="T803">rror_handler</text:span><text:bookmark-end text:name="__RefHeading___Toc79633_833296016"/></text:h>
      <text:p text:style-name="P1131"/>
      <text:p text:style-name="P29"><text:tab/><text:span text:style-name="T298">Uso: </text:span></text:p>
      <text:p text:style-name="P29"><text:span text:style-name="T298"><text:tab/><text:tab/></text:span><text:span text:style-name="T299">gestione degli errori</text:span></text:p>
      <text:p text:style-name="P447"><text:span text:style-name="T76"/></text:p>
      <text:p text:style-name="P447"><text:span text:style-name="T18"><text:tab/></text:span><text:span text:style-name="T87">Testata: </text:span></text:p>
      <text:p text:style-name="P308"><text:tab/><text:tab/><text:span text:style-name="T523">iron/</text:span><text:span text:style-name="T572">e</text:span><text:span text:style-name="T573">rror_handler</text:span><text:span text:style-name="T572">.h</text:span></text:p>
      <text:p text:style-name="P447"><text:span text:style-name="T87"/></text:p>
      <text:p text:style-name="P447"><text:span text:style-name="T18"><text:tab/></text:span><text:span text:style-name="T20">Sinossi:</text:span></text:p>
      <text:p text:style-name="P447"><text:span text:style-name="T360"><text:tab/><text:tab/>class e</text:span><text:span text:style-name="T381">rror_handler</text:span><text:span text:style-name="T360"> final </text:span></text:p>
      <text:p text:style-name="P447"><text:span text:style-name="T367"/></text:p>
      <text:p text:style-name="P447"><text:span text:style-name="T367"/></text:p>
      <text:p text:style-name="P447"><text:span text:style-name="T93"><text:tab/></text:span><text:span text:style-name="T108">Alias:</text:span></text:p>
      <text:p text:style-name="P1111"/>
      <text:p text:style-name="P1112"><text:tab/><text:tab/>using line_number_t = std::uint_least32_t</text:p>
      <text:p text:style-name="P1112"><text:tab/><text:tab/><text:span text:style-name="T1983">using size_t=std::size_t</text:span></text:p>
      <text:p text:style-name="P1111"><text:tab/><text:tab/>using stacktrace_t = memory::stacktrace</text:p>
      <text:p text:style-name="P1974"><text:span text:style-name="T356"><text:tab/></text:span><text:span text:style-name="T792"><text:tab/></text:span><text:span text:style-name="T356">using base_t = </text:span><text:span text:style-name="T831">unsafe_</text:span><text:span text:style-name="T356">errors::base</text:span></text:p>
      <text:p text:style-name="P1111"><text:tab/><text:tab/>typedef enum class enum_error_<text:span text:style-name="T2012">type</text:span> {</text:p>
      <text:p text:style-name="P1111"><text:tab/><text:tab/><text:tab/><text:span text:style-name="T2012">no_error</text:span></text:p>
      <text:p text:style-name="P1111"><text:tab/><text:tab/><text:tab/>,posix</text:p>
      <text:p text:style-name="P1111"><text:tab/><text:tab/><text:tab/>, os</text:p>
      <text:p text:style-name="P1111"><text:tab/><text:tab/><text:tab/>, exception</text:p>
      <text:p text:style-name="P1111"><text:tab/><text:tab/><text:tab/>, user</text:p>
      <text:p text:style-name="P1111"><text:tab/><text:tab/>} error_<text:span text:style-name="T2012">type</text:span>_t</text:p>
      <text:p text:style-name="P592"><text:span text:style-name="T108"/></text:p>
      <text:p text:style-name="P592"><text:span text:style-name="T108"/></text:p>
      <text:p text:style-name="P592"><text:span text:style-name="T108"/></text:p>
      <text:p text:style-name="P368"><text:tab/><text:span text:style-name="T1943">Costanti</text:span> static<text:span text:style-name="T1943">he</text:span>:</text:p>
      <text:p text:style-name="P1896"><text:tab/><text:tab/></text:p>
      <text:p text:style-name="P447"><text:span text:style-name="T1351"><text:tab/><text:tab/></text:span><text:span text:style-name="T380">const char* stacktrace_enable_env = "IRON_STACKTRACE"</text:span></text:p>
      <text:p text:style-name="P447"><text:span text:style-name="T849"/></text:p>
      <text:p text:style-name="P447"><text:span text:style-name="T849"><text:tab/><text:tab/><text:tab/></text:span><text:span text:style-name="T1359">Il nome della variabile d’ambiente per abilitare l</text:span><text:span text:style-name="T1382">a stampa dello</text:span><text:span text:style-name="T1359"> </text:span><text:span text:style-name="T381">stack trace</text:span><text:span text:style-name="T1359"> </text:span></text:p>
      <text:p text:style-name="P592"><text:span text:style-name="T114"/></text:p>
      <text:p text:style-name="P592"><text:span text:style-name="T114"/></text:p>
      <text:p text:style-name="P592"><text:span text:style-name="T114"/></text:p>
      <text:p text:style-name="P1185"><text:tab/><text:tab/>constexpr <text:span text:style-name="T1983">auto</text:span> max_count = std::numeric_limits&lt;size_t&gt;::max()</text:p>
      <text:p text:style-name="P592"><text:span text:style-name="T114"/></text:p>
      <text:p text:style-name="P629"><text:span text:style-name="T114"><text:tab/><text:tab/><text:tab/></text:span><text:span text:style-name="T994">Il massimo valore per il conteggio delle istanza condivise</text:span></text:p>
      <text:p text:style-name="P592"><text:span text:style-name="T114"/></text:p>
      <text:p text:style-name="P592"><text:span text:style-name="T114"/></text:p>
      <text:p text:style-name="P1676"><text:tab/></text:p>
      <text:p text:style-name="P1676"><text:tab/>Costruttori:</text:p>
      <text:p text:style-name="P447"><text:span text:style-name="T1359"/></text:p>
      <text:p text:style-name="P447"><text:span text:style-name="T1359"><text:tab/><text:tab/></text:span><text:span text:style-name="T381">constexpr error_handler()noexcept=default</text:span></text:p>
      <text:p text:style-name="P447"><text:span text:style-name="T381"><text:tab/><text:tab/></text:span><text:span text:style-name="T382">constexpr </text:span><text:span text:style-name="T381">error_handler(error_handler&amp;</text:span><text:span text:style-name="T382">&amp;</text:span><text:span text:style-name="T381">)</text:span><text:span text:style-name="T382">noexcept</text:span></text:p>
      <text:p text:style-name="P447"><text:span text:style-name="T382"/></text:p>
      <text:p text:style-name="P447"><text:span text:style-name="T381"/></text:p>
      <text:p text:style-name="P1187"><text:tab/><text:tab/><text:span text:style-name="T1941">constexpr </text:span>error_handler(const error_handler&amp;<text:span text:style-name="T1940">)noexcept</text:span></text:p>
      <text:p text:style-name="P1187"><text:span text:style-name="T381"/></text:p>
      <text:p text:style-name="P1187"><text:tab/><text:span text:style-name="T1025"><text:tab/><text:tab/></text:span><text:span text:style-name="T1271">Costruttore di copia </text:span></text:p>
      <text:p text:style-name="P1677"><text:tab/><text:tab/><text:tab/><text:span text:style-name="T1940">In realtà non viene effettuata una copia dell’ </text:span><text:span text:style-name="T1943">istanza dell’</text:span><text:span text:style-name="T1940">errore </text:span><text:span text:style-name="T1943">interno </text:span><text:span text:style-name="T1940">ma viene </text:span><text:span text:style-name="T1943">solo <text:tab/><text:tab/><text:tab/><text:tab/></text:span><text:span text:style-name="T1940">condivis</text:span><text:span text:style-name="T1941">o</text:span><text:span text:style-name="T1940"> </text:span></text:p>
      <text:p text:style-name="P1677"><text:tab/><text:tab/><text:tab/><text:span text:style-name="T1940">L’accesso al contatore delle copie condivise è sicuro rispetto ai </text:span><text:span text:style-name="T719">threads</text:span></text:p>
      <text:p text:style-name="P1187"><text:tab/><text:tab/><text:tab/><text:span text:style-name="T1303">Se il contatore tenta di superare il valore </text:span><text:span text:style-name="T1963">max_count</text:span><text:span text:style-name="T1303"> </text:span><text:span text:style-name="T1316">viene </text:span><text:span text:style-name="T1303">chiamata</text:span><text:span text:style-name="T1963"> PANIC()</text:span></text:p>
      <text:p text:style-name="P1187"><text:span text:style-name="T381"/></text:p>
      <text:p text:style-name="P1187"><text:span text:style-name="T381"/></text:p>
      <text:p text:style-name="P1187"><text:span text:style-name="T381"/></text:p>
      <text:p text:style-name="P1187"><text:tab/><text:tab/>template &lt;typename T&gt;</text:p>
      <text:p text:style-name="P447"><text:span text:style-name="T381"><text:tab/><text:tab/>error_handler(T&amp;&amp; </text:span><text:span text:style-name="T382">v</text:span><text:span text:style-name="T381">)noexcept</text:span></text:p>
      <text:p text:style-name="P1185"><text:tab/><text:tab/>requires (std::is_base_of_v&lt;<text:span text:style-name="T1962">unsafe_</text:span>errors::base, T&gt;)</text:p>
      <text:p text:style-name="P447"><text:span text:style-name="T381"/></text:p>
      <text:p text:style-name="P447"><text:span text:style-name="T381"><text:tab/><text:tab/><text:tab/></text:span><text:span text:style-name="T1360">Costruisce da </text:span><text:span text:style-name="T382">v </text:span></text:p>
      <text:p text:style-name="P1500"><text:tab/></text:p>
      <text:p text:style-name="P1988"><text:span text:style-name="T834"/></text:p>
      <text:p text:style-name="P1988"><text:span text:style-name="T834"/></text:p>
      <text:p text:style-name="P1988"><text:span text:style-name="T834"/></text:p>
      <text:p text:style-name="P1988"><text:span text:style-name="T834"/></text:p>
      <text:p text:style-name="P1988"><text:span text:style-name="T834"/></text:p>
      <text:p text:style-name="P1988"><text:span text:style-name="T834"/></text:p>
      <text:p text:style-name="P1988"><text:span text:style-name="T834"/></text:p>
      <text:p text:style-name="P1988"><text:span text:style-name="T834"/></text:p>
      <text:p text:style-name="P1988"><text:span text:style-name="T834"/></text:p>
      <text:p text:style-name="P1988"><text:span text:style-name="T834"/></text:p>
      <text:p text:style-name="P1988"><text:span text:style-name="T834"/></text:p>
      <text:p text:style-name="P1988"><text:span text:style-name="T834"/></text:p>
      <text:p text:style-name="P1988"><text:span text:style-name="T834"/></text:p>
      <text:p text:style-name="P1988"><text:soft-page-break/><text:span text:style-name="T834"/></text:p>
      <text:p text:style-name="P1988"><text:span text:style-name="T834"><text:tab/><text:tab/>[[nodiscard]] </text:span><text:span text:style-name="T356">static </text:span><text:span text:style-name="T834">error_handler make(</text:span></text:p>
      <text:p text:style-name="P1186"><text:tab/><text:tab/><text:tab/><text:tab/><text:span text:style-name="T1962">unsafe_</text:span>errors::posix::code_t code</text:p>
      <text:p text:style-name="P1188"><text:tab/><text:tab/><text:tab/><text:tab/>,const char* file</text:p>
      <text:p text:style-name="P1188"><text:tab/><text:tab/><text:tab/><text:tab/>,line_number_t line</text:p>
      <text:p text:style-name="P1186"><text:tab/><text:tab/><text:tab/><text:tab/>,const char* func</text:p>
      <text:p text:style-name="P1186"><text:tab/><text:tab/>)noexcept</text:p>
      <text:p text:style-name="P593"><text:span text:style-name="T114"/></text:p>
      <text:p text:style-name="P593"><text:span text:style-name="T114"><text:tab/><text:tab/><text:tab/></text:span><text:span text:style-name="T909">Costruisce un errore </text:span><text:span text:style-name="T115">POSIX.</text:span></text:p>
      <text:p text:style-name="P593"><text:span text:style-name="T114"><text:tab/><text:tab/></text:span><text:span text:style-name="T992"><text:tab/></text:span><text:span text:style-name="T988">Se </text:span><text:span text:style-name="T232">code</text:span><text:span text:style-name="T988"> è </text:span><text:span text:style-name="T232">posix::code_ok</text:span><text:span text:style-name="T988"> viene ritornata una istanza senza errore impostato</text:span></text:p>
      <text:p text:style-name="P478"><text:span text:style-name="T382"><text:tab/><text:tab/><text:tab/></text:span><text:span text:style-name="T499">file </text:span><text:span text:style-name="T1386">e</text:span><text:span text:style-name="T499"> func </text:span><text:span text:style-name="T1386">possono essere</text:span><text:span text:style-name="T499"> </text:span><text:span text:style-name="T516">nullptr</text:span></text:p>
      <text:p text:style-name="P478"><text:span text:style-name="T516"/></text:p>
      <text:p text:style-name="P478"><text:span text:style-name="T516"/></text:p>
      <text:p text:style-name="P478"><text:span text:style-name="T516"/></text:p>
      <text:p text:style-name="P593"><text:span text:style-name="T114"><text:tab/><text:tab/>[[nodiscard]] </text:span><text:span text:style-name="T115">static </text:span><text:span text:style-name="T114">error_handler make(</text:span></text:p>
      <text:p text:style-name="P1186"><text:tab/><text:tab/><text:tab/><text:tab/><text:span text:style-name="T1962">unsafe_</text:span>errors::os::code_t code</text:p>
      <text:p text:style-name="P1186"><text:tab/><text:tab/><text:tab/><text:tab/>,const char* file</text:p>
      <text:p text:style-name="P1186"><text:tab/><text:tab/><text:tab/><text:tab/>,line_number_t line</text:p>
      <text:p text:style-name="P1186"><text:tab/><text:tab/><text:tab/><text:tab/>,const char* func)noexcept </text:p>
      <text:p text:style-name="P593"><text:span text:style-name="T114"/></text:p>
      <text:p text:style-name="P593"><text:span text:style-name="T114"><text:tab/><text:tab/><text:tab/></text:span><text:span text:style-name="T909">Costruisce un errore da un codice d’ errore del </text:span><text:span text:style-name="T968">sistema operativo</text:span><text:span text:style-name="T909"> </text:span></text:p>
      <text:p text:style-name="P593"><text:span text:style-name="T909"><text:tab/><text:tab/><text:tab/></text:span><text:span text:style-name="T988">Se </text:span><text:span text:style-name="T232">code</text:span><text:span text:style-name="T988"> è </text:span><text:span text:style-name="T270">os::code_t{}</text:span><text:span text:style-name="T988"> viene ritornata una istanza senza errore impostato.</text:span></text:p>
      <text:p text:style-name="P478"><text:span text:style-name="T382"><text:tab/><text:tab/><text:tab/></text:span><text:span text:style-name="T499">file </text:span><text:span text:style-name="T1386">e</text:span><text:span text:style-name="T499"> func </text:span><text:span text:style-name="T1386">possono essere</text:span><text:span text:style-name="T499"> </text:span><text:span text:style-name="T516">nullptr</text:span></text:p>
      <text:p text:style-name="P1188"><text:span text:style-name="T382"/></text:p>
      <text:p text:style-name="P593"><text:span text:style-name="T909"/></text:p>
      <text:p text:style-name="P593"><text:span text:style-name="T909"/></text:p>
      <text:p text:style-name="P593"><text:span text:style-name="T114"><text:tab/><text:tab/>[[nodiscard]] </text:span><text:span text:style-name="T115">static </text:span><text:span text:style-name="T114">error_handler make(</text:span></text:p>
      <text:p text:style-name="P1186"><text:tab/><text:tab/><text:tab/><text:tab/><text:span text:style-name="T1963">std</text:span>::exception_ptr&amp;&amp; <text:span text:style-name="T2030">excp</text:span></text:p>
      <text:p text:style-name="P1186"><text:tab/><text:tab/><text:tab/><text:tab/>,const char* file</text:p>
      <text:p text:style-name="P1186"><text:tab/><text:tab/><text:tab/><text:tab/>,line_number_t line</text:p>
      <text:p text:style-name="P1189"><text:tab/><text:tab/><text:tab/><text:tab/>,const char* func</text:p>
      <text:p text:style-name="P1189"><text:tab/><text:tab/><text:tab/><text:tab/>)noexcept </text:p>
      <text:p text:style-name="P593"><text:span text:style-name="T114"/></text:p>
      <text:p text:style-name="P594"><text:span text:style-name="T114"><text:tab/><text:tab/><text:tab/></text:span><text:span text:style-name="T909">Costruisce un errore d</text:span><text:span text:style-name="T910">a </text:span><text:span text:style-name="T116">std::exception_ptr</text:span><text:span text:style-name="T910"> </text:span></text:p>
      <text:p text:style-name="P478"><text:span text:style-name="T382"><text:tab/><text:tab/><text:tab/></text:span><text:span text:style-name="T499">file </text:span><text:span text:style-name="T1386">e</text:span><text:span text:style-name="T499"> func </text:span><text:span text:style-name="T1386">possono essere</text:span><text:span text:style-name="T499"> </text:span><text:span text:style-name="T516">nullptr</text:span></text:p>
      <text:p text:style-name="P1961"><text:span text:style-name="T909"><text:tab/><text:tab/><text:tab/></text:span><text:span text:style-name="T1011">Se </text:span><text:span text:style-name="T784">excp</text:span><text:span text:style-name="T1011"> e’ convertibile in </text:span><text:span text:style-name="T784">posix</text:span><text:span text:style-name="T1011"> o </text:span><text:span text:style-name="T784">os</text:span><text:span text:style-name="T1011"> ritorna un errore impostato </text:span></text:p>
      <text:p text:style-name="P1849"><text:tab/><text:tab/><text:tab/>su uno di questi.</text:p>
      <text:p text:style-name="P1920"><text:span text:style-name="T116"/></text:p>
      <text:p text:style-name="P1920"><text:span text:style-name="T116"/></text:p>
      <text:p text:style-name="P1678"><text:tab/>Distruttore:</text:p>
      <text:p text:style-name="P594"><text:span text:style-name="T910"><text:tab/></text:span><text:span text:style-name="T116"><text:tab/><text:tab/>constexpr ~error_handler()</text:span></text:p>
      <text:p text:style-name="P594"><text:span text:style-name="T116"/></text:p>
      <text:p text:style-name="P1920"><text:span text:style-name="T116"><text:tab/><text:tab/><text:tab/><text:tab/></text:span><text:span text:style-name="T272">Se l’errore è impostato non è possibile usarlo in valutazione a tempo di <text:tab/><text:tab/><text:tab/><text:tab/><text:tab/>compilazione</text:span></text:p>
      <text:p text:style-name="P1920"><text:span text:style-name="T245"/></text:p>
      <text:p text:style-name="P594"><text:span text:style-name="T996"/></text:p>
      <text:p text:style-name="P1678"><text:tab/>Metodi:</text:p>
      <text:p text:style-name="P594"><text:span text:style-name="T910"><text:tab/><text:tab/></text:span><text:span text:style-name="T116"><text:tab/></text:span><text:span text:style-name="T233">constexpr </text:span><text:span text:style-name="T116">error_handler&amp; operator=(const error_handler&amp;)</text:span><text:span text:style-name="T233">noexcept</text:span></text:p>
      <text:p text:style-name="P594"><text:span text:style-name="T233"/></text:p>
      <text:p text:style-name="P1920"><text:span text:style-name="T233"><text:tab/><text:tab/><text:tab/><text:tab/>Come per il costruttore di copia usa una istanza condivi</text:span><text:span text:style-name="T234">s</text:span><text:span text:style-name="T233">a per l’errore</text:span></text:p>
      <text:p text:style-name="P1920"><text:span text:style-name="T233"/></text:p>
      <text:p text:style-name="P1920"><text:span text:style-name="T233"/></text:p>
      <text:p text:style-name="P1190"><text:tab/><text:tab/><text:tab/>constexpr error_handler&amp; operator=(error_handler&amp;&amp;)noexcept</text:p>
      <text:p text:style-name="P1190"><text:tab/><text:tab/><text:tab/>constexpr error_handler&amp; swap(error_handler&amp;)noexcept</text:p>
      <text:p text:style-name="P594"><text:span text:style-name="T116"/></text:p>
      <text:p text:style-name="P594"><text:span text:style-name="T910"/></text:p>
      <text:p text:style-name="P594"><text:span text:style-name="T910"><text:tab/><text:tab/></text:span><text:span text:style-name="T116"><text:tab/>[[nodiscard]] constexpr explicit operator bool()const noexcept </text:span></text:p>
      <text:p text:style-name="P594"><text:span text:style-name="T910"/></text:p>
      <text:p text:style-name="P1678"><text:tab/><text:tab/><text:tab/><text:tab/>Ritorna vero se nessun errore è impostato </text:p>
      <text:p text:style-name="P594"/>
      <text:p text:style-name="P594"/>
      <text:p text:style-name="P595"/>
      <text:p text:style-name="P1191"><text:tab/><text:tab/></text:p>
      <text:p text:style-name="P1192"><text:tab/><text:tab/><text:tab/>[[nodiscard]] const base_t<text:span text:style-name="T1964">*</text:span> unsafe_error()const noexcept </text:p>
      <text:p text:style-name="P595"><text:span text:style-name="T117"/></text:p>
      <text:p text:style-name="P1681"><text:tab/><text:tab/><text:tab/><text:tab/>Ritorna una istanza di <text:span text:style-name="T718">errors::base</text:span> <text:s/><text:span text:style-name="T1964">se impostata </text:span><text:span text:style-name="T2034">altrimenti un puntatore nullo.</text:span></text:p>
      <text:p text:style-name="P595"><text:span text:style-name="T911"><text:tab/><text:tab/><text:tab/><text:tab/></text:span><text:span text:style-name="T912">Il metodo non è sicuro perché ritorna un </text:span><text:span text:style-name="T994">puntatore</text:span></text:p>
      <text:p text:style-name="P595"><text:span text:style-name="T912"/></text:p>
      <text:p text:style-name="P595"><text:span text:style-name="T912"/></text:p>
      <text:p text:style-name="P595"><text:span text:style-name="T912"><text:tab/><text:tab/><text:tab/></text:span><text:span text:style-name="T118">[[nodiscard]] error_</text:span><text:span text:style-name="T265">type</text:span><text:span text:style-name="T118">_t error_</text:span><text:span text:style-name="T265">type</text:span><text:span text:style-name="T118">()const noexcept</text:span></text:p>
      <text:p text:style-name="P595"><text:span text:style-name="T118"/></text:p>
      <text:p text:style-name="P656"><text:span text:style-name="T912"><text:tab/><text:tab/><text:tab/><text:tab/></text:span><text:span text:style-name="T993">Ritorna </text:span><text:span text:style-name="T1007">il tipo </text:span><text:span text:style-name="T993"><text:s/>dell’errore</text:span></text:p>
      <text:p text:style-name="P656"><text:span text:style-name="T993"/></text:p>
      <text:p text:style-name="P595"><text:span text:style-name="T993"/></text:p>
      <text:p text:style-name="P595"><text:soft-page-break/><text:span text:style-name="T993"/></text:p>
      <text:p text:style-name="P595"><text:span text:style-name="T993"/></text:p>
      <text:p text:style-name="P1193"><text:tab/><text:tab/><text:tab/>[[nodiscard]] <text:span text:style-name="T1962">unsafe::</text:span>errors::os::code_t numeric_error()const noexcept </text:p>
      <text:p text:style-name="P598"><text:span text:style-name="T118"/></text:p>
      <text:p text:style-name="P650"><text:span text:style-name="T912"><text:tab/><text:tab/><text:tab/><text:tab/></text:span><text:span text:style-name="T915">Ritorna il codice </text:span><text:span text:style-name="T989">numerico </text:span><text:span text:style-name="T915">d</text:span><text:span text:style-name="T990">ell’errore.</text:span><text:span text:style-name="T915"> </text:span></text:p>
      <text:p text:style-name="P1683"><text:tab/><text:tab/><text:tab/><text:tab/>Se l’errore non è impostato <text:span text:style-name="T1942">ritorna </text:span><text:span text:style-name="T762">os::code_t{}</text:span></text:p>
      <text:p text:style-name="P1683"><text:tab/><text:tab/><text:tab/><text:tab/><text:span text:style-name="T1942">Se l’errore </text:span><text:span text:style-name="T2031">impostato </text:span>e’ un errore <text:span text:style-name="T1875">del sistema operativo</text:span> o <text:span text:style-name="T523">POSIX</text:span></text:p>
      <text:p text:style-name="P1682"><text:tab/><text:tab/><text:tab/><text:tab/>ritorna <text:span text:style-name="T1942">il codice numerico altrimenti un codice per indicare errore sconosciuto</text:span></text:p>
      <text:p text:style-name="P1682"><text:tab/><text:tab/><text:tab/><text:tab/><text:span text:style-name="T1943">che dipende dal sistema operativo.</text:span></text:p>
      <text:p text:style-name="P1682"/>
      <text:p text:style-name="P1682"/>
      <text:p text:style-name="P1194"><text:tab/><text:tab/><text:tab/>[[nodiscard]] const char* unsafe_code()const noexcept </text:p>
      <text:p text:style-name="P596"><text:span text:style-name="T118"/></text:p>
      <text:p text:style-name="P1684"><text:tab/><text:tab/><text:tab/><text:tab/>Ritorna il codice di errore in formato stringa </text:p>
      <text:p text:style-name="P596"><text:span text:style-name="T911"><text:tab/><text:tab/><text:tab/><text:tab/></text:span><text:span text:style-name="T912">Il metodo non è sicuro perché ritorna un puntatore</text:span></text:p>
      <text:p text:style-name="P596"><text:span text:style-name="T912"><text:tab/><text:tab/><text:tab/><text:tab/></text:span><text:span text:style-name="T916">Il valore ritornato non è mai </text:span><text:span text:style-name="T120">nullptr</text:span></text:p>
      <text:p text:style-name="P596"><text:span text:style-name="T118"/></text:p>
      <text:p text:style-name="P596"><text:span text:style-name="T118"/></text:p>
      <text:p text:style-name="P596"><text:span text:style-name="T118"/></text:p>
      <text:p text:style-name="P1194"><text:tab/><text:tab/><text:tab/>[[nodiscard]] const char8_t* unsafe_description()const noexcept </text:p>
      <text:p text:style-name="P596"><text:span text:style-name="T118"/></text:p>
      <text:p text:style-name="P1684"><text:tab/><text:tab/><text:tab/><text:tab/>Ritorna la descrizione dell’errore </text:p>
      <text:p text:style-name="P1684"><text:tab/><text:tab/><text:tab/><text:tab/>Il metodo non è sicuro perché ritorna un puntatore</text:p>
      <text:p text:style-name="P599"><text:span text:style-name="T912"><text:tab/><text:tab/><text:tab/><text:tab/></text:span><text:span text:style-name="T916">Il valore ritornato non è mai </text:span><text:span text:style-name="T120">nullptr</text:span></text:p>
      <text:p text:style-name="P599"><text:span text:style-name="T912"/></text:p>
      <text:p text:style-name="P599"><text:span text:style-name="T912"/></text:p>
      <text:p text:style-name="P1195"><text:tab/><text:tab/><text:tab/>[[nodiscard]] const char* unsafe_<text:span text:style-name="T1962">file</text:span>()const noexcept </text:p>
      <text:p text:style-name="P1195"/>
      <text:p text:style-name="P1685"><text:tab/><text:tab/><text:tab/><text:tab/>Ritorna <text:span text:style-name="T1962">il nome del </text:span><text:span text:style-name="T729">file</text:span><text:span text:style-name="T1962"> in cui si è verificato l’errore</text:span></text:p>
      <text:p text:style-name="P651"><text:span text:style-name="T912"><text:tab/><text:tab/><text:tab/><text:tab/></text:span><text:span text:style-name="T916">Il valore ritornato non è mai </text:span><text:span text:style-name="T120">nullptr</text:span></text:p>
      <text:p text:style-name="P651"><text:span text:style-name="T912"/></text:p>
      <text:p text:style-name="P651"><text:span text:style-name="T912"/></text:p>
      <text:p text:style-name="P1195"><text:tab/><text:tab/><text:tab/>[[nodiscard]] <text:span text:style-name="T1962">line_number_t</text:span> <text:span text:style-name="T1962">line</text:span>()const noexcept </text:p>
      <text:p text:style-name="P1685"/>
      <text:p text:style-name="P1685"><text:tab/><text:tab/><text:tab/><text:tab/>Ritorna <text:span text:style-name="T1962">il numero di riga del </text:span><text:span text:style-name="T729">file</text:span><text:span text:style-name="T1962"> in cui si è verificato l’errore</text:span></text:p>
      <text:p text:style-name="P651"><text:span text:style-name="T912"/></text:p>
      <text:p text:style-name="P596"><text:span text:style-name="T912"/></text:p>
      <text:p text:style-name="P1195"><text:tab/><text:tab/><text:tab/>[[nodiscard]] const char* unsafe_<text:span text:style-name="T1962">func</text:span>()const noexcept </text:p>
      <text:p text:style-name="P1685"/>
      <text:p text:style-name="P1685"><text:tab/><text:tab/><text:tab/><text:tab/>Ritorna <text:span text:style-name="T1962">il nome della funzione in cui si è verificato l’errore</text:span></text:p>
      <text:p text:style-name="P651"><text:span text:style-name="T912"><text:tab/><text:tab/><text:tab/><text:tab/></text:span><text:span text:style-name="T916">Il valore ritornato non è mai </text:span><text:span text:style-name="T120">nullptr</text:span></text:p>
      <text:p text:style-name="P651"><text:span text:style-name="T776"/></text:p>
      <text:p text:style-name="P651"><text:span text:style-name="T776"/></text:p>
      <text:p text:style-name="P651"><text:span text:style-name="T776"/></text:p>
      <text:p text:style-name="P651"><text:span text:style-name="T912"><text:tab/><text:tab/><text:tab/></text:span><text:span text:style-name="T118">[[nodiscard]] constexpr bool has_stacktrace()const noexcept</text:span><text:span text:style-name="T912"> </text:span></text:p>
      <text:p text:style-name="P596"><text:span text:style-name="T912"/></text:p>
      <text:p text:style-name="P1684"><text:tab/><text:tab/><text:tab/><text:tab/>Ritorna vero se <text:span text:style-name="T1876">il tracciamento</text:span> <text:span text:style-name="T1876">dello </text:span><text:span text:style-name="T523">stack trace</text:span> è impostato </text:p>
      <text:p text:style-name="P596"><text:span text:style-name="T912"><text:tab/><text:tab/><text:tab/><text:tab/></text:span><text:span text:style-name="T969">Il tracciamento</text:span><text:span text:style-name="T912"> è impostato se la variabile </text:span><text:span text:style-name="T914">d’ambiente </text:span><text:span text:style-name="T912">impostata in <text:s/><text:tab/><text:tab/><text:tab/><text:tab/><text:tab/><text:tab/></text:span><text:span text:style-name="T113">stacktrace_enable_env </text:span><text:span text:style-name="T913">esiste ed è a valore </text:span><text:span text:style-name="T912">non zero </text:span></text:p>
      <text:p text:style-name="P596"><text:span text:style-name="T912"/></text:p>
      <text:p text:style-name="P1684"><text:tab/><text:tab/><text:tab/><text:tab/></text:p>
      <text:p text:style-name="P597"><text:span text:style-name="T911"><text:tab/><text:tab/><text:tab/></text:span><text:span text:style-name="T117">[[nodiscard]] const stacktrace_t&amp; unsafe_stacktrace()const noexcept </text:span></text:p>
      <text:p text:style-name="P597"><text:span text:style-name="T911"/></text:p>
      <text:p text:style-name="P597"><text:span text:style-name="T911"><text:tab/><text:tab/><text:tab/><text:tab/></text:span><text:span text:style-name="T914">Ritorna lo</text:span><text:span text:style-name="T119"> stacktrace</text:span><text:span text:style-name="T209">_t</text:span><text:span text:style-name="T914"> impostato nel punto in cui l’istanza </text:span><text:span text:style-name="T119">error_handler</text:span><text:span text:style-name="T914"> è <text:tab/><text:tab/><text:tab/><text:tab/>costruita con errore impostato</text:span></text:p>
      <text:p text:style-name="P599"><text:span text:style-name="T914"><text:tab/><text:tab/><text:tab/><text:tab/></text:span><text:span text:style-name="T916">Ritorna </text:span><text:span text:style-name="T990">uno </text:span><text:span text:style-name="T234">stacktrace</text:span><text:span text:style-name="T990"> </text:span><text:span text:style-name="T916">v</text:span><text:span text:style-name="T914">uoto se <text:s/></text:span><text:span text:style-name="T118">has_stacktrace</text:span><text:span text:style-name="T119">() </text:span><text:span text:style-name="T914">ritorna falso</text:span></text:p>
      <text:p text:style-name="P1686"><text:tab/><text:tab/><text:tab/><text:tab/>il metodo non è sicuro perché ritorna un riferimento</text:p>
      <text:p text:style-name="P1686"><text:tab/><text:tab/><text:tab/></text:p>
      <text:p text:style-name="P597"><text:span text:style-name="T911"/></text:p>
      <text:p text:style-name="P641"><text:span text:style-name="T914"><text:tab/><text:tab/><text:tab/></text:span><text:span text:style-name="T119">[[noreturn]] void do_panic()const noexcept</text:span></text:p>
      <text:p text:style-name="P641"><text:span text:style-name="T914"/></text:p>
      <text:p text:style-name="P641"><text:span text:style-name="T914"><text:tab/><text:tab/><text:tab/><text:tab/></text:span><text:span text:style-name="T969">Forza </text:span><text:span text:style-name="T993">la</text:span><text:span text:style-name="T969"> terminazione del programma.</text:span></text:p>
      <text:p text:style-name="P641"><text:span text:style-name="T969"><text:tab/><text:tab/><text:tab/><text:tab/>E’ simile alla chiamata della macro </text:span><text:span text:style-name="T209">PANIC()</text:span><text:span text:style-name="T969"> </text:span></text:p>
      <text:p text:style-name="P1686"/>
      <text:p text:style-name="P1686"/>
      <text:p text:style-name="P1686"/>
      <text:p text:style-name="P1686"/>
      <text:h text:style-name="Heading_20_2" text:outline-level="2"><text:bookmark-start text:name="__RefHeading___Toc79635_833296016"/><text:soft-page-break/>hasher<text:bookmark-end text:name="__RefHeading___Toc79635_833296016"/></text:h>
      <text:p text:style-name="P33"><text:tab/><text:span text:style-name="T298">Uso: </text:span></text:p>
      <text:p text:style-name="P244"><text:tab/><text:tab/><text:span text:style-name="T1594">classe per </text:span><text:span text:style-name="T1657">calcolare un valore </text:span><text:span text:style-name="T587">hash</text:span></text:p>
      <text:p text:style-name="P451"><text:span text:style-name="T76"/></text:p>
      <text:p text:style-name="P451"><text:span text:style-name="T18"><text:tab/></text:span><text:span text:style-name="T87">Testata: </text:span></text:p>
      <text:p text:style-name="P311"><text:tab/><text:tab/><text:span text:style-name="T523">iron/</text:span><text:span text:style-name="T582">hasher</text:span><text:span text:style-name="T568">.h</text:span></text:p>
      <text:p text:style-name="P451"><text:span text:style-name="T87"/></text:p>
      <text:p text:style-name="P451"><text:span text:style-name="T18"><text:tab/></text:span><text:span text:style-name="T20">Sinossi:</text:span></text:p>
      <text:p text:style-name="P451"><text:span text:style-name="T20"/></text:p>
      <text:p text:style-name="P604"><text:span text:style-name="T20"><text:tab/><text:tab/></text:span><text:span text:style-name="T110">template &lt;typename T&gt; class </text:span><text:span text:style-name="T133">hasher</text:span><text:span text:style-name="T110"> final</text:span></text:p>
      <text:p text:style-name="P604"><text:span text:style-name="T110"/></text:p>
      <text:p text:style-name="P451"><text:span text:style-name="T367"/></text:p>
      <text:p text:style-name="P451"><text:span text:style-name="T93"><text:tab/></text:span><text:span text:style-name="T108">Alias:</text:span></text:p>
      <text:p text:style-name="P1114"><text:tab/><text:tab/>using value_t = T</text:p>
      <text:p text:style-name="P1114"><text:tab/><text:tab/><text:span text:style-name="T1656">using value_type = value_t</text:span></text:p>
      <text:p text:style-name="P604"><text:span text:style-name="T108"><text:tab/><text:tab/></text:span><text:span text:style-name="T133">using size_t=std::size_t</text:span></text:p>
      <text:p text:style-name="P1267"><text:tab/><text:tab/>using size_type = size_t</text:p>
      <text:p text:style-name="P1114"><text:tab/><text:tab/></text:p>
      <text:p text:style-name="P451"><text:span text:style-name="T108"/></text:p>
      <text:p text:style-name="P451"><text:span text:style-name="T108"/></text:p>
      <text:p text:style-name="P366"><text:tab/><text:span text:style-name="T1594">Costruttori</text:span>:</text:p>
      <text:p text:style-name="P357"><text:span text:style-name="T1086"/></text:p>
      <text:p text:style-name="P1127"><text:tab/><text:tab/><text:span text:style-name="T1595">constexpr </text:span><text:span text:style-name="T1657">hasher</text:span><text:span text:style-name="T1595">()noexcept=default</text:span></text:p>
      <text:p text:style-name="P1128"><text:tab/><text:tab/><text:span text:style-name="T1595">constexpr </text:span><text:span text:style-name="T1657">hasher</text:span><text:span text:style-name="T1595">(const </text:span><text:span text:style-name="T1657">hasher</text:span><text:span text:style-name="T1595">&amp;)noexcept</text:span></text:p>
      <text:p text:style-name="P1128"><text:tab/><text:tab/><text:span text:style-name="T1595">constexpr </text:span><text:span text:style-name="T1657">hasher</text:span><text:span text:style-name="T1595">(</text:span><text:span text:style-name="T1657">hasher</text:span><text:span text:style-name="T1595">&amp;&amp;)noexcept</text:span></text:p>
      <text:p text:style-name="P1127"/>
      <text:p text:style-name="P1127"/>
      <text:p text:style-name="P1127"><text:tab/><text:span text:style-name="T1097">Distruttore:</text:span></text:p>
      <text:p text:style-name="P1128"><text:span text:style-name="T1097"><text:tab/><text:tab/></text:span><text:span text:style-name="T1595">constexpr ~</text:span><text:span text:style-name="T1657">hasher</text:span><text:span text:style-name="T1595">()=default</text:span></text:p>
      <text:p text:style-name="P1127"/>
      <text:p text:style-name="P1127"/>
      <text:p text:style-name="P1078"/>
      <text:p text:style-name="P1657"><text:tab/><text:span text:style-name="T1595">Metodi:</text:span></text:p>
      <text:p text:style-name="P1078"/>
      <text:p text:style-name="P1079"><text:tab/><text:tab/><text:span text:style-name="T1595">constexpr </text:span><text:span text:style-name="T1657">hasher</text:span><text:span text:style-name="T1595">&amp; operator=(const </text:span><text:span text:style-name="T1657">hasher</text:span><text:span text:style-name="T1595">&amp;)noexcept</text:span></text:p>
      <text:p text:style-name="P1079"><text:tab/><text:tab/><text:span text:style-name="T1595">constexpr </text:span><text:span text:style-name="T1657">hasher</text:span><text:span text:style-name="T1595">&amp; operator=(</text:span><text:span text:style-name="T1657">hasher</text:span><text:span text:style-name="T1595">&amp;&amp;)noexcept</text:span></text:p>
      <text:p text:style-name="P1078"/>
      <text:p text:style-name="P1078"/>
      <text:p text:style-name="P1079"><text:tab/><text:tab/>[[nodiscard]] constexpr size_t operator()(const value_t&amp;)const noexcept </text:p>
      <text:p text:style-name="P1079"/>
      <text:p text:style-name="P1657"><text:tab/><text:tab/><text:tab/><text:span text:style-name="T1657">Calcola il valore di hash</text:span></text:p>
      <text:p text:style-name="P1899"><text:span text:style-name="T119"/></text:p>
      <text:p text:style-name="P597"><text:span text:style-name="T914"/></text:p>
      <text:p text:style-name="P597"><text:span text:style-name="T914"/></text:p>
      <text:p text:style-name="P597"><text:span text:style-name="T914"/></text:p>
      <text:p text:style-name="P597"><text:span text:style-name="T914"/></text:p>
      <text:p text:style-name="P597"><text:span text:style-name="T914"/></text:p>
      <text:p text:style-name="P597"><text:span text:style-name="T914"/></text:p>
      <text:p text:style-name="P597"><text:span text:style-name="T914"/></text:p>
      <text:p text:style-name="P597"><text:span text:style-name="T914"/></text:p>
      <text:p text:style-name="P597"><text:span text:style-name="T914"/></text:p>
      <text:p text:style-name="P597"><text:span text:style-name="T914"/></text:p>
      <text:p text:style-name="P597"><text:span text:style-name="T914"/></text:p>
      <text:p text:style-name="P597"><text:span text:style-name="T914"/></text:p>
      <text:p text:style-name="P597"><text:span text:style-name="T914"/></text:p>
      <text:p text:style-name="P597"><text:span text:style-name="T914"/></text:p>
      <text:p text:style-name="P597"><text:span text:style-name="T914"/></text:p>
      <text:p text:style-name="P597"><text:span text:style-name="T914"/></text:p>
      <text:p text:style-name="P597"><text:span text:style-name="T914"/></text:p>
      <text:p text:style-name="P597"><text:span text:style-name="T914"/></text:p>
      <text:p text:style-name="P597"><text:span text:style-name="T914"/></text:p>
      <text:p text:style-name="P597"><text:span text:style-name="T914"/></text:p>
      <text:p text:style-name="P597"><text:span text:style-name="T914"/></text:p>
      <text:p text:style-name="P597"><text:span text:style-name="T914"/></text:p>
      <text:p text:style-name="P597"><text:span text:style-name="T914"/></text:p>
      <text:p text:style-name="P597"><text:span text:style-name="T914"/></text:p>
      <text:p text:style-name="P597"><text:span text:style-name="T914"/></text:p>
      <text:p text:style-name="P597"><text:span text:style-name="T914"/></text:p>
      <text:h text:style-name="Heading_20_2" text:outline-level="2"><text:bookmark-start text:name="__RefHeading___Toc79637_833296016"/><text:soft-page-break/><text:span text:style-name="T1566">hash_table</text:span><text:span text:style-name="T1567"> </text:span><text:bookmark-end text:name="__RefHeading___Toc79637_833296016"/></text:h>
      <text:p text:style-name="P1126"/>
      <text:p text:style-name="P1126"><text:tab/></text:p>
      <text:p text:style-name="P30"><text:tab/><text:span text:style-name="T298">Uso: </text:span></text:p>
      <text:p text:style-name="P31"><text:span text:style-name="T298"><text:tab/><text:tab/></text:span><text:span text:style-name="T301">I</text:span><text:span text:style-name="T300">mplementazione di un </text:span><text:span text:style-name="T490">hash</text:span><text:span text:style-name="T491"> </text:span><text:span text:style-name="T490">table set</text:span><text:span text:style-name="T301"> o </text:span><text:span text:style-name="T490">map</text:span><text:span text:style-name="T301"> </text:span></text:p>
      <text:p text:style-name="P449"><text:span text:style-name="T76"/></text:p>
      <text:p text:style-name="P448"><text:span text:style-name="T18"><text:tab/></text:span><text:span text:style-name="T87">Testata: </text:span></text:p>
      <text:p text:style-name="P309"><text:tab/><text:tab/><text:span text:style-name="T523">iron/</text:span><text:span text:style-name="T574">hash_table</text:span><text:span text:style-name="T572">.h</text:span></text:p>
      <text:p text:style-name="P448"><text:span text:style-name="T87"/></text:p>
      <text:p text:style-name="P448"><text:span text:style-name="T18"><text:tab/></text:span><text:span text:style-name="T20">Sinossi:</text:span></text:p>
      <text:p text:style-name="P448"><text:span text:style-name="T20"/></text:p>
      <text:p text:style-name="P792"><text:tab/><text:tab/>template &lt;</text:p>
      <text:p text:style-name="P792"><text:tab/><text:tab/><text:tab/>typename KEY</text:p>
      <text:p text:style-name="P792"><text:tab/><text:tab/><text:tab/>,typename MAPPED</text:p>
      <text:p text:style-name="P792"><text:tab/><text:tab/><text:tab/>,typename EQ</text:p>
      <text:p text:style-name="P792"><text:tab/><text:tab/><text:tab/>,typename HASHER</text:p>
      <text:p text:style-name="P792"><text:tab/><text:tab/><text:tab/>,typename A</text:p>
      <text:p text:style-name="P792"><text:tab/><text:tab/><text:tab/>,bool MULTI</text:p>
      <text:p text:style-name="P792"><text:tab/><text:tab/><text:tab/>,bool HAS_MAPPED</text:p>
      <text:p text:style-name="P792"><text:tab/><text:tab/>&gt;</text:p>
      <text:p text:style-name="P793"><text:tab/><text:tab/>class hash_table final <text:s/></text:p>
      <text:p text:style-name="P793"><text:tab/><text:tab/></text:p>
      <text:p text:style-name="P448"><text:span text:style-name="T367"/></text:p>
      <text:p text:style-name="P448"><text:span text:style-name="T93"><text:tab/></text:span><text:span text:style-name="T108">Alias:</text:span></text:p>
      <text:p text:style-name="P1113"><text:tab/><text:tab/>using key_t = KEY</text:p>
      <text:p text:style-name="P1113"><text:tab/><text:tab/>using key_type = key_t</text:p>
      <text:p text:style-name="P1113"><text:tab/><text:tab/>using mapped_t = MAPPED</text:p>
      <text:p text:style-name="P1113"><text:tab/><text:tab/>using mapped_type = mapped_t</text:p>
      <text:p text:style-name="P1113"><text:tab/><text:tab/>using allocator_t = A</text:p>
      <text:p text:style-name="P1113"><text:tab/><text:tab/>using allocator_type = allocator_t</text:p>
      <text:p text:style-name="P1113"><text:tab/><text:tab/>using key_equal_t = EQ</text:p>
      <text:p text:style-name="P1113"><text:tab/><text:tab/>using key_equal_type = key_equal_t</text:p>
      <text:p text:style-name="P1113"><text:tab/><text:tab/>using hasher_t = HASHER</text:p>
      <text:p text:style-name="P1113"><text:tab/><text:tab/>using hasher_type = hasher_t</text:p>
      <text:p text:style-name="P1113"><text:tab/><text:tab/>using value_t = &lt;<text:span text:style-name="T1599">private&gt;</text:span></text:p>
      <text:p text:style-name="P1113"><text:tab/><text:tab/>using value_type = value_t</text:p>
      <text:p text:style-name="P1113"><text:tab/><text:tab/>using exported_value_t = &lt;<text:span text:style-name="T1599">private&gt;</text:span></text:p>
      <text:p text:style-name="P1113"><text:tab/><text:tab/>using exported_value_type = exported_value_t</text:p>
      <text:p text:style-name="P1113"><text:tab/><text:tab/>using size_t = std::size_t</text:p>
      <text:p text:style-name="P1113"><text:tab/><text:tab/>using size_type = size_t</text:p>
      <text:p text:style-name="P1113"><text:tab/><text:tab/>using ptr_t = value_t*</text:p>
      <text:p text:style-name="P1113"><text:tab/><text:tab/>using pointer = ptr_t</text:p>
      <text:p text:style-name="P1113"><text:tab/><text:tab/>using cptr_t = const value_t*</text:p>
      <text:p text:style-name="P1113"><text:tab/><text:tab/>using const_pointer = cptr_t</text:p>
      <text:p text:style-name="P1113"><text:tab/><text:tab/>using diff_t = std::ptrdiff_t</text:p>
      <text:p text:style-name="P1113"><text:tab/><text:tab/>using difference_type = diff_t</text:p>
      <text:p text:style-name="P1113"><text:tab/><text:tab/>using reference = value_t&amp;;</text:p>
      <text:p text:style-name="P1113"><text:tab/><text:tab/>using const_reference = const value_t&amp;</text:p>
      <text:p text:style-name="P1113"><text:tab/><text:tab/>using ref_t = ref_wrapper&lt;value_t&gt;</text:p>
      <text:p text:style-name="P1113"><text:tab/><text:tab/>using cref_t = ref_wrapper&lt;const value_t&gt;</text:p>
      <text:p text:style-name="P1113"><text:tab/><text:tab/>using error_handler_t = error_handler</text:p>
      <text:p text:style-name="P1113"><text:tab/><text:tab/>using error_handler_type = error_handler_t</text:p>
      <text:p text:style-name="P1113"><text:tab/><text:tab/>using load_factor_t = float</text:p>
      <text:p text:style-name="P1113"><text:tab/><text:tab/>using load_factor_type = load_factor_t</text:p>
      <text:p text:style-name="P1113"><text:tab/><text:tab/>using adapter_box_t = &lt;<text:span text:style-name="T1599">private&gt; </text:span></text:p>
      <text:p text:style-name="P1113"><text:tab/><text:tab/>using iterator = &lt;<text:span text:style-name="T1599">private&gt;</text:span></text:p>
      <text:p text:style-name="P1113"><text:tab/><text:tab/>using const_iterator = &lt;<text:span text:style-name="T1599">private&gt;</text:span></text:p>
      <text:p text:style-name="P1113"><text:tab/><text:tab/>using seq_t = sequence&lt;iterator&gt;</text:p>
      <text:p text:style-name="P1113"><text:tab/><text:tab/>using cseq_t = sequence&lt;const_iterator&gt;</text:p>
      <text:p text:style-name="P1212"><text:tab/><text:tab/>using list_t = &lt;<text:span text:style-name="T1611">private&gt;</text:span></text:p>
      <text:p text:style-name="P1212"/>
      <text:p text:style-name="P1212"/>
      <text:p text:style-name="P600"><text:span text:style-name="T914"><text:tab/></text:span><text:span text:style-name="T917">Alias esterni:</text:span></text:p>
      <text:p text:style-name="P600"/>
      <text:p text:style-name="P1143"><text:tab/><text:tab/>template &lt;</text:p>
      <text:p text:style-name="P1143"><text:s text:c="8"/><text:tab/><text:tab/>typename KEY</text:p>
      <text:p text:style-name="P1143"><text:s text:c="8"/><text:tab/><text:tab/>,typename MAPPED</text:p>
      <text:p text:style-name="P1143"><text:s text:c="8"/><text:tab/><text:tab/>,typename EQ</text:p>
      <text:p text:style-name="P1143"><text:s text:c="8"/><text:tab/><text:tab/>,typename HASHER</text:p>
      <text:p text:style-name="P1143"><text:s text:c="8"/><text:tab/><text:tab/>,typename A</text:p>
      <text:p text:style-name="P1143"><text:s text:c="8"/><text:tab/>&gt;</text:p>
      <text:p text:style-name="P1143"><text:s text:c="8"/><text:tab/>using base_hash_map = hash_table&lt;KEY, MAPPED, EQ, HASHER,A,false, true&gt; <text:s text:c="3"/></text:p>
      <text:p text:style-name="P1143"><text:s text:c="8"/></text:p>
      <text:p text:style-name="P1143"/>
      <text:p text:style-name="P1143"><text:s text:c="8"/><text:tab/>template &lt;</text:p>
      <text:p text:style-name="P1143"><text:s text:c="8"/><text:tab/><text:tab/>typename KEY</text:p>
      <text:p text:style-name="P1143"><text:s text:c="8"/><text:tab/><text:tab/>, typename MAPPED</text:p>
      <text:p text:style-name="P1143"><text:s text:c="8"/><text:tab/><text:tab/>, typename EQ = comparables::equal_to&lt;KEY&gt;</text:p>
      <text:p text:style-name="P1143"><text:s text:c="8"/><text:tab/><text:tab/>, typename HASHER = hasher&lt;KEY&gt;</text:p>
      <text:p text:style-name="P1143"><text:s text:c="8"/><text:tab/><text:tab/>, typename A =unsafe::allocator&lt;std::pair&lt;KEY, MAPPED&gt;&gt;</text:p>
      <text:p text:style-name="P1143"><text:s text:c="8"/><text:tab/>&gt;</text:p>
      <text:p text:style-name="P1143"><text:s text:c="8"/><text:tab/>using hash_map = base_hash_map&lt;KEY, MAPPED, EQ, HASHER, A&gt; <text:s text:c="3"/></text:p>
      <text:p text:style-name="P1143"><text:s text:c="8"/></text:p>
      <text:p text:style-name="P1143"><text:soft-page-break/></text:p>
      <text:p text:style-name="P1143"><text:s text:c="8"/><text:tab/>template &lt;</text:p>
      <text:p text:style-name="P1143"><text:s text:c="8"/><text:tab/><text:tab/>typename KEY</text:p>
      <text:p text:style-name="P1143"><text:s text:c="8"/><text:tab/><text:tab/>, typename EQ</text:p>
      <text:p text:style-name="P1143"><text:s text:c="8"/><text:tab/><text:tab/>, typename HASHER</text:p>
      <text:p text:style-name="P1143"><text:s text:c="8"/><text:tab/><text:tab/>, typename A</text:p>
      <text:p text:style-name="P1143"><text:s text:c="8"/><text:tab/>&gt;</text:p>
      <text:p text:style-name="P1143"><text:s text:c="8"/><text:tab/>using base_hash_set = hash_table&lt;KEY, &lt;private&gt;, EQ, HASHER,A,false,false&gt; <text:s text:c="3"/></text:p>
      <text:p text:style-name="P1143"><text:s text:c="8"/></text:p>
      <text:p text:style-name="P1143"/>
      <text:p text:style-name="P1143"/>
      <text:p text:style-name="P1143"><text:s text:c="8"/><text:tab/>template &lt;</text:p>
      <text:p text:style-name="P1143"><text:s text:c="8"/><text:tab/><text:tab/>typename KEY</text:p>
      <text:p text:style-name="P1143"><text:s text:c="8"/><text:tab/><text:tab/>, typename EQ = comparables::equal_to&lt;KEY&gt;</text:p>
      <text:p text:style-name="P1143"><text:s text:c="8"/><text:tab/><text:tab/>, typename HASHER = hasher&lt;KEY&gt;</text:p>
      <text:p text:style-name="P1143"><text:s text:c="8"/><text:tab/><text:tab/>, typename A =unsafe::allocator&lt;KEY&gt;</text:p>
      <text:p text:style-name="P1143"><text:s text:c="8"/><text:tab/>&gt;</text:p>
      <text:p text:style-name="P1143"><text:s text:c="8"/><text:tab/>using hash_set = base_hash_set&lt;KEY,EQ, HASHER, A&gt; <text:s text:c="3"/></text:p>
      <text:p text:style-name="P1143"><text:s text:c="8"/></text:p>
      <text:p text:style-name="P1143"><text:s text:c="8"/><text:tab/></text:p>
      <text:p text:style-name="P1143"><text:s text:c="8"/><text:tab/>template &lt;</text:p>
      <text:p text:style-name="P1143"><text:s text:c="8"/><text:tab/><text:tab/>typename KEY</text:p>
      <text:p text:style-name="P1143"><text:s text:c="8"/><text:tab/><text:tab/>, typename MAPPED</text:p>
      <text:p text:style-name="P1143"><text:s text:c="8"/><text:tab/><text:tab/>, typename EQ</text:p>
      <text:p text:style-name="P1143"><text:s text:c="8"/><text:tab/><text:tab/>, typename HASHER</text:p>
      <text:p text:style-name="P1143"><text:s text:c="8"/><text:tab/><text:tab/>, typename A</text:p>
      <text:p text:style-name="P1143"><text:s text:c="8"/><text:tab/>&gt;</text:p>
      <text:p text:style-name="P1143"><text:s text:c="8"/><text:tab/>using base_multi_hash_map = hash_table&lt;KEY, MAPPED, EQ, HASHER, A,true, true&gt; <text:s text:c="3"/></text:p>
      <text:p text:style-name="P1143"><text:s text:c="8"/></text:p>
      <text:p text:style-name="P1143"/>
      <text:p text:style-name="P1143"/>
      <text:p text:style-name="P1143"><text:s text:c="8"/><text:tab/> template &lt;</text:p>
      <text:p text:style-name="P1143"><text:s text:c="8"/><text:tab/><text:tab/>typename KEY</text:p>
      <text:p text:style-name="P1143"><text:s text:c="8"/><text:tab/><text:tab/>, typename MAPPED</text:p>
      <text:p text:style-name="P1143"><text:s text:c="8"/><text:tab/><text:tab/>, typename EQ = comparables::equal_to&lt;KEY&gt;</text:p>
      <text:p text:style-name="P1143"><text:s text:c="8"/><text:tab/><text:tab/>, typename HASHER = hasher&lt;KEY&gt;</text:p>
      <text:p text:style-name="P1143"><text:s text:c="8"/><text:tab/><text:tab/>, typename A =unsafe::allocator&lt;std::pair&lt;KEY, MAPPED&gt;&gt;</text:p>
      <text:p text:style-name="P1143"><text:s text:c="8"/><text:tab/> &gt;</text:p>
      <text:p text:style-name="P1143"><text:s text:c="8"/><text:tab/> using multi_hash_map = base_multi_hash_map&lt;KEY, MAPPED, EQ, HASHER, A&gt; <text:s text:c="3"/></text:p>
      <text:p text:style-name="P1143"><text:s text:c="8"/></text:p>
      <text:p text:style-name="P1143"><text:s text:c="8"/></text:p>
      <text:p text:style-name="P1143"><text:s text:c="8"/><text:tab/> template &lt;</text:p>
      <text:p text:style-name="P1143"><text:s text:c="8"/><text:tab/><text:tab/>typename KEY</text:p>
      <text:p text:style-name="P1143"><text:s text:c="8"/><text:tab/><text:tab/>, typename EQ</text:p>
      <text:p text:style-name="P1143"><text:s text:c="8"/><text:tab/><text:tab/>, typename HASHER</text:p>
      <text:p text:style-name="P1143"><text:s text:c="8"/><text:tab/><text:tab/>, typename A</text:p>
      <text:p text:style-name="P1143"><text:s text:c="8"/><text:tab/> <text:s/>&gt;</text:p>
      <text:p text:style-name="P1143"><text:s text:c="8"/><text:tab/> using base_multi_hash_set = hash_table&lt;KEY, &lt;private&gt;, EQ, HASHER, A, true, false&gt; <text:s text:c="3"/></text:p>
      <text:p text:style-name="P1143"><text:s text:c="8"/></text:p>
      <text:p text:style-name="P1143"/>
      <text:p text:style-name="P1143"><text:s text:c="8"/><text:tab/> template &lt;</text:p>
      <text:p text:style-name="P1143"><text:s text:c="8"/><text:tab/><text:tab/>typename KEY</text:p>
      <text:p text:style-name="P1143"><text:s text:c="8"/><text:tab/><text:tab/>, typename EQ = comparables::equal_to&lt;KEY&gt;</text:p>
      <text:p text:style-name="P1143"><text:s text:c="8"/><text:tab/><text:tab/>, typename HASHER = hasher&lt;KEY&gt;</text:p>
      <text:p text:style-name="P1143"><text:s text:c="8"/><text:tab/><text:tab/>, typename A =unsafe::allocator&lt;KEY&gt;</text:p>
      <text:p text:style-name="P1143"><text:s text:c="8"/><text:tab/> &gt;</text:p>
      <text:p text:style-name="P1143"><text:s text:c="8"/><text:tab/>using multi_hash_set = base_multi_hash_set&lt;KEY, EQ, HASHER, A&gt; <text:s text:c="3"/></text:p>
      <text:p text:style-name="P600"><text:s text:c="8"/></text:p>
      <text:p text:style-name="P600"><text:s text:c="8"/></text:p>
      <text:p text:style-name="P600"/>
      <text:p text:style-name="P600"><text:span text:style-name="T914"><text:tab/></text:span><text:span text:style-name="T917">Costanti statiche:</text:span></text:p>
      <text:p text:style-name="P600"><text:span text:style-name="T917"/></text:p>
      <text:p text:style-name="P1196"><text:tab/><text:tab/>constexpr bool is_multi = MULTI</text:p>
      <text:p text:style-name="P1196"><text:tab/><text:tab/>constexpr bool has_mapped = HAS_MAPPED</text:p>
      <text:p text:style-name="P594"><text:span text:style-name="T910"><text:tab/><text:tab/></text:span><text:span text:style-name="T909"> </text:span></text:p>
      <text:p text:style-name="P594"><text:span text:style-name="T909"/></text:p>
      <text:p text:style-name="P594"><text:span text:style-name="T909"><text:tab/></text:span><text:span text:style-name="T918">Metodi statici:</text:span></text:p>
      <text:p text:style-name="P594"><text:span text:style-name="T918"/></text:p>
      <text:p text:style-name="P1202"><text:tab/><text:tab/>[[nodiscard]] constexpr load_factor_t default_load_factor()noexcept </text:p>
      <text:p text:style-name="P601"><text:span text:style-name="T121"/></text:p>
      <text:p text:style-name="P1687"><text:tab/><text:tab/><text:tab/>Ritorna il fattore di caric<text:span text:style-name="T1618">o</text:span> predefinito </text:p>
      <text:p text:style-name="P1898"><text:span text:style-name="T121"/></text:p>
      <text:p text:style-name="P1898"><text:span text:style-name="T121"/></text:p>
      <text:p text:style-name="P1202"><text:tab/><text:tab/>[[nodiscard]] constexpr size_t max_size()noexcept </text:p>
      <text:p text:style-name="P601"><text:span text:style-name="T121"/></text:p>
      <text:p text:style-name="P1687"><text:tab/><text:tab/><text:tab/>Ritorna il massimo numero di elementi caricabili </text:p>
      <text:p text:style-name="P1898"><text:span text:style-name="T121"/></text:p>
      <text:p text:style-name="P1898"><text:span text:style-name="T121"/></text:p>
      <text:p text:style-name="P1202"><text:tab/><text:tab/>[[nodiscard]] constexpr size_t max_bucket_count()noexcept </text:p>
      <text:p text:style-name="P601"><text:span text:style-name="T121"/></text:p>
      <text:p text:style-name="P601"><text:span text:style-name="T121"><text:tab/><text:tab/><text:tab/></text:span><text:span text:style-name="T918">Ritorna il massimo numero di secchi caricabili </text:span></text:p>
      <text:p text:style-name="P1898"><text:span text:style-name="T121"/></text:p>
      <text:p text:style-name="P1898"><text:span text:style-name="T121"/></text:p>
      <text:p text:style-name="P1898"><text:soft-page-break/><text:span text:style-name="T121"/></text:p>
      <text:p text:style-name="P1202"><text:tab/><text:tab/>[[nodiscard]] constexpr load_factor_t max_load_factor() </text:p>
      <text:p text:style-name="P601"><text:span text:style-name="T121"/></text:p>
      <text:p text:style-name="P1687"><text:tab/><text:tab/><text:tab/>Ritorna il massimo fattore di caric<text:span text:style-name="T1617">o</text:span></text:p>
      <text:p text:style-name="P1898"><text:span text:style-name="T918"/></text:p>
      <text:p text:style-name="P1898"><text:span text:style-name="T918"/></text:p>
      <text:p text:style-name="P593"><text:span text:style-name="T909"><text:tab/></text:span><text:span text:style-name="T918">Vincoli:</text:span></text:p>
      <text:p text:style-name="P1203"><text:tab/><text:tab/>sizeof(key_t) &gt; 0</text:p>
      <text:p text:style-name="P1203"><text:tab/><text:tab/>!std::is_reference_v&lt;key_t&gt;</text:p>
      <text:p text:style-name="P1203"><text:tab/><text:tab/>!std::is_array_v&lt;key_t&gt;</text:p>
      <text:p text:style-name="P1203"><text:tab/><text:tab/>!std::is_const_v&lt;key_t&gt;</text:p>
      <text:p text:style-name="P1203"><text:tab/><text:tab/>std::is_nothrow_destructible_v&lt;key_t&gt;</text:p>
      <text:p text:style-name="P1204"><text:tab/><text:tab/>std::is_nothrow_move_constructible_v&lt;key_t&gt;</text:p>
      <text:p text:style-name="P1204"><text:tab/><text:tab/>std::is_nothrow_swappable_v&lt;key_t&gt;</text:p>
      <text:p text:style-name="P1204"><text:tab/><text:tab/>!has_mapped || !std::is_reference_v&lt;mapped_t&gt;</text:p>
      <text:p text:style-name="P1204"><text:tab/><text:tab/>!has_mapped || !std::is_array_v&lt;mapped_t&gt;</text:p>
      <text:p text:style-name="P1204"><text:tab/><text:tab/>!has_mapped || !std::is_const_v&lt;mapped_t&gt;</text:p>
      <text:p text:style-name="P1204"><text:tab/><text:tab/>!has_mapped || std::is_nothrow_destructible_v&lt;mapped_t&gt;</text:p>
      <text:p text:style-name="P1204"><text:tab/><text:tab/>!has_mapped || std::is_nothrow_move_constructible_v&lt;mapped_t&gt;</text:p>
      <text:p text:style-name="P1204"><text:tab/><text:tab/>!has_mapped || std::is_nothrow_swappable_v&lt;mapped_t&gt;</text:p>
      <text:p text:style-name="P1204"><text:tab/><text:tab/>concepts::allocator&lt;allocator_t&gt;</text:p>
      <text:p text:style-name="P1204"><text:tab/><text:tab/>concepts::hashable&lt;hasher_t, key_t&gt;</text:p>
      <text:p text:style-name="P1204"><text:tab/><text:tab/>concepts::comparable&lt;key_equal_t, key_t&gt;</text:p>
      <text:p text:style-name="P1688"/>
      <text:p text:style-name="P1688"/>
      <text:p text:style-name="P1689"><text:tab/><text:span text:style-name="T1600">Costruttori:</text:span></text:p>
      <text:p text:style-name="P1689"/>
      <text:p text:style-name="P1689"><text:tab/><text:tab/><text:span text:style-name="T523">[[nodiscard]] static constexpr result&lt;hash_table, error_handler_t&gt; <text:tab/><text:tab/><text:tab/><text:tab/>try_from(adapter_box_t&amp;&amp; box,load_factor_t </text:span><text:span text:style-name="T578">lf</text:span><text:span text:style-name="T523"> = default_load_factor())noexcept </text:span></text:p>
      <text:p text:style-name="P1204"><text:tab/><text:tab/></text:p>
      <text:p text:style-name="P1689"><text:tab/><text:tab/><text:span text:style-name="T523">[[nodiscard]] static constexpr hash_table </text:span></text:p>
      <text:p text:style-name="P1689"><text:span text:style-name="T523"><text:tab/><text:tab/>from(adapter_box_t&amp;&amp; box,load_factor_t </text:span><text:span text:style-name="T578">lf</text:span><text:span text:style-name="T523"> = default_load_factor())noexcept </text:span></text:p>
      <text:p text:style-name="P1204"><text:tab/><text:tab/></text:p>
      <text:p text:style-name="P804"><text:span text:style-name="T1055"><text:tab/><text:tab/><text:tab/>Costruisce <text:s/>da </text:span><text:span text:style-name="T1524">rvalue adapter_box_t</text:span><text:span text:style-name="T1055"> </text:span><text:span text:style-name="T1122">con fattore di carico </text:span><text:span text:style-name="T1657">lf</text:span></text:p>
      <text:p text:style-name="P1605"><text:tab/><text:tab/></text:p>
      <text:p text:style-name="P1605"><text:span text:style-name="T578"/></text:p>
      <text:p text:style-name="P1605"><text:span text:style-name="T578"/></text:p>
      <text:p text:style-name="P990"><text:tab/><text:tab/>[[nodiscard]] static constexpr hash_table unchecked_from(allocator_t)noexcept </text:p>
      <text:p text:style-name="P990"/>
      <text:p text:style-name="P1606"><text:tab/><text:tab/><text:tab/>Costruisce <text:span text:style-name="T1605">il contenitore senza elementi</text:span> <text:s/>impostan<text:span text:style-name="T1614">d</text:span>o l’allocatore</text:p>
      <text:p text:style-name="P1605"><text:tab/><text:tab/><text:tab/>Il metodo non è sicuro perch<text:span text:style-name="T1657">è</text:span> <text:span text:style-name="T523">allocator_t</text:span> non è sicuro </text:p>
      <text:p text:style-name="P1605"/>
      <text:p text:style-name="P1605"/>
      <text:p text:style-name="P1605"><text:tab/><text:tab/><text:span text:style-name="T523">constexpr hash_table()noexcept</text:span></text:p>
      <text:p text:style-name="P1607"><text:span text:style-name="T523"><text:tab/><text:tab/>hash_table(</text:span><text:span text:style-name="T579">const hash_table&amp;</text:span><text:span text:style-name="T523">)</text:span><text:span text:style-name="T579">=delete</text:span><text:span text:style-name="T523"><text:tab/><text:tab/></text:span></text:p>
      <text:p text:style-name="P1607"><text:tab/><text:tab/><text:span text:style-name="T523">constexpr hash_table(</text:span><text:span text:style-name="T579">hash_table&amp;&amp;</text:span><text:span text:style-name="T523">)noexcept</text:span></text:p>
      <text:p text:style-name="P1607"><text:tab/><text:tab/></text:p>
      <text:p text:style-name="P1605"/>
      <text:p text:style-name="P1605"><text:tab/><text:span text:style-name="T1601">Distruttore:</text:span></text:p>
      <text:p text:style-name="P1605"><text:tab/><text:tab/><text:span text:style-name="T579">constexpr ~hash_table()=default</text:span></text:p>
      <text:p text:style-name="P1605"><text:tab/><text:tab/></text:p>
      <text:p text:style-name="P794"><text:span text:style-name="T919"/></text:p>
      <text:p text:style-name="P794"><text:span text:style-name="T1055"><text:tab/></text:span><text:span text:style-name="T1098">Metodi:</text:span></text:p>
      <text:p text:style-name="P794"><text:span text:style-name="T1098"/></text:p>
      <text:p text:style-name="P795"><text:span text:style-name="T1098"><text:tab/><text:tab/></text:span><text:span text:style-name="T1601">hash_table&amp; operator=(const hash_table&amp;)=delete</text:span></text:p>
      <text:p text:style-name="P1209"><text:tab/><text:tab/>constexpr hash_table&amp; operator=(hash_table&amp;&amp;)noexcept</text:p>
      <text:p text:style-name="P795"><text:tab/><text:tab/><text:span text:style-name="T1601">constexpr hash_table&amp; swap(hash_table&amp;)noexcept</text:span></text:p>
      <text:p text:style-name="P795"/>
      <text:p text:style-name="P795"><text:tab/><text:tab/></text:p>
      <text:p text:style-name="P795"><text:tab/><text:tab/></text:p>
      <text:p text:style-name="P795"><text:tab/><text:tab/>[[nodiscard]] constexpr load_factor_t load_factor_threshold()const noexcept </text:p>
      <text:p text:style-name="P795"/>
      <text:p text:style-name="P795"><text:tab/><text:tab/><text:tab/><text:span text:style-name="T879">Ritorna il fattore di caric</text:span><text:span text:style-name="T881">o</text:span><text:span text:style-name="T879"> </text:span><text:span text:style-name="T880">impostato</text:span></text:p>
      <text:p text:style-name="P795"><text:span text:style-name="T879"/></text:p>
      <text:p text:style-name="P795"><text:span text:style-name="T879"/></text:p>
      <text:p text:style-name="P797"><text:tab/><text:tab/>[[nodiscard]] constexpr load_factor_t load_factor()const noexcept </text:p>
      <text:p text:style-name="P797"/>
      <text:p text:style-name="P797"><text:tab/><text:tab/><text:tab/><text:span text:style-name="T879">Ritorna il fattore di caric</text:span><text:span text:style-name="T881">o</text:span><text:span text:style-name="T879"> </text:span><text:span text:style-name="T880">effettivo</text:span></text:p>
      <text:p text:style-name="P797"><text:span text:style-name="T879"/></text:p>
      <text:p text:style-name="P797"><text:span text:style-name="T879"/></text:p>
      <text:p text:style-name="P795"><text:span text:style-name="T879"><text:tab/><text:tab/></text:span>[[nodiscard]] constexpr <text:span text:style-name="T1601">explicit operator bool</text:span>()const noexcept</text:p>
      <text:p text:style-name="P795"/>
      <text:p text:style-name="P796"><text:span text:style-name="T879"><text:tab/><text:tab/><text:tab/></text:span><text:span text:style-name="T1056">Ritorna vero se il </text:span><text:span text:style-name="T1099">contenitore</text:span><text:span text:style-name="T1056"> ha elementi</text:span></text:p>
      <text:p text:style-name="P796"><text:span text:style-name="T1056"/></text:p>
      <text:p text:style-name="P796"><text:soft-page-break/><text:span text:style-name="T1056"/></text:p>
      <text:p text:style-name="P797"><text:span text:style-name="T879"><text:tab/><text:tab/></text:span>[[nodiscard]] constexpr <text:span text:style-name="T1603">bool</text:span><text:span text:style-name="T1601"> </text:span><text:span text:style-name="T1603">empty</text:span>()const noexcept</text:p>
      <text:p text:style-name="P797"/>
      <text:p text:style-name="P797"><text:span text:style-name="T879"><text:tab/><text:tab/><text:tab/></text:span><text:span text:style-name="T1056">Ritorna vero se il </text:span><text:span text:style-name="T1099">contenitore</text:span><text:span text:style-name="T1056"> </text:span><text:span text:style-name="T1100">non </text:span><text:span text:style-name="T1056">ha elementi</text:span></text:p>
      <text:p text:style-name="P797"><text:tab/><text:tab/><text:tab/> </text:p>
      <text:p text:style-name="P795"><text:span text:style-name="T879"/></text:p>
      <text:p text:style-name="P797"><text:span text:style-name="T879"><text:tab/><text:tab/></text:span>[[nodiscard]] constexpr <text:span text:style-name="T1603">size_t</text:span><text:span text:style-name="T1601"> </text:span><text:span text:style-name="T1603">size</text:span>()const noexcept</text:p>
      <text:p text:style-name="P797"/>
      <text:p text:style-name="P797"><text:span text:style-name="T879"><text:tab/><text:tab/><text:tab/></text:span><text:span text:style-name="T1056">Ritorna </text:span><text:span text:style-name="T1100">il numero di <text:s/></text:span><text:span text:style-name="T1056">elementi</text:span></text:p>
      <text:p text:style-name="P797"><text:span text:style-name="T360"/></text:p>
      <text:p text:style-name="P797"><text:span text:style-name="T360"/></text:p>
      <text:p text:style-name="P797"><text:span text:style-name="T360"/></text:p>
      <text:p text:style-name="P797"><text:span text:style-name="T879"><text:tab/><text:tab/></text:span>[[nodiscard]] constexpr <text:span text:style-name="T1603">size_t</text:span><text:span text:style-name="T1601"> bucket_count</text:span>()const noexcept</text:p>
      <text:p text:style-name="P797"/>
      <text:p text:style-name="P797"><text:span text:style-name="T879"><text:tab/><text:tab/><text:tab/></text:span><text:span text:style-name="T1056"> </text:span><text:span text:style-name="T1101">Ritorna il numero di secchi <text:s/></text:span></text:p>
      <text:p text:style-name="P797"><text:span text:style-name="T1101"/></text:p>
      <text:p text:style-name="P797"><text:span text:style-name="T1101"/></text:p>
      <text:p text:style-name="P1206"><text:tab/><text:tab/>[[nodiscard]] constexpr allocator_t unsafe_allocator()const noexcept </text:p>
      <text:p text:style-name="P799"/>
      <text:p text:style-name="P799"><text:span text:style-name="T1101"><text:tab/><text:tab/><text:tab/></text:span><text:span text:style-name="T1104">Ritorna l’allocatore </text:span></text:p>
      <text:p text:style-name="P799"><text:span text:style-name="T1104"><text:tab/><text:tab/><text:tab/>Il metodo non è sicuro perche </text:span><text:span text:style-name="T1606">allocator_t</text:span><text:span text:style-name="T1104"> non è sicuro</text:span></text:p>
      <text:p text:style-name="P799"><text:span text:style-name="T1104"/></text:p>
      <text:p text:style-name="P799"><text:span text:style-name="T360"/></text:p>
      <text:p text:style-name="P799"><text:span text:style-name="T360"/></text:p>
      <text:p text:style-name="P799"><text:tab/><text:tab/>[[nodiscard]] constexpr seq_t seq()noexcept </text:p>
      <text:p text:style-name="P799"><text:tab/><text:tab/>[[nodiscard]] constexpr <text:span text:style-name="T1606">c</text:span>seq_t seq()<text:span text:style-name="T1606">const </text:span>noexcept </text:p>
      <text:p text:style-name="P799"><text:tab/><text:tab/>[[nodiscard]] constexpr <text:span text:style-name="T1606">c</text:span>seq_t <text:span text:style-name="T1606">c</text:span>seq()<text:span text:style-name="T1606">const </text:span>noexcept </text:p>
      <text:p text:style-name="P799"/>
      <text:p text:style-name="P799"><text:tab/><text:tab/><text:tab/><text:span text:style-name="T1101">Ritorna </text:span><text:span text:style-name="T1104">una sequenza di elementi</text:span></text:p>
      <text:p text:style-name="P799"><text:span text:style-name="T1104"><text:tab/><text:tab/><text:tab/></text:span><text:span text:style-name="T1305">Gli elementi non sono ordinati</text:span></text:p>
      <text:p text:style-name="P799"><text:span text:style-name="T1104"/></text:p>
      <text:p text:style-name="P799"><text:span text:style-name="T1104"/></text:p>
      <text:p text:style-name="P1210"><text:tab/><text:tab/>[[nodiscard]] constexpr result&lt;hash_table, error_handler_t&gt; </text:p>
      <text:p text:style-name="P1210"><text:tab/><text:tab/>try_clone()const noexcept </text:p>
      <text:p text:style-name="P1210"><text:tab/><text:tab/>requires(</text:p>
      <text:p text:style-name="P1210"><text:tab/><text:tab/><text:tab/>concepts::copyable_or_cloneable&lt;key_t&gt; </text:p>
      <text:p text:style-name="P1210"><text:tab/><text:tab/><text:tab/>&amp;&amp; concepts::copyable_or_cloneable&lt;mapped_t&gt;</text:p>
      <text:p text:style-name="P1210"><text:tab/><text:tab/>)</text:p>
      <text:p text:style-name="P1210"/>
      <text:p text:style-name="P1210"><text:tab/><text:tab/>[[nodiscard]] constexpr hash_table clone()const noexcept </text:p>
      <text:p text:style-name="P1210"><text:tab/><text:tab/>requires(</text:p>
      <text:p text:style-name="P1210"><text:tab/><text:tab/><text:tab/>concepts::copyable_or_cloneable&lt;key_t&gt; </text:p>
      <text:p text:style-name="P1210"><text:tab/><text:tab/><text:tab/>&amp;&amp; concepts::copyable_or_cloneable&lt;mapped_t&gt;</text:p>
      <text:p text:style-name="P1210"><text:tab/><text:tab/>)</text:p>
      <text:p text:style-name="P1210"/>
      <text:p text:style-name="P797"><text:span text:style-name="T1056"><text:tab/><text:tab/><text:tab/> </text:span><text:span text:style-name="T1101">Ritorna </text:span><text:span text:style-name="T1100">una copia </text:span><text:span text:style-name="T1102">mantenendo il fattore di carico effettivo </text:span></text:p>
      <text:p text:style-name="P797"><text:span text:style-name="T1100"/></text:p>
      <text:p text:style-name="P797"><text:span text:style-name="T1100"/></text:p>
      <text:p text:style-name="P1207"><text:s/><text:tab/><text:tab/>[[nodiscard]] constexpr result&lt;hash_table, error_handler_t&gt; <text:tab/><text:tab/><text:tab/><text:tab/><text:tab/>try_clone(load_factor_t lf)const noexcept</text:p>
      <text:p text:style-name="P1208"><text:tab/><text:tab/>requires(</text:p>
      <text:p text:style-name="P1208"><text:tab/><text:tab/><text:tab/>concepts::copyable_or_cloneable&lt;key_t&gt;</text:p>
      <text:p text:style-name="P1208"><text:tab/><text:tab/><text:tab/>&amp;&amp; concepts::copyable_or_cloneable&lt;mapped_t&gt;</text:p>
      <text:p text:style-name="P1208"><text:tab/><text:tab/>)</text:p>
      <text:p text:style-name="P1210"/>
      <text:p text:style-name="P1211"><text:tab/><text:tab/>[[nodiscard]] constexpr hash_table clone(<text:span text:style-name="T1604">load_factor_t lf</text:span>)const noexcept </text:p>
      <text:p text:style-name="P1211"><text:tab/><text:tab/>requires(</text:p>
      <text:p text:style-name="P1211"><text:tab/><text:tab/><text:tab/>concepts::copyable_or_cloneable&lt;key_t&gt; </text:p>
      <text:p text:style-name="P1211"><text:tab/><text:tab/><text:tab/>&amp;&amp; concepts::copyable_or_cloneable&lt;mapped_t&gt;</text:p>
      <text:p text:style-name="P1211"><text:tab/><text:tab/>)</text:p>
      <text:p text:style-name="P1211"/>
      <text:p text:style-name="P798"><text:span text:style-name="T1056"><text:tab/><text:tab/><text:tab/> </text:span><text:span text:style-name="T1101">Ritorna </text:span><text:span text:style-name="T1100">una copia </text:span><text:span text:style-name="T1102">con </text:span><text:span text:style-name="T1245">impostato il </text:span><text:span text:style-name="T1102">fattore di carico </text:span><text:span text:style-name="T1893">lf</text:span><text:span text:style-name="T1102"> </text:span></text:p>
      <text:p text:style-name="P798"><text:span text:style-name="T1100"><text:tab/><text:tab/><text:tab/></text:span><text:span text:style-name="T1246">Questa operazione è piu lenta del semplice </text:span><text:span text:style-name="T1877">clone()</text:span></text:p>
      <text:p text:style-name="P798"><text:span text:style-name="T1100"/></text:p>
      <text:p text:style-name="P798"><text:span text:style-name="T1100"/></text:p>
      <text:p text:style-name="P798"><text:span text:style-name="T1100"><text:tab/><text:tab/></text:span><text:span text:style-name="T1603">[[nodiscard]] constexpr error_handler_t try_rehash(load_factor_t lf)noexcept </text:span></text:p>
      <text:p text:style-name="P798"><text:span text:style-name="T1100"><text:tab/><text:tab/></text:span><text:span text:style-name="T1603">constexpr </text:span><text:span text:style-name="T1604">hash_table&amp;</text:span><text:span text:style-name="T1603"> rehash(load_factor_t lf)noexcept </text:span></text:p>
      <text:p text:style-name="P798"><text:span text:style-name="T1100"/></text:p>
      <text:p text:style-name="P798"><text:span text:style-name="T1100"><text:tab/><text:tab/><text:tab/></text:span><text:span text:style-name="T1103">Riorganizza gli elementi in modo da avere un fattore di carico impostato a </text:span><text:span text:style-name="T1604">lf</text:span><text:span text:style-name="T1103"> </text:span></text:p>
      <text:p text:style-name="P798"><text:span text:style-name="T1103"><text:tab/></text:span><text:span text:style-name="T1604"><text:tab/><text:tab/></text:span><text:span text:style-name="T1111">Non ci devono essere referenti attivi</text:span><text:span text:style-name="T1625"> </text:span></text:p>
      <text:p text:style-name="P1691"><text:tab/><text:tab/><text:tab/><text:span text:style-name="T1877">L’operazione è transazionale</text:span><text:tab/></text:p>
      <text:p text:style-name="P798"><text:span text:style-name="T1103"/></text:p>
      <text:p text:style-name="P798"><text:span text:style-name="T1103"/></text:p>
      <text:p text:style-name="P798"><text:span text:style-name="T1103"/></text:p>
      <text:p text:style-name="P798"><text:span text:style-name="T1103"/></text:p>
      <text:p text:style-name="P798"><text:soft-page-break/><text:span text:style-name="T1103"/></text:p>
      <text:p text:style-name="P798"><text:span text:style-name="T1103"/></text:p>
      <text:p text:style-name="P1220"><text:tab/><text:tab/>[[nodiscard]] constexpr error_handler_t try_reserve(size_t addictional)noexcept </text:p>
      <text:p text:style-name="P1220"><text:tab/><text:tab/>constexpr hash_table&amp; reserve(size_t addictional)noexcept </text:p>
      <text:p text:style-name="P798"><text:span text:style-name="T1103"/></text:p>
      <text:p text:style-name="P1691"><text:tab/><text:tab/><text:tab/>Riorganizza gli elementi in modo da mantere il fattore di carico impostato </text:p>
      <text:p text:style-name="P798"><text:span text:style-name="T1103"><text:tab/><text:tab/><text:tab/>aggiungendo </text:span><text:span text:style-name="T1604">addictional</text:span><text:span text:style-name="T1103"> elementi </text:span></text:p>
      <text:p text:style-name="P798"><text:span text:style-name="T1103"><text:tab/><text:tab/><text:tab/></text:span><text:span text:style-name="T1246">L’operazione è transazionale</text:span></text:p>
      <text:p text:style-name="P1691"><text:tab/></text:p>
      <text:p text:style-name="P1691"><text:span text:style-name="T1103"/></text:p>
      <text:p text:style-name="P799"><text:span text:style-name="T1103"><text:tab/><text:tab/></text:span><text:span text:style-name="T1604">[[nodiscard]] constexpr seq_t find(const key_t&amp; k)noexcept</text:span><text:span text:style-name="T1103"> </text:span></text:p>
      <text:p text:style-name="P799"><text:span text:style-name="T1103"><text:tab/><text:tab/></text:span><text:span text:style-name="T1604">[[nodiscard]] constexpr </text:span><text:span text:style-name="T1606">c</text:span><text:span text:style-name="T1604">seq_t find(const key_t&amp; k)</text:span><text:span text:style-name="T1606">const </text:span><text:span text:style-name="T1604">noexcept</text:span><text:span text:style-name="T1103"> </text:span></text:p>
      <text:p text:style-name="P800"><text:span text:style-name="T1103"><text:tab/><text:tab/></text:span><text:span text:style-name="T1604">[[nodiscard]] constexpr </text:span><text:span text:style-name="T1606">c</text:span><text:span text:style-name="T1604">seq_t </text:span><text:span text:style-name="T1626">c</text:span><text:span text:style-name="T1604">find(const key_t&amp; k)</text:span><text:span text:style-name="T1606">const </text:span><text:span text:style-name="T1604">noexcept</text:span><text:span text:style-name="T1103"> </text:span></text:p>
      <text:p text:style-name="P800"><text:span text:style-name="T1103"/></text:p>
      <text:p text:style-name="P800"><text:span text:style-name="T1103"><text:tab/><text:tab/><text:tab/></text:span><text:span text:style-name="T1104">Ritorna una sequenza di elementi il cui primo elemento è uguale </text:span><text:span text:style-name="T1606">k</text:span><text:span text:style-name="T1104"> </text:span><text:span text:style-name="T1246">usando </text:span><text:span text:style-name="T1877">equal_t</text:span></text:p>
      <text:p text:style-name="P1692"><text:tab/><text:tab/><text:tab/>In caso non esista nessun elemento con chiave <text:span text:style-name="T523">k</text:span> viene ritornat<text:span text:style-name="T1877">a</text:span> </text:p>
      <text:p text:style-name="P1692"><text:tab/><text:tab/><text:tab/>una sequenza vuota </text:p>
      <text:p text:style-name="P800"><text:span text:style-name="T806"/></text:p>
      <text:p text:style-name="P800"><text:span text:style-name="T806"/></text:p>
      <text:p text:style-name="P800"/>
      <text:p text:style-name="P800"/>
      <text:p text:style-name="P801"><text:tab/><text:tab/>template &lt;typename K,typename M&gt;</text:p>
      <text:p text:style-name="P801"><text:tab/><text:tab/>[[nodiscard]] constexpr result&lt;std::pair&lt;seq_t,bool&gt;, error_handler_t&gt; <text:tab/><text:tab/><text:tab/><text:tab/>try_insert(K&amp;&amp; key,M&amp;&amp; mapped)noexcept</text:p>
      <text:p text:style-name="P801"><text:tab/><text:tab/>requires (</text:p>
      <text:p text:style-name="P801"><text:tab/><text:tab/><text:tab/>has_mapped</text:p>
      <text:p text:style-name="P801"><text:tab/><text:tab/><text:tab/>&amp;&amp; std::constructible_from&lt;key_t,K&gt;</text:p>
      <text:p text:style-name="P801"><text:tab/><text:tab/><text:tab/>&amp;&amp; std::constructible_from&lt;mapped_t,M&gt;</text:p>
      <text:p text:style-name="P801"><text:tab/><text:tab/>)</text:p>
      <text:p text:style-name="P801"><text:span text:style-name="T1057"/></text:p>
      <text:p text:style-name="P1583"><text:tab/><text:span text:style-name="T523"><text:tab/>template &lt;typename K,typename M&gt;</text:span></text:p>
      <text:p text:style-name="P801"><text:tab/><text:tab/>constexpr std::pair&lt;seq_t,bool&gt; insert(K&amp;&amp; key,M&amp;&amp; mapped)noexcept</text:p>
      <text:p text:style-name="P801"><text:tab/><text:tab/>requires (</text:p>
      <text:p text:style-name="P801"><text:tab/><text:tab/><text:tab/>has_mapped</text:p>
      <text:p text:style-name="P801"><text:tab/><text:tab/><text:tab/>&amp;&amp; std::constructible_from&lt;key_t,K&gt;</text:p>
      <text:p text:style-name="P801"><text:tab/><text:tab/><text:tab/>&amp;&amp; std::constructible_from&lt;mapped_t,M&gt;</text:p>
      <text:p text:style-name="P801"><text:tab/><text:tab/>)</text:p>
      <text:p text:style-name="P801"/>
      <text:p text:style-name="P844"><text:tab/><text:tab/><text:tab/><text:span text:style-name="T1057">Inserisce </text:span><text:span text:style-name="T1622">key</text:span><text:span text:style-name="T1057"> + </text:span><text:span text:style-name="T1622">mapped</text:span><text:span text:style-name="T1058"> </text:span></text:p>
      <text:p text:style-name="P844"><text:span text:style-name="T1058"><text:tab/><text:tab/><text:tab/></text:span><text:span text:style-name="T1247">N</text:span><text:span text:style-name="T1059">on ci devono essere referenti attivi</text:span></text:p>
      <text:p text:style-name="P1613"><text:tab/><text:tab/><text:tab/>Ritorna una sequenza la cui chiave del primo elemento è uguale a <text:span text:style-name="T523">key </text:span><text:span text:style-name="T1894">usando</text:span><text:span text:style-name="T692"> key_equal_t</text:span> </text:p>
      <text:p text:style-name="P1613"><text:tab/><text:tab/><text:tab/>ed un <text:s/>valore booleano che indica se <text:span text:style-name="T523">key</text:span> + <text:span text:style-name="T523">mapped</text:span> è stato inserito </text:p>
      <text:p text:style-name="P1613"><text:tab/><text:span text:style-name="T1535"><text:tab/><text:tab/>L’operazione è transazionale.</text:span><text:span text:style-name="T1541"><text:tab/><text:tab/></text:span></text:p>
      <text:p text:style-name="P801"><text:span text:style-name="T1057"/></text:p>
      <text:p text:style-name="P801"><text:span text:style-name="T1057"/></text:p>
      <text:p text:style-name="P801"><text:span text:style-name="T1057"/></text:p>
      <text:p text:style-name="P1010"><text:tab/><text:tab/>template &lt;typename K&gt;</text:p>
      <text:p text:style-name="P1010"><text:tab/><text:tab/>[[nodiscard]] constexpr result&lt;std::pair&lt;seq_t, bool&gt;, error_handler_t&gt; <text:tab/><text:tab/><text:tab/><text:tab/>try_insert(K&amp;&amp; key)noexcept</text:p>
      <text:p text:style-name="P1010"><text:tab/><text:tab/>requires (</text:p>
      <text:p text:style-name="P1010"><text:tab/><text:tab/><text:tab/>!has_mapped</text:p>
      <text:p text:style-name="P1010"><text:tab/><text:tab/><text:tab/>&amp;&amp; std::constructible_from&lt;key_t,K&gt;</text:p>
      <text:p text:style-name="P1010"><text:tab/><text:tab/>)</text:p>
      <text:p text:style-name="P801"/>
      <text:p text:style-name="P801"><text:tab/></text:p>
      <text:p text:style-name="P1010"><text:tab/><text:tab/>template &lt;typename K&gt;</text:p>
      <text:p text:style-name="P1010"><text:tab/><text:tab/>constexpr std::pair&lt;seq_t, bool&gt; insert(K&amp;&amp; <text:span text:style-name="T1529">key</text:span>)noexcept</text:p>
      <text:p text:style-name="P1010"><text:tab/><text:tab/>requires (</text:p>
      <text:p text:style-name="P1010"><text:tab/><text:tab/><text:tab/>!has_mapped</text:p>
      <text:p text:style-name="P1010"><text:tab/><text:tab/><text:tab/>&amp;&amp; std::constructible_from&lt;key_t, K&gt;</text:p>
      <text:p text:style-name="P1010"><text:tab/><text:tab/>)</text:p>
      <text:p text:style-name="P1010"/>
      <text:p text:style-name="P844"><text:tab/><text:tab/><text:tab/><text:span text:style-name="T1057">Inserisce </text:span><text:span text:style-name="T1622">key</text:span><text:span text:style-name="T1057"> nel </text:span><text:span text:style-name="T1105">contenitore</text:span></text:p>
      <text:p text:style-name="P844"><text:span text:style-name="T1058"><text:tab/><text:tab/><text:tab/></text:span><text:span text:style-name="T1247">N</text:span><text:span text:style-name="T1059">on ci devono essere referenti attivi</text:span><text:span text:style-name="T1058"> </text:span></text:p>
      <text:p text:style-name="P1613"><text:tab/><text:tab/><text:tab/>Ritorna una sequenza la cui primo elemento è uguale a <text:span text:style-name="T523">key </text:span><text:span text:style-name="T1894">usando</text:span><text:span text:style-name="T692"> key_equal_t</text:span> </text:p>
      <text:p text:style-name="P1613"><text:tab/><text:tab/><text:tab/>ed un <text:s/>valore booleano che indica se <text:span text:style-name="T523">key</text:span> è stato inserito </text:p>
      <text:p text:style-name="P1616"><text:tab/><text:span text:style-name="T1535"><text:tab/><text:tab/>L’operazione è transazionale</text:span></text:p>
      <text:p text:style-name="P1019"><text:span text:style-name="T1068"/></text:p>
      <text:p text:style-name="P1613"/>
      <text:p text:style-name="P1613"/>
      <text:p text:style-name="P1613"/>
      <text:p text:style-name="P1613"/>
      <text:p text:style-name="P1613"/>
      <text:p text:style-name="P1613"/>
      <text:p text:style-name="P1613"><text:soft-page-break/></text:p>
      <text:p text:style-name="P1613"/>
      <text:p text:style-name="P1010"><text:tab/><text:tab/>template &lt;typename SEQ&gt;</text:p>
      <text:p text:style-name="P1010"><text:tab/><text:tab/>[[nodiscard]] constexpr result&lt;size_t, error_handler_t&gt; try_insert_range(</text:p>
      <text:p text:style-name="P1010"><text:tab/><text:tab/><text:tab/><text:tab/>SEQ&amp; seq</text:p>
      <text:p text:style-name="P1010"><text:tab/><text:tab/>)noexcept</text:p>
      <text:p text:style-name="P1010"><text:tab/><text:tab/><text:tab/>requires(</text:p>
      <text:p text:style-name="P1010"><text:tab/><text:tab/><text:tab/><text:tab/>has_mapped</text:p>
      <text:p text:style-name="P1010"><text:tab/><text:tab/><text:tab/><text:tab/>&amp;&amp; concepts::sequence&lt;SEQ&gt;</text:p>
      <text:p text:style-name="P1010"><text:tab/><text:tab/><text:tab/><text:tab/>&amp;&amp; !std::is_const_v&lt;SEQ&gt;</text:p>
      <text:p text:style-name="P1010"><text:tab/><text:tab/><text:tab/><text:tab/>&amp;&amp; concepts::std_pair&lt;typename SEQ::value_t&gt;</text:p>
      <text:p text:style-name="P1010"><text:tab/><text:tab/><text:tab/><text:tab/>&amp;&amp; concepts::constructible_at&lt;key_t, std::decay_t&lt;typename <text:tab/><text:tab/><text:tab/><text:tab/><text:tab/><text:tab/>SEQ::value_t::first_type&gt;&amp;&amp;&gt;</text:p>
      <text:p text:style-name="P1010"><text:tab/><text:tab/><text:tab/><text:tab/>&amp;&amp; concepts::constructible_at&lt;mapped_t, std::decay_t&lt;typename <text:tab/><text:tab/><text:tab/><text:tab/><text:tab/>SEQ::value_t::second_type&gt;&amp;&amp;&gt;</text:p>
      <text:p text:style-name="P1010"><text:tab/><text:tab/><text:tab/>)</text:p>
      <text:p text:style-name="P1010"><text:span text:style-name="T1058"/></text:p>
      <text:p text:style-name="P1010"><text:span text:style-name="T1058"><text:tab/><text:tab/></text:span><text:span text:style-name="T1529">template &lt;typename SEQ&gt;</text:span></text:p>
      <text:p text:style-name="P1026"><text:tab/><text:tab/>constexpr size_t insert_range(SEQ&amp; seq)noexcept</text:p>
      <text:p text:style-name="P1026"><text:tab/><text:tab/>requires(</text:p>
      <text:p text:style-name="P1026"><text:tab/><text:tab/><text:tab/>has_mapped</text:p>
      <text:p text:style-name="P1026"><text:tab/><text:tab/><text:tab/>&amp;&amp; concepts::sequence&lt;SEQ&gt;</text:p>
      <text:p text:style-name="P1026"><text:tab/><text:tab/><text:tab/>&amp;&amp; concepts::std_pair&lt;typename SEQ::value_t&gt;</text:p>
      <text:p text:style-name="P1026"><text:tab/><text:tab/><text:tab/>&amp;&amp; concepts::constructible_at&lt;key_t, std::decay_t&lt;typename <text:tab/><text:tab/><text:tab/><text:tab/><text:tab/><text:tab/>SEQ::value_t::first_type&gt;&amp;&amp;&gt;</text:p>
      <text:p text:style-name="P1026"><text:tab/><text:tab/><text:tab/>&amp;&amp; concepts::constructible_at&lt;mapped_t,std::decay_t&lt;typename <text:tab/><text:tab/><text:tab/><text:tab/><text:tab/>SEQ::value_t::second_type&gt;&amp;&amp;&gt;</text:p>
      <text:p text:style-name="P1026"><text:tab/><text:tab/><text:tab/>)</text:p>
      <text:p text:style-name="P1010"/>
      <text:p text:style-name="P1019"><text:tab/><text:tab/><text:tab/><text:span text:style-name="T1058">Inserisce i valori di una sequenza </text:span></text:p>
      <text:p text:style-name="P1019"><text:span text:style-name="T1058"><text:tab/><text:tab/><text:tab/></text:span><text:span text:style-name="T1247">N</text:span><text:span text:style-name="T1059">on ci devono essere referenti attivi</text:span></text:p>
      <text:p text:style-name="P1618"><text:tab/><text:tab/><text:tab/>I valori vengono copiati e viene ritornato il numero di elementi inseriti</text:p>
      <text:p text:style-name="P1010"><text:span text:style-name="T1058"><text:tab/><text:tab/><text:tab/></text:span><text:span text:style-name="T1623">seq</text:span><text:span text:style-name="T1061"> sarà consumato alla fine dell’operazione se non ci sono errori</text:span><text:span text:style-name="T1058"> </text:span></text:p>
      <text:p text:style-name="P1010"><text:span text:style-name="T1058"><text:tab/></text:span><text:span text:style-name="T1068"><text:tab/><text:tab/>L’operazione non è transazionale </text:span></text:p>
      <text:p text:style-name="P1010"><text:span text:style-name="T1068"/></text:p>
      <text:p text:style-name="P1010"><text:span text:style-name="T1058"/></text:p>
      <text:p text:style-name="P1010"><text:span text:style-name="T1058"><text:tab/><text:tab/></text:span><text:span text:style-name="T1529">template &lt;typename SEQ&gt;</text:span></text:p>
      <text:p text:style-name="P1026"><text:tab/><text:tab/>[[nodiscard]] constexpr result&lt;size_t, error_handler_t&gt; </text:p>
      <text:p text:style-name="P1026"><text:tab/><text:tab/>try_insert_range(SEQ&amp; seq)noexcept</text:p>
      <text:p text:style-name="P1026"><text:tab/><text:tab/><text:tab/>requires(</text:p>
      <text:p text:style-name="P1026"><text:tab/><text:tab/><text:tab/>!has_mapped</text:p>
      <text:p text:style-name="P1026"><text:tab/><text:tab/><text:tab/>&amp;&amp; concepts::sequence&lt;SEQ&gt;</text:p>
      <text:p text:style-name="P1026"><text:tab/><text:tab/><text:tab/>&amp;&amp; !std::is_const_v&lt;SEQ&gt;</text:p>
      <text:p text:style-name="P1026"><text:tab/><text:tab/><text:tab/>&amp;&amp; concepts::constructible_at&lt;key_t, std::decay_t&lt;typename <text:tab/><text:tab/><text:tab/><text:tab/><text:tab/><text:tab/>SEQ::value_t&gt;&amp;&amp;&gt;</text:p>
      <text:p text:style-name="P1026"><text:tab/><text:tab/><text:tab/>)</text:p>
      <text:p text:style-name="P1026"><text:span text:style-name="T1058"/></text:p>
      <text:p text:style-name="P1026"><text:tab/><text:tab/>template &lt;typename SEQ&gt;</text:p>
      <text:p text:style-name="P1026"><text:tab/><text:tab/>constexpr size_t insert_range(SEQ&amp; seq)noexcept</text:p>
      <text:p text:style-name="P1026"><text:tab/><text:tab/>requires(</text:p>
      <text:p text:style-name="P1026"><text:tab/><text:tab/><text:tab/>!has_mapped</text:p>
      <text:p text:style-name="P1026"><text:tab/><text:tab/><text:tab/>&amp;&amp; concepts::sequence&lt;SEQ&gt;</text:p>
      <text:p text:style-name="P1026"><text:tab/><text:tab/><text:tab/>&amp;&amp; !std::is_const_v&lt;SEQ&gt;</text:p>
      <text:p text:style-name="P1026"><text:tab/><text:tab/><text:tab/>&amp;&amp; concepts::constructible_at&lt;key_t,std::decay_t&lt;typename <text:tab/><text:tab/><text:tab/><text:tab/><text:tab/><text:tab/>SEQ::value_t&gt;&amp;&amp;&gt;</text:p>
      <text:p text:style-name="P1026"><text:tab/><text:tab/><text:tab/>)</text:p>
      <text:p text:style-name="P1010"/>
      <text:p text:style-name="P1019"><text:tab/><text:tab/><text:tab/><text:span text:style-name="T1058">Inserisce i valori di una sequenza </text:span></text:p>
      <text:p text:style-name="P1019"><text:span text:style-name="T1058"><text:tab/><text:tab/><text:tab/></text:span><text:span text:style-name="T1247">N</text:span><text:span text:style-name="T1059">on ci devono essere referenti attivi</text:span></text:p>
      <text:p text:style-name="P1618"><text:tab/><text:tab/><text:tab/>I valori vengono copiati e viene ritornato il numero di elementi inseriti</text:p>
      <text:p text:style-name="P1010"><text:span text:style-name="T1058"><text:tab/><text:tab/><text:tab/></text:span><text:span text:style-name="T1623">seq</text:span><text:span text:style-name="T1061"> sarà consumato alla fine dell’operazione se non ci sono errori</text:span><text:span text:style-name="T1058"> </text:span></text:p>
      <text:p text:style-name="P1620"><text:tab/><text:tab/><text:tab/>L’operazione non è transazionale </text:p>
      <text:p text:style-name="P1010"/>
      <text:p text:style-name="P1613"/>
      <text:p text:style-name="P1613"/>
      <text:p text:style-name="P1613"/>
      <text:p text:style-name="P1613"/>
      <text:p text:style-name="P1613"/>
      <text:p text:style-name="P1613"/>
      <text:p text:style-name="P1613"/>
      <text:p text:style-name="P1613"/>
      <text:p text:style-name="P1613"/>
      <text:p text:style-name="P1613"/>
      <text:p text:style-name="P1613"/>
      <text:p text:style-name="P1613"/>
      <text:p text:style-name="P1613"/>
      <text:p text:style-name="P1613"><text:soft-page-break/></text:p>
      <text:p text:style-name="P1613"/>
      <text:p text:style-name="P1613"/>
      <text:p text:style-name="P1010"><text:tab/><text:tab/>template &lt;typename SEQ&gt;</text:p>
      <text:p text:style-name="P1010"><text:tab/><text:tab/>[[nodiscard]] constexpr result&lt;size_t, error_handler_t&gt; <text:tab/><text:tab/><text:tab/><text:tab/><text:tab/><text:tab/>try_<text:span text:style-name="T1530">transactional_</text:span>insert_range(</text:p>
      <text:p text:style-name="P1010"><text:tab/><text:tab/><text:tab/><text:tab/>SEQ&amp; seq</text:p>
      <text:p text:style-name="P1010"><text:tab/><text:tab/>)noexcept</text:p>
      <text:p text:style-name="P1010"><text:tab/><text:tab/><text:tab/>requires(</text:p>
      <text:p text:style-name="P1010"><text:tab/><text:tab/><text:tab/><text:tab/>has_mapped</text:p>
      <text:p text:style-name="P1010"><text:tab/><text:tab/><text:tab/><text:tab/>&amp;&amp; concepts::sequence&lt;SEQ&gt;</text:p>
      <text:p text:style-name="P1010"><text:tab/><text:tab/><text:tab/><text:tab/>&amp;&amp; !std::is_const_v&lt;SEQ&gt;</text:p>
      <text:p text:style-name="P1010"><text:tab/><text:tab/><text:tab/><text:tab/>&amp;&amp; concepts::std_pair&lt;typename SEQ::value_t&gt;</text:p>
      <text:p text:style-name="P1010"><text:tab/><text:tab/><text:tab/><text:tab/>&amp;&amp; concepts::constructible_at&lt;key_t, std::decay_t&lt;typename <text:tab/><text:tab/><text:tab/><text:tab/><text:tab/><text:tab/>SEQ::value_t::first_type&gt;&amp;&amp;&gt;</text:p>
      <text:p text:style-name="P1010"><text:tab/><text:tab/><text:tab/><text:tab/>&amp;&amp; concepts::constructible_at&lt;mapped_t, std::decay_t&lt;typename <text:tab/><text:tab/><text:tab/><text:tab/>SEQ::value_t::second_type&gt;&amp;&amp;&gt;</text:p>
      <text:p text:style-name="P1010"><text:tab/><text:tab/><text:tab/>)</text:p>
      <text:p text:style-name="P1010"><text:span text:style-name="T1058"/></text:p>
      <text:p text:style-name="P1026"><text:tab/><text:tab/>template &lt;typename SEQ&gt;</text:p>
      <text:p text:style-name="P1026"><text:tab/><text:tab/>[[nodiscard]] constexpr result&lt;size_t, error_handler_t&gt; <text:tab/><text:tab/><text:tab/><text:tab/><text:tab/><text:tab/>try_transactional_insert_range(SEQ&amp; seq)noexcept</text:p>
      <text:p text:style-name="P1026"><text:tab/><text:tab/><text:tab/>requires(</text:p>
      <text:p text:style-name="P1026"><text:tab/><text:tab/><text:tab/>!has_mapped</text:p>
      <text:p text:style-name="P1026"><text:tab/><text:tab/><text:tab/>&amp;&amp; concepts::sequence&lt;SEQ&gt;</text:p>
      <text:p text:style-name="P1026"><text:tab/><text:tab/><text:tab/>&amp;&amp; !std::is_const_v&lt;SEQ&gt;</text:p>
      <text:p text:style-name="P1026"><text:tab/><text:tab/><text:tab/>&amp;&amp; concepts::constructible_at&lt;key_t, std::decay_t&lt;typename <text:tab/><text:tab/><text:tab/><text:tab/><text:tab/><text:tab/>SEQ::value_t&gt;&amp;&amp;&gt;</text:p>
      <text:p text:style-name="P1027"><text:tab/><text:tab/><text:tab/>)</text:p>
      <text:p text:style-name="P1626"><text:s/></text:p>
      <text:p text:style-name="P1010"><text:span text:style-name="T1058"><text:tab/><text:tab/></text:span><text:span text:style-name="T1529">template &lt;typename SEQ&gt;</text:span></text:p>
      <text:p text:style-name="P1010"><text:span text:style-name="T1529"><text:tab/><text:tab/>constexpr size_t </text:span><text:span text:style-name="T1530">transactional_</text:span><text:span text:style-name="T1529">insert_range(SEQ&amp; seq)noexcept</text:span></text:p>
      <text:p text:style-name="P1026"><text:tab/><text:tab/>requires(</text:p>
      <text:p text:style-name="P1026"><text:tab/><text:tab/><text:tab/>has_mapped</text:p>
      <text:p text:style-name="P1026"><text:tab/><text:tab/><text:tab/>&amp;&amp; concepts::sequence&lt;SEQ&gt;</text:p>
      <text:p text:style-name="P1026"><text:tab/><text:tab/><text:tab/>&amp;&amp; concepts::std_pair&lt;typename SEQ::value_t&gt;</text:p>
      <text:p text:style-name="P1026"><text:tab/><text:tab/><text:tab/>&amp;&amp; concepts::constructible_at&lt;key_t, std::decay_t&lt;typename <text:tab/><text:tab/><text:tab/><text:tab/><text:tab/><text:tab/>SEQ::value_t::first_type&gt;&amp;&amp;&gt;</text:p>
      <text:p text:style-name="P1026"><text:tab/><text:tab/><text:tab/>&amp;&amp; concepts::constructible_at&lt;mapped_t,std::decay_t&lt;typename <text:tab/><text:tab/><text:tab/><text:tab/><text:tab/>SEQ::value_t::second_type&gt;&amp;&amp;&gt;</text:p>
      <text:p text:style-name="P1026"><text:tab/><text:tab/><text:tab/>)</text:p>
      <text:p text:style-name="P1010"><text:span text:style-name="T1058"/></text:p>
      <text:p text:style-name="P1010"><text:span text:style-name="T1058"><text:tab/><text:tab/></text:span><text:span text:style-name="T1529">template &lt;typename SEQ&gt;</text:span></text:p>
      <text:p text:style-name="P1026"><text:tab/><text:tab/>constexpr size_t transactional_insert_range(SEQ&amp; seq)noexcept</text:p>
      <text:p text:style-name="P1026"><text:tab/><text:tab/><text:tab/>requires(</text:p>
      <text:p text:style-name="P1026"><text:tab/><text:tab/><text:tab/>!has_mapped</text:p>
      <text:p text:style-name="P1026"><text:tab/><text:tab/><text:tab/>&amp;&amp; concepts::sequence&lt;SEQ&gt;</text:p>
      <text:p text:style-name="P1026"><text:tab/><text:tab/><text:tab/>&amp;&amp; !std::is_const_v&lt;SEQ&gt;</text:p>
      <text:p text:style-name="P1026"><text:tab/><text:tab/><text:tab/>&amp;&amp; concepts::constructible_at&lt;key_t, std::decay_t&lt;typename <text:tab/><text:tab/><text:tab/><text:tab/><text:tab/><text:tab/>SEQ::value_t&gt;&amp;&amp;&gt;</text:p>
      <text:p text:style-name="P1026"><text:tab/><text:tab/><text:tab/>)</text:p>
      <text:p text:style-name="P1010"/>
      <text:p text:style-name="P1010"/>
      <text:p text:style-name="P1010"><text:span text:style-name="T1058"><text:tab/><text:tab/><text:tab/></text:span><text:span text:style-name="T1059">Come </text:span><text:span text:style-name="T1530">insert_range</text:span><text:span text:style-name="T1059"> ma transazionale </text:span></text:p>
      <text:p text:style-name="P1010"><text:span text:style-name="T807"/></text:p>
      <text:p text:style-name="P1010"/>
      <text:p text:style-name="P1010"/>
      <text:p text:style-name="P1011"><text:span text:style-name="T1531"><text:tab/><text:tab/>constexpr btree_table&amp; clear()noexcept</text:span><text:span text:style-name="T1062"> </text:span></text:p>
      <text:p text:style-name="P1019"><text:span text:style-name="T1062"><text:tab/><text:tab/><text:tab/></text:span><text:span text:style-name="T1247">Elimina</text:span><text:span text:style-name="T1062"> tutti gli elementi</text:span></text:p>
      <text:p text:style-name="P1019"><text:span text:style-name="T1063"><text:tab/><text:tab/><text:tab/></text:span><text:span text:style-name="T1247">N</text:span><text:span text:style-name="T1064">on ci devono essere referenti attivi</text:span></text:p>
      <text:p text:style-name="P1628"><text:tab/><text:tab/><text:tab/>Dopo questa operazione <text:span text:style-name="T523">empty()</text:span> ritorna vero</text:p>
      <text:p text:style-name="P1011"><text:span text:style-name="T1062"><text:tab/><text:tab/><text:tab/></text:span><text:span text:style-name="T1107">La memoria interna non viene tutta deallocata </text:span></text:p>
      <text:p text:style-name="P1817"><text:tab/><text:tab/><text:tab/>ed il fattore di carico impostato rimane <text:span text:style-name="T1878">invariato.</text:span> </text:p>
      <text:p text:style-name="P1011"/>
      <text:p text:style-name="P1011"/>
      <text:p text:style-name="P1011"/>
      <text:p text:style-name="P1011"><text:span text:style-name="T1062"><text:tab/><text:tab/></text:span><text:span text:style-name="T1531">constexpr btree_table&amp; reset()noexcept</text:span><text:span text:style-name="T1062"> </text:span></text:p>
      <text:p text:style-name="P1011"><text:span text:style-name="T368"/></text:p>
      <text:p text:style-name="P1019"><text:span text:style-name="T1062"><text:tab/><text:tab/><text:tab/></text:span><text:span text:style-name="T1247">Elimina</text:span><text:span text:style-name="T1062"> tutti gli elementi</text:span></text:p>
      <text:p text:style-name="P1019"><text:span text:style-name="T1063"><text:tab/><text:tab/><text:tab/></text:span><text:span text:style-name="T1247">N</text:span><text:span text:style-name="T1064">on ci devono essere referenti attivi</text:span></text:p>
      <text:p text:style-name="P1628"><text:tab/><text:tab/><text:tab/>Dopo questa operazione <text:span text:style-name="T523">empty()</text:span> ritorna vero</text:p>
      <text:p text:style-name="P1628"><text:tab/><text:tab/><text:tab/><text:span text:style-name="T1608">Tutta la memoria interna viene deallocata </text:span></text:p>
      <text:p text:style-name="P1628"><text:tab/><text:tab/><text:tab/><text:span text:style-name="T1608">e viene impostato il fattore di carico predefinito</text:span></text:p>
      <text:p text:style-name="P1628"/>
      <text:p text:style-name="P1628"/>
      <text:p text:style-name="P1628"/>
      <text:p text:style-name="P1628"/>
      <text:p text:style-name="P1628"/>
      <text:p text:style-name="P1628"/>
      <text:p text:style-name="P1628"><text:soft-page-break/></text:p>
      <text:p text:style-name="P1628"/>
      <text:p text:style-name="P1012"><text:tab/><text:tab/>template &lt;typename K,typename... ARGS &gt;</text:p>
      <text:p text:style-name="P1030"><text:tab/><text:tab/>constexpr size_t erase(const K&amp; key,const ARGS&amp;... args)noexcept</text:p>
      <text:p text:style-name="P1030"><text:tab/><text:tab/>requires (</text:p>
      <text:p text:style-name="P1030"><text:tab/><text:tab/><text:tab/>std::is_nothrow_convertible_v&lt;std::decay_t&lt;K&gt;, key_t&gt;</text:p>
      <text:p text:style-name="P1030"><text:tab/><text:tab/><text:tab/>&amp;&amp;</text:p>
      <text:p text:style-name="P1030"><text:tab/><text:tab/><text:tab/>(std::is_nothrow_convertible_v&lt;std::decay_t&lt;ARGS&gt;, key_t&gt;&amp; ...)</text:p>
      <text:p text:style-name="P1030"><text:tab/><text:tab/>) </text:p>
      <text:p text:style-name="P1625"/>
      <text:p text:style-name="P1020"><text:span text:style-name="T1059"><text:tab/><text:tab/><text:tab/></text:span><text:span text:style-name="T1073">Rimuove</text:span><text:span text:style-name="T1063"> una lista di chiavi</text:span></text:p>
      <text:p text:style-name="P1020"><text:span text:style-name="T1063"><text:tab/><text:tab/><text:tab/></text:span><text:span text:style-name="T1248">N</text:span><text:span text:style-name="T1064">on ci devono essere referenti attivi </text:span></text:p>
      <text:p text:style-name="P1012"><text:span text:style-name="T1063"><text:tab/><text:tab/><text:tab/>Ritorna il numero di elementi </text:span><text:span text:style-name="T1073">rimossi</text:span><text:span text:style-name="T1063"> </text:span></text:p>
      <text:p text:style-name="P1012"><text:span text:style-name="T1063"/></text:p>
      <text:p text:style-name="P1012"><text:span text:style-name="T1063"/></text:p>
      <text:p text:style-name="P1012"><text:span text:style-name="T1063"/></text:p>
      <text:p text:style-name="P1013"><text:span text:style-name="T1063"><text:tab/><text:tab/></text:span><text:span text:style-name="T1532">[[nodiscard]] constexpr result&lt;size_t,error_handler_t&gt; </text:span></text:p>
      <text:p text:style-name="P1013"><text:span text:style-name="T1532"><text:tab/><text:tab/>try_merge(</text:span><text:span text:style-name="T1609">hash</text:span><text:span text:style-name="T1532">_table&amp; </text:span><text:span text:style-name="T1533">oth</text:span><text:span text:style-name="T1532">)noexcept </text:span></text:p>
      <text:p text:style-name="P1013"><text:span text:style-name="T1063"/></text:p>
      <text:p text:style-name="P1013"><text:span text:style-name="T1064"><text:tab/><text:tab/></text:span><text:span text:style-name="T1533">constexpr size_t merge(</text:span><text:span text:style-name="T1610">hash</text:span><text:span text:style-name="T1533">_table&amp; </text:span><text:span text:style-name="T1534">oth</text:span><text:span text:style-name="T1533">)noexcept</text:span><text:span text:style-name="T1064"> </text:span></text:p>
      <text:p text:style-name="P1013"><text:span text:style-name="T1063"/></text:p>
      <text:p text:style-name="P1013"><text:span text:style-name="T1063"><text:tab/><text:tab/><text:tab/></text:span><text:span text:style-name="T1064">Inserisce elementi da </text:span><text:span text:style-name="T1542">oth</text:span></text:p>
      <text:p text:style-name="P1020"><text:span text:style-name="T1064"><text:tab/><text:tab/><text:tab/>E’ piu efficiente di un </text:span><text:span text:style-name="T1533">insert_range</text:span><text:span text:style-name="T1064"> perch</text:span><text:span text:style-name="T1065">è</text:span><text:span text:style-name="T1064"> </text:span><text:span text:style-name="T1108">i valori</text:span><text:span text:style-name="T1064"> </text:span><text:span text:style-name="T1108">di </text:span><text:span text:style-name="T1624">oth</text:span><text:span text:style-name="T1108"> </text:span><text:span text:style-name="T1064">vengono spostati </text:span></text:p>
      <text:p text:style-name="P1013"><text:span text:style-name="T1064"><text:tab/><text:tab/><text:tab/>Non ci devo</text:span><text:span text:style-name="T1067">no</text:span><text:span text:style-name="T1064"> essere referenti attivi sia nel </text:span><text:span text:style-name="T1106">conteni</text:span><text:span text:style-name="T1108">t</text:span><text:span text:style-name="T1106">ore</text:span><text:span text:style-name="T1064"> che in </text:span><text:span text:style-name="T1533">oth</text:span></text:p>
      <text:p text:style-name="P1013"><text:span text:style-name="T1063"><text:tab/><text:tab/><text:tab/></text:span><text:span text:style-name="T1064">Ritorna il num</text:span><text:span text:style-name="T1066">e</text:span><text:span text:style-name="T1064">ro di elementi inseriti </text:span></text:p>
      <text:p text:style-name="P1630"><text:tab/><text:tab/><text:tab/>L’operazione è transazionale</text:p>
      <text:p text:style-name="P1013"><text:span text:style-name="T1059"/></text:p>
      <text:p text:style-name="P1013"><text:span text:style-name="T1059"/></text:p>
      <text:p text:style-name="P1013"><text:span text:style-name="T1059"/></text:p>
      <text:p text:style-name="P1014"><text:span text:style-name="T1059"><text:tab/><text:tab/></text:span><text:span text:style-name="T1530">template &lt;typename... ARGS&gt;</text:span></text:p>
      <text:p text:style-name="P1014"><text:span text:style-name="T1530"><text:tab/><text:tab/>[[nodiscard]] constexpr result&lt;adapter_box_t, error_handler_t&gt; <text:tab/><text:tab/><text:tab/><text:tab/><text:tab/>try_release</text:span><text:span text:style-name="T2013">_list</text:span><text:span text:style-name="T1530">(const ARGS&amp;... </text:span><text:span text:style-name="T1536">keys</text:span><text:span text:style-name="T1530">)noexcept</text:span></text:p>
      <text:p text:style-name="P1031"><text:tab/><text:tab/>requires (std::is_nothrow_convertible_v&lt;std::decay_t&lt;ARGS&gt;, key_t&gt;&amp; …)</text:p>
      <text:p text:style-name="P1014"/>
      <text:p text:style-name="P1014"><text:span text:style-name="T1068"><text:tab/><text:tab/></text:span><text:span text:style-name="T1535">template &lt;typename... ARGS&gt;</text:span></text:p>
      <text:p text:style-name="P1033"><text:tab/><text:tab/>[[nodiscard]] constexpr adapter_box_t release<text:span text:style-name="T2013">_list</text:span>(const ARGS&amp;... <text:span text:style-name="T1607">keys</text:span>)noexcept</text:p>
      <text:p text:style-name="P1033"><text:tab/><text:tab/>requires (std::is_nothrow_convertible_v&lt;std::decay_t&lt;ARGS&gt;, key_t&gt;&amp; ...)<text:tab/><text:span text:style-name="T1025"><text:tab/><text:tab/></text:span></text:p>
      <text:p text:style-name="P1033"><text:span text:style-name="T1025"/></text:p>
      <text:p text:style-name="P1020"><text:span text:style-name="T1068"><text:tab/><text:tab/></text:span><text:tab/><text:span text:style-name="T1068">Esporta gli elementi con chiave presente nell’ <text:s/>elenco </text:span><text:span text:style-name="T1607">keys.</text:span></text:p>
      <text:p text:style-name="P1020"><text:span text:style-name="T1068"><text:tab/><text:tab/><text:tab/></text:span><text:span text:style-name="T1248">N</text:span><text:span text:style-name="T1068">on ci devono essere referenti attivi </text:span></text:p>
      <text:p text:style-name="P1623"><text:tab/><text:tab/><text:tab/>L’operazione è transazionale.</text:p>
      <text:p text:style-name="P1014"><text:span text:style-name="T1068"/></text:p>
      <text:p text:style-name="P1014"><text:span text:style-name="T1068"/></text:p>
      <text:p text:style-name="P1014"><text:span text:style-name="T1068"/></text:p>
      <text:p text:style-name="P1014"><text:span text:style-name="T1068"><text:tab/><text:tab/></text:span><text:span text:style-name="T1535">[[nodiscard]] constexpr result&lt;adapter_box_t, error_handler_t&gt; <text:tab/><text:tab/><text:tab/><text:tab/><text:tab/>try_release</text:span><text:span text:style-name="T2013">_all</text:span><text:span text:style-name="T1535">()noexcept</text:span></text:p>
      <text:p text:style-name="P1014"><text:span text:style-name="T1069"/></text:p>
      <text:p text:style-name="P1014"><text:span text:style-name="T1069"><text:tab/><text:tab/></text:span><text:span text:style-name="T1537">[[nodiscard]] constexpr adapter_box_t release</text:span><text:span text:style-name="T2013">_all</text:span><text:span text:style-name="T1537">()noexcept</text:span></text:p>
      <text:p text:style-name="P1014"><text:span text:style-name="T1068"/></text:p>
      <text:p text:style-name="P1020"><text:span text:style-name="T1068"><text:tab/><text:tab/><text:tab/></text:span><text:span text:style-name="T1069">Esporta tutti gli elementi</text:span></text:p>
      <text:p text:style-name="P1020"><text:span text:style-name="T1069"><text:tab/><text:tab/><text:tab/></text:span><text:span text:style-name="T1248">N</text:span><text:span text:style-name="T1069">on ci devono essere referenti attivi </text:span></text:p>
      <text:p text:style-name="P1633"><text:tab/><text:tab/><text:tab/>L’operazione è transazionale.</text:p>
      <text:p text:style-name="P1020"><text:span text:style-name="T1069"/></text:p>
      <text:p text:style-name="P1020"><text:span text:style-name="T1069"/></text:p>
      <text:p text:style-name="P1014"><text:span text:style-name="T1069"/></text:p>
      <text:p text:style-name="P1222"><text:tab/><text:tab/>[[nodiscard]] constexpr const list_t* unsafe_data()const noexcept </text:p>
      <text:p text:style-name="P1222"><text:tab/><text:tab/>[[nodiscard]] constexpr const list_t* unsafe_<text:span text:style-name="T1786">c</text:span>data()const noexcept <text:span text:style-name="T1109"><text:s/></text:span></text:p>
      <text:p text:style-name="P1221"><text:tab/><text:tab/>[[nodiscard]] constexpr list_t* unsafe_data()noexcept </text:p>
      <text:p text:style-name="P1015"/>
      <text:p text:style-name="P1015"><text:span text:style-name="T1069"><text:tab/><text:tab/><text:tab/></text:span><text:span text:style-name="T1109">Ritorna il puntatore alla prima lista interna</text:span></text:p>
      <text:p text:style-name="P1693"><text:tab/><text:tab/><text:tab/>L’operazione non è sicura <text:span text:style-name="T1878">perché accedere alla lista interna non è sicuro</text:span></text:p>
      <text:p text:style-name="P1693"/>
      <text:p text:style-name="P1693"/>
      <text:p text:style-name="P1015"/>
      <text:p text:style-name="P1015"/>
      <text:p text:style-name="P1015"/>
      <text:p text:style-name="P1015"/>
      <text:p text:style-name="P1015"/>
      <text:p text:style-name="P1015"/>
      <text:p text:style-name="P1015"/>
      <text:h text:style-name="Heading_20_2" text:outline-level="2" text:is-list-header="true"><text:bookmark-start text:name="__RefHeading___Toc79639_833296016"/><text:soft-page-break/><text:span text:style-name="T1572">integrals</text:span><text:span text:style-name="T1567"> </text:span><text:bookmark-end text:name="__RefHeading___Toc79639_833296016"/></text:h>
      <text:p text:style-name="P37"><text:tab/><text:span text:style-name="T298">Uso: </text:span></text:p>
      <text:p text:style-name="P37"><text:span text:style-name="T298"><text:tab/><text:tab/></text:span><text:span text:style-name="T308">Per operazioni arimetiche </text:span><text:span text:style-name="T309">e bit </text:span><text:span text:style-name="T308">sicure</text:span></text:p>
      <text:p text:style-name="P455"><text:span text:style-name="T76"/></text:p>
      <text:p text:style-name="P455"><text:span text:style-name="T18"><text:tab/></text:span><text:span text:style-name="T87">Testata: </text:span></text:p>
      <text:p text:style-name="P315"><text:tab/><text:tab/><text:span text:style-name="T523">iron/</text:span><text:span text:style-name="T592">integrals</text:span><text:span text:style-name="T572">.h</text:span></text:p>
      <text:p text:style-name="P455"><text:span text:style-name="T87"/></text:p>
      <text:p text:style-name="P455"><text:span text:style-name="T18"><text:tab/></text:span><text:span text:style-name="T20">Sinossi:</text:span></text:p>
      <text:p text:style-name="P455"><text:span text:style-name="T20"><text:tab/><text:tab/></text:span><text:span text:style-name="T360">template &lt;typename T&gt; class base_integral final</text:span><text:span text:style-name="T20"> </text:span></text:p>
      <text:p text:style-name="P808"><text:tab/><text:tab/></text:p>
      <text:p text:style-name="P455"><text:span text:style-name="T367"/></text:p>
      <text:p text:style-name="P455"><text:span text:style-name="T93"><text:tab/></text:span><text:span text:style-name="T108">Alias:</text:span></text:p>
      <text:p text:style-name="P455"><text:span text:style-name="T1575"><text:tab/><text:tab/></text:span><text:span text:style-name="T379">using value_t = T</text:span></text:p>
      <text:p text:style-name="P1116"><text:tab/><text:tab/>using value_type = value_t</text:p>
      <text:p text:style-name="P625"><text:span text:style-name="T108"><text:tab/><text:tab/>using uvalue_t = &lt;</text:span><text:span text:style-name="T154">private&gt;</text:span></text:p>
      <text:p text:style-name="P1116"><text:tab/><text:tab/>using unsigned_value_type = uvalue_t</text:p>
      <text:p text:style-name="P625"><text:span text:style-name="T108"><text:tab/><text:tab/>using svalue_t = &lt;</text:span><text:span text:style-name="T154">private&gt;</text:span></text:p>
      <text:p text:style-name="P1116"><text:tab/><text:tab/>using signed_value_type = svalue_t</text:p>
      <text:p text:style-name="P625"><text:span text:style-name="T108"><text:tab/><text:tab/>using base32_t = </text:span><text:span text:style-name="T155">base_integral&lt;</text:span><text:span text:style-name="T154">std::uint32_t&gt; </text:span></text:p>
      <text:p text:style-name="P1116"><text:tab/><text:tab/>using base32_type = base32_t</text:p>
      <text:p text:style-name="P625"><text:span text:style-name="T108"/></text:p>
      <text:p text:style-name="P625"><text:span text:style-name="T108"/></text:p>
      <text:p text:style-name="P625"><text:span text:style-name="T108"><text:tab/></text:span><text:span text:style-name="T943">Alias esterni:</text:span></text:p>
      <text:p text:style-name="P1326"><text:tab/><text:tab/>using i8 = base_integral&lt;std::int8_t&gt;</text:p>
      <text:p text:style-name="P1326"><text:tab/><text:tab/>using i16 = base_integral&lt;std::int16_t&gt;</text:p>
      <text:p text:style-name="P1326"><text:tab/><text:tab/>using i32 = base_integral&lt;std::int32_t&gt;</text:p>
      <text:p text:style-name="P1326"><text:tab/><text:tab/>using i64 = base_integral&lt;std::int64_t&gt;</text:p>
      <text:p text:style-name="P1326"><text:tab/><text:tab/>using isize = base_integral&lt;std::ptrdiff_t&gt;</text:p>
      <text:p text:style-name="P1326"><text:tab/><text:tab/>using u8 = base_integral&lt;std::uint8_t&gt;</text:p>
      <text:p text:style-name="P1326"><text:tab/><text:tab/>using u16 = base_integral&lt;std::uint16_t&gt;</text:p>
      <text:p text:style-name="P1326"><text:tab/><text:tab/>using u32 = base_integral&lt;std::uint32_t&gt;</text:p>
      <text:p text:style-name="P1326"><text:tab/><text:tab/>using u64 = base_integral&lt;std::uint64_t&gt;</text:p>
      <text:p text:style-name="P1326"><text:tab/><text:tab/>using usize = base_integral&lt;std::size_t&gt;<text:tab/><text:tab/></text:p>
      <text:p text:style-name="P602"/>
      <text:p text:style-name="P602"/>
      <text:p text:style-name="P1732"><text:tab/><text:span text:style-name="T1685">Vincoli:</text:span></text:p>
      <text:p text:style-name="P1148"><text:tab/><text:tab/>concepts::numeric_integral&lt;value_t&gt;</text:p>
      <text:p text:style-name="P1732"><text:tab/></text:p>
      <text:p text:style-name="P1732"/>
      <text:p text:style-name="P1733"><text:tab/><text:span text:style-name="T1685">Costanti statiche:</text:span></text:p>
      <text:p text:style-name="P1733"/>
      <text:p text:style-name="P1733"><text:span text:style-name="T1685"><text:tab/> <text:tab/></text:span><text:span text:style-name="T593">constexpr std::u32_t char_bits = &lt;private&gt;</text:span></text:p>
      <text:p text:style-name="P1733"/>
      <text:p text:style-name="P1733"><text:tab/><text:tab/><text:tab/><text:span text:style-name="T1685">Il numero di </text:span><text:span text:style-name="T593">bits</text:span><text:span text:style-name="T1685"> in un </text:span><text:span text:style-name="T593">char</text:span></text:p>
      <text:p text:style-name="P1733"/>
      <text:p text:style-name="P1733"/>
      <text:p text:style-name="P1732"><text:tab/><text:span text:style-name="T1685">Metodi statici:</text:span></text:p>
      <text:p text:style-name="P1732"/>
      <text:p text:style-name="P1149"><text:tab/><text:tab/>[[nodiscard]] constexpr <text:span text:style-name="T1686">value_t</text:span> min<text:span text:style-name="T1686">()noexcept</text:span></text:p>
      <text:p text:style-name="P1144"><text:tab/><text:tab/><text:tab/></text:p>
      <text:p text:style-name="P1732"><text:tab/><text:tab/><text:tab/><text:span text:style-name="T1686">Ritorna il valore minimo di </text:span><text:span text:style-name="T594">value_t</text:span></text:p>
      <text:p text:style-name="P1732"/>
      <text:p text:style-name="P1732"/>
      <text:p text:style-name="P1149"><text:tab/><text:tab/>[[nodiscard]] constexpr <text:span text:style-name="T1686">value_t</text:span> m<text:span text:style-name="T1686">ax()noexcept</text:span></text:p>
      <text:p text:style-name="P1149"><text:tab/><text:tab/><text:tab/></text:p>
      <text:p text:style-name="P1734"><text:tab/><text:tab/><text:tab/><text:span text:style-name="T1686">Ritorna il valore massimo di </text:span><text:span text:style-name="T594">value_t</text:span></text:p>
      <text:p text:style-name="P1734"/>
      <text:p text:style-name="P1734"/>
      <text:p text:style-name="P1149"><text:tab/><text:tab/>[[nodiscard]] constexpr bool is_signed()<text:span text:style-name="T1686">noexcept</text:span> </text:p>
      <text:p text:style-name="P1149"/>
      <text:p text:style-name="P1734"><text:tab/><text:tab/><text:tab/><text:span text:style-name="T1686">Ritorna vero <text:s/>se </text:span><text:span text:style-name="T594">value_t</text:span><text:span text:style-name="T1686"> </text:span><text:span text:style-name="T1687">è</text:span><text:span text:style-name="T1686"> segn</text:span><text:span text:style-name="T1687">ato</text:span></text:p>
      <text:p text:style-name="P1734"/>
      <text:p text:style-name="P1734"/>
      <text:p text:style-name="P1149"><text:tab/><text:tab/>[[nodiscard]] static constexpr bool is_unsigned()<text:span text:style-name="T1686">noexcept</text:span></text:p>
      <text:p text:style-name="P1149"/>
      <text:p text:style-name="P1734"><text:tab/><text:tab/><text:tab/><text:span text:style-name="T1686">Ritorna vero <text:s/>se </text:span><text:span text:style-name="T594">value_t</text:span><text:span text:style-name="T1686"> non </text:span><text:span text:style-name="T1687">è </text:span><text:span text:style-name="T1686">segn</text:span><text:span text:style-name="T1687">ato</text:span></text:p>
      <text:p text:style-name="P1734"><text:span text:style-name="T1568"/></text:p>
      <text:p text:style-name="P1735"><text:span text:style-name="T1568"><text:tab/><text:tab/></text:span><text:span text:style-name="T580">[[nodiscard]] constexpr base32_t bits()noexcept</text:span><text:span text:style-name="T1568"> </text:span></text:p>
      <text:p text:style-name="P1735"><text:span text:style-name="T1568"><text:tab/><text:tab/><text:tab/></text:span><text:span text:style-name="T1491">Ritorna il numero di </text:span><text:span text:style-name="T595">bits</text:span><text:span text:style-name="T1491"> in </text:span><text:span text:style-name="T595">value_t</text:span></text:p>
      <text:p text:style-name="P1735"><text:soft-page-break/><text:span text:style-name="T595"/></text:p>
      <text:p text:style-name="P1150"><text:span text:style-name="T1568"><text:tab/></text:span><text:span text:style-name="T1157">Costruttori:</text:span></text:p>
      <text:p text:style-name="P1527"><text:tab/><text:tab/></text:p>
      <text:p text:style-name="P1328"><text:tab/><text:tab/>constexpr base_integral()noexcept</text:p>
      <text:p text:style-name="P1328"><text:tab/><text:tab/>constexpr base_integral(value_t)noexcept</text:p>
      <text:p text:style-name="P1329"><text:tab/><text:tab/>constexpr base_integral(const base_integral&amp;)noexcept </text:p>
      <text:p text:style-name="P1329"><text:tab/><text:tab/>constexpr base_integral(base_integral&amp;&amp;)noexcept </text:p>
      <text:p text:style-name="P1151"/>
      <text:p text:style-name="P1151"><text:span text:style-name="T1612"><text:tab/><text:tab/>[[nodiscard]] </text:span><text:span text:style-name="T1690">static </text:span><text:span text:style-name="T1612">constexpr base_integral from_be(const base_integral&amp; v)noexcept </text:span></text:p>
      <text:p text:style-name="P1151"/>
      <text:p text:style-name="P1151"><text:tab/><text:tab/><text:tab/><text:span text:style-name="T1155">Ritorna </text:span><text:span text:style-name="T1156">un </text:span><text:span text:style-name="T1688">integral</text:span><text:span text:style-name="T1156"> il cui valore è convertito da </text:span><text:span text:style-name="T1157">un</text:span><text:span text:style-name="T1689"> </text:span><text:span text:style-name="T1688">big endian</text:span><text:span text:style-name="T282"> </text:span><text:span text:style-name="T1688"><text:s/></text:span></text:p>
      <text:p text:style-name="P1151"/>
      <text:p text:style-name="P1151"/>
      <text:p text:style-name="P1151"/>
      <text:p text:style-name="P1151"><text:span text:style-name="T1612"><text:tab/><text:tab/>[[nodiscard]] </text:span><text:span text:style-name="T1690">static </text:span><text:span text:style-name="T1612">constexpr base_integral from_</text:span><text:span text:style-name="T1688">l</text:span><text:span text:style-name="T1612">e(const base_integral&amp; v)noexcept </text:span></text:p>
      <text:p text:style-name="P1151"/>
      <text:p text:style-name="P1151"><text:tab/><text:tab/><text:tab/><text:span text:style-name="T1155">Ritorna </text:span><text:span text:style-name="T1156">un </text:span><text:span text:style-name="T1688">integral</text:span><text:span text:style-name="T1156"> il cui valore è convertito da </text:span><text:span text:style-name="T1157">un</text:span><text:span text:style-name="T1689"> </text:span><text:span text:style-name="T1688">little endian</text:span></text:p>
      <text:p text:style-name="P1151"><text:span text:style-name="T282"/></text:p>
      <text:p text:style-name="P1151"><text:span text:style-name="T282"/></text:p>
      <text:p text:style-name="P1151"><text:span text:style-name="T282"><text:tab/></text:span><text:span text:style-name="T1157">Distruttore:</text:span><text:span text:style-name="T282"> </text:span><text:span text:style-name="T1688"><text:s/></text:span></text:p>
      <text:p text:style-name="P1151"><text:span text:style-name="T1568"><text:tab/><text:tab/></text:span><text:span text:style-name="T1690">constexpr ~base_integral()=default</text:span></text:p>
      <text:p text:style-name="P1150"><text:span text:style-name="T1573"/></text:p>
      <text:p text:style-name="P1151"><text:span text:style-name="T1573"><text:tab/></text:span><text:span text:style-name="T1157">Metodi:</text:span></text:p>
      <text:p text:style-name="P1151"/>
      <text:p text:style-name="P1329"><text:tab/><text:tab/>constexpr base_integral&amp; operator=(const base_integral&amp;)noexcept</text:p>
      <text:p text:style-name="P1329"><text:tab/><text:tab/>constexpr base_integral&amp; operator=(base_integral&amp;&amp;)noexcept</text:p>
      <text:p text:style-name="P1151"><text:tab/><text:tab/>constexpr base_integral&amp; swap(base_integral&amp;)noexcept </text:p>
      <text:p text:style-name="P1151"/>
      <text:p text:style-name="P1151"/>
      <text:p text:style-name="P1151"><text:tab/><text:tab/>[[nodiscard]] constexpr explicit operator bool()const noexcept</text:p>
      <text:p text:style-name="P1151"/>
      <text:p text:style-name="P1151"><text:tab/><text:tab/><text:tab/><text:span text:style-name="T1157">Ritorna vero se il valore non è zero</text:span></text:p>
      <text:p text:style-name="P1151"><text:span text:style-name="T1157"/></text:p>
      <text:p text:style-name="P1151"><text:span text:style-name="T1157"/></text:p>
      <text:p text:style-name="P1152"><text:span text:style-name="T1157"><text:tab/><text:tab/></text:span><text:span text:style-name="T1690">[[nodiscard]] constexpr value_t value()const noexcept</text:span><text:span text:style-name="T1157"> </text:span></text:p>
      <text:p text:style-name="P1152"><text:span text:style-name="T1157"/></text:p>
      <text:p text:style-name="P1152"><text:span text:style-name="T1157"><text:tab/><text:tab/><text:tab/></text:span><text:span text:style-name="T1158">Ritorna il valore al tipo </text:span><text:span text:style-name="T1691">value_t</text:span><text:span text:style-name="T1158"> </text:span></text:p>
      <text:p text:style-name="P1152"><text:span text:style-name="T1157"/></text:p>
      <text:p text:style-name="P1152"><text:span text:style-name="T1157"/></text:p>
      <text:p text:style-name="P1152"><text:span text:style-name="T1157"><text:tab/><text:tab/></text:span><text:span text:style-name="T1690">[[nodiscard]] constexpr base32_t count_ones()const noexcept</text:span><text:span text:style-name="T1157"> </text:span></text:p>
      <text:p text:style-name="P1152"><text:span text:style-name="T1157"/></text:p>
      <text:p text:style-name="P1153"><text:span text:style-name="T1157"><text:tab/><text:tab/><text:tab/></text:span><text:span text:style-name="T1158">Ritorna il conteggio dei bit impostati</text:span></text:p>
      <text:p text:style-name="P1152"><text:span text:style-name="T1158"/></text:p>
      <text:p text:style-name="P1152"><text:span text:style-name="T1158"/></text:p>
      <text:p text:style-name="P1152"><text:span text:style-name="T1158"><text:tab/><text:tab/></text:span><text:span text:style-name="T1690">[[nodiscard]] constexpr base32_t </text:span><text:span text:style-name="T1691">leading</text:span><text:span text:style-name="T1690">_ones()const noexcept</text:span><text:span text:style-name="T1157"> </text:span></text:p>
      <text:p text:style-name="P1152"><text:span text:style-name="T1157"/></text:p>
      <text:p text:style-name="P1153"><text:span text:style-name="T1157"><text:tab/><text:tab/><text:tab/></text:span><text:span text:style-name="T1158">Ritorna il conteggio dei bits impostati fino ad incontrare un bit non <text:tab/><text:tab/><text:tab/><text:tab/><text:tab/><text:tab/>impostato iniziando a contare dal bit piu significativo</text:span></text:p>
      <text:p text:style-name="P1739"/>
      <text:p text:style-name="P1152"><text:span text:style-name="T1158"/></text:p>
      <text:p text:style-name="P1152"><text:span text:style-name="T1158"><text:tab/><text:tab/></text:span><text:span text:style-name="T1690">[[nodiscard]] constexpr base32_t </text:span><text:span text:style-name="T1691">trailing</text:span><text:span text:style-name="T1690">_ones()const noexcept</text:span><text:span text:style-name="T1157"> </text:span></text:p>
      <text:p text:style-name="P1152"><text:span text:style-name="T1157"/></text:p>
      <text:p text:style-name="P1153"><text:span text:style-name="T1157"><text:tab/><text:tab/><text:tab/></text:span><text:span text:style-name="T1158">Ritorna il conteggio dei bits impostati fino ad incontrare un bit non <text:tab/><text:tab/><text:tab/><text:tab/><text:tab/><text:tab/>impostato iniziando a contare dal bit meno significativo</text:span></text:p>
      <text:p text:style-name="P1152"><text:span text:style-name="T1157"/></text:p>
      <text:p text:style-name="P1152"><text:span text:style-name="T1157"/></text:p>
      <text:p text:style-name="P1152"><text:span text:style-name="T1157"><text:tab/><text:tab/></text:span><text:span text:style-name="T1690">[[nodiscard]] constexpr base32_t count_</text:span><text:span text:style-name="T1691">zeros</text:span><text:span text:style-name="T1690">()const noexcept</text:span><text:span text:style-name="T1157"> </text:span></text:p>
      <text:p text:style-name="P1152"><text:span text:style-name="T1157"/></text:p>
      <text:p text:style-name="P1153"><text:span text:style-name="T1157"><text:tab/><text:tab/><text:tab/></text:span><text:span text:style-name="T1158">Ritorna il conteggio dei bits non impostati</text:span></text:p>
      <text:p text:style-name="P1152"><text:span text:style-name="T1158"/></text:p>
      <text:p text:style-name="P1152"><text:span text:style-name="T1158"/></text:p>
      <text:p text:style-name="P1152"><text:span text:style-name="T1158"><text:tab/><text:tab/></text:span><text:span text:style-name="T1690">[[nodiscard]] constexpr base32_t </text:span><text:span text:style-name="T1691">leading</text:span><text:span text:style-name="T1690">_</text:span><text:span text:style-name="T1691">zeros</text:span><text:span text:style-name="T1690">()const noexcept</text:span><text:span text:style-name="T1157"> </text:span></text:p>
      <text:p text:style-name="P1152"><text:span text:style-name="T1157"/></text:p>
      <text:p text:style-name="P1153"><text:span text:style-name="T1157"><text:tab/><text:tab/><text:tab/></text:span><text:span text:style-name="T1158">Ritorna il conteggio dei bit non impostati fino ad incontrare un bit <text:tab/><text:tab/><text:tab/><text:tab/><text:tab/><text:tab/>impostato iniziando a contare dal</text:span><text:span text:style-name="T1691"> </text:span><text:span text:style-name="T1158">bit piu significativo</text:span></text:p>
      <text:p text:style-name="P1152"><text:span text:style-name="T1158"/></text:p>
      <text:p text:style-name="P1152"><text:span text:style-name="T1158"/></text:p>
      <text:p text:style-name="P1152"><text:span text:style-name="T1158"/></text:p>
      <text:p text:style-name="P1152"><text:soft-page-break/><text:span text:style-name="T1158"/></text:p>
      <text:p text:style-name="P1152"><text:span text:style-name="T1158"><text:tab/><text:tab/></text:span><text:span text:style-name="T1690">[[nodiscard]] constexpr base32_t </text:span><text:span text:style-name="T1691">trailing</text:span><text:span text:style-name="T1690">_</text:span><text:span text:style-name="T1691">zeros</text:span><text:span text:style-name="T1690">()const noexcept</text:span><text:span text:style-name="T1157"> </text:span></text:p>
      <text:p text:style-name="P1152"><text:span text:style-name="T1157"/></text:p>
      <text:p text:style-name="P1738"><text:span text:style-name="T1690"><text:tab/><text:tab/><text:tab/></text:span><text:span text:style-name="T1691">Ritorna il conteggio dei bit non impostati fino ad incontrare un bit <text:tab/><text:tab/><text:tab/><text:tab/><text:tab/><text:tab/>impostato iniziando a contare dal bit meno significativo</text:span></text:p>
      <text:p text:style-name="P1739"/>
      <text:p text:style-name="P1152"><text:span text:style-name="T1157"/></text:p>
      <text:p text:style-name="P1152"><text:span text:style-name="T1690"><text:tab/><text:tab/>[[nodiscard]] constexpr base_integral rotate_left(const base32_t&amp; n)</text:span><text:span text:style-name="T1692">const </text:span><text:span text:style-name="T1690">noexcept </text:span></text:p>
      <text:p text:style-name="P1152"/>
      <text:p text:style-name="P1153"><text:span text:style-name="T1157"><text:tab/><text:tab/><text:tab/></text:span><text:span text:style-name="T1158">Rit</text:span><text:span text:style-name="T1159">orna </text:span><text:span text:style-name="T1248">il </text:span><text:span text:style-name="T1159">valore ruotato a sinistra di </text:span><text:span text:style-name="T1692">n </text:span><text:span text:style-name="T1159">bit</text:span></text:p>
      <text:p text:style-name="P1151"/>
      <text:p text:style-name="P1151"/>
      <text:p text:style-name="P1151"/>
      <text:p text:style-name="P1153"><text:span text:style-name="T1690"><text:tab/><text:tab/>[[nodiscard]] constexpr base_integral rotate_</text:span><text:span text:style-name="T1692">right</text:span><text:span text:style-name="T1690">(const base32_t&amp; n)</text:span><text:span text:style-name="T1692">const </text:span><text:span text:style-name="T1690">noexcept </text:span></text:p>
      <text:p text:style-name="P1153"/>
      <text:p text:style-name="P1153"><text:span text:style-name="T1157"><text:tab/><text:tab/><text:tab/></text:span><text:span text:style-name="T1158">Rit</text:span><text:span text:style-name="T1159">orna </text:span><text:span text:style-name="T1248">il</text:span><text:span text:style-name="T1159"> valore ruotato a destra di </text:span><text:span text:style-name="T1692">n </text:span><text:span text:style-name="T1159">bit</text:span></text:p>
      <text:p text:style-name="P1153"/>
      <text:p text:style-name="P1153"/>
      <text:p text:style-name="P1153"/>
      <text:p text:style-name="P1153"><text:tab/><text:tab/>[[nodiscard]] constexpr base_integral swap_bytes()const noexcept </text:p>
      <text:p text:style-name="P1153"/>
      <text:p text:style-name="P1153"><text:span text:style-name="T1157"><text:tab/><text:tab/><text:tab/></text:span><text:span text:style-name="T1158">Rit</text:span><text:span text:style-name="T1159">orna un </text:span><text:span text:style-name="T1248">valore con i </text:span><text:span text:style-name="T1159">byte scambiati simmetricamente</text:span></text:p>
      <text:p text:style-name="P1153"/>
      <text:p text:style-name="P1153"/>
      <text:p text:style-name="P1153"/>
      <text:p text:style-name="P1153"><text:tab/><text:tab/>[[nodiscard]] constexpr base_integral reverse_bits()const noexcept </text:p>
      <text:p text:style-name="P1153"/>
      <text:p text:style-name="P1153"><text:span text:style-name="T1157"><text:tab/><text:tab/><text:tab/></text:span><text:span text:style-name="T1158">Rit</text:span><text:span text:style-name="T1159">orna un valore </text:span><text:span text:style-name="T1248">con i </text:span><text:span text:style-name="T1159">bit invertiti</text:span></text:p>
      <text:p text:style-name="P1153"><text:span text:style-name="T1159"/></text:p>
      <text:p text:style-name="P1153"><text:span text:style-name="T1159"/></text:p>
      <text:p text:style-name="P1153"><text:span text:style-name="T1159"><text:tab/><text:tab/></text:span><text:span text:style-name="T1692">[[nodiscard]] constexpr base_integral to_be()const noexcept</text:span><text:span text:style-name="T1159"> </text:span></text:p>
      <text:p text:style-name="P1153"/>
      <text:p text:style-name="P1153"><text:tab/><text:tab/><text:tab/><text:span text:style-name="T1155">Ritorna </text:span><text:span text:style-name="T1156">un valore convertito </text:span><text:span text:style-name="T1159">in </text:span><text:span text:style-name="T1688">big endian</text:span><text:span text:style-name="T282"> </text:span><text:span text:style-name="T1688"><text:s/></text:span></text:p>
      <text:p text:style-name="P1153"><text:span text:style-name="T1159"/></text:p>
      <text:p text:style-name="P1153"><text:span text:style-name="T1159"/></text:p>
      <text:p text:style-name="P1153"><text:span text:style-name="T1159"><text:tab/><text:tab/></text:span><text:span text:style-name="T1692">[[nodiscard]] constexpr base_integral to_le()const noexcept</text:span><text:span text:style-name="T1159"> </text:span></text:p>
      <text:p text:style-name="P1153"/>
      <text:p text:style-name="P1153"><text:tab/><text:tab/><text:tab/><text:span text:style-name="T1155">Ritorna </text:span><text:span text:style-name="T1156">un valore convertito </text:span><text:span text:style-name="T1159">in </text:span><text:span text:style-name="T1692">little</text:span><text:span text:style-name="T1688"> endian</text:span><text:span text:style-name="T282"> </text:span><text:span text:style-name="T1688"><text:s/></text:span></text:p>
      <text:p text:style-name="P1153"><text:span text:style-name="T392"/></text:p>
      <text:p text:style-name="P1745"><text:tab/><text:tab/><text:tab/></text:p>
      <text:p text:style-name="P1153"><text:span text:style-name="T1159"><text:tab/><text:tab/></text:span><text:span text:style-name="T1692">[[nodiscard]] constexpr option&lt;base_integral&gt; </text:span></text:p>
      <text:p text:style-name="P1153"><text:span text:style-name="T1692"><text:tab/><text:tab/></text:span><text:span text:style-name="T1693">try</text:span><text:span text:style-name="T1692">_add(const base_integral&amp;)const noexcept</text:span><text:span text:style-name="T1159"> </text:span></text:p>
      <text:p text:style-name="P1153"><text:span text:style-name="T1159"/></text:p>
      <text:p text:style-name="P1154"><text:span text:style-name="T1159"><text:tab/><text:tab/></text:span><text:span text:style-name="T1692">[[nodiscard]] constexpr option&lt;base_integral&gt; </text:span></text:p>
      <text:p text:style-name="P1154"><text:span text:style-name="T1692"><text:tab/><text:tab/></text:span><text:span text:style-name="T1693">try</text:span><text:span text:style-name="T1692">_</text:span><text:span text:style-name="T1693">sub</text:span><text:span text:style-name="T1692">(const base_integral&amp;)const noexcept</text:span><text:span text:style-name="T1159"> </text:span></text:p>
      <text:p text:style-name="P1154"><text:span text:style-name="T1159"/></text:p>
      <text:p text:style-name="P1154"><text:span text:style-name="T1159"><text:tab/><text:tab/></text:span><text:span text:style-name="T1692">[[nodiscard]] constexpr option&lt;base_integral&gt; </text:span></text:p>
      <text:p text:style-name="P1154"><text:span text:style-name="T1692"><text:tab/><text:tab/></text:span><text:span text:style-name="T1693">try</text:span><text:span text:style-name="T1692">_</text:span><text:span text:style-name="T1693">mul</text:span><text:span text:style-name="T1692">(const base_integral&amp;)const noexcept</text:span><text:span text:style-name="T1159"> </text:span></text:p>
      <text:p text:style-name="P1154"><text:span text:style-name="T1159"/></text:p>
      <text:p text:style-name="P1154"><text:span text:style-name="T1159"><text:tab/><text:tab/></text:span><text:span text:style-name="T1692">[[nodiscard]] constexpr option&lt;base_integral&gt; </text:span></text:p>
      <text:p text:style-name="P1154"><text:span text:style-name="T1692"><text:tab/><text:tab/></text:span><text:span text:style-name="T1693">try</text:span><text:span text:style-name="T1692">_</text:span><text:span text:style-name="T1693">div</text:span><text:span text:style-name="T1692">(const base_integral&amp;)const noexcept</text:span><text:span text:style-name="T1159"> </text:span></text:p>
      <text:p text:style-name="P1154"><text:span text:style-name="T1159"/></text:p>
      <text:p text:style-name="P1154"><text:span text:style-name="T1159"><text:tab/><text:tab/></text:span><text:span text:style-name="T1692">[[nodiscard]] constexpr option&lt;base_integral&gt; </text:span></text:p>
      <text:p text:style-name="P1154"><text:span text:style-name="T1692"><text:tab/><text:tab/></text:span><text:span text:style-name="T1693">try</text:span><text:span text:style-name="T1692">_</text:span><text:span text:style-name="T1693">rem</text:span><text:span text:style-name="T1692">(const base_integral&amp;)const noexcept</text:span><text:span text:style-name="T1159"> </text:span></text:p>
      <text:p text:style-name="P1154"><text:span text:style-name="T1159"/></text:p>
      <text:p text:style-name="P1468"><text:tab/><text:tab/>[[nodiscard]] constexpr base_integral operator+(const base_integral&amp;)const noexcept </text:p>
      <text:p text:style-name="P1468"><text:tab/><text:tab/>[[nodiscard]] constexpr base_integral operator-(const base_integral&amp;)const noexcept </text:p>
      <text:p text:style-name="P1178"><text:span text:style-name="T1697"><text:tab/><text:tab/>[[nodiscard]] constexpr base_integral operator</text:span><text:span text:style-name="T1698">*</text:span><text:span text:style-name="T1697">(const base_integral&amp;)const noexcept </text:span></text:p>
      <text:p text:style-name="P1468"><text:tab/><text:tab/>[[nodiscard]] constexpr base_integral operator/(const base_integral&amp;)const noexcept </text:p>
      <text:p text:style-name="P1468"><text:tab/><text:tab/>[[nodiscard]] constexpr base_integral operator%(const base_integral&amp;)const noexcept </text:p>
      <text:p text:style-name="P1468"><text:tab/><text:tab/>constexpr base_integral&amp; operator+=(const base_integral&amp;)noexcept</text:p>
      <text:p text:style-name="P1468"><text:tab/><text:tab/>constexpr base_integral&amp; operator-=(const base_integral&amp;)noexcept</text:p>
      <text:p text:style-name="P1178"><text:span text:style-name="T1697"><text:tab/><text:tab/>constexpr base_integral&amp; operator</text:span><text:span text:style-name="T1702">*</text:span><text:span text:style-name="T1697">=(const base_integral&amp;)noexcept</text:span></text:p>
      <text:p text:style-name="P1468"><text:tab/><text:tab/>constexpr base_integral&amp; operator/=(const base_integral&amp;)noexcept</text:p>
      <text:p text:style-name="P1468"><text:tab/><text:tab/>constexpr base_integral&amp; operator%=(const base_integral&amp;)noexcept</text:p>
      <text:p text:style-name="P1178"><text:span text:style-name="T1159"/></text:p>
      <text:p text:style-name="P1154"><text:span text:style-name="T1159"><text:tab/><text:tab/><text:tab/>Ritorna un </text:span><text:span text:style-name="T1160">valore </text:span><text:span text:style-name="T1248">su </text:span><text:span text:style-name="T1161">una delle </text:span><text:span text:style-name="T1162">5 </text:span><text:span text:style-name="T1161">comuni operazioni aritmetiche </text:span></text:p>
      <text:p text:style-name="P1154"><text:span text:style-name="T1161"/></text:p>
      <text:p text:style-name="P1154"><text:span text:style-name="T1161"/></text:p>
      <text:p text:style-name="P1349"><text:tab/><text:tab/>[[nodiscard]] constexpr option&lt;base_integral&gt; </text:p>
      <text:p text:style-name="P1349"><text:tab/><text:tab/>try_neg()const noexcept </text:p>
      <text:p text:style-name="P1349"><text:tab/><text:tab/>requires(is_signed())</text:p>
      <text:p text:style-name="P1153"><text:span text:style-name="T1160"/></text:p>
      <text:p text:style-name="P1153"><text:soft-page-break/><text:span text:style-name="T1160"><text:tab/><text:tab/><text:tab/></text:span><text:span text:style-name="T1161">Ritorna il valore negativo</text:span></text:p>
      <text:p text:style-name="P1153"><text:span text:style-name="T1160"/></text:p>
      <text:p text:style-name="P1153"><text:span text:style-name="T1160"/></text:p>
      <text:p text:style-name="P1349"><text:tab/><text:tab/>[[nodiscard]] constexpr option&lt;base_integral&gt; </text:p>
      <text:p text:style-name="P1349"><text:tab/><text:tab/>try_shl(const base32_t&amp; n)const noexcept </text:p>
      <text:p text:style-name="P1349"/>
      <text:p text:style-name="P1353"><text:tab/><text:tab/>[[nodiscard]] constexpr base_integral operator&lt;&lt;(const base32_t&amp; n)const noexcept</text:p>
      <text:p text:style-name="P1179"><text:tab/><text:tab/>constexpr base_integral&amp; operator&lt;&lt;=(const base32_t&amp; _n)noexcept </text:p>
      <text:p text:style-name="P1179"><text:span text:style-name="T1160"/></text:p>
      <text:p text:style-name="P1154"><text:span text:style-name="T1160"><text:tab/><text:tab/><text:tab/></text:span><text:span text:style-name="T1161">Ritorna </text:span><text:span text:style-name="T1249">il valore </text:span><text:span text:style-name="T1161"><text:s/>slittando </text:span><text:span text:style-name="T1693">n</text:span><text:span text:style-name="T1161"> bit in direzione significativa</text:span></text:p>
      <text:p text:style-name="P1154"><text:span text:style-name="T1161"/></text:p>
      <text:p text:style-name="P1154"/>
      <text:p text:style-name="P1353"><text:tab/><text:tab/>[[nodiscard]] constexpr option&lt;base_integral&gt; </text:p>
      <text:p text:style-name="P1353"><text:tab/><text:tab/>try_sh<text:span text:style-name="T1693">r</text:span>(const base32_t&amp; n)const noexcept </text:p>
      <text:p text:style-name="P1353"><text:tab/><text:tab/></text:p>
      <text:p text:style-name="P1353"><text:tab/><text:tab/>[[nodiscard]] constexpr base_integral operator&gt;&gt;(const base32_t&amp; n)const noexcept</text:p>
      <text:p text:style-name="P1179"><text:tab/><text:tab/>constexpr base_integral&amp; operator&gt;&gt;=(const base32_t&amp; _n)noexcept </text:p>
      <text:p text:style-name="P1179"><text:span text:style-name="T1160"/></text:p>
      <text:p text:style-name="P1154"><text:span text:style-name="T1160"><text:tab/><text:tab/><text:tab/></text:span><text:span text:style-name="T1161">Ritorna </text:span><text:span text:style-name="T1249">il valore</text:span><text:span text:style-name="T1161"> slittando </text:span><text:span text:style-name="T1693">n</text:span><text:span text:style-name="T1161"> bit in direzione non significativa</text:span></text:p>
      <text:p text:style-name="P1754"><text:s/></text:p>
      <text:p text:style-name="P1153"><text:span text:style-name="T1160"/></text:p>
      <text:p text:style-name="P1350"><text:tab/><text:tab/>[[nodiscard]] constexpr option&lt;base_integral&gt; </text:p>
      <text:p text:style-name="P1350"><text:tab/><text:tab/>try_abs()const noexcept </text:p>
      <text:p text:style-name="P1468"><text:tab/><text:tab/></text:p>
      <text:p text:style-name="P1468"><text:tab/><text:tab/>[[nodiscard]] constexpr base_integral abs()const noexcept </text:p>
      <text:p text:style-name="P1178"><text:span text:style-name="T1160"/></text:p>
      <text:p text:style-name="P1178"><text:span text:style-name="T1160"><text:tab/><text:tab/><text:tab/></text:span><text:span text:style-name="T1162">Ritorna </text:span><text:span text:style-name="T1249">il valore assoluto</text:span></text:p>
      <text:p text:style-name="P1178"><text:span text:style-name="T1162"/></text:p>
      <text:p text:style-name="P1155"><text:span text:style-name="T1162"/></text:p>
      <text:p text:style-name="P1355"><text:tab/><text:tab/>[[nodiscard]] constexpr option&lt;base_integral&gt; </text:p>
      <text:p text:style-name="P1355"><text:tab/><text:tab/>try_pow(const base32_t&amp; n)const noexcept </text:p>
      <text:p text:style-name="P1354"><text:tab/><text:tab/></text:p>
      <text:p text:style-name="P1178"><text:span text:style-name="T1694"><text:tab/><text:tab/>[[nodiscard]] constexpr base_integral pow(const base</text:span><text:span text:style-name="T1698">32_t</text:span><text:span text:style-name="T1694">&amp; </text:span><text:span text:style-name="T1698">n</text:span><text:span text:style-name="T1694">)const noexcept </text:span></text:p>
      <text:p text:style-name="P1178"/>
      <text:p text:style-name="P1155"><text:span text:style-name="T1162"><text:tab/><text:tab/><text:tab/>Ritorna l’elevamento a potenza di </text:span><text:span text:style-name="T1695">n</text:span></text:p>
      <text:p text:style-name="P1756"><text:tab/><text:tab/></text:p>
      <text:p text:style-name="P1153"><text:span text:style-name="T1160"/></text:p>
      <text:p text:style-name="P1350"><text:tab/><text:tab/>[[nodiscard]] constexpr base_integral </text:p>
      <text:p text:style-name="P1350"><text:tab/><text:tab/>saturating_add(const base_integral&amp;)const noexcept </text:p>
      <text:p text:style-name="P1155"/>
      <text:p text:style-name="P1350"><text:tab/><text:tab/>[[nodiscard]] constexpr base_integral </text:p>
      <text:p text:style-name="P1155"><text:span text:style-name="T1694"><text:tab/><text:tab/>saturating_</text:span><text:span text:style-name="T1695">sub</text:span><text:span text:style-name="T1694">(const base_integral&amp;)const noexcept </text:span></text:p>
      <text:p text:style-name="P1155"/>
      <text:p text:style-name="P1350"><text:tab/><text:tab/>[[nodiscard]] constexpr base_integral </text:p>
      <text:p text:style-name="P1155"><text:span text:style-name="T1694"><text:tab/><text:tab/>saturating_</text:span><text:span text:style-name="T1695">mul</text:span><text:span text:style-name="T1694">(const base_integral&amp;)const noexcept </text:span></text:p>
      <text:p text:style-name="P1155"/>
      <text:p text:style-name="P1350"><text:tab/><text:tab/>[[nodiscard]] constexpr base_integral </text:p>
      <text:p text:style-name="P1155"><text:span text:style-name="T1694"><text:tab/><text:tab/>saturating_</text:span><text:span text:style-name="T1695">div</text:span><text:span text:style-name="T1694">(const base_integral&amp;)const noexcept </text:span></text:p>
      <text:p text:style-name="P1155"><text:span text:style-name="T1160"/></text:p>
      <text:p text:style-name="P1155"><text:span text:style-name="T1160"><text:tab/><text:tab/><text:tab/></text:span><text:span text:style-name="T1162">Ritorna il valore massimo <text:s/>in caso di traboccamento positivo</text:span></text:p>
      <text:p text:style-name="P1756"><text:tab/><text:tab/><text:tab/>o il valore minimo in caso di traboccamento negativo <text:tab/><text:tab/><text:tab/></text:p>
      <text:p text:style-name="P1155"><text:span text:style-name="T1162"><text:tab/><text:tab/><text:tab/>La divisione per zero </text:span><text:span text:style-name="T1163">ritorna il valore massimo se il valore </text:span><text:span text:style-name="T1292">corrente </text:span><text:span text:style-name="T1163">è positivo od uguale a <text:tab/><text:tab/><text:tab/>zero o il valore negativo se negativo </text:span></text:p>
      <text:p text:style-name="P1155"><text:span text:style-name="T1163"/></text:p>
      <text:p text:style-name="P1155"><text:span text:style-name="T1163"/></text:p>
      <text:p text:style-name="P1179"><text:span text:style-name="T1696"><text:tab/><text:tab/></text:span><text:span text:style-name="T1694">[[nodiscard]] </text:span><text:span text:style-name="T1697">contexpr int signum()const noexcept</text:span></text:p>
      <text:p text:style-name="P1761"><text:tab/><text:tab/><text:tab/></text:p>
      <text:p text:style-name="P1153"><text:span text:style-name="T1160"><text:tab/><text:tab/><text:tab/></text:span><text:span text:style-name="T1164">Ritorna 1 se il valore è positivo, zero se il valore è zero, -1 se il valore è negativo <text:s/></text:span></text:p>
      <text:p text:style-name="P1757"><text:tab/></text:p>
      <text:p text:style-name="P1153"><text:span text:style-name="T1160"/></text:p>
      <text:p text:style-name="P1156"><text:span text:style-name="T1694"><text:tab/><text:tab/>[[nodiscard]] constexpr bool positive()const noexcept</text:span><text:span text:style-name="T1160"> </text:span></text:p>
      <text:p text:style-name="P1156"><text:span text:style-name="T1160"/></text:p>
      <text:p text:style-name="P1156"><text:span text:style-name="T1160"><text:tab/><text:tab/><text:tab/></text:span><text:span text:style-name="T1164">Ritorna vero </text:span><text:span text:style-name="T1249">per</text:span><text:span text:style-name="T1164"> valore positivo </text:span></text:p>
      <text:p text:style-name="P1156"><text:span text:style-name="T1164"/></text:p>
      <text:p text:style-name="P1156"/>
      <text:p text:style-name="P1156"><text:span text:style-name="T1694"><text:tab/><text:tab/>[[nodiscard]] constexpr bool </text:span><text:span text:style-name="T1697">negative</text:span><text:span text:style-name="T1694">()const noexcept</text:span><text:span text:style-name="T1160"> </text:span></text:p>
      <text:p text:style-name="P1156"><text:span text:style-name="T1160"/></text:p>
      <text:p text:style-name="P1156"><text:span text:style-name="T1160"><text:tab/><text:tab/><text:tab/></text:span><text:span text:style-name="T1164">Ritorna vero </text:span><text:span text:style-name="T1249">per valore</text:span><text:span text:style-name="T1164"> negativo</text:span></text:p>
      <text:p text:style-name="P1758"/>
      <text:p text:style-name="P1758"><text:s/></text:p>
      <text:p text:style-name="P1156"><text:span text:style-name="T1694"><text:tab/><text:tab/>[[nodiscard]] constexpr bool </text:span><text:span text:style-name="T1697">zero</text:span><text:span text:style-name="T1694">()const noexcept</text:span><text:span text:style-name="T1160"> </text:span></text:p>
      <text:p text:style-name="P1156"><text:span text:style-name="T1160"/></text:p>
      <text:p text:style-name="P1156"><text:span text:style-name="T1160"><text:tab/><text:tab/><text:tab/></text:span><text:span text:style-name="T1164">Ritorna vero </text:span><text:span text:style-name="T1249">per valore </text:span><text:span text:style-name="T1164">zero </text:span></text:p>
      <text:p text:style-name="P1818"><text:soft-page-break/></text:p>
      <text:p text:style-name="P1818"/>
      <text:p text:style-name="P1351"><text:tab/><text:tab/>[[nodiscard]] constexpr base_integral operator&amp;(const base_integral&amp; <text:span text:style-name="T1699">v</text:span>)const noexcept </text:p>
      <text:p text:style-name="P1160"/>
      <text:p text:style-name="P1160"><text:tab/><text:tab/>constexpr base_integral&amp; operator&amp;=(const base_integral&amp; v)noexcept</text:p>
      <text:p text:style-name="P1160"/>
      <text:p text:style-name="P1160"><text:span text:style-name="T1694"><text:tab/><text:tab/><text:tab/></text:span><text:span text:style-name="T1168">Ritorna il </text:span><text:span text:style-name="T1699">bitand</text:span><text:span text:style-name="T1168"> con </text:span><text:span text:style-name="T1699">v</text:span></text:p>
      <text:p text:style-name="P1153"/>
      <text:p text:style-name="P1153"><text:span text:style-name="T1160"/></text:p>
      <text:p text:style-name="P1351"><text:tab/><text:tab/>[[nodiscard]] constexpr base_integral operator<text:span text:style-name="T1699">|</text:span>(const base_integral&amp; <text:span text:style-name="T1699">v</text:span>)const noexcept </text:p>
      <text:p text:style-name="P1160"/>
      <text:p text:style-name="P1164"><text:tab/><text:tab/>constexpr base_integral&amp; operator<text:span text:style-name="T1702">|</text:span>=(const base_integral&amp; v)noexcept</text:p>
      <text:p text:style-name="P1164"/>
      <text:p text:style-name="P1160"><text:span text:style-name="T1694"><text:tab/><text:tab/><text:tab/></text:span><text:span text:style-name="T1168">Ritorna il </text:span><text:span text:style-name="T1699">bitor</text:span><text:span text:style-name="T1168"> con </text:span><text:span text:style-name="T1699">v</text:span></text:p>
      <text:p text:style-name="P1160"><text:span text:style-name="T1160"/></text:p>
      <text:p text:style-name="P1160"><text:span text:style-name="T1160"/></text:p>
      <text:p text:style-name="P1351"><text:tab/><text:tab/>[[nodiscard]] constexpr base_integral operator<text:span text:style-name="T1699">^</text:span>(const base_integral&amp; <text:span text:style-name="T1699">v</text:span>)const noexcept </text:p>
      <text:p text:style-name="P1160"/>
      <text:p text:style-name="P1164"><text:tab/><text:tab/>constexpr base_integral&amp; operator<text:span text:style-name="T1699">^</text:span>=(const base_integral&amp; v)noexcept</text:p>
      <text:p text:style-name="P1164"/>
      <text:p text:style-name="P1160"><text:span text:style-name="T1694"><text:tab/><text:tab/><text:tab/></text:span><text:span text:style-name="T1168">Ritorna il </text:span><text:span text:style-name="T1699">bitxor</text:span><text:span text:style-name="T1168"> con </text:span><text:span text:style-name="T1699">v</text:span></text:p>
      <text:p text:style-name="P1160"><text:span text:style-name="T1160"/></text:p>
      <text:p text:style-name="P1160"><text:span text:style-name="T1160"/></text:p>
      <text:p text:style-name="P1160"><text:span text:style-name="T1694"><text:tab/><text:tab/>[[nodiscard]] constexpr base_integral operator</text:span><text:span text:style-name="T1699">~</text:span><text:span text:style-name="T1694">()const noexcept </text:span></text:p>
      <text:p text:style-name="P1160"/>
      <text:p text:style-name="P1160"><text:span text:style-name="T1694"><text:tab/><text:tab/><text:tab/></text:span><text:span text:style-name="T1168">Ritorna il </text:span><text:span text:style-name="T1699">bitnot</text:span></text:p>
      <text:p text:style-name="P1160"><text:span text:style-name="T1160"/></text:p>
      <text:p text:style-name="P1160"><text:span text:style-name="T1160"/></text:p>
      <text:p text:style-name="P1157"><text:span text:style-name="T1694"><text:tab/><text:tab/>[[nodiscard]] constexpr b</text:span><text:span text:style-name="T1702">ool</text:span><text:span text:style-name="T1694"> operator&amp;</text:span><text:span text:style-name="T1700">&amp;</text:span><text:span text:style-name="T1694">(const base_integral&amp; </text:span><text:span text:style-name="T1699">v</text:span><text:span text:style-name="T1694">)const noexcept </text:span></text:p>
      <text:p text:style-name="P1157"/>
      <text:p text:style-name="P1157"><text:span text:style-name="T1694"><text:tab/><text:tab/><text:tab/></text:span><text:span text:style-name="T1168">Ritorna </text:span><text:span text:style-name="T1165">l’ </text:span><text:span text:style-name="T1699">and</text:span><text:span text:style-name="T1168"> </text:span><text:span text:style-name="T1165">logico </text:span><text:span text:style-name="T1168">con </text:span><text:span text:style-name="T1699">v</text:span></text:p>
      <text:p text:style-name="P1157"/>
      <text:p text:style-name="P1157"><text:span text:style-name="T1160"/></text:p>
      <text:p text:style-name="P1157"><text:span text:style-name="T1694"><text:tab/><text:tab/>[[nodiscard]] constexpr b</text:span><text:span text:style-name="T1703">ool</text:span><text:span text:style-name="T1694"> operator</text:span><text:span text:style-name="T1699">||</text:span><text:span text:style-name="T1694">(const base_integral&amp; </text:span><text:span text:style-name="T1699">v</text:span><text:span text:style-name="T1694">)const noexcept </text:span></text:p>
      <text:p text:style-name="P1157"/>
      <text:p text:style-name="P1157"><text:span text:style-name="T1694"><text:tab/><text:tab/><text:tab/></text:span><text:span text:style-name="T1168">Ritorna </text:span><text:span text:style-name="T1165">l’ </text:span><text:span text:style-name="T1699">or</text:span><text:span text:style-name="T1168"> </text:span><text:span text:style-name="T1165">logico </text:span><text:span text:style-name="T1168">con </text:span><text:span text:style-name="T1699">v</text:span></text:p>
      <text:p text:style-name="P1157"><text:span text:style-name="T1160"/></text:p>
      <text:p text:style-name="P1157"><text:span text:style-name="T1160"/></text:p>
      <text:p text:style-name="P1157"><text:span text:style-name="T1694"><text:tab/><text:tab/>[[nodiscard]] constexpr b</text:span><text:span text:style-name="T1703">ool</text:span><text:span text:style-name="T1694"> operator!()const noexcept </text:span></text:p>
      <text:p text:style-name="P1157"/>
      <text:p text:style-name="P1157"><text:span text:style-name="T1694"><text:tab/><text:tab/><text:tab/></text:span><text:span text:style-name="T1168">Ritorna </text:span><text:span text:style-name="T1165">la negazione</text:span><text:span text:style-name="T1168"> </text:span><text:span text:style-name="T1165">logica</text:span></text:p>
      <text:p text:style-name="P1157"><text:span text:style-name="T1160"/></text:p>
      <text:p text:style-name="P1157"/>
      <text:p text:style-name="P1352"><text:tab/><text:tab/>template &lt;typename U&gt;</text:p>
      <text:p text:style-name="P1352"><text:tab/><text:tab/>[[nodiscard]] constexpr bool operator==(const base_integral&lt;U&gt;&amp;)const noexcept </text:p>
      <text:p text:style-name="P1352"><text:tab/><text:tab/>requires (is_signed() == base_integral&lt;_U&gt;::is_signed())</text:p>
      <text:p text:style-name="P1755"><text:tab/></text:p>
      <text:p text:style-name="P1356"><text:tab/><text:tab/>template &lt;typename U&gt;</text:p>
      <text:p text:style-name="P1356"><text:tab/><text:tab/>[[nodiscard]] constexpr bool operator==(U)const noexcept </text:p>
      <text:p text:style-name="P1357"><text:tab/><text:tab/>requires (</text:p>
      <text:p text:style-name="P1357"><text:tab/><text:tab/><text:tab/><text:tab/>concepts::numeric_integral&lt;U&gt; </text:p>
      <text:p text:style-name="P1357"><text:tab/><text:tab/><text:tab/><text:tab/>&amp;&amp; is_signed() == base_integral&lt;U&gt;::is_signed()</text:p>
      <text:p text:style-name="P1357"><text:tab/><text:tab/>)</text:p>
      <text:p text:style-name="P1144"><text:span text:style-name="T808"/></text:p>
      <text:p text:style-name="P1356"><text:tab/><text:tab/>template &lt;typename U&gt;</text:p>
      <text:p text:style-name="P1144"><text:span text:style-name="T1612"><text:tab/><text:tab/>[[nodiscard]] constexpr bool operator==(const ref_wrapper&lt;U&gt;</text:span><text:span text:style-name="T1701">&amp;</text:span><text:span text:style-name="T1612">)const noexcept</text:span></text:p>
      <text:p text:style-name="P1357"><text:tab/><text:tab/>requires (</text:p>
      <text:p text:style-name="P1357"><text:tab/><text:tab/><text:tab/><text:tab/>concepts::numeric_integral&lt;U&gt;</text:p>
      <text:p text:style-name="P1357"><text:tab/><text:tab/><text:tab/><text:tab/>&amp;&amp; is_signed() == base_integral&lt;U&gt;::is_signed()</text:p>
      <text:p text:style-name="P1357"><text:tab/><text:tab/>)</text:p>
      <text:p text:style-name="P1357"><text:tab/><text:tab/>template &lt;typename U&gt;</text:p>
      <text:p text:style-name="P1158"><text:span text:style-name="T1612"><text:tab/><text:tab/>[[nodiscard]] constexpr bool operator==(const ref_wrapper&lt;U&gt;</text:span><text:span text:style-name="T1701">&amp;</text:span><text:span text:style-name="T1612">)const noexcept</text:span></text:p>
      <text:p text:style-name="P1357"><text:tab/><text:tab/>requires (</text:p>
      <text:p text:style-name="P1158"><text:span text:style-name="T1612"><text:tab/><text:tab/><text:tab/><text:tab/>concepts::</text:span><text:span text:style-name="T1701">base</text:span><text:span text:style-name="T1612">_integral&lt;U&gt;</text:span></text:p>
      <text:p text:style-name="P1357"><text:tab/><text:tab/><text:tab/><text:tab/>&amp;&amp; is_signed() == U::is_signed()</text:p>
      <text:p text:style-name="P1357"><text:tab/><text:tab/>)</text:p>
      <text:p text:style-name="P1158"><text:span text:style-name="T1161"/></text:p>
      <text:p text:style-name="P1163"><text:tab/><text:tab/><text:tab/><text:span text:style-name="T1161">Ritorna </text:span><text:span text:style-name="T1166">il confronto </text:span><text:span text:style-name="T1167">per uguaglianza</text:span></text:p>
      <text:p text:style-name="P631"><text:span text:style-name="T392"/></text:p>
      <text:p text:style-name="P631"><text:span text:style-name="T392"/></text:p>
      <text:p text:style-name="P631"><text:span text:style-name="T392"/></text:p>
      <text:p text:style-name="P631"><text:span text:style-name="T392"/></text:p>
      <text:p text:style-name="P631"><text:span text:style-name="T392"/></text:p>
      <text:p text:style-name="P631"><text:span text:style-name="T392"/></text:p>
      <text:p text:style-name="P631"><text:span text:style-name="T392"/></text:p>
      <text:p text:style-name="P631"><text:span text:style-name="T392"/></text:p>
      <text:p text:style-name="P631"><text:span text:style-name="T392"/></text:p>
      <text:p text:style-name="P631"><text:span text:style-name="T392"/></text:p>
      <text:p text:style-name="P631"><text:span text:style-name="T392"/></text:p>
      <text:p text:style-name="P631"><text:span text:style-name="T392"/></text:p>
      <text:p text:style-name="P631"><text:soft-page-break/><text:span text:style-name="T392"/></text:p>
      <text:p text:style-name="P631"><text:span text:style-name="T392"/></text:p>
      <text:p text:style-name="P1359"><text:tab/><text:tab/>template &lt;typename U&gt;</text:p>
      <text:p text:style-name="P1359"><text:tab/><text:tab/>[[nodiscard]] constexpr auto operator&lt;=&gt;(const base_integral&lt;U&gt;&amp;)const noexcept</text:p>
      <text:p text:style-name="P1359"><text:tab/><text:tab/>requires (is_signed() == base_integral&lt;U&gt;::is_signed())</text:p>
      <text:p text:style-name="P1158"/>
      <text:p text:style-name="P1359"><text:tab/><text:tab/>template &lt;typename U&gt;</text:p>
      <text:p text:style-name="P1359"><text:tab/><text:tab/>[[nodiscard]] constexpr auto operator&lt;=&gt;(U)const noexcept</text:p>
      <text:p text:style-name="P1360"><text:tab/><text:tab/>requires (</text:p>
      <text:p text:style-name="P1360"><text:tab/><text:tab/><text:tab/>concepts::numeric_integral&lt;U&gt;</text:p>
      <text:p text:style-name="P1360"><text:tab/><text:tab/><text:tab/>&amp;&amp; is_signed() == base_integral&lt;U&gt;::is_signed()</text:p>
      <text:p text:style-name="P1360"><text:tab/><text:tab/>)</text:p>
      <text:p text:style-name="P1161"/>
      <text:p text:style-name="P1359"><text:tab/><text:tab/>template &lt;typename U&gt;</text:p>
      <text:p text:style-name="P1359"><text:tab/><text:tab/>[[nodiscard]] constexpr auto operator&lt;=&gt;(const ref_wrapper&lt;U&gt;&amp;)const noexcept</text:p>
      <text:p text:style-name="P1359"><text:tab/><text:tab/>requires (concepts::base_integral&lt;_U&gt;&amp;&amp; is_signed() == _U::is_signed())</text:p>
      <text:p text:style-name="P1360"><text:tab/><text:tab/></text:p>
      <text:p text:style-name="P1360"><text:tab/><text:tab/>template &lt;typename U&gt;</text:p>
      <text:p text:style-name="P1359"><text:tab/><text:tab/>[[nodiscard]] constexpr auto operator&lt;=&gt;(const ref_wrapper&lt;U&gt;&amp;)const noexcept</text:p>
      <text:p text:style-name="P1360"><text:tab/><text:tab/>requires (</text:p>
      <text:p text:style-name="P1360"><text:tab/><text:tab/><text:tab/>concepts::numeric_integral&lt;U&gt;</text:p>
      <text:p text:style-name="P1360"><text:tab/><text:tab/><text:tab/>&amp;&amp; is_signed() == base_integral&lt;U&gt;::is_signed()</text:p>
      <text:p text:style-name="P1360"><text:tab/><text:tab/>)</text:p>
      <text:p text:style-name="P1359"><text:tab/><text:tab/></text:p>
      <text:p text:style-name="P1162"><text:tab/><text:tab/><text:tab/><text:span text:style-name="T1161">Ritorna </text:span><text:span text:style-name="T1166">il confronto </text:span><text:span text:style-name="T1167">per comparatore a tre vie</text:span></text:p>
      <text:p text:style-name="P1521"><text:tab/><text:tab/><text:tab/></text:p>
      <text:p text:style-name="P1521"/>
      <text:p text:style-name="P1521"/>
      <text:p text:style-name="P1521"/>
      <text:p text:style-name="P1521"/>
      <text:p text:style-name="P1521"/>
      <text:p text:style-name="P1521"/>
      <text:p text:style-name="P1521"/>
      <text:p text:style-name="P1521"/>
      <text:p text:style-name="P1521"/>
      <text:p text:style-name="P1521"/>
      <text:p text:style-name="P1521"/>
      <text:p text:style-name="P1521"/>
      <text:p text:style-name="P1521"/>
      <text:p text:style-name="P1521"/>
      <text:p text:style-name="P1521"/>
      <text:p text:style-name="P1521"/>
      <text:p text:style-name="P1521"/>
      <text:p text:style-name="P1521"/>
      <text:p text:style-name="P1521"/>
      <text:p text:style-name="P1521"/>
      <text:p text:style-name="P1521"/>
      <text:p text:style-name="P1521"/>
      <text:p text:style-name="P1521"/>
      <text:p text:style-name="P1521"/>
      <text:p text:style-name="P1521"/>
      <text:p text:style-name="P1521"/>
      <text:p text:style-name="P1521"/>
      <text:p text:style-name="P1521"/>
      <text:p text:style-name="P1521"/>
      <text:p text:style-name="P1521"/>
      <text:p text:style-name="P1521"/>
      <text:p text:style-name="P1521"/>
      <text:p text:style-name="P1521"/>
      <text:p text:style-name="P1521"/>
      <text:p text:style-name="P1521"/>
      <text:p text:style-name="P1521"/>
      <text:h text:style-name="Heading_20_2" text:outline-level="2"><text:bookmark-start text:name="__RefHeading___Toc79641_833296016"/><text:soft-page-break/><text:span text:style-name="T1572">integrals </text:span><text:span text:style-name="T1574">bounded</text:span><text:span text:style-name="T1567"> </text:span><text:bookmark-end text:name="__RefHeading___Toc79641_833296016"/></text:h>
      <text:p text:style-name="P1130"/>
      <text:p text:style-name="P1130"><text:tab/></text:p>
      <text:p text:style-name="P38"><text:tab/><text:span text:style-name="T298">Uso: </text:span></text:p>
      <text:p text:style-name="P38"><text:span text:style-name="T298"><text:tab/><text:tab/></text:span><text:span text:style-name="T308">Per </text:span><text:span text:style-name="T310">valutare l’esito di una expressione </text:span><text:span text:style-name="T308">arimetic</text:span><text:span text:style-name="T310">a</text:span><text:span text:style-name="T308"> </text:span><text:span text:style-name="T310">o</text:span><text:span text:style-name="T309"> bit</text:span></text:p>
      <text:p text:style-name="P456"><text:span text:style-name="T76"/></text:p>
      <text:p text:style-name="P456"><text:span text:style-name="T18"><text:tab/></text:span><text:span text:style-name="T87">Testata: </text:span></text:p>
      <text:p text:style-name="P316"><text:tab/><text:tab/><text:span text:style-name="T523">iron/</text:span><text:span text:style-name="T592">integrals</text:span><text:span text:style-name="T572">.h</text:span></text:p>
      <text:p text:style-name="P456"><text:span text:style-name="T87"/></text:p>
      <text:p text:style-name="P456"><text:span text:style-name="T18"><text:tab/></text:span><text:span text:style-name="T20">Sinossi:</text:span></text:p>
      <text:p text:style-name="P456"><text:span text:style-name="T20"><text:tab/><text:tab/></text:span><text:span text:style-name="T360">template &lt;typename T&gt; class base_integral</text:span><text:span text:style-name="T393">_bounded</text:span><text:span text:style-name="T360"> final</text:span><text:span text:style-name="T20"> </text:span></text:p>
      <text:p text:style-name="P809"><text:tab/><text:tab/></text:p>
      <text:p text:style-name="P456"><text:span text:style-name="T367"/></text:p>
      <text:p text:style-name="P456"><text:span text:style-name="T367"><text:tab/></text:span><text:span text:style-name="T1361">Alias:</text:span></text:p>
      <text:p text:style-name="P456"><text:span text:style-name="T93"><text:tab/></text:span><text:span text:style-name="T1575"><text:tab/></text:span><text:span text:style-name="T379">using value_t = T</text:span></text:p>
      <text:p text:style-name="P1117"><text:tab/><text:tab/>using value_type = value_t</text:p>
      <text:p text:style-name="P632"><text:span text:style-name="T108"><text:tab/><text:tab/>using uvalue_t = &lt;</text:span><text:span text:style-name="T154">private&gt;</text:span></text:p>
      <text:p text:style-name="P1117"><text:tab/><text:tab/>using unsigned_value_type = uvalue_t</text:p>
      <text:p text:style-name="P632"><text:span text:style-name="T108"><text:tab/><text:tab/>using svalue_t = &lt;</text:span><text:span text:style-name="T154">private&gt;</text:span></text:p>
      <text:p text:style-name="P1117"><text:tab/><text:tab/>using signed_value_type = svalue_t</text:p>
      <text:p text:style-name="P632"><text:span text:style-name="T108"><text:tab/><text:tab/>using base32_t = </text:span><text:span text:style-name="T155">base_integral</text:span><text:span text:style-name="T158">_bounded</text:span><text:span text:style-name="T155">&lt;</text:span><text:span text:style-name="T154">std::uint32_t&gt; </text:span></text:p>
      <text:p text:style-name="P1117"><text:tab/><text:tab/>using base32_type = base32_t</text:p>
      <text:p text:style-name="P1117"><text:tab/><text:tab/>typedef enum class enum_status {</text:p>
      <text:p text:style-name="P1117"><text:tab/><text:tab/><text:tab/>ok</text:p>
      <text:p text:style-name="P1117"><text:tab/><text:tab/><text:tab/>, overflow</text:p>
      <text:p text:style-name="P1117"><text:tab/><text:tab/><text:tab/>, illegal_operation</text:p>
      <text:p text:style-name="P1117"><text:tab/><text:tab/><text:tab/>, division_by_zero</text:p>
      <text:p text:style-name="P1117"><text:tab/><text:tab/><text:tab/>,first=ok</text:p>
      <text:p text:style-name="P1117"><text:tab/><text:tab/><text:tab/>,last= division_by_zero</text:p>
      <text:p text:style-name="P1117"><text:tab/><text:tab/>} status_t;</text:p>
      <text:p text:style-name="P632"><text:span text:style-name="T108"/></text:p>
      <text:p text:style-name="P632"><text:span text:style-name="T108"><text:tab/></text:span><text:span text:style-name="T943">Alias esterni:</text:span></text:p>
      <text:p text:style-name="P632"><text:span text:style-name="T943"/></text:p>
      <text:p text:style-name="P1327"><text:tab/><text:tab/>using i8<text:span text:style-name="T1704">b</text:span> = base_integral<text:span text:style-name="T1705">_bounded</text:span>&lt;std::int8_t&gt;</text:p>
      <text:p text:style-name="P1327"><text:tab/><text:tab/>using i16<text:span text:style-name="T1704">b</text:span> = base_integral<text:span text:style-name="T1705">_bounded</text:span>&lt;std::int16_t&gt;</text:p>
      <text:p text:style-name="P1327"><text:tab/><text:tab/>using i32<text:span text:style-name="T1704">b</text:span> = base_integral<text:span text:style-name="T1705">_bounded</text:span>&lt;std::int32_t&gt;</text:p>
      <text:p text:style-name="P1327"><text:tab/><text:tab/>using i64<text:span text:style-name="T1704">v</text:span> = base_integral<text:span text:style-name="T1705">_bounded</text:span>&lt;std::int64_t&gt;</text:p>
      <text:p text:style-name="P1327"><text:tab/><text:tab/>using isize<text:span text:style-name="T1704">b</text:span> = base_integral<text:span text:style-name="T1705">_bounded</text:span>&lt;std::ptrdiff_t&gt;</text:p>
      <text:p text:style-name="P1327"><text:tab/><text:tab/>using u8<text:span text:style-name="T1704">b</text:span> = base_integral<text:span text:style-name="T1705">_bounded</text:span>&lt;std::uint8_t&gt;</text:p>
      <text:p text:style-name="P1327"><text:tab/><text:tab/>using u16<text:span text:style-name="T1704">b</text:span> = base_integral<text:span text:style-name="T1705">_bounded</text:span>&lt;std::uint16_t&gt;</text:p>
      <text:p text:style-name="P1327"><text:tab/><text:tab/>using u32<text:span text:style-name="T1704">b</text:span> = base_integral<text:span text:style-name="T1705">_bounded</text:span>&lt;std::uint32_t&gt;</text:p>
      <text:p text:style-name="P1327"><text:tab/><text:tab/>using u64<text:span text:style-name="T1704">b</text:span> = base_integral<text:span text:style-name="T1705">_bounded</text:span>&lt;std::uint64_t&gt;</text:p>
      <text:p text:style-name="P1327"><text:tab/><text:tab/>using usize<text:span text:style-name="T1704">b</text:span> = base_integral<text:span text:style-name="T1705">_bounded</text:span>&lt;std::size_t&gt;<text:tab/><text:tab/></text:p>
      <text:p text:style-name="P632"/>
      <text:p text:style-name="P632"/>
      <text:p text:style-name="P1736"><text:tab/><text:span text:style-name="T1685">Vincoli:</text:span></text:p>
      <text:p text:style-name="P1159"><text:tab/><text:tab/>concepts::numeric_integral&lt;value_t&gt;</text:p>
      <text:p text:style-name="P1736"><text:tab/></text:p>
      <text:p text:style-name="P1736"/>
      <text:p text:style-name="P1736"><text:tab/><text:span text:style-name="T1685">Costanti statiche:</text:span></text:p>
      <text:p text:style-name="P1736"/>
      <text:p text:style-name="P1736"><text:span text:style-name="T1685"><text:tab/> <text:tab/></text:span><text:span text:style-name="T745">constexpr </text:span><text:span text:style-name="T593">std::u32_t char_bits = &lt;private&gt;</text:span></text:p>
      <text:p text:style-name="P1736"/>
      <text:p text:style-name="P1736"><text:tab/><text:tab/><text:tab/><text:span text:style-name="T1685">Il numero di </text:span><text:span text:style-name="T593">bits</text:span><text:span text:style-name="T1685"> in un </text:span><text:span text:style-name="T593">char</text:span></text:p>
      <text:p text:style-name="P1736"/>
      <text:p text:style-name="P1736"><text:tab/><text:span text:style-name="T1685">Metodi statici:</text:span></text:p>
      <text:p text:style-name="P1736"/>
      <text:p text:style-name="P1165"><text:tab/><text:tab/>[[nodiscard]] static constexpr const char* <text:span text:style-name="T1705">unsafe_</text:span>str(status_t)noexcept </text:p>
      <text:p text:style-name="P1165"/>
      <text:p text:style-name="P1737"><text:tab/><text:tab/><text:tab/><text:span text:style-name="T1705">Ritorna </text:span><text:span text:style-name="T699">stat</text:span><text:span text:style-name="T700">us_t</text:span><text:span text:style-name="T1705"> convertito in stringa </text:span></text:p>
      <text:p text:style-name="P1762"><text:tab/><text:tab/><text:tab/>Il valore non è mai un puntatore nullo</text:p>
      <text:p text:style-name="P1762"><text:tab/><text:tab/><text:tab/><text:span text:style-name="T1706">Il metodo non è sicuro perche ritorna un puntatore</text:span></text:p>
      <text:p text:style-name="P1762"><text:s/></text:p>
      <text:p text:style-name="P1736"/>
      <text:p text:style-name="P1159"><text:tab/><text:tab/>[[nodiscard]] constexpr <text:span text:style-name="T1686">value_t</text:span> min<text:span text:style-name="T1686">()noexcept</text:span></text:p>
      <text:p text:style-name="P1159"><text:tab/><text:tab/><text:tab/></text:p>
      <text:p text:style-name="P1736"><text:tab/><text:tab/><text:tab/><text:span text:style-name="T1686">Ritorna il valore minimo di </text:span><text:span text:style-name="T594">value_t</text:span></text:p>
      <text:p text:style-name="P1736"/>
      <text:p text:style-name="P1736"/>
      <text:p text:style-name="P1159"><text:tab/><text:tab/>[[nodiscard]] constexpr <text:span text:style-name="T1686">value_t</text:span> m<text:span text:style-name="T1686">ax()noexcept</text:span></text:p>
      <text:p text:style-name="P1159"><text:tab/><text:tab/><text:tab/></text:p>
      <text:p text:style-name="P1736"><text:tab/><text:tab/><text:tab/><text:span text:style-name="T1686">Ritorna il valore massimo di </text:span><text:span text:style-name="T594">value_t</text:span></text:p>
      <text:p text:style-name="P1736"><text:soft-page-break/></text:p>
      <text:p text:style-name="P1736"/>
      <text:p text:style-name="P1159"><text:tab/><text:tab/>[[nodiscard]] constexpr bool is_signed()<text:span text:style-name="T1686">noexcept</text:span> </text:p>
      <text:p text:style-name="P1159"/>
      <text:p text:style-name="P1736"><text:tab/><text:tab/><text:tab/><text:span text:style-name="T1686">Ritorna vero <text:s/>se </text:span><text:span text:style-name="T594">value_t</text:span><text:span text:style-name="T1686"> </text:span><text:span text:style-name="T1687">è</text:span><text:span text:style-name="T1686"> segn</text:span><text:span text:style-name="T1687">ato</text:span></text:p>
      <text:p text:style-name="P1736"/>
      <text:p text:style-name="P1736"/>
      <text:p text:style-name="P1159"><text:tab/><text:tab/>[[nodiscard]] static constexpr bool is_unsigned()<text:span text:style-name="T1686">noexcept</text:span></text:p>
      <text:p text:style-name="P1159"/>
      <text:p text:style-name="P1736"><text:tab/><text:tab/><text:tab/><text:span text:style-name="T1686">Ritorna vero <text:s/>se </text:span><text:span text:style-name="T594">value_t</text:span><text:span text:style-name="T1686"> non </text:span><text:span text:style-name="T1687">è </text:span><text:span text:style-name="T1686">segn</text:span><text:span text:style-name="T1687">ato</text:span></text:p>
      <text:p text:style-name="P1736"><text:span text:style-name="T1568"/></text:p>
      <text:p text:style-name="P1736"><text:span text:style-name="T1568"><text:tab/><text:tab/></text:span><text:span text:style-name="T580">[[nodiscard]] constexpr base32_t bits()noexcept</text:span><text:span text:style-name="T1568"> </text:span></text:p>
      <text:p text:style-name="P1736"><text:span text:style-name="T1568"><text:tab/><text:tab/><text:tab/></text:span><text:span text:style-name="T1491">Ritorna il numero di </text:span><text:span text:style-name="T595">bits</text:span><text:span text:style-name="T1491"> in </text:span><text:span text:style-name="T595">value_t</text:span></text:p>
      <text:p text:style-name="P1948"><text:tab/><text:tab/></text:p>
      <text:p text:style-name="P1159"><text:span text:style-name="T1568"/></text:p>
      <text:p text:style-name="P1159"><text:span text:style-name="T1568"><text:tab/></text:span><text:span text:style-name="T1157">Costruttori:</text:span></text:p>
      <text:p text:style-name="P1159"><text:span text:style-name="T1157"/></text:p>
      <text:p text:style-name="P1331"><text:tab/><text:tab/><text:tab/>constexpr base_integral_bounded(value_t v={})noexcept</text:p>
      <text:p text:style-name="P1332"><text:tab/><text:tab/><text:tab/>constexpr base_integral_bounded(value_t v, status_t s)noexcept </text:p>
      <text:p text:style-name="P1330"><text:tab/><text:tab/>constexpr base_integral(const base_integral&amp;)noexcept </text:p>
      <text:p text:style-name="P1330"><text:tab/><text:tab/>constexpr base_integral(base_integral&amp;&amp;)noexcept </text:p>
      <text:p text:style-name="P1159"><text:span text:style-name="T108"/></text:p>
      <text:p text:style-name="P456"><text:span text:style-name="T805"/></text:p>
      <text:p text:style-name="P1912"><text:span text:style-name="T108"><text:tab/></text:span><text:span text:style-name="T156">Distruttore:</text:span></text:p>
      <text:p text:style-name="P1912"><text:span text:style-name="T156"/></text:p>
      <text:p text:style-name="P1912"><text:span text:style-name="T156"><text:tab/><text:tab/></text:span><text:span text:style-name="T394">constexpr ~base_integral_bounded() = default</text:span></text:p>
      <text:p text:style-name="P1912"><text:span text:style-name="T394"/></text:p>
      <text:p text:style-name="P1912"><text:span text:style-name="T394"/></text:p>
      <text:p text:style-name="P1763"><text:tab/>Metodi:</text:p>
      <text:p text:style-name="P1913"><text:span text:style-name="T156"><text:tab/><text:tab/></text:span><text:span text:style-name="T394">constexpr base_integral_bounded&amp; operator=(const base_integral_bounded&amp;)noexcept</text:span></text:p>
      <text:p text:style-name="P1913"><text:span text:style-name="T156"><text:tab/><text:tab/></text:span><text:span text:style-name="T394">constexpr base_integral_bounded&amp; operator=(base_integral_bounded&amp;&amp;)noexcept</text:span></text:p>
      <text:p text:style-name="P1361"><text:tab/><text:tab/>constexpr base_integral_bounded&amp; swap(base_integral_bounded&amp;)noexcept</text:p>
      <text:p text:style-name="P1913"><text:span text:style-name="T394"/></text:p>
      <text:p text:style-name="P1913"><text:span text:style-name="T394"/></text:p>
      <text:p text:style-name="P1362"><text:tab/><text:tab/>[[nodiscard]] constexpr explicit operator bool()const noexcept</text:p>
      <text:p text:style-name="P1914"><text:span text:style-name="T394"/></text:p>
      <text:p text:style-name="P1914"><text:span text:style-name="T394"><text:tab/><text:tab/><text:tab/></text:span><text:span text:style-name="T157">Ritorna vero se </text:span><text:span text:style-name="T395">status</text:span><text:span text:style-name="T157"> è </text:span><text:span text:style-name="T395">ok </text:span></text:p>
      <text:p text:style-name="P1914"><text:span text:style-name="T394"/></text:p>
      <text:p text:style-name="P1362"><text:tab/><text:tab/></text:p>
      <text:p text:style-name="P1362"><text:tab/><text:tab/>[[nodiscard]] constexpr status_t status()const noexcept</text:p>
      <text:p text:style-name="P1914"><text:span text:style-name="T394"/></text:p>
      <text:p text:style-name="P1914"><text:span text:style-name="T394"><text:tab/><text:tab/><text:tab/></text:span><text:span text:style-name="T157">Ritorna il valore di</text:span><text:span text:style-name="T395"> status</text:span></text:p>
      <text:p text:style-name="P1914"><text:span text:style-name="T394"/></text:p>
      <text:p text:style-name="P1914"><text:span text:style-name="T394"/></text:p>
      <text:p text:style-name="P1166"><text:span text:style-name="T1157"><text:tab/><text:tab/></text:span><text:span text:style-name="T1690">[[nodiscard]] constexpr base32_t count_ones()const noexcept</text:span><text:span text:style-name="T1157"> </text:span></text:p>
      <text:p text:style-name="P1166"><text:span text:style-name="T1157"/></text:p>
      <text:p text:style-name="P1166"><text:span text:style-name="T1157"><text:tab/><text:tab/><text:tab/></text:span><text:span text:style-name="T1158">Ritorna il conteggio dei bit impostati</text:span></text:p>
      <text:p text:style-name="P1166"><text:span text:style-name="T1158"/></text:p>
      <text:p text:style-name="P1166"><text:span text:style-name="T1158"/></text:p>
      <text:p text:style-name="P1166"><text:span text:style-name="T1158"><text:tab/><text:tab/></text:span><text:span text:style-name="T1690">[[nodiscard]] constexpr base32_t </text:span><text:span text:style-name="T1691">leading</text:span><text:span text:style-name="T1690">_ones()const noexcept</text:span><text:span text:style-name="T1157"> </text:span></text:p>
      <text:p text:style-name="P1166"><text:span text:style-name="T1157"/></text:p>
      <text:p text:style-name="P1166"><text:span text:style-name="T1157"><text:tab/><text:tab/><text:tab/></text:span><text:span text:style-name="T1158">Ritorna il conteggio dei bits impostati fino ad incontrare un bit non <text:tab/><text:tab/><text:tab/><text:tab/><text:tab/><text:tab/>impostato iniziando a contare dal bit piu significativo</text:span></text:p>
      <text:p text:style-name="P1740"/>
      <text:p text:style-name="P1166"><text:span text:style-name="T1158"/></text:p>
      <text:p text:style-name="P1166"><text:span text:style-name="T1158"><text:tab/><text:tab/></text:span><text:span text:style-name="T1690">[[nodiscard]] constexpr base32_t </text:span><text:span text:style-name="T1691">trailing</text:span><text:span text:style-name="T1690">_ones()const noexcept</text:span><text:span text:style-name="T1157"> </text:span></text:p>
      <text:p text:style-name="P1166"><text:span text:style-name="T1157"/></text:p>
      <text:p text:style-name="P1166"><text:span text:style-name="T1157"><text:tab/><text:tab/><text:tab/></text:span><text:span text:style-name="T1158">Ritorna il conteggio dei bits impostati fino ad incontrare un bit non <text:tab/><text:tab/><text:tab/><text:tab/><text:tab/><text:tab/>impostato iniziando a contare dal bit meno significativo</text:span></text:p>
      <text:p text:style-name="P1166"><text:span text:style-name="T1157"/></text:p>
      <text:p text:style-name="P1166"><text:span text:style-name="T1157"/></text:p>
      <text:p text:style-name="P1166"><text:span text:style-name="T1157"><text:tab/><text:tab/></text:span><text:span text:style-name="T1690">[[nodiscard]] constexpr base32_t count_</text:span><text:span text:style-name="T1691">zeros</text:span><text:span text:style-name="T1690">()const noexcept</text:span><text:span text:style-name="T1157"> </text:span></text:p>
      <text:p text:style-name="P1166"><text:span text:style-name="T1157"/></text:p>
      <text:p text:style-name="P1166"><text:span text:style-name="T1157"><text:tab/><text:tab/><text:tab/></text:span><text:span text:style-name="T1158">Ritorna il conteggio dei bits non impostati</text:span></text:p>
      <text:p text:style-name="P1166"><text:span text:style-name="T1158"/></text:p>
      <text:p text:style-name="P1166"><text:span text:style-name="T1158"/></text:p>
      <text:p text:style-name="P1166"><text:span text:style-name="T1158"/></text:p>
      <text:p text:style-name="P1166"><text:soft-page-break/><text:span text:style-name="T1158"/></text:p>
      <text:p text:style-name="P1166"><text:span text:style-name="T1158"><text:tab/><text:tab/></text:span><text:span text:style-name="T1690">[[nodiscard]] constexpr base32_t </text:span><text:span text:style-name="T1691">leading</text:span><text:span text:style-name="T1690">_</text:span><text:span text:style-name="T1691">zeros</text:span><text:span text:style-name="T1690">()const noexcept</text:span><text:span text:style-name="T1157"> </text:span></text:p>
      <text:p text:style-name="P1166"><text:span text:style-name="T1157"/></text:p>
      <text:p text:style-name="P1166"><text:span text:style-name="T1157"><text:tab/><text:tab/><text:tab/></text:span><text:span text:style-name="T1158">Ritorna il conteggio dei bit non impostati fino ad incontrare un bit <text:tab/><text:tab/><text:tab/><text:tab/><text:tab/><text:tab/>impostato iniziando a contare dal</text:span><text:span text:style-name="T1691"> </text:span><text:span text:style-name="T1158">bit piu significativo</text:span></text:p>
      <text:p text:style-name="P1166"><text:span text:style-name="T1158"/></text:p>
      <text:p text:style-name="P1166"><text:span text:style-name="T1158"/></text:p>
      <text:p text:style-name="P1166"><text:span text:style-name="T1158"><text:tab/><text:tab/></text:span><text:span text:style-name="T1690">[[nodiscard]] constexpr base32_t </text:span><text:span text:style-name="T1691">trailing</text:span><text:span text:style-name="T1690">_</text:span><text:span text:style-name="T1691">zeros</text:span><text:span text:style-name="T1690">()const noexcept</text:span><text:span text:style-name="T1157"> </text:span></text:p>
      <text:p text:style-name="P1166"><text:span text:style-name="T1157"/></text:p>
      <text:p text:style-name="P1740"><text:span text:style-name="T1690"><text:tab/><text:tab/><text:tab/></text:span><text:span text:style-name="T1691">Ritorna il conteggio dei bit non impostati fino ad incontrare un bit <text:tab/><text:tab/><text:tab/><text:tab/><text:tab/><text:tab/>impostato iniziando a contare dal bit meno significativo</text:span></text:p>
      <text:p text:style-name="P1740"/>
      <text:p text:style-name="P1166"><text:span text:style-name="T1157"/></text:p>
      <text:p text:style-name="P1166"><text:span text:style-name="T1690"><text:tab/><text:tab/>[[nodiscard]] constexpr base_integral_bounded rotate_left(const base32_t&amp; n)</text:span><text:span text:style-name="T1692">const <text:tab/><text:tab/></text:span><text:span text:style-name="T1690">noexcept </text:span></text:p>
      <text:p text:style-name="P1166"/>
      <text:p text:style-name="P1166"><text:span text:style-name="T1157"><text:tab/><text:tab/><text:tab/></text:span><text:span text:style-name="T1158">Rit</text:span><text:span text:style-name="T1159">orna </text:span><text:span text:style-name="T1250">il</text:span><text:span text:style-name="T1159"> valore ruotato a sinistra di </text:span><text:span text:style-name="T1692">n </text:span><text:span text:style-name="T1159">bit</text:span></text:p>
      <text:p text:style-name="P1166"/>
      <text:p text:style-name="P1166"/>
      <text:p text:style-name="P1166"/>
      <text:p text:style-name="P1166"><text:span text:style-name="T1690"><text:tab/><text:tab/>[[nodiscard]] constexpr base_integral_bounded rotate_</text:span><text:span text:style-name="T1692">right</text:span><text:span text:style-name="T1690">(const base32_t&amp; n)</text:span><text:span text:style-name="T1692">const <text:tab/><text:tab/></text:span><text:span text:style-name="T1690">noexcept </text:span></text:p>
      <text:p text:style-name="P1166"/>
      <text:p text:style-name="P1166"><text:span text:style-name="T1157"><text:tab/><text:tab/><text:tab/></text:span><text:span text:style-name="T1158">Rit</text:span><text:span text:style-name="T1159">orna </text:span><text:span text:style-name="T1250">il</text:span><text:span text:style-name="T1159"> valore ruotato a destra di </text:span><text:span text:style-name="T1692">n </text:span><text:span text:style-name="T1159">bit</text:span></text:p>
      <text:p text:style-name="P1166"/>
      <text:p text:style-name="P1166"/>
      <text:p text:style-name="P1166"/>
      <text:p text:style-name="P1166"><text:tab/><text:tab/>[[nodiscard]] constexpr base_integral_bounded swap_bytes()const noexcept </text:p>
      <text:p text:style-name="P1166"/>
      <text:p text:style-name="P1166"><text:span text:style-name="T1157"><text:tab/><text:tab/><text:tab/></text:span><text:span text:style-name="T1158">Rit</text:span><text:span text:style-name="T1159">orna un valore </text:span><text:span text:style-name="T1250">con i</text:span><text:span text:style-name="T1159"> byt</text:span><text:span text:style-name="T1250">e</text:span><text:span text:style-name="T1159"> scambiati simmetricamente</text:span></text:p>
      <text:p text:style-name="P1166"/>
      <text:p text:style-name="P1166"/>
      <text:p text:style-name="P1166"/>
      <text:p text:style-name="P1166"><text:tab/><text:tab/>[[nodiscard]] constexpr base_integral_bounded reverse_bits()const noexcept </text:p>
      <text:p text:style-name="P1166"/>
      <text:p text:style-name="P1166"><text:span text:style-name="T1157"><text:tab/><text:tab/><text:tab/></text:span><text:span text:style-name="T1158">Rit</text:span><text:span text:style-name="T1159">orna un integral con valore dei bits invertiti</text:span></text:p>
      <text:p text:style-name="P1166"><text:span text:style-name="T1159"/></text:p>
      <text:p text:style-name="P1166"><text:span text:style-name="T1159"/></text:p>
      <text:p text:style-name="P1166"><text:span text:style-name="T1159"><text:tab/><text:tab/></text:span><text:span text:style-name="T1692">[[nodiscard]] constexpr base_integral_bounded to_be()const noexcept</text:span><text:span text:style-name="T1159"> </text:span></text:p>
      <text:p text:style-name="P1166"/>
      <text:p text:style-name="P1166"><text:tab/><text:tab/><text:tab/><text:span text:style-name="T1155">Ritorna </text:span><text:span text:style-name="T1250">il valore </text:span><text:span text:style-name="T1156"><text:s/>convertito </text:span><text:span text:style-name="T1159">in </text:span><text:span text:style-name="T1688">big endian</text:span><text:span text:style-name="T282"> </text:span><text:span text:style-name="T1688"><text:s/></text:span></text:p>
      <text:p text:style-name="P1166"><text:span text:style-name="T1159"/></text:p>
      <text:p text:style-name="P1166"><text:span text:style-name="T1159"/></text:p>
      <text:p text:style-name="P1166"><text:span text:style-name="T1159"><text:tab/><text:tab/></text:span><text:span text:style-name="T1692">[[nodiscard]] constexpr base_integral_bounded to_le()const noexcept</text:span><text:span text:style-name="T1159"> </text:span></text:p>
      <text:p text:style-name="P1166"/>
      <text:p text:style-name="P1166"><text:tab/><text:tab/><text:tab/><text:span text:style-name="T1155">Ritorna </text:span><text:span text:style-name="T1250">il valore </text:span><text:span text:style-name="T1156">convertito </text:span><text:span text:style-name="T1159">in </text:span><text:span text:style-name="T1692">little</text:span><text:span text:style-name="T1688"> endian</text:span><text:span text:style-name="T282"> </text:span><text:span text:style-name="T1688"><text:s/></text:span></text:p>
      <text:p text:style-name="P1166"><text:span text:style-name="T392"/></text:p>
      <text:p text:style-name="P1166"><text:span text:style-name="T392"/></text:p>
      <text:p text:style-name="P1166"><text:span text:style-name="T392"/></text:p>
      <text:p text:style-name="P1166"><text:tab/><text:tab/>[[nodiscard]] constexpr option&lt;value_t&gt; value()const noexcept </text:p>
      <text:p text:style-name="P1166"/>
      <text:p text:style-name="P1740"><text:tab/><text:tab/><text:tab/><text:span text:style-name="T1707">Ritorna il valore </text:span></text:p>
      <text:p text:style-name="P1740"/>
      <text:p text:style-name="P1740"/>
      <text:p text:style-name="P1167"><text:tab/><text:tab/>[[nodiscard]] constexpr value_t <text:span text:style-name="T1707">operator*</text:span>()const noexcept </text:p>
      <text:p text:style-name="P1167"/>
      <text:p text:style-name="P1741"><text:tab/><text:tab/><text:tab/><text:span text:style-name="T1707">Ritorna il valore, in caso</text:span><text:span text:style-name="T599"> status</text:span><text:span text:style-name="T1707"> non sia </text:span><text:span text:style-name="T599">ok</text:span><text:span text:style-name="T1707"> viene chiamato </text:span><text:span text:style-name="T599">PANIC()</text:span></text:p>
      <text:p text:style-name="P1741"><text:span text:style-name="T599"/></text:p>
      <text:p text:style-name="P1741"><text:span text:style-name="T599"/></text:p>
      <text:p text:style-name="P1741"><text:span text:style-name="T599"/></text:p>
      <text:p text:style-name="P1167"><text:tab/><text:tab/>[[nodiscard]] constexpr value_t <text:span text:style-name="T1707">unchecked_value</text:span>()const noexcept </text:p>
      <text:p text:style-name="P1167"/>
      <text:p text:style-name="P1741"><text:tab/><text:tab/><text:tab/><text:span text:style-name="T1707">Ritorna il valore senza verificare </text:span><text:span text:style-name="T599">status</text:span></text:p>
      <text:p text:style-name="P1363"><text:tab/><text:tab/></text:p>
      <text:p text:style-name="P1741"><text:span text:style-name="T599"/></text:p>
      <text:p text:style-name="P1741"><text:span text:style-name="T599"/></text:p>
      <text:p text:style-name="P1167"><text:span text:style-name="T1696"><text:tab/><text:tab/></text:span><text:span text:style-name="T1694">[[nodiscard]] </text:span><text:span text:style-name="T1697">contexpr </text:span><text:span text:style-name="T1708">base_integral_bounded&lt;int&gt;</text:span><text:span text:style-name="T1697"> signum()const noexcept</text:span></text:p>
      <text:p text:style-name="P1759"><text:tab/><text:tab/><text:tab/></text:p>
      <text:p text:style-name="P1167"><text:span text:style-name="T1160"><text:tab/><text:tab/><text:tab/></text:span><text:span text:style-name="T1164">Ritorna 1 se il valore è positivo, zero se il valore è zero, -1 se il valore è negativo <text:s/></text:span></text:p>
      <text:p text:style-name="P1759"><text:tab/></text:p>
      <text:p text:style-name="P1167"><text:span text:style-name="T1160"/></text:p>
      <text:p text:style-name="P1167"><text:span text:style-name="T1694"><text:tab/><text:tab/>[[nodiscard]] constexpr </text:span><text:span text:style-name="T1708">option&lt;</text:span><text:span text:style-name="T1694">bool&gt; positive()const noexcept</text:span><text:span text:style-name="T1160"> </text:span></text:p>
      <text:p text:style-name="P1167"><text:span text:style-name="T1160"/></text:p>
      <text:p text:style-name="P1167"><text:span text:style-name="T1160"><text:tab/><text:tab/><text:tab/></text:span><text:span text:style-name="T1164">Ritorna vero </text:span><text:span text:style-name="T1250">per</text:span><text:span text:style-name="T1164"> positivo </text:span></text:p>
      <text:p text:style-name="P1168"><text:soft-page-break/><text:span text:style-name="T1694"><text:tab/><text:tab/>[[nodiscard]] constexpr bool </text:span><text:span text:style-name="T1708">unchecked_</text:span><text:span text:style-name="T1694">positive()const noexcept</text:span><text:span text:style-name="T1160"> </text:span></text:p>
      <text:p text:style-name="P1168"><text:span text:style-name="T1160"/></text:p>
      <text:p text:style-name="P1168"><text:span text:style-name="T1160"><text:tab/><text:tab/><text:tab/></text:span><text:span text:style-name="T1164">Ritorna vero </text:span><text:span text:style-name="T1250">per </text:span><text:span text:style-name="T1164">positivo </text:span><text:span text:style-name="T1169">senza verificare </text:span><text:span text:style-name="T1708">status</text:span></text:p>
      <text:p text:style-name="P1168"><text:span text:style-name="T1164"/></text:p>
      <text:p text:style-name="P1167"><text:span text:style-name="T1164"/></text:p>
      <text:p text:style-name="P1167"><text:span text:style-name="T1694"><text:tab/><text:tab/>[[nodiscard]] constexpr </text:span><text:span text:style-name="T1708">option&lt;</text:span><text:span text:style-name="T1694">bool&gt; </text:span><text:span text:style-name="T1697">negative</text:span><text:span text:style-name="T1694">()const noexcept</text:span><text:span text:style-name="T1160"> </text:span></text:p>
      <text:p text:style-name="P1167"><text:span text:style-name="T1160"/></text:p>
      <text:p text:style-name="P1167"><text:span text:style-name="T1160"><text:tab/><text:tab/><text:tab/></text:span><text:span text:style-name="T1164">Ritorna vero </text:span><text:span text:style-name="T1250">per</text:span><text:span text:style-name="T1164"> negativo</text:span></text:p>
      <text:p text:style-name="P1759"/>
      <text:p text:style-name="P1759"/>
      <text:p text:style-name="P1169"><text:span text:style-name="T1694"><text:tab/><text:tab/>[[nodiscard]] constexpr bool </text:span><text:span text:style-name="T1709">unchecked_</text:span><text:span text:style-name="T1697">negative</text:span><text:span text:style-name="T1694">()const noexcept</text:span><text:span text:style-name="T1160"> </text:span></text:p>
      <text:p text:style-name="P1169"><text:span text:style-name="T1160"/></text:p>
      <text:p text:style-name="P1169"><text:span text:style-name="T1160"><text:tab/><text:tab/><text:tab/></text:span><text:span text:style-name="T1164">Ritorna vero </text:span><text:span text:style-name="T1250">per</text:span><text:span text:style-name="T1164"> negativo </text:span><text:span text:style-name="T1170">senza verificare </text:span><text:span text:style-name="T1709">status</text:span></text:p>
      <text:p text:style-name="P1760"><text:span text:style-name="T944"/></text:p>
      <text:p text:style-name="P1760"><text:s/></text:p>
      <text:p text:style-name="P1167"><text:span text:style-name="T1694"><text:tab/><text:tab/>[[nodiscard]] constexpr </text:span><text:span text:style-name="T1709">option&lt;</text:span><text:span text:style-name="T1694">bool&gt; </text:span><text:span text:style-name="T1697">zero</text:span><text:span text:style-name="T1694">()const noexcept</text:span><text:span text:style-name="T1160"> </text:span></text:p>
      <text:p text:style-name="P1760"><text:tab/><text:tab/><text:tab/></text:p>
      <text:p text:style-name="P1169"><text:span text:style-name="T1160"><text:tab/><text:tab/><text:tab/></text:span><text:span text:style-name="T1164">Ritorna vero </text:span><text:span text:style-name="T1250">per </text:span><text:span text:style-name="T1164"><text:s/>zero </text:span></text:p>
      <text:p text:style-name="P1167"><text:span text:style-name="T1164"/></text:p>
      <text:p text:style-name="P1741"><text:span text:style-name="T599"/></text:p>
      <text:p text:style-name="P1169"><text:span text:style-name="T1694"><text:tab/><text:tab/>[[nodiscard]] constexpr bool </text:span><text:span text:style-name="T1709">unchecked_zero</text:span><text:span text:style-name="T1694">()const noexcept</text:span><text:span text:style-name="T1160"> </text:span></text:p>
      <text:p text:style-name="P1169"><text:span text:style-name="T1160"/></text:p>
      <text:p text:style-name="P1169"><text:span text:style-name="T1160"><text:tab/><text:tab/><text:tab/></text:span><text:span text:style-name="T1164">Ritorna vero </text:span><text:span text:style-name="T1250">per</text:span><text:span text:style-name="T1164"> </text:span><text:span text:style-name="T1170">zero</text:span><text:span text:style-name="T1164"> </text:span><text:span text:style-name="T1170">senza verificare </text:span><text:span text:style-name="T1709">status</text:span></text:p>
      <text:p text:style-name="P1760"><text:span text:style-name="T944"/></text:p>
      <text:p text:style-name="P1760"><text:span text:style-name="T944"/></text:p>
      <text:p text:style-name="P1167"><text:tab/><text:tab/>[[nodiscard]] constexpr base_integral_bounded abs()const noexcept </text:p>
      <text:p text:style-name="P1169"><text:span text:style-name="T1694"><text:tab/><text:tab/>[[nodiscard]] constexpr base_integral</text:span><text:span text:style-name="T1709">_bounded</text:span><text:span text:style-name="T1694"> pow(const base</text:span><text:span text:style-name="T1698">32_t</text:span><text:span text:style-name="T1694">&amp; </text:span><text:span text:style-name="T1698">n</text:span><text:span text:style-name="T1694">)const noexcept</text:span></text:p>
      <text:p text:style-name="P1358"><text:tab/><text:tab/>constexpr base_integral_bounded&amp; operator+=(const base_integral_bounded&amp;)noexcept</text:p>
      <text:p text:style-name="P1358"><text:tab/><text:tab/>constexpr base_integral_bounded&amp; operator-=(const base_integral_bounded&amp;)noexcept</text:p>
      <text:p text:style-name="P1169"><text:span text:style-name="T1612"><text:tab/><text:tab/>constexpr base_integral_bounded&amp; operator</text:span><text:span text:style-name="T1709">*</text:span><text:span text:style-name="T1612">=(const base_integral_bounded&amp;)noexcept</text:span></text:p>
      <text:p text:style-name="P1358"><text:tab/><text:tab/>constexpr base_integral_bounded&amp; operator/=(const base_integral_bounded&amp;)noexcept</text:p>
      <text:p text:style-name="P1358"><text:tab/><text:tab/>constexpr base_integral_bounded&amp; operator%=(const base_integral_bounded&amp;)noexcept</text:p>
      <text:p text:style-name="P1169"><text:span text:style-name="T1612"><text:tab/><text:tab/>constexpr base_integral_bounded&amp; operator</text:span><text:span text:style-name="T1709">&amp;</text:span><text:span text:style-name="T1612">=(const base_integral_bounded&amp;)noexcept</text:span></text:p>
      <text:p text:style-name="P1169"><text:span text:style-name="T1612"><text:tab/><text:tab/>constexpr base_integral_bounded&amp; operator</text:span><text:span text:style-name="T1709">|</text:span><text:span text:style-name="T1612">=(const base_integral_bounded&amp;)noexcept</text:span></text:p>
      <text:p text:style-name="P1170"><text:span text:style-name="T1612"><text:tab/><text:tab/>constexpr base_integral_bounded&amp; operator</text:span><text:span text:style-name="T1699">^</text:span><text:span text:style-name="T1612">=(const base_integral_bounded&amp;)noexcept</text:span></text:p>
      <text:p text:style-name="P1170"><text:span text:style-name="T1612"><text:tab/><text:tab/>constexpr base_integral_bounded&amp; operator&lt;&lt;</text:span><text:span text:style-name="T1710">=</text:span><text:span text:style-name="T1612">(const base</text:span><text:span text:style-name="T1710">32_t</text:span><text:span text:style-name="T1612">&amp;)noexcept</text:span></text:p>
      <text:p text:style-name="P1170"><text:span text:style-name="T1612"><text:tab/><text:tab/>constexpr base_integral_bounded&amp; operator&gt;&gt;</text:span><text:span text:style-name="T1710">=</text:span><text:span text:style-name="T1612">(const base</text:span><text:span text:style-name="T1710">32_t</text:span><text:span text:style-name="T1612">&amp;)noexcept</text:span></text:p>
      <text:p text:style-name="P1170"/>
      <text:p text:style-name="P1170"><text:tab/><text:tab/>[[nodiscard]] constexpr base_integral_bounded operator+(</text:p>
      <text:p text:style-name="P1170"><text:tab/><text:tab/><text:tab/>const base_integral_bounded&amp;)const noexcept</text:p>
      <text:p text:style-name="P1170"/>
      <text:p text:style-name="P1170"><text:tab/><text:tab/>[[nodiscard]] constexpr base_integral_bounded operator-(</text:p>
      <text:p text:style-name="P1170"><text:tab/><text:tab/><text:tab/>const base_integral_bounded&amp;)const noexcept</text:p>
      <text:p text:style-name="P1170"/>
      <text:p text:style-name="P1170"><text:tab/><text:tab/>[[nodiscard]] constexpr base_integral_bounded operator<text:span text:style-name="T1710">*</text:span>(</text:p>
      <text:p text:style-name="P1170"><text:tab/><text:tab/><text:tab/>const base_integral_bounded&amp;)const noexcept</text:p>
      <text:p text:style-name="P1170"/>
      <text:p text:style-name="P1170"><text:tab/><text:tab/>[[nodiscard]] constexpr base_integral_bounded operator/(</text:p>
      <text:p text:style-name="P1170"><text:tab/><text:tab/><text:tab/>const base_integral_bounded&amp;)const noexcept</text:p>
      <text:p text:style-name="P1170"/>
      <text:p text:style-name="P1170"><text:tab/><text:tab/>[[nodiscard]] constexpr base_integral_bounded operator%(</text:p>
      <text:p text:style-name="P1170"><text:tab/><text:tab/><text:tab/>const base_integral_bounded&amp;)const noexcept</text:p>
      <text:p text:style-name="P1170"/>
      <text:p text:style-name="P1170"><text:tab/><text:tab/>[[nodiscard]] constexpr base_integral_bounded operator<text:span text:style-name="T1710">&amp;</text:span>(</text:p>
      <text:p text:style-name="P1170"><text:tab/><text:tab/><text:tab/>const base_integral_bounded&amp;)const noexcept</text:p>
      <text:p text:style-name="P1170"/>
      <text:p text:style-name="P1170"><text:tab/><text:tab/>[[nodiscard]] constexpr base_integral_bounded operator<text:span text:style-name="T1710">|</text:span>(</text:p>
      <text:p text:style-name="P1170"><text:tab/><text:tab/><text:tab/>const base_integral_bounded&amp;)const noexcept</text:p>
      <text:p text:style-name="P1170"/>
      <text:p text:style-name="P1170"><text:tab/><text:tab/>[[nodiscard]] constexpr base_integral_bounded operator<text:span text:style-name="T1699">^</text:span>(</text:p>
      <text:p text:style-name="P1170"><text:tab/><text:tab/><text:tab/>const base_integral_bounded&amp;)const noexcept</text:p>
      <text:p text:style-name="P1170"/>
      <text:p text:style-name="P1170"><text:tab/><text:tab/>[[nodiscard]] constexpr base_integral_bounded operator~()const noexcept</text:p>
      <text:p text:style-name="P1170"/>
      <text:p text:style-name="P1170"><text:tab/><text:tab/>[[nodiscard]] constexpr base_integral_bounded operator&lt;&lt;(const base32_t&amp;)const <text:tab/><text:tab/><text:tab/>noexcept </text:p>
      <text:p text:style-name="P1170"><text:tab/><text:tab/>[[nodiscard]] constexpr base_integral_bounded operator&gt;&gt;(const base32_t&amp;)const <text:tab/><text:tab/><text:tab/>noexcept </text:p>
      <text:p text:style-name="P1170"/>
      <text:p text:style-name="P1170"/>
      <text:p text:style-name="P1170"><text:tab/><text:tab/><text:tab/><text:span text:style-name="T1025">Le </text:span><text:span text:style-name="T1173">comuni operazioni </text:span><text:span text:style-name="T1250">come per </text:span><text:span text:style-name="T1895">base_integral</text:span><text:span text:style-name="T1250"> ma in caso di errore viene impostato lo stato <text:tab/><text:tab/><text:tab/>di errore</text:span></text:p>
      <text:p text:style-name="P1170"/>
      <text:p text:style-name="P1170"/>
      <text:p text:style-name="P1170"/>
      <text:p text:style-name="P654"><text:span text:style-name="T1568"/></text:p>
      <text:p text:style-name="P654"><text:span text:style-name="T1568"/></text:p>
      <text:h text:style-name="Heading_20_2" text:outline-level="2"><text:bookmark-start text:name="__RefHeading___Toc79643_833296016"/><text:soft-page-break/><text:span text:style-name="T1568">list</text:span><text:span text:style-name="T1567"> </text:span><text:bookmark-end text:name="__RefHeading___Toc79643_833296016"/></text:h>
      <text:p text:style-name="P32"><text:tab/><text:span text:style-name="T298">Uso: </text:span></text:p>
      <text:p text:style-name="P32"><text:span text:style-name="T298"><text:tab/><text:tab/></text:span><text:span text:style-name="T301">I</text:span><text:span text:style-name="T300">mplementazione di un</text:span><text:span text:style-name="T302">a lista</text:span><text:span text:style-name="T301"> </text:span></text:p>
      <text:p text:style-name="P450"><text:span text:style-name="T76"/></text:p>
      <text:p text:style-name="P450"><text:span text:style-name="T18"><text:tab/></text:span><text:span text:style-name="T87">Testata: </text:span></text:p>
      <text:p text:style-name="P310"><text:tab/><text:tab/><text:span text:style-name="T523">iron/</text:span><text:span text:style-name="T580">list</text:span><text:span text:style-name="T572">.h</text:span></text:p>
      <text:p text:style-name="P450"><text:span text:style-name="T87"/></text:p>
      <text:p text:style-name="P450"><text:span text:style-name="T18"><text:tab/></text:span><text:span text:style-name="T20">Sinossi:</text:span></text:p>
      <text:p text:style-name="P450"><text:span text:style-name="T20"/></text:p>
      <text:p text:style-name="P803"><text:tab/><text:tab/>template &lt;typename T,typename A, bool ISBD&gt;</text:p>
      <text:p text:style-name="P803"><text:tab/><text:tab/>class base_list final </text:p>
      <text:p text:style-name="P803"><text:tab/><text:tab/></text:p>
      <text:p text:style-name="P450"><text:span text:style-name="T367"/></text:p>
      <text:p text:style-name="P450"><text:span text:style-name="T93"><text:tab/></text:span><text:span text:style-name="T108">Alias:</text:span></text:p>
      <text:p text:style-name="P450"><text:span text:style-name="T108"/></text:p>
      <text:p text:style-name="P1213"><text:tab/><text:tab/>using value_t = T</text:p>
      <text:p text:style-name="P1213"><text:tab/><text:tab/>using value_type = value_t</text:p>
      <text:p text:style-name="P1213"><text:tab/><text:tab/>using allocator_t = A</text:p>
      <text:p text:style-name="P1213"><text:tab/><text:tab/>using allocator_type = allocator_t</text:p>
      <text:p text:style-name="P1213"><text:tab/><text:tab/>using size_t = <text:span text:style-name="T1612">std</text:span>::size_t</text:p>
      <text:p text:style-name="P1213"><text:tab/><text:tab/>using size_type = size_t</text:p>
      <text:p text:style-name="P1213"><text:tab/><text:tab/>using diff_t = std::ptrdiff_t</text:p>
      <text:p text:style-name="P1213"><text:tab/><text:tab/>using difference_type = diff_t</text:p>
      <text:p text:style-name="P1213"><text:tab/><text:tab/>using ref_t = ref_wrapper&lt;value_t&gt;</text:p>
      <text:p text:style-name="P1213"><text:tab/><text:tab/>using cref_t = ref_wrapper&lt;const value_t&gt;</text:p>
      <text:p text:style-name="P1213"><text:tab/><text:tab/>using ptr_t = value_t*</text:p>
      <text:p text:style-name="P1213"><text:tab/><text:tab/>using cptr_t = const value_t*</text:p>
      <text:p text:style-name="P1213"><text:tab/><text:tab/>using reference = value_t&amp;</text:p>
      <text:p text:style-name="P1213"><text:tab/><text:tab/>using const_reference = const value_t&amp;</text:p>
      <text:p text:style-name="P1213"><text:tab/><text:tab/>using pointer = value_t*</text:p>
      <text:p text:style-name="P1213"><text:tab/><text:tab/>using const_pointer = const value_t*</text:p>
      <text:p text:style-name="P1213"><text:tab/><text:tab/>using iterator = &lt;<text:span text:style-name="T1612">private&gt;</text:span></text:p>
      <text:p text:style-name="P1213"><text:tab/><text:tab/>using const_iterator = &lt;<text:span text:style-name="T1612">private&gt;</text:span></text:p>
      <text:p text:style-name="P1213"><text:tab/><text:tab/>using seq_t = sequence&lt;iterator&gt;</text:p>
      <text:p text:style-name="P1213"><text:tab/><text:tab/>using cseq_t = sequence&lt;const_iterator&gt;</text:p>
      <text:p text:style-name="P1213"><text:tab/><text:tab/>using rseq_t = sequence&lt;_riter_t&gt;</text:p>
      <text:p text:style-name="P1213"><text:tab/><text:tab/>using crseq_t = sequence&lt;_criter_t&gt;</text:p>
      <text:p text:style-name="P1214"><text:tab/><text:tab/>using error_handler_t = <text:span text:style-name="T1612">error_handler</text:span></text:p>
      <text:p text:style-name="P1214"><text:tab/><text:tab/>using error_handler_t<text:span text:style-name="T1663">ype</text:span> = <text:span text:style-name="T1663">error_handler_t</text:span></text:p>
      <text:p text:style-name="P1213"><text:tab/><text:tab/>using adapter_box_t = &lt;<text:span text:style-name="T1612">private&gt;</text:span></text:p>
      <text:p text:style-name="P1213"><text:tab/><text:tab/><text:span text:style-name="T1663">using adapter_box_type = adapter_box_t</text:span></text:p>
      <text:p text:style-name="P1213"/>
      <text:p text:style-name="P602"><text:span text:style-name="T914"><text:tab/></text:span><text:span text:style-name="T917">Alias esterni:</text:span></text:p>
      <text:p text:style-name="P602"/>
      <text:p text:style-name="P1144"><text:tab/><text:tab/>template &lt;typename T, typename A=unsafe::allocator&lt;T&gt;&gt;</text:p>
      <text:p text:style-name="P1144"><text:tab/><text:tab/>using list = base_list&lt;T, A,true&gt;</text:p>
      <text:p text:style-name="P1144"/>
      <text:p text:style-name="P1144"><text:tab/><text:tab/>template &lt;typename T, typename A=unsafe::allocator&lt;T&gt;&gt;</text:p>
      <text:p text:style-name="P1144"><text:tab/><text:tab/>using <text:span text:style-name="T1612">fwd_</text:span>list = base_list&lt;T, A,<text:span text:style-name="T1612">false</text:span>&gt;</text:p>
      <text:p text:style-name="P1144"/>
      <text:p text:style-name="P602"><text:s text:c="8"/></text:p>
      <text:p text:style-name="P602"><text:span text:style-name="T914"><text:tab/></text:span><text:span text:style-name="T917">Costanti statiche:</text:span></text:p>
      <text:p text:style-name="P602"><text:span text:style-name="T917"/></text:p>
      <text:p text:style-name="P642"><text:span text:style-name="T917"><text:tab/><text:tab/></text:span><text:span text:style-name="T124">constexpr bool is_bidirectional = ISBD</text:span></text:p>
      <text:p text:style-name="P1680"><text:tab/><text:tab/><text:tab/></text:p>
      <text:p text:style-name="P642"><text:span text:style-name="T910"><text:tab/><text:tab/><text:tab/></text:span><text:span text:style-name="T971">Vero se la lista è bidirezionale</text:span><text:span text:style-name="T910"><text:tab/><text:tab/></text:span><text:span text:style-name="T909"> </text:span></text:p>
      <text:p text:style-name="P602"><text:span text:style-name="T909"/></text:p>
      <text:p text:style-name="P602"><text:span text:style-name="T909"/></text:p>
      <text:p text:style-name="P602"><text:span text:style-name="T909"><text:tab/></text:span><text:span text:style-name="T918">Metodi statici:</text:span></text:p>
      <text:p text:style-name="P602"><text:span text:style-name="T918"/></text:p>
      <text:p text:style-name="P1205"><text:tab/><text:tab/>[[nodiscard]] constexpr size_t max_size()noexcept </text:p>
      <text:p text:style-name="P603"><text:span text:style-name="T121"/></text:p>
      <text:p text:style-name="P1690"><text:tab/><text:tab/><text:tab/>Ritorna il massimo numero di elementi caricabili </text:p>
      <text:p text:style-name="P1690"><text:tab/><text:tab/></text:p>
      <text:p text:style-name="P603"><text:span text:style-name="T920"/></text:p>
      <text:p text:style-name="P1694"><text:tab/>Vincoli:</text:p>
      <text:p text:style-name="P603"><text:span text:style-name="T920"/></text:p>
      <text:p text:style-name="P1223"><text:tab/><text:tab/>!std::is_reference_v&lt;value_t&gt;</text:p>
      <text:p text:style-name="P1223"><text:tab/><text:tab/>!std::is_array_v&lt;value_t&gt;</text:p>
      <text:p text:style-name="P1223"><text:tab/><text:tab/>!std::is_const_v&lt;value_t&gt;</text:p>
      <text:p text:style-name="P1223"><text:tab/><text:tab/>std::is_nothrow_move_constructible_v&lt;value_t&gt;</text:p>
      <text:p text:style-name="P1223"><text:tab/><text:tab/>std::is_nothrow_swappable_v&lt;value_t&gt;</text:p>
      <text:p text:style-name="P1223"><text:tab/> <text:s text:c="5"/><text:tab/>std::is_nothrow_destructible_v&lt;value_t&gt;</text:p>
      <text:p text:style-name="P1223"><text:tab/><text:tab/>concepts::allocator&lt;allocator_t&gt;</text:p>
      <text:p text:style-name="P1223"><text:tab/><text:tab/></text:p>
      <text:p text:style-name="P1223"><text:tab/></text:p>
      <text:p text:style-name="P1223"/>
      <text:p text:style-name="P603"><text:soft-page-break/><text:span text:style-name="T122"><text:tab/></text:span><text:span text:style-name="T920">Costruttori:</text:span></text:p>
      <text:p text:style-name="P603"><text:span text:style-name="T122"/></text:p>
      <text:p text:style-name="P1223"><text:tab/><text:tab/>[[nodiscard]] static constexpr result&lt;base_list, error_handler_t&gt; <text:tab/><text:tab/><text:tab/><text:tab/><text:tab/>try_from(adapter_box_t&amp;&amp; box)noexcept </text:p>
      <text:p text:style-name="P603"><text:span text:style-name="T122"/></text:p>
      <text:p text:style-name="P1223"><text:tab/><text:tab/>[[nodiscard]] static constexpr base_list from(adapter_box_t&amp;&amp; box)noexcept </text:p>
      <text:p text:style-name="P603"><text:span text:style-name="T122"/></text:p>
      <text:p text:style-name="P603"><text:span text:style-name="T122"><text:tab/><text:tab/><text:tab/></text:span><text:span text:style-name="T919">Costruisce da </text:span><text:span text:style-name="T123">rvalue adapter_box_t</text:span><text:span text:style-name="T919"> </text:span></text:p>
      <text:p text:style-name="P1608"><text:tab/></text:p>
      <text:p text:style-name="P1608"/>
      <text:p text:style-name="P991"><text:tab/><text:tab/>[[nodiscard]] static constexpr <text:span text:style-name="T1613">base_list</text:span> unchecked_from(allocator_t)noexcept </text:p>
      <text:p text:style-name="P991"/>
      <text:p text:style-name="P1609"><text:tab/><text:tab/><text:tab/>Costruisce <text:span text:style-name="T1605">il contenitore senza elementi</text:span> <text:s/>impostan<text:span text:style-name="T1615">d</text:span>o l’allocatore</text:p>
      <text:p text:style-name="P1609"><text:tab/><text:tab/><text:tab/>Il metodo non è sicuro perche<text:span text:style-name="T523"> allocator_t </text:span>non è sicuro </text:p>
      <text:p text:style-name="P1609"/>
      <text:p text:style-name="P1609"/>
      <text:p text:style-name="P992"><text:tab/><text:tab/>constexpr base_list()noexcept = default</text:p>
      <text:p text:style-name="P993"><text:tab/><text:tab/>constexpr base_list(base_list&amp;&amp;)noexcept</text:p>
      <text:p text:style-name="P993"><text:tab/><text:tab/>base_list(<text:span text:style-name="T1616">const </text:span>base_list&amp;)<text:span text:style-name="T1616">=delete</text:span></text:p>
      <text:p text:style-name="P993"/>
      <text:p text:style-name="P993"/>
      <text:p text:style-name="P993"/>
      <text:p text:style-name="P993"><text:tab/><text:span text:style-name="T1112">Distruttore:</text:span></text:p>
      <text:p text:style-name="P993"/>
      <text:p text:style-name="P992"><text:tab/><text:tab/><text:span text:style-name="T1616">constexpr ~base_list()=default</text:span></text:p>
      <text:p text:style-name="P992"/>
      <text:p text:style-name="P992"/>
      <text:p text:style-name="P1609"><text:tab/> <text:s/><text:span text:style-name="T1616">Metodi:</text:span></text:p>
      <text:p text:style-name="P1609"/>
      <text:p text:style-name="P994"><text:tab/><text:tab/><text:span text:style-name="T1616">base_list&amp; operator=(const base_list&amp;)=delete</text:span></text:p>
      <text:p text:style-name="P994"><text:tab/><text:tab/><text:span text:style-name="T1616">constexpr base_list&amp; operator=(base_list&amp;&amp;)noexcept</text:span></text:p>
      <text:p text:style-name="P994"><text:tab/><text:tab/><text:span text:style-name="T1654">constexpr base_list&amp; swap(base_list&amp;)noexcept</text:span></text:p>
      <text:p text:style-name="P1609"/>
      <text:p text:style-name="P802"><text:span text:style-name="T879"><text:tab/><text:tab/></text:span>[[nodiscard]] constexpr <text:span text:style-name="T1601">explicit operator bool</text:span>()const noexcept</text:p>
      <text:p text:style-name="P802"/>
      <text:p text:style-name="P802"><text:span text:style-name="T879"><text:tab/><text:tab/><text:tab/></text:span><text:span text:style-name="T1056">Ritorna vero se il </text:span><text:span text:style-name="T1099">contenitore</text:span><text:span text:style-name="T1056"> ha elementi</text:span></text:p>
      <text:p text:style-name="P802"><text:span text:style-name="T1056"/></text:p>
      <text:p text:style-name="P802"><text:span text:style-name="T879"/></text:p>
      <text:p text:style-name="P802"><text:span text:style-name="T879"><text:tab/><text:tab/></text:span>[[nodiscard]] constexpr <text:span text:style-name="T1603">bool</text:span><text:span text:style-name="T1601"> </text:span><text:span text:style-name="T1603">empty</text:span>()const noexcept</text:p>
      <text:p text:style-name="P802"/>
      <text:p text:style-name="P802"><text:span text:style-name="T879"><text:tab/><text:tab/><text:tab/></text:span><text:span text:style-name="T1056">Ritorna vero se il </text:span><text:span text:style-name="T1099">contenitore</text:span><text:span text:style-name="T1056"> </text:span><text:span text:style-name="T1100">non </text:span><text:span text:style-name="T1056">ha elementi</text:span></text:p>
      <text:p text:style-name="P802"><text:tab/><text:tab/><text:tab/> </text:p>
      <text:p text:style-name="P802"><text:span text:style-name="T879"/></text:p>
      <text:p text:style-name="P802"><text:span text:style-name="T879"><text:tab/><text:tab/></text:span>[[nodiscard]] constexpr <text:span text:style-name="T1603">size_t</text:span><text:span text:style-name="T1601"> </text:span><text:span text:style-name="T1603">size</text:span>()const noexcept</text:p>
      <text:p text:style-name="P802"><text:tab/><text:tab/>requires (is_bidirectional) </text:p>
      <text:p text:style-name="P802"/>
      <text:p text:style-name="P802"><text:span text:style-name="T879"><text:tab/><text:tab/><text:tab/></text:span><text:span text:style-name="T1056">Ritorna </text:span><text:span text:style-name="T1100">il numero di <text:s/></text:span><text:span text:style-name="T1056">elementi</text:span></text:p>
      <text:p text:style-name="P802"><text:span text:style-name="T360"/></text:p>
      <text:p text:style-name="P802"><text:span text:style-name="T360"/></text:p>
      <text:p text:style-name="P802"><text:span text:style-name="T360"/></text:p>
      <text:p text:style-name="P802"><text:span text:style-name="T879"><text:tab/><text:tab/></text:span>[[nodiscard]] constexpr <text:span text:style-name="T1603">size_t</text:span><text:span text:style-name="T1601"> </text:span><text:span text:style-name="T1619">count</text:span>()const noexcept</text:p>
      <text:p text:style-name="P802"/>
      <text:p text:style-name="P802"><text:span text:style-name="T879"><text:tab/><text:tab/><text:tab/></text:span><text:span text:style-name="T1256">R</text:span><text:span text:style-name="T1123">itorna </text:span><text:span text:style-name="T1110">il numero</text:span><text:span text:style-name="T1100"> di <text:s/></text:span><text:span text:style-name="T1056">elementi</text:span></text:p>
      <text:p text:style-name="P802"><text:span text:style-name="T1056"><text:tab/><text:tab/><text:tab/></text:span><text:span text:style-name="T1110">Se </text:span><text:span text:style-name="T1619">is_bidirectional </text:span><text:span text:style-name="T1110">è vero ritorna </text:span><text:span text:style-name="T1619">size()</text:span></text:p>
      <text:p text:style-name="P802"><text:tab/><text:tab/><text:tab/><text:span text:style-name="T1256">altrimenti è equivalente a </text:span><text:span text:style-name="T1900">cseq().count()</text:span></text:p>
      <text:p text:style-name="P802"><text:span text:style-name="T360"/></text:p>
      <text:p text:style-name="P802"><text:span text:style-name="T360"/></text:p>
      <text:p text:style-name="P891"><text:span text:style-name="T1030"><text:tab/><text:tab/></text:span><text:span text:style-name="T1476">[[nodiscard]] </text:span><text:span text:style-name="T1479">constexpr allocator_t </text:span><text:span text:style-name="T1496">unsafe_</text:span><text:span text:style-name="T1479">allocator()const noexcept</text:span></text:p>
      <text:p text:style-name="P891"/>
      <text:p text:style-name="P1554"><text:tab/><text:tab/><text:tab/><text:span text:style-name="T1496">Ritorna l’allocatore </text:span></text:p>
      <text:p text:style-name="P1558"><text:tab/><text:tab/><text:tab/>L’operazione non è sicura in quanto <text:span text:style-name="T523">allocator_t</text:span> non è sicuro </text:p>
      <text:p text:style-name="P892"><text:span text:style-name="T1029"/></text:p>
      <text:p text:style-name="P892"><text:span text:style-name="T1029"/></text:p>
      <text:p text:style-name="P904"><text:span text:style-name="T1029"><text:tab/><text:tab/></text:span><text:span text:style-name="T1620">[[nodiscard]] </text:span><text:span text:style-name="T1478">constexpr result&lt;</text:span><text:span text:style-name="T1621">base_list</text:span><text:span text:style-name="T1478">, error_handler_t&gt; </text:span></text:p>
      <text:p text:style-name="P933"><text:tab/><text:tab/>try_clone(size_t n = 1)const noexcept </text:p>
      <text:p text:style-name="P931"><text:tab/><text:tab/>requires(concepts::copyable_or_cloneable&lt;value_t&gt;)</text:p>
      <text:p text:style-name="P931"/>
      <text:p text:style-name="P931"/>
      <text:p text:style-name="P931"><text:tab/><text:tab/><text:span text:style-name="T1620">[[nodiscard]] </text:span>constexpr <text:span text:style-name="T1621">base_list</text:span> clone(<text:span text:style-name="T1658">size_t n=1</text:span>)const noexcept </text:p>
      <text:p text:style-name="P892"><text:tab/><text:tab/>requires(concepts::copyable_or_cloneable&lt;value_t&gt;)</text:p>
      <text:p text:style-name="P892"/>
      <text:p text:style-name="P1556"><text:tab/><text:tab/><text:tab/>Operazione di copia, <text:span text:style-name="T588">n</text:span><text:span text:style-name="T1658"> è il fattore di moltiplicazione </text:span><text:span text:style-name="T1900">per gli</text:span><text:span text:style-name="T1879"> elementi</text:span></text:p>
      <text:p text:style-name="P1555"><text:tab/><text:tab/></text:p>
      <text:p text:style-name="P1555"/>
      <text:p text:style-name="P1555"/>
      <text:p text:style-name="P1233"><text:soft-page-break/><text:tab/><text:tab/>[[nodiscard]] constexpr value_t&amp; unchecked_front()noexcept </text:p>
      <text:p text:style-name="P1234"><text:tab/><text:tab/>[[nodiscard]] constexpr const value_t&amp; unchecked_front()const noexcept</text:p>
      <text:p text:style-name="P1234"><text:tab/><text:tab/>[[nodiscard]] constexpr const value_t&amp; unchecked_<text:span text:style-name="T1879">c</text:span>front()const noexcept</text:p>
      <text:p text:style-name="P913"/>
      <text:p text:style-name="P1954"><text:tab/><text:tab/><text:tab/><text:span text:style-name="T281">Ritorna il primo elemento</text:span></text:p>
      <text:p text:style-name="P1954"><text:span text:style-name="T281"><text:tab/><text:tab/><text:tab/>L’operazione non è sicura perche </text:span><text:span text:style-name="T286">la lista puo essere vuota e perché </text:span><text:span text:style-name="T281">ritornare un</text:span><text:span text:style-name="T286">a referenza</text:span><text:span text:style-name="T281"> <text:tab/><text:tab/><text:tab/>non è sicuro</text:span></text:p>
      <text:p text:style-name="P1954"/>
      <text:p text:style-name="P1951"><text:span text:style-name="T281"/></text:p>
      <text:p text:style-name="P894"><text:tab/><text:tab/>[[nodiscard]] constexpr option&lt;ref_t&gt; front()noexcept </text:p>
      <text:p text:style-name="P913"><text:tab/><text:tab/>[[nodiscard]] constexpr option&lt;<text:span text:style-name="T1637">c</text:span>ref_t&gt; front()<text:span text:style-name="T1637">const </text:span>noexcept </text:p>
      <text:p text:style-name="P913"><text:tab/><text:tab/>[[nodiscard]] constexpr option&lt;<text:span text:style-name="T1637">c</text:span>ref_t&gt; <text:span text:style-name="T1879">c</text:span>front()<text:span text:style-name="T1637">const </text:span>noexcept </text:p>
      <text:p text:style-name="P913"/>
      <text:p text:style-name="P1700"><text:tab/><text:tab/><text:tab/>Ritorna il primo elemento </text:p>
      <text:p text:style-name="P1951"><text:span text:style-name="T281"/></text:p>
      <text:p text:style-name="P1951"><text:span text:style-name="T281"/></text:p>
      <text:p text:style-name="P894"><text:span text:style-name="T1479"><text:tab/><text:tab/>[[nodiscard]] constexpr value_t&amp; unchecked_</text:span><text:span text:style-name="T1637">back</text:span><text:span text:style-name="T1479">()noexcept </text:span></text:p>
      <text:p text:style-name="P894"><text:tab/><text:tab/>requires (is_bidirectional) </text:p>
      <text:p text:style-name="P1235"><text:tab/><text:tab/></text:p>
      <text:p text:style-name="P1235"><text:tab/><text:tab/>[[nodiscard]] constexpr const value_t&amp; unchecked_<text:span text:style-name="T1879">back</text:span>()const noexcept</text:p>
      <text:p text:style-name="P1235"><text:tab/><text:tab/>requires (is_bidirectional) </text:p>
      <text:p text:style-name="P1235"><text:tab/><text:tab/></text:p>
      <text:p text:style-name="P1235"><text:tab/><text:tab/>[[nodiscard]] constexpr const value_t&amp; unchecked_<text:span text:style-name="T1879">cback</text:span>()const noexcept</text:p>
      <text:p text:style-name="P913"><text:tab/><text:tab/>requires (is_bidirectional) </text:p>
      <text:p text:style-name="P913"/>
      <text:p text:style-name="P1951"><text:tab/><text:tab/><text:tab/><text:span text:style-name="T281">Ritorna </text:span><text:span text:style-name="T287">l’ultimo</text:span><text:span text:style-name="T281"> <text:s/>elemento</text:span></text:p>
      <text:p text:style-name="P1955"><text:span text:style-name="T281"><text:tab/><text:tab/><text:tab/>L’operazione non è sicura perche </text:span><text:span text:style-name="T286">la lista puo essere vuota e perché </text:span><text:span text:style-name="T281">ritornare un</text:span><text:span text:style-name="T286">a referenza</text:span><text:span text:style-name="T281"> <text:tab/><text:tab/><text:tab/>non è sicuro</text:span></text:p>
      <text:p text:style-name="P1955"><text:span text:style-name="T281"/></text:p>
      <text:p text:style-name="P1951"/>
      <text:p text:style-name="P914"><text:tab/><text:tab/>[[nodiscard]] constexpr option&lt;ref_t&gt; <text:span text:style-name="T1880">back</text:span>()noexcept </text:p>
      <text:p text:style-name="P914"><text:tab/><text:tab/>requires (is_bidirectional) </text:p>
      <text:p text:style-name="P914"/>
      <text:p text:style-name="P914"><text:tab/><text:tab/>[[nodiscard]] constexpr option&lt;<text:span text:style-name="T1880">c</text:span>ref_t&gt; <text:span text:style-name="T1880">back</text:span>()<text:span text:style-name="T1880">const </text:span>noexcept </text:p>
      <text:p text:style-name="P914"><text:tab/><text:tab/>requires (is_bidirectional) </text:p>
      <text:p text:style-name="P914"/>
      <text:p text:style-name="P914"><text:tab/><text:tab/>[[nodiscard]] constexpr option&lt;<text:span text:style-name="T1880">c</text:span>ref_t&gt; <text:span text:style-name="T1880">cback</text:span>()<text:span text:style-name="T1880">const </text:span>noexcept </text:p>
      <text:p text:style-name="P914"><text:tab/><text:tab/>requires (is_bidirectional) </text:p>
      <text:p text:style-name="P914"/>
      <text:p text:style-name="P1951"><text:tab/><text:tab/><text:tab/><text:span text:style-name="T281">Ritorna </text:span><text:span text:style-name="T287">l’ultimo elemento</text:span></text:p>
      <text:p text:style-name="P1951"><text:span text:style-name="T281"/></text:p>
      <text:p text:style-name="P1951"><text:span text:style-name="T281"/></text:p>
      <text:p text:style-name="P1951"><text:span text:style-name="T281"><text:tab/><text:tab/></text:span><text:span text:style-name="T581">template&lt;typename... ARGS&gt;</text:span></text:p>
      <text:p text:style-name="P1236"><text:tab/><text:tab/>[[nodiscard]] constexpr result&lt;seq_t, error_handler_t&gt; try_push_front(ARGS&amp;&amp;... args) </text:p>
      <text:p text:style-name="P1236"><text:tab/><text:tab/>requires (concepts::constructible_at&lt;value_t,ARGS&amp;&amp;...&gt;)</text:p>
      <text:p text:style-name="P894"/>
      <text:p text:style-name="P1952"><text:span text:style-name="T281"><text:tab/><text:tab/></text:span><text:span text:style-name="T581">template&lt;typename... ARGS&gt;</text:span></text:p>
      <text:p text:style-name="P1237"><text:tab/><text:tab/>constexpr seq_t push_front(ARGS&amp;&amp;... args) </text:p>
      <text:p text:style-name="P1237"><text:tab/><text:tab/>requires (concepts::constructible_at&lt;value_t,ARGS&amp;&amp;...&gt;)</text:p>
      <text:p text:style-name="P895"/>
      <text:p text:style-name="P895"><text:tab/><text:tab/><text:tab/><text:span text:style-name="T1113">Immette </text:span><text:span text:style-name="T1115">in testa</text:span><text:span text:style-name="T1113"> un elemento costruito da </text:span><text:span text:style-name="T1638">args</text:span><text:span text:style-name="T1113"> </text:span></text:p>
      <text:p text:style-name="P895"><text:span text:style-name="T1113"><text:tab/><text:tab/><text:tab/></text:span><text:span text:style-name="T1251">L’operazione è transazionale</text:span></text:p>
      <text:p text:style-name="P1701"><text:tab/><text:tab/><text:tab/>Ritorna una sequenza il cui primo valore è l’elemento inserito</text:p>
      <text:p text:style-name="P895"><text:span text:style-name="T1113"/></text:p>
      <text:p text:style-name="P895"><text:span text:style-name="T1113"/></text:p>
      <text:p text:style-name="P895"><text:span text:style-name="T1113"/></text:p>
      <text:p text:style-name="P895"><text:span text:style-name="T1113"/></text:p>
      <text:p text:style-name="P895"><text:span text:style-name="T1113"/></text:p>
      <text:p text:style-name="P895"><text:span text:style-name="T1113"/></text:p>
      <text:p text:style-name="P895"><text:span text:style-name="T1113"/></text:p>
      <text:p text:style-name="P895"><text:span text:style-name="T1113"/></text:p>
      <text:p text:style-name="P895"><text:span text:style-name="T1113"/></text:p>
      <text:p text:style-name="P895"><text:span text:style-name="T1113"/></text:p>
      <text:p text:style-name="P895"><text:span text:style-name="T1113"/></text:p>
      <text:p text:style-name="P895"><text:span text:style-name="T1113"/></text:p>
      <text:p text:style-name="P895"><text:span text:style-name="T1113"/></text:p>
      <text:p text:style-name="P895"><text:span text:style-name="T1113"/></text:p>
      <text:p text:style-name="P895"><text:span text:style-name="T1113"/></text:p>
      <text:p text:style-name="P895"><text:span text:style-name="T1113"/></text:p>
      <text:p text:style-name="P895"><text:span text:style-name="T1113"/></text:p>
      <text:p text:style-name="P895"><text:span text:style-name="T1113"/></text:p>
      <text:p text:style-name="P2067"><text:soft-page-break/><text:span text:style-name="T1113"><text:tab/><text:tab/></text:span><text:span text:style-name="T1638">template&lt;typename SEQ&gt;</text:span></text:p>
      <text:p text:style-name="P1239"><text:tab/><text:tab/>[[nodiscard]] constexpr result&lt;size_t, error_handler_t&gt; </text:p>
      <text:p text:style-name="P1239"><text:tab/><text:tab/>try_push_front_range(SEQ&amp; seq)noexcept</text:p>
      <text:p text:style-name="P1239"><text:tab/><text:tab/>requires(</text:p>
      <text:p text:style-name="P1239"><text:tab/><text:tab/><text:tab/>concepts::sequence&lt;SEQ&gt;</text:p>
      <text:p text:style-name="P1239"><text:tab/><text:tab/><text:tab/>&amp;&amp; !std::is_const_v&lt;SEQ&gt;</text:p>
      <text:p text:style-name="P1239"><text:tab/><text:tab/><text:tab/>&amp;&amp; concepts::constructible_at&lt;value_t, std::decay_t&lt;typename <text:tab/><text:tab/><text:tab/><text:tab/><text:tab/>SEQ::value_t&gt;&amp;&amp;&gt;</text:p>
      <text:p text:style-name="P1239"><text:tab/><text:tab/><text:tab/>)</text:p>
      <text:p text:style-name="P895"><text:span text:style-name="T883"/></text:p>
      <text:p text:style-name="P896"><text:span text:style-name="T1113"><text:tab/><text:tab/></text:span><text:span text:style-name="T1638">template&lt;typename SEQ&gt;</text:span></text:p>
      <text:p text:style-name="P1240"><text:tab/><text:tab/>constexpr size_t push_front_range(SEQ&amp; seq)noexcept</text:p>
      <text:p text:style-name="P1240"><text:tab/><text:tab/>requires(</text:p>
      <text:p text:style-name="P1240"><text:tab/><text:tab/><text:tab/>concepts::sequence&lt;SEQ&gt;</text:p>
      <text:p text:style-name="P1240"><text:tab/><text:tab/><text:tab/>&amp;&amp; !std::is_const_v&lt;SEQ&gt;</text:p>
      <text:p text:style-name="P1240"><text:tab/><text:tab/><text:tab/>&amp;&amp; concepts::constructible_at&lt;value_t, std::decay_t&lt;typename <text:tab/><text:tab/><text:tab/><text:tab/><text:tab/>SEQ::value_t&gt;&amp;&amp;&gt;</text:p>
      <text:p text:style-name="P1240"><text:tab/><text:tab/><text:tab/>)</text:p>
      <text:p text:style-name="P896"/>
      <text:p text:style-name="P896"><text:tab/><text:tab/><text:tab/><text:span text:style-name="T1113">Immette </text:span><text:span text:style-name="T1115">in testa</text:span><text:span text:style-name="T1113">, elementi costruiti da </text:span><text:span text:style-name="T1638">seq </text:span></text:p>
      <text:p text:style-name="P896"><text:span text:style-name="T1113"><text:tab/><text:tab/><text:tab/>Ritorna il numero di elementi </text:span><text:span text:style-name="T1116">inseriti </text:span><text:span text:style-name="T1114">e </text:span><text:span text:style-name="T1638">seq </text:span><text:span text:style-name="T1113">sarà consumata </text:span><text:span text:style-name="T1251">se non ci sono errori</text:span><text:span text:style-name="T1638"> </text:span></text:p>
      <text:p text:style-name="P896"><text:span text:style-name="T882"><text:tab/><text:tab/><text:tab/></text:span><text:span text:style-name="T883">L’operazione non è transazionale </text:span></text:p>
      <text:p text:style-name="P896"><text:span text:style-name="T883"/></text:p>
      <text:p text:style-name="P895"><text:span text:style-name="T882"/></text:p>
      <text:p text:style-name="P1953"><text:span text:style-name="T281"><text:tab/><text:tab/></text:span><text:span text:style-name="T581">template&lt;typename... ARGS&gt;</text:span></text:p>
      <text:p text:style-name="P897"><text:span text:style-name="T1637"><text:tab/><text:tab/>[[nodiscard]] constexpr result&lt;seq_t, error_handler_t&gt; try_push_</text:span><text:span text:style-name="T1639">back</text:span><text:span text:style-name="T1637">(ARGS&amp;&amp;... args) </text:span></text:p>
      <text:p text:style-name="P1238"><text:tab/><text:tab/>requires (</text:p>
      <text:p text:style-name="P1238"><text:tab/><text:tab/><text:tab/>is_bidirectional</text:p>
      <text:p text:style-name="P897"><text:span text:style-name="T1637"><text:tab/><text:tab/><text:tab/></text:span><text:span text:style-name="T1639">&amp;&amp; </text:span><text:span text:style-name="T1637">concepts::constructible_at&lt;value_t,ARGS&amp;&amp;...&gt;</text:span></text:p>
      <text:p text:style-name="P1238"><text:tab/><text:tab/>)</text:p>
      <text:p text:style-name="P1238"><text:span text:style-name="T1113"/></text:p>
      <text:p text:style-name="P1953"><text:span text:style-name="T281"><text:tab/><text:tab/></text:span><text:span text:style-name="T581">template&lt;typename... ARGS&gt;</text:span></text:p>
      <text:p text:style-name="P897"><text:span text:style-name="T1637"><text:tab/><text:tab/>constexpr seq_t push_</text:span><text:span text:style-name="T1639">back</text:span><text:span text:style-name="T1637">(ARGS&amp;&amp;... args) </text:span></text:p>
      <text:p text:style-name="P1238"><text:tab/><text:tab/>requires (</text:p>
      <text:p text:style-name="P1238"><text:tab/><text:tab/><text:tab/>is_bidirectional </text:p>
      <text:p text:style-name="P897"><text:span text:style-name="T1637"><text:tab/><text:tab/><text:tab/></text:span><text:span text:style-name="T1639">&amp;&amp; </text:span><text:span text:style-name="T1637">concepts::constructible_at&lt;value_t,ARGS&amp;&amp;...&gt;</text:span></text:p>
      <text:p text:style-name="P1238"><text:tab/><text:tab/>)</text:p>
      <text:p text:style-name="P897"/>
      <text:p text:style-name="P897"/>
      <text:p text:style-name="P897"><text:tab/><text:tab/><text:tab/><text:span text:style-name="T1113">Immette </text:span><text:span text:style-name="T1115">in </text:span><text:span text:style-name="T1117">coda</text:span><text:span text:style-name="T1113"> un elemento costruito da </text:span><text:span text:style-name="T1638">args</text:span><text:span text:style-name="T1113"> </text:span></text:p>
      <text:p text:style-name="P1702"><text:tab/><text:tab/><text:tab/>Ritorna una sequenza il cui primo valore è l’elemento inserito</text:p>
      <text:p text:style-name="P920"><text:span text:style-name="T1113"><text:tab/><text:tab/><text:tab/></text:span><text:span text:style-name="T1251">L’operazione è transazionale</text:span></text:p>
      <text:p text:style-name="P1703"><text:tab/></text:p>
      <text:p text:style-name="P897"><text:span text:style-name="T1113"/></text:p>
      <text:p text:style-name="P897"><text:span text:style-name="T1113"><text:tab/><text:tab/></text:span><text:span text:style-name="T1638">template&lt;typename SEQ&gt;</text:span></text:p>
      <text:p text:style-name="P1241"><text:tab/><text:tab/>[[nodiscard]] constexpr result&lt;size_t, error_handler_t&gt; </text:p>
      <text:p text:style-name="P897"><text:span text:style-name="T1638"><text:tab/><text:tab/>try_push_</text:span><text:span text:style-name="T1639">back</text:span><text:span text:style-name="T1638">_range(SEQ&amp; seq)noexcept</text:span></text:p>
      <text:p text:style-name="P1241"><text:tab/><text:tab/>requires(</text:p>
      <text:p text:style-name="P897"><text:tab/><text:tab/><text:tab/>is_bidirectional</text:p>
      <text:p text:style-name="P897"><text:span text:style-name="T1638"><text:tab/><text:tab/><text:tab/></text:span><text:span text:style-name="T1639">&amp;&amp; </text:span><text:span text:style-name="T1638">concepts::sequence&lt;SEQ&gt;</text:span></text:p>
      <text:p text:style-name="P1241"><text:tab/><text:tab/><text:tab/>&amp;&amp; !std::is_const_v&lt;SEQ&gt;</text:p>
      <text:p text:style-name="P1241"><text:tab/><text:tab/><text:tab/>&amp;&amp; concepts::constructible_at&lt;value_t, std::decay_t&lt;typename <text:tab/><text:tab/><text:tab/><text:tab/><text:tab/>SEQ::value_t&gt;&amp;&amp;&gt;</text:p>
      <text:p text:style-name="P1241"><text:tab/><text:tab/><text:tab/>)</text:p>
      <text:p text:style-name="P897"><text:span text:style-name="T883"/></text:p>
      <text:p text:style-name="P897"><text:span text:style-name="T1113"><text:tab/><text:tab/></text:span><text:span text:style-name="T1638">template&lt;typename SEQ&gt;</text:span></text:p>
      <text:p text:style-name="P897"><text:span text:style-name="T1638"><text:tab/><text:tab/>constexpr size_t push_</text:span><text:span text:style-name="T1639">back</text:span><text:span text:style-name="T1638">_range(SEQ&amp; seq)noexcept</text:span></text:p>
      <text:p text:style-name="P1241"><text:tab/><text:tab/>requires(</text:p>
      <text:p text:style-name="P897"><text:tab/><text:tab/><text:tab/>is_bidirectional</text:p>
      <text:p text:style-name="P897"><text:span text:style-name="T1638"><text:tab/><text:tab/><text:tab/></text:span><text:span text:style-name="T1639">&amp;&amp; </text:span><text:span text:style-name="T1638">concepts::sequence&lt;SEQ&gt;</text:span></text:p>
      <text:p text:style-name="P1241"><text:tab/><text:tab/><text:tab/>&amp;&amp; !std::is_const_v&lt;SEQ&gt;</text:p>
      <text:p text:style-name="P1241"><text:tab/><text:tab/><text:tab/>&amp;&amp; concepts::constructible_at&lt;value_t, std::decay_t&lt;typename <text:tab/><text:tab/><text:tab/><text:tab/><text:tab/>SEQ::value_t&gt;&amp;&amp;&gt;</text:p>
      <text:p text:style-name="P1241"><text:tab/><text:tab/><text:tab/>)</text:p>
      <text:p text:style-name="P897"/>
      <text:p text:style-name="P897"><text:tab/><text:tab/><text:tab/><text:span text:style-name="T1113">Immette </text:span><text:span text:style-name="T1115">in </text:span><text:span text:style-name="T1119">coda </text:span><text:span text:style-name="T1113">elementi costruiti da </text:span><text:span text:style-name="T1638">seq </text:span></text:p>
      <text:p text:style-name="P897"><text:span text:style-name="T1113"><text:tab/><text:tab/><text:tab/>Ritorna il numero di elementi </text:span><text:span text:style-name="T1116">inseriti </text:span><text:span text:style-name="T1114">e </text:span><text:span text:style-name="T1638">seq </text:span><text:span text:style-name="T1113">sarà consumat</text:span><text:span text:style-name="T1251">a se non ci sono errori</text:span></text:p>
      <text:p text:style-name="P897"><text:span text:style-name="T882"><text:tab/><text:tab/><text:tab/></text:span><text:span text:style-name="T883">L’operazione non è transazionale </text:span></text:p>
      <text:p text:style-name="P897"><text:span text:style-name="T883"/></text:p>
      <text:p text:style-name="P914"><text:span text:style-name="T883"/></text:p>
      <text:p text:style-name="P914"><text:span text:style-name="T883"/></text:p>
      <text:p text:style-name="P914"><text:span text:style-name="T883"/></text:p>
      <text:p text:style-name="P914"><text:span text:style-name="T883"/></text:p>
      <text:p text:style-name="P914"><text:span text:style-name="T883"/></text:p>
      <text:p text:style-name="P914"><text:span text:style-name="T883"/></text:p>
      <text:p text:style-name="P914"><text:span text:style-name="T883"/></text:p>
      <text:p text:style-name="P914"><text:span text:style-name="T883"/></text:p>
      <text:p text:style-name="P914"><text:soft-page-break/><text:span text:style-name="T883"/></text:p>
      <text:p text:style-name="P914"><text:span text:style-name="T883"><text:tab/><text:tab/></text:span><text:span text:style-name="T1641">template &lt;typename CONTAINER_SEQ, typename SEQ&gt;</text:span></text:p>
      <text:p text:style-name="P1268"><text:tab/><text:tab/>[[nodiscard]] constexpr result&lt;size_t, error_handler_t&gt; <text:tab/><text:tab/><text:tab/><text:tab/><text:tab/><text:tab/>try_insert_range_before(const CONTAINER_SEQ&amp; container_seq, SEQ&amp; seq)noexcept</text:p>
      <text:p text:style-name="P1268"><text:tab/><text:tab/>requires(</text:p>
      <text:p text:style-name="P1268"><text:tab/><text:tab/><text:tab/><text:tab/>concepts::sequence&lt;CONTAINER_SEQ&gt;</text:p>
      <text:p text:style-name="P1268"><text:tab/><text:tab/><text:tab/><text:tab/>&amp;&amp; concepts::sequence&lt;SEQ&gt;</text:p>
      <text:p text:style-name="P1268"><text:tab/><text:tab/><text:tab/><text:tab/>&amp;&amp; !std::is_const_v&lt;SEQ&gt;</text:p>
      <text:p text:style-name="P1268"><text:tab/><text:tab/><text:tab/><text:tab/>&amp;&amp; concepts::constructible_at&lt;value_t, std::decay_t&lt;typename <text:tab/><text:tab/><text:tab/><text:tab/>SEQ::value_t&gt;&amp;&amp;&gt;</text:p>
      <text:p text:style-name="P1268"><text:tab/><text:tab/>)</text:p>
      <text:p text:style-name="P900"><text:span text:style-name="T383"/></text:p>
      <text:p text:style-name="P900"><text:tab/><text:tab/>template &lt;typename CONTAINER_SEQ,typename SEQ&gt;</text:p>
      <text:p text:style-name="P1270"><text:tab/><text:tab/>constexpr size_t insert_range_before(</text:p>
      <text:p text:style-name="P1270"><text:tab/><text:tab/><text:tab/><text:tab/>const CONTAINER_SEQ&amp; container_seq</text:p>
      <text:p text:style-name="P1270"><text:tab/><text:tab/><text:tab/><text:tab/>,SEQ&amp; seq</text:p>
      <text:p text:style-name="P1270"><text:tab/><text:tab/>)noexcept</text:p>
      <text:p text:style-name="P1270"><text:tab/><text:tab/>requires(</text:p>
      <text:p text:style-name="P1270"><text:tab/><text:tab/><text:tab/>concepts::sequence&lt;CONTAINER_SEQ&gt;</text:p>
      <text:p text:style-name="P1270"><text:tab/><text:tab/><text:tab/>&amp;&amp; !std::is_const_v&lt;SEQ&gt;</text:p>
      <text:p text:style-name="P1270"><text:tab/><text:tab/><text:tab/>&amp;&amp; concepts::sequence&lt;SEQ&gt;</text:p>
      <text:p text:style-name="P1270"><text:tab/><text:tab/><text:tab/>&amp;&amp; concepts::constructible_at&lt;value_t, std::decay_t&lt;typename <text:tab/><text:tab/><text:tab/><text:tab/><text:tab/>SEQ::value_t&gt;&amp;&amp;&gt;</text:p>
      <text:p text:style-name="P1270"><text:tab/><text:tab/>) </text:p>
      <text:p text:style-name="P897"/>
      <text:p text:style-name="P897"/>
      <text:p text:style-name="P900"><text:span text:style-name="T883"><text:tab/><text:tab/><text:tab/></text:span><text:span text:style-name="T886">Immette prima del valore corrente di </text:span><text:span text:style-name="T1642">container_seq </text:span><text:span text:style-name="T886"><text:s/>elementi costruiti da </text:span><text:span text:style-name="T1642">seq</text:span></text:p>
      <text:p text:style-name="P900"><text:span text:style-name="T1113"><text:tab/><text:tab/><text:tab/>Ritorna il numero di elementi </text:span><text:span text:style-name="T1116">inseriti </text:span><text:span text:style-name="T1114">e </text:span><text:span text:style-name="T1638">seq </text:span><text:span text:style-name="T1113">sarà consumata </text:span><text:span text:style-name="T1251">se non ci sono errori</text:span><text:span text:style-name="T1638"> </text:span></text:p>
      <text:p text:style-name="P900"><text:tab/><text:tab/><text:span text:style-name="T882"><text:tab/></text:span><text:span text:style-name="T883">L’operazione non è transazionale </text:span></text:p>
      <text:p text:style-name="P900"><text:span text:style-name="T383"/></text:p>
      <text:p text:style-name="P900"><text:span text:style-name="T383"/></text:p>
      <text:p text:style-name="P900"><text:span text:style-name="T383"/></text:p>
      <text:p text:style-name="P900"><text:tab/><text:tab/>template &lt;typename SEQ,typename... ARGS&gt;</text:p>
      <text:p text:style-name="P902"><text:tab/><text:tab/>[[nodiscard]] constexpr result&lt;seq_t, error_handler_t&gt; try_insert_before(</text:p>
      <text:p text:style-name="P902"><text:tab/><text:tab/><text:tab/>const SEQ&amp; seq, ARGS&amp;&amp;... args</text:p>
      <text:p text:style-name="P902"><text:tab/><text:tab/>)noexcept</text:p>
      <text:p text:style-name="P900"><text:tab/><text:tab/>requires (</text:p>
      <text:p text:style-name="P900"><text:tab/><text:tab/><text:tab/>concepts::sequence&lt;SEQ&gt;</text:p>
      <text:p text:style-name="P914"><text:tab/><text:tab/><text:tab/>&amp;&amp; concepts::constructible_at&lt;value_t, ARGS&amp;&amp;...&gt;</text:p>
      <text:p text:style-name="P914"><text:tab/><text:tab/>)</text:p>
      <text:p text:style-name="P900"/>
      <text:p text:style-name="P902"><text:tab/><text:tab/>template &lt;typename SEQ,typename... ARGS&gt;</text:p>
      <text:p text:style-name="P902"><text:tab/><text:tab/>constexpr seq_t insert_before(</text:p>
      <text:p text:style-name="P902"><text:tab/><text:tab/><text:tab/>const SEQ&amp; seq, ARGS&amp;&amp;... args</text:p>
      <text:p text:style-name="P902"><text:tab/><text:tab/>)noexcept</text:p>
      <text:p text:style-name="P902"><text:tab/><text:tab/>requires (</text:p>
      <text:p text:style-name="P902"><text:tab/><text:tab/><text:tab/>concepts::sequence&lt;SEQ&gt;</text:p>
      <text:p text:style-name="P914"><text:tab/><text:tab/><text:tab/>&amp;&amp; concepts::constructible_at&lt;value_t, ARGS&amp;&amp;...&gt;</text:p>
      <text:p text:style-name="P914"><text:tab/><text:tab/>)</text:p>
      <text:p text:style-name="P902"/>
      <text:p text:style-name="P902"><text:span text:style-name="T886"><text:tab/><text:tab/><text:tab/>Immette prima del valore corrente di </text:span><text:span text:style-name="T1642">seq </text:span><text:span text:style-name="T886"><text:s/></text:span><text:span text:style-name="T888">un </text:span><text:span text:style-name="T886">element</text:span><text:span text:style-name="T888">o</text:span><text:span text:style-name="T886"> costruit</text:span><text:span text:style-name="T888">o</text:span><text:span text:style-name="T886"> da </text:span><text:span text:style-name="T1644">args</text:span></text:p>
      <text:p text:style-name="P902"><text:tab/><text:tab/><text:tab/><text:span text:style-name="T1881">seq </text:span><text:span text:style-name="T1252">deve essere servitrice dell’istanza corrente</text:span></text:p>
      <text:p text:style-name="P903"><text:span text:style-name="T1113"><text:tab/><text:tab/><text:tab/>Ritorna </text:span><text:span text:style-name="T1124">una</text:span><text:span text:style-name="T1118"> sequenza il cui valore corrente è quello costruito</text:span></text:p>
      <text:p text:style-name="P902"><text:tab/><text:span text:style-name="T882"><text:tab/><text:tab/></text:span><text:span text:style-name="T883">L’operazione è transazionale </text:span></text:p>
      <text:p text:style-name="P902"><text:span text:style-name="T383"/></text:p>
      <text:p text:style-name="P902"><text:span text:style-name="T383"/></text:p>
      <text:p text:style-name="P900"/>
      <text:p text:style-name="P900"/>
      <text:p text:style-name="P901"><text:span text:style-name="T883"><text:tab/><text:tab/></text:span><text:span text:style-name="T1641">template &lt;typename CONTAINER_SEQ, typename SEQ&gt;</text:span></text:p>
      <text:p text:style-name="P901"><text:span text:style-name="T1641"><text:tab/><text:tab/>[[nodiscard]] constexpr result&lt;size_t, error_handler_t&gt; <text:tab/><text:tab/><text:tab/><text:tab/><text:tab/><text:tab/>try_insert_range_</text:span><text:span text:style-name="T1643">after</text:span><text:span text:style-name="T1641">(const CONTAINER_SEQ&amp; container_seq, SEQ&amp; seq)noexcept</text:span></text:p>
      <text:p text:style-name="P1269"><text:tab/><text:tab/>requires(</text:p>
      <text:p text:style-name="P1269"><text:tab/><text:tab/><text:tab/><text:tab/>concepts::sequence&lt;CONTAINER_SEQ&gt;</text:p>
      <text:p text:style-name="P1269"><text:tab/><text:tab/><text:tab/><text:tab/>&amp;&amp; concepts::sequence&lt;SEQ&gt;</text:p>
      <text:p text:style-name="P1269"><text:tab/><text:tab/><text:tab/><text:tab/>&amp;&amp; !std::is_const_v&lt;SEQ&gt;</text:p>
      <text:p text:style-name="P1269"><text:tab/><text:tab/><text:tab/><text:tab/>&amp;&amp; concepts::constructible_at&lt;value_t, std::decay_t&lt;typename <text:tab/><text:tab/><text:tab/><text:tab/>SEQ::value_t&gt;&amp;&amp;&gt;</text:p>
      <text:p text:style-name="P1269"><text:tab/><text:tab/>)</text:p>
      <text:p text:style-name="P901"><text:span text:style-name="T383"/></text:p>
      <text:p text:style-name="P901"><text:tab/><text:tab/>template &lt;typename CONTAINER_SEQ,typename SEQ&gt;</text:p>
      <text:p text:style-name="P901"><text:span text:style-name="T1642"><text:tab/><text:tab/>constexpr size_t insert_range_</text:span><text:span text:style-name="T1643">after</text:span><text:span text:style-name="T1642">(</text:span></text:p>
      <text:p text:style-name="P1271"><text:tab/><text:tab/><text:tab/><text:tab/>const CONTAINER_SEQ&amp; container_seq</text:p>
      <text:p text:style-name="P1271"><text:tab/><text:tab/><text:tab/><text:tab/>,SEQ&amp; seq</text:p>
      <text:p text:style-name="P1271"><text:tab/><text:tab/>)noexcept</text:p>
      <text:p text:style-name="P1271"><text:tab/><text:tab/>requires(</text:p>
      <text:p text:style-name="P1271"><text:tab/><text:tab/><text:tab/>concepts::sequence&lt;CONTAINER_SEQ&gt;</text:p>
      <text:p text:style-name="P1271"><text:tab/><text:tab/><text:tab/>&amp;&amp; !std::is_const_v&lt;SEQ&gt;</text:p>
      <text:p text:style-name="P1271"><text:tab/><text:tab/><text:tab/>&amp;&amp; concepts::sequence&lt;SEQ&gt;</text:p>
      <text:p text:style-name="P1271"><text:tab/><text:tab/><text:tab/>&amp;&amp; concepts::constructible_at&lt;value_t, std::decay_t&lt;typename <text:tab/><text:tab/><text:tab/><text:tab/><text:tab/>SEQ::value_t&gt;&amp;&amp;&gt;</text:p>
      <text:p text:style-name="P1271"><text:tab/><text:tab/>) </text:p>
      <text:p text:style-name="P901"/>
      <text:p text:style-name="P901"><text:span text:style-name="T883"><text:tab/><text:tab/><text:tab/></text:span><text:span text:style-name="T886">Immette </text:span><text:span text:style-name="T887">dopo il</text:span><text:span text:style-name="T886"> valore corrente di </text:span><text:span text:style-name="T1642">container_seq </text:span><text:span text:style-name="T886"><text:s/>elementi costruiti da </text:span><text:span text:style-name="T1642">seq</text:span></text:p>
      <text:p text:style-name="P901"><text:span text:style-name="T1113"><text:tab/><text:tab/><text:tab/>Ritorna il numero di elementi </text:span><text:span text:style-name="T1116">inseriti </text:span><text:span text:style-name="T1114">e </text:span><text:span text:style-name="T1638">seq </text:span><text:span text:style-name="T1113">sarà consumat</text:span><text:span text:style-name="T1252">a se non ci sono errori</text:span></text:p>
      <text:p text:style-name="P901"><text:span text:style-name="T882"><text:tab/><text:tab/><text:tab/></text:span><text:span text:style-name="T883">L’operazione non è transazionale </text:span></text:p>
      <text:p text:style-name="P901"><text:soft-page-break/><text:span text:style-name="T383"/></text:p>
      <text:p text:style-name="P901"><text:span text:style-name="T383"/></text:p>
      <text:p text:style-name="P901"><text:span text:style-name="T383"/></text:p>
      <text:p text:style-name="P902"><text:tab/><text:tab/>template &lt;typename SEQ,typename... ARGS&gt;</text:p>
      <text:p text:style-name="P902"><text:tab/><text:tab/>[[nodiscard]] constexpr result&lt;seq_t, error_handler_t&gt; try_insert_<text:span text:style-name="T1644">after</text:span>(</text:p>
      <text:p text:style-name="P902"><text:tab/><text:tab/><text:tab/>const SEQ&amp; seq, ARGS&amp;&amp;... args</text:p>
      <text:p text:style-name="P902"><text:tab/><text:tab/>)noexcept</text:p>
      <text:p text:style-name="P902"><text:tab/><text:tab/>requires (</text:p>
      <text:p text:style-name="P902"><text:tab/><text:tab/><text:tab/>concepts::sequence&lt;SEQ&gt;</text:p>
      <text:p text:style-name="P902"><text:tab/><text:tab/><text:tab/>&amp;&amp; concepts::constructible_at&lt;value_t, ARGS&amp;&amp;...&gt;)</text:p>
      <text:p text:style-name="P902"/>
      <text:p text:style-name="P902"><text:tab/><text:tab/>template &lt;typename SEQ,typename... ARGS&gt;</text:p>
      <text:p text:style-name="P902"><text:tab/><text:tab/>constexpr seq_t insert_<text:span text:style-name="T1644">after</text:span>(</text:p>
      <text:p text:style-name="P902"><text:tab/><text:tab/><text:tab/>const SEQ&amp; seq, ARGS&amp;&amp;... args</text:p>
      <text:p text:style-name="P902"><text:tab/><text:tab/>)noexcept</text:p>
      <text:p text:style-name="P902"><text:tab/><text:tab/>requires (</text:p>
      <text:p text:style-name="P902"><text:tab/><text:tab/><text:tab/>concepts::sequence&lt;SEQ&gt;</text:p>
      <text:p text:style-name="P902"><text:tab/><text:tab/><text:tab/>&amp;&amp; concepts::constructible_at&lt;value_t, ARGS&amp;&amp;...&gt;)</text:p>
      <text:p text:style-name="P902"/>
      <text:p text:style-name="P902"><text:span text:style-name="T886"><text:tab/><text:tab/><text:tab/>Immette </text:span><text:span text:style-name="T888">dopo il</text:span><text:span text:style-name="T886"> valore corrente di </text:span><text:span text:style-name="T1642">seq </text:span><text:span text:style-name="T886"><text:s/></text:span><text:span text:style-name="T888">un </text:span><text:span text:style-name="T886">element</text:span><text:span text:style-name="T888">o</text:span><text:span text:style-name="T886"> costruit</text:span><text:span text:style-name="T888">o</text:span><text:span text:style-name="T886"> da </text:span><text:span text:style-name="T1644">args</text:span></text:p>
      <text:p text:style-name="P915"><text:tab/><text:tab/><text:tab/><text:span text:style-name="T1881">seq </text:span><text:span text:style-name="T1252">deve essere </text:span><text:span text:style-name="T1299">referente</text:span><text:span text:style-name="T1252"> dell’istanza corrente</text:span></text:p>
      <text:p text:style-name="P903"><text:span text:style-name="T1113"><text:tab/><text:tab/><text:tab/>Ritorna </text:span><text:span text:style-name="T1118">la sequenza il cui valore corrente è quello costruito</text:span></text:p>
      <text:p text:style-name="P902"><text:span text:style-name="T882"><text:tab/><text:tab/><text:tab/></text:span><text:span text:style-name="T883">L’operazione è transazionale </text:span></text:p>
      <text:p text:style-name="P902"><text:span text:style-name="T383"/></text:p>
      <text:p text:style-name="P900"><text:span text:style-name="T383"/></text:p>
      <text:p text:style-name="P900"><text:span text:style-name="T383"/></text:p>
      <text:p text:style-name="P898"><text:span text:style-name="T882"><text:tab/><text:tab/></text:span><text:span text:style-name="T1638">constexpr value_t unchecked_pop_front()noexcept</text:span><text:span text:style-name="T882"> </text:span></text:p>
      <text:p text:style-name="P898"><text:span text:style-name="T882"/></text:p>
      <text:p text:style-name="P898"><text:span text:style-name="T882"><text:tab/><text:tab/><text:tab/></text:span><text:span text:style-name="T884">Ritorna, rimuovendolo, l’elemento di testa </text:span></text:p>
      <text:p text:style-name="P1874"><text:tab/><text:tab/><text:tab/>L’operazione non è sicura perché la lista potrebbe essere vuota </text:p>
      <text:p text:style-name="P898"><text:span text:style-name="T884"/></text:p>
      <text:p text:style-name="P898"><text:span text:style-name="T884"/></text:p>
      <text:p text:style-name="P898"><text:span text:style-name="T884"><text:tab/><text:tab/></text:span><text:span text:style-name="T1640">constexpr option&lt;value_t&gt; pop_front()noexcept</text:span><text:span text:style-name="T884"> </text:span></text:p>
      <text:p text:style-name="P898"><text:span text:style-name="T884"/></text:p>
      <text:p text:style-name="P1874"><text:tab/><text:tab/><text:tab/>Ritorna, rimuovendolo, l’elemento di testa </text:p>
      <text:p text:style-name="P898"><text:span text:style-name="T884"><text:tab/><text:tab/><text:tab/></text:span><text:span text:style-name="T885">Non ci devono essere referenti attivi </text:span></text:p>
      <text:p text:style-name="P1874"><text:tab/><text:tab/><text:tab/></text:p>
      <text:p text:style-name="P1874"/>
      <text:p text:style-name="P898"><text:span text:style-name="T882"><text:tab/><text:tab/></text:span><text:span text:style-name="T1638">constexpr value_t unchecked_pop_</text:span><text:span text:style-name="T1640">back</text:span><text:span text:style-name="T1638">()noexcept</text:span></text:p>
      <text:p text:style-name="P898"><text:span text:style-name="T882"><text:tab/><text:tab/></text:span><text:span text:style-name="T1640">requires(is_bidirectional)</text:span><text:span text:style-name="T882"><text:tab/><text:tab/></text:span></text:p>
      <text:p text:style-name="P898"><text:span text:style-name="T884"/></text:p>
      <text:p text:style-name="P898"><text:span text:style-name="T882"><text:tab/><text:tab/><text:tab/></text:span><text:span text:style-name="T884">Ritorna, rimuovendolo, l’elemento di coda </text:span></text:p>
      <text:p text:style-name="P1874"><text:tab/><text:tab/><text:tab/>L’operazione non è sicura perché la lista potrebbe essere vuota </text:p>
      <text:p text:style-name="P898"><text:span text:style-name="T884"/></text:p>
      <text:p text:style-name="P898"><text:span text:style-name="T884"/></text:p>
      <text:p text:style-name="P898"><text:span text:style-name="T884"><text:tab/><text:tab/></text:span><text:span text:style-name="T1640">constexpr option&lt;value_t&gt; pop_back()noexcept</text:span><text:span text:style-name="T884"> </text:span></text:p>
      <text:p text:style-name="P898"><text:span text:style-name="T882"><text:tab/><text:tab/></text:span><text:span text:style-name="T1640">requires(is_bidirectional)</text:span><text:span text:style-name="T882"><text:tab/><text:tab/></text:span></text:p>
      <text:p text:style-name="P898"><text:span text:style-name="T884"/></text:p>
      <text:p text:style-name="P1875"><text:tab/><text:tab/><text:tab/>Ritorna, rimuovendolo, l’elemento di coda </text:p>
      <text:p text:style-name="P1889"><text:tab/><text:tab/><text:tab/>Non ci devono essere referenti attivi</text:p>
      <text:p text:style-name="P899"><text:span text:style-name="T885"/></text:p>
      <text:p text:style-name="P899"><text:span text:style-name="T885"/></text:p>
      <text:p text:style-name="P1242"><text:tab/><text:tab/>[[nodiscard]] constexpr result&lt;adapter_box_t,error_handler_t&gt; <text:tab/><text:tab/><text:tab/><text:tab/><text:tab/>try_release()noexcept </text:p>
      <text:p text:style-name="P1242"><text:span text:style-name="T1069"/></text:p>
      <text:p text:style-name="P1016"><text:span text:style-name="T1069"><text:tab/><text:tab/></text:span><text:span text:style-name="T1537">[[nodiscard]] constexpr adapter_box_t release()noexcept</text:span></text:p>
      <text:p text:style-name="P1016"><text:span text:style-name="T1068"/></text:p>
      <text:p text:style-name="P1016"><text:span text:style-name="T1068"><text:tab/><text:tab/><text:tab/></text:span><text:span text:style-name="T1069">Esporta tutti gli elementi, non ci devono essere referenti attivi </text:span></text:p>
      <text:p text:style-name="P1016"><text:span text:style-name="T1069"><text:tab/><text:tab/><text:tab/>L’operazione è transazionale </text:span><text:span text:style-name="T884"><text:s/></text:span></text:p>
      <text:p text:style-name="P898"><text:span text:style-name="T884"/></text:p>
      <text:p text:style-name="P898"><text:span text:style-name="T884"/></text:p>
      <text:p text:style-name="P1259"><text:tab/><text:tab/>constexpr size_t erase_n(seq_t&amp; seq, size_t n)noexcept </text:p>
      <text:p text:style-name="P1259"><text:tab/><text:tab/>requires(is_bidirectional)</text:p>
      <text:p text:style-name="P1259"/>
      <text:p text:style-name="P905"><text:span text:style-name="T1640"><text:tab/><text:tab/>constexpr size_t erase_n(</text:span><text:span text:style-name="T1645">r</text:span><text:span text:style-name="T1640">seq_t&amp; seq, size_t n)noexcept </text:span></text:p>
      <text:p text:style-name="P1243"><text:tab/><text:tab/>requires(is_bidirectional)</text:p>
      <text:p text:style-name="P905"/>
      <text:p text:style-name="P905"><text:tab/><text:tab/><text:tab/><text:span text:style-name="T1125">Rimuove fino a </text:span><text:span text:style-name="T1645">n</text:span><text:span text:style-name="T1125"> elementi dal valore corrente di </text:span><text:span text:style-name="T1645">seq</text:span></text:p>
      <text:p text:style-name="P915"><text:tab/><text:tab/><text:tab/><text:span text:style-name="T1881">seq </text:span><text:span text:style-name="T1252">deve essere referente dell’istanza corrente </text:span><text:span text:style-name="T1254">o vuota</text:span></text:p>
      <text:p text:style-name="P1883"><text:tab/><text:tab/><text:tab/><text:span text:style-name="T1645">Ritorna il numero di elementi rimossi,</text:span><text:span text:style-name="T1882">se </text:span><text:span text:style-name="T701">seq</text:span><text:span text:style-name="T1882"> è vuota ritorna zero</text:span></text:p>
      <text:p text:style-name="P1251"><text:span text:style-name="T1128"><text:tab/><text:tab/><text:tab/>Non ci devono essere referenti attivi </text:span><text:span text:style-name="T1130">oltre a </text:span><text:span text:style-name="T1650">seq</text:span></text:p>
      <text:p text:style-name="P1888"/>
      <text:p text:style-name="P1874"><text:soft-page-break/><text:tab/><text:tab/><text:span text:style-name="T523">constexpr size_t erase_n_after(seq_t&amp; seq, size_t n)noexcept</text:span></text:p>
      <text:p text:style-name="P1874"><text:tab/><text:tab/><text:tab/></text:p>
      <text:p text:style-name="P916"><text:tab/><text:tab/><text:tab/><text:span text:style-name="T1125">Rimuove fino a </text:span><text:span text:style-name="T1645">n</text:span><text:span text:style-name="T1125"> elementi dopo il valore corrente di </text:span><text:span text:style-name="T1645">seq</text:span></text:p>
      <text:p text:style-name="P915"><text:tab/><text:tab/><text:tab/><text:span text:style-name="T1881">seq </text:span><text:span text:style-name="T1252">deve essere referente dell’istanza corrente </text:span><text:span text:style-name="T1254">o vuota</text:span></text:p>
      <text:p text:style-name="P1883"><text:tab/><text:tab/><text:tab/><text:span text:style-name="T1645">Ritorna il numero di elementi rimossi,</text:span><text:span text:style-name="T1882">se </text:span><text:span text:style-name="T701">seq</text:span><text:span text:style-name="T1882"> è vuota ritorna zero</text:span></text:p>
      <text:p text:style-name="P1251"><text:span text:style-name="T1128"><text:tab/><text:tab/><text:tab/>Non ci devono essere referenti attivi </text:span><text:span text:style-name="T1130">oltre a </text:span><text:span text:style-name="T1650">seq</text:span></text:p>
      <text:p text:style-name="P1256"><text:tab/><text:tab/><text:tab/><text:span text:style-name="T1124">Dopo questa operazione </text:span><text:span text:style-name="T1659">seq</text:span><text:span text:style-name="T1124"> sarà consumata</text:span></text:p>
      <text:p text:style-name="P1256"><text:span text:style-name="T1128"/></text:p>
      <text:p text:style-name="P1876"/>
      <text:p text:style-name="P1876"><text:tab/><text:tab/><text:span text:style-name="T523">constexpr size_t erase_all(seq_t&amp; seq)noexcept </text:span></text:p>
      <text:p text:style-name="P1243"><text:tab/><text:tab/>requires(is_bidirectional)</text:p>
      <text:p text:style-name="P1243"/>
      <text:p text:style-name="P1878"><text:tab/><text:tab/><text:span text:style-name="T523">constexpr size_t erase_all(</text:span><text:span text:style-name="T585">r</text:span><text:span text:style-name="T523">seq_t&amp; seq)noexcept </text:span></text:p>
      <text:p text:style-name="P1245"><text:tab/><text:tab/>requires(is_bidirectional)</text:p>
      <text:p text:style-name="P1245"/>
      <text:p text:style-name="P916"><text:tab/><text:tab/><text:tab/><text:span text:style-name="T1125">Rimuove </text:span><text:span text:style-name="T1126">tutti</text:span><text:span text:style-name="T1125"> </text:span><text:span text:style-name="T1134">gli </text:span><text:span text:style-name="T1125">elementi d</text:span><text:span text:style-name="T1126">al</text:span><text:span text:style-name="T1125"> valore corrente di </text:span><text:span text:style-name="T1645">seq</text:span></text:p>
      <text:p text:style-name="P917"><text:span text:style-name="T1881"><text:tab/><text:tab/><text:tab/>seq </text:span><text:span text:style-name="T1252">deve essere referente dell’istanza corrente </text:span><text:span text:style-name="T1254">o vuota</text:span></text:p>
      <text:p text:style-name="P1883"><text:tab/><text:tab/><text:tab/><text:span text:style-name="T1645">Ritorna il numero di elementi rimossi,</text:span><text:span text:style-name="T1882">se </text:span><text:span text:style-name="T701">seq</text:span><text:span text:style-name="T1882"> è vuota ritorna zero</text:span><text:span text:style-name="T1645"> </text:span></text:p>
      <text:p text:style-name="P1251"><text:span text:style-name="T1128"><text:tab/><text:tab/><text:tab/>Non ci devono essere referenti attivi </text:span><text:span text:style-name="T1130">oltre a </text:span><text:span text:style-name="T1650">seq</text:span></text:p>
      <text:p text:style-name="P1256"><text:tab/><text:tab/><text:tab/><text:span text:style-name="T1124">Dopo questa operazione </text:span><text:span text:style-name="T1659">seq</text:span><text:span text:style-name="T1124"> sarà consumata</text:span></text:p>
      <text:p text:style-name="P1256"><text:span text:style-name="T1128"/></text:p>
      <text:p text:style-name="P1243"/>
      <text:p text:style-name="P1877"><text:tab/><text:tab/><text:span text:style-name="T523">constexpr size_t erase_all</text:span><text:span text:style-name="T584">_after</text:span><text:span text:style-name="T523">(seq_t&amp; seq)noexcept </text:span></text:p>
      <text:p text:style-name="P1244"/>
      <text:p text:style-name="P916"><text:tab/><text:tab/><text:tab/><text:span text:style-name="T1125">Rimuove </text:span><text:span text:style-name="T1126">tutti</text:span><text:span text:style-name="T1125"> elementi d</text:span><text:span text:style-name="T1126">al</text:span><text:span text:style-name="T1125"> valore </text:span><text:span text:style-name="T1126">dopo</text:span><text:span text:style-name="T1125"> di </text:span><text:span text:style-name="T1645">seq</text:span></text:p>
      <text:p text:style-name="P917"><text:span text:style-name="T1881"><text:tab/><text:tab/><text:tab/>seq </text:span><text:span text:style-name="T1252">deve essere referente dell’istanza corrente </text:span><text:span text:style-name="T1254">o vuota</text:span></text:p>
      <text:p text:style-name="P1883"><text:tab/><text:tab/><text:tab/><text:span text:style-name="T1645">Ritorna il numero di elementi rimossi,</text:span><text:span text:style-name="T1882">se </text:span><text:span text:style-name="T701">seq</text:span><text:span text:style-name="T1882"> è vuota ritorna zero</text:span></text:p>
      <text:p text:style-name="P1883"><text:tab/><text:span text:style-name="T1884"><text:tab/><text:tab/>Non ci devono essere referenti attivi </text:span><text:span text:style-name="T1885">oltre a </text:span><text:span text:style-name="T694">seq</text:span></text:p>
      <text:p text:style-name="P1883"><text:span text:style-name="T523"><text:tab/><text:tab/><text:tab/></text:span><text:span text:style-name="T1883">Dopo questa operazione </text:span><text:span text:style-name="T693">seq</text:span><text:span text:style-name="T1883"> sarà consumata</text:span></text:p>
      <text:p text:style-name="P1262"><text:span text:style-name="T1128"/></text:p>
      <text:p text:style-name="P1256"><text:tab/><text:tab/></text:p>
      <text:p text:style-name="P1244"/>
      <text:p text:style-name="P1244"><text:tab/><text:tab/>constexpr option&lt;value_t&gt; erase_first(seq_t&amp; seq)noexcept</text:p>
      <text:p text:style-name="P1244"><text:tab/><text:tab/>requires(is_bidirectional)</text:p>
      <text:p text:style-name="P1244"><text:span text:style-name="T1128"/></text:p>
      <text:p text:style-name="P1246"><text:tab/><text:tab/>constexpr option&lt;value_t&gt; erase_first(<text:span text:style-name="T1646">r</text:span>seq_t&amp; seq)noexcept</text:p>
      <text:p text:style-name="P1246"><text:tab/><text:tab/>requires(is_bidirectional)</text:p>
      <text:p text:style-name="P1246"/>
      <text:p text:style-name="P1246"/>
      <text:p text:style-name="P918"><text:tab/><text:tab/><text:tab/><text:span text:style-name="T1125">Rimuove </text:span><text:span text:style-name="T1127">l’elemento</text:span><text:span text:style-name="T1125"> d</text:span><text:span text:style-name="T1126">al</text:span><text:span text:style-name="T1125"> valore di </text:span><text:span text:style-name="T1645">seq</text:span></text:p>
      <text:p text:style-name="P917"><text:span text:style-name="T1881"><text:tab/><text:tab/><text:tab/>seq </text:span><text:span text:style-name="T1252">deve essere referente dell’istanza corrente </text:span><text:span text:style-name="T1254">o vuota</text:span></text:p>
      <text:p text:style-name="P1884"><text:tab/><text:tab/><text:tab/><text:tab/><text:span text:style-name="T1645">Ritorna il </text:span><text:span text:style-name="T1646">valore rimosso</text:span><text:span text:style-name="T1645"> </text:span><text:span text:style-name="T1882">se </text:span><text:span text:style-name="T701">seq</text:span><text:span text:style-name="T1882"> non è vuota</text:span></text:p>
      <text:p text:style-name="P1251"><text:span text:style-name="T1128"><text:tab/><text:tab/><text:tab/>Non ci devono essere referenti attivi </text:span><text:span text:style-name="T1130">oltre a </text:span><text:span text:style-name="T1650">seq</text:span></text:p>
      <text:p text:style-name="P1256"><text:tab/><text:tab/><text:tab/><text:span text:style-name="T1124">Dopo questa operazione </text:span><text:span text:style-name="T1659">seq</text:span><text:span text:style-name="T1124"> sarà avanzata di un elemento</text:span></text:p>
      <text:p text:style-name="P1256"><text:span text:style-name="T922"/></text:p>
      <text:p text:style-name="P1246"/>
      <text:p text:style-name="P1246"/>
      <text:p text:style-name="P1246"><text:tab/><text:tab/>constexpr option&lt;value_t&gt; erase_first_after(seq_t&amp; seq)noexcept<text:span text:style-name="T1647"><text:tab/><text:tab/><text:tab/><text:tab/><text:tab/></text:span></text:p>
      <text:p text:style-name="P1257"><text:span text:style-name="T1125"><text:tab/><text:tab/><text:tab/>Rimuove </text:span><text:span text:style-name="T1127">l’elemento</text:span><text:span text:style-name="T1125"> </text:span><text:span text:style-name="T1127">successivo </text:span><text:span text:style-name="T1126">al</text:span><text:span text:style-name="T1125"> valore di </text:span><text:span text:style-name="T1645">seq</text:span></text:p>
      <text:p text:style-name="P917"><text:span text:style-name="T1881"><text:tab/><text:tab/><text:tab/>seq </text:span><text:span text:style-name="T1252">deve essere referente dell’istanza corrente </text:span><text:span text:style-name="T1254">o vuota</text:span></text:p>
      <text:p text:style-name="P1879"><text:tab/><text:tab/><text:tab/><text:span text:style-name="T1645">Ritorna il </text:span><text:span text:style-name="T1646">valore rimosso</text:span><text:span text:style-name="T1645"> </text:span><text:span text:style-name="T1882">se esiste</text:span></text:p>
      <text:p text:style-name="P1251"><text:span text:style-name="T1128"><text:tab/><text:tab/><text:tab/>Non ci devono essere referenti attivi </text:span><text:span text:style-name="T1130">oltre a </text:span><text:span text:style-name="T1650">seq</text:span></text:p>
      <text:p text:style-name="P1257"><text:span text:style-name="T1128"><text:tab/><text:tab/><text:tab/></text:span><text:span text:style-name="T1135">Dopo questa operazione </text:span><text:span text:style-name="T1661">seq </text:span><text:span text:style-name="T1135">avrà il valore dell’ elemento successivo a quello cancellato, se <text:tab/><text:tab/><text:tab/>esiste</text:span></text:p>
      <text:p text:style-name="P1246"><text:span text:style-name="T1012"/></text:p>
      <text:p text:style-name="P1246"><text:span text:style-name="T1012"/></text:p>
      <text:p text:style-name="P1246"><text:tab/><text:tab/>constexpr value_t unchecked_erase_first(seq_t&amp; seq)noexcept</text:p>
      <text:p text:style-name="P1246"><text:tab/><text:tab/>requires(is_bidirectional)</text:p>
      <text:p text:style-name="P1246"/>
      <text:p text:style-name="P1246"><text:tab/><text:tab/>constexpr value_t unchecked_erase_first(<text:span text:style-name="T1646">r</text:span>seq_t&amp; seq)noexcept</text:p>
      <text:p text:style-name="P1246"><text:tab/><text:tab/>requires(is_bidirectional)</text:p>
      <text:p text:style-name="P1246"/>
      <text:p text:style-name="P906"><text:tab/><text:tab/><text:tab/><text:span text:style-name="T1125">Rimuove </text:span><text:span text:style-name="T1127">l’elemento</text:span><text:span text:style-name="T1125"> d</text:span><text:span text:style-name="T1126">al</text:span><text:span text:style-name="T1125"> valore di </text:span><text:span text:style-name="T1645">seq</text:span></text:p>
      <text:p text:style-name="P1879"><text:tab/><text:tab/><text:tab/><text:span text:style-name="T1645">Ritorna il </text:span><text:span text:style-name="T1646">valore rimosso</text:span><text:span text:style-name="T1645"> </text:span></text:p>
      <text:p text:style-name="P1879"><text:tab/><text:tab/><text:tab/><text:span text:style-name="T1646">Il metodo non è sicuro perche </text:span><text:span text:style-name="T586">seq</text:span><text:span text:style-name="T1646"> p</text:span><text:span text:style-name="T1660">otrebbe</text:span><text:span text:style-name="T1646"> essere vuot</text:span><text:span text:style-name="T1660">a</text:span></text:p>
      <text:p text:style-name="P1257"><text:tab/><text:tab/><text:tab/><text:span text:style-name="T1124">Dopo questa operazione </text:span><text:span text:style-name="T1659">seq</text:span><text:span text:style-name="T1124"> sarà avanzata di un elemento</text:span></text:p>
      <text:p text:style-name="P1257"><text:span text:style-name="T922"/></text:p>
      <text:p text:style-name="P1879"/>
      <text:p text:style-name="P1879"/>
      <text:p text:style-name="P1879"><text:soft-page-break/><text:tab/><text:tab/><text:span text:style-name="T523">constexpr value_t unchecked_erase_first_after(seq_t&amp; seq)noexcept</text:span></text:p>
      <text:p text:style-name="P1879"><text:span text:style-name="T523"/></text:p>
      <text:p text:style-name="P906"><text:tab/><text:tab/><text:tab/><text:span text:style-name="T1125">Rimuove </text:span><text:span text:style-name="T1127">l’elemento</text:span><text:span text:style-name="T1125"> </text:span><text:span text:style-name="T1127">successivo al</text:span><text:span text:style-name="T1125"> valore di </text:span><text:span text:style-name="T1645">seq</text:span></text:p>
      <text:p text:style-name="P1879"><text:tab/><text:tab/><text:tab/><text:span text:style-name="T1645">Ritorna il </text:span><text:span text:style-name="T1646">valore rimosso</text:span><text:span text:style-name="T1645"> </text:span></text:p>
      <text:p text:style-name="P1879"><text:tab/><text:tab/><text:tab/><text:span text:style-name="T1646">Il metodo non è sicuro perche </text:span><text:span text:style-name="T586">seq</text:span><text:span text:style-name="T1646"> p</text:span><text:span text:style-name="T1660">otrebbe</text:span><text:span text:style-name="T1646"> essere vuot</text:span><text:span text:style-name="T1660">a</text:span></text:p>
      <text:p text:style-name="P1258"><text:span text:style-name="T1128"><text:tab/><text:tab/><text:tab/></text:span><text:span text:style-name="T1135">Dopo questa operazione </text:span><text:span text:style-name="T1661">seq </text:span><text:span text:style-name="T1253">si riferirà</text:span><text:span text:style-name="T1135"> valore dell’ elemento successivo a quello cancellato,</text:span></text:p>
      <text:p text:style-name="P1258"><text:span text:style-name="T1012"/></text:p>
      <text:p text:style-name="P1879"><text:span text:style-name="T1012"/></text:p>
      <text:p text:style-name="P1246"><text:tab/><text:tab/>template &lt;typename F&gt;</text:p>
      <text:p text:style-name="P1246"><text:tab/><text:tab/>constexpr size_t erase_if(F f)noexcept</text:p>
      <text:p text:style-name="P1246"><text:tab/><text:tab/>requires(concepts::bool_predicate&lt;F, value_t&gt;)</text:p>
      <text:p text:style-name="P1246"/>
      <text:p text:style-name="P1246"><text:tab/><text:tab/><text:tab/><text:span text:style-name="T1128">Rimuove gli elementi che soddisfano </text:span><text:span text:style-name="T1648">f</text:span></text:p>
      <text:p text:style-name="P1704"><text:tab/><text:tab/><text:tab/>Ritorna il numero di elementi rimossi</text:p>
      <text:p text:style-name="P1704"><text:tab/><text:tab/><text:tab/>Non ci devono essere referenti attivi </text:p>
      <text:p text:style-name="P1246"><text:span text:style-name="T1128"/></text:p>
      <text:p text:style-name="P1246"><text:span text:style-name="T1128"/></text:p>
      <text:p text:style-name="P1246"><text:span text:style-name="T1128"><text:tab/><text:tab/></text:span><text:span text:style-name="T1648">template &lt;typename F&gt;</text:span></text:p>
      <text:p text:style-name="P1272"><text:tab/><text:tab/>constexpr size_t erase_if(seq_t&amp; seq,F f)noexcept</text:p>
      <text:p text:style-name="P1272"><text:tab/><text:tab/>requires(is_bidirectional &amp;&amp; concepts::bool_predicate&lt;F, value_t&gt;)</text:p>
      <text:p text:style-name="P1246"/>
      <text:p text:style-name="P1276"><text:tab/><text:tab/>template &lt;typename F&gt;</text:p>
      <text:p text:style-name="P1276"><text:tab/><text:tab/>constexpr size_t erase_if(rseq_t&amp; seq, F f)noexcept</text:p>
      <text:p text:style-name="P1276"><text:tab/><text:tab/>requires(is_bidirectional &amp;&amp; concepts::bool_predicate&lt;F, value_t&gt;)</text:p>
      <text:p text:style-name="P1263"/>
      <text:p text:style-name="P1247"><text:tab/><text:tab/><text:tab/><text:span text:style-name="T1128">Rimuove gli elementi che soddisfano </text:span><text:span text:style-name="T1648">f </text:span><text:span text:style-name="T1128">a partire dal valore corrente di </text:span><text:span text:style-name="T1648">seq</text:span></text:p>
      <text:p text:style-name="P919"><text:span text:style-name="T1881"><text:tab/><text:tab/><text:tab/>seq </text:span><text:span text:style-name="T1252">deve essere referente dell’istanza corrente </text:span><text:span text:style-name="T1254">o vuota</text:span></text:p>
      <text:p text:style-name="P1705"><text:tab/><text:tab/><text:tab/>Ritorna il numero di elementi rimossi,<text:span text:style-name="T1886">se </text:span><text:span text:style-name="T702">seq</text:span><text:span text:style-name="T1886"> è vuota ritorna zero.</text:span></text:p>
      <text:p text:style-name="P1251"><text:span text:style-name="T1128"><text:tab/><text:tab/><text:tab/>Non ci devono essere referenti attivi </text:span><text:span text:style-name="T1130">oltre a </text:span><text:span text:style-name="T1650">seq</text:span></text:p>
      <text:p text:style-name="P1251"><text:span text:style-name="T1128"><text:tab/><text:tab/><text:tab/></text:span><text:span text:style-name="T1135">Dopo questa operazione </text:span><text:span text:style-name="T1661">seq</text:span><text:span text:style-name="T1135"> sarà consumata</text:span></text:p>
      <text:p text:style-name="P1247"><text:span text:style-name="T1128"/></text:p>
      <text:p text:style-name="P1247"><text:span text:style-name="T1128"/></text:p>
      <text:p text:style-name="P1273"><text:tab/><text:tab/>template &lt;typename F&gt;</text:p>
      <text:p text:style-name="P1273"><text:tab/><text:tab/>constexpr size_t erase_if_after(seq_t&amp; seq, F f)noexcept</text:p>
      <text:p text:style-name="P1273"><text:tab/><text:tab/>requires(concepts::bool_predicate&lt;F, value_t&gt;)</text:p>
      <text:p text:style-name="P1247"/>
      <text:p text:style-name="P1248"><text:tab/><text:tab/><text:tab/><text:span text:style-name="T1128">Rimuove </text:span><text:span text:style-name="T1135">tutti </text:span><text:span text:style-name="T1128">gli elementi che soddisfano </text:span><text:span text:style-name="T1648">f</text:span><text:span text:style-name="T1128"> <text:s/>a partire dal valore </text:span><text:span text:style-name="T1129">successivo</text:span><text:span text:style-name="T1128"> di </text:span><text:span text:style-name="T1648">seq</text:span></text:p>
      <text:p text:style-name="P1708"><text:tab/><text:tab/><text:tab/><text:span text:style-name="T695">seq </text:span><text:span text:style-name="T1881">deve essere referente dell’istanza corrente </text:span><text:span text:style-name="T1882">o vuota</text:span></text:p>
      <text:p text:style-name="P1708"><text:tab/><text:tab/><text:tab/>Ritorna il numero di elementi rimossi, <text:span text:style-name="T1886">se </text:span><text:span text:style-name="T702">seq</text:span><text:span text:style-name="T1886"> è vuota ritorna zero</text:span></text:p>
      <text:p text:style-name="P1706"><text:tab/><text:tab/><text:tab/>Non ci devono essere referenti attivi </text:p>
      <text:p text:style-name="P1258"><text:span text:style-name="T1128"><text:tab/><text:tab/><text:tab/></text:span><text:span text:style-name="T1135">Dopo questa operazione </text:span><text:span text:style-name="T1661">seq</text:span><text:span text:style-name="T1135"> sarà consumata</text:span></text:p>
      <text:p text:style-name="P1258"/>
      <text:p text:style-name="P1258"/>
      <text:p text:style-name="P1258"><text:span text:style-name="T1128"/></text:p>
      <text:p text:style-name="P1274"><text:tab/><text:tab/>constexpr size_t erase(const value_t&amp; v)noexcept </text:p>
      <text:p text:style-name="P1274"><text:tab/><text:tab/>requires (concepts::nothrow_equality_comparable&lt;value_t&gt;)</text:p>
      <text:p text:style-name="P1274"/>
      <text:p text:style-name="P1248"><text:tab/><text:tab/><text:tab/><text:span text:style-name="T1128">Rimuove </text:span><text:span text:style-name="T1135">tutti </text:span><text:span text:style-name="T1128">gli elementi che </text:span><text:span text:style-name="T1129">abbiano </text:span><text:span text:style-name="T1135">il </text:span><text:span text:style-name="T1129">valore </text:span><text:span text:style-name="T1649">v</text:span></text:p>
      <text:p text:style-name="P1706"><text:tab/><text:tab/><text:tab/>Ritorna il numero di elementi rimossi</text:p>
      <text:p text:style-name="P1706"><text:tab/><text:tab/><text:tab/>Non ci devono essere referenti attivi </text:p>
      <text:p text:style-name="P1248"><text:span text:style-name="T1128"/></text:p>
      <text:p text:style-name="P1248"><text:span text:style-name="T1128"/></text:p>
      <text:p text:style-name="P1274"><text:tab/><text:tab/>constexpr size_t erase(seq_t&amp; seq, const value_t&amp; v)noexcept</text:p>
      <text:p text:style-name="P1274"><text:tab/><text:tab/>requires (is_bidirectional &amp;&amp; concepts::nothrow_equality_comparable&lt;value_t&gt;)</text:p>
      <text:p text:style-name="P1248"/>
      <text:p text:style-name="P1250"><text:tab/><text:tab/></text:p>
      <text:p text:style-name="P1277"><text:tab/><text:tab/>constexpr size_t erase(rseq_t&amp; seq, const value_t&amp; v)noexcept</text:p>
      <text:p text:style-name="P1277"><text:tab/><text:tab/>requires (is_bidirectional &amp;&amp; concepts::nothrow_equality_comparable&lt;value_t&gt;)</text:p>
      <text:p text:style-name="P1266"/>
      <text:p text:style-name="P1250"><text:tab/><text:tab/><text:tab/><text:tab/><text:span text:style-name="T1128">Rimuove gli elementi che </text:span><text:span text:style-name="T1129">abbiano valore </text:span><text:span text:style-name="T1649">v</text:span><text:span text:style-name="T1129"> <text:s/>a partire dal valore corrente di </text:span><text:span text:style-name="T1649">seq</text:span></text:p>
      <text:p text:style-name="P1708"><text:span text:style-name="T695"><text:tab/><text:tab/><text:tab/>seq </text:span><text:span text:style-name="T1881">deve essere referente dell’istanza corrente </text:span><text:span text:style-name="T1882">o vuota</text:span></text:p>
      <text:p text:style-name="P1708"><text:tab/><text:tab/><text:tab/>Ritorna il numero di elementi rimossi,<text:span text:style-name="T1886">se </text:span><text:span text:style-name="T702">seq</text:span><text:span text:style-name="T1886"> è vuota ritorna zero</text:span></text:p>
      <text:p text:style-name="P1251"><text:span text:style-name="T1128"><text:tab/><text:tab/><text:tab/>Non ci devono essere referenti attivi </text:span><text:span text:style-name="T1130">oltre a </text:span><text:span text:style-name="T1650">seq</text:span></text:p>
      <text:p text:style-name="P1258"><text:span text:style-name="T1135"><text:tab/><text:tab/><text:tab/>Dopo questa operazione </text:span><text:span text:style-name="T1661">seq</text:span><text:span text:style-name="T1135"> sarà consumata</text:span></text:p>
      <text:p text:style-name="P1258"><text:span text:style-name="T1135"/></text:p>
      <text:p text:style-name="P1248"><text:span text:style-name="T1128"/></text:p>
      <text:p text:style-name="P1274"><text:tab/></text:p>
      <text:p text:style-name="P1249"><text:tab/><text:tab/><text:tab/></text:p>
      <text:p text:style-name="P1258"><text:span text:style-name="T1128"/></text:p>
      <text:p text:style-name="P1258"><text:span text:style-name="T1128"/></text:p>
      <text:p text:style-name="P1258"><text:span text:style-name="T1128"/></text:p>
      <text:p text:style-name="P1258"><text:span text:style-name="T1128"/></text:p>
      <text:p text:style-name="P1251"><text:soft-page-break/><text:span text:style-name="T1128"><text:tab/><text:tab/></text:span><text:span text:style-name="T1648">constexpr size_t erase_after(seq_t&amp; seq, const value_t&amp; v)noexcept</text:span></text:p>
      <text:p text:style-name="P1275"><text:tab/><text:tab/>requires (concepts::nothrow_equality_comparable&lt;value_t&gt;)</text:p>
      <text:p text:style-name="P1251"/>
      <text:p text:style-name="P1249"><text:tab/><text:tab/><text:tab/><text:tab/><text:span text:style-name="T1128">Rimuove gli elementi che </text:span><text:span text:style-name="T1129">abbiano valore </text:span><text:span text:style-name="T1649">v</text:span><text:span text:style-name="T1129"> <text:s/>a partire dal valore </text:span><text:span text:style-name="T1130">successivo</text:span><text:span text:style-name="T1129"> di </text:span><text:span text:style-name="T1649">seq</text:span></text:p>
      <text:p text:style-name="P1707"><text:tab/><text:tab/><text:tab/>Ritorna il numero di elementi rimossi</text:p>
      <text:p text:style-name="P1251"><text:span text:style-name="T1128"><text:tab/><text:tab/><text:tab/>Non ci devono essere referenti attivi </text:span><text:span text:style-name="T1130">oltre a </text:span><text:span text:style-name="T1650">seq</text:span></text:p>
      <text:p text:style-name="P1258"><text:span text:style-name="T1135"><text:tab/><text:tab/><text:tab/>Dopo questa operazione </text:span><text:span text:style-name="T1661">seq</text:span><text:span text:style-name="T1135"> sarà consumata</text:span></text:p>
      <text:p text:style-name="P1258"><text:span text:style-name="T1135"/></text:p>
      <text:p text:style-name="P1251"><text:span text:style-name="T1128"/></text:p>
      <text:p text:style-name="P1275"><text:tab/><text:tab/>constexpr size_t unique()noexcept </text:p>
      <text:p text:style-name="P1275"><text:tab/><text:tab/>requires(concepts::nothrow_equality_comparable&lt;value_t&gt;)</text:p>
      <text:p text:style-name="P1251"><text:tab/><text:tab/></text:p>
      <text:p text:style-name="P1252"><text:tab/><text:tab/><text:tab/><text:span text:style-name="T1131">Elimina i valori duplicati</text:span></text:p>
      <text:p text:style-name="P1709"><text:tab/><text:tab/><text:tab/>Il contenitore deve avere i valori <text:span text:style-name="T1900">degli elementi </text:span><text:span text:style-name="T1984">raggruppati per uguaglianza.</text:span></text:p>
      <text:p text:style-name="P1252"><text:span text:style-name="T1131"><text:tab/><text:tab/><text:tab/>Ritorna il valore di </text:span><text:span text:style-name="T1651">count()</text:span><text:span text:style-name="T1131"> </text:span><text:span text:style-name="T1293">dopo l’operazione.</text:span></text:p>
      <text:p text:style-name="P1709"><text:tab/><text:tab/><text:tab/>Non ci devono essere referenti attivi.</text:p>
      <text:p text:style-name="P1710"><text:tab/><text:tab/></text:p>
      <text:p text:style-name="P1710"><text:tab/> </text:p>
      <text:p text:style-name="P1253"><text:span text:style-name="T1131"><text:tab/><text:tab/></text:span><text:span text:style-name="T1651">constexpr base_list&amp; reverse()noexcept </text:span></text:p>
      <text:p text:style-name="P1253"/>
      <text:p text:style-name="P1253"><text:span text:style-name="T1131"><text:tab/><text:tab/><text:tab/></text:span><text:span text:style-name="T1132">Inverte gli elementi </text:span></text:p>
      <text:p text:style-name="P1253"><text:span text:style-name="T1132"/></text:p>
      <text:p text:style-name="P1711"><text:tab/></text:p>
      <text:p text:style-name="P1253"><text:span text:style-name="T1132"><text:tab/><text:tab/></text:span><text:span text:style-name="T1652">constexpr base_list&amp; reset()noexcept</text:span><text:span text:style-name="T1132"> </text:span></text:p>
      <text:p text:style-name="P1253"><text:span text:style-name="T1132"/></text:p>
      <text:p text:style-name="P1711"><text:tab/><text:tab/><text:tab/>Rimuove tutti gli elementi</text:p>
      <text:p text:style-name="P1711"><text:tab/><text:tab/><text:tab/>Non ci devono essere referenti attivi </text:p>
      <text:p text:style-name="P1253"><text:span text:style-name="T1132"/></text:p>
      <text:p text:style-name="P1253"><text:span text:style-name="T1132"/></text:p>
      <text:p text:style-name="P1254"><text:span text:style-name="T1132"><text:tab/><text:tab/></text:span><text:span text:style-name="T1652">[[nodiscard]] constexpr error_handler_t try_resize(size_t </text:span><text:span text:style-name="T1653">n</text:span><text:span text:style-name="T1652">)noexcept</text:span></text:p>
      <text:p text:style-name="P1278"><text:tab/><text:tab/>requires(std::is_default_constructible_v&lt;value_t&gt;) </text:p>
      <text:p text:style-name="P1254"><text:span text:style-name="T1132"/></text:p>
      <text:p text:style-name="P1254"><text:span text:style-name="T1132"><text:tab/><text:tab/></text:span><text:span text:style-name="T1653">base_list&amp;</text:span><text:span text:style-name="T1652"> resize(size_t </text:span><text:span text:style-name="T1653">n</text:span><text:span text:style-name="T1652">)noexcept</text:span></text:p>
      <text:p text:style-name="P1278"><text:tab/><text:tab/>requires(std::is_default_constructible_v&lt;value_t&gt;) </text:p>
      <text:p text:style-name="P1254"/>
      <text:p text:style-name="P1844"><text:tab/><text:tab/><text:tab/>Porta il numero di elementi effettivi a <text:span text:style-name="T523">n</text:span> con l’eccedenza a valore <text:span text:style-name="T1984">predefinito.</text:span></text:p>
      <text:p text:style-name="P1844"><text:tab/><text:tab/><text:tab/>Non ci devono essere referenti attivi</text:p>
      <text:p text:style-name="P1844"><text:tab/><text:tab/><text:tab/>L’operazione è transazionale</text:p>
      <text:p text:style-name="P1254"><text:span text:style-name="T1133"/></text:p>
      <text:p text:style-name="P1254"><text:span text:style-name="T1133"/></text:p>
      <text:p text:style-name="P1265"><text:span text:style-name="T1132"><text:tab/><text:tab/></text:span><text:span text:style-name="T1652">[[nodiscard]] constexpr error_handler_t try_resize(size_t </text:span><text:span text:style-name="T1653">n,</text:span><text:span text:style-name="T1985">const value_t&amp; v</text:span><text:span text:style-name="T1652">)noexcept</text:span></text:p>
      <text:p text:style-name="P1279"><text:tab/><text:tab/>requires(concepts::copyable_or_cloneable&lt;value_t&gt;) </text:p>
      <text:p text:style-name="P1279"><text:span text:style-name="T1132"/></text:p>
      <text:p text:style-name="P1265"><text:span text:style-name="T1132"><text:tab/><text:tab/></text:span><text:span text:style-name="T1653">base_list&amp;</text:span><text:span text:style-name="T1652"> resize(size_t </text:span><text:span text:style-name="T1653">n,</text:span><text:span text:style-name="T1985">const value_t&amp; v</text:span><text:span text:style-name="T1652">)noexcept</text:span></text:p>
      <text:p text:style-name="P1279"><text:tab/><text:tab/>requires(concepts::copyable_or_cloneable&lt;value_t&gt;) </text:p>
      <text:p text:style-name="P1265"/>
      <text:p text:style-name="P1845"><text:tab/><text:tab/><text:tab/>Porta il numero di elementi effettivi a <text:span text:style-name="T523">n</text:span> con l’eccedenza a valore <text:span text:style-name="T746">v</text:span><text:span text:style-name="T1984">.</text:span></text:p>
      <text:p text:style-name="P1845"><text:tab/><text:tab/><text:tab/>Non ci devono essere referenti attivi</text:p>
      <text:p text:style-name="P1845"><text:tab/><text:tab/><text:tab/>L’operazione è transazionale</text:p>
      <text:p text:style-name="P1265"><text:span text:style-name="T1133"/></text:p>
      <text:p text:style-name="P1265"><text:span text:style-name="T1133"/></text:p>
      <text:p text:style-name="P1280"><text:tab/><text:tab/>[[nodiscard]] constexpr seq_t seq()noexcept </text:p>
      <text:p text:style-name="P1255"><text:span text:style-name="T1653"><text:tab/><text:tab/>[[nodiscard]] constexpr </text:span><text:span text:style-name="T1655">c</text:span><text:span text:style-name="T1653">seq_t seq()</text:span><text:span text:style-name="T1655">const </text:span><text:span text:style-name="T1653">noexcept </text:span></text:p>
      <text:p text:style-name="P1255"><text:span text:style-name="T1653"><text:tab/><text:tab/>[[nodiscard]] constexpr </text:span><text:span text:style-name="T1655">c</text:span><text:span text:style-name="T1653">seq_t </text:span><text:span text:style-name="T1655">c</text:span><text:span text:style-name="T1653">seq()noexcept </text:span></text:p>
      <text:p text:style-name="P1255"><text:span text:style-name="T1133"/></text:p>
      <text:p text:style-name="P1255"><text:span text:style-name="T1133"><text:tab/><text:tab/><text:tab/></text:span><text:span text:style-name="T1039">Ritorna una sequenza di valori</text:span></text:p>
      <text:p text:style-name="P932"><text:span text:style-name="T1038"/></text:p>
      <text:p text:style-name="P932"><text:span text:style-name="T1038"/></text:p>
      <text:p text:style-name="P1255"><text:span text:style-name="T1653"><text:tab/><text:tab/>[[nodiscard]] constexpr </text:span><text:span text:style-name="T1655">r</text:span><text:span text:style-name="T1653">seq_t </text:span><text:span text:style-name="T1655">r</text:span><text:span text:style-name="T1653">seq()noexcept </text:span></text:p>
      <text:p text:style-name="P1255"><text:span text:style-name="T1133"><text:tab/><text:tab/></text:span><text:span text:style-name="T1653">requires (is_bidirectional)</text:span></text:p>
      <text:p text:style-name="P1255"><text:span text:style-name="T1038"/></text:p>
      <text:p text:style-name="P1255"><text:span text:style-name="T1653"><text:tab/><text:tab/>[[nodiscard]] constexpr </text:span><text:span text:style-name="T1655">cr</text:span><text:span text:style-name="T1653">seq_t </text:span><text:span text:style-name="T1655">r</text:span><text:span text:style-name="T1653">seq()</text:span><text:span text:style-name="T1655">const </text:span><text:span text:style-name="T1653">noexcept </text:span></text:p>
      <text:p text:style-name="P1280"><text:tab/><text:tab/>requires (is_bidirectional)</text:p>
      <text:p text:style-name="P1255"/>
      <text:p text:style-name="P1255"><text:span text:style-name="T1653"><text:tab/><text:tab/>[[nodiscard]] constexpr </text:span><text:span text:style-name="T1655">cr</text:span><text:span text:style-name="T1653">seq_t </text:span><text:span text:style-name="T1655">cr</text:span><text:span text:style-name="T1653">seq()noexcept </text:span></text:p>
      <text:p text:style-name="P1280"><text:tab/><text:tab/>requires (is_bidirectional)</text:p>
      <text:p text:style-name="P1255"><text:span text:style-name="T1133"/></text:p>
      <text:p text:style-name="P1255"><text:span text:style-name="T1133"><text:tab/><text:tab/><text:tab/></text:span><text:span text:style-name="T1039">Ritorna una sequenza di valori </text:span><text:span text:style-name="T1120">invertiti</text:span></text:p>
      <text:p text:style-name="P932"><text:span text:style-name="T1038"/></text:p>
      <text:p text:style-name="P932"><text:soft-page-break/><text:span text:style-name="T1038"/></text:p>
      <text:p text:style-name="P944"><text:tab/><text:tab/>template &lt;typename A1,bool ISBD1&gt;</text:p>
      <text:p text:style-name="P944"><text:tab/><text:tab/>[[nodiscard]] constexpr bool operator==(const base_list&lt;value_t,A1,ISBD1&gt;&amp; r)const <text:tab/><text:tab/>noexcept</text:p>
      <text:p text:style-name="P944"><text:tab/><text:tab/>requires(concepts::nothrow_equality_comparable&lt;value_t&gt;)</text:p>
      <text:p text:style-name="P932"/>
      <text:p text:style-name="P932"/>
      <text:p text:style-name="P940"><text:tab/><text:tab/><text:tab/> <text:span text:style-name="T1039">Ritorna </text:span><text:span text:style-name="T1121">vero se i due contenitori hanno lo stesso numero di elementi a valore uguale </text:span></text:p>
      <text:p text:style-name="P940"><text:span text:style-name="T1121"/></text:p>
      <text:p text:style-name="P940"><text:span text:style-name="T1121"/></text:p>
      <text:p text:style-name="P940"><text:span text:style-name="T1121"/></text:p>
      <text:p text:style-name="P940"><text:span text:style-name="T1121"/></text:p>
      <text:p text:style-name="P940"><text:span text:style-name="T1121"/></text:p>
      <text:p text:style-name="P940"><text:span text:style-name="T1121"/></text:p>
      <text:p text:style-name="P940"><text:span text:style-name="T1121"/></text:p>
      <text:p text:style-name="P940"><text:span text:style-name="T1121"/></text:p>
      <text:p text:style-name="P940"><text:span text:style-name="T1121"/></text:p>
      <text:p text:style-name="P940"><text:span text:style-name="T1121"/></text:p>
      <text:p text:style-name="P940"><text:span text:style-name="T1121"/></text:p>
      <text:p text:style-name="P940"><text:span text:style-name="T1121"/></text:p>
      <text:p text:style-name="P940"><text:span text:style-name="T1121"/></text:p>
      <text:p text:style-name="P940"><text:span text:style-name="T1121"/></text:p>
      <text:p text:style-name="P940"><text:span text:style-name="T1121"/></text:p>
      <text:p text:style-name="P940"><text:span text:style-name="T1121"/></text:p>
      <text:p text:style-name="P940"><text:span text:style-name="T1121"/></text:p>
      <text:p text:style-name="P940"><text:span text:style-name="T1121"/></text:p>
      <text:p text:style-name="P940"><text:span text:style-name="T1121"/></text:p>
      <text:p text:style-name="P940"><text:span text:style-name="T1121"/></text:p>
      <text:p text:style-name="P940"><text:span text:style-name="T1121"/></text:p>
      <text:p text:style-name="P940"><text:span text:style-name="T1121"/></text:p>
      <text:p text:style-name="P940"><text:span text:style-name="T1121"/></text:p>
      <text:p text:style-name="P940"><text:span text:style-name="T1121"/></text:p>
      <text:p text:style-name="P940"><text:span text:style-name="T1121"/></text:p>
      <text:p text:style-name="P940"><text:span text:style-name="T1121"/></text:p>
      <text:p text:style-name="P940"><text:span text:style-name="T1121"/></text:p>
      <text:p text:style-name="P940"><text:span text:style-name="T1121"/></text:p>
      <text:p text:style-name="P940"><text:span text:style-name="T1121"/></text:p>
      <text:p text:style-name="P940"><text:span text:style-name="T1121"/></text:p>
      <text:p text:style-name="P940"><text:span text:style-name="T1121"/></text:p>
      <text:p text:style-name="P940"><text:span text:style-name="T1121"/></text:p>
      <text:p text:style-name="P940"><text:span text:style-name="T1121"/></text:p>
      <text:p text:style-name="P940"><text:span text:style-name="T1121"/></text:p>
      <text:p text:style-name="P940"><text:span text:style-name="T1121"/></text:p>
      <text:p text:style-name="P940"><text:span text:style-name="T1121"/></text:p>
      <text:p text:style-name="P940"><text:span text:style-name="T1121"/></text:p>
      <text:p text:style-name="P940"><text:span text:style-name="T1121"/></text:p>
      <text:p text:style-name="P940"><text:span text:style-name="T1121"/></text:p>
      <text:p text:style-name="P940"><text:span text:style-name="T1121"/></text:p>
      <text:p text:style-name="P940"><text:span text:style-name="T1121"/></text:p>
      <text:p text:style-name="P940"><text:span text:style-name="T1121"/></text:p>
      <text:p text:style-name="P940"><text:span text:style-name="T1121"/></text:p>
      <text:p text:style-name="P940"><text:span text:style-name="T1121"/></text:p>
      <text:p text:style-name="P940"><text:span text:style-name="T1121"/></text:p>
      <text:p text:style-name="P940"><text:span text:style-name="T1121"/></text:p>
      <text:p text:style-name="P940"><text:span text:style-name="T1121"/></text:p>
      <text:p text:style-name="P940"><text:span text:style-name="T1121"/></text:p>
      <text:p text:style-name="P940"><text:span text:style-name="T1121"/></text:p>
      <text:p text:style-name="P940"><text:span text:style-name="T1121"/></text:p>
      <text:p text:style-name="P940"><text:span text:style-name="T1121"/></text:p>
      <text:p text:style-name="P940"><text:span text:style-name="T1121"/></text:p>
      <text:p text:style-name="P940"><text:span text:style-name="T1121"/></text:p>
      <text:p text:style-name="P940"><text:span text:style-name="T1121"/></text:p>
      <text:p text:style-name="P940"><text:span text:style-name="T1121"/></text:p>
      <text:p text:style-name="P940"><text:span text:style-name="T1121"/></text:p>
      <text:h text:style-name="Heading_20_2" text:outline-level="2"><text:bookmark-start text:name="__RefHeading___Toc79645_833296016"/><text:soft-page-break/><text:span text:style-name="T1725">m</text:span>emory::condition_variable<text:bookmark-end text:name="__RefHeading___Toc79645_833296016"/></text:h>
      <text:p text:style-name="P40"><text:tab/><text:span text:style-name="T298">Uso: </text:span></text:p>
      <text:p text:style-name="P1956"><text:span text:style-name="T298"><text:tab/><text:tab/></text:span><text:span text:style-name="T1727">primitiva di sincronizzazione utilizzata con un </text:span><text:span text:style-name="T1729">mutex</text:span><text:span text:style-name="T1727"> per bloccare uno o più </text:span><text:span text:style-name="T1729">thread</text:span><text:span text:style-name="T1727"> finché un altro <text:tab/><text:tab/></text:span><text:span text:style-name="T1729">thread</text:span><text:span text:style-name="T1727"> non modifica una variabile condivisa (la condizione) e </text:span><text:span text:style-name="T1728">avviene la </text:span><text:span text:style-name="T1727">notifica.</text:span></text:p>
      <text:p text:style-name="P1916"><text:span text:style-name="T76"/></text:p>
      <text:p text:style-name="P458"><text:span text:style-name="T18"><text:tab/></text:span><text:span text:style-name="T87">Testata: </text:span></text:p>
      <text:p text:style-name="P318"><text:tab/><text:tab/><text:span text:style-name="T523">iron/</text:span><text:span text:style-name="T606">memory/condition_variable</text:span><text:span text:style-name="T572">.h</text:span></text:p>
      <text:p text:style-name="P458"><text:span text:style-name="T87"/></text:p>
      <text:p text:style-name="P458"><text:span text:style-name="T18"><text:tab/></text:span><text:span text:style-name="T20">Sinossi:</text:span></text:p>
      <text:p text:style-name="P458"><text:span text:style-name="T20"/></text:p>
      <text:p text:style-name="P817"><text:tab/><text:tab/>template &lt;typename _MUTEX&gt;</text:p>
      <text:p text:style-name="P817"><text:tab/><text:tab/>class base_condition_variable final <text:tab/><text:tab/></text:p>
      <text:p text:style-name="P458"><text:span text:style-name="T367"/></text:p>
      <text:p text:style-name="P458"><text:span text:style-name="T367"/></text:p>
      <text:p text:style-name="P458"><text:span text:style-name="T93"><text:tab/></text:span><text:span text:style-name="T108">Alias:</text:span></text:p>
      <text:p text:style-name="P1216"><text:tab/><text:tab/><text:span text:style-name="T1577">using mutex_t=_MUTEX</text:span></text:p>
      <text:p text:style-name="P1118"><text:tab/><text:tab/>using error_handler_t=error_handler</text:p>
      <text:p text:style-name="P1118"><text:tab/><text:tab/>using lock_t = std::unique_lock&lt;mutex_t&gt;</text:p>
      <text:p text:style-name="P636"><text:span text:style-name="T18"/></text:p>
      <text:p text:style-name="P636"><text:span text:style-name="T18"/></text:p>
      <text:p text:style-name="P1946"><text:span text:style-name="T18"><text:tab/></text:span><text:span text:style-name="T311">Alias esterni:</text:span></text:p>
      <text:p text:style-name="P1946"><text:span text:style-name="T161"/></text:p>
      <text:p text:style-name="P1376"><text:tab/><text:tab/>using condition_variable = base_condition_variable&lt;mutex&gt;</text:p>
      <text:p text:style-name="P636"><text:span text:style-name="T161"/></text:p>
      <text:p text:style-name="P636"><text:span text:style-name="T161"/></text:p>
      <text:p text:style-name="P1916"><text:span text:style-name="T161"><text:tab/></text:span><text:span text:style-name="T252">Metodi statici:</text:span></text:p>
      <text:p text:style-name="P1916"><text:span text:style-name="T252"/></text:p>
      <text:p text:style-name="P1498"><text:tab/><text:tab/>template&lt;typename F&gt;</text:p>
      <text:p text:style-name="P1499"><text:tab/><text:tab/>[[nodiscard]] consteval bool is_bool_predicate()noexcept </text:p>
      <text:p text:style-name="P653"><text:span text:style-name="T252"/></text:p>
      <text:p text:style-name="P653"><text:span text:style-name="T252"/></text:p>
      <text:p text:style-name="P1522"><text:tab/><text:span text:style-name="T902">Costruttori:</text:span></text:p>
      <text:p text:style-name="P1522"><text:span text:style-name="T902"/></text:p>
      <text:p text:style-name="P1373"><text:tab/><text:tab/>base_condition_variable()noexcept</text:p>
      <text:p text:style-name="P1373"><text:tab/><text:tab/>base_condition_variable(base_condition_variable&amp;&amp;)=delete</text:p>
      <text:p text:style-name="P1375"><text:tab/><text:tab/>base_condition_variable(const base_condition_variable&amp;)=delete</text:p>
      <text:p text:style-name="P1375"/>
      <text:p text:style-name="P1373"/>
      <text:p text:style-name="P1373"><text:tab/><text:span text:style-name="T1025">Distruttore:</text:span></text:p>
      <text:p text:style-name="P1373"><text:span text:style-name="T1025"/></text:p>
      <text:p text:style-name="P1373"><text:tab/><text:tab/>~base_condition_variable()</text:p>
      <text:p text:style-name="P1373"/>
      <text:p text:style-name="P1373"/>
      <text:p text:style-name="P1767"><text:tab/>Metodi:</text:p>
      <text:p text:style-name="P1767"/>
      <text:p text:style-name="P1373"><text:tab/><text:tab/>base_condition_variable&amp; operator=(const base_condition_variable&amp;)=delete</text:p>
      <text:p text:style-name="P1375"><text:tab/><text:tab/>base_condition_variable&amp; operator=(base_condition_variable&amp;&amp;)=delete</text:p>
      <text:p text:style-name="P1375"/>
      <text:p text:style-name="P1373"/>
      <text:p text:style-name="P1373"/>
      <text:p text:style-name="P1373"><text:tab/><text:tab/>notify_one<text:span text:style-name="T1726">()noexcept </text:span></text:p>
      <text:p text:style-name="P1373"/>
      <text:p text:style-name="P1768"><text:tab/><text:tab/><text:tab/><text:span text:style-name="T1726">Il <text:s/>produttore notifica ad un consumatore che i dati sono disponibili</text:span></text:p>
      <text:p text:style-name="P1768"/>
      <text:p text:style-name="P1768"/>
      <text:p text:style-name="P1374"><text:tab/><text:tab/>notify_<text:span text:style-name="T1726">all()noexcept </text:span></text:p>
      <text:p text:style-name="P1374"/>
      <text:p text:style-name="P1768"><text:tab/><text:tab/><text:tab/><text:span text:style-name="T1726">Il <text:s/>produttore notifica a tutti i consumatori che i dati sono disponibili</text:span></text:p>
      <text:p text:style-name="P1768"/>
      <text:p text:style-name="P1768"/>
      <text:p text:style-name="P1769"><text:tab/><text:tab/><text:span text:style-name="T523">[[nodiscard]] error_handler_t try_wait(lock_t&amp;)noexcept</text:span></text:p>
      <text:p text:style-name="P1996"><text:tab/><text:tab/></text:p>
      <text:p text:style-name="P1990"><text:span text:style-name="T1731"><text:tab/></text:span><text:span text:style-name="T610"><text:tab/>base_condition_variable&amp; wait(lock_t&amp;)noexcept </text:span></text:p>
      <text:p text:style-name="P2009"/>
      <text:p text:style-name="P1990"><text:span text:style-name="T1731"><text:tab/><text:tab/><text:tab/></text:span>blocca il thread corrente finché la variabile di condizione non viene risvegliata</text:p>
      <text:p text:style-name="P1990"><text:span text:style-name="T863"/></text:p>
      <text:p text:style-name="P1990"><text:span text:style-name="T1432"/></text:p>
      <text:p text:style-name="P1990"><text:span text:style-name="T1432"/></text:p>
      <text:p text:style-name="P1990"><text:span text:style-name="T1432"/></text:p>
      <text:p text:style-name="P1990"><text:span text:style-name="T1432"/></text:p>
      <text:p text:style-name="P1990"><text:span text:style-name="T1432"/></text:p>
      <text:p text:style-name="P1990"><text:soft-page-break/><text:span text:style-name="T1432"/></text:p>
      <text:p text:style-name="P1990"><text:span text:style-name="T1432"/></text:p>
      <text:p text:style-name="P2002"><text:tab/><text:tab/>template&lt;typename PREDICATE&gt;</text:p>
      <text:p text:style-name="P2009"><text:span text:style-name="T1731"><text:tab/><text:tab/>[[nodiscard]] error_handler_t try_wait(lock_t&amp;,PREDICATE </text:span><text:span text:style-name="T1732">pred</text:span><text:span text:style-name="T1731">)noexcept </text:span></text:p>
      <text:p text:style-name="P2002"><text:tab/><text:tab/>requires(<text:span text:style-name="T1977">is_</text:span>bool_predicate&lt;PREDICATE&gt;<text:span text:style-name="T1977">()</text:span>)</text:p>
      <text:p text:style-name="P1991"><text:span text:style-name="T1432"/></text:p>
      <text:p text:style-name="P2003"><text:tab/><text:tab/>template&lt;typename PREDICATE&gt;</text:p>
      <text:p text:style-name="P2003"><text:tab/><text:tab/>base_condition_variable&amp; wait(lock_t&amp;,PREDICATE pred )noexcept </text:p>
      <text:p text:style-name="P2003"><text:tab/><text:tab/>requires(<text:span text:style-name="T1977">is_</text:span>bool_predicate&lt;PREDICATE&gt;<text:span text:style-name="T1977">()</text:span>)</text:p>
      <text:p text:style-name="P2003"/>
      <text:p text:style-name="P1991"><text:span text:style-name="T1731"><text:tab/><text:tab/><text:tab/></text:span><text:span text:style-name="T1887">B</text:span>locca il thread corrente finché la variabile di condizione non viene risvegliata</text:p>
      <text:p text:style-name="P1991"><text:tab/><text:tab/><text:tab/><text:span text:style-name="T1732">e </text:span><text:span text:style-name="T611">pred </text:span><text:span text:style-name="T1732">ritorna vero</text:span></text:p>
      <text:p text:style-name="P1991"><text:span text:style-name="T611"/></text:p>
      <text:p text:style-name="P1991"><text:span text:style-name="T611"/></text:p>
      <text:p text:style-name="P1991"><text:span text:style-name="T611"/></text:p>
      <text:p text:style-name="P2010"><text:tab/><text:tab/>[[nodiscard]] const auto native_handle()const noexcept </text:p>
      <text:p text:style-name="P2010"><text:tab/><text:tab/><text:tab/></text:p>
      <text:p text:style-name="P1998"><text:span text:style-name="T1733"><text:tab/><text:tab/><text:tab/>Ritorna l’</text:span><text:span text:style-name="T765">handle</text:span><text:span text:style-name="T1733"> interno </text:span></text:p>
      <text:p text:style-name="P1523"/>
      <text:p text:style-name="P1523"/>
      <text:p text:style-name="P1523"/>
      <text:p text:style-name="P1523"/>
      <text:p text:style-name="P1523"/>
      <text:p text:style-name="P1523"/>
      <text:p text:style-name="P1523"/>
      <text:p text:style-name="P1523"/>
      <text:p text:style-name="P1523"/>
      <text:p text:style-name="P1523"/>
      <text:p text:style-name="P1523"/>
      <text:p text:style-name="P1523"/>
      <text:p text:style-name="P1523"/>
      <text:p text:style-name="P1523"/>
      <text:p text:style-name="P1523"/>
      <text:p text:style-name="P1523"/>
      <text:p text:style-name="P1523"/>
      <text:p text:style-name="P1523"/>
      <text:p text:style-name="P1523"/>
      <text:p text:style-name="P1523"/>
      <text:p text:style-name="P1523"/>
      <text:p text:style-name="P1523"/>
      <text:p text:style-name="P1523"/>
      <text:p text:style-name="P1523"/>
      <text:p text:style-name="P1523"/>
      <text:p text:style-name="P1523"/>
      <text:p text:style-name="P1523"/>
      <text:p text:style-name="P1523"/>
      <text:p text:style-name="P1523"/>
      <text:p text:style-name="P1523"/>
      <text:p text:style-name="P1523"/>
      <text:p text:style-name="P1523"/>
      <text:p text:style-name="P1523"/>
      <text:p text:style-name="P1523"/>
      <text:p text:style-name="P1523"/>
      <text:p text:style-name="P1523"/>
      <text:p text:style-name="P1523"/>
      <text:p text:style-name="P1523"/>
      <text:p text:style-name="P1523"/>
      <text:p text:style-name="P1523"/>
      <text:p text:style-name="P1523"><text:soft-page-break/></text:p>
      <text:h text:style-name="Heading_20_2" text:outline-level="2"><text:bookmark-start text:name="__RefHeading___Toc79647_833296016"/><text:span text:style-name="T1725">m</text:span>emory::<text:span text:style-name="T1732">lock_guard</text:span><text:bookmark-end text:name="__RefHeading___Toc79647_833296016"/></text:h>
      <text:p text:style-name="P41"><text:tab/><text:span text:style-name="T298">Uso: </text:span></text:p>
      <text:p text:style-name="P41"><text:span text:style-name="T298"><text:tab/><text:tab/></text:span><text:span text:style-name="T312">un <text:s/></text:span><text:span text:style-name="T398">wrapper</text:span><text:span text:style-name="T312"> per una classe di </text:span><text:span text:style-name="T398">lock</text:span><text:span text:style-name="T312"> usando il paradigma </text:span><text:span text:style-name="T398">RAII</text:span></text:p>
      <text:p text:style-name="P459"><text:span text:style-name="T76"/></text:p>
      <text:p text:style-name="P459"><text:span text:style-name="T18"><text:tab/></text:span><text:span text:style-name="T87">Testata: </text:span></text:p>
      <text:p text:style-name="P319"><text:tab/><text:tab/><text:span text:style-name="T523">iron/</text:span><text:span text:style-name="T607">memory/lock_guard</text:span><text:span text:style-name="T572">.h</text:span></text:p>
      <text:p text:style-name="P459"><text:span text:style-name="T87"/></text:p>
      <text:p text:style-name="P459"><text:span text:style-name="T18"><text:tab/></text:span><text:span text:style-name="T20">Sinossi:</text:span></text:p>
      <text:p text:style-name="P459"><text:span text:style-name="T20"/></text:p>
      <text:p text:style-name="P818"><text:tab/><text:tab/>template &lt;typename T&gt;</text:p>
      <text:p text:style-name="P818"><text:tab/><text:tab/>class <text:span text:style-name="T1734">lock</text:span> final </text:p>
      <text:p text:style-name="P818"><text:tab/><text:tab/></text:p>
      <text:p text:style-name="P459"><text:span text:style-name="T367"/></text:p>
      <text:p text:style-name="P459"><text:span text:style-name="T93"><text:tab/></text:span><text:span text:style-name="T108">Alias:</text:span></text:p>
      <text:p text:style-name="P2011"><text:tab/><text:tab/>using value_t = T</text:p>
      <text:p text:style-name="P2003"><text:tab/><text:tab/>using value_type = value_t</text:p>
      <text:p text:style-name="P2003"/>
      <text:p text:style-name="P2003"/>
      <text:p text:style-name="P1992"><text:tab/><text:span text:style-name="T1734">Vincoli:</text:span></text:p>
      <text:p text:style-name="P2003"><text:tab/><text:tab/>concepts::lock&lt;value_t&gt;</text:p>
      <text:p text:style-name="P2003"/>
      <text:p text:style-name="P2003"/>
      <text:p text:style-name="P1992"><text:tab/><text:span text:style-name="T1734">Costruttore:</text:span></text:p>
      <text:p text:style-name="P1992"/>
      <text:p text:style-name="P2003"><text:tab/><text:tab/>explicit lock_guard(value_t&amp;)noexcept</text:p>
      <text:p text:style-name="P2003"><text:tab/><text:tab/>lock_guard(const lock_guard&amp;)=delete</text:p>
      <text:p text:style-name="P2003"><text:tab/><text:tab/>lock_guard(lock_guard&amp;&amp;)=delete</text:p>
      <text:p text:style-name="P2003"/>
      <text:p text:style-name="P2003"/>
      <text:p text:style-name="P1992"><text:tab/><text:span text:style-name="T1738">Costruttori esterni:</text:span></text:p>
      <text:p text:style-name="P2007"><text:tab/></text:p>
      <text:p text:style-name="P2007"><text:tab/><text:tab/>template &lt;typename T&gt;</text:p>
      <text:p text:style-name="P2003"><text:tab/><text:tab/>[[nodiscard]] <text:s/>lock_guard&lt;T&gt; make_lock_guard(T&amp;)noexcept </text:p>
      <text:p text:style-name="P1995"><text:tab/></text:p>
      <text:p text:style-name="P1995"/>
      <text:p text:style-name="P1997"><text:tab/>Distruttore:</text:p>
      <text:p text:style-name="P1992"/>
      <text:p text:style-name="P2004"><text:tab/><text:tab/>~lock_guard()</text:p>
      <text:p text:style-name="P635"><text:span text:style-name="T1569"/></text:p>
      <text:p text:style-name="P1742"><text:span text:style-name="T1662"><text:tab/></text:span><text:span text:style-name="T1734">Metodi:</text:span></text:p>
      <text:p text:style-name="P2004"><text:tab/><text:tab/>lock_guard&amp; operator=(const lock_guard&amp;)=delete</text:p>
      <text:p text:style-name="P2003"><text:tab/><text:tab/>lock_guard&amp; operator=(lock_guard&amp;&amp;)=delete</text:p>
      <text:p text:style-name="P605"><text:span text:style-name="T1569"/></text:p>
      <text:p text:style-name="P605"><text:span text:style-name="T1569"/></text:p>
      <text:p text:style-name="P605"><text:span text:style-name="T1569"/></text:p>
      <text:p text:style-name="P605"><text:span text:style-name="T1569"/></text:p>
      <text:p text:style-name="P605"><text:span text:style-name="T1569"/></text:p>
      <text:p text:style-name="P605"><text:span text:style-name="T1569"/></text:p>
      <text:p text:style-name="P605"><text:span text:style-name="T1569"/></text:p>
      <text:p text:style-name="P605"><text:span text:style-name="T1569"/></text:p>
      <text:p text:style-name="P605"><text:span text:style-name="T1569"/></text:p>
      <text:p text:style-name="P605"><text:span text:style-name="T1569"/></text:p>
      <text:p text:style-name="P605"><text:span text:style-name="T1569"/></text:p>
      <text:p text:style-name="P605"><text:span text:style-name="T1569"/></text:p>
      <text:p text:style-name="P605"><text:span text:style-name="T1569"/></text:p>
      <text:p text:style-name="P605"><text:span text:style-name="T1569"/></text:p>
      <text:p text:style-name="P605"><text:span text:style-name="T1569"/></text:p>
      <text:p text:style-name="P605"><text:span text:style-name="T1569"/></text:p>
      <text:p text:style-name="P605"><text:span text:style-name="T1569"/></text:p>
      <text:p text:style-name="P605"><text:span text:style-name="T1569"/></text:p>
      <text:p text:style-name="P605"><text:span text:style-name="T1569"/></text:p>
      <text:h text:style-name="Heading_20_2" text:outline-level="2"><text:bookmark-start text:name="__RefHeading___Toc79649_833296016"/><text:soft-page-break/><text:span text:style-name="T1725">m</text:span>emory::<text:span text:style-name="T1734">mutex</text:span><text:bookmark-end text:name="__RefHeading___Toc79649_833296016"/></text:h>
      <text:p text:style-name="P42"><text:tab/><text:span text:style-name="T298">Uso: </text:span></text:p>
      <text:p text:style-name="P42"><text:span text:style-name="T298"><text:tab/><text:tab/></text:span><text:span text:style-name="T312">sincronizzare l’accesso a dati condivisi </text:span><text:span text:style-name="T313">in modo bloccante</text:span></text:p>
      <text:p text:style-name="P460"><text:span text:style-name="T399"/></text:p>
      <text:p text:style-name="P460"><text:span text:style-name="T18"><text:tab/></text:span><text:span text:style-name="T87">Testata: </text:span></text:p>
      <text:p text:style-name="P320"><text:tab/><text:tab/><text:span text:style-name="T523">iron/</text:span><text:span text:style-name="T607">memory/mutex</text:span><text:span text:style-name="T572">.h</text:span></text:p>
      <text:p text:style-name="P460"><text:span text:style-name="T87"/></text:p>
      <text:p text:style-name="P460"><text:span text:style-name="T18"><text:tab/></text:span><text:span text:style-name="T20">Sinossi:</text:span></text:p>
      <text:p text:style-name="P460"><text:span text:style-name="T20"/></text:p>
      <text:p text:style-name="P819"><text:tab/><text:tab/>template &lt;bool RECURSIVE&gt;</text:p>
      <text:p text:style-name="P819"><text:tab/><text:tab/>class base_mutex final<text:tab/><text:tab/></text:p>
      <text:p text:style-name="P460"><text:span text:style-name="T367"/></text:p>
      <text:p text:style-name="P460"><text:span text:style-name="T93"><text:tab/></text:span><text:span text:style-name="T108">Alias:</text:span></text:p>
      <text:p text:style-name="P1119"><text:tab/><text:tab/>using error_handler_t=error_handler</text:p>
      <text:p text:style-name="P635"><text:span text:style-name="T108"/></text:p>
      <text:p text:style-name="P635"><text:span text:style-name="T108"/></text:p>
      <text:p text:style-name="P1917"><text:span text:style-name="T108"><text:tab/></text:span><text:span text:style-name="T162">Alias esterni:</text:span></text:p>
      <text:p text:style-name="P1917"><text:span text:style-name="T162"/></text:p>
      <text:p text:style-name="P1377"><text:tab/><text:tab/>using mutex = base_mutex&lt;false&gt;</text:p>
      <text:p text:style-name="P1377"><text:tab/><text:tab/>using recursive_mutex = base_mutex&lt;true&gt;</text:p>
      <text:p text:style-name="P635"><text:span text:style-name="T162"/></text:p>
      <text:p text:style-name="P635"><text:span text:style-name="T162"/></text:p>
      <text:p text:style-name="P1959"><text:span text:style-name="T780"><text:tab/></text:span><text:span text:style-name="T948">Costanti statiche:</text:span></text:p>
      <text:p text:style-name="P1959"><text:span text:style-name="T948"/></text:p>
      <text:p text:style-name="P461"><text:span text:style-name="T108"><text:tab/><text:tab/></text:span><text:span text:style-name="T379">constexpr bool recursive = RECURSIVE</text:span></text:p>
      <text:p text:style-name="P1993"/>
      <text:p text:style-name="P2004"/>
      <text:p text:style-name="P1993"><text:tab/><text:span text:style-name="T1734">Costruttore:</text:span></text:p>
      <text:p text:style-name="P2012"/>
      <text:p text:style-name="P2012"><text:tab/><text:tab/>base_mutex()noexcept</text:p>
      <text:p text:style-name="P2012"><text:tab/><text:tab/>base_mutex(const base_mutex&amp;)=delete</text:p>
      <text:p text:style-name="P2013"><text:tab/><text:tab/>base_mutex(base_mutex&amp;&amp;) = delete</text:p>
      <text:p text:style-name="P2005"/>
      <text:p text:style-name="P2004"/>
      <text:p text:style-name="P2004"/>
      <text:p text:style-name="P1993"><text:tab/><text:span text:style-name="T1735">Distruttore:</text:span></text:p>
      <text:p text:style-name="P1993"/>
      <text:p text:style-name="P2013"><text:tab/><text:tab/>~base_mutex()</text:p>
      <text:p text:style-name="P2005"/>
      <text:p text:style-name="P1993"><text:tab/><text:tab/></text:p>
      <text:p text:style-name="P1993"><text:span text:style-name="T1662"><text:tab/></text:span><text:span text:style-name="T1735">Metodi:</text:span></text:p>
      <text:p text:style-name="P1993"/>
      <text:p text:style-name="P2013"><text:tab/><text:tab/>base_mutex&amp; operator=(const base_mutex&amp;)=delete</text:p>
      <text:p text:style-name="P2013"><text:tab/><text:tab/>base_mutex&amp; operator=(base_mutex&amp;&amp;) = delete</text:p>
      <text:p text:style-name="P2005"/>
      <text:p text:style-name="P2005"/>
      <text:p text:style-name="P2005"><text:tab/><text:tab/>[[nodiscard]] error_handler_t try_acquire()noexcept </text:p>
      <text:p text:style-name="P2014"><text:tab/><text:tab/>base_mutex&amp; acquire()noexcept </text:p>
      <text:p text:style-name="P2014"><text:tab/><text:tab/>void lock()noexcept</text:p>
      <text:p text:style-name="P2005"/>
      <text:p text:style-name="P2005"><text:span text:style-name="T889"><text:tab/><text:tab/><text:tab/>Acquisisce il </text:span><text:span text:style-name="T1735">lock</text:span></text:p>
      <text:p text:style-name="P2005"/>
      <text:p text:style-name="P2005"/>
      <text:p text:style-name="P2015"><text:tab/><text:tab/>[[nodiscard]] result&lt;bool, error_handler_t&gt; try_can_acquired()noexcept </text:p>
      <text:p text:style-name="P2005"><text:tab/><text:tab/>[[nodiscard]] bool can_acquired()noexcept </text:p>
      <text:p text:style-name="P2005"/>
      <text:p text:style-name="P2006"><text:span text:style-name="T889"><text:tab/><text:tab/><text:tab/></text:span><text:span text:style-name="T890">Tenta di acquisire il </text:span><text:span text:style-name="T1736">lock</text:span><text:span text:style-name="T889">, </text:span><text:span text:style-name="T890">ritorna vero se puo essere acquisito</text:span></text:p>
      <text:p text:style-name="P2000"><text:tab/></text:p>
      <text:p text:style-name="P2005"/>
      <text:p text:style-name="P2005"><text:tab/><text:tab/>[[nodiscard]] error_handler_t try_release()noexcept</text:p>
      <text:p text:style-name="P2006"><text:tab/><text:tab/>base_mutex&amp; release()noexcept </text:p>
      <text:p text:style-name="P2006"><text:tab/><text:tab/>void unlock()noexcept</text:p>
      <text:p text:style-name="P2006"/>
      <text:p text:style-name="P2006"><text:tab/><text:tab/><text:tab/><text:span text:style-name="T1176">Rilascia il</text:span><text:span text:style-name="T1736"> lock</text:span></text:p>
      <text:p text:style-name="P2001"><text:tab/><text:tab/></text:p>
      <text:p text:style-name="P2006"><text:span text:style-name="T1730"/></text:p>
      <text:p text:style-name="P2006"><text:tab/><text:tab/>[[nodiscard]] const void* native_handle()const noexcept</text:p>
      <text:p text:style-name="P2006"><text:tab/><text:tab/><text:tab/></text:p>
      <text:p text:style-name="P1999"><text:span text:style-name="T1733"><text:tab/><text:tab/><text:tab/>Ritorna l’</text:span><text:span text:style-name="T765">handle</text:span><text:span text:style-name="T1733"> interno </text:span></text:p>
      <text:p text:style-name="P1524"><text:span text:style-name="T1177"/></text:p>
      <text:p text:style-name="P1524"><text:span text:style-name="T1177"/></text:p>
      <text:p text:style-name="P1524"><text:span text:style-name="T1177"/></text:p>
      <text:p text:style-name="P1524"><text:span text:style-name="T1177"/></text:p>
      <text:p text:style-name="P1524"><text:span text:style-name="T1177"/></text:p>
      <text:p text:style-name="P1524"><text:soft-page-break/><text:span text:style-name="T1177"/></text:p>
      <text:h text:style-name="Heading_20_2" text:outline-level="2"><text:bookmark-start text:name="__RefHeading___Toc79651_833296016"/><text:span text:style-name="T1725">m</text:span>emory::<text:span text:style-name="T1737">spin_lock</text:span><text:bookmark-end text:name="__RefHeading___Toc79651_833296016"/></text:h>
      <text:p text:style-name="P43"><text:tab/><text:span text:style-name="T298">Uso: </text:span></text:p>
      <text:p text:style-name="P43"><text:span text:style-name="T298"><text:tab/><text:tab/></text:span><text:span text:style-name="T312">sincronizzare l’accesso a dati condivisi </text:span><text:span text:style-name="T313">in modo non bloccante</text:span></text:p>
      <text:p text:style-name="P462"><text:span text:style-name="T399"/></text:p>
      <text:p text:style-name="P462"><text:span text:style-name="T18"><text:tab/></text:span><text:span text:style-name="T87">Testata: </text:span></text:p>
      <text:p text:style-name="P321"><text:tab/><text:tab/><text:span text:style-name="T523">iron/</text:span><text:span text:style-name="T607">memory/</text:span><text:span text:style-name="T608">spin_lock</text:span><text:span text:style-name="T572">.h</text:span></text:p>
      <text:p text:style-name="P462"><text:span text:style-name="T87"/></text:p>
      <text:p text:style-name="P462"><text:span text:style-name="T18"><text:tab/></text:span><text:span text:style-name="T20">Sinossi:</text:span></text:p>
      <text:p text:style-name="P462"><text:span text:style-name="T20"/></text:p>
      <text:p text:style-name="P820"><text:tab/><text:tab/>template &lt;bool RECURSIVE&gt;</text:p>
      <text:p text:style-name="P820"><text:tab/><text:tab/>class base_<text:span text:style-name="T1737">spin_lock</text:span> final<text:tab/><text:tab/></text:p>
      <text:p text:style-name="P462"><text:span text:style-name="T367"/></text:p>
      <text:p text:style-name="P462"><text:span text:style-name="T93"><text:tab/></text:span><text:span text:style-name="T108">Alias:</text:span></text:p>
      <text:p text:style-name="P1120"><text:tab/><text:tab/>using error_handler_t=error_handler</text:p>
      <text:p text:style-name="P637"><text:span text:style-name="T108"/></text:p>
      <text:p text:style-name="P637"><text:span text:style-name="T108"/></text:p>
      <text:p text:style-name="P1918"><text:span text:style-name="T108"><text:tab/></text:span><text:span text:style-name="T162">Alias esterni:</text:span></text:p>
      <text:p text:style-name="P1918"><text:span text:style-name="T162"/></text:p>
      <text:p text:style-name="P637"><text:span text:style-name="T162"><text:tab/><text:tab/>using </text:span><text:span text:style-name="T163">spin_lock</text:span><text:span text:style-name="T162"> = base_</text:span><text:span text:style-name="T163">spin_lock</text:span><text:span text:style-name="T162">&lt;false&gt;</text:span></text:p>
      <text:p text:style-name="P637"><text:span text:style-name="T162"><text:tab/><text:tab/>using recursive_</text:span><text:span text:style-name="T163">spin_lock</text:span><text:span text:style-name="T162"> = base_</text:span><text:span text:style-name="T163">spin_lock</text:span><text:span text:style-name="T162">&lt;true&gt;</text:span></text:p>
      <text:p text:style-name="P637"><text:span text:style-name="T162"/></text:p>
      <text:p text:style-name="P637"><text:span text:style-name="T162"/></text:p>
      <text:p text:style-name="P1960"><text:span text:style-name="T780"><text:tab/></text:span><text:span text:style-name="T948">Costanti statiche:</text:span></text:p>
      <text:p text:style-name="P1960"><text:span text:style-name="T948"/></text:p>
      <text:p text:style-name="P462"><text:span text:style-name="T108"><text:tab/><text:tab/></text:span><text:span text:style-name="T379">constexpr bool recursive = RECURSIVE</text:span></text:p>
      <text:p text:style-name="P1994"/>
      <text:p text:style-name="P1994"/>
      <text:p text:style-name="P1994"><text:tab/><text:span text:style-name="T1739">Vincoli:</text:span></text:p>
      <text:p text:style-name="P1994"/>
      <text:p text:style-name="P2006"><text:tab/><text:tab/>!recursive || noexcept(std::this_thread::get_id())</text:p>
      <text:p text:style-name="P2006"/>
      <text:p text:style-name="P2006"/>
      <text:p text:style-name="P1994"><text:tab/><text:span text:style-name="T1734">Costruttore:</text:span></text:p>
      <text:p text:style-name="P1994"/>
      <text:p text:style-name="P2006"><text:span text:style-name="T1662"><text:tab/><text:tab/>base_</text:span><text:span text:style-name="T1739">spin_lock</text:span><text:span text:style-name="T1662">()noexcept</text:span></text:p>
      <text:p text:style-name="P2008"><text:span text:style-name="T1662"><text:tab/><text:tab/>base_</text:span><text:span text:style-name="T1739">spin_lock</text:span><text:span text:style-name="T1662">(const base_</text:span><text:span text:style-name="T1739">spin_lock</text:span><text:span text:style-name="T1662">&amp;)=delete</text:span></text:p>
      <text:p text:style-name="P2008"><text:span text:style-name="T1662"><text:tab/><text:tab/>base_</text:span><text:span text:style-name="T1739">spin_lock</text:span><text:span text:style-name="T1662">(base_</text:span><text:span text:style-name="T1739">spin_lock</text:span><text:span text:style-name="T1662">&amp;&amp;) = delete</text:span></text:p>
      <text:p text:style-name="P2006"/>
      <text:p text:style-name="P2006"/>
      <text:p text:style-name="P1994"><text:tab/><text:span text:style-name="T1735">Distruttore:</text:span></text:p>
      <text:p text:style-name="P1994"/>
      <text:p text:style-name="P2008"><text:span text:style-name="T1662"><text:tab/><text:tab/>~base_</text:span><text:span text:style-name="T1739">spin_lock</text:span><text:span text:style-name="T1662">()</text:span></text:p>
      <text:p text:style-name="P2006"/>
      <text:p text:style-name="P1994"><text:tab/><text:tab/></text:p>
      <text:p text:style-name="P1994"><text:span text:style-name="T1662"><text:tab/></text:span><text:span text:style-name="T1735">Metodi:</text:span></text:p>
      <text:p text:style-name="P1994"/>
      <text:p text:style-name="P2008"><text:span text:style-name="T1662"><text:tab/><text:tab/>base_</text:span><text:span text:style-name="T1739">spin_lock</text:span><text:span text:style-name="T1662">&amp; operator=(const base_</text:span><text:span text:style-name="T1739">spin_lock</text:span><text:span text:style-name="T1662">&amp;)=delete</text:span></text:p>
      <text:p text:style-name="P2008"><text:span text:style-name="T1662"><text:tab/><text:tab/>base_</text:span><text:span text:style-name="T1739">spin_lock</text:span><text:span text:style-name="T1662">&amp; operator=(base_</text:span><text:span text:style-name="T1739">spin_lock</text:span><text:span text:style-name="T1662">&amp;&amp;) = delete</text:span></text:p>
      <text:p text:style-name="P2006"/>
      <text:p text:style-name="P2006"><text:span text:style-name="T889"/></text:p>
      <text:p text:style-name="P2006"><text:span text:style-name="T889"><text:tab/><text:tab/></text:span><text:span text:style-name="T1740">base_spin_lock&amp; acquire()noexcept</text:span></text:p>
      <text:p text:style-name="P2016"><text:tab/><text:tab/>void lock()noexcept</text:p>
      <text:p text:style-name="P2006"/>
      <text:p text:style-name="P2006"><text:span text:style-name="T889"><text:tab/><text:tab/><text:tab/>Acquisisce il </text:span><text:span text:style-name="T1735">lock</text:span><text:tab/><text:tab/><text:tab/></text:p>
      <text:p text:style-name="P2006"/>
      <text:p text:style-name="P2006"/>
      <text:p text:style-name="P2006"><text:tab/><text:tab/>base_<text:span text:style-name="T1740">spin_lock</text:span>&amp; release()noexcept </text:p>
      <text:p text:style-name="P2006"><text:tab/><text:tab/>void unlock()noexcept</text:p>
      <text:p text:style-name="P2006"/>
      <text:p text:style-name="P2006"><text:tab/><text:tab/><text:tab/><text:span text:style-name="T1176">Rilascia il</text:span><text:span text:style-name="T1736"> lock</text:span></text:p>
      <text:p text:style-name="P1525"><text:span text:style-name="T1177"/></text:p>
      <text:p text:style-name="P1525"><text:span text:style-name="T1177"/></text:p>
      <text:p text:style-name="P1525"><text:span text:style-name="T1177"/></text:p>
      <text:p text:style-name="P1525"><text:span text:style-name="T1177"/></text:p>
      <text:p text:style-name="P1525"><text:span text:style-name="T1177"/></text:p>
      <text:p text:style-name="P1525"><text:span text:style-name="T1177"/></text:p>
      <text:p text:style-name="P1525"><text:span text:style-name="T1177"/></text:p>
      <text:p text:style-name="P1525"><text:span text:style-name="T1177"/></text:p>
      <text:h text:style-name="Heading_20_2" text:outline-level="2" text:is-list-header="true"><text:bookmark-start text:name="__RefHeading___Toc79653_833296016"/><text:soft-page-break/><text:span text:style-name="T1569">option</text:span><text:span text:style-name="T1567"> </text:span><text:bookmark-end text:name="__RefHeading___Toc79653_833296016"/></text:h>
      <text:p text:style-name="P34"><text:tab/><text:span text:style-name="T298">Uso: </text:span></text:p>
      <text:p text:style-name="P34"><text:span text:style-name="T298"><text:tab/><text:tab/></text:span><text:span text:style-name="T303">memorizzare un valore in modo opzionale</text:span></text:p>
      <text:p text:style-name="P452"><text:span text:style-name="T76"/></text:p>
      <text:p text:style-name="P452"><text:span text:style-name="T18"><text:tab/></text:span><text:span text:style-name="T87">Testata: </text:span></text:p>
      <text:p text:style-name="P312"><text:tab/><text:tab/><text:span text:style-name="T523">iron/</text:span><text:span text:style-name="T583">option</text:span><text:span text:style-name="T572">.h</text:span></text:p>
      <text:p text:style-name="P452"><text:span text:style-name="T87"/></text:p>
      <text:p text:style-name="P452"><text:span text:style-name="T18"><text:tab/></text:span><text:span text:style-name="T20">Sinossi:</text:span></text:p>
      <text:p text:style-name="P452"><text:span text:style-name="T20"/></text:p>
      <text:p text:style-name="P805"><text:tab/><text:tab/>template &lt;typename T&gt;</text:p>
      <text:p text:style-name="P805"><text:tab/><text:tab/>class <text:span text:style-name="T1662">option</text:span> final </text:p>
      <text:p text:style-name="P805"><text:tab/><text:tab/></text:p>
      <text:p text:style-name="P452"><text:span text:style-name="T367"/></text:p>
      <text:p text:style-name="P452"><text:span text:style-name="T93"><text:tab/></text:span><text:span text:style-name="T108">Alias:</text:span></text:p>
      <text:p text:style-name="P1217"><text:tab/><text:tab/>using value_t = T</text:p>
      <text:p text:style-name="P1217"><text:tab/><text:tab/>using value_type = value_t</text:p>
      <text:p text:style-name="P1217"><text:tab/><text:tab/>using error_handler_t = <text:span text:style-name="T1612">error_handler</text:span></text:p>
      <text:p text:style-name="P1217"><text:tab/><text:tab/><text:span text:style-name="T1662">using error_handler_type = error_handler_t</text:span></text:p>
      <text:p text:style-name="P605"><text:s text:c="8"/><text:tab/><text:span text:style-name="T18">using ref_t = &lt;</text:span><text:span text:style-name="T214">private&gt;&amp;</text:span></text:p>
      <text:p text:style-name="P1181"><text:tab/><text:tab/>using reference = ref_t</text:p>
      <text:p text:style-name="P1181"><text:tab/><text:tab/>using cref_t = const &lt;<text:span text:style-name="T1901">private&gt;</text:span>&amp;</text:p>
      <text:p text:style-name="P1181"><text:tab/><text:tab/>using const_reference = cref_t</text:p>
      <text:p text:style-name="P1181"><text:tab/><text:tab/>using safe_ref_t = ref_wrapper&lt;&lt;<text:span text:style-name="T1901">private&gt;</text:span>&gt;</text:p>
      <text:p text:style-name="P1181"><text:tab/><text:tab/>using safe_reference = safe_ref_t</text:p>
      <text:p text:style-name="P1181"><text:tab/><text:tab/>using safe_cref_t = ref_wrapper&lt;const &lt;<text:span text:style-name="T1901">private&gt;</text:span>&gt;</text:p>
      <text:p text:style-name="P1181"><text:tab/><text:tab/>using safe_const_reference = safe_cref_t</text:p>
      <text:p text:style-name="P1181"/>
      <text:p text:style-name="P1181"/>
      <text:p text:style-name="P605"><text:span text:style-name="T914"><text:tab/></text:span><text:span text:style-name="T917">Costanti statiche:</text:span></text:p>
      <text:p text:style-name="P605"><text:span text:style-name="T917"/></text:p>
      <text:p text:style-name="P1200"><text:tab/><text:tab/>[[nodiscard]] constexpr size_t char_max_size()noexcept </text:p>
      <text:p text:style-name="P634"><text:span text:style-name="T124"/></text:p>
      <text:p text:style-name="P634"><text:span text:style-name="T917"><text:tab/><text:tab/><text:tab/></text:span><text:span text:style-name="T921">Il massimo numero di </text:span><text:span text:style-name="T134">char32_t</text:span><text:span text:style-name="T921"> per un </text:span><text:span text:style-name="T210">builtin </text:span><text:span text:style-name="T134">array</text:span><text:span text:style-name="T921"> come ingresso per quei metodi</text:span></text:p>
      <text:p text:style-name="P1714"><text:tab/><text:tab/><text:tab/>che lo richiedono </text:p>
      <text:p text:style-name="P1679"><text:tab/></text:p>
      <text:p text:style-name="P1679"/>
      <text:p text:style-name="P1697"><text:tab/>Vincoli:</text:p>
      <text:p text:style-name="P605"><text:span text:style-name="T920"/></text:p>
      <text:p text:style-name="P1228"><text:tab/><text:tab/>!std::is_reference_v&lt;value_t&gt;</text:p>
      <text:p text:style-name="P1228"><text:tab/><text:tab/>!std::is_array_v&lt;value_t&gt;</text:p>
      <text:p text:style-name="P1228"><text:tab/><text:tab/>!std::is_const_v&lt;value_t&gt;</text:p>
      <text:p text:style-name="P1228"><text:tab/><text:tab/>std::is_nothrow_move_constructible_v&lt;value_t&gt;</text:p>
      <text:p text:style-name="P1228"><text:tab/><text:tab/>std::is_nothrow_swappable_v&lt;value_t&gt;</text:p>
      <text:p text:style-name="P1228"><text:tab/> <text:s text:c="5"/><text:tab/>std::is_nothrow_destructible_v&lt;value_t&gt;</text:p>
      <text:p text:style-name="P605"/>
      <text:p text:style-name="P605"/>
      <text:p text:style-name="P605"><text:span text:style-name="T122"/></text:p>
      <text:p text:style-name="P605"><text:span text:style-name="T122"><text:tab/></text:span><text:span text:style-name="T920">Costruttori:</text:span></text:p>
      <text:p text:style-name="P605"><text:span text:style-name="T920"/></text:p>
      <text:p text:style-name="P605"><text:span text:style-name="T920"><text:tab/><text:tab/></text:span><text:span text:style-name="T134">constexpr option()noexcept</text:span></text:p>
      <text:p text:style-name="P605"><text:span text:style-name="T779"/></text:p>
      <text:p text:style-name="P606"><text:span text:style-name="T134"><text:tab/><text:tab/>constexpr option(option&lt;void*&gt;&amp;</text:span><text:span text:style-name="T135">&amp;</text:span><text:span text:style-name="T134">)noexcept </text:span></text:p>
      <text:p text:style-name="P606"><text:span text:style-name="T134"><text:tab/><text:tab/></text:span><text:span text:style-name="T135">requires(!std::is_same_v&lt;value_t,void*&gt;)</text:span></text:p>
      <text:p text:style-name="P606"><text:span text:style-name="T779"/></text:p>
      <text:p text:style-name="P606"><text:span text:style-name="T779"/></text:p>
      <text:p text:style-name="P606"><text:span text:style-name="T779"/></text:p>
      <text:p text:style-name="P1281"><text:tab/><text:tab/>[[nodiscard]] static constexpr option none()noexcept</text:p>
      <text:p text:style-name="P606"><text:span text:style-name="T779"/></text:p>
      <text:p text:style-name="P605"><text:span text:style-name="T134"><text:tab/><text:tab/><text:tab/></text:span><text:span text:style-name="T921">Costruisce senza element</text:span><text:span text:style-name="T923">o attivo</text:span></text:p>
      <text:p text:style-name="P605"><text:span text:style-name="T779"/></text:p>
      <text:p text:style-name="P605"><text:span text:style-name="T779"/></text:p>
      <text:p text:style-name="P605"><text:span text:style-name="T779"/></text:p>
      <text:p text:style-name="P1281"><text:tab/><text:tab/>constexpr option(option&amp;&amp;)noexcept <text:tab/><text:tab/></text:p>
      <text:p text:style-name="P1281"><text:tab/><text:tab/>constexpr option(const option&amp;)noexcept </text:p>
      <text:p text:style-name="P1281"><text:tab/><text:tab/>requires <text:span text:style-name="T1888">(</text:span>std::is_nothrow_copy_constructible_v&lt;value_t&gt;<text:span text:style-name="T1888">)</text:span> <text:s/></text:p>
      <text:p text:style-name="P1281"><text:span text:style-name="T779"/></text:p>
      <text:p text:style-name="P606"><text:span text:style-name="T134"><text:tab/><text:tab/>template &lt;typenam</text:span><text:span text:style-name="T135">e...</text:span><text:span text:style-name="T134"> ARGS&gt;</text:span></text:p>
      <text:p text:style-name="P1281"><text:tab/><text:tab/>[[nodiscard]] static constexpr option some(ARGS&amp;&amp;... args)noexcept </text:p>
      <text:p text:style-name="P1281"><text:tab/><text:tab/>requires (concepts::nothrow_constructible_at&lt;value_t,ARGS&amp;&amp;...&gt;)</text:p>
      <text:p text:style-name="P606"><text:span text:style-name="T779"/></text:p>
      <text:p text:style-name="P616"><text:span text:style-name="T921"><text:tab/><text:tab/><text:tab/>Costruisce </text:span><text:span text:style-name="T927">e ritorna un </text:span><text:span text:style-name="T138">option</text:span><text:span text:style-name="T927"> contenente una istanza di </text:span><text:span text:style-name="T150">value_t</text:span><text:span text:style-name="T927"> costruita da </text:span><text:span text:style-name="T150">args</text:span></text:p>
      <text:p text:style-name="P616"><text:span text:style-name="T923"/></text:p>
      <text:p text:style-name="P1713"><text:tab/><text:tab/></text:p>
      <text:p text:style-name="P1282"><text:tab/><text:tab/></text:p>
      <text:p text:style-name="P655"><text:span text:style-name="T134"/></text:p>
      <text:p text:style-name="P655"><text:span text:style-name="T134"/></text:p>
      <text:p text:style-name="P655"><text:span text:style-name="T134"/></text:p>
      <text:p text:style-name="P655"><text:soft-page-break/><text:span text:style-name="T134"/></text:p>
      <text:p text:style-name="P655"><text:span text:style-name="T134"/></text:p>
      <text:p text:style-name="P1285"><text:tab/></text:p>
      <text:p text:style-name="P1900"><text:span text:style-name="T134"><text:tab/></text:span><text:span text:style-name="T135">Costruttori esterni:</text:span></text:p>
      <text:p text:style-name="P1715"/>
      <text:p text:style-name="P1283"><text:tab/><text:tab/><text:tab/>template &lt;typename T<text:span text:style-name="T1668">=void*</text:span>&gt;</text:p>
      <text:p text:style-name="P611"><text:span text:style-name="T135"><text:tab/><text:tab/><text:tab/>[[nodiscard]] <text:s/>constexpr </text:span><text:span text:style-name="T138">option&lt;T&gt;</text:span><text:span text:style-name="T135"> none()noexcept </text:span></text:p>
      <text:p text:style-name="P611"><text:span text:style-name="T135"/></text:p>
      <text:p text:style-name="P606"><text:span text:style-name="T134"><text:tab/><text:tab/><text:tab/></text:span><text:span text:style-name="T921">Costruisce </text:span><text:span text:style-name="T933">e ritorna </text:span><text:span text:style-name="T921">un </text:span><text:span text:style-name="T134">option </text:span><text:span text:style-name="T921">senza element</text:span><text:span text:style-name="T923">o attivo</text:span></text:p>
      <text:p text:style-name="P606"><text:span text:style-name="T933"/></text:p>
      <text:p text:style-name="P1716"><text:tab/><text:tab/><text:tab/></text:p>
      <text:p text:style-name="P1281"><text:tab/><text:tab/>template &lt;typename T&gt;</text:p>
      <text:p text:style-name="P606"><text:span text:style-name="T134"><text:tab/><text:tab/>[[nodiscard]] <text:s/>constexpr </text:span><text:span text:style-name="T138">option&lt;std::decay_t&lt;T&gt;&gt;</text:span><text:span text:style-name="T134"> some(T&amp;&amp; v)noexcept </text:span></text:p>
      <text:p text:style-name="P1281"><text:tab/><text:tab/>requires (concepts::nothrow_constructible_at&lt;std::decay_t&lt;T&gt;,T&amp;&amp;&gt;)</text:p>
      <text:p text:style-name="P1281"><text:span text:style-name="T779"/></text:p>
      <text:p text:style-name="P610"><text:span text:style-name="T921"><text:tab/><text:tab/><text:tab/>Costruisce </text:span><text:span text:style-name="T927">e ritorna un </text:span><text:span text:style-name="T138">option</text:span><text:span text:style-name="T927"> contenente una istanza di </text:span><text:span text:style-name="T138">T</text:span><text:span text:style-name="T927"> costruita da </text:span><text:span text:style-name="T138">v</text:span></text:p>
      <text:p text:style-name="P610"><text:span text:style-name="T923"/></text:p>
      <text:p text:style-name="P607"><text:span text:style-name="T923"/></text:p>
      <text:p text:style-name="P1284"><text:tab/><text:tab/>template &lt;typename T, typename... ARGS&gt;</text:p>
      <text:p text:style-name="P1284"><text:tab/><text:tab/>[[nodiscard]] <text:s/>constexpr option&lt;T&gt; <text:s/>some_emplace(ARGS&amp;&amp;... args)noexcept </text:p>
      <text:p text:style-name="P1284"><text:tab/><text:tab/>requires (concepts::nothrow_constructible_at&lt;T,ARGS&amp;&amp;...&gt;)</text:p>
      <text:p text:style-name="P1281"><text:tab/><text:tab/></text:p>
      <text:p text:style-name="P610"><text:span text:style-name="T921"><text:tab/><text:tab/><text:tab/>Costruisce </text:span><text:span text:style-name="T927">e ritorna un </text:span><text:span text:style-name="T138">option</text:span><text:span text:style-name="T927"> contenente una istanza di </text:span><text:span text:style-name="T138">T</text:span><text:span text:style-name="T927"> costruita da </text:span><text:span text:style-name="T138">args</text:span></text:p>
      <text:p text:style-name="P610"><text:span text:style-name="T923"/></text:p>
      <text:p text:style-name="P1900"><text:span text:style-name="T135"/></text:p>
      <text:p text:style-name="P1900"><text:span text:style-name="T135"><text:tab/> <text:s text:c="2"/><text:tab/></text:span><text:span text:style-name="T136">Distruttore:</text:span></text:p>
      <text:p text:style-name="P1900"><text:span text:style-name="T136"/></text:p>
      <text:p text:style-name="P1900"><text:span text:style-name="T136"><text:tab/><text:tab/><text:tab/></text:span><text:span text:style-name="T384">constexpr ~option()</text:span></text:p>
      <text:p text:style-name="P1900"><text:span text:style-name="T136"/></text:p>
      <text:p text:style-name="P1900"><text:span text:style-name="T136"/></text:p>
      <text:p text:style-name="P606"><text:span text:style-name="T134"><text:tab/></text:span><text:span text:style-name="T924">Metodi:</text:span></text:p>
      <text:p text:style-name="P606"><text:span text:style-name="T924"/></text:p>
      <text:p text:style-name="P606"><text:span text:style-name="T924"><text:tab/><text:tab/></text:span><text:span text:style-name="T136">constexpr option&amp; operator=(option&amp;&amp;)noexcept</text:span><text:span text:style-name="T924"> </text:span></text:p>
      <text:p text:style-name="P606"><text:span text:style-name="T924"/></text:p>
      <text:p text:style-name="P1286"><text:tab/><text:tab/>option&amp; operator=(const option&amp;)noexcept</text:p>
      <text:p text:style-name="P1286"><text:tab/><text:tab/>requires (std::is_nothrow_copy_constructible_v&lt;value_t&gt;)</text:p>
      <text:p text:style-name="P606"><text:span text:style-name="T136"/></text:p>
      <text:p text:style-name="P1286"><text:tab/><text:tab/>constexpr option&amp; swap(option&amp;)noexcept </text:p>
      <text:p text:style-name="P606"><text:span text:style-name="T136"/></text:p>
      <text:p text:style-name="P606"><text:span text:style-name="T136"/></text:p>
      <text:p text:style-name="P606"><text:span text:style-name="T136"/></text:p>
      <text:p text:style-name="P1287"><text:tab/><text:tab/>[[nodiscard]] constexpr result&lt;option, error_handler_t&gt; </text:p>
      <text:p text:style-name="P1287"><text:tab/><text:tab/>try_clone()const noexcept</text:p>
      <text:p text:style-name="P1286"><text:tab/><text:tab/>requires (concepts::copyable_or_cloneable&lt;value_t&gt;)</text:p>
      <text:p text:style-name="P1286"><text:span text:style-name="T921"/></text:p>
      <text:p text:style-name="P1287"><text:tab/><text:tab/>[[nodiscard]] constexpr option clone()const noexcept</text:p>
      <text:p text:style-name="P1287"><text:tab/><text:tab/>requires (concepts::copyable_or_cloneable&lt;value_t&gt;)</text:p>
      <text:p text:style-name="P608"><text:span text:style-name="T136"/></text:p>
      <text:p text:style-name="P608"><text:span text:style-name="T921"><text:tab/><text:tab/><text:tab/></text:span><text:span text:style-name="T924">Ritorna una copia </text:span></text:p>
      <text:p text:style-name="P608"><text:span text:style-name="T136"/></text:p>
      <text:p text:style-name="P608"><text:span text:style-name="T136"/></text:p>
      <text:p text:style-name="P1288"><text:tab/></text:p>
      <text:p text:style-name="P1288"><text:tab/><text:tab/>[[nodiscard]] constexpr explicit operator bool()const noexcept<text:tab/></text:p>
      <text:p text:style-name="P1288"><text:tab/><text:tab/>[[nodiscard]] constexpr bool is_some()const noexcept </text:p>
      <text:p text:style-name="P609"><text:span text:style-name="T136"/></text:p>
      <text:p text:style-name="P609"><text:span text:style-name="T921"><text:tab/><text:tab/><text:tab/></text:span><text:span text:style-name="T924">Ritorna </text:span><text:span text:style-name="T925">vero se l’elemento interno è impostato</text:span><text:span text:style-name="T924"> </text:span></text:p>
      <text:p text:style-name="P609"><text:span text:style-name="T924"/></text:p>
      <text:p text:style-name="P1287"/>
      <text:p text:style-name="P1287"><text:tab/><text:tab/></text:p>
      <text:p text:style-name="P1287"><text:tab/><text:tab/>[[nodiscard]] constexpr bool is_none()const noexcept</text:p>
      <text:p text:style-name="P608"><text:span text:style-name="T136"/></text:p>
      <text:p text:style-name="P609"><text:span text:style-name="T921"><text:tab/><text:tab/><text:tab/></text:span><text:span text:style-name="T924">Ritorna </text:span><text:span text:style-name="T925">vero se l’elemento interno non è impostato</text:span><text:span text:style-name="T924"> </text:span></text:p>
      <text:p text:style-name="P609"><text:span text:style-name="T924"/></text:p>
      <text:p text:style-name="P608"><text:span text:style-name="T136"/></text:p>
      <text:p text:style-name="P1287"><text:tab/><text:tab/>template &lt;typename F&gt;</text:p>
      <text:p text:style-name="P1287"><text:tab/><text:tab/>[[nodiscard]] constexpr bool is_some_and(F f)const noexcept </text:p>
      <text:p text:style-name="P1287"><text:tab/><text:tab/>requires concepts::bool_predicate&lt;F,value_t&gt; </text:p>
      <text:p text:style-name="P608"><text:span text:style-name="T136"/></text:p>
      <text:p text:style-name="P609"><text:span text:style-name="T921"><text:tab/><text:tab/><text:tab/></text:span><text:span text:style-name="T924">Ritorna </text:span><text:span text:style-name="T925">vero se l’elemento interno è impostato e il predicato </text:span><text:span text:style-name="T137">f</text:span><text:span text:style-name="T925"> ritorna vero</text:span><text:span text:style-name="T924"> </text:span></text:p>
      <text:p text:style-name="P609"><text:span text:style-name="T924"/></text:p>
      <text:p text:style-name="P609"><text:span text:style-name="T136"/></text:p>
      <text:p text:style-name="P1289"><text:tab/><text:tab/>constexpr void reset()noexcept</text:p>
      <text:p text:style-name="P643"><text:span text:style-name="T136"/></text:p>
      <text:p text:style-name="P608"><text:span text:style-name="T136"><text:tab/><text:tab/><text:tab/></text:span><text:span text:style-name="T925">Distrugge l’elemento interno se impostato</text:span></text:p>
      <text:p text:style-name="P608"><text:span text:style-name="T925"><text:tab/><text:tab/><text:tab/>Dopo questa operazione </text:span><text:span text:style-name="T137">is_some() </text:span><text:span text:style-name="T925">ritorna falso</text:span></text:p>
      <text:p text:style-name="P608"><text:span text:style-name="T925"><text:tab/><text:tab/><text:tab/></text:span><text:span text:style-name="T926">Non ci devono essere referenti attivi</text:span></text:p>
      <text:p text:style-name="P608"><text:soft-page-break/><text:span text:style-name="T925"/></text:p>
      <text:p text:style-name="P608"><text:span text:style-name="T925"/></text:p>
      <text:p text:style-name="P608"><text:span text:style-name="T925"/></text:p>
      <text:p text:style-name="P1290"><text:tab/><text:tab/>[[nodiscard]] value_t release()noexcept </text:p>
      <text:p text:style-name="P609"><text:span text:style-name="T137"/></text:p>
      <text:p text:style-name="P1717"><text:tab/><text:tab/><text:tab/>Rilascia e ritorna l’elemento interno se impostato altrimenti viene </text:p>
      <text:p text:style-name="P609"><text:span text:style-name="T925"><text:tab/><text:tab/><text:tab/>chiamat</text:span><text:span text:style-name="T972">a</text:span><text:span text:style-name="T925"> </text:span><text:span text:style-name="T137">PANIC()</text:span></text:p>
      <text:p text:style-name="P609"><text:span text:style-name="T925"><text:tab/><text:tab/><text:tab/>Dopo questa operazione </text:span><text:span text:style-name="T137">is_some() </text:span><text:span text:style-name="T925">ritorna falso</text:span></text:p>
      <text:p text:style-name="P612"><text:span text:style-name="T925"><text:tab/><text:tab/><text:tab/></text:span><text:span text:style-name="T926">Non ci devono essere referenti attivi</text:span></text:p>
      <text:p text:style-name="P612"><text:span text:style-name="T925"/></text:p>
      <text:p text:style-name="P609"><text:span text:style-name="T925"/></text:p>
      <text:p text:style-name="P609"><text:span text:style-name="T925"/></text:p>
      <text:p text:style-name="P609"><text:span text:style-name="T925"><text:tab/></text:span><text:span text:style-name="T137"><text:tab/>[[nodiscard]] constexpr value_t release_or()noexcept </text:span></text:p>
      <text:p text:style-name="P1290"><text:tab/><text:tab/>requires <text:span text:style-name="T1889">(</text:span>std::is_nothrow_default_constructible_v&lt;value_t&gt;<text:span text:style-name="T1889">)</text:span></text:p>
      <text:p text:style-name="P609"><text:span text:style-name="T137"/></text:p>
      <text:p text:style-name="P1717"><text:tab/><text:tab/><text:tab/>Rilascia e ritorna l’elemento interno se impostato altrimenti ritorna una istanza con valore <text:tab/><text:tab/><text:tab/>predefinito</text:p>
      <text:p text:style-name="P609"><text:span text:style-name="T925"><text:tab/><text:tab/><text:tab/>Dopo questa operazione </text:span><text:span text:style-name="T137">is_some() </text:span><text:span text:style-name="T925">ritorna falso</text:span></text:p>
      <text:p text:style-name="P612"><text:span text:style-name="T925"><text:tab/><text:tab/><text:tab/></text:span><text:span text:style-name="T926">Non ci devono essere referenti attivi</text:span></text:p>
      <text:p text:style-name="P612"><text:span text:style-name="T925"/></text:p>
      <text:p text:style-name="P612"><text:span text:style-name="T925"/></text:p>
      <text:p text:style-name="P613"><text:span text:style-name="T925"><text:tab/><text:tab/></text:span><text:span text:style-name="T137">[[nodiscard]] constexpr </text:span><text:span text:style-name="T214">safe_cref_t</text:span><text:span text:style-name="T137"> unwrap()const noexcept </text:span></text:p>
      <text:p text:style-name="P644"><text:span text:style-name="T925"><text:tab/><text:tab/></text:span><text:span text:style-name="T137">[[nodiscard]] constexpr </text:span><text:span text:style-name="T214">safe_cref_t</text:span><text:span text:style-name="T137"> </text:span><text:span text:style-name="T208">c</text:span><text:span text:style-name="T137">unwrap()const noexcept</text:span></text:p>
      <text:p text:style-name="P644"><text:span text:style-name="T925"><text:tab/><text:tab/></text:span><text:span text:style-name="T137">[[nodiscard]] constexpr </text:span><text:span text:style-name="T214">safe_cref_t</text:span><text:span text:style-name="T137"> </text:span><text:span text:style-name="T214">operator*</text:span><text:span text:style-name="T137">()const noexcept </text:span></text:p>
      <text:p text:style-name="P613"><text:span text:style-name="T925"><text:tab/><text:tab/></text:span><text:span text:style-name="T137">[[nodiscard]] constexpr </text:span><text:span text:style-name="T214">safe_ref_t</text:span><text:span text:style-name="T137"> unwrap()noexcept </text:span></text:p>
      <text:p text:style-name="P644"><text:span text:style-name="T925"><text:tab/><text:tab/></text:span><text:span text:style-name="T137">[[nodiscard]] constexpr </text:span><text:span text:style-name="T214">safe_ref_t</text:span><text:span text:style-name="T137"> </text:span><text:span text:style-name="T214">operator*</text:span><text:span text:style-name="T137">()noexcept</text:span></text:p>
      <text:p text:style-name="P644"><text:span text:style-name="T925"/></text:p>
      <text:p text:style-name="P613"><text:span text:style-name="T925"><text:tab/><text:tab/><text:tab/></text:span><text:span text:style-name="T928">Ritorna l’istanza interna se impostata <text:s/>altrimenti viene chiamata </text:span><text:span text:style-name="T215">PANIC()</text:span></text:p>
      <text:p text:style-name="P1719"><text:s/></text:p>
      <text:p text:style-name="P613"><text:span text:style-name="T139"/></text:p>
      <text:p text:style-name="P613"><text:span text:style-name="T139"/></text:p>
      <text:p text:style-name="P1293"><text:tab/><text:tab/>template &lt;typename M,std::size_t N&gt;</text:p>
      <text:p text:style-name="P613"><text:span text:style-name="T139"><text:tab/><text:tab/>[[nodiscard]] constexpr </text:span><text:span text:style-name="T214">safe_cref_t</text:span><text:span text:style-name="T139"> expect(const M(&amp;</text:span><text:span text:style-name="T140">v</text:span><text:span text:style-name="T139">)[N])const noexcept </text:span></text:p>
      <text:p text:style-name="P1291"><text:tab/><text:tab/>requires (</text:p>
      <text:p text:style-name="P1291"><text:tab/><text:tab/><text:tab/>(std::is_same_v&lt;M, char&gt; || std::is_same_v&lt;M, char32_t&gt;) </text:p>
      <text:p text:style-name="P1291"><text:tab/><text:tab/><text:tab/>&amp;&amp; N &lt; char_max_size()</text:p>
      <text:p text:style-name="P1291"><text:tab/><text:tab/>)</text:p>
      <text:p text:style-name="P614"><text:span text:style-name="T139"/></text:p>
      <text:p text:style-name="P1295"><text:tab/><text:tab/>template &lt;typename M,std::size_t N&gt;</text:p>
      <text:p text:style-name="P645"><text:span text:style-name="T139"><text:tab/><text:tab/>[[nodiscard]] constexpr </text:span><text:span text:style-name="T214">safe_cref_t</text:span><text:span text:style-name="T139"> </text:span><text:span text:style-name="T216">c</text:span><text:span text:style-name="T139">expect(const M(&amp;</text:span><text:span text:style-name="T140">v</text:span><text:span text:style-name="T139">)[N])const noexcept </text:span></text:p>
      <text:p text:style-name="P1295"><text:tab/><text:tab/>requires (</text:p>
      <text:p text:style-name="P1295"><text:tab/><text:tab/><text:tab/>(std::is_same_v&lt;M, char&gt; || std::is_same_v&lt;M, char32_t&gt;) </text:p>
      <text:p text:style-name="P1295"><text:tab/><text:tab/><text:tab/>&amp;&amp; N &lt; char_max_size()</text:p>
      <text:p text:style-name="P1295"><text:tab/><text:tab/>)</text:p>
      <text:p text:style-name="P645"><text:span text:style-name="T139"/></text:p>
      <text:p text:style-name="P1291"><text:tab/><text:tab/>template &lt;typename M,std::size_t N&gt;</text:p>
      <text:p text:style-name="P614"><text:span text:style-name="T139"><text:tab/><text:tab/>[[nodiscard]] constexpr </text:span><text:span text:style-name="T214">safe_ref_t</text:span><text:span text:style-name="T139"> expect(const M(&amp;</text:span><text:span text:style-name="T140">v</text:span><text:span text:style-name="T139">)[N])noexcept </text:span></text:p>
      <text:p text:style-name="P1291"><text:tab/><text:tab/>requires (</text:p>
      <text:p text:style-name="P1291"><text:tab/><text:tab/><text:tab/>(std::is_same_v&lt;M, char&gt; || std::is_same_v&lt;M, char32_t&gt;) </text:p>
      <text:p text:style-name="P1291"><text:tab/><text:tab/><text:tab/>&amp;&amp; N &lt; char_max_size()</text:p>
      <text:p text:style-name="P1291"><text:tab/><text:tab/>)</text:p>
      <text:p text:style-name="P614"><text:span text:style-name="T139"/></text:p>
      <text:p text:style-name="P614"/>
      <text:p text:style-name="P614"><text:span text:style-name="T139"><text:tab/><text:tab/><text:tab/></text:span><text:span text:style-name="T931">Come </text:span><text:span text:style-name="T140">unwrap()</text:span><text:span text:style-name="T931"> ma in caso l’istanza interna non sia impostata</text:span></text:p>
      <text:p text:style-name="P614"><text:span text:style-name="T931"><text:tab/><text:tab/><text:tab/>chiama </text:span><text:span text:style-name="T140">PANIC() </text:span><text:span text:style-name="T977">con il messaggio</text:span><text:span text:style-name="T214"> v</text:span></text:p>
      <text:p text:style-name="P613"><text:span text:style-name="T139"/></text:p>
      <text:p text:style-name="P613"><text:span text:style-name="T139"/></text:p>
      <text:p text:style-name="P613"><text:span text:style-name="T139"/></text:p>
      <text:p text:style-name="P1294"><text:tab/><text:tab/>[[nodiscard]] constexpr <text:span text:style-name="T1901">cref_t</text:span> unchecked_unwrap()const noexcept </text:p>
      <text:p text:style-name="P1294"><text:tab/><text:tab/>[[nodiscard]] constexpr <text:span text:style-name="T1901">cref_t</text:span> unchecked_<text:span text:style-name="T1901">c</text:span>unwrap()const noexcept </text:p>
      <text:p text:style-name="P1294"><text:tab/><text:tab/>[[nodiscard]] constexpr <text:span text:style-name="T1901">ref_t</text:span> unchecked_unwrap()noexcept </text:p>
      <text:p text:style-name="P614"><text:span text:style-name="T139"/></text:p>
      <text:p text:style-name="P644"><text:span text:style-name="T139"><text:tab/><text:tab/><text:tab/></text:span><text:span text:style-name="T928">Ritorna </text:span><text:span text:style-name="T931">un riferimento </text:span><text:span text:style-name="T932">dell</text:span><text:span text:style-name="T928">’istanza interna </text:span><text:span text:style-name="T930">che deve essere </text:span><text:span text:style-name="T928">impostata</text:span></text:p>
      <text:p text:style-name="P644"><text:span text:style-name="T928"><text:tab/><text:tab/><text:tab/></text:span><text:span text:style-name="T977">altrimenti il risultato è indefinito</text:span><text:span text:style-name="T928"> </text:span></text:p>
      <text:p text:style-name="P614"><text:span text:style-name="T928"><text:s/></text:span><text:span text:style-name="T929"><text:tab/><text:tab/><text:tab/></text:span><text:span text:style-name="T930">La chiamata non è sicura perché ritorna un riferimento e/o l’istanza interna </text:span></text:p>
      <text:p text:style-name="P1721"><text:tab/><text:tab/><text:tab/>potrebbe non essere impostata </text:p>
      <text:p text:style-name="P1721"/>
      <text:p text:style-name="P1721"/>
      <text:p text:style-name="P1720"><text:tab/><text:tab/><text:span text:style-name="T523">[[nodiscard]] constexpr value_t unwrap_or(value_t v)const noexcept </text:span></text:p>
      <text:p text:style-name="P1298"><text:tab/><text:tab/>requires(std::is_nothrow_copy_constructible_v&lt;value_t&gt;)</text:p>
      <text:p text:style-name="P1298"/>
      <text:p text:style-name="P1298"><text:tab/><text:tab/><text:tab/><text:span text:style-name="T1138">Ritorna il valore dell’istanza interna se impostata</text:span></text:p>
      <text:p text:style-name="P1298"><text:span text:style-name="T1138"><text:tab/><text:tab/><text:tab/>altrimenti ritorna </text:span><text:span text:style-name="T1665">v</text:span></text:p>
      <text:p text:style-name="P1298"><text:span text:style-name="T1138"/></text:p>
      <text:p text:style-name="P1298"><text:soft-page-break/><text:span text:style-name="T1138"/></text:p>
      <text:p text:style-name="P1722"><text:tab/><text:tab/><text:span text:style-name="T523">[[nodiscard]] constexpr </text:span><text:span text:style-name="T591">const </text:span><text:span text:style-name="T523">value_t</text:span><text:span text:style-name="T591">&amp;</text:span><text:span text:style-name="T523"> </text:span><text:span text:style-name="T591">unchecked_</text:span><text:span text:style-name="T523">unwrap_or(</text:span><text:span text:style-name="T591">const </text:span><text:span text:style-name="T523">value_t</text:span><text:span text:style-name="T591">&amp;</text:span><text:span text:style-name="T523"> v)const <text:tab/><text:tab/>noexcept </text:span></text:p>
      <text:p text:style-name="P1723"><text:tab/><text:tab/><text:span text:style-name="T523">[[nodiscard]] constexpr </text:span><text:span text:style-name="T591">const </text:span><text:span text:style-name="T523">value_t</text:span><text:span text:style-name="T591">&amp;</text:span><text:span text:style-name="T523"> </text:span><text:span text:style-name="T591">unchecked_</text:span><text:span text:style-name="T706">c</text:span><text:span text:style-name="T523">unwrap_or(</text:span><text:span text:style-name="T591">const </text:span><text:span text:style-name="T523">value_t</text:span><text:span text:style-name="T591">&amp;</text:span><text:span text:style-name="T523"> v)const <text:tab/><text:tab/>noexcept </text:span></text:p>
      <text:p text:style-name="P1722"><text:tab/><text:tab/><text:span text:style-name="T523">[[nodiscard]] constexpr value_t</text:span><text:span text:style-name="T591">&amp;</text:span><text:span text:style-name="T523"> </text:span><text:span text:style-name="T591">unchecked_</text:span><text:span text:style-name="T523">unwrap_or(value_t</text:span><text:span text:style-name="T591">&amp;</text:span><text:span text:style-name="T523"> v)noexcept </text:span></text:p>
      <text:p text:style-name="P1299"/>
      <text:p text:style-name="P1299"><text:tab/><text:tab/><text:tab/><text:span text:style-name="T1138">Ritorna un riferimento dell’istanza interna se impostata</text:span></text:p>
      <text:p text:style-name="P1299"><text:span text:style-name="T1138"><text:tab/><text:tab/><text:tab/>altrimenti ritorna </text:span><text:span text:style-name="T1664">v</text:span><text:span text:style-name="T1138"> </text:span></text:p>
      <text:p text:style-name="P1299"><text:span text:style-name="T1138"><text:tab/><text:tab/><text:tab/>Questi </text:span><text:span text:style-name="T1139">tre</text:span><text:span text:style-name="T1138"> metodi non sono sicuri perché ritornano un riferimento</text:span></text:p>
      <text:p text:style-name="P1299"><text:span text:style-name="T1138"/></text:p>
      <text:p text:style-name="P1299"><text:span text:style-name="T1138"/></text:p>
      <text:p text:style-name="P1303"><text:tab/><text:tab/>[[nodiscard]] constexpr value_t unwrap_or_default()const noexcept </text:p>
      <text:p text:style-name="P1304"><text:tab/><text:tab/>requires (</text:p>
      <text:p text:style-name="P1304"><text:tab/><text:tab/><text:tab/><text:tab/>std::is_nothrow_default_constructible_v&lt;value_t&gt; </text:p>
      <text:p text:style-name="P1304"><text:tab/><text:tab/><text:tab/><text:tab/>&amp;&amp; std::is_nothrow_copy_constructible_v&lt;value_t&gt;</text:p>
      <text:p text:style-name="P1304"><text:tab/><text:tab/><text:tab/>)</text:p>
      <text:p text:style-name="P1300"/>
      <text:p text:style-name="P1300"><text:tab/><text:tab/><text:tab/><text:span text:style-name="T1138">Ritorna il valore dell’istanza interna se impostata</text:span></text:p>
      <text:p text:style-name="P1726"><text:tab/><text:tab/><text:tab/>altrimenti ritorna una istanza predefinita </text:p>
      <text:p text:style-name="P1300"><text:span text:style-name="T1138"/></text:p>
      <text:p text:style-name="P1300"><text:span text:style-name="T1138"/></text:p>
      <text:p text:style-name="P1300"><text:span text:style-name="T1138"/></text:p>
      <text:p text:style-name="P1300"><text:span text:style-name="T1138"/></text:p>
      <text:p text:style-name="P1300"><text:span text:style-name="T1138"/></text:p>
      <text:p text:style-name="P1300"><text:span text:style-name="T1138"/></text:p>
      <text:p text:style-name="P1300"><text:span text:style-name="T1138"/></text:p>
      <text:p text:style-name="P1300"><text:span text:style-name="T1138"/></text:p>
      <text:p text:style-name="P1300"><text:span text:style-name="T1138"/></text:p>
      <text:p text:style-name="P1300"><text:span text:style-name="T1138"/></text:p>
      <text:p text:style-name="P1300"><text:span text:style-name="T1138"/></text:p>
      <text:p text:style-name="P1300"><text:span text:style-name="T1138"/></text:p>
      <text:p text:style-name="P1300"><text:span text:style-name="T1138"/></text:p>
      <text:p text:style-name="P1300"><text:span text:style-name="T1138"/></text:p>
      <text:p text:style-name="P1300"><text:span text:style-name="T1138"/></text:p>
      <text:p text:style-name="P1300"><text:span text:style-name="T1138"/></text:p>
      <text:p text:style-name="P1300"><text:span text:style-name="T1138"/></text:p>
      <text:p text:style-name="P1300"><text:span text:style-name="T1138"/></text:p>
      <text:p text:style-name="P1300"><text:span text:style-name="T1138"/></text:p>
      <text:p text:style-name="P1300"><text:span text:style-name="T1138"/></text:p>
      <text:p text:style-name="P1300"><text:span text:style-name="T1138"/></text:p>
      <text:p text:style-name="P1300"><text:span text:style-name="T1138"/></text:p>
      <text:p text:style-name="P1300"><text:span text:style-name="T1138"/></text:p>
      <text:p text:style-name="P1300"><text:span text:style-name="T1138"/></text:p>
      <text:p text:style-name="P1300"><text:span text:style-name="T1138"/></text:p>
      <text:p text:style-name="P1300"><text:span text:style-name="T1138"/></text:p>
      <text:p text:style-name="P1300"><text:span text:style-name="T1138"/></text:p>
      <text:p text:style-name="P1300"><text:span text:style-name="T1138"/></text:p>
      <text:p text:style-name="P1300"><text:span text:style-name="T1138"/></text:p>
      <text:p text:style-name="P1300"><text:span text:style-name="T1138"/></text:p>
      <text:p text:style-name="P1300"><text:span text:style-name="T1138"/></text:p>
      <text:p text:style-name="P1300"><text:span text:style-name="T1138"/></text:p>
      <text:p text:style-name="P1300"><text:span text:style-name="T1138"/></text:p>
      <text:p text:style-name="P1300"><text:span text:style-name="T1138"/></text:p>
      <text:p text:style-name="P1300"><text:span text:style-name="T1138"/></text:p>
      <text:p text:style-name="P1300"><text:span text:style-name="T1138"/></text:p>
      <text:p text:style-name="P1300"><text:span text:style-name="T1138"/></text:p>
      <text:p text:style-name="P1300"><text:span text:style-name="T1138"/></text:p>
      <text:p text:style-name="P1300"><text:span text:style-name="T1138"/></text:p>
      <text:p text:style-name="P1300"><text:span text:style-name="T1138"/></text:p>
      <text:p text:style-name="P1300"><text:span text:style-name="T1138"/></text:p>
      <text:p text:style-name="P1300"><text:span text:style-name="T1138"/></text:p>
      <text:p text:style-name="P1300"><text:span text:style-name="T1138"/></text:p>
      <text:p text:style-name="P1300"><text:span text:style-name="T1138"/></text:p>
      <text:p text:style-name="P1300"><text:span text:style-name="T1138"/></text:p>
      <text:h text:style-name="Heading_20_2" text:outline-level="2"><text:bookmark-start text:name="__RefHeading___Toc79655_833296016"/><text:soft-page-break/>ref_wrapper<text:bookmark-end text:name="__RefHeading___Toc79655_833296016"/></text:h>
      <text:p text:style-name="P46"><text:tab/><text:span text:style-name="T298">Uso: </text:span></text:p>
      <text:p text:style-name="P46"><text:span text:style-name="T298"><text:tab/><text:tab/></text:span><text:span text:style-name="T303">memorizzare </text:span><text:span text:style-name="T314">un r</text:span><text:span text:style-name="T328">i</text:span><text:span text:style-name="T314">fer</text:span><text:span text:style-name="T327">imento</text:span><text:span text:style-name="T314"> </text:span></text:p>
      <text:p text:style-name="P465"><text:span text:style-name="T76"/></text:p>
      <text:p text:style-name="P465"><text:span text:style-name="T18"><text:tab/></text:span><text:span text:style-name="T87">Testata: </text:span></text:p>
      <text:p text:style-name="P324"><text:tab/><text:tab/><text:span text:style-name="T523">iron/</text:span><text:span text:style-name="T589">re</text:span><text:span text:style-name="T619">f_wrapper</text:span><text:span text:style-name="T572">.h</text:span></text:p>
      <text:p text:style-name="P465"><text:span text:style-name="T87"/></text:p>
      <text:p text:style-name="P465"><text:span text:style-name="T18"><text:tab/></text:span><text:span text:style-name="T20">Sinossi:</text:span></text:p>
      <text:p text:style-name="P465"><text:span text:style-name="T20"/></text:p>
      <text:p text:style-name="P831"><text:tab/><text:tab/>template &lt;typename T&gt; class <text:span text:style-name="T1666">re</text:span><text:span text:style-name="T1788">f_wrapper</text:span> final </text:p>
      <text:p text:style-name="P831"><text:tab/><text:tab/></text:p>
      <text:p text:style-name="P465"><text:span text:style-name="T367"/></text:p>
      <text:p text:style-name="P465"><text:span text:style-name="T93"><text:tab/></text:span><text:span text:style-name="T108">Alias:</text:span></text:p>
      <text:p text:style-name="P1218"><text:tab/><text:tab/>using value_t = T</text:p>
      <text:p text:style-name="P1218"><text:tab/><text:tab/><text:span text:style-name="T1788">using value_type = value_t</text:span></text:p>
      <text:p text:style-name="P1698"/>
      <text:p text:style-name="P1698"><text:tab/>Vincoli:</text:p>
      <text:p text:style-name="P1232"><text:tab/><text:tab/>std::is_object_v&lt;value_t&gt;</text:p>
      <text:p text:style-name="P1232"><text:tab/><text:tab/>!concepts::ref_wrapper&lt;value_t&gt;</text:p>
      <text:p text:style-name="P639"><text:span text:style-name="T122"/></text:p>
      <text:p text:style-name="P639"><text:span text:style-name="T122"/></text:p>
      <text:p text:style-name="P639"><text:span text:style-name="T122"><text:tab/></text:span><text:span text:style-name="T920">Costruttori:</text:span></text:p>
      <text:p text:style-name="P639"><text:span text:style-name="T920"/></text:p>
      <text:p text:style-name="P1232"><text:tab/><text:tab/>template &lt;typename MASTER&gt;</text:p>
      <text:p text:style-name="P1232"><text:tab/><text:tab/>[[nodiscard]] static constexpr ref_wrapper from(</text:p>
      <text:p text:style-name="P1232"><text:tab/><text:tab/><text:tab/>const MASTER&amp; master</text:p>
      <text:p text:style-name="P1232"><text:tab/><text:tab/><text:tab/>,value_t&amp; v</text:p>
      <text:p text:style-name="P1232"><text:tab/><text:tab/>)noexcept </text:p>
      <text:p text:style-name="P1232">#if IRON_SECURITY_CHECKER</text:p>
      <text:p text:style-name="P1232"><text:tab/><text:tab/>requires(concepts::has_security_checker&lt;MASTER&gt;)</text:p>
      <text:p text:style-name="P1232">#endif </text:p>
      <text:p text:style-name="P657"><text:span text:style-name="T122"><text:tab/><text:tab/><text:tab/></text:span><text:span text:style-name="T1014">Ritorna un </text:span><text:span text:style-name="T271">wrapper</text:span><text:span text:style-name="T1014"> costruit</text:span><text:span text:style-name="T1021">o</text:span><text:span text:style-name="T1014"> da </text:span><text:span text:style-name="T271">value_t</text:span><text:span text:style-name="T1014"> </text:span></text:p>
      <text:p text:style-name="P657"><text:span text:style-name="T1014"><text:tab/><text:tab/><text:tab/></text:span><text:span text:style-name="T147">Master</text:span><text:span text:style-name="T1014"> serve unicamente al </text:span><text:span text:style-name="T147">security_checker </text:span><text:span text:style-name="T1014">per tenere traccia della vita </text:span></text:p>
      <text:p text:style-name="P1891"><text:tab/><text:tab/><text:tab/>dell’istanza della classe principale, la proprietaria degli elementi.</text:p>
      <text:p text:style-name="P657"><text:span text:style-name="T1014"><text:tab/><text:tab/><text:tab/></text:span><text:span text:style-name="T147">MASTER</text:span><text:span text:style-name="T1014"> può essere anche una classe referente d</text:span><text:span text:style-name="T1019">i una</text:span><text:span text:style-name="T1014"> classe principale</text:span></text:p>
      <text:p text:style-name="P1891"><text:tab/></text:p>
      <text:p text:style-name="P657"><text:span text:style-name="T1014"/></text:p>
      <text:p text:style-name="P1452"><text:tab/><text:tab/>constexpr ref_wrapper(const ref_wrapper&amp;)noexcept</text:p>
      <text:p text:style-name="P1171"><text:span text:style-name="T1789"><text:tab/><text:tab/>constexpr ref_wrapper(ref_wrapper&amp;</text:span><text:span text:style-name="T1790">&amp;</text:span><text:span text:style-name="T1789">)noexcept</text:span></text:p>
      <text:p text:style-name="P1171"><text:tab/></text:p>
      <text:p text:style-name="P1171"/>
      <text:p text:style-name="P1743"><text:tab/><text:span text:style-name="T1791">Costruttori esterni:</text:span></text:p>
      <text:p text:style-name="P1175"><text:tab/></text:p>
      <text:p text:style-name="P1175"><text:tab/><text:tab/>template &lt;typename MASTER,typename T&gt;</text:p>
      <text:p text:style-name="P1175"><text:tab/><text:tab/>[[nodiscard]] inline con<text:span text:style-name="T1793">stexpr auto </text:span>make_ref(const MASTER&amp;,T&amp;)noexcept</text:p>
      <text:p text:style-name="P1171"/>
      <text:p text:style-name="P1171"><text:tab/><text:tab/>template &lt;typename T&gt;</text:p>
      <text:p text:style-name="P1171"><text:tab/><text:tab/>[[nodiscard]] inline constexpr auto make_ref(T&amp;)noexcept</text:p>
      <text:p text:style-name="P1171"><text:tab/><text:tab/>requires(concepts::ref_wrapper&lt;T&gt;)</text:p>
      <text:p text:style-name="P1171"/>
      <text:p text:style-name="P1171"><text:tab/><text:tab/>template &lt;typename MASTER, typename T&gt;</text:p>
      <text:p text:style-name="P1176"><text:tab/><text:tab/>[[nodiscard]] inline constexpr <text:span text:style-name="T1793">auto </text:span>make_cref(const MASTER&amp;,const T&amp;)noexcept</text:p>
      <text:p text:style-name="P1176"/>
      <text:p text:style-name="P1175"><text:tab/><text:tab/>template &lt;typename T&gt;</text:p>
      <text:p text:style-name="P1175"><text:tab/><text:tab/>[[nodiscard]] inline constexpr auto make_cref(<text:span text:style-name="T1792">const </text:span>T&amp;)noexcept</text:p>
      <text:p text:style-name="P1175"><text:tab/><text:tab/>requires(concepts::ref_wrapper&lt;T&gt;)</text:p>
      <text:p text:style-name="P1175"/>
      <text:p text:style-name="P1175"/>
      <text:p text:style-name="P1743"><text:tab/><text:span text:style-name="T1790">Distruttore:</text:span></text:p>
      <text:p text:style-name="P1743"/>
      <text:p text:style-name="P1171"><text:tab/><text:tab/>constexpr ~ref_wrapper() = default</text:p>
      <text:p text:style-name="P615"><text:span text:style-name="T1570"/></text:p>
      <text:p text:style-name="P615"><text:span text:style-name="T1570"><text:tab/></text:span><text:span text:style-name="T949">Metodi:</text:span></text:p>
      <text:p text:style-name="P1453"><text:tab/><text:tab/>constexpr ref_wrapper&amp; operator=(const ref_wrapper&amp;)noexcept</text:p>
      <text:p text:style-name="P1453"><text:tab/><text:tab/>constexpr ref_wrapper&amp; operator=(ref_wrapper&amp;&amp;)noexcept</text:p>
      <text:p text:style-name="P1171"><text:tab/><text:tab/>constexpr ref_wrapper&amp; swap(ref_wrapper&amp;)noexcept</text:p>
      <text:p text:style-name="P1145"/>
      <text:p text:style-name="P1145"/>
      <text:p text:style-name="P1171"><text:tab/><text:tab/>[[nodiscard]] constexpr value_t&amp; value()const noexcept </text:p>
      <text:p text:style-name="P1171"><text:tab/><text:tab/>[[nodiscard]] constexpr value_t&amp; operator*()const noexcept</text:p>
      <text:p text:style-name="P1171"><text:tab/><text:tab/>[[nodiscard]] constexpr operator value_t&amp; ()const noexcept</text:p>
      <text:p text:style-name="P1171"/>
      <text:p text:style-name="P1171"><text:tab/><text:tab/><text:tab/><text:span text:style-name="T1228">Ritorna il valore dell’elemento</text:span></text:p>
      <text:p text:style-name="P1145"/>
      <text:p text:style-name="P1145"/>
      <text:p text:style-name="P1145"/>
      <text:p text:style-name="P1145"><text:soft-page-break/></text:p>
      <text:p text:style-name="P1145"><text:tab/><text:tab/>[[nodiscard]] constexpr value_t* operator-&gt;()const noexcept</text:p>
      <text:p text:style-name="P832"><text:tab/><text:tab/>requires(std::is_class_v&lt;value_t&gt;)</text:p>
      <text:p text:style-name="P832"><text:span text:style-name="T600"/></text:p>
      <text:p text:style-name="P1171"><text:tab/><text:tab/><text:tab/><text:span text:style-name="T891">Ritorna <text:s/>il <text:s/></text:span><text:span text:style-name="T892">puntatore</text:span><text:span text:style-name="T893"> </text:span><text:span text:style-name="T891"><text:s/></text:span><text:span text:style-name="T894">all’istanza interna</text:span><text:span text:style-name="T893"> </text:span></text:p>
      <text:p text:style-name="P192"><text:span text:style-name="T841"><text:tab/><text:tab/><text:tab/></text:span><text:span text:style-name="T1403">Da usare solo con </text:span><text:span text:style-name="T602">value_t</text:span><text:span text:style-name="T1404"> </text:span><text:span text:style-name="T1403">class</text:span><text:span text:style-name="T1404">e</text:span><text:span text:style-name="T1403"> </text:span><text:span text:style-name="T1427">o struttura</text:span><text:span text:style-name="T1403"> </text:span><text:span text:style-name="T1404">per accedere ad un valore od un metodo</text:span></text:p>
      <text:p text:style-name="P1571"><text:tab/></text:p>
      <text:p text:style-name="P1571"/>
      <text:p text:style-name="P1571"/>
      <text:p text:style-name="P1571"/>
      <text:p text:style-name="P1571"/>
      <text:p text:style-name="P1571"/>
      <text:p text:style-name="P1571"/>
      <text:p text:style-name="P1571"/>
      <text:p text:style-name="P1571"/>
      <text:p text:style-name="P1571"/>
      <text:p text:style-name="P1571"/>
      <text:p text:style-name="P1571"/>
      <text:p text:style-name="P1571"/>
      <text:p text:style-name="P1571"/>
      <text:p text:style-name="P1571"/>
      <text:p text:style-name="P1571"/>
      <text:p text:style-name="P1571"/>
      <text:p text:style-name="P1571"/>
      <text:p text:style-name="P1571"/>
      <text:p text:style-name="P1571"/>
      <text:p text:style-name="P1571"/>
      <text:p text:style-name="P1571"/>
      <text:p text:style-name="P1571"/>
      <text:p text:style-name="P1571"/>
      <text:p text:style-name="P1571"/>
      <text:p text:style-name="P1571"/>
      <text:p text:style-name="P1571"/>
      <text:p text:style-name="P1571"/>
      <text:p text:style-name="P1571"/>
      <text:p text:style-name="P1571"/>
      <text:p text:style-name="P1571"/>
      <text:p text:style-name="P1571"/>
      <text:p text:style-name="P1571"/>
      <text:p text:style-name="P1571"/>
      <text:p text:style-name="P1571"/>
      <text:p text:style-name="P1571"/>
      <text:p text:style-name="P1571"/>
      <text:p text:style-name="P1571"/>
      <text:p text:style-name="P1571"/>
      <text:p text:style-name="P1571"/>
      <text:p text:style-name="P1571"/>
      <text:p text:style-name="P1571"/>
      <text:p text:style-name="P1571"/>
      <text:p text:style-name="P1571"/>
      <text:p text:style-name="P1571"/>
      <text:p text:style-name="P1571"/>
      <text:p text:style-name="P1571"/>
      <text:p text:style-name="P1571"/>
      <text:p text:style-name="P1571"/>
      <text:p text:style-name="P1571"/>
      <text:p text:style-name="P1571"/>
      <text:p text:style-name="P1571"/>
      <text:p text:style-name="P1571"/>
      <text:p text:style-name="P1571"/>
      <text:p text:style-name="P1571"/>
      <text:p text:style-name="P1571"/>
      <text:p text:style-name="P1571"/>
      <text:p text:style-name="P1571"/>
      <text:h text:style-name="Heading_20_2" text:outline-level="2"><text:bookmark-start text:name="__RefHeading___Toc79657_833296016"/><text:soft-page-break/><text:span text:style-name="T1570">result</text:span><text:span text:style-name="T1567"> </text:span><text:bookmark-end text:name="__RefHeading___Toc79657_833296016"/></text:h>
      <text:p text:style-name="P1129"/>
      <text:p text:style-name="P1129"><text:tab/></text:p>
      <text:p text:style-name="P35"><text:tab/><text:span text:style-name="T298">Uso: </text:span></text:p>
      <text:p text:style-name="P35"><text:span text:style-name="T298"><text:tab/><text:tab/></text:span><text:span text:style-name="T303">memorizzare </text:span><text:span text:style-name="T305">un </text:span><text:span text:style-name="T303">valor</text:span><text:span text:style-name="T305">e</text:span><text:span text:style-name="T304"> </text:span><text:span text:style-name="T305">di tipo </text:span><text:span text:style-name="T385">T</text:span><text:span text:style-name="T305"> o </text:span><text:span text:style-name="T385">E</text:span><text:span text:style-name="T305"> </text:span></text:p>
      <text:p text:style-name="P453"><text:span text:style-name="T76"/></text:p>
      <text:p text:style-name="P453"><text:span text:style-name="T18"><text:tab/></text:span><text:span text:style-name="T87">Testata: </text:span></text:p>
      <text:p text:style-name="P313"><text:tab/><text:tab/><text:span text:style-name="T523">iron/</text:span><text:span text:style-name="T589">result</text:span><text:span text:style-name="T572">.h</text:span></text:p>
      <text:p text:style-name="P453"><text:span text:style-name="T87"/></text:p>
      <text:p text:style-name="P453"><text:span text:style-name="T18"><text:tab/></text:span><text:span text:style-name="T20">Sinossi:</text:span></text:p>
      <text:p text:style-name="P453"><text:span text:style-name="T20"/></text:p>
      <text:p text:style-name="P806"><text:tab/><text:tab/>template &lt;typename T,<text:span text:style-name="T1666">typename E</text:span>&gt;</text:p>
      <text:p text:style-name="P806"><text:tab/><text:tab/>class <text:span text:style-name="T1666">result</text:span> final </text:p>
      <text:p text:style-name="P806"><text:tab/><text:tab/></text:p>
      <text:p text:style-name="P453"><text:span text:style-name="T367"/></text:p>
      <text:p text:style-name="P453"><text:span text:style-name="T93"><text:tab/></text:span><text:span text:style-name="T108">Alias:</text:span></text:p>
      <text:p text:style-name="P1215"><text:tab/><text:tab/>using value_t = T</text:p>
      <text:p text:style-name="P1215"><text:tab/><text:tab/>using value_type = value_t</text:p>
      <text:p text:style-name="P1215"><text:tab/><text:tab/><text:span text:style-name="T1666">using err_t=E</text:span></text:p>
      <text:p text:style-name="P1215"><text:tab/><text:tab/><text:span text:style-name="T1666">using err_type=err_t</text:span></text:p>
      <text:p text:style-name="P1215"><text:tab/><text:tab/>using error_handler_t = <text:span text:style-name="T1612">error_handler</text:span></text:p>
      <text:p text:style-name="P1215"><text:tab/><text:tab/><text:span text:style-name="T1662">using error_handler_type = error_handler_t</text:span></text:p>
      <text:p text:style-name="P1145"><text:tab/><text:tab/>using ref_value_t = &lt;<text:span text:style-name="T1902">private&gt;&amp;</text:span></text:p>
      <text:p text:style-name="P1145"><text:tab/><text:tab/>using value_reference = ref_value_t</text:p>
      <text:p text:style-name="P1180"><text:tab/><text:tab/>using cref_value_t = const &lt;<text:span text:style-name="T1902">private&gt;</text:span></text:p>
      <text:p text:style-name="P1145"><text:tab/><text:tab/>using const_value_reference = cref_value_t</text:p>
      <text:p text:style-name="P1180"><text:tab/><text:tab/>using safe_ref_value_t = ref_wrapper&lt;&lt;<text:span text:style-name="T1902">private&gt;</text:span>&gt;</text:p>
      <text:p text:style-name="P1145"><text:tab/><text:tab/>using safe_value_reference = safe_ref_value_t</text:p>
      <text:p text:style-name="P1180"><text:tab/><text:tab/>using safe_cref_value_t = ref_wrapper&lt;const &lt;<text:span text:style-name="T1902">private&gt;</text:span>&gt;</text:p>
      <text:p text:style-name="P1145"><text:tab/><text:tab/>using safe_const_value_reference = safe_cref_value_t</text:p>
      <text:p text:style-name="P1180"><text:tab/><text:tab/>using ref_err_t = &lt;<text:span text:style-name="T1902">private&gt;</text:span>&amp;</text:p>
      <text:p text:style-name="P1145"><text:tab/><text:tab/>using err_reference = ref_err_t</text:p>
      <text:p text:style-name="P1180"><text:tab/><text:tab/>using cref_err_t = const &lt;<text:span text:style-name="T1902">private&gt;</text:span>&amp;</text:p>
      <text:p text:style-name="P1145"><text:tab/><text:tab/>using const_err_reference = cref_err_t</text:p>
      <text:p text:style-name="P1180"><text:tab/><text:tab/>using safe_ref_err_t = ref_wrapper&lt;&lt;<text:span text:style-name="T1902">private&gt;</text:span>&gt;</text:p>
      <text:p text:style-name="P1145"><text:tab/><text:tab/>using safe_err_reference = safe_ref_err_t</text:p>
      <text:p text:style-name="P1180"><text:tab/><text:tab/>using safe_cref_err_t = ref_wrapper&lt;const &lt;<text:span text:style-name="T1902">private&gt;</text:span>&gt;</text:p>
      <text:p text:style-name="P1145"><text:tab/><text:tab/>using safe_const_err_reference = safe_cref_err_t</text:p>
      <text:p text:style-name="P615"><text:s text:c="8"/></text:p>
      <text:p text:style-name="P615"><text:span text:style-name="T914"><text:tab/></text:span><text:span text:style-name="T917">Costanti statiche:</text:span></text:p>
      <text:p text:style-name="P615"><text:span text:style-name="T917"/></text:p>
      <text:p text:style-name="P1197"><text:tab/><text:tab/>[[nodiscard]] constexpr size_t char_max_size()noexcept </text:p>
      <text:p text:style-name="P615"><text:span text:style-name="T124"/></text:p>
      <text:p text:style-name="P615"><text:span text:style-name="T917"><text:tab/><text:tab/><text:tab/></text:span><text:span text:style-name="T921">Il massimo numero di </text:span><text:span text:style-name="T134">char32_t</text:span><text:span text:style-name="T921"> per un </text:span><text:span text:style-name="T134">array</text:span><text:span text:style-name="T921"> come ingresso per quei metodi</text:span></text:p>
      <text:p text:style-name="P1712"><text:tab/><text:tab/><text:tab/>che lo richiedono </text:p>
      <text:p text:style-name="P615"><text:span text:style-name="T910"><text:tab/><text:tab/></text:span><text:span text:style-name="T918"><text:tab/><text:tab/></text:span></text:p>
      <text:p text:style-name="P615"><text:span text:style-name="T920"/></text:p>
      <text:p text:style-name="P1695"><text:tab/>Vincoli:</text:p>
      <text:p text:style-name="P1224"><text:tab/><text:tab/>!std::is_reference_v&lt;value_t&gt;</text:p>
      <text:p text:style-name="P1224"><text:tab/><text:tab/>!std::is_array_v&lt;value_t&gt;</text:p>
      <text:p text:style-name="P1224"><text:tab/><text:tab/>!std::is_const_v&lt;value_t&gt;</text:p>
      <text:p text:style-name="P1224"><text:tab/><text:tab/>std::is_nothrow_move_constructible_v&lt;value_t&gt;</text:p>
      <text:p text:style-name="P1224"><text:tab/><text:tab/>std::is_nothrow_swappable_v&lt;value_t&gt;</text:p>
      <text:p text:style-name="P1224"><text:tab/> <text:s text:c="5"/><text:tab/>std::is_nothrow_destructible_v&lt;value_t&gt;</text:p>
      <text:p text:style-name="P1225"><text:tab/><text:tab/>!std::is_reference_v&lt;<text:span text:style-name="T1667">err</text:span>_t&gt;</text:p>
      <text:p text:style-name="P1225"><text:tab/><text:tab/>!std::is_array_v&lt;<text:span text:style-name="T1667">err</text:span>_t&gt;</text:p>
      <text:p text:style-name="P1225"><text:tab/><text:tab/>!std::is_const_v&lt;<text:span text:style-name="T1667">err</text:span>_t&gt;</text:p>
      <text:p text:style-name="P1225"><text:tab/><text:tab/>std::is_nothrow_move_constructible_v&lt;<text:span text:style-name="T1667">err</text:span>_t&gt;</text:p>
      <text:p text:style-name="P1225"><text:tab/><text:tab/>std::is_nothrow_swappable_v&lt;<text:span text:style-name="T1667">err</text:span>_t&gt;</text:p>
      <text:p text:style-name="P1225"><text:tab/> <text:s text:c="5"/><text:tab/>std::is_nothrow_destructible_v&lt;<text:span text:style-name="T1667">err</text:span>_t&gt;</text:p>
      <text:p text:style-name="P617"><text:span text:style-name="T122"/></text:p>
      <text:p text:style-name="P617"><text:span text:style-name="T122"/></text:p>
      <text:p text:style-name="P615"><text:span text:style-name="T122"><text:tab/></text:span><text:span text:style-name="T920">Costruttori:</text:span></text:p>
      <text:p text:style-name="P615"><text:span text:style-name="T920"/></text:p>
      <text:p text:style-name="P1224"><text:tab/><text:tab/>constexpr result()noexcept </text:p>
      <text:p text:style-name="P1224"><text:tab/><text:tab/>requires <text:span text:style-name="T1986">(</text:span>std::is_nothrow_default_constructible_v&lt;value_t&gt;<text:span text:style-name="T1986">)</text:span></text:p>
      <text:p text:style-name="P615"><text:span text:style-name="T122"/></text:p>
      <text:p text:style-name="P615"><text:span text:style-name="T122"/></text:p>
      <text:p text:style-name="P1224"><text:tab/><text:tab/>constexpr result(result&amp;&amp;)noexcept</text:p>
      <text:p text:style-name="P1224"><text:tab/><text:tab/>constexpr result(const result&amp;) = delete</text:p>
      <text:p text:style-name="P615"><text:span text:style-name="T122"/></text:p>
      <text:p text:style-name="P1224"><text:tab/><text:tab/>constexpr result(result&lt;value_t, void*&gt;&amp;&amp;)noexcept</text:p>
      <text:p text:style-name="P1224"><text:tab/><text:tab/>constexpr result(result&lt;void*,err_t&gt;&amp;&amp;)noexcept</text:p>
      <text:p text:style-name="P1224"><text:tab/><text:tab/></text:p>
      <text:p text:style-name="P615"><text:span text:style-name="T122"/></text:p>
      <text:p text:style-name="P1225"><text:tab/><text:tab/>[[nodiscard]] static constexpr result ok(value_t&amp;&amp;)noexcept </text:p>
      <text:p text:style-name="P617"><text:span text:style-name="T122"/></text:p>
      <text:p text:style-name="P1225"><text:tab/><text:tab/>[[nodiscard]] static constexpr result ok(const value_t&amp;)noexcept </text:p>
      <text:p text:style-name="P1225"><text:tab/><text:tab/>requires <text:span text:style-name="T1986">(</text:span>std::is_nothrow_copy_constructible_v&lt;value_t&gt;<text:span text:style-name="T1986">)</text:span> </text:p>
      <text:p text:style-name="P617"><text:span text:style-name="T122"/></text:p>
      <text:p text:style-name="P617"><text:soft-page-break/><text:span text:style-name="T122"/></text:p>
      <text:p text:style-name="P1225"><text:tab/><text:tab/>[[nodiscard]] static constexpr result err(err_t&amp;&amp;)noexcept</text:p>
      <text:p text:style-name="P617"><text:span text:style-name="T122"/></text:p>
      <text:p text:style-name="P1225"><text:s/></text:p>
      <text:p text:style-name="P1225"><text:tab/><text:tab/>[[nodiscard]] static constexpr result err(const err_t&amp;)noexcept </text:p>
      <text:p text:style-name="P1225"><text:tab/><text:tab/>requires <text:span text:style-name="T1986">(</text:span>std::is_nothrow_copy_constructible_v&lt;err_t&gt;<text:span text:style-name="T1986">)</text:span> </text:p>
      <text:p text:style-name="P617"><text:span text:style-name="T122"/></text:p>
      <text:p text:style-name="P617"><text:span text:style-name="T122"/></text:p>
      <text:p text:style-name="P617"><text:span text:style-name="T122"/></text:p>
      <text:p text:style-name="P1901"><text:span text:style-name="T122"><text:tab/></text:span><text:span text:style-name="T141">Costruttori esterni:</text:span></text:p>
      <text:p text:style-name="P1901"><text:span text:style-name="T141"/></text:p>
      <text:p text:style-name="P1306"><text:tab/><text:tab/>template &lt;typename T, typename E=void*&gt;</text:p>
      <text:p text:style-name="P617"><text:span text:style-name="T141"><text:tab/><text:tab/></text:span><text:span text:style-name="T142">[[nodiscard]] </text:span><text:span text:style-name="T141"><text:s/>constexpr auto ok(T&amp;&amp;)noexcept</text:span></text:p>
      <text:p text:style-name="P617"><text:span text:style-name="T141"/></text:p>
      <text:p text:style-name="P1306"><text:tab/><text:tab/>template &lt;typename E, typename T=void*&gt;</text:p>
      <text:p text:style-name="P1306"><text:tab/><text:tab/>[[nodiscard]] <text:s/>constexpr auto err(E&amp;&amp;)noexcept</text:p>
      <text:p text:style-name="P617"><text:span text:style-name="T141"/></text:p>
      <text:p text:style-name="P1901"><text:span text:style-name="T141"/></text:p>
      <text:p text:style-name="P1901"><text:span text:style-name="T141"><text:tab/></text:span><text:span text:style-name="T142">Distruttore:</text:span></text:p>
      <text:p text:style-name="P617"><text:span text:style-name="T142"/></text:p>
      <text:p text:style-name="P1307"><text:tab/><text:tab/>constexpr ~result()</text:p>
      <text:p text:style-name="P617"><text:span text:style-name="T142"/></text:p>
      <text:p text:style-name="P617"><text:span text:style-name="T142"/></text:p>
      <text:p text:style-name="P617"><text:span text:style-name="T141"><text:tab/></text:span><text:span text:style-name="T937">Metodi:</text:span></text:p>
      <text:p text:style-name="P617"><text:span text:style-name="T937"/></text:p>
      <text:p text:style-name="P1308"><text:tab/><text:tab/>constexpr result&amp; operator=(result&amp;&amp;)noexcept </text:p>
      <text:p text:style-name="P1308"><text:tab/><text:tab/>result&amp; operator=(const result&amp;)=delete </text:p>
      <text:p text:style-name="P1308"><text:tab/><text:tab/>constexpr result&amp; swap(result&amp;)noexcept </text:p>
      <text:p text:style-name="P621"><text:span text:style-name="T142"/></text:p>
      <text:p text:style-name="P621"><text:span text:style-name="T937"><text:tab/></text:span><text:span text:style-name="T142"><text:tab/>[[nodiscard]] constexpr bool is_ok()const noexcept </text:span></text:p>
      <text:p text:style-name="P1308"><text:tab/><text:tab/>[[nodiscard]] constexpr explicit operator bool()const noexcept</text:p>
      <text:p text:style-name="P621"><text:span text:style-name="T142"/></text:p>
      <text:p text:style-name="P621"><text:span text:style-name="T142"><text:tab/><text:tab/><text:tab/></text:span><text:span text:style-name="T1013">Ritorna vero se </text:span><text:span text:style-name="T1018">l’ </text:span><text:span text:style-name="T1013">istanza </text:span><text:span text:style-name="T142">value_t</text:span><text:span text:style-name="T1013"> è impostata</text:span></text:p>
      <text:p text:style-name="P1308"><text:tab/><text:tab/><text:tab/></text:p>
      <text:p text:style-name="P1308"><text:tab/><text:tab/></text:p>
      <text:p text:style-name="P1308"/>
      <text:p text:style-name="P1308"><text:tab/><text:tab/>[[nodiscard]] constexpr bool is_err()const noexcept {</text:p>
      <text:p text:style-name="P1308"><text:span text:style-name="T142"/></text:p>
      <text:p text:style-name="P621"><text:span text:style-name="T142"><text:tab/><text:tab/><text:tab/></text:span><text:span text:style-name="T1013">Ritorna vero se </text:span><text:span text:style-name="T1018">l’</text:span><text:span text:style-name="T1013">istanza </text:span><text:span text:style-name="T142">err_t</text:span><text:span text:style-name="T1013"> è impostata</text:span></text:p>
      <text:p text:style-name="P621"><text:span text:style-name="T142"/></text:p>
      <text:p text:style-name="P621"><text:span text:style-name="T142"/></text:p>
      <text:p text:style-name="P1308"><text:tab/><text:tab/></text:p>
      <text:p text:style-name="P645"><text:span text:style-name="T925"><text:tab/><text:tab/></text:span><text:span text:style-name="T137">[[nodiscard]] constexpr </text:span><text:span text:style-name="T216">safe_cref_value_t</text:span><text:span text:style-name="T137"> unwrap()const noexcept </text:span></text:p>
      <text:p text:style-name="P645"><text:span text:style-name="T925"><text:tab/><text:tab/></text:span><text:span text:style-name="T137">[[nodiscard]] constexpr </text:span><text:span text:style-name="T216">safe_cref_value_t</text:span><text:span text:style-name="T137"> </text:span><text:span text:style-name="T216">c</text:span><text:span text:style-name="T137">unwrap()const noexcept </text:span></text:p>
      <text:p text:style-name="P645"><text:span text:style-name="T925"><text:tab/><text:tab/></text:span><text:span text:style-name="T137">[[nodiscard]] constexpr </text:span><text:span text:style-name="T216">safe_ref_value_t </text:span><text:span text:style-name="T137">unwrap()noexcept </text:span></text:p>
      <text:p text:style-name="P618"><text:span text:style-name="T925"/></text:p>
      <text:p text:style-name="P618"><text:span text:style-name="T925"><text:tab/><text:tab/><text:tab/></text:span><text:span text:style-name="T928">Ritorna l’istanza interna </text:span><text:span text:style-name="T934">di </text:span><text:span text:style-name="T143">value_t</text:span><text:span text:style-name="T934"> </text:span><text:span text:style-name="T928">se impostata </text:span></text:p>
      <text:p text:style-name="P1718"><text:tab/><text:tab/><text:tab/>altrimenti viene chiamata <text:span text:style-name="T523">PANIC()</text:span></text:p>
      <text:p text:style-name="P1718"><text:s/><text:tab/></text:p>
      <text:p text:style-name="P618"><text:span text:style-name="T139"/></text:p>
      <text:p text:style-name="P618"><text:span text:style-name="T139"/></text:p>
      <text:p text:style-name="P1292"><text:tab/><text:tab/>template &lt;typename M,std::size_t N&gt;</text:p>
      <text:p text:style-name="P618"><text:span text:style-name="T139"><text:tab/><text:tab/>[[nodiscard]] constexpr </text:span><text:span text:style-name="T218">safe_cref_value_t</text:span><text:span text:style-name="T139"> expect(const M(&amp;</text:span><text:span text:style-name="T140">v</text:span><text:span text:style-name="T139">)[N])const noexcept </text:span></text:p>
      <text:p text:style-name="P1292"><text:tab/><text:tab/>requires (</text:p>
      <text:p text:style-name="P1292"><text:tab/><text:tab/><text:tab/>(std::is_same_v&lt;M, char&gt; || std::is_same_v&lt;M, char32_t&gt;) </text:p>
      <text:p text:style-name="P1292"><text:tab/><text:tab/><text:tab/>&amp;&amp; N &lt; char_max_size()</text:p>
      <text:p text:style-name="P1292"><text:tab/><text:tab/>)</text:p>
      <text:p text:style-name="P618"><text:span text:style-name="T139"/></text:p>
      <text:p text:style-name="P1296"><text:tab/><text:tab/>template &lt;typename M,std::size_t N&gt;</text:p>
      <text:p text:style-name="P647"><text:span text:style-name="T139"><text:tab/><text:tab/>[[nodiscard]] constexpr </text:span><text:span text:style-name="T218">safe_cref_value_t</text:span><text:span text:style-name="T139"> </text:span><text:span text:style-name="T217">c</text:span><text:span text:style-name="T139">expect(const M(&amp;</text:span><text:span text:style-name="T140">v</text:span><text:span text:style-name="T139">)[N])const noexcept </text:span></text:p>
      <text:p text:style-name="P1296"><text:tab/><text:tab/>requires (</text:p>
      <text:p text:style-name="P1296"><text:tab/><text:tab/><text:tab/>(std::is_same_v&lt;M, char&gt; || std::is_same_v&lt;M, char32_t&gt;) </text:p>
      <text:p text:style-name="P1296"><text:tab/><text:tab/><text:tab/>&amp;&amp; N &lt; char_max_size()</text:p>
      <text:p text:style-name="P1296"><text:tab/><text:tab/>)</text:p>
      <text:p text:style-name="P646"><text:span text:style-name="T139"/></text:p>
      <text:p text:style-name="P618"><text:span text:style-name="T139"/></text:p>
      <text:p text:style-name="P1292"><text:tab/><text:tab/>template &lt;typename M,std::size_t N&gt;</text:p>
      <text:p text:style-name="P647"><text:span text:style-name="T139"><text:tab/><text:tab/>[[nodiscard]] constexpr </text:span><text:span text:style-name="T218">safe_ref_value_t</text:span><text:span text:style-name="T139"> expect(const M(&amp;</text:span><text:span text:style-name="T140">v</text:span><text:span text:style-name="T139">)[N])noexcept </text:span></text:p>
      <text:p text:style-name="P1292"><text:tab/><text:tab/>requires (</text:p>
      <text:p text:style-name="P1292"><text:tab/><text:tab/><text:tab/>(std::is_same_v&lt;M, char&gt; || std::is_same_v&lt;M, char32_t&gt;) </text:p>
      <text:p text:style-name="P1292"><text:tab/><text:tab/><text:tab/>&amp;&amp; N &lt; char_max_size()</text:p>
      <text:p text:style-name="P1292"><text:tab/><text:tab/>)</text:p>
      <text:p text:style-name="P1292"/>
      <text:p text:style-name="P618"><text:span text:style-name="T139"><text:tab/><text:tab/><text:tab/></text:span><text:span text:style-name="T931">Come </text:span><text:span text:style-name="T140">unwrap()</text:span><text:span text:style-name="T931"> ma in caso l’istanza interna non sia impostata</text:span></text:p>
      <text:p text:style-name="P649"><text:span text:style-name="T931"><text:tab/><text:tab/><text:tab/>chiama </text:span><text:span text:style-name="T140">PANIC() <text:s/></text:span><text:span text:style-name="T979">con il messaggio </text:span><text:span text:style-name="T221">v</text:span><text:span text:style-name="T979">.</text:span></text:p>
      <text:p text:style-name="P618"><text:span text:style-name="T139"/></text:p>
      <text:p text:style-name="P618"><text:span text:style-name="T139"/></text:p>
      <text:p text:style-name="P618"><text:span text:style-name="T139"/></text:p>
      <text:p text:style-name="P618"><text:span text:style-name="T139"/></text:p>
      <text:p text:style-name="P618"><text:span text:style-name="T139"/></text:p>
      <text:p text:style-name="P618"><text:span text:style-name="T139"/></text:p>
      <text:p text:style-name="P618"><text:span text:style-name="T139"/></text:p>
      <text:p text:style-name="P618"><text:span text:style-name="T139"/></text:p>
      <text:p text:style-name="P618"><text:soft-page-break/><text:span text:style-name="T139"/></text:p>
      <text:p text:style-name="P1297"><text:tab/><text:tab/>[[nodiscard]] constexpr <text:span text:style-name="T1904">c</text:span><text:span text:style-name="T1903">ref_value_t</text:span> unchecked_unwrap()const noexcept </text:p>
      <text:p text:style-name="P1297"><text:tab/><text:tab/>[[nodiscard]] constexpr <text:span text:style-name="T1904">c</text:span><text:span text:style-name="T1903">ref_value_t</text:span> unchecked_<text:span text:style-name="T1904">c</text:span>unwrap()const noexcept </text:p>
      <text:p text:style-name="P1292"><text:tab/><text:tab/>[[nodiscard]] constexpr <text:span text:style-name="T1906">ref_value_t </text:span><text:s/>unchecked_unwrap()noexcept </text:p>
      <text:p text:style-name="P618"><text:span text:style-name="T139"/></text:p>
      <text:p text:style-name="P648"><text:span text:style-name="T139"><text:tab/><text:tab/><text:tab/></text:span><text:span text:style-name="T928">Ritorna </text:span><text:span text:style-name="T931">un riferimento </text:span><text:span text:style-name="T932">dell</text:span><text:span text:style-name="T928">’istanza interna </text:span><text:span text:style-name="T978">di </text:span><text:span text:style-name="T219">value_t</text:span><text:span text:style-name="T978"> </text:span><text:span text:style-name="T930">che deve essere </text:span><text:span text:style-name="T928">impostata</text:span></text:p>
      <text:p text:style-name="P648"><text:span text:style-name="T928"><text:tab/><text:tab/><text:tab/></text:span><text:span text:style-name="T977">altrimenti il risultato è indefinito</text:span><text:span text:style-name="T928"> </text:span></text:p>
      <text:p text:style-name="P648"><text:span text:style-name="T928"><text:s/></text:span><text:span text:style-name="T929"><text:tab/><text:tab/><text:tab/></text:span><text:span text:style-name="T930">La chiamata non è sicura perché ritorna un riferimento e/o l’istanza interna </text:span></text:p>
      <text:p text:style-name="P1725"><text:tab/><text:tab/><text:tab/>potrebbe non essere impostata </text:p>
      <text:p text:style-name="P648"><text:span text:style-name="T928"><text:s/><text:tab/></text:span><text:span text:style-name="T929"><text:tab/><text:tab/></text:span></text:p>
      <text:p text:style-name="P648"><text:span text:style-name="T929"/></text:p>
      <text:p text:style-name="P648"><text:span text:style-name="T925"><text:tab/><text:tab/></text:span><text:span text:style-name="T137">[[nodiscard]] constexpr </text:span><text:span text:style-name="T219">safe_cref_err_t</text:span><text:span text:style-name="T137"> unwrap</text:span><text:span text:style-name="T143">_err</text:span><text:span text:style-name="T137">()</text:span><text:span text:style-name="T219">const </text:span><text:span text:style-name="T137">noexcept </text:span></text:p>
      <text:p text:style-name="P648"><text:span text:style-name="T925"><text:tab/><text:tab/></text:span><text:span text:style-name="T137">[[nodiscard]] constexpr </text:span><text:span text:style-name="T219">safe_cref_err_t</text:span><text:span text:style-name="T137"> </text:span><text:span text:style-name="T219">c</text:span><text:span text:style-name="T137">unwrap</text:span><text:span text:style-name="T143">_err</text:span><text:span text:style-name="T137">()</text:span><text:span text:style-name="T219">const </text:span><text:span text:style-name="T137">noexcept </text:span></text:p>
      <text:p text:style-name="P649"><text:span text:style-name="T925"><text:tab/><text:tab/></text:span><text:span text:style-name="T137">[[nodiscard]] constexpr </text:span><text:span text:style-name="T219">safe_ref_err_t</text:span><text:span text:style-name="T137"> unwrap</text:span><text:span text:style-name="T143">_err</text:span><text:span text:style-name="T137">()noexcept </text:span></text:p>
      <text:p text:style-name="P649"><text:span text:style-name="T925"/></text:p>
      <text:p text:style-name="P618"><text:span text:style-name="T925"><text:tab/><text:tab/><text:tab/></text:span><text:span text:style-name="T928">Ritorna l’istanza interna </text:span><text:span text:style-name="T934">di </text:span><text:span text:style-name="T143">err_t</text:span><text:span text:style-name="T934"> </text:span><text:span text:style-name="T928">se impostata </text:span></text:p>
      <text:p text:style-name="P1718"><text:tab/><text:tab/><text:tab/>altrimenti viene chiamata <text:span text:style-name="T523">PANIC()</text:span></text:p>
      <text:p text:style-name="P1718"><text:s/><text:tab/></text:p>
      <text:p text:style-name="P618"><text:span text:style-name="T139"/></text:p>
      <text:p text:style-name="P618"><text:span text:style-name="T139"/></text:p>
      <text:p text:style-name="P1292"><text:tab/><text:tab/>template &lt;typename M,std::size_t N&gt;</text:p>
      <text:p text:style-name="P618"><text:span text:style-name="T139"><text:tab/><text:tab/>[[nodiscard]] constexpr auto expect</text:span><text:span text:style-name="T143">_err</text:span><text:span text:style-name="T139">(const M(&amp;</text:span><text:span text:style-name="T140">v</text:span><text:span text:style-name="T139">)[N])const noexcept </text:span></text:p>
      <text:p text:style-name="P1292"><text:tab/><text:tab/>requires (</text:p>
      <text:p text:style-name="P1292"><text:tab/><text:tab/><text:tab/>(std::is_same_v&lt;M, char&gt; || std::is_same_v&lt;M, char32_t&gt;) </text:p>
      <text:p text:style-name="P1292"><text:tab/><text:tab/><text:tab/>&amp;&amp; N &lt; char_max_size()</text:p>
      <text:p text:style-name="P1292"><text:tab/><text:tab/>)</text:p>
      <text:p text:style-name="P618"><text:span text:style-name="T139"/></text:p>
      <text:p text:style-name="P1297"><text:tab/><text:tab/>template &lt;typename M,std::size_t N&gt;</text:p>
      <text:p text:style-name="P648"><text:span text:style-name="T139"><text:tab/><text:tab/>[[nodiscard]] constexpr auto </text:span><text:span text:style-name="T219">c</text:span><text:span text:style-name="T139">expect</text:span><text:span text:style-name="T143">_err</text:span><text:span text:style-name="T139">(const M(&amp;</text:span><text:span text:style-name="T140">v</text:span><text:span text:style-name="T139">)[N])const noexcept </text:span></text:p>
      <text:p text:style-name="P1297"><text:tab/><text:tab/>requires (</text:p>
      <text:p text:style-name="P1297"><text:tab/><text:tab/><text:tab/>(std::is_same_v&lt;M, char&gt; || std::is_same_v&lt;M, char32_t&gt;) </text:p>
      <text:p text:style-name="P1297"><text:tab/><text:tab/><text:tab/>&amp;&amp; N &lt; char_max_size()</text:p>
      <text:p text:style-name="P1297"><text:tab/><text:tab/>)</text:p>
      <text:p text:style-name="P648"><text:span text:style-name="T139"/></text:p>
      <text:p text:style-name="P618"><text:span text:style-name="T139"/></text:p>
      <text:p text:style-name="P1292"><text:tab/><text:tab/>template &lt;typename M,std::size_t N&gt;</text:p>
      <text:p text:style-name="P618"><text:span text:style-name="T139"><text:tab/><text:tab/>[[nodiscard]] constexpr auto expect</text:span><text:span text:style-name="T143">_err</text:span><text:span text:style-name="T139">(const M(&amp;</text:span><text:span text:style-name="T140">v</text:span><text:span text:style-name="T139">)[N])noexcept </text:span></text:p>
      <text:p text:style-name="P1292"><text:tab/><text:tab/>requires (</text:p>
      <text:p text:style-name="P1292"><text:tab/><text:tab/><text:tab/>(std::is_same_v&lt;M, char&gt; || std::is_same_v&lt;M, char32_t&gt;) </text:p>
      <text:p text:style-name="P1292"><text:tab/><text:tab/><text:tab/>&amp;&amp; N &lt; char_max_size()</text:p>
      <text:p text:style-name="P1292"><text:tab/><text:tab/>)</text:p>
      <text:p text:style-name="P618"/>
      <text:p text:style-name="P618"><text:span text:style-name="T139"><text:tab/><text:tab/><text:tab/></text:span><text:span text:style-name="T931">Come </text:span><text:span text:style-name="T140">unwrap</text:span><text:span text:style-name="T220">_err</text:span><text:span text:style-name="T140">()</text:span><text:span text:style-name="T931"> ma in caso l’istanza interna </text:span><text:span text:style-name="T934">di </text:span><text:span text:style-name="T143">err_t</text:span><text:span text:style-name="T934"> </text:span><text:span text:style-name="T931">non sia impostata</text:span></text:p>
      <text:p text:style-name="P618"><text:span text:style-name="T931"><text:tab/><text:tab/><text:tab/>chiama </text:span><text:span text:style-name="T140">PANIC() </text:span><text:span text:style-name="T979">con il messaggio</text:span><text:span text:style-name="T221"> v</text:span></text:p>
      <text:p text:style-name="P618"><text:span text:style-name="T139"/></text:p>
      <text:p text:style-name="P618"><text:span text:style-name="T139"/></text:p>
      <text:p text:style-name="P618"><text:span text:style-name="T139"/></text:p>
      <text:p text:style-name="P1297"><text:tab/><text:tab/>[[nodiscard]] constexpr <text:span text:style-name="T1904">cref_err_t</text:span> unchecked_unwrap<text:span text:style-name="T1669">_err</text:span>()const noexcept </text:p>
      <text:p text:style-name="P1297"><text:tab/><text:tab/>[[nodiscard]] constexpr <text:span text:style-name="T1904">cref_err_t</text:span> unchecked_<text:span text:style-name="T1905">c</text:span>unwrap<text:span text:style-name="T1669">_err</text:span>()const noexcept </text:p>
      <text:p text:style-name="P1297"><text:tab/><text:tab/>[[nodiscard]] constexpr <text:span text:style-name="T1904">ref_err_t</text:span> unchecked_unwrap<text:span text:style-name="T1669">_err</text:span>()noexcept </text:p>
      <text:p text:style-name="P648"><text:span text:style-name="T139"/></text:p>
      <text:p text:style-name="P618"><text:span text:style-name="T139"><text:tab/><text:tab/><text:tab/></text:span><text:span text:style-name="T928">Ritorna </text:span><text:span text:style-name="T931">un riferimento </text:span><text:span text:style-name="T932">del</text:span><text:span text:style-name="T928">l’istanza interna </text:span><text:span text:style-name="T934">di </text:span><text:span text:style-name="T143">err_t</text:span><text:span text:style-name="T934"> </text:span><text:span text:style-name="T930">che deve essere </text:span><text:span text:style-name="T928">impostata </text:span></text:p>
      <text:p text:style-name="P618"><text:span text:style-name="T929"><text:tab/><text:tab/><text:tab/></text:span><text:span text:style-name="T930">La chiamata non è sicura perché ritorna un riferimento e/o l’istanza interna </text:span></text:p>
      <text:p text:style-name="P1724"><text:tab/><text:tab/><text:tab/>potrebbe non essere impostata </text:p>
      <text:p text:style-name="P1724"><text:span text:style-name="T142"/></text:p>
      <text:p text:style-name="P1724"><text:span text:style-name="T142"/></text:p>
      <text:p text:style-name="P1305"><text:tab/><text:tab/>[[nodiscard]] constexpr value_t unwrap_or_default()const noexcept </text:p>
      <text:p text:style-name="P1305"><text:tab/><text:tab/>requires (</text:p>
      <text:p text:style-name="P1305"><text:tab/><text:tab/><text:tab/><text:tab/>std::is_nothrow_default_constructible_v&lt;value_t&gt; </text:p>
      <text:p text:style-name="P1305"><text:tab/><text:tab/><text:tab/><text:tab/>&amp;&amp; std::is_nothrow_copy_constructible_v&lt;value_t&gt;</text:p>
      <text:p text:style-name="P1305"><text:tab/><text:tab/><text:tab/>)</text:p>
      <text:p text:style-name="P1301"/>
      <text:p text:style-name="P1302"><text:tab/><text:tab/><text:tab/><text:span text:style-name="T1138">Ritorna il valore dell’istanza interna </text:span><text:span text:style-name="T1257">di </text:span><text:span text:style-name="T1669">value_t</text:span><text:span text:style-name="T1257"> </text:span><text:span text:style-name="T1138">se</text:span><text:span text:style-name="T1140"> è </text:span><text:span text:style-name="T1138">impostata</text:span></text:p>
      <text:p text:style-name="P1301"><text:span text:style-name="T1138"><text:tab/><text:tab/><text:tab/>altrimenti ritorna una istanza predefinita </text:span><text:span text:style-name="T1140">di </text:span><text:span text:style-name="T1669">value_t</text:span></text:p>
      <text:p text:style-name="P1301"><text:span text:style-name="T938"/></text:p>
      <text:p text:style-name="P1301"><text:span text:style-name="T938"/></text:p>
      <text:p text:style-name="P1301"><text:span text:style-name="T1664"><text:tab/><text:tab/>[[nodiscard]] constexpr </text:span><text:span text:style-name="T1669">err</text:span><text:span text:style-name="T1664">_t unwrap_</text:span><text:span text:style-name="T1669">err_</text:span><text:span text:style-name="T1664">or_default()const noexcept </text:span></text:p>
      <text:p text:style-name="P1305"><text:tab/><text:tab/>requires (</text:p>
      <text:p text:style-name="P1301"><text:span text:style-name="T1664"><text:tab/><text:tab/><text:tab/><text:tab/>std::is_nothrow_default_constructible_v&lt;</text:span><text:span text:style-name="T1669">err</text:span><text:span text:style-name="T1664">_t&gt; </text:span></text:p>
      <text:p text:style-name="P1301"><text:span text:style-name="T1664"><text:tab/><text:tab/><text:tab/><text:tab/>&amp;&amp; std::is_nothrow_copy_constructible_v&lt;</text:span><text:span text:style-name="T1669">err</text:span><text:span text:style-name="T1664">_t&gt;</text:span></text:p>
      <text:p text:style-name="P1305"><text:tab/><text:tab/><text:tab/>)</text:p>
      <text:p text:style-name="P1301"/>
      <text:p text:style-name="P1301"><text:tab/><text:tab/><text:tab/><text:span text:style-name="T1138">Ritorna il valore dell’istanza interna </text:span><text:span text:style-name="T1257">di</text:span><text:span text:style-name="T1138"> </text:span><text:span text:style-name="T1669">err_t </text:span><text:span text:style-name="T1140">è </text:span><text:span text:style-name="T1138">impostata</text:span></text:p>
      <text:p text:style-name="P1301"><text:span text:style-name="T1138"><text:tab/><text:tab/><text:tab/>altrimenti ritorna una istanza predefinita </text:span><text:span text:style-name="T1140">di </text:span><text:span text:style-name="T1669">err_t</text:span></text:p>
      <text:p text:style-name="P1301"><text:span text:style-name="T938"/></text:p>
      <text:p text:style-name="P1301"><text:span text:style-name="T938"/></text:p>
      <text:p text:style-name="P1301"><text:span text:style-name="T938"/></text:p>
      <text:h text:style-name="Heading_20_2" text:outline-level="2" text:is-list-header="true"><text:bookmark-start text:name="__RefHeading___Toc79659_833296016"/><text:soft-page-break/><text:span text:style-name="T1571">sequence</text:span><text:span text:style-name="T1567"> </text:span><text:bookmark-end text:name="__RefHeading___Toc79659_833296016"/></text:h>
      <text:p text:style-name="P619"><text:span text:style-name="T1567"/></text:p>
      <text:p text:style-name="P36"><text:tab/><text:span text:style-name="T298">Uso: </text:span></text:p>
      <text:p text:style-name="P36"><text:span text:style-name="T298"><text:tab/><text:tab/></text:span><text:span text:style-name="T303">memorizzare </text:span><text:span text:style-name="T306">riferimenti ad una sequenza di </text:span><text:span text:style-name="T307">elementi</text:span></text:p>
      <text:p text:style-name="P454"><text:span text:style-name="T76"/></text:p>
      <text:p text:style-name="P454"><text:span text:style-name="T18"><text:tab/></text:span><text:span text:style-name="T87">Testata: </text:span></text:p>
      <text:p text:style-name="P314"><text:tab/><text:tab/><text:span text:style-name="T523">iron/</text:span><text:span text:style-name="T590">sequence</text:span><text:span text:style-name="T572">.h</text:span></text:p>
      <text:p text:style-name="P454"><text:span text:style-name="T87"/></text:p>
      <text:p text:style-name="P454"><text:span text:style-name="T18"><text:tab/></text:span><text:span text:style-name="T20">Sinossi:</text:span></text:p>
      <text:p text:style-name="P454"><text:span text:style-name="T20"/></text:p>
      <text:p text:style-name="P807"><text:tab/><text:tab/>template &lt;typename ITER&gt; class sequence </text:p>
      <text:p text:style-name="P807"><text:tab/><text:tab/></text:p>
      <text:p text:style-name="P454"><text:span text:style-name="T367"/></text:p>
      <text:p text:style-name="P454"><text:span text:style-name="T93"><text:tab/></text:span><text:span text:style-name="T108">Alias:</text:span></text:p>
      <text:p text:style-name="P1115"><text:tab/><text:tab/><text:tab/>using iter_type=ITER</text:p>
      <text:p text:style-name="P1115"><text:tab/><text:tab/><text:tab/>using iter_t = iter_type</text:p>
      <text:p text:style-name="P1147"><text:tab/><text:tab/>using value_t = &lt;<text:span text:style-name="T1670">private&gt;</text:span></text:p>
      <text:p text:style-name="P1146"><text:tab/><text:tab/>using value_type = value_t</text:p>
      <text:p text:style-name="P1147"><text:tab/><text:tab/>using ref<text:span text:style-name="T1907">_t</text:span> = &lt;<text:span text:style-name="T1670">private&gt;</text:span></text:p>
      <text:p text:style-name="P1146"><text:tab/><text:tab/>using reference = ref<text:span text:style-name="T1907">_t</text:span></text:p>
      <text:p text:style-name="P1146"><text:tab/><text:tab/>using difference_type = <text:span text:style-name="T1670">std::ptrdiff_t</text:span></text:p>
      <text:p text:style-name="P1146"><text:tab/><text:tab/>using difference_t = difference_type</text:p>
      <text:p text:style-name="P1146"><text:tab/><text:tab/>using size_type = std::size_t</text:p>
      <text:p text:style-name="P1146"><text:tab/><text:tab/>using size_t = size_type</text:p>
      <text:p text:style-name="P1146"><text:tab/><text:tab/>using error_handler_t = error_handler</text:p>
      <text:p text:style-name="P1146"><text:tab/><text:tab/>using error_handler_type = error_handler_t</text:p>
      <text:p text:style-name="P1146"/>
      <text:p text:style-name="P619"><text:s text:c="8"/></text:p>
      <text:p text:style-name="P619"><text:tab/><text:span text:style-name="T1425">Costanti statiche:</text:span></text:p>
      <text:p text:style-name="P619"><text:span text:style-name="T1425"/></text:p>
      <text:p text:style-name="P1310"><text:tab/><text:tab/>constexpr bool is_forward_iterator=&lt;private&gt;</text:p>
      <text:p text:style-name="P619"><text:span text:style-name="T144"/></text:p>
      <text:p text:style-name="P1902"><text:span text:style-name="T144"><text:tab/><text:tab/><text:tab/></text:span><text:span text:style-name="T145">Ritorna vero se </text:span><text:span text:style-name="T386">iter_t</text:span><text:span text:style-name="T145"> è un iteratore in avanti di passo uno</text:span></text:p>
      <text:p text:style-name="P1902"><text:span text:style-name="T145"/></text:p>
      <text:p text:style-name="P1902"><text:span text:style-name="T145"/></text:p>
      <text:p text:style-name="P1311"><text:tab/><text:tab/>constexpr bool is_bidirectional_iterator=&lt;private&gt; </text:p>
      <text:p text:style-name="P622"><text:span text:style-name="T144"/></text:p>
      <text:p text:style-name="P1903"><text:span text:style-name="T144"><text:tab/><text:tab/><text:tab/></text:span><text:span text:style-name="T145">Ritorna vero se </text:span><text:span text:style-name="T386">iter_t</text:span><text:span text:style-name="T145"> è un iteratore in avanti ed indietro di passo uno</text:span></text:p>
      <text:p text:style-name="P1903"><text:span text:style-name="T145"/></text:p>
      <text:p text:style-name="P1903"><text:span text:style-name="T145"/></text:p>
      <text:p text:style-name="P1311"><text:tab/><text:tab/>constexpr bool is_random_iterator=&lt;private&gt; </text:p>
      <text:p text:style-name="P1311"><text:tab/><text:tab/><text:tab/></text:p>
      <text:p text:style-name="P1903"><text:span text:style-name="T144"><text:tab/><text:tab/><text:tab/></text:span><text:span text:style-name="T145">Ritorna vero se </text:span><text:span text:style-name="T386">iter_t</text:span><text:span text:style-name="T145"> è un iteratore in avanti ed indietro di passo </text:span><text:span text:style-name="T386">N </text:span></text:p>
      <text:p text:style-name="P1903"><text:span text:style-name="T145"/></text:p>
      <text:p text:style-name="P622"><text:span text:style-name="T144"/></text:p>
      <text:p text:style-name="P1311"><text:tab/><text:tab/>constexpr bool is_contiguous_iterator=&lt;private&gt; </text:p>
      <text:p text:style-name="P622"><text:span text:style-name="T144"/></text:p>
      <text:p text:style-name="P1903"><text:span text:style-name="T144"><text:tab/><text:tab/><text:tab/></text:span><text:span text:style-name="T145">Ritorna vero se </text:span><text:span text:style-name="T386">iter_t</text:span><text:span text:style-name="T145"> è un iteratore in avanti ed indietro di passo </text:span><text:span text:style-name="T386">N</text:span></text:p>
      <text:p text:style-name="P1903"><text:span text:style-name="T386"><text:tab/><text:tab/><text:tab/></text:span><text:span text:style-name="T145">con </text:span><text:span text:style-name="T273"><text:s/>i riferimenti interni ad elementi memorizzati in memoria contigua </text:span></text:p>
      <text:p text:style-name="P1903"><text:span text:style-name="T145"/></text:p>
      <text:p text:style-name="P1903"><text:span text:style-name="T145"/></text:p>
      <text:p text:style-name="P1311"><text:tab/><text:tab/>constexpr bool is_ref=&lt;private&gt;</text:p>
      <text:p text:style-name="P622"><text:span text:style-name="T144"/></text:p>
      <text:p text:style-name="P1904"><text:span text:style-name="T144"><text:tab/><text:tab/><text:tab/></text:span><text:span text:style-name="T145">Ritorna vero se </text:span><text:span text:style-name="T386">iter_t::</text:span><text:span text:style-name="T387">operator*() </text:span><text:span text:style-name="T146">ritorna un riferimento</text:span></text:p>
      <text:p text:style-name="P1904"><text:span text:style-name="T387"/></text:p>
      <text:p text:style-name="P1904"><text:span text:style-name="T145"><text:s/></text:span><text:span text:style-name="T386"><text:tab/><text:tab/></text:span></text:p>
      <text:p text:style-name="P1311"><text:tab/><text:tab/></text:p>
      <text:p text:style-name="P622"><text:span text:style-name="T144"><text:tab/><text:tab/>constexpr bool is_const</text:span><text:span text:style-name="T145">=&lt;private&gt;</text:span></text:p>
      <text:p text:style-name="P622"><text:span text:style-name="T144"/></text:p>
      <text:p text:style-name="P1904"><text:span text:style-name="T144"><text:tab/><text:tab/><text:tab/></text:span><text:span text:style-name="T145">Ritorna vero se </text:span><text:span text:style-name="T386">iter_t::</text:span><text:span text:style-name="T387">operator*() </text:span><text:span text:style-name="T146">non</text:span><text:span text:style-name="T387"> </text:span><text:span text:style-name="T146">ritorna un riferimento o un riferimento </text:span><text:span text:style-name="T225">a valore <text:tab/><text:tab/><text:tab/>immutabile</text:span><text:span text:style-name="T146"> </text:span></text:p>
      <text:p text:style-name="P1904"><text:span text:style-name="T387"/></text:p>
      <text:p text:style-name="P622"><text:span text:style-name="T144"/></text:p>
      <text:p text:style-name="P622"><text:span text:style-name="T144"/></text:p>
      <text:p text:style-name="P619"><text:span text:style-name="T914"><text:tab/></text:span><text:span text:style-name="T935">Metodi statici</text:span><text:span text:style-name="T917">:</text:span></text:p>
      <text:p text:style-name="P619"><text:span text:style-name="T917"/></text:p>
      <text:p text:style-name="P619"><text:span text:style-name="T917"/></text:p>
      <text:p text:style-name="P1198"><text:tab/><text:tab/>template&lt;typename F&gt;</text:p>
      <text:p text:style-name="P1199"><text:tab/><text:tab/>[[nodiscard]] consteval bool is_bool_predicate()noexcept</text:p>
      <text:p text:style-name="P619"><text:span text:style-name="T124"/></text:p>
      <text:p text:style-name="P619"><text:span text:style-name="T124"><text:tab/><text:tab/><text:tab/></text:span><text:span text:style-name="T939">Ritorna vero se</text:span><text:span text:style-name="T145"> F</text:span><text:span text:style-name="T939"> è un predicato nella forma </text:span><text:span text:style-name="T145">bool F(const value_t&amp;)noexcept</text:span></text:p>
      <text:p text:style-name="P619"><text:span text:style-name="T939"/></text:p>
      <text:p text:style-name="P619"><text:soft-page-break/><text:span text:style-name="T939"/></text:p>
      <text:p text:style-name="P1198"><text:tab/><text:tab/>template &lt;typename F,typename OTHVALUE&gt;</text:p>
      <text:p text:style-name="P1199"><text:tab/><text:tab/>[[nodiscard]] consteval bool is_cmp_predicate()noexcept </text:p>
      <text:p text:style-name="P622"><text:span text:style-name="T124"/></text:p>
      <text:p text:style-name="P623"><text:span text:style-name="T124"><text:tab/><text:tab/><text:tab/></text:span><text:span text:style-name="T939">Ritorna vero se</text:span><text:span text:style-name="T145"> F</text:span><text:span text:style-name="T939"> è un predicato nella forma </text:span></text:p>
      <text:p text:style-name="P623"><text:span text:style-name="T939"><text:tab/><text:tab/><text:tab/></text:span><text:span text:style-name="T145">bool F(const value_t&amp;,const OTHVALUE&amp;)noexcept</text:span></text:p>
      <text:p text:style-name="P623"><text:span text:style-name="T939"/></text:p>
      <text:p text:style-name="P623"><text:span text:style-name="T939"/></text:p>
      <text:p text:style-name="P1198"><text:tab/><text:tab/>template&lt;typename F&gt;</text:p>
      <text:p text:style-name="P1201"><text:tab/><text:tab/>[[nodiscard]] consteval bool is_transform_predicate()noexcept </text:p>
      <text:p text:style-name="P1201"><text:tab/><text:span text:style-name="T1136"><text:tab/></text:span><text:span text:style-name="T1101"><text:tab/><text:tab/></text:span></text:p>
      <text:p text:style-name="P1198"><text:span text:style-name="T1101"><text:tab/><text:tab/><text:tab/></text:span><text:span text:style-name="T1137">Ritorna vero se </text:span><text:span text:style-name="T1671">F </text:span><text:span text:style-name="T1137">è un predicato nella forma</text:span></text:p>
      <text:p text:style-name="P1198"><text:span text:style-name="T1137"><text:tab/><text:tab/><text:tab/></text:span><text:span text:style-name="T1671">result&lt;bool,error_handler_t&gt; F(value_t&amp;)noexcept</text:span></text:p>
      <text:p text:style-name="P1727"><text:tab/><text:tab/></text:p>
      <text:p text:style-name="P619"><text:span text:style-name="T920"/></text:p>
      <text:p text:style-name="P1696"><text:tab/>Vincoli:</text:p>
      <text:p text:style-name="P619"><text:span text:style-name="T920"><text:tab/><text:tab/></text:span><text:span text:style-name="T122">is_forward_iterator&lt;</text:span><text:span text:style-name="T146">iter_t&gt;</text:span></text:p>
      <text:p text:style-name="P619"><text:span text:style-name="T122"/></text:p>
      <text:p text:style-name="P619"><text:span text:style-name="T122"/></text:p>
      <text:p text:style-name="P619"><text:span text:style-name="T122"><text:tab/></text:span><text:span text:style-name="T920">Costruttori:</text:span></text:p>
      <text:p text:style-name="P619"><text:span text:style-name="T920"/></text:p>
      <text:p text:style-name="P620"><text:span text:style-name="T920"><text:tab/><text:tab/></text:span><text:span text:style-name="T146">constexpr sequence()noexcept</text:span><text:span text:style-name="T151">=default</text:span></text:p>
      <text:p text:style-name="P620"><text:span text:style-name="T920"><text:tab/><text:tab/></text:span><text:span text:style-name="T146">constexpr sequence(sequence&amp;&amp;)noexcept</text:span></text:p>
      <text:p text:style-name="P620"><text:span text:style-name="T920"><text:tab/><text:tab/></text:span><text:span text:style-name="T146">constexpr sequence(const sequence&amp;)noexcept</text:span></text:p>
      <text:p text:style-name="P620"><text:span text:style-name="T936"/></text:p>
      <text:p text:style-name="P620"><text:span text:style-name="T936"/></text:p>
      <text:p text:style-name="P1226"><text:tab/><text:tab/>template &lt;typename MASTER&gt;</text:p>
      <text:p text:style-name="P1227"><text:tab/><text:tab/>[[nodiscard]] static constexpr sequence unchecked_from(</text:p>
      <text:p text:style-name="P1227"><text:tab/><text:tab/><text:tab/>const MASTER&amp; master</text:p>
      <text:p text:style-name="P1227"><text:tab/><text:tab/><text:tab/>,const iter_type&amp; b</text:p>
      <text:p text:style-name="P1227"><text:tab/><text:tab/><text:tab/>,const iter_type&amp; e</text:p>
      <text:p text:style-name="P1227"><text:tab/><text:tab/>)noexcept </text:p>
      <text:p text:style-name="P1226">#if IRON_SECURITY_CHECKER</text:p>
      <text:p text:style-name="P1226"><text:tab/><text:tab/>requires(concepts::has_security_checker&lt;MASTER&gt;)</text:p>
      <text:p text:style-name="P1226">#endif </text:p>
      <text:p text:style-name="P619"><text:span text:style-name="T122"/></text:p>
      <text:p text:style-name="P1226"><text:tab/><text:tab/></text:p>
      <text:p text:style-name="P619"><text:span text:style-name="T122"><text:tab/><text:tab/></text:span><text:span text:style-name="T1014">Ritorna una sequenza costruita da una coppia di iteratori </text:span></text:p>
      <text:p text:style-name="P619"><text:span text:style-name="T1014"><text:tab/><text:tab/></text:span><text:span text:style-name="T147">Master</text:span><text:span text:style-name="T1014"> serve unicamente al </text:span><text:span text:style-name="T147">security_checker </text:span><text:span text:style-name="T1014">per tenere traccia della vita </text:span></text:p>
      <text:p text:style-name="P1890"><text:tab/><text:tab/>dell’istanza della classe principale, la proprietaria degli elementi.</text:p>
      <text:p text:style-name="P619"><text:span text:style-name="T1014"><text:tab/><text:tab/></text:span><text:span text:style-name="T147">MASTER</text:span><text:span text:style-name="T1014"> può essere anche una classe referente d</text:span><text:span text:style-name="T1019">i una</text:span><text:span text:style-name="T1014"> classe principale</text:span></text:p>
      <text:p text:style-name="P619"><text:span text:style-name="T1014"><text:tab/><text:tab/></text:span><text:span text:style-name="T1015">Il metodo non è sicuro ed è </text:span><text:span text:style-name="T1016">da </text:span><text:span text:style-name="T1015">usa</text:span><text:span text:style-name="T1016">re solo per </text:span><text:span text:style-name="T1015">quelle classi contenitori di sequenze di elementi</text:span></text:p>
      <text:p text:style-name="P1893"><text:tab/><text:tab/><text:span text:style-name="T2032">Quando la sequenza è consumata non è piu una istanza referente.</text:span></text:p>
      <text:p text:style-name="P619"><text:span text:style-name="T1015"/></text:p>
      <text:p text:style-name="P1902"><text:span text:style-name="T141"/></text:p>
      <text:p text:style-name="P1902"><text:span text:style-name="T141"><text:tab/></text:span><text:span text:style-name="T142">Distruttore:</text:span></text:p>
      <text:p text:style-name="P619"><text:span text:style-name="T142"/></text:p>
      <text:p text:style-name="P619"><text:span text:style-name="T142"><text:tab/><text:tab/>constexpr ~</text:span><text:span text:style-name="T147">sequence</text:span><text:span text:style-name="T142">()</text:span><text:span text:style-name="T147">=default</text:span></text:p>
      <text:p text:style-name="P619"><text:span text:style-name="T142"/></text:p>
      <text:p text:style-name="P619"><text:span text:style-name="T142"/></text:p>
      <text:p text:style-name="P619"><text:span text:style-name="T141"><text:tab/></text:span><text:span text:style-name="T937">Metodi:</text:span></text:p>
      <text:p text:style-name="P619"><text:span text:style-name="T937"/></text:p>
      <text:p text:style-name="P624"><text:span text:style-name="T937"><text:tab/><text:tab/></text:span><text:span text:style-name="T142">constexpr sequence&amp; operator=(const sequence&amp;)noexcept</text:span><text:span text:style-name="T937"><text:tab/><text:tab/></text:span></text:p>
      <text:p text:style-name="P624"><text:span text:style-name="T937"><text:tab/><text:tab/></text:span><text:span text:style-name="T142">constexpr sequence&amp; operator=(sequence&amp;</text:span><text:span text:style-name="T147">&amp;</text:span><text:span text:style-name="T142">)noexcept</text:span></text:p>
      <text:p text:style-name="P1309"><text:tab/><text:tab/>constexpr sequence&amp; swap(sequence&amp;)noexcept</text:p>
      <text:p text:style-name="P624"><text:span text:style-name="T142"/></text:p>
      <text:p text:style-name="P624"><text:span text:style-name="T142"/></text:p>
      <text:p text:style-name="P1309"><text:tab/><text:tab/>[[nodiscard]] constexpr sequence clone()const noexcept</text:p>
      <text:p text:style-name="P624"><text:span text:style-name="T142"/></text:p>
      <text:p text:style-name="P1905"><text:span text:style-name="T142"><text:tab/><text:tab/><text:tab/></text:span><text:span text:style-name="T148">Ritorna una copia della sequenza</text:span></text:p>
      <text:p text:style-name="P1728"><text:tab/><text:tab/><text:tab/> </text:p>
      <text:p text:style-name="P1905"><text:span text:style-name="T148"/></text:p>
      <text:p text:style-name="P1906"><text:span text:style-name="T148"><text:tab/><text:tab/></text:span><text:span text:style-name="T388">[[nodiscard]] constexpr bool empty()const noexcept</text:span><text:span text:style-name="T148"> </text:span></text:p>
      <text:p text:style-name="P1906"><text:span text:style-name="T148"/></text:p>
      <text:p text:style-name="P1729"><text:tab/><text:tab/><text:tab/>Ritorna vero se la sequenza non contiene nessun riferimento</text:p>
      <text:p text:style-name="P1906"><text:span text:style-name="T148"/></text:p>
      <text:p text:style-name="P1906"><text:span text:style-name="T148"/></text:p>
      <text:p text:style-name="P1906"><text:span text:style-name="T148"><text:tab/><text:tab/></text:span><text:span text:style-name="T388">[[nodiscard]] constexpr explicit operator bool()const noexcept</text:span><text:span text:style-name="T148"> </text:span></text:p>
      <text:p text:style-name="P1906"><text:span text:style-name="T148"/></text:p>
      <text:p text:style-name="P1729"><text:tab/><text:tab/><text:tab/>Ritorna vero sequenza <text:s/>la sequenza contiene almeno un riferimento </text:p>
      <text:p text:style-name="P1906"><text:span text:style-name="T148"/></text:p>
      <text:p text:style-name="P1906"><text:soft-page-break/><text:span text:style-name="T148"/></text:p>
      <text:p text:style-name="P1906"><text:span text:style-name="T148"><text:tab/></text:span><text:span text:style-name="T388"><text:tab/>[[nodiscard]] constexpr option&lt;size_t&gt; size()const noexcept </text:span></text:p>
      <text:p text:style-name="P1906"><text:span text:style-name="T388"/></text:p>
      <text:p text:style-name="P1906"><text:span text:style-name="T148"><text:tab/><text:tab/><text:tab/>Ritorna il numero di elementi se </text:span><text:span text:style-name="T388">iter_t </text:span><text:span text:style-name="T148">è un </text:span><text:span text:style-name="T388">contiguos_iterator</text:span></text:p>
      <text:p text:style-name="P1906"><text:span text:style-name="T148"/></text:p>
      <text:p text:style-name="P1905"><text:span text:style-name="T148"/></text:p>
      <text:p text:style-name="P1908"><text:span text:style-name="T148"><text:tab/><text:tab/></text:span><text:span text:style-name="T388">[[nodiscard]] constexpr iter_t begin()const noexcept</text:span><text:span text:style-name="T148"> </text:span></text:p>
      <text:p text:style-name="P1908"><text:span text:style-name="T148"><text:tab/><text:tab/></text:span><text:span text:style-name="T388">[[nodiscard]] constexpr iter_t</text:span><text:span text:style-name="T390">&amp;</text:span><text:span text:style-name="T388"> begin()noexcept</text:span><text:span text:style-name="T148"> </text:span></text:p>
      <text:p text:style-name="P1908"><text:span text:style-name="T148"/></text:p>
      <text:p text:style-name="P1907"><text:span text:style-name="T148"><text:tab/><text:tab/><text:tab/></text:span><text:span text:style-name="T149">Ritorna l’iteratore all’ inizio della sequenza</text:span></text:p>
      <text:p text:style-name="P1730"><text:tab/><text:tab/><text:tab/>Questo metodo non è sicuro ma esiste solo per poter utilizzare la sequenza </text:p>
      <text:p text:style-name="P1907"><text:span text:style-name="T149"><text:tab/><text:tab/><text:tab/>in un ciclo </text:span><text:span text:style-name="T389">for</text:span><text:span text:style-name="T149"> </text:span><text:span text:style-name="T256">(non consigliato) </text:span><text:span text:style-name="T269">oppure in codice di basso livello.</text:span></text:p>
      <text:p text:style-name="P1907"><text:span text:style-name="T149"><text:tab/><text:tab/><text:tab/></text:span><text:span text:style-name="T152">Notare che un ciclo </text:span><text:span text:style-name="T390">for</text:span><text:span text:style-name="T152"> non consuma la sequenza perché effettua prima una copia <text:tab/><text:tab/><text:tab/><text:tab/>dell’iteratore, </text:span><text:span text:style-name="T256">il motivo per cui usare un </text:span><text:span text:style-name="T517">for</text:span><text:span text:style-name="T256"> in questo caso non è consigliato</text:span></text:p>
      <text:p text:style-name="P1907"><text:span text:style-name="T256"><text:tab/><text:tab/><text:tab/>Meglio usare </text:span><text:span text:style-name="T517">while(seq) { auto r=*seq++;...}</text:span></text:p>
      <text:p text:style-name="P1907"><text:span text:style-name="T149"/></text:p>
      <text:p text:style-name="P1907"><text:span text:style-name="T149"/></text:p>
      <text:p text:style-name="P1907"><text:span text:style-name="T148"><text:tab/><text:tab/></text:span><text:span text:style-name="T388">[[nodiscard]] constexpr iter_t </text:span><text:span text:style-name="T389">end</text:span><text:span text:style-name="T388">()const noexcept</text:span><text:span text:style-name="T148"> </text:span></text:p>
      <text:p text:style-name="P1907"><text:span text:style-name="T148"/></text:p>
      <text:p text:style-name="P1907"><text:span text:style-name="T148"><text:tab/><text:tab/><text:tab/></text:span><text:span text:style-name="T149">Ritorna l’iteratore oltre l’ultimo elemento della sequenza</text:span></text:p>
      <text:p text:style-name="P1730"><text:tab/><text:tab/><text:tab/>Questo metodo non è sicuro ma esiste solo per poter utilizzare la sequenza </text:p>
      <text:p text:style-name="P1926"><text:span text:style-name="T149"><text:tab/><text:tab/><text:tab/>in un ciclo </text:span><text:span text:style-name="T389">for</text:span><text:span text:style-name="T149"> </text:span><text:span text:style-name="T256">(non consigliato) </text:span><text:span text:style-name="T269">oppure in codice di basso livello.</text:span></text:p>
      <text:p text:style-name="P1907"/>
      <text:p text:style-name="P1907"/>
      <text:p text:style-name="P1907"/>
      <text:p text:style-name="P1908"><text:span text:style-name="T149"><text:tab/><text:tab/></text:span><text:span text:style-name="T389">constexpr sequence&amp; operator++()noexcept</text:span><text:span text:style-name="T149"> </text:span></text:p>
      <text:p text:style-name="P1908"><text:span text:style-name="T149"><text:tab/><text:tab/></text:span><text:span text:style-name="T389">constexpr sequence operator++(</text:span><text:span text:style-name="T390">int</text:span><text:span text:style-name="T389">)noexcept</text:span><text:span text:style-name="T149"> </text:span></text:p>
      <text:p text:style-name="P1908"><text:span text:style-name="T149"/></text:p>
      <text:p text:style-name="P1907"><text:span text:style-name="T149"><text:tab/><text:tab/><text:tab/></text:span><text:span text:style-name="T152">avanza la sequenza di un passo,prefisso e suffisso </text:span></text:p>
      <text:p text:style-name="P1746"><text:tab/><text:tab/><text:tab/></text:p>
      <text:p text:style-name="P1907"><text:span text:style-name="T152"/></text:p>
      <text:p text:style-name="P1333"><text:tab/><text:tab/>constexpr sequence&amp; operator+=(size_t n)noexcept</text:p>
      <text:p text:style-name="P1333"><text:tab/><text:tab/>constexpr sequence&amp; skip(size_t n=1)noexcept</text:p>
      <text:p text:style-name="P626"><text:span text:style-name="T152"/></text:p>
      <text:p text:style-name="P1746"><text:tab/><text:tab/><text:tab/>Avanza la sequenza di n</text:p>
      <text:p text:style-name="P1747"><text:tab/></text:p>
      <text:p text:style-name="P1747"/>
      <text:p text:style-name="P1910"><text:span text:style-name="T152"><text:tab/><text:tab/></text:span><text:span text:style-name="T390">[[nodiscard]] constexpr value_t&amp; unsafe_peek()const noexcept</text:span></text:p>
      <text:p text:style-name="P1334"><text:tab/><text:tab/>requires(is_ref)</text:p>
      <text:p text:style-name="P627"><text:span text:style-name="T152"/></text:p>
      <text:p text:style-name="P627"><text:span text:style-name="T152"><text:tab/><text:tab/><text:tab/></text:span><text:span text:style-name="T940">Ritorna una referenza all’elemento corrente</text:span></text:p>
      <text:p text:style-name="P1748"><text:tab/><text:tab/><text:tab/>Il metodo non è sicuro perche non controlla se la sequenza è consumata</text:p>
      <text:p text:style-name="P627"><text:span text:style-name="T940"><text:tab/><text:tab/><text:tab/>e </text:span><text:span text:style-name="T942">perché </text:span><text:span text:style-name="T940">ritorna una referenza</text:span></text:p>
      <text:p text:style-name="P1909"><text:span text:style-name="T152"/></text:p>
      <text:p text:style-name="P1909"><text:span text:style-name="T152"/></text:p>
      <text:p text:style-name="P1910"><text:span text:style-name="T152"><text:tab/><text:tab/></text:span><text:span text:style-name="T390">[[nodiscard]] constexpr value_t unsafe_peek()const noexcept</text:span></text:p>
      <text:p text:style-name="P1334"><text:tab/><text:tab/>requires(!is_ref)</text:p>
      <text:p text:style-name="P627"><text:span text:style-name="T390"/></text:p>
      <text:p text:style-name="P627"><text:span text:style-name="T152"><text:tab/><text:tab/><text:tab/></text:span><text:span text:style-name="T940">Ritorna l’elemento corrente</text:span></text:p>
      <text:p text:style-name="P1748"><text:tab/><text:tab/><text:tab/>Il metodo non è sicuro perche non controlla se la sequenza è consumata</text:p>
      <text:p text:style-name="P1907"><text:span text:style-name="T152"/></text:p>
      <text:p text:style-name="P1746"><text:tab/><text:tab/></text:p>
      <text:p text:style-name="P1909"><text:span text:style-name="T149"><text:tab/><text:tab/></text:span><text:span text:style-name="T389">[[nodiscard]] constexpr option&lt;re</text:span><text:span text:style-name="T493">f</text:span><text:span text:style-name="T389">_t&gt; peek()const noexcept </text:span></text:p>
      <text:p text:style-name="P1909"><text:span text:style-name="T389"/></text:p>
      <text:p text:style-name="P627"><text:span text:style-name="T941"><text:tab/><text:tab/><text:tab/></text:span><text:span text:style-name="T940">Ritorna l’elemento corrente</text:span></text:p>
      <text:p text:style-name="P627"><text:span text:style-name="T940"/></text:p>
      <text:p text:style-name="P627"><text:span text:style-name="T940"/></text:p>
      <text:p text:style-name="P1909"><text:span text:style-name="T149"><text:tab/><text:tab/></text:span><text:span text:style-name="T389">[[nodiscard]] constexpr ref_t </text:span><text:span text:style-name="T391">operator*</text:span><text:span text:style-name="T389">()const noexcept </text:span></text:p>
      <text:p text:style-name="P1334"><text:tab/><text:tab/><text:tab/></text:p>
      <text:p text:style-name="P627"><text:span text:style-name="T941"><text:tab/><text:tab/><text:tab/></text:span><text:span text:style-name="T940">Ritorna l’elemento corrente, se la sequenza è consumata viene </text:span></text:p>
      <text:p text:style-name="P627"><text:span text:style-name="T940"><text:tab/><text:tab/><text:tab/>chiamat</text:span><text:span text:style-name="T980">a</text:span><text:span text:style-name="T940"> </text:span><text:span text:style-name="T153">PANIC()</text:span></text:p>
      <text:p text:style-name="P627"><text:span text:style-name="T940"/></text:p>
      <text:p text:style-name="P627"><text:span text:style-name="T940"/></text:p>
      <text:p text:style-name="P627"><text:span text:style-name="T940"/></text:p>
      <text:p text:style-name="P627"><text:span text:style-name="T940"/></text:p>
      <text:p text:style-name="P627"><text:span text:style-name="T940"/></text:p>
      <text:p text:style-name="P627"><text:soft-page-break/><text:span text:style-name="T940"/></text:p>
      <text:p text:style-name="P1325"><text:tab/><text:tab/>[[nodiscard]] constexpr auto&amp; unchecked_next()noexcept </text:p>
      <text:p text:style-name="P1325"><text:tab/><text:tab/>requires(is_ref)</text:p>
      <text:p text:style-name="P1730"><text:tab/><text:tab/></text:p>
      <text:p text:style-name="P1730"><text:tab/><text:tab/><text:tab/><text:span text:style-name="T1672">Ritorna l’elemento corrente e poi avanza la sequenza di un passo</text:span></text:p>
      <text:p text:style-name="P1748"><text:tab/><text:tab/><text:tab/>Il metodo non è sicuro perche non controlla se la sequenza è consumata</text:p>
      <text:p text:style-name="P627"><text:span text:style-name="T940"><text:tab/><text:tab/><text:tab/>e </text:span><text:span text:style-name="T942">perché </text:span><text:span text:style-name="T940">ritorna una referenza</text:span></text:p>
      <text:p text:style-name="P1909"><text:span text:style-name="T152"/></text:p>
      <text:p text:style-name="P1909"><text:span text:style-name="T152"/></text:p>
      <text:p text:style-name="P1325"><text:tab/><text:tab/>[[nodiscard]] constexpr auto unchecked_next()noexcept </text:p>
      <text:p text:style-name="P1325"><text:tab/><text:tab/>requires(!is_ref)</text:p>
      <text:p text:style-name="P1731"><text:tab/><text:tab/></text:p>
      <text:p text:style-name="P1731"><text:tab/><text:tab/><text:tab/><text:span text:style-name="T1672">Ritorna l’elemento corrente e poi avanza la sequenza di un passo</text:span></text:p>
      <text:p text:style-name="P1748"><text:tab/><text:tab/><text:tab/>Il metodo non è sicuro perche non controlla se la sequenza è consumata</text:p>
      <text:p text:style-name="P1748"><text:tab/><text:tab/><text:tab/></text:p>
      <text:p text:style-name="P627"><text:span text:style-name="T940"/></text:p>
      <text:p text:style-name="P1335"><text:tab/><text:tab/>[[nodiscard]] constexpr option&lt;ref_t&gt; next()noexcept </text:p>
      <text:p text:style-name="P630"><text:span text:style-name="T152"/></text:p>
      <text:p text:style-name="P1731"><text:tab/><text:tab/><text:tab/><text:span text:style-name="T1672">Ritorna l’elemento corrente e poi avanza la sequenza di un passo</text:span></text:p>
      <text:p text:style-name="P1731"><text:tab/><text:tab/><text:tab/><text:span text:style-name="T1672">se la sequenza non è consumata </text:span></text:p>
      <text:p text:style-name="P1731"/>
      <text:p text:style-name="P1731"><text:tab/><text:tab/></text:p>
      <text:p text:style-name="P1312"><text:tab/><text:tab/><text:tab/>[[nodiscard]] constexpr option&lt;ref_t&gt; last()noexcept</text:p>
      <text:p text:style-name="P1312"/>
      <text:p text:style-name="P1312"><text:tab/><text:tab/><text:tab/><text:tab/><text:span text:style-name="T1141">Consuma la sequenza e ritorna l’ultimo elemento della sequenza</text:span></text:p>
      <text:p text:style-name="P627"><text:span text:style-name="T940"/></text:p>
      <text:p text:style-name="P627"><text:span text:style-name="T940"/></text:p>
      <text:p text:style-name="P1337"><text:tab/><text:tab/>[[nodiscard]] constexpr size_t count()noexcept</text:p>
      <text:p text:style-name="P1911"><text:span text:style-name="T388"/></text:p>
      <text:p text:style-name="P1313"><text:tab/><text:tab/><text:tab/><text:tab/><text:span text:style-name="T1141">Consuma la sequenza </text:span><text:span text:style-name="T1310">e </text:span><text:span text:style-name="T1141">ritorna il numero di elementi </text:span><text:span text:style-name="T1294">effettivi.</text:span><text:span text:style-name="T1141"> </text:span></text:p>
      <text:p text:style-name="P1313"><text:span text:style-name="T1141"/></text:p>
      <text:p text:style-name="P1313"><text:span text:style-name="T1141"/></text:p>
      <text:p text:style-name="P1338"><text:tab/><text:tab/><text:tab/>template &lt;typename F&gt;</text:p>
      <text:p text:style-name="P1338"><text:tab/><text:tab/><text:tab/>[[nodiscard]] constexpr size_t count_if(F predicate)noexcept</text:p>
      <text:p text:style-name="P1338"><text:tab/><text:tab/><text:tab/>requires(is_bool_predicate&lt;F&gt;())</text:p>
      <text:p text:style-name="P628"><text:span text:style-name="T153"/></text:p>
      <text:p text:style-name="P1313"><text:tab/><text:tab/><text:tab/><text:tab/><text:span text:style-name="T1141">Consuma la sequenza </text:span><text:span text:style-name="T1310">e </text:span><text:span text:style-name="T1141">ritorna il numero di elementi </text:span><text:span text:style-name="T1306">che </text:span><text:span text:style-name="T1141">soddisfa</text:span><text:span text:style-name="T1306">no</text:span><text:span text:style-name="T1141"> </text:span></text:p>
      <text:p text:style-name="P1313"><text:span text:style-name="T1141"><text:tab/><text:tab/><text:tab/><text:tab/>il predicato </text:span><text:span text:style-name="T1673">predicate</text:span></text:p>
      <text:p text:style-name="P628"><text:span text:style-name="T389"/></text:p>
      <text:p text:style-name="P1336"><text:tab/><text:tab/><text:tab/></text:p>
      <text:p text:style-name="P628"><text:span text:style-name="T153"/></text:p>
      <text:p text:style-name="P1336"><text:tab/><text:tab/>[[nodiscard]] constexpr auto reverse()noexcept</text:p>
      <text:p text:style-name="P1336"><text:tab/><text:tab/>requires(is_bidirectional_iterator)</text:p>
      <text:p text:style-name="P628"><text:span text:style-name="T153"/></text:p>
      <text:p text:style-name="P1322"><text:tab/><text:tab/><text:tab/><text:tab/><text:span text:style-name="T1141">Consuma la sequenza </text:span><text:span text:style-name="T1310">e </text:span><text:span text:style-name="T1149">ritorna</text:span><text:span text:style-name="T1141"> una sequenza con gli elementi invertiti</text:span></text:p>
      <text:p text:style-name="P1322"><text:span text:style-name="T1141"><text:tab/><text:tab/><text:tab/><text:tab/></text:span><text:span text:style-name="T1149">di posizione</text:span><text:span text:style-name="T1141"> </text:span></text:p>
      <text:p text:style-name="P1313"><text:span text:style-name="T1141"/></text:p>
      <text:p text:style-name="P1313"><text:span text:style-name="T1141"/></text:p>
      <text:p text:style-name="P1313"><text:span text:style-name="T1141"><text:tab/></text:span><text:span text:style-name="T1673"><text:tab/><text:tab/>template &lt;typename F&gt;</text:span></text:p>
      <text:p text:style-name="P1338"><text:tab/><text:tab/><text:tab/>[[nodiscard]] constexpr option&lt;ref_t&gt; for_each_condition(F predicate)noexcept </text:p>
      <text:p text:style-name="P1338"><text:tab/><text:tab/><text:tab/>requires(is_cmp_predicate&lt;F,value_t&gt;())</text:p>
      <text:p text:style-name="P1338"/>
      <text:p text:style-name="P1313"><text:tab/><text:tab/><text:tab/><text:tab/><text:span text:style-name="T1142">Consuma</text:span><text:span text:style-name="T1141"> <text:s/>la sequenza</text:span></text:p>
      <text:p text:style-name="P1313"><text:span text:style-name="T1141"><text:tab/><text:tab/><text:tab/><text:tab/>Ritorna l’</text:span><text:span text:style-name="T1142">ultimo </text:span><text:span text:style-name="T1141">elemento che soddisfa il predicato </text:span></text:p>
      <text:p text:style-name="P1749"><text:tab/></text:p>
      <text:p text:style-name="P1313"><text:span text:style-name="T1141"/></text:p>
      <text:p text:style-name="P1338"><text:tab/><text:tab/><text:tab/>template &lt;typename F&gt;</text:p>
      <text:p text:style-name="P1338"><text:tab/><text:tab/><text:tab/>constexpr sequence&amp; all(F predicate)noexcept</text:p>
      <text:p text:style-name="P1338"><text:tab/><text:tab/><text:tab/>requires(is_bool_predicate&lt;F&gt;())</text:p>
      <text:p text:style-name="P1313"/>
      <text:p text:style-name="P1314"><text:tab/><text:tab/><text:tab/><text:tab/><text:span text:style-name="T1142">Avanza</text:span><text:span text:style-name="T1141"> <text:s/>la sequenza </text:span><text:span text:style-name="T1142">fino a che </text:span><text:span text:style-name="T1674">predicate</text:span><text:span text:style-name="T1142"> sia soddisfatta</text:span></text:p>
      <text:p text:style-name="P1750"><text:tab/><text:tab/></text:p>
      <text:p text:style-name="P1314"><text:span text:style-name="T1141"/></text:p>
      <text:p text:style-name="P1339"><text:tab/><text:tab/><text:tab/>template &lt;typename F&gt;</text:p>
      <text:p text:style-name="P1339"><text:tab/><text:tab/><text:tab/>constexpr sequence&amp; any(F predicate)noexcept</text:p>
      <text:p text:style-name="P1339"><text:tab/><text:tab/><text:tab/>requires(is_bool_predicate&lt;F&gt;())</text:p>
      <text:p text:style-name="P1314"/>
      <text:p text:style-name="P1314"><text:tab/><text:tab/><text:tab/><text:tab/><text:span text:style-name="T1142">Avanza</text:span><text:span text:style-name="T1141"> <text:s/>la sequenza </text:span><text:span text:style-name="T1142">fino a che </text:span><text:span text:style-name="T1674">predicate</text:span><text:span text:style-name="T1142"> non sia soddisfatta</text:span></text:p>
      <text:p text:style-name="P1314"><text:span text:style-name="T1141"/></text:p>
      <text:p text:style-name="P1314"><text:span text:style-name="T1141"/></text:p>
      <text:p text:style-name="P1314"><text:span text:style-name="T1141"/></text:p>
      <text:p text:style-name="P1314"><text:span text:style-name="T1141"/></text:p>
      <text:p text:style-name="P1314"><text:soft-page-break/><text:span text:style-name="T1141"/></text:p>
      <text:p text:style-name="P1339"><text:tab/><text:tab/><text:tab/>template &lt;typename ENUMERATE&gt;</text:p>
      <text:p text:style-name="P1339"><text:tab/><text:tab/><text:tab/>[[nodiscard]] constexpr auto enumerate(ENUMERATE start)noexcept</text:p>
      <text:p text:style-name="P1339"><text:tab/><text:tab/><text:tab/>requires concepts::numeric_integral&lt;ENUMERATE&gt;</text:p>
      <text:p text:style-name="P1314"/>
      <text:p text:style-name="P1314"><text:tab/><text:tab/><text:tab/><text:tab/><text:span text:style-name="T1142">Consuma la sequenza e ritorna un’ altra sequenza che ha come elementi </text:span></text:p>
      <text:p text:style-name="P1314"><text:span text:style-name="T1142"><text:tab/><text:tab/><text:tab/><text:tab/>un </text:span><text:span text:style-name="T1674">std::pair&lt;ENUMERATE,reference&gt; </text:span><text:span text:style-name="T1142">con il primo valore di </text:span><text:span text:style-name="T1674">ENUMERATE</text:span></text:p>
      <text:p text:style-name="P1314"><text:span text:style-name="T1142"><text:tab/><text:tab/><text:tab/><text:tab/>uguale a </text:span><text:span text:style-name="T1674">start</text:span></text:p>
      <text:p text:style-name="P1314"><text:span text:style-name="T1142"><text:tab/><text:tab/><text:tab/><text:tab/>In caso di traboccamento ricomincia a contare da </text:span><text:span text:style-name="T1674">start</text:span></text:p>
      <text:p text:style-name="P1314"><text:span text:style-name="T1142"/></text:p>
      <text:p text:style-name="P1314"><text:span text:style-name="T1142"/></text:p>
      <text:p text:style-name="P1340"><text:tab/><text:tab/><text:tab/>[[nodiscard]] constexpr auto step_by(size_t <text:span text:style-name="T2014">n</text:span>)noexcept </text:p>
      <text:p text:style-name="P1340"><text:span text:style-name="T1142"/></text:p>
      <text:p text:style-name="P1315"><text:span text:style-name="T1142"><text:tab/><text:tab/><text:tab/><text:tab/></text:span><text:span text:style-name="T1143">Consuma la sequenza e ritorna un’ altra sequenza che avanza internamente per </text:span><text:span text:style-name="T1675">n</text:span><text:span text:style-name="T1143"> </text:span></text:p>
      <text:p text:style-name="P1751"><text:tab/><text:tab/><text:tab/><text:tab/>ad ogni passo</text:p>
      <text:p text:style-name="P1315"><text:span text:style-name="T1143"><text:tab/><text:tab/><text:tab/><text:tab/></text:span><text:span text:style-name="T1683">n</text:span><text:span text:style-name="T1151"> deve essere maggiore di zero altrimenti viene chiamat</text:span><text:span text:style-name="T1317">a</text:span><text:span text:style-name="T1151"> </text:span><text:span text:style-name="T1683">PANIC()</text:span></text:p>
      <text:p text:style-name="P1315"><text:span text:style-name="T1143"/></text:p>
      <text:p text:style-name="P1315"><text:span text:style-name="T1143"/></text:p>
      <text:p text:style-name="P1341"><text:tab/><text:tab/><text:tab/>[[nodiscard]] constexpr auto slice(</text:p>
      <text:p text:style-name="P1341"><text:tab/><text:tab/><text:tab/><text:tab/>size_t from</text:p>
      <text:p text:style-name="P1341"><text:tab/><text:tab/><text:tab/><text:tab/>,size_t n=std::numeric_limits&lt;size_t&gt;::max()</text:p>
      <text:p text:style-name="P1341"><text:tab/><text:tab/><text:tab/>)noexcept </text:p>
      <text:p text:style-name="P1341"><text:tab/><text:tab/><text:tab/></text:p>
      <text:p text:style-name="P1315"><text:span text:style-name="T1142"><text:tab/><text:tab/><text:tab/><text:tab/></text:span><text:span text:style-name="T1143">Consuma la sequenza e ritorna un’ altra sequenza avanzata di <text:s/></text:span><text:span text:style-name="T1675">from</text:span><text:span text:style-name="T1143"> </text:span></text:p>
      <text:p text:style-name="P1315"><text:span text:style-name="T1143"><text:tab/><text:tab/><text:tab/><text:tab/>con al massimo </text:span><text:span text:style-name="T1675">n</text:span><text:span text:style-name="T1143"> elementi</text:span></text:p>
      <text:p text:style-name="P1315"><text:span text:style-name="T1143"/></text:p>
      <text:p text:style-name="P1315"><text:span text:style-name="T1143"/></text:p>
      <text:p text:style-name="P1341"><text:tab/><text:tab/><text:tab/>template &lt;typename F&gt;</text:p>
      <text:p text:style-name="P1341"><text:tab/><text:tab/><text:tab/>[[nodiscard]] constexpr auto filter(F predicate)noexcept </text:p>
      <text:p text:style-name="P1341"><text:tab/><text:tab/><text:tab/>requires(is_bool_predicate&lt;F&gt;())</text:p>
      <text:p text:style-name="P1315"/>
      <text:p text:style-name="P1315"><text:span text:style-name="T1142"><text:tab/><text:tab/><text:tab/><text:tab/></text:span><text:span text:style-name="T1143">Consuma la sequenza e ritorna un’ altra sequenza con solo elementi</text:span></text:p>
      <text:p text:style-name="P1315"><text:span text:style-name="T1143"><text:tab/><text:tab/><text:tab/><text:tab/>che soddisfano </text:span><text:span text:style-name="T1675">predicate</text:span></text:p>
      <text:p text:style-name="P1315"><text:span text:style-name="T1143"/></text:p>
      <text:p text:style-name="P1315"/>
      <text:p text:style-name="P1315"/>
      <text:p text:style-name="P1315"><text:tab/><text:tab/><text:tab/>template &lt;typename F&gt;</text:p>
      <text:p text:style-name="P1315"><text:tab/><text:tab/><text:tab/>constexpr sequence&amp; for_each(F <text:span text:style-name="T1676">predicate</text:span>)noexcept </text:p>
      <text:p text:style-name="P1315"><text:tab/><text:tab/><text:tab/>requires(is_bool_predicate&lt;F&gt;())</text:p>
      <text:p text:style-name="P1315"/>
      <text:p text:style-name="P1315"><text:tab/><text:tab/><text:span text:style-name="T1025"><text:tab/><text:tab/></text:span><text:span text:style-name="T1144">Avanza la sequenza fino a che </text:span><text:span text:style-name="T1676">predicat</text:span><text:span text:style-name="T1682">e</text:span><text:span text:style-name="T1144"> non sia soddisfatto</text:span></text:p>
      <text:p text:style-name="P1751"><text:tab/><text:tab/><text:tab/><text:tab/></text:p>
      <text:p text:style-name="P1751"><text:span text:style-name="T1143"/></text:p>
      <text:p text:style-name="P1315"><text:span text:style-name="T1143"><text:tab/><text:tab/><text:tab/></text:span><text:span text:style-name="T1675">template &lt;typename F&gt;</text:span></text:p>
      <text:p text:style-name="P1315"><text:span text:style-name="T1675"><text:tab/><text:tab/><text:tab/>constexpr sequence&amp; find(F predicate, size_t n=</text:span><text:span text:style-name="T1676">0</text:span><text:span text:style-name="T1675">)noexcept</text:span></text:p>
      <text:p text:style-name="P1341"><text:tab/><text:tab/><text:tab/>requires (is_bool_predicate&lt;F&gt;())</text:p>
      <text:p text:style-name="P1315"/>
      <text:p text:style-name="P1316"><text:tab/><text:span text:style-name="T1025"><text:tab/><text:tab/><text:tab/></text:span><text:span text:style-name="T1144">Avanza la sequenza fino a che l’ennesimo elemento s</text:span><text:span text:style-name="T1146">oddisfa il predicato</text:span></text:p>
      <text:p text:style-name="P1316"><text:span text:style-name="T1144"><text:tab/><text:tab/><text:tab/><text:tab/></text:span><text:span text:style-name="T1150">Il conteggio degli elementi inizia da zero</text:span></text:p>
      <text:p text:style-name="P1316"><text:span text:style-name="T1144"/></text:p>
      <text:p text:style-name="P1316"><text:span text:style-name="T1144"/></text:p>
      <text:p text:style-name="P1317"><text:span text:style-name="T1144"><text:tab/></text:span><text:span text:style-name="T1676"><text:tab/><text:tab/>constexpr sequence&amp; find(const value_t&amp; v, size_t n=</text:span><text:span text:style-name="T1677">0</text:span><text:span text:style-name="T1676">)noexcept </text:span></text:p>
      <text:p text:style-name="P1317"><text:tab/><text:tab/><text:tab/>requires(iron::concepts::nothrow_equality_comparable&lt;value_t&gt;)</text:p>
      <text:p text:style-name="P1317"/>
      <text:p text:style-name="P1317"><text:span text:style-name="T1144"><text:tab/><text:tab/><text:tab/></text:span><text:tab/><text:span text:style-name="T1144">Avanza la sequenza fino a che l’ennesimo elemento sia </text:span><text:span text:style-name="T1145">uguale a </text:span><text:span text:style-name="T1677">v</text:span></text:p>
      <text:p text:style-name="P1323"><text:span text:style-name="T1144"><text:tab/><text:tab/><text:tab/><text:tab/></text:span><text:span text:style-name="T1150">Il conteggio degli elementi inizia da zero</text:span></text:p>
      <text:p text:style-name="P1323"><text:span text:style-name="T1144"/></text:p>
      <text:p text:style-name="P1317"><text:span text:style-name="T1143"/></text:p>
      <text:p text:style-name="P1342"><text:tab/><text:tab/><text:tab/>template &lt;typename F&gt;</text:p>
      <text:p text:style-name="P1317"><text:span text:style-name="T1675"><text:tab/><text:tab/><text:tab/>[[nodiscard]] constexpr option&lt;size_t&gt; position(F predicate, size_t n=</text:span><text:span text:style-name="T1677">0</text:span><text:span text:style-name="T1675">)noexcept</text:span></text:p>
      <text:p text:style-name="P1316"><text:span text:style-name="T1675"><text:tab/><text:tab/><text:tab/>requires (is_bool_predicate&lt;F&gt;())</text:span><text:tab/><text:tab/><text:tab/><text:tab/></text:p>
      <text:p text:style-name="P1316"/>
      <text:p text:style-name="P1316"><text:tab/><text:tab/><text:tab/><text:tab/><text:span text:style-name="T1145">Avanza la sequenza e ritorna la posizione dell’ ennesimo elemento che soddisfa il predicato </text:span></text:p>
      <text:p text:style-name="P1323"><text:span text:style-name="T1144"><text:tab/><text:tab/><text:tab/><text:tab/></text:span><text:span text:style-name="T1150">Il conteggio degli elementi inizia da zero</text:span></text:p>
      <text:p text:style-name="P1323"><text:span text:style-name="T1144"/></text:p>
      <text:p text:style-name="P1316"><text:span text:style-name="T1145"/></text:p>
      <text:p text:style-name="P1318"><text:span text:style-name="T1145"><text:tab/><text:tab/><text:tab/></text:span><text:span text:style-name="T1677">constexpr auto take(size_t n)noexcept</text:span><text:span text:style-name="T1145"> </text:span></text:p>
      <text:p text:style-name="P1318"><text:span text:style-name="T1145"/></text:p>
      <text:p text:style-name="P1318"><text:span text:style-name="T1145"><text:tab/><text:tab/><text:tab/><text:tab/></text:span><text:span text:style-name="T1146">Consuma la sequenza e ritorna un’altra sequenza che contiene </text:span><text:span text:style-name="T1310">al massimo</text:span><text:span text:style-name="T1146"> </text:span><text:span text:style-name="T1678">n</text:span><text:span text:style-name="T1146"> elementi</text:span><text:span text:style-name="T1145"> </text:span></text:p>
      <text:p text:style-name="P1317"><text:span text:style-name="T1145"/></text:p>
      <text:p text:style-name="P1317"><text:span text:style-name="T1145"/></text:p>
      <text:p text:style-name="P1317"><text:soft-page-break/><text:span text:style-name="T1145"/></text:p>
      <text:p text:style-name="P1317"><text:span text:style-name="T1145"/></text:p>
      <text:p text:style-name="P1343"><text:tab/><text:tab/><text:tab/>template &lt;typename F&gt;</text:p>
      <text:p text:style-name="P1343"><text:tab/><text:tab/><text:tab/>constexpr sequence&amp; skip_if(F predicate)noexcept</text:p>
      <text:p text:style-name="P1343"><text:tab/><text:tab/><text:tab/>requires (is_bool_predicate&lt;F&gt;())</text:p>
      <text:p text:style-name="P1316"/>
      <text:p text:style-name="P1316"><text:tab/><text:tab/><text:tab/><text:tab/><text:span text:style-name="T1146">Avanza </text:span><text:span text:style-name="T1154">di un passo </text:span><text:span text:style-name="T1146">la sequenza se il predicato è soddisfatto</text:span></text:p>
      <text:p text:style-name="P1752"><text:tab/><text:tab/><text:tab/></text:p>
      <text:p text:style-name="P1316"><text:span text:style-name="T1145"/></text:p>
      <text:p text:style-name="P1344"><text:tab/><text:tab/><text:tab/>template &lt;typename F&gt;</text:p>
      <text:p text:style-name="P1318"><text:span text:style-name="T1677"><text:tab/><text:tab/><text:tab/>constexpr sequence&amp; </text:span><text:span text:style-name="T1678">take</text:span><text:span text:style-name="T1677">_if(F predicate)noexcept</text:span></text:p>
      <text:p text:style-name="P1344"><text:tab/><text:tab/><text:tab/>requires (is_bool_predicate&lt;F&gt;())</text:p>
      <text:p text:style-name="P1318"/>
      <text:p text:style-name="P1318"><text:tab/><text:tab/><text:tab/><text:tab/><text:span text:style-name="T1146">Avanza </text:span><text:span text:style-name="T1154">di un passo </text:span><text:span text:style-name="T1146">la sequenza se il predicato non è soddisfatto</text:span></text:p>
      <text:p text:style-name="P1318"><text:span text:style-name="T1145"/></text:p>
      <text:p text:style-name="P1318"><text:span text:style-name="T1145"/></text:p>
      <text:p text:style-name="P1344"><text:tab/><text:tab/><text:tab/>template &lt;typename F&gt;</text:p>
      <text:p text:style-name="P1318"><text:span text:style-name="T1677"><text:tab/><text:tab/><text:tab/>[[nodiscard]] constexpr error_handler</text:span><text:span text:style-name="T1681">_t</text:span><text:span text:style-name="T1677"> try_transform(F </text:span><text:span text:style-name="T1678">predicate</text:span><text:span text:style-name="T1677">)noexcept </text:span></text:p>
      <text:p text:style-name="P1344"><text:tab/><text:tab/><text:tab/>requires(is_transform_predicate&lt;F&gt;() &amp;&amp; !is_const)</text:p>
      <text:p text:style-name="P1318"/>
      <text:p text:style-name="P1345"><text:tab/><text:tab/><text:tab/>template &lt;typename F&gt;</text:p>
      <text:p text:style-name="P1321"><text:span text:style-name="T1677"><text:tab/><text:tab/><text:tab/>constexpr </text:span><text:span text:style-name="T1681">sequence&amp; </text:span><text:span text:style-name="T1677">transform(F </text:span><text:span text:style-name="T1678">predicate</text:span><text:span text:style-name="T1677">)noexcept </text:span></text:p>
      <text:p text:style-name="P1345"><text:tab/><text:tab/><text:tab/>requires(is_transform_predicate&lt;F&gt;() &amp;&amp; !is_const)</text:p>
      <text:p text:style-name="P1321"/>
      <text:p text:style-name="P1321"><text:tab/><text:tab/><text:tab/><text:tab/><text:span text:style-name="T1146">Consuma l</text:span><text:span text:style-name="T1149">a sequenza</text:span><text:span text:style-name="T1146"> effettuando una modifica dei valori </text:span><text:span text:style-name="T1259">usando</text:span><text:span text:style-name="T1146"> </text:span><text:span text:style-name="T1678">predicate</text:span></text:p>
      <text:p text:style-name="P1321"><text:span text:style-name="T1146"/></text:p>
      <text:p text:style-name="P1321"><text:span text:style-name="T1146"/></text:p>
      <text:p text:style-name="P1324"><text:span text:style-name="T1146"><text:tab/><text:tab/><text:tab/></text:span><text:span text:style-name="T1678">constexpr </text:span><text:span text:style-name="T1684">sequence&amp;</text:span><text:span text:style-name="T1678"> reset()noexcept </text:span></text:p>
      <text:p text:style-name="P1324"><text:span text:style-name="T1146"/></text:p>
      <text:p text:style-name="P1324"><text:span text:style-name="T1146"><text:tab/><text:tab/><text:tab/><text:tab/></text:span><text:span text:style-name="T1152">Consuma la sequenza </text:span><text:span text:style-name="T1153">senza avanzamenti</text:span></text:p>
      <text:p text:style-name="P2021"><text:tab/><text:tab/></text:p>
      <text:p text:style-name="P1321"><text:span text:style-name="T1146"/></text:p>
      <text:p text:style-name="P1318"><text:span text:style-name="T1678"><text:tab/><text:tab/><text:tab/>template &lt;typename S</text:span><text:span text:style-name="T1679">EQ</text:span><text:span text:style-name="T1678">&gt;</text:span></text:p>
      <text:p text:style-name="P1318"><text:span text:style-name="T1678"><text:tab/><text:tab/><text:tab/>[[nodiscard]] constexpr bool eq(S</text:span><text:span text:style-name="T1679">EQ</text:span><text:span text:style-name="T1678">&amp;)noexcept </text:span></text:p>
      <text:p text:style-name="P1346"><text:tab/><text:tab/><text:tab/>requires(</text:p>
      <text:p text:style-name="P1318"><text:span text:style-name="T1678"><text:tab/><text:tab/><text:tab/><text:tab/>concepts::sequence&lt;S</text:span><text:span text:style-name="T1679">EQ</text:span><text:span text:style-name="T1678">&gt;</text:span></text:p>
      <text:p text:style-name="P1319"><text:span text:style-name="T1678"><text:tab/><text:tab/><text:tab/><text:tab/>&amp;&amp; !std::is_const_v&lt;S</text:span><text:span text:style-name="T1679">EQ</text:span><text:span text:style-name="T1678">&gt;</text:span></text:p>
      <text:p text:style-name="P1318"><text:span text:style-name="T1678"><text:tab/><text:tab/><text:tab/><text:tab/>&amp;&amp; concepts::nothrow_equality_comparable_with&lt;value_t, typename <text:tab/><text:tab/><text:tab/><text:tab/><text:tab/><text:tab/>S</text:span><text:span text:style-name="T1679">EQ</text:span><text:span text:style-name="T1678">::value_t&gt;</text:span></text:p>
      <text:p text:style-name="P1318"><text:tab/><text:tab/><text:tab/><text:span text:style-name="T1679">)</text:span></text:p>
      <text:p text:style-name="P1318"/>
      <text:p text:style-name="P1319"><text:tab/><text:tab/><text:tab/><text:tab/><text:span text:style-name="T1147">Consuma le sequenze e ritorna vero </text:span><text:span text:style-name="T1151">se </text:span><text:span text:style-name="T1147">il numero di elementi è uguale </text:span></text:p>
      <text:p text:style-name="P1753"><text:tab/><text:tab/><text:tab/><text:tab/>sia per numero che per valore</text:p>
      <text:p text:style-name="P1319"><text:span text:style-name="T1147"/></text:p>
      <text:p text:style-name="P1319"><text:span text:style-name="T1147"/></text:p>
      <text:p text:style-name="P1319"><text:span text:style-name="T1678"><text:tab/><text:tab/><text:tab/>template &lt;typename S</text:span><text:span text:style-name="T1679">EQ</text:span><text:span text:style-name="T1678">&gt;</text:span></text:p>
      <text:p text:style-name="P1319"><text:span text:style-name="T1678"><text:tab/><text:tab/><text:tab/>[[nodiscard]] constexpr bool </text:span><text:span text:style-name="T1679">ne</text:span><text:span text:style-name="T1678">(S</text:span><text:span text:style-name="T1679">EQ</text:span><text:span text:style-name="T1678">&amp;)noexcept </text:span></text:p>
      <text:p text:style-name="P1347"><text:tab/><text:tab/><text:tab/>requires(</text:p>
      <text:p text:style-name="P1319"><text:span text:style-name="T1678"><text:tab/><text:tab/><text:tab/><text:tab/>concepts::sequence&lt;S</text:span><text:span text:style-name="T1679">EQ</text:span><text:span text:style-name="T1678">&gt;</text:span></text:p>
      <text:p text:style-name="P1319"><text:span text:style-name="T1678"><text:tab/><text:tab/><text:tab/><text:tab/>&amp;&amp; !std::is_const_v&lt;S</text:span><text:span text:style-name="T1679">EQ</text:span><text:span text:style-name="T1678">&gt;</text:span></text:p>
      <text:p text:style-name="P1319"><text:span text:style-name="T1678"><text:tab/><text:tab/><text:tab/><text:tab/>&amp;&amp; concepts::nothrow_equality_comparable_with&lt;value_t, typename <text:tab/><text:tab/><text:tab/><text:tab/><text:tab/><text:tab/>S</text:span><text:span text:style-name="T1679">EQ</text:span><text:span text:style-name="T1678">::value_t&gt;</text:span></text:p>
      <text:p text:style-name="P1319"><text:tab/><text:tab/><text:tab/><text:span text:style-name="T1679">)</text:span></text:p>
      <text:p text:style-name="P1319"/>
      <text:p text:style-name="P1319"><text:tab/><text:tab/><text:tab/><text:tab/><text:span text:style-name="T1147">Consuma le sequenze e ritorna vero </text:span><text:span text:style-name="T1151">se </text:span><text:span text:style-name="T1147">il numero di elementi non è uguale </text:span></text:p>
      <text:p text:style-name="P1319"><text:span text:style-name="T1147"><text:tab/><text:tab/><text:tab/><text:tab/>sia per numero </text:span><text:span text:style-name="T1154">che</text:span><text:span text:style-name="T1147"> per valore</text:span></text:p>
      <text:p text:style-name="P1319"><text:span text:style-name="T1147"/></text:p>
      <text:p text:style-name="P1319"><text:span text:style-name="T1147"/></text:p>
      <text:p text:style-name="P1348"><text:tab/><text:tab/><text:tab/>template &lt;typename SEQ,typename F&gt;</text:p>
      <text:p text:style-name="P1348"><text:tab/><text:tab/><text:tab/>[[nodiscard]] constexpr sequence&amp; cmp(SEQ&amp; oth, F predicate)noexcept </text:p>
      <text:p text:style-name="P1348"><text:tab/><text:tab/><text:tab/>requires(</text:p>
      <text:p text:style-name="P1348"><text:tab/><text:tab/><text:tab/><text:tab/>concepts::sequence&lt;SEQ&gt;</text:p>
      <text:p text:style-name="P1348"><text:tab/><text:tab/><text:tab/><text:tab/>&amp;&amp; !std::is_const_v&lt;SEQ&gt;</text:p>
      <text:p text:style-name="P1348"><text:tab/><text:tab/><text:tab/><text:tab/>&amp;&amp; is_cmp_predicate&lt;F, typename SEQ::value_t&gt;()</text:p>
      <text:p text:style-name="P1348"><text:tab/><text:tab/><text:tab/>)</text:p>
      <text:p text:style-name="P1753"><text:tab/></text:p>
      <text:p text:style-name="P1753"><text:tab/><text:tab/><text:tab/><text:tab/>Avanza le due sequenze fino a che predicate non sia soddisfatto</text:p>
      <text:p text:style-name="P1319"><text:span text:style-name="T1147"/></text:p>
      <text:p text:style-name="P1319"><text:span text:style-name="T1147"/></text:p>
      <text:p text:style-name="P1320"><text:span text:style-name="T1679"><text:tab/><text:tab/><text:tab/>[[nodiscard]] constexpr bool operator==(const sequence</text:span><text:span text:style-name="T1680">&amp; seq</text:span><text:span text:style-name="T1679">)const noexcept </text:span></text:p>
      <text:p text:style-name="P1320"><text:span text:style-name="T1147"/></text:p>
      <text:p text:style-name="P1320"><text:span text:style-name="T1147"><text:tab/><text:tab/><text:tab/><text:tab/></text:span><text:span text:style-name="T1148">Ritorna vero se le due sequenze si riferiscono allo stesso elemento corrente.</text:span></text:p>
      <text:p text:style-name="P1320"><text:span text:style-name="T1148"><text:tab/><text:tab/><text:tab/><text:tab/></text:span><text:span text:style-name="T1680">seq</text:span><text:span text:style-name="T1148"> deve avere come </text:span><text:span text:style-name="T1260">istanza principale</text:span><text:span text:style-name="T1148"> l</text:span><text:span text:style-name="T1260">a</text:span><text:span text:style-name="T1148"> stess</text:span><text:span text:style-name="T1260">a</text:span><text:span text:style-name="T1148"> della sequenza corrente</text:span></text:p>
      <text:p text:style-name="P1829"><text:tab/><text:tab/><text:tab/></text:p>
      <text:p text:style-name="P1320"><text:span text:style-name="T1148"/></text:p>
      <text:h text:style-name="Heading_20_2" text:outline-level="2" text:is-list-header="true"><text:bookmark-start text:name="__RefHeading___Toc79661_833296016"/><text:soft-page-break/><text:span text:style-name="T1711">shared</text:span><text:span text:style-name="T1511">_</text:span>b<text:span text:style-name="T1511">ox</text:span><text:bookmark-end text:name="__RefHeading___Toc79661_833296016"/></text:h>
      <text:p text:style-name="P39"><text:tab/><text:span text:style-name="T298">Uso: </text:span></text:p>
      <text:p text:style-name="P245"><text:tab/><text:tab/><text:span text:style-name="T1508">Un </text:span><text:span text:style-name="T1511">wrapper per la memoria dinamica </text:span><text:span text:style-name="T1711">con elemento condiviso</text:span></text:p>
      <text:p text:style-name="P457"><text:span text:style-name="T76"/></text:p>
      <text:p text:style-name="P457"><text:span text:style-name="T18"><text:tab/></text:span><text:span text:style-name="T87">Testata: </text:span></text:p>
      <text:p text:style-name="P317"><text:tab/><text:tab/><text:span text:style-name="T523">iron/</text:span><text:span text:style-name="T596">shared_</text:span><text:span text:style-name="T541">b</text:span><text:span text:style-name="T544">ox</text:span><text:span text:style-name="T534">.h</text:span></text:p>
      <text:p text:style-name="P457"><text:span text:style-name="T87"/></text:p>
      <text:p text:style-name="P457"><text:span text:style-name="T18"><text:tab/></text:span><text:span text:style-name="T20">Sinossi:</text:span></text:p>
      <text:p text:style-name="P178"><text:tab/></text:p>
      <text:p text:style-name="P457"><text:span text:style-name="T20"><text:tab/><text:tab/></text:span><text:span text:style-name="T360">template &lt;typename T,typename D,int FLAGS&gt;</text:span></text:p>
      <text:p text:style-name="P457"><text:span text:style-name="T360"><text:tab/><text:tab/></text:span><text:span text:style-name="T396">class base_shared_box final</text:span></text:p>
      <text:p text:style-name="P479"><text:span text:style-name="T1396"/></text:p>
      <text:p text:style-name="P479"><text:span text:style-name="T1394"><text:tab/><text:tab/><text:tab/></text:span><text:span text:style-name="T1395">La base di </text:span><text:span text:style-name="T518">shared_box</text:span></text:p>
      <text:p text:style-name="P1923"><text:span text:style-name="T257"/></text:p>
      <text:p text:style-name="P1923"><text:span text:style-name="T257"/></text:p>
      <text:p text:style-name="P457"><text:span text:style-name="T20"><text:tab/></text:span><text:span text:style-name="T92">Alias esterni:</text:span></text:p>
      <text:p text:style-name="P457"><text:span text:style-name="T92"/></text:p>
      <text:p text:style-name="P457"><text:span text:style-name="T92"><text:tab/><text:tab/></text:span><text:span text:style-name="T366">template &lt;typename T, typename D&gt;</text:span></text:p>
      <text:p text:style-name="P633"><text:span text:style-name="T92"><text:tab/><text:tab/>using base_rc = base_shared_box&lt;T, D, &lt;</text:span><text:span text:style-name="T160">private&gt;</text:span><text:span text:style-name="T92">&gt;</text:span></text:p>
      <text:p text:style-name="P633"><text:span text:style-name="T92"/></text:p>
      <text:p text:style-name="P1915"><text:span text:style-name="T92"><text:tab/><text:tab/><text:tab/></text:span><text:span text:style-name="T257">La base di </text:span><text:span text:style-name="T518">rc</text:span></text:p>
      <text:p text:style-name="P1915"><text:span text:style-name="T257"/></text:p>
      <text:p text:style-name="P633"><text:span text:style-name="T257"/></text:p>
      <text:p text:style-name="P633"><text:span text:style-name="T92"><text:tab/><text:tab/></text:span><text:span text:style-name="T159">t</text:span><text:span text:style-name="T92">emplate &lt;typename T, typename D = box_deleter&lt;T,unsafe::allocator&lt;T&gt;&gt;&gt;</text:span></text:p>
      <text:p text:style-name="P957"><text:tab/><text:tab/>using rc = base_rc&lt;T,D&gt;</text:p>
      <text:p text:style-name="P633"><text:span text:style-name="T92"/></text:p>
      <text:p text:style-name="P633"><text:span text:style-name="T92"><text:tab/><text:tab/></text:span><text:span text:style-name="T945"><text:tab/></text:span><text:span text:style-name="T946">Non ha la sicurezza sui </text:span><text:span text:style-name="T159">thread</text:span><text:span text:style-name="T946"> per l’accesso al contatore interno </text:span><text:span text:style-name="T947">delle istanze condivise</text:span></text:p>
      <text:p text:style-name="P1915"><text:span text:style-name="T92"/></text:p>
      <text:p text:style-name="P963"/>
      <text:p text:style-name="P963"><text:tab/><text:tab/>template &lt;typename T, typename D = box_deleter&lt;T,unsafe::allocator&lt;T&gt;&gt;&gt;</text:p>
      <text:p text:style-name="P963"><text:tab/><text:tab/>using <text:span text:style-name="T1948">rc</text:span>w = typename base_rc&lt;T,D&gt;::weak_t</text:p>
      <text:p text:style-name="P963"/>
      <text:p text:style-name="P963"><text:tab/><text:tab/><text:tab/><text:span text:style-name="T1273">Il tipo</text:span><text:span text:style-name="T1948"> weak </text:span><text:span text:style-name="T1273">per</text:span><text:span text:style-name="T1948"> rc</text:span></text:p>
      <text:p text:style-name="P77"><text:span text:style-name="T92"/></text:p>
      <text:p text:style-name="P80"><text:tab/></text:p>
      <text:p text:style-name="P957"><text:tab/><text:tab/>template &lt;typename T, typename D&gt;</text:p>
      <text:p text:style-name="P633"><text:span text:style-name="T92"><text:tab/><text:tab/>using base_arc = base_shared_box&lt;T,D,&lt;</text:span><text:span text:style-name="T159">private</text:span><text:span text:style-name="T92">&gt;&gt;</text:span></text:p>
      <text:p text:style-name="P633"><text:span text:style-name="T92"/></text:p>
      <text:p text:style-name="P1923"><text:span text:style-name="T92"><text:tab/><text:tab/><text:tab/></text:span><text:span text:style-name="T257">La base di </text:span><text:span text:style-name="T518">arc</text:span></text:p>
      <text:p text:style-name="P1923"><text:span text:style-name="T257"/></text:p>
      <text:p text:style-name="P1923"><text:span text:style-name="T257"/></text:p>
      <text:p text:style-name="P957"><text:tab/><text:tab/>template &lt;typename T, typename D = box_deleter&lt;T,unsafe::allocator&lt;T&gt;&gt;&gt;</text:p>
      <text:p text:style-name="P957"><text:tab/><text:tab/>using arc = base_arc&lt;T,D&gt;</text:p>
      <text:p text:style-name="P1982"><text:span text:style-name="T356"/></text:p>
      <text:p text:style-name="P633"><text:span text:style-name="T92"><text:tab/><text:tab/></text:span><text:span text:style-name="T945"><text:tab/></text:span><text:span text:style-name="T946">Ha la sicurezza sui </text:span><text:span text:style-name="T159">thread</text:span><text:span text:style-name="T946"> per l’accesso al contatore interno </text:span><text:span text:style-name="T947">delle istanze condivise</text:span></text:p>
      <text:p text:style-name="P957"><text:tab/><text:tab/></text:p>
      <text:p text:style-name="P957"/>
      <text:p text:style-name="P957"><text:tab/><text:tab/>template &lt;typename T, typename D = box_deleter&lt;T,unsafe::allocator&lt;T&gt;&gt;&gt;</text:p>
      <text:p text:style-name="P957"><text:tab/><text:tab/>using arcw = typename base_arc&lt;T,D&gt;::weak_t</text:p>
      <text:p text:style-name="P957"/>
      <text:p text:style-name="P957"><text:tab/><text:tab/><text:tab/><text:span text:style-name="T1273">Il tipo</text:span><text:span text:style-name="T1948"> weak </text:span><text:span text:style-name="T1273">per</text:span><text:span text:style-name="T1948"> arc</text:span></text:p>
      <text:p text:style-name="P75"/>
      <text:p text:style-name="P75"><text:tab/><text:span text:style-name="T277">Alias interni:</text:span></text:p>
      <text:p text:style-name="P75"><text:span text:style-name="T277"/></text:p>
      <text:p text:style-name="P810"><text:tab/><text:tab/>using deleter_t = <text:span text:style-name="T1712">D</text:span></text:p>
      <text:p text:style-name="P810"><text:tab/><text:tab/>using deleter_type = deleter_t</text:p>
      <text:p text:style-name="P810"><text:tab/><text:tab/>using value_t = <text:span text:style-name="T1712">T</text:span></text:p>
      <text:p text:style-name="P810"><text:tab/><text:tab/>using value_type = value_t</text:p>
      <text:p text:style-name="P810"><text:tab/><text:tab/>using ptr_t = value_t* const</text:p>
      <text:p text:style-name="P810"><text:tab/><text:tab/>using pointer = ptr_t</text:p>
      <text:p text:style-name="P810"><text:tab/><text:tab/>using cptr_t = const value_t* const</text:p>
      <text:p text:style-name="P810"><text:tab/><text:tab/>using const_pointer = cptr_t</text:p>
      <text:p text:style-name="P810"><text:tab/><text:tab/>using counter_t = <text:span text:style-name="T1720">std::size_t</text:span></text:p>
      <text:p text:style-name="P810"><text:tab/><text:tab/>using counter_type = counter_t</text:p>
      <text:p text:style-name="P810"><text:tab/><text:tab/>using error_handler_t = error_handler</text:p>
      <text:p text:style-name="P810"><text:tab/><text:tab/>using error_handler_type = error_handler_t</text:p>
      <text:p text:style-name="P810"><text:tab/><text:tab/>using box_t = base_box&lt;value_t, deleter_t&gt;</text:p>
      <text:p text:style-name="P810"><text:tab/><text:tab/>using size_t = std::size_t</text:p>
      <text:p text:style-name="P810"><text:tab/><text:tab/>using size_type = size_t</text:p>
      <text:p text:style-name="P810"><text:tab/><text:tab/>using ref_t = typename std::add_lvalue_reference&lt;value_t&gt;::type</text:p>
      <text:p text:style-name="P810"><text:tab/><text:tab/>using reference = ref_t</text:p>
      <text:p text:style-name="P810"><text:tab/><text:tab/>using cref_t = typename std::add_lvalue_reference&lt;const value_t&gt;::type</text:p>
      <text:p text:style-name="P810"><text:soft-page-break/><text:tab/><text:tab/>using const_reference = cref_t</text:p>
      <text:p text:style-name="P810"><text:tab/><text:tab/>template &lt;typename T1&gt;</text:p>
      <text:p text:style-name="P810"><text:tab/><text:tab/>using rebind_t = base_shared_box&lt;T1, typename deleter_t::template <text:tab/><text:tab/><text:tab/><text:tab/><text:tab/>rebind_t&lt;T1&gt;,FLAGS,T1&gt;</text:p>
      <text:p text:style-name="P810"><text:tab/><text:tab/>template &lt;typename T1&gt;</text:p>
      <text:p text:style-name="P810"><text:tab/><text:tab/>using rebind_type = rebind_t&lt;T1&gt;</text:p>
      <text:p text:style-name="P810"><text:tab/><text:tab/>using weak_t = base_shared_box&lt;value_t, deleter_t,&lt;<text:span text:style-name="T1713">private</text:span>&gt;&gt;</text:p>
      <text:p text:style-name="P810"><text:tab/><text:tab/>using weak_type = weak_t</text:p>
      <text:p text:style-name="P810"/>
      <text:p text:style-name="P810"/>
      <text:p text:style-name="P810"><text:tab/><text:span text:style-name="T1174">Metodi statici:</text:span></text:p>
      <text:p text:style-name="P810"/>
      <text:p text:style-name="P810"><text:tab/><text:tab/>[[nodiscard]] static constexpr bool thread_safe()noexcept</text:p>
      <text:p text:style-name="P810"><text:tab/><text:tab/><text:tab/></text:p>
      <text:p text:style-name="P810"><text:tab/><text:tab/><text:tab/><text:span text:style-name="T1174">Ritorna vero se l’accesso al contatore </text:span><text:span text:style-name="T1273">delle istanze condivise </text:span><text:span text:style-name="T1174">è sicuro in un ambi</text:span><text:span text:style-name="T1175">e</text:span><text:span text:style-name="T1174">nte <text:tab/><text:tab/><text:tab/><text:tab/></text:span><text:span text:style-name="T1948">multi</text:span><text:span text:style-name="T1713">thread</text:span></text:p>
      <text:p text:style-name="P810"/>
      <text:p text:style-name="P810"/>
      <text:p text:style-name="P810"/>
      <text:p text:style-name="P810"/>
      <text:p text:style-name="P810"><text:tab/><text:tab/>[[nodiscard]] static constexpr bool weak()noexcept</text:p>
      <text:p text:style-name="P810"/>
      <text:p text:style-name="P814"><text:tab/><text:tab/><text:tab/><text:span text:style-name="T1174">Ritorna vero se il tipo della classe è </text:span><text:span text:style-name="T1713">weak_t</text:span></text:p>
      <text:p text:style-name="P810"/>
      <text:p text:style-name="P810"/>
      <text:p text:style-name="P810"/>
      <text:p text:style-name="P810"/>
      <text:p text:style-name="P810"><text:tab/><text:tab/>[[nodiscard]] static constexpr counter_t max_count()noexcept</text:p>
      <text:p text:style-name="P810"/>
      <text:p text:style-name="P814"><text:tab/><text:tab/><text:tab/><text:span text:style-name="T1174">Ritorna il massimo valore del contatore delle istanze condivise</text:span></text:p>
      <text:p text:style-name="P814"/>
      <text:p text:style-name="P810"/>
      <text:p text:style-name="P810"/>
      <text:p text:style-name="P178"><text:tab/><text:span text:style-name="T1479">Vincoli:</text:span><text:tab/><text:span text:style-name="T1329"><text:tab/></text:span></text:p>
      <text:p text:style-name="P178"><text:span text:style-name="T1329"><text:tab/><text:tab/></text:span><text:span text:style-name="T536">!std::is_reference_v&lt;value_t&gt;</text:span></text:p>
      <text:p text:style-name="P881"><text:tab/><text:tab/>!std::is_array_v&lt;value_t&gt;</text:p>
      <text:p text:style-name="P881"><text:tab/><text:tab/>!std::is_const_v&lt;value_t&gt;</text:p>
      <text:p text:style-name="P881"><text:tab/><text:tab/>!std::is_same_v&lt;value_t*,void*&gt;</text:p>
      <text:p text:style-name="P881"><text:tab/><text:tab/>concepts::box_deleter&lt;deleter_t&gt;</text:p>
      <text:p text:style-name="P881"><text:tab/><text:tab/>std::is_same_v&lt;value_t, typename deleter_t::value_t&gt;</text:p>
      <text:p text:style-name="P178"><text:span text:style-name="T1482"/></text:p>
      <text:p text:style-name="P405"><text:tab/>Costruttori:</text:p>
      <text:p text:style-name="P178"><text:span text:style-name="T1484"/></text:p>
      <text:p text:style-name="P947"><text:tab/><text:tab/>[[nodiscard]] static constexpr result&lt;base_shared_box, error_handler_t&gt; <text:tab/><text:tab/><text:tab/><text:tab/>try_from(box_t&amp;&amp;)noexcept</text:p>
      <text:p text:style-name="P947"><text:tab/><text:tab/>requires (!weak())</text:p>
      <text:p text:style-name="P947"/>
      <text:p text:style-name="P947"><text:tab/><text:tab/>[[nodiscard]] static constexpr base_shared_box from(box_t&amp;&amp;)noexcept </text:p>
      <text:p text:style-name="P947"><text:tab/><text:tab/>requires (!weak())</text:p>
      <text:p text:style-name="P1975"><text:span text:style-name="T809"/></text:p>
      <text:p text:style-name="P815"><text:tab/><text:tab/><text:tab/><text:span text:style-name="T1174">Costruisce da una istanza di</text:span><text:span text:style-name="T1713"> box_t</text:span></text:p>
      <text:p text:style-name="P1632"><text:span text:style-name="T1484"/></text:p>
      <text:p text:style-name="P1632"><text:span text:style-name="T1484"/></text:p>
      <text:p text:style-name="P810"/>
      <text:p text:style-name="P965"><text:tab/><text:tab/>constexpr base_shared_box()noexcept = default</text:p>
      <text:p text:style-name="P1968"><text:span text:style-name="T356"><text:tab/><text:tab/></text:span><text:span text:style-name="T828">constexpr </text:span><text:span text:style-name="T829">explicit </text:span><text:span text:style-name="T828">base_shared_box(std::nullptr_t)noexcept</text:span></text:p>
      <text:p text:style-name="P848"><text:span text:style-name="T1715"><text:tab/><text:tab/>constexpr base_shared_box(base_shared_box&amp;</text:span><text:span text:style-name="T1714">&amp;</text:span><text:span text:style-name="T1715">)</text:span><text:span text:style-name="T1723">noexcept</text:span></text:p>
      <text:p text:style-name="P1966"><text:span text:style-name="T356"/></text:p>
      <text:p text:style-name="P1966"><text:span text:style-name="T828"/></text:p>
      <text:p text:style-name="P1966"><text:span text:style-name="T828"/></text:p>
      <text:p text:style-name="P815"><text:span text:style-name="T1715"><text:tab/><text:tab/>constexpr base_shared_box(const base_shared_box&amp; </text:span><text:span text:style-name="T1714">v</text:span><text:span text:style-name="T1715">)</text:span><text:span text:style-name="T1719">noexcept</text:span></text:p>
      <text:p text:style-name="P815"/>
      <text:p text:style-name="P1584"><text:tab/><text:tab/><text:tab/><text:span text:style-name="T1714">Costruttore di copia </text:span></text:p>
      <text:p text:style-name="P1584"><text:tab/><text:tab/><text:tab/><text:span text:style-name="T1714">In caso il contatore interno di </text:span><text:span text:style-name="T597">v</text:span><text:span text:style-name="T1714"> sia uguale a </text:span><text:span text:style-name="T597">max_count() </text:span></text:p>
      <text:p text:style-name="P1584"><text:tab/><text:tab/><text:tab/><text:span text:style-name="T1719">l’istanza sarà vuota</text:span></text:p>
      <text:p text:style-name="P1584"/>
      <text:p text:style-name="P1584"/>
      <text:p text:style-name="P1967"><text:span text:style-name="T356"><text:tab/></text:span><text:span text:style-name="T1279">Costruttori esterni:</text:span></text:p>
      <text:p text:style-name="P1967"><text:span text:style-name="T830"/></text:p>
      <text:p text:style-name="P1515"><text:tab/><text:tab/>template &lt;typename T, typename... ARGS&gt;</text:p>
      <text:p text:style-name="P1516"><text:tab/><text:tab/>[[nodiscard]] constexpr result&lt;rc&lt;T&gt;,error_handler&gt; </text:p>
      <text:p text:style-name="P1516"><text:tab/><text:tab/>try_make_rc(ARGS&amp;&amp;...)noexcept</text:p>
      <text:p text:style-name="P1967"><text:span text:style-name="T830"/></text:p>
      <text:p text:style-name="P1967"><text:span text:style-name="T830"/></text:p>
      <text:p text:style-name="P1515"><text:tab/> <text:tab/>template &lt;typename T, typename... ARGS&gt;</text:p>
      <text:p text:style-name="P1515"><text:tab/><text:tab/>[[nodiscard]] constexpr rc&lt;T&gt; make_rc(ARGS&amp;&amp;...)noexcept</text:p>
      <text:p text:style-name="P1967"><text:span text:style-name="T830"/></text:p>
      <text:p text:style-name="P1967"><text:span text:style-name="T830"/></text:p>
      <text:p text:style-name="P1515"><text:tab/><text:tab/>template &lt;typename T, typename... ARGS&gt;</text:p>
      <text:p text:style-name="P1516"><text:tab/><text:tab/>[[nodiscard]] result&lt;arc&lt;T&gt;,error_handler&gt; </text:p>
      <text:p text:style-name="P1516"><text:tab/><text:tab/>try_make_arc(ARGS&amp;&amp;...)noexcept</text:p>
      <text:p text:style-name="P1967"><text:span text:style-name="T830"/></text:p>
      <text:p text:style-name="P1967"><text:soft-page-break/><text:span text:style-name="T830"/></text:p>
      <text:p text:style-name="P1967"><text:span text:style-name="T830"/></text:p>
      <text:p text:style-name="P1515"><text:tab/><text:tab/>template &lt;typename T, typename... ARGS&gt;</text:p>
      <text:p text:style-name="P1515"><text:tab/><text:tab/>[[nodiscard]] arc&lt;T&gt; make_arc(ARGS&amp;&amp;...)noexcept</text:p>
      <text:p text:style-name="P1967"><text:span text:style-name="T830"/></text:p>
      <text:p text:style-name="P1967"><text:span text:style-name="T830"/></text:p>
      <text:p text:style-name="P1967"><text:span text:style-name="T830"/></text:p>
      <text:p text:style-name="P1967"><text:span text:style-name="T830"/></text:p>
      <text:p text:style-name="P178"><text:span text:style-name="T1484"><text:tab/></text:span><text:span text:style-name="T1485">Distruttore:</text:span></text:p>
      <text:p text:style-name="P410"><text:tab/></text:p>
      <text:p text:style-name="P178"><text:span text:style-name="T1485"><text:tab/><text:tab/></text:span><text:span text:style-name="T542">constexpr ~b</text:span><text:span text:style-name="T545">ase_</text:span><text:span text:style-name="T597">shared_</text:span><text:span text:style-name="T545">box</text:span><text:span text:style-name="T542">()</text:span></text:p>
      <text:p text:style-name="P178"><text:span text:style-name="T542"/></text:p>
      <text:p text:style-name="P405"><text:span text:style-name="T545"/></text:p>
      <text:p text:style-name="P178"><text:span text:style-name="T1484"><text:tab/></text:span><text:span text:style-name="T1485">Metodi:</text:span></text:p>
      <text:p text:style-name="P178"><text:span text:style-name="T766"/></text:p>
      <text:p text:style-name="P1507"><text:tab/><text:tab/><text:span text:style-name="T1719">constexpr </text:span><text:span text:style-name="T1716">b</text:span><text:span text:style-name="T1717">ase_</text:span><text:span text:style-name="T1718">shared_</text:span><text:span text:style-name="T1717">box</text:span>&amp; operator=(<text:span text:style-name="T1949">std::nullptr</text:span>)<text:span text:style-name="T1719">noexcept</text:span></text:p>
      <text:p text:style-name="P1508"><text:tab/><text:tab/>requires(sizeof(value_t) &gt; 0 &amp;&amp; std::is_nothrow_destructible_v&lt;value_t&gt;)</text:p>
      <text:p text:style-name="P1508"/>
      <text:p text:style-name="P1508"><text:tab/><text:tab/><text:tab/><text:span text:style-name="T1281">Equivalente a</text:span><text:span text:style-name="T1957"> reset()</text:span></text:p>
      <text:p text:style-name="P1507"/>
      <text:p text:style-name="P1507"/>
      <text:p text:style-name="P1507"/>
      <text:p text:style-name="P1506"><text:tab/><text:tab/><text:span text:style-name="T1719">constexpr </text:span><text:span text:style-name="T1716">b</text:span><text:span text:style-name="T1717">ase_</text:span><text:span text:style-name="T1718">shared_</text:span><text:span text:style-name="T1717">box</text:span>&amp; operator=(const base_<text:span text:style-name="T1719">shared_</text:span>box&amp; <text:span text:style-name="T1719">v</text:span>)<text:span text:style-name="T1719">noexcept</text:span></text:p>
      <text:p text:style-name="P1506"><text:tab/><text:tab/>requires(sizeof(value_t) &gt; 0 &amp;&amp; std::is_nothrow_destructible_v&lt;value_t&gt;)</text:p>
      <text:p text:style-name="P1506"/>
      <text:p text:style-name="P1585"><text:span text:style-name="T1714"><text:tab/><text:tab/><text:tab/></text:span><text:span text:style-name="T1987">Operatore di </text:span><text:span text:style-name="T1719">asseg</text:span><text:span text:style-name="T1720">n</text:span><text:span text:style-name="T1719">amento</text:span><text:span text:style-name="T1714"> </text:span></text:p>
      <text:p text:style-name="P1585"><text:tab/><text:tab/><text:tab/><text:span text:style-name="T1714">In caso il contatore interno di </text:span><text:span text:style-name="T597">v</text:span><text:span text:style-name="T1714"> sia uguale a </text:span><text:span text:style-name="T597">max_count() </text:span></text:p>
      <text:p text:style-name="P1585"><text:tab/><text:tab/><text:tab/><text:span text:style-name="T1719">l’istanza </text:span><text:span text:style-name="T1724">corrente </text:span><text:span text:style-name="T1719">sarà vuota</text:span></text:p>
      <text:p text:style-name="P1585"/>
      <text:p text:style-name="P1506"/>
      <text:p text:style-name="P1506"/>
      <text:p text:style-name="P178"><text:span text:style-name="T766"><text:tab/><text:tab/></text:span><text:span text:style-name="T771">constexpr </text:span><text:span text:style-name="T766">base_</text:span><text:span text:style-name="T771">shared_</text:span><text:span text:style-name="T766">box&amp; operator=(base_</text:span><text:span text:style-name="T771">shared_</text:span><text:span text:style-name="T766">box&amp;</text:span><text:span text:style-name="T770">&amp;</text:span><text:span text:style-name="T766">)</text:span><text:span text:style-name="T770">noexcep</text:span><text:span text:style-name="T772">t</text:span></text:p>
      <text:p text:style-name="P179"><text:span text:style-name="T1402"><text:tab/><text:tab/></text:span><text:span text:style-name="T545">constexpr base_shared_box&amp; swap(base_shared_box&amp;)noexcept </text:span></text:p>
      <text:p text:style-name="P179"><text:span text:style-name="T1402"/></text:p>
      <text:p text:style-name="P179"><text:span text:style-name="T1402"/></text:p>
      <text:p text:style-name="P967"><text:tab/><text:tab/>[[nodiscard]] constexpr bool empty()const noexcept </text:p>
      <text:p text:style-name="P816"/>
      <text:p text:style-name="P180"><text:span text:style-name="T1402"><text:tab/><text:tab/><text:tab/></text:span><text:span text:style-name="T1426">Ritorna vero se l’istanza </text:span><text:span text:style-name="T1428">corrente </text:span><text:span text:style-name="T1426">è vuota </text:span></text:p>
      <text:p text:style-name="P1764"><text:tab/><text:tab/></text:p>
      <text:p text:style-name="P179"><text:span text:style-name="T1402"/></text:p>
      <text:p text:style-name="P816"><text:span text:style-name="T1512"><text:tab/><text:tab/>[[nodiscard]] constexpr </text:span><text:span text:style-name="T1720">explicit operator </text:span><text:span text:style-name="T1512">bool()const noexcept </text:span></text:p>
      <text:p text:style-name="P816"/>
      <text:p text:style-name="P180"><text:span text:style-name="T1402"><text:tab/><text:tab/><text:tab/></text:span><text:span text:style-name="T1426">Ritorna vero se l’istanza </text:span><text:span text:style-name="T1428">corrente </text:span><text:span text:style-name="T1426">non è vuota </text:span></text:p>
      <text:p text:style-name="P180"><text:span text:style-name="T1402"/></text:p>
      <text:p text:style-name="P180"><text:span text:style-name="T1402"/></text:p>
      <text:p text:style-name="P180"><text:span text:style-name="T1402"><text:tab/><text:tab/></text:span><text:span text:style-name="T545">[[nodiscard]] constexpr counter_t use_count()const noexcept</text:span></text:p>
      <text:p text:style-name="P180"><text:span text:style-name="T545"/></text:p>
      <text:p text:style-name="P180"><text:span text:style-name="T545"><text:tab/><text:tab/><text:tab/></text:span><text:span text:style-name="T1426">Ritorna il </text:span><text:span text:style-name="T1428">contatore</text:span><text:span text:style-name="T1426"> delle istanze condivise di </text:span><text:span text:style-name="T600">value_t</text:span></text:p>
      <text:p text:style-name="P180"><text:span text:style-name="T1426"><text:tab/><text:tab/><text:tab/>Le condivisioni di tipo </text:span><text:span text:style-name="T600">weak_t</text:span><text:span text:style-name="T1426"> non sono conteggiate</text:span></text:p>
      <text:p text:style-name="P1765"><text:tab/><text:tab/><text:tab/><text:tab/><text:tab/><text:tab/></text:p>
      <text:p text:style-name="P180"><text:span text:style-name="T1426"/></text:p>
      <text:p text:style-name="P180"><text:span text:style-name="T1426"><text:tab/><text:tab/></text:span><text:span text:style-name="T600">[[nodiscard]] constexpr counter_t use_weak_count()const noexcept</text:span></text:p>
      <text:p text:style-name="P180"><text:span text:style-name="T600"/></text:p>
      <text:p text:style-name="P180"><text:span text:style-name="T545"><text:tab/><text:tab/><text:tab/></text:span><text:span text:style-name="T1426">Ritorna il </text:span><text:span text:style-name="T1428">contatore</text:span><text:span text:style-name="T1426"> delle istanze condivise di tipo </text:span><text:span text:style-name="T600">weak_t</text:span></text:p>
      <text:p text:style-name="P1364"><text:tab/><text:tab/></text:p>
      <text:p text:style-name="P180"><text:span text:style-name="T600"/></text:p>
      <text:p text:style-name="P180"><text:span text:style-name="T600"/></text:p>
      <text:p text:style-name="P1364"><text:tab/><text:tab/>[[nodiscard]] constexpr ptr_t unsafe_data()noexcept </text:p>
      <text:p text:style-name="P1364"><text:tab/><text:tab/>requires(!weak())</text:p>
      <text:p text:style-name="P1364"/>
      <text:p text:style-name="P181"><text:span text:style-name="T600"><text:tab/><text:tab/>[[nodiscard]] constexpr </text:span><text:span text:style-name="T601">c</text:span><text:span text:style-name="T600">ptr_t unsafe_data()</text:span><text:span text:style-name="T601">const </text:span><text:span text:style-name="T600">noexcept </text:span></text:p>
      <text:p text:style-name="P1365"><text:tab/><text:tab/>requires(!weak())</text:p>
      <text:p text:style-name="P181"><text:span text:style-name="T600"/></text:p>
      <text:p text:style-name="P181"><text:span text:style-name="T600"><text:tab/><text:tab/>[[nodiscard]] constexpr </text:span><text:span text:style-name="T601">c</text:span><text:span text:style-name="T600">ptr_t unsafe_</text:span><text:span text:style-name="T601">c</text:span><text:span text:style-name="T600">data()</text:span><text:span text:style-name="T601">const </text:span><text:span text:style-name="T600">noexcept </text:span></text:p>
      <text:p text:style-name="P1365"><text:tab/><text:tab/>requires(!weak())</text:p>
      <text:p text:style-name="P181"><text:span text:style-name="T600"/></text:p>
      <text:p text:style-name="P1765"><text:tab/><text:tab/><text:tab/>Ritorna un puntatore della istanza condivisa</text:p>
      <text:p text:style-name="P1765"><text:tab/><text:tab/><text:tab/>Se nessuna istanza è impostata ritorna un valore nullo</text:p>
      <text:p text:style-name="P1765"><text:tab/><text:tab/><text:tab/>Il metodo non è sicuro perché ritorna un puntatore</text:p>
      <text:p text:style-name="P1765"><text:s/></text:p>
      <text:p text:style-name="P180"><text:span text:style-name="T1426"/></text:p>
      <text:p text:style-name="P180"><text:span text:style-name="T1426"/></text:p>
      <text:p text:style-name="P180"><text:span text:style-name="T1426"/></text:p>
      <text:p text:style-name="P180"><text:span text:style-name="T1426"/></text:p>
      <text:p text:style-name="P180"><text:span text:style-name="T1426"/></text:p>
      <text:p text:style-name="P180"><text:soft-page-break/><text:span text:style-name="T1426"/></text:p>
      <text:p text:style-name="P180"><text:span text:style-name="T1426"/></text:p>
      <text:p text:style-name="P203"><text:span text:style-name="T1426"><text:tab/><text:tab/></text:span><text:span text:style-name="T600">[[nodiscard]] constexpr </text:span><text:span text:style-name="T725">option&lt;</text:span><text:span text:style-name="T600">ref_wrapper&lt;value_t&gt;&gt; value()noexcept</text:span></text:p>
      <text:p text:style-name="P1366"><text:tab/><text:tab/>requires(!weak())</text:p>
      <text:p text:style-name="P203"><text:span text:style-name="T600"/></text:p>
      <text:p text:style-name="P203"><text:span text:style-name="T1426"><text:tab/><text:tab/></text:span><text:span text:style-name="T600">[[nodiscard]] constexpr </text:span><text:span text:style-name="T725">option&lt;</text:span><text:span text:style-name="T600">ref_wrapper&lt;</text:span><text:span text:style-name="T601">const </text:span><text:span text:style-name="T600">value_t&gt;&gt; value()</text:span><text:span text:style-name="T601">const </text:span><text:span text:style-name="T600">noexcept</text:span></text:p>
      <text:p text:style-name="P1366"><text:tab/><text:tab/>requires(!weak())</text:p>
      <text:p text:style-name="P1766"><text:s/></text:p>
      <text:p text:style-name="P203"><text:span text:style-name="T1426"><text:tab/><text:tab/></text:span><text:span text:style-name="T600">[[nodiscard]] constexpr </text:span><text:span text:style-name="T725">option&lt;</text:span><text:span text:style-name="T600">ref_wrapper&lt;</text:span><text:span text:style-name="T601">const </text:span><text:span text:style-name="T600">value_t&gt;&gt; </text:span><text:span text:style-name="T601">c</text:span><text:span text:style-name="T600">value()</text:span><text:span text:style-name="T601">const </text:span><text:span text:style-name="T600">noexcept</text:span><text:span text:style-name="T1426"> </text:span></text:p>
      <text:p text:style-name="P1366"><text:tab/><text:tab/>requires(!weak())</text:p>
      <text:p text:style-name="P203"><text:span text:style-name="T864"/></text:p>
      <text:p text:style-name="P203"><text:span text:style-name="T1426"><text:tab/><text:tab/><text:tab/></text:span><text:span text:style-name="T1429">Ritorna </text:span><text:span text:style-name="T1455">un riferimento a</text:span><text:span text:style-name="T1458">l</text:span><text:span text:style-name="T1429"> valore <text:s/>della istanza condivisa </text:span></text:p>
      <text:p text:style-name="P203"><text:span text:style-name="T1429"/></text:p>
      <text:p text:style-name="P203"><text:span text:style-name="T1429"/></text:p>
      <text:p text:style-name="P203"><text:span text:style-name="T1426"><text:tab/><text:tab/></text:span><text:span text:style-name="T600">[[nodiscard]] constexpr ref_wrapper&lt;value_t&gt; </text:span><text:span text:style-name="T603">operator*</text:span><text:span text:style-name="T600">()noexcept</text:span><text:span text:style-name="T1426"> <text:tab/><text:tab/><text:tab/></text:span></text:p>
      <text:p text:style-name="P1366"><text:tab/><text:tab/>requires(!weak())</text:p>
      <text:p text:style-name="P203"><text:span text:style-name="T1429"/></text:p>
      <text:p text:style-name="P183"><text:span text:style-name="T1426"><text:tab/><text:tab/></text:span><text:span text:style-name="T600">[[nodiscard]] constexpr ref_wrapper&lt;</text:span><text:span text:style-name="T601">const </text:span><text:span text:style-name="T600">value_t&gt; </text:span><text:span text:style-name="T603">operator*</text:span><text:span text:style-name="T600">()</text:span><text:span text:style-name="T601">const </text:span><text:span text:style-name="T600">noexcept</text:span><text:span text:style-name="T1426"> </text:span></text:p>
      <text:p text:style-name="P1366"><text:tab/><text:tab/>requires(!weak())</text:p>
      <text:p text:style-name="P203"><text:span text:style-name="T787"/></text:p>
      <text:p text:style-name="P181"><text:span text:style-name="T1426"><text:tab/><text:tab/><text:tab/></text:span><text:span text:style-name="T1429">Ritorna </text:span><text:span text:style-name="T1455">un riferimento a</text:span><text:span text:style-name="T1429">l valore <text:s/>della istanza condivisa </text:span></text:p>
      <text:p text:style-name="P181"><text:span text:style-name="T1429"><text:tab/><text:tab/><text:tab/></text:span><text:span text:style-name="T1426">Se nessuna istanza è impostata </text:span><text:span text:style-name="T1429">viene chiamat</text:span><text:span text:style-name="T1446">a</text:span><text:span text:style-name="T1429"> </text:span><text:span text:style-name="T601">PANIC()</text:span></text:p>
      <text:p text:style-name="P1365"><text:tab/><text:tab/></text:p>
      <text:p text:style-name="P180"><text:span text:style-name="T600"/></text:p>
      <text:p text:style-name="P1364"><text:tab/><text:tab/><text:tab/></text:p>
      <text:p text:style-name="P184"><text:span text:style-name="T841"><text:tab/><text:tab/></text:span><text:span text:style-name="T523">[[nodiscard]] constexpr value_t* operator-&gt;()noexcept</text:span></text:p>
      <text:p text:style-name="P849"><text:tab/><text:tab/>requires(<text:span text:style-name="T1720">!weak() </text:span><text:span text:style-name="T1953">&amp;&amp; </text:span>sizeof(value_t) &gt; 0 <text:span text:style-name="T1949">&amp;&amp; </text:span>std::is_class_v&lt;value_t&gt;)</text:p>
      <text:p text:style-name="P1980"><text:span text:style-name="T1242"/></text:p>
      <text:p text:style-name="P184"><text:span text:style-name="T841"><text:tab/><text:tab/></text:span><text:span text:style-name="T523">[[nodiscard]] constexpr </text:span><text:span text:style-name="T548">const </text:span><text:span text:style-name="T523">value_t* operator-&gt;()c</text:span><text:span text:style-name="T548">onst </text:span><text:span text:style-name="T523">noexcept</text:span></text:p>
      <text:p text:style-name="P849"><text:tab/><text:tab/>requires(<text:span text:style-name="T1720">!weak() </text:span><text:span text:style-name="T1953">&amp;&amp; </text:span>sizeof(value_t) &gt; 0 <text:span text:style-name="T1949">&amp;&amp; </text:span>std::is_class_v&lt;value_t&gt;)</text:p>
      <text:p text:style-name="P812"/>
      <text:p text:style-name="P184"><text:span text:style-name="T1336"><text:tab/><text:tab/><text:tab/>Ritorna <text:s/>il <text:s/></text:span><text:span text:style-name="T1338">puntatore</text:span><text:span text:style-name="T1337"> </text:span><text:span text:style-name="T1336"><text:s/></text:span><text:span text:style-name="T1342">all’istanza interna</text:span><text:span text:style-name="T1337"> </text:span></text:p>
      <text:p text:style-name="P1864"><text:tab/><text:tab/><text:tab/>Se non è impostat<text:span text:style-name="T1721">a</text:span> viene chiamat<text:span text:style-name="T1908">a</text:span> <text:span text:style-name="T523">PANIC()</text:span></text:p>
      <text:p text:style-name="P184"><text:span text:style-name="T841"><text:tab/><text:tab/><text:tab/></text:span><text:span text:style-name="T1403">Da usare solo con </text:span><text:span text:style-name="T602">value_t</text:span><text:span text:style-name="T1404"> </text:span><text:span text:style-name="T1403">class</text:span><text:span text:style-name="T1404">e</text:span><text:span text:style-name="T1403"> </text:span><text:span text:style-name="T1427">o struttura</text:span><text:span text:style-name="T1403"> </text:span><text:span text:style-name="T1404">per accedere ad un valore od un metodo</text:span></text:p>
      <text:p text:style-name="P1895"><text:tab/></text:p>
      <text:p text:style-name="P415"><text:span text:style-name="T1338"/></text:p>
      <text:p text:style-name="P184"><text:span text:style-name="T548"><text:tab/><text:tab/>[[nodiscard]] constexpr weak_t make_weak()</text:span><text:span text:style-name="T727">const </text:span><text:span text:style-name="T548">noexcept</text:span><text:span text:style-name="T860"> </text:span></text:p>
      <text:p text:style-name="P184"><text:span text:style-name="T860"/></text:p>
      <text:p text:style-name="P184"><text:span text:style-name="T860"><text:tab/><text:tab/><text:tab/></text:span><text:span text:style-name="T1430">Costruisce </text:span><text:span text:style-name="T1455">e ritorna </text:span><text:span text:style-name="T1430">una istanza </text:span><text:span text:style-name="T861"><text:s/></text:span><text:span text:style-name="T604">weak_t</text:span></text:p>
      <text:p text:style-name="P184"><text:span text:style-name="T604"><text:tab/><text:tab/><text:tab/></text:span><text:span text:style-name="T1430">Il tipo</text:span><text:span text:style-name="T604"> weak_t </text:span><text:span text:style-name="T1430">non <text:s/>interviene sul conteggio delle istanze condivise </text:span></text:p>
      <text:p text:style-name="P184"><text:span text:style-name="T1430"><text:tab/><text:tab/><text:tab/>ma solo sul conteggio </text:span><text:span text:style-name="T604">weak</text:span></text:p>
      <text:p text:style-name="P201"><text:span text:style-name="T604"><text:tab/><text:tab/><text:tab/></text:span><text:span text:style-name="T1431">Se il conteggio </text:span><text:span text:style-name="T605">weak</text:span><text:span text:style-name="T1431"> corrente è uguale a </text:span><text:span text:style-name="T605">max_count()</text:span><text:span text:style-name="T1431"> </text:span><text:span text:style-name="T1456">o l’istanza corrente è </text:span><text:span text:style-name="T1460">scaduta</text:span><text:span text:style-name="T1456"> <text:tab/><text:tab/><text:tab/><text:tab/></text:span><text:span text:style-name="T1431">ritorna un</text:span><text:span text:style-name="T1456">a istanza non impostata.</text:span></text:p>
      <text:p text:style-name="P1369"><text:tab/></text:p>
      <text:p text:style-name="P184"><text:span text:style-name="T604"/></text:p>
      <text:p text:style-name="P184"><text:span text:style-name="T604"/></text:p>
      <text:p text:style-name="P1370"><text:tab/><text:tab/>[[nodiscard]] constexpr auto lock()<text:span text:style-name="T1959">const </text:span>noexcept</text:p>
      <text:p text:style-name="P1370"><text:tab/><text:tab/>requires(weak())</text:p>
      <text:p text:style-name="P1368"><text:tab/><text:tab/></text:p>
      <text:p text:style-name="P1368"><text:tab/><text:tab/><text:tab/><text:span text:style-name="T1275">Costruisce e ritorna una istanza effettiva da una istanza</text:span><text:span text:style-name="T1949"> weak</text:span></text:p>
      <text:p text:style-name="P200"><text:span text:style-name="T604"><text:tab/><text:tab/><text:tab/></text:span><text:span text:style-name="T1431">Se il conteggio corrente è uguale a </text:span><text:span text:style-name="T605">max_count()</text:span><text:span text:style-name="T1431"> </text:span><text:span text:style-name="T1455">o l’istanza corrente è scaduta </text:span><text:span text:style-name="T1431">viene ritornat</text:span><text:span text:style-name="T1455">a <text:tab/><text:tab/><text:tab/>una istanza</text:span><text:span text:style-name="T1431"> </text:span><text:span text:style-name="T1456">non impostata.</text:span></text:p>
      <text:p text:style-name="P1368"><text:tab/><text:tab/><text:tab/></text:p>
      <text:p text:style-name="P1368"/>
      <text:p text:style-name="P1368"/>
      <text:p text:style-name="P1368"><text:tab/><text:tab/>[[nodiscard]] constexpr base_box&lt;base_value_t, deleter_t&gt; release()noexcept </text:p>
      <text:p text:style-name="P1371"><text:tab/><text:tab/>requires(!weak())</text:p>
      <text:p text:style-name="P1371"><text:span text:style-name="T604"/></text:p>
      <text:p text:style-name="P185"><text:span text:style-name="T604"><text:tab/><text:tab/><text:tab/></text:span><text:span text:style-name="T1430">Se il conteggio delle istanze condivise è uguale a </text:span><text:span text:style-name="T1459">uno</text:span><text:span text:style-name="T1430"> l’istanza viene rilasciata </text:span></text:p>
      <text:p text:style-name="P185"><text:span text:style-name="T1430"><text:tab/><text:tab/><text:tab/>e ritorna un</text:span><text:span text:style-name="T1459">a istanza</text:span><text:span text:style-name="T604"> </text:span><text:span text:style-name="T1430">che la contiene altrimenti ritorna un</text:span><text:span text:style-name="T1459">a istanza</text:span><text:span text:style-name="T1430"> vuot</text:span><text:span text:style-name="T1459">a</text:span></text:p>
      <text:p text:style-name="P185"><text:span text:style-name="T1430"><text:tab/><text:tab/><text:tab/></text:span><text:span text:style-name="T1447">In caso di successo l’istanza corrente sarà </text:span><text:span text:style-name="T1456">non impostata.</text:span></text:p>
      <text:p text:style-name="P185"><text:span text:style-name="T1447"/></text:p>
      <text:p text:style-name="P185"><text:span text:style-name="T1430"/></text:p>
      <text:p text:style-name="P1367"><text:tab/><text:tab/><text:tab/>constexpr base_shared_box&amp; reset()noexcept</text:p>
      <text:p text:style-name="P1367"><text:tab/><text:tab/></text:p>
      <text:p text:style-name="P1367"><text:tab/><text:tab/><text:tab/><text:span text:style-name="T1025"><text:tab/></text:span><text:span text:style-name="T1277">Distrugge l’istanza </text:span><text:span text:style-name="T1318">impostata</text:span><text:span text:style-name="T1277">.</text:span></text:p>
      <text:p text:style-name="P1597"><text:tab/><text:tab/><text:tab/><text:tab/><text:span text:style-name="T1959">S</text:span><text:span text:style-name="T1722">e il contatore delle istanze condivise raggiunge lo zero </text:span><text:span text:style-name="T1959">distrugge anche l’istanza condivisa.</text:span></text:p>
      <text:p text:style-name="P1598"><text:span text:style-name="T1722"><text:tab/><text:tab/><text:tab/><text:tab/>Dopo questa operazione l’</text:span><text:span text:style-name="T1950">istanza sarà non impostata</text:span><text:span text:style-name="T1722"> </text:span></text:p>
      <text:p text:style-name="P1598"/>
      <text:p text:style-name="P755"><text:span text:style-name="T1172"/></text:p>
      <text:p text:style-name="P755"><text:span text:style-name="T1172"/></text:p>
      <text:p text:style-name="P755"><text:soft-page-break/><text:span text:style-name="T1172"/></text:p>
      <text:p text:style-name="P186"><text:span text:style-name="T1403"><text:tab/><text:tab/></text:span><text:span text:style-name="T548">template &lt;typename </text:span><text:span text:style-name="T723">U</text:span><text:span text:style-name="T548">&gt;</text:span></text:p>
      <text:p text:style-name="P975"><text:tab/><text:tab/>[[nodiscard]] auto upcast()<text:span text:style-name="T1959">const </text:span>noexcept</text:p>
      <text:p text:style-name="P975"><text:tab/><text:tab/>requires (</text:p>
      <text:p text:style-name="P1372"><text:tab/><text:tab/><text:tab/><text:tab/>!weak()</text:p>
      <text:p text:style-name="P975"><text:tab/><text:tab/><text:tab/><text:tab/><text:span text:style-name="T1954">&amp;&amp; </text:span>(std::is_same_v&lt;<text:span text:style-name="T1950">U</text:span>, value_t&gt; || std::is_base_of_v&lt;<text:span text:style-name="T1950">U</text:span>, value_t&gt;)</text:p>
      <text:p text:style-name="P975"><text:tab/><text:tab/><text:tab/><text:tab/>&amp;&amp; std::has_virtual_destructor_v&lt;<text:span text:style-name="T1950">U</text:span>&gt;</text:p>
      <text:p text:style-name="P975"><text:tab/><text:tab/>)</text:p>
      <text:p text:style-name="P975"><text:tab/></text:p>
      <text:p text:style-name="P813"><text:tab/><text:tab/><text:tab/><text:span text:style-name="T1042">Ritorna un</text:span><text:span text:style-name="T1274">a istanza</text:span><text:span text:style-name="T1042"> c</text:span><text:span text:style-name="T1258">on tipo</text:span><text:span text:style-name="T1516"> </text:span><text:span text:style-name="T1950">U</text:span><text:span text:style-name="T1048">, </text:span><text:span text:style-name="T1042">un</text:span><text:span text:style-name="T1276">a classe base</text:span><text:span text:style-name="T1042"> </text:span><text:span text:style-name="T1274">o uguale a </text:span><text:span text:style-name="T1516">value_t</text:span><text:span text:style-name="T1042"> </text:span></text:p>
      <text:p text:style-name="P813"><text:span text:style-name="T1042"><text:tab/><text:tab/><text:tab/></text:span><text:span text:style-name="T1277">Se l’istanza corrente è impostata i</text:span><text:span text:style-name="T1258">l contatore interno viene incrementato ma se è uguale a <text:tab/><text:tab/><text:tab/></text:span><text:span text:style-name="T1910">max_count()</text:span><text:span text:style-name="T1258"> ritorna un</text:span><text:span text:style-name="T1274">a istanza</text:span><text:span text:style-name="T1258"> </text:span><text:span text:style-name="T1274">non impostata</text:span></text:p>
      <text:p text:style-name="P813"><text:span text:style-name="T1274"/></text:p>
      <text:p text:style-name="P813"><text:span text:style-name="T1274"/></text:p>
      <text:p text:style-name="P813"><text:span text:style-name="T1042"><text:tab/><text:tab/></text:span><text:span text:style-name="T1516">template &lt;typename </text:span><text:span text:style-name="T1955">U</text:span><text:span text:style-name="T1516">&gt;</text:span></text:p>
      <text:p text:style-name="P979"><text:tab/><text:tab/>[[nodiscard]] auto downcast()<text:span text:style-name="T1959">const </text:span>noexcept</text:p>
      <text:p text:style-name="P980"><text:tab/><text:tab/>requires (</text:p>
      <text:p text:style-name="P980"><text:tab/><text:tab/><text:tab/>!weak()</text:p>
      <text:p text:style-name="P980"><text:tab/><text:tab/><text:tab/>&amp;&amp; (std::is_same_v&lt;<text:span text:style-name="T1955">U</text:span>, value_t&gt; || std::is_base_of_v&lt;value_t,<text:span text:style-name="T1955">U</text:span>&gt;)</text:p>
      <text:p text:style-name="P980"><text:tab/><text:tab/><text:tab/>&amp;&amp; std::has_virtual_destructor_v&lt;<text:span text:style-name="T1955">U</text:span>&gt;</text:p>
      <text:p text:style-name="P980"><text:tab/><text:tab/>)</text:p>
      <text:p text:style-name="P813"/>
      <text:p text:style-name="P813"><text:tab/><text:tab/><text:tab/><text:span text:style-name="T1042">Ritorna un</text:span><text:span text:style-name="T1276">a istanza </text:span><text:span text:style-name="T1042">c</text:span><text:span text:style-name="T1258">on tipo</text:span><text:span text:style-name="T1516"> </text:span><text:span text:style-name="T1955">U</text:span><text:span text:style-name="T1048">, </text:span><text:span text:style-name="T1042">un</text:span><text:span text:style-name="T1276">a classe derivata</text:span><text:span text:style-name="T1042"> </text:span><text:span text:style-name="T1276">o uguale a </text:span><text:span text:style-name="T1516">value_t</text:span><text:span text:style-name="T1042"> </text:span></text:p>
      <text:p text:style-name="P1568"><text:tab/><text:tab/><text:tab/><text:span text:style-name="T1956">In caso di successo</text:span><text:span text:style-name="T1910"> </text:span><text:span text:style-name="T1956">il </text:span><text:span text:style-name="T1910">contatore interno viene incrementato ma se è uguale a </text:span><text:span text:style-name="T726">max_count()</text:span><text:span text:style-name="T1910"> </text:span></text:p>
      <text:p text:style-name="P847"><text:span text:style-name="T1258"><text:tab/><text:tab/><text:tab/>ritorna un</text:span><text:span text:style-name="T1276">a istanza vuota</text:span></text:p>
      <text:p text:style-name="P846"><text:span text:style-name="T1042"/></text:p>
      <text:p text:style-name="P685"/>
      <text:p text:style-name="P685"/>
      <text:p text:style-name="P685"><text:tab/><text:tab/><text:tab/>template &lt;typename <text:span text:style-name="T1955">U</text:span>&gt;</text:p>
      <text:p text:style-name="P685"><text:tab/><text:tab/><text:tab/>[[nodiscard]] auto cast()<text:span text:style-name="T1959">const </text:span>noexcept</text:p>
      <text:p text:style-name="P685"><text:tab/><text:tab/><text:tab/>requires(</text:p>
      <text:p text:style-name="P685"><text:tab/><text:tab/><text:tab/><text:tab/>!weak()</text:p>
      <text:p text:style-name="P752"><text:tab/><text:tab/><text:tab/><text:tab/>&amp;&amp; (</text:p>
      <text:p text:style-name="P752"><text:tab/><text:tab/><text:tab/><text:tab/><text:tab/>std::is_same_v&lt;<text:span text:style-name="T1955">U</text:span>, value_t&gt; </text:p>
      <text:p text:style-name="P752"><text:tab/><text:tab/><text:tab/><text:tab/><text:tab/>|| std::is_base_of_v&lt;value_t,<text:span text:style-name="T1955">U</text:span>&gt;</text:p>
      <text:p text:style-name="P752"><text:tab/><text:tab/><text:tab/><text:tab/> <text:tab/>|| std::is_base_of_v&lt;<text:span text:style-name="T1955">U</text:span>, value_t&gt;</text:p>
      <text:p text:style-name="P752"><text:tab/><text:tab/><text:tab/><text:tab/>)</text:p>
      <text:p text:style-name="P685"><text:tab/><text:tab/><text:tab/><text:tab/>&amp;&amp; std::has_virtual_destructor_v&lt;<text:span text:style-name="T1955">U</text:span>&gt;</text:p>
      <text:p text:style-name="P685"><text:tab/><text:tab/><text:tab/>)</text:p>
      <text:p text:style-name="P685"/>
      <text:p text:style-name="P850"><text:tab/><text:tab/><text:tab/><text:span text:style-name="T1042">Ritorna un</text:span><text:span text:style-name="T1276">a istanza </text:span><text:span text:style-name="T1042">c</text:span><text:span text:style-name="T1258">on tipo</text:span><text:span text:style-name="T1516"> </text:span><text:span text:style-name="T1955">U</text:span><text:span text:style-name="T1048">, </text:span><text:span text:style-name="T1042">un</text:span><text:span text:style-name="T1276">a classe </text:span><text:span text:style-name="T1278">base,</text:span><text:span text:style-name="T1276">derivata</text:span><text:span text:style-name="T1042"> </text:span><text:span text:style-name="T1276">o uguale a </text:span><text:span text:style-name="T1516">value_t</text:span><text:span text:style-name="T1042"> </text:span></text:p>
      <text:p text:style-name="P1570"><text:tab/><text:tab/><text:tab/><text:span text:style-name="T1956">In caso di successo</text:span><text:span text:style-name="T1910"> </text:span><text:span text:style-name="T1956">il </text:span><text:span text:style-name="T1910">contatore interno viene incrementato ma se è uguale a </text:span><text:span text:style-name="T726">max_count()</text:span><text:span text:style-name="T1910"> </text:span></text:p>
      <text:p text:style-name="P850"><text:span text:style-name="T1258"><text:tab/><text:tab/><text:tab/>ritorna un</text:span><text:span text:style-name="T1276">a istanza vuota</text:span></text:p>
      <text:p text:style-name="P850"><text:span text:style-name="T1042"/></text:p>
      <text:p text:style-name="P89"/>
      <text:p text:style-name="P952"><text:tab/><text:tab/>template &lt;typename T1,typename D1,int FLAGS1&gt;</text:p>
      <text:p text:style-name="P953"><text:tab/><text:tab/>[[nodiscard]] constexpr bool </text:p>
      <text:p text:style-name="P953"><text:tab/><text:tab/>operator==(const base_shared_box&lt;T1,D1,FLAGS1&gt;&amp; <text:span text:style-name="T1957">v</text:span>)const noexcept </text:p>
      <text:p text:style-name="P952"><text:tab/><text:tab/>requires(</text:p>
      <text:p text:style-name="P954"><text:tab/><text:tab/><text:tab/><text:span text:style-name="T1958">(</text:span>!<text:span text:style-name="T1958">weak() &amp;&amp; !</text:span>base_shared_box&lt;T1,D1,FLAGS1&gt;::<text:span text:style-name="T1958">weak())</text:span></text:p>
      <text:p text:style-name="P954"><text:tab/><text:tab/><text:tab/><text:span text:style-name="T1958">&amp;&amp; (</text:span></text:p>
      <text:p text:style-name="P952"><text:tab/><text:tab/><text:tab/><text:tab/>std::is_same_v&lt;T1,value_t&gt;</text:p>
      <text:p text:style-name="P952"><text:tab/><text:tab/><text:tab/><text:tab/>|| std::is_base_of_v&lt;value_t,T1&gt; </text:p>
      <text:p text:style-name="P952"><text:tab/><text:tab/><text:tab/><text:tab/>|| std::is_base_of_v&lt;T1,value_t&gt;</text:p>
      <text:p text:style-name="P952"><text:tab/><text:tab/><text:tab/><text:span text:style-name="T1958">)</text:span></text:p>
      <text:p text:style-name="P952"><text:tab/><text:tab/>)</text:p>
      <text:p text:style-name="P952"/>
      <text:p text:style-name="P952"><text:tab/><text:tab/><text:tab/><text:span text:style-name="T1280">Ritorna vero se l’istanza interna è la stessa </text:span><text:span text:style-name="T1281">di </text:span><text:span text:style-name="T1957">v</text:span><text:span text:style-name="T1281">.</text:span></text:p>
      <text:p text:style-name="P952"/>
      <text:p text:style-name="P952"/>
      <text:p text:style-name="P952"/>
      <text:p text:style-name="P952"/>
      <text:p text:style-name="P952"/>
      <text:p text:style-name="P952"/>
      <text:p text:style-name="P952"/>
      <text:p text:style-name="P952"/>
      <text:p text:style-name="P952"/>
      <text:p text:style-name="P952"/>
      <text:p text:style-name="P952"/>
      <text:p text:style-name="P952"/>
      <text:p text:style-name="P952"/>
      <text:p text:style-name="P952"/>
      <text:p text:style-name="P952"/>
      <text:p text:style-name="P952"/>
      <text:p text:style-name="P952"/>
      <text:p text:style-name="P952"/>
      <text:p text:style-name="P952"/>
      <text:p text:style-name="P952"/>
      <text:p text:style-name="P952"/>
      <text:p text:style-name="P952"/>
      <text:p text:style-name="P952"/>
      <text:p text:style-name="P952"/>
      <text:h text:style-name="Heading_20_2" text:outline-level="2" text:is-list-header="true"><text:bookmark-start text:name="__RefHeading___Toc79663_833296016"/><text:soft-page-break/><text:span text:style-name="T1711">s</text:span><text:span text:style-name="T1741">tr</text:span><text:bookmark-end text:name="__RefHeading___Toc79663_833296016"/></text:h>
      <text:p text:style-name="P44"><text:tab/><text:span text:style-name="T298">Uso: </text:span></text:p>
      <text:p text:style-name="P246"><text:tab/><text:tab/><text:span text:style-name="T1911">s</text:span><text:span text:style-name="T1741">tringa di caratteri</text:span></text:p>
      <text:p text:style-name="P463"><text:span text:style-name="T76"><text:tab/><text:tab/></text:span><text:span text:style-name="T226">Il tipo di carattere deve soddisfare il concetto </text:span><text:span text:style-name="T497">charset</text:span></text:p>
      <text:p text:style-name="P463"><text:span text:style-name="T497"><text:tab/><text:tab/></text:span><text:span text:style-name="T1385">Il con</text:span><text:span text:style-name="T1393">t</text:span><text:span text:style-name="T1385">enuto di una stringa puo essere sicuro o no inteso come valore </text:span><text:span text:style-name="T1393">corretto</text:span><text:span text:style-name="T1385"> </text:span></text:p>
      <text:p text:style-name="P1848"><text:tab/><text:tab/>dei caratteri , <text:span text:style-name="T1988">non degli elementi</text:span> contenuti.</text:p>
      <text:p text:style-name="P1848"><text:tab/><text:tab/><text:span text:style-name="T2015">Se si tenta di inserire </text:span><text:span text:style-name="T2017">una sequenza di </text:span><text:span text:style-name="T2015">caratteri non validi </text:span><text:span text:style-name="T2018">per la codifica impostata </text:span><text:span text:style-name="T2015">in una stringa <text:tab/><text:tab/><text:tab/>sicura viene ritornato l’errore </text:span><text:span text:style-name="T759">POSIX illegal_byte_sequence</text:span><text:span text:style-name="T2015">, mentre in una stringa non sicura <text:tab/><text:tab/><text:tab/>l’inserimento è indeterminato </text:span><text:span text:style-name="T2016">e</text:span><text:span text:style-name="T2015"> senza segnalazione di errore.</text:span></text:p>
      <text:p text:style-name="P463"><text:span text:style-name="T1385"/></text:p>
      <text:p text:style-name="P463"><text:span text:style-name="T18"><text:tab/></text:span><text:span text:style-name="T87">Testata: </text:span></text:p>
      <text:p text:style-name="P322"><text:tab/><text:tab/><text:span text:style-name="T523">iron/</text:span><text:span text:style-name="T596">s</text:span><text:span text:style-name="T609">tr</text:span><text:span text:style-name="T534">.h</text:span></text:p>
      <text:p text:style-name="P557"><text:span text:style-name="T87"/></text:p>
      <text:p text:style-name="P463"><text:span text:style-name="T18"><text:tab/></text:span><text:span text:style-name="T20">Sinossi:</text:span></text:p>
      <text:p text:style-name="P187"><text:tab/></text:p>
      <text:p text:style-name="P821"><text:tab/><text:tab/>template &lt;typename T, typename A, std::size_t FIXED_SIZE,bool SAFE&gt;</text:p>
      <text:p text:style-name="P821"><text:tab/><text:tab/>class base_str final</text:p>
      <text:p text:style-name="P821"/>
      <text:p text:style-name="P821"><text:tab/></text:p>
      <text:p text:style-name="P821"><text:tab/></text:p>
      <text:p text:style-name="P1919"><text:span text:style-name="T20"><text:tab/></text:span><text:span text:style-name="T164">Costanti esterne:</text:span></text:p>
      <text:p text:style-name="P1919"><text:span text:style-name="T164"/></text:p>
      <text:p text:style-name="P1378"><text:tab/><text:tab/>constexpr const std::size_t str_default_<text:span text:style-name="T1980">fixed</text:span>size = 30</text:p>
      <text:p text:style-name="P1378"><text:tab/><text:tab/></text:p>
      <text:p text:style-name="P463"><text:span text:style-name="T397"><text:tab/><text:tab/></text:span><text:span text:style-name="T1397"><text:tab/></text:span><text:span text:style-name="T1393">Dimensione predefinita della parte fissa interna </text:span></text:p>
      <text:p text:style-name="P1919"><text:span text:style-name="T164"/></text:p>
      <text:p text:style-name="P463"><text:span text:style-name="T397"/></text:p>
      <text:p text:style-name="P463"><text:span text:style-name="T20"><text:tab/></text:span><text:span text:style-name="T92">Alias esterni:</text:span></text:p>
      <text:p text:style-name="P463"><text:span text:style-name="T92"/></text:p>
      <text:p text:style-name="P638"><text:span text:style-name="T92"><text:tab/><text:tab/></text:span><text:span text:style-name="T164">template </text:span><text:span text:style-name="T92">&lt;typename T, typename A, std::size_t FIXED_SIZE&gt;</text:span></text:p>
      <text:p text:style-name="P958"><text:tab/><text:tab/>using <text:s/>str = base_str&lt;T, A, FIXED_SIZE,true&gt;</text:p>
      <text:p text:style-name="P638"><text:span text:style-name="T92"/></text:p>
      <text:p text:style-name="P1919"><text:span text:style-name="T92"><text:tab/><text:tab/><text:tab/></text:span><text:span text:style-name="T258">Base di </text:span><text:span text:style-name="T519">str</text:span><text:span text:style-name="T258"> sicura </text:span></text:p>
      <text:p text:style-name="P1919"><text:span text:style-name="T258"/></text:p>
      <text:p text:style-name="P1919"><text:span text:style-name="T258"/></text:p>
      <text:p text:style-name="P958"><text:tab/><text:tab/>template &lt;typename T, typename A, std::size_t FIXED_SIZE&gt;</text:p>
      <text:p text:style-name="P958"><text:tab/><text:tab/>using <text:s/>ustr = base_str&lt;T, A, FIXED_SIZE,false&gt;</text:p>
      <text:p text:style-name="P958"><text:tab/><text:tab/></text:p>
      <text:p text:style-name="P1924"><text:span text:style-name="T92"><text:tab/><text:tab/><text:tab/></text:span><text:span text:style-name="T258">Base di </text:span><text:span text:style-name="T519">str </text:span><text:span text:style-name="T258">non <text:s/>sicura </text:span></text:p>
      <text:p text:style-name="P1924"><text:span text:style-name="T781"/></text:p>
      <text:p text:style-name="P958"><text:tab/></text:p>
      <text:p text:style-name="P958"/>
      <text:p text:style-name="P958"><text:tab/><text:tab/>template &lt;</text:p>
      <text:p text:style-name="P958"><text:tab/><text:tab/><text:tab/>typename A =unsafe::allocator&lt;char&gt;</text:p>
      <text:p text:style-name="P958"><text:tab/><text:tab/><text:tab/>, std::size_t FIXED_SIZE = str_default_fixedsize</text:p>
      <text:p text:style-name="P958"><text:tab/><text:tab/>&gt;</text:p>
      <text:p text:style-name="P958"><text:tab/><text:tab/>using base_ustrb = ustr&lt;char, A, FIXED_SIZE&gt;</text:p>
      <text:p text:style-name="P958"><text:tab/></text:p>
      <text:p text:style-name="P958"><text:tab/><text:tab/>using ustrb = base_ustrb&lt;&gt;</text:p>
      <text:p text:style-name="P958"/>
      <text:p text:style-name="P961"><text:tab/><text:tab/><text:tab/><text:span text:style-name="T1260">Una stringa a contenuto non sicuro con codifica base</text:span></text:p>
      <text:p text:style-name="P961"/>
      <text:p text:style-name="P961"/>
      <text:p text:style-name="P961"/>
      <text:p text:style-name="P958"><text:tab/><text:tab/>template &lt;</text:p>
      <text:p text:style-name="P958"><text:tab/><text:tab/><text:tab/>typename A =unsafe::allocator&lt;char&gt;</text:p>
      <text:p text:style-name="P958"><text:tab/><text:tab/><text:tab/>, std::size_t FIXED_SIZE = str_default_fixedsize</text:p>
      <text:p text:style-name="P958"><text:tab/><text:tab/>&gt;</text:p>
      <text:p text:style-name="P958"><text:tab/><text:tab/>using base_strb = str&lt;char, A, FIXED_SIZE&gt;</text:p>
      <text:p text:style-name="P958"><text:tab/><text:tab/></text:p>
      <text:p text:style-name="P958"><text:tab/><text:tab/>using strb = base_strb&lt;&gt;</text:p>
      <text:p text:style-name="P958"/>
      <text:p text:style-name="P961"><text:tab/><text:tab/><text:tab/><text:span text:style-name="T1260">Una stringa a contenuto sicuro con codifica base </text:span></text:p>
      <text:p text:style-name="P961"><text:tab/></text:p>
      <text:p text:style-name="P961"/>
      <text:p text:style-name="P961"/>
      <text:p text:style-name="P961"/>
      <text:p text:style-name="P961"/>
      <text:p text:style-name="P961"/>
      <text:p text:style-name="P961"/>
      <text:p text:style-name="P961"/>
      <text:p text:style-name="P961"/>
      <text:p text:style-name="P961"/>
      <text:p text:style-name="P958"><text:tab/><text:tab/>template &lt;</text:p>
      <text:p text:style-name="P958"><text:tab/><text:tab/><text:tab/>typename A=unsafe::allocator&lt;char8_t&gt;</text:p>
      <text:p text:style-name="P958"><text:tab/><text:tab/><text:tab/>,std::size_t FIXED_SIZE= str_default_fixedsize</text:p>
      <text:p text:style-name="P958"><text:soft-page-break/><text:tab/><text:tab/>&gt;</text:p>
      <text:p text:style-name="P958"><text:tab/><text:tab/>using base_ustr8 = ustr&lt;char8_t, A, FIXED_SIZE&gt;</text:p>
      <text:p text:style-name="P958"><text:tab/><text:tab/>using ustr8 = base_ustr8&lt;&gt;</text:p>
      <text:p text:style-name="P1981"><text:span text:style-name="T356"/></text:p>
      <text:p text:style-name="P962"><text:tab/><text:tab/><text:tab/><text:span text:style-name="T1260">Una stringa a contenuto </text:span><text:span text:style-name="T1269">non </text:span><text:span text:style-name="T1260">sicuro con codifica </text:span><text:span text:style-name="T1912">UTF8</text:span><text:span text:style-name="T1260"> </text:span></text:p>
      <text:p text:style-name="P962"><text:span text:style-name="T356"/></text:p>
      <text:p text:style-name="P958"/>
      <text:p text:style-name="P958"><text:tab/><text:tab/>template &lt;</text:p>
      <text:p text:style-name="P958"><text:tab/><text:tab/><text:tab/>typename A =unsafe::allocator&lt;char8_t&gt;</text:p>
      <text:p text:style-name="P958"><text:tab/><text:tab/><text:tab/>, std::size_t FIXED_SIZE = str_default_fixedsize</text:p>
      <text:p text:style-name="P958"><text:tab/><text:tab/>&gt;</text:p>
      <text:p text:style-name="P958"><text:tab/><text:tab/>using base_str8 = str&lt;char8_t, A, FIXED_SIZE&gt;</text:p>
      <text:p text:style-name="P958"><text:tab/><text:tab/>using str8 = base_str8&lt;&gt;</text:p>
      <text:p text:style-name="P1981"><text:span text:style-name="T356"/></text:p>
      <text:p text:style-name="P962"><text:tab/><text:tab/><text:tab/><text:span text:style-name="T1260">Una stringa a contenuto sicuro con codifica </text:span><text:span text:style-name="T1912">UTF8</text:span><text:span text:style-name="T1260"> </text:span></text:p>
      <text:p text:style-name="P962"><text:span text:style-name="T356"/></text:p>
      <text:p text:style-name="P958"/>
      <text:p text:style-name="P958"><text:tab/></text:p>
      <text:p text:style-name="P958"><text:tab/><text:tab/>template &lt;</text:p>
      <text:p text:style-name="P958"><text:tab/><text:tab/><text:tab/>typename A =unsafe::allocator&lt;wchar_t&gt;</text:p>
      <text:p text:style-name="P958"><text:tab/><text:tab/><text:tab/>, std::size_t FIXED_SIZE = str_default_fixedsize</text:p>
      <text:p text:style-name="P958"><text:tab/><text:tab/>&gt;</text:p>
      <text:p text:style-name="P958"><text:tab/><text:tab/>using base_ustrw = ustr&lt;wchar_t, A, FIXED_SIZE&gt;</text:p>
      <text:p text:style-name="P958"><text:tab/><text:tab/>using ustrw = base_ustrw&lt;&gt;</text:p>
      <text:p text:style-name="P1981"><text:span text:style-name="T356"/></text:p>
      <text:p text:style-name="P962"><text:tab/><text:tab/><text:tab/><text:span text:style-name="T1260">Una stringa a contenuto </text:span><text:span text:style-name="T1269">non </text:span><text:span text:style-name="T1260">sicuro </text:span><text:span text:style-name="T1269">di </text:span><text:span text:style-name="T1912">wchar_t</text:span><text:span text:style-name="T1269"> </text:span><text:span text:style-name="T1260"><text:s/></text:span></text:p>
      <text:p text:style-name="P962"><text:tab/><text:span text:style-name="T1025"><text:tab/><text:tab/></text:span><text:span text:style-name="T1269">Il tipo di codifica dipend</text:span><text:span text:style-name="T1295">e da </text:span><text:span text:style-name="T1269"><text:s/></text:span><text:span text:style-name="T1912">size(wchar_t)</text:span><text:span text:style-name="T1269">.</text:span></text:p>
      <text:p text:style-name="P1783"><text:tab/><text:tab/><text:tab/><text:span text:style-name="T1912">Se è </text:span><text:span text:style-name="T713">2</text:span><text:span text:style-name="T1912"> viene assunto </text:span><text:span text:style-name="T713">UTF16</text:span><text:span text:style-name="T1912"> altrimenti, essendo </text:span><text:span text:style-name="T713">4,</text:span><text:span text:style-name="T1912"> viene assunto </text:span><text:span text:style-name="T713">UTF32</text:span><text:span text:style-name="T1912"> </text:span></text:p>
      <text:p text:style-name="P1783"><text:tab/><text:tab/><text:tab/><text:span text:style-name="T1912">Questa classe esiste solo per essere usata in casi particolari come ad esempio </text:span><text:span text:style-name="T1913">le</text:span><text:span text:style-name="T1912"> </text:span><text:span text:style-name="T713">API win32</text:span><text:span text:style-name="T1912"> </text:span></text:p>
      <text:p text:style-name="P1783"/>
      <text:p text:style-name="P1783"/>
      <text:p text:style-name="P958"><text:tab/><text:tab/>template &lt;</text:p>
      <text:p text:style-name="P958"><text:tab/><text:tab/><text:tab/>typename A =unsafe::allocator&lt;wchar_t&gt;</text:p>
      <text:p text:style-name="P958"><text:tab/><text:tab/><text:tab/>, std::size_t FIXED_SIZE = str_default_fixedsize</text:p>
      <text:p text:style-name="P958"><text:tab/><text:tab/>&gt;</text:p>
      <text:p text:style-name="P958"><text:tab/><text:tab/>using base_strw = str&lt;wchar_t, A, FIXED_SIZE&gt;</text:p>
      <text:p text:style-name="P958"><text:tab/><text:tab/>using strw = base_strw&lt;&gt;</text:p>
      <text:p text:style-name="P962"/>
      <text:p text:style-name="P962"><text:tab/><text:tab/><text:tab/><text:span text:style-name="T1260">Una stringa a contenuto </text:span><text:span text:style-name="T1269">s</text:span><text:span text:style-name="T1260">icuro </text:span><text:span text:style-name="T1269">di </text:span><text:span text:style-name="T1912">wchar_t</text:span><text:span text:style-name="T1269"> </text:span><text:span text:style-name="T1260"><text:s/></text:span></text:p>
      <text:p text:style-name="P962"><text:tab/><text:span text:style-name="T1025"><text:tab/><text:tab/></text:span><text:span text:style-name="T1269">Il tipo di codifica dipende </text:span><text:span text:style-name="T1912">size(wchar_t)</text:span><text:span text:style-name="T1269">.</text:span></text:p>
      <text:p text:style-name="P1783"><text:tab/><text:tab/><text:tab/><text:span text:style-name="T1912">Se è </text:span><text:span text:style-name="T713">2</text:span><text:span text:style-name="T1912"> viene assunto </text:span><text:span text:style-name="T713">UTF16</text:span><text:span text:style-name="T1912"> altrimenti, essendo </text:span><text:span text:style-name="T713">4,</text:span><text:span text:style-name="T1912"> viene assunto </text:span><text:span text:style-name="T713">UTF32</text:span><text:span text:style-name="T1912"> </text:span></text:p>
      <text:p text:style-name="P1783"><text:tab/><text:tab/><text:tab/><text:span text:style-name="T1912">Questa classe esiste solo per essere usata in casi particolari come ad esempio le </text:span><text:span text:style-name="T713">API win32</text:span><text:span text:style-name="T1912"> </text:span></text:p>
      <text:p text:style-name="P1783"><text:span text:style-name="T356"/></text:p>
      <text:p text:style-name="P958"><text:tab/></text:p>
      <text:p text:style-name="P958"/>
      <text:p text:style-name="P958"><text:tab/><text:tab/>template &lt;</text:p>
      <text:p text:style-name="P958"><text:tab/><text:tab/><text:tab/>typename A =unsafe::allocator&lt;char16_t&gt;</text:p>
      <text:p text:style-name="P958"><text:tab/><text:tab/><text:tab/>, std::size_t FIXED_SIZE = str_default_fixedsize</text:p>
      <text:p text:style-name="P958"><text:tab/><text:tab/>&gt;</text:p>
      <text:p text:style-name="P958"><text:tab/><text:tab/>using base_ustr16 = ustr&lt;char16_t, A, FIXED_SIZE&gt;</text:p>
      <text:p text:style-name="P958"><text:tab/><text:tab/>using ustr16 = base_ustr16&lt;&gt;</text:p>
      <text:p text:style-name="P1981"><text:span text:style-name="T356"/></text:p>
      <text:p text:style-name="P962"><text:tab/><text:tab/><text:tab/><text:span text:style-name="T1260">Una stringa a contenuto </text:span><text:span text:style-name="T1269">non </text:span><text:span text:style-name="T1260">sicuro con codifica </text:span><text:span text:style-name="T1912">UTF16</text:span><text:span text:style-name="T1260"> </text:span></text:p>
      <text:p text:style-name="P962"><text:tab/></text:p>
      <text:p text:style-name="P962"/>
      <text:p text:style-name="P962"/>
      <text:p text:style-name="P958"><text:tab/><text:tab/>template &lt;</text:p>
      <text:p text:style-name="P958"><text:tab/><text:tab/><text:tab/>typename A =unsafe::allocator&lt;char16_t&gt;</text:p>
      <text:p text:style-name="P958"><text:tab/><text:tab/><text:tab/>, std::size_t FIXED_SIZE = str_default_fixedsize</text:p>
      <text:p text:style-name="P958"><text:tab/><text:tab/>&gt;</text:p>
      <text:p text:style-name="P958"><text:tab/><text:tab/>using base_str16 = str&lt;char16_t, A, FIXED_SIZE&gt;</text:p>
      <text:p text:style-name="P958"><text:tab/><text:tab/>using str16 = base_str16&lt;&gt;</text:p>
      <text:p text:style-name="P962"/>
      <text:p text:style-name="P962"><text:tab/><text:tab/><text:tab/><text:span text:style-name="T1260">Una stringa a contenuto sicuro con codifica </text:span><text:span text:style-name="T1912">UTF16</text:span><text:span text:style-name="T1260"> </text:span></text:p>
      <text:p text:style-name="P962"><text:tab/></text:p>
      <text:p text:style-name="P958"><text:tab/></text:p>
      <text:p text:style-name="P958"/>
      <text:p text:style-name="P958"><text:tab/><text:tab/>template &lt;</text:p>
      <text:p text:style-name="P958"><text:tab/><text:tab/><text:tab/>typename A =unsafe::allocator&lt;char32_t&gt;</text:p>
      <text:p text:style-name="P958"><text:tab/><text:tab/><text:tab/>, std::size_t FIXED_SIZE = str_default_fixedsize</text:p>
      <text:p text:style-name="P958"><text:tab/><text:tab/>&gt;</text:p>
      <text:p text:style-name="P958"><text:tab/><text:tab/>using base_ustr32 = ustr&lt;char32_t, A, FIXED_SIZE&gt;</text:p>
      <text:p text:style-name="P958"><text:tab/><text:tab/>using ustr32 = base_ustr32&lt;&gt;</text:p>
      <text:p text:style-name="P962"/>
      <text:p text:style-name="P962"><text:tab/><text:tab/><text:tab/><text:span text:style-name="T1260">Una stringa a contenuto </text:span><text:span text:style-name="T1269">non </text:span><text:span text:style-name="T1260">sicuro con codifica </text:span><text:span text:style-name="T1912">UTF32</text:span><text:span text:style-name="T1260"> </text:span></text:p>
      <text:p text:style-name="P962"><text:span text:style-name="T366"/></text:p>
      <text:p text:style-name="P958"><text:tab/></text:p>
      <text:p text:style-name="P958"/>
      <text:p text:style-name="P958"/>
      <text:p text:style-name="P958"/>
      <text:p text:style-name="P958"/>
      <text:p text:style-name="P958"><text:tab/><text:tab/>template &lt;</text:p>
      <text:p text:style-name="P958"><text:tab/><text:tab/><text:tab/>typename A =unsafe::allocator&lt;char32_t&gt;</text:p>
      <text:p text:style-name="P958"><text:tab/><text:tab/><text:tab/>, std::size_t FIXED_SIZE = str_default_fixedsize</text:p>
      <text:p text:style-name="P958"><text:soft-page-break/><text:tab/><text:tab/>&gt;</text:p>
      <text:p text:style-name="P958"><text:tab/><text:tab/>using base_str32 = str&lt;char32_t, A, FIXED_SIZE&gt;</text:p>
      <text:p text:style-name="P958"><text:tab/><text:tab/>using str32 = base_str32&lt;&gt;</text:p>
      <text:p text:style-name="P1981"><text:span text:style-name="T356"/></text:p>
      <text:p text:style-name="P1519"><text:span text:style-name="T92"><text:tab/><text:tab/><text:tab/></text:span><text:span text:style-name="T1008">Una stringa a contenuto sicuro con codifica </text:span><text:span text:style-name="T266">UTF32</text:span><text:span text:style-name="T1008"> </text:span></text:p>
      <text:p text:style-name="P1519"><text:span text:style-name="T1008"/></text:p>
      <text:p text:style-name="P76"><text:tab/><text:span text:style-name="T277">Alias interni:</text:span></text:p>
      <text:p text:style-name="P76"><text:span text:style-name="T277"/></text:p>
      <text:p text:style-name="P821"><text:tab/><text:tab/>using value_t = T</text:p>
      <text:p text:style-name="P821"><text:tab/><text:tab/>using value_type = value_t</text:p>
      <text:p text:style-name="P821"><text:tab/><text:tab/>using allocator_t = A</text:p>
      <text:p text:style-name="P821"><text:tab/><text:tab/>using allocator_type = allocator_t</text:p>
      <text:p text:style-name="P821"><text:tab/><text:tab/>using size_t = typename _raw_str_t::size_t</text:p>
      <text:p text:style-name="P821"><text:tab/><text:tab/>using size_type = size_t</text:p>
      <text:p text:style-name="P821"><text:tab/><text:tab/>using adapter_box_t = &lt;<text:span text:style-name="T1742">private&gt;</text:span></text:p>
      <text:p text:style-name="P821"><text:tab/><text:tab/>using view_t = base_strview&lt;value_t,SAFE&gt;</text:p>
      <text:p text:style-name="P821"><text:tab/><text:tab/>using view_type = view_t</text:p>
      <text:p text:style-name="P821"><text:tab/><text:tab/>using cview_t = base_strview&lt;const value_t,<text:span text:style-name="T1742">S</text:span>AFE&gt;</text:p>
      <text:p text:style-name="P821"><text:tab/><text:tab/><text:span text:style-name="T1775">using const_view_type = cview_t</text:span></text:p>
      <text:p text:style-name="P821"><text:tab/><text:tab/>using char_t = std::conditional_t&lt;concepts::fixed_charset&lt;value_t&gt;, value_t, <text:tab/><text:tab/><text:tab/><text:tab/>char32_t&gt;</text:p>
      <text:p text:style-name="P821"><text:tab/><text:tab/>using char_type = char_t</text:p>
      <text:p text:style-name="P821"><text:tab/><text:tab/>using diff_t = std::ptrdiff_t</text:p>
      <text:p text:style-name="P821"><text:tab/><text:tab/>using difference_type_t = diff_t</text:p>
      <text:p text:style-name="P821"><text:tab/><text:tab/>using ptr_t = value_t*</text:p>
      <text:p text:style-name="P821"><text:tab/><text:tab/>using cptr_t = const value_t*</text:p>
      <text:p text:style-name="P821"><text:tab/><text:tab/>using pointer = ptr_t</text:p>
      <text:p text:style-name="P821"><text:tab/><text:tab/>using ref_t = ref_wrapper&lt;value_t&gt;</text:p>
      <text:p text:style-name="P821"><text:tab/><text:tab/>using cref_t = ref_wrapper&lt;const value_t&gt;</text:p>
      <text:p text:style-name="P821"><text:tab/><text:tab/>using reference = value_t&amp;</text:p>
      <text:p text:style-name="P821"><text:tab/><text:tab/><text:span text:style-name="T1742">using const_reference = const value_t&amp;</text:span></text:p>
      <text:p text:style-name="P821"><text:tab/><text:tab/>using iterator = &lt;<text:span text:style-name="T1742">private&gt;</text:span></text:p>
      <text:p text:style-name="P821"><text:tab/><text:tab/>using const_iterator = &lt;<text:span text:style-name="T1742">private&gt;</text:span></text:p>
      <text:p text:style-name="P821"><text:tab/><text:tab/>using error_handler_t = error_handler</text:p>
      <text:p text:style-name="P821"><text:tab/><text:tab/><text:span text:style-name="T1776">using error_handler_type = error_handler_t</text:span></text:p>
      <text:p text:style-name="P821"><text:tab/><text:tab/>using raw_seq_type = raw_seq_t</text:p>
      <text:p text:style-name="P821"><text:tab/><text:tab/>using craw_seq_t = typename view_t::craw_seq_t</text:p>
      <text:p text:style-name="P821"><text:tab/><text:tab/>using const_raw_seq_type = craw_seq_t</text:p>
      <text:p text:style-name="P821"><text:tab/><text:tab/>using rev_raw_seq_t = typename view_t::rev_raw_seq_t</text:p>
      <text:p text:style-name="P821"><text:tab/><text:tab/>using rev_raw_seq_type = rev_raw_seq_t</text:p>
      <text:p text:style-name="P821"><text:tab/><text:tab/>using crev_raw_seq_t = typename view_t::crev_raw_seq_t</text:p>
      <text:p text:style-name="P821"><text:tab/><text:tab/>using const_rev_raw_seq_type = crev_raw_seq_t</text:p>
      <text:p text:style-name="P821"><text:tab/><text:tab/>using seq_t = typename view_t::seq_t</text:p>
      <text:p text:style-name="P821"><text:tab/><text:tab/>using seq_type = seq_t</text:p>
      <text:p text:style-name="P821"><text:tab/><text:tab/>using cseq_t = typename view_t::cseq_t</text:p>
      <text:p text:style-name="P821"><text:tab/><text:tab/>using const_seq_type = cseq_t</text:p>
      <text:p text:style-name="P821"/>
      <text:p text:style-name="P821"/>
      <text:p text:style-name="P821"><text:tab/><text:span text:style-name="T1174">Metodi statici:</text:span></text:p>
      <text:p text:style-name="P821"><text:span text:style-name="T1174"/></text:p>
      <text:p text:style-name="P822"><text:tab/><text:tab/>[[nodiscard]] constexpr size_t max_size()noexcept </text:p>
      <text:p text:style-name="P822"/>
      <text:p text:style-name="P1586"><text:tab/><text:tab/><text:tab/><text:span text:style-name="T1743">Ritorna il massimo numero di </text:span><text:span text:style-name="T1765">elementi</text:span></text:p>
      <text:p text:style-name="P1586"/>
      <text:p text:style-name="P1586"/>
      <text:p text:style-name="P822"><text:tab/><text:tab/>[[nodiscard]] constexpr size_t fixed_size()noexcept </text:p>
      <text:p text:style-name="P822"/>
      <text:p text:style-name="P1587"><text:tab/><text:tab/><text:tab/><text:span text:style-name="T1743">Ritorna il numero di </text:span><text:span text:style-name="T1765">elementi</text:span><text:span text:style-name="T1743"> </text:span><text:span text:style-name="T1981">pre</text:span><text:span text:style-name="T1743">allocati </text:span><text:span text:style-name="T1981">in modo fisso.</text:span></text:p>
      <text:p text:style-name="P693"><text:span text:style-name="T1185"><text:tab/><text:tab/><text:tab/><text:tab/></text:span><text:span text:style-name="T1186">Il valore può essere zero</text:span></text:p>
      <text:p text:style-name="P693"><text:span text:style-name="T1185"/></text:p>
      <text:p text:style-name="P693"><text:span text:style-name="T1185"/></text:p>
      <text:p text:style-name="P822"><text:tab/><text:tab/>[[nodiscard]] constexpr bool is_safe()noexcept </text:p>
      <text:p text:style-name="P822"/>
      <text:p text:style-name="P822"><text:tab/><text:tab/><text:tab/><text:span text:style-name="T1178">Ritorna vero se la stringa </text:span><text:span text:style-name="T1204">deve </text:span><text:span text:style-name="T1178">cont</text:span><text:span text:style-name="T1204">enere</text:span><text:span text:style-name="T1178"> caratteri validi per la codifica impostata</text:span></text:p>
      <text:p text:style-name="P1587"><text:span text:style-name="T810"/></text:p>
      <text:p text:style-name="P821"/>
      <text:p text:style-name="P821"/>
      <text:p text:style-name="P187"><text:tab/><text:span text:style-name="T1479">Vincoli:</text:span><text:tab/><text:span text:style-name="T1329"><text:tab/></text:span></text:p>
      <text:p text:style-name="P1510"><text:tab/><text:tab/>!std::is_reference_v&lt;value_t&gt;</text:p>
      <text:p text:style-name="P1510"><text:tab/><text:tab/>!std::is_const_v&lt;value_t&gt;</text:p>
      <text:p text:style-name="P1510"><text:tab/><text:tab/>concepts::charset&lt;value_t&gt;</text:p>
      <text:p text:style-name="P1511"><text:tab/><text:tab/>fixed_size() &lt; max_size()</text:p>
      <text:p text:style-name="P188"><text:span text:style-name="T773"/></text:p>
      <text:p text:style-name="P406"><text:span text:style-name="T773"/></text:p>
      <text:p text:style-name="P406"><text:span text:style-name="T773"/></text:p>
      <text:p text:style-name="P406"><text:span text:style-name="T773"/></text:p>
      <text:p text:style-name="P406"><text:span text:style-name="T773"/></text:p>
      <text:p text:style-name="P406"><text:tab/>Costruttori:</text:p>
      <text:p text:style-name="P406"/>
      <text:p text:style-name="P948"><text:tab/><text:tab/>[[nodiscard]] static constexpr base_str unchecked_from(allocator_t <text:span text:style-name="T1748">a</text:span>)noexcept </text:p>
      <text:p text:style-name="P948"/>
      <text:p text:style-name="P691"><text:tab/><text:tab/><text:tab/><text:tab/><text:span text:style-name="T1179">Costruisce una stringa </text:span><text:span text:style-name="T1183">vuota dall’allocatore </text:span><text:span text:style-name="T1748">a</text:span></text:p>
      <text:p text:style-name="P691"><text:soft-page-break/><text:tab/><text:tab/><text:tab/><text:tab/><text:span text:style-name="T1193">Il metodo non è sicuro perché </text:span><text:span text:style-name="T1770">allocator_t</text:span><text:span text:style-name="T1193"> non è sicuro</text:span></text:p>
      <text:p text:style-name="P691"><text:span text:style-name="T811"/></text:p>
      <text:p text:style-name="P948"/>
      <text:p text:style-name="P948"/>
      <text:p text:style-name="P686"><text:tab/><text:tab/><text:tab/>template &lt;typename U&gt;</text:p>
      <text:p text:style-name="P686"><text:tab/><text:tab/><text:tab/>[[nodiscard]] static constexpr result&lt;base_str,error_handler_t&gt; <text:tab/><text:tab/><text:tab/><text:tab/><text:tab/><text:tab/>try_unchecked_from(U <text:span text:style-name="T1744">c</text:span>,size_t n,allocator_t <text:span text:style-name="T1744">a</text:span>)noexcept</text:p>
      <text:p text:style-name="P686"><text:tab/><text:tab/><text:tab/>requires concepts::fixed_charset&lt;U&gt;</text:p>
      <text:p text:style-name="P686"/>
      <text:p text:style-name="P687"><text:tab/><text:span text:style-name="T1179"><text:tab/><text:tab/></text:span><text:span text:style-name="T1744">template &lt;typename U&gt;</text:span></text:p>
      <text:p text:style-name="P1379"><text:tab/><text:tab/><text:tab/>[[nodiscard]] static constexpr base_str </text:p>
      <text:p text:style-name="P688"><text:span text:style-name="T1744"><text:tab/><text:tab/><text:tab/>unchecked_from(U </text:span><text:span text:style-name="T1745">c</text:span><text:span text:style-name="T1744">,size_t n,allocator_t a)noexcept</text:span></text:p>
      <text:p text:style-name="P1380"><text:tab/><text:tab/><text:tab/>requires concepts::fixed_charset&lt;U&gt;</text:p>
      <text:p text:style-name="P687"/>
      <text:p text:style-name="P688"><text:tab/><text:tab/><text:tab/><text:tab/><text:span text:style-name="T1179">Costruisce una stringa composta da </text:span><text:span text:style-name="T1744">n</text:span><text:span text:style-name="T1179"> caratteri </text:span><text:span text:style-name="T1744">c</text:span><text:span text:style-name="T1179"> usando l’allocatore </text:span><text:span text:style-name="T1744">a</text:span></text:p>
      <text:p text:style-name="P688"><text:tab/><text:span text:style-name="T1193"><text:tab/><text:tab/><text:tab/>Il metodo non è sicuro perché </text:span><text:span text:style-name="T1770">allocator_t</text:span><text:span text:style-name="T1193"> non è sicuro</text:span></text:p>
      <text:p text:style-name="P688"><text:span text:style-name="T1179"/></text:p>
      <text:p text:style-name="P688"><text:span text:style-name="T1179"/></text:p>
      <text:p text:style-name="P688"><text:span text:style-name="T1179"><text:tab/><text:tab/><text:tab/></text:span><text:span text:style-name="T1744">template &lt;typename U&gt;</text:span></text:p>
      <text:p text:style-name="P1379"><text:tab/><text:tab/><text:tab/>[[nodiscard]] static constexpr result&lt;base_str, error_handler_t&gt; </text:p>
      <text:p text:style-name="P688"><text:span text:style-name="T1744"><text:tab/><text:tab/><text:tab/>try_from(U </text:span><text:span text:style-name="T1745">c</text:span><text:span text:style-name="T1744">, size_t n = 1)noexcept</text:span></text:p>
      <text:p text:style-name="P1379"><text:tab/><text:tab/><text:tab/>requires concepts::fixed_charset&lt;U&gt;</text:p>
      <text:p text:style-name="P1379"/>
      <text:p text:style-name="P688"><text:span text:style-name="T1179"><text:tab/><text:tab/><text:tab/></text:span><text:span text:style-name="T1744">template &lt;typename U&gt;</text:span></text:p>
      <text:p text:style-name="P688"><text:span text:style-name="T1744"><text:tab/><text:tab/><text:tab/>[[nodiscard]] static constexpr base_str from(U </text:span><text:span text:style-name="T1745">c</text:span><text:span text:style-name="T1744">,size_t n</text:span><text:span text:style-name="T1989">=1</text:span><text:span text:style-name="T1744">)noexcept</text:span></text:p>
      <text:p text:style-name="P1379"><text:tab/><text:tab/><text:tab/>requires concepts::fixed_charset&lt;U&gt;</text:p>
      <text:p text:style-name="P688"/>
      <text:p text:style-name="P688"><text:tab/><text:tab/><text:tab/><text:tab/><text:span text:style-name="T1179">Costruisce una stringa composta da </text:span><text:span text:style-name="T1744">n</text:span><text:span text:style-name="T1179"> caratteri </text:span><text:span text:style-name="T1744">c</text:span></text:p>
      <text:p text:style-name="P688"><text:span text:style-name="T1179"/></text:p>
      <text:p text:style-name="P688"><text:span text:style-name="T1179"/></text:p>
      <text:p text:style-name="P688"><text:span text:style-name="T1179"><text:tab/><text:tab/><text:tab/></text:span><text:span text:style-name="T1744">template &lt;typename ITER&gt;</text:span></text:p>
      <text:p text:style-name="P1379"><text:tab/><text:tab/><text:tab/>[[nodiscard]] static constexpr result&lt;base_str, error_handler_t&gt; <text:tab/><text:tab/><text:tab/><text:tab/><text:tab/><text:tab/>try_unchecked_from(ITER&amp; b, const ITER&amp; e, size_t n=1,allocator_t a = {})noexcept </text:p>
      <text:p text:style-name="P1385"><text:tab/><text:tab/><text:tab/>requires <text:span text:style-name="T1761">(</text:span></text:p>
      <text:p text:style-name="P1385"><text:tab/><text:tab/><text:tab/><text:tab/>concepts::charset_forward_iterator&lt;ITER&gt;</text:p>
      <text:p text:style-name="P709"><text:tab/><text:tab/><text:tab/><text:tab/>&amp;&amp; !std::is_const_v&lt;ITER&gt;</text:p>
      <text:p text:style-name="P709"><text:tab/><text:tab/><text:tab/><text:span text:style-name="T1761">)</text:span></text:p>
      <text:p text:style-name="P709"><text:span text:style-name="T1179"/></text:p>
      <text:p text:style-name="P688"><text:span text:style-name="T1179"><text:tab/><text:tab/><text:tab/></text:span><text:span text:style-name="T1744">template &lt;typename ITER&gt;</text:span></text:p>
      <text:p text:style-name="P1379"><text:tab/><text:tab/><text:tab/>[[nodiscard]] static constexpr base_str <text:tab/><text:tab/><text:tab/><text:tab/><text:tab/><text:tab/><text:tab/><text:tab/><text:tab/>unchecked_from(ITER&amp; b, const ITER&amp; e, size_t n=1,allocator_t a = {})noexcept </text:p>
      <text:p text:style-name="P1384"><text:tab/><text:tab/><text:tab/>requires <text:span text:style-name="T1760">(</text:span></text:p>
      <text:p text:style-name="P1384"><text:tab/><text:tab/><text:tab/><text:tab/><text:tab/>concepts::charset_forward_iterator&lt;ITER&gt;</text:p>
      <text:p text:style-name="P708"><text:tab/><text:tab/><text:tab/><text:tab/><text:tab/>&amp;&amp; !std::is_const_v&lt;ITER&gt;</text:p>
      <text:p text:style-name="P708"><text:tab/><text:tab/><text:tab/><text:span text:style-name="T1760">)</text:span></text:p>
      <text:p text:style-name="P708"/>
      <text:p text:style-name="P688"><text:tab/><text:tab/><text:tab/><text:tab/><text:span text:style-name="T1179">Costruisce una stringa composta da </text:span><text:span text:style-name="T1180">una coppia di iteratori </text:span><text:span text:style-name="T1181">ripetuta </text:span><text:span text:style-name="T1746">n</text:span><text:span text:style-name="T1181"> volte</text:span></text:p>
      <text:p text:style-name="P688"><text:span text:style-name="T1181"><text:tab/><text:tab/><text:tab/><text:tab/>usando l’allocatore </text:span><text:span text:style-name="T1746">a</text:span></text:p>
      <text:p text:style-name="P700"><text:span text:style-name="T1193"><text:tab/><text:tab/><text:tab/><text:tab/>Il metodo non è sicuro perché </text:span><text:span text:style-name="T1770">allocator_t</text:span><text:span text:style-name="T1193"> </text:span><text:span text:style-name="T1200">e </text:span><text:span text:style-name="T1761">ITER</text:span><text:span text:style-name="T1200"> non sono sicuri</text:span></text:p>
      <text:p text:style-name="P700"><text:span text:style-name="T1193"/></text:p>
      <text:p text:style-name="P688"><text:span text:style-name="T1179"/></text:p>
      <text:p text:style-name="P1388"><text:tab/></text:p>
      <text:p text:style-name="P1388"><text:tab/><text:tab/><text:tab/>template &lt;typename U, size_t N&gt;</text:p>
      <text:p text:style-name="P1379"><text:tab/><text:tab/><text:tab/>[[nodiscard]] static constexpr result&lt;base_str, error_handler_t&gt; <text:tab/><text:tab/><text:tab/><text:tab/><text:tab/><text:tab/>try_unchecked_from(const U(&amp;<text:span text:style-name="T1765">v</text:span>)[N], size_t n, allocator_t a)noexcept</text:p>
      <text:p text:style-name="P1379"><text:tab/><text:tab/><text:tab/>requires (concepts::charset&lt;U&gt;&amp;&amp; N &lt; max_size())</text:p>
      <text:p text:style-name="P688"/>
      <text:p text:style-name="P1381"><text:tab/><text:tab/><text:tab/>template &lt;typename U, size_t N&gt;</text:p>
      <text:p text:style-name="P1381"><text:tab/><text:tab/><text:tab/>[[nodiscard]] static constexpr base_str </text:p>
      <text:p text:style-name="P1381"><text:tab/><text:tab/><text:tab/>unchecked_from(const U(&amp;<text:span text:style-name="T1765">v</text:span>)[N], size_t n, allocator_t a)noexcept</text:p>
      <text:p text:style-name="P1381"><text:tab/><text:tab/><text:tab/>requires (concepts::charset&lt;U&gt;&amp;&amp; N &lt; max_size())</text:p>
      <text:p text:style-name="P689"/>
      <text:p text:style-name="P689"><text:tab/><text:tab/><text:tab/><text:tab/><text:span text:style-name="T1179">Costruisce una stringa </text:span><text:span text:style-name="T1181">da un </text:span><text:span text:style-name="T1990">builtin </text:span><text:span text:style-name="T1746">array</text:span><text:span text:style-name="T1181"> ripetuto </text:span><text:span text:style-name="T1746">n</text:span><text:span text:style-name="T1181"> volte usando l’allocatore </text:span><text:span text:style-name="T1746">a</text:span></text:p>
      <text:p text:style-name="P713"><text:span text:style-name="T1204"><text:tab/><text:tab/><text:tab/><text:tab/>Se il valore </text:span><text:span text:style-name="T1205">di </text:span><text:span text:style-name="T1764">v[N – 1]</text:span><text:span text:style-name="T1204"> è </text:span><text:span text:style-name="T1764">\0</text:span><text:span text:style-name="T1204"> viene escluso </text:span><text:span text:style-name="T1205">dal caricamento</text:span></text:p>
      <text:p text:style-name="P689"><text:tab/><text:tab/><text:span text:style-name="T1193"><text:tab/><text:tab/>Il metodo non è sicuro perché </text:span><text:span text:style-name="T1770">allocator_t</text:span><text:span text:style-name="T1193"> non è sicuro</text:span></text:p>
      <text:p text:style-name="P689"><text:span text:style-name="T1179"/></text:p>
      <text:p text:style-name="P689"><text:span text:style-name="T1179"/></text:p>
      <text:p text:style-name="P689"><text:span text:style-name="T1179"/></text:p>
      <text:p text:style-name="P689"><text:span text:style-name="T1179"/></text:p>
      <text:p text:style-name="P689"><text:span text:style-name="T1179"/></text:p>
      <text:p text:style-name="P689"><text:span text:style-name="T1179"/></text:p>
      <text:p text:style-name="P689"><text:span text:style-name="T1179"/></text:p>
      <text:p text:style-name="P689"><text:span text:style-name="T1179"/></text:p>
      <text:p text:style-name="P689"><text:span text:style-name="T1179"/></text:p>
      <text:p text:style-name="P689"><text:span text:style-name="T1179"/></text:p>
      <text:p text:style-name="P689"><text:span text:style-name="T1179"/></text:p>
      <text:p text:style-name="P689"><text:soft-page-break/><text:span text:style-name="T1179"/></text:p>
      <text:p text:style-name="P1389"><text:tab/><text:tab/><text:tab/>template &lt;typename U, size_t N&gt;</text:p>
      <text:p text:style-name="P1389"><text:tab/><text:tab/><text:tab/>[[nodiscard]] static constexpr result&lt;base_str, error_handler_t&gt; </text:p>
      <text:p text:style-name="P1389"><text:tab/><text:tab/><text:tab/>try_from(const U(&amp;<text:span text:style-name="T1765">v</text:span>)[N], size_t n = 1)noexcept</text:p>
      <text:p text:style-name="P1389"><text:tab/><text:tab/><text:tab/>requires (concepts::charset&lt;U&gt; &amp;&amp; N &lt; max_size())</text:p>
      <text:p text:style-name="P1389"><text:span text:style-name="T1179"/></text:p>
      <text:p text:style-name="P1389"><text:tab/><text:tab/><text:tab/>template &lt;typename U, size_t N&gt;</text:p>
      <text:p text:style-name="P823"><text:span text:style-name="T1744"><text:tab/><text:tab/><text:tab/>[[nodiscard]] static constexpr base_st</text:span><text:span text:style-name="T1746">r </text:span><text:span text:style-name="T1744">from(const U(&amp;</text:span><text:span text:style-name="T1765">v</text:span><text:span text:style-name="T1744">)[N], size_t n = 1)noexcept</text:span></text:p>
      <text:p text:style-name="P1389"><text:tab/><text:tab/><text:tab/>requires (concepts::charset&lt;U&gt; &amp;&amp; N &lt; max_size())</text:p>
      <text:p text:style-name="P823"/>
      <text:p text:style-name="P689"><text:tab/><text:tab/><text:tab/><text:tab/><text:span text:style-name="T1179">Costruisce una stringa </text:span><text:span text:style-name="T1181">da un </text:span><text:span text:style-name="T1937">builtin </text:span><text:span text:style-name="T1746">array</text:span><text:span text:style-name="T1181"> ripetuto </text:span><text:span text:style-name="T1746">n</text:span><text:span text:style-name="T1181"> volte</text:span></text:p>
      <text:p text:style-name="P713"><text:span text:style-name="T1204"><text:tab/><text:tab/><text:tab/><text:tab/>Se il valore </text:span><text:span text:style-name="T1205">di </text:span><text:span text:style-name="T1764">v[N – 1]</text:span><text:span text:style-name="T1204"> è </text:span><text:span text:style-name="T1764">\0</text:span><text:span text:style-name="T284"> </text:span><text:span text:style-name="T1204"><text:s/>viene escluso </text:span><text:span text:style-name="T1205">dal caricamento</text:span></text:p>
      <text:p text:style-name="P689"><text:span text:style-name="T1179"/></text:p>
      <text:p text:style-name="P1381"/>
      <text:p text:style-name="P1382"><text:tab/><text:tab/><text:tab/>template &lt;typename SEQ&gt;</text:p>
      <text:p text:style-name="P1382"><text:tab/><text:tab/><text:tab/>[[nodiscard]] static constexpr result&lt;base_str, error_handler_t&gt; </text:p>
      <text:p text:style-name="P1382"><text:tab/><text:tab/><text:tab/>try_from(const SEQ&amp; seq,size_t n=1)noexcept</text:p>
      <text:p text:style-name="P1381"><text:tab/><text:tab/><text:tab/>requires concepts::charset_sequence&lt;SEQ&gt;</text:p>
      <text:p text:style-name="P689"/>
      <text:p text:style-name="P1382"><text:tab/><text:tab/><text:tab/>template &lt;typename SEQ&gt;</text:p>
      <text:p text:style-name="P690"><text:span text:style-name="T1744"><text:tab/><text:tab/><text:tab/>[[nodiscard]] static constexpr base_st</text:span><text:span text:style-name="T1747">r </text:span><text:span text:style-name="T1744">from(const SEQ&amp; seq,size_t n=1)noexcept</text:span></text:p>
      <text:p text:style-name="P1382"><text:tab/><text:tab/><text:tab/>requires concepts::charset_sequence&lt;SEQ&gt;</text:p>
      <text:p text:style-name="P690"/>
      <text:p text:style-name="P690"><text:tab/><text:tab/><text:tab/><text:tab/><text:span text:style-name="T1179">Costruisce una stringa </text:span><text:span text:style-name="T1181">da un</text:span><text:span text:style-name="T1182">a sequenza</text:span><text:span text:style-name="T1181"> ripetut</text:span><text:span text:style-name="T1182">a</text:span><text:span text:style-name="T1181"> </text:span><text:span text:style-name="T1746">n</text:span><text:span text:style-name="T1181"> volte</text:span></text:p>
      <text:p text:style-name="P690"><text:span text:style-name="T1179"/></text:p>
      <text:p text:style-name="P690"><text:span text:style-name="T1179"/></text:p>
      <text:p text:style-name="P1382"><text:tab/><text:tab/><text:tab/>[[nodiscard]] static constexpr result&lt;base_str, error_handler&gt; <text:tab/><text:tab/><text:tab/><text:tab/><text:tab/><text:tab/>try_from(adapter_box_t&amp;&amp;)noexcept </text:p>
      <text:p text:style-name="P1382"><text:span text:style-name="T1179"/></text:p>
      <text:p text:style-name="P1382"><text:tab/><text:tab/><text:tab/>[[nodiscard]] static constexpr base_str from(adapter_box_t&amp;&amp;)noexcept </text:p>
      <text:p text:style-name="P690"/>
      <text:p text:style-name="P690"><text:tab/><text:tab/><text:tab/><text:tab/><text:span text:style-name="T1179">Costruisce una stringa </text:span><text:span text:style-name="T1181">da </text:span><text:span text:style-name="T1182">un </text:span><text:span text:style-name="T1747">rvalue adapter_box_t</text:span><text:span text:style-name="T1181"> </text:span></text:p>
      <text:p text:style-name="P690"><text:span text:style-name="T1179"/></text:p>
      <text:p text:style-name="P690"><text:span text:style-name="T1179"/></text:p>
      <text:p text:style-name="P1382"><text:tab/><text:tab/><text:tab/>template &lt;typename T1, typename A1, std::size_t FIXED_SIZE1,bool SAFE1&gt;</text:p>
      <text:p text:style-name="P1383"><text:tab/><text:tab/><text:tab/>[[nodiscard]] static constexpr result&lt;base_str, error_handler_t&gt; </text:p>
      <text:p text:style-name="P1383"><text:tab/><text:tab/><text:tab/>try_clone_from(const base_str&lt;T1,A1,FIXED_SIZE1,SAFE1&gt;&amp; s,size_t n=1)noexcept </text:p>
      <text:p text:style-name="P1383"><text:span text:style-name="T1179"/></text:p>
      <text:p text:style-name="P1383"><text:tab/><text:tab/><text:tab/>template &lt;typename T1, typename A1, std::size_t FIXED_SIZE1,bool SAFE1&gt;</text:p>
      <text:p text:style-name="P1383"><text:tab/><text:tab/><text:tab/>[[nodiscard]] static constexpr base_str </text:p>
      <text:p text:style-name="P1383"><text:tab/><text:tab/><text:tab/>clone_from(const base_str&lt;T1,A1,FIXED_SIZE1,SAFE1&gt;&amp; s,size_t n=1)noexcept </text:p>
      <text:p text:style-name="P695"/>
      <text:p text:style-name="P695"><text:tab/><text:tab/><text:tab/><text:tab/><text:span text:style-name="T1179">Costruisce una stringa </text:span><text:span text:style-name="T1181">da </text:span><text:span text:style-name="T1751">s</text:span><text:span text:style-name="T1187"> ripetuta </text:span><text:span text:style-name="T1751">n</text:span><text:span text:style-name="T1187"> volte</text:span><text:span text:style-name="T1181"> </text:span></text:p>
      <text:p text:style-name="P695"><text:span text:style-name="T1187"/></text:p>
      <text:p text:style-name="P695"><text:span text:style-name="T1179"/></text:p>
      <text:p text:style-name="P691"><text:span text:style-name="T1744"><text:tab/><text:tab/><text:tab/>constexpr base_str()noexcept</text:span><text:span text:style-name="T1748">=default</text:span><text:span text:style-name="T1744"> </text:span></text:p>
      <text:p text:style-name="P1382"><text:tab/><text:tab/><text:tab/>constexpr base_str(base_str&amp;&amp;)noexcept </text:p>
      <text:p text:style-name="P690"><text:tab/><text:tab/><text:tab/>base_str(<text:span text:style-name="T1748">const </text:span>base_str&amp;)<text:span text:style-name="T1748">=delete</text:span> </text:p>
      <text:p text:style-name="P690"/>
      <text:p text:style-name="P690"/>
      <text:p text:style-name="P690"/>
      <text:p text:style-name="P1782"><text:span text:style-name="T1767"><text:tab/></text:span><text:span text:style-name="T1768">Costruttori</text:span><text:span text:style-name="T1767"> esterni:</text:span></text:p>
      <text:p text:style-name="P1782"/>
      <text:p text:style-name="P1782"><text:tab/><text:tab/><text:span text:style-name="T1769">Queste funzioni chiamano </text:span><text:span text:style-name="T614">PANIC()</text:span><text:span text:style-name="T1769"> in caso di errore </text:span><text:span text:style-name="T1773">e sono definit</text:span><text:span text:style-name="T1785">e</text:span><text:span text:style-name="T1773"> nel</text:span><text:span text:style-name="T1774">lo spazio dei nomi</text:span><text:span text:style-name="T1773"> </text:span><text:span text:style-name="T617">literals</text:span></text:p>
      <text:p text:style-name="P1782"/>
      <text:p text:style-name="P1518"><text:tab/><text:tab/>constexpr ustrb operator""_ub(const char* v, std::size_t sz)noexcept </text:p>
      <text:p text:style-name="P1518"><text:tab/><text:tab/><text:tab/></text:p>
      <text:p text:style-name="P1939"><text:tab/><text:tab/><text:tab/><text:span text:style-name="T1768">Ritorna una stringa</text:span><text:span text:style-name="T613"> basic charset</text:span><text:span text:style-name="T1768"> a contenuto non sicuro da </text:span><text:span text:style-name="T613">v </text:span><text:span text:style-name="T1769">per lunghezza</text:span><text:span text:style-name="T614"> sz</text:span></text:p>
      <text:p text:style-name="P1518"><text:tab/><text:tab/></text:p>
      <text:p text:style-name="P1518"/>
      <text:p text:style-name="P1518"/>
      <text:p text:style-name="P1518"><text:tab/><text:tab/> constexpr strb operator""_sb(const char* v, std::size_t sz)noexcept </text:p>
      <text:p text:style-name="P1518"/>
      <text:p text:style-name="P1939"><text:tab/><text:tab/><text:tab/><text:span text:style-name="T1768">Ritorna una stringa </text:span><text:span text:style-name="T613">basic charset</text:span><text:span text:style-name="T1768"> <text:s/>a contenuto sicuro da </text:span><text:span text:style-name="T613">v </text:span><text:span text:style-name="T1769">per lunghezza</text:span><text:span text:style-name="T614"> sz</text:span></text:p>
      <text:p text:style-name="P1518"><text:span text:style-name="T1025"/></text:p>
      <text:p text:style-name="P1518"><text:tab/><text:tab/><text:tab/></text:p>
      <text:p text:style-name="P1518"><text:tab/><text:tab/></text:p>
      <text:p text:style-name="P1518"><text:tab/><text:tab/> constexpr ustr8 operator""_u8(const char* v, std::size_t sz)noexcept </text:p>
      <text:p text:style-name="P1518"><text:tab/><text:tab/> constexpr ustr8 operator""_u8(const char8_t* v, std::size_t sz)noexcept </text:p>
      <text:p text:style-name="P1518"><text:tab/><text:tab/> constexpr ustr8 operator""_u8(const wchar_t* v, std::size_t sz)noexcept</text:p>
      <text:p text:style-name="P1518"><text:tab/><text:tab/> constexpr ustr8 operator""_u8(const char16_t* v, std::size_t sz)noexcept </text:p>
      <text:p text:style-name="P1518"><text:tab/><text:tab/> constexpr ustr8 operator""_u8(const char32_t* v, std::size_t sz)noexcept<text:tab/><text:tab/></text:p>
      <text:p text:style-name="P1518"/>
      <text:p text:style-name="P1939"><text:tab/><text:tab/><text:tab/><text:span text:style-name="T1768">Ritorna una stringa </text:span><text:span text:style-name="T613">utf8 charset</text:span><text:span text:style-name="T1768"> a contenuto non sicuro da </text:span><text:span text:style-name="T613">v</text:span></text:p>
      <text:p text:style-name="P1518"><text:span text:style-name="T1025"/></text:p>
      <text:p text:style-name="P1518"><text:tab/><text:tab/></text:p>
      <text:p text:style-name="P1518"/>
      <text:p text:style-name="P1518"/>
      <text:p text:style-name="P1518"/>
      <text:p text:style-name="P1518"><text:soft-page-break/><text:tab/><text:tab/> constexpr str8 operator""_s8(const char* v, std::size_t sz)noexcept </text:p>
      <text:p text:style-name="P1518"><text:tab/><text:tab/> constexpr str8 operator""_s8(const char8_t* v, std::size_t sz)noexcept </text:p>
      <text:p text:style-name="P1518"><text:tab/><text:tab/> constexpr str8 operator""_s8(const wchar_t* v, std::size_t sz)noexcept </text:p>
      <text:p text:style-name="P1518"><text:tab/><text:tab/> constexpr str8 operator""_s8(const char16_t* v, std::size_t sz)noexcept </text:p>
      <text:p text:style-name="P1518"><text:tab/><text:tab/> constexpr str8 operator""_s8(const char32_t* v, std::size_t sz)noexcept </text:p>
      <text:p text:style-name="P1939"/>
      <text:p text:style-name="P1939"><text:tab/><text:tab/><text:tab/><text:span text:style-name="T1768">Ritorna una stringa </text:span><text:span text:style-name="T613">utf8 charset</text:span><text:span text:style-name="T1768"> a contenuto sicuro da </text:span><text:span text:style-name="T613">v </text:span><text:span text:style-name="T1769">per lunghezza</text:span><text:span text:style-name="T614"> sz</text:span></text:p>
      <text:p text:style-name="P1518"><text:tab/><text:tab/><text:tab/></text:p>
      <text:p text:style-name="P1518"/>
      <text:p text:style-name="P1518"><text:tab/><text:tab/></text:p>
      <text:p text:style-name="P1518"><text:tab/><text:tab/> constexpr ustr16 operator""_u16(const char* v, std::size_t sz)noexcept<text:tab/><text:tab/></text:p>
      <text:p text:style-name="P1518"><text:tab/><text:tab/> constexpr ustr16 operator""_u16(const char8_t* v, std::size_t sz)noexcept </text:p>
      <text:p text:style-name="P1518"><text:tab/><text:tab/> constexpr ustr16 operator""_u16(const wchar_t* v, std::size_t sz)noexcept </text:p>
      <text:p text:style-name="P1518"><text:tab/><text:tab/> constexpr ustr16 operator""_u16(const char16_t* v, std::size_t sz)noexcept </text:p>
      <text:p text:style-name="P1518"><text:tab/><text:tab/> constexpr ustr16 operator""_u16(const char32_t* v, std::size_t sz)noexcept </text:p>
      <text:p text:style-name="P1518"><text:tab/><text:tab/><text:tab/></text:p>
      <text:p text:style-name="P1939"><text:tab/><text:tab/><text:tab/><text:span text:style-name="T1768">Ritorna una stringa </text:span><text:span text:style-name="T613">utf16 charset</text:span><text:span text:style-name="T1768"> a contenuto non sicuro da </text:span><text:span text:style-name="T613">v </text:span><text:span text:style-name="T1769">per lunghezza</text:span><text:span text:style-name="T614"> sz</text:span></text:p>
      <text:p text:style-name="P1518"><text:span text:style-name="T523"/></text:p>
      <text:p text:style-name="P1518"/>
      <text:p text:style-name="P1518"><text:tab/><text:tab/> constexpr str16 operator""_s16(const char* v, std::size_t sz)noexcept </text:p>
      <text:p text:style-name="P1518"><text:tab/><text:tab/> constexpr str16 operator""_s16(const char8_t* v, std::size_t sz)noexcept </text:p>
      <text:p text:style-name="P1518"><text:tab/><text:tab/> constexpr str16 operator""_s16(const wchar_t* v, std::size_t sz)noexcept </text:p>
      <text:p text:style-name="P1518"><text:tab/><text:tab/> constexpr str16 operator""_s16(const char16_t* v, std::size_t sz)noexcept </text:p>
      <text:p text:style-name="P1518"><text:tab/><text:tab/> constexpr str16 operator""_s16(const char32_t* v, std::size_t sz)noexcept </text:p>
      <text:p text:style-name="P1518"/>
      <text:p text:style-name="P1939"><text:tab/><text:tab/><text:tab/><text:span text:style-name="T1768">Ritorna una stringa </text:span><text:span text:style-name="T613">utf16 charset</text:span><text:span text:style-name="T1768"> a contenuto sicuro da </text:span><text:span text:style-name="T613">v</text:span></text:p>
      <text:p text:style-name="P1518"><text:span text:style-name="T523"/></text:p>
      <text:p text:style-name="P1518"><text:tab/><text:tab/><text:tab/></text:p>
      <text:p text:style-name="P1518"><text:tab/><text:tab/></text:p>
      <text:p text:style-name="P1518"><text:tab/><text:tab/> constexpr ustrw operator""_uw(const char* v, std::size_t sz)noexcept </text:p>
      <text:p text:style-name="P1518"><text:tab/><text:tab/> constexpr ustrw operator""_uw(const char8_t* v, std::size_t sz)noexcept </text:p>
      <text:p text:style-name="P1518"><text:tab/><text:tab/> constexpr ustrw operator""_uw(const wchar_t* v, std::size_t sz)noexcept </text:p>
      <text:p text:style-name="P1518"><text:tab/><text:tab/> constexpr ustrw operator""_uw(const char16_t* v, std::size_t sz)noexcept </text:p>
      <text:p text:style-name="P1518"><text:tab/><text:tab/> constexpr ustrw operator""_uw(const char32_t* v, std::size_t sz)noexcept </text:p>
      <text:p text:style-name="P1518"><text:tab/><text:tab/><text:tab/></text:p>
      <text:p text:style-name="P1939"><text:tab/><text:tab/><text:tab/><text:span text:style-name="T1768">Ritorna una stringa </text:span><text:span text:style-name="T614">wchar_t</text:span><text:span text:style-name="T1768"> a contenuto non sicuro da </text:span><text:span text:style-name="T613">v </text:span><text:span text:style-name="T1769">per lunghezza</text:span><text:span text:style-name="T614"> sz</text:span></text:p>
      <text:p text:style-name="P1518"><text:span text:style-name="T523"/></text:p>
      <text:p text:style-name="P1518"/>
      <text:p text:style-name="P1518"><text:tab/><text:tab/></text:p>
      <text:p text:style-name="P1518"><text:tab/><text:tab/> constexpr strw operator""_sw(const char* v, std::size_t sz)noexcept </text:p>
      <text:p text:style-name="P1518"><text:tab/><text:tab/> constexpr strw operator""_sw(const char8_t* v, std::size_t sz)noexcept </text:p>
      <text:p text:style-name="P1518"><text:tab/><text:tab/> constexpr strw operator""_sw(const wchar_t* v, std::size_t sz)noexcept </text:p>
      <text:p text:style-name="P1518"><text:tab/><text:tab/> constexpr strw operator""_sw(const char16_t* v, std::size_t sz)noexcept </text:p>
      <text:p text:style-name="P1518"><text:tab/><text:tab/> constexpr strw operator""_sw(const char32_t* v, std::size_t sz)noexcept </text:p>
      <text:p text:style-name="P1518"><text:tab/><text:tab/><text:tab/></text:p>
      <text:p text:style-name="P1939"><text:tab/><text:tab/><text:tab/><text:span text:style-name="T1768">Ritorna una stringa </text:span><text:span text:style-name="T614">wchar_t</text:span><text:span text:style-name="T1768"> a contenuto sicuro da </text:span><text:span text:style-name="T613">v </text:span><text:span text:style-name="T1769">per lunghezza</text:span><text:span text:style-name="T614"> sz</text:span></text:p>
      <text:p text:style-name="P1518"><text:tab/><text:tab/></text:p>
      <text:p text:style-name="P1518"/>
      <text:p text:style-name="P1518"/>
      <text:p text:style-name="P1518"><text:tab/><text:tab/> constexpr ustr32 operator""_u32(const char* v, std::size_t sz)noexcept <text:tab/><text:tab/></text:p>
      <text:p text:style-name="P1518"><text:tab/><text:tab/> constexpr ustr32 operator""_u32(const char8_t* v, std::size_t sz)noexcept </text:p>
      <text:p text:style-name="P1518"><text:tab/><text:tab/> constexpr ustr32 operator""_u32(const wchar_t* v, std::size_t sz)noexcept </text:p>
      <text:p text:style-name="P1518"><text:tab/><text:tab/> constexpr ustr32 operator""_u32(const char16_t* v, std::size_t sz)noexcept </text:p>
      <text:p text:style-name="P1518"><text:tab/><text:tab/> constexpr ustr32 operator""_u32(const char32_t* v, std::size_t sz)noexcept </text:p>
      <text:p text:style-name="P1518"/>
      <text:p text:style-name="P1939"><text:tab/><text:tab/><text:tab/><text:span text:style-name="T1768">Ritorna una stringa </text:span><text:span text:style-name="T613">utf</text:span><text:span text:style-name="T614">32</text:span><text:span text:style-name="T613"> charset</text:span><text:span text:style-name="T1768"> a contenuto </text:span><text:span text:style-name="T1769">non </text:span><text:span text:style-name="T1768">sicuro da </text:span><text:span text:style-name="T613">v </text:span><text:span text:style-name="T1769">per lunghezza</text:span><text:span text:style-name="T614"> sz</text:span></text:p>
      <text:p text:style-name="P1518"><text:tab/><text:tab/><text:tab/></text:p>
      <text:p text:style-name="P1518"><text:tab/><text:tab/></text:p>
      <text:p text:style-name="P1518"><text:tab/><text:tab/> constexpr str32 operator""_s32(const char* v, std::size_t sz)noexcept </text:p>
      <text:p text:style-name="P1518"><text:tab/><text:tab/> constexpr str32 operator""_s32(const char8_t* v, std::size_t sz)noexcept </text:p>
      <text:p text:style-name="P1518"><text:tab/><text:tab/> constexpr str32 operator""_s32(const wchar_t* v, std::size_t sz)noexcept </text:p>
      <text:p text:style-name="P1518"><text:tab/><text:tab/> constexpr str32 operator""_s32(const char16_t* v, std::size_t sz)noexcept </text:p>
      <text:p text:style-name="P1518"><text:tab/><text:tab/> constexpr str32 operator""_s32(const char32_t* v, std::size_t sz)noexcept </text:p>
      <text:p text:style-name="P1518"><text:tab/><text:tab/><text:tab/></text:p>
      <text:p text:style-name="P1939"><text:tab/><text:tab/><text:tab/><text:span text:style-name="T1768">Ritorna una stringa </text:span><text:span text:style-name="T613">utf</text:span><text:span text:style-name="T614">32</text:span><text:span text:style-name="T613"> charset</text:span><text:span text:style-name="T1768"> a contenuto sicuro da </text:span><text:span text:style-name="T613">v </text:span><text:span text:style-name="T1769">per lunghezza</text:span><text:span text:style-name="T614"> sz</text:span></text:p>
      <text:p text:style-name="P1518"/>
      <text:p text:style-name="P1518"/>
      <text:p text:style-name="P1588"><text:tab/><text:span text:style-name="T1749">Distruttore:</text:span></text:p>
      <text:p text:style-name="P1588"><text:tab/><text:tab/><text:tab/><text:span text:style-name="T612">constexpr ~base_str()=default</text:span></text:p>
      <text:p text:style-name="P1588"><text:span text:style-name="T612"/></text:p>
      <text:p text:style-name="P1588"><text:span text:style-name="T612"/></text:p>
      <text:p text:style-name="P1589"><text:tab/><text:span text:style-name="T1749">Metodi:</text:span></text:p>
      <text:p text:style-name="P1589"><text:span text:style-name="T612"/></text:p>
      <text:p text:style-name="P1391"><text:tab/><text:tab/><text:tab/>constexpr base_str&amp; operator=(base_str&amp;&amp;)noexcept</text:p>
      <text:p text:style-name="P1391"><text:tab/><text:tab/><text:tab/>base_str&amp; operator=(const base_str&amp;)=delete</text:p>
      <text:p text:style-name="P1391"><text:tab/><text:tab/><text:tab/>constexpr base_str&amp; swap(base_str&amp;)noexcept</text:p>
      <text:p text:style-name="P1589"><text:span text:style-name="T612"/></text:p>
      <text:p text:style-name="P1589"><text:span text:style-name="T612"/></text:p>
      <text:p text:style-name="P1391"><text:tab/><text:tab/><text:tab/>[[nodiscard]] constexpr bool empty()const noexcept </text:p>
      <text:p text:style-name="P692"/>
      <text:p text:style-name="P692"><text:tab/><text:tab/><text:tab/><text:tab/><text:span text:style-name="T1184">Ritorna vero se </text:span><text:span text:style-name="T1187">il numero di </text:span><text:span text:style-name="T1199">elementi</text:span><text:span text:style-name="T1187"> effettivi è zero</text:span></text:p>
      <text:p text:style-name="P692"><text:span text:style-name="T612"/></text:p>
      <text:p text:style-name="P1589"><text:span text:style-name="T612"/></text:p>
      <text:p text:style-name="P1589"><text:span text:style-name="T612"/></text:p>
      <text:p text:style-name="P1589"><text:span text:style-name="T612"/></text:p>
      <text:p text:style-name="P1391"><text:soft-page-break/><text:tab/><text:tab/><text:tab/>[[nodiscard]] constexpr explicit operator bool()const noexcept </text:p>
      <text:p text:style-name="P1589"><text:span text:style-name="T612"/></text:p>
      <text:p text:style-name="P692"><text:tab/><text:tab/><text:tab/><text:tab/><text:span text:style-name="T1184">Ritorna vero se </text:span><text:span text:style-name="T1187">il numero di </text:span><text:span text:style-name="T1199">elementi</text:span><text:span text:style-name="T1187"> effettivi non è zero</text:span></text:p>
      <text:p text:style-name="P692"><text:span text:style-name="T612"/></text:p>
      <text:p text:style-name="P692"><text:span text:style-name="T612"/></text:p>
      <text:p text:style-name="P1589"><text:span text:style-name="T612"/></text:p>
      <text:p text:style-name="P1391"><text:tab/><text:tab/><text:tab/>[[nodiscard]] constexpr size_t size()const noexcept </text:p>
      <text:p text:style-name="P1589"><text:span text:style-name="T612"/></text:p>
      <text:p text:style-name="P695"><text:tab/><text:tab/><text:tab/><text:tab/><text:span text:style-name="T1184">Ritorna </text:span><text:span text:style-name="T1185">il numero di </text:span><text:span text:style-name="T1193">elementi</text:span><text:span text:style-name="T1185"> effettivi</text:span></text:p>
      <text:p text:style-name="P692"><text:span text:style-name="T1184"/></text:p>
      <text:p text:style-name="P692"><text:span text:style-name="T1184"/></text:p>
      <text:p text:style-name="P1391"><text:tab/><text:tab/><text:tab/>[[nodiscard]] constexpr size_t capacity()const noexcept</text:p>
      <text:p text:style-name="P692"><text:span text:style-name="T1184"/></text:p>
      <text:p text:style-name="P695"><text:tab/><text:tab/><text:tab/><text:tab/><text:span text:style-name="T1184">Ritorna </text:span><text:span text:style-name="T1185">il numero di </text:span><text:span text:style-name="T1193">elementi</text:span><text:span text:style-name="T1185"> allocati</text:span></text:p>
      <text:p text:style-name="P693"><text:span text:style-name="T1184"/></text:p>
      <text:p text:style-name="P693"><text:span text:style-name="T1184"/></text:p>
      <text:p text:style-name="P693"><text:span text:style-name="T1184"/></text:p>
      <text:p text:style-name="P1394"><text:tab/><text:tab/><text:tab/>[[nodiscard]] constexpr size_t count()const noexcept </text:p>
      <text:p text:style-name="P705"/>
      <text:p text:style-name="P705"><text:span text:style-name="T1184"><text:tab/><text:tab/><text:tab/><text:tab/>Ritorna </text:span><text:span text:style-name="T1185">il numero di </text:span><text:span text:style-name="T1199">caratteri</text:span><text:span text:style-name="T1185"> effettivi</text:span></text:p>
      <text:p text:style-name="P705"><text:span text:style-name="T1184"/></text:p>
      <text:p text:style-name="P705"><text:span text:style-name="T1184"/></text:p>
      <text:p text:style-name="P693"><text:tab/><text:tab/><text:tab/>[[nodiscard]] constexpr allocator_t unsafe_allocator()const noexcept </text:p>
      <text:p text:style-name="P693"/>
      <text:p text:style-name="P693"><text:tab/><text:tab/><text:tab/><text:tab/><text:span text:style-name="T1190">Ritorna l’allocatore</text:span></text:p>
      <text:p text:style-name="P693"><text:span text:style-name="T1190"><text:tab/><text:tab/><text:tab/><text:tab/></text:span><text:span text:style-name="T1193">Il metodo non è sicuro perche </text:span><text:span text:style-name="T1770">allocator_t</text:span><text:span text:style-name="T1193"> non è sicuro</text:span></text:p>
      <text:p text:style-name="P693"><text:span text:style-name="T1185"/></text:p>
      <text:p text:style-name="P693"><text:span text:style-name="T1185"/></text:p>
      <text:p text:style-name="P1390"><text:tab/><text:tab/><text:tab/>[[nodiscard]] constexpr bool use_<text:span text:style-name="T1990">fixed</text:span>()const noexcept </text:p>
      <text:p text:style-name="P693"/>
      <text:p text:style-name="P693"><text:tab/><text:tab/><text:tab/><text:tab/><text:span text:style-name="T1184">Ritorna </text:span><text:span text:style-name="T1185">vero se </text:span><text:span text:style-name="T1261">viene usata</text:span><text:span text:style-name="T1185"> </text:span><text:span text:style-name="T1296">solo la parte fissa di memoria interna per memorizzare </text:span></text:p>
      <text:p text:style-name="P1846"><text:tab/><text:tab/><text:tab/><text:tab/>gli elementi.</text:p>
      <text:p text:style-name="P693"><text:span text:style-name="T1185"/></text:p>
      <text:p text:style-name="P693"/>
      <text:p text:style-name="P694"><text:span text:style-name="T1185"><text:tab/><text:tab/><text:tab/></text:span><text:span text:style-name="T1750">constexpr base_str&amp; clear()noexcept </text:span></text:p>
      <text:p text:style-name="P694"><text:span text:style-name="T1185"/></text:p>
      <text:p text:style-name="P694"><text:span text:style-name="T1185"><text:tab/><text:tab/><text:tab/><text:tab/></text:span><text:span text:style-name="T1186">Riporta il numero di </text:span><text:span text:style-name="T1191">elementi</text:span><text:span text:style-name="T1186"> effettivi a zero ma senza alterare la capacità.</text:span></text:p>
      <text:p text:style-name="P694"><text:span text:style-name="T1186"><text:tab/><text:tab/><text:tab/><text:tab/></text:span><text:span text:style-name="T1202">Dopo questa operazione </text:span><text:span text:style-name="T1771">size() </text:span><text:span text:style-name="T1202">ritorna zero.</text:span></text:p>
      <text:p text:style-name="P1770"><text:tab/><text:tab/><text:tab/><text:tab/>Non ci devono essere referenti attivi.</text:p>
      <text:p text:style-name="P694"><text:span text:style-name="T1186"/></text:p>
      <text:p text:style-name="P693"><text:span text:style-name="T1185"/></text:p>
      <text:p text:style-name="P694"><text:span text:style-name="T1185"><text:tab/><text:tab/><text:tab/></text:span><text:span text:style-name="T1750">constexpr base_str&amp; </text:span><text:span text:style-name="T1752">reset</text:span><text:span text:style-name="T1750">()noexcept </text:span></text:p>
      <text:p text:style-name="P694"><text:span text:style-name="T1185"/></text:p>
      <text:p text:style-name="P698"><text:span text:style-name="T1185"><text:tab/><text:tab/><text:tab/><text:tab/></text:span><text:span text:style-name="T1186">Riporta il numero di </text:span><text:span text:style-name="T1191">elementi</text:span><text:span text:style-name="T1186"> effettivi a zero eventualmente liberando lo spazio </text:span></text:p>
      <text:p text:style-name="P1770"><text:tab/><text:tab/><text:tab/><text:tab/>occupato nell<text:span text:style-name="T1914">a memoria dinamica.</text:span> </text:p>
      <text:p text:style-name="P694"><text:span text:style-name="T1186"><text:tab/><text:tab/><text:tab/><text:tab/>Dopo questa operazione </text:span><text:span text:style-name="T1752">capacity() </text:span><text:span text:style-name="T1186">ritorna il valore di</text:span><text:span text:style-name="T1752"> fixed_size()</text:span></text:p>
      <text:p text:style-name="P694"><text:tab/><text:tab/><text:tab/><text:tab/><text:span text:style-name="T1201">e</text:span><text:span text:style-name="T1762"> size() </text:span><text:span text:style-name="T1201">ritorna zero</text:span></text:p>
      <text:p text:style-name="P1770"><text:tab/><text:tab/><text:tab/><text:tab/>Non ci devono essere referenti attivi</text:p>
      <text:p text:style-name="P694"><text:span text:style-name="T1186"/></text:p>
      <text:p text:style-name="P694"><text:span text:style-name="T1186"/></text:p>
      <text:p text:style-name="P695"><text:span text:style-name="T1186"><text:tab/><text:tab/><text:tab/></text:span><text:span text:style-name="T1752">[[nodiscard]] constexpr result&lt;base_str,error_handler_t&gt; </text:span></text:p>
      <text:p text:style-name="P1401"><text:tab/><text:tab/><text:tab/>try_clone(size_t n = 1)const noexcept</text:p>
      <text:p text:style-name="P1401"><text:span text:style-name="T1187"/></text:p>
      <text:p text:style-name="P695"><text:span text:style-name="T1186"><text:tab/><text:tab/><text:tab/></text:span><text:span text:style-name="T1752">[[nodiscard]] constexpr base_str clone(size_t n = 1)const noexcept</text:span></text:p>
      <text:p text:style-name="P1401"><text:span text:style-name="T1184"/></text:p>
      <text:p text:style-name="P695"><text:span text:style-name="T1184"><text:tab/><text:tab/><text:tab/><text:tab/></text:span><text:span text:style-name="T1187">Ritorna una stringa copiata </text:span><text:span text:style-name="T1751">n</text:span><text:span text:style-name="T1187"> volte </text:span></text:p>
      <text:p text:style-name="P1779"/>
      <text:p text:style-name="P1779"/>
      <text:p text:style-name="P696"><text:span text:style-name="T1184"><text:tab/><text:tab/><text:tab/></text:span><text:span text:style-name="T1749">[[nodiscard]] constexpr error_handler_t </text:span></text:p>
      <text:p text:style-name="P1392"><text:tab/><text:tab/><text:tab/>try_reserve_at_least(size_t additional, size_t n = 1)noexcept </text:p>
      <text:p text:style-name="P1392"/>
      <text:p text:style-name="P1392"><text:tab/><text:tab/><text:tab/>constexpr base_str&amp; reserve_at_least(size_t additional, size_t n = 1)noexcept </text:p>
      <text:p text:style-name="P696"><text:span text:style-name="T812"/></text:p>
      <text:p text:style-name="P700"><text:span text:style-name="T1184"><text:tab/><text:tab/><text:tab/><text:tab/></text:span><text:span text:style-name="T1188">Riserva uno spazio per aggiungere almeno </text:span><text:span text:style-name="T1753">addictional * n</text:span><text:span text:style-name="T1188"> </text:span><text:span text:style-name="T1193">elementi</text:span></text:p>
      <text:p text:style-name="P1780"><text:tab/><text:tab/><text:tab/><text:tab/>Non ci devono essere referenti attivi</text:p>
      <text:p text:style-name="P1784"><text:tab/><text:tab/><text:tab/><text:tab/>L’operazione è transazionale</text:p>
      <text:p text:style-name="P1780"><text:tab/></text:p>
      <text:p text:style-name="P696"><text:span text:style-name="T1184"/></text:p>
      <text:p text:style-name="P696"><text:span text:style-name="T1184"/></text:p>
      <text:p text:style-name="P1392"><text:soft-page-break/><text:tab/><text:tab/><text:tab/>[[nodiscard]] constexpr error_handler_t </text:p>
      <text:p text:style-name="P1392"><text:tab/><text:tab/><text:tab/>try_reserve_exact(size_t additional, size_t n = 1)noexcept </text:p>
      <text:p text:style-name="P1392"><text:span text:style-name="T1184"/></text:p>
      <text:p text:style-name="P696"><text:span text:style-name="T1749"><text:tab/><text:tab/><text:tab/>constexpr base_str&amp; reserve_</text:span><text:span text:style-name="T1753">exact</text:span><text:span text:style-name="T1749">(size_t additional, size_t n = 1)noexcept </text:span></text:p>
      <text:p text:style-name="P696"><text:span text:style-name="T812"/></text:p>
      <text:p text:style-name="P700"><text:span text:style-name="T1184"><text:tab/><text:tab/><text:tab/><text:tab/></text:span><text:span text:style-name="T1188">Riserva uno spazio per aggiungere esattamente </text:span><text:span text:style-name="T1753">addictional * n</text:span><text:span text:style-name="T1188"> </text:span><text:span text:style-name="T1193">elementi</text:span></text:p>
      <text:p text:style-name="P1780"><text:tab/><text:tab/><text:tab/><text:tab/>Non ci devono essere referenti attivi</text:p>
      <text:p text:style-name="P1784"><text:tab/><text:tab/><text:tab/><text:tab/>L’operazione è transazionale</text:p>
      <text:p text:style-name="P696"><text:span text:style-name="T1184"/></text:p>
      <text:p text:style-name="P696"><text:span text:style-name="T1184"/></text:p>
      <text:p text:style-name="P1393"><text:tab/><text:tab/><text:tab/>[[nodiscard]] constexpr result&lt;adapter_box_t, error_handler_t&gt; <text:tab/><text:tab/><text:tab/><text:tab/><text:tab/><text:tab/>try_release()noexcept </text:p>
      <text:p text:style-name="P1393"><text:span text:style-name="T1184"/></text:p>
      <text:p text:style-name="P1393"><text:tab/><text:tab/><text:tab/>[[nodiscard]] constexpr adapter_box_t release()noexcept </text:p>
      <text:p text:style-name="P697"/>
      <text:p text:style-name="P741"><text:span text:style-name="T1184"><text:tab/><text:tab/><text:tab/><text:tab/></text:span><text:span text:style-name="T1040">E</text:span><text:span text:style-name="T1189">s</text:span><text:span text:style-name="T1040">porta </text:span><text:span text:style-name="T1194">gli </text:span><text:span text:style-name="T1193">elementi </text:span><text:span text:style-name="T1194">attivi</text:span><text:span text:style-name="T1040"> in </text:span><text:span text:style-name="T1503">adapter_box_t</text:span></text:p>
      <text:p text:style-name="P742"><text:span text:style-name="T1186"><text:tab/><text:tab/><text:tab/><text:tab/>Dopo questa operazione </text:span><text:span text:style-name="T1752">capacity() </text:span><text:span text:style-name="T1186">ritorna il valore di</text:span><text:span text:style-name="T1752"> fixed_size()</text:span></text:p>
      <text:p text:style-name="P742"><text:tab/><text:tab/><text:tab/><text:tab/><text:span text:style-name="T1201">e</text:span><text:span text:style-name="T1762"> size() </text:span><text:span text:style-name="T1201">ritorna zero</text:span></text:p>
      <text:p text:style-name="P703"><text:span text:style-name="T1040"><text:tab/><text:tab/><text:tab/><text:tab/></text:span><text:span text:style-name="T1197">N</text:span><text:span text:style-name="T1040">on ci devono essere referenti attivi</text:span></text:p>
      <text:p text:style-name="P710"><text:span text:style-name="T1201"><text:tab/><text:tab/><text:tab/><text:tab/>L’operazione è transazionale</text:span><text:span text:style-name="T1188"><text:tab/><text:tab/><text:tab/><text:tab/></text:span></text:p>
      <text:p text:style-name="P710"><text:span text:style-name="T1188"><text:tab/></text:span><text:span text:style-name="T1184"><text:tab/><text:tab/></text:span></text:p>
      <text:p text:style-name="P710"><text:span text:style-name="T1184"/></text:p>
      <text:p text:style-name="P699"><text:span text:style-name="T1184"><text:tab/></text:span><text:span text:style-name="T1749"><text:tab/><text:tab/>[[nodiscard]] constexpr value_t* unsafe_data()noexcept </text:span></text:p>
      <text:p text:style-name="P699"><text:tab/><text:tab/><text:tab/><text:span text:style-name="T1919">requires(!is_safe())</text:span></text:p>
      <text:p text:style-name="P699"/>
      <text:p text:style-name="P699"><text:span text:style-name="T1184"><text:tab/></text:span><text:span text:style-name="T1749"><text:tab/><text:tab/>[[nodiscard]] constexpr const value_t* unsafe_data()const noexcept </text:span></text:p>
      <text:p text:style-name="P699"><text:span text:style-name="T1184"><text:tab/><text:tab/><text:tab/></text:span><text:span text:style-name="T1749">[[nodiscard]] constexpr const value_t* unsafe_</text:span><text:span text:style-name="T1786">c</text:span><text:span text:style-name="T1749">data()const noexcept</text:span></text:p>
      <text:p text:style-name="P699"><text:span text:style-name="T1184"/></text:p>
      <text:p text:style-name="P699"><text:span text:style-name="T1184"><text:tab/><text:tab/><text:tab/><text:tab/></text:span><text:span text:style-name="T1192">Ritorna un puntatore <text:s/></text:span><text:span text:style-name="T1261">al </text:span><text:span text:style-name="T1192">primo elemento </text:span></text:p>
      <text:p text:style-name="P1788"><text:tab/><text:tab/><text:tab/><text:tab/>Il metodo non è sicuro perche ritorna un puntatore</text:p>
      <text:p text:style-name="P715"><text:span text:style-name="T1184"><text:tab/><text:tab/><text:tab/><text:tab/></text:span><text:span text:style-name="T1192">Se </text:span><text:span text:style-name="T1262">il puntatore non è nullo </text:span><text:span text:style-name="T1204"><text:s/></text:span><text:span text:style-name="T1262">ha come terminatore </text:span><text:span text:style-name="T1764">\0</text:span><text:span text:style-name="T1204"> <text:s/>per compatibilità con le stringhe </text:span><text:span text:style-name="T1764">C</text:span></text:p>
      <text:p text:style-name="P699"><text:span text:style-name="T1184"/></text:p>
      <text:p text:style-name="P699"><text:span text:style-name="T1184"/></text:p>
      <text:p text:style-name="P699"><text:span text:style-name="T1184"><text:tab/><text:tab/><text:tab/></text:span><text:span text:style-name="T1749">[[nodiscard]] constexpr error_handler_t try_shrink_to_fit()</text:span><text:span text:style-name="T1754">noexcept</text:span></text:p>
      <text:p text:style-name="P699"><text:span text:style-name="T813"/></text:p>
      <text:p text:style-name="P699"><text:span text:style-name="T1754"><text:tab/><text:tab/><text:tab/><text:tab/></text:span><text:span text:style-name="T1195">Libera </text:span><text:span text:style-name="T1307">dalla memoria </text:span><text:span text:style-name="T1195">elementi inutilizzati</text:span></text:p>
      <text:p text:style-name="P703"><text:span text:style-name="T1040"><text:tab/><text:tab/><text:tab/><text:tab/></text:span><text:span text:style-name="T1197">N</text:span><text:span text:style-name="T1040">on ci devono essere referenti attivi</text:span></text:p>
      <text:p text:style-name="P1784"><text:tab/><text:tab/><text:tab/><text:tab/>L’operazione è transazionale</text:p>
      <text:p text:style-name="P1776"><text:tab/></text:p>
      <text:p text:style-name="P699"><text:span text:style-name="T1195"/></text:p>
      <text:p text:style-name="P699"><text:span text:style-name="T1195"><text:tab/><text:tab/><text:tab/></text:span><text:span text:style-name="T1754">constexpr base_str&amp; shrink_to_fit()noexcept</text:span></text:p>
      <text:p text:style-name="P699"><text:span text:style-name="T1195"/></text:p>
      <text:p text:style-name="P744"><text:span text:style-name="T1195"><text:tab/><text:tab/><text:tab/><text:tab/></text:span><text:span text:style-name="T1265">Come <text:s/></text:span><text:span text:style-name="T1749">try_shrink_to_fit </text:span><text:span text:style-name="T1265">ma in caso di errore </text:span><text:span text:style-name="T1311">esso </text:span><text:span text:style-name="T1265">viene ignorato</text:span></text:p>
      <text:p text:style-name="P701"><text:span text:style-name="T1195"/></text:p>
      <text:p text:style-name="P1791"><text:tab/><text:tab/><text:tab/></text:p>
      <text:p text:style-name="P701"><text:span text:style-name="T1195"><text:tab/></text:span><text:span text:style-name="T1754"><text:tab/><text:tab/>[[nodiscard]] constexpr error_handler_t try_raw_resize(</text:span></text:p>
      <text:p text:style-name="P1403"><text:tab/><text:tab/><text:tab/><text:tab/>size_t n</text:p>
      <text:p text:style-name="P1403"><text:tab/><text:tab/><text:tab/><text:tab/>, value_t v = {}</text:p>
      <text:p text:style-name="P1403"><text:tab/><text:tab/><text:tab/>)noexcept </text:p>
      <text:p text:style-name="P1407"><text:tab/><text:tab/><text:tab/>requires <text:span text:style-name="T1918">(</text:span><text:span text:style-name="T1916">!</text:span><text:span text:style-name="T1918">is_safe())</text:span></text:p>
      <text:p text:style-name="P746"><text:span text:style-name="T1195"/></text:p>
      <text:p text:style-name="P1404"><text:tab/><text:tab/><text:tab/>constexpr base_str&amp; raw_resize(size_t n, value_t v = {})noexcept </text:p>
      <text:p text:style-name="P1404"><text:tab/><text:tab/><text:tab/>requires <text:span text:style-name="T1916">(!</text:span><text:span text:style-name="T1918">is_safe()</text:span><text:span text:style-name="T1916">)</text:span></text:p>
      <text:p text:style-name="P702"/>
      <text:p text:style-name="P702"><text:tab/><text:tab/><text:tab/><text:tab/><text:span text:style-name="T1195">Porta il numero di elementi effettivi a</text:span><text:span text:style-name="T1754"> n </text:span><text:span text:style-name="T1195">con </text:span><text:span text:style-name="T1263">l’eccedenza a </text:span><text:span text:style-name="T1195">valore</text:span><text:span text:style-name="T1754"> v</text:span></text:p>
      <text:p text:style-name="P703"><text:span text:style-name="T1040"><text:tab/><text:tab/><text:tab/><text:tab/></text:span><text:span text:style-name="T1197">N</text:span><text:span text:style-name="T1040">on ci devono essere referenti attivi</text:span></text:p>
      <text:p text:style-name="P1784"><text:tab/><text:tab/><text:tab/><text:tab/>L’operazione è transazionale</text:p>
      <text:p text:style-name="P702"><text:span text:style-name="T1195"/></text:p>
      <text:p text:style-name="P702"/>
      <text:p text:style-name="P702"><text:tab/><text:tab/><text:tab/>[[nodiscard]] constexpr error_handler_t try_resize(size_t n)noexcept </text:p>
      <text:p text:style-name="P702"><text:span text:style-name="T1184"/></text:p>
      <text:p text:style-name="P1395"><text:tab/><text:tab/><text:tab/>constexpr base_str&amp; resize(size_t n)noexcept </text:p>
      <text:p text:style-name="P702"><text:span text:style-name="T1184"/></text:p>
      <text:p text:style-name="P702"><text:tab/><text:tab/><text:tab/><text:tab/><text:span text:style-name="T1195">Porta il numero di </text:span><text:span text:style-name="T1199">caratteri</text:span><text:span text:style-name="T1195"> effettivi a</text:span><text:span text:style-name="T1754"> n </text:span><text:span text:style-name="T1195">con </text:span><text:span text:style-name="T1263">l’eccedenza a </text:span><text:span text:style-name="T1195">v</text:span><text:span text:style-name="T1196">alore predefinito</text:span></text:p>
      <text:p text:style-name="P703"><text:span text:style-name="T1040"><text:tab/><text:tab/><text:tab/><text:tab/></text:span><text:span text:style-name="T1197">N</text:span><text:span text:style-name="T1040">on ci devono essere referenti attivi</text:span></text:p>
      <text:p text:style-name="P710"><text:span text:style-name="T1184"><text:tab/><text:tab/><text:tab/><text:tab/></text:span><text:span text:style-name="T1201">L’operazione è transazionale</text:span></text:p>
      <text:p text:style-name="P710"><text:span text:style-name="T1195"/></text:p>
      <text:p text:style-name="P702"><text:span text:style-name="T1195"/></text:p>
      <text:p text:style-name="P702"><text:span text:style-name="T1195"/></text:p>
      <text:p text:style-name="P1404"><text:soft-page-break/><text:tab/><text:tab/><text:tab/>template &lt;typename U&gt;</text:p>
      <text:p text:style-name="P1404"><text:tab/><text:tab/><text:tab/>[[nodiscard]] constexpr error_handler_t try_resize(size_t n,U v)noexcept </text:p>
      <text:p text:style-name="P1404"><text:tab/><text:tab/><text:tab/>requires <text:span text:style-name="T1918">(</text:span>concepts::fixed_charset&lt;U&gt;<text:span text:style-name="T1918">)</text:span></text:p>
      <text:p text:style-name="P1404"><text:span text:style-name="T1195"/></text:p>
      <text:p text:style-name="P1405"><text:tab/><text:tab/><text:tab/>template &lt;typename U&gt;</text:p>
      <text:p text:style-name="P703"><text:span text:style-name="T1749"><text:tab/><text:tab/><text:tab/>constexpr base_str&amp; resize(size_t n,</text:span><text:span text:style-name="T1755">U v</text:span><text:span text:style-name="T1749">)noexcept </text:span></text:p>
      <text:p text:style-name="P1405"><text:tab/><text:tab/><text:tab/>requires <text:span text:style-name="T1918">(</text:span>concepts::fixed_charset&lt;U&gt;<text:span text:style-name="T1918">)</text:span></text:p>
      <text:p text:style-name="P703"><text:span text:style-name="T1184"/></text:p>
      <text:p text:style-name="P705"><text:tab/><text:tab/><text:tab/><text:tab/><text:span text:style-name="T1195">Porta il numero di </text:span><text:span text:style-name="T1199">caratteri</text:span><text:span text:style-name="T1195"> effettivi a</text:span><text:span text:style-name="T1754"> n </text:span><text:span text:style-name="T1195">con </text:span><text:span text:style-name="T1263">l’eccedenza a </text:span><text:span text:style-name="T1195">v</text:span><text:span text:style-name="T1196">alore </text:span><text:span text:style-name="T1755">v.</text:span></text:p>
      <text:p text:style-name="P703"><text:span text:style-name="T1040"><text:tab/><text:tab/><text:tab/><text:tab/></text:span><text:span text:style-name="T1197">N</text:span><text:span text:style-name="T1040">on ci devono essere referenti attivi</text:span></text:p>
      <text:p text:style-name="P710"><text:span text:style-name="T1201"><text:tab/><text:tab/><text:tab/><text:tab/>L’operazione è transazionale</text:span><text:span text:style-name="T1184"><text:tab/><text:tab/><text:tab/><text:tab/></text:span></text:p>
      <text:p text:style-name="P1777"><text:tab/><text:tab/></text:p>
      <text:p text:style-name="P703"><text:span text:style-name="T1195"/></text:p>
      <text:p text:style-name="P1405"><text:tab/><text:tab/><text:tab/>[[nodiscard]] constexpr error_handler_t try_realloc_on_heap()noexcept </text:p>
      <text:p text:style-name="P1405"/>
      <text:p text:style-name="P1406"><text:tab/><text:tab/><text:tab/>base_str&amp; realloc_on_heap()noexcept </text:p>
      <text:p text:style-name="P704"/>
      <text:p text:style-name="P704"><text:span text:style-name="T1195"><text:tab/><text:tab/><text:tab/><text:tab/></text:span><text:span text:style-name="T1197">Porta gli elementi effettivi allocati nell</text:span><text:span text:style-name="T1263">a memoria dinamica</text:span></text:p>
      <text:p text:style-name="P704"><text:span text:style-name="T1040"><text:tab/><text:tab/><text:tab/><text:tab/></text:span><text:span text:style-name="T1197">N</text:span><text:span text:style-name="T1040">on ci devono essere referenti attivi</text:span></text:p>
      <text:p text:style-name="P1784"><text:tab/><text:tab/><text:tab/><text:tab/>L’operazione è transazionale</text:p>
      <text:p text:style-name="P1793"><text:tab/></text:p>
      <text:p text:style-name="P1407"><text:tab/><text:tab/><text:tab/><text:tab/></text:p>
      <text:p text:style-name="P1407"><text:tab/><text:tab/><text:tab/>[[nodiscard]] constexpr value_t&amp; unchecked_raw_nth(size_t idx)noexcept </text:p>
      <text:p text:style-name="P1406"><text:tab/><text:tab/><text:tab/>requires(!is_safe())</text:p>
      <text:p text:style-name="P704"/>
      <text:p text:style-name="P1406"><text:tab/><text:tab/><text:tab/>[[nodiscard]] constexpr value_t unchecked_raw_nth(size_t idx)const noexcept </text:p>
      <text:p text:style-name="P704"><text:span text:style-name="T1195"/></text:p>
      <text:p text:style-name="P704"><text:span text:style-name="T1195"><text:tab/><text:tab/><text:tab/><text:tab/></text:span><text:span text:style-name="T1198">Ritorna l’elemento alla posizione </text:span><text:span text:style-name="T1756">idx</text:span><text:span text:style-name="T1198">, il primo elemento ha indice zero</text:span></text:p>
      <text:p text:style-name="P704"><text:span text:style-name="T1198"><text:tab/><text:tab/><text:tab/><text:tab/>Il metodo non è sicuro perche </text:span><text:span text:style-name="T1756">idx</text:span><text:span text:style-name="T1198"> è controllato solo in modalità </text:span><text:span text:style-name="T1916">debug</text:span></text:p>
      <text:p text:style-name="P704"><text:span text:style-name="T1198"/></text:p>
      <text:p text:style-name="P1794"><text:tab/><text:tab/><text:tab/></text:p>
      <text:p text:style-name="P704"><text:span text:style-name="T1198"><text:tab/><text:tab/><text:tab/></text:span><text:span text:style-name="T1756">[[nodiscard]] constexpr option&lt;value_t&gt; raw_nth(size_t idx)const noexcept </text:span></text:p>
      <text:p text:style-name="P704"><text:span text:style-name="T1198"/></text:p>
      <text:p text:style-name="P704"><text:span text:style-name="T1195"><text:tab/><text:tab/><text:tab/><text:tab/></text:span><text:span text:style-name="T1198">Ritorna l’elemento alla posizione </text:span><text:span text:style-name="T1756">idx</text:span><text:span text:style-name="T1198">, il primo elemento ha indice zero</text:span></text:p>
      <text:p text:style-name="P704"><text:span text:style-name="T1198"/></text:p>
      <text:p text:style-name="P704"><text:span text:style-name="T1198"/></text:p>
      <text:p text:style-name="P1410"><text:tab/><text:tab/><text:tab/>[[nodiscard]] constexpr option&lt;value_t&gt; raw_front()const noexcept </text:p>
      <text:p text:style-name="P704"/>
      <text:p text:style-name="P1794"><text:tab/><text:tab/><text:tab/><text:tab/>Ritorna l’elemento alla prima posizione</text:p>
      <text:p text:style-name="P704"><text:span text:style-name="T1198"/></text:p>
      <text:p text:style-name="P704"><text:span text:style-name="T1198"/></text:p>
      <text:p text:style-name="P1410"><text:tab/><text:tab/><text:tab/>[[nodiscard]] constexpr option&lt;value_t&gt; raw_back()const noexcept </text:p>
      <text:p text:style-name="P704"/>
      <text:p text:style-name="P1794"><text:tab/><text:tab/><text:tab/><text:tab/>Ritorna l’elemento all’ ultima posizione</text:p>
      <text:p text:style-name="P704"><text:span text:style-name="T1198"/></text:p>
      <text:p text:style-name="P704"><text:span text:style-name="T1198"/></text:p>
      <text:p text:style-name="P1410"><text:tab/><text:tab/><text:tab/>[[nodiscard]] constexpr option&lt;char_t&gt; nth(size_t idx)const noexcept</text:p>
      <text:p text:style-name="P704"><text:span text:style-name="T1198"/></text:p>
      <text:p text:style-name="P704"><text:span text:style-name="T1198"><text:tab/><text:tab/><text:tab/><text:tab/>Ritorna il carattere alla posizione </text:span><text:span text:style-name="T1756">idx</text:span><text:span text:style-name="T1198">, il primo </text:span><text:span text:style-name="T1308">carattere</text:span><text:span text:style-name="T1198"> ha indice zero</text:span></text:p>
      <text:p text:style-name="P704"><text:span text:style-name="T1198"/></text:p>
      <text:p text:style-name="P704"><text:span text:style-name="T1198"/></text:p>
      <text:p text:style-name="P1410"><text:tab/><text:tab/><text:tab/>[[nodiscard]] constexpr option&lt;char_t&gt; front()const noexcept </text:p>
      <text:p text:style-name="P704"/>
      <text:p text:style-name="P1794"><text:tab/><text:tab/><text:tab/><text:tab/>Ritorna il carattere alla prima posizione</text:p>
      <text:p text:style-name="P704"><text:span text:style-name="T1198"/></text:p>
      <text:p text:style-name="P704"><text:span text:style-name="T1198"/></text:p>
      <text:p text:style-name="P1410"><text:tab/><text:tab/><text:tab/>[[nodiscard]] constexpr option&lt;char_t&gt; back()const noexcept </text:p>
      <text:p text:style-name="P704"/>
      <text:p text:style-name="P1794"><text:tab/><text:tab/><text:tab/><text:tab/>Ritorna il carattere all’ ultima posizione</text:p>
      <text:p text:style-name="P704"><text:span text:style-name="T1198"/></text:p>
      <text:p text:style-name="P704"><text:span text:style-name="T1198"/></text:p>
      <text:p text:style-name="P705"><text:span text:style-name="T1198"><text:tab/><text:tab/><text:tab/></text:span><text:span text:style-name="T1756">[[nodiscard]] constexpr cview_t view()const noexcept</text:span><text:span text:style-name="T1198"> </text:span></text:p>
      <text:p text:style-name="P706"><text:span text:style-name="T1198"><text:tab/><text:tab/><text:tab/></text:span><text:span text:style-name="T1756">[[nodiscard]] constexpr cview_t </text:span><text:span text:style-name="T1758">c</text:span><text:span text:style-name="T1756">view()const noexcept</text:span></text:p>
      <text:p text:style-name="P705"><text:span text:style-name="T1198"><text:tab/><text:tab/><text:tab/></text:span><text:span text:style-name="T1756">[[nodiscard]] constexpr view_t view()noexcept</text:span><text:span text:style-name="T1198"> </text:span></text:p>
      <text:p text:style-name="P705"><text:span text:style-name="T1198"/></text:p>
      <text:p text:style-name="P705"><text:span text:style-name="T1198"><text:tab/><text:tab/><text:tab/><text:tab/></text:span><text:span text:style-name="T1199">Ritorna una vista sugli elementi</text:span></text:p>
      <text:p text:style-name="P705"><text:span text:style-name="T1199"/></text:p>
      <text:p text:style-name="P705"><text:span text:style-name="T1199"/></text:p>
      <text:p text:style-name="P705"><text:span text:style-name="T1199"/></text:p>
      <text:p text:style-name="P705"><text:span text:style-name="T1199"/></text:p>
      <text:p text:style-name="P1412"><text:soft-page-break/><text:tab/><text:tab/><text:tab/>[[nodiscard]] constexpr raw_seq_t raw_seq()noexcept </text:p>
      <text:p text:style-name="P1412"><text:tab/><text:tab/><text:tab/>requires <text:span text:style-name="T1917">(!</text:span><text:span text:style-name="T1920">is_safe()</text:span><text:span text:style-name="T1917">)</text:span></text:p>
      <text:p text:style-name="P1412"><text:span text:style-name="T1206"/></text:p>
      <text:p text:style-name="P706"><text:span text:style-name="T1206"><text:tab/><text:tab/><text:tab/></text:span><text:span text:style-name="T1758">[[nodiscard]] constexpr const_raw_seq_t raw_seq()const noexcept</text:span><text:span text:style-name="T1206"> </text:span></text:p>
      <text:p text:style-name="P707"><text:span text:style-name="T1206"/></text:p>
      <text:p text:style-name="P707"><text:span text:style-name="T1206"><text:tab/><text:tab/><text:tab/></text:span><text:span text:style-name="T1758">[[nodiscard]] constexpr const_raw_seq_t </text:span><text:span text:style-name="T1759">c</text:span><text:span text:style-name="T1758">raw_seq()const noexcept</text:span><text:span text:style-name="T1206"> </text:span></text:p>
      <text:p text:style-name="P707"><text:span text:style-name="T1206"/></text:p>
      <text:p text:style-name="P706"><text:span text:style-name="T1206"><text:tab/><text:tab/><text:tab/><text:tab/></text:span><text:span text:style-name="T1199">Ritorna una </text:span><text:span text:style-name="T1206">sequenza sugli elementi </text:span></text:p>
      <text:p text:style-name="P706"><text:span text:style-name="T1206"/></text:p>
      <text:p text:style-name="P706"><text:span text:style-name="T1199"/></text:p>
      <text:p text:style-name="P707"><text:span text:style-name="T1757"><text:tab/><text:tab/><text:tab/>[[nodiscard]] constexpr raw_seq_t raw_</text:span><text:span text:style-name="T1759">r</text:span><text:span text:style-name="T1757">seq()noexcept </text:span></text:p>
      <text:p text:style-name="P1413"><text:tab/><text:tab/><text:tab/>requires <text:span text:style-name="T1917">(!</text:span><text:span text:style-name="T1921">is</text:span><text:span text:style-name="T2019">_</text:span><text:span text:style-name="T1921">safe()</text:span><text:span text:style-name="T1917">)</text:span></text:p>
      <text:p text:style-name="P707"/>
      <text:p text:style-name="P707"><text:span text:style-name="T1207"><text:tab/><text:tab/><text:tab/></text:span><text:span text:style-name="T1759">[[nodiscard]] constexpr raw_seq_t rseq()noexcept</text:span></text:p>
      <text:p text:style-name="P1420"><text:tab/><text:span text:style-name="T1758"><text:tab/><text:tab/>requires (!</text:span><text:span text:style-name="T1921">is_safe() &amp;&amp; </text:span><text:span text:style-name="T1758">concepts::fixed_charset&lt;value_t&gt;)</text:span></text:p>
      <text:p text:style-name="P1421"><text:tab/></text:p>
      <text:p text:style-name="P707"><text:span text:style-name="T1206"><text:tab/><text:tab/><text:tab/></text:span><text:span text:style-name="T1758">[[nodiscard]] constexpr const_raw_seq_t </text:span><text:span text:style-name="T1759">c</text:span><text:span text:style-name="T1758">raw_</text:span><text:span text:style-name="T1759">r</text:span><text:span text:style-name="T1758">seq()const noexcept</text:span><text:span text:style-name="T1206"> </text:span></text:p>
      <text:p text:style-name="P708"><text:span text:style-name="T1207"/></text:p>
      <text:p text:style-name="P708"><text:span text:style-name="T1207"><text:tab/><text:tab/><text:tab/></text:span><text:span text:style-name="T1759">[[nodiscard]] constexpr </text:span><text:span text:style-name="T1760">const_</text:span><text:span text:style-name="T1759">raw_seq_t rseq()</text:span><text:span text:style-name="T1760">const </text:span><text:span text:style-name="T1759">noexcept</text:span></text:p>
      <text:p text:style-name="P1417"><text:tab/><text:tab/><text:tab/>requires <text:span text:style-name="T1917">(</text:span>concepts::fixed_charset&lt;value_t&gt;<text:span text:style-name="T1917">)</text:span></text:p>
      <text:p text:style-name="P708"><text:span text:style-name="T814"/></text:p>
      <text:p text:style-name="P708"><text:span text:style-name="T1207"><text:tab/><text:tab/><text:tab/></text:span><text:span text:style-name="T1759">[[nodiscard]] constexpr </text:span><text:span text:style-name="T1760">const_</text:span><text:span text:style-name="T1759">raw_seq_t </text:span><text:span text:style-name="T1760">c</text:span><text:span text:style-name="T1759">rseq()</text:span><text:span text:style-name="T1760">const </text:span><text:span text:style-name="T1759">noexcept</text:span></text:p>
      <text:p text:style-name="P1417"><text:tab/><text:tab/><text:tab/>requires <text:span text:style-name="T1917">(</text:span>concepts::fixed_charset&lt;value_t&gt;<text:span text:style-name="T1917">)</text:span></text:p>
      <text:p text:style-name="P708"><text:span text:style-name="T1206"/></text:p>
      <text:p text:style-name="P707"><text:span text:style-name="T1206"><text:tab/><text:tab/><text:tab/><text:tab/></text:span><text:span text:style-name="T1199">Ritorna una </text:span><text:span text:style-name="T1206">sequenza </text:span><text:span text:style-name="T1207">inversa </text:span><text:span text:style-name="T1206">sugli elementi <text:s/></text:span></text:p>
      <text:p text:style-name="P707"><text:span text:style-name="T1206"/></text:p>
      <text:p text:style-name="P707"><text:span text:style-name="T1206"/></text:p>
      <text:p text:style-name="P707"><text:span text:style-name="T1206"><text:tab/><text:tab/><text:tab/></text:span><text:span text:style-name="T1758">[[nodiscard]] constexpr seq_t seq()noexcept </text:span></text:p>
      <text:p text:style-name="P1421"><text:tab/><text:tab/><text:tab/>requires <text:span text:style-name="T1917">(!</text:span><text:span text:style-name="T1991">is_safe()</text:span><text:span text:style-name="T1917">)</text:span></text:p>
      <text:p text:style-name="P707"/>
      <text:p text:style-name="P707"><text:span text:style-name="T1198"><text:tab/><text:tab/><text:tab/><text:tab/></text:span><text:span text:style-name="T1199">Ritorna una </text:span><text:span text:style-name="T1206">sequenza su</text:span><text:span text:style-name="T1207">i caratteri</text:span></text:p>
      <text:p text:style-name="P707"><text:span text:style-name="T1207"><text:tab/><text:tab/><text:tab/><text:tab/>Se </text:span><text:span text:style-name="T1759">value_t</text:span><text:span text:style-name="T1207"> è a codifica variabile il carattere è immutabile <text:s/></text:span><text:span text:style-name="T1206"><text:s/></text:span></text:p>
      <text:p text:style-name="P707"><text:span text:style-name="T1206"/></text:p>
      <text:p text:style-name="P707"><text:span text:style-name="T1206"/></text:p>
      <text:p text:style-name="P707"><text:span text:style-name="T1206"><text:tab/><text:tab/><text:tab/></text:span><text:span text:style-name="T1758">[[nodiscard]] constexpr </text:span><text:span text:style-name="T1759">c</text:span><text:span text:style-name="T1758">seq_t seq()</text:span><text:span text:style-name="T1759">const </text:span><text:span text:style-name="T1758">noexcept </text:span></text:p>
      <text:p text:style-name="P707"><text:span text:style-name="T1206"><text:tab/><text:tab/><text:tab/></text:span><text:span text:style-name="T1758">[[nodiscard]] constexpr </text:span><text:span text:style-name="T1759">c</text:span><text:span text:style-name="T1758">seq_t </text:span><text:span text:style-name="T1759">c</text:span><text:span text:style-name="T1758">seq()</text:span><text:span text:style-name="T1759">const </text:span><text:span text:style-name="T1758">noexcept </text:span></text:p>
      <text:p text:style-name="P707"><text:span text:style-name="T793"/></text:p>
      <text:p text:style-name="P707"><text:span text:style-name="T1198"><text:tab/><text:tab/><text:tab/><text:tab/></text:span><text:span text:style-name="T1199">Ritorna una </text:span><text:span text:style-name="T1206">sequenza su</text:span><text:span text:style-name="T1207"> caratteri immutabili</text:span></text:p>
      <text:p text:style-name="P707"><text:span text:style-name="T1207"/></text:p>
      <text:p text:style-name="P1796"><text:tab/><text:tab/></text:p>
      <text:p text:style-name="P707"><text:span text:style-name="T1207"><text:tab/><text:tab/><text:tab/></text:span><text:span text:style-name="T1759">template &lt;typename U&gt;</text:span></text:p>
      <text:p text:style-name="P1416"><text:tab/><text:tab/><text:tab/>[[nodiscard]] constexpr error_handler_t try_push_back(U v,size_t n=1)noexcept </text:p>
      <text:p text:style-name="P1416"><text:tab/><text:tab/><text:tab/>requires <text:span text:style-name="T1917">(</text:span>concepts::fixed_charset&lt;U&gt;<text:span text:style-name="T1917">)</text:span></text:p>
      <text:p text:style-name="P707"/>
      <text:p text:style-name="P707"><text:tab/><text:tab/><text:tab/>template &lt;typename U&gt;</text:p>
      <text:p text:style-name="P707"><text:tab/><text:tab/><text:tab/>constexpr base_str&amp; push_back(U v,size_t n=1)noexcept </text:p>
      <text:p text:style-name="P707"><text:tab/><text:tab/><text:tab/>requires <text:span text:style-name="T1917">(</text:span>concepts::fixed_charset&lt;U&gt;<text:span text:style-name="T1917">)</text:span></text:p>
      <text:p text:style-name="P707"/>
      <text:p text:style-name="P708"><text:tab/><text:tab/><text:tab/><text:tab/><text:span text:style-name="T1208">Appende</text:span><text:span text:style-name="T1760"> v </text:span><text:span text:style-name="T1208">ripetuto</text:span><text:span text:style-name="T1760"> n </text:span><text:span text:style-name="T1208">volte</text:span></text:p>
      <text:p text:style-name="P1797"><text:tab/><text:tab/><text:tab/><text:tab/>Non ci devono essere referenti attivi </text:p>
      <text:p text:style-name="P716"><text:span text:style-name="T1208"><text:tab/><text:tab/><text:tab/><text:tab/></text:span><text:span text:style-name="T1201">L’operazione è transazionale</text:span></text:p>
      <text:p text:style-name="P708"/>
      <text:p text:style-name="P708"/>
      <text:p text:style-name="P708"/>
      <text:p text:style-name="P708"><text:tab/><text:tab/><text:tab/>template &lt;typename ITER&gt;</text:p>
      <text:p text:style-name="P708"><text:tab/><text:tab/><text:tab/>[[nodiscard]] constexpr error_handler_t </text:p>
      <text:p text:style-name="P708"><text:tab/><text:tab/><text:tab/>try_unchecked_push_back(ITER&amp; b, const ITER&amp; e, size_t n=1)noexcept </text:p>
      <text:p text:style-name="P708"><text:tab/><text:tab/><text:tab/>requires (</text:p>
      <text:p text:style-name="P708"><text:tab/><text:tab/><text:tab/><text:tab/>concepts::charset_forward_iterator&lt;ITER&gt; </text:p>
      <text:p text:style-name="P708"><text:tab/><text:tab/><text:tab/><text:tab/>&amp;&amp; !std::is_const_v&lt;ITER&gt;</text:p>
      <text:p text:style-name="P708"><text:tab/><text:tab/><text:tab/>)</text:p>
      <text:p text:style-name="P708"/>
      <text:p text:style-name="P709"><text:tab/><text:tab/><text:tab/>template &lt;typename ITER&gt;</text:p>
      <text:p text:style-name="P709"><text:tab/><text:tab/><text:tab/>constexpr base_str&amp; unchecked_push_back(ITER&amp; b, const ITER&amp; e, size_t n=1)noexcept </text:p>
      <text:p text:style-name="P710"><text:tab/><text:tab/><text:tab/>requires (</text:p>
      <text:p text:style-name="P710"><text:tab/><text:tab/><text:tab/><text:tab/>concepts::charset_forward_iterator&lt;ITER&gt; </text:p>
      <text:p text:style-name="P710"><text:tab/><text:tab/><text:tab/><text:tab/>&amp;&amp; !std::is_const_v&lt;ITER&gt;</text:p>
      <text:p text:style-name="P710"><text:tab/><text:tab/><text:tab/>)</text:p>
      <text:p text:style-name="P710"/>
      <text:p text:style-name="P710"><text:tab/><text:tab/><text:tab/><text:tab/><text:span text:style-name="T1200">Appende</text:span><text:span text:style-name="T1179"> una stringa composta da </text:span><text:span text:style-name="T1180">una coppia di iteratori </text:span><text:span text:style-name="T1181">ripetuta </text:span><text:span text:style-name="T1746">n</text:span><text:span text:style-name="T1181"> volte</text:span></text:p>
      <text:p text:style-name="P1784"><text:tab/><text:tab/><text:tab/><text:tab/>Non ci devono essere referenti attivi</text:p>
      <text:p text:style-name="P716"><text:span text:style-name="T1208"><text:tab/><text:tab/><text:tab/><text:tab/></text:span><text:span text:style-name="T1201">L’operazione è transazionale</text:span></text:p>
      <text:p text:style-name="P710"><text:span text:style-name="T1193"><text:tab/><text:tab/><text:tab/><text:tab/>Il metodo non è sicuro perch</text:span><text:span text:style-name="T1200">é </text:span><text:span text:style-name="T1761">ITER</text:span><text:span text:style-name="T1200"> non è sicuro</text:span></text:p>
      <text:p text:style-name="P710"><text:span text:style-name="T360"/></text:p>
      <text:p text:style-name="P710"/>
      <text:p text:style-name="P710"><text:soft-page-break/></text:p>
      <text:p text:style-name="P710"><text:tab/><text:tab/><text:tab/>template &lt;typename _SEQ&gt;</text:p>
      <text:p text:style-name="P710"><text:tab/><text:tab/><text:tab/>[[nodiscard]] constexpr error_handler_t </text:p>
      <text:p text:style-name="P710"><text:tab/><text:tab/><text:tab/>try_push_back(SEQ&amp; seq, size_t n=1)noexcept </text:p>
      <text:p text:style-name="P710"><text:tab/><text:tab/><text:tab/>requires (</text:p>
      <text:p text:style-name="P710"><text:tab/><text:tab/><text:tab/><text:tab/>concepts::charset_sequence&lt;SEQ&gt; </text:p>
      <text:p text:style-name="P710"><text:tab/><text:tab/><text:tab/><text:tab/>&amp;&amp; !std::is_const_v&lt;SEQ&gt;</text:p>
      <text:p text:style-name="P710"><text:tab/><text:tab/><text:tab/>)</text:p>
      <text:p text:style-name="P710"><text:span text:style-name="T360"/></text:p>
      <text:p text:style-name="P710"><text:tab/><text:tab/><text:tab/>template &lt;typename SEQ&gt;</text:p>
      <text:p text:style-name="P710"><text:tab/><text:tab/><text:tab/>[[nodiscard]] constexpr base_str&amp; push_back(SEQ&amp; seq,size_t n=1)noexcept </text:p>
      <text:p text:style-name="P743"><text:tab/><text:tab/><text:tab/>requires (</text:p>
      <text:p text:style-name="P743"><text:tab/><text:tab/><text:tab/><text:tab/>concepts::charset_sequence&lt;SEQ&gt; </text:p>
      <text:p text:style-name="P743"><text:tab/><text:tab/><text:tab/><text:tab/>&amp;&amp; !std::is_const_v&lt;SEQ&gt;</text:p>
      <text:p text:style-name="P743"><text:tab/><text:tab/><text:tab/>)</text:p>
      <text:p text:style-name="P743"><text:span text:style-name="T360"/></text:p>
      <text:p text:style-name="P711"><text:tab/><text:tab/><text:tab/><text:tab/><text:span text:style-name="T1200">Appende</text:span><text:span text:style-name="T1179"> una stringa composta d</text:span><text:span text:style-name="T1201">a una sequenza</text:span><text:span text:style-name="T1180"> </text:span><text:span text:style-name="T1181">ripetuta </text:span><text:span text:style-name="T1746">n</text:span><text:span text:style-name="T1181"> volte</text:span></text:p>
      <text:p text:style-name="P711"><text:span text:style-name="T1181"><text:tab/><text:tab/><text:tab/><text:tab/></text:span><text:span text:style-name="T1264">Se l’operazione termina correttamente </text:span><text:span text:style-name="T1938">seq</text:span><text:span text:style-name="T1264"> sarà consumata</text:span></text:p>
      <text:p text:style-name="P1785"><text:tab/><text:tab/><text:tab/><text:tab/>Non ci devono essere referenti attivi</text:p>
      <text:p text:style-name="P711"><text:span text:style-name="T1208"><text:tab/><text:tab/><text:tab/><text:tab/></text:span><text:span text:style-name="T1201">L’operazione è transazionale</text:span></text:p>
      <text:p text:style-name="P711"><text:span text:style-name="T360"/></text:p>
      <text:p text:style-name="P711"><text:span text:style-name="T360"/></text:p>
      <text:p text:style-name="P711"><text:span text:style-name="T360"/></text:p>
      <text:p text:style-name="P711"><text:tab/><text:tab/><text:tab/>template &lt;typename U, size_t N&gt;</text:p>
      <text:p text:style-name="P711"><text:tab/><text:tab/><text:tab/>[[nodiscard]] constexpr error_handler_t try_push_back(</text:p>
      <text:p text:style-name="P711"><text:tab/><text:tab/><text:tab/><text:tab/>const U(&amp;<text:span text:style-name="T1765">v</text:span>)[N], size_t n=1</text:p>
      <text:p text:style-name="P711"><text:tab/><text:tab/><text:tab/>)noexcept</text:p>
      <text:p text:style-name="P711"><text:tab/><text:tab/><text:tab/>requires(concepts::charset&lt;U&gt; &amp;&amp; N &lt; max_size())</text:p>
      <text:p text:style-name="P711"><text:span text:style-name="T356"/></text:p>
      <text:p text:style-name="P711"><text:tab/><text:tab/><text:tab/>template &lt;typename U, size_t N&gt;</text:p>
      <text:p text:style-name="P711"><text:tab/><text:tab/><text:tab/>constexpr <text:span text:style-name="T1763">base_str&amp;</text:span> push_back(const U(&amp;<text:span text:style-name="T1765">v</text:span>)[N], size_t n=1)noexcept</text:p>
      <text:p text:style-name="P711"><text:tab/><text:tab/><text:tab/>requires(concepts::charset&lt;U&gt; &amp;&amp; N &lt; max_size())</text:p>
      <text:p text:style-name="P711"><text:span text:style-name="T356"/></text:p>
      <text:p text:style-name="P711"><text:tab/><text:tab/><text:tab/><text:tab/><text:span text:style-name="T1203">Appende </text:span><text:span text:style-name="T1181">da un </text:span><text:span text:style-name="T1937">builtin </text:span><text:span text:style-name="T1746">array</text:span><text:span text:style-name="T1181"> ripetuto </text:span><text:span text:style-name="T1746">n</text:span><text:span text:style-name="T1181"> volte</text:span></text:p>
      <text:p text:style-name="P713"><text:span text:style-name="T1204"><text:tab/><text:tab/><text:tab/><text:tab/>Se il valore </text:span><text:span text:style-name="T1205">di </text:span><text:span text:style-name="T1764">v[N – 1]</text:span><text:span text:style-name="T1204"> è </text:span><text:span text:style-name="T1764">\0</text:span><text:span text:style-name="T284"> </text:span><text:span text:style-name="T1204"><text:s/>viene escluso </text:span><text:span text:style-name="T1205">dal caricamento</text:span></text:p>
      <text:p text:style-name="P711"><text:span text:style-name="T1181"><text:tab/><text:tab/><text:tab/><text:tab/></text:span><text:span text:style-name="T1203">Non ci devono essere referenti attivi</text:span></text:p>
      <text:p text:style-name="P711"><text:span text:style-name="T1181"><text:tab/><text:tab/><text:tab/><text:tab/></text:span><text:span text:style-name="T1203">L’ operazione è transazionale</text:span></text:p>
      <text:p text:style-name="P1830"><text:tab/></text:p>
      <text:p text:style-name="P711"><text:span text:style-name="T1179"/></text:p>
      <text:p text:style-name="P1386"><text:tab/><text:tab/><text:tab/>[[nodiscard]] constexpr result&lt;base_str, error_handler_t&gt; </text:p>
      <text:p text:style-name="P1386"><text:tab/><text:tab/><text:tab/>try_to_upper()const noexcept </text:p>
      <text:p text:style-name="P1386"><text:tab/><text:tab/><text:tab/>requires(concepts::basic_charset&lt;value_t&gt;)</text:p>
      <text:p text:style-name="P711"/>
      <text:p text:style-name="P1387"><text:tab/><text:tab/><text:tab/>[[nodiscard]] result&lt;base_str, error_handler_t&gt; </text:p>
      <text:p text:style-name="P1387"><text:tab/><text:tab/><text:tab/>try_to_upper()const noexcept </text:p>
      <text:p text:style-name="P1387"><text:tab/><text:tab/><text:tab/>requires(!concepts::basic_charset&lt;value_t&gt;)</text:p>
      <text:p text:style-name="P745"/>
      <text:p text:style-name="P1428"><text:tab/><text:tab/><text:tab/>[[nodiscard]] constexpr base_str to_upper()const noexcept</text:p>
      <text:p text:style-name="P1387"><text:tab/><text:tab/><text:tab/>requires(concepts::basic_charset&lt;value_t&gt;)</text:p>
      <text:p text:style-name="P745"/>
      <text:p text:style-name="P1429"><text:tab/><text:tab/><text:tab/>[[nodiscard]] base_str to_upper()const noexcept</text:p>
      <text:p text:style-name="P1387"><text:tab/><text:tab/><text:tab/>requires(!concepts::basic_charset&lt;value_t&gt;)</text:p>
      <text:p text:style-name="P745"><text:span text:style-name="T227"/></text:p>
      <text:p text:style-name="P745"><text:span text:style-name="T1179"><text:tab/><text:tab/><text:tab/><text:tab/></text:span><text:span text:style-name="T1203">Ritorna una stringa con i caratteri convertiti in lettere maiuscole </text:span></text:p>
      <text:p text:style-name="P712"><text:span text:style-name="T1203"/></text:p>
      <text:p text:style-name="P712"><text:span text:style-name="T1203"/></text:p>
      <text:p text:style-name="P1387"><text:tab/><text:tab/><text:tab/>[[nodiscard]] constexpr result&lt;base_str, error_handler_t&gt; </text:p>
      <text:p text:style-name="P1387"><text:tab/><text:tab/><text:tab/>try_to_lower()const noexcept </text:p>
      <text:p text:style-name="P1387"><text:tab/><text:tab/><text:tab/>requires(concepts::basic_charset&lt;value_t&gt;)</text:p>
      <text:p text:style-name="P745"/>
      <text:p text:style-name="P1387"><text:tab/><text:tab/><text:tab/>[[nodiscard]] result&lt;base_str, error_handler_t&gt; </text:p>
      <text:p text:style-name="P1387"><text:tab/><text:tab/><text:tab/>try_to_lower()const noexcept </text:p>
      <text:p text:style-name="P1387"><text:tab/><text:tab/><text:tab/>requires(!concepts::basic_charset&lt;value_t&gt;)</text:p>
      <text:p text:style-name="P745"/>
      <text:p text:style-name="P1429"><text:tab/><text:tab/><text:tab/>[[nodiscard]] constexpr base_str to_lower()const noexcept</text:p>
      <text:p text:style-name="P1387"><text:tab/><text:tab/><text:tab/>requires(concepts::basic_charset&lt;value_t&gt;)</text:p>
      <text:p text:style-name="P745"/>
      <text:p text:style-name="P1429"><text:tab/><text:tab/><text:tab/>[[nodiscard]] base_str to_lower()const noexcept</text:p>
      <text:p text:style-name="P1387"><text:tab/><text:tab/><text:tab/>requires(!concepts::basic_charset&lt;value_t&gt;)</text:p>
      <text:p text:style-name="P745"><text:span text:style-name="T227"/></text:p>
      <text:p text:style-name="P712"><text:span text:style-name="T1179"><text:tab/><text:tab/><text:tab/><text:tab/></text:span><text:span text:style-name="T1203">Ritorna una stringa con i caratteri convertiti in lettere m</text:span><text:span text:style-name="T1204">inuscole</text:span><text:span text:style-name="T1203"> </text:span></text:p>
      <text:p text:style-name="P712"><text:span text:style-name="T1203"/></text:p>
      <text:p text:style-name="P712"><text:span text:style-name="T1203"/></text:p>
      <text:p text:style-name="P1426"><text:tab/><text:tab/><text:tab/>template &lt;typename T1, typename A1, std::size_t FIXED_SIZE1, bool SAFE1&gt;</text:p>
      <text:p text:style-name="P1426"><text:tab/><text:tab/><text:tab/>[[nodiscard]] constexpr bool operator==(</text:p>
      <text:p text:style-name="P712"><text:span text:style-name="T1763"><text:tab/><text:tab/><text:tab/><text:tab/>const base_str&lt;T1,A1,FIXED_SIZE</text:span><text:span text:style-name="T1764">1</text:span><text:span text:style-name="T1763">,SAFE1&gt;&amp;</text:span></text:p>
      <text:p text:style-name="P1426"><text:tab/><text:tab/><text:tab/>)const noexcept</text:p>
      <text:p text:style-name="P712"/>
      <text:p text:style-name="P712"><text:span text:style-name="T1179"><text:tab/><text:tab/><text:tab/><text:tab/></text:span><text:span text:style-name="T1203">Ritorna </text:span><text:span text:style-name="T1204">vero per uguaglianza </text:span><text:span text:style-name="T1205">lessicografica</text:span></text:p>
      <text:p text:style-name="P712"><text:span text:style-name="T1204"/></text:p>
      <text:p text:style-name="P712"><text:span text:style-name="T1204"/></text:p>
      <text:p text:style-name="P712"><text:span text:style-name="T1204"/></text:p>
      <text:p text:style-name="P712"><text:soft-page-break/><text:span text:style-name="T1204"/></text:p>
      <text:p text:style-name="P1426"><text:tab/><text:tab/><text:tab/>template &lt;typename U, std::size_t N&gt;</text:p>
      <text:p text:style-name="P1426"><text:tab/><text:tab/><text:tab/>[[nodiscard]] constexpr bool operator==(const U(&amp;v)[N])const noexcept</text:p>
      <text:p text:style-name="P1426"><text:tab/><text:tab/><text:tab/>requires(concepts::charset&lt;U&gt; &amp;&amp; N &lt; max_size())<text:tab/><text:tab/><text:tab/></text:p>
      <text:p text:style-name="P712"/>
      <text:p text:style-name="P712"/>
      <text:p text:style-name="P712"><text:span text:style-name="T1179"><text:tab/><text:tab/><text:tab/><text:tab/></text:span><text:span text:style-name="T1203">Ritorna </text:span><text:span text:style-name="T1204">vero per uguaglianza </text:span><text:span text:style-name="T1205">lessicografica </text:span><text:span text:style-name="T1204">con un </text:span><text:span text:style-name="T1939">builtin </text:span><text:span text:style-name="T1764">array</text:span></text:p>
      <text:p text:style-name="P713"><text:span text:style-name="T1204"><text:tab/><text:tab/><text:tab/><text:tab/>Se il valore </text:span><text:span text:style-name="T1205">di </text:span><text:span text:style-name="T1764">v[N – 1]</text:span><text:span text:style-name="T1204"> è </text:span><text:span text:style-name="T1764">\0</text:span><text:span text:style-name="T284"> </text:span><text:span text:style-name="T1204"><text:s/>viene escluso </text:span><text:span text:style-name="T1205">dal confronto</text:span></text:p>
      <text:p text:style-name="P713"><text:span text:style-name="T1204"/></text:p>
      <text:p text:style-name="P713"><text:span text:style-name="T1204"/></text:p>
      <text:p text:style-name="P712"><text:span text:style-name="T1204"><text:tab/></text:span><text:tab/><text:tab/>template &lt;typename T1, typename A1, std::size_t FIXED_SIZE1, bool SAFE1&gt;</text:p>
      <text:p text:style-name="P713"><text:tab/><text:tab/><text:tab/>[[nodiscard]] constexpr bool operator &lt;(</text:p>
      <text:p text:style-name="P713"><text:tab/><text:tab/><text:tab/><text:tab/>const base_str&lt;T1,A1,FIXED_SIZE1,SAFE1&gt;&amp;</text:p>
      <text:p text:style-name="P713"><text:tab/><text:tab/><text:tab/>)const noexcept</text:p>
      <text:p text:style-name="P713"><text:tab/><text:tab/><text:tab/><text:tab/></text:p>
      <text:p text:style-name="P713"><text:tab/><text:tab/><text:tab/><text:tab/><text:span text:style-name="T1203">Ritorna </text:span><text:span text:style-name="T1204">vero per </text:span><text:span text:style-name="T1205">minoranza</text:span><text:span text:style-name="T1204"> </text:span><text:span text:style-name="T1205">lessicografica</text:span></text:p>
      <text:p text:style-name="P1800"><text:tab/><text:tab/><text:tab/><text:tab/></text:p>
      <text:p text:style-name="P713"><text:span text:style-name="T356"/></text:p>
      <text:p text:style-name="P1427"><text:tab/><text:tab/><text:tab/>template &lt;typename U, std::size_t N&gt;</text:p>
      <text:p text:style-name="P1427"><text:tab/><text:tab/><text:tab/>[[nodiscard]] constexpr bool operator&lt;(const U(&amp;v)[N])const noexcept</text:p>
      <text:p text:style-name="P1427"><text:tab/><text:tab/><text:tab/>requires(concepts::charset&lt;U&gt; &amp;&amp; N &lt; max_size())<text:tab/><text:tab/><text:tab/></text:p>
      <text:p text:style-name="P713"><text:tab/><text:tab/><text:tab/></text:p>
      <text:p text:style-name="P713"><text:span text:style-name="T285"><text:tab/><text:tab/><text:tab/><text:tab/></text:span><text:span text:style-name="T1203">Ritorna </text:span><text:span text:style-name="T1204">vero per </text:span><text:span text:style-name="T1205">minoranza</text:span><text:span text:style-name="T1204"> </text:span><text:span text:style-name="T1205">lessicografica </text:span><text:span text:style-name="T1204">con </text:span><text:span text:style-name="T1266">un </text:span><text:span text:style-name="T1939">builtin array</text:span></text:p>
      <text:p text:style-name="P713"><text:span text:style-name="T1204"><text:tab/><text:tab/><text:tab/><text:tab/>Se il valore </text:span><text:span text:style-name="T1205">di </text:span><text:span text:style-name="T1764">v[N – 1]</text:span><text:span text:style-name="T1204"> è </text:span><text:span text:style-name="T1764">\0</text:span><text:span text:style-name="T284"> </text:span><text:span text:style-name="T1204"><text:s/>viene escluso </text:span><text:span text:style-name="T1205">dal confronto</text:span></text:p>
      <text:p text:style-name="P713"><text:span text:style-name="T1204"/></text:p>
      <text:p text:style-name="P713"><text:span text:style-name="T1204"/></text:p>
      <text:p text:style-name="P1430"><text:tab/><text:tab/><text:tab/>template &lt;typename T1, typename A1, std::size_t FIXED_SIZE1, bool SAFE1&gt;</text:p>
      <text:p text:style-name="P1431"><text:tab/><text:tab/><text:tab/>[[nodiscard]] constexpr std::strong_ordering operator &lt;=&gt;(</text:p>
      <text:p text:style-name="P1431"><text:tab/><text:tab/><text:tab/><text:tab/>const base_str&lt;T1, A1, FIXED_SIZE1, SAFE1&gt;&amp; v</text:p>
      <text:p text:style-name="P1431"><text:tab/><text:tab/><text:tab/>)const noexcept </text:p>
      <text:p text:style-name="P714"/>
      <text:p text:style-name="P714"><text:tab/><text:tab/><text:tab/><text:tab/><text:span text:style-name="T1209">Confronto lessicografico </text:span><text:span text:style-name="T1266">usando</text:span><text:span text:style-name="T1222"> </text:span><text:span text:style-name="T1766"><text:s/>tree_way operator </text:span></text:p>
      <text:p text:style-name="P714"/>
      <text:p text:style-name="P714"/>
      <text:p text:style-name="P714"/>
      <text:p text:style-name="P714"><text:tab/><text:tab/><text:tab/>template &lt;typename U, std::size_t N&gt;</text:p>
      <text:p text:style-name="P714"><text:tab/><text:tab/><text:tab/>[[nodiscard]] constexpr std::strong_ordering operator &lt;=&gt;(const U(&amp;v)[N])const <text:tab/><text:tab/><text:tab/><text:tab/>noexcept</text:p>
      <text:p text:style-name="P714"><text:tab/><text:tab/><text:tab/>requires(concepts::charset&lt;U&gt; &amp;&amp; N &lt; max_size())</text:p>
      <text:p text:style-name="P714"><text:tab/><text:tab/></text:p>
      <text:p text:style-name="P714"><text:tab/><text:tab/><text:tab/><text:tab/><text:span text:style-name="T1209">Confronto lessicografico </text:span><text:span text:style-name="T1266">usando</text:span><text:span text:style-name="T1766"> tree_way operator </text:span><text:span text:style-name="T1209">con </text:span><text:span text:style-name="T1266">un builtin </text:span><text:span text:style-name="T1766">array</text:span></text:p>
      <text:p text:style-name="P714"><text:tab/><text:tab/><text:tab/><text:tab/><text:span text:style-name="T1204">Se il valore </text:span><text:span text:style-name="T1205">di </text:span><text:span text:style-name="T1764">v[N – 1]</text:span><text:span text:style-name="T1204"> è </text:span><text:span text:style-name="T1764">\0</text:span><text:span text:style-name="T284"> </text:span><text:span text:style-name="T1204"><text:s/>viene escluso </text:span><text:span text:style-name="T1205">dal confronto</text:span></text:p>
      <text:p text:style-name="P714"><text:span text:style-name="T1204"/></text:p>
      <text:p text:style-name="P714"><text:span text:style-name="T1204"/></text:p>
      <text:p text:style-name="P714"><text:span text:style-name="T1204"/></text:p>
      <text:p text:style-name="P714"><text:span text:style-name="T1204"/></text:p>
      <text:p text:style-name="P714"><text:span text:style-name="T1204"/></text:p>
      <text:p text:style-name="P714"><text:span text:style-name="T1204"/></text:p>
      <text:p text:style-name="P714"><text:span text:style-name="T1204"/></text:p>
      <text:p text:style-name="P714"><text:span text:style-name="T1204"/></text:p>
      <text:p text:style-name="P714"><text:span text:style-name="T1204"/></text:p>
      <text:p text:style-name="P714"><text:span text:style-name="T1204"/></text:p>
      <text:p text:style-name="P714"><text:span text:style-name="T1204"/></text:p>
      <text:p text:style-name="P714"><text:span text:style-name="T1204"/></text:p>
      <text:p text:style-name="P714"><text:span text:style-name="T1204"/></text:p>
      <text:p text:style-name="P714"><text:span text:style-name="T1204"/></text:p>
      <text:p text:style-name="P714"><text:span text:style-name="T1204"/></text:p>
      <text:p text:style-name="P714"><text:span text:style-name="T1204"/></text:p>
      <text:p text:style-name="P714"><text:span text:style-name="T1204"/></text:p>
      <text:p text:style-name="P714"><text:span text:style-name="T1204"/></text:p>
      <text:p text:style-name="P714"><text:span text:style-name="T1204"/></text:p>
      <text:p text:style-name="P714"><text:span text:style-name="T1204"/></text:p>
      <text:p text:style-name="P714"><text:span text:style-name="T1204"/></text:p>
      <text:p text:style-name="P714"><text:span text:style-name="T1204"/></text:p>
      <text:p text:style-name="P714"><text:span text:style-name="T1204"/></text:p>
      <text:p text:style-name="P714"><text:span text:style-name="T1204"/></text:p>
      <text:p text:style-name="P714"><text:span text:style-name="T1204"/></text:p>
      <text:p text:style-name="P714"><text:span text:style-name="T1204"/></text:p>
      <text:p text:style-name="P714"><text:span text:style-name="T1204"/></text:p>
      <text:p text:style-name="P714"><text:span text:style-name="T1204"/></text:p>
      <text:p text:style-name="P714"><text:span text:style-name="T1204"/></text:p>
      <text:h text:style-name="Heading_20_2" text:outline-level="2"><text:bookmark-start text:name="__RefHeading___Toc79665_833296016"/><text:soft-page-break/><text:span text:style-name="T1711">s</text:span><text:span text:style-name="T1741">tr</text:span><text:span text:style-name="T1774">view</text:span><text:bookmark-end text:name="__RefHeading___Toc79665_833296016"/></text:h>
      <text:p text:style-name="P45"><text:tab/><text:span text:style-name="T298">Uso: </text:span></text:p>
      <text:p text:style-name="P247"><text:tab/><text:tab/><text:span text:style-name="T1774">vista su una </text:span><text:span text:style-name="T1741">stringa di caratteri</text:span></text:p>
      <text:p text:style-name="P464"><text:span text:style-name="T76"/></text:p>
      <text:p text:style-name="P464"><text:span text:style-name="T18"><text:tab/></text:span><text:span text:style-name="T87">Testata: </text:span></text:p>
      <text:p text:style-name="P323"><text:tab/><text:tab/><text:span text:style-name="T523">iron/</text:span><text:span text:style-name="T596">s</text:span><text:span text:style-name="T609">tr</text:span><text:span text:style-name="T615">view</text:span><text:span text:style-name="T534">.h</text:span></text:p>
      <text:p text:style-name="P464"><text:span text:style-name="T87"/></text:p>
      <text:p text:style-name="P464"><text:span text:style-name="T18"><text:tab/></text:span><text:span text:style-name="T20">Sinossi:</text:span></text:p>
      <text:p text:style-name="P189"><text:tab/></text:p>
      <text:p text:style-name="P828"><text:tab/><text:tab/>template &lt;typename T,bool SAFE&gt; class base_strview final <text:tab/></text:p>
      <text:p text:style-name="P464"><text:span text:style-name="T397"/></text:p>
      <text:p text:style-name="P464"><text:span text:style-name="T397"/></text:p>
      <text:p text:style-name="P464"><text:span text:style-name="T397"><text:tab/></text:span><text:span text:style-name="T1362">Alias interni:</text:span></text:p>
      <text:p text:style-name="P464"><text:span text:style-name="T400"/></text:p>
      <text:p text:style-name="P1433"><text:tab/><text:tab/>using value_t = T</text:p>
      <text:p text:style-name="P1433"><text:tab/><text:tab/>using value_type = value_t</text:p>
      <text:p text:style-name="P464"><text:span text:style-name="T400"><text:tab/><text:tab/>using stripped_value_t = std::decay_t&lt;value_t&gt;</text:span><text:span text:style-name="T360"><text:tab/><text:tab/><text:tab/></text:span></text:p>
      <text:p text:style-name="P825"><text:tab/><text:tab/>using char_t = std::conditional_t&lt;concepts::fixed_charset&lt;value_t&gt;, value_t, <text:tab/><text:tab/><text:tab/>std::conditional_t&lt;std::is_const_v&lt;value_t&gt;, const char32_t, char32_t&gt;&gt;</text:p>
      <text:p text:style-name="P825"><text:tab/><text:tab/><text:span text:style-name="T1775">using char_type=char_t</text:span></text:p>
      <text:p text:style-name="P825"><text:tab/><text:tab/>using stripped_char_t = std::decay_t&lt;char_t&gt;</text:p>
      <text:p text:style-name="P825"><text:tab/><text:tab/>using stripped_char_type = stripped_char_t</text:p>
      <text:p text:style-name="P825"><text:tab/><text:tab/>using diff_t = std::ptrdiff_t</text:p>
      <text:p text:style-name="P825"><text:tab/><text:tab/>using difference_type_t = diff_t</text:p>
      <text:p text:style-name="P825"><text:tab/><text:tab/>using ptr_t = value_t*</text:p>
      <text:p text:style-name="P825"><text:tab/><text:tab/>using cptr_t = const value_t*</text:p>
      <text:p text:style-name="P825"><text:tab/><text:tab/>using pointer = ptr_t</text:p>
      <text:p text:style-name="P825"><text:tab/><text:tab/>using ref_t = ref_wrapper&lt;value_t&gt;</text:p>
      <text:p text:style-name="P825"><text:tab/><text:tab/>using cref_t = ref_wrapper&lt;const value_t&gt;</text:p>
      <text:p text:style-name="P825"><text:tab/><text:tab/>using reference = value_t&amp;</text:p>
      <text:p text:style-name="P825"><text:tab/><text:tab/>using const_reference = const value_t&amp;</text:p>
      <text:p text:style-name="P825"><text:tab/><text:tab/>using iterator = &lt;<text:span text:style-name="T1775">private&gt;</text:span></text:p>
      <text:p text:style-name="P825"><text:tab/><text:tab/>using const_iterator = &lt;<text:span text:style-name="T1775">private&gt;</text:span></text:p>
      <text:p text:style-name="P825"><text:tab/><text:tab/>using error_handler_t = error_handler</text:p>
      <text:p text:style-name="P825"><text:tab/><text:tab/>using error_handler_type = error_handler_t</text:p>
      <text:p text:style-name="P825"><text:tab/><text:tab/>using raw_seq_t = &lt;<text:span text:style-name="T1775">private&gt;</text:span></text:p>
      <text:p text:style-name="P826"><text:tab/><text:tab/>using raw_seq_type = raw_seq_t</text:p>
      <text:p text:style-name="P826"><text:tab/><text:tab/>using craw_seq_t = &lt;<text:span text:style-name="T1776">private&gt; </text:span></text:p>
      <text:p text:style-name="P826"><text:tab/><text:tab/>using const_raw_seq_type = craw_seq_t</text:p>
      <text:p text:style-name="P826"><text:tab/><text:tab/>using rev_raw_seq_t = &lt;<text:span text:style-name="T1776">private&gt; </text:span></text:p>
      <text:p text:style-name="P826"><text:tab/><text:tab/>using rev_raw_seq_type = rev_raw_seq_t</text:p>
      <text:p text:style-name="P826"><text:tab/><text:tab/>using crev_raw_seq_t = &lt;<text:span text:style-name="T1776">private&gt; </text:span></text:p>
      <text:p text:style-name="P826"><text:tab/><text:tab/>using const_rev_raw_seq_type = crev_raw_seq_t</text:p>
      <text:p text:style-name="P826"><text:tab/><text:tab/>using seq_t = &lt;<text:span text:style-name="T1776">private&gt; </text:span></text:p>
      <text:p text:style-name="P826"><text:tab/><text:tab/>using seq_type = seq_t</text:p>
      <text:p text:style-name="P826"><text:tab/><text:tab/>using cseq_t = &lt;<text:span text:style-name="T1776">private&gt; </text:span></text:p>
      <text:p text:style-name="P826"><text:tab/><text:tab/>using const_seq_type = cseq_t</text:p>
      <text:p text:style-name="P826"><text:tab/><text:tab/>using size_t = std::size_t</text:p>
      <text:p text:style-name="P826"><text:tab/><text:tab/>using size_type = size_t</text:p>
      <text:p text:style-name="P826"><text:tab/><text:tab/></text:p>
      <text:p text:style-name="P464"><text:span text:style-name="T20"><text:tab/></text:span><text:span text:style-name="T92">Alias esterni:</text:span></text:p>
      <text:p text:style-name="P464"><text:span text:style-name="T92"/></text:p>
      <text:p text:style-name="P959"><text:tab/> <text:tab/>using uvstrb = base_strview&lt;char, false&gt;</text:p>
      <text:p text:style-name="P959"><text:tab/> <text:tab/>using vstrb = base_strview&lt;char,true&gt;</text:p>
      <text:p text:style-name="P959"><text:tab/> <text:tab/>using uvstr8 = base_strview&lt;char8_t, false&gt;</text:p>
      <text:p text:style-name="P959"><text:tab/> <text:tab/>using vstr8 = base_strview&lt;char8_t,true&gt;</text:p>
      <text:p text:style-name="P959"><text:tab/> <text:tab/>using uvstrw = base_strview&lt;wchar_t,false&gt;</text:p>
      <text:p text:style-name="P959"><text:tab/> <text:tab/>using vstrw = base_strview&lt;wchar_t,true&gt;</text:p>
      <text:p text:style-name="P959"><text:tab/> <text:tab/>using uvstr16 = base_strview&lt;wchar_t,false&gt;</text:p>
      <text:p text:style-name="P959"><text:tab/> <text:tab/>using vstr16 = base_strview&lt;char16_t,true&gt;</text:p>
      <text:p text:style-name="P959"><text:tab/> <text:tab/>using uvstr32 = base_strview&lt;char32_t,false&gt;</text:p>
      <text:p text:style-name="P959"><text:tab/> <text:tab/>using vstr32 = base_strview&lt;char32_t,true&gt;</text:p>
      <text:p text:style-name="P824"><text:tab/></text:p>
      <text:p text:style-name="P824"><text:span text:style-name="T1174"/></text:p>
      <text:p text:style-name="P1801"><text:tab/>Metodi statici:</text:p>
      <text:p text:style-name="P824"/>
      <text:p text:style-name="P824"><text:tab/><text:tab/>[[nodiscard]] constexpr bool is_safe()noexcept </text:p>
      <text:p text:style-name="P824"/>
      <text:p text:style-name="P824"><text:tab/><text:tab/><text:tab/><text:span text:style-name="T1178">Ritorna vero se la stringa </text:span><text:span text:style-name="T1210">a cui la vista si riferisce </text:span><text:span text:style-name="T1204">deve </text:span><text:span text:style-name="T1178">cont</text:span><text:span text:style-name="T1204">enere</text:span><text:span text:style-name="T1178"> caratteri validi per la <text:tab/><text:tab/><text:tab/><text:tab/>codifica impostata</text:span></text:p>
      <text:p text:style-name="P1599"><text:span text:style-name="T810"/></text:p>
      <text:p text:style-name="P1599"><text:span text:style-name="T810"/></text:p>
      <text:p text:style-name="P829"><text:tab/><text:tab/>[[nodiscard]] constexpr size_t max_size()noexcept </text:p>
      <text:p text:style-name="P829"/>
      <text:p text:style-name="P1600"><text:tab/><text:tab/><text:tab/><text:span text:style-name="T1743">Ritorna il massimo numero di </text:span><text:span text:style-name="T1765">elementi</text:span></text:p>
      <text:p text:style-name="P1600"><text:span text:style-name="T810"/></text:p>
      <text:p text:style-name="P1600"><text:span text:style-name="T810"/></text:p>
      <text:p text:style-name="P1600"><text:span text:style-name="T810"/></text:p>
      <text:p text:style-name="P824"/>
      <text:p text:style-name="P190"><text:soft-page-break/><text:tab/><text:span text:style-name="T1479">Vincoli:</text:span><text:tab/><text:span text:style-name="T1329"><text:tab/></text:span></text:p>
      <text:p text:style-name="P1512"><text:tab/><text:tab/>!std::is_reference_v&lt;value_t&gt;</text:p>
      <text:p text:style-name="P1512"><text:tab/><text:tab/>concepts::charset&lt;value_t&gt;</text:p>
      <text:p text:style-name="P190"><text:span text:style-name="T773"/></text:p>
      <text:p text:style-name="P407"><text:span text:style-name="T773"/></text:p>
      <text:p text:style-name="P414"><text:tab/>Costruttori:</text:p>
      <text:p text:style-name="P407"><text:span text:style-name="T92"/></text:p>
      <text:p text:style-name="P960"><text:tab/><text:tab/>template &lt;typename MASTER&gt;</text:p>
      <text:p text:style-name="P950"><text:tab/><text:tab/>[[nodiscard]] static constexpr base_strview </text:p>
      <text:p text:style-name="P950"><text:tab/><text:tab/>unchecked_from(const MASTER&amp; master,ptr_t <text:span text:style-name="T1777">start</text:span>, size_t sz)noexcept </text:p>
      <text:p text:style-name="P949">#if IRON_SECURITY_CHECKER</text:p>
      <text:p text:style-name="P949"><text:tab/><text:tab/><text:tab/>requires(concepts::has_security_checker&lt;MASTER&gt;)</text:p>
      <text:p text:style-name="P949">#endif </text:p>
      <text:p text:style-name="P949"/>
      <text:p text:style-name="P827"><text:span text:style-name="T1178"><text:tab/><text:tab/><text:tab/>Ritorna </text:span><text:span text:style-name="T1211">una vista che ha come partenza </text:span><text:span text:style-name="T1777">start</text:span><text:span text:style-name="T1211"> per lunghezza </text:span><text:span text:style-name="T1777">sz</text:span></text:p>
      <text:p text:style-name="P827"><text:tab/><text:span text:style-name="T1178"><text:tab/><text:tab/></text:span><text:span text:style-name="T1266">Il metodo non è sicuro per l’uso di un puntatore.</text:span></text:p>
      <text:p text:style-name="P658"><text:span text:style-name="T1014"><text:tab/><text:tab/><text:tab/></text:span><text:span text:style-name="T147">Master</text:span><text:span text:style-name="T1014"> serve unicamente al </text:span><text:span text:style-name="T147">security_checker </text:span><text:span text:style-name="T1014">per tenere traccia della vita </text:span></text:p>
      <text:p text:style-name="P1892"><text:tab/><text:tab/><text:tab/>dell’istanza della classe principale, la proprietaria degli elementi.</text:p>
      <text:p text:style-name="P658"><text:span text:style-name="T1014"><text:tab/><text:tab/><text:tab/></text:span><text:span text:style-name="T147">MASTER</text:span><text:span text:style-name="T1014"> può essere anche una classe referente d</text:span><text:span text:style-name="T1019">i una</text:span><text:span text:style-name="T1014"> classe principale</text:span></text:p>
      <text:p text:style-name="P658"><text:span text:style-name="T1014"><text:tab/></text:span><text:span text:style-name="T1015"><text:tab/><text:tab/></text:span><text:span text:style-name="T1022">Quando la </text:span><text:span text:style-name="T1023">vista </text:span><text:span text:style-name="T1022"><text:s/></text:span><text:span text:style-name="T1024">è vuota</text:span><text:span text:style-name="T1022"> non è piu una istanza referente.</text:span></text:p>
      <text:p text:style-name="P658"><text:span text:style-name="T1015"/></text:p>
      <text:p text:style-name="P827"><text:span text:style-name="T1178"/></text:p>
      <text:p text:style-name="P717"><text:span text:style-name="T1743"><text:tab/><text:tab/><text:tab/>constexpr base_strview()noexcept</text:span><text:span text:style-name="T1777">=default</text:span></text:p>
      <text:p text:style-name="P1434"><text:tab/><text:tab/><text:tab/>constexpr base_strview(base_strview&amp;&amp;)noexcept</text:p>
      <text:p text:style-name="P1434"><text:tab/><text:tab/><text:tab/>constexpr base_strview(const base_strview&amp;)noexcept</text:p>
      <text:p text:style-name="P717"/>
      <text:p text:style-name="P717"/>
      <text:p text:style-name="P717"><text:tab/><text:span text:style-name="T1211">Distruttore:</text:span></text:p>
      <text:p text:style-name="P717"><text:span text:style-name="T1211"><text:tab/><text:tab/><text:tab/></text:span><text:span text:style-name="T1777">constexpr ~base_strview() = default</text:span></text:p>
      <text:p text:style-name="P717"/>
      <text:p text:style-name="P717"/>
      <text:p text:style-name="P717"><text:tab/><text:span text:style-name="T1211">Metodi:</text:span></text:p>
      <text:p text:style-name="P717"/>
      <text:p text:style-name="P717"><text:tab/><text:tab/><text:tab/>constexpr base_strview&amp; operator=(base_strview&amp;&amp;)noexcept </text:p>
      <text:p text:style-name="P717"><text:tab/><text:tab/><text:tab/>constexpr base_strview&amp; operator=(<text:span text:style-name="T1777">const </text:span>base_strview&amp;)noexcept </text:p>
      <text:p text:style-name="P717"><text:tab/><text:tab/><text:tab/>constexpr base_strview&amp; swap(base_strview&amp;)noexcept </text:p>
      <text:p text:style-name="P717"/>
      <text:p text:style-name="P717"/>
      <text:p text:style-name="P1396"><text:tab/><text:tab/><text:tab/>[[nodiscard]] constexpr bool empty()const noexcept </text:p>
      <text:p text:style-name="P718"/>
      <text:p text:style-name="P718"><text:tab/><text:tab/><text:tab/><text:tab/><text:span text:style-name="T1184">Ritorna vero se </text:span><text:span text:style-name="T1187">il numero di </text:span><text:span text:style-name="T1199">elementi</text:span><text:span text:style-name="T1187"> effettivi è zero</text:span></text:p>
      <text:p text:style-name="P718"><text:span text:style-name="T612"/></text:p>
      <text:p text:style-name="P1590"><text:span text:style-name="T612"/></text:p>
      <text:p text:style-name="P1590"><text:span text:style-name="T612"/></text:p>
      <text:p text:style-name="P1396"><text:tab/><text:tab/><text:tab/>[[nodiscard]] constexpr explicit operator bool()const noexcept </text:p>
      <text:p text:style-name="P1590"><text:span text:style-name="T612"/></text:p>
      <text:p text:style-name="P718"><text:tab/><text:tab/><text:tab/><text:tab/><text:span text:style-name="T1184">Ritorna vero se </text:span><text:span text:style-name="T1187">il numero di </text:span><text:span text:style-name="T1199">elementi</text:span><text:span text:style-name="T1187"> effettivi non è zero</text:span></text:p>
      <text:p text:style-name="P718"><text:span text:style-name="T612"/></text:p>
      <text:p text:style-name="P718"><text:span text:style-name="T612"/></text:p>
      <text:p text:style-name="P1590"><text:span text:style-name="T612"/></text:p>
      <text:p text:style-name="P1396"><text:tab/><text:tab/><text:tab/>[[nodiscard]] constexpr size_t size()const noexcept </text:p>
      <text:p text:style-name="P1590"><text:span text:style-name="T612"/></text:p>
      <text:p text:style-name="P718"><text:tab/><text:tab/><text:tab/><text:tab/><text:span text:style-name="T1184">Ritorna </text:span><text:span text:style-name="T1185">il numero di </text:span><text:span text:style-name="T1193">elementi</text:span><text:span text:style-name="T1185"> effettivi</text:span></text:p>
      <text:p text:style-name="P718"><text:span text:style-name="T1184"/></text:p>
      <text:p text:style-name="P718"><text:span text:style-name="T1184"/></text:p>
      <text:p text:style-name="P1396"><text:tab/><text:tab/><text:tab/>[[nodiscard]] constexpr size_t count()const noexcept </text:p>
      <text:p text:style-name="P718"/>
      <text:p text:style-name="P718"><text:span text:style-name="T1184"><text:tab/><text:tab/><text:tab/><text:tab/>Ritorna </text:span><text:span text:style-name="T1185">il numero di </text:span><text:span text:style-name="T1199">caratteri</text:span><text:span text:style-name="T1185"> effettivi</text:span></text:p>
      <text:p text:style-name="P718"><text:span text:style-name="T1185"/></text:p>
      <text:p text:style-name="P718"/>
      <text:p text:style-name="P718"><text:span text:style-name="T1185"><text:tab/><text:tab/><text:tab/></text:span><text:span text:style-name="T1750">constexpr base_str&amp; </text:span><text:span text:style-name="T2019">reset</text:span><text:span text:style-name="T1750">()noexcept </text:span></text:p>
      <text:p text:style-name="P718"><text:span text:style-name="T1185"/></text:p>
      <text:p text:style-name="P718"><text:span text:style-name="T1185"><text:tab/><text:tab/><text:tab/><text:tab/></text:span><text:span text:style-name="T1186">Riporta il numero di </text:span><text:span text:style-name="T1191">elementi</text:span><text:span text:style-name="T1186"> effettivi a zero </text:span></text:p>
      <text:p text:style-name="P718"><text:span text:style-name="T1186"><text:tab/><text:tab/><text:tab/><text:tab/></text:span><text:span text:style-name="T1202">Dopo questa operazione </text:span><text:span text:style-name="T1771">size() </text:span><text:span text:style-name="T1202">ritorna zero</text:span></text:p>
      <text:p text:style-name="P718"><text:span text:style-name="T1187"/></text:p>
      <text:p text:style-name="P1773"><text:tab/> </text:p>
      <text:p text:style-name="P718"><text:span text:style-name="T1184"><text:tab/></text:span><text:span text:style-name="T1749"><text:tab/><text:tab/>[[nodiscard]] constexpr value_t* unsafe_data()noexcept </text:span></text:p>
      <text:p text:style-name="P1396"><text:tab/><text:tab/><text:tab/>requires(!is_safe())</text:p>
      <text:p text:style-name="P718"/>
      <text:p text:style-name="P718"><text:span text:style-name="T1184"><text:tab/></text:span><text:span text:style-name="T1749"><text:tab/><text:tab/>[[nodiscard]] constexpr const value_t* unsafe_data()const noexcept </text:span></text:p>
      <text:p text:style-name="P719"><text:span text:style-name="T1184"><text:tab/><text:tab/><text:tab/></text:span><text:span text:style-name="T1749">[[nodiscard]] constexpr const value_t* unsafe_</text:span><text:span text:style-name="T1786">c</text:span><text:span text:style-name="T1749">data()const noexcept</text:span></text:p>
      <text:p text:style-name="P719"><text:span text:style-name="T1184"/></text:p>
      <text:p text:style-name="P719"><text:span text:style-name="T1184"><text:tab/><text:tab/><text:tab/><text:tab/></text:span><text:span text:style-name="T1192">Ritorna un puntatore <text:s/></text:span><text:span text:style-name="T1223">al </text:span><text:span text:style-name="T1192">primo elemento </text:span></text:p>
      <text:p text:style-name="P1789"><text:tab/><text:tab/><text:tab/><text:tab/>Il metodo non è sicuro perche ritorna un puntatore</text:p>
      <text:p text:style-name="P1775"><text:tab/><text:tab/><text:tab/><text:tab/><text:span text:style-name="T1772">Se </text:span><text:span text:style-name="T1915">il puntatore non è nullo </text:span><text:span text:style-name="T1764"><text:s/></text:span><text:span text:style-name="T1922">non è garantito il </text:span><text:span text:style-name="T1915">terminatore </text:span><text:span text:style-name="T707">\0.</text:span></text:p>
      <text:p text:style-name="P747"><text:soft-page-break/><text:span text:style-name="T1184"/></text:p>
      <text:p text:style-name="P718"><text:span text:style-name="T1195"/></text:p>
      <text:p text:style-name="P1408"/>
      <text:p text:style-name="P1408"/>
      <text:p text:style-name="P1408"><text:tab/><text:tab/><text:tab/>[[nodiscard]] constexpr value_t&amp; unchecked_raw_nth(size_t <text:span text:style-name="T1922">i</text:span>dx)noexcept </text:p>
      <text:p text:style-name="P1408"><text:tab/><text:tab/><text:tab/>requires(!is_safe())</text:p>
      <text:p text:style-name="P1409"><text:tab/><text:tab/><text:tab/></text:p>
      <text:p text:style-name="P1409"><text:tab/><text:tab/><text:tab/>[[nodiscard]] constexpr stripped_value_t unchecked_raw_nth(size_t idx)const noexcept </text:p>
      <text:p text:style-name="P718"><text:span text:style-name="T1195"/></text:p>
      <text:p text:style-name="P718"><text:span text:style-name="T1195"><text:tab/><text:tab/><text:tab/><text:tab/></text:span><text:span text:style-name="T1198">Ritorna l’elemento alla posizione </text:span><text:span text:style-name="T1756">idx</text:span><text:span text:style-name="T1198">, il primo elemento ha indice zero</text:span></text:p>
      <text:p text:style-name="P718"><text:span text:style-name="T1198"><text:tab/><text:tab/><text:tab/><text:tab/>Il metodo non è sicuro perche </text:span><text:span text:style-name="T1756">idx</text:span><text:span text:style-name="T1198"> è controllato solo in modalità </text:span><text:span text:style-name="T1922">debug</text:span></text:p>
      <text:p text:style-name="P718"><text:span text:style-name="T1198"/></text:p>
      <text:p text:style-name="P1795"><text:tab/><text:tab/><text:tab/></text:p>
      <text:p text:style-name="P718"><text:span text:style-name="T1198"><text:tab/><text:tab/><text:tab/></text:span><text:span text:style-name="T1756">[[nodiscard]] constexpr option&lt;</text:span><text:span text:style-name="T1778">stripped_</text:span><text:span text:style-name="T1756">value_t&gt; raw_nth(size_t idx)const noexcept </text:span></text:p>
      <text:p text:style-name="P718"><text:span text:style-name="T1198"/></text:p>
      <text:p text:style-name="P718"><text:span text:style-name="T1195"><text:tab/><text:tab/><text:tab/><text:tab/></text:span><text:span text:style-name="T1198">Ritorna l’elemento alla posizione </text:span><text:span text:style-name="T1756">idx</text:span><text:span text:style-name="T1198">, il primo elemento ha indice zero</text:span></text:p>
      <text:p text:style-name="P718"><text:span text:style-name="T1198"/></text:p>
      <text:p text:style-name="P718"><text:span text:style-name="T1198"/></text:p>
      <text:p text:style-name="P1411"><text:tab/><text:tab/><text:tab/>[[nodiscard]] constexpr option&lt;<text:span text:style-name="T1778">stripped_</text:span>value_t&gt; raw_front()const noexcept </text:p>
      <text:p text:style-name="P718"/>
      <text:p text:style-name="P1795"><text:tab/><text:tab/><text:tab/><text:tab/>Ritorna l’elemento alla prima posizione</text:p>
      <text:p text:style-name="P718"><text:span text:style-name="T1198"/></text:p>
      <text:p text:style-name="P718"><text:span text:style-name="T1198"/></text:p>
      <text:p text:style-name="P1411"><text:tab/><text:tab/><text:tab/>[[nodiscard]] constexpr option&lt;<text:span text:style-name="T1778">stripped_</text:span>value_t&gt; raw_back()const noexcept </text:p>
      <text:p text:style-name="P718"/>
      <text:p text:style-name="P1795"><text:tab/><text:tab/><text:tab/><text:tab/>Ritorna l’elemento all’ ultima posizione</text:p>
      <text:p text:style-name="P718"><text:span text:style-name="T1198"/></text:p>
      <text:p text:style-name="P718"><text:span text:style-name="T1198"/></text:p>
      <text:p text:style-name="P1411"><text:tab/><text:tab/><text:tab/>[[nodiscard]] constexpr option&lt;<text:span text:style-name="T1778">stripped_</text:span>char_t&gt; nth(size_t idx)const noexcept</text:p>
      <text:p text:style-name="P718"><text:span text:style-name="T1198"/></text:p>
      <text:p text:style-name="P718"><text:span text:style-name="T1198"><text:tab/><text:tab/><text:tab/><text:tab/>Ritorna il carattere alla posizione </text:span><text:span text:style-name="T1756">idx</text:span><text:span text:style-name="T1198">, il primo elemento ha indice zero</text:span></text:p>
      <text:p text:style-name="P718"><text:span text:style-name="T1198"/></text:p>
      <text:p text:style-name="P718"><text:span text:style-name="T1198"/></text:p>
      <text:p text:style-name="P1411"><text:tab/><text:tab/><text:tab/>[[nodiscard]] constexpr option&lt;<text:span text:style-name="T1778">stripped_</text:span>char_t&gt; front()const noexcept </text:p>
      <text:p text:style-name="P718"/>
      <text:p text:style-name="P1795"><text:tab/><text:tab/><text:tab/><text:tab/>Ritorna il carattere alla prima posizione</text:p>
      <text:p text:style-name="P718"><text:span text:style-name="T1198"/></text:p>
      <text:p text:style-name="P718"><text:span text:style-name="T1198"/></text:p>
      <text:p text:style-name="P1411"><text:tab/><text:tab/><text:tab/>[[nodiscard]] constexpr option&lt;<text:span text:style-name="T1778">stripped_</text:span>char_t&gt; back()const noexcept </text:p>
      <text:p text:style-name="P718"/>
      <text:p text:style-name="P1795"><text:tab/><text:tab/><text:tab/><text:tab/>Ritorna il carattere all’ ultima posizione</text:p>
      <text:p text:style-name="P718"><text:span text:style-name="T1199"/></text:p>
      <text:p text:style-name="P718"><text:span text:style-name="T1199"/></text:p>
      <text:p text:style-name="P1414"><text:tab/><text:tab/><text:tab/>[[nodiscard]] constexpr raw_seq_t raw_seq()noexcept </text:p>
      <text:p text:style-name="P1415"><text:tab/><text:tab/><text:tab/>requires <text:span text:style-name="T1922">(!is_safe())</text:span></text:p>
      <text:p text:style-name="P1415"><text:span text:style-name="T1198"/></text:p>
      <text:p text:style-name="P718"><text:span text:style-name="T1206"><text:tab/><text:tab/><text:tab/></text:span><text:span text:style-name="T1758">[[nodiscard]] constexpr craw_seq_t raw_seq()const noexcept</text:span><text:span text:style-name="T1206"> </text:span></text:p>
      <text:p text:style-name="P718"><text:span text:style-name="T1206"><text:tab/><text:tab/><text:tab/></text:span><text:span text:style-name="T1758">[[nodiscard]] constexpr craw_seq_t </text:span><text:span text:style-name="T1759">c</text:span><text:span text:style-name="T1758">raw_seq()const noexcept</text:span><text:span text:style-name="T1206"> </text:span></text:p>
      <text:p text:style-name="P718"><text:span text:style-name="T1206"/></text:p>
      <text:p text:style-name="P718"><text:span text:style-name="T1206"><text:tab/><text:tab/><text:tab/><text:tab/></text:span><text:span text:style-name="T1199">Ritorna una </text:span><text:span text:style-name="T1206">sequenza sugli elementi</text:span></text:p>
      <text:p text:style-name="P718"><text:span text:style-name="T1206"/></text:p>
      <text:p text:style-name="P718"><text:span text:style-name="T1199"/></text:p>
      <text:p text:style-name="P718"><text:span text:style-name="T1757"><text:tab/><text:tab/><text:tab/>[[nodiscard]] constexpr </text:span><text:span text:style-name="T1923">rev_</text:span><text:span text:style-name="T1757">raw_seq_t raw_</text:span><text:span text:style-name="T1759">r</text:span><text:span text:style-name="T1757">seq()noexcept </text:span></text:p>
      <text:p text:style-name="P1414"><text:tab/><text:tab/><text:tab/>requires <text:span text:style-name="T1923">(!is_safe())</text:span></text:p>
      <text:p text:style-name="P718"/>
      <text:p text:style-name="P718"><text:span text:style-name="T1207"><text:tab/><text:tab/><text:tab/></text:span><text:span text:style-name="T1759">[[nodiscard]] constexpr </text:span><text:span text:style-name="T1923">rev_</text:span><text:span text:style-name="T1759">raw_seq_t rseq()noexcept</text:span></text:p>
      <text:p text:style-name="P1418"><text:tab/><text:tab/><text:tab/>requires <text:span text:style-name="T1923">(!is_safe() &amp;&amp; </text:span>concepts::fixed_charset&lt;value_t&gt;<text:span text:style-name="T1923">)</text:span></text:p>
      <text:p text:style-name="P718"><text:span text:style-name="T1198"/></text:p>
      <text:p text:style-name="P748"><text:span text:style-name="T1206"><text:tab/><text:tab/><text:tab/></text:span><text:span text:style-name="T1758">[[nodiscard]] constexpr </text:span><text:span text:style-name="T1923">crev_</text:span><text:span text:style-name="T1759">raw_seq_t</text:span><text:span text:style-name="T1758"> raw_</text:span><text:span text:style-name="T1759">r</text:span><text:span text:style-name="T1758">seq()const noexcept</text:span><text:span text:style-name="T1206"> </text:span></text:p>
      <text:p text:style-name="P748"><text:span text:style-name="T1206"><text:tab/><text:tab/><text:tab/></text:span><text:span text:style-name="T1758">[[nodiscard]] constexpr </text:span><text:span text:style-name="T1923">crev_</text:span><text:span text:style-name="T1759">raw_seq_t</text:span><text:span text:style-name="T1758"> </text:span><text:span text:style-name="T1759">c</text:span><text:span text:style-name="T1758">raw_</text:span><text:span text:style-name="T1759">r</text:span><text:span text:style-name="T1758">seq()const noexcept</text:span><text:span text:style-name="T1206"> </text:span></text:p>
      <text:p text:style-name="P718"><text:span text:style-name="T1207"/></text:p>
      <text:p text:style-name="P748"><text:span text:style-name="T1207"><text:tab/><text:tab/><text:tab/></text:span><text:span text:style-name="T1759">[[nodiscard]] constexpr </text:span><text:span text:style-name="T1923">crev_</text:span><text:span text:style-name="T1759">raw_seq_t rseq()</text:span><text:span text:style-name="T1760">const </text:span><text:span text:style-name="T1759">noexcept</text:span></text:p>
      <text:p text:style-name="P1418"><text:tab/><text:tab/><text:tab/>requires <text:span text:style-name="T1923">(</text:span>concepts::fixed_charset&lt;value_t&gt;<text:span text:style-name="T1923">)</text:span></text:p>
      <text:p text:style-name="P718"><text:span text:style-name="T814"/></text:p>
      <text:p text:style-name="P748"><text:span text:style-name="T1207"><text:tab/><text:tab/><text:tab/></text:span><text:span text:style-name="T1759">[[nodiscard]] constexpr </text:span><text:span text:style-name="T1923">crev_</text:span><text:span text:style-name="T1759">raw_seq_t </text:span><text:span text:style-name="T1760">c</text:span><text:span text:style-name="T1759">rseq()</text:span><text:span text:style-name="T1760">const </text:span><text:span text:style-name="T1759">noexcept</text:span></text:p>
      <text:p text:style-name="P1418"><text:tab/><text:tab/><text:tab/>requires <text:span text:style-name="T1923">(</text:span>concepts::fixed_charset&lt;value_t&gt;<text:span text:style-name="T1923">)</text:span></text:p>
      <text:p text:style-name="P718"><text:span text:style-name="T1206"/></text:p>
      <text:p text:style-name="P718"><text:span text:style-name="T1206"><text:tab/><text:tab/><text:tab/><text:tab/></text:span><text:span text:style-name="T1199">Ritorna una </text:span><text:span text:style-name="T1206">sequenza </text:span><text:span text:style-name="T1207">inversa </text:span><text:span text:style-name="T1206">sugli elementi</text:span></text:p>
      <text:p text:style-name="P718"><text:span text:style-name="T1206"/></text:p>
      <text:p text:style-name="P718"><text:span text:style-name="T1206"/></text:p>
      <text:p text:style-name="P718"><text:soft-page-break/><text:span text:style-name="T1206"/></text:p>
      <text:p text:style-name="P718"><text:span text:style-name="T1206"><text:tab/><text:tab/><text:tab/></text:span><text:span text:style-name="T1758">[[nodiscard]] constexpr seq_t seq()noexcept </text:span></text:p>
      <text:p text:style-name="P1422"><text:tab/><text:tab/><text:tab/>requires <text:span text:style-name="T1923">(!is_safe())</text:span></text:p>
      <text:p text:style-name="P718"/>
      <text:p text:style-name="P718"><text:span text:style-name="T1198"><text:tab/><text:tab/><text:tab/><text:tab/></text:span><text:span text:style-name="T1199">Ritorna una </text:span><text:span text:style-name="T1206">sequenza su</text:span><text:span text:style-name="T1207">i caratteri</text:span></text:p>
      <text:p text:style-name="P718"><text:span text:style-name="T1206"/></text:p>
      <text:p text:style-name="P718"><text:span text:style-name="T1206"/></text:p>
      <text:p text:style-name="P718"><text:span text:style-name="T1206"><text:tab/><text:tab/><text:tab/></text:span><text:span text:style-name="T1758">[[nodiscard]] constexpr </text:span><text:span text:style-name="T1759">c</text:span><text:span text:style-name="T1758">seq_t seq()</text:span><text:span text:style-name="T1759">const </text:span><text:span text:style-name="T1758">noexcept </text:span></text:p>
      <text:p text:style-name="P718"><text:span text:style-name="T1206"><text:tab/><text:tab/><text:tab/></text:span><text:span text:style-name="T1758">[[nodiscard]] constexpr </text:span><text:span text:style-name="T1759">c</text:span><text:span text:style-name="T1758">seq_t </text:span><text:span text:style-name="T1759">c</text:span><text:span text:style-name="T1758">seq()</text:span><text:span text:style-name="T1759">const </text:span><text:span text:style-name="T1758">noexcept </text:span></text:p>
      <text:p text:style-name="P718"><text:span text:style-name="T793"/></text:p>
      <text:p text:style-name="P718"><text:span text:style-name="T1198"><text:tab/><text:tab/><text:tab/><text:tab/></text:span><text:span text:style-name="T1199">Ritorna una </text:span><text:span text:style-name="T1206">sequenza su</text:span><text:span text:style-name="T1207"> caratteri immutabili</text:span></text:p>
      <text:p text:style-name="P718"><text:span text:style-name="T1207"/></text:p>
      <text:p text:style-name="P718"><text:span text:style-name="T1207"/></text:p>
      <text:p text:style-name="P1418"><text:tab/><text:tab/><text:tab/>constexpr base_strview&amp; make_base_uppercase()noexcept </text:p>
      <text:p text:style-name="P1419"><text:tab/><text:tab/><text:tab/>requires(!std::is_const_v&lt;value_t&gt;)</text:p>
      <text:p text:style-name="P719"><text:tab/></text:p>
      <text:p text:style-name="P729"><text:span text:style-name="T1198"><text:tab/><text:tab/><text:tab/><text:tab/></text:span><text:span text:style-name="T1212">Converte </text:span><text:span text:style-name="T1199"><text:s/></text:span><text:span text:style-name="T1212">i caratteri <text:s/></text:span><text:span text:style-name="T1223">il cui valore rientra in un </text:span><text:span text:style-name="T1778">basic_charset</text:span><text:span text:style-name="T1212"> in maiuscolo</text:span></text:p>
      <text:p text:style-name="P719"><text:span text:style-name="T1207"/></text:p>
      <text:p text:style-name="P719"><text:span text:style-name="T1207"/></text:p>
      <text:p text:style-name="P719"><text:span text:style-name="T1759"><text:tab/><text:tab/><text:tab/>constexpr base_strview&amp; make_base_</text:span><text:span text:style-name="T1778">lower</text:span><text:span text:style-name="T1759">case()noexcept </text:span></text:p>
      <text:p text:style-name="P1419"><text:tab/><text:tab/><text:tab/>requires(!std::is_const_v&lt;value_t&gt;)</text:p>
      <text:p text:style-name="P719"><text:tab/></text:p>
      <text:p text:style-name="P719"><text:span text:style-name="T1198"><text:tab/><text:tab/><text:tab/><text:tab/></text:span><text:span text:style-name="T1212">Converte </text:span><text:span text:style-name="T1199"><text:s/></text:span><text:span text:style-name="T1212">i caratteri </text:span><text:span text:style-name="T1223">il cui valore rientra in un </text:span><text:span text:style-name="T1778">basic_charset</text:span><text:span text:style-name="T1212"> in minuscolo</text:span></text:p>
      <text:p text:style-name="P719"><text:span text:style-name="T1207"/></text:p>
      <text:p text:style-name="P719"><text:span text:style-name="T1207"/></text:p>
      <text:p text:style-name="P720"><text:span text:style-name="T1207"><text:tab/><text:tab/></text:span><text:span text:style-name="T1759"><text:tab/>[[nodiscard]] constexpr base_strview slice(size_t start, size_t len</text:span><text:span text:style-name="T2037">=max_size()</text:span><text:span text:style-name="T1759">)const <text:tab/><text:tab/><text:tab/>noexcept </text:span></text:p>
      <text:p text:style-name="P720"/>
      <text:p text:style-name="P720"><text:span text:style-name="T1207"><text:tab/><text:tab/><text:tab/><text:tab/></text:span><text:span text:style-name="T1213">Ritorna una vista partendo dal <text:s/>carattere a posizione </text:span><text:span text:style-name="T1779">start</text:span><text:span text:style-name="T1213"> per lunghezza </text:span><text:span text:style-name="T1319">massima di </text:span><text:span text:style-name="T1779">len</text:span><text:span text:style-name="T1213"> <text:tab/><text:tab/><text:tab/><text:tab/>caratteri</text:span></text:p>
      <text:p text:style-name="P720"><text:span text:style-name="T1213"><text:tab/><text:tab/><text:tab/><text:tab/></text:span><text:span text:style-name="T1297">Il primo carattere ha posizione zero.</text:span></text:p>
      <text:p text:style-name="P1802"><text:tab/><text:tab/><text:tab/><text:tab/></text:p>
      <text:p text:style-name="P720"><text:span text:style-name="T1213"/></text:p>
      <text:p text:style-name="P1435"><text:tab/><text:tab/><text:tab/>template &lt;typename F&gt;</text:p>
      <text:p text:style-name="P1435"><text:tab/><text:tab/><text:tab/>[[nodiscard]] constexpr base_strview ltrim_if(F f)const noexcept </text:p>
      <text:p text:style-name="P720"><text:tab/><text:tab/><text:tab/>requires (concepts::bool_predicate&lt;F, stripped_char_t&gt;)</text:p>
      <text:p text:style-name="P720"><text:span text:style-name="T1213"/></text:p>
      <text:p text:style-name="P720"><text:span text:style-name="T1213"><text:tab/><text:tab/><text:tab/><text:tab/>Ritorna una vista eliminando i caratteri che soddisfano </text:span><text:span text:style-name="T1779">f</text:span></text:p>
      <text:p text:style-name="P1802"><text:tab/><text:tab/><text:tab/><text:tab/>fino a trovare un carattere c<text:span text:style-name="T2020">he</text:span> non lo soddisfa </text:p>
      <text:p text:style-name="P720"><text:span text:style-name="T1213"/></text:p>
      <text:p text:style-name="P720"><text:span text:style-name="T1213"/></text:p>
      <text:p text:style-name="P720"><text:span text:style-name="T1213"><text:tab/><text:tab/><text:tab/></text:span><text:span text:style-name="T1779">[[nodiscard]] constexpr base_strview ltrim()const noexcept</text:span></text:p>
      <text:p text:style-name="P1435"><text:tab/><text:tab/><text:tab/>requires(concepts::basic_charset&lt;stripped_char_t&gt;)</text:p>
      <text:p text:style-name="P720"/>
      <text:p text:style-name="P720"><text:tab/><text:tab/><text:tab/>[[nodiscard]] base_strview ltrim()const noexcept</text:p>
      <text:p text:style-name="P720"><text:tab/><text:tab/><text:tab/>requires(!concepts::basic_charset&lt;stripped_char_t&gt;)</text:p>
      <text:p text:style-name="P720"/>
      <text:p text:style-name="P721"><text:span text:style-name="T1213"><text:tab/><text:tab/><text:tab/><text:tab/>Ritorna una vista eliminando i caratteri </text:span><text:span text:style-name="T1214">spazio bianco </text:span></text:p>
      <text:p text:style-name="P721"><text:span text:style-name="T1213"><text:tab/><text:tab/><text:tab/><text:tab/>fino a trovare un carattere c</text:span><text:span text:style-name="T1214">he non sia uno spazio bianco </text:span></text:p>
      <text:p text:style-name="P721"><text:span text:style-name="T1214"/></text:p>
      <text:p text:style-name="P1438"><text:tab/><text:tab/></text:p>
      <text:p text:style-name="P1438"><text:tab/><text:tab/><text:tab/>template &lt;typename F&gt;</text:p>
      <text:p text:style-name="P1438"><text:tab/><text:tab/><text:tab/>[[nodiscard]] constexpr base_strview rtrim_if(F f)const noexcept</text:p>
      <text:p text:style-name="P1438"><text:tab/><text:tab/><text:tab/>requires (concepts::bool_predicate&lt;_F, stripped_char_t&gt;)</text:p>
      <text:p text:style-name="P721"/>
      <text:p text:style-name="P722"><text:span text:style-name="T1213"><text:tab/><text:tab/><text:tab/><text:tab/>Ritorna una vista,</text:span><text:span text:style-name="T1215">parte</text:span><text:span text:style-name="T1223">n</text:span><text:span text:style-name="T1215">do dalla fine ed</text:span><text:span text:style-name="T1213"> eliminando i caratteri che soddisfano </text:span><text:span text:style-name="T1779">f</text:span></text:p>
      <text:p text:style-name="P1803"><text:tab/><text:tab/><text:tab/><text:tab/>fino a trovare un carattere c<text:span text:style-name="T2020">he</text:span> non lo soddisfa </text:p>
      <text:p text:style-name="P722"><text:span text:style-name="T1213"/></text:p>
      <text:p text:style-name="P722"><text:span text:style-name="T1213"/></text:p>
      <text:p text:style-name="P722"><text:span text:style-name="T1213"><text:tab/><text:tab/></text:span><text:span text:style-name="T1779"><text:tab/>[[nodiscard]] constexpr base_strview rtrim()const noexcept</text:span></text:p>
      <text:p text:style-name="P1436"><text:tab/><text:tab/><text:tab/>requires (concepts::basic_charset&lt;stripped_char_t&gt;)</text:p>
      <text:p text:style-name="P722"/>
      <text:p text:style-name="P1437"><text:tab/><text:tab/><text:tab/>[[nodiscard]] base_strview rtrim()const noexcept</text:p>
      <text:p text:style-name="P1437"><text:tab/><text:tab/><text:tab/>requires (!concepts::basic_charset&lt;stripped_char_t&gt;)</text:p>
      <text:p text:style-name="P723"/>
      <text:p text:style-name="P723"><text:span text:style-name="T1213"><text:tab/><text:tab/><text:tab/><text:tab/>Ritorna una vista </text:span><text:span text:style-name="T1216">partendo dalla fine ed </text:span><text:span text:style-name="T1213">eliminando i caratteri </text:span><text:span text:style-name="T1214">spazio bianco </text:span></text:p>
      <text:p text:style-name="P723"><text:span text:style-name="T1213"><text:tab/><text:tab/><text:tab/><text:tab/>fino a trovare un carattere c</text:span><text:span text:style-name="T1214">he non sia uno spazio bianco </text:span></text:p>
      <text:p text:style-name="P723"><text:span text:style-name="T1214"/></text:p>
      <text:p text:style-name="P1843"/>
      <text:p text:style-name="P1843"/>
      <text:p text:style-name="P1843"/>
      <text:p text:style-name="P1843"><text:soft-page-break/></text:p>
      <text:p text:style-name="P1439"><text:tab/><text:tab/><text:tab/>template &lt;typename U&gt;</text:p>
      <text:p text:style-name="P1439"><text:tab/><text:tab/><text:tab/>[[nodiscard]]constexpr <text:s/>base_strview find(U ch)const noexcept</text:p>
      <text:p text:style-name="P1439"><text:tab/><text:tab/><text:tab/>requires(concepts::<text:span text:style-name="T1924">fixed</text:span>_charset&lt;U&gt;)</text:p>
      <text:p text:style-name="P1439"/>
      <text:p text:style-name="P723"><text:tab/><text:tab/><text:tab/><text:tab/><text:span text:style-name="T1213">Ritorna una vista </text:span><text:span text:style-name="T1216">il cui primo carattere è </text:span><text:span text:style-name="T1780">ch</text:span></text:p>
      <text:p text:style-name="P723"><text:span text:style-name="T1216"><text:tab/><text:tab/><text:tab/><text:tab/>Se </text:span><text:span text:style-name="T1780">ch</text:span><text:span text:style-name="T1216"> non è trovato ritorna una vista vuota</text:span></text:p>
      <text:p text:style-name="P723"><text:span text:style-name="T1213"/></text:p>
      <text:p text:style-name="P723"><text:span text:style-name="T1213"/></text:p>
      <text:p text:style-name="P723"><text:span text:style-name="T1213"><text:tab/><text:tab/></text:span><text:span text:style-name="T1779"><text:tab/>[[nodiscard]] constexpr base_strview find(const base_strview&amp; w)const noexcept </text:span></text:p>
      <text:p text:style-name="P723"><text:span text:style-name="T1213"/></text:p>
      <text:p text:style-name="P723"><text:span text:style-name="T1213"><text:tab/><text:tab/><text:tab/><text:tab/></text:span><text:span text:style-name="T1216">Ritorna una vista il cui primo carattere è il contenuto della vista </text:span><text:span text:style-name="T1780">w</text:span><text:span text:style-name="T1216"> </text:span></text:p>
      <text:p text:style-name="P723"><text:span text:style-name="T1216"><text:tab/><text:tab/><text:tab/><text:tab/></text:span><text:span text:style-name="T1218">Se il confronto non è soddisfatto ritorna una vista vuota </text:span></text:p>
      <text:p text:style-name="P1804"><text:tab/><text:tab/><text:tab/></text:p>
      <text:p text:style-name="P723"><text:span text:style-name="T1216"/></text:p>
      <text:p text:style-name="P723"><text:span text:style-name="T1216"><text:tab/></text:span><text:span text:style-name="T1780"><text:tab/><text:tab/></text:span></text:p>
      <text:p text:style-name="P1440"><text:tab/><text:tab/><text:tab/>template &lt;typename U&gt;</text:p>
      <text:p text:style-name="P1441"><text:tab/><text:tab/><text:tab/>[[nodiscard]] constexpr <text:s/>bool starts_with(U ch)const noexcept</text:p>
      <text:p text:style-name="P1440"><text:tab/><text:tab/><text:tab/>requires(concepts::<text:span text:style-name="T1925">fixed</text:span>_charset&lt;U&gt;)</text:p>
      <text:p text:style-name="P723"/>
      <text:p text:style-name="P724"><text:span text:style-name="T1213"><text:tab/><text:tab/><text:tab/><text:tab/></text:span><text:span text:style-name="T1216">Ritorna </text:span><text:span text:style-name="T1217">vero se il primo carattere </text:span><text:span text:style-name="T1218">della vista </text:span><text:span text:style-name="T1217">è </text:span><text:span text:style-name="T1781">ch</text:span></text:p>
      <text:p text:style-name="P724"><text:span text:style-name="T1216"/></text:p>
      <text:p text:style-name="P724"><text:span text:style-name="T1216"/></text:p>
      <text:p text:style-name="P1440"><text:tab/><text:tab/><text:tab/></text:p>
      <text:p text:style-name="P1440"><text:tab/><text:tab/><text:tab/>[[nodiscard]] constexpr bool starts_with(const base_strview&amp; w)const noexcept </text:p>
      <text:p text:style-name="P724"><text:span text:style-name="T1216"/></text:p>
      <text:p text:style-name="P724"><text:span text:style-name="T1216"><text:tab/><text:tab/><text:tab/><text:tab/></text:span><text:span text:style-name="T1217">Ritorna vero se la vista inizia con i caratteri d</text:span><text:span text:style-name="T1219">ella vista</text:span><text:span text:style-name="T1217"> </text:span><text:span text:style-name="T1781">w</text:span></text:p>
      <text:p text:style-name="P724"><text:span text:style-name="T815"/></text:p>
      <text:p text:style-name="P724"><text:span text:style-name="T815"/></text:p>
      <text:p text:style-name="P724"><text:span text:style-name="T815"/></text:p>
      <text:p text:style-name="P724"><text:span text:style-name="T815"/></text:p>
      <text:p text:style-name="P1444"><text:tab/><text:tab/><text:tab/>template &lt;typename U&gt;</text:p>
      <text:p text:style-name="P1444"><text:tab/><text:tab/><text:tab/>[[nodiscard]] constexpr <text:s/>bool contains(U ch)const noexcept</text:p>
      <text:p text:style-name="P1448"><text:tab/><text:span text:style-name="T1780"><text:tab/><text:tab/>requires(concepts::</text:span><text:span text:style-name="T1925">fixed</text:span><text:span text:style-name="T1780">_charset&lt;U&gt;)</text:span></text:p>
      <text:p text:style-name="P749"><text:span text:style-name="T815"/></text:p>
      <text:p text:style-name="P725"><text:span text:style-name="T1216"><text:tab/><text:tab/><text:tab/><text:tab/></text:span><text:span text:style-name="T1217">Ritorna vero se la vista </text:span><text:span text:style-name="T1219">contiene il carattere </text:span><text:span text:style-name="T1784">ch</text:span></text:p>
      <text:p text:style-name="P725"><text:span text:style-name="T795"/></text:p>
      <text:p text:style-name="P725"><text:span text:style-name="T816"/></text:p>
      <text:p text:style-name="P725"><text:span text:style-name="T816"/></text:p>
      <text:p text:style-name="P1449"><text:tab/><text:tab/><text:tab/>[[nodiscard]] constexpr bool contains(const base_strview&amp; w)const noexcept </text:p>
      <text:p text:style-name="P725"><text:span text:style-name="T816"/></text:p>
      <text:p text:style-name="P725"><text:span text:style-name="T1216"><text:tab/><text:tab/><text:tab/><text:tab/></text:span><text:span text:style-name="T1217">Ritorna vero se la vista </text:span><text:span text:style-name="T1219">contiene</text:span><text:span text:style-name="T1217"> i caratteri d</text:span><text:span text:style-name="T1219">ella vista</text:span><text:span text:style-name="T1217"> </text:span><text:span text:style-name="T1781">w</text:span></text:p>
      <text:p text:style-name="P1805"><text:s/></text:p>
      <text:p text:style-name="P725"><text:span text:style-name="T1219"/></text:p>
      <text:p text:style-name="P725"><text:span text:style-name="T815"/></text:p>
      <text:p text:style-name="P1445"><text:tab/><text:tab/><text:tab/>template &lt;typename U&gt;</text:p>
      <text:p text:style-name="P1445"><text:tab/><text:tab/><text:tab/>[[nodiscard]] constexpr <text:s/>bool ends_with(U ch)const noexcept</text:p>
      <text:p text:style-name="P1443"><text:tab/><text:tab/><text:tab/>requires(concepts::<text:span text:style-name="T1925">fixed</text:span>_charset&lt;U&gt;)</text:p>
      <text:p text:style-name="P749"><text:span text:style-name="T815"/></text:p>
      <text:p text:style-name="P725"><text:span text:style-name="T1213"><text:tab/><text:tab/><text:tab/><text:tab/></text:span><text:span text:style-name="T1216">Ritorna </text:span><text:span text:style-name="T1217">vero se il </text:span><text:span text:style-name="T1219">l’ultimo</text:span><text:span text:style-name="T1217"> carattere </text:span><text:span text:style-name="T1218">della vista </text:span><text:span text:style-name="T1217">è </text:span><text:span text:style-name="T1781">ch</text:span></text:p>
      <text:p text:style-name="P725"><text:span text:style-name="T1216"/></text:p>
      <text:p text:style-name="P725"><text:span text:style-name="T1216"/></text:p>
      <text:p text:style-name="P1442"><text:tab/><text:tab/><text:tab/>[[nodiscard]] constexpr bool ends_with(const base_strview&amp; w)const noexcept</text:p>
      <text:p text:style-name="P1442"><text:span text:style-name="T1216"/></text:p>
      <text:p text:style-name="P725"><text:span text:style-name="T1216"><text:tab/><text:tab/><text:tab/><text:tab/></text:span><text:span text:style-name="T1217">Ritorna vero se la vista </text:span><text:span text:style-name="T1219">finisce </text:span><text:span text:style-name="T1217">con i caratteri di </text:span><text:span text:style-name="T1219">della vista </text:span><text:span text:style-name="T1781">w</text:span></text:p>
      <text:p text:style-name="P725"><text:span text:style-name="T794"/></text:p>
      <text:p text:style-name="P725"><text:span text:style-name="T794"/></text:p>
      <text:p text:style-name="P1447"><text:tab/><text:tab/><text:tab/>[[nodiscard]] constexpr option&lt;size_t&gt; </text:p>
      <text:p text:style-name="P1447"><text:tab/><text:tab/><text:tab/>raw_in(const base_strview&amp; w)const noexcept</text:p>
      <text:p text:style-name="P727"/>
      <text:p text:style-name="P727"/>
      <text:p text:style-name="P727"><text:tab/><text:tab/><text:span text:style-name="T1025"><text:tab/><text:tab/></text:span><text:span text:style-name="T1221">Ritorna la posizione della vista </text:span><text:span text:style-name="T1782">w</text:span><text:span text:style-name="T1221"> nella vista corrente </text:span><text:span text:style-name="T1232">come indice grezzo.</text:span></text:p>
      <text:p text:style-name="P1591"><text:tab/><text:tab/><text:tab/><text:tab/><text:span text:style-name="T618">w</text:span><text:span text:style-name="T1782"> deve avere come istanza principale </text:span><text:span text:style-name="T1809">la stessa</text:span><text:span text:style-name="T1782"> della vista corrente </text:span></text:p>
      <text:p text:style-name="P1591"><text:tab/><text:tab/></text:p>
      <text:p text:style-name="P1591"/>
      <text:p text:style-name="P1446"><text:tab/><text:tab/><text:tab/>[[nodiscard]] constexpr option&lt;size_t&gt; in(const base_strview&amp; w)const noexcept</text:p>
      <text:p text:style-name="P727"/>
      <text:p text:style-name="P727"><text:tab/><text:tab/><text:span text:style-name="T1025"><text:tab/><text:tab/></text:span><text:span text:style-name="T1221">Ritorna la posizione della vista </text:span><text:span text:style-name="T1782">w</text:span><text:span text:style-name="T1221"> nella vista corrente come </text:span><text:span text:style-name="T1267">indice</text:span><text:span text:style-name="T1221"> di carattere.</text:span></text:p>
      <text:p text:style-name="P1591"><text:tab/><text:tab/><text:tab/><text:tab/><text:span text:style-name="T618">w</text:span><text:span text:style-name="T1782"> deve avere come istanza principale </text:span><text:span text:style-name="T1809">la stessa</text:span><text:span text:style-name="T1782"> della vista corrente </text:span></text:p>
      <text:p text:style-name="P1594"><text:tab/><text:tab/></text:p>
      <text:p text:style-name="P1591"><text:span text:style-name="T1221"/></text:p>
      <text:p text:style-name="P727"><text:tab/><text:tab/><text:tab/>[[nodiscard]] constexpr option&lt;size_t&gt; raw_index(size_t ch_index)const noexcept</text:p>
      <text:p text:style-name="P727"/>
      <text:p text:style-name="P727"><text:tab/><text:tab/><text:tab/><text:tab/><text:span text:style-name="T1221">Ritorna l’indice </text:span><text:span text:style-name="T1220">grezzo </text:span><text:span text:style-name="T1221">della posizione dell’indice carattere </text:span><text:span text:style-name="T1782">ch_index</text:span><text:span text:style-name="T1221"> </text:span></text:p>
      <text:p text:style-name="P1591"><text:soft-page-break/></text:p>
      <text:p text:style-name="P1591"/>
      <text:p text:style-name="P727"><text:tab/><text:tab/><text:tab/>[[nodiscard]] constexpr bool is_chr_boundary(size_t idx)const noexcept </text:p>
      <text:p text:style-name="P727"/>
      <text:p text:style-name="P1591"><text:tab/><text:tab/><text:tab/><text:tab/><text:span text:style-name="T1782">Ritorna vero se </text:span><text:span text:style-name="T1783">l’indice </text:span><text:span text:style-name="T1992">di elemento</text:span><text:span text:style-name="T1783"> </text:span><text:span text:style-name="T618">idx</text:span><text:span text:style-name="T1782"> puo essere convertito in un indice di carattere </text:span><text:span text:style-name="T1783">valido </text:span></text:p>
      <text:p text:style-name="P1591"/>
      <text:p text:style-name="P1591"/>
      <text:p text:style-name="P1591"><text:tab/><text:tab/><text:tab/><text:span text:style-name="T523">template &lt;typename T1, bool SAFE1&gt;</text:span></text:p>
      <text:p text:style-name="P727"><text:tab/><text:tab/><text:tab/>[[nodiscard]] constexpr bool operator ==(const base_strview&lt;T1, SAFE1&gt;&amp; <text:span text:style-name="T1783">w</text:span>)const <text:tab/><text:tab/><text:tab/><text:tab/>noexcept </text:p>
      <text:p text:style-name="P727"><text:tab/></text:p>
      <text:p text:style-name="P726"><text:tab/><text:tab/><text:tab/><text:tab/><text:span text:style-name="T1203">Ritorna </text:span><text:span text:style-name="T1204">vero per </text:span><text:span text:style-name="T1220">uguaglianza</text:span><text:span text:style-name="T1204"> </text:span><text:span text:style-name="T1205">lessicografica </text:span><text:span text:style-name="T1204">con </text:span><text:span text:style-name="T1220">la vista </text:span><text:span text:style-name="T1783">w</text:span></text:p>
      <text:p text:style-name="P1806"><text:tab/><text:tab/></text:p>
      <text:p text:style-name="P726"><text:span text:style-name="T1220"/></text:p>
      <text:p text:style-name="P1450"><text:tab/><text:tab/><text:tab/>template &lt;typename U, std::size_t N&gt;</text:p>
      <text:p text:style-name="P1450"><text:tab/><text:tab/><text:tab/>[[nodiscard]] constexpr bool operator ==(const U(<text:span text:style-name="T1785">&amp;</text:span><text:span text:style-name="T1810">v</text:span>)[N])const noexcept</text:p>
      <text:p text:style-name="P1450"><text:tab/><text:tab/><text:tab/>requires(concepts::charset&lt;U&gt; <text:span text:style-name="T1785">&amp;&amp; N &lt; max_size()</text:span>)</text:p>
      <text:p text:style-name="P726"/>
      <text:p text:style-name="P728"><text:span text:style-name="T1221"><text:s/><text:tab/><text:tab/></text:span><text:span text:style-name="T1782"><text:tab/><text:tab/></text:span><text:span text:style-name="T1203">Ritorna </text:span><text:span text:style-name="T1204">vero per </text:span><text:span text:style-name="T1222">uguaglianza</text:span><text:span text:style-name="T1204"> </text:span><text:span text:style-name="T1205">lessicografica </text:span><text:span text:style-name="T1204">con </text:span><text:span text:style-name="T1205"><text:s/></text:span><text:span text:style-name="T1267">un </text:span><text:span text:style-name="T1926">builtin </text:span><text:span text:style-name="T1765">array</text:span></text:p>
      <text:p text:style-name="P728"><text:span text:style-name="T1204"><text:tab/><text:tab/><text:tab/><text:tab/>Se il valore </text:span><text:span text:style-name="T1205">di </text:span><text:span text:style-name="T1764">v[N – 1]</text:span><text:span text:style-name="T1204"> è </text:span><text:span text:style-name="T1764">\0</text:span><text:span text:style-name="T284"> </text:span><text:span text:style-name="T1204"><text:s/>viene escluso </text:span><text:span text:style-name="T1205">dal confronto</text:span></text:p>
      <text:p text:style-name="P728"><text:span text:style-name="T1204"/></text:p>
      <text:p text:style-name="P728"><text:span text:style-name="T1204"/></text:p>
      <text:p text:style-name="P1592"><text:tab/><text:tab/><text:tab/><text:span text:style-name="T523">template &lt;typename T1, bool SAFE1&gt;</text:span></text:p>
      <text:p text:style-name="P728"><text:tab/><text:tab/><text:tab/>[[nodiscard]] constexpr bool operator &lt;(const base_strview&lt;T1, SAFE1&gt;&amp; <text:span text:style-name="T1783">w</text:span>)const <text:tab/><text:tab/><text:tab/><text:tab/>noexcept </text:p>
      <text:p text:style-name="P728"><text:tab/></text:p>
      <text:p text:style-name="P728"><text:tab/><text:tab/><text:tab/><text:tab/><text:span text:style-name="T1203">Ritorna </text:span><text:span text:style-name="T1204">vero per </text:span><text:span text:style-name="T1222">minoranza </text:span><text:span text:style-name="T1205">lessicografica </text:span><text:span text:style-name="T1204">con </text:span><text:span text:style-name="T1220">la vista </text:span><text:span text:style-name="T1783">w</text:span></text:p>
      <text:p text:style-name="P1807"><text:tab/><text:tab/></text:p>
      <text:p text:style-name="P728"><text:span text:style-name="T1220"/></text:p>
      <text:p text:style-name="P1451"><text:tab/><text:tab/><text:tab/>template &lt;typename U, std::size_t N&gt;</text:p>
      <text:p text:style-name="P1451"><text:tab/><text:tab/><text:tab/>[[nodiscard]] constexpr bool operator &lt;(const U(<text:span text:style-name="T1785">&amp;</text:span><text:span text:style-name="T1810">v</text:span>)[N])const noexcept</text:p>
      <text:p text:style-name="P1451"><text:tab/><text:tab/><text:tab/>requires(concepts::charset&lt;U&gt; <text:span text:style-name="T1785">&amp;&amp; N &lt; max_size()</text:span>)</text:p>
      <text:p text:style-name="P728"/>
      <text:p text:style-name="P728"><text:span text:style-name="T1221"><text:s/><text:tab/><text:tab/></text:span><text:span text:style-name="T1782"><text:tab/><text:tab/></text:span><text:span text:style-name="T1203">Ritorna </text:span><text:span text:style-name="T1204">vero per </text:span><text:span text:style-name="T1222">minoranza</text:span><text:span text:style-name="T1204"> </text:span><text:span text:style-name="T1205">lessicografica </text:span><text:span text:style-name="T1204">con </text:span><text:span text:style-name="T1267">un </text:span><text:span text:style-name="T1926">builtin </text:span><text:span text:style-name="T1765">array</text:span></text:p>
      <text:p text:style-name="P728"><text:span text:style-name="T1204"><text:tab/><text:tab/><text:tab/><text:tab/>Se il valore </text:span><text:span text:style-name="T1205">di </text:span><text:span text:style-name="T1764">v[N – 1]</text:span><text:span text:style-name="T1204"> è </text:span><text:span text:style-name="T1764">\0</text:span><text:span text:style-name="T284"> </text:span><text:span text:style-name="T1204"><text:s/>viene escluso </text:span><text:span text:style-name="T1205">dal confronto</text:span></text:p>
      <text:p text:style-name="P728"><text:span text:style-name="T1204"/></text:p>
      <text:p text:style-name="P728"><text:span text:style-name="T1204"/></text:p>
      <text:p text:style-name="P1432"><text:tab/><text:tab/><text:tab/>template &lt;typename T1,bool SAFE1&gt;</text:p>
      <text:p text:style-name="P1432"><text:tab/><text:tab/><text:tab/>[[nodiscard]] constexpr std::strong_ordering operator &lt;=&gt;(</text:p>
      <text:p text:style-name="P1432"><text:tab/><text:tab/><text:tab/><text:tab/>const base_str<text:span text:style-name="T1785">view</text:span>&lt;T1,SAFE1&gt;&amp; v</text:p>
      <text:p text:style-name="P1432"><text:tab/><text:tab/><text:tab/>)const noexcept </text:p>
      <text:p text:style-name="P728"/>
      <text:p text:style-name="P728"><text:tab/><text:tab/><text:tab/><text:tab/><text:span text:style-name="T1209">Confronto lessicografico </text:span><text:span text:style-name="T1222">per </text:span><text:span text:style-name="T1766"><text:s/>tree_way operator </text:span></text:p>
      <text:p text:style-name="P728"/>
      <text:p text:style-name="P728"/>
      <text:p text:style-name="P728"/>
      <text:p text:style-name="P728"><text:tab/><text:tab/><text:tab/>template &lt;typename U, std::size_t N&gt;</text:p>
      <text:p text:style-name="P728"><text:tab/><text:tab/><text:tab/>[[nodiscard]] constexpr std::strong_ordering operator &lt;=&gt;(const U(&amp;v)[N])const <text:tab/><text:tab/><text:tab/><text:tab/>noexcept</text:p>
      <text:p text:style-name="P728"><text:tab/><text:tab/><text:tab/>requires(concepts::charset&lt;U&gt; &amp;&amp; N &lt; max_size())</text:p>
      <text:p text:style-name="P728"><text:tab/><text:tab/></text:p>
      <text:p text:style-name="P728"><text:tab/><text:tab/><text:tab/><text:tab/><text:span text:style-name="T1209">Confronto lessicografico </text:span><text:span text:style-name="T1222">per</text:span><text:span text:style-name="T1766"> tree_way operator </text:span><text:span text:style-name="T1209">con </text:span><text:span text:style-name="T1267">un </text:span><text:span text:style-name="T1926">builtin </text:span><text:span text:style-name="T1766">array</text:span></text:p>
      <text:p text:style-name="P728"><text:tab/><text:tab/><text:tab/><text:tab/><text:span text:style-name="T1204">Se il valore </text:span><text:span text:style-name="T1205">di </text:span><text:span text:style-name="T1764">v[N – 1]</text:span><text:span text:style-name="T1204"> è </text:span><text:span text:style-name="T1764">\0</text:span><text:span text:style-name="T284"> </text:span><text:span text:style-name="T1204"><text:s/>viene escluso </text:span><text:span text:style-name="T1205">dal confronto</text:span></text:p>
      <text:p text:style-name="P728"><text:span text:style-name="T1204"/></text:p>
      <text:p text:style-name="P728"><text:span text:style-name="T1204"/></text:p>
      <text:p text:style-name="P728"><text:span text:style-name="T1204"/></text:p>
      <text:p text:style-name="P728"><text:span text:style-name="T1204"/></text:p>
      <text:p text:style-name="P728"><text:span text:style-name="T1204"/></text:p>
      <text:p text:style-name="P728"><text:span text:style-name="T1204"/></text:p>
      <text:p text:style-name="P728"><text:span text:style-name="T1204"/></text:p>
      <text:p text:style-name="P728"><text:span text:style-name="T1204"/></text:p>
      <text:p text:style-name="P728"><text:span text:style-name="T1204"/></text:p>
      <text:p text:style-name="P728"><text:span text:style-name="T1204"/></text:p>
      <text:p text:style-name="P728"><text:span text:style-name="T1204"/></text:p>
      <text:p text:style-name="P728"><text:span text:style-name="T1204"/></text:p>
      <text:p text:style-name="P728"><text:span text:style-name="T1204"/></text:p>
      <text:p text:style-name="P728"><text:span text:style-name="T1204"/></text:p>
      <text:p text:style-name="P728"><text:span text:style-name="T1204"/></text:p>
      <text:p text:style-name="P728"><text:span text:style-name="T1204"/></text:p>
      <text:p text:style-name="P728"><text:span text:style-name="T1204"/></text:p>
      <text:p text:style-name="P728"><text:span text:style-name="T1204"/></text:p>
      <text:h text:style-name="Heading_20_2" text:outline-level="2"><text:bookmark-start text:name="__RefHeading___Toc79667_833296016"/><text:soft-page-break/>vector<text:bookmark-end text:name="__RefHeading___Toc79667_833296016"/></text:h>
      <text:p text:style-name="P47"><text:tab/><text:span text:style-name="T298">Uso: </text:span></text:p>
      <text:p text:style-name="P47"><text:span text:style-name="T298"><text:tab/><text:tab/></text:span><text:span text:style-name="T315">astrazione di elementi contigui </text:span><text:span text:style-name="T317">allocati </text:span><text:span text:style-name="T316">in memoria dinamica</text:span></text:p>
      <text:p text:style-name="P466"><text:span text:style-name="T76"/></text:p>
      <text:p text:style-name="P466"><text:span text:style-name="T18"><text:tab/></text:span><text:span text:style-name="T87">Testata: </text:span></text:p>
      <text:p text:style-name="P325"><text:tab/><text:tab/><text:span text:style-name="T523">iron/</text:span><text:span text:style-name="T620">vector</text:span><text:span text:style-name="T572">.h</text:span></text:p>
      <text:p text:style-name="P466"><text:span text:style-name="T87"/></text:p>
      <text:p text:style-name="P466"><text:span text:style-name="T18"><text:tab/></text:span><text:span text:style-name="T20">Sinossi:</text:span></text:p>
      <text:p text:style-name="P1976"><text:span text:style-name="T787"/></text:p>
      <text:p text:style-name="P1976"><text:span text:style-name="T356"><text:tab/><text:tab/>template &lt;typename T,</text:span><text:span text:style-name="T817">typename A</text:span><text:span text:style-name="T356">&gt; class </text:span><text:span text:style-name="T817">base_vector</text:span><text:span text:style-name="T356"> final </text:span></text:p>
      <text:p text:style-name="P833"><text:tab/><text:tab/></text:p>
      <text:p text:style-name="P466"><text:span text:style-name="T367"/></text:p>
      <text:p text:style-name="P466"><text:span text:style-name="T93"><text:tab/></text:span><text:span text:style-name="T108">Alias:</text:span></text:p>
      <text:p text:style-name="P1219"><text:tab/><text:tab/>using value_t = T</text:p>
      <text:p text:style-name="P1219"><text:tab/><text:tab/><text:span text:style-name="T1788">using value_type = value_t</text:span></text:p>
      <text:p text:style-name="P1229"><text:tab/><text:tab/>using allocator_t = A</text:p>
      <text:p text:style-name="P1229"><text:tab/><text:tab/>using allocator_type = allocator_t</text:p>
      <text:p text:style-name="P1229"><text:tab/><text:tab/>using size_t = std::size_t</text:p>
      <text:p text:style-name="P1229"><text:tab/><text:tab/>using size_type = size_t</text:p>
      <text:p text:style-name="P1229"><text:tab/><text:tab/>using diff_t = std::ptrdiff_t</text:p>
      <text:p text:style-name="P1229"><text:tab/><text:tab/>using difference_type = diff_t</text:p>
      <text:p text:style-name="P1229"><text:tab/><text:tab/>using ref_t = ref_wrapper&lt;value_t&gt;</text:p>
      <text:p text:style-name="P1229"><text:tab/><text:tab/>using cref_t=ref_wrapper&lt;const value_t&gt;</text:p>
      <text:p text:style-name="P1229"><text:tab/><text:tab/>using reference = value_t&amp;</text:p>
      <text:p text:style-name="P1229"><text:tab/><text:tab/>using const_reference = const value_t&amp;</text:p>
      <text:p text:style-name="P1229"><text:tab/><text:tab/>using ptr_t = value_t*</text:p>
      <text:p text:style-name="P1229"><text:tab/><text:tab/>using cptr_t = const value_t*</text:p>
      <text:p text:style-name="P1229"><text:tab/><text:tab/>using pointer = value_t*</text:p>
      <text:p text:style-name="P1229"><text:tab/><text:tab/>using const_pointer = const value_t*</text:p>
      <text:p text:style-name="P1229"><text:tab/><text:tab/>using iterator = &lt;<text:span text:style-name="T1794">private&gt;</text:span></text:p>
      <text:p text:style-name="P1229"><text:tab/><text:tab/>using const_iterator = &lt;<text:span text:style-name="T1794">private&gt;</text:span></text:p>
      <text:p text:style-name="P1229"><text:tab/><text:tab/>using reverse_iterator = &lt;<text:span text:style-name="T1794">private&gt;</text:span></text:p>
      <text:p text:style-name="P1229"><text:tab/><text:tab/>using const_reverse_iterator = &lt;<text:span text:style-name="T1794">private&gt;</text:span></text:p>
      <text:p text:style-name="P1229"><text:tab/><text:tab/>using seq_t = sequence&lt;<text:span text:style-name="T1794">iterator&gt;</text:span></text:p>
      <text:p text:style-name="P1229"><text:tab/><text:tab/>using seq_type = seq_t</text:p>
      <text:p text:style-name="P1229"><text:tab/><text:tab/>using cseq_t = sequence&lt;<text:span text:style-name="T1794">const_iterator</text:span>&gt;</text:p>
      <text:p text:style-name="P1229"><text:tab/><text:tab/>using const_seq_type = cseq_t</text:p>
      <text:p text:style-name="P1229"><text:tab/><text:tab/>using rseq_t = sequence&lt;<text:span text:style-name="T1794">reverse_iterator</text:span>&gt;</text:p>
      <text:p text:style-name="P1229"><text:tab/><text:tab/>using r<text:span text:style-name="T1808">ev_</text:span>seq_type = rseq_t</text:p>
      <text:p text:style-name="P1229"><text:tab/><text:tab/>using crseq_t = sequence&lt;<text:span text:style-name="T1794">const_reverse_iterator</text:span>&gt;</text:p>
      <text:p text:style-name="P1229"><text:tab/><text:tab/>using const_r<text:span text:style-name="T1808">ev_</text:span>seq_type = crseq_t</text:p>
      <text:p text:style-name="P1229"><text:tab/><text:tab/>using error_handler_t = error_handler</text:p>
      <text:p text:style-name="P1229"><text:tab/><text:tab/>using error_handler_type = error_handler_t</text:p>
      <text:p text:style-name="P1229"><text:tab/><text:tab/>using adapter_box_t = &lt;<text:span text:style-name="T1794">private&gt;</text:span></text:p>
      <text:p text:style-name="P1229"><text:tab/><text:tab/>using adapter_box_type = adapter_box_t</text:p>
      <text:p text:style-name="P1229"/>
      <text:p text:style-name="P1229"/>
      <text:p text:style-name="P1699"><text:tab/><text:span text:style-name="T1793">Alias esterni:</text:span></text:p>
      <text:p text:style-name="P1699"/>
      <text:p text:style-name="P1229"><text:tab/><text:tab/>template &lt;typename T, typename A =unsafe::allocator&lt;T&gt;&gt;</text:p>
      <text:p text:style-name="P1229"><text:tab/><text:tab/>using vector = base_vector&lt;T,A&gt;</text:p>
      <text:p text:style-name="P1229"/>
      <text:p text:style-name="P1699"/>
      <text:p text:style-name="P1699"><text:tab/><text:span text:style-name="T1795">Costanti statiche:</text:span></text:p>
      <text:p text:style-name="P1699"/>
      <text:p text:style-name="P1699"><text:tab/><text:tab/><text:span text:style-name="T523">[[nodiscard]] static constexpr size_t max_size()noexcept</text:span> </text:p>
      <text:p text:style-name="P1699"/>
      <text:p text:style-name="P1699"><text:tab/><text:tab/><text:tab/><text:span text:style-name="T1795">Ritorna il massimo numero di elementi memorizzabili</text:span></text:p>
      <text:p text:style-name="P1699"/>
      <text:p text:style-name="P1699"/>
      <text:p text:style-name="P1699"><text:tab/>Vincoli:</text:p>
      <text:p text:style-name="P1699"/>
      <text:p text:style-name="P1230"><text:tab/><text:tab/><text:tab/>!std::is_reference_v&lt;value_t&gt;</text:p>
      <text:p text:style-name="P1231"><text:tab/><text:tab/><text:tab/>!std::is_array_v&lt;value_t&gt;</text:p>
      <text:p text:style-name="P1230"><text:tab/><text:tab/><text:tab/>!std::is_const_v&lt;value_t&gt;</text:p>
      <text:p text:style-name="P1231"><text:tab/><text:tab/><text:tab/>std::is_nothrow_move_constructible_v&lt;value_t&gt;</text:p>
      <text:p text:style-name="P1231"><text:tab/><text:tab/><text:tab/>std::is_nothrow_swappable_v&lt;value_t&gt;<text:line-break/><text:tab/><text:tab/><text:tab/>std::is_nothrow_destructible_v&lt;value_t&gt;</text:p>
      <text:p text:style-name="P1231"><text:tab/><text:tab/><text:tab/>concepts::allocator&lt;allocator_t&gt;</text:p>
      <text:p text:style-name="P640"><text:span text:style-name="T122"/></text:p>
      <text:p text:style-name="P640"><text:span text:style-name="T122"/></text:p>
      <text:p text:style-name="P640"><text:span text:style-name="T122"/></text:p>
      <text:p text:style-name="P640"><text:span text:style-name="T122"/></text:p>
      <text:p text:style-name="P640"><text:span text:style-name="T122"/></text:p>
      <text:p text:style-name="P640"><text:span text:style-name="T122"/></text:p>
      <text:p text:style-name="P640"><text:span text:style-name="T122"/></text:p>
      <text:p text:style-name="P640"><text:span text:style-name="T122"/></text:p>
      <text:p text:style-name="P640"><text:span text:style-name="T122"/></text:p>
      <text:p text:style-name="P640"><text:soft-page-break/><text:span text:style-name="T122"><text:tab/></text:span><text:span text:style-name="T920">Costruttori:</text:span></text:p>
      <text:p text:style-name="P640"><text:span text:style-name="T920"/></text:p>
      <text:p text:style-name="P951"><text:tab/><text:tab/>[[nodiscard]] static constexpr base_<text:span text:style-name="T1795">vector</text:span> unchecked_from(allocator_t <text:span text:style-name="T1795">a</text:span>)noexcept </text:p>
      <text:p text:style-name="P951"/>
      <text:p text:style-name="P730"><text:tab/><text:tab/><text:tab/><text:tab/><text:span text:style-name="T1179">Costruisce un </text:span><text:span text:style-name="T1224">vettore</text:span><text:span text:style-name="T1179"> </text:span><text:span text:style-name="T1183">vuot</text:span><text:span text:style-name="T1224">o</text:span><text:span text:style-name="T1183"> dall’allocatore </text:span><text:span text:style-name="T1748">a</text:span></text:p>
      <text:p text:style-name="P730"><text:tab/><text:tab/><text:tab/><text:tab/><text:span text:style-name="T1193">Il metodo non è sicuro perché </text:span><text:span text:style-name="T1770">allocator_t</text:span><text:span text:style-name="T1193"> non è sicuro</text:span></text:p>
      <text:p text:style-name="P1172"><text:tab/></text:p>
      <text:p text:style-name="P833"><text:span text:style-name="T1224"/></text:p>
      <text:p text:style-name="P1173"><text:tab/><text:tab/>[[nodiscard]] static constexpr base_vector from(adapter_box_t&amp;&amp;)noexcept </text:p>
      <text:p text:style-name="P1173"><text:span text:style-name="T1224"/></text:p>
      <text:p text:style-name="P731"><text:span text:style-name="T1179"><text:tab/><text:tab/><text:tab/><text:tab/>Costruisce un </text:span><text:span text:style-name="T1224">vettore</text:span><text:span text:style-name="T1179"> </text:span><text:span text:style-name="T1224">da adapter_t </text:span></text:p>
      <text:p text:style-name="P1808"><text:tab/><text:tab/><text:tab/></text:p>
      <text:p text:style-name="P731"><text:tab/><text:tab/><text:tab/></text:p>
      <text:p text:style-name="P731"><text:tab/><text:tab/><text:tab/>constexpr base_vector()noexcept</text:p>
      <text:p text:style-name="P731"><text:span text:style-name="T1800"><text:tab/></text:span><text:tab/><text:tab/>base_vector(<text:span text:style-name="T1796">const base_vector&amp;</text:span>)<text:span text:style-name="T1796">=delete</text:span></text:p>
      <text:p text:style-name="P731"><text:span text:style-name="T1800"><text:tab/></text:span><text:tab/><text:tab/>constexpr base_vector(<text:span text:style-name="T1796">base_vector&amp;&amp;</text:span>)noexcept</text:p>
      <text:p text:style-name="P1177"><text:tab/><text:tab/></text:p>
      <text:p text:style-name="P731"><text:span text:style-name="T818"/></text:p>
      <text:p text:style-name="P731"><text:span text:style-name="T818"/></text:p>
      <text:p text:style-name="P1744"><text:tab/><text:span text:style-name="T1790">Distruttore:</text:span></text:p>
      <text:p text:style-name="P1744"/>
      <text:p text:style-name="P1172"><text:tab/><text:tab/>constexpr ~<text:span text:style-name="T1796">base_vector</text:span>() = default</text:p>
      <text:p text:style-name="P640"><text:span text:style-name="T1570"/></text:p>
      <text:p text:style-name="P640"><text:span text:style-name="T1570"/></text:p>
      <text:p text:style-name="P640"><text:span text:style-name="T1570"><text:tab/></text:span><text:span text:style-name="T949">Metodi:</text:span></text:p>
      <text:p text:style-name="P1454"><text:tab/></text:p>
      <text:p text:style-name="P1173"><text:span text:style-name="T1790"><text:tab/><text:tab/></text:span><text:span text:style-name="T1796">base_vector</text:span><text:span text:style-name="T1790">&amp; operator=(const </text:span><text:span text:style-name="T1796">base_vector</text:span><text:span text:style-name="T1790">&amp;)</text:span><text:span text:style-name="T1796">=delete</text:span></text:p>
      <text:p text:style-name="P1172"><text:span text:style-name="T1790"><text:tab/><text:tab/>constexpr </text:span><text:span text:style-name="T1796">base_vector</text:span><text:span text:style-name="T1790">&amp; operator=(</text:span><text:span text:style-name="T1796">base_vector</text:span><text:span text:style-name="T1790">&amp;&amp;)noexcept</text:span></text:p>
      <text:p text:style-name="P1172"><text:tab/><text:tab/>constexpr <text:span text:style-name="T1796">base_vector</text:span>&amp; swap(<text:span text:style-name="T1796">base_vector</text:span>&amp;)noexcept</text:p>
      <text:p text:style-name="P1172"/>
      <text:p text:style-name="P1172"/>
      <text:p text:style-name="P1397"><text:tab/><text:tab/><text:tab/>[[nodiscard]] constexpr bool empty()const noexcept </text:p>
      <text:p text:style-name="P732"/>
      <text:p text:style-name="P732"><text:tab/><text:tab/><text:tab/><text:tab/><text:span text:style-name="T1184">Ritorna vero se </text:span><text:span text:style-name="T1187">il numero di </text:span><text:span text:style-name="T1199">elementi</text:span><text:span text:style-name="T1187"> effettivi è zero</text:span></text:p>
      <text:p text:style-name="P732"><text:span text:style-name="T612"/></text:p>
      <text:p text:style-name="P1593"><text:span text:style-name="T612"/></text:p>
      <text:p text:style-name="P1593"><text:span text:style-name="T612"/></text:p>
      <text:p text:style-name="P1397"><text:tab/><text:tab/><text:tab/>[[nodiscard]] constexpr explicit operator bool()const noexcept </text:p>
      <text:p text:style-name="P1593"><text:span text:style-name="T612"/></text:p>
      <text:p text:style-name="P732"><text:tab/><text:tab/><text:tab/><text:tab/><text:span text:style-name="T1184">Ritorna vero se </text:span><text:span text:style-name="T1187">il numero di </text:span><text:span text:style-name="T1199">elementi</text:span><text:span text:style-name="T1187"> effettivi non è zero</text:span></text:p>
      <text:p text:style-name="P732"><text:span text:style-name="T612"/></text:p>
      <text:p text:style-name="P732"><text:span text:style-name="T612"/></text:p>
      <text:p text:style-name="P1593"><text:span text:style-name="T612"/></text:p>
      <text:p text:style-name="P1397"><text:tab/><text:tab/><text:tab/>[[nodiscard]] constexpr size_t size()const noexcept </text:p>
      <text:p text:style-name="P1593"><text:span text:style-name="T612"/></text:p>
      <text:p text:style-name="P732"><text:tab/><text:tab/><text:tab/><text:tab/><text:span text:style-name="T1184">Ritorna </text:span><text:span text:style-name="T1185">il numero di </text:span><text:span text:style-name="T1193">elementi</text:span><text:span text:style-name="T1185"> effettivi</text:span></text:p>
      <text:p text:style-name="P732"><text:span text:style-name="T1184"/></text:p>
      <text:p text:style-name="P732"><text:span text:style-name="T1184"/></text:p>
      <text:p text:style-name="P1397"><text:tab/><text:tab/><text:tab/>[[nodiscard]] constexpr size_t capacity()const noexcept</text:p>
      <text:p text:style-name="P732"><text:span text:style-name="T1184"/></text:p>
      <text:p text:style-name="P732"><text:tab/><text:tab/><text:tab/><text:tab/><text:span text:style-name="T1184">Ritorna </text:span><text:span text:style-name="T1185">il numero di </text:span><text:span text:style-name="T1193">elementi</text:span><text:span text:style-name="T1185"> </text:span><text:span text:style-name="T1320">pre</text:span><text:span text:style-name="T1185">allocati</text:span></text:p>
      <text:p text:style-name="P1174"><text:tab/><text:tab/><text:tab/><text:tab/></text:p>
      <text:p text:style-name="P1174"/>
      <text:p text:style-name="P732"><text:tab/><text:tab/><text:tab/>[[nodiscard]] constexpr allocator_t unsafe_allocator()const noexcept </text:p>
      <text:p text:style-name="P732"/>
      <text:p text:style-name="P732"><text:tab/><text:tab/><text:tab/><text:tab/><text:span text:style-name="T1190">Ritorna l’allocatore</text:span></text:p>
      <text:p text:style-name="P732"><text:span text:style-name="T1190"><text:tab/><text:tab/><text:tab/><text:tab/></text:span><text:span text:style-name="T1193">Il metodo non è sicuro perche </text:span><text:span text:style-name="T1770">allocator_t</text:span><text:span text:style-name="T1193"> non è sicuro</text:span></text:p>
      <text:p text:style-name="P732"><text:span text:style-name="T1185"/></text:p>
      <text:p text:style-name="P732"><text:span text:style-name="T1185"/></text:p>
      <text:p text:style-name="P732"><text:span text:style-name="T1185"><text:tab/><text:tab/><text:tab/></text:span><text:span text:style-name="T1750">constexpr base_</text:span><text:span text:style-name="T1797">vector</text:span><text:span text:style-name="T1750">&amp; clear()noexcept </text:span></text:p>
      <text:p text:style-name="P732"><text:span text:style-name="T1185"/></text:p>
      <text:p text:style-name="P732"><text:span text:style-name="T1185"><text:tab/><text:tab/><text:tab/><text:tab/></text:span><text:span text:style-name="T1186">Riporta il numero di </text:span><text:span text:style-name="T1191">elementi</text:span><text:span text:style-name="T1186"> effettivi a zero ma senza alterar</text:span><text:span text:style-name="T1225">n</text:span><text:span text:style-name="T1186">e la capacità</text:span></text:p>
      <text:p text:style-name="P732"><text:span text:style-name="T1186"><text:tab/><text:tab/><text:tab/><text:tab/></text:span><text:span text:style-name="T1202">Dopo questa operazione </text:span><text:span text:style-name="T1771">size() </text:span><text:span text:style-name="T1202">ritorna zero</text:span></text:p>
      <text:p text:style-name="P1771"><text:tab/><text:tab/><text:tab/><text:tab/>Non ci devono essere referenti attivi</text:p>
      <text:p text:style-name="P732"><text:span text:style-name="T1186"/></text:p>
      <text:p text:style-name="P732"><text:span text:style-name="T1185"/></text:p>
      <text:p text:style-name="P732"><text:span text:style-name="T1185"><text:tab/><text:tab/><text:tab/></text:span><text:span text:style-name="T1750">constexpr base_</text:span><text:span text:style-name="T1797">vector</text:span><text:span text:style-name="T1750">&amp; </text:span><text:span text:style-name="T1752">reset</text:span><text:span text:style-name="T1750">()noexcept </text:span></text:p>
      <text:p text:style-name="P732"><text:span text:style-name="T1185"/></text:p>
      <text:p text:style-name="P732"><text:span text:style-name="T1185"><text:tab/><text:tab/><text:tab/><text:tab/></text:span><text:span text:style-name="T1186">Riporta il numero di </text:span><text:span text:style-name="T1191">elementi</text:span><text:span text:style-name="T1186"> effettivi a zero liberando lo spazio occupato.</text:span></text:p>
      <text:p text:style-name="P732"><text:span text:style-name="T1186"><text:tab/><text:tab/><text:tab/><text:tab/></text:span><text:span text:style-name="T1225">Dopo questa operazione </text:span><text:span text:style-name="T1762">size() </text:span><text:span text:style-name="T1267">e</text:span><text:span text:style-name="T1926"> capacity() </text:span><text:span text:style-name="T1201">ritorna</text:span><text:span text:style-name="T1267">no</text:span><text:span text:style-name="T1201"> zero.</text:span></text:p>
      <text:p text:style-name="P1771"><text:tab/><text:tab/><text:tab/><text:tab/>Non ci devono essere referenti attivi</text:p>
      <text:p text:style-name="P732"><text:span text:style-name="T1186"/></text:p>
      <text:p text:style-name="P732"><text:span text:style-name="T1186"/></text:p>
      <text:p text:style-name="P732"><text:soft-page-break/><text:span text:style-name="T1186"/></text:p>
      <text:p text:style-name="P1397"><text:tab/><text:tab/><text:tab/>[[nodiscard]] constexpr value_t* unsafe_data()noexcept </text:p>
      <text:p text:style-name="P1397"><text:tab/><text:tab/><text:tab/>[[nodiscard]] constexpr const value_t* unsafe_data()const noexcept </text:p>
      <text:p text:style-name="P732"><text:span text:style-name="T1184"><text:tab/><text:tab/><text:tab/></text:span><text:span text:style-name="T1749">[[nodiscard]] constexpr const value_t* unsafe_</text:span><text:span text:style-name="T1786">c</text:span><text:span text:style-name="T1749">data()const noexcept</text:span></text:p>
      <text:p text:style-name="P732"><text:span text:style-name="T1184"/></text:p>
      <text:p text:style-name="P732"><text:span text:style-name="T1184"><text:tab/><text:tab/><text:tab/><text:tab/></text:span><text:span text:style-name="T1192">Ritorna un puntatore </text:span><text:span text:style-name="T1225">al </text:span><text:span text:style-name="T1192">primo elemento </text:span><text:span text:style-name="T1298">oppure </text:span><text:span text:style-name="T1992">nullptr</text:span><text:span text:style-name="T1192"> </text:span></text:p>
      <text:p text:style-name="P1790"><text:tab/><text:tab/><text:tab/><text:tab/>Il metodo non è sicuro perche ritorna un puntator<text:span text:style-name="T1797">e </text:span></text:p>
      <text:p text:style-name="P732"><text:span text:style-name="T1184"/></text:p>
      <text:p text:style-name="P732"><text:span text:style-name="T1184"/></text:p>
      <text:p text:style-name="P733"><text:span text:style-name="T1184"><text:tab/><text:tab/><text:tab/></text:span><text:span text:style-name="T1749">[[nodiscard]] constexpr error_handler_t </text:span></text:p>
      <text:p text:style-name="P1398"><text:tab/><text:tab/><text:tab/>try_reserve_at_least(size_t additional, size_t n = 1)noexcept </text:p>
      <text:p text:style-name="P733"><text:span text:style-name="T1184"/></text:p>
      <text:p text:style-name="P1398"><text:tab/><text:tab/><text:tab/>constexpr base_<text:span text:style-name="T1798">vector</text:span>&amp; reserve_at_least(size_t additional, size_t n = 1)noexcept </text:p>
      <text:p text:style-name="P733"><text:span text:style-name="T812"/></text:p>
      <text:p text:style-name="P733"><text:span text:style-name="T1184"><text:tab/><text:tab/><text:tab/><text:tab/></text:span><text:span text:style-name="T1188">Riserva uno spazio per aggiungere almeno </text:span><text:span text:style-name="T1753">addictional * n</text:span><text:span text:style-name="T1188"> </text:span><text:span text:style-name="T1193">elementi</text:span></text:p>
      <text:p text:style-name="P1781"><text:tab/><text:tab/><text:tab/><text:tab/>Non ci devono essere referenti attivi</text:p>
      <text:p text:style-name="P1786"><text:tab/><text:tab/><text:tab/><text:tab/>L’operazione è transazionale</text:p>
      <text:p text:style-name="P1774"><text:span text:style-name="T1188"/></text:p>
      <text:p text:style-name="P1774"/>
      <text:p text:style-name="P1774"><text:s/></text:p>
      <text:p text:style-name="P1398"><text:tab/><text:tab/><text:tab/>[[nodiscard]] constexpr error_handler_t </text:p>
      <text:p text:style-name="P1398"><text:tab/><text:tab/><text:tab/>try_reserve_exact(size_t additional, size_t n = 1)noexcept </text:p>
      <text:p text:style-name="P733"><text:span text:style-name="T1184"/></text:p>
      <text:p text:style-name="P733"><text:span text:style-name="T1749"><text:tab/><text:tab/><text:tab/>constexpr base_</text:span><text:span text:style-name="T1798">vector</text:span><text:span text:style-name="T1749">&amp; reserve_</text:span><text:span text:style-name="T1753">exact</text:span><text:span text:style-name="T1749">(size_t additional, size_t n = 1)noexcept </text:span></text:p>
      <text:p text:style-name="P733"><text:span text:style-name="T812"/></text:p>
      <text:p text:style-name="P733"><text:span text:style-name="T1184"><text:tab/><text:tab/><text:tab/><text:tab/></text:span><text:span text:style-name="T1188">Riserva uno spazio per aggiungere esattamente </text:span><text:span text:style-name="T1753">addictional * n</text:span><text:span text:style-name="T1188"> </text:span><text:span text:style-name="T1193">elementi</text:span></text:p>
      <text:p text:style-name="P1781"><text:tab/><text:tab/><text:tab/><text:tab/>Non ci devono essere referenti attivi</text:p>
      <text:p text:style-name="P1786"><text:tab/><text:tab/><text:tab/><text:tab/>L’operazione è transazionale</text:p>
      <text:p text:style-name="P733"><text:span text:style-name="T1184"/></text:p>
      <text:p text:style-name="P733"><text:span text:style-name="T1184"/></text:p>
      <text:p text:style-name="P734"><text:span text:style-name="T1184"><text:tab/><text:tab/><text:tab/></text:span><text:span text:style-name="T1749">[[nodiscard]] constexpr error_handler_t try_shrink_to_fit()</text:span><text:span text:style-name="T1754">noexcept</text:span></text:p>
      <text:p text:style-name="P734"><text:span text:style-name="T813"/></text:p>
      <text:p text:style-name="P734"><text:span text:style-name="T1754"><text:tab/><text:tab/><text:tab/><text:tab/></text:span><text:span text:style-name="T1195">Libera elementi </text:span><text:span text:style-name="T1320">preallocati </text:span><text:span text:style-name="T1195">inutilizzati</text:span></text:p>
      <text:p text:style-name="P734"><text:span text:style-name="T1040"><text:tab/><text:tab/><text:tab/><text:tab/></text:span><text:span text:style-name="T1197">N</text:span><text:span text:style-name="T1040">on ci devono essere referenti attivi</text:span></text:p>
      <text:p text:style-name="P1787"><text:tab/><text:tab/><text:tab/><text:tab/>L’operazione è transazionale</text:p>
      <text:p text:style-name="P1778"><text:tab/><text:tab/></text:p>
      <text:p text:style-name="P734"><text:span text:style-name="T1195"/></text:p>
      <text:p text:style-name="P734"><text:span text:style-name="T1195"><text:tab/><text:tab/><text:tab/></text:span><text:span text:style-name="T1754">constexpr base_</text:span><text:span text:style-name="T1799">vector</text:span><text:span text:style-name="T1754">&amp; shrink_to_fit()noexcept</text:span></text:p>
      <text:p text:style-name="P734"><text:span text:style-name="T1195"/></text:p>
      <text:p text:style-name="P750"><text:span text:style-name="T1184"><text:tab/><text:tab/><text:tab/><text:tab/></text:span><text:span text:style-name="T1265">Come <text:s/></text:span><text:span text:style-name="T1749">try_shrink_to_fit </text:span><text:span text:style-name="T1265">ma in caso di errore </text:span><text:span text:style-name="T1291">esso </text:span><text:span text:style-name="T1265">viene ignorato</text:span></text:p>
      <text:p text:style-name="P750"><text:span text:style-name="T1195"/></text:p>
      <text:p text:style-name="P750"><text:span text:style-name="T1195"/></text:p>
      <text:p text:style-name="P1399"><text:tab/><text:tab/><text:tab/>[[nodiscard]] constexpr adapter_box_t release()noexcept </text:p>
      <text:p text:style-name="P734"/>
      <text:p text:style-name="P734"><text:span text:style-name="T1184"><text:tab/><text:tab/><text:tab/><text:tab/></text:span><text:span text:style-name="T1040">E</text:span><text:span text:style-name="T1189">s</text:span><text:span text:style-name="T1040">porta </text:span><text:span text:style-name="T1194">gli </text:span><text:span text:style-name="T1193">elementi </text:span><text:span text:style-name="T1194">attivi</text:span><text:span text:style-name="T1040"> in </text:span><text:span text:style-name="T1230">una istanza </text:span><text:span text:style-name="T1503">adapter_box_t</text:span></text:p>
      <text:p text:style-name="P734"><text:span text:style-name="T1040"><text:tab/><text:tab/><text:tab/><text:tab/></text:span><text:span text:style-name="T1197">N</text:span><text:span text:style-name="T1040">on ci devono essere referenti attivi</text:span></text:p>
      <text:p text:style-name="P734"><text:span text:style-name="T1201"><text:tab/><text:tab/><text:tab/><text:tab/>L’operazione è transazionale</text:span><text:span text:style-name="T1188"><text:tab/><text:tab/><text:tab/><text:tab/><text:tab/></text:span></text:p>
      <text:p text:style-name="P834"><text:span text:style-name="T1184"><text:tab/><text:tab/><text:tab/><text:tab/><text:tab/></text:span><text:span text:style-name="T1227">Dopo questa operazione </text:span><text:span text:style-name="T1799">size()</text:span><text:span text:style-name="T1227"> e </text:span><text:span text:style-name="T1799">capacity()</text:span><text:span text:style-name="T1227"> ritornano zero</text:span></text:p>
      <text:p text:style-name="P734"><text:span text:style-name="T1227"/></text:p>
      <text:p text:style-name="P734"><text:span text:style-name="T1227"/></text:p>
      <text:p text:style-name="P733"><text:span text:style-name="T1186"><text:tab/><text:tab/><text:tab/></text:span><text:span text:style-name="T1752">[[nodiscard]] constexpr result&lt;base_</text:span><text:span text:style-name="T1798">vector</text:span><text:span text:style-name="T1752">,error_handler_t&gt; </text:span></text:p>
      <text:p text:style-name="P1402"><text:tab/><text:tab/><text:tab/>try_clone(size_t n = 1)const noexcept</text:p>
      <text:p text:style-name="P733"><text:span text:style-name="T1184"><text:tab/></text:span><text:span text:style-name="T1749"><text:tab/><text:tab/>requires(concepts::copyable_or_cloneable&lt;value_t&gt;)</text:span></text:p>
      <text:p text:style-name="P733"/>
      <text:p text:style-name="P733"><text:span text:style-name="T1186"><text:tab/><text:tab/><text:tab/></text:span><text:span text:style-name="T1752">[[nodiscard]] constexpr base_</text:span><text:span text:style-name="T1798">vector</text:span><text:span text:style-name="T1752"> clone(size_t n = 1)const noexcept</text:span></text:p>
      <text:p text:style-name="P1402"><text:span text:style-name="T1184"><text:tab/><text:tab/><text:tab/></text:span><text:span text:style-name="T1749">requires(concepts::copyable_or_cloneable&lt;value_t&gt;)</text:span></text:p>
      <text:p text:style-name="P1402"/>
      <text:p text:style-name="P733"><text:span text:style-name="T1184"><text:tab/><text:tab/><text:tab/><text:tab/></text:span><text:span text:style-name="T1187">Ritorna un </text:span><text:span text:style-name="T1226">vettore</text:span><text:span text:style-name="T1187"> copiat</text:span><text:span text:style-name="T1226">o</text:span><text:span text:style-name="T1187"> </text:span><text:span text:style-name="T1751">n</text:span><text:span text:style-name="T1187"> volte </text:span></text:p>
      <text:p text:style-name="P1774"><text:tab/><text:tab/><text:tab/></text:p>
      <text:p text:style-name="P733"><text:span text:style-name="T1187"/></text:p>
      <text:p text:style-name="P733"><text:span text:style-name="T1187"/></text:p>
      <text:p text:style-name="P733"><text:span text:style-name="T1187"/></text:p>
      <text:p text:style-name="P733"><text:span text:style-name="T1187"/></text:p>
      <text:p text:style-name="P733"><text:span text:style-name="T1187"/></text:p>
      <text:p text:style-name="P733"><text:span text:style-name="T1187"/></text:p>
      <text:p text:style-name="P733"><text:span text:style-name="T1187"/></text:p>
      <text:p text:style-name="P733"><text:span text:style-name="T1187"/></text:p>
      <text:p text:style-name="P733"><text:soft-page-break/><text:span text:style-name="T1187"/></text:p>
      <text:p text:style-name="P1455"><text:tab/><text:tab/><text:tab/>template&lt;typename... ARGS&gt;</text:p>
      <text:p text:style-name="P1455"><text:tab/><text:tab/><text:tab/>[[nodiscard]] constexpr result&lt;seq_t, error_handler_t&gt; </text:p>
      <text:p text:style-name="P1455"><text:tab/><text:tab/><text:tab/>try_push_back(ARGS&amp;&amp;... args)noexcept</text:p>
      <text:p text:style-name="P1455"><text:tab/><text:tab/><text:tab/>requires (concepts::constructible_at&lt;value_t,ARGS&amp;&amp;...&gt;)</text:p>
      <text:p text:style-name="P1455"/>
      <text:p text:style-name="P733"><text:tab/><text:tab/><text:tab/>template&lt;typename... ARGS&gt;</text:p>
      <text:p text:style-name="P733"><text:tab/><text:tab/><text:tab/>constexpr seq_t push_back(ARGS&amp;&amp;... args)noexcept </text:p>
      <text:p text:style-name="P733"><text:tab/><text:tab/><text:tab/>requires (concepts::constructible_at&lt;value_t,ARGS&amp;&amp;...&gt;)</text:p>
      <text:p text:style-name="P733"/>
      <text:p text:style-name="P1798"><text:tab/><text:tab/><text:tab/><text:tab/><text:span text:style-name="T1993">A</text:span><text:span text:style-name="T1798">ppende un elemento </text:span><text:span text:style-name="T1992">costruito </text:span><text:span text:style-name="T1798">da </text:span><text:span text:style-name="T621">args</text:span><text:span text:style-name="T1798"> </text:span><text:s/></text:p>
      <text:p text:style-name="P1798"><text:tab/><text:tab/><text:tab/><text:tab/><text:span text:style-name="T1798">Ritorna una sequenza </text:span><text:span text:style-name="T1802">il cui primo elemento </text:span><text:span text:style-name="T1798">si riferisce all’elemento inserito</text:span></text:p>
      <text:p text:style-name="P734"><text:span text:style-name="T1208"><text:tab/><text:tab/><text:tab/><text:tab/></text:span><text:span text:style-name="T1201">L’operazione è transazionale</text:span></text:p>
      <text:p text:style-name="P1595"><text:span text:style-name="T1503"><text:tab/><text:tab/><text:tab/><text:tab/></text:span><text:span text:style-name="T1755">N</text:span><text:span text:style-name="T1503">on ci devono essere referenti attivi</text:span><text:span text:style-name="T1760"><text:tab/><text:tab/><text:tab/></text:span></text:p>
      <text:p text:style-name="P737"><text:span text:style-name="T622"/></text:p>
      <text:p text:style-name="P734"/>
      <text:p text:style-name="P734"/>
      <text:p text:style-name="P734"><text:tab/><text:tab/><text:tab/>template &lt;typename SEQ&gt;</text:p>
      <text:p text:style-name="P734"><text:tab/><text:tab/><text:tab/>[[maybe_unused]] constexpr result&lt;<text:span text:style-name="T1803">seq_t</text:span>, error_handler_t&gt; <text:tab/><text:tab/><text:tab/><text:tab/><text:tab/><text:tab/><text:tab/>try_push_back_range(SEQ&amp; seq)noexcept</text:p>
      <text:p text:style-name="P734"><text:tab/><text:tab/><text:tab/>requires(</text:p>
      <text:p text:style-name="P734"><text:tab/><text:tab/><text:tab/><text:tab/>concepts::sequence&lt;_SEQ&gt;</text:p>
      <text:p text:style-name="P734"><text:tab/><text:tab/><text:tab/><text:tab/>&amp;&amp; !std::is_const_v&lt;_SEQ&gt;</text:p>
      <text:p text:style-name="P734"><text:tab/><text:tab/><text:tab/><text:tab/>&amp;&amp; concepts::constructible_at&lt;value_t, std::decay_t&lt;typename <text:tab/><text:tab/><text:tab/><text:tab/><text:tab/><text:tab/>SEQ::value_t&gt;&amp;&amp;&gt;</text:p>
      <text:p text:style-name="P734"><text:tab/><text:tab/><text:tab/>)</text:p>
      <text:p text:style-name="P737"/>
      <text:p text:style-name="P738"><text:tab/><text:tab/><text:tab/>template &lt;typename SEQ&gt;</text:p>
      <text:p text:style-name="P738"><text:tab/><text:tab/><text:tab/>constexpr <text:span text:style-name="T1803">seq_</text:span><text:span text:style-name="T1804">t </text:span>push_back_range(SEQ&amp; seq)noexcept</text:p>
      <text:p text:style-name="P738"><text:tab/><text:tab/><text:tab/>requires(</text:p>
      <text:p text:style-name="P738"><text:tab/><text:tab/><text:tab/><text:tab/>concepts::sequence&lt;_SEQ&gt;</text:p>
      <text:p text:style-name="P738"><text:tab/><text:tab/><text:tab/><text:tab/>&amp;&amp; !std::is_const_v&lt;_SEQ&gt;</text:p>
      <text:p text:style-name="P738"><text:tab/><text:tab/><text:tab/><text:tab/>&amp;&amp; concepts::constructible_at&lt;value_t, std::decay_t&lt;typename <text:tab/><text:tab/><text:tab/><text:tab/><text:tab/><text:tab/>SEQ::value_t&gt;&amp;&amp;&gt;</text:p>
      <text:p text:style-name="P738"><text:tab/><text:tab/><text:tab/>)</text:p>
      <text:p text:style-name="P1799"><text:tab/><text:tab/><text:tab/><text:tab/><text:span text:style-name="T1993">A</text:span><text:span text:style-name="T1798">ppende</text:span><text:span text:style-name="T1799"> </text:span><text:span text:style-name="T1804">i valori copiati dalla sequenza </text:span><text:span text:style-name="T623">seq</text:span><text:span text:style-name="T1798"> </text:span><text:s/></text:p>
      <text:p text:style-name="P1799"><text:tab/><text:tab/><text:tab/><text:tab/><text:span text:style-name="T1798">Ritorna una sequenza </text:span><text:span text:style-name="T1802">il cui primo elemento </text:span><text:span text:style-name="T1798">si riferisce al </text:span><text:span text:style-name="T1804">primo </text:span><text:span text:style-name="T1798">elemento inserito</text:span></text:p>
      <text:p text:style-name="P738"><text:span text:style-name="T1208"><text:tab/><text:tab/><text:tab/><text:tab/></text:span><text:span text:style-name="T1201">L’operazione è transazionale </text:span><text:span text:style-name="T1231">ed in caso di operazione riuscita </text:span><text:span text:style-name="T1804">seq</text:span><text:span text:style-name="T1231"> sarà </text:span><text:span text:style-name="T1290">consumata</text:span><text:span text:style-name="T1231"> </text:span></text:p>
      <text:p text:style-name="P1596"><text:span text:style-name="T1503"><text:tab/><text:tab/><text:tab/><text:tab/></text:span><text:span text:style-name="T1755">N</text:span><text:span text:style-name="T1503">on ci devono essere referenti attivi</text:span><text:span text:style-name="T1760"><text:tab/><text:tab/><text:tab/></text:span></text:p>
      <text:p text:style-name="P1799"><text:tab/></text:p>
      <text:p text:style-name="P734"/>
      <text:p text:style-name="P734"/>
      <text:p text:style-name="P734"><text:tab/><text:tab/><text:tab/>[[nodiscard]] constexpr error_handler_t try_resize(size_t n)noexcept</text:p>
      <text:p text:style-name="P734"><text:tab/><text:tab/><text:tab/>requires(std::is_default_constructible_v&lt;value_t&gt;)</text:p>
      <text:p text:style-name="P734"/>
      <text:p text:style-name="P736"><text:tab/><text:tab/><text:tab/>constexpr <text:span text:style-name="T1802">base_vector&amp;</text:span> resize(size_t n)noexcept</text:p>
      <text:p text:style-name="P736"><text:tab/><text:tab/><text:tab/>requires(std::is_default_constructible_v&lt;value_t&gt;)</text:p>
      <text:p text:style-name="P736"/>
      <text:p text:style-name="P751"><text:tab/><text:tab/><text:tab/><text:tab/><text:span text:style-name="T1195">Porta il numero di </text:span><text:span text:style-name="T1268">elementi</text:span><text:span text:style-name="T1195"> effettivi a</text:span><text:span text:style-name="T1754"> n </text:span><text:span text:style-name="T1195">con </text:span><text:span text:style-name="T1263">l’eccedenza a </text:span><text:span text:style-name="T1195">v</text:span><text:span text:style-name="T1196">alore predefinito</text:span></text:p>
      <text:p text:style-name="P751"><text:span text:style-name="T1040"><text:tab/><text:tab/><text:tab/><text:tab/></text:span><text:span text:style-name="T1197">N</text:span><text:span text:style-name="T1040">on ci devono essere referenti attivi</text:span></text:p>
      <text:p text:style-name="P751"><text:span text:style-name="T1184"><text:tab/><text:tab/><text:tab/><text:tab/></text:span><text:span text:style-name="T1201">L’operazione è transazionale</text:span></text:p>
      <text:p text:style-name="P751"/>
      <text:p text:style-name="P751"/>
      <text:p text:style-name="P751"/>
      <text:p text:style-name="P751"/>
      <text:p text:style-name="P736"><text:tab/><text:tab/><text:tab/>[[nodiscard]] constexpr error_handler_t try_resize(size_t n,<text:span text:style-name="T1802">const value_t&amp; v</text:span>)noexcept </text:p>
      <text:p text:style-name="P735"><text:tab/><text:tab/><text:tab/>requires(concepts::copyable_or_cloneable&lt;value_t&gt;)</text:p>
      <text:p text:style-name="P735"><text:span text:style-name="T1184"/></text:p>
      <text:p text:style-name="P1400"><text:tab/><text:tab/><text:tab/>constexpr base_<text:span text:style-name="T1801">vector</text:span>&amp; resize(size_t n,<text:span text:style-name="T1802">const value_t&amp; v</text:span>)noexcept </text:p>
      <text:p text:style-name="P736"><text:tab/><text:tab/><text:tab/>requires(concepts::copyable_or_cloneable&lt;value_t&gt;)</text:p>
      <text:p text:style-name="P736"><text:span text:style-name="T1184"/></text:p>
      <text:p text:style-name="P751"><text:tab/><text:tab/><text:tab/><text:tab/><text:span text:style-name="T1195">Porta il numero d</text:span><text:span text:style-name="T1199">i </text:span><text:span text:style-name="T1229">elementi</text:span><text:span text:style-name="T1195"> effettivi a</text:span><text:span text:style-name="T1754"> </text:span><text:span text:style-name="T1802">n </text:span><text:span text:style-name="T1268">con l’eccedenza a </text:span><text:span text:style-name="T1291">valore</text:span><text:span text:style-name="T1976"> </text:span><text:span text:style-name="T1927">v</text:span></text:p>
      <text:p text:style-name="P751"><text:span text:style-name="T1040"><text:tab/><text:tab/><text:tab/><text:tab/></text:span><text:span text:style-name="T1197">N</text:span><text:span text:style-name="T1040">on ci devono essere referenti attivi</text:span></text:p>
      <text:p text:style-name="P751"><text:span text:style-name="T1201"><text:tab/><text:tab/><text:tab/><text:tab/>L’operazione è transazionale</text:span><text:span text:style-name="T1195"><text:tab/><text:tab/><text:tab/><text:tab/></text:span></text:p>
      <text:p text:style-name="P1792"><text:tab/></text:p>
      <text:p text:style-name="P735"/>
      <text:p text:style-name="P735"/>
      <text:p text:style-name="P739"><text:tab/><text:tab/><text:tab/>constexpr value_t unchecked_pop_back()noexcept </text:p>
      <text:p text:style-name="P739"/>
      <text:p text:style-name="P739"><text:tab/><text:tab/><text:tab/><text:tab/><text:span text:style-name="T884">Ritorna, rimuovendolo, l’elemento di coda </text:span></text:p>
      <text:p text:style-name="P1880"><text:tab/><text:tab/><text:tab/>L’operazione non è sicura perché <text:span text:style-name="T1805">il vettore</text:span> potrebbe essere vuot<text:span text:style-name="T1805">o</text:span> </text:p>
      <text:p text:style-name="P907"><text:span text:style-name="T884"/></text:p>
      <text:p text:style-name="P739"/>
      <text:p text:style-name="P739"><text:tab/><text:tab/><text:tab/><text:tab/></text:p>
      <text:p text:style-name="P735"><text:tab/><text:tab/><text:tab/>constexpr option&lt;value_t&gt; pop_back()noexcept</text:p>
      <text:p text:style-name="P735"/>
      <text:p text:style-name="P739"><text:tab/><text:tab/><text:tab/><text:tab/><text:span text:style-name="T884">Ritorna, rimuovendolo, l’elemento di coda </text:span></text:p>
      <text:p text:style-name="P1772"><text:tab/><text:tab/><text:tab/><text:tab/>Non ci devono essere referenti attivi</text:p>
      <text:p text:style-name="P756"><text:span text:style-name="T1186"/></text:p>
      <text:p text:style-name="P735"><text:soft-page-break/></text:p>
      <text:p text:style-name="P735"/>
      <text:p text:style-name="P737"><text:span text:style-name="T1206"><text:tab/><text:tab/><text:tab/></text:span><text:span text:style-name="T1758">[[nodiscard]] constexpr seq_t seq()noexcept</text:span></text:p>
      <text:p text:style-name="P737"><text:span text:style-name="T1758"><text:tab/><text:tab/><text:tab/>[[nodiscard]] constexpr </text:span><text:span text:style-name="T1803">c</text:span><text:span text:style-name="T1758">seq_t seq()</text:span><text:span text:style-name="T1803">const </text:span><text:span text:style-name="T1758">noexcept</text:span></text:p>
      <text:p text:style-name="P737"><text:span text:style-name="T1758"><text:tab/><text:tab/><text:tab/>[[nodiscard]] constexpr </text:span><text:span text:style-name="T1803">c</text:span><text:span text:style-name="T1758">seq_t </text:span><text:span text:style-name="T1803">c</text:span><text:span text:style-name="T1758">seq()</text:span><text:span text:style-name="T1803">const </text:span><text:span text:style-name="T1758">noexcept</text:span></text:p>
      <text:p text:style-name="P737"/>
      <text:p text:style-name="P737"><text:span text:style-name="T1758"><text:tab/><text:tab/><text:tab/><text:tab/></text:span><text:span text:style-name="T1233">Ritorna una sequenza sugli elementi </text:span></text:p>
      <text:p text:style-name="P737"><text:span text:style-name="T1233"/></text:p>
      <text:p text:style-name="P737"><text:span text:style-name="T1233"/></text:p>
      <text:p text:style-name="P1456"><text:tab/><text:tab/><text:tab/>[[nodiscard]] constexpr rseq_t rseq()noexcept </text:p>
      <text:p text:style-name="P1456"><text:tab/><text:tab/><text:tab/>[[nodiscard]] constexpr crseq_t rseq()const noexcept </text:p>
      <text:p text:style-name="P1456"><text:tab/><text:tab/><text:tab/>[[nodiscard]] constexpr crseq_t crseq()const noexcept </text:p>
      <text:p text:style-name="P737"><text:span text:style-name="T1233"/></text:p>
      <text:p text:style-name="P1809"><text:tab/><text:tab/><text:tab/><text:tab/>Ritorna una sequenza inversa sugli elementi</text:p>
      <text:p text:style-name="P737"><text:span text:style-name="T1233"/></text:p>
      <text:p text:style-name="P1423"><text:tab/><text:tab/></text:p>
      <text:p text:style-name="P1423"/>
      <text:p text:style-name="P1423"><text:tab/><text:tab/><text:tab/>[[nodiscard]] constexpr value_t&amp; unchecked_nth(size_t idx) noexcept</text:p>
      <text:p text:style-name="P1424"><text:tab/><text:tab/><text:tab/>[[nodiscard]] constexpr <text:span text:style-name="T1805">const </text:span>value_t&amp; unchecked_nth(size_t idx)<text:span text:style-name="T1805">const</text:span> noexcept</text:p>
      <text:p text:style-name="P1424"><text:tab/><text:tab/><text:tab/>[[nodiscard]] constexpr <text:span text:style-name="T1805">const </text:span>value_t&amp; unchecked_<text:span text:style-name="T1805">c</text:span>nth(size_t idx)<text:span text:style-name="T1805">const</text:span> noexcept</text:p>
      <text:p text:style-name="P1424"/>
      <text:p text:style-name="P739"><text:tab/><text:tab/><text:tab/><text:tab/><text:span text:style-name="T884">Ritorna </text:span><text:span text:style-name="T895">l’elemento alla posizione </text:span><text:span text:style-name="T1805">idx</text:span><text:span text:style-name="T895">, il primo elemento ha posizione <text:tab/><text:tab/><text:tab/><text:tab/><text:tab/><text:tab/><text:tab/>zero</text:span><text:span text:style-name="T884"> </text:span></text:p>
      <text:p text:style-name="P1885"><text:tab/><text:tab/><text:tab/>L’operazione non è sicura perché <text:span text:style-name="T1805">il valore di </text:span><text:span text:style-name="T764">idx</text:span><text:span text:style-name="T1805"> potrebbe essere non valido </text:span></text:p>
      <text:p text:style-name="P1897"><text:tab/><text:tab/><text:tab/>e ritornare una referenza non è sicuro <text:s/></text:p>
      <text:p text:style-name="P907"><text:span text:style-name="T884"/></text:p>
      <text:p text:style-name="P907"><text:span text:style-name="T884"/></text:p>
      <text:p text:style-name="P1424"><text:tab/><text:tab/><text:tab/>[[nodiscard]] constexpr value_t&amp; unchecked_<text:span text:style-name="T1805">front</text:span>()noexcept</text:p>
      <text:p text:style-name="P1425"><text:tab/><text:tab/><text:tab/>[[nodiscard]] constexpr <text:span text:style-name="T1806">const </text:span>value_t&amp; unchecked_<text:span text:style-name="T1805">front</text:span>()<text:span text:style-name="T1806">const</text:span> noexcept</text:p>
      <text:p text:style-name="P1425"><text:tab/><text:tab/><text:tab/>[[nodiscard]] constexpr <text:span text:style-name="T1806">const </text:span>value_t&amp; unchecked_<text:span text:style-name="T1806">c</text:span><text:span text:style-name="T1805">front</text:span>()<text:span text:style-name="T1806">const</text:span> noexcept</text:p>
      <text:p text:style-name="P1425"/>
      <text:p text:style-name="P740"><text:tab/><text:tab/><text:tab/><text:tab/><text:span text:style-name="T884">Ritorna </text:span><text:span text:style-name="T896">i</text:span><text:span text:style-name="T895">l </text:span><text:span text:style-name="T896">primo </text:span><text:span text:style-name="T895">elemento </text:span><text:span text:style-name="T884"><text:s/></text:span></text:p>
      <text:p text:style-name="P1881"><text:tab/><text:tab/><text:tab/>L’operazione non è sicura perché <text:span text:style-name="T1805">i</text:span><text:span text:style-name="T1806">l vettore potrebbe essere vuoto</text:span><text:span text:style-name="T1805"> </text:span><text:s/><text:span text:style-name="T1805">e ritornare una <text:tab/><text:tab/><text:tab/><text:tab/>referenza non è sicuro <text:s/></text:span></text:p>
      <text:p text:style-name="P908"><text:span text:style-name="T884"/></text:p>
      <text:p text:style-name="P1423"/>
      <text:p text:style-name="P1425"><text:tab/><text:tab/><text:tab/>[[nodiscard]] constexpr value_t&amp; unchecked_<text:span text:style-name="T1806">back</text:span>()noexcept</text:p>
      <text:p text:style-name="P1425"><text:tab/><text:tab/><text:tab/>[[nodiscard]] constexpr <text:span text:style-name="T1806">const </text:span>value_t&amp; unchecked_<text:span text:style-name="T1806">back</text:span>()<text:span text:style-name="T1806">const</text:span> noexcept</text:p>
      <text:p text:style-name="P1425"><text:tab/><text:tab/><text:tab/>[[nodiscard]] constexpr <text:span text:style-name="T1806">const </text:span>value_t&amp; unchecked_<text:span text:style-name="T1806">cback</text:span>()<text:span text:style-name="T1806">const</text:span> noexcept</text:p>
      <text:p text:style-name="P1425"/>
      <text:p text:style-name="P740"><text:tab/><text:tab/><text:tab/><text:tab/><text:span text:style-name="T884">Ritorna </text:span><text:span text:style-name="T896">l’ ultimo </text:span><text:span text:style-name="T895"><text:s/>elemento</text:span></text:p>
      <text:p text:style-name="P1881"><text:tab/><text:tab/><text:tab/>L’operazione non è sicura perché <text:span text:style-name="T1805">il v</text:span><text:span text:style-name="T1806">ettore potrebbe essere vuoto </text:span><text:span text:style-name="T1805">e ritornare una <text:tab/><text:tab/><text:tab/><text:tab/>referenza non è sicuro <text:s/></text:span></text:p>
      <text:p text:style-name="P908"><text:span text:style-name="T884"/></text:p>
      <text:p text:style-name="P908"><text:span text:style-name="T884"/></text:p>
      <text:p text:style-name="P908"><text:span text:style-name="T884"><text:tab/><text:tab/></text:span><text:span text:style-name="T1640"><text:tab/>[[nodiscard]] constexpr option&lt;ref_t&gt; nth(size_t idx)noexcept</text:span><text:span text:style-name="T884"><text:tab/></text:span><text:span text:style-name="T1640"><text:tab/><text:tab/><text:tab/><text:tab/><text:tab/>[[nodiscard]] constexpr option&lt;</text:span><text:span text:style-name="T1806">c</text:span><text:span text:style-name="T1640">ref_t&gt; nth(size_t idx)</text:span><text:span text:style-name="T1806">const </text:span><text:span text:style-name="T1640">noexcept</text:span></text:p>
      <text:p text:style-name="P908"><text:span text:style-name="T1640"><text:tab/><text:tab/><text:tab/>[[nodiscard]] constexpr option&lt;</text:span><text:span text:style-name="T1806">c</text:span><text:span text:style-name="T1640">ref_t&gt; </text:span><text:span text:style-name="T1806">c</text:span><text:span text:style-name="T1640">nth(size_t idx)</text:span><text:span text:style-name="T1806">const </text:span><text:span text:style-name="T1640">noexcept</text:span></text:p>
      <text:p text:style-name="P908"><text:span text:style-name="T796"/></text:p>
      <text:p text:style-name="P740"><text:tab/><text:tab/><text:tab/><text:tab/><text:span text:style-name="T884">Ritorna </text:span><text:span text:style-name="T895">l’elemento alla posizione </text:span><text:span text:style-name="T1805">idx</text:span><text:span text:style-name="T895">, il primo elemento ha posizione <text:tab/>zero</text:span><text:span text:style-name="T884"> </text:span></text:p>
      <text:p text:style-name="P1881"><text:span text:style-name="T884"/></text:p>
      <text:p text:style-name="P1881"><text:span text:style-name="T884"/></text:p>
      <text:p text:style-name="P911"><text:span text:style-name="T884"><text:tab/></text:span><text:span text:style-name="T1640"><text:tab/><text:tab/>[[nodiscard]] constexpr ref_t </text:span><text:span text:style-name="T1973">operator[]</text:span><text:span text:style-name="T1640">(size_t idx)noexcept</text:span><text:span text:style-name="T884"><text:tab/></text:span></text:p>
      <text:p text:style-name="P911"><text:span text:style-name="T884"><text:tab/></text:span><text:span text:style-name="T1640"><text:tab/><text:tab/>[[nodiscard]] constexpr ref_t </text:span><text:span text:style-name="T1994">at</text:span><text:span text:style-name="T1640">(size_t idx)noexcept</text:span><text:span text:style-name="T884"><text:tab/></text:span></text:p>
      <text:p text:style-name="P911"><text:span text:style-name="T1640"><text:tab/><text:tab/><text:tab/>[[nodiscard]] constexpr </text:span><text:span text:style-name="T1806">c</text:span><text:span text:style-name="T1640">ref_t </text:span><text:span text:style-name="T1973">operator[]</text:span><text:span text:style-name="T1640">(size_t idx)</text:span><text:span text:style-name="T1806">const </text:span><text:span text:style-name="T1640">noexcept</text:span></text:p>
      <text:p text:style-name="P911"><text:span text:style-name="T1640"><text:tab/><text:tab/><text:tab/>[[nodiscard]] constexpr </text:span><text:span text:style-name="T1806">c</text:span><text:span text:style-name="T1640">ref_t </text:span><text:span text:style-name="T1994">at</text:span><text:span text:style-name="T1640">(size_t idx)</text:span><text:span text:style-name="T1806">const </text:span><text:span text:style-name="T1640">noexcept</text:span></text:p>
      <text:p text:style-name="P911"/>
      <text:p text:style-name="P753"><text:tab/><text:tab/><text:tab/><text:tab/><text:span text:style-name="T884">Ritorna </text:span><text:span text:style-name="T895">l’elemento alla posizione </text:span><text:span text:style-name="T1805">idx</text:span><text:span text:style-name="T895">, il primo elemento ha posizione <text:tab/><text:tab/><text:tab/><text:tab/><text:tab/><text:tab/><text:tab/>zero</text:span><text:span text:style-name="T884"> </text:span></text:p>
      <text:p text:style-name="P1886"><text:tab/><text:tab/><text:tab/><text:span text:style-name="T1973">In caso di </text:span><text:span text:style-name="T742">i</text:span><text:span text:style-name="T747">dx</text:span><text:span text:style-name="T1973"> </text:span><text:span text:style-name="T1992">a valore non valido </text:span><text:span text:style-name="T1973">viene chiamata </text:span><text:span text:style-name="T742">PANIC()</text:span></text:p>
      <text:p text:style-name="P909"/>
      <text:p text:style-name="P909"/>
      <text:p text:style-name="P1264"><text:tab/><text:tab/></text:p>
      <text:p text:style-name="P1260"><text:tab/><text:tab/>[[nodiscard]] constexpr option&lt;ref_t&gt; front()noexcept</text:p>
      <text:p text:style-name="P1261"><text:tab/><text:tab/>[[nodiscard]] constexpr option&lt;<text:span text:style-name="T1807">c</text:span>ref_t&gt; front()<text:span text:style-name="T1807">const </text:span>noexcept</text:p>
      <text:p text:style-name="P1261"><text:tab/><text:tab/>[[nodiscard]] constexpr option&lt;<text:span text:style-name="T1807">c</text:span>ref_t&gt; <text:span text:style-name="T1807">c</text:span>front()<text:span text:style-name="T1807">const </text:span>noexcept</text:p>
      <text:p text:style-name="P1261"><text:tab/><text:tab/><text:tab/></text:p>
      <text:p text:style-name="P1261"><text:tab/><text:tab/><text:tab/><text:span text:style-name="T866">Ritorna </text:span><text:span text:style-name="T897">il primo </text:span><text:span text:style-name="T895">elemento</text:span></text:p>
      <text:p text:style-name="P1882"/>
      <text:p text:style-name="P1882"/>
      <text:p text:style-name="P1261"><text:tab/><text:tab/>[[nodiscard]] constexpr option&lt;ref_t&gt; <text:span text:style-name="T1807">back</text:span>()noexcept</text:p>
      <text:p text:style-name="P1261"><text:tab/><text:tab/>[[nodiscard]] constexpr option&lt;<text:span text:style-name="T1807">c</text:span>ref_t&gt; <text:span text:style-name="T1807">back</text:span>()<text:span text:style-name="T1807">const </text:span>noexcept</text:p>
      <text:p text:style-name="P1261"><text:tab/><text:tab/>[[nodiscard]] constexpr option&lt;<text:span text:style-name="T1807">c</text:span>ref_t&gt; <text:span text:style-name="T1807">cback</text:span>()<text:span text:style-name="T1807">const </text:span>noexcept</text:p>
      <text:p text:style-name="P1261"><text:tab/><text:tab/><text:tab/></text:p>
      <text:p text:style-name="P1261"><text:tab/><text:tab/><text:tab/><text:span text:style-name="T866">Ritorna </text:span><text:span text:style-name="T897">l’ ultimo </text:span><text:span text:style-name="T895">elemento</text:span><text:span text:style-name="T866"> </text:span></text:p>
      <text:p text:style-name="P1882"><text:soft-page-break/></text:p>
      <text:p text:style-name="P1261"/>
      <text:p text:style-name="P1261"><text:tab/><text:tab/>template &lt;typename A1&gt;</text:p>
      <text:p text:style-name="P1261"><text:tab/><text:tab/>[[nodiscard]] constexpr bool operator==(const base_vector&lt;value_t,A1&gt;&amp; v)const <text:tab/><text:tab/><text:tab/>noexcept</text:p>
      <text:p text:style-name="P1261"><text:tab/><text:tab/>requires (concepts::nothrow_equality_comparable&lt;value_t&gt;)</text:p>
      <text:p text:style-name="P1261"/>
      <text:p text:style-name="P1261"><text:tab/><text:tab/><text:tab/><text:span text:style-name="T897">Ritorna il confronto per uguaglianza </text:span><text:span text:style-name="T900">degli elementi</text:span></text:p>
      <text:p text:style-name="P1882"/>
      <text:p text:style-name="P1882"/>
      <text:p text:style-name="P1882"/>
      <text:p text:style-name="P1882"/>
      <text:p text:style-name="P1882"/>
      <text:p text:style-name="P1882"/>
      <text:p text:style-name="P1882"/>
      <text:p text:style-name="P1882"/>
      <text:p text:style-name="P1882"/>
      <text:p text:style-name="P1882"/>
      <text:p text:style-name="P1882"/>
      <text:p text:style-name="P1882"/>
      <text:p text:style-name="P1882"/>
      <text:p text:style-name="P1882"/>
      <text:p text:style-name="P1882"/>
      <text:p text:style-name="P1882"/>
      <text:p text:style-name="P1882"/>
      <text:p text:style-name="P1882"/>
      <text:p text:style-name="P1882"/>
      <text:p text:style-name="P1882"/>
      <text:p text:style-name="P1882"/>
      <text:p text:style-name="P1882"/>
      <text:p text:style-name="P1882"/>
      <text:p text:style-name="P1882"/>
      <text:p text:style-name="P1882"/>
      <text:p text:style-name="P1882"/>
      <text:p text:style-name="P1882"/>
      <text:p text:style-name="P1882"/>
      <text:p text:style-name="P1882"/>
      <text:p text:style-name="P1882"/>
      <text:p text:style-name="P1882"/>
      <text:p text:style-name="P1882"/>
      <text:p text:style-name="P1882"/>
      <text:p text:style-name="P1882"/>
      <text:p text:style-name="P1882"/>
      <text:p text:style-name="P1882"/>
      <text:p text:style-name="P1882"/>
      <text:p text:style-name="P1882"/>
      <text:p text:style-name="P1882"/>
      <text:p text:style-name="P1882"/>
      <text:p text:style-name="P1882"/>
      <text:p text:style-name="P1882"/>
      <text:p text:style-name="P1882"/>
      <text:p text:style-name="P1882"/>
      <text:p text:style-name="P1882"/>
      <text:p text:style-name="P1882"/>
      <text:p text:style-name="P1882"/>
      <text:p text:style-name="P1882"/>
      <text:p text:style-name="P1882"/>
      <text:p text:style-name="P1882"/>
      <text:p text:style-name="P1882"/>
      <text:p text:style-name="P1882"/>
      <text:p text:style-name="P1882"/>
      <text:p text:style-name="P1882"/>
      <text:p text:style-name="P1882"/>
      <text:p text:style-name="P1882"/>
      <text:h text:style-name="Heading_20_2" text:outline-level="2"><text:bookmark-start text:name="__RefHeading___Toc79669_833296016"/><text:soft-page-break/>Version<text:bookmark-end text:name="__RefHeading___Toc79669_833296016"/></text:h>
      <text:p text:style-name="P1526"/>
      <text:p text:style-name="P53"><text:tab/><text:span text:style-name="T298">Uso: </text:span></text:p>
      <text:p text:style-name="P53"><text:span text:style-name="T298"><text:tab/><text:tab/></text:span><text:span text:style-name="T326">memorizzare la versione della libreria</text:span></text:p>
      <text:p text:style-name="P480"><text:span text:style-name="T76"/></text:p>
      <text:p text:style-name="P480"><text:span text:style-name="T18"><text:tab/></text:span><text:span text:style-name="T87">Testata: </text:span></text:p>
      <text:p text:style-name="P326"><text:tab/><text:tab/><text:span text:style-name="T523">iron/</text:span><text:span text:style-name="T620">ve</text:span><text:span text:style-name="T750">rsion</text:span><text:span text:style-name="T572">.h</text:span></text:p>
      <text:p text:style-name="P480"><text:span text:style-name="T87"/></text:p>
      <text:p text:style-name="P1526"/>
      <text:p text:style-name="P1526"><text:tab/><text:span text:style-name="T1006">Macro</text:span><text:span text:style-name="T902">:<text:tab/><text:tab/></text:span> </text:p>
      <text:p text:style-name="P1526"><text:tab/><text:tab/><text:span text:style-name="T1584">IRON_VERSION &lt;major&gt;,&lt;minor&gt;,&lt;patch_release&gt;</text:span></text:p>
      <text:p text:style-name="P1526"><text:span text:style-name="T1584"/></text:p>
      <text:p text:style-name="P1526"><text:span text:style-name="T1584"/></text:p>
      <text:p text:style-name="P1526"><text:span text:style-name="T158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8T08:11:39.721855142</meta:creation-date>
    <dc:date>2026-03-24T08:56:08.001629464</dc:date>
    <meta:editing-duration>P5DT1H18M20S</meta:editing-duration>
    <meta:editing-cycles>685</meta:editing-cycles>
    <meta:generator>LibreOffice/24.2.7.2$Linux_X86_64 LibreOffice_project/420$Build-2</meta:generator>
    <meta:print-date>2026-03-23T14:15:50.923571442</meta:print-date>
    <meta:printed-by>File PDF</meta:printed-by>
    <meta:document-statistic meta:table-count="0" meta:image-count="0" meta:object-count="0" meta:page-count="162" meta:paragraph-count="6440" meta:word-count="28117" meta:character-count="261774" meta:non-whitespace-character-count="220418"/>
  </office:meta>
</office:document-meta>
</file>